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2000008A0000215A000018F2023874CE05AE721F.wmf" manifest:media-type="image/x-wmf"/>
  <manifest:file-entry manifest:full-path="Pictures/2000008A000022DE000018F23F6CEA1BA1633CAD.wmf" manifest:media-type="image/x-wmf"/>
  <manifest:file-entry manifest:full-path="Pictures/2000008A0000230100001915B787C4D9D39E75F9.wmf" manifest:media-type="image/x-wmf"/>
  <manifest:file-entry manifest:full-path="Pictures/2000008A00001F8F000019157E5242E0EED84165.wmf" manifest:media-type="image/x-wmf"/>
  <manifest:file-entry manifest:full-path="Pictures/200000A60000230100001E2E7E44FA1E723CC581.wmf" manifest:media-type="image/x-wmf"/>
  <manifest:file-entry manifest:full-path="Pictures/2000008A000022DE00001915B95006302399FE28.wmf" manifest:media-type="image/x-wmf"/>
  <manifest:file-entry manifest:full-path="Pictures/200000A60000248500001D3765CAEB15BA6A7A2F.wmf" manifest:media-type="image/x-wmf"/>
  <manifest:file-entry manifest:full-path="Pictures/200000A60000248500001D376C430F6A1E25C544.wmf" manifest:media-type="image/x-wmf"/>
  <manifest:file-entry manifest:full-path="Pictures/200000A60000248500001D37B18C4AA2EB10B23F.wmf" manifest:media-type="image/x-wmf"/>
  <manifest:file-entry manifest:full-path="Pictures/200000A60000262C00001D3737DF5A9634EA2A3B.wmf" manifest:media-type="image/x-wmf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7pt"/>
    </style:style>
    <style:style style:name="co2" style:family="table-column">
      <style:table-column-properties fo:break-before="auto" style:column-width="72.96pt"/>
    </style:style>
    <style:style style:name="co3" style:family="table-column">
      <style:table-column-properties fo:break-before="auto" style:column-width="47.54pt"/>
    </style:style>
    <style:style style:name="co4" style:family="table-column">
      <style:table-column-properties fo:break-before="auto" style:column-width="58.65pt"/>
    </style:style>
    <style:style style:name="co5" style:family="table-column">
      <style:table-column-properties fo:break-before="auto" style:column-width="42.01pt"/>
    </style:style>
    <style:style style:name="co6" style:family="table-column">
      <style:table-column-properties fo:break-before="auto" style:column-width="38.04pt"/>
    </style:style>
    <style:style style:name="co7" style:family="table-column">
      <style:table-column-properties fo:break-before="auto" style:column-width="9.5pt"/>
    </style:style>
    <style:style style:name="co8" style:family="table-column">
      <style:table-column-properties fo:break-before="auto" style:column-width="13.44pt"/>
    </style:style>
    <style:style style:name="co9" style:family="table-column">
      <style:table-column-properties fo:break-before="auto" style:column-width="48.36pt"/>
    </style:style>
    <style:style style:name="co10" style:family="table-column">
      <style:table-column-properties fo:break-before="auto" style:column-width="73.76pt"/>
    </style:style>
    <style:style style:name="co11" style:family="table-column">
      <style:table-column-properties fo:break-before="auto" style:column-width="44.39pt"/>
    </style:style>
    <style:style style:name="co12" style:family="table-column">
      <style:table-column-properties fo:break-before="auto" style:column-width="12.7pt"/>
    </style:style>
    <style:style style:name="co13" style:family="table-column">
      <style:table-column-properties fo:break-before="auto" style:column-width="70.55pt"/>
    </style:style>
    <style:style style:name="co14" style:family="table-column">
      <style:table-column-properties fo:break-before="auto" style:column-width="46.01pt"/>
    </style:style>
    <style:style style:name="co15" style:family="table-column">
      <style:table-column-properties fo:break-before="auto" style:column-width="50.29pt"/>
    </style:style>
    <style:style style:name="co16" style:family="table-column">
      <style:table-column-properties fo:break-before="auto" style:column-width="68.94pt"/>
    </style:style>
    <style:style style:name="co17" style:family="table-column">
      <style:table-column-properties fo:break-before="auto" style:column-width="50.74pt"/>
    </style:style>
    <style:style style:name="co18" style:family="table-column">
      <style:table-column-properties fo:break-before="auto" style:column-width="100.69pt"/>
    </style:style>
    <style:style style:name="co19" style:family="table-column">
      <style:table-column-properties fo:break-before="auto" style:column-width="104.66pt"/>
    </style:style>
    <style:style style:name="co20" style:family="table-column">
      <style:table-column-properties fo:break-before="auto" style:column-width="194.51pt"/>
    </style:style>
    <style:style style:name="co21" style:family="table-column">
      <style:table-column-properties fo:break-before="auto" style:column-width="19.25pt"/>
    </style:style>
    <style:style style:name="co22" style:family="table-column">
      <style:table-column-properties fo:break-before="auto" style:column-width="112.59pt"/>
    </style:style>
    <style:style style:name="co23" style:family="table-column">
      <style:table-column-properties fo:break-before="auto" style:column-width="71.35pt"/>
    </style:style>
    <style:style style:name="co24" style:family="table-column">
      <style:table-column-properties fo:break-before="auto" style:column-width="65pt"/>
    </style:style>
    <style:style style:name="co25" style:family="table-column">
      <style:table-column-properties fo:break-before="auto" style:column-width="79.31pt"/>
    </style:style>
    <style:style style:name="co26" style:family="table-column">
      <style:table-column-properties fo:break-before="auto" style:column-width="69.76pt"/>
    </style:style>
    <style:style style:name="co27" style:family="table-column">
      <style:table-column-properties fo:break-before="auto" style:column-width="76.9pt"/>
    </style:style>
    <style:style style:name="co28" style:family="table-column">
      <style:table-column-properties fo:break-before="auto" style:column-width="64.01pt"/>
    </style:style>
    <style:style style:name="ro1" style:family="table-row">
      <style:table-row-properties style:row-height="25.51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25.51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51pt" fo:break-before="auto" style:use-optimal-row-height="false"/>
    </style:style>
    <style:style style:name="ro6" style:family="table-row">
      <style:table-row-properties style:row-height="38.24pt" fo:break-before="auto" style:use-optimal-row-height="false"/>
    </style:style>
    <style:style style:name="ro7" style:family="table-row">
      <style:table-row-properties style:row-height="12.81pt" fo:break-before="auto" style:use-optimal-row-height="false"/>
    </style:style>
    <style:style style:name="ro8" style:family="table-row">
      <style:table-row-properties style:row-height="14.66pt" fo:break-before="auto" style:use-optimal-row-height="false"/>
    </style:style>
    <style:style style:name="ta1" style:family="table" style:master-page-name="PageStyle_5f_Type_20_K_20_TC_20_Fit">
      <style:table-properties table:display="true" style:writing-mode="lr-tb"/>
    </style:style>
    <style:style style:name="ta2" style:family="table" style:master-page-name="PageStyle_5f_US_20_Sensor_20_Thermistor_20_Fit">
      <style:table-properties table:display="true" style:writing-mode="lr-tb"/>
    </style:style>
    <style:style style:name="ta3" style:family="table" style:master-page-name="PageStyle_5f_Murata_20_NCPxxXH103xx_20_Thermistor">
      <style:table-properties table:display="true" style:writing-mode="lr-tb"/>
    </style:style>
    <style:style style:name="ta4" style:family="table" style:master-page-name="PageStyle_5f_Cold_20_Junction_20_Fit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37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 style:data-style-name="N137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10.01pt" style:writing-mode="page"/>
    </style:style>
    <style:style style:name="ce8" style:family="table-cell" style:parent-style-name="Default" style:data-style-name="N137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10.01pt" style:writing-mode="page"/>
    </style:style>
    <style:style style:name="ce9" style:family="table-cell" style:parent-style-name="Default" style:data-style-name="N137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10.01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37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137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2">
      <style:table-cell-properties fo:padding="2.01pt"/>
    </style:style>
    <style:style style:name="ce1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14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212121" style:direction="ltr" fo:padding="2.01pt" fo:border-right="none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212121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2">
      <style:table-cell-properties fo:border-bottom="none" style:diagonal-bl-tr="none" style:diagonal-tl-br="none" fo:border-left="0.74pt solid #212121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wrap" fo:border-left="0.74pt solid #212121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137">
      <style:table-cell-properties fo:padding="2.01pt"/>
    </style:style>
    <style:style style:name="ce19" style:family="table-cell" style:parent-style-name="Default" style:data-style-name="N140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2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14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25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137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137">
      <style:table-cell-properties style:diagonal-bl-tr="none" style:diagonal-tl-br="none" fo:border="none" fo:padding="2.01pt" style:rotation-align="none"/>
    </style:style>
    <style:style style:name="ce28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212121" style:direction="ltr" fo:padding="2.01pt" fo:border-right="0.74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137">
      <style:table-cell-properties fo:border-bottom="none" style:diagonal-bl-tr="none" style:diagonal-tl-br="none" fo:border-left="0.74pt solid #212121" fo:padding="2.01pt" fo:border-right="0.74pt solid #212121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137">
      <style:table-cell-properties style:glyph-orientation-vertical="0" fo:border-bottom="none" style:diagonal-bl-tr="none" style:diagonal-tl-br="none" style:text-align-source="fix" style:repeat-content="false" fo:wrap-option="wrap" fo:border-left="0.74pt solid #212121" style:direction="ltr" fo:padding="2.01pt" fo:border-right="0.74pt solid #212121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3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137">
      <style:table-cell-properties style:glyph-orientation-vertical="0" fo:border-bottom="none" style:diagonal-bl-tr="none" style:diagonal-tl-br="none" style:text-align-source="fix" style:repeat-content="false" fo:wrap-option="no-wrap" fo:border-left="0.74pt solid #212121" style:direction="ltr" fo:padding="2.01pt" fo:border-right="0.74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137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36" style:family="table-cell" style:parent-style-name="Default" style:data-style-name="N139">
      <style:table-cell-properties fo:padding="2.01pt"/>
    </style:style>
    <style:style style:name="ce37" style:family="table-cell" style:parent-style-name="Default" style:data-style-name="N139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139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13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212121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138">
      <style:table-cell-properties fo:padding="2.01pt"/>
    </style:style>
    <style:style style:name="ce41" style:family="table-cell" style:parent-style-name="Default" style:data-style-name="N13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212121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137">
      <style:table-cell-properties fo:border-bottom="none" style:diagonal-bl-tr="none" style:diagonal-tl-br="none" fo:border-left="none" fo:padding="2.01pt" fo:border-right="0.74pt solid #212121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37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212121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50" style:family="table-cell" style:parent-style-name="Default" style:data-style-name="N137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137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 style:data-style-name="N138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 style:data-style-name="N138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137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5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 style:data-style-name="N137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59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60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3.69pt" fo:padding-bottom="3.69pt" fo:padding-left="7.09pt" fo:padding-right="7.09pt" fo:wrap-option="wrap" draw:shadow-color="#808080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8.16pt" fo:min-width="87.08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3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8.16pt" fo:min-width="87.36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4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88pt" fo:min-width="115.51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5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4.07pt" fo:min-width="138.9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style:font-style-complex="norm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name="Symbol"/>
    </style:style>
    <style:style style:name="T3" style:family="text">
      <style:text-properties style:font-style-complex="norm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name="Arial"/>
    </style:style>
    <style:style style:name="T4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name="Symbol"/>
    </style:style>
    <style:style style:name="T5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Type K TC Fi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8"/>
        <table:table-column table:style-name="co1" table:default-cell-style-name="ce8"/>
        <table:table-column table:style-name="co4" table:default-cell-style-name="ce12"/>
        <table:table-column table:style-name="co5" table:default-cell-style-name="ce18"/>
        <table:table-column table:style-name="co6" table:default-cell-style-name="ce18"/>
        <table:table-column table:style-name="co7" table:default-cell-style-name="ce27"/>
        <table:table-column table:style-name="co4" table:default-cell-style-name="ce18"/>
        <table:table-column table:style-name="co6" table:number-columns-repeated="2" table:default-cell-style-name="ce18"/>
        <table:table-column table:style-name="co8" table:default-cell-style-name="ce27"/>
        <table:table-column table:style-name="co9" table:default-cell-style-name="ce18"/>
        <table:table-column table:style-name="co3" table:default-cell-style-name="ce36"/>
        <table:table-column table:style-name="co10" table:default-cell-style-name="ce18"/>
        <table:table-column table:style-name="co11" table:default-cell-style-name="ce18"/>
        <table:table-column table:style-name="co12" table:default-cell-style-name="ce27"/>
        <table:table-column table:style-name="co2" table:default-cell-style-name="ce18"/>
        <table:table-column table:style-name="co9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number-columns-repeated="1003" table:default-cell-style-name="Default"/>
        <table:table-row table:style-name="ro1">
          <table:table-cell table:number-columns-repeated="2"/>
          <table:table-cell table:style-name="ce6" office:value-type="string" calcext:value-type="string">
            <text:p>Type K Thermocouple voltage as a function of temperature and model equations to fit the data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1 microvolt of noise corresponds to a temperature error of .025 <text:span text:style-name="T4">°</text:span><text:span text:style-name="T5">C </text:span></text:p>
          </table:table-cell>
          <table:table-cell table:style-name="ce7"/>
          <table:table-cell table:number-columns-repeated="1020"/>
        </table:table-row>
        <table:table-row table:style-name="ro2">
          <table:table-cell table:number-columns-repeated="2"/>
          <table:table-cell table:style-name="ce7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7" table:number-columns-repeated="2"/>
          <table:table-cell table:style-name="ce13" office:value-type="string" calcext:value-type="string">
            <text:p>m1=</text:p>
          </table:table-cell>
          <table:table-cell table:style-name="ce19" office:value-type="float" office:value="25.379" calcext:value-type="float" table:number-columns-spanned="2" table:number-rows-spanned="1">
            <text:p>2.5379E+01</text:p>
          </table:table-cell>
          <table:covered-table-cell table:style-name="ce24"/>
          <table:table-cell/>
          <table:table-cell table:style-name="ce13" office:value-type="string" calcext:value-type="string">
            <text:p>m1=</text:p>
          </table:table-cell>
          <table:table-cell table:style-name="ce19" office:value-type="float" office:value="25.345" calcext:value-type="float" table:number-columns-spanned="2" table:number-rows-spanned="1">
            <text:p>2.5345E+01</text:p>
          </table:table-cell>
          <table:covered-table-cell table:style-name="ce24"/>
          <table:table-cell/>
          <table:table-cell table:style-name="ce35" office:value-type="string" calcext:value-type="string">
            <text:p>m1=</text:p>
          </table:table-cell>
          <table:table-cell table:style-name="ce19" office:value-type="float" office:value="0.03942" calcext:value-type="float" table:number-columns-spanned="2" table:number-rows-spanned="1">
            <text:p>3.9420E-02</text:p>
          </table:table-cell>
          <table:covered-table-cell table:style-name="ce24"/>
          <table:table-cell table:number-columns-repeated="2"/>
          <table:table-cell table:style-name="ce35" office:value-type="string" calcext:value-type="string">
            <text:p>m1=</text:p>
          </table:table-cell>
          <table:table-cell table:style-name="ce19" office:value-type="float" office:value="0.039466" calcext:value-type="float" table:number-columns-spanned="2" table:number-rows-spanned="1">
            <text:p>3.9466E-02</text:p>
          </table:table-cell>
          <table:covered-table-cell table:style-name="ce24"/>
          <table:table-cell table:number-columns-repeated="1004"/>
        </table:table-row>
        <table:table-row table:style-name="ro2">
          <table:table-cell table:number-columns-repeated="2"/>
          <table:table-cell table:style-name="ce7" table:number-columns-repeated="2"/>
          <table:table-cell table:style-name="ce13" office:value-type="string" calcext:value-type="string">
            <text:p>m2=</text:p>
          </table:table-cell>
          <table:table-cell table:style-name="ce19" office:value-type="float" office:value="-1.5491" calcext:value-type="float" table:number-columns-spanned="2" table:number-rows-spanned="1">
            <text:p>-1.5491E+00</text:p>
          </table:table-cell>
          <table:covered-table-cell table:style-name="ce24"/>
          <table:table-cell/>
          <table:table-cell table:style-name="ce13" office:value-type="string" calcext:value-type="string">
            <text:p>m2=</text:p>
          </table:table-cell>
          <table:table-cell table:style-name="ce19" office:value-type="float" office:value="14.74" calcext:value-type="float" table:number-columns-spanned="2" table:number-rows-spanned="1">
            <text:p>1.4740E+01</text:p>
          </table:table-cell>
          <table:covered-table-cell table:style-name="ce24"/>
          <table:table-cell/>
          <table:table-cell table:style-name="ce35" office:value-type="string" calcext:value-type="string">
            <text:p>m2=</text:p>
          </table:table-cell>
          <table:table-cell table:style-name="ce19" office:value-type="float" office:value="-0.000091206" calcext:value-type="float" table:number-columns-spanned="2" table:number-rows-spanned="1">
            <text:p>-9.1206E-05</text:p>
          </table:table-cell>
          <table:covered-table-cell table:style-name="ce24"/>
          <table:table-cell table:number-columns-repeated="2"/>
          <table:table-cell table:style-name="ce35" office:value-type="string" calcext:value-type="string">
            <text:p>m2=</text:p>
          </table:table-cell>
          <table:table-cell table:style-name="ce19" office:value-type="float" office:value="-0.0021672" calcext:value-type="float" table:number-columns-spanned="2" table:number-rows-spanned="1">
            <text:p>-2.1672E-03</text:p>
          </table:table-cell>
          <table:covered-table-cell table:style-name="ce24"/>
          <table:table-cell table:number-columns-repeated="1004"/>
        </table:table-row>
        <table:table-row table:style-name="ro2">
          <table:table-cell table:number-columns-repeated="2"/>
          <table:table-cell table:style-name="ce7" table:number-columns-repeated="2"/>
          <table:table-cell table:style-name="ce13" office:value-type="string" calcext:value-type="string">
            <text:p>m3=</text:p>
          </table:table-cell>
          <table:table-cell table:style-name="ce19" office:value-type="float" office:value="-0.14079" calcext:value-type="float" table:number-columns-spanned="2" table:number-rows-spanned="1">
            <text:p>-1.4079E-01</text:p>
          </table:table-cell>
          <table:covered-table-cell table:style-name="ce24"/>
          <table:table-cell/>
          <table:table-cell table:style-name="ce13" office:value-type="string" calcext:value-type="string">
            <text:p>m3=</text:p>
          </table:table-cell>
          <table:table-cell table:style-name="ce19" office:value-type="float" office:value="-0.58703" calcext:value-type="float" table:number-columns-spanned="2" table:number-rows-spanned="1">
            <text:p>-5.8703E-01</text:p>
          </table:table-cell>
          <table:covered-table-cell table:style-name="ce24"/>
          <table:table-cell/>
          <table:table-cell table:style-name="ce35" office:value-type="string" calcext:value-type="string">
            <text:p>m3=</text:p>
          </table:table-cell>
          <table:table-cell table:style-name="ce19" office:value-type="float" office:value="-0.00000038258" calcext:value-type="float" table:number-columns-spanned="2" table:number-rows-spanned="1">
            <text:p>-3.8258E-07</text:p>
          </table:table-cell>
          <table:covered-table-cell table:style-name="ce24"/>
          <table:table-cell table:number-columns-repeated="2"/>
          <table:table-cell table:style-name="ce35" office:value-type="string" calcext:value-type="string">
            <text:p>m3=</text:p>
          </table:table-cell>
          <table:table-cell table:style-name="ce19" office:value-type="float" office:value="0.000046164" calcext:value-type="float" table:number-columns-spanned="2" table:number-rows-spanned="1">
            <text:p>4.6164E-05</text:p>
          </table:table-cell>
          <table:covered-table-cell table:style-name="ce24"/>
          <table:table-cell table:number-columns-repeated="1004"/>
        </table:table-row>
        <table:table-row table:style-name="ro2">
          <table:table-cell table:number-columns-repeated="2"/>
          <table:table-cell table:style-name="ce7" table:number-columns-repeated="2"/>
          <table:table-cell table:style-name="ce13" office:value-type="string" calcext:value-type="string">
            <text:p>m4=</text:p>
          </table:table-cell>
          <table:table-cell table:style-name="ce19" office:value-type="float" office:value="0.051603" calcext:value-type="float" table:number-columns-spanned="2" table:number-rows-spanned="1">
            <text:p>5.1603E-02</text:p>
          </table:table-cell>
          <table:covered-table-cell table:style-name="ce24"/>
          <table:table-cell/>
          <table:table-cell table:style-name="ce13" office:value-type="string" calcext:value-type="string">
            <text:p>m4=</text:p>
          </table:table-cell>
          <table:table-cell table:style-name="ce19" office:value-type="float" office:value="0.16176" calcext:value-type="float" table:number-columns-spanned="2" table:number-rows-spanned="1">
            <text:p>1.6176E-01</text:p>
          </table:table-cell>
          <table:covered-table-cell table:style-name="ce24"/>
          <table:table-cell/>
          <table:table-cell table:style-name="ce35" office:value-type="string" calcext:value-type="string">
            <text:p>m4=</text:p>
          </table:table-cell>
          <table:table-cell table:style-name="ce19" office:value-type="float" office:value="0.0000000054278" calcext:value-type="float" table:number-columns-spanned="2" table:number-rows-spanned="1">
            <text:p>5.4278E-09</text:p>
          </table:table-cell>
          <table:covered-table-cell table:style-name="ce24"/>
          <table:table-cell table:number-columns-repeated="2"/>
          <table:table-cell table:style-name="ce35" office:value-type="string" calcext:value-type="string">
            <text:p>m4=</text:p>
          </table:table-cell>
          <table:table-cell table:style-name="ce19" office:value-type="float" office:value="0.00000043646" calcext:value-type="float" table:number-columns-spanned="2" table:number-rows-spanned="1">
            <text:p>4.3646E-07</text:p>
          </table:table-cell>
          <table:covered-table-cell table:style-name="ce24"/>
          <table:table-cell table:number-columns-repeated="1004"/>
        </table:table-row>
        <table:table-row table:style-name="ro2">
          <table:table-cell table:number-columns-repeated="2"/>
          <table:table-cell table:style-name="ce7" table:number-columns-repeated="2"/>
          <table:table-cell table:style-name="ce13" office:value-type="string" calcext:value-type="string">
            <text:p>m5=</text:p>
          </table:table-cell>
          <table:table-cell table:style-name="ce19" office:value-type="float" office:value="-0.044242" calcext:value-type="float" table:number-columns-spanned="2" table:number-rows-spanned="1">
            <text:p>-4.4242E-02</text:p>
          </table:table-cell>
          <table:covered-table-cell table:style-name="ce24"/>
          <table:table-cell/>
          <table:table-cell table:style-name="ce13" office:value-type="string" calcext:value-type="string">
            <text:p>m5=</text:p>
          </table:table-cell>
          <table:table-cell table:style-name="ce19" office:value-type="float" office:value="0.59736" calcext:value-type="float" table:number-columns-spanned="2" table:number-rows-spanned="1">
            <text:p>5.9736E-01</text:p>
          </table:table-cell>
          <table:covered-table-cell table:style-name="ce24"/>
          <table:table-cell/>
          <table:table-cell table:style-name="ce35" office:value-type="string" calcext:value-type="string">
            <text:p>m5=</text:p>
          </table:table-cell>
          <table:table-cell table:style-name="ce19" office:value-type="float" office:value="-0.002971" calcext:value-type="float" table:number-columns-spanned="2" table:number-rows-spanned="1">
            <text:p>-2.9710E-03</text:p>
          </table:table-cell>
          <table:covered-table-cell table:style-name="ce24"/>
          <table:table-cell table:number-columns-repeated="2"/>
          <table:table-cell table:style-name="ce35" office:value-type="string" calcext:value-type="string">
            <text:p>m5=</text:p>
          </table:table-cell>
          <table:table-cell table:style-name="ce19" office:value-type="float" office:value="-0.055543" calcext:value-type="float" table:number-columns-spanned="2" table:number-rows-spanned="1">
            <text:p>-5.5543E-02</text:p>
          </table:table-cell>
          <table:covered-table-cell table:style-name="ce24"/>
          <table:table-cell table:number-columns-repeated="1004"/>
        </table:table-row>
        <table:table-row table:style-name="ro2">
          <table:table-cell table:number-columns-repeated="4"/>
          <table:table-cell table:style-name="ce13" office:value-type="string" calcext:value-type="string">
            <text:p>m6=</text:p>
          </table:table-cell>
          <table:table-cell table:style-name="ce19" office:value-type="float" office:value="-0.0085332" calcext:value-type="float" table:number-columns-spanned="2" table:number-rows-spanned="1">
            <text:p>-8.5332E-03</text:p>
          </table:table-cell>
          <table:covered-table-cell table:style-name="ce24"/>
          <table:table-cell/>
          <table:table-cell table:style-name="ce13" office:value-type="string" calcext:value-type="string">
            <text:p>m6=</text:p>
          </table:table-cell>
          <table:table-cell table:style-name="ce19" office:value-type="float" office:value="-0.01616" calcext:value-type="float" table:number-columns-spanned="2" table:number-rows-spanned="1">
            <text:p>-1.6160E-02</text:p>
          </table:table-cell>
          <table:covered-table-cell table:style-name="ce24"/>
          <table:table-cell/>
          <table:table-cell table:style-name="ce35" office:value-type="string" calcext:value-type="string">
            <text:p>m6=</text:p>
          </table:table-cell>
          <table:table-cell table:style-name="ce19" office:value-type="float" office:value="-0.0000049691" calcext:value-type="float" table:number-columns-spanned="2" table:number-rows-spanned="1">
            <text:p>-4.9691E-06</text:p>
          </table:table-cell>
          <table:covered-table-cell table:style-name="ce24"/>
          <table:table-cell table:number-columns-repeated="2"/>
          <table:table-cell table:style-name="ce35" office:value-type="string" calcext:value-type="string">
            <text:p>m6=</text:p>
          </table:table-cell>
          <table:table-cell table:style-name="ce19" office:value-type="float" office:value="0.0012098" calcext:value-type="float" table:number-columns-spanned="2" table:number-rows-spanned="1">
            <text:p>1.2098E-03</text:p>
          </table:table-cell>
          <table:covered-table-cell table:style-name="ce24"/>
          <table:table-cell table:number-columns-repeated="2"/>
          <table:table-cell table:style-name="ce1" office:value-type="string" calcext:value-type="string">
            <text:p>Data was taken from the NIST site: http://srdata.nist.gov/its90/main/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13" office:value-type="string" calcext:value-type="string">
            <text:p>m7=</text:p>
          </table:table-cell>
          <table:table-cell table:style-name="ce19" office:value-type="float" office:value="0.0022214" calcext:value-type="float" table:number-columns-spanned="2" table:number-rows-spanned="1">
            <text:p>2.2214E-03</text:p>
          </table:table-cell>
          <table:covered-table-cell table:style-name="ce24"/>
          <table:table-cell/>
          <table:table-cell table:style-name="ce13" office:value-type="string" calcext:value-type="string">
            <text:p>m7=</text:p>
          </table:table-cell>
          <table:table-cell table:style-name="ce19" office:value-type="float" office:value="0.0056377" calcext:value-type="float" table:number-columns-spanned="2" table:number-rows-spanned="1">
            <text:p>5.6377E-03</text:p>
          </table:table-cell>
          <table:covered-table-cell table:style-name="ce24"/>
          <table:table-cell/>
          <table:table-cell table:style-name="ce35" office:value-type="string" calcext:value-type="string">
            <text:p>m7=</text:p>
          </table:table-cell>
          <table:table-cell table:style-name="ce19" office:value-type="float" office:value="0.00000012556" calcext:value-type="float" table:number-columns-spanned="2" table:number-rows-spanned="1">
            <text:p>1.2556E-07</text:p>
          </table:table-cell>
          <table:covered-table-cell table:style-name="ce24"/>
          <table:table-cell table:number-columns-repeated="2"/>
          <table:table-cell table:style-name="ce35" office:value-type="string" calcext:value-type="string">
            <text:p>m7=</text:p>
          </table:table-cell>
          <table:table-cell table:style-name="ce19" office:value-type="float" office:value="0.000010007" calcext:value-type="float" table:number-columns-spanned="2" table:number-rows-spanned="1">
            <text:p>1.0007E-05</text:p>
          </table:table-cell>
          <table:covered-table-cell table:style-name="ce24"/>
          <table:table-cell table:number-columns-repeated="100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4"/>
          <table:table-cell table:style-name="ce14" office:value-type="string" calcext:value-type="string" table:number-columns-spanned="3" table:number-rows-spanned="1">
            <text:p>T from V, -50°C to 500<text:span text:style-name="T2">°</text:span><text:span text:style-name="T3">C</text:span></text:p>
          </table:table-cell>
          <table:covered-table-cell table:number-columns-repeated="2" table:style-name="ce20"/>
          <table:table-cell table:style-name="ce28"/>
          <table:table-cell table:style-name="ce31" office:value-type="string" calcext:value-type="string" table:number-columns-spanned="3" table:number-rows-spanned="1">
            <text:p>T from V, -20°C to 100°C</text:p>
          </table:table-cell>
          <table:covered-table-cell table:number-columns-repeated="2" table:style-name="ce31"/>
          <table:table-cell table:style-name="ce34"/>
          <table:table-cell table:style-name="ce31" office:value-type="string" calcext:value-type="string" table:number-columns-spanned="4" table:number-rows-spanned="1">
            <text:p>V from T, -50°C to 500°C</text:p>
          </table:table-cell>
          <table:covered-table-cell table:number-columns-repeated="3" table:style-name="ce31"/>
          <table:table-cell table:style-name="ce34"/>
          <table:table-cell table:style-name="ce39" office:value-type="string" calcext:value-type="string" table:number-columns-spanned="4" table:number-rows-spanned="1">
            <text:p>V from T, -20°C to +50°C</text:p>
          </table:table-cell>
          <table:covered-table-cell table:number-columns-repeated="2" table:style-name="ce31"/>
          <table:covered-table-cell table:style-name="ce39"/>
          <table:table-cell table:number-columns-repeated="1003"/>
        </table:table-row>
        <table:table-row table:style-name="ro2">
          <table:table-cell table:number-columns-repeated="4"/>
          <table:table-cell table:style-name="ce15"/>
          <table:table-cell table:style-name="ce21" office:value-type="string" calcext:value-type="string">
            <text:p>Max error = </text:p>
          </table:table-cell>
          <table:table-cell table:style-name="ce25" table:formula="of:=MAX([.F18:.F568])" office:value-type="float" office:value="0.034324966240888" calcext:value-type="float">
            <text:p>0.034</text:p>
          </table:table-cell>
          <table:table-cell table:style-name="ce28"/>
          <table:table-cell table:style-name="ce32"/>
          <table:table-cell table:style-name="ce21" office:value-type="string" calcext:value-type="string">
            <text:p>Max error = </text:p>
          </table:table-cell>
          <table:table-cell table:style-name="ce22" table:formula="of:=MAX([.J48:.J168])" office:value-type="float" office:value="0.0128616127695835" calcext:value-type="float">
            <text:p>0.013</text:p>
          </table:table-cell>
          <table:table-cell table:style-name="ce34"/>
          <table:table-cell table:style-name="ce32" table:number-columns-repeated="2"/>
          <table:table-cell table:style-name="ce21" office:value-type="string" calcext:value-type="string">
            <text:p>Max error = </text:p>
          </table:table-cell>
          <table:table-cell table:style-name="ce22" table:formula="of:=MAX([.O18:.O568])" office:value-type="float" office:value="0.0445392600740982" calcext:value-type="float">
            <text:p>0.045</text:p>
          </table:table-cell>
          <table:table-cell table:style-name="ce34"/>
          <table:table-cell table:style-name="ce32" table:number-columns-repeated="2"/>
          <table:table-cell table:style-name="ce21" office:value-type="string" calcext:value-type="string">
            <text:p>Max error = </text:p>
          </table:table-cell>
          <table:table-cell table:style-name="ce41" table:formula="of:=MAX([.T48:.T118])" office:value-type="float" office:value="0.014304344776223" calcext:value-type="float">
            <text:p>0.014</text:p>
          </table:table-cell>
          <table:table-cell table:number-columns-repeated="1003"/>
        </table:table-row>
        <table:table-row table:style-name="ro2">
          <table:table-cell table:number-columns-repeated="4"/>
          <table:table-cell table:style-name="ce15"/>
          <table:table-cell table:style-name="ce21" office:value-type="string" calcext:value-type="string">
            <text:p>Min error = </text:p>
          </table:table-cell>
          <table:table-cell table:style-name="ce25" table:formula="of:=MIN([.F18:.F568])" office:value-type="float" office:value="-0.048885654938374" calcext:value-type="float">
            <text:p>-0.049</text:p>
          </table:table-cell>
          <table:table-cell table:style-name="ce28"/>
          <table:table-cell table:style-name="ce32"/>
          <table:table-cell table:style-name="ce21" office:value-type="string" calcext:value-type="string">
            <text:p>Min error = </text:p>
          </table:table-cell>
          <table:table-cell table:style-name="ce22" table:formula="of:=MIN([.J48:.J168])" office:value-type="float" office:value="-0.0121560358783626" calcext:value-type="float">
            <text:p>-0.012</text:p>
          </table:table-cell>
          <table:table-cell table:style-name="ce34"/>
          <table:table-cell table:style-name="ce32" table:number-columns-repeated="2"/>
          <table:table-cell table:style-name="ce21" office:value-type="string" calcext:value-type="string">
            <text:p>Min error = </text:p>
          </table:table-cell>
          <table:table-cell table:style-name="ce22" table:formula="of:=MIN([.O18:.O568])" office:value-type="float" office:value="-0.0241738718736322" calcext:value-type="float">
            <text:p>-0.024</text:p>
          </table:table-cell>
          <table:table-cell table:style-name="ce34"/>
          <table:table-cell table:style-name="ce32" table:number-columns-repeated="2"/>
          <table:table-cell table:style-name="ce21" office:value-type="string" calcext:value-type="string">
            <text:p>Min error = </text:p>
          </table:table-cell>
          <table:table-cell table:style-name="ce41" table:formula="of:=MIN([.T48:.T118])" office:value-type="float" office:value="-0.0124529294605615" calcext:value-type="float">
            <text:p>-0.012</text:p>
          </table:table-cell>
          <table:table-cell table:number-columns-repeated="1003"/>
        </table:table-row>
        <table:table-row table:style-name="ro2">
          <table:table-cell table:style-name="ce2"/>
          <table:table-cell table:style-name="ce5"/>
          <table:table-cell table:style-name="ce9" table:number-columns-repeated="2"/>
          <table:table-cell table:style-name="ce16"/>
          <table:table-cell table:style-name="ce22" office:value-type="string" calcext:value-type="string">
            <text:p>Average error =</text:p>
          </table:table-cell>
          <table:table-cell table:style-name="ce26" table:formula="of:=AVERAGE([.G18:.G568])" office:value-type="float" office:value="0.014715641128783" calcext:value-type="float">
            <text:p>0.015</text:p>
          </table:table-cell>
          <table:table-cell table:style-name="ce29"/>
          <table:table-cell table:style-name="ce26"/>
          <table:table-cell table:style-name="ce22" office:value-type="string" calcext:value-type="string">
            <text:p>Average error =</text:p>
          </table:table-cell>
          <table:table-cell table:style-name="ce26" table:formula="of:=AVERAGE([.K48:.K168])" office:value-type="float" office:value="0.00562917122860456" calcext:value-type="float">
            <text:p>0.006</text:p>
          </table:table-cell>
          <table:table-cell table:style-name="ce29"/>
          <table:table-cell table:style-name="ce26"/>
          <table:table-cell table:style-name="ce37"/>
          <table:table-cell table:style-name="ce22" office:value-type="string" calcext:value-type="string">
            <text:p>Average error =</text:p>
          </table:table-cell>
          <table:table-cell table:style-name="ce26" table:formula="of:=AVERAGE([.P18:.P568])" office:value-type="float" office:value="0.0118184517716858" calcext:value-type="float">
            <text:p>0.012</text:p>
          </table:table-cell>
          <table:table-cell table:style-name="ce29"/>
          <table:table-cell table:style-name="ce26" table:number-columns-repeated="2"/>
          <table:table-cell table:style-name="ce22" office:value-type="string" calcext:value-type="string">
            <text:p>Average error =</text:p>
          </table:table-cell>
          <table:table-cell table:style-name="ce42" table:formula="of:=AVERAGE([.U48:.U118])" office:value-type="float" office:value="0.00557883173831889" calcext:value-type="float">
            <text:p>0.006</text:p>
          </table:table-cell>
          <table:table-cell table:style-name="ce2" table:number-columns-repeated="1003"/>
        </table:table-row>
        <table:table-row table:style-name="ro3">
          <table:table-cell table:style-name="ce3"/>
          <table:table-cell table:style-name="ce3" office:value-type="string" calcext:value-type="string">
            <text:p>Temperature (<text:span text:style-name="T2">°</text:span><text:span text:style-name="T3">C)</text:span></text:p>
          </table:table-cell>
          <table:table-cell table:style-name="ce10" office:value-type="string" calcext:value-type="string">
            <text:p>Voltage (mV)</text:p>
          </table:table-cell>
          <table:table-cell table:style-name="ce11"/>
          <table:table-cell table:style-name="ce17" office:value-type="string" calcext:value-type="string">
            <text:p>Tmodel</text:p>
          </table:table-cell>
          <table:table-cell table:style-name="ce23" office:value-type="string" calcext:value-type="string">
            <text:p>Error</text:p>
          </table:table-cell>
          <table:table-cell table:style-name="ce23" office:value-type="string" calcext:value-type="string">
            <text:p>Abs Error</text:p>
          </table:table-cell>
          <table:table-cell table:style-name="ce30"/>
          <table:table-cell table:style-name="ce33" office:value-type="string" calcext:value-type="string">
            <text:p>Tmodel</text:p>
          </table:table-cell>
          <table:table-cell table:style-name="ce23" office:value-type="string" calcext:value-type="string">
            <text:p>Error</text:p>
          </table:table-cell>
          <table:table-cell table:style-name="ce23" office:value-type="string" calcext:value-type="string">
            <text:p>Abs Error</text:p>
          </table:table-cell>
          <table:table-cell table:style-name="ce30"/>
          <table:table-cell table:style-name="ce23" office:value-type="string" calcext:value-type="string">
            <text:p>Vmodel</text:p>
          </table:table-cell>
          <table:table-cell table:style-name="ce38" office:value-type="string" calcext:value-type="string">
            <text:p>Error</text:p>
          </table:table-cell>
          <table:table-cell table:style-name="ce23" office:value-type="string" calcext:value-type="string">
            <text:p>Error as a Temperature</text:p>
          </table:table-cell>
          <table:table-cell table:style-name="ce23" office:value-type="string" calcext:value-type="string">
            <text:p>Abs Error</text:p>
          </table:table-cell>
          <table:table-cell table:style-name="ce30"/>
          <table:table-cell table:style-name="ce23" office:value-type="string" calcext:value-type="string">
            <text:p>Vmodel for T=-20 to +50</text:p>
          </table:table-cell>
          <table:table-cell table:style-name="ce23" office:value-type="string" calcext:value-type="string">
            <text:p>Error</text:p>
          </table:table-cell>
          <table:table-cell table:style-name="ce23" office:value-type="string" calcext:value-type="string">
            <text:p>Error as a Temperature</text:p>
          </table:table-cell>
          <table:table-cell table:style-name="ce43" office:value-type="string" calcext:value-type="string">
            <text:p>Abs Error</text:p>
          </table:table-cell>
          <table:table-cell table:style-name="ce3"/>
          <table:table-cell table:style-name="ce44" office:value-type="string" calcext:value-type="string">
            <text:p>The following fits were performed in kaleidagraph.</text:p>
          </table:table-cell>
          <table:table-cell table:style-name="ce3" table:number-columns-repeated="1001"/>
        </table:table-row>
        <table:table-row table:style-name="ro2">
          <table:table-cell/>
          <table:table-cell office:value-type="float" office:value="-50" calcext:value-type="float">
            <text:p>-50</text:p>
          </table:table-cell>
          <table:table-cell office:value-type="float" office:value="-1.889" calcext:value-type="float">
            <text:p>-1.889</text:p>
          </table:table-cell>
          <table:table-cell/>
          <table:table-cell table:formula="of:=[.$C18]*([.F$4]+[.$C18]*([.F$5]+[.$C18]*([.F$6]+[.$C18]*[.F$7])))/(1+[.$C18]*([.F$8]+[.$C18]*([.F$9]+[.$C18]*[.F$10])))" office:value-type="float" office:value="-49.9566864365055" calcext:value-type="float">
            <text:p>-49.96</text:p>
          </table:table-cell>
          <table:table-cell table:formula="of:=[.B18]-[.E18]" office:value-type="float" office:value="-0.0433135634944577" calcext:value-type="float">
            <text:p>-0.043</text:p>
          </table:table-cell>
          <table:table-cell table:formula="of:=ABS([.F18])" office:value-type="float" office:value="0.0433135634944577" calcext:value-type="float">
            <text:p>0.043</text:p>
          </table:table-cell>
          <table:table-cell/>
          <table:table-cell table:style-name="ce12" table:formula="of:=[.$C18]*([.J$4]+[.$C18]*([.J$5]+[.$C18]*([.J$6]+[.$C18]*[.J$7])))/(1+[.$C18]*([.J$8]+[.$C18]*([.J$9]+[.$C18]*[.J$10])))" office:value-type="float" office:value="-47.9159751656514" calcext:value-type="float">
            <text:p>-47.92</text:p>
          </table:table-cell>
          <table:table-cell table:formula="of:=[.B18]-[.I18]" office:value-type="float" office:value="-2.08402483434858" calcext:value-type="float">
            <text:p>-2.084</text:p>
          </table:table-cell>
          <table:table-cell table:formula="of:=ABS([.J18])" office:value-type="float" office:value="2.08402483434858" calcext:value-type="float">
            <text:p>2.084</text:p>
          </table:table-cell>
          <table:table-cell/>
          <table:table-cell table:formula="of:=[.$B18]*([.N$4]+[.$B18]*([.N$5]+[.$B18]*([.N$6]+[.$B18]*[.N$7])))/(1+[.$B18]*([.N$8]+[.$B18]*([.N$9]+[.$B18]*[.N$10])))" office:value-type="float" office:value="-1.8896892248505" calcext:value-type="float">
            <text:p>-1.890</text:p>
          </table:table-cell>
          <table:table-cell table:formula="of:=[.C18]-[.M18]" office:value-type="float" office:value="0.000689224850498826" calcext:value-type="float">
            <text:p>0.00069</text:p>
          </table:table-cell>
          <table:table-cell table:formula="of:=[.N18]*25.38" office:value-type="float" office:value="0.0174925267056602" calcext:value-type="float">
            <text:p>0.017</text:p>
          </table:table-cell>
          <table:table-cell table:formula="of:=ABS([.O18])" office:value-type="float" office:value="0.0174925267056602" calcext:value-type="float">
            <text:p>0.017</text:p>
          </table:table-cell>
          <table:table-cell/>
          <table:table-cell table:formula="of:=[.$B18]*([.S$4]+[.$B18]*([.S$5]+[.$B18]*([.S$6]+[.$B18]*[.S$7])))/(1+[.$B18]*([.S$8]+[.$B18]*([.S$9]+[.$B18]*[.S$10])))" office:value-type="float" office:value="-1.87972400250416" calcext:value-type="float">
            <text:p>-1.880</text:p>
          </table:table-cell>
          <table:table-cell table:style-name="ce40" table:formula="of:=[.C18]-[.R18]" office:value-type="float" office:value="-0.00927599749584496" calcext:value-type="float">
            <text:p>-0.0093</text:p>
          </table:table-cell>
          <table:table-cell table:formula="of:=[.S18]*25.38" office:value-type="float" office:value="-0.235424816444545" calcext:value-type="float">
            <text:p>-0.235</text:p>
          </table:table-cell>
          <table:table-cell table:formula="of:=ABS([.T18])" office:value-type="float" office:value="0.235424816444545" calcext:value-type="float">
            <text:p>0.235</text:p>
          </table:table-cell>
          <table:table-cell/>
          <table:table-cell table:style-name="ce2" office:value-type="string" calcext:value-type="string">
            <text:p>Compute T from V <text:s/>for T=-50 to +500:</text:p>
          </table:table-cell>
          <table:table-cell table:number-columns-repeated="1001"/>
        </table:table-row>
        <table:table-row table:style-name="ro2">
          <table:table-cell/>
          <table:table-cell office:value-type="float" office:value="-49" calcext:value-type="float">
            <text:p>-49</text:p>
          </table:table-cell>
          <table:table-cell office:value-type="float" office:value="-1.854" calcext:value-type="float">
            <text:p>-1.854</text:p>
          </table:table-cell>
          <table:table-cell/>
          <table:table-cell table:formula="of:=[.$C19]*([.F$4]+[.$C19]*([.F$5]+[.$C19]*([.F$6]+[.$C19]*[.F$7])))/(1+[.$C19]*([.F$8]+[.$C19]*([.F$9]+[.$C19]*[.F$10])))" office:value-type="float" office:value="-48.982846106302" calcext:value-type="float">
            <text:p>-48.98</text:p>
          </table:table-cell>
          <table:table-cell table:formula="of:=[.B19]-[.E19]" office:value-type="float" office:value="-0.0171538936979587" calcext:value-type="float">
            <text:p>-0.017</text:p>
          </table:table-cell>
          <table:table-cell table:formula="of:=ABS([.F19])" office:value-type="float" office:value="0.0171538936979587" calcext:value-type="float">
            <text:p>0.017</text:p>
          </table:table-cell>
          <table:table-cell/>
          <table:table-cell table:style-name="ce12" table:formula="of:=[.$C19]*([.J$4]+[.$C19]*([.J$5]+[.$C19]*([.J$6]+[.$C19]*[.J$7])))/(1+[.$C19]*([.J$8]+[.$C19]*([.J$9]+[.$C19]*[.J$10])))" office:value-type="float" office:value="-46.8822286925009" calcext:value-type="float">
            <text:p>-46.88</text:p>
          </table:table-cell>
          <table:table-cell table:formula="of:=[.B19]-[.I19]" office:value-type="float" office:value="-2.11777130749913" calcext:value-type="float">
            <text:p>-2.118</text:p>
          </table:table-cell>
          <table:table-cell table:formula="of:=ABS([.J19])" office:value-type="float" office:value="2.11777130749913" calcext:value-type="float">
            <text:p>2.118</text:p>
          </table:table-cell>
          <table:table-cell/>
          <table:table-cell table:formula="of:=[.$B19]*([.N$4]+[.$B19]*([.N$5]+[.$B19]*([.N$6]+[.$B19]*[.N$7])))/(1+[.$B19]*([.N$8]+[.$B19]*([.N$9]+[.$B19]*[.N$10])))" office:value-type="float" office:value="-1.85388275953077" calcext:value-type="float">
            <text:p>-1.854</text:p>
          </table:table-cell>
          <table:table-cell table:formula="of:=[.C19]-[.M19]" office:value-type="float" office:value="-0.000117240469228674" calcext:value-type="float">
            <text:p>-0.00012</text:p>
          </table:table-cell>
          <table:table-cell table:formula="of:=[.N19]*25.38" office:value-type="float" office:value="-0.00297556310902376" calcext:value-type="float">
            <text:p>-0.003</text:p>
          </table:table-cell>
          <table:table-cell table:formula="of:=ABS([.O19])" office:value-type="float" office:value="0.00297556310902376" calcext:value-type="float">
            <text:p>0.003</text:p>
          </table:table-cell>
          <table:table-cell/>
          <table:table-cell table:formula="of:=[.$B19]*([.S$4]+[.$B19]*([.S$5]+[.$B19]*([.S$6]+[.$B19]*[.S$7])))/(1+[.$B19]*([.S$8]+[.$B19]*([.S$9]+[.$B19]*[.S$10])))" office:value-type="float" office:value="-1.84479384972829" calcext:value-type="float">
            <text:p>-1.845</text:p>
          </table:table-cell>
          <table:table-cell table:style-name="ce40" table:formula="of:=[.C19]-[.R19]" office:value-type="float" office:value="-0.00920615027171312" calcext:value-type="float">
            <text:p>-0.0092</text:p>
          </table:table-cell>
          <table:table-cell table:formula="of:=[.S19]*25.38" office:value-type="float" office:value="-0.233652093896079" calcext:value-type="float">
            <text:p>-0.234</text:p>
          </table:table-cell>
          <table:table-cell table:formula="of:=ABS([.T19])" office:value-type="float" office:value="0.233652093896079" calcext:value-type="float">
            <text:p>0.234</text:p>
          </table:table-cell>
          <table:table-cell table:number-columns-repeated="2"/>
          <table:table-cell table:style-name="ce1" office:value-type="string" calcext:value-type="string">
            <text:p>(m1*m0+m2*m0*m0+m3*m0*m0*m0+m4*m0*m0*m0*m0)/(1+m5*m0+m6*m0*m0+m7*m0*m0*m0);</text:p>
          </table:table-cell>
          <table:table-cell table:number-columns-repeated="1000"/>
        </table:table-row>
        <table:table-row table:style-name="ro2">
          <table:table-cell/>
          <table:table-cell office:value-type="float" office:value="-48" calcext:value-type="float">
            <text:p>-48</text:p>
          </table:table-cell>
          <table:table-cell office:value-type="float" office:value="-1.818" calcext:value-type="float">
            <text:p>-1.818</text:p>
          </table:table-cell>
          <table:table-cell/>
          <table:table-cell table:formula="of:=[.$C20]*([.F$4]+[.$C20]*([.F$5]+[.$C20]*([.F$6]+[.$C20]*[.F$7])))/(1+[.$C20]*([.F$8]+[.$C20]*([.F$9]+[.$C20]*[.F$10])))" office:value-type="float" office:value="-47.9836705428709" calcext:value-type="float">
            <text:p>-47.98</text:p>
          </table:table-cell>
          <table:table-cell table:formula="of:=[.B20]-[.E20]" office:value-type="float" office:value="-0.016329457129082" calcext:value-type="float">
            <text:p>-0.016</text:p>
          </table:table-cell>
          <table:table-cell table:formula="of:=ABS([.F20])" office:value-type="float" office:value="0.016329457129082" calcext:value-type="float">
            <text:p>0.016</text:p>
          </table:table-cell>
          <table:table-cell/>
          <table:table-cell table:style-name="ce12" table:formula="of:=[.$C20]*([.J$4]+[.$C20]*([.J$5]+[.$C20]*([.J$6]+[.$C20]*[.J$7])))/(1+[.$C20]*([.J$8]+[.$C20]*([.J$9]+[.$C20]*[.J$10])))" office:value-type="float" office:value="-45.7891967944714" calcext:value-type="float">
            <text:p>-45.79</text:p>
          </table:table-cell>
          <table:table-cell table:formula="of:=[.B20]-[.I20]" office:value-type="float" office:value="-2.21080320552863" calcext:value-type="float">
            <text:p>-2.211</text:p>
          </table:table-cell>
          <table:table-cell table:formula="of:=ABS([.J20])" office:value-type="float" office:value="2.21080320552863" calcext:value-type="float">
            <text:p>2.211</text:p>
          </table:table-cell>
          <table:table-cell/>
          <table:table-cell table:formula="of:=[.$B20]*([.N$4]+[.$B20]*([.N$5]+[.$B20]*([.N$6]+[.$B20]*[.N$7])))/(1+[.$B20]*([.N$8]+[.$B20]*([.N$9]+[.$B20]*[.N$10])))" office:value-type="float" office:value="-1.81797540960912" calcext:value-type="float">
            <text:p>-1.818</text:p>
          </table:table-cell>
          <table:table-cell table:formula="of:=[.C20]-[.M20]" office:value-type="float" office:value="-0.000024590390884871" calcext:value-type="float">
            <text:p>-0.00002</text:p>
          </table:table-cell>
          <table:table-cell table:formula="of:=[.N20]*25.38" office:value-type="float" office:value="-0.000624104120658027" calcext:value-type="float">
            <text:p>-0.001</text:p>
          </table:table-cell>
          <table:table-cell table:formula="of:=ABS([.O20])" office:value-type="float" office:value="0.000624104120658027" calcext:value-type="float">
            <text:p>0.001</text:p>
          </table:table-cell>
          <table:table-cell/>
          <table:table-cell table:formula="of:=[.$B20]*([.S$4]+[.$B20]*([.S$5]+[.$B20]*([.S$6]+[.$B20]*[.S$7])))/(1+[.$B20]*([.S$8]+[.$B20]*([.S$9]+[.$B20]*[.S$10])))" office:value-type="float" office:value="-1.80970801870377" calcext:value-type="float">
            <text:p>-1.810</text:p>
          </table:table-cell>
          <table:table-cell table:style-name="ce40" table:formula="of:=[.C20]-[.R20]" office:value-type="float" office:value="-0.00829198129623232" calcext:value-type="float">
            <text:p>-0.0083</text:p>
          </table:table-cell>
          <table:table-cell table:formula="of:=[.S20]*25.38" office:value-type="float" office:value="-0.210450485298376" calcext:value-type="float">
            <text:p>-0.210</text:p>
          </table:table-cell>
          <table:table-cell table:formula="of:=ABS([.T20])" office:value-type="float" office:value="0.210450485298376" calcext:value-type="float">
            <text:p>0.21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-47" calcext:value-type="float">
            <text:p>-47</text:p>
          </table:table-cell>
          <table:table-cell office:value-type="float" office:value="-1.782" calcext:value-type="float">
            <text:p>-1.782</text:p>
          </table:table-cell>
          <table:table-cell/>
          <table:table-cell table:formula="of:=[.$C21]*([.F$4]+[.$C21]*([.F$5]+[.$C21]*([.F$6]+[.$C21]*[.F$7])))/(1+[.$C21]*([.F$8]+[.$C21]*([.F$9]+[.$C21]*[.F$10])))" office:value-type="float" office:value="-46.9869724631926" calcext:value-type="float">
            <text:p>-46.99</text:p>
          </table:table-cell>
          <table:table-cell table:formula="of:=[.B21]-[.E21]" office:value-type="float" office:value="-0.0130275368073711" calcext:value-type="float">
            <text:p>-0.013</text:p>
          </table:table-cell>
          <table:table-cell table:formula="of:=ABS([.F21])" office:value-type="float" office:value="0.0130275368073711" calcext:value-type="float">
            <text:p>0.013</text:p>
          </table:table-cell>
          <table:table-cell/>
          <table:table-cell table:style-name="ce12" table:formula="of:=[.$C21]*([.J$4]+[.$C21]*([.J$5]+[.$C21]*([.J$6]+[.$C21]*[.J$7])))/(1+[.$C21]*([.J$8]+[.$C21]*([.J$9]+[.$C21]*[.J$10])))" office:value-type="float" office:value="-44.650248929847" calcext:value-type="float">
            <text:p>-44.65</text:p>
          </table:table-cell>
          <table:table-cell table:formula="of:=[.B21]-[.I21]" office:value-type="float" office:value="-2.34975107015298" calcext:value-type="float">
            <text:p>-2.350</text:p>
          </table:table-cell>
          <table:table-cell table:formula="of:=ABS([.J21])" office:value-type="float" office:value="2.34975107015298" calcext:value-type="float">
            <text:p>2.350</text:p>
          </table:table-cell>
          <table:table-cell/>
          <table:table-cell table:formula="of:=[.$B21]*([.N$4]+[.$B21]*([.N$5]+[.$B21]*([.N$6]+[.$B21]*[.N$7])))/(1+[.$B21]*([.N$8]+[.$B21]*([.N$9]+[.$B21]*[.N$10])))" office:value-type="float" office:value="-1.7819687336412" calcext:value-type="float">
            <text:p>-1.782</text:p>
          </table:table-cell>
          <table:table-cell table:formula="of:=[.C21]-[.M21]" office:value-type="float" office:value="-0.0000312663587973549" calcext:value-type="float">
            <text:p>-0.00003</text:p>
          </table:table-cell>
          <table:table-cell table:formula="of:=[.N21]*25.38" office:value-type="float" office:value="-0.000793540186276869" calcext:value-type="float">
            <text:p>-0.001</text:p>
          </table:table-cell>
          <table:table-cell table:formula="of:=ABS([.O21])" office:value-type="float" office:value="0.000793540186276869" calcext:value-type="float">
            <text:p>0.001</text:p>
          </table:table-cell>
          <table:table-cell/>
          <table:table-cell table:formula="of:=[.$B21]*([.S$4]+[.$B21]*([.S$5]+[.$B21]*([.S$6]+[.$B21]*[.S$7])))/(1+[.$B21]*([.S$8]+[.$B21]*([.S$9]+[.$B21]*[.S$10])))" office:value-type="float" office:value="-1.77447065791371" calcext:value-type="float">
            <text:p>-1.774</text:p>
          </table:table-cell>
          <table:table-cell table:style-name="ce40" table:formula="of:=[.C21]-[.R21]" office:value-type="float" office:value="-0.00752934208629164" calcext:value-type="float">
            <text:p>-0.0075</text:p>
          </table:table-cell>
          <table:table-cell table:formula="of:=[.S21]*25.38" office:value-type="float" office:value="-0.191094702150082" calcext:value-type="float">
            <text:p>-0.191</text:p>
          </table:table-cell>
          <table:table-cell table:formula="of:=ABS([.T21])" office:value-type="float" office:value="0.191094702150082" calcext:value-type="float">
            <text:p>0.191</text:p>
          </table:table-cell>
          <table:table-cell/>
          <table:table-cell>
            <draw:frame table:end-cell-address="'Type K TC Fit'.AC38" table:end-x="2.41pt" table:end-y="6.8pt" draw:z-index="0" draw:name="Picture 3" draw:style-name="gr1" draw:text-style-name="P1" svg:width="277.48pt" svg:height="212.29pt" svg:x="26.73pt" svg:y="11.25pt">
              <draw:image xlink:href="Pictures/200000A60000248500001D3765CAEB15BA6A7A2F.wmf" xlink:type="simple" xlink:show="embed" xlink:actuate="onLoad">
                <text:p/>
              </draw:image>
            </draw:frame>
          </table:table-cell>
          <table:table-cell table:number-columns-repeated="1001"/>
        </table:table-row>
        <table:table-row table:style-name="ro2">
          <table:table-cell/>
          <table:table-cell office:value-type="float" office:value="-46" calcext:value-type="float">
            <text:p>-46</text:p>
          </table:table-cell>
          <table:table-cell office:value-type="float" office:value="-1.745" calcext:value-type="float">
            <text:p>-1.745</text:p>
          </table:table-cell>
          <table:table-cell/>
          <table:table-cell table:formula="of:=[.$C22]*([.F$4]+[.$C22]*([.F$5]+[.$C22]*([.F$6]+[.$C22]*[.F$7])))/(1+[.$C22]*([.F$8]+[.$C22]*([.F$9]+[.$C22]*[.F$10])))" office:value-type="float" office:value="-45.9651220680505" calcext:value-type="float">
            <text:p>-45.97</text:p>
          </table:table-cell>
          <table:table-cell table:formula="of:=[.B22]-[.E22]" office:value-type="float" office:value="-0.034877931949481" calcext:value-type="float">
            <text:p>-0.035</text:p>
          </table:table-cell>
          <table:table-cell table:formula="of:=ABS([.F22])" office:value-type="float" office:value="0.034877931949481" calcext:value-type="float">
            <text:p>0.035</text:p>
          </table:table-cell>
          <table:table-cell/>
          <table:table-cell table:style-name="ce12" table:formula="of:=[.$C22]*([.J$4]+[.$C22]*([.J$5]+[.$C22]*([.J$6]+[.$C22]*[.J$7])))/(1+[.$C22]*([.J$8]+[.$C22]*([.J$9]+[.$C22]*[.J$10])))" office:value-type="float" office:value="-43.4012875845948" calcext:value-type="float">
            <text:p>-43.40</text:p>
          </table:table-cell>
          <table:table-cell table:formula="of:=[.B22]-[.I22]" office:value-type="float" office:value="-2.59871241540525" calcext:value-type="float">
            <text:p>-2.599</text:p>
          </table:table-cell>
          <table:table-cell table:formula="of:=ABS([.J22])" office:value-type="float" office:value="2.59871241540525" calcext:value-type="float">
            <text:p>2.599</text:p>
          </table:table-cell>
          <table:table-cell/>
          <table:table-cell table:formula="of:=[.$B22]*([.N$4]+[.$B22]*([.N$5]+[.$B22]*([.N$6]+[.$B22]*[.N$7])))/(1+[.$B22]*([.N$8]+[.$B22]*([.N$9]+[.$B22]*[.N$10])))" office:value-type="float" office:value="-1.74586425494543" calcext:value-type="float">
            <text:p>-1.746</text:p>
          </table:table-cell>
          <table:table-cell table:formula="of:=[.C22]-[.M22]" office:value-type="float" office:value="0.00086425494542719" calcext:value-type="float">
            <text:p>0.00086</text:p>
          </table:table-cell>
          <table:table-cell table:formula="of:=[.N22]*25.38" office:value-type="float" office:value="0.0219347905149421" calcext:value-type="float">
            <text:p>0.022</text:p>
          </table:table-cell>
          <table:table-cell table:formula="of:=ABS([.O22])" office:value-type="float" office:value="0.0219347905149421" calcext:value-type="float">
            <text:p>0.022</text:p>
          </table:table-cell>
          <table:table-cell/>
          <table:table-cell table:formula="of:=[.$B22]*([.S$4]+[.$B22]*([.S$5]+[.$B22]*([.S$6]+[.$B22]*[.S$7])))/(1+[.$B22]*([.S$8]+[.$B22]*([.S$9]+[.$B22]*[.S$10])))" office:value-type="float" office:value="-1.73908576989347" calcext:value-type="float">
            <text:p>-1.739</text:p>
          </table:table-cell>
          <table:table-cell table:style-name="ce40" table:formula="of:=[.C22]-[.R22]" office:value-type="float" office:value="-0.00591423010652536" calcext:value-type="float">
            <text:p>-0.0059</text:p>
          </table:table-cell>
          <table:table-cell table:formula="of:=[.S22]*25.38" office:value-type="float" office:value="-0.150103160103614" calcext:value-type="float">
            <text:p>-0.150</text:p>
          </table:table-cell>
          <table:table-cell table:formula="of:=ABS([.T22])" office:value-type="float" office:value="0.150103160103614" calcext:value-type="float">
            <text:p>0.15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-45" calcext:value-type="float">
            <text:p>-45</text:p>
          </table:table-cell>
          <table:table-cell office:value-type="float" office:value="-1.709" calcext:value-type="float">
            <text:p>-1.709</text:p>
          </table:table-cell>
          <table:table-cell/>
          <table:table-cell table:formula="of:=[.$C23]*([.F$4]+[.$C23]*([.F$5]+[.$C23]*([.F$6]+[.$C23]*[.F$7])))/(1+[.$C23]*([.F$8]+[.$C23]*([.F$9]+[.$C23]*[.F$10])))" office:value-type="float" office:value="-44.9733090883426" calcext:value-type="float">
            <text:p>-44.97</text:p>
          </table:table-cell>
          <table:table-cell table:formula="of:=[.B23]-[.E23]" office:value-type="float" office:value="-0.026690911657397" calcext:value-type="float">
            <text:p>-0.027</text:p>
          </table:table-cell>
          <table:table-cell table:formula="of:=ABS([.F23])" office:value-type="float" office:value="0.026690911657397" calcext:value-type="float">
            <text:p>0.027</text:p>
          </table:table-cell>
          <table:table-cell/>
          <table:table-cell table:style-name="ce12" table:formula="of:=[.$C23]*([.J$4]+[.$C23]*([.J$5]+[.$C23]*([.J$6]+[.$C23]*[.J$7])))/(1+[.$C23]*([.J$8]+[.$C23]*([.J$9]+[.$C23]*[.J$10])))" office:value-type="float" office:value="-42.0489712990566" calcext:value-type="float">
            <text:p>-42.05</text:p>
          </table:table-cell>
          <table:table-cell table:formula="of:=[.B23]-[.I23]" office:value-type="float" office:value="-2.95102870094337" calcext:value-type="float">
            <text:p>-2.951</text:p>
          </table:table-cell>
          <table:table-cell table:formula="of:=ABS([.J23])" office:value-type="float" office:value="2.95102870094337" calcext:value-type="float">
            <text:p>2.951</text:p>
          </table:table-cell>
          <table:table-cell/>
          <table:table-cell table:formula="of:=[.$B23]*([.N$4]+[.$B23]*([.N$5]+[.$B23]*([.N$6]+[.$B23]*[.N$7])))/(1+[.$B23]*([.N$8]+[.$B23]*([.N$9]+[.$B23]*[.N$10])))" office:value-type="float" office:value="-1.70966346263568" calcext:value-type="float">
            <text:p>-1.710</text:p>
          </table:table-cell>
          <table:table-cell table:formula="of:=[.C23]-[.M23]" office:value-type="float" office:value="0.000663462635676293" calcext:value-type="float">
            <text:p>0.00066</text:p>
          </table:table-cell>
          <table:table-cell table:formula="of:=[.N23]*25.38" office:value-type="float" office:value="0.0168386816934643" calcext:value-type="float">
            <text:p>0.017</text:p>
          </table:table-cell>
          <table:table-cell table:formula="of:=ABS([.O23])" office:value-type="float" office:value="0.0168386816934643" calcext:value-type="float">
            <text:p>0.017</text:p>
          </table:table-cell>
          <table:table-cell/>
          <table:table-cell table:formula="of:=[.$B23]*([.S$4]+[.$B23]*([.S$5]+[.$B23]*([.S$6]+[.$B23]*[.S$7])))/(1+[.$B23]*([.S$8]+[.$B23]*([.S$9]+[.$B23]*[.S$10])))" office:value-type="float" office:value="-1.70355721761486" calcext:value-type="float">
            <text:p>-1.704</text:p>
          </table:table-cell>
          <table:table-cell table:style-name="ce40" table:formula="of:=[.C23]-[.R23]" office:value-type="float" office:value="-0.00544278238514173" calcext:value-type="float">
            <text:p>-0.0054</text:p>
          </table:table-cell>
          <table:table-cell table:formula="of:=[.S23]*25.38" office:value-type="float" office:value="-0.138137816934897" calcext:value-type="float">
            <text:p>-0.138</text:p>
          </table:table-cell>
          <table:table-cell table:formula="of:=ABS([.T23])" office:value-type="float" office:value="0.138137816934897" calcext:value-type="float">
            <text:p>0.13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-44" calcext:value-type="float">
            <text:p>-44</text:p>
          </table:table-cell>
          <table:table-cell office:value-type="float" office:value="-1.673" calcext:value-type="float">
            <text:p>-1.673</text:p>
          </table:table-cell>
          <table:table-cell/>
          <table:table-cell table:formula="of:=[.$C24]*([.F$4]+[.$C24]*([.F$5]+[.$C24]*([.F$6]+[.$C24]*[.F$7])))/(1+[.$C24]*([.F$8]+[.$C24]*([.F$9]+[.$C24]*[.F$10])))" office:value-type="float" office:value="-43.9838391433737" calcext:value-type="float">
            <text:p>-43.98</text:p>
          </table:table-cell>
          <table:table-cell table:formula="of:=[.B24]-[.E24]" office:value-type="float" office:value="-0.0161608566262572" calcext:value-type="float">
            <text:p>-0.016</text:p>
          </table:table-cell>
          <table:table-cell table:formula="of:=ABS([.F24])" office:value-type="float" office:value="0.0161608566262572" calcext:value-type="float">
            <text:p>0.016</text:p>
          </table:table-cell>
          <table:table-cell/>
          <table:table-cell table:style-name="ce12" table:formula="of:=[.$C24]*([.J$4]+[.$C24]*([.J$5]+[.$C24]*([.J$6]+[.$C24]*[.J$7])))/(1+[.$C24]*([.J$8]+[.$C24]*([.J$9]+[.$C24]*[.J$10])))" office:value-type="float" office:value="-40.4163154486959" calcext:value-type="float">
            <text:p>-40.42</text:p>
          </table:table-cell>
          <table:table-cell table:formula="of:=[.B24]-[.I24]" office:value-type="float" office:value="-3.58368455130413" calcext:value-type="float">
            <text:p>-3.584</text:p>
          </table:table-cell>
          <table:table-cell table:formula="of:=ABS([.J24])" office:value-type="float" office:value="3.58368455130413" calcext:value-type="float">
            <text:p>3.584</text:p>
          </table:table-cell>
          <table:table-cell/>
          <table:table-cell table:formula="of:=[.$B24]*([.N$4]+[.$B24]*([.N$5]+[.$B24]*([.N$6]+[.$B24]*[.N$7])))/(1+[.$B24]*([.N$8]+[.$B24]*([.N$9]+[.$B24]*[.N$10])))" office:value-type="float" office:value="-1.67336781262204" calcext:value-type="float">
            <text:p>-1.673</text:p>
          </table:table-cell>
          <table:table-cell table:formula="of:=[.C24]-[.M24]" office:value-type="float" office:value="0.000367812622043218" calcext:value-type="float">
            <text:p>0.00037</text:p>
          </table:table-cell>
          <table:table-cell table:formula="of:=[.N24]*25.38" office:value-type="float" office:value="0.00933508434745686" calcext:value-type="float">
            <text:p>0.009</text:p>
          </table:table-cell>
          <table:table-cell table:formula="of:=ABS([.O24])" office:value-type="float" office:value="0.00933508434745686" calcext:value-type="float">
            <text:p>0.009</text:p>
          </table:table-cell>
          <table:table-cell/>
          <table:table-cell table:formula="of:=[.$B24]*([.S$4]+[.$B24]*([.S$5]+[.$B24]*([.S$6]+[.$B24]*[.S$7])))/(1+[.$B24]*([.S$8]+[.$B24]*([.S$9]+[.$B24]*[.S$10])))" office:value-type="float" office:value="-1.66788873054089" calcext:value-type="float">
            <text:p>-1.668</text:p>
          </table:table-cell>
          <table:table-cell table:style-name="ce40" table:formula="of:=[.C24]-[.R24]" office:value-type="float" office:value="-0.00511126945911422" calcext:value-type="float">
            <text:p>-0.0051</text:p>
          </table:table-cell>
          <table:table-cell table:formula="of:=[.S24]*25.38" office:value-type="float" office:value="-0.129724018872319" calcext:value-type="float">
            <text:p>-0.130</text:p>
          </table:table-cell>
          <table:table-cell table:formula="of:=ABS([.T24])" office:value-type="float" office:value="0.129724018872319" calcext:value-type="float">
            <text:p>0.13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-43" calcext:value-type="float">
            <text:p>-43</text:p>
          </table:table-cell>
          <table:table-cell office:value-type="float" office:value="-1.637" calcext:value-type="float">
            <text:p>-1.637</text:p>
          </table:table-cell>
          <table:table-cell/>
          <table:table-cell table:formula="of:=[.$C25]*([.F$4]+[.$C25]*([.F$5]+[.$C25]*([.F$6]+[.$C25]*[.F$7])))/(1+[.$C25]*([.F$8]+[.$C25]*([.F$9]+[.$C25]*[.F$10])))" office:value-type="float" office:value="-42.9966700812112" calcext:value-type="float">
            <text:p>-43.00</text:p>
          </table:table-cell>
          <table:table-cell table:formula="of:=[.B25]-[.E25]" office:value-type="float" office:value="-0.00332991878881472" calcext:value-type="float">
            <text:p>-0.003</text:p>
          </table:table-cell>
          <table:table-cell table:formula="of:=ABS([.F25])" office:value-type="float" office:value="0.00332991878881472" calcext:value-type="float">
            <text:p>0.003</text:p>
          </table:table-cell>
          <table:table-cell/>
          <table:table-cell table:style-name="ce12" table:formula="of:=[.$C25]*([.J$4]+[.$C25]*([.J$5]+[.$C25]*([.J$6]+[.$C25]*[.J$7])))/(1+[.$C25]*([.J$8]+[.$C25]*([.J$9]+[.$C25]*[.J$10])))" office:value-type="float" office:value="-38.0450175520185" calcext:value-type="float">
            <text:p>-38.05</text:p>
          </table:table-cell>
          <table:table-cell table:formula="of:=[.B25]-[.I25]" office:value-type="float" office:value="-4.95498244798154" calcext:value-type="float">
            <text:p>-4.955</text:p>
          </table:table-cell>
          <table:table-cell table:formula="of:=ABS([.J25])" office:value-type="float" office:value="4.95498244798154" calcext:value-type="float">
            <text:p>4.955</text:p>
          </table:table-cell>
          <table:table-cell/>
          <table:table-cell table:formula="of:=[.$B25]*([.N$4]+[.$B25]*([.N$5]+[.$B25]*([.N$6]+[.$B25]*[.N$7])))/(1+[.$B25]*([.N$8]+[.$B25]*([.N$9]+[.$B25]*[.N$10])))" office:value-type="float" office:value="-1.63697872858078" calcext:value-type="float">
            <text:p>-1.637</text:p>
          </table:table-cell>
          <table:table-cell table:formula="of:=[.C25]-[.M25]" office:value-type="float" office:value="-0.0000212714192164842" calcext:value-type="float">
            <text:p>-0.00002</text:p>
          </table:table-cell>
          <table:table-cell table:formula="of:=[.N25]*25.38" office:value-type="float" office:value="-0.00053986861971437" calcext:value-type="float">
            <text:p>-0.001</text:p>
          </table:table-cell>
          <table:table-cell table:formula="of:=ABS([.O25])" office:value-type="float" office:value="0.00053986861971437" calcext:value-type="float">
            <text:p>0.001</text:p>
          </table:table-cell>
          <table:table-cell/>
          <table:table-cell table:formula="of:=[.$B25]*([.S$4]+[.$B25]*([.S$5]+[.$B25]*([.S$6]+[.$B25]*[.S$7])))/(1+[.$B25]*([.S$8]+[.$B25]*([.S$9]+[.$B25]*[.S$10])))" office:value-type="float" office:value="-1.63208391037128" calcext:value-type="float">
            <text:p>-1.632</text:p>
          </table:table-cell>
          <table:table-cell table:style-name="ce40" table:formula="of:=[.C25]-[.R25]" office:value-type="float" office:value="-0.00491608962871903" calcext:value-type="float">
            <text:p>-0.0049</text:p>
          </table:table-cell>
          <table:table-cell table:formula="of:=[.S25]*25.38" office:value-type="float" office:value="-0.124770354776889" calcext:value-type="float">
            <text:p>-0.125</text:p>
          </table:table-cell>
          <table:table-cell table:formula="of:=ABS([.T25])" office:value-type="float" office:value="0.124770354776889" calcext:value-type="float">
            <text:p>0.12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-42" calcext:value-type="float">
            <text:p>-42</text:p>
          </table:table-cell>
          <table:table-cell office:value-type="float" office:value="-1.6" calcext:value-type="float">
            <text:p>-1.600</text:p>
          </table:table-cell>
          <table:table-cell/>
          <table:table-cell table:formula="of:=[.$C26]*([.F$4]+[.$C26]*([.F$5]+[.$C26]*([.F$6]+[.$C26]*[.F$7])))/(1+[.$C26]*([.F$8]+[.$C26]*([.F$9]+[.$C26]*[.F$10])))" office:value-type="float" office:value="-41.9844340862074" calcext:value-type="float">
            <text:p>-41.98</text:p>
          </table:table-cell>
          <table:table-cell table:formula="of:=[.B26]-[.E26]" office:value-type="float" office:value="-0.0155659137926492" calcext:value-type="float">
            <text:p>-0.016</text:p>
          </table:table-cell>
          <table:table-cell table:formula="of:=ABS([.F26])" office:value-type="float" office:value="0.0155659137926492" calcext:value-type="float">
            <text:p>0.016</text:p>
          </table:table-cell>
          <table:table-cell/>
          <table:table-cell table:style-name="ce12" table:formula="of:=[.$C26]*([.J$4]+[.$C26]*([.J$5]+[.$C26]*([.J$6]+[.$C26]*[.J$7])))/(1+[.$C26]*([.J$8]+[.$C26]*([.J$9]+[.$C26]*[.J$10])))" office:value-type="float" office:value="-31.9694332424244" calcext:value-type="float">
            <text:p>-31.97</text:p>
          </table:table-cell>
          <table:table-cell table:formula="of:=[.B26]-[.I26]" office:value-type="float" office:value="-10.0305667575756" calcext:value-type="float">
            <text:p>-10.031</text:p>
          </table:table-cell>
          <table:table-cell table:formula="of:=ABS([.J26])" office:value-type="float" office:value="10.0305667575756" calcext:value-type="float">
            <text:p>10.031</text:p>
          </table:table-cell>
          <table:table-cell/>
          <table:table-cell table:formula="of:=[.$B26]*([.N$4]+[.$B26]*([.N$5]+[.$B26]*([.N$6]+[.$B26]*[.N$7])))/(1+[.$B26]*([.N$8]+[.$B26]*([.N$9]+[.$B26]*[.N$10])))" office:value-type="float" office:value="-1.60049760289477" calcext:value-type="float">
            <text:p>-1.600</text:p>
          </table:table-cell>
          <table:table-cell table:formula="of:=[.C26]-[.M26]" office:value-type="float" office:value="0.000497602894770965" calcext:value-type="float">
            <text:p>0.00050</text:p>
          </table:table-cell>
          <table:table-cell table:formula="of:=[.N26]*25.38" office:value-type="float" office:value="0.0126291614692871" calcext:value-type="float">
            <text:p>0.013</text:p>
          </table:table-cell>
          <table:table-cell table:formula="of:=ABS([.O26])" office:value-type="float" office:value="0.0126291614692871" calcext:value-type="float">
            <text:p>0.013</text:p>
          </table:table-cell>
          <table:table-cell/>
          <table:table-cell table:formula="of:=[.$B26]*([.S$4]+[.$B26]*([.S$5]+[.$B26]*([.S$6]+[.$B26]*[.S$7])))/(1+[.$B26]*([.S$8]+[.$B26]*([.S$9]+[.$B26]*[.S$10])))" office:value-type="float" office:value="-1.59614623649731" calcext:value-type="float">
            <text:p>-1.596</text:p>
          </table:table-cell>
          <table:table-cell table:style-name="ce40" table:formula="of:=[.C26]-[.R26]" office:value-type="float" office:value="-0.00385376350269429" calcext:value-type="float">
            <text:p>-0.0039</text:p>
          </table:table-cell>
          <table:table-cell table:formula="of:=[.S26]*25.38" office:value-type="float" office:value="-0.0978085176983809" calcext:value-type="float">
            <text:p>-0.098</text:p>
          </table:table-cell>
          <table:table-cell table:formula="of:=ABS([.T26])" office:value-type="float" office:value="0.0978085176983809" calcext:value-type="float">
            <text:p>0.09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-41" calcext:value-type="float">
            <text:p>-41</text:p>
          </table:table-cell>
          <table:table-cell office:value-type="float" office:value="-1.564" calcext:value-type="float">
            <text:p>-1.564</text:p>
          </table:table-cell>
          <table:table-cell/>
          <table:table-cell table:formula="of:=[.$C27]*([.F$4]+[.$C27]*([.F$5]+[.$C27]*([.F$6]+[.$C27]*[.F$7])))/(1+[.$C27]*([.F$8]+[.$C27]*([.F$9]+[.$C27]*[.F$10])))" office:value-type="float" office:value="-41.0018056298157" calcext:value-type="float">
            <text:p>-41.00</text:p>
          </table:table-cell>
          <table:table-cell table:formula="of:=[.B27]-[.E27]" office:value-type="float" office:value="0.00180562981564947" calcext:value-type="float">
            <text:p>0.002</text:p>
          </table:table-cell>
          <table:table-cell table:formula="of:=ABS([.F27])" office:value-type="float" office:value="0.00180562981564947" calcext:value-type="float">
            <text:p>0.002</text:p>
          </table:table-cell>
          <table:table-cell/>
          <table:table-cell table:style-name="ce12" table:formula="of:=[.$C27]*([.J$4]+[.$C27]*([.J$5]+[.$C27]*([.J$6]+[.$C27]*[.J$7])))/(1+[.$C27]*([.J$8]+[.$C27]*([.J$9]+[.$C27]*[.J$10])))" office:value-type="float" office:value="-79.9785498127529" calcext:value-type="float">
            <text:p>-79.98</text:p>
          </table:table-cell>
          <table:table-cell table:formula="of:=[.B27]-[.I27]" office:value-type="float" office:value="38.9785498127529" calcext:value-type="float">
            <text:p>38.979</text:p>
          </table:table-cell>
          <table:table-cell table:formula="of:=ABS([.J27])" office:value-type="float" office:value="38.9785498127529" calcext:value-type="float">
            <text:p>38.979</text:p>
          </table:table-cell>
          <table:table-cell/>
          <table:table-cell table:formula="of:=[.$B27]*([.N$4]+[.$B27]*([.N$5]+[.$B27]*([.N$6]+[.$B27]*[.N$7])))/(1+[.$B27]*([.N$8]+[.$B27]*([.N$9]+[.$B27]*[.N$10])))" office:value-type="float" office:value="-1.56392579756565" calcext:value-type="float">
            <text:p>-1.564</text:p>
          </table:table-cell>
          <table:table-cell table:formula="of:=[.C27]-[.M27]" office:value-type="float" office:value="-0.0000742024343476366" calcext:value-type="float">
            <text:p>-0.00007</text:p>
          </table:table-cell>
          <table:table-cell table:formula="of:=[.N27]*25.38" office:value-type="float" office:value="-0.00188325778374302" calcext:value-type="float">
            <text:p>-0.002</text:p>
          </table:table-cell>
          <table:table-cell table:formula="of:=ABS([.O27])" office:value-type="float" office:value="0.00188325778374302" calcext:value-type="float">
            <text:p>0.002</text:p>
          </table:table-cell>
          <table:table-cell/>
          <table:table-cell table:formula="of:=[.$B27]*([.S$4]+[.$B27]*([.S$5]+[.$B27]*([.S$6]+[.$B27]*[.S$7])))/(1+[.$B27]*([.S$8]+[.$B27]*([.S$9]+[.$B27]*[.S$10])))" office:value-type="float" office:value="-1.56007907118345" calcext:value-type="float">
            <text:p>-1.560</text:p>
          </table:table-cell>
          <table:table-cell table:style-name="ce40" table:formula="of:=[.C27]-[.R27]" office:value-type="float" office:value="-0.00392092881655048" calcext:value-type="float">
            <text:p>-0.0039</text:p>
          </table:table-cell>
          <table:table-cell table:formula="of:=[.S27]*25.38" office:value-type="float" office:value="-0.0995131733640513" calcext:value-type="float">
            <text:p>-0.100</text:p>
          </table:table-cell>
          <table:table-cell table:formula="of:=ABS([.T27])" office:value-type="float" office:value="0.0995131733640513" calcext:value-type="float">
            <text:p>0.10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-40" calcext:value-type="float">
            <text:p>-40</text:p>
          </table:table-cell>
          <table:table-cell office:value-type="float" office:value="-1.527" calcext:value-type="float">
            <text:p>-1.527</text:p>
          </table:table-cell>
          <table:table-cell/>
          <table:table-cell table:formula="of:=[.$C28]*([.F$4]+[.$C28]*([.F$5]+[.$C28]*([.F$6]+[.$C28]*[.F$7])))/(1+[.$C28]*([.F$8]+[.$C28]*([.F$9]+[.$C28]*[.F$10])))" office:value-type="float" office:value="-39.9941527955764" calcext:value-type="float">
            <text:p>-39.99</text:p>
          </table:table-cell>
          <table:table-cell table:formula="of:=[.B28]-[.E28]" office:value-type="float" office:value="-0.00584720442363107" calcext:value-type="float">
            <text:p>-0.006</text:p>
          </table:table-cell>
          <table:table-cell table:formula="of:=ABS([.F28])" office:value-type="float" office:value="0.00584720442363107" calcext:value-type="float">
            <text:p>0.006</text:p>
          </table:table-cell>
          <table:table-cell/>
          <table:table-cell table:style-name="ce12" table:formula="of:=[.$C28]*([.J$4]+[.$C28]*([.J$5]+[.$C28]*([.J$6]+[.$C28]*[.J$7])))/(1+[.$C28]*([.J$8]+[.$C28]*([.J$9]+[.$C28]*[.J$10])))" office:value-type="float" office:value="-45.2999593100304" calcext:value-type="float">
            <text:p>-45.30</text:p>
          </table:table-cell>
          <table:table-cell table:formula="of:=[.B28]-[.I28]" office:value-type="float" office:value="5.29995931003043" calcext:value-type="float">
            <text:p>5.300</text:p>
          </table:table-cell>
          <table:table-cell table:formula="of:=ABS([.J28])" office:value-type="float" office:value="5.29995931003043" calcext:value-type="float">
            <text:p>5.300</text:p>
          </table:table-cell>
          <table:table-cell/>
          <table:table-cell table:formula="of:=[.$B28]*([.N$4]+[.$B28]*([.N$5]+[.$B28]*([.N$6]+[.$B28]*[.N$7])))/(1+[.$B28]*([.N$8]+[.$B28]*([.N$9]+[.$B28]*[.N$10])))" office:value-type="float" office:value="-1.52726464509886" calcext:value-type="float">
            <text:p>-1.527</text:p>
          </table:table-cell>
          <table:table-cell table:formula="of:=[.C28]-[.M28]" office:value-type="float" office:value="0.000264645098859706" calcext:value-type="float">
            <text:p>0.00026</text:p>
          </table:table-cell>
          <table:table-cell table:formula="of:=[.N28]*25.38" office:value-type="float" office:value="0.00671669260905934" calcext:value-type="float">
            <text:p>0.007</text:p>
          </table:table-cell>
          <table:table-cell table:formula="of:=ABS([.O28])" office:value-type="float" office:value="0.00671669260905934" calcext:value-type="float">
            <text:p>0.007</text:p>
          </table:table-cell>
          <table:table-cell/>
          <table:table-cell table:formula="of:=[.$B28]*([.S$4]+[.$B28]*([.S$5]+[.$B28]*([.S$6]+[.$B28]*[.S$7])))/(1+[.$B28]*([.S$8]+[.$B28]*([.S$9]+[.$B28]*[.S$10])))" office:value-type="float" office:value="-1.52388566449234" calcext:value-type="float">
            <text:p>-1.524</text:p>
          </table:table-cell>
          <table:table-cell table:style-name="ce40" table:formula="of:=[.C28]-[.R28]" office:value-type="float" office:value="-0.00311433550766083" calcext:value-type="float">
            <text:p>-0.0031</text:p>
          </table:table-cell>
          <table:table-cell table:formula="of:=[.S28]*25.38" office:value-type="float" office:value="-0.0790418351844318" calcext:value-type="float">
            <text:p>-0.079</text:p>
          </table:table-cell>
          <table:table-cell table:formula="of:=ABS([.T28])" office:value-type="float" office:value="0.0790418351844318" calcext:value-type="float">
            <text:p>0.07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-39" calcext:value-type="float">
            <text:p>-39</text:p>
          </table:table-cell>
          <table:table-cell office:value-type="float" office:value="-1.49" calcext:value-type="float">
            <text:p>-1.490</text:p>
          </table:table-cell>
          <table:table-cell/>
          <table:table-cell table:formula="of:=[.$C29]*([.F$4]+[.$C29]*([.F$5]+[.$C29]*([.F$6]+[.$C29]*[.F$7])))/(1+[.$C29]*([.F$8]+[.$C29]*([.F$9]+[.$C29]*[.F$10])))" office:value-type="float" office:value="-38.9887609643919" calcext:value-type="float">
            <text:p>-38.99</text:p>
          </table:table-cell>
          <table:table-cell table:formula="of:=[.B29]-[.E29]" office:value-type="float" office:value="-0.0112390356080709" calcext:value-type="float">
            <text:p>-0.011</text:p>
          </table:table-cell>
          <table:table-cell table:formula="of:=ABS([.F29])" office:value-type="float" office:value="0.0112390356080709" calcext:value-type="float">
            <text:p>0.011</text:p>
          </table:table-cell>
          <table:table-cell/>
          <table:table-cell table:style-name="ce12" table:formula="of:=[.$C29]*([.J$4]+[.$C29]*([.J$5]+[.$C29]*([.J$6]+[.$C29]*[.J$7])))/(1+[.$C29]*([.J$8]+[.$C29]*([.J$9]+[.$C29]*[.J$10])))" office:value-type="float" office:value="-41.5217868226292" calcext:value-type="float">
            <text:p>-41.52</text:p>
          </table:table-cell>
          <table:table-cell table:formula="of:=[.B29]-[.I29]" office:value-type="float" office:value="2.52178682262917" calcext:value-type="float">
            <text:p>2.522</text:p>
          </table:table-cell>
          <table:table-cell table:formula="of:=ABS([.J29])" office:value-type="float" office:value="2.52178682262917" calcext:value-type="float">
            <text:p>2.522</text:p>
          </table:table-cell>
          <table:table-cell/>
          <table:table-cell table:formula="of:=[.$B29]*([.N$4]+[.$B29]*([.N$5]+[.$B29]*([.N$6]+[.$B29]*[.N$7])))/(1+[.$B29]*([.N$8]+[.$B29]*([.N$9]+[.$B29]*[.N$10])))" office:value-type="float" office:value="-1.49051544936258" calcext:value-type="float">
            <text:p>-1.491</text:p>
          </table:table-cell>
          <table:table-cell table:formula="of:=[.C29]-[.M29]" office:value-type="float" office:value="0.000515449362575859" calcext:value-type="float">
            <text:p>0.00052</text:p>
          </table:table-cell>
          <table:table-cell table:formula="of:=[.N29]*25.38" office:value-type="float" office:value="0.0130821048221753" calcext:value-type="float">
            <text:p>0.013</text:p>
          </table:table-cell>
          <table:table-cell table:formula="of:=ABS([.O29])" office:value-type="float" office:value="0.0130821048221753" calcext:value-type="float">
            <text:p>0.013</text:p>
          </table:table-cell>
          <table:table-cell/>
          <table:table-cell table:formula="of:=[.$B29]*([.S$4]+[.$B29]*([.S$5]+[.$B29]*([.S$6]+[.$B29]*[.S$7])))/(1+[.$B29]*([.S$8]+[.$B29]*([.S$9]+[.$B29]*[.S$10])))" office:value-type="float" office:value="-1.48756915896819" calcext:value-type="float">
            <text:p>-1.488</text:p>
          </table:table-cell>
          <table:table-cell table:style-name="ce40" table:formula="of:=[.C29]-[.R29]" office:value-type="float" office:value="-0.00243084103180768" calcext:value-type="float">
            <text:p>-0.0024</text:p>
          </table:table-cell>
          <table:table-cell table:formula="of:=[.S29]*25.38" office:value-type="float" office:value="-0.061694745387279" calcext:value-type="float">
            <text:p>-0.062</text:p>
          </table:table-cell>
          <table:table-cell table:formula="of:=ABS([.T29])" office:value-type="float" office:value="0.061694745387279" calcext:value-type="float">
            <text:p>0.06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-38" calcext:value-type="float">
            <text:p>-38</text:p>
          </table:table-cell>
          <table:table-cell office:value-type="float" office:value="-1.453" calcext:value-type="float">
            <text:p>-1.453</text:p>
          </table:table-cell>
          <table:table-cell/>
          <table:table-cell table:formula="of:=[.$C30]*([.F$4]+[.$C30]*([.F$5]+[.$C30]*([.F$6]+[.$C30]*[.F$7])))/(1+[.$C30]*([.F$8]+[.$C30]*([.F$9]+[.$C30]*[.F$10])))" office:value-type="float" office:value="-37.9855898300966" calcext:value-type="float">
            <text:p>-37.99</text:p>
          </table:table-cell>
          <table:table-cell table:formula="of:=[.B30]-[.E30]" office:value-type="float" office:value="-0.0144101699034351" calcext:value-type="float">
            <text:p>-0.014</text:p>
          </table:table-cell>
          <table:table-cell table:formula="of:=ABS([.F30])" office:value-type="float" office:value="0.0144101699034351" calcext:value-type="float">
            <text:p>0.014</text:p>
          </table:table-cell>
          <table:table-cell/>
          <table:table-cell table:style-name="ce12" table:formula="of:=[.$C30]*([.J$4]+[.$C30]*([.J$5]+[.$C30]*([.J$6]+[.$C30]*[.J$7])))/(1+[.$C30]*([.J$8]+[.$C30]*([.J$9]+[.$C30]*[.J$10])))" office:value-type="float" office:value="-39.5077899601852" calcext:value-type="float">
            <text:p>-39.51</text:p>
          </table:table-cell>
          <table:table-cell table:formula="of:=[.B30]-[.I30]" office:value-type="float" office:value="1.5077899601852" calcext:value-type="float">
            <text:p>1.508</text:p>
          </table:table-cell>
          <table:table-cell table:formula="of:=ABS([.J30])" office:value-type="float" office:value="1.5077899601852" calcext:value-type="float">
            <text:p>1.508</text:p>
          </table:table-cell>
          <table:table-cell/>
          <table:table-cell table:formula="of:=[.$B30]*([.N$4]+[.$B30]*([.N$5]+[.$B30]*([.N$6]+[.$B30]*[.N$7])))/(1+[.$B30]*([.N$8]+[.$B30]*([.N$9]+[.$B30]*[.N$10])))" office:value-type="float" office:value="-1.45367948642172" calcext:value-type="float">
            <text:p>-1.454</text:p>
          </table:table-cell>
          <table:table-cell table:formula="of:=[.C30]-[.M30]" office:value-type="float" office:value="0.000679486421716113" calcext:value-type="float">
            <text:p>0.00068</text:p>
          </table:table-cell>
          <table:table-cell table:formula="of:=[.N30]*25.38" office:value-type="float" office:value="0.017245365383155" calcext:value-type="float">
            <text:p>0.017</text:p>
          </table:table-cell>
          <table:table-cell table:formula="of:=ABS([.O30])" office:value-type="float" office:value="0.017245365383155" calcext:value-type="float">
            <text:p>0.017</text:p>
          </table:table-cell>
          <table:table-cell/>
          <table:table-cell table:formula="of:=[.$B30]*([.S$4]+[.$B30]*([.S$5]+[.$B30]*([.S$6]+[.$B30]*[.S$7])))/(1+[.$B30]*([.S$8]+[.$B30]*([.S$9]+[.$B30]*[.S$10])))" office:value-type="float" office:value="-1.4511325940932" calcext:value-type="float">
            <text:p>-1.451</text:p>
          </table:table-cell>
          <table:table-cell table:style-name="ce40" table:formula="of:=[.C30]-[.R30]" office:value-type="float" office:value="-0.00186740590679846" calcext:value-type="float">
            <text:p>-0.0019</text:p>
          </table:table-cell>
          <table:table-cell table:formula="of:=[.S30]*25.38" office:value-type="float" office:value="-0.0473947619145449" calcext:value-type="float">
            <text:p>-0.047</text:p>
          </table:table-cell>
          <table:table-cell table:formula="of:=ABS([.T30])" office:value-type="float" office:value="0.0473947619145449" calcext:value-type="float">
            <text:p>0.04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-37" calcext:value-type="float">
            <text:p>-37</text:p>
          </table:table-cell>
          <table:table-cell office:value-type="float" office:value="-1.417" calcext:value-type="float">
            <text:p>-1.417</text:p>
          </table:table-cell>
          <table:table-cell/>
          <table:table-cell table:formula="of:=[.$C31]*([.F$4]+[.$C31]*([.F$5]+[.$C31]*([.F$6]+[.$C31]*[.F$7])))/(1+[.$C31]*([.F$8]+[.$C31]*([.F$9]+[.$C31]*[.F$10])))" office:value-type="float" office:value="-37.0116255167203" calcext:value-type="float">
            <text:p>-37.01</text:p>
          </table:table-cell>
          <table:table-cell table:formula="of:=[.B31]-[.E31]" office:value-type="float" office:value="0.0116255167203434" calcext:value-type="float">
            <text:p>0.012</text:p>
          </table:table-cell>
          <table:table-cell table:formula="of:=ABS([.F31])" office:value-type="float" office:value="0.0116255167203434" calcext:value-type="float">
            <text:p>0.012</text:p>
          </table:table-cell>
          <table:table-cell/>
          <table:table-cell table:style-name="ce12" table:formula="of:=[.$C31]*([.J$4]+[.$C31]*([.J$5]+[.$C31]*([.J$6]+[.$C31]*[.J$7])))/(1+[.$C31]*([.J$8]+[.$C31]*([.J$9]+[.$C31]*[.J$10])))" office:value-type="float" office:value="-38.0304834751635" calcext:value-type="float">
            <text:p>-38.03</text:p>
          </table:table-cell>
          <table:table-cell table:formula="of:=[.B31]-[.I31]" office:value-type="float" office:value="1.03048347516352" calcext:value-type="float">
            <text:p>1.030</text:p>
          </table:table-cell>
          <table:table-cell table:formula="of:=ABS([.J31])" office:value-type="float" office:value="1.03048347516352" calcext:value-type="float">
            <text:p>1.030</text:p>
          </table:table-cell>
          <table:table-cell/>
          <table:table-cell table:formula="of:=[.$B31]*([.N$4]+[.$B31]*([.N$5]+[.$B31]*([.N$6]+[.$B31]*[.N$7])))/(1+[.$B31]*([.N$8]+[.$B31]*([.N$9]+[.$B31]*[.N$10])))" office:value-type="float" office:value="-1.41675800534793" calcext:value-type="float">
            <text:p>-1.417</text:p>
          </table:table-cell>
          <table:table-cell table:formula="of:=[.C31]-[.M31]" office:value-type="float" office:value="-0.000241994652065758" calcext:value-type="float">
            <text:p>-0.00024</text:p>
          </table:table-cell>
          <table:table-cell table:formula="of:=[.N31]*25.38" office:value-type="float" office:value="-0.00614182426942894" calcext:value-type="float">
            <text:p>-0.006</text:p>
          </table:table-cell>
          <table:table-cell table:formula="of:=ABS([.O31])" office:value-type="float" office:value="0.00614182426942894" calcext:value-type="float">
            <text:p>0.006</text:p>
          </table:table-cell>
          <table:table-cell/>
          <table:table-cell table:formula="of:=[.$B31]*([.S$4]+[.$B31]*([.S$5]+[.$B31]*([.S$6]+[.$B31]*[.S$7])))/(1+[.$B31]*([.S$8]+[.$B31]*([.S$9]+[.$B31]*[.S$10])))" office:value-type="float" office:value="-1.41457891053036" calcext:value-type="float">
            <text:p>-1.415</text:p>
          </table:table-cell>
          <table:table-cell table:style-name="ce40" table:formula="of:=[.C31]-[.R31]" office:value-type="float" office:value="-0.00242108946964259" calcext:value-type="float">
            <text:p>-0.0024</text:p>
          </table:table-cell>
          <table:table-cell table:formula="of:=[.S31]*25.38" office:value-type="float" office:value="-0.0614472507395289" calcext:value-type="float">
            <text:p>-0.061</text:p>
          </table:table-cell>
          <table:table-cell table:formula="of:=ABS([.T31])" office:value-type="float" office:value="0.0614472507395289" calcext:value-type="float">
            <text:p>0.06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-36" calcext:value-type="float">
            <text:p>-36</text:p>
          </table:table-cell>
          <table:table-cell office:value-type="float" office:value="-1.38" calcext:value-type="float">
            <text:p>-1.380</text:p>
          </table:table-cell>
          <table:table-cell/>
          <table:table-cell table:formula="of:=[.$C32]*([.F$4]+[.$C32]*([.F$5]+[.$C32]*([.F$6]+[.$C32]*[.F$7])))/(1+[.$C32]*([.F$8]+[.$C32]*([.F$9]+[.$C32]*[.F$10])))" office:value-type="float" office:value="-36.0127214060299" calcext:value-type="float">
            <text:p>-36.01</text:p>
          </table:table-cell>
          <table:table-cell table:formula="of:=[.B32]-[.E32]" office:value-type="float" office:value="0.0127214060299039" calcext:value-type="float">
            <text:p>0.013</text:p>
          </table:table-cell>
          <table:table-cell table:formula="of:=ABS([.F32])" office:value-type="float" office:value="0.0127214060299039" calcext:value-type="float">
            <text:p>0.013</text:p>
          </table:table-cell>
          <table:table-cell/>
          <table:table-cell table:style-name="ce12" table:formula="of:=[.$C32]*([.J$4]+[.$C32]*([.J$5]+[.$C32]*([.J$6]+[.$C32]*[.J$7])))/(1+[.$C32]*([.J$8]+[.$C32]*([.J$9]+[.$C32]*[.J$10])))" office:value-type="float" office:value="-36.7224829108032" calcext:value-type="float">
            <text:p>-36.72</text:p>
          </table:table-cell>
          <table:table-cell table:formula="of:=[.B32]-[.I32]" office:value-type="float" office:value="0.72248291080323" calcext:value-type="float">
            <text:p>0.722</text:p>
          </table:table-cell>
          <table:table-cell table:formula="of:=ABS([.J32])" office:value-type="float" office:value="0.72248291080323" calcext:value-type="float">
            <text:p>0.722</text:p>
          </table:table-cell>
          <table:table-cell/>
          <table:table-cell table:formula="of:=[.$B32]*([.N$4]+[.$B32]*([.N$5]+[.$B32]*([.N$6]+[.$B32]*[.N$7])))/(1+[.$B32]*([.N$8]+[.$B32]*([.N$9]+[.$B32]*[.N$10])))" office:value-type="float" office:value="-1.37975222900663" calcext:value-type="float">
            <text:p>-1.380</text:p>
          </table:table-cell>
          <table:table-cell table:formula="of:=[.C32]-[.M32]" office:value-type="float" office:value="-0.000247770993369256" calcext:value-type="float">
            <text:p>-0.00025</text:p>
          </table:table-cell>
          <table:table-cell table:formula="of:=[.N32]*25.38" office:value-type="float" office:value="-0.00628842781171172" calcext:value-type="float">
            <text:p>-0.006</text:p>
          </table:table-cell>
          <table:table-cell table:formula="of:=ABS([.O32])" office:value-type="float" office:value="0.00628842781171172" calcext:value-type="float">
            <text:p>0.006</text:p>
          </table:table-cell>
          <table:table-cell/>
          <table:table-cell table:formula="of:=[.$B32]*([.S$4]+[.$B32]*([.S$5]+[.$B32]*([.S$6]+[.$B32]*[.S$7])))/(1+[.$B32]*([.S$8]+[.$B32]*([.S$9]+[.$B32]*[.S$10])))" office:value-type="float" office:value="-1.37791095416543" calcext:value-type="float">
            <text:p>-1.378</text:p>
          </table:table-cell>
          <table:table-cell table:style-name="ce40" table:formula="of:=[.C32]-[.R32]" office:value-type="float" office:value="-0.00208904583456548" calcext:value-type="float">
            <text:p>-0.0021</text:p>
          </table:table-cell>
          <table:table-cell table:formula="of:=[.S32]*25.38" office:value-type="float" office:value="-0.053019983281272" calcext:value-type="float">
            <text:p>-0.053</text:p>
          </table:table-cell>
          <table:table-cell table:formula="of:=ABS([.T32])" office:value-type="float" office:value="0.053019983281272" calcext:value-type="float">
            <text:p>0.05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-35" calcext:value-type="float">
            <text:p>-35</text:p>
          </table:table-cell>
          <table:table-cell office:value-type="float" office:value="-1.343" calcext:value-type="float">
            <text:p>-1.343</text:p>
          </table:table-cell>
          <table:table-cell/>
          <table:table-cell table:formula="of:=[.$C33]*([.F$4]+[.$C33]*([.F$5]+[.$C33]*([.F$6]+[.$C33]*[.F$7])))/(1+[.$C33]*([.F$8]+[.$C33]*([.F$9]+[.$C33]*[.F$10])))" office:value-type="float" office:value="-35.0159239517621" calcext:value-type="float">
            <text:p>-35.02</text:p>
          </table:table-cell>
          <table:table-cell table:formula="of:=[.B33]-[.E33]" office:value-type="float" office:value="0.0159239517621472" calcext:value-type="float">
            <text:p>0.016</text:p>
          </table:table-cell>
          <table:table-cell table:formula="of:=ABS([.F33])" office:value-type="float" office:value="0.0159239517621472" calcext:value-type="float">
            <text:p>0.016</text:p>
          </table:table-cell>
          <table:table-cell/>
          <table:table-cell table:style-name="ce12" table:formula="of:=[.$C33]*([.J$4]+[.$C33]*([.J$5]+[.$C33]*([.J$6]+[.$C33]*[.J$7])))/(1+[.$C33]*([.J$8]+[.$C33]*([.J$9]+[.$C33]*[.J$10])))" office:value-type="float" office:value="-35.5251884768788" calcext:value-type="float">
            <text:p>-35.53</text:p>
          </table:table-cell>
          <table:table-cell table:formula="of:=[.B33]-[.I33]" office:value-type="float" office:value="0.52518847687881" calcext:value-type="float">
            <text:p>0.525</text:p>
          </table:table-cell>
          <table:table-cell table:formula="of:=ABS([.J33])" office:value-type="float" office:value="0.52518847687881" calcext:value-type="float">
            <text:p>0.525</text:p>
          </table:table-cell>
          <table:table-cell/>
          <table:table-cell table:formula="of:=[.$B33]*([.N$4]+[.$B33]*([.N$5]+[.$B33]*([.N$6]+[.$B33]*[.N$7])))/(1+[.$B33]*([.N$8]+[.$B33]*([.N$9]+[.$B33]*[.N$10])))" office:value-type="float" office:value="-1.34266335482189" calcext:value-type="float">
            <text:p>-1.343</text:p>
          </table:table-cell>
          <table:table-cell table:formula="of:=[.C33]-[.M33]" office:value-type="float" office:value="-0.000336645178110828" calcext:value-type="float">
            <text:p>-0.00034</text:p>
          </table:table-cell>
          <table:table-cell table:formula="of:=[.N33]*25.38" office:value-type="float" office:value="-0.00854405462045282" calcext:value-type="float">
            <text:p>-0.009</text:p>
          </table:table-cell>
          <table:table-cell table:formula="of:=ABS([.O33])" office:value-type="float" office:value="0.00854405462045282" calcext:value-type="float">
            <text:p>0.009</text:p>
          </table:table-cell>
          <table:table-cell/>
          <table:table-cell table:formula="of:=[.$B33]*([.S$4]+[.$B33]*([.S$5]+[.$B33]*([.S$6]+[.$B33]*[.S$7])))/(1+[.$B33]*([.S$8]+[.$B33]*([.S$9]+[.$B33]*[.S$10])))" office:value-type="float" office:value="-1.34113147996013" calcext:value-type="float">
            <text:p>-1.341</text:p>
          </table:table-cell>
          <table:table-cell table:style-name="ce40" table:formula="of:=[.C33]-[.R33]" office:value-type="float" office:value="-0.00186852003987159" calcext:value-type="float">
            <text:p>-0.0019</text:p>
          </table:table-cell>
          <table:table-cell table:formula="of:=[.S33]*25.38" office:value-type="float" office:value="-0.047423038611941" calcext:value-type="float">
            <text:p>-0.047</text:p>
          </table:table-cell>
          <table:table-cell table:formula="of:=ABS([.T33])" office:value-type="float" office:value="0.047423038611941" calcext:value-type="float">
            <text:p>0.04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-34" calcext:value-type="float">
            <text:p>-34</text:p>
          </table:table-cell>
          <table:table-cell office:value-type="float" office:value="-1.305" calcext:value-type="float">
            <text:p>-1.305</text:p>
          </table:table-cell>
          <table:table-cell/>
          <table:table-cell table:formula="of:=[.$C34]*([.F$4]+[.$C34]*([.F$5]+[.$C34]*([.F$6]+[.$C34]*[.F$7])))/(1+[.$C34]*([.F$8]+[.$C34]*([.F$9]+[.$C34]*[.F$10])))" office:value-type="float" office:value="-33.9943405116286" calcext:value-type="float">
            <text:p>-33.99</text:p>
          </table:table-cell>
          <table:table-cell table:formula="of:=[.B34]-[.E34]" office:value-type="float" office:value="-0.00565948837135721" calcext:value-type="float">
            <text:p>-0.006</text:p>
          </table:table-cell>
          <table:table-cell table:formula="of:=ABS([.F34])" office:value-type="float" office:value="0.00565948837135721" calcext:value-type="float">
            <text:p>0.006</text:p>
          </table:table-cell>
          <table:table-cell/>
          <table:table-cell table:style-name="ce12" table:formula="of:=[.$C34]*([.J$4]+[.$C34]*([.J$5]+[.$C34]*([.J$6]+[.$C34]*[.J$7])))/(1+[.$C34]*([.J$8]+[.$C34]*([.J$9]+[.$C34]*[.J$10])))" office:value-type="float" office:value="-34.3626351630278" calcext:value-type="float">
            <text:p>-34.36</text:p>
          </table:table-cell>
          <table:table-cell table:formula="of:=[.B34]-[.I34]" office:value-type="float" office:value="0.362635163027797" calcext:value-type="float">
            <text:p>0.363</text:p>
          </table:table-cell>
          <table:table-cell table:formula="of:=ABS([.J34])" office:value-type="float" office:value="0.362635163027797" calcext:value-type="float">
            <text:p>0.363</text:p>
          </table:table-cell>
          <table:table-cell/>
          <table:table-cell table:formula="of:=[.$B34]*([.N$4]+[.$B34]*([.N$5]+[.$B34]*([.N$6]+[.$B34]*[.N$7])))/(1+[.$B34]*([.N$8]+[.$B34]*([.N$9]+[.$B34]*[.N$10])))" office:value-type="float" office:value="-1.30549255552024" calcext:value-type="float">
            <text:p>-1.305</text:p>
          </table:table-cell>
          <table:table-cell table:formula="of:=[.C34]-[.M34]" office:value-type="float" office:value="0.000492555520241078" calcext:value-type="float">
            <text:p>0.00049</text:p>
          </table:table-cell>
          <table:table-cell table:formula="of:=[.N34]*25.38" office:value-type="float" office:value="0.0125010591037186" calcext:value-type="float">
            <text:p>0.013</text:p>
          </table:table-cell>
          <table:table-cell table:formula="of:=ABS([.O34])" office:value-type="float" office:value="0.0125010591037186" calcext:value-type="float">
            <text:p>0.013</text:p>
          </table:table-cell>
          <table:table-cell/>
          <table:table-cell table:formula="of:=[.$B34]*([.S$4]+[.$B34]*([.S$5]+[.$B34]*([.S$6]+[.$B34]*[.S$7])))/(1+[.$B34]*([.S$8]+[.$B34]*([.S$9]+[.$B34]*[.S$10])))" office:value-type="float" office:value="-1.30424315562768" calcext:value-type="float">
            <text:p>-1.304</text:p>
          </table:table-cell>
          <table:table-cell table:style-name="ce40" table:formula="of:=[.C34]-[.R34]" office:value-type="float" office:value="-0.000756844372321597" calcext:value-type="float">
            <text:p>-0.0008</text:p>
          </table:table-cell>
          <table:table-cell table:formula="of:=[.S34]*25.38" office:value-type="float" office:value="-0.0192087101695221" calcext:value-type="float">
            <text:p>-0.019</text:p>
          </table:table-cell>
          <table:table-cell table:formula="of:=ABS([.T34])" office:value-type="float" office:value="0.0192087101695221" calcext:value-type="float">
            <text:p>0.01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-33" calcext:value-type="float">
            <text:p>-33</text:p>
          </table:table-cell>
          <table:table-cell office:value-type="float" office:value="-1.268" calcext:value-type="float">
            <text:p>-1.268</text:p>
          </table:table-cell>
          <table:table-cell/>
          <table:table-cell table:formula="of:=[.$C35]*([.F$4]+[.$C35]*([.F$5]+[.$C35]*([.F$6]+[.$C35]*[.F$7])))/(1+[.$C35]*([.F$8]+[.$C35]*([.F$9]+[.$C35]*[.F$10])))" office:value-type="float" office:value="-33.0017022039375" calcext:value-type="float">
            <text:p>-33.00</text:p>
          </table:table-cell>
          <table:table-cell table:formula="of:=[.B35]-[.E35]" office:value-type="float" office:value="0.00170220393745524" calcext:value-type="float">
            <text:p>0.002</text:p>
          </table:table-cell>
          <table:table-cell table:formula="of:=ABS([.F35])" office:value-type="float" office:value="0.00170220393745524" calcext:value-type="float">
            <text:p>0.002</text:p>
          </table:table-cell>
          <table:table-cell/>
          <table:table-cell table:style-name="ce12" table:formula="of:=[.$C35]*([.J$4]+[.$C35]*([.J$5]+[.$C35]*([.J$6]+[.$C35]*[.J$7])))/(1+[.$C35]*([.J$8]+[.$C35]*([.J$9]+[.$C35]*[.J$10])))" office:value-type="float" office:value="-33.2722110615643" calcext:value-type="float">
            <text:p>-33.27</text:p>
          </table:table-cell>
          <table:table-cell table:formula="of:=[.B35]-[.I35]" office:value-type="float" office:value="0.272211061564334" calcext:value-type="float">
            <text:p>0.272</text:p>
          </table:table-cell>
          <table:table-cell table:formula="of:=ABS([.J35])" office:value-type="float" office:value="0.272211061564334" calcext:value-type="float">
            <text:p>0.272</text:p>
          </table:table-cell>
          <table:table-cell/>
          <table:table-cell table:formula="of:=[.$B35]*([.N$4]+[.$B35]*([.N$5]+[.$B35]*([.N$6]+[.$B35]*[.N$7])))/(1+[.$B35]*([.N$8]+[.$B35]*([.N$9]+[.$B35]*[.N$10])))" office:value-type="float" office:value="-1.26824097985411" calcext:value-type="float">
            <text:p>-1.268</text:p>
          </table:table-cell>
          <table:table-cell table:formula="of:=[.C35]-[.M35]" office:value-type="float" office:value="0.000240979854111867" calcext:value-type="float">
            <text:p>0.00024</text:p>
          </table:table-cell>
          <table:table-cell table:formula="of:=[.N35]*25.38" office:value-type="float" office:value="0.00611606869735918" calcext:value-type="float">
            <text:p>0.006</text:p>
          </table:table-cell>
          <table:table-cell table:formula="of:=ABS([.O35])" office:value-type="float" office:value="0.00611606869735918" calcext:value-type="float">
            <text:p>0.006</text:p>
          </table:table-cell>
          <table:table-cell/>
          <table:table-cell table:formula="of:=[.$B35]*([.S$4]+[.$B35]*([.S$5]+[.$B35]*([.S$6]+[.$B35]*[.S$7])))/(1+[.$B35]*([.S$8]+[.$B35]*([.S$9]+[.$B35]*[.S$10])))" office:value-type="float" office:value="-1.26724856514171" calcext:value-type="float">
            <text:p>-1.267</text:p>
          </table:table-cell>
          <table:table-cell table:style-name="ce40" table:formula="of:=[.C35]-[.R35]" office:value-type="float" office:value="-0.000751434858291322" calcext:value-type="float">
            <text:p>-0.0008</text:p>
          </table:table-cell>
          <table:table-cell table:formula="of:=[.S35]*25.38" office:value-type="float" office:value="-0.0190714167034338" calcext:value-type="float">
            <text:p>-0.019</text:p>
          </table:table-cell>
          <table:table-cell table:formula="of:=ABS([.T35])" office:value-type="float" office:value="0.0190714167034338" calcext:value-type="float">
            <text:p>0.01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-32" calcext:value-type="float">
            <text:p>-32</text:p>
          </table:table-cell>
          <table:table-cell office:value-type="float" office:value="-1.231" calcext:value-type="float">
            <text:p>-1.231</text:p>
          </table:table-cell>
          <table:table-cell/>
          <table:table-cell table:formula="of:=[.$C36]*([.F$4]+[.$C36]*([.F$5]+[.$C36]*([.F$6]+[.$C36]*[.F$7])))/(1+[.$C36]*([.F$8]+[.$C36]*([.F$9]+[.$C36]*[.F$10])))" office:value-type="float" office:value="-32.0110626876842" calcext:value-type="float">
            <text:p>-32.01</text:p>
          </table:table-cell>
          <table:table-cell table:formula="of:=[.B36]-[.E36]" office:value-type="float" office:value="0.0110626876842161" calcext:value-type="float">
            <text:p>0.011</text:p>
          </table:table-cell>
          <table:table-cell table:formula="of:=ABS([.F36])" office:value-type="float" office:value="0.0110626876842161" calcext:value-type="float">
            <text:p>0.011</text:p>
          </table:table-cell>
          <table:table-cell/>
          <table:table-cell table:style-name="ce12" table:formula="of:=[.$C36]*([.J$4]+[.$C36]*([.J$5]+[.$C36]*([.J$6]+[.$C36]*[.J$7])))/(1+[.$C36]*([.J$8]+[.$C36]*([.J$9]+[.$C36]*[.J$10])))" office:value-type="float" office:value="-32.2095862127664" calcext:value-type="float">
            <text:p>-32.21</text:p>
          </table:table-cell>
          <table:table-cell table:formula="of:=[.B36]-[.I36]" office:value-type="float" office:value="0.209586212766368" calcext:value-type="float">
            <text:p>0.210</text:p>
          </table:table-cell>
          <table:table-cell table:formula="of:=ABS([.J36])" office:value-type="float" office:value="0.209586212766368" calcext:value-type="float">
            <text:p>0.210</text:p>
          </table:table-cell>
          <table:table-cell/>
          <table:table-cell table:formula="of:=[.$B36]*([.N$4]+[.$B36]*([.N$5]+[.$B36]*([.N$6]+[.$B36]*[.N$7])))/(1+[.$B36]*([.N$8]+[.$B36]*([.N$9]+[.$B36]*[.N$10])))" office:value-type="float" office:value="-1.23090975330578" calcext:value-type="float">
            <text:p>-1.231</text:p>
          </table:table-cell>
          <table:table-cell table:formula="of:=[.C36]-[.M36]" office:value-type="float" office:value="-0.0000902466942249713" calcext:value-type="float">
            <text:p>-0.00009</text:p>
          </table:table-cell>
          <table:table-cell table:formula="of:=[.N36]*25.38" office:value-type="float" office:value="-0.00229046109942977" calcext:value-type="float">
            <text:p>-0.002</text:p>
          </table:table-cell>
          <table:table-cell table:formula="of:=ABS([.O36])" office:value-type="float" office:value="0.00229046109942977" calcext:value-type="float">
            <text:p>0.002</text:p>
          </table:table-cell>
          <table:table-cell/>
          <table:table-cell table:formula="of:=[.$B36]*([.S$4]+[.$B36]*([.S$5]+[.$B36]*([.S$6]+[.$B36]*[.S$7])))/(1+[.$B36]*([.S$8]+[.$B36]*([.S$9]+[.$B36]*[.S$10])))" office:value-type="float" office:value="-1.2301502120885" calcext:value-type="float">
            <text:p>-1.230</text:p>
          </table:table-cell>
          <table:table-cell table:style-name="ce40" table:formula="of:=[.C36]-[.R36]" office:value-type="float" office:value="-0.000849787911500366" calcext:value-type="float">
            <text:p>-0.0008</text:p>
          </table:table-cell>
          <table:table-cell table:formula="of:=[.S36]*25.38" office:value-type="float" office:value="-0.0215676171938793" calcext:value-type="float">
            <text:p>-0.022</text:p>
          </table:table-cell>
          <table:table-cell table:formula="of:=ABS([.T36])" office:value-type="float" office:value="0.0215676171938793" calcext:value-type="float">
            <text:p>0.02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-31" calcext:value-type="float">
            <text:p>-31</text:p>
          </table:table-cell>
          <table:table-cell office:value-type="float" office:value="-1.194" calcext:value-type="float">
            <text:p>-1.194</text:p>
          </table:table-cell>
          <table:table-cell/>
          <table:table-cell table:formula="of:=[.$C37]*([.F$4]+[.$C37]*([.F$5]+[.$C37]*([.F$6]+[.$C37]*[.F$7])))/(1+[.$C37]*([.F$8]+[.$C37]*([.F$9]+[.$C37]*[.F$10])))" office:value-type="float" office:value="-31.0223880233516" calcext:value-type="float">
            <text:p>-31.02</text:p>
          </table:table-cell>
          <table:table-cell table:formula="of:=[.B37]-[.E37]" office:value-type="float" office:value="0.0223880233515992" calcext:value-type="float">
            <text:p>0.022</text:p>
          </table:table-cell>
          <table:table-cell table:formula="of:=ABS([.F37])" office:value-type="float" office:value="0.0223880233515992" calcext:value-type="float">
            <text:p>0.022</text:p>
          </table:table-cell>
          <table:table-cell/>
          <table:table-cell table:style-name="ce12" table:formula="of:=[.$C37]*([.J$4]+[.$C37]*([.J$5]+[.$C37]*([.J$6]+[.$C37]*[.J$7])))/(1+[.$C37]*([.J$8]+[.$C37]*([.J$9]+[.$C37]*[.J$10])))" office:value-type="float" office:value="-31.1668630170381" calcext:value-type="float">
            <text:p>-31.17</text:p>
          </table:table-cell>
          <table:table-cell table:formula="of:=[.B37]-[.I37]" office:value-type="float" office:value="0.166863017038065" calcext:value-type="float">
            <text:p>0.167</text:p>
          </table:table-cell>
          <table:table-cell table:formula="of:=ABS([.J37])" office:value-type="float" office:value="0.166863017038065" calcext:value-type="float">
            <text:p>0.167</text:p>
          </table:table-cell>
          <table:table-cell/>
          <table:table-cell table:formula="of:=[.$B37]*([.N$4]+[.$B37]*([.N$5]+[.$B37]*([.N$6]+[.$B37]*[.N$7])))/(1+[.$B37]*([.N$8]+[.$B37]*([.N$9]+[.$B37]*[.N$10])))" office:value-type="float" office:value="-1.1934999787726" calcext:value-type="float">
            <text:p>-1.193</text:p>
          </table:table-cell>
          <table:table-cell table:formula="of:=[.C37]-[.M37]" office:value-type="float" office:value="-0.000500021227395342" calcext:value-type="float">
            <text:p>-0.00050</text:p>
          </table:table-cell>
          <table:table-cell table:formula="of:=[.N37]*25.38" office:value-type="float" office:value="-0.0126905387512938" calcext:value-type="float">
            <text:p>-0.013</text:p>
          </table:table-cell>
          <table:table-cell table:formula="of:=ABS([.O37])" office:value-type="float" office:value="0.0126905387512938" calcext:value-type="float">
            <text:p>0.013</text:p>
          </table:table-cell>
          <table:table-cell/>
          <table:table-cell table:formula="of:=[.$B37]*([.S$4]+[.$B37]*([.S$5]+[.$B37]*([.S$6]+[.$B37]*[.S$7])))/(1+[.$B37]*([.S$8]+[.$B37]*([.S$9]+[.$B37]*[.S$10])))" office:value-type="float" office:value="-1.1929505228724" calcext:value-type="float">
            <text:p>-1.193</text:p>
          </table:table-cell>
          <table:table-cell table:style-name="ce40" table:formula="of:=[.C37]-[.R37]" office:value-type="float" office:value="-0.00104947712760195" calcext:value-type="float">
            <text:p>-0.0010</text:p>
          </table:table-cell>
          <table:table-cell table:formula="of:=[.S37]*25.38" office:value-type="float" office:value="-0.0266357294985375" calcext:value-type="float">
            <text:p>-0.027</text:p>
          </table:table-cell>
          <table:table-cell table:formula="of:=ABS([.T37])" office:value-type="float" office:value="0.0266357294985375" calcext:value-type="float">
            <text:p>0.02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-30" calcext:value-type="float">
            <text:p>-30</text:p>
          </table:table-cell>
          <table:table-cell office:value-type="float" office:value="-1.156" calcext:value-type="float">
            <text:p>-1.156</text:p>
          </table:table-cell>
          <table:table-cell/>
          <table:table-cell table:formula="of:=[.$C38]*([.F$4]+[.$C38]*([.F$5]+[.$C38]*([.F$6]+[.$C38]*[.F$7])))/(1+[.$C38]*([.F$8]+[.$C38]*([.F$9]+[.$C38]*[.F$10])))" office:value-type="float" office:value="-30.0090028441655" calcext:value-type="float">
            <text:p>-30.01</text:p>
          </table:table-cell>
          <table:table-cell table:formula="of:=[.B38]-[.E38]" office:value-type="float" office:value="0.00900284416552211" calcext:value-type="float">
            <text:p>0.009</text:p>
          </table:table-cell>
          <table:table-cell table:formula="of:=ABS([.F38])" office:value-type="float" office:value="0.00900284416552211" calcext:value-type="float">
            <text:p>0.009</text:p>
          </table:table-cell>
          <table:table-cell/>
          <table:table-cell table:style-name="ce12" table:formula="of:=[.$C38]*([.J$4]+[.$C38]*([.J$5]+[.$C38]*([.J$6]+[.$C38]*[.J$7])))/(1+[.$C38]*([.J$8]+[.$C38]*([.J$9]+[.$C38]*[.J$10])))" office:value-type="float" office:value="-30.1113590821739" calcext:value-type="float">
            <text:p>-30.11</text:p>
          </table:table-cell>
          <table:table-cell table:formula="of:=[.B38]-[.I38]" office:value-type="float" office:value="0.111359082173873" calcext:value-type="float">
            <text:p>0.111</text:p>
          </table:table-cell>
          <table:table-cell table:formula="of:=ABS([.J38])" office:value-type="float" office:value="0.111359082173873" calcext:value-type="float">
            <text:p>0.111</text:p>
          </table:table-cell>
          <table:table-cell/>
          <table:table-cell table:formula="of:=[.$B38]*([.N$4]+[.$B38]*([.N$5]+[.$B38]*([.N$6]+[.$B38]*[.N$7])))/(1+[.$B38]*([.N$8]+[.$B38]*([.N$9]+[.$B38]*[.N$10])))" office:value-type="float" office:value="-1.15601273723438" calcext:value-type="float">
            <text:p>-1.156</text:p>
          </table:table-cell>
          <table:table-cell table:formula="of:=[.C38]-[.M38]" office:value-type="float" office:value="0.0000127372343845522" calcext:value-type="float">
            <text:p>0.00001</text:p>
          </table:table-cell>
          <table:table-cell table:formula="of:=[.N38]*25.38" office:value-type="float" office:value="0.000323271008679935" calcext:value-type="float">
            <text:p>0.000</text:p>
          </table:table-cell>
          <table:table-cell table:formula="of:=ABS([.O38])" office:value-type="float" office:value="0.000323271008679935" calcext:value-type="float">
            <text:p>0.000</text:p>
          </table:table-cell>
          <table:table-cell/>
          <table:table-cell table:formula="of:=[.$B38]*([.S$4]+[.$B38]*([.S$5]+[.$B38]*([.S$6]+[.$B38]*[.S$7])))/(1+[.$B38]*([.S$8]+[.$B38]*([.S$9]+[.$B38]*[.S$10])))" office:value-type="float" office:value="-1.15565184978368" calcext:value-type="float">
            <text:p>-1.156</text:p>
          </table:table-cell>
          <table:table-cell table:style-name="ce40" table:formula="of:=[.C38]-[.R38]" office:value-type="float" office:value="-0.000348150216317622" calcext:value-type="float">
            <text:p>-0.0003</text:p>
          </table:table-cell>
          <table:table-cell table:formula="of:=[.S38]*25.38" office:value-type="float" office:value="-0.00883605249014125" calcext:value-type="float">
            <text:p>-0.009</text:p>
          </table:table-cell>
          <table:table-cell table:formula="of:=ABS([.T38])" office:value-type="float" office:value="0.00883605249014125" calcext:value-type="float">
            <text:p>0.00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-29" calcext:value-type="float">
            <text:p>-29</text:p>
          </table:table-cell>
          <table:table-cell office:value-type="float" office:value="-1.119" calcext:value-type="float">
            <text:p>-1.119</text:p>
          </table:table-cell>
          <table:table-cell/>
          <table:table-cell table:formula="of:=[.$C39]*([.F$4]+[.$C39]*([.F$5]+[.$C39]*([.F$6]+[.$C39]*[.F$7])))/(1+[.$C39]*([.F$8]+[.$C39]*([.F$9]+[.$C39]*[.F$10])))" office:value-type="float" office:value="-29.0242101184681" calcext:value-type="float">
            <text:p>-29.02</text:p>
          </table:table-cell>
          <table:table-cell table:formula="of:=[.B39]-[.E39]" office:value-type="float" office:value="0.0242101184680799" calcext:value-type="float">
            <text:p>0.024</text:p>
          </table:table-cell>
          <table:table-cell table:formula="of:=ABS([.F39])" office:value-type="float" office:value="0.0242101184680799" calcext:value-type="float">
            <text:p>0.024</text:p>
          </table:table-cell>
          <table:table-cell/>
          <table:table-cell table:style-name="ce12" table:formula="of:=[.$C39]*([.J$4]+[.$C39]*([.J$5]+[.$C39]*([.J$6]+[.$C39]*[.J$7])))/(1+[.$C39]*([.J$8]+[.$C39]*([.J$9]+[.$C39]*[.J$10])))" office:value-type="float" office:value="-29.095159057272" calcext:value-type="float">
            <text:p>-29.10</text:p>
          </table:table-cell>
          <table:table-cell table:formula="of:=[.B39]-[.I39]" office:value-type="float" office:value="0.0951590572719852" calcext:value-type="float">
            <text:p>0.095</text:p>
          </table:table-cell>
          <table:table-cell table:formula="of:=ABS([.J39])" office:value-type="float" office:value="0.0951590572719852" calcext:value-type="float">
            <text:p>0.095</text:p>
          </table:table-cell>
          <table:table-cell/>
          <table:table-cell table:formula="of:=[.$B39]*([.N$4]+[.$B39]*([.N$5]+[.$B39]*([.N$6]+[.$B39]*[.N$7])))/(1+[.$B39]*([.N$8]+[.$B39]*([.N$9]+[.$B39]*[.N$10])))" office:value-type="float" office:value="-1.1184490884034" calcext:value-type="float">
            <text:p>-1.118</text:p>
          </table:table-cell>
          <table:table-cell table:formula="of:=[.C39]-[.M39]" office:value-type="float" office:value="-0.000550911596596704" calcext:value-type="float">
            <text:p>-0.00055</text:p>
          </table:table-cell>
          <table:table-cell table:formula="of:=[.N39]*25.38" office:value-type="float" office:value="-0.0139821363216243" calcext:value-type="float">
            <text:p>-0.014</text:p>
          </table:table-cell>
          <table:table-cell table:formula="of:=ABS([.O39])" office:value-type="float" office:value="0.0139821363216243" calcext:value-type="float">
            <text:p>0.014</text:p>
          </table:table-cell>
          <table:table-cell/>
          <table:table-cell table:formula="of:=[.$B39]*([.S$4]+[.$B39]*([.S$5]+[.$B39]*([.S$6]+[.$B39]*[.S$7])))/(1+[.$B39]*([.S$8]+[.$B39]*([.S$9]+[.$B39]*[.S$10])))" office:value-type="float" office:value="-1.11825647393782" calcext:value-type="float">
            <text:p>-1.118</text:p>
          </table:table-cell>
          <table:table-cell table:style-name="ce40" table:formula="of:=[.C39]-[.R39]" office:value-type="float" office:value="-0.000743526062178646" calcext:value-type="float">
            <text:p>-0.0007</text:p>
          </table:table-cell>
          <table:table-cell table:formula="of:=[.S39]*25.38" office:value-type="float" office:value="-0.018870691458094" calcext:value-type="float">
            <text:p>-0.019</text:p>
          </table:table-cell>
          <table:table-cell table:formula="of:=ABS([.T39])" office:value-type="float" office:value="0.018870691458094" calcext:value-type="float">
            <text:p>0.01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-28" calcext:value-type="float">
            <text:p>-28</text:p>
          </table:table-cell>
          <table:table-cell office:value-type="float" office:value="-1.081" calcext:value-type="float">
            <text:p>-1.081</text:p>
          </table:table-cell>
          <table:table-cell/>
          <table:table-cell table:formula="of:=[.$C40]*([.F$4]+[.$C40]*([.F$5]+[.$C40]*([.F$6]+[.$C40]*[.F$7])))/(1+[.$C40]*([.F$8]+[.$C40]*([.F$9]+[.$C40]*[.F$10])))" office:value-type="float" office:value="-28.0147443172397" calcext:value-type="float">
            <text:p>-28.01</text:p>
          </table:table-cell>
          <table:table-cell table:formula="of:=[.B40]-[.E40]" office:value-type="float" office:value="0.0147443172396677" calcext:value-type="float">
            <text:p>0.015</text:p>
          </table:table-cell>
          <table:table-cell table:formula="of:=ABS([.F40])" office:value-type="float" office:value="0.0147443172396677" calcext:value-type="float">
            <text:p>0.015</text:p>
          </table:table-cell>
          <table:table-cell/>
          <table:table-cell table:style-name="ce12" table:formula="of:=[.$C40]*([.J$4]+[.$C40]*([.J$5]+[.$C40]*([.J$6]+[.$C40]*[.J$7])))/(1+[.$C40]*([.J$8]+[.$C40]*([.J$9]+[.$C40]*[.J$10])))" office:value-type="float" office:value="-28.0608399565943" calcext:value-type="float">
            <text:p>-28.06</text:p>
          </table:table-cell>
          <table:table-cell table:formula="of:=[.B40]-[.I40]" office:value-type="float" office:value="0.0608399565942683" calcext:value-type="float">
            <text:p>0.061</text:p>
          </table:table-cell>
          <table:table-cell table:formula="of:=ABS([.J40])" office:value-type="float" office:value="0.0608399565942683" calcext:value-type="float">
            <text:p>0.061</text:p>
          </table:table-cell>
          <table:table-cell/>
          <table:table-cell table:formula="of:=[.$B40]*([.N$4]+[.$B40]*([.N$5]+[.$B40]*([.N$6]+[.$B40]*[.N$7])))/(1+[.$B40]*([.N$8]+[.$B40]*([.N$9]+[.$B40]*[.N$10])))" office:value-type="float" office:value="-1.08081007135804" calcext:value-type="float">
            <text:p>-1.081</text:p>
          </table:table-cell>
          <table:table-cell table:formula="of:=[.C40]-[.M40]" office:value-type="float" office:value="-0.000189928641962656" calcext:value-type="float">
            <text:p>-0.00019</text:p>
          </table:table-cell>
          <table:table-cell table:formula="of:=[.N40]*25.38" office:value-type="float" office:value="-0.0048203889330122" calcext:value-type="float">
            <text:p>-0.005</text:p>
          </table:table-cell>
          <table:table-cell table:formula="of:=ABS([.O40])" office:value-type="float" office:value="0.0048203889330122" calcext:value-type="float">
            <text:p>0.005</text:p>
          </table:table-cell>
          <table:table-cell/>
          <table:table-cell table:formula="of:=[.$B40]*([.S$4]+[.$B40]*([.S$5]+[.$B40]*([.S$6]+[.$B40]*[.S$7])))/(1+[.$B40]*([.S$8]+[.$B40]*([.S$9]+[.$B40]*[.S$10])))" office:value-type="float" office:value="-1.08076660809476" calcext:value-type="float">
            <text:p>-1.081</text:p>
          </table:table-cell>
          <table:table-cell table:style-name="ce40" table:formula="of:=[.C40]-[.R40]" office:value-type="float" office:value="-0.000233391905239522" calcext:value-type="float">
            <text:p>-0.0002</text:p>
          </table:table-cell>
          <table:table-cell table:formula="of:=[.S40]*25.38" office:value-type="float" office:value="-0.00592348655497906" calcext:value-type="float">
            <text:p>-0.006</text:p>
          </table:table-cell>
          <table:table-cell table:formula="of:=ABS([.T40])" office:value-type="float" office:value="0.00592348655497906" calcext:value-type="float">
            <text:p>0.006</text:p>
          </table:table-cell>
          <table:table-cell/>
          <table:table-cell table:style-name="ce2" office:value-type="string" calcext:value-type="string">
            <text:p>Compute V from T for T=-50 to +500 :</text:p>
          </table:table-cell>
          <table:table-cell table:number-columns-repeated="1001"/>
        </table:table-row>
        <table:table-row table:style-name="ro2">
          <table:table-cell/>
          <table:table-cell office:value-type="float" office:value="-27" calcext:value-type="float">
            <text:p>-27</text:p>
          </table:table-cell>
          <table:table-cell office:value-type="float" office:value="-1.043" calcext:value-type="float">
            <text:p>-1.043</text:p>
          </table:table-cell>
          <table:table-cell/>
          <table:table-cell table:formula="of:=[.$C41]*([.F$4]+[.$C41]*([.F$5]+[.$C41]*([.F$6]+[.$C41]*[.F$7])))/(1+[.$C41]*([.F$8]+[.$C41]*([.F$9]+[.$C41]*[.F$10])))" office:value-type="float" office:value="-27.0072142213389" calcext:value-type="float">
            <text:p>-27.01</text:p>
          </table:table-cell>
          <table:table-cell table:formula="of:=[.B41]-[.E41]" office:value-type="float" office:value="0.00721422133887373" calcext:value-type="float">
            <text:p>0.007</text:p>
          </table:table-cell>
          <table:table-cell table:formula="of:=ABS([.F41])" office:value-type="float" office:value="0.00721422133887373" calcext:value-type="float">
            <text:p>0.007</text:p>
          </table:table-cell>
          <table:table-cell/>
          <table:table-cell table:style-name="ce12" table:formula="of:=[.$C41]*([.J$4]+[.$C41]*([.J$5]+[.$C41]*([.J$6]+[.$C41]*[.J$7])))/(1+[.$C41]*([.J$8]+[.$C41]*([.J$9]+[.$C41]*[.J$10])))" office:value-type="float" office:value="-27.0341873608482" calcext:value-type="float">
            <text:p>-27.03</text:p>
          </table:table-cell>
          <table:table-cell table:formula="of:=[.B41]-[.I41]" office:value-type="float" office:value="0.0341873608481684" calcext:value-type="float">
            <text:p>0.034</text:p>
          </table:table-cell>
          <table:table-cell table:formula="of:=ABS([.J41])" office:value-type="float" office:value="0.0341873608481684" calcext:value-type="float">
            <text:p>0.034</text:p>
          </table:table-cell>
          <table:table-cell/>
          <table:table-cell table:formula="of:=[.$B41]*([.N$4]+[.$B41]*([.N$5]+[.$B41]*([.N$6]+[.$B41]*[.N$7])))/(1+[.$B41]*([.N$8]+[.$B41]*([.N$9]+[.$B41]*[.N$10])))" office:value-type="float" office:value="-1.04309670516049" calcext:value-type="float">
            <text:p>-1.043</text:p>
          </table:table-cell>
          <table:table-cell table:formula="of:=[.C41]-[.M41]" office:value-type="float" office:value="0.00009670516049054" calcext:value-type="float">
            <text:p>0.00010</text:p>
          </table:table-cell>
          <table:table-cell table:formula="of:=[.N41]*25.38" office:value-type="float" office:value="0.00245437697324991" calcext:value-type="float">
            <text:p>0.002</text:p>
          </table:table-cell>
          <table:table-cell table:formula="of:=ABS([.O41])" office:value-type="float" office:value="0.00245437697324991" calcext:value-type="float">
            <text:p>0.002</text:p>
          </table:table-cell>
          <table:table-cell/>
          <table:table-cell table:formula="of:=[.$B41]*([.S$4]+[.$B41]*([.S$5]+[.$B41]*([.S$6]+[.$B41]*[.S$7])))/(1+[.$B41]*([.S$8]+[.$B41]*([.S$9]+[.$B41]*[.S$10])))" office:value-type="float" office:value="-1.04318439936663" calcext:value-type="float">
            <text:p>-1.043</text:p>
          </table:table-cell>
          <table:table-cell table:style-name="ce40" table:formula="of:=[.C41]-[.R41]" office:value-type="float" office:value="0.000184399366627064" calcext:value-type="float">
            <text:p>0.0002</text:p>
          </table:table-cell>
          <table:table-cell table:formula="of:=[.S41]*25.38" office:value-type="float" office:value="0.00468005592499488" calcext:value-type="float">
            <text:p>0.005</text:p>
          </table:table-cell>
          <table:table-cell table:formula="of:=ABS([.T41])" office:value-type="float" office:value="0.00468005592499488" calcext:value-type="float">
            <text:p>0.005</text:p>
          </table:table-cell>
          <table:table-cell table:number-columns-repeated="2"/>
          <table:table-cell table:style-name="ce1" office:value-type="string" calcext:value-type="string">
            <text:p>(m1*m0+m2*m0*m0+m3*m0*m0*m0+m4*m0*m0*m0*m0)/(1+m5*m0+m6*m0*m0+m7*m0*m0*m0);</text:p>
          </table:table-cell>
          <table:table-cell table:number-columns-repeated="1000"/>
        </table:table-row>
        <table:table-row table:style-name="ro2">
          <table:table-cell/>
          <table:table-cell office:value-type="float" office:value="-26" calcext:value-type="float">
            <text:p>-26</text:p>
          </table:table-cell>
          <table:table-cell office:value-type="float" office:value="-1.006" calcext:value-type="float">
            <text:p>-1.006</text:p>
          </table:table-cell>
          <table:table-cell/>
          <table:table-cell table:formula="of:=[.$C42]*([.F$4]+[.$C42]*([.F$5]+[.$C42]*([.F$6]+[.$C42]*[.F$7])))/(1+[.$C42]*([.F$8]+[.$C42]*([.F$9]+[.$C42]*[.F$10])))" office:value-type="float" office:value="-26.0280269250787" calcext:value-type="float">
            <text:p>-26.03</text:p>
          </table:table-cell>
          <table:table-cell table:formula="of:=[.B42]-[.E42]" office:value-type="float" office:value="0.0280269250787235" calcext:value-type="float">
            <text:p>0.028</text:p>
          </table:table-cell>
          <table:table-cell table:formula="of:=ABS([.F42])" office:value-type="float" office:value="0.0280269250787235" calcext:value-type="float">
            <text:p>0.028</text:p>
          </table:table-cell>
          <table:table-cell/>
          <table:table-cell table:style-name="ce12" table:formula="of:=[.$C42]*([.J$4]+[.$C42]*([.J$5]+[.$C42]*([.J$6]+[.$C42]*[.J$7])))/(1+[.$C42]*([.J$8]+[.$C42]*([.J$9]+[.$C42]*[.J$10])))" office:value-type="float" office:value="-26.0406452210641" calcext:value-type="float">
            <text:p>-26.04</text:p>
          </table:table-cell>
          <table:table-cell table:formula="of:=[.B42]-[.I42]" office:value-type="float" office:value="0.0406452210641142" calcext:value-type="float">
            <text:p>0.041</text:p>
          </table:table-cell>
          <table:table-cell table:formula="of:=ABS([.J42])" office:value-type="float" office:value="0.0406452210641142" calcext:value-type="float">
            <text:p>0.041</text:p>
          </table:table-cell>
          <table:table-cell/>
          <table:table-cell table:formula="of:=[.$B42]*([.N$4]+[.$B42]*([.N$5]+[.$B42]*([.N$6]+[.$B42]*[.N$7])))/(1+[.$B42]*([.N$8]+[.$B42]*([.N$9]+[.$B42]*[.N$10])))" office:value-type="float" office:value="-1.00530998945934" calcext:value-type="float">
            <text:p>-1.005</text:p>
          </table:table-cell>
          <table:table-cell table:formula="of:=[.C42]-[.M42]" office:value-type="float" office:value="-0.000690010540655983" calcext:value-type="float">
            <text:p>-0.00069</text:p>
          </table:table-cell>
          <table:table-cell table:formula="of:=[.N42]*25.38" office:value-type="float" office:value="-0.0175124675218489" calcext:value-type="float">
            <text:p>-0.018</text:p>
          </table:table-cell>
          <table:table-cell table:formula="of:=ABS([.O42])" office:value-type="float" office:value="0.0175124675218489" calcext:value-type="float">
            <text:p>0.018</text:p>
          </table:table-cell>
          <table:table-cell/>
          <table:table-cell table:formula="of:=[.$B42]*([.S$4]+[.$B42]*([.S$5]+[.$B42]*([.S$6]+[.$B42]*[.S$7])))/(1+[.$B42]*([.S$8]+[.$B42]*([.S$9]+[.$B42]*[.S$10])))" office:value-type="float" office:value="-1.00551193182205" calcext:value-type="float">
            <text:p>-1.006</text:p>
          </table:table-cell>
          <table:table-cell table:style-name="ce40" table:formula="of:=[.C42]-[.R42]" office:value-type="float" office:value="-0.000488068177945999" calcext:value-type="float">
            <text:p>-0.0005</text:p>
          </table:table-cell>
          <table:table-cell table:formula="of:=[.S42]*25.38" office:value-type="float" office:value="-0.0123871703562695" calcext:value-type="float">
            <text:p>-0.012</text:p>
          </table:table-cell>
          <table:table-cell table:formula="of:=ABS([.T42])" office:value-type="float" office:value="0.0123871703562695" calcext:value-type="float">
            <text:p>0.012</text:p>
          </table:table-cell>
          <table:table-cell/>
          <table:table-cell>
            <draw:frame table:end-cell-address="'Type K TC Fit'.AC59" table:end-x="9.5pt" table:end-y="6.77pt" draw:z-index="1" draw:name="Picture 4" draw:style-name="gr1" draw:text-style-name="P1" svg:width="277.48pt" svg:height="212.26pt" svg:x="33.82pt" svg:y="11.25pt">
              <draw:image xlink:href="Pictures/200000A60000248500001D376C430F6A1E25C544.wmf" xlink:type="simple" xlink:show="embed" xlink:actuate="onLoad">
                <text:p/>
              </draw:image>
            </draw:frame>
          </table:table-cell>
          <table:table-cell table:number-columns-repeated="1001"/>
        </table:table-row>
        <table:table-row table:style-name="ro2">
          <table:table-cell/>
          <table:table-cell office:value-type="float" office:value="-25" calcext:value-type="float">
            <text:p>-25</text:p>
          </table:table-cell>
          <table:table-cell office:value-type="float" office:value="-0.968" calcext:value-type="float">
            <text:p>-0.968</text:p>
          </table:table-cell>
          <table:table-cell/>
          <table:table-cell table:formula="of:=[.$C43]*([.F$4]+[.$C43]*([.F$5]+[.$C43]*([.F$6]+[.$C43]*[.F$7])))/(1+[.$C43]*([.F$8]+[.$C43]*([.F$9]+[.$C43]*[.F$10])))" office:value-type="float" office:value="-25.0242221599617" calcext:value-type="float">
            <text:p>-25.02</text:p>
          </table:table-cell>
          <table:table-cell table:formula="of:=[.B43]-[.E43]" office:value-type="float" office:value="0.0242221599617061" calcext:value-type="float">
            <text:p>0.024</text:p>
          </table:table-cell>
          <table:table-cell table:formula="of:=ABS([.F43])" office:value-type="float" office:value="0.0242221599617061" calcext:value-type="float">
            <text:p>0.024</text:p>
          </table:table-cell>
          <table:table-cell/>
          <table:table-cell table:style-name="ce12" table:formula="of:=[.$C43]*([.J$4]+[.$C43]*([.J$5]+[.$C43]*([.J$6]+[.$C43]*[.J$7])))/(1+[.$C43]*([.J$8]+[.$C43]*([.J$9]+[.$C43]*[.J$10])))" office:value-type="float" office:value="-25.0255281246077" calcext:value-type="float">
            <text:p>-25.03</text:p>
          </table:table-cell>
          <table:table-cell table:formula="of:=[.B43]-[.I43]" office:value-type="float" office:value="0.0255281246077459" calcext:value-type="float">
            <text:p>0.026</text:p>
          </table:table-cell>
          <table:table-cell table:formula="of:=ABS([.J43])" office:value-type="float" office:value="0.0255281246077459" calcext:value-type="float">
            <text:p>0.026</text:p>
          </table:table-cell>
          <table:table-cell/>
          <table:table-cell table:formula="of:=[.$B43]*([.N$4]+[.$B43]*([.N$5]+[.$B43]*([.N$6]+[.$B43]*[.N$7])))/(1+[.$B43]*([.N$8]+[.$B43]*([.N$9]+[.$B43]*[.N$10])))" office:value-type="float" office:value="-0.967450905077529" calcext:value-type="float">
            <text:p>-0.967</text:p>
          </table:table-cell>
          <table:table-cell table:formula="of:=[.C43]-[.M43]" office:value-type="float" office:value="-0.00054909492247146" calcext:value-type="float">
            <text:p>-0.00055</text:p>
          </table:table-cell>
          <table:table-cell table:formula="of:=[.N43]*25.38" office:value-type="float" office:value="-0.0139360291323257" calcext:value-type="float">
            <text:p>-0.014</text:p>
          </table:table-cell>
          <table:table-cell table:formula="of:=ABS([.O43])" office:value-type="float" office:value="0.0139360291323257" calcext:value-type="float">
            <text:p>0.014</text:p>
          </table:table-cell>
          <table:table-cell/>
          <table:table-cell table:formula="of:=[.$B43]*([.S$4]+[.$B43]*([.S$5]+[.$B43]*([.S$6]+[.$B43]*[.S$7])))/(1+[.$B43]*([.S$8]+[.$B43]*([.S$9]+[.$B43]*[.S$10])))" office:value-type="float" office:value="-0.967751228995189" calcext:value-type="float">
            <text:p>-0.968</text:p>
          </table:table-cell>
          <table:table-cell table:style-name="ce40" table:formula="of:=[.C43]-[.R43]" office:value-type="float" office:value="-0.000248771004811354" calcext:value-type="float">
            <text:p>-0.0002</text:p>
          </table:table-cell>
          <table:table-cell table:formula="of:=[.S43]*25.38" office:value-type="float" office:value="-0.00631380810211218" calcext:value-type="float">
            <text:p>-0.006</text:p>
          </table:table-cell>
          <table:table-cell table:formula="of:=ABS([.T43])" office:value-type="float" office:value="0.00631380810211218" calcext:value-type="float">
            <text:p>0.00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-24" calcext:value-type="float">
            <text:p>-24</text:p>
          </table:table-cell>
          <table:table-cell office:value-type="float" office:value="-0.93" calcext:value-type="float">
            <text:p>-0.930</text:p>
          </table:table-cell>
          <table:table-cell/>
          <table:table-cell table:formula="of:=[.$C44]*([.F$4]+[.$C44]*([.F$5]+[.$C44]*([.F$6]+[.$C44]*[.F$7])))/(1+[.$C44]*([.F$8]+[.$C44]*([.F$9]+[.$C44]*[.F$10])))" office:value-type="float" office:value="-24.0222581509227" calcext:value-type="float">
            <text:p>-24.02</text:p>
          </table:table-cell>
          <table:table-cell table:formula="of:=[.B44]-[.E44]" office:value-type="float" office:value="0.0222581509226742" calcext:value-type="float">
            <text:p>0.022</text:p>
          </table:table-cell>
          <table:table-cell table:formula="of:=ABS([.F44])" office:value-type="float" office:value="0.0222581509226742" calcext:value-type="float">
            <text:p>0.022</text:p>
          </table:table-cell>
          <table:table-cell/>
          <table:table-cell table:style-name="ce12" table:formula="of:=[.$C44]*([.J$4]+[.$C44]*([.J$5]+[.$C44]*([.J$6]+[.$C44]*[.J$7])))/(1+[.$C44]*([.J$8]+[.$C44]*([.J$9]+[.$C44]*[.J$10])))" office:value-type="float" office:value="-24.0149991566441" calcext:value-type="float">
            <text:p>-24.01</text:p>
          </table:table-cell>
          <table:table-cell table:formula="of:=[.B44]-[.I44]" office:value-type="float" office:value="0.0149991566441194" calcext:value-type="float">
            <text:p>0.015</text:p>
          </table:table-cell>
          <table:table-cell table:formula="of:=ABS([.J44])" office:value-type="float" office:value="0.0149991566441194" calcext:value-type="float">
            <text:p>0.015</text:p>
          </table:table-cell>
          <table:table-cell/>
          <table:table-cell table:formula="of:=[.$B44]*([.N$4]+[.$B44]*([.N$5]+[.$B44]*([.N$6]+[.$B44]*[.N$7])))/(1+[.$B44]*([.N$8]+[.$B44]*([.N$9]+[.$B44]*[.N$10])))" office:value-type="float" office:value="-0.929520414586322" calcext:value-type="float">
            <text:p>-0.930</text:p>
          </table:table-cell>
          <table:table-cell table:formula="of:=[.C44]-[.M44]" office:value-type="float" office:value="-0.000479585413677985" calcext:value-type="float">
            <text:p>-0.00048</text:p>
          </table:table-cell>
          <table:table-cell table:formula="of:=[.N44]*25.38" office:value-type="float" office:value="-0.0121718777991473" calcext:value-type="float">
            <text:p>-0.012</text:p>
          </table:table-cell>
          <table:table-cell table:formula="of:=ABS([.O44])" office:value-type="float" office:value="0.0121718777991473" calcext:value-type="float">
            <text:p>0.012</text:p>
          </table:table-cell>
          <table:table-cell/>
          <table:table-cell table:formula="of:=[.$B44]*([.S$4]+[.$B44]*([.S$5]+[.$B44]*([.S$6]+[.$B44]*[.S$7])))/(1+[.$B44]*([.S$8]+[.$B44]*([.S$9]+[.$B44]*[.S$10])))" office:value-type="float" office:value="-0.929904256307388" calcext:value-type="float">
            <text:p>-0.930</text:p>
          </table:table-cell>
          <table:table-cell table:style-name="ce40" table:formula="of:=[.C44]-[.R44]" office:value-type="float" office:value="-0.0000957436926122268" calcext:value-type="float">
            <text:p>-0.0001</text:p>
          </table:table-cell>
          <table:table-cell table:formula="of:=[.S44]*25.38" office:value-type="float" office:value="-0.00242997491849832" calcext:value-type="float">
            <text:p>-0.002</text:p>
          </table:table-cell>
          <table:table-cell table:formula="of:=ABS([.T44])" office:value-type="float" office:value="0.00242997491849832" calcext:value-type="float">
            <text:p>0.00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-23" calcext:value-type="float">
            <text:p>-23</text:p>
          </table:table-cell>
          <table:table-cell office:value-type="float" office:value="-0.892" calcext:value-type="float">
            <text:p>-0.892</text:p>
          </table:table-cell>
          <table:table-cell/>
          <table:table-cell table:formula="of:=[.$C45]*([.F$4]+[.$C45]*([.F$5]+[.$C45]*([.F$6]+[.$C45]*[.F$7])))/(1+[.$C45]*([.F$8]+[.$C45]*([.F$9]+[.$C45]*[.F$10])))" office:value-type="float" office:value="-23.0221044012562" calcext:value-type="float">
            <text:p>-23.02</text:p>
          </table:table-cell>
          <table:table-cell table:formula="of:=[.B45]-[.E45]" office:value-type="float" office:value="0.0221044012562501" calcext:value-type="float">
            <text:p>0.022</text:p>
          </table:table-cell>
          <table:table-cell table:formula="of:=ABS([.F45])" office:value-type="float" office:value="0.0221044012562501" calcext:value-type="float">
            <text:p>0.022</text:p>
          </table:table-cell>
          <table:table-cell/>
          <table:table-cell table:style-name="ce12" table:formula="of:=[.$C45]*([.J$4]+[.$C45]*([.J$5]+[.$C45]*([.J$6]+[.$C45]*[.J$7])))/(1+[.$C45]*([.J$8]+[.$C45]*([.J$9]+[.$C45]*[.J$10])))" office:value-type="float" office:value="-23.0084619130654" calcext:value-type="float">
            <text:p>-23.01</text:p>
          </table:table-cell>
          <table:table-cell table:formula="of:=[.B45]-[.I45]" office:value-type="float" office:value="0.0084619130653607" calcext:value-type="float">
            <text:p>0.008</text:p>
          </table:table-cell>
          <table:table-cell table:formula="of:=ABS([.J45])" office:value-type="float" office:value="0.0084619130653607" calcext:value-type="float">
            <text:p>0.008</text:p>
          </table:table-cell>
          <table:table-cell/>
          <table:table-cell table:formula="of:=[.$B45]*([.N$4]+[.$B45]*([.N$5]+[.$B45]*([.N$6]+[.$B45]*[.N$7])))/(1+[.$B45]*([.N$8]+[.$B45]*([.N$9]+[.$B45]*[.N$10])))" office:value-type="float" office:value="-0.891519462865947" calcext:value-type="float">
            <text:p>-0.892</text:p>
          </table:table-cell>
          <table:table-cell table:formula="of:=[.C45]-[.M45]" office:value-type="float" office:value="-0.000480537134053494" calcext:value-type="float">
            <text:p>-0.00048</text:p>
          </table:table-cell>
          <table:table-cell table:formula="of:=[.N45]*25.38" office:value-type="float" office:value="-0.0121960324622777" calcext:value-type="float">
            <text:p>-0.012</text:p>
          </table:table-cell>
          <table:table-cell table:formula="of:=ABS([.O45])" office:value-type="float" office:value="0.0121960324622777" calcext:value-type="float">
            <text:p>0.012</text:p>
          </table:table-cell>
          <table:table-cell/>
          <table:table-cell table:formula="of:=[.$B45]*([.S$4]+[.$B45]*([.S$5]+[.$B45]*([.S$6]+[.$B45]*[.S$7])))/(1+[.$B45]*([.S$8]+[.$B45]*([.S$9]+[.$B45]*[.S$10])))" office:value-type="float" office:value="-0.8919729234096" calcext:value-type="float">
            <text:p>-0.892</text:p>
          </table:table-cell>
          <table:table-cell table:style-name="ce40" table:formula="of:=[.C45]-[.R45]" office:value-type="float" office:value="-0.0000270765904001324" calcext:value-type="float">
            <text:p>0.0000</text:p>
          </table:table-cell>
          <table:table-cell table:formula="of:=[.S45]*25.38" office:value-type="float" office:value="-0.000687203864355361" calcext:value-type="float">
            <text:p>-0.001</text:p>
          </table:table-cell>
          <table:table-cell table:formula="of:=ABS([.T45])" office:value-type="float" office:value="0.000687203864355361" calcext:value-type="float">
            <text:p>0.00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-22" calcext:value-type="float">
            <text:p>-22</text:p>
          </table:table-cell>
          <table:table-cell office:value-type="float" office:value="-0.854" calcext:value-type="float">
            <text:p>-0.854</text:p>
          </table:table-cell>
          <table:table-cell/>
          <table:table-cell table:formula="of:=[.$C46]*([.F$4]+[.$C46]*([.F$5]+[.$C46]*([.F$6]+[.$C46]*[.F$7])))/(1+[.$C46]*([.F$8]+[.$C46]*([.F$9]+[.$C46]*[.F$10])))" office:value-type="float" office:value="-22.0237310971388" calcext:value-type="float">
            <text:p>-22.02</text:p>
          </table:table-cell>
          <table:table-cell table:formula="of:=[.B46]-[.E46]" office:value-type="float" office:value="0.0237310971388318" calcext:value-type="float">
            <text:p>0.024</text:p>
          </table:table-cell>
          <table:table-cell table:formula="of:=ABS([.F46])" office:value-type="float" office:value="0.0237310971388318" calcext:value-type="float">
            <text:p>0.024</text:p>
          </table:table-cell>
          <table:table-cell/>
          <table:table-cell table:style-name="ce12" table:formula="of:=[.$C46]*([.J$4]+[.$C46]*([.J$5]+[.$C46]*([.J$6]+[.$C46]*[.J$7])))/(1+[.$C46]*([.J$8]+[.$C46]*([.J$9]+[.$C46]*[.J$10])))" office:value-type="float" office:value="-22.0054460127078" calcext:value-type="float">
            <text:p>-22.01</text:p>
          </table:table-cell>
          <table:table-cell table:formula="of:=[.B46]-[.I46]" office:value-type="float" office:value="0.00544601270782863" calcext:value-type="float">
            <text:p>0.005</text:p>
          </table:table-cell>
          <table:table-cell table:formula="of:=ABS([.J46])" office:value-type="float" office:value="0.00544601270782863" calcext:value-type="float">
            <text:p>0.005</text:p>
          </table:table-cell>
          <table:table-cell/>
          <table:table-cell table:formula="of:=[.$B46]*([.N$4]+[.$B46]*([.N$5]+[.$B46]*([.N$6]+[.$B46]*[.N$7])))/(1+[.$B46]*([.N$8]+[.$B46]*([.N$9]+[.$B46]*[.N$10])))" office:value-type="float" office:value="-0.853448977653311" calcext:value-type="float">
            <text:p>-0.853</text:p>
          </table:table-cell>
          <table:table-cell table:formula="of:=[.C46]-[.M46]" office:value-type="float" office:value="-0.00055102234668869" calcext:value-type="float">
            <text:p>-0.00055</text:p>
          </table:table-cell>
          <table:table-cell table:formula="of:=[.N46]*25.38" office:value-type="float" office:value="-0.0139849471589589" calcext:value-type="float">
            <text:p>-0.014</text:p>
          </table:table-cell>
          <table:table-cell table:formula="of:=ABS([.O46])" office:value-type="float" office:value="0.0139849471589589" calcext:value-type="float">
            <text:p>0.014</text:p>
          </table:table-cell>
          <table:table-cell/>
          <table:table-cell table:formula="of:=[.$B46]*([.S$4]+[.$B46]*([.S$5]+[.$B46]*([.S$6]+[.$B46]*[.S$7])))/(1+[.$B46]*([.S$8]+[.$B46]*([.S$9]+[.$B46]*[.S$10])))" office:value-type="float" office:value="-0.853959086453489" calcext:value-type="float">
            <text:p>-0.854</text:p>
          </table:table-cell>
          <table:table-cell table:style-name="ce40" table:formula="of:=[.C46]-[.R46]" office:value-type="float" office:value="-0.0000409135465113675" calcext:value-type="float">
            <text:p>0.0000</text:p>
          </table:table-cell>
          <table:table-cell table:formula="of:=[.S46]*25.38" office:value-type="float" office:value="-0.00103838581045851" calcext:value-type="float">
            <text:p>-0.001</text:p>
          </table:table-cell>
          <table:table-cell table:formula="of:=ABS([.T46])" office:value-type="float" office:value="0.00103838581045851" calcext:value-type="float">
            <text:p>0.00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-21" calcext:value-type="float">
            <text:p>-21</text:p>
          </table:table-cell>
          <table:table-cell office:value-type="float" office:value="-0.816" calcext:value-type="float">
            <text:p>-0.816</text:p>
          </table:table-cell>
          <table:table-cell/>
          <table:table-cell table:formula="of:=[.$C47]*([.F$4]+[.$C47]*([.F$5]+[.$C47]*([.F$6]+[.$C47]*[.F$7])))/(1+[.$C47]*([.F$8]+[.$C47]*([.F$9]+[.$C47]*[.F$10])))" office:value-type="float" office:value="-21.0271090855708" calcext:value-type="float">
            <text:p>-21.03</text:p>
          </table:table-cell>
          <table:table-cell table:formula="of:=[.B47]-[.E47]" office:value-type="float" office:value="0.0271090855707605" calcext:value-type="float">
            <text:p>0.027</text:p>
          </table:table-cell>
          <table:table-cell table:formula="of:=ABS([.F47])" office:value-type="float" office:value="0.0271090855707605" calcext:value-type="float">
            <text:p>0.027</text:p>
          </table:table-cell>
          <table:table-cell/>
          <table:table-cell table:style-name="ce12" table:formula="of:=[.$C47]*([.J$4]+[.$C47]*([.J$5]+[.$C47]*([.J$6]+[.$C47]*[.J$7])))/(1+[.$C47]*([.J$8]+[.$C47]*([.J$9]+[.$C47]*[.J$10])))" office:value-type="float" office:value="-21.0055753281408" calcext:value-type="float">
            <text:p>-21.01</text:p>
          </table:table-cell>
          <table:table-cell table:formula="of:=[.B47]-[.I47]" office:value-type="float" office:value="0.00557532814083217" calcext:value-type="float">
            <text:p>0.006</text:p>
          </table:table-cell>
          <table:table-cell table:formula="of:=ABS([.J47])" office:value-type="float" office:value="0.00557532814083217" calcext:value-type="float">
            <text:p>0.006</text:p>
          </table:table-cell>
          <table:table-cell/>
          <table:table-cell table:formula="of:=[.$B47]*([.N$4]+[.$B47]*([.N$5]+[.$B47]*([.N$6]+[.$B47]*[.N$7])))/(1+[.$B47]*([.N$8]+[.$B47]*([.N$9]+[.$B47]*[.N$10])))" office:value-type="float" office:value="-0.815309870077435" calcext:value-type="float">
            <text:p>-0.815</text:p>
          </table:table-cell>
          <table:table-cell table:formula="of:=[.C47]-[.M47]" office:value-type="float" office:value="-0.000690129922565008" calcext:value-type="float">
            <text:p>-0.00069</text:p>
          </table:table-cell>
          <table:table-cell table:formula="of:=[.N47]*25.38" office:value-type="float" office:value="-0.0175154974346999" calcext:value-type="float">
            <text:p>-0.018</text:p>
          </table:table-cell>
          <table:table-cell table:formula="of:=ABS([.O47])" office:value-type="float" office:value="0.0175154974346999" calcext:value-type="float">
            <text:p>0.018</text:p>
          </table:table-cell>
          <table:table-cell/>
          <table:table-cell table:formula="of:=[.$B47]*([.S$4]+[.$B47]*([.S$5]+[.$B47]*([.S$6]+[.$B47]*[.S$7])))/(1+[.$B47]*([.S$8]+[.$B47]*([.S$9]+[.$B47]*[.S$10])))" office:value-type="float" office:value="-0.815864550299489" calcext:value-type="float">
            <text:p>-0.816</text:p>
          </table:table-cell>
          <table:table-cell table:style-name="ce40" table:formula="of:=[.C47]-[.R47]" office:value-type="float" office:value="-0.000135449700510826" calcext:value-type="float">
            <text:p>-0.0001</text:p>
          </table:table-cell>
          <table:table-cell table:formula="of:=[.S47]*25.38" office:value-type="float" office:value="-0.00343771339896476" calcext:value-type="float">
            <text:p>-0.003</text:p>
          </table:table-cell>
          <table:table-cell table:formula="of:=ABS([.T47])" office:value-type="float" office:value="0.00343771339896476" calcext:value-type="float">
            <text:p>0.00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-20" calcext:value-type="float">
            <text:p>-20</text:p>
          </table:table-cell>
          <table:table-cell office:value-type="float" office:value="-0.778" calcext:value-type="float">
            <text:p>-0.778</text:p>
          </table:table-cell>
          <table:table-cell/>
          <table:table-cell table:formula="of:=[.$C48]*([.F$4]+[.$C48]*([.F$5]+[.$C48]*([.F$6]+[.$C48]*[.F$7])))/(1+[.$C48]*([.F$8]+[.$C48]*([.F$9]+[.$C48]*[.F$10])))" office:value-type="float" office:value="-20.0322098530251" calcext:value-type="float">
            <text:p>-20.03</text:p>
          </table:table-cell>
          <table:table-cell table:formula="of:=[.B48]-[.E48]" office:value-type="float" office:value="0.0322098530251189" calcext:value-type="float">
            <text:p>0.032</text:p>
          </table:table-cell>
          <table:table-cell table:formula="of:=ABS([.F48])" office:value-type="float" office:value="0.0322098530251189" calcext:value-type="float">
            <text:p>0.032</text:p>
          </table:table-cell>
          <table:table-cell/>
          <table:table-cell table:style-name="ce12" table:formula="of:=[.$C48]*([.J$4]+[.$C48]*([.J$5]+[.$C48]*([.J$6]+[.$C48]*[.J$7])))/(1+[.$C48]*([.J$8]+[.$C48]*([.J$9]+[.$C48]*[.J$10])))" office:value-type="float" office:value="-20.0085453535372" calcext:value-type="float">
            <text:p>-20.01</text:p>
          </table:table-cell>
          <table:table-cell table:formula="of:=[.B48]-[.I48]" office:value-type="float" office:value="0.00854535353718333" calcext:value-type="float">
            <text:p>0.009</text:p>
          </table:table-cell>
          <table:table-cell table:formula="of:=ABS([.J48])" office:value-type="float" office:value="0.00854535353718333" calcext:value-type="float">
            <text:p>0.009</text:p>
          </table:table-cell>
          <table:table-cell/>
          <table:table-cell table:formula="of:=[.$B48]*([.N$4]+[.$B48]*([.N$5]+[.$B48]*([.N$6]+[.$B48]*[.N$7])))/(1+[.$B48]*([.N$8]+[.$B48]*([.N$9]+[.$B48]*[.N$10])))" office:value-type="float" office:value="-0.777103035183055" calcext:value-type="float">
            <text:p>-0.777</text:p>
          </table:table-cell>
          <table:table-cell table:formula="of:=[.C48]-[.M48]" office:value-type="float" office:value="-0.000896964816945234" calcext:value-type="float">
            <text:p>-0.00090</text:p>
          </table:table-cell>
          <table:table-cell table:formula="of:=[.N48]*25.38" office:value-type="float" office:value="-0.02276496705407" calcext:value-type="float">
            <text:p>-0.023</text:p>
          </table:table-cell>
          <table:table-cell table:formula="of:=ABS([.O48])" office:value-type="float" office:value="0.02276496705407" calcext:value-type="float">
            <text:p>0.023</text:p>
          </table:table-cell>
          <table:table-cell/>
          <table:table-cell table:formula="of:=[.$B48]*([.S$4]+[.$B48]*([.S$5]+[.$B48]*([.S$6]+[.$B48]*[.S$7])))/(1+[.$B48]*([.S$8]+[.$B48]*([.S$9]+[.$B48]*[.S$10])))" office:value-type="float" office:value="-0.777691070670181" calcext:value-type="float">
            <text:p>-0.778</text:p>
          </table:table-cell>
          <table:table-cell table:style-name="ce40" table:formula="of:=[.C48]-[.R48]" office:value-type="float" office:value="-0.000308929329819074" calcext:value-type="float">
            <text:p>-0.0003</text:p>
          </table:table-cell>
          <table:table-cell table:formula="of:=[.S48]*25.38" office:value-type="float" office:value="-0.0078406263908081" calcext:value-type="float">
            <text:p>-0.008</text:p>
          </table:table-cell>
          <table:table-cell table:formula="of:=ABS([.T48])" office:value-type="float" office:value="0.0078406263908081" calcext:value-type="float">
            <text:p>0.00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-19" calcext:value-type="float">
            <text:p>-19</text:p>
          </table:table-cell>
          <table:table-cell office:value-type="float" office:value="-0.739" calcext:value-type="float">
            <text:p>-0.739</text:p>
          </table:table-cell>
          <table:table-cell/>
          <table:table-cell table:formula="of:=[.$C49]*([.F$4]+[.$C49]*([.F$5]+[.$C49]*([.F$6]+[.$C49]*[.F$7])))/(1+[.$C49]*([.F$8]+[.$C49]*([.F$9]+[.$C49]*[.F$10])))" office:value-type="float" office:value="-19.0128911859451" calcext:value-type="float">
            <text:p>-19.01</text:p>
          </table:table-cell>
          <table:table-cell table:formula="of:=[.B49]-[.E49]" office:value-type="float" office:value="0.012891185945076" calcext:value-type="float">
            <text:p>0.013</text:p>
          </table:table-cell>
          <table:table-cell table:formula="of:=ABS([.F49])" office:value-type="float" office:value="0.012891185945076" calcext:value-type="float">
            <text:p>0.013</text:p>
          </table:table-cell>
          <table:table-cell/>
          <table:table-cell table:style-name="ce12" table:formula="of:=[.$C49]*([.J$4]+[.$C49]*([.J$5]+[.$C49]*([.J$6]+[.$C49]*[.J$7])))/(1+[.$C49]*([.J$8]+[.$C49]*([.J$9]+[.$C49]*[.J$10])))" office:value-type="float" office:value="-18.9879703792637" calcext:value-type="float">
            <text:p>-18.99</text:p>
          </table:table-cell>
          <table:table-cell table:formula="of:=[.B49]-[.I49]" office:value-type="float" office:value="-0.0120296207362678" calcext:value-type="float">
            <text:p>-0.012</text:p>
          </table:table-cell>
          <table:table-cell table:formula="of:=ABS([.J49])" office:value-type="float" office:value="0.0120296207362678" calcext:value-type="float">
            <text:p>0.012</text:p>
          </table:table-cell>
          <table:table-cell/>
          <table:table-cell table:formula="of:=[.$B49]*([.N$4]+[.$B49]*([.N$5]+[.$B49]*([.N$6]+[.$B49]*[.N$7])))/(1+[.$B49]*([.N$8]+[.$B49]*([.N$9]+[.$B49]*[.N$10])))" office:value-type="float" office:value="-0.738829352442913" calcext:value-type="float">
            <text:p>-0.739</text:p>
          </table:table-cell>
          <table:table-cell table:formula="of:=[.C49]-[.M49]" office:value-type="float" office:value="-0.0001706475570874" calcext:value-type="float">
            <text:p>-0.00017</text:p>
          </table:table-cell>
          <table:table-cell table:formula="of:=[.N49]*25.38" office:value-type="float" office:value="-0.00433103499887821" calcext:value-type="float">
            <text:p>-0.004</text:p>
          </table:table-cell>
          <table:table-cell table:formula="of:=ABS([.O49])" office:value-type="float" office:value="0.00433103499887821" calcext:value-type="float">
            <text:p>0.004</text:p>
          </table:table-cell>
          <table:table-cell/>
          <table:table-cell table:formula="of:=[.$B49]*([.S$4]+[.$B49]*([.S$5]+[.$B49]*([.S$6]+[.$B49]*[.S$7])))/(1+[.$B49]*([.S$8]+[.$B49]*([.S$9]+[.$B49]*[.S$10])))" office:value-type="float" office:value="-0.73944035625763" calcext:value-type="float">
            <text:p>-0.739</text:p>
          </table:table-cell>
          <table:table-cell table:style-name="ce40" table:formula="of:=[.C49]-[.R49]" office:value-type="float" office:value="0.000440356257629726" calcext:value-type="float">
            <text:p>0.0004</text:p>
          </table:table-cell>
          <table:table-cell table:formula="of:=[.S49]*25.38" office:value-type="float" office:value="0.0111762418186424" calcext:value-type="float">
            <text:p>0.011</text:p>
          </table:table-cell>
          <table:table-cell table:formula="of:=ABS([.T49])" office:value-type="float" office:value="0.0111762418186424" calcext:value-type="float">
            <text:p>0.01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-18" calcext:value-type="float">
            <text:p>-18</text:p>
          </table:table-cell>
          <table:table-cell office:value-type="float" office:value="-0.701" calcext:value-type="float">
            <text:p>-0.701</text:p>
          </table:table-cell>
          <table:table-cell/>
          <table:table-cell table:formula="of:=[.$C50]*([.F$4]+[.$C50]*([.F$5]+[.$C50]*([.F$6]+[.$C50]*[.F$7])))/(1+[.$C50]*([.F$8]+[.$C50]*([.F$9]+[.$C50]*[.F$10])))" office:value-type="float" office:value="-18.0213979466524" calcext:value-type="float">
            <text:p>-18.02</text:p>
          </table:table-cell>
          <table:table-cell table:formula="of:=[.B50]-[.E50]" office:value-type="float" office:value="0.0213979466523995" calcext:value-type="float">
            <text:p>0.021</text:p>
          </table:table-cell>
          <table:table-cell table:formula="of:=ABS([.F50])" office:value-type="float" office:value="0.0213979466523995" calcext:value-type="float">
            <text:p>0.021</text:p>
          </table:table-cell>
          <table:table-cell/>
          <table:table-cell table:style-name="ce12" table:formula="of:=[.$C50]*([.J$4]+[.$C50]*([.J$5]+[.$C50]*([.J$6]+[.$C50]*[.J$7])))/(1+[.$C50]*([.J$8]+[.$C50]*([.J$9]+[.$C50]*[.J$10])))" office:value-type="float" office:value="-17.9959773097184" calcext:value-type="float">
            <text:p>-18.00</text:p>
          </table:table-cell>
          <table:table-cell table:formula="of:=[.B50]-[.I50]" office:value-type="float" office:value="-0.00402269028165136" calcext:value-type="float">
            <text:p>-0.004</text:p>
          </table:table-cell>
          <table:table-cell table:formula="of:=ABS([.J50])" office:value-type="float" office:value="0.00402269028165136" calcext:value-type="float">
            <text:p>0.004</text:p>
          </table:table-cell>
          <table:table-cell/>
          <table:table-cell table:formula="of:=[.$B50]*([.N$4]+[.$B50]*([.N$5]+[.$B50]*([.N$6]+[.$B50]*[.N$7])))/(1+[.$B50]*([.N$8]+[.$B50]*([.N$9]+[.$B50]*[.N$10])))" office:value-type="float" office:value="-0.700489686259187" calcext:value-type="float">
            <text:p>-0.700</text:p>
          </table:table-cell>
          <table:table-cell table:formula="of:=[.C50]-[.M50]" office:value-type="float" office:value="-0.000510313740812784" calcext:value-type="float">
            <text:p>-0.00051</text:p>
          </table:table-cell>
          <table:table-cell table:formula="of:=[.N50]*25.38" office:value-type="float" office:value="-0.0129517627418285" calcext:value-type="float">
            <text:p>-0.013</text:p>
          </table:table-cell>
          <table:table-cell table:formula="of:=ABS([.O50])" office:value-type="float" office:value="0.0129517627418285" calcext:value-type="float">
            <text:p>0.013</text:p>
          </table:table-cell>
          <table:table-cell/>
          <table:table-cell table:formula="of:=[.$B50]*([.S$4]+[.$B50]*([.S$5]+[.$B50]*([.S$6]+[.$B50]*[.S$7])))/(1+[.$B50]*([.S$8]+[.$B50]*([.S$9]+[.$B50]*[.S$10])))" office:value-type="float" office:value="-0.701114070793674" calcext:value-type="float">
            <text:p>-0.701</text:p>
          </table:table-cell>
          <table:table-cell table:style-name="ce40" table:formula="of:=[.C50]-[.R50]" office:value-type="float" office:value="0.000114070793673982" calcext:value-type="float">
            <text:p>0.0001</text:p>
          </table:table-cell>
          <table:table-cell table:formula="of:=[.S50]*25.38" office:value-type="float" office:value="0.00289511674344565" calcext:value-type="float">
            <text:p>0.003</text:p>
          </table:table-cell>
          <table:table-cell table:formula="of:=ABS([.T50])" office:value-type="float" office:value="0.00289511674344565" calcext:value-type="float">
            <text:p>0.00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-17" calcext:value-type="float">
            <text:p>-17</text:p>
          </table:table-cell>
          <table:table-cell office:value-type="float" office:value="-0.663" calcext:value-type="float">
            <text:p>-0.663</text:p>
          </table:table-cell>
          <table:table-cell/>
          <table:table-cell table:formula="of:=[.$C51]*([.F$4]+[.$C51]*([.F$5]+[.$C51]*([.F$6]+[.$C51]*[.F$7])))/(1+[.$C51]*([.F$8]+[.$C51]*([.F$9]+[.$C51]*[.F$10])))" office:value-type="float" office:value="-17.031544883691" calcext:value-type="float">
            <text:p>-17.03</text:p>
          </table:table-cell>
          <table:table-cell table:formula="of:=[.B51]-[.E51]" office:value-type="float" office:value="0.0315448836909908" calcext:value-type="float">
            <text:p>0.032</text:p>
          </table:table-cell>
          <table:table-cell table:formula="of:=ABS([.F51])" office:value-type="float" office:value="0.0315448836909908" calcext:value-type="float">
            <text:p>0.032</text:p>
          </table:table-cell>
          <table:table-cell/>
          <table:table-cell table:style-name="ce12" table:formula="of:=[.$C51]*([.J$4]+[.$C51]*([.J$5]+[.$C51]*([.J$6]+[.$C51]*[.J$7])))/(1+[.$C51]*([.J$8]+[.$C51]*([.J$9]+[.$C51]*[.J$10])))" office:value-type="float" office:value="-17.0061930990051" calcext:value-type="float">
            <text:p>-17.01</text:p>
          </table:table-cell>
          <table:table-cell table:formula="of:=[.B51]-[.I51]" office:value-type="float" office:value="0.00619309900507048" calcext:value-type="float">
            <text:p>0.006</text:p>
          </table:table-cell>
          <table:table-cell table:formula="of:=ABS([.J51])" office:value-type="float" office:value="0.00619309900507048" calcext:value-type="float">
            <text:p>0.006</text:p>
          </table:table-cell>
          <table:table-cell/>
          <table:table-cell table:formula="of:=[.$B51]*([.N$4]+[.$B51]*([.N$5]+[.$B51]*([.N$6]+[.$B51]*[.N$7])))/(1+[.$B51]*([.N$8]+[.$B51]*([.N$9]+[.$B51]*[.N$10])))" office:value-type="float" office:value="-0.662084886454524" calcext:value-type="float">
            <text:p>-0.662</text:p>
          </table:table-cell>
          <table:table-cell table:formula="of:=[.C51]-[.M51]" office:value-type="float" office:value="-0.000915113545476243" calcext:value-type="float">
            <text:p>-0.00092</text:p>
          </table:table-cell>
          <table:table-cell table:formula="of:=[.N51]*25.38" office:value-type="float" office:value="-0.023225581784187" calcext:value-type="float">
            <text:p>-0.023</text:p>
          </table:table-cell>
          <table:table-cell table:formula="of:=ABS([.O51])" office:value-type="float" office:value="0.023225581784187" calcext:value-type="float">
            <text:p>0.023</text:p>
          </table:table-cell>
          <table:table-cell/>
          <table:table-cell table:formula="of:=[.$B51]*([.S$4]+[.$B51]*([.S$5]+[.$B51]*([.S$6]+[.$B51]*[.S$7])))/(1+[.$B51]*([.S$8]+[.$B51]*([.S$9]+[.$B51]*[.S$10])))" office:value-type="float" office:value="-0.662713835092519" calcext:value-type="float">
            <text:p>-0.663</text:p>
          </table:table-cell>
          <table:table-cell table:style-name="ce40" table:formula="of:=[.C51]-[.R51]" office:value-type="float" office:value="-0.000286164907480901" calcext:value-type="float">
            <text:p>-0.0003</text:p>
          </table:table-cell>
          <table:table-cell table:formula="of:=[.S51]*25.38" office:value-type="float" office:value="-0.00726286535186528" calcext:value-type="float">
            <text:p>-0.007</text:p>
          </table:table-cell>
          <table:table-cell table:formula="of:=ABS([.T51])" office:value-type="float" office:value="0.00726286535186528" calcext:value-type="float">
            <text:p>0.00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-16" calcext:value-type="float">
            <text:p>-16</text:p>
          </table:table-cell>
          <table:table-cell office:value-type="float" office:value="-0.624" calcext:value-type="float">
            <text:p>-0.624</text:p>
          </table:table-cell>
          <table:table-cell/>
          <table:table-cell table:formula="of:=[.$C52]*([.F$4]+[.$C52]*([.F$5]+[.$C52]*([.F$6]+[.$C52]*[.F$7])))/(1+[.$C52]*([.F$8]+[.$C52]*([.F$9]+[.$C52]*[.F$10])))" office:value-type="float" office:value="-16.017321126814" calcext:value-type="float">
            <text:p>-16.02</text:p>
          </table:table-cell>
          <table:table-cell table:formula="of:=[.B52]-[.E52]" office:value-type="float" office:value="0.0173211268140214" calcext:value-type="float">
            <text:p>0.017</text:p>
          </table:table-cell>
          <table:table-cell table:formula="of:=ABS([.F52])" office:value-type="float" office:value="0.0173211268140214" calcext:value-type="float">
            <text:p>0.017</text:p>
          </table:table-cell>
          <table:table-cell/>
          <table:table-cell table:style-name="ce12" table:formula="of:=[.$C52]*([.J$4]+[.$C52]*([.J$5]+[.$C52]*([.J$6]+[.$C52]*[.J$7])))/(1+[.$C52]*([.J$8]+[.$C52]*([.J$9]+[.$C52]*[.J$10])))" office:value-type="float" office:value="-15.9925074294029" calcext:value-type="float">
            <text:p>-15.99</text:p>
          </table:table-cell>
          <table:table-cell table:formula="of:=[.B52]-[.I52]" office:value-type="float" office:value="-0.00749257059706743" calcext:value-type="float">
            <text:p>-0.007</text:p>
          </table:table-cell>
          <table:table-cell table:formula="of:=ABS([.J52])" office:value-type="float" office:value="0.00749257059706743" calcext:value-type="float">
            <text:p>0.007</text:p>
          </table:table-cell>
          <table:table-cell/>
          <table:table-cell table:formula="of:=[.$B52]*([.N$4]+[.$B52]*([.N$5]+[.$B52]*([.N$6]+[.$B52]*[.N$7])))/(1+[.$B52]*([.N$8]+[.$B52]*([.N$9]+[.$B52]*[.N$10])))" office:value-type="float" office:value="-0.623615788753095" calcext:value-type="float">
            <text:p>-0.624</text:p>
          </table:table-cell>
          <table:table-cell table:formula="of:=[.C52]-[.M52]" office:value-type="float" office:value="-0.000384211246905353" calcext:value-type="float">
            <text:p>-0.00038</text:p>
          </table:table-cell>
          <table:table-cell table:formula="of:=[.N52]*25.38" office:value-type="float" office:value="-0.00975128144645785" calcext:value-type="float">
            <text:p>-0.010</text:p>
          </table:table-cell>
          <table:table-cell table:formula="of:=ABS([.O52])" office:value-type="float" office:value="0.00975128144645785" calcext:value-type="float">
            <text:p>0.010</text:p>
          </table:table-cell>
          <table:table-cell/>
          <table:table-cell table:formula="of:=[.$B52]*([.S$4]+[.$B52]*([.S$5]+[.$B52]*([.S$6]+[.$B52]*[.S$7])))/(1+[.$B52]*([.S$8]+[.$B52]*([.S$9]+[.$B52]*[.S$10])))" office:value-type="float" office:value="-0.62424122907541" calcext:value-type="float">
            <text:p>-0.624</text:p>
          </table:table-cell>
          <table:table-cell table:style-name="ce40" table:formula="of:=[.C52]-[.R52]" office:value-type="float" office:value="0.000241229075410243" calcext:value-type="float">
            <text:p>0.0002</text:p>
          </table:table-cell>
          <table:table-cell table:formula="of:=[.S52]*25.38" office:value-type="float" office:value="0.00612239393391197" calcext:value-type="float">
            <text:p>0.006</text:p>
          </table:table-cell>
          <table:table-cell table:formula="of:=ABS([.T52])" office:value-type="float" office:value="0.00612239393391197" calcext:value-type="float">
            <text:p>0.00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-15" calcext:value-type="float">
            <text:p>-15</text:p>
          </table:table-cell>
          <table:table-cell office:value-type="float" office:value="-0.586" calcext:value-type="float">
            <text:p>-0.586</text:p>
          </table:table-cell>
          <table:table-cell/>
          <table:table-cell table:formula="of:=[.$C53]*([.F$4]+[.$C53]*([.F$5]+[.$C53]*([.F$6]+[.$C53]*[.F$7])))/(1+[.$C53]*([.F$8]+[.$C53]*([.F$9]+[.$C53]*[.F$10])))" office:value-type="float" office:value="-15.0307119938159" calcext:value-type="float">
            <text:p>-15.03</text:p>
          </table:table-cell>
          <table:table-cell table:formula="of:=[.B53]-[.E53]" office:value-type="float" office:value="0.0307119938158831" calcext:value-type="float">
            <text:p>0.031</text:p>
          </table:table-cell>
          <table:table-cell table:formula="of:=ABS([.F53])" office:value-type="float" office:value="0.0307119938158831" calcext:value-type="float">
            <text:p>0.031</text:p>
          </table:table-cell>
          <table:table-cell/>
          <table:table-cell table:style-name="ce12" table:formula="of:=[.$C53]*([.J$4]+[.$C53]*([.J$5]+[.$C53]*([.J$6]+[.$C53]*[.J$7])))/(1+[.$C53]*([.J$8]+[.$C53]*([.J$9]+[.$C53]*[.J$10])))" office:value-type="float" office:value="-15.0067790597429" calcext:value-type="float">
            <text:p>-15.01</text:p>
          </table:table-cell>
          <table:table-cell table:formula="of:=[.B53]-[.I53]" office:value-type="float" office:value="0.00677905974286652" calcext:value-type="float">
            <text:p>0.007</text:p>
          </table:table-cell>
          <table:table-cell table:formula="of:=ABS([.J53])" office:value-type="float" office:value="0.00677905974286652" calcext:value-type="float">
            <text:p>0.007</text:p>
          </table:table-cell>
          <table:table-cell/>
          <table:table-cell table:formula="of:=[.$B53]*([.N$4]+[.$B53]*([.N$5]+[.$B53]*([.N$6]+[.$B53]*[.N$7])))/(1+[.$B53]*([.N$8]+[.$B53]*([.N$9]+[.$B53]*[.N$10])))" office:value-type="float" office:value="-0.585083215252106" calcext:value-type="float">
            <text:p>-0.585</text:p>
          </table:table-cell>
          <table:table-cell table:formula="of:=[.C53]-[.M53]" office:value-type="float" office:value="-0.00091678474789425" calcext:value-type="float">
            <text:p>-0.00092</text:p>
          </table:table-cell>
          <table:table-cell table:formula="of:=[.N53]*25.38" office:value-type="float" office:value="-0.0232679969015561" calcext:value-type="float">
            <text:p>-0.023</text:p>
          </table:table-cell>
          <table:table-cell table:formula="of:=ABS([.O53])" office:value-type="float" office:value="0.0232679969015561" calcext:value-type="float">
            <text:p>0.023</text:p>
          </table:table-cell>
          <table:table-cell/>
          <table:table-cell table:formula="of:=[.$B53]*([.S$4]+[.$B53]*([.S$5]+[.$B53]*([.S$6]+[.$B53]*[.S$7])))/(1+[.$B53]*([.S$8]+[.$B53]*([.S$9]+[.$B53]*[.S$10])))" office:value-type="float" office:value="-0.585697793787593" calcext:value-type="float">
            <text:p>-0.586</text:p>
          </table:table-cell>
          <table:table-cell table:style-name="ce40" table:formula="of:=[.C53]-[.R53]" office:value-type="float" office:value="-0.000302206212406841" calcext:value-type="float">
            <text:p>-0.0003</text:p>
          </table:table-cell>
          <table:table-cell table:formula="of:=[.S53]*25.38" office:value-type="float" office:value="-0.00766999367088564" calcext:value-type="float">
            <text:p>-0.008</text:p>
          </table:table-cell>
          <table:table-cell table:formula="of:=ABS([.T53])" office:value-type="float" office:value="0.00766999367088564" calcext:value-type="float">
            <text:p>0.00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-14" calcext:value-type="float">
            <text:p>-14</text:p>
          </table:table-cell>
          <table:table-cell office:value-type="float" office:value="-0.547" calcext:value-type="float">
            <text:p>-0.547</text:p>
          </table:table-cell>
          <table:table-cell/>
          <table:table-cell table:formula="of:=[.$C54]*([.F$4]+[.$C54]*([.F$5]+[.$C54]*([.F$6]+[.$C54]*[.F$7])))/(1+[.$C54]*([.F$8]+[.$C54]*([.F$9]+[.$C54]*[.F$10])))" office:value-type="float" office:value="-14.0197641710375" calcext:value-type="float">
            <text:p>-14.02</text:p>
          </table:table-cell>
          <table:table-cell table:formula="of:=[.B54]-[.E54]" office:value-type="float" office:value="0.019764171037485" calcext:value-type="float">
            <text:p>0.020</text:p>
          </table:table-cell>
          <table:table-cell table:formula="of:=ABS([.F54])" office:value-type="float" office:value="0.019764171037485" calcext:value-type="float">
            <text:p>0.020</text:p>
          </table:table-cell>
          <table:table-cell/>
          <table:table-cell table:style-name="ce12" table:formula="of:=[.$C54]*([.J$4]+[.$C54]*([.J$5]+[.$C54]*([.J$6]+[.$C54]*[.J$7])))/(1+[.$C54]*([.J$8]+[.$C54]*([.J$9]+[.$C54]*[.J$10])))" office:value-type="float" office:value="-13.997016877994" calcext:value-type="float">
            <text:p>-14.00</text:p>
          </table:table-cell>
          <table:table-cell table:formula="of:=[.B54]-[.I54]" office:value-type="float" office:value="-0.00298312200601991" calcext:value-type="float">
            <text:p>-0.003</text:p>
          </table:table-cell>
          <table:table-cell table:formula="of:=ABS([.J54])" office:value-type="float" office:value="0.00298312200601991" calcext:value-type="float">
            <text:p>0.003</text:p>
          </table:table-cell>
          <table:table-cell/>
          <table:table-cell table:formula="of:=[.$B54]*([.N$4]+[.$B54]*([.N$5]+[.$B54]*([.N$6]+[.$B54]*[.N$7])))/(1+[.$B54]*([.N$8]+[.$B54]*([.N$9]+[.$B54]*[.N$10])))" office:value-type="float" office:value="-0.546487974884151" calcext:value-type="float">
            <text:p>-0.546</text:p>
          </table:table-cell>
          <table:table-cell table:formula="of:=[.C54]-[.M54]" office:value-type="float" office:value="-0.000512025115849135" calcext:value-type="float">
            <text:p>-0.00051</text:p>
          </table:table-cell>
          <table:table-cell table:formula="of:=[.N54]*25.38" office:value-type="float" office:value="-0.0129951974402511" calcext:value-type="float">
            <text:p>-0.013</text:p>
          </table:table-cell>
          <table:table-cell table:formula="of:=ABS([.O54])" office:value-type="float" office:value="0.0129951974402511" calcext:value-type="float">
            <text:p>0.013</text:p>
          </table:table-cell>
          <table:table-cell/>
          <table:table-cell table:formula="of:=[.$B54]*([.S$4]+[.$B54]*([.S$5]+[.$B54]*([.S$6]+[.$B54]*[.S$7])))/(1+[.$B54]*([.S$8]+[.$B54]*([.S$9]+[.$B54]*[.S$10])))" office:value-type="float" office:value="-0.547085033418154" calcext:value-type="float">
            <text:p>-0.547</text:p>
          </table:table-cell>
          <table:table-cell table:style-name="ce40" table:formula="of:=[.C54]-[.R54]" office:value-type="float" office:value="0.0000850334181536905" calcext:value-type="float">
            <text:p>0.0001</text:p>
          </table:table-cell>
          <table:table-cell table:formula="of:=[.S54]*25.38" office:value-type="float" office:value="0.00215814815274066" calcext:value-type="float">
            <text:p>0.002</text:p>
          </table:table-cell>
          <table:table-cell table:formula="of:=ABS([.T54])" office:value-type="float" office:value="0.00215814815274066" calcext:value-type="float">
            <text:p>0.00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-13" calcext:value-type="float">
            <text:p>-13</text:p>
          </table:table-cell>
          <table:table-cell office:value-type="float" office:value="-0.508" calcext:value-type="float">
            <text:p>-0.508</text:p>
          </table:table-cell>
          <table:table-cell/>
          <table:table-cell table:formula="of:=[.$C55]*([.F$4]+[.$C55]*([.F$5]+[.$C55]*([.F$6]+[.$C55]*[.F$7])))/(1+[.$C55]*([.F$8]+[.$C55]*([.F$9]+[.$C55]*[.F$10])))" office:value-type="float" office:value="-13.0104358487273" calcext:value-type="float">
            <text:p>-13.01</text:p>
          </table:table-cell>
          <table:table-cell table:formula="of:=[.B55]-[.E55]" office:value-type="float" office:value="0.0104358487273313" calcext:value-type="float">
            <text:p>0.010</text:p>
          </table:table-cell>
          <table:table-cell table:formula="of:=ABS([.F55])" office:value-type="float" office:value="0.0104358487273313" calcext:value-type="float">
            <text:p>0.010</text:p>
          </table:table-cell>
          <table:table-cell/>
          <table:table-cell table:style-name="ce12" table:formula="of:=[.$C55]*([.J$4]+[.$C55]*([.J$5]+[.$C55]*([.J$6]+[.$C55]*[.J$7])))/(1+[.$C55]*([.J$8]+[.$C55]*([.J$9]+[.$C55]*[.J$10])))" office:value-type="float" office:value="-12.989089454894" calcext:value-type="float">
            <text:p>-12.99</text:p>
          </table:table-cell>
          <table:table-cell table:formula="of:=[.B55]-[.I55]" office:value-type="float" office:value="-0.0109105451060092" calcext:value-type="float">
            <text:p>-0.011</text:p>
          </table:table-cell>
          <table:table-cell table:formula="of:=ABS([.J55])" office:value-type="float" office:value="0.0109105451060092" calcext:value-type="float">
            <text:p>0.011</text:p>
          </table:table-cell>
          <table:table-cell/>
          <table:table-cell table:formula="of:=[.$B55]*([.N$4]+[.$B55]*([.N$5]+[.$B55]*([.N$6]+[.$B55]*[.N$7])))/(1+[.$B55]*([.N$8]+[.$B55]*([.N$9]+[.$B55]*[.N$10])))" office:value-type="float" office:value="-0.507830863870794" calcext:value-type="float">
            <text:p>-0.508</text:p>
          </table:table-cell>
          <table:table-cell table:formula="of:=[.C55]-[.M55]" office:value-type="float" office:value="-0.000169136129206215" calcext:value-type="float">
            <text:p>-0.00017</text:p>
          </table:table-cell>
          <table:table-cell table:formula="of:=[.N55]*25.38" office:value-type="float" office:value="-0.00429267495925375" calcext:value-type="float">
            <text:p>-0.004</text:p>
          </table:table-cell>
          <table:table-cell table:formula="of:=ABS([.O55])" office:value-type="float" office:value="0.00429267495925375" calcext:value-type="float">
            <text:p>0.004</text:p>
          </table:table-cell>
          <table:table-cell/>
          <table:table-cell table:formula="of:=[.$B55]*([.S$4]+[.$B55]*([.S$5]+[.$B55]*([.S$6]+[.$B55]*[.S$7])))/(1+[.$B55]*([.S$8]+[.$B55]*([.S$9]+[.$B55]*[.S$10])))" office:value-type="float" office:value="-0.508404417333615" calcext:value-type="float">
            <text:p>-0.508</text:p>
          </table:table-cell>
          <table:table-cell table:style-name="ce40" table:formula="of:=[.C55]-[.R55]" office:value-type="float" office:value="0.000404417333615403" calcext:value-type="float">
            <text:p>0.0004</text:p>
          </table:table-cell>
          <table:table-cell table:formula="of:=[.S55]*25.38" office:value-type="float" office:value="0.0102641119271589" calcext:value-type="float">
            <text:p>0.010</text:p>
          </table:table-cell>
          <table:table-cell table:formula="of:=ABS([.T55])" office:value-type="float" office:value="0.0102641119271589" calcext:value-type="float">
            <text:p>0.01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-12" calcext:value-type="float">
            <text:p>-12</text:p>
          </table:table-cell>
          <table:table-cell office:value-type="float" office:value="-0.47" calcext:value-type="float">
            <text:p>-0.470</text:p>
          </table:table-cell>
          <table:table-cell/>
          <table:table-cell table:formula="of:=[.$C56]*([.F$4]+[.$C56]*([.F$5]+[.$C56]*([.F$6]+[.$C56]*[.F$7])))/(1+[.$C56]*([.F$8]+[.$C56]*([.F$9]+[.$C56]*[.F$10])))" office:value-type="float" office:value="-12.0285206905634" calcext:value-type="float">
            <text:p>-12.03</text:p>
          </table:table-cell>
          <table:table-cell table:formula="of:=[.B56]-[.E56]" office:value-type="float" office:value="0.0285206905633952" calcext:value-type="float">
            <text:p>0.029</text:p>
          </table:table-cell>
          <table:table-cell table:formula="of:=ABS([.F56])" office:value-type="float" office:value="0.0285206905633952" calcext:value-type="float">
            <text:p>0.029</text:p>
          </table:table-cell>
          <table:table-cell/>
          <table:table-cell table:style-name="ce12" table:formula="of:=[.$C56]*([.J$4]+[.$C56]*([.J$5]+[.$C56]*([.J$6]+[.$C56]*[.J$7])))/(1+[.$C56]*([.J$8]+[.$C56]*([.J$9]+[.$C56]*[.J$10])))" office:value-type="float" office:value="-12.0086907277857" calcext:value-type="float">
            <text:p>-12.01</text:p>
          </table:table-cell>
          <table:table-cell table:formula="of:=[.B56]-[.I56]" office:value-type="float" office:value="0.00869072778573532" calcext:value-type="float">
            <text:p>0.009</text:p>
          </table:table-cell>
          <table:table-cell table:formula="of:=ABS([.J56])" office:value-type="float" office:value="0.00869072778573532" calcext:value-type="float">
            <text:p>0.009</text:p>
          </table:table-cell>
          <table:table-cell/>
          <table:table-cell table:formula="of:=[.$B56]*([.N$4]+[.$B56]*([.N$5]+[.$B56]*([.N$6]+[.$B56]*[.N$7])))/(1+[.$B56]*([.N$8]+[.$B56]*([.N$9]+[.$B56]*[.N$10])))" office:value-type="float" office:value="-0.469112666167746" calcext:value-type="float">
            <text:p>-0.469</text:p>
          </table:table-cell>
          <table:table-cell table:formula="of:=[.C56]-[.M56]" office:value-type="float" office:value="-0.000887333832254145" calcext:value-type="float">
            <text:p>-0.00089</text:p>
          </table:table-cell>
          <table:table-cell table:formula="of:=[.N56]*25.38" office:value-type="float" office:value="-0.0225205326626102" calcext:value-type="float">
            <text:p>-0.023</text:p>
          </table:table-cell>
          <table:table-cell table:formula="of:=ABS([.O56])" office:value-type="float" office:value="0.0225205326626102" calcext:value-type="float">
            <text:p>0.023</text:p>
          </table:table-cell>
          <table:table-cell/>
          <table:table-cell table:formula="of:=[.$B56]*([.S$4]+[.$B56]*([.S$5]+[.$B56]*([.S$6]+[.$B56]*[.S$7])))/(1+[.$B56]*([.S$8]+[.$B56]*([.S$9]+[.$B56]*[.S$10])))" office:value-type="float" office:value="-0.469657382136261" calcext:value-type="float">
            <text:p>-0.470</text:p>
          </table:table-cell>
          <table:table-cell table:style-name="ce40" table:formula="of:=[.C56]-[.R56]" office:value-type="float" office:value="-0.000342617863739403" calcext:value-type="float">
            <text:p>-0.0003</text:p>
          </table:table-cell>
          <table:table-cell table:formula="of:=[.S56]*25.38" office:value-type="float" office:value="-0.00869564138170604" calcext:value-type="float">
            <text:p>-0.009</text:p>
          </table:table-cell>
          <table:table-cell table:formula="of:=ABS([.T56])" office:value-type="float" office:value="0.00869564138170604" calcext:value-type="float">
            <text:p>0.00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-11" calcext:value-type="float">
            <text:p>-11</text:p>
          </table:table-cell>
          <table:table-cell office:value-type="float" office:value="-0.431" calcext:value-type="float">
            <text:p>-0.431</text:p>
          </table:table-cell>
          <table:table-cell/>
          <table:table-cell table:formula="of:=[.$C57]*([.F$4]+[.$C57]*([.F$5]+[.$C57]*([.F$6]+[.$C57]*[.F$7])))/(1+[.$C57]*([.F$8]+[.$C57]*([.F$9]+[.$C57]*[.F$10])))" office:value-type="float" office:value="-11.0223140157525" calcext:value-type="float">
            <text:p>-11.02</text:p>
          </table:table-cell>
          <table:table-cell table:formula="of:=[.B57]-[.E57]" office:value-type="float" office:value="0.0223140157524622" calcext:value-type="float">
            <text:p>0.022</text:p>
          </table:table-cell>
          <table:table-cell table:formula="of:=ABS([.F57])" office:value-type="float" office:value="0.0223140157524622" calcext:value-type="float">
            <text:p>0.022</text:p>
          </table:table-cell>
          <table:table-cell/>
          <table:table-cell table:style-name="ce12" table:formula="of:=[.$C57]*([.J$4]+[.$C57]*([.J$5]+[.$C57]*([.J$6]+[.$C57]*[.J$7])))/(1+[.$C57]*([.J$8]+[.$C57]*([.J$9]+[.$C57]*[.J$10])))" office:value-type="float" office:value="-11.0041488130036" calcext:value-type="float">
            <text:p>-11.00</text:p>
          </table:table-cell>
          <table:table-cell table:formula="of:=[.B57]-[.I57]" office:value-type="float" office:value="0.00414881300362602" calcext:value-type="float">
            <text:p>0.004</text:p>
          </table:table-cell>
          <table:table-cell table:formula="of:=ABS([.J57])" office:value-type="float" office:value="0.00414881300362602" calcext:value-type="float">
            <text:p>0.004</text:p>
          </table:table-cell>
          <table:table-cell/>
          <table:table-cell table:formula="of:=[.$B57]*([.N$4]+[.$B57]*([.N$5]+[.$B57]*([.N$6]+[.$B57]*[.N$7])))/(1+[.$B57]*([.N$8]+[.$B57]*([.N$9]+[.$B57]*[.N$10])))" office:value-type="float" office:value="-0.430334153901992" calcext:value-type="float">
            <text:p>-0.430</text:p>
          </table:table-cell>
          <table:table-cell table:formula="of:=[.C57]-[.M57]" office:value-type="float" office:value="-0.000665846098007961" calcext:value-type="float">
            <text:p>-0.00067</text:p>
          </table:table-cell>
          <table:table-cell table:formula="of:=[.N57]*25.38" office:value-type="float" office:value="-0.016899173967442" calcext:value-type="float">
            <text:p>-0.017</text:p>
          </table:table-cell>
          <table:table-cell table:formula="of:=ABS([.O57])" office:value-type="float" office:value="0.016899173967442" calcext:value-type="float">
            <text:p>0.017</text:p>
          </table:table-cell>
          <table:table-cell/>
          <table:table-cell table:formula="of:=[.$B57]*([.S$4]+[.$B57]*([.S$5]+[.$B57]*([.S$6]+[.$B57]*[.S$7])))/(1+[.$B57]*([.S$8]+[.$B57]*([.S$9]+[.$B57]*[.S$10])))" office:value-type="float" office:value="-0.430845333757848" calcext:value-type="float">
            <text:p>-0.431</text:p>
          </table:table-cell>
          <table:table-cell table:style-name="ce40" table:formula="of:=[.C57]-[.R57]" office:value-type="float" office:value="-0.000154666242151713" calcext:value-type="float">
            <text:p>-0.0002</text:p>
          </table:table-cell>
          <table:table-cell table:formula="of:=[.S57]*25.38" office:value-type="float" office:value="-0.00392542922581048" calcext:value-type="float">
            <text:p>-0.004</text:p>
          </table:table-cell>
          <table:table-cell table:formula="of:=ABS([.T57])" office:value-type="float" office:value="0.00392542922581048" calcext:value-type="float">
            <text:p>0.00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-10" calcext:value-type="float">
            <text:p>-10</text:p>
          </table:table-cell>
          <table:table-cell office:value-type="float" office:value="-0.392" calcext:value-type="float">
            <text:p>-0.392</text:p>
          </table:table-cell>
          <table:table-cell/>
          <table:table-cell table:formula="of:=[.$C58]*([.F$4]+[.$C58]*([.F$5]+[.$C58]*([.F$6]+[.$C58]*[.F$7])))/(1+[.$C58]*([.F$8]+[.$C58]*([.F$9]+[.$C58]*[.F$10])))" office:value-type="float" office:value="-10.0176510455211" calcext:value-type="float">
            <text:p>-10.02</text:p>
          </table:table-cell>
          <table:table-cell table:formula="of:=[.B58]-[.E58]" office:value-type="float" office:value="0.0176510455210526" calcext:value-type="float">
            <text:p>0.018</text:p>
          </table:table-cell>
          <table:table-cell table:formula="of:=ABS([.F58])" office:value-type="float" office:value="0.0176510455210526" calcext:value-type="float">
            <text:p>0.018</text:p>
          </table:table-cell>
          <table:table-cell/>
          <table:table-cell table:style-name="ce12" table:formula="of:=[.$C58]*([.J$4]+[.$C58]*([.J$5]+[.$C58]*([.J$6]+[.$C58]*[.J$7])))/(1+[.$C58]*([.J$8]+[.$C58]*([.J$9]+[.$C58]*[.J$10])))" office:value-type="float" office:value="-10.0012212090614" calcext:value-type="float">
            <text:p>-10.00</text:p>
          </table:table-cell>
          <table:table-cell table:formula="of:=[.B58]-[.I58]" office:value-type="float" office:value="0.00122120906144119" calcext:value-type="float">
            <text:p>0.001</text:p>
          </table:table-cell>
          <table:table-cell table:formula="of:=ABS([.J58])" office:value-type="float" office:value="0.00122120906144119" calcext:value-type="float">
            <text:p>0.001</text:p>
          </table:table-cell>
          <table:table-cell/>
          <table:table-cell table:formula="of:=[.$B58]*([.N$4]+[.$B58]*([.N$5]+[.$B58]*([.N$6]+[.$B58]*[.N$7])))/(1+[.$B58]*([.N$8]+[.$B58]*([.N$9]+[.$B58]*[.N$10])))" office:value-type="float" office:value="-0.3914960878012" calcext:value-type="float">
            <text:p>-0.391</text:p>
          </table:table-cell>
          <table:table-cell table:formula="of:=[.C58]-[.M58]" office:value-type="float" office:value="-0.000503912198800027" calcext:value-type="float">
            <text:p>-0.00050</text:p>
          </table:table-cell>
          <table:table-cell table:formula="of:=[.N58]*25.38" office:value-type="float" office:value="-0.0127892916055447" calcext:value-type="float">
            <text:p>-0.013</text:p>
          </table:table-cell>
          <table:table-cell table:formula="of:=ABS([.O58])" office:value-type="float" office:value="0.0127892916055447" calcext:value-type="float">
            <text:p>0.013</text:p>
          </table:table-cell>
          <table:table-cell/>
          <table:table-cell table:formula="of:=[.$B58]*([.S$4]+[.$B58]*([.S$5]+[.$B58]*([.S$6]+[.$B58]*[.S$7])))/(1+[.$B58]*([.S$8]+[.$B58]*([.S$9]+[.$B58]*[.S$10])))" office:value-type="float" office:value="-0.391969649598567" calcext:value-type="float">
            <text:p>-0.392</text:p>
          </table:table-cell>
          <table:table-cell table:style-name="ce40" table:formula="of:=[.C58]-[.R58]" office:value-type="float" office:value="-0.0000303504014334543" calcext:value-type="float">
            <text:p>0.0000</text:p>
          </table:table-cell>
          <table:table-cell table:formula="of:=[.S58]*25.38" office:value-type="float" office:value="-0.000770293188381072" calcext:value-type="float">
            <text:p>-0.001</text:p>
          </table:table-cell>
          <table:table-cell table:formula="of:=ABS([.T58])" office:value-type="float" office:value="0.000770293188381072" calcext:value-type="float">
            <text:p>0.00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-9" calcext:value-type="float">
            <text:p>-9</text:p>
          </table:table-cell>
          <table:table-cell office:value-type="float" office:value="-0.353" calcext:value-type="float">
            <text:p>-0.353</text:p>
          </table:table-cell>
          <table:table-cell/>
          <table:table-cell table:formula="of:=[.$C59]*([.F$4]+[.$C59]*([.F$5]+[.$C59]*([.F$6]+[.$C59]*[.F$7])))/(1+[.$C59]*([.F$8]+[.$C59]*([.F$9]+[.$C59]*[.F$10])))" office:value-type="float" office:value="-9.0145072933106" calcext:value-type="float">
            <text:p>-9.01</text:p>
          </table:table-cell>
          <table:table-cell table:formula="of:=[.B59]-[.E59]" office:value-type="float" office:value="0.0145072933106043" calcext:value-type="float">
            <text:p>0.015</text:p>
          </table:table-cell>
          <table:table-cell table:formula="of:=ABS([.F59])" office:value-type="float" office:value="0.0145072933106043" calcext:value-type="float">
            <text:p>0.015</text:p>
          </table:table-cell>
          <table:table-cell/>
          <table:table-cell table:style-name="ce12" table:formula="of:=[.$C59]*([.J$4]+[.$C59]*([.J$5]+[.$C59]*([.J$6]+[.$C59]*[.J$7])))/(1+[.$C59]*([.J$8]+[.$C59]*([.J$9]+[.$C59]*[.J$10])))" office:value-type="float" office:value="-8.99985089483842" calcext:value-type="float">
            <text:p>-9.00</text:p>
          </table:table-cell>
          <table:table-cell table:formula="of:=[.B59]-[.I59]" office:value-type="float" office:value="-0.000149105161582952" calcext:value-type="float">
            <text:p>0.000</text:p>
          </table:table-cell>
          <table:table-cell table:formula="of:=ABS([.J59])" office:value-type="float" office:value="0.000149105161582952" calcext:value-type="float">
            <text:p>0.000</text:p>
          </table:table-cell>
          <table:table-cell/>
          <table:table-cell table:formula="of:=[.$B59]*([.N$4]+[.$B59]*([.N$5]+[.$B59]*([.N$6]+[.$B59]*[.N$7])))/(1+[.$B59]*([.N$8]+[.$B59]*([.N$9]+[.$B59]*[.N$10])))" office:value-type="float" office:value="-0.352599217615735" calcext:value-type="float">
            <text:p>-0.353</text:p>
          </table:table-cell>
          <table:table-cell table:formula="of:=[.C59]-[.M59]" office:value-type="float" office:value="-0.00040078238426472" calcext:value-type="float">
            <text:p>-0.00040</text:p>
          </table:table-cell>
          <table:table-cell table:formula="of:=[.N59]*25.38" office:value-type="float" office:value="-0.0101718569126386" calcext:value-type="float">
            <text:p>-0.010</text:p>
          </table:table-cell>
          <table:table-cell table:formula="of:=ABS([.O59])" office:value-type="float" office:value="0.0101718569126386" calcext:value-type="float">
            <text:p>0.010</text:p>
          </table:table-cell>
          <table:table-cell/>
          <table:table-cell table:formula="of:=[.$B59]*([.S$4]+[.$B59]*([.S$5]+[.$B59]*([.S$6]+[.$B59]*[.S$7])))/(1+[.$B59]*([.S$8]+[.$B59]*([.S$9]+[.$B59]*[.S$10])))" office:value-type="float" office:value="-0.353031680719307" calcext:value-type="float">
            <text:p>-0.353</text:p>
          </table:table-cell>
          <table:table-cell table:style-name="ce40" table:formula="of:=[.C59]-[.R59]" office:value-type="float" office:value="0.0000316807193068147" calcext:value-type="float">
            <text:p>0.0000</text:p>
          </table:table-cell>
          <table:table-cell table:formula="of:=[.S59]*25.38" office:value-type="float" office:value="0.000804056656006957" calcext:value-type="float">
            <text:p>0.001</text:p>
          </table:table-cell>
          <table:table-cell table:formula="of:=ABS([.T59])" office:value-type="float" office:value="0.000804056656006957" calcext:value-type="float">
            <text:p>0.00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-8" calcext:value-type="float">
            <text:p>-8</text:p>
          </table:table-cell>
          <table:table-cell office:value-type="float" office:value="-0.314" calcext:value-type="float">
            <text:p>-0.314</text:p>
          </table:table-cell>
          <table:table-cell/>
          <table:table-cell table:formula="of:=[.$C60]*([.F$4]+[.$C60]*([.F$5]+[.$C60]*([.F$6]+[.$C60]*[.F$7])))/(1+[.$C60]*([.F$8]+[.$C60]*([.F$9]+[.$C60]*[.F$10])))" office:value-type="float" office:value="-8.01285874571345" calcext:value-type="float">
            <text:p>-8.01</text:p>
          </table:table-cell>
          <table:table-cell table:formula="of:=[.B60]-[.E60]" office:value-type="float" office:value="0.0128587457134479" calcext:value-type="float">
            <text:p>0.013</text:p>
          </table:table-cell>
          <table:table-cell table:formula="of:=ABS([.F60])" office:value-type="float" office:value="0.0128587457134479" calcext:value-type="float">
            <text:p>0.013</text:p>
          </table:table-cell>
          <table:table-cell/>
          <table:table-cell table:style-name="ce12" table:formula="of:=[.$C60]*([.J$4]+[.$C60]*([.J$5]+[.$C60]*([.J$6]+[.$C60]*[.J$7])))/(1+[.$C60]*([.J$8]+[.$C60]*([.J$9]+[.$C60]*[.J$10])))" office:value-type="float" office:value="-7.9999872139553" calcext:value-type="float">
            <text:p>-8.00</text:p>
          </table:table-cell>
          <table:table-cell table:formula="of:=[.B60]-[.I60]" office:value-type="float" office:value="-0.0000127860446967887" calcext:value-type="float">
            <text:p>0.000</text:p>
          </table:table-cell>
          <table:table-cell table:formula="of:=ABS([.J60])" office:value-type="float" office:value="0.0000127860446967887" calcext:value-type="float">
            <text:p>0.000</text:p>
          </table:table-cell>
          <table:table-cell/>
          <table:table-cell table:formula="of:=[.$B60]*([.N$4]+[.$B60]*([.N$5]+[.$B60]*([.N$6]+[.$B60]*[.N$7])))/(1+[.$B60]*([.N$8]+[.$B60]*([.N$9]+[.$B60]*[.N$10])))" office:value-type="float" office:value="-0.31364428253359" calcext:value-type="float">
            <text:p>-0.314</text:p>
          </table:table-cell>
          <table:table-cell table:formula="of:=[.C60]-[.M60]" office:value-type="float" office:value="-0.000355717466409999" calcext:value-type="float">
            <text:p>-0.00036</text:p>
          </table:table-cell>
          <table:table-cell table:formula="of:=[.N60]*25.38" office:value-type="float" office:value="-0.00902810929748578" calcext:value-type="float">
            <text:p>-0.009</text:p>
          </table:table-cell>
          <table:table-cell table:formula="of:=ABS([.O60])" office:value-type="float" office:value="0.00902810929748578" calcext:value-type="float">
            <text:p>0.009</text:p>
          </table:table-cell>
          <table:table-cell/>
          <table:table-cell table:formula="of:=[.$B60]*([.S$4]+[.$B60]*([.S$5]+[.$B60]*([.S$6]+[.$B60]*[.S$7])))/(1+[.$B60]*([.S$8]+[.$B60]*([.S$9]+[.$B60]*[.S$10])))" office:value-type="float" office:value="-0.314032754092299" calcext:value-type="float">
            <text:p>-0.314</text:p>
          </table:table-cell>
          <table:table-cell table:style-name="ce40" table:formula="of:=[.C60]-[.R60]" office:value-type="float" office:value="0.0000327540922993585" calcext:value-type="float">
            <text:p>0.0000</text:p>
          </table:table-cell>
          <table:table-cell table:formula="of:=[.S60]*25.38" office:value-type="float" office:value="0.00083129886255772" calcext:value-type="float">
            <text:p>0.001</text:p>
          </table:table-cell>
          <table:table-cell table:formula="of:=ABS([.T60])" office:value-type="float" office:value="0.00083129886255772" calcext:value-type="float">
            <text:p>0.00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-7" calcext:value-type="float">
            <text:p>-7</text:p>
          </table:table-cell>
          <table:table-cell office:value-type="float" office:value="-0.275" calcext:value-type="float">
            <text:p>-0.275</text:p>
          </table:table-cell>
          <table:table-cell/>
          <table:table-cell table:formula="of:=[.$C61]*([.F$4]+[.$C61]*([.F$5]+[.$C61]*([.F$6]+[.$C61]*[.F$7])))/(1+[.$C61]*([.F$8]+[.$C61]*([.F$9]+[.$C61]*[.F$10])))" office:value-type="float" office:value="-7.01268184610555" calcext:value-type="float">
            <text:p>-7.01</text:p>
          </table:table-cell>
          <table:table-cell table:formula="of:=[.B61]-[.E61]" office:value-type="float" office:value="0.0126818461055489" calcext:value-type="float">
            <text:p>0.013</text:p>
          </table:table-cell>
          <table:table-cell table:formula="of:=ABS([.F61])" office:value-type="float" office:value="0.0126818461055489" calcext:value-type="float">
            <text:p>0.013</text:p>
          </table:table-cell>
          <table:table-cell/>
          <table:table-cell table:style-name="ce12" table:formula="of:=[.$C61]*([.J$4]+[.$C61]*([.J$5]+[.$C61]*([.J$6]+[.$C61]*[.J$7])))/(1+[.$C61]*([.J$8]+[.$C61]*([.J$9]+[.$C61]*[.J$10])))" office:value-type="float" office:value="-7.00158488642056" calcext:value-type="float">
            <text:p>-7.00</text:p>
          </table:table-cell>
          <table:table-cell table:formula="of:=[.B61]-[.I61]" office:value-type="float" office:value="0.0015848864205612" calcext:value-type="float">
            <text:p>0.002</text:p>
          </table:table-cell>
          <table:table-cell table:formula="of:=ABS([.J61])" office:value-type="float" office:value="0.0015848864205612" calcext:value-type="float">
            <text:p>0.002</text:p>
          </table:table-cell>
          <table:table-cell/>
          <table:table-cell table:formula="of:=[.$B61]*([.N$4]+[.$B61]*([.N$5]+[.$B61]*([.N$6]+[.$B61]*[.N$7])))/(1+[.$B61]*([.N$8]+[.$B61]*([.N$9]+[.$B61]*[.N$10])))" office:value-type="float" office:value="-0.274632011588518" calcext:value-type="float">
            <text:p>-0.275</text:p>
          </table:table-cell>
          <table:table-cell table:formula="of:=[.C61]-[.M61]" office:value-type="float" office:value="-0.000367988411482389" calcext:value-type="float">
            <text:p>-0.00037</text:p>
          </table:table-cell>
          <table:table-cell table:formula="of:=[.N61]*25.38" office:value-type="float" office:value="-0.00933954588342304" calcext:value-type="float">
            <text:p>-0.009</text:p>
          </table:table-cell>
          <table:table-cell table:formula="of:=ABS([.O61])" office:value-type="float" office:value="0.00933954588342304" calcext:value-type="float">
            <text:p>0.009</text:p>
          </table:table-cell>
          <table:table-cell/>
          <table:table-cell table:formula="of:=[.$B61]*([.S$4]+[.$B61]*([.S$5]+[.$B61]*([.S$6]+[.$B61]*[.S$7])))/(1+[.$B61]*([.S$8]+[.$B61]*([.S$9]+[.$B61]*[.S$10])))" office:value-type="float" office:value="-0.274974174910175" calcext:value-type="float">
            <text:p>-0.275</text:p>
          </table:table-cell>
          <table:table-cell table:style-name="ce40" table:formula="of:=[.C61]-[.R61]" office:value-type="float" office:value="-0.0000258250898251267" calcext:value-type="float">
            <text:p>0.0000</text:p>
          </table:table-cell>
          <table:table-cell table:formula="of:=[.S61]*25.38" office:value-type="float" office:value="-0.000655440779761714" calcext:value-type="float">
            <text:p>-0.001</text:p>
          </table:table-cell>
          <table:table-cell table:formula="of:=ABS([.T61])" office:value-type="float" office:value="0.000655440779761714" calcext:value-type="float">
            <text:p>0.001</text:p>
          </table:table-cell>
          <table:table-cell/>
          <table:table-cell table:style-name="ce2" office:value-type="string" calcext:value-type="string">
            <text:p>Compute V from T for T=-20 to +50C:</text:p>
          </table:table-cell>
          <table:table-cell table:number-columns-repeated="1001"/>
        </table:table-row>
        <table:table-row table:style-name="ro2">
          <table:table-cell/>
          <table:table-cell office:value-type="float" office:value="-6" calcext:value-type="float">
            <text:p>-6</text:p>
          </table:table-cell>
          <table:table-cell office:value-type="float" office:value="-0.236" calcext:value-type="float">
            <text:p>-0.236</text:p>
          </table:table-cell>
          <table:table-cell/>
          <table:table-cell table:formula="of:=[.$C62]*([.F$4]+[.$C62]*([.F$5]+[.$C62]*([.F$6]+[.$C62]*[.F$7])))/(1+[.$C62]*([.F$8]+[.$C62]*([.F$9]+[.$C62]*[.F$10])))" office:value-type="float" office:value="-6.01395347873469" calcext:value-type="float">
            <text:p>-6.01</text:p>
          </table:table-cell>
          <table:table-cell table:formula="of:=[.B62]-[.E62]" office:value-type="float" office:value="0.0139534787346856" calcext:value-type="float">
            <text:p>0.014</text:p>
          </table:table-cell>
          <table:table-cell table:formula="of:=ABS([.F62])" office:value-type="float" office:value="0.0139534787346856" calcext:value-type="float">
            <text:p>0.014</text:p>
          </table:table-cell>
          <table:table-cell/>
          <table:table-cell table:style-name="ce12" table:formula="of:=[.$C62]*([.J$4]+[.$C62]*([.J$5]+[.$C62]*([.J$6]+[.$C62]*[.J$7])))/(1+[.$C62]*([.J$8]+[.$C62]*([.J$9]+[.$C62]*[.J$10])))" office:value-type="float" office:value="-6.00460319352113" calcext:value-type="float">
            <text:p>-6.00</text:p>
          </table:table-cell>
          <table:table-cell table:formula="of:=[.B62]-[.I62]" office:value-type="float" office:value="0.00460319352113459" calcext:value-type="float">
            <text:p>0.005</text:p>
          </table:table-cell>
          <table:table-cell table:formula="of:=ABS([.J62])" office:value-type="float" office:value="0.00460319352113459" calcext:value-type="float">
            <text:p>0.005</text:p>
          </table:table-cell>
          <table:table-cell/>
          <table:table-cell table:formula="of:=[.$B62]*([.N$4]+[.$B62]*([.N$5]+[.$B62]*([.N$6]+[.$B62]*[.N$7])))/(1+[.$B62]*([.N$8]+[.$B62]*([.N$9]+[.$B62]*[.N$10])))" office:value-type="float" office:value="-0.235563124061654" calcext:value-type="float">
            <text:p>-0.236</text:p>
          </table:table-cell>
          <table:table-cell table:formula="of:=[.C62]-[.M62]" office:value-type="float" office:value="-0.000436875938345987" calcext:value-type="float">
            <text:p>-0.00044</text:p>
          </table:table-cell>
          <table:table-cell table:formula="of:=[.N62]*25.38" office:value-type="float" office:value="-0.0110879113152212" calcext:value-type="float">
            <text:p>-0.011</text:p>
          </table:table-cell>
          <table:table-cell table:formula="of:=ABS([.O62])" office:value-type="float" office:value="0.0110879113152212" calcext:value-type="float">
            <text:p>0.011</text:p>
          </table:table-cell>
          <table:table-cell/>
          <table:table-cell table:formula="of:=[.$B62]*([.S$4]+[.$B62]*([.S$5]+[.$B62]*([.S$6]+[.$B62]*[.S$7])))/(1+[.$B62]*([.S$8]+[.$B62]*([.S$9]+[.$B62]*[.S$10])))" office:value-type="float" office:value="-0.235857228945802" calcext:value-type="float">
            <text:p>-0.236</text:p>
          </table:table-cell>
          <table:table-cell table:style-name="ce40" table:formula="of:=[.C62]-[.R62]" office:value-type="float" office:value="-0.000142771054197771" calcext:value-type="float">
            <text:p>-0.0001</text:p>
          </table:table-cell>
          <table:table-cell table:formula="of:=[.S62]*25.38" office:value-type="float" office:value="-0.00362352935553943" calcext:value-type="float">
            <text:p>-0.004</text:p>
          </table:table-cell>
          <table:table-cell table:formula="of:=ABS([.T62])" office:value-type="float" office:value="0.00362352935553943" calcext:value-type="float">
            <text:p>0.004</text:p>
          </table:table-cell>
          <table:table-cell table:number-columns-repeated="2"/>
          <table:table-cell table:style-name="ce1" office:value-type="string" calcext:value-type="string">
            <text:p>(m1*m0+m2*m0*m0+m3*m0*m0*m0+m4*m0*m0*m0*m0)/(1+m5*m0+m6*m0*m0+m7*m0*m0*m0);</text:p>
          </table:table-cell>
          <table:table-cell table:number-columns-repeated="1000"/>
        </table:table-row>
        <table:table-row table:style-name="ro2">
          <table:table-cell/>
          <table:table-cell office:value-type="float" office:value="-5" calcext:value-type="float">
            <text:p>-5</text:p>
          </table:table-cell>
          <table:table-cell office:value-type="float" office:value="-0.197" calcext:value-type="float">
            <text:p>-0.197</text:p>
          </table:table-cell>
          <table:table-cell/>
          <table:table-cell table:formula="of:=[.$C63]*([.F$4]+[.$C63]*([.F$5]+[.$C63]*([.F$6]+[.$C63]*[.F$7])))/(1+[.$C63]*([.F$8]+[.$C63]*([.F$9]+[.$C63]*[.F$10])))" office:value-type="float" office:value="-5.0166509532455" calcext:value-type="float">
            <text:p>-5.02</text:p>
          </table:table-cell>
          <table:table-cell table:formula="of:=[.B63]-[.E63]" office:value-type="float" office:value="0.0166509532454997" calcext:value-type="float">
            <text:p>0.017</text:p>
          </table:table-cell>
          <table:table-cell table:formula="of:=ABS([.F63])" office:value-type="float" office:value="0.0166509532454997" calcext:value-type="float">
            <text:p>0.017</text:p>
          </table:table-cell>
          <table:table-cell/>
          <table:table-cell table:style-name="ce12" table:formula="of:=[.$C63]*([.J$4]+[.$C63]*([.J$5]+[.$C63]*([.J$6]+[.$C63]*[.J$7])))/(1+[.$C63]*([.J$8]+[.$C63]*([.J$9]+[.$C63]*[.J$10])))" office:value-type="float" office:value="-5.00900530154449" calcext:value-type="float">
            <text:p>-5.01</text:p>
          </table:table-cell>
          <table:table-cell table:formula="of:=[.B63]-[.I63]" office:value-type="float" office:value="0.00900530154448997" calcext:value-type="float">
            <text:p>0.009</text:p>
          </table:table-cell>
          <table:table-cell table:formula="of:=ABS([.J63])" office:value-type="float" office:value="0.00900530154448997" calcext:value-type="float">
            <text:p>0.009</text:p>
          </table:table-cell>
          <table:table-cell/>
          <table:table-cell table:formula="of:=[.$B63]*([.N$4]+[.$B63]*([.N$5]+[.$B63]*([.N$6]+[.$B63]*[.N$7])))/(1+[.$B63]*([.N$8]+[.$B63]*([.N$9]+[.$B63]*[.N$10])))" office:value-type="float" office:value="-0.196438329876891" calcext:value-type="float">
            <text:p>-0.196</text:p>
          </table:table-cell>
          <table:table-cell table:formula="of:=[.C63]-[.M63]" office:value-type="float" office:value="-0.000561670123109065" calcext:value-type="float">
            <text:p>-0.00056</text:p>
          </table:table-cell>
          <table:table-cell table:formula="of:=[.N63]*25.38" office:value-type="float" office:value="-0.0142551877245081" calcext:value-type="float">
            <text:p>-0.014</text:p>
          </table:table-cell>
          <table:table-cell table:formula="of:=ABS([.O63])" office:value-type="float" office:value="0.0142551877245081" calcext:value-type="float">
            <text:p>0.014</text:p>
          </table:table-cell>
          <table:table-cell/>
          <table:table-cell table:formula="of:=[.$B63]*([.S$4]+[.$B63]*([.S$5]+[.$B63]*([.S$6]+[.$B63]*[.S$7])))/(1+[.$B63]*([.S$8]+[.$B63]*([.S$9]+[.$B63]*[.S$10])))" office:value-type="float" office:value="-0.196683184943704" calcext:value-type="float">
            <text:p>-0.197</text:p>
          </table:table-cell>
          <table:table-cell table:style-name="ce40" table:formula="of:=[.C63]-[.R63]" office:value-type="float" office:value="-0.000316815056296493" calcext:value-type="float">
            <text:p>-0.0003</text:p>
          </table:table-cell>
          <table:table-cell table:formula="of:=[.S63]*25.38" office:value-type="float" office:value="-0.008040766128805" calcext:value-type="float">
            <text:p>-0.008</text:p>
          </table:table-cell>
          <table:table-cell table:formula="of:=ABS([.T63])" office:value-type="float" office:value="0.008040766128805" calcext:value-type="float">
            <text:p>0.008</text:p>
          </table:table-cell>
          <table:table-cell/>
          <table:table-cell>
            <draw:frame table:end-cell-address="'Type K TC Fit'.AC79" table:end-x="9.5pt" table:end-y="12.76pt" draw:z-index="2" draw:name="Picture 5" draw:style-name="gr1" draw:text-style-name="P1" svg:width="277.48pt" svg:height="212.26pt" svg:x="33.82pt" svg:y="4.51pt">
              <draw:image xlink:href="Pictures/200000A60000248500001D37B18C4AA2EB10B23F.wmf" xlink:type="simple" xlink:show="embed" xlink:actuate="onLoad">
                <text:p/>
              </draw:image>
            </draw:frame>
          </table:table-cell>
          <table:table-cell table:number-columns-repeated="1001"/>
        </table:table-row>
        <table:table-row table:style-name="ro2">
          <table:table-cell/>
          <table:table-cell office:value-type="float" office:value="-4" calcext:value-type="float">
            <text:p>-4</text:p>
          </table:table-cell>
          <table:table-cell office:value-type="float" office:value="-0.157" calcext:value-type="float">
            <text:p>-0.157</text:p>
          </table:table-cell>
          <table:table-cell/>
          <table:table-cell table:formula="of:=[.$C64]*([.F$4]+[.$C64]*([.F$5]+[.$C64]*([.F$6]+[.$C64]*[.F$7])))/(1+[.$C64]*([.F$8]+[.$C64]*([.F$9]+[.$C64]*[.F$10])))" office:value-type="float" office:value="-3.99523437940105" calcext:value-type="float">
            <text:p>-4.00</text:p>
          </table:table-cell>
          <table:table-cell table:formula="of:=[.B64]-[.E64]" office:value-type="float" office:value="-0.00476562059895214" calcext:value-type="float">
            <text:p>-0.005</text:p>
          </table:table-cell>
          <table:table-cell table:formula="of:=ABS([.F64])" office:value-type="float" office:value="0.00476562059895214" calcext:value-type="float">
            <text:p>0.005</text:p>
          </table:table-cell>
          <table:table-cell/>
          <table:table-cell table:style-name="ce12" table:formula="of:=[.$C64]*([.J$4]+[.$C64]*([.J$5]+[.$C64]*([.J$6]+[.$C64]*[.J$7])))/(1+[.$C64]*([.J$8]+[.$C64]*([.J$9]+[.$C64]*[.J$10])))" office:value-type="float" office:value="-3.98928164660339" calcext:value-type="float">
            <text:p>-3.99</text:p>
          </table:table-cell>
          <table:table-cell table:formula="of:=[.B64]-[.I64]" office:value-type="float" office:value="-0.0107183533966069" calcext:value-type="float">
            <text:p>-0.011</text:p>
          </table:table-cell>
          <table:table-cell table:formula="of:=ABS([.J64])" office:value-type="float" office:value="0.0107183533966069" calcext:value-type="float">
            <text:p>0.011</text:p>
          </table:table-cell>
          <table:table-cell/>
          <table:table-cell table:formula="of:=[.$B64]*([.N$4]+[.$B64]*([.N$5]+[.$B64]*([.N$6]+[.$B64]*[.N$7])))/(1+[.$B64]*([.N$8]+[.$B64]*([.N$9]+[.$B64]*[.N$10])))" office:value-type="float" office:value="-0.157258329990255" calcext:value-type="float">
            <text:p>-0.157</text:p>
          </table:table-cell>
          <table:table-cell table:formula="of:=[.C64]-[.M64]" office:value-type="float" office:value="0.000258329990255102" calcext:value-type="float">
            <text:p>0.00026</text:p>
          </table:table-cell>
          <table:table-cell table:formula="of:=[.N64]*25.38" office:value-type="float" office:value="0.00655641515267448" calcext:value-type="float">
            <text:p>0.007</text:p>
          </table:table-cell>
          <table:table-cell table:formula="of:=ABS([.O64])" office:value-type="float" office:value="0.00655641515267448" calcext:value-type="float">
            <text:p>0.007</text:p>
          </table:table-cell>
          <table:table-cell/>
          <table:table-cell table:formula="of:=[.$B64]*([.S$4]+[.$B64]*([.S$5]+[.$B64]*([.S$6]+[.$B64]*[.S$7])))/(1+[.$B64]*([.S$8]+[.$B64]*([.S$9]+[.$B64]*[.S$10])))" office:value-type="float" office:value="-0.157453297007014" calcext:value-type="float">
            <text:p>-0.157</text:p>
          </table:table-cell>
          <table:table-cell table:style-name="ce40" table:formula="of:=[.C64]-[.R64]" office:value-type="float" office:value="0.000453297007013909" calcext:value-type="float">
            <text:p>0.0005</text:p>
          </table:table-cell>
          <table:table-cell table:formula="of:=[.S64]*25.38" office:value-type="float" office:value="0.011504678038013" calcext:value-type="float">
            <text:p>0.012</text:p>
          </table:table-cell>
          <table:table-cell table:formula="of:=ABS([.T64])" office:value-type="float" office:value="0.011504678038013" calcext:value-type="float">
            <text:p>0.01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-3" calcext:value-type="float">
            <text:p>-3</text:p>
          </table:table-cell>
          <table:table-cell office:value-type="float" office:value="-0.118" calcext:value-type="float">
            <text:p>-0.118</text:p>
          </table:table-cell>
          <table:table-cell/>
          <table:table-cell table:formula="of:=[.$C65]*([.F$4]+[.$C65]*([.F$5]+[.$C65]*([.F$6]+[.$C65]*[.F$7])))/(1+[.$C65]*([.F$8]+[.$C65]*([.F$9]+[.$C65]*[.F$10])))" office:value-type="float" office:value="-3.00075223660427" calcext:value-type="float">
            <text:p>-3.00</text:p>
          </table:table-cell>
          <table:table-cell table:formula="of:=[.B65]-[.E65]" office:value-type="float" office:value="0.000752236604270706" calcext:value-type="float">
            <text:p>0.001</text:p>
          </table:table-cell>
          <table:table-cell table:formula="of:=ABS([.F65])" office:value-type="float" office:value="0.000752236604270706" calcext:value-type="float">
            <text:p>0.001</text:p>
          </table:table-cell>
          <table:table-cell/>
          <table:table-cell table:style-name="ce12" table:formula="of:=[.$C65]*([.J$4]+[.$C65]*([.J$5]+[.$C65]*([.J$6]+[.$C65]*[.J$7])))/(1+[.$C65]*([.J$8]+[.$C65]*([.J$9]+[.$C65]*[.J$10])))" office:value-type="float" office:value="-2.99638712076865" calcext:value-type="float">
            <text:p>-3.00</text:p>
          </table:table-cell>
          <table:table-cell table:formula="of:=[.B65]-[.I65]" office:value-type="float" office:value="-0.00361287923134901" calcext:value-type="float">
            <text:p>-0.004</text:p>
          </table:table-cell>
          <table:table-cell table:formula="of:=ABS([.J65])" office:value-type="float" office:value="0.00361287923134901" calcext:value-type="float">
            <text:p>0.004</text:p>
          </table:table-cell>
          <table:table-cell/>
          <table:table-cell table:formula="of:=[.$B65]*([.N$4]+[.$B65]*([.N$5]+[.$B65]*([.N$6]+[.$B65]*[.N$7])))/(1+[.$B65]*([.N$8]+[.$B65]*([.N$9]+[.$B65]*[.N$10])))" office:value-type="float" office:value="-0.118023816773531" calcext:value-type="float">
            <text:p>-0.118</text:p>
          </table:table-cell>
          <table:table-cell table:formula="of:=[.C65]-[.M65]" office:value-type="float" office:value="0.0000238167735306105" calcext:value-type="float">
            <text:p>0.00002</text:p>
          </table:table-cell>
          <table:table-cell table:formula="of:=[.N65]*25.38" office:value-type="float" office:value="0.000604469712206895" calcext:value-type="float">
            <text:p>0.001</text:p>
          </table:table-cell>
          <table:table-cell table:formula="of:=ABS([.O65])" office:value-type="float" office:value="0.000604469712206895" calcext:value-type="float">
            <text:p>0.001</text:p>
          </table:table-cell>
          <table:table-cell/>
          <table:table-cell table:formula="of:=[.$B65]*([.S$4]+[.$B65]*([.S$5]+[.$B65]*([.S$6]+[.$B65]*[.S$7])))/(1+[.$B65]*([.S$8]+[.$B65]*([.S$9]+[.$B65]*[.S$10])))" office:value-type="float" office:value="-0.118168806919995" calcext:value-type="float">
            <text:p>-0.118</text:p>
          </table:table-cell>
          <table:table-cell table:style-name="ce40" table:formula="of:=[.C65]-[.R65]" office:value-type="float" office:value="0.000168806919994824" calcext:value-type="float">
            <text:p>0.0002</text:p>
          </table:table-cell>
          <table:table-cell table:formula="of:=[.S65]*25.38" office:value-type="float" office:value="0.00428431962946863" calcext:value-type="float">
            <text:p>0.004</text:p>
          </table:table-cell>
          <table:table-cell table:formula="of:=ABS([.T65])" office:value-type="float" office:value="0.00428431962946863" calcext:value-type="float">
            <text:p>0.00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-2" calcext:value-type="float">
            <text:p>-2</text:p>
          </table:table-cell>
          <table:table-cell office:value-type="float" office:value="-0.079" calcext:value-type="float">
            <text:p>-0.079</text:p>
          </table:table-cell>
          <table:table-cell/>
          <table:table-cell table:formula="of:=[.$C66]*([.F$4]+[.$C66]*([.F$5]+[.$C66]*([.F$6]+[.$C66]*[.F$7])))/(1+[.$C66]*([.F$8]+[.$C66]*([.F$9]+[.$C66]*[.F$10])))" office:value-type="float" office:value="-2.00762972197816" calcext:value-type="float">
            <text:p>-2.01</text:p>
          </table:table-cell>
          <table:table-cell table:formula="of:=[.B66]-[.E66]" office:value-type="float" office:value="0.00762972197815515" calcext:value-type="float">
            <text:p>0.008</text:p>
          </table:table-cell>
          <table:table-cell table:formula="of:=ABS([.F66])" office:value-type="float" office:value="0.00762972197815515" calcext:value-type="float">
            <text:p>0.008</text:p>
          </table:table-cell>
          <table:table-cell/>
          <table:table-cell table:style-name="ce12" table:formula="of:=[.$C66]*([.J$4]+[.$C66]*([.J$5]+[.$C66]*([.J$6]+[.$C66]*[.J$7])))/(1+[.$C66]*([.J$8]+[.$C66]*([.J$9]+[.$C66]*[.J$10])))" office:value-type="float" office:value="-2.00478330588947" calcext:value-type="float">
            <text:p>-2.00</text:p>
          </table:table-cell>
          <table:table-cell table:formula="of:=[.B66]-[.I66]" office:value-type="float" office:value="0.00478330588946863" calcext:value-type="float">
            <text:p>0.005</text:p>
          </table:table-cell>
          <table:table-cell table:formula="of:=ABS([.J66])" office:value-type="float" office:value="0.00478330588946863" calcext:value-type="float">
            <text:p>0.005</text:p>
          </table:table-cell>
          <table:table-cell/>
          <table:table-cell table:formula="of:=[.$B66]*([.N$4]+[.$B66]*([.N$5]+[.$B66]*([.N$6]+[.$B66]*[.N$7])))/(1+[.$B66]*([.N$8]+[.$B66]*([.N$9]+[.$B66]*[.N$10])))" office:value-type="float" office:value="-0.0787354743923532" calcext:value-type="float">
            <text:p>-0.079</text:p>
          </table:table-cell>
          <table:table-cell table:formula="of:=[.C66]-[.M66]" office:value-type="float" office:value="-0.000264525607646837" calcext:value-type="float">
            <text:p>-0.00026</text:p>
          </table:table-cell>
          <table:table-cell table:formula="of:=[.N66]*25.38" office:value-type="float" office:value="-0.00671365992207673" calcext:value-type="float">
            <text:p>-0.007</text:p>
          </table:table-cell>
          <table:table-cell table:formula="of:=ABS([.O66])" office:value-type="float" office:value="0.00671365992207673" calcext:value-type="float">
            <text:p>0.007</text:p>
          </table:table-cell>
          <table:table-cell/>
          <table:table-cell table:formula="of:=[.$B66]*([.S$4]+[.$B66]*([.S$5]+[.$B66]*([.S$6]+[.$B66]*[.S$7])))/(1+[.$B66]*([.S$8]+[.$B66]*([.S$9]+[.$B66]*[.S$10])))" office:value-type="float" office:value="-0.0788309463127439" calcext:value-type="float">
            <text:p>-0.079</text:p>
          </table:table-cell>
          <table:table-cell table:style-name="ce40" table:formula="of:=[.C66]-[.R66]" office:value-type="float" office:value="-0.000169053687256102" calcext:value-type="float">
            <text:p>-0.0002</text:p>
          </table:table-cell>
          <table:table-cell table:formula="of:=[.S66]*25.38" office:value-type="float" office:value="-0.00429058258255986" calcext:value-type="float">
            <text:p>-0.004</text:p>
          </table:table-cell>
          <table:table-cell table:formula="of:=ABS([.T66])" office:value-type="float" office:value="0.00429058258255986" calcext:value-type="float">
            <text:p>0.00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-1" calcext:value-type="float">
            <text:p>-1</text:p>
          </table:table-cell>
          <table:table-cell office:value-type="float" office:value="-0.039" calcext:value-type="float">
            <text:p>-0.039</text:p>
          </table:table-cell>
          <table:table-cell/>
          <table:table-cell table:formula="of:=[.$C67]*([.F$4]+[.$C67]*([.F$5]+[.$C67]*([.F$6]+[.$C67]*[.F$7])))/(1+[.$C67]*([.F$8]+[.$C67]*([.F$9]+[.$C67]*[.F$10])))" office:value-type="float" office:value="-0.990432765202595" calcext:value-type="float">
            <text:p>-0.99</text:p>
          </table:table-cell>
          <table:table-cell table:formula="of:=[.B67]-[.E67]" office:value-type="float" office:value="-0.00956723479740484" calcext:value-type="float">
            <text:p>-0.010</text:p>
          </table:table-cell>
          <table:table-cell table:formula="of:=ABS([.F67])" office:value-type="float" office:value="0.00956723479740484" calcext:value-type="float">
            <text:p>0.010</text:p>
          </table:table-cell>
          <table:table-cell/>
          <table:table-cell table:style-name="ce12" table:formula="of:=[.$C67]*([.J$4]+[.$C67]*([.J$5]+[.$C67]*([.J$6]+[.$C67]*[.J$7])))/(1+[.$C67]*([.J$8]+[.$C67]*([.J$9]+[.$C67]*[.J$10])))" office:value-type="float" office:value="-0.989067244304901" calcext:value-type="float">
            <text:p>-0.99</text:p>
          </table:table-cell>
          <table:table-cell table:formula="of:=[.B67]-[.I67]" office:value-type="float" office:value="-0.0109327556950988" calcext:value-type="float">
            <text:p>-0.011</text:p>
          </table:table-cell>
          <table:table-cell table:formula="of:=ABS([.J67])" office:value-type="float" office:value="0.0109327556950988" calcext:value-type="float">
            <text:p>0.011</text:p>
          </table:table-cell>
          <table:table-cell/>
          <table:table-cell table:formula="of:=[.$B67]*([.N$4]+[.$B67]*([.N$5]+[.$B67]*([.N$6]+[.$B67]*[.N$7])))/(1+[.$B67]*([.N$8]+[.$B67]*([.N$9]+[.$B67]*[.N$10])))" office:value-type="float" office:value="-0.0393939791789892" calcext:value-type="float">
            <text:p>-0.039</text:p>
          </table:table-cell>
          <table:table-cell table:formula="of:=[.C67]-[.M67]" office:value-type="float" office:value="0.000393979178989187" calcext:value-type="float">
            <text:p>0.00039</text:p>
          </table:table-cell>
          <table:table-cell table:formula="of:=[.N67]*25.38" office:value-type="float" office:value="0.00999919156274557" calcext:value-type="float">
            <text:p>0.010</text:p>
          </table:table-cell>
          <table:table-cell table:formula="of:=ABS([.O67])" office:value-type="float" office:value="0.00999919156274557" calcext:value-type="float">
            <text:p>0.010</text:p>
          </table:table-cell>
          <table:table-cell/>
          <table:table-cell table:formula="of:=[.$B67]*([.S$4]+[.$B67]*([.S$5]+[.$B67]*([.S$6]+[.$B67]*[.S$7])))/(1+[.$B67]*([.S$8]+[.$B67]*([.S$9]+[.$B67]*[.S$10])))" office:value-type="float" office:value="-0.0394409385293059" calcext:value-type="float">
            <text:p>-0.039</text:p>
          </table:table-cell>
          <table:table-cell table:style-name="ce40" table:formula="of:=[.C67]-[.R67]" office:value-type="float" office:value="0.000440938529305872" calcext:value-type="float">
            <text:p>0.0004</text:p>
          </table:table-cell>
          <table:table-cell table:formula="of:=[.S67]*25.38" office:value-type="float" office:value="0.011191019873783" calcext:value-type="float">
            <text:p>0.011</text:p>
          </table:table-cell>
          <table:table-cell table:formula="of:=ABS([.T67])" office:value-type="float" office:value="0.011191019873783" calcext:value-type="float">
            <text:p>0.01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[.$C68]*([.F$4]+[.$C68]*([.F$5]+[.$C68]*([.F$6]+[.$C68]*[.F$7])))/(1+[.$C68]*([.F$8]+[.$C68]*([.F$9]+[.$C68]*[.F$10])))" office:value-type="float" office:value="0" calcext:value-type="float">
            <text:p>0.00</text:p>
          </table:table-cell>
          <table:table-cell table:formula="of:=[.B68]-[.E68]" office:value-type="float" office:value="0" calcext:value-type="float">
            <text:p>0.000</text:p>
          </table:table-cell>
          <table:table-cell table:formula="of:=ABS([.F68])" office:value-type="float" office:value="0" calcext:value-type="float">
            <text:p>0.000</text:p>
          </table:table-cell>
          <table:table-cell/>
          <table:table-cell table:style-name="ce12" table:formula="of:=[.$C68]*([.J$4]+[.$C68]*([.J$5]+[.$C68]*([.J$6]+[.$C68]*[.J$7])))/(1+[.$C68]*([.J$8]+[.$C68]*([.J$9]+[.$C68]*[.J$10])))" office:value-type="float" office:value="0" calcext:value-type="float">
            <text:p>0.00</text:p>
          </table:table-cell>
          <table:table-cell table:formula="of:=[.B68]-[.I68]" office:value-type="float" office:value="0" calcext:value-type="float">
            <text:p>0.000</text:p>
          </table:table-cell>
          <table:table-cell table:formula="of:=ABS([.J68])" office:value-type="float" office:value="0" calcext:value-type="float">
            <text:p>0.000</text:p>
          </table:table-cell>
          <table:table-cell/>
          <table:table-cell table:formula="of:=[.$B68]*([.N$4]+[.$B68]*([.N$5]+[.$B68]*([.N$6]+[.$B68]*[.N$7])))/(1+[.$B68]*([.N$8]+[.$B68]*([.N$9]+[.$B68]*[.N$10])))" office:value-type="float" office:value="0" calcext:value-type="float">
            <text:p>0.000</text:p>
          </table:table-cell>
          <table:table-cell table:formula="of:=[.C68]-[.M68]" office:value-type="float" office:value="0" calcext:value-type="float">
            <text:p>0.00000</text:p>
          </table:table-cell>
          <table:table-cell table:formula="of:=[.N68]*25.38" office:value-type="float" office:value="0" calcext:value-type="float">
            <text:p>0.000</text:p>
          </table:table-cell>
          <table:table-cell table:formula="of:=ABS([.O68])" office:value-type="float" office:value="0" calcext:value-type="float">
            <text:p>0.000</text:p>
          </table:table-cell>
          <table:table-cell/>
          <table:table-cell table:formula="of:=[.$B68]*([.S$4]+[.$B68]*([.S$5]+[.$B68]*([.S$6]+[.$B68]*[.S$7])))/(1+[.$B68]*([.S$8]+[.$B68]*([.S$9]+[.$B68]*[.S$10])))" office:value-type="float" office:value="0" calcext:value-type="float">
            <text:p>0.000</text:p>
          </table:table-cell>
          <table:table-cell table:style-name="ce40" table:formula="of:=[.C68]-[.R68]" office:value-type="float" office:value="0" calcext:value-type="float">
            <text:p>0.0000</text:p>
          </table:table-cell>
          <table:table-cell table:formula="of:=[.S68]*25.38" office:value-type="float" office:value="0" calcext:value-type="float">
            <text:p>0.000</text:p>
          </table:table-cell>
          <table:table-cell table:formula="of:=ABS([.T68])" office:value-type="float" office:value="0" calcext:value-type="float">
            <text:p>0.00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.039" calcext:value-type="float">
            <text:p>0.039</text:p>
          </table:table-cell>
          <table:table-cell/>
          <table:table-cell table:formula="of:=[.$C69]*([.F$4]+[.$C69]*([.F$5]+[.$C69]*([.F$6]+[.$C69]*[.F$7])))/(1+[.$C69]*([.F$8]+[.$C69]*([.F$9]+[.$C69]*[.F$10])))" office:value-type="float" office:value="0.989135987231569" calcext:value-type="float">
            <text:p>0.99</text:p>
          </table:table-cell>
          <table:table-cell table:formula="of:=[.B69]-[.E69]" office:value-type="float" office:value="0.0108640127684307" calcext:value-type="float">
            <text:p>0.011</text:p>
          </table:table-cell>
          <table:table-cell table:formula="of:=ABS([.F69])" office:value-type="float" office:value="0.0108640127684307" calcext:value-type="float">
            <text:p>0.011</text:p>
          </table:table-cell>
          <table:table-cell/>
          <table:table-cell table:style-name="ce12" table:formula="of:=[.$C69]*([.J$4]+[.$C69]*([.J$5]+[.$C69]*([.J$6]+[.$C69]*[.J$7])))/(1+[.$C69]*([.J$8]+[.$C69]*([.J$9]+[.$C69]*[.J$10])))" office:value-type="float" office:value="0.98785006018623" calcext:value-type="float">
            <text:p>0.99</text:p>
          </table:table-cell>
          <table:table-cell table:formula="of:=[.B69]-[.I69]" office:value-type="float" office:value="0.0121499398137699" calcext:value-type="float">
            <text:p>0.012</text:p>
          </table:table-cell>
          <table:table-cell table:formula="of:=ABS([.J69])" office:value-type="float" office:value="0.0121499398137699" calcext:value-type="float">
            <text:p>0.012</text:p>
          </table:table-cell>
          <table:table-cell/>
          <table:table-cell table:formula="of:=[.$B69]*([.N$4]+[.$B69]*([.N$5]+[.$B69]*([.N$6]+[.$B69]*[.N$7])))/(1+[.$B69]*([.N$8]+[.$B69]*([.N$9]+[.$B69]*[.N$10])))" office:value-type="float" office:value="0.0394458013810198" calcext:value-type="float">
            <text:p>0.039</text:p>
          </table:table-cell>
          <table:table-cell table:formula="of:=[.C69]-[.M69]" office:value-type="float" office:value="-0.000445801381019829" calcext:value-type="float">
            <text:p>-0.00045</text:p>
          </table:table-cell>
          <table:table-cell table:formula="of:=[.N69]*25.38" office:value-type="float" office:value="-0.0113144390502833" calcext:value-type="float">
            <text:p>-0.011</text:p>
          </table:table-cell>
          <table:table-cell table:formula="of:=ABS([.O69])" office:value-type="float" office:value="0.0113144390502833" calcext:value-type="float">
            <text:p>0.011</text:p>
          </table:table-cell>
          <table:table-cell/>
          <table:table-cell table:formula="of:=[.$B69]*([.S$4]+[.$B69]*([.S$5]+[.$B69]*([.S$6]+[.$B69]*[.S$7])))/(1+[.$B69]*([.S$8]+[.$B69]*([.S$9]+[.$B69]*[.S$10])))" office:value-type="float" office:value="0.0394906591592026" calcext:value-type="float">
            <text:p>0.039</text:p>
          </table:table-cell>
          <table:table-cell table:style-name="ce40" table:formula="of:=[.C69]-[.R69]" office:value-type="float" office:value="-0.000490659159202579" calcext:value-type="float">
            <text:p>-0.0005</text:p>
          </table:table-cell>
          <table:table-cell table:formula="of:=[.S69]*25.38" office:value-type="float" office:value="-0.0124529294605615" calcext:value-type="float">
            <text:p>-0.012</text:p>
          </table:table-cell>
          <table:table-cell table:formula="of:=ABS([.T69])" office:value-type="float" office:value="0.0124529294605615" calcext:value-type="float">
            <text:p>0.01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0.079" calcext:value-type="float">
            <text:p>0.079</text:p>
          </table:table-cell>
          <table:table-cell/>
          <table:table-cell table:formula="of:=[.$C70]*([.F$4]+[.$C70]*([.F$5]+[.$C70]*([.F$6]+[.$C70]*[.F$7])))/(1+[.$C70]*([.F$8]+[.$C70]*([.F$9]+[.$C70]*[.F$10])))" office:value-type="float" office:value="2.00230840737271" calcext:value-type="float">
            <text:p>2.00</text:p>
          </table:table-cell>
          <table:table-cell table:formula="of:=[.B70]-[.E70]" office:value-type="float" office:value="-0.00230840737271132" calcext:value-type="float">
            <text:p>-0.002</text:p>
          </table:table-cell>
          <table:table-cell table:formula="of:=ABS([.F70])" office:value-type="float" office:value="0.00230840737271132" calcext:value-type="float">
            <text:p>0.002</text:p>
          </table:table-cell>
          <table:table-cell/>
          <table:table-cell table:style-name="ce12" table:formula="of:=[.$C70]*([.J$4]+[.$C70]*([.J$5]+[.$C70]*([.J$6]+[.$C70]*[.J$7])))/(1+[.$C70]*([.J$8]+[.$C70]*([.J$9]+[.$C70]*[.J$10])))" office:value-type="float" office:value="1.99978748961799" calcext:value-type="float">
            <text:p>2.00</text:p>
          </table:table-cell>
          <table:table-cell table:formula="of:=[.B70]-[.I70]" office:value-type="float" office:value="0.000212510382012088" calcext:value-type="float">
            <text:p>0.000</text:p>
          </table:table-cell>
          <table:table-cell table:formula="of:=ABS([.J70])" office:value-type="float" office:value="0.000212510382012088" calcext:value-type="float">
            <text:p>0.000</text:p>
          </table:table-cell>
          <table:table-cell/>
          <table:table-cell table:formula="of:=[.$B70]*([.N$4]+[.$B70]*([.N$5]+[.$B70]*([.N$6]+[.$B70]*[.N$7])))/(1+[.$B70]*([.N$8]+[.$B70]*([.N$9]+[.$B70]*[.N$10])))" office:value-type="float" office:value="0.0789427699454549" calcext:value-type="float">
            <text:p>0.079</text:p>
          </table:table-cell>
          <table:table-cell table:formula="of:=[.C70]-[.M70]" office:value-type="float" office:value="0.0000572300545451238" calcext:value-type="float">
            <text:p>0.00006</text:p>
          </table:table-cell>
          <table:table-cell table:formula="of:=[.N70]*25.38" office:value-type="float" office:value="0.00145249878435524" calcext:value-type="float">
            <text:p>0.001</text:p>
          </table:table-cell>
          <table:table-cell table:formula="of:=ABS([.O70])" office:value-type="float" office:value="0.00145249878435524" calcext:value-type="float">
            <text:p>0.001</text:p>
          </table:table-cell>
          <table:table-cell/>
          <table:table-cell table:formula="of:=[.$B70]*([.S$4]+[.$B70]*([.S$5]+[.$B70]*([.S$6]+[.$B70]*[.S$7])))/(1+[.$B70]*([.S$8]+[.$B70]*([.S$9]+[.$B70]*[.S$10])))" office:value-type="float" office:value="0.0790298356945448" calcext:value-type="float">
            <text:p>0.079</text:p>
          </table:table-cell>
          <table:table-cell table:style-name="ce40" table:formula="of:=[.C70]-[.R70]" office:value-type="float" office:value="-0.0000298356945448025" calcext:value-type="float">
            <text:p>0.0000</text:p>
          </table:table-cell>
          <table:table-cell table:formula="of:=[.S70]*25.38" office:value-type="float" office:value="-0.000757229927547087" calcext:value-type="float">
            <text:p>-0.001</text:p>
          </table:table-cell>
          <table:table-cell table:formula="of:=ABS([.T70])" office:value-type="float" office:value="0.000757229927547087" calcext:value-type="float">
            <text:p>0.00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0.119" calcext:value-type="float">
            <text:p>0.119</text:p>
          </table:table-cell>
          <table:table-cell/>
          <table:table-cell table:formula="of:=[.$C71]*([.F$4]+[.$C71]*([.F$5]+[.$C71]*([.F$6]+[.$C71]*[.F$7])))/(1+[.$C71]*([.F$8]+[.$C71]*([.F$9]+[.$C71]*[.F$10])))" office:value-type="float" office:value="3.01415917236927" calcext:value-type="float">
            <text:p>3.01</text:p>
          </table:table-cell>
          <table:table-cell table:formula="of:=[.B71]-[.E71]" office:value-type="float" office:value="-0.0141591723692667" calcext:value-type="float">
            <text:p>-0.014</text:p>
          </table:table-cell>
          <table:table-cell table:formula="of:=ABS([.F71])" office:value-type="float" office:value="0.0141591723692667" calcext:value-type="float">
            <text:p>0.014</text:p>
          </table:table-cell>
          <table:table-cell/>
          <table:table-cell table:style-name="ce12" table:formula="of:=[.$C71]*([.J$4]+[.$C71]*([.J$5]+[.$C71]*([.J$6]+[.$C71]*[.J$7])))/(1+[.$C71]*([.J$8]+[.$C71]*([.J$9]+[.$C71]*[.J$10])))" office:value-type="float" office:value="3.01048855623988" calcext:value-type="float">
            <text:p>3.01</text:p>
          </table:table-cell>
          <table:table-cell table:formula="of:=[.B71]-[.I71]" office:value-type="float" office:value="-0.0104885562398795" calcext:value-type="float">
            <text:p>-0.010</text:p>
          </table:table-cell>
          <table:table-cell table:formula="of:=ABS([.J71])" office:value-type="float" office:value="0.0104885562398795" calcext:value-type="float">
            <text:p>0.010</text:p>
          </table:table-cell>
          <table:table-cell/>
          <table:table-cell table:formula="of:=[.$B71]*([.N$4]+[.$B71]*([.N$5]+[.$B71]*([.N$6]+[.$B71]*[.N$7])))/(1+[.$B71]*([.N$8]+[.$B71]*([.N$9]+[.$B71]*[.N$10])))" office:value-type="float" office:value="0.118490257066269" calcext:value-type="float">
            <text:p>0.118</text:p>
          </table:table-cell>
          <table:table-cell table:formula="of:=[.C71]-[.M71]" office:value-type="float" office:value="0.000509742933731128" calcext:value-type="float">
            <text:p>0.00051</text:p>
          </table:table-cell>
          <table:table-cell table:formula="of:=[.N71]*25.38" office:value-type="float" office:value="0.012937275658096" calcext:value-type="float">
            <text:p>0.013</text:p>
          </table:table-cell>
          <table:table-cell table:formula="of:=ABS([.O71])" office:value-type="float" office:value="0.012937275658096" calcext:value-type="float">
            <text:p>0.013</text:p>
          </table:table-cell>
          <table:table-cell/>
          <table:table-cell table:formula="of:=[.$B71]*([.S$4]+[.$B71]*([.S$5]+[.$B71]*([.S$6]+[.$B71]*[.S$7])))/(1+[.$B71]*([.S$8]+[.$B71]*([.S$9]+[.$B71]*[.S$10])))" office:value-type="float" office:value="0.118616335399075" calcext:value-type="float">
            <text:p>0.119</text:p>
          </table:table-cell>
          <table:table-cell table:style-name="ce40" table:formula="of:=[.C71]-[.R71]" office:value-type="float" office:value="0.00038366460092483" calcext:value-type="float">
            <text:p>0.0004</text:p>
          </table:table-cell>
          <table:table-cell table:formula="of:=[.S71]*25.38" office:value-type="float" office:value="0.00973740757147217" calcext:value-type="float">
            <text:p>0.010</text:p>
          </table:table-cell>
          <table:table-cell table:formula="of:=ABS([.T71])" office:value-type="float" office:value="0.00973740757147217" calcext:value-type="float">
            <text:p>0.01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0.158" calcext:value-type="float">
            <text:p>0.158</text:p>
          </table:table-cell>
          <table:table-cell/>
          <table:table-cell table:formula="of:=[.$C72]*([.F$4]+[.$C72]*([.F$5]+[.$C72]*([.F$6]+[.$C72]*[.F$7])))/(1+[.$C72]*([.F$8]+[.$C72]*([.F$9]+[.$C72]*[.F$10])))" office:value-type="float" office:value="3.99946121834756" calcext:value-type="float">
            <text:p>4.00</text:p>
          </table:table-cell>
          <table:table-cell table:formula="of:=[.B72]-[.E72]" office:value-type="float" office:value="0.000538781652443365" calcext:value-type="float">
            <text:p>0.001</text:p>
          </table:table-cell>
          <table:table-cell table:formula="of:=ABS([.F72])" office:value-type="float" office:value="0.000538781652443365" calcext:value-type="float">
            <text:p>0.001</text:p>
          </table:table-cell>
          <table:table-cell/>
          <table:table-cell table:style-name="ce12" table:formula="of:=[.$C72]*([.J$4]+[.$C72]*([.J$5]+[.$C72]*([.J$6]+[.$C72]*[.J$7])))/(1+[.$C72]*([.J$8]+[.$C72]*([.J$9]+[.$C72]*[.J$10])))" office:value-type="float" office:value="3.99475132911578" calcext:value-type="float">
            <text:p>3.99</text:p>
          </table:table-cell>
          <table:table-cell table:formula="of:=[.B72]-[.I72]" office:value-type="float" office:value="0.00524867088421876" calcext:value-type="float">
            <text:p>0.005</text:p>
          </table:table-cell>
          <table:table-cell table:formula="of:=ABS([.J72])" office:value-type="float" office:value="0.00524867088421876" calcext:value-type="float">
            <text:p>0.005</text:p>
          </table:table-cell>
          <table:table-cell/>
          <table:table-cell table:formula="of:=[.$B72]*([.N$4]+[.$B72]*([.N$5]+[.$B72]*([.N$6]+[.$B72]*[.N$7])))/(1+[.$B72]*([.N$8]+[.$B72]*([.N$9]+[.$B72]*[.N$10])))" office:value-type="float" office:value="0.158087620159042" calcext:value-type="float">
            <text:p>0.158</text:p>
          </table:table-cell>
          <table:table-cell table:formula="of:=[.C72]-[.M72]" office:value-type="float" office:value="-0.0000876201590417902" calcext:value-type="float">
            <text:p>-0.00009</text:p>
          </table:table-cell>
          <table:table-cell table:formula="of:=[.N72]*25.38" office:value-type="float" office:value="-0.00222379963648064" calcext:value-type="float">
            <text:p>-0.002</text:p>
          </table:table-cell>
          <table:table-cell table:formula="of:=ABS([.O72])" office:value-type="float" office:value="0.00222379963648064" calcext:value-type="float">
            <text:p>0.002</text:p>
          </table:table-cell>
          <table:table-cell/>
          <table:table-cell table:formula="of:=[.$B72]*([.S$4]+[.$B72]*([.S$5]+[.$B72]*([.S$6]+[.$B72]*[.S$7])))/(1+[.$B72]*([.S$8]+[.$B72]*([.S$9]+[.$B72]*[.S$10])))" office:value-type="float" office:value="0.158248977550532" calcext:value-type="float">
            <text:p>0.158</text:p>
          </table:table-cell>
          <table:table-cell table:style-name="ce40" table:formula="of:=[.C72]-[.R72]" office:value-type="float" office:value="-0.000248977550532464" calcext:value-type="float">
            <text:p>-0.0002</text:p>
          </table:table-cell>
          <table:table-cell table:formula="of:=[.S72]*25.38" office:value-type="float" office:value="-0.00631905023251394" calcext:value-type="float">
            <text:p>-0.006</text:p>
          </table:table-cell>
          <table:table-cell table:formula="of:=ABS([.T72])" office:value-type="float" office:value="0.00631905023251394" calcext:value-type="float">
            <text:p>0.00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0.198" calcext:value-type="float">
            <text:p>0.198</text:p>
          </table:table-cell>
          <table:table-cell/>
          <table:table-cell table:formula="of:=[.$C73]*([.F$4]+[.$C73]*([.F$5]+[.$C73]*([.F$6]+[.$C73]*[.F$7])))/(1+[.$C73]*([.F$8]+[.$C73]*([.F$9]+[.$C73]*[.F$10])))" office:value-type="float" office:value="5.00876311342886" calcext:value-type="float">
            <text:p>5.01</text:p>
          </table:table-cell>
          <table:table-cell table:formula="of:=[.B73]-[.E73]" office:value-type="float" office:value="-0.00876311342885483" calcext:value-type="float">
            <text:p>-0.009</text:p>
          </table:table-cell>
          <table:table-cell table:formula="of:=ABS([.F73])" office:value-type="float" office:value="0.00876311342885483" calcext:value-type="float">
            <text:p>0.009</text:p>
          </table:table-cell>
          <table:table-cell/>
          <table:table-cell table:style-name="ce12" table:formula="of:=[.$C73]*([.J$4]+[.$C73]*([.J$5]+[.$C73]*([.J$6]+[.$C73]*[.J$7])))/(1+[.$C73]*([.J$8]+[.$C73]*([.J$9]+[.$C73]*[.J$10])))" office:value-type="float" office:value="5.00306999374843" calcext:value-type="float">
            <text:p>5.00</text:p>
          </table:table-cell>
          <table:table-cell table:formula="of:=[.B73]-[.I73]" office:value-type="float" office:value="-0.00306999374843286" calcext:value-type="float">
            <text:p>-0.003</text:p>
          </table:table-cell>
          <table:table-cell table:formula="of:=ABS([.J73])" office:value-type="float" office:value="0.00306999374843286" calcext:value-type="float">
            <text:p>0.003</text:p>
          </table:table-cell>
          <table:table-cell/>
          <table:table-cell table:formula="of:=[.$B73]*([.N$4]+[.$B73]*([.N$5]+[.$B73]*([.N$6]+[.$B73]*[.N$7])))/(1+[.$B73]*([.N$8]+[.$B73]*([.N$9]+[.$B73]*[.N$10])))" office:value-type="float" office:value="0.197734222337306" calcext:value-type="float">
            <text:p>0.198</text:p>
          </table:table-cell>
          <table:table-cell table:formula="of:=[.C73]-[.M73]" office:value-type="float" office:value="0.000265777662693506" calcext:value-type="float">
            <text:p>0.00027</text:p>
          </table:table-cell>
          <table:table-cell table:formula="of:=[.N73]*25.38" office:value-type="float" office:value="0.00674543707916118" calcext:value-type="float">
            <text:p>0.007</text:p>
          </table:table-cell>
          <table:table-cell table:formula="of:=ABS([.O73])" office:value-type="float" office:value="0.00674543707916118" calcext:value-type="float">
            <text:p>0.007</text:p>
          </table:table-cell>
          <table:table-cell/>
          <table:table-cell table:formula="of:=[.$B73]*([.S$4]+[.$B73]*([.S$5]+[.$B73]*([.S$6]+[.$B73]*[.S$7])))/(1+[.$B73]*([.S$8]+[.$B73]*([.S$9]+[.$B73]*[.S$10])))" office:value-type="float" office:value="0.197926602343154" calcext:value-type="float">
            <text:p>0.198</text:p>
          </table:table-cell>
          <table:table-cell table:style-name="ce40" table:formula="of:=[.C73]-[.R73]" office:value-type="float" office:value="0.000073397656845553" calcext:value-type="float">
            <text:p>0.0001</text:p>
          </table:table-cell>
          <table:table-cell table:formula="of:=[.S73]*25.38" office:value-type="float" office:value="0.00186283253074014" calcext:value-type="float">
            <text:p>0.002</text:p>
          </table:table-cell>
          <table:table-cell table:formula="of:=ABS([.T73])" office:value-type="float" office:value="0.00186283253074014" calcext:value-type="float">
            <text:p>0.00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0.238" calcext:value-type="float">
            <text:p>0.238</text:p>
          </table:table-cell>
          <table:table-cell/>
          <table:table-cell table:formula="of:=[.$C74]*([.F$4]+[.$C74]*([.F$5]+[.$C74]*([.F$6]+[.$C74]*[.F$7])))/(1+[.$C74]*([.F$8]+[.$C74]*([.F$9]+[.$C74]*[.F$10])))" office:value-type="float" office:value="6.01680490982478" calcext:value-type="float">
            <text:p>6.02</text:p>
          </table:table-cell>
          <table:table-cell table:formula="of:=[.B74]-[.E74]" office:value-type="float" office:value="-0.0168049098247804" calcext:value-type="float">
            <text:p>-0.017</text:p>
          </table:table-cell>
          <table:table-cell table:formula="of:=ABS([.F74])" office:value-type="float" office:value="0.0168049098247804" calcext:value-type="float">
            <text:p>0.017</text:p>
          </table:table-cell>
          <table:table-cell/>
          <table:table-cell table:style-name="ce12" table:formula="of:=[.$C74]*([.J$4]+[.$C74]*([.J$5]+[.$C74]*([.J$6]+[.$C74]*[.J$7])))/(1+[.$C74]*([.J$8]+[.$C74]*([.J$9]+[.$C74]*[.J$10])))" office:value-type="float" office:value="6.01021066751653" calcext:value-type="float">
            <text:p>6.01</text:p>
          </table:table-cell>
          <table:table-cell table:formula="of:=[.B74]-[.I74]" office:value-type="float" office:value="-0.0102106675165299" calcext:value-type="float">
            <text:p>-0.010</text:p>
          </table:table-cell>
          <table:table-cell table:formula="of:=ABS([.J74])" office:value-type="float" office:value="0.0102106675165299" calcext:value-type="float">
            <text:p>0.010</text:p>
          </table:table-cell>
          <table:table-cell/>
          <table:table-cell table:formula="of:=[.$B74]*([.N$4]+[.$B74]*([.N$5]+[.$B74]*([.N$6]+[.$B74]*[.N$7])))/(1+[.$B74]*([.N$8]+[.$B74]*([.N$9]+[.$B74]*[.N$10])))" office:value-type="float" office:value="0.237429432072059" calcext:value-type="float">
            <text:p>0.237</text:p>
          </table:table-cell>
          <table:table-cell table:formula="of:=[.C74]-[.M74]" office:value-type="float" office:value="0.000570567927940802" calcext:value-type="float">
            <text:p>0.00057</text:p>
          </table:table-cell>
          <table:table-cell table:formula="of:=[.N74]*25.38" office:value-type="float" office:value="0.0144810140111375" calcext:value-type="float">
            <text:p>0.014</text:p>
          </table:table-cell>
          <table:table-cell table:formula="of:=ABS([.O74])" office:value-type="float" office:value="0.0144810140111375" calcext:value-type="float">
            <text:p>0.014</text:p>
          </table:table-cell>
          <table:table-cell/>
          <table:table-cell table:formula="of:=[.$B74]*([.S$4]+[.$B74]*([.S$5]+[.$B74]*([.S$6]+[.$B74]*[.S$7])))/(1+[.$B74]*([.S$8]+[.$B74]*([.S$9]+[.$B74]*[.S$10])))" office:value-type="float" office:value="0.237648082146544" calcext:value-type="float">
            <text:p>0.238</text:p>
          </table:table-cell>
          <table:table-cell table:style-name="ce40" table:formula="of:=[.C74]-[.R74]" office:value-type="float" office:value="0.000351917853455702" calcext:value-type="float">
            <text:p>0.0004</text:p>
          </table:table-cell>
          <table:table-cell table:formula="of:=[.S74]*25.38" office:value-type="float" office:value="0.00893167512070572" calcext:value-type="float">
            <text:p>0.009</text:p>
          </table:table-cell>
          <table:table-cell table:formula="of:=ABS([.T74])" office:value-type="float" office:value="0.00893167512070572" calcext:value-type="float">
            <text:p>0.00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0.277" calcext:value-type="float">
            <text:p>0.277</text:p>
          </table:table-cell>
          <table:table-cell/>
          <table:table-cell table:formula="of:=[.$C75]*([.F$4]+[.$C75]*([.F$5]+[.$C75]*([.F$6]+[.$C75]*[.F$7])))/(1+[.$C75]*([.F$8]+[.$C75]*([.F$9]+[.$C75]*[.F$10])))" office:value-type="float" office:value="6.99845160381669" calcext:value-type="float">
            <text:p>7.00</text:p>
          </table:table-cell>
          <table:table-cell table:formula="of:=[.B75]-[.E75]" office:value-type="float" office:value="0.00154839618330715" calcext:value-type="float">
            <text:p>0.002</text:p>
          </table:table-cell>
          <table:table-cell table:formula="of:=ABS([.F75])" office:value-type="float" office:value="0.00154839618330715" calcext:value-type="float">
            <text:p>0.002</text:p>
          </table:table-cell>
          <table:table-cell/>
          <table:table-cell table:style-name="ce12" table:formula="of:=[.$C75]*([.J$4]+[.$C75]*([.J$5]+[.$C75]*([.J$6]+[.$C75]*[.J$7])))/(1+[.$C75]*([.J$8]+[.$C75]*([.J$9]+[.$C75]*[.J$10])))" office:value-type="float" office:value="6.99105584114263" calcext:value-type="float">
            <text:p>6.99</text:p>
          </table:table-cell>
          <table:table-cell table:formula="of:=[.B75]-[.I75]" office:value-type="float" office:value="0.00894415885737043" calcext:value-type="float">
            <text:p>0.009</text:p>
          </table:table-cell>
          <table:table-cell table:formula="of:=ABS([.J75])" office:value-type="float" office:value="0.00894415885737043" calcext:value-type="float">
            <text:p>0.009</text:p>
          </table:table-cell>
          <table:table-cell/>
          <table:table-cell table:formula="of:=[.$B75]*([.N$4]+[.$B75]*([.N$5]+[.$B75]*([.N$6]+[.$B75]*[.N$7])))/(1+[.$B75]*([.N$8]+[.$B75]*([.N$9]+[.$B75]*[.N$10])))" office:value-type="float" office:value="0.277172622855331" calcext:value-type="float">
            <text:p>0.277</text:p>
          </table:table-cell>
          <table:table-cell table:formula="of:=[.C75]-[.M75]" office:value-type="float" office:value="-0.000172622855331206" calcext:value-type="float">
            <text:p>-0.00017</text:p>
          </table:table-cell>
          <table:table-cell table:formula="of:=[.N75]*25.38" office:value-type="float" office:value="-0.00438116806830601" calcext:value-type="float">
            <text:p>-0.004</text:p>
          </table:table-cell>
          <table:table-cell table:formula="of:=ABS([.O75])" office:value-type="float" office:value="0.00438116806830601" calcext:value-type="float">
            <text:p>0.004</text:p>
          </table:table-cell>
          <table:table-cell/>
          <table:table-cell table:formula="of:=[.$B75]*([.S$4]+[.$B75]*([.S$5]+[.$B75]*([.S$6]+[.$B75]*[.S$7])))/(1+[.$B75]*([.S$8]+[.$B75]*([.S$9]+[.$B75]*[.S$10])))" office:value-type="float" office:value="0.277412337438008" calcext:value-type="float">
            <text:p>0.277</text:p>
          </table:table-cell>
          <table:table-cell table:style-name="ce40" table:formula="of:=[.C75]-[.R75]" office:value-type="float" office:value="-0.000412337438007671" calcext:value-type="float">
            <text:p>-0.0004</text:p>
          </table:table-cell>
          <table:table-cell table:formula="of:=[.S75]*25.38" office:value-type="float" office:value="-0.0104651241766347" calcext:value-type="float">
            <text:p>-0.010</text:p>
          </table:table-cell>
          <table:table-cell table:formula="of:=ABS([.T75])" office:value-type="float" office:value="0.0104651241766347" calcext:value-type="float">
            <text:p>0.01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0.317" calcext:value-type="float">
            <text:p>0.317</text:p>
          </table:table-cell>
          <table:table-cell/>
          <table:table-cell table:formula="of:=[.$C76]*([.F$4]+[.$C76]*([.F$5]+[.$C76]*([.F$6]+[.$C76]*[.F$7])))/(1+[.$C76]*([.F$8]+[.$C76]*([.F$9]+[.$C76]*[.F$10])))" office:value-type="float" office:value="8.0040634495595" calcext:value-type="float">
            <text:p>8.00</text:p>
          </table:table-cell>
          <table:table-cell table:formula="of:=[.B76]-[.E76]" office:value-type="float" office:value="-0.00406344955949933" calcext:value-type="float">
            <text:p>-0.004</text:p>
          </table:table-cell>
          <table:table-cell table:formula="of:=ABS([.F76])" office:value-type="float" office:value="0.00406344955949933" calcext:value-type="float">
            <text:p>0.004</text:p>
          </table:table-cell>
          <table:table-cell/>
          <table:table-cell table:style-name="ce12" table:formula="of:=[.$C76]*([.J$4]+[.$C76]*([.J$5]+[.$C76]*([.J$6]+[.$C76]*[.J$7])))/(1+[.$C76]*([.J$8]+[.$C76]*([.J$9]+[.$C76]*[.J$10])))" office:value-type="float" office:value="7.9959222940323" calcext:value-type="float">
            <text:p>8.00</text:p>
          </table:table-cell>
          <table:table-cell table:formula="of:=[.B76]-[.I76]" office:value-type="float" office:value="0.00407770596770085" calcext:value-type="float">
            <text:p>0.004</text:p>
          </table:table-cell>
          <table:table-cell table:formula="of:=ABS([.J76])" office:value-type="float" office:value="0.00407770596770085" calcext:value-type="float">
            <text:p>0.004</text:p>
          </table:table-cell>
          <table:table-cell/>
          <table:table-cell table:formula="of:=[.$B76]*([.N$4]+[.$B76]*([.N$5]+[.$B76]*([.N$6]+[.$B76]*[.N$7])))/(1+[.$B76]*([.N$8]+[.$B76]*([.N$9]+[.$B76]*[.N$10])))" office:value-type="float" office:value="0.316963172867722" calcext:value-type="float">
            <text:p>0.317</text:p>
          </table:table-cell>
          <table:table-cell table:formula="of:=[.C76]-[.M76]" office:value-type="float" office:value="0.0000368271322774838" calcext:value-type="float">
            <text:p>0.00004</text:p>
          </table:table-cell>
          <table:table-cell table:formula="of:=[.N76]*25.38" office:value-type="float" office:value="0.000934672617202539" calcext:value-type="float">
            <text:p>0.001</text:p>
          </table:table-cell>
          <table:table-cell table:formula="of:=ABS([.O76])" office:value-type="float" office:value="0.000934672617202539" calcext:value-type="float">
            <text:p>0.001</text:p>
          </table:table-cell>
          <table:table-cell/>
          <table:table-cell table:formula="of:=[.$B76]*([.S$4]+[.$B76]*([.S$5]+[.$B76]*([.S$6]+[.$B76]*[.S$7])))/(1+[.$B76]*([.S$8]+[.$B76]*([.S$9]+[.$B76]*[.S$10])))" office:value-type="float" office:value="0.31721835811761" calcext:value-type="float">
            <text:p>0.317</text:p>
          </table:table-cell>
          <table:table-cell table:style-name="ce40" table:formula="of:=[.C76]-[.R76]" office:value-type="float" office:value="-0.000218358117609729" calcext:value-type="float">
            <text:p>-0.0002</text:p>
          </table:table-cell>
          <table:table-cell table:formula="of:=[.S76]*25.38" office:value-type="float" office:value="-0.00554192902493493" calcext:value-type="float">
            <text:p>-0.006</text:p>
          </table:table-cell>
          <table:table-cell table:formula="of:=ABS([.T76])" office:value-type="float" office:value="0.00554192902493493" calcext:value-type="float">
            <text:p>0.00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0.357" calcext:value-type="float">
            <text:p>0.357</text:p>
          </table:table-cell>
          <table:table-cell/>
          <table:table-cell table:formula="of:=[.$C77]*([.F$4]+[.$C77]*([.F$5]+[.$C77]*([.F$6]+[.$C77]*[.F$7])))/(1+[.$C77]*([.F$8]+[.$C77]*([.F$9]+[.$C77]*[.F$10])))" office:value-type="float" office:value="9.00847413947054" calcext:value-type="float">
            <text:p>9.01</text:p>
          </table:table-cell>
          <table:table-cell table:formula="of:=[.B77]-[.E77]" office:value-type="float" office:value="-0.0084741394705361" calcext:value-type="float">
            <text:p>-0.008</text:p>
          </table:table-cell>
          <table:table-cell table:formula="of:=ABS([.F77])" office:value-type="float" office:value="0.0084741394705361" calcext:value-type="float">
            <text:p>0.008</text:p>
          </table:table-cell>
          <table:table-cell/>
          <table:table-cell table:style-name="ce12" table:formula="of:=[.$C77]*([.J$4]+[.$C77]*([.J$5]+[.$C77]*([.J$6]+[.$C77]*[.J$7])))/(1+[.$C77]*([.J$8]+[.$C77]*([.J$9]+[.$C77]*[.J$10])))" office:value-type="float" office:value="8.99966256927505" calcext:value-type="float">
            <text:p>9.00</text:p>
          </table:table-cell>
          <table:table-cell table:formula="of:=[.B77]-[.I77]" office:value-type="float" office:value="0.000337430724947296" calcext:value-type="float">
            <text:p>0.000</text:p>
          </table:table-cell>
          <table:table-cell table:formula="of:=ABS([.J77])" office:value-type="float" office:value="0.000337430724947296" calcext:value-type="float">
            <text:p>0.000</text:p>
          </table:table-cell>
          <table:table-cell/>
          <table:table-cell table:formula="of:=[.$B77]*([.N$4]+[.$B77]*([.N$5]+[.$B77]*([.N$6]+[.$B77]*[.N$7])))/(1+[.$B77]*([.N$8]+[.$B77]*([.N$9]+[.$B77]*[.N$10])))" office:value-type="float" office:value="0.356800464649808" calcext:value-type="float">
            <text:p>0.357</text:p>
          </table:table-cell>
          <table:table-cell table:formula="of:=[.C77]-[.M77]" office:value-type="float" office:value="0.000199535350191515" calcext:value-type="float">
            <text:p>0.00020</text:p>
          </table:table-cell>
          <table:table-cell table:formula="of:=[.N77]*25.38" office:value-type="float" office:value="0.00506420718786066" calcext:value-type="float">
            <text:p>0.005</text:p>
          </table:table-cell>
          <table:table-cell table:formula="of:=ABS([.O77])" office:value-type="float" office:value="0.00506420718786066" calcext:value-type="float">
            <text:p>0.005</text:p>
          </table:table-cell>
          <table:table-cell/>
          <table:table-cell table:formula="of:=[.$B77]*([.S$4]+[.$B77]*([.S$5]+[.$B77]*([.S$6]+[.$B77]*[.S$7])))/(1+[.$B77]*([.S$8]+[.$B77]*([.S$9]+[.$B77]*[.S$10])))" office:value-type="float" office:value="0.357065230533311" calcext:value-type="float">
            <text:p>0.357</text:p>
          </table:table-cell>
          <table:table-cell table:style-name="ce40" table:formula="of:=[.C77]-[.R77]" office:value-type="float" office:value="-0.0000652305333107006" calcext:value-type="float">
            <text:p>-0.0001</text:p>
          </table:table-cell>
          <table:table-cell table:formula="of:=[.S77]*25.38" office:value-type="float" office:value="-0.00165555093542558" calcext:value-type="float">
            <text:p>-0.002</text:p>
          </table:table-cell>
          <table:table-cell table:formula="of:=ABS([.T77])" office:value-type="float" office:value="0.00165555093542558" calcext:value-type="float">
            <text:p>0.00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0.397" calcext:value-type="float">
            <text:p>0.397</text:p>
          </table:table-cell>
          <table:table-cell/>
          <table:table-cell table:formula="of:=[.$C78]*([.F$4]+[.$C78]*([.F$5]+[.$C78]*([.F$6]+[.$C78]*[.F$7])))/(1+[.$C78]*([.F$8]+[.$C78]*([.F$9]+[.$C78]*[.F$10])))" office:value-type="float" office:value="10.0117029566881" calcext:value-type="float">
            <text:p>10.01</text:p>
          </table:table-cell>
          <table:table-cell table:formula="of:=[.B78]-[.E78]" office:value-type="float" office:value="-0.0117029566880831" calcext:value-type="float">
            <text:p>-0.012</text:p>
          </table:table-cell>
          <table:table-cell table:formula="of:=ABS([.F78])" office:value-type="float" office:value="0.0117029566880831" calcext:value-type="float">
            <text:p>0.012</text:p>
          </table:table-cell>
          <table:table-cell/>
          <table:table-cell table:style-name="ce12" table:formula="of:=[.$C78]*([.J$4]+[.$C78]*([.J$5]+[.$C78]*([.J$6]+[.$C78]*[.J$7])))/(1+[.$C78]*([.J$8]+[.$C78]*([.J$9]+[.$C78]*[.J$10])))" office:value-type="float" office:value="10.002293046941" calcext:value-type="float">
            <text:p>10.00</text:p>
          </table:table-cell>
          <table:table-cell table:formula="of:=[.B78]-[.I78]" office:value-type="float" office:value="-0.00229304694096122" calcext:value-type="float">
            <text:p>-0.002</text:p>
          </table:table-cell>
          <table:table-cell table:formula="of:=ABS([.J78])" office:value-type="float" office:value="0.00229304694096122" calcext:value-type="float">
            <text:p>0.002</text:p>
          </table:table-cell>
          <table:table-cell/>
          <table:table-cell table:formula="of:=[.$B78]*([.N$4]+[.$B78]*([.N$5]+[.$B78]*([.N$6]+[.$B78]*[.N$7])))/(1+[.$B78]*([.N$8]+[.$B78]*([.N$9]+[.$B78]*[.N$10])))" office:value-type="float" office:value="0.396683884777347" calcext:value-type="float">
            <text:p>0.397</text:p>
          </table:table-cell>
          <table:table-cell table:formula="of:=[.C78]-[.M78]" office:value-type="float" office:value="0.000316115222653013" calcext:value-type="float">
            <text:p>0.00032</text:p>
          </table:table-cell>
          <table:table-cell table:formula="of:=[.N78]*25.38" office:value-type="float" office:value="0.00802300435093346" calcext:value-type="float">
            <text:p>0.008</text:p>
          </table:table-cell>
          <table:table-cell table:formula="of:=ABS([.O78])" office:value-type="float" office:value="0.00802300435093346" calcext:value-type="float">
            <text:p>0.008</text:p>
          </table:table-cell>
          <table:table-cell/>
          <table:table-cell table:formula="of:=[.$B78]*([.S$4]+[.$B78]*([.S$5]+[.$B78]*([.S$6]+[.$B78]*[.S$7])))/(1+[.$B78]*([.S$8]+[.$B78]*([.S$9]+[.$B78]*[.S$10])))" office:value-type="float" office:value="0.396952169811157" calcext:value-type="float">
            <text:p>0.397</text:p>
          </table:table-cell>
          <table:table-cell table:style-name="ce40" table:formula="of:=[.C78]-[.R78]" office:value-type="float" office:value="0.0000478301888431898" calcext:value-type="float">
            <text:p>0.0000</text:p>
          </table:table-cell>
          <table:table-cell table:formula="of:=[.S78]*25.38" office:value-type="float" office:value="0.00121393019284016" calcext:value-type="float">
            <text:p>0.001</text:p>
          </table:table-cell>
          <table:table-cell table:formula="of:=ABS([.T78])" office:value-type="float" office:value="0.00121393019284016" calcext:value-type="float">
            <text:p>0.00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0.437" calcext:value-type="float">
            <text:p>0.437</text:p>
          </table:table-cell>
          <table:table-cell/>
          <table:table-cell table:formula="of:=[.$C79]*([.F$4]+[.$C79]*([.F$5]+[.$C79]*([.F$6]+[.$C79]*[.F$7])))/(1+[.$C79]*([.F$8]+[.$C79]*([.F$9]+[.$C79]*[.F$10])))" office:value-type="float" office:value="11.0137689375933" calcext:value-type="float">
            <text:p>11.01</text:p>
          </table:table-cell>
          <table:table-cell table:formula="of:=[.B79]-[.E79]" office:value-type="float" office:value="-0.0137689375932624" calcext:value-type="float">
            <text:p>-0.014</text:p>
          </table:table-cell>
          <table:table-cell table:formula="of:=ABS([.F79])" office:value-type="float" office:value="0.0137689375932624" calcext:value-type="float">
            <text:p>0.014</text:p>
          </table:table-cell>
          <table:table-cell/>
          <table:table-cell table:style-name="ce12" table:formula="of:=[.$C79]*([.J$4]+[.$C79]*([.J$5]+[.$C79]*([.J$6]+[.$C79]*[.J$7])))/(1+[.$C79]*([.J$8]+[.$C79]*([.J$9]+[.$C79]*[.J$10])))" office:value-type="float" office:value="11.0038297055604" calcext:value-type="float">
            <text:p>11.00</text:p>
          </table:table-cell>
          <table:table-cell table:formula="of:=[.B79]-[.I79]" office:value-type="float" office:value="-0.00382970556036888" calcext:value-type="float">
            <text:p>-0.004</text:p>
          </table:table-cell>
          <table:table-cell table:formula="of:=ABS([.J79])" office:value-type="float" office:value="0.00382970556036888" calcext:value-type="float">
            <text:p>0.004</text:p>
          </table:table-cell>
          <table:table-cell/>
          <table:table-cell table:formula="of:=[.$B79]*([.N$4]+[.$B79]*([.N$5]+[.$B79]*([.N$6]+[.$B79]*[.N$7])))/(1+[.$B79]*([.N$8]+[.$B79]*([.N$9]+[.$B79]*[.N$10])))" office:value-type="float" office:value="0.436612823540223" calcext:value-type="float">
            <text:p>0.437</text:p>
          </table:table-cell>
          <table:table-cell table:formula="of:=[.C79]-[.M79]" office:value-type="float" office:value="0.000387176459776706" calcext:value-type="float">
            <text:p>0.00039</text:p>
          </table:table-cell>
          <table:table-cell table:formula="of:=[.N79]*25.38" office:value-type="float" office:value="0.00982653854913279" calcext:value-type="float">
            <text:p>0.010</text:p>
          </table:table-cell>
          <table:table-cell table:formula="of:=ABS([.O79])" office:value-type="float" office:value="0.00982653854913279" calcext:value-type="float">
            <text:p>0.010</text:p>
          </table:table-cell>
          <table:table-cell/>
          <table:table-cell table:formula="of:=[.$B79]*([.S$4]+[.$B79]*([.S$5]+[.$B79]*([.S$6]+[.$B79]*[.S$7])))/(1+[.$B79]*([.S$8]+[.$B79]*([.S$9]+[.$B79]*[.S$10])))" office:value-type="float" office:value="0.436878555916566" calcext:value-type="float">
            <text:p>0.437</text:p>
          </table:table-cell>
          <table:table-cell table:style-name="ce40" table:formula="of:=[.C79]-[.R79]" office:value-type="float" office:value="0.000121444083434341" calcext:value-type="float">
            <text:p>0.0001</text:p>
          </table:table-cell>
          <table:table-cell table:formula="of:=[.S79]*25.38" office:value-type="float" office:value="0.00308225083756358" calcext:value-type="float">
            <text:p>0.003</text:p>
          </table:table-cell>
          <table:table-cell table:formula="of:=ABS([.T79])" office:value-type="float" office:value="0.00308225083756358" calcext:value-type="float">
            <text:p>0.00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0.477" calcext:value-type="float">
            <text:p>0.477</text:p>
          </table:table-cell>
          <table:table-cell/>
          <table:table-cell table:formula="of:=[.$C80]*([.F$4]+[.$C80]*([.F$5]+[.$C80]*([.F$6]+[.$C80]*[.F$7])))/(1+[.$C80]*([.F$8]+[.$C80]*([.F$9]+[.$C80]*[.F$10])))" office:value-type="float" office:value="12.0146908832867" calcext:value-type="float">
            <text:p>12.01</text:p>
          </table:table-cell>
          <table:table-cell table:formula="of:=[.B80]-[.E80]" office:value-type="float" office:value="-0.0146908832867023" calcext:value-type="float">
            <text:p>-0.015</text:p>
          </table:table-cell>
          <table:table-cell table:formula="of:=ABS([.F80])" office:value-type="float" office:value="0.0146908832867023" calcext:value-type="float">
            <text:p>0.015</text:p>
          </table:table-cell>
          <table:table-cell/>
          <table:table-cell table:style-name="ce12" table:formula="of:=[.$C80]*([.J$4]+[.$C80]*([.J$5]+[.$C80]*([.J$6]+[.$C80]*[.J$7])))/(1+[.$C80]*([.J$8]+[.$C80]*([.J$9]+[.$C80]*[.J$10])))" office:value-type="float" office:value="12.0042881814488" calcext:value-type="float">
            <text:p>12.00</text:p>
          </table:table-cell>
          <table:table-cell table:formula="of:=[.B80]-[.I80]" office:value-type="float" office:value="-0.00428818144883891" calcext:value-type="float">
            <text:p>-0.004</text:p>
          </table:table-cell>
          <table:table-cell table:formula="of:=ABS([.J80])" office:value-type="float" office:value="0.00428818144883891" calcext:value-type="float">
            <text:p>0.004</text:p>
          </table:table-cell>
          <table:table-cell/>
          <table:table-cell table:formula="of:=[.$B80]*([.N$4]+[.$B80]*([.N$5]+[.$B80]*([.N$6]+[.$B80]*[.N$7])))/(1+[.$B80]*([.N$8]+[.$B80]*([.N$9]+[.$B80]*[.N$10])))" office:value-type="float" office:value="0.476586674625084" calcext:value-type="float">
            <text:p>0.477</text:p>
          </table:table-cell>
          <table:table-cell table:formula="of:=[.C80]-[.M80]" office:value-type="float" office:value="0.000413325374916229" calcext:value-type="float">
            <text:p>0.00041</text:p>
          </table:table-cell>
          <table:table-cell table:formula="of:=[.N80]*25.38" office:value-type="float" office:value="0.0104901980153739" calcext:value-type="float">
            <text:p>0.010</text:p>
          </table:table-cell>
          <table:table-cell table:formula="of:=ABS([.O80])" office:value-type="float" office:value="0.0104901980153739" calcext:value-type="float">
            <text:p>0.010</text:p>
          </table:table-cell>
          <table:table-cell/>
          <table:table-cell table:formula="of:=[.$B80]*([.S$4]+[.$B80]*([.S$5]+[.$B80]*([.S$6]+[.$B80]*[.S$7])))/(1+[.$B80]*([.S$8]+[.$B80]*([.S$9]+[.$B80]*[.S$10])))" office:value-type="float" office:value="0.476843970258663" calcext:value-type="float">
            <text:p>0.477</text:p>
          </table:table-cell>
          <table:table-cell table:style-name="ce40" table:formula="of:=[.C80]-[.R80]" office:value-type="float" office:value="0.000156029741336716" calcext:value-type="float">
            <text:p>0.0002</text:p>
          </table:table-cell>
          <table:table-cell table:formula="of:=[.S80]*25.38" office:value-type="float" office:value="0.00396003483512586" calcext:value-type="float">
            <text:p>0.004</text:p>
          </table:table-cell>
          <table:table-cell table:formula="of:=ABS([.T80])" office:value-type="float" office:value="0.00396003483512586" calcext:value-type="float">
            <text:p>0.00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0.517" calcext:value-type="float">
            <text:p>0.517</text:p>
          </table:table-cell>
          <table:table-cell/>
          <table:table-cell table:formula="of:=[.$C81]*([.F$4]+[.$C81]*([.F$5]+[.$C81]*([.F$6]+[.$C81]*[.F$7])))/(1+[.$C81]*([.F$8]+[.$C81]*([.F$9]+[.$C81]*[.F$10])))" office:value-type="float" office:value="13.0144873708071" calcext:value-type="float">
            <text:p>13.01</text:p>
          </table:table-cell>
          <table:table-cell table:formula="of:=[.B81]-[.E81]" office:value-type="float" office:value="-0.0144873708070694" calcext:value-type="float">
            <text:p>-0.014</text:p>
          </table:table-cell>
          <table:table-cell table:formula="of:=ABS([.F81])" office:value-type="float" office:value="0.0144873708070694" calcext:value-type="float">
            <text:p>0.014</text:p>
          </table:table-cell>
          <table:table-cell/>
          <table:table-cell table:style-name="ce12" table:formula="of:=[.$C81]*([.J$4]+[.$C81]*([.J$5]+[.$C81]*([.J$6]+[.$C81]*[.J$7])))/(1+[.$C81]*([.J$8]+[.$C81]*([.J$9]+[.$C81]*[.J$10])))" office:value-type="float" office:value="13.0036838209829" calcext:value-type="float">
            <text:p>13.00</text:p>
          </table:table-cell>
          <table:table-cell table:formula="of:=[.B81]-[.I81]" office:value-type="float" office:value="-0.00368382098288933" calcext:value-type="float">
            <text:p>-0.004</text:p>
          </table:table-cell>
          <table:table-cell table:formula="of:=ABS([.J81])" office:value-type="float" office:value="0.00368382098288933" calcext:value-type="float">
            <text:p>0.004</text:p>
          </table:table-cell>
          <table:table-cell/>
          <table:table-cell table:formula="of:=[.$B81]*([.N$4]+[.$B81]*([.N$5]+[.$B81]*([.N$6]+[.$B81]*[.N$7])))/(1+[.$B81]*([.N$8]+[.$B81]*([.N$9]+[.$B81]*[.N$10])))" office:value-type="float" office:value="0.516604834801625" calcext:value-type="float">
            <text:p>0.517</text:p>
          </table:table-cell>
          <table:table-cell table:formula="of:=[.C81]-[.M81]" office:value-type="float" office:value="0.000395165198375125" calcext:value-type="float">
            <text:p>0.00040</text:p>
          </table:table-cell>
          <table:table-cell table:formula="of:=[.N81]*25.38" office:value-type="float" office:value="0.0100292927347607" calcext:value-type="float">
            <text:p>0.010</text:p>
          </table:table-cell>
          <table:table-cell table:formula="of:=ABS([.O81])" office:value-type="float" office:value="0.0100292927347607" calcext:value-type="float">
            <text:p>0.010</text:p>
          </table:table-cell>
          <table:table-cell/>
          <table:table-cell table:formula="of:=[.$B81]*([.S$4]+[.$B81]*([.S$5]+[.$B81]*([.S$6]+[.$B81]*[.S$7])))/(1+[.$B81]*([.S$8]+[.$B81]*([.S$9]+[.$B81]*[.S$10])))" office:value-type="float" office:value="0.516848227741823" calcext:value-type="float">
            <text:p>0.517</text:p>
          </table:table-cell>
          <table:table-cell table:style-name="ce40" table:formula="of:=[.C81]-[.R81]" office:value-type="float" office:value="0.000151772258176863" calcext:value-type="float">
            <text:p>0.0002</text:p>
          </table:table-cell>
          <table:table-cell table:formula="of:=[.S81]*25.38" office:value-type="float" office:value="0.00385197991252879" calcext:value-type="float">
            <text:p>0.004</text:p>
          </table:table-cell>
          <table:table-cell table:formula="of:=ABS([.T81])" office:value-type="float" office:value="0.00385197991252879" calcext:value-type="float">
            <text:p>0.00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0.557" calcext:value-type="float">
            <text:p>0.557</text:p>
          </table:table-cell>
          <table:table-cell/>
          <table:table-cell table:formula="of:=[.$C82]*([.F$4]+[.$C82]*([.F$5]+[.$C82]*([.F$6]+[.$C82]*[.F$7])))/(1+[.$C82]*([.F$8]+[.$C82]*([.F$9]+[.$C82]*[.F$10])))" office:value-type="float" office:value="14.0131767640993" calcext:value-type="float">
            <text:p>14.01</text:p>
          </table:table-cell>
          <table:table-cell table:formula="of:=[.B82]-[.E82]" office:value-type="float" office:value="-0.0131767640992688" calcext:value-type="float">
            <text:p>-0.013</text:p>
          </table:table-cell>
          <table:table-cell table:formula="of:=ABS([.F82])" office:value-type="float" office:value="0.0131767640992688" calcext:value-type="float">
            <text:p>0.013</text:p>
          </table:table-cell>
          <table:table-cell/>
          <table:table-cell table:style-name="ce12" table:formula="of:=[.$C82]*([.J$4]+[.$C82]*([.J$5]+[.$C82]*([.J$6]+[.$C82]*[.J$7])))/(1+[.$C82]*([.J$8]+[.$C82]*([.J$9]+[.$C82]*[.J$10])))" office:value-type="float" office:value="14.0020317267407" calcext:value-type="float">
            <text:p>14.00</text:p>
          </table:table-cell>
          <table:table-cell table:formula="of:=[.B82]-[.I82]" office:value-type="float" office:value="-0.00203172674065222" calcext:value-type="float">
            <text:p>-0.002</text:p>
          </table:table-cell>
          <table:table-cell table:formula="of:=ABS([.J82])" office:value-type="float" office:value="0.00203172674065222" calcext:value-type="float">
            <text:p>0.002</text:p>
          </table:table-cell>
          <table:table-cell/>
          <table:table-cell table:formula="of:=[.$B82]*([.N$4]+[.$B82]*([.N$5]+[.$B82]*([.N$6]+[.$B82]*[.N$7])))/(1+[.$B82]*([.N$8]+[.$B82]*([.N$9]+[.$B82]*[.N$10])))" office:value-type="float" office:value="0.556666703612513" calcext:value-type="float">
            <text:p>0.557</text:p>
          </table:table-cell>
          <table:table-cell table:formula="of:=[.C82]-[.M82]" office:value-type="float" office:value="0.000333296387487136" calcext:value-type="float">
            <text:p>0.00033</text:p>
          </table:table-cell>
          <table:table-cell table:formula="of:=[.N82]*25.38" office:value-type="float" office:value="0.00845906231442352" calcext:value-type="float">
            <text:p>0.008</text:p>
          </table:table-cell>
          <table:table-cell table:formula="of:=ABS([.O82])" office:value-type="float" office:value="0.00845906231442352" calcext:value-type="float">
            <text:p>0.008</text:p>
          </table:table-cell>
          <table:table-cell/>
          <table:table-cell table:formula="of:=[.$B82]*([.S$4]+[.$B82]*([.S$5]+[.$B82]*([.S$6]+[.$B82]*[.S$7])))/(1+[.$B82]*([.S$8]+[.$B82]*([.S$9]+[.$B82]*[.S$10])))" office:value-type="float" office:value="0.55689139736265" calcext:value-type="float">
            <text:p>0.557</text:p>
          </table:table-cell>
          <table:table-cell table:style-name="ce40" table:formula="of:=[.C82]-[.R82]" office:value-type="float" office:value="0.000108602637349575" calcext:value-type="float">
            <text:p>0.0001</text:p>
          </table:table-cell>
          <table:table-cell table:formula="of:=[.S82]*25.38" office:value-type="float" office:value="0.00275633493593222" calcext:value-type="float">
            <text:p>0.003</text:p>
          </table:table-cell>
          <table:table-cell table:formula="of:=ABS([.T82])" office:value-type="float" office:value="0.00275633493593222" calcext:value-type="float">
            <text:p>0.003</text:p>
          </table:table-cell>
          <table:table-cell/>
          <table:table-cell table:style-name="ce45"/>
          <table:table-cell table:style-name="ce46"/>
          <table:table-cell table:number-columns-repeated="100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0.597" calcext:value-type="float">
            <text:p>0.597</text:p>
          </table:table-cell>
          <table:table-cell/>
          <table:table-cell table:formula="of:=[.$C83]*([.F$4]+[.$C83]*([.F$5]+[.$C83]*([.F$6]+[.$C83]*[.F$7])))/(1+[.$C83]*([.F$8]+[.$C83]*([.F$9]+[.$C83]*[.F$10])))" office:value-type="float" office:value="15.0107772247395" calcext:value-type="float">
            <text:p>15.01</text:p>
          </table:table-cell>
          <table:table-cell table:formula="of:=[.B83]-[.E83]" office:value-type="float" office:value="-0.0107772247395239" calcext:value-type="float">
            <text:p>-0.011</text:p>
          </table:table-cell>
          <table:table-cell table:formula="of:=ABS([.F83])" office:value-type="float" office:value="0.0107772247395239" calcext:value-type="float">
            <text:p>0.011</text:p>
          </table:table-cell>
          <table:table-cell/>
          <table:table-cell table:style-name="ce12" table:formula="of:=[.$C83]*([.J$4]+[.$C83]*([.J$5]+[.$C83]*([.J$6]+[.$C83]*[.J$7])))/(1+[.$C83]*([.J$8]+[.$C83]*([.J$9]+[.$C83]*[.J$10])))" office:value-type="float" office:value="14.9993467982865" calcext:value-type="float">
            <text:p>15.00</text:p>
          </table:table-cell>
          <table:table-cell table:formula="of:=[.B83]-[.I83]" office:value-type="float" office:value="0.00065320171353811" calcext:value-type="float">
            <text:p>0.001</text:p>
          </table:table-cell>
          <table:table-cell table:formula="of:=ABS([.J83])" office:value-type="float" office:value="0.00065320171353811" calcext:value-type="float">
            <text:p>0.001</text:p>
          </table:table-cell>
          <table:table-cell/>
          <table:table-cell table:formula="of:=[.$B83]*([.N$4]+[.$B83]*([.N$5]+[.$B83]*([.N$6]+[.$B83]*[.N$7])))/(1+[.$B83]*([.N$8]+[.$B83]*([.N$9]+[.$B83]*[.N$10])))" office:value-type="float" office:value="0.596771683066926" calcext:value-type="float">
            <text:p>0.597</text:p>
          </table:table-cell>
          <table:table-cell table:formula="of:=[.C83]-[.M83]" office:value-type="float" office:value="0.000228316933073569" calcext:value-type="float">
            <text:p>0.00023</text:p>
          </table:table-cell>
          <table:table-cell table:formula="of:=[.N83]*25.38" office:value-type="float" office:value="0.00579468376140718" calcext:value-type="float">
            <text:p>0.006</text:p>
          </table:table-cell>
          <table:table-cell table:formula="of:=ABS([.O83])" office:value-type="float" office:value="0.00579468376140718" calcext:value-type="float">
            <text:p>0.006</text:p>
          </table:table-cell>
          <table:table-cell/>
          <table:table-cell table:formula="of:=[.$B83]*([.S$4]+[.$B83]*([.S$5]+[.$B83]*([.S$6]+[.$B83]*[.S$7])))/(1+[.$B83]*([.S$8]+[.$B83]*([.S$9]+[.$B83]*[.S$10])))" office:value-type="float" office:value="0.59697380341764" calcext:value-type="float">
            <text:p>0.597</text:p>
          </table:table-cell>
          <table:table-cell table:style-name="ce40" table:formula="of:=[.C83]-[.R83]" office:value-type="float" office:value="0.0000261965823601384" calcext:value-type="float">
            <text:p>0.0000</text:p>
          </table:table-cell>
          <table:table-cell table:formula="of:=[.S83]*25.38" office:value-type="float" office:value="0.000664869260300314" calcext:value-type="float">
            <text:p>0.001</text:p>
          </table:table-cell>
          <table:table-cell table:formula="of:=ABS([.T83])" office:value-type="float" office:value="0.000664869260300314" calcext:value-type="float">
            <text:p>0.001</text:p>
          </table:table-cell>
          <table:table-cell/>
          <table:table-cell table:style-name="ce2" office:value-type="string" calcext:value-type="string">
            <text:p>Compute T from V <text:s/>for T= –20 to +100:</text:p>
          </table:table-cell>
          <table:table-cell table:number-columns-repeated="100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0.637" calcext:value-type="float">
            <text:p>0.637</text:p>
          </table:table-cell>
          <table:table-cell/>
          <table:table-cell table:formula="of:=[.$C84]*([.F$4]+[.$C84]*([.F$5]+[.$C84]*([.F$6]+[.$C84]*[.F$7])))/(1+[.$C84]*([.F$8]+[.$C84]*([.F$9]+[.$C84]*[.F$10])))" office:value-type="float" office:value="16.0073067224241" calcext:value-type="float">
            <text:p>16.01</text:p>
          </table:table-cell>
          <table:table-cell table:formula="of:=[.B84]-[.E84]" office:value-type="float" office:value="-0.00730672242406172" calcext:value-type="float">
            <text:p>-0.007</text:p>
          </table:table-cell>
          <table:table-cell table:formula="of:=ABS([.F84])" office:value-type="float" office:value="0.00730672242406172" calcext:value-type="float">
            <text:p>0.007</text:p>
          </table:table-cell>
          <table:table-cell/>
          <table:table-cell table:style-name="ce12" table:formula="of:=[.$C84]*([.J$4]+[.$C84]*([.J$5]+[.$C84]*([.J$6]+[.$C84]*[.J$7])))/(1+[.$C84]*([.J$8]+[.$C84]*([.J$9]+[.$C84]*[.J$10])))" office:value-type="float" office:value="15.9956437682657" calcext:value-type="float">
            <text:p>16.00</text:p>
          </table:table-cell>
          <table:table-cell table:formula="of:=[.B84]-[.I84]" office:value-type="float" office:value="0.00435623173431132" calcext:value-type="float">
            <text:p>0.004</text:p>
          </table:table-cell>
          <table:table-cell table:formula="of:=ABS([.J84])" office:value-type="float" office:value="0.00435623173431132" calcext:value-type="float">
            <text:p>0.004</text:p>
          </table:table-cell>
          <table:table-cell/>
          <table:table-cell table:formula="of:=[.$B84]*([.N$4]+[.$B84]*([.N$5]+[.$B84]*([.N$6]+[.$B84]*[.N$7])))/(1+[.$B84]*([.N$8]+[.$B84]*([.N$9]+[.$B84]*[.N$10])))" office:value-type="float" office:value="0.636919177337729" calcext:value-type="float">
            <text:p>0.637</text:p>
          </table:table-cell>
          <table:table-cell table:formula="of:=[.C84]-[.M84]" office:value-type="float" office:value="0.0000808226622710517" calcext:value-type="float">
            <text:p>0.00008</text:p>
          </table:table-cell>
          <table:table-cell table:formula="of:=[.N84]*25.38" office:value-type="float" office:value="0.00205127916843929" calcext:value-type="float">
            <text:p>0.002</text:p>
          </table:table-cell>
          <table:table-cell table:formula="of:=ABS([.O84])" office:value-type="float" office:value="0.00205127916843929" calcext:value-type="float">
            <text:p>0.002</text:p>
          </table:table-cell>
          <table:table-cell/>
          <table:table-cell table:formula="of:=[.$B84]*([.S$4]+[.$B84]*([.S$5]+[.$B84]*([.S$6]+[.$B84]*[.S$7])))/(1+[.$B84]*([.S$8]+[.$B84]*([.S$9]+[.$B84]*[.S$10])))" office:value-type="float" office:value="0.637095999971187" calcext:value-type="float">
            <text:p>0.637</text:p>
          </table:table-cell>
          <table:table-cell table:style-name="ce40" table:formula="of:=[.C84]-[.R84]" office:value-type="float" office:value="-0.0000959999711866999" calcext:value-type="float">
            <text:p>-0.0001</text:p>
          </table:table-cell>
          <table:table-cell table:formula="of:=[.S84]*25.38" office:value-type="float" office:value="-0.00243647926871844" calcext:value-type="float">
            <text:p>-0.002</text:p>
          </table:table-cell>
          <table:table-cell table:formula="of:=ABS([.T84])" office:value-type="float" office:value="0.00243647926871844" calcext:value-type="float">
            <text:p>0.002</text:p>
          </table:table-cell>
          <table:table-cell table:number-columns-repeated="2"/>
          <table:table-cell table:style-name="ce1" office:value-type="string" calcext:value-type="string">
            <text:p>(m1*m0+m2*m0*m0+m3*m0*m0*m0+m4*m0*m0*m0*m0)/(1+m5*m0+m6*m0*m0+m7*m0*m0*m0);</text:p>
          </table:table-cell>
          <table:table-cell table:number-columns-repeated="100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0.677" calcext:value-type="float">
            <text:p>0.677</text:p>
          </table:table-cell>
          <table:table-cell/>
          <table:table-cell table:formula="of:=[.$C85]*([.F$4]+[.$C85]*([.F$5]+[.$C85]*([.F$6]+[.$C85]*[.F$7])))/(1+[.$C85]*([.F$8]+[.$C85]*([.F$9]+[.$C85]*[.F$10])))" office:value-type="float" office:value="17.0027830452275" calcext:value-type="float">
            <text:p>17.00</text:p>
          </table:table-cell>
          <table:table-cell table:formula="of:=[.B85]-[.E85]" office:value-type="float" office:value="-0.00278304522753103" calcext:value-type="float">
            <text:p>-0.003</text:p>
          </table:table-cell>
          <table:table-cell table:formula="of:=ABS([.F85])" office:value-type="float" office:value="0.00278304522753103" calcext:value-type="float">
            <text:p>0.003</text:p>
          </table:table-cell>
          <table:table-cell/>
          <table:table-cell table:style-name="ce12" table:formula="of:=[.$C85]*([.J$4]+[.$C85]*([.J$5]+[.$C85]*([.J$6]+[.$C85]*[.J$7])))/(1+[.$C85]*([.J$8]+[.$C85]*([.J$9]+[.$C85]*[.J$10])))" office:value-type="float" office:value="16.9909372343813" calcext:value-type="float">
            <text:p>16.99</text:p>
          </table:table-cell>
          <table:table-cell table:formula="of:=[.B85]-[.I85]" office:value-type="float" office:value="0.00906276561871877" calcext:value-type="float">
            <text:p>0.009</text:p>
          </table:table-cell>
          <table:table-cell table:formula="of:=ABS([.J85])" office:value-type="float" office:value="0.00906276561871877" calcext:value-type="float">
            <text:p>0.009</text:p>
          </table:table-cell>
          <table:table-cell/>
          <table:table-cell table:formula="of:=[.$B85]*([.N$4]+[.$B85]*([.N$5]+[.$B85]*([.N$6]+[.$B85]*[.N$7])))/(1+[.$B85]*([.N$8]+[.$B85]*([.N$9]+[.$B85]*[.N$10])))" office:value-type="float" office:value="0.677108592462285" calcext:value-type="float">
            <text:p>0.677</text:p>
          </table:table-cell>
          <table:table-cell table:formula="of:=[.C85]-[.M85]" office:value-type="float" office:value="-0.000108592462284784" calcext:value-type="float">
            <text:p>-0.00011</text:p>
          </table:table-cell>
          <table:table-cell table:formula="of:=[.N85]*25.38" office:value-type="float" office:value="-0.00275607669278783" calcext:value-type="float">
            <text:p>-0.003</text:p>
          </table:table-cell>
          <table:table-cell table:formula="of:=ABS([.O85])" office:value-type="float" office:value="0.00275607669278783" calcext:value-type="float">
            <text:p>0.003</text:p>
          </table:table-cell>
          <table:table-cell/>
          <table:table-cell table:formula="of:=[.$B85]*([.S$4]+[.$B85]*([.S$5]+[.$B85]*([.S$6]+[.$B85]*[.S$7])))/(1+[.$B85]*([.S$8]+[.$B85]*([.S$9]+[.$B85]*[.S$10])))" office:value-type="float" office:value="0.677258714155511" calcext:value-type="float">
            <text:p>0.677</text:p>
          </table:table-cell>
          <table:table-cell table:style-name="ce40" table:formula="of:=[.C85]-[.R85]" office:value-type="float" office:value="-0.000258714155511042" calcext:value-type="float">
            <text:p>-0.0003</text:p>
          </table:table-cell>
          <table:table-cell table:formula="of:=[.S85]*25.38" office:value-type="float" office:value="-0.00656616526687024" calcext:value-type="float">
            <text:p>-0.007</text:p>
          </table:table-cell>
          <table:table-cell table:formula="of:=ABS([.T85])" office:value-type="float" office:value="0.00656616526687024" calcext:value-type="float">
            <text:p>0.007</text:p>
          </table:table-cell>
          <table:table-cell/>
          <table:table-cell>
            <draw:frame table:end-cell-address="'Type K TC Fit'.AC102" table:end-x="30.73pt" table:end-y="2.27pt" draw:z-index="3" draw:name="Picture 6" draw:style-name="gr1" draw:text-style-name="P1" svg:width="290.07pt" svg:height="212.23pt" svg:x="42.46pt" svg:y="6.77pt">
              <draw:image xlink:href="Pictures/200000A60000262C00001D3737DF5A9634EA2A3B.wmf" xlink:type="simple" xlink:show="embed" xlink:actuate="onLoad">
                <text:p/>
              </draw:image>
            </draw:frame>
          </table:table-cell>
          <table:table-cell table:number-columns-repeated="100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0.718" calcext:value-type="float">
            <text:p>0.718</text:p>
          </table:table-cell>
          <table:table-cell/>
          <table:table-cell table:formula="of:=[.$C86]*([.F$4]+[.$C86]*([.F$5]+[.$C86]*([.F$6]+[.$C86]*[.F$7])))/(1+[.$C86]*([.F$8]+[.$C86]*([.F$9]+[.$C86]*[.F$10])))" office:value-type="float" office:value="18.0220717119399" calcext:value-type="float">
            <text:p>18.02</text:p>
          </table:table-cell>
          <table:table-cell table:formula="of:=[.B86]-[.E86]" office:value-type="float" office:value="-0.0220717119398657" calcext:value-type="float">
            <text:p>-0.022</text:p>
          </table:table-cell>
          <table:table-cell table:formula="of:=ABS([.F86])" office:value-type="float" office:value="0.0220717119398657" calcext:value-type="float">
            <text:p>0.022</text:p>
          </table:table-cell>
          <table:table-cell/>
          <table:table-cell table:style-name="ce12" table:formula="of:=[.$C86]*([.J$4]+[.$C86]*([.J$5]+[.$C86]*([.J$6]+[.$C86]*[.J$7])))/(1+[.$C86]*([.J$8]+[.$C86]*([.J$9]+[.$C86]*[.J$10])))" office:value-type="float" office:value="18.0100867521149" calcext:value-type="float">
            <text:p>18.01</text:p>
          </table:table-cell>
          <table:table-cell table:formula="of:=[.B86]-[.I86]" office:value-type="float" office:value="-0.0100867521149475" calcext:value-type="float">
            <text:p>-0.010</text:p>
          </table:table-cell>
          <table:table-cell table:formula="of:=ABS([.J86])" office:value-type="float" office:value="0.0100867521149475" calcext:value-type="float">
            <text:p>0.010</text:p>
          </table:table-cell>
          <table:table-cell/>
          <table:table-cell table:formula="of:=[.$B86]*([.N$4]+[.$B86]*([.N$5]+[.$B86]*([.N$6]+[.$B86]*[.N$7])))/(1+[.$B86]*([.N$8]+[.$B86]*([.N$9]+[.$B86]*[.N$10])))" office:value-type="float" office:value="0.717339336046956" calcext:value-type="float">
            <text:p>0.717</text:p>
          </table:table-cell>
          <table:table-cell table:formula="of:=[.C86]-[.M86]" office:value-type="float" office:value="0.000660663953044205" calcext:value-type="float">
            <text:p>0.00066</text:p>
          </table:table-cell>
          <table:table-cell table:formula="of:=[.N86]*25.38" office:value-type="float" office:value="0.0167676511282619" calcext:value-type="float">
            <text:p>0.017</text:p>
          </table:table-cell>
          <table:table-cell table:formula="of:=ABS([.O86])" office:value-type="float" office:value="0.0167676511282619" calcext:value-type="float">
            <text:p>0.017</text:p>
          </table:table-cell>
          <table:table-cell/>
          <table:table-cell table:formula="of:=[.$B86]*([.S$4]+[.$B86]*([.S$5]+[.$B86]*([.S$6]+[.$B86]*[.S$7])))/(1+[.$B86]*([.S$8]+[.$B86]*([.S$9]+[.$B86]*[.S$10])))" office:value-type="float" office:value="0.717462759267079" calcext:value-type="float">
            <text:p>0.717</text:p>
          </table:table-cell>
          <table:table-cell table:style-name="ce40" table:formula="of:=[.C86]-[.R86]" office:value-type="float" office:value="0.00053724073292083" calcext:value-type="float">
            <text:p>0.0005</text:p>
          </table:table-cell>
          <table:table-cell table:formula="of:=[.S86]*25.38" office:value-type="float" office:value="0.0136351698015307" calcext:value-type="float">
            <text:p>0.014</text:p>
          </table:table-cell>
          <table:table-cell table:formula="of:=ABS([.T86])" office:value-type="float" office:value="0.0136351698015307" calcext:value-type="float">
            <text:p>0.01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float" office:value="0.758" calcext:value-type="float">
            <text:p>0.758</text:p>
          </table:table-cell>
          <table:table-cell/>
          <table:table-cell table:formula="of:=[.$C87]*([.F$4]+[.$C87]*([.F$5]+[.$C87]*([.F$6]+[.$C87]*[.F$7])))/(1+[.$C87]*([.F$8]+[.$C87]*([.F$9]+[.$C87]*[.F$10])))" office:value-type="float" office:value="19.0154691423793" calcext:value-type="float">
            <text:p>19.02</text:p>
          </table:table-cell>
          <table:table-cell table:formula="of:=[.B87]-[.E87]" office:value-type="float" office:value="-0.0154691423792741" calcext:value-type="float">
            <text:p>-0.015</text:p>
          </table:table-cell>
          <table:table-cell table:formula="of:=ABS([.F87])" office:value-type="float" office:value="0.0154691423792741" calcext:value-type="float">
            <text:p>0.015</text:p>
          </table:table-cell>
          <table:table-cell/>
          <table:table-cell table:style-name="ce12" table:formula="of:=[.$C87]*([.J$4]+[.$C87]*([.J$5]+[.$C87]*([.J$6]+[.$C87]*[.J$7])))/(1+[.$C87]*([.J$8]+[.$C87]*([.J$9]+[.$C87]*[.J$10])))" office:value-type="float" office:value="19.0033924213806" calcext:value-type="float">
            <text:p>19.00</text:p>
          </table:table-cell>
          <table:table-cell table:formula="of:=[.B87]-[.I87]" office:value-type="float" office:value="-0.00339242138058538" calcext:value-type="float">
            <text:p>-0.003</text:p>
          </table:table-cell>
          <table:table-cell table:formula="of:=ABS([.J87])" office:value-type="float" office:value="0.00339242138058538" calcext:value-type="float">
            <text:p>0.003</text:p>
          </table:table-cell>
          <table:table-cell/>
          <table:table-cell table:formula="of:=[.$B87]*([.N$4]+[.$B87]*([.N$5]+[.$B87]*([.N$6]+[.$B87]*[.N$7])))/(1+[.$B87]*([.N$8]+[.$B87]*([.N$9]+[.$B87]*[.N$10])))" office:value-type="float" office:value="0.757610816975321" calcext:value-type="float">
            <text:p>0.758</text:p>
          </table:table-cell>
          <table:table-cell table:formula="of:=[.C87]-[.M87]" office:value-type="float" office:value="0.000389183024678608" calcext:value-type="float">
            <text:p>0.00039</text:p>
          </table:table-cell>
          <table:table-cell table:formula="of:=[.N87]*25.38" office:value-type="float" office:value="0.00987746516634306" calcext:value-type="float">
            <text:p>0.010</text:p>
          </table:table-cell>
          <table:table-cell table:formula="of:=ABS([.O87])" office:value-type="float" office:value="0.00987746516634306" calcext:value-type="float">
            <text:p>0.010</text:p>
          </table:table-cell>
          <table:table-cell/>
          <table:table-cell table:formula="of:=[.$B87]*([.S$4]+[.$B87]*([.S$5]+[.$B87]*([.S$6]+[.$B87]*[.S$7])))/(1+[.$B87]*([.S$8]+[.$B87]*([.S$9]+[.$B87]*[.S$10])))" office:value-type="float" office:value="0.757708925611018" calcext:value-type="float">
            <text:p>0.758</text:p>
          </table:table-cell>
          <table:table-cell table:style-name="ce40" table:formula="of:=[.C87]-[.R87]" office:value-type="float" office:value="0.000291074388982127" calcext:value-type="float">
            <text:p>0.0003</text:p>
          </table:table-cell>
          <table:table-cell table:formula="of:=[.S87]*25.38" office:value-type="float" office:value="0.00738746799236637" calcext:value-type="float">
            <text:p>0.007</text:p>
          </table:table-cell>
          <table:table-cell table:formula="of:=ABS([.T87])" office:value-type="float" office:value="0.00738746799236637" calcext:value-type="float">
            <text:p>0.00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0.798" calcext:value-type="float">
            <text:p>0.798</text:p>
          </table:table-cell>
          <table:table-cell/>
          <table:table-cell table:formula="of:=[.$C88]*([.F$4]+[.$C88]*([.F$5]+[.$C88]*([.F$6]+[.$C88]*[.F$7])))/(1+[.$C88]*([.F$8]+[.$C88]*([.F$9]+[.$C88]*[.F$10])))" office:value-type="float" office:value="20.0078662023739" calcext:value-type="float">
            <text:p>20.01</text:p>
          </table:table-cell>
          <table:table-cell table:formula="of:=[.B88]-[.E88]" office:value-type="float" office:value="-0.00786620237389357" calcext:value-type="float">
            <text:p>-0.008</text:p>
          </table:table-cell>
          <table:table-cell table:formula="of:=ABS([.F88])" office:value-type="float" office:value="0.00786620237389357" calcext:value-type="float">
            <text:p>0.008</text:p>
          </table:table-cell>
          <table:table-cell/>
          <table:table-cell table:style-name="ce12" table:formula="of:=[.$C88]*([.J$4]+[.$C88]*([.J$5]+[.$C88]*([.J$6]+[.$C88]*[.J$7])))/(1+[.$C88]*([.J$8]+[.$C88]*([.J$9]+[.$C88]*[.J$10])))" office:value-type="float" office:value="19.9957381962715" calcext:value-type="float">
            <text:p>20.00</text:p>
          </table:table-cell>
          <table:table-cell table:formula="of:=[.B88]-[.I88]" office:value-type="float" office:value="0.0042618037285358" calcext:value-type="float">
            <text:p>0.004</text:p>
          </table:table-cell>
          <table:table-cell table:formula="of:=ABS([.J88])" office:value-type="float" office:value="0.0042618037285358" calcext:value-type="float">
            <text:p>0.004</text:p>
          </table:table-cell>
          <table:table-cell/>
          <table:table-cell table:formula="of:=[.$B88]*([.N$4]+[.$B88]*([.N$5]+[.$B88]*([.N$6]+[.$B88]*[.N$7])))/(1+[.$B88]*([.N$8]+[.$B88]*([.N$9]+[.$B88]*[.N$10])))" office:value-type="float" office:value="0.797922445120186" calcext:value-type="float">
            <text:p>0.798</text:p>
          </table:table-cell>
          <table:table-cell table:formula="of:=[.C88]-[.M88]" office:value-type="float" office:value="0.0000775548798144232" calcext:value-type="float">
            <text:p>0.00008</text:p>
          </table:table-cell>
          <table:table-cell table:formula="of:=[.N88]*25.38" office:value-type="float" office:value="0.00196834284969006" calcext:value-type="float">
            <text:p>0.002</text:p>
          </table:table-cell>
          <table:table-cell table:formula="of:=ABS([.O88])" office:value-type="float" office:value="0.00196834284969006" calcext:value-type="float">
            <text:p>0.002</text:p>
          </table:table-cell>
          <table:table-cell/>
          <table:table-cell table:formula="of:=[.$B88]*([.S$4]+[.$B88]*([.S$5]+[.$B88]*([.S$6]+[.$B88]*[.S$7])))/(1+[.$B88]*([.S$8]+[.$B88]*([.S$9]+[.$B88]*[.S$10])))" office:value-type="float" office:value="0.797997863681706" calcext:value-type="float">
            <text:p>0.798</text:p>
          </table:table-cell>
          <table:table-cell table:style-name="ce40" table:formula="of:=[.C88]-[.R88]" office:value-type="float" office:value="0.00000213631829382166" calcext:value-type="float">
            <text:p>0.0000</text:p>
          </table:table-cell>
          <table:table-cell table:formula="of:=[.S88]*25.38" office:value-type="float" office:value="0.0000542197582971937" calcext:value-type="float">
            <text:p>0.000</text:p>
          </table:table-cell>
          <table:table-cell table:formula="of:=ABS([.T88])" office:value-type="float" office:value="0.0000542197582971937" calcext:value-type="float">
            <text:p>0.00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float" office:value="0.838" calcext:value-type="float">
            <text:p>0.838</text:p>
          </table:table-cell>
          <table:table-cell/>
          <table:table-cell table:formula="of:=[.$C89]*([.F$4]+[.$C89]*([.F$5]+[.$C89]*([.F$6]+[.$C89]*[.F$7])))/(1+[.$C89]*([.F$8]+[.$C89]*([.F$9]+[.$C89]*[.F$10])))" office:value-type="float" office:value="20.9992800482285" calcext:value-type="float">
            <text:p>21.00</text:p>
          </table:table-cell>
          <table:table-cell table:formula="of:=[.B89]-[.E89]" office:value-type="float" office:value="0.000719951771479543" calcext:value-type="float">
            <text:p>0.001</text:p>
          </table:table-cell>
          <table:table-cell table:formula="of:=ABS([.F89])" office:value-type="float" office:value="0.000719951771479543" calcext:value-type="float">
            <text:p>0.001</text:p>
          </table:table-cell>
          <table:table-cell/>
          <table:table-cell table:style-name="ce12" table:formula="of:=[.$C89]*([.J$4]+[.$C89]*([.J$5]+[.$C89]*([.J$6]+[.$C89]*[.J$7])))/(1+[.$C89]*([.J$8]+[.$C89]*([.J$9]+[.$C89]*[.J$10])))" office:value-type="float" office:value="20.9871383872304" calcext:value-type="float">
            <text:p>20.99</text:p>
          </table:table-cell>
          <table:table-cell table:formula="of:=[.B89]-[.I89]" office:value-type="float" office:value="0.0128616127695835" calcext:value-type="float">
            <text:p>0.013</text:p>
          </table:table-cell>
          <table:table-cell table:formula="of:=ABS([.J89])" office:value-type="float" office:value="0.0128616127695835" calcext:value-type="float">
            <text:p>0.013</text:p>
          </table:table-cell>
          <table:table-cell/>
          <table:table-cell table:formula="of:=[.$B89]*([.N$4]+[.$B89]*([.N$5]+[.$B89]*([.N$6]+[.$B89]*[.N$7])))/(1+[.$B89]*([.N$8]+[.$B89]*([.N$9]+[.$B89]*[.N$10])))" office:value-type="float" office:value="0.838273631059443" calcext:value-type="float">
            <text:p>0.838</text:p>
          </table:table-cell>
          <table:table-cell table:formula="of:=[.C89]-[.M89]" office:value-type="float" office:value="-0.000273631059443002" calcext:value-type="float">
            <text:p>-0.00027</text:p>
          </table:table-cell>
          <table:table-cell table:formula="of:=[.N89]*25.38" office:value-type="float" office:value="-0.0069447562886634" calcext:value-type="float">
            <text:p>-0.007</text:p>
          </table:table-cell>
          <table:table-cell table:formula="of:=ABS([.O89])" office:value-type="float" office:value="0.0069447562886634" calcext:value-type="float">
            <text:p>0.007</text:p>
          </table:table-cell>
          <table:table-cell/>
          <table:table-cell table:formula="of:=[.$B89]*([.S$4]+[.$B89]*([.S$5]+[.$B89]*([.S$6]+[.$B89]*[.S$7])))/(1+[.$B89]*([.S$8]+[.$B89]*([.S$9]+[.$B89]*[.S$10])))" office:value-type="float" office:value="0.83832997811429" calcext:value-type="float">
            <text:p>0.838</text:p>
          </table:table-cell>
          <table:table-cell table:style-name="ce40" table:formula="of:=[.C89]-[.R89]" office:value-type="float" office:value="-0.000329978114290141" calcext:value-type="float">
            <text:p>-0.0003</text:p>
          </table:table-cell>
          <table:table-cell table:formula="of:=[.S89]*25.38" office:value-type="float" office:value="-0.00837484454068379" calcext:value-type="float">
            <text:p>-0.008</text:p>
          </table:table-cell>
          <table:table-cell table:formula="of:=ABS([.T89])" office:value-type="float" office:value="0.00837484454068379" calcext:value-type="float">
            <text:p>0.00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float" office:value="0.879" calcext:value-type="float">
            <text:p>0.879</text:p>
          </table:table-cell>
          <table:table-cell/>
          <table:table-cell table:formula="of:=[.$C90]*([.F$4]+[.$C90]*([.F$5]+[.$C90]*([.F$6]+[.$C90]*[.F$7])))/(1+[.$C90]*([.F$8]+[.$C90]*([.F$9]+[.$C90]*[.F$10])))" office:value-type="float" office:value="22.014476661311" calcext:value-type="float">
            <text:p>22.01</text:p>
          </table:table-cell>
          <table:table-cell table:formula="of:=[.B90]-[.E90]" office:value-type="float" office:value="-0.0144766613110505" calcext:value-type="float">
            <text:p>-0.014</text:p>
          </table:table-cell>
          <table:table-cell table:formula="of:=ABS([.F90])" office:value-type="float" office:value="0.0144766613110505" calcext:value-type="float">
            <text:p>0.014</text:p>
          </table:table-cell>
          <table:table-cell/>
          <table:table-cell table:style-name="ce12" table:formula="of:=[.$C90]*([.J$4]+[.$C90]*([.J$5]+[.$C90]*([.J$6]+[.$C90]*[.J$7])))/(1+[.$C90]*([.J$8]+[.$C90]*([.J$9]+[.$C90]*[.J$10])))" office:value-type="float" office:value="22.0023571970361" calcext:value-type="float">
            <text:p>22.00</text:p>
          </table:table-cell>
          <table:table-cell table:formula="of:=[.B90]-[.I90]" office:value-type="float" office:value="-0.00235719703615089" calcext:value-type="float">
            <text:p>-0.002</text:p>
          </table:table-cell>
          <table:table-cell table:formula="of:=ABS([.J90])" office:value-type="float" office:value="0.00235719703615089" calcext:value-type="float">
            <text:p>0.002</text:p>
          </table:table-cell>
          <table:table-cell/>
          <table:table-cell table:formula="of:=[.$B90]*([.N$4]+[.$B90]*([.N$5]+[.$B90]*([.N$6]+[.$B90]*[.N$7])))/(1+[.$B90]*([.N$8]+[.$B90]*([.N$9]+[.$B90]*[.N$10])))" office:value-type="float" office:value="0.878663785795893" calcext:value-type="float">
            <text:p>0.879</text:p>
          </table:table-cell>
          <table:table-cell table:formula="of:=[.C90]-[.M90]" office:value-type="float" office:value="0.000336214204107121" calcext:value-type="float">
            <text:p>0.00034</text:p>
          </table:table-cell>
          <table:table-cell table:formula="of:=[.N90]*25.38" office:value-type="float" office:value="0.00853311650023874" calcext:value-type="float">
            <text:p>0.009</text:p>
          </table:table-cell>
          <table:table-cell table:formula="of:=ABS([.O90])" office:value-type="float" office:value="0.00853311650023874" calcext:value-type="float">
            <text:p>0.009</text:p>
          </table:table-cell>
          <table:table-cell/>
          <table:table-cell table:formula="of:=[.$B90]*([.S$4]+[.$B90]*([.S$5]+[.$B90]*([.S$6]+[.$B90]*[.S$7])))/(1+[.$B90]*([.S$8]+[.$B90]*([.S$9]+[.$B90]*[.S$10])))" office:value-type="float" office:value="0.878705350053201" calcext:value-type="float">
            <text:p>0.879</text:p>
          </table:table-cell>
          <table:table-cell table:style-name="ce40" table:formula="of:=[.C90]-[.R90]" office:value-type="float" office:value="0.000294649946799286" calcext:value-type="float">
            <text:p>0.0003</text:p>
          </table:table-cell>
          <table:table-cell table:formula="of:=[.S90]*25.38" office:value-type="float" office:value="0.00747821564976587" calcext:value-type="float">
            <text:p>0.007</text:p>
          </table:table-cell>
          <table:table-cell table:formula="of:=ABS([.T90])" office:value-type="float" office:value="0.00747821564976587" calcext:value-type="float">
            <text:p>0.00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float" office:value="0.919" calcext:value-type="float">
            <text:p>0.919</text:p>
          </table:table-cell>
          <table:table-cell/>
          <table:table-cell table:formula="of:=[.$C91]*([.F$4]+[.$C91]*([.F$5]+[.$C91]*([.F$6]+[.$C91]*[.F$7])))/(1+[.$C91]*([.F$8]+[.$C91]*([.F$9]+[.$C91]*[.F$10])))" office:value-type="float" office:value="23.003951506451" calcext:value-type="float">
            <text:p>23.00</text:p>
          </table:table-cell>
          <table:table-cell table:formula="of:=[.B91]-[.E91]" office:value-type="float" office:value="-0.00395150645102404" calcext:value-type="float">
            <text:p>-0.004</text:p>
          </table:table-cell>
          <table:table-cell table:formula="of:=ABS([.F91])" office:value-type="float" office:value="0.00395150645102404" calcext:value-type="float">
            <text:p>0.004</text:p>
          </table:table-cell>
          <table:table-cell/>
          <table:table-cell table:style-name="ce12" table:formula="of:=[.$C91]*([.J$4]+[.$C91]*([.J$5]+[.$C91]*([.J$6]+[.$C91]*[.J$7])))/(1+[.$C91]*([.J$8]+[.$C91]*([.J$9]+[.$C91]*[.J$10])))" office:value-type="float" office:value="22.99188633923" calcext:value-type="float">
            <text:p>22.99</text:p>
          </table:table-cell>
          <table:table-cell table:formula="of:=[.B91]-[.I91]" office:value-type="float" office:value="0.00811366077004294" calcext:value-type="float">
            <text:p>0.008</text:p>
          </table:table-cell>
          <table:table-cell table:formula="of:=ABS([.J91])" office:value-type="float" office:value="0.00811366077004294" calcext:value-type="float">
            <text:p>0.008</text:p>
          </table:table-cell>
          <table:table-cell/>
          <table:table-cell table:formula="of:=[.$B91]*([.N$4]+[.$B91]*([.N$5]+[.$B91]*([.N$6]+[.$B91]*[.N$7])))/(1+[.$B91]*([.N$8]+[.$B91]*([.N$9]+[.$B91]*[.N$10])))" office:value-type="float" office:value="0.919092320481109" calcext:value-type="float">
            <text:p>0.919</text:p>
          </table:table-cell>
          <table:table-cell table:formula="of:=[.C91]-[.M91]" office:value-type="float" office:value="-0.0000923204811091871" calcext:value-type="float">
            <text:p>-0.00009</text:p>
          </table:table-cell>
          <table:table-cell table:formula="of:=[.N91]*25.38" office:value-type="float" office:value="-0.00234309381055117" calcext:value-type="float">
            <text:p>-0.002</text:p>
          </table:table-cell>
          <table:table-cell table:formula="of:=ABS([.O91])" office:value-type="float" office:value="0.00234309381055117" calcext:value-type="float">
            <text:p>0.002</text:p>
          </table:table-cell>
          <table:table-cell/>
          <table:table-cell table:formula="of:=[.$B91]*([.S$4]+[.$B91]*([.S$5]+[.$B91]*([.S$6]+[.$B91]*[.S$7])))/(1+[.$B91]*([.S$8]+[.$B91]*([.S$9]+[.$B91]*[.S$10])))" office:value-type="float" office:value="0.919123699955302" calcext:value-type="float">
            <text:p>0.919</text:p>
          </table:table-cell>
          <table:table-cell table:style-name="ce40" table:formula="of:=[.C91]-[.R91]" office:value-type="float" office:value="-0.000123699955301593" calcext:value-type="float">
            <text:p>-0.0001</text:p>
          </table:table-cell>
          <table:table-cell table:formula="of:=[.S91]*25.38" office:value-type="float" office:value="-0.00313950486555442" calcext:value-type="float">
            <text:p>-0.003</text:p>
          </table:table-cell>
          <table:table-cell table:formula="of:=ABS([.T91])" office:value-type="float" office:value="0.00313950486555442" calcext:value-type="float">
            <text:p>0.00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float" office:value="0.96" calcext:value-type="float">
            <text:p>0.960</text:p>
          </table:table-cell>
          <table:table-cell/>
          <table:table-cell table:formula="of:=[.$C92]*([.F$4]+[.$C92]*([.F$5]+[.$C92]*([.F$6]+[.$C92]*[.F$7])))/(1+[.$C92]*([.F$8]+[.$C92]*([.F$9]+[.$C92]*[.F$10])))" office:value-type="float" office:value="24.0171960308019" calcext:value-type="float">
            <text:p>24.02</text:p>
          </table:table-cell>
          <table:table-cell table:formula="of:=[.B92]-[.E92]" office:value-type="float" office:value="-0.0171960308019408" calcext:value-type="float">
            <text:p>-0.017</text:p>
          </table:table-cell>
          <table:table-cell table:formula="of:=ABS([.F92])" office:value-type="float" office:value="0.0171960308019408" calcext:value-type="float">
            <text:p>0.017</text:p>
          </table:table-cell>
          <table:table-cell/>
          <table:table-cell table:style-name="ce12" table:formula="of:=[.$C92]*([.J$4]+[.$C92]*([.J$5]+[.$C92]*([.J$6]+[.$C92]*[.J$7])))/(1+[.$C92]*([.J$8]+[.$C92]*([.J$9]+[.$C92]*[.J$10])))" office:value-type="float" office:value="24.0052173499838" calcext:value-type="float">
            <text:p>24.01</text:p>
          </table:table-cell>
          <table:table-cell table:formula="of:=[.B92]-[.I92]" office:value-type="float" office:value="-0.0052173499838446" calcext:value-type="float">
            <text:p>-0.005</text:p>
          </table:table-cell>
          <table:table-cell table:formula="of:=ABS([.J92])" office:value-type="float" office:value="0.0052173499838446" calcext:value-type="float">
            <text:p>0.005</text:p>
          </table:table-cell>
          <table:table-cell/>
          <table:table-cell table:formula="of:=[.$B92]*([.N$4]+[.$B92]*([.N$5]+[.$B92]*([.N$6]+[.$B92]*[.N$7])))/(1+[.$B92]*([.N$8]+[.$B92]*([.N$9]+[.$B92]*[.N$10])))" office:value-type="float" office:value="0.959558646143479" calcext:value-type="float">
            <text:p>0.960</text:p>
          </table:table-cell>
          <table:table-cell table:formula="of:=[.C92]-[.M92]" office:value-type="float" office:value="0.000441353856521221" calcext:value-type="float">
            <text:p>0.00044</text:p>
          </table:table-cell>
          <table:table-cell table:formula="of:=[.N92]*25.38" office:value-type="float" office:value="0.0112015608785086" calcext:value-type="float">
            <text:p>0.011</text:p>
          </table:table-cell>
          <table:table-cell table:formula="of:=ABS([.O92])" office:value-type="float" office:value="0.0112015608785086" calcext:value-type="float">
            <text:p>0.011</text:p>
          </table:table-cell>
          <table:table-cell/>
          <table:table-cell table:formula="of:=[.$B92]*([.S$4]+[.$B92]*([.S$5]+[.$B92]*([.S$6]+[.$B92]*[.S$7])))/(1+[.$B92]*([.S$8]+[.$B92]*([.S$9]+[.$B92]*[.S$10])))" office:value-type="float" office:value="0.95958439410626" calcext:value-type="float">
            <text:p>0.960</text:p>
          </table:table-cell>
          <table:table-cell table:style-name="ce40" table:formula="of:=[.C92]-[.R92]" office:value-type="float" office:value="0.000415605893740234" calcext:value-type="float">
            <text:p>0.0004</text:p>
          </table:table-cell>
          <table:table-cell table:formula="of:=[.S92]*25.38" office:value-type="float" office:value="0.0105480775831271" calcext:value-type="float">
            <text:p>0.011</text:p>
          </table:table-cell>
          <table:table-cell table:formula="of:=ABS([.T92])" office:value-type="float" office:value="0.0105480775831271" calcext:value-type="float">
            <text:p>0.01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.000</text:p>
          </table:table-cell>
          <table:table-cell/>
          <table:table-cell table:formula="of:=[.$C93]*([.F$4]+[.$C93]*([.F$5]+[.$C93]*([.F$6]+[.$C93]*[.F$7])))/(1+[.$C93]*([.F$8]+[.$C93]*([.F$9]+[.$C93]*[.F$10])))" office:value-type="float" office:value="25.0048006932884" calcext:value-type="float">
            <text:p>25.00</text:p>
          </table:table-cell>
          <table:table-cell table:formula="of:=[.B93]-[.E93]" office:value-type="float" office:value="-0.00480069328836308" calcext:value-type="float">
            <text:p>-0.005</text:p>
          </table:table-cell>
          <table:table-cell table:formula="of:=ABS([.F93])" office:value-type="float" office:value="0.00480069328836308" calcext:value-type="float">
            <text:p>0.005</text:p>
          </table:table-cell>
          <table:table-cell/>
          <table:table-cell table:style-name="ce12" table:formula="of:=[.$C93]*([.J$4]+[.$C93]*([.J$5]+[.$C93]*([.J$6]+[.$C93]*[.J$7])))/(1+[.$C93]*([.J$8]+[.$C93]*([.J$9]+[.$C93]*[.J$10])))" office:value-type="float" office:value="24.9929340599861" calcext:value-type="float">
            <text:p>24.99</text:p>
          </table:table-cell>
          <table:table-cell table:formula="of:=[.B93]-[.I93]" office:value-type="float" office:value="0.0070659400139057" calcext:value-type="float">
            <text:p>0.007</text:p>
          </table:table-cell>
          <table:table-cell table:formula="of:=ABS([.J93])" office:value-type="float" office:value="0.0070659400139057" calcext:value-type="float">
            <text:p>0.007</text:p>
          </table:table-cell>
          <table:table-cell/>
          <table:table-cell table:formula="of:=[.$B93]*([.N$4]+[.$B93]*([.N$5]+[.$B93]*([.N$6]+[.$B93]*[.N$7])))/(1+[.$B93]*([.N$8]+[.$B93]*([.N$9]+[.$B93]*[.N$10])))" office:value-type="float" office:value="1.00006217342055" calcext:value-type="float">
            <text:p>1.000</text:p>
          </table:table-cell>
          <table:table-cell table:formula="of:=[.C93]-[.M93]" office:value-type="float" office:value="-0.0000621734205465962" calcext:value-type="float">
            <text:p>-0.00006</text:p>
          </table:table-cell>
          <table:table-cell table:formula="of:=[.N93]*25.38" office:value-type="float" office:value="-0.00157796141347261" calcext:value-type="float">
            <text:p>-0.002</text:p>
          </table:table-cell>
          <table:table-cell table:formula="of:=ABS([.O93])" office:value-type="float" office:value="0.00157796141347261" calcext:value-type="float">
            <text:p>0.002</text:p>
          </table:table-cell>
          <table:table-cell/>
          <table:table-cell table:formula="of:=[.$B93]*([.S$4]+[.$B93]*([.S$5]+[.$B93]*([.S$6]+[.$B93]*[.S$7])))/(1+[.$B93]*([.S$8]+[.$B93]*([.S$9]+[.$B93]*[.S$10])))" office:value-type="float" office:value="1.00008648919482" calcext:value-type="float">
            <text:p>1.000</text:p>
          </table:table-cell>
          <table:table-cell table:style-name="ce40" table:formula="of:=[.C93]-[.R93]" office:value-type="float" office:value="-0.0000864891948153534" calcext:value-type="float">
            <text:p>-0.0001</text:p>
          </table:table-cell>
          <table:table-cell table:formula="of:=[.S93]*25.38" office:value-type="float" office:value="-0.00219509576441367" calcext:value-type="float">
            <text:p>-0.002</text:p>
          </table:table-cell>
          <table:table-cell table:formula="of:=ABS([.T93])" office:value-type="float" office:value="0.00219509576441367" calcext:value-type="float">
            <text:p>0.00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float" office:value="1.041" calcext:value-type="float">
            <text:p>1.041</text:p>
          </table:table-cell>
          <table:table-cell/>
          <table:table-cell table:formula="of:=[.$C94]*([.F$4]+[.$C94]*([.F$5]+[.$C94]*([.F$6]+[.$C94]*[.F$7])))/(1+[.$C94]*([.F$8]+[.$C94]*([.F$9]+[.$C94]*[.F$10])))" office:value-type="float" office:value="26.016163212819" calcext:value-type="float">
            <text:p>26.02</text:p>
          </table:table-cell>
          <table:table-cell table:formula="of:=[.B94]-[.E94]" office:value-type="float" office:value="-0.0161632128189595" calcext:value-type="float">
            <text:p>-0.016</text:p>
          </table:table-cell>
          <table:table-cell table:formula="of:=ABS([.F94])" office:value-type="float" office:value="0.0161632128189595" calcext:value-type="float">
            <text:p>0.016</text:p>
          </table:table-cell>
          <table:table-cell/>
          <table:table-cell table:style-name="ce12" table:formula="of:=[.$C94]*([.J$4]+[.$C94]*([.J$5]+[.$C94]*([.J$6]+[.$C94]*[.J$7])))/(1+[.$C94]*([.J$8]+[.$C94]*([.J$9]+[.$C94]*[.J$10])))" office:value-type="float" office:value="26.0044374387496" calcext:value-type="float">
            <text:p>26.00</text:p>
          </table:table-cell>
          <table:table-cell table:formula="of:=[.B94]-[.I94]" office:value-type="float" office:value="-0.00443743874955871" calcext:value-type="float">
            <text:p>-0.004</text:p>
          </table:table-cell>
          <table:table-cell table:formula="of:=ABS([.J94])" office:value-type="float" office:value="0.00443743874955871" calcext:value-type="float">
            <text:p>0.004</text:p>
          </table:table-cell>
          <table:table-cell/>
          <table:table-cell table:formula="of:=[.$B94]*([.N$4]+[.$B94]*([.N$5]+[.$B94]*([.N$6]+[.$B94]*[.N$7])))/(1+[.$B94]*([.N$8]+[.$B94]*([.N$9]+[.$B94]*[.N$10])))" office:value-type="float" office:value="1.04060231229581" calcext:value-type="float">
            <text:p>1.041</text:p>
          </table:table-cell>
          <table:table-cell table:formula="of:=[.C94]-[.M94]" office:value-type="float" office:value="0.000397687704186689" calcext:value-type="float">
            <text:p>0.00040</text:p>
          </table:table-cell>
          <table:table-cell table:formula="of:=[.N94]*25.38" office:value-type="float" office:value="0.0100933139322582" calcext:value-type="float">
            <text:p>0.010</text:p>
          </table:table-cell>
          <table:table-cell table:formula="of:=ABS([.O94])" office:value-type="float" office:value="0.0100933139322582" calcext:value-type="float">
            <text:p>0.010</text:p>
          </table:table-cell>
          <table:table-cell/>
          <table:table-cell table:formula="of:=[.$B94]*([.S$4]+[.$B94]*([.S$5]+[.$B94]*([.S$6]+[.$B94]*[.S$7])))/(1+[.$B94]*([.S$8]+[.$B94]*([.S$9]+[.$B94]*[.S$10])))" office:value-type="float" office:value="1.04062880289969" calcext:value-type="float">
            <text:p>1.041</text:p>
          </table:table-cell>
          <table:table-cell table:style-name="ce40" table:formula="of:=[.C94]-[.R94]" office:value-type="float" office:value="0.000371197100313303" calcext:value-type="float">
            <text:p>0.0004</text:p>
          </table:table-cell>
          <table:table-cell table:formula="of:=[.S94]*25.38" office:value-type="float" office:value="0.00942098240595163" calcext:value-type="float">
            <text:p>0.009</text:p>
          </table:table-cell>
          <table:table-cell table:formula="of:=ABS([.T94])" office:value-type="float" office:value="0.00942098240595163" calcext:value-type="float">
            <text:p>0.00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float" office:value="1.081" calcext:value-type="float">
            <text:p>1.081</text:p>
          </table:table-cell>
          <table:table-cell/>
          <table:table-cell table:formula="of:=[.$C95]*([.F$4]+[.$C95]*([.F$5]+[.$C95]*([.F$6]+[.$C95]*[.F$7])))/(1+[.$C95]*([.F$8]+[.$C95]*([.F$9]+[.$C95]*[.F$10])))" office:value-type="float" office:value="27.0019656587317" calcext:value-type="float">
            <text:p>27.00</text:p>
          </table:table-cell>
          <table:table-cell table:formula="of:=[.B95]-[.E95]" office:value-type="float" office:value="-0.00196565873175203" calcext:value-type="float">
            <text:p>-0.002</text:p>
          </table:table-cell>
          <table:table-cell table:formula="of:=ABS([.F95])" office:value-type="float" office:value="0.00196565873175203" calcext:value-type="float">
            <text:p>0.002</text:p>
          </table:table-cell>
          <table:table-cell/>
          <table:table-cell table:style-name="ce12" table:formula="of:=[.$C95]*([.J$4]+[.$C95]*([.J$5]+[.$C95]*([.J$6]+[.$C95]*[.J$7])))/(1+[.$C95]*([.J$8]+[.$C95]*([.J$9]+[.$C95]*[.J$10])))" office:value-type="float" office:value="26.9904005438187" calcext:value-type="float">
            <text:p>26.99</text:p>
          </table:table-cell>
          <table:table-cell table:formula="of:=[.B95]-[.I95]" office:value-type="float" office:value="0.00959945618132352" calcext:value-type="float">
            <text:p>0.010</text:p>
          </table:table-cell>
          <table:table-cell table:formula="of:=ABS([.J95])" office:value-type="float" office:value="0.00959945618132352" calcext:value-type="float">
            <text:p>0.010</text:p>
          </table:table-cell>
          <table:table-cell/>
          <table:table-cell table:formula="of:=[.$B95]*([.N$4]+[.$B95]*([.N$5]+[.$B95]*([.N$6]+[.$B95]*[.N$7])))/(1+[.$B95]*([.N$8]+[.$B95]*([.N$9]+[.$B95]*[.N$10])))" office:value-type="float" office:value="1.08117847184015" calcext:value-type="float">
            <text:p>1.081</text:p>
          </table:table-cell>
          <table:table-cell table:formula="of:=[.C95]-[.M95]" office:value-type="float" office:value="-0.000178471840148076" calcext:value-type="float">
            <text:p>-0.00018</text:p>
          </table:table-cell>
          <table:table-cell table:formula="of:=[.N95]*25.38" office:value-type="float" office:value="-0.00452961530295816" calcext:value-type="float">
            <text:p>-0.005</text:p>
          </table:table-cell>
          <table:table-cell table:formula="of:=ABS([.O95])" office:value-type="float" office:value="0.00452961530295816" calcext:value-type="float">
            <text:p>0.005</text:p>
          </table:table-cell>
          <table:table-cell/>
          <table:table-cell table:formula="of:=[.$B95]*([.S$4]+[.$B95]*([.S$5]+[.$B95]*([.S$6]+[.$B95]*[.S$7])))/(1+[.$B95]*([.S$8]+[.$B95]*([.S$9]+[.$B95]*[.S$10])))" office:value-type="float" office:value="1.08120999601725" calcext:value-type="float">
            <text:p>1.081</text:p>
          </table:table-cell>
          <table:table-cell table:style-name="ce40" table:formula="of:=[.C95]-[.R95]" office:value-type="float" office:value="-0.000209996017252578" calcext:value-type="float">
            <text:p>-0.0002</text:p>
          </table:table-cell>
          <table:table-cell table:formula="of:=[.S95]*25.38" office:value-type="float" office:value="-0.00532969891787044" calcext:value-type="float">
            <text:p>-0.005</text:p>
          </table:table-cell>
          <table:table-cell table:formula="of:=ABS([.T95])" office:value-type="float" office:value="0.00532969891787044" calcext:value-type="float">
            <text:p>0.00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.122" calcext:value-type="float">
            <text:p>1.122</text:p>
          </table:table-cell>
          <table:table-cell/>
          <table:table-cell table:formula="of:=[.$C96]*([.F$4]+[.$C96]*([.F$5]+[.$C96]*([.F$6]+[.$C96]*[.F$7])))/(1+[.$C96]*([.F$8]+[.$C96]*([.F$9]+[.$C96]*[.F$10])))" office:value-type="float" office:value="28.0115154553588" calcext:value-type="float">
            <text:p>28.01</text:p>
          </table:table-cell>
          <table:table-cell table:formula="of:=[.B96]-[.E96]" office:value-type="float" office:value="-0.0115154553587828" calcext:value-type="float">
            <text:p>-0.012</text:p>
          </table:table-cell>
          <table:table-cell table:formula="of:=ABS([.F96])" office:value-type="float" office:value="0.0115154553587828" calcext:value-type="float">
            <text:p>0.012</text:p>
          </table:table-cell>
          <table:table-cell/>
          <table:table-cell table:style-name="ce12" table:formula="of:=[.$C96]*([.J$4]+[.$C96]*([.J$5]+[.$C96]*([.J$6]+[.$C96]*[.J$7])))/(1+[.$C96]*([.J$8]+[.$C96]*([.J$9]+[.$C96]*[.J$10])))" office:value-type="float" office:value="28.0001367599289" calcext:value-type="float">
            <text:p>28.00</text:p>
          </table:table-cell>
          <table:table-cell table:formula="of:=[.B96]-[.I96]" office:value-type="float" office:value="-0.000136759928945907" calcext:value-type="float">
            <text:p>0.000</text:p>
          </table:table-cell>
          <table:table-cell table:formula="of:=ABS([.J96])" office:value-type="float" office:value="0.000136759928945907" calcext:value-type="float">
            <text:p>0.000</text:p>
          </table:table-cell>
          <table:table-cell/>
          <table:table-cell table:formula="of:=[.$B96]*([.N$4]+[.$B96]*([.N$5]+[.$B96]*([.N$6]+[.$B96]*[.N$7])))/(1+[.$B96]*([.N$8]+[.$B96]*([.N$9]+[.$B96]*[.N$10])))" office:value-type="float" office:value="1.121790059958" calcext:value-type="float">
            <text:p>1.122</text:p>
          </table:table-cell>
          <table:table-cell table:formula="of:=[.C96]-[.M96]" office:value-type="float" office:value="0.000209940042001922" calcext:value-type="float">
            <text:p>0.00021</text:p>
          </table:table-cell>
          <table:table-cell table:formula="of:=[.N96]*25.38" office:value-type="float" office:value="0.00532827826600877" calcext:value-type="float">
            <text:p>0.005</text:p>
          </table:table-cell>
          <table:table-cell table:formula="of:=ABS([.O96])" office:value-type="float" office:value="0.00532827826600877" calcext:value-type="float">
            <text:p>0.005</text:p>
          </table:table-cell>
          <table:table-cell/>
          <table:table-cell table:formula="of:=[.$B96]*([.S$4]+[.$B96]*([.S$5]+[.$B96]*([.S$6]+[.$B96]*[.S$7])))/(1+[.$B96]*([.S$8]+[.$B96]*([.S$9]+[.$B96]*[.S$10])))" office:value-type="float" office:value="1.12182865297779" calcext:value-type="float">
            <text:p>1.122</text:p>
          </table:table-cell>
          <table:table-cell table:style-name="ce40" table:formula="of:=[.C96]-[.R96]" office:value-type="float" office:value="0.00017134702220778" calcext:value-type="float">
            <text:p>0.0002</text:p>
          </table:table-cell>
          <table:table-cell table:formula="of:=[.S96]*25.38" office:value-type="float" office:value="0.00434878742363344" calcext:value-type="float">
            <text:p>0.004</text:p>
          </table:table-cell>
          <table:table-cell table:formula="of:=ABS([.T96])" office:value-type="float" office:value="0.00434878742363344" calcext:value-type="float">
            <text:p>0.00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1.163" calcext:value-type="float">
            <text:p>1.163</text:p>
          </table:table-cell>
          <table:table-cell/>
          <table:table-cell table:formula="of:=[.$C97]*([.F$4]+[.$C97]*([.F$5]+[.$C97]*([.F$6]+[.$C97]*[.F$7])))/(1+[.$C97]*([.F$8]+[.$C97]*([.F$9]+[.$C97]*[.F$10])))" office:value-type="float" office:value="29.0201738937652" calcext:value-type="float">
            <text:p>29.02</text:p>
          </table:table-cell>
          <table:table-cell table:formula="of:=[.B97]-[.E97]" office:value-type="float" office:value="-0.0201738937652465" calcext:value-type="float">
            <text:p>-0.020</text:p>
          </table:table-cell>
          <table:table-cell table:formula="of:=ABS([.F97])" office:value-type="float" office:value="0.0201738937652465" calcext:value-type="float">
            <text:p>0.020</text:p>
          </table:table-cell>
          <table:table-cell/>
          <table:table-cell table:style-name="ce12" table:formula="of:=[.$C97]*([.J$4]+[.$C97]*([.J$5]+[.$C97]*([.J$6]+[.$C97]*[.J$7])))/(1+[.$C97]*([.J$8]+[.$C97]*([.J$9]+[.$C97]*[.J$10])))" office:value-type="float" office:value="29.0090016735064" calcext:value-type="float">
            <text:p>29.01</text:p>
          </table:table-cell>
          <table:table-cell table:formula="of:=[.B97]-[.I97]" office:value-type="float" office:value="-0.00900167350644665" calcext:value-type="float">
            <text:p>-0.009</text:p>
          </table:table-cell>
          <table:table-cell table:formula="of:=ABS([.J97])" office:value-type="float" office:value="0.00900167350644665" calcext:value-type="float">
            <text:p>0.009</text:p>
          </table:table-cell>
          <table:table-cell/>
          <table:table-cell table:formula="of:=[.$B97]*([.N$4]+[.$B97]*([.N$5]+[.$B97]*([.N$6]+[.$B97]*[.N$7])))/(1+[.$B97]*([.N$8]+[.$B97]*([.N$9]+[.$B97]*[.N$10])))" office:value-type="float" office:value="1.16243648313859" calcext:value-type="float">
            <text:p>1.162</text:p>
          </table:table-cell>
          <table:table-cell table:formula="of:=[.C97]-[.M97]" office:value-type="float" office:value="0.00056351686141376" calcext:value-type="float">
            <text:p>0.00056</text:p>
          </table:table-cell>
          <table:table-cell table:formula="of:=[.N97]*25.38" office:value-type="float" office:value="0.0143020579426812" calcext:value-type="float">
            <text:p>0.014</text:p>
          </table:table-cell>
          <table:table-cell table:formula="of:=ABS([.O97])" office:value-type="float" office:value="0.0143020579426812" calcext:value-type="float">
            <text:p>0.014</text:p>
          </table:table-cell>
          <table:table-cell/>
          <table:table-cell table:formula="of:=[.$B97]*([.S$4]+[.$B97]*([.S$5]+[.$B97]*([.S$6]+[.$B97]*[.S$7])))/(1+[.$B97]*([.S$8]+[.$B97]*([.S$9]+[.$B97]*[.S$10])))" office:value-type="float" office:value="1.16248335130918" calcext:value-type="float">
            <text:p>1.162</text:p>
          </table:table-cell>
          <table:table-cell table:style-name="ce40" table:formula="of:=[.C97]-[.R97]" office:value-type="float" office:value="0.000516648690817245" calcext:value-type="float">
            <text:p>0.0005</text:p>
          </table:table-cell>
          <table:table-cell table:formula="of:=[.S97]*25.38" office:value-type="float" office:value="0.0131125437729417" calcext:value-type="float">
            <text:p>0.013</text:p>
          </table:table-cell>
          <table:table-cell table:formula="of:=ABS([.T97])" office:value-type="float" office:value="0.0131125437729417" calcext:value-type="float">
            <text:p>0.01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1.203" calcext:value-type="float">
            <text:p>1.203</text:p>
          </table:table-cell>
          <table:table-cell/>
          <table:table-cell table:formula="of:=[.$C98]*([.F$4]+[.$C98]*([.F$5]+[.$C98]*([.F$6]+[.$C98]*[.F$7])))/(1+[.$C98]*([.F$8]+[.$C98]*([.F$9]+[.$C98]*[.F$10])))" office:value-type="float" office:value="30.0033886273796" calcext:value-type="float">
            <text:p>30.00</text:p>
          </table:table-cell>
          <table:table-cell table:formula="of:=[.B98]-[.E98]" office:value-type="float" office:value="-0.00338862737958578" calcext:value-type="float">
            <text:p>-0.003</text:p>
          </table:table-cell>
          <table:table-cell table:formula="of:=ABS([.F98])" office:value-type="float" office:value="0.00338862737958578" calcext:value-type="float">
            <text:p>0.003</text:p>
          </table:table-cell>
          <table:table-cell/>
          <table:table-cell table:style-name="ce12" table:formula="of:=[.$C98]*([.J$4]+[.$C98]*([.J$5]+[.$C98]*([.J$6]+[.$C98]*[.J$7])))/(1+[.$C98]*([.J$8]+[.$C98]*([.J$9]+[.$C98]*[.J$10])))" office:value-type="float" office:value="29.9924354226399" calcext:value-type="float">
            <text:p>29.99</text:p>
          </table:table-cell>
          <table:table-cell table:formula="of:=[.B98]-[.I98]" office:value-type="float" office:value="0.00756457736007121" calcext:value-type="float">
            <text:p>0.008</text:p>
          </table:table-cell>
          <table:table-cell table:formula="of:=ABS([.J98])" office:value-type="float" office:value="0.00756457736007121" calcext:value-type="float">
            <text:p>0.008</text:p>
          </table:table-cell>
          <table:table-cell/>
          <table:table-cell table:formula="of:=[.$B98]*([.N$4]+[.$B98]*([.N$5]+[.$B98]*([.N$6]+[.$B98]*[.N$7])))/(1+[.$B98]*([.N$8]+[.$B98]*([.N$9]+[.$B98]*[.N$10])))" office:value-type="float" office:value="1.2031171462123" calcext:value-type="float">
            <text:p>1.203</text:p>
          </table:table-cell>
          <table:table-cell table:formula="of:=[.C98]-[.M98]" office:value-type="float" office:value="-0.000117146212304187" calcext:value-type="float">
            <text:p>-0.00012</text:p>
          </table:table-cell>
          <table:table-cell table:formula="of:=[.N98]*25.38" office:value-type="float" office:value="-0.00297317086828026" calcext:value-type="float">
            <text:p>-0.003</text:p>
          </table:table-cell>
          <table:table-cell table:formula="of:=ABS([.O98])" office:value-type="float" office:value="0.00297317086828026" calcext:value-type="float">
            <text:p>0.003</text:p>
          </table:table-cell>
          <table:table-cell/>
          <table:table-cell table:formula="of:=[.$B98]*([.S$4]+[.$B98]*([.S$5]+[.$B98]*([.S$6]+[.$B98]*[.S$7])))/(1+[.$B98]*([.S$8]+[.$B98]*([.S$9]+[.$B98]*[.S$10])))" office:value-type="float" office:value="1.20317271505473" calcext:value-type="float">
            <text:p>1.203</text:p>
          </table:table-cell>
          <table:table-cell table:style-name="ce40" table:formula="of:=[.C98]-[.R98]" office:value-type="float" office:value="-0.000172715054733263" calcext:value-type="float">
            <text:p>-0.0002</text:p>
          </table:table-cell>
          <table:table-cell table:formula="of:=[.S98]*25.38" office:value-type="float" office:value="-0.00438350808913023" calcext:value-type="float">
            <text:p>-0.004</text:p>
          </table:table-cell>
          <table:table-cell table:formula="of:=ABS([.T98])" office:value-type="float" office:value="0.00438350808913023" calcext:value-type="float">
            <text:p>0.00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.244" calcext:value-type="float">
            <text:p>1.244</text:p>
          </table:table-cell>
          <table:table-cell/>
          <table:table-cell table:formula="of:=[.$C99]*([.F$4]+[.$C99]*([.F$5]+[.$C99]*([.F$6]+[.$C99]*[.F$7])))/(1+[.$C99]*([.F$8]+[.$C99]*([.F$9]+[.$C99]*[.F$10])))" office:value-type="float" office:value="31.010337481163" calcext:value-type="float">
            <text:p>31.01</text:p>
          </table:table-cell>
          <table:table-cell table:formula="of:=[.B99]-[.E99]" office:value-type="float" office:value="-0.0103374811630381" calcext:value-type="float">
            <text:p>-0.010</text:p>
          </table:table-cell>
          <table:table-cell table:formula="of:=ABS([.F99])" office:value-type="float" office:value="0.0103374811630381" calcext:value-type="float">
            <text:p>0.010</text:p>
          </table:table-cell>
          <table:table-cell/>
          <table:table-cell table:style-name="ce12" table:formula="of:=[.$C99]*([.J$4]+[.$C99]*([.J$5]+[.$C99]*([.J$6]+[.$C99]*[.J$7])))/(1+[.$C99]*([.J$8]+[.$C99]*([.J$9]+[.$C99]*[.J$10])))" office:value-type="float" office:value="30.9996251235796" calcext:value-type="float">
            <text:p>31.00</text:p>
          </table:table-cell>
          <table:table-cell table:formula="of:=[.B99]-[.I99]" office:value-type="float" office:value="0.00037487642038414" calcext:value-type="float">
            <text:p>0.000</text:p>
          </table:table-cell>
          <table:table-cell table:formula="of:=ABS([.J99])" office:value-type="float" office:value="0.00037487642038414" calcext:value-type="float">
            <text:p>0.000</text:p>
          </table:table-cell>
          <table:table-cell/>
          <table:table-cell table:formula="of:=[.$B99]*([.N$4]+[.$B99]*([.N$5]+[.$B99]*([.N$6]+[.$B99]*[.N$7])))/(1+[.$B99]*([.N$8]+[.$B99]*([.N$9]+[.$B99]*[.N$10])))" office:value-type="float" office:value="1.24383145211253" calcext:value-type="float">
            <text:p>1.244</text:p>
          </table:table-cell>
          <table:table-cell table:formula="of:=[.C99]-[.M99]" office:value-type="float" office:value="0.000168547887468229" calcext:value-type="float">
            <text:p>0.00017</text:p>
          </table:table-cell>
          <table:table-cell table:formula="of:=[.N99]*25.38" office:value-type="float" office:value="0.00427774538394365" calcext:value-type="float">
            <text:p>0.004</text:p>
          </table:table-cell>
          <table:table-cell table:formula="of:=ABS([.O99])" office:value-type="float" office:value="0.00427774538394365" calcext:value-type="float">
            <text:p>0.004</text:p>
          </table:table-cell>
          <table:table-cell/>
          <table:table-cell table:formula="of:=[.$B99]*([.S$4]+[.$B99]*([.S$5]+[.$B99]*([.S$6]+[.$B99]*[.S$7])))/(1+[.$B99]*([.S$8]+[.$B99]*([.S$9]+[.$B99]*[.S$10])))" office:value-type="float" office:value="1.24389545105005" calcext:value-type="float">
            <text:p>1.244</text:p>
          </table:table-cell>
          <table:table-cell table:style-name="ce40" table:formula="of:=[.C99]-[.R99]" office:value-type="float" office:value="0.000104548949953154" calcext:value-type="float">
            <text:p>0.0001</text:p>
          </table:table-cell>
          <table:table-cell table:formula="of:=[.S99]*25.38" office:value-type="float" office:value="0.00265345234981104" calcext:value-type="float">
            <text:p>0.003</text:p>
          </table:table-cell>
          <table:table-cell table:formula="of:=ABS([.T99])" office:value-type="float" office:value="0.00265345234981104" calcext:value-type="float">
            <text:p>0.00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float" office:value="1.285" calcext:value-type="float">
            <text:p>1.285</text:p>
          </table:table-cell>
          <table:table-cell/>
          <table:table-cell table:formula="of:=[.$C100]*([.F$4]+[.$C100]*([.F$5]+[.$C100]*([.F$6]+[.$C100]*[.F$7])))/(1+[.$C100]*([.F$8]+[.$C100]*([.F$9]+[.$C100]*[.F$10])))" office:value-type="float" office:value="32.0164468824474" calcext:value-type="float">
            <text:p>32.02</text:p>
          </table:table-cell>
          <table:table-cell table:formula="of:=[.B100]-[.E100]" office:value-type="float" office:value="-0.0164468824474255" calcext:value-type="float">
            <text:p>-0.016</text:p>
          </table:table-cell>
          <table:table-cell table:formula="of:=ABS([.F100])" office:value-type="float" office:value="0.0164468824474255" calcext:value-type="float">
            <text:p>0.016</text:p>
          </table:table-cell>
          <table:table-cell/>
          <table:table-cell table:style-name="ce12" table:formula="of:=[.$C100]*([.J$4]+[.$C100]*([.J$5]+[.$C100]*([.J$6]+[.$C100]*[.J$7])))/(1+[.$C100]*([.J$8]+[.$C100]*([.J$9]+[.$C100]*[.J$10])))" office:value-type="float" office:value="32.0059903847408" calcext:value-type="float">
            <text:p>32.01</text:p>
          </table:table-cell>
          <table:table-cell table:formula="of:=[.B100]-[.I100]" office:value-type="float" office:value="-0.00599038474084779" calcext:value-type="float">
            <text:p>-0.006</text:p>
          </table:table-cell>
          <table:table-cell table:formula="of:=ABS([.J100])" office:value-type="float" office:value="0.00599038474084779" calcext:value-type="float">
            <text:p>0.006</text:p>
          </table:table-cell>
          <table:table-cell/>
          <table:table-cell table:formula="of:=[.$B100]*([.N$4]+[.$B100]*([.N$5]+[.$B100]*([.N$6]+[.$B100]*[.N$7])))/(1+[.$B100]*([.N$8]+[.$B100]*([.N$9]+[.$B100]*[.N$10])))" office:value-type="float" office:value="1.28457880164311" calcext:value-type="float">
            <text:p>1.285</text:p>
          </table:table-cell>
          <table:table-cell table:formula="of:=[.C100]-[.M100]" office:value-type="float" office:value="0.000421198356890251" calcext:value-type="float">
            <text:p>0.00042</text:p>
          </table:table-cell>
          <table:table-cell table:formula="of:=[.N100]*25.38" office:value-type="float" office:value="0.0106900142978746" calcext:value-type="float">
            <text:p>0.011</text:p>
          </table:table-cell>
          <table:table-cell table:formula="of:=ABS([.O100])" office:value-type="float" office:value="0.0106900142978746" calcext:value-type="float">
            <text:p>0.011</text:p>
          </table:table-cell>
          <table:table-cell/>
          <table:table-cell table:formula="of:=[.$B100]*([.S$4]+[.$B100]*([.S$5]+[.$B100]*([.S$6]+[.$B100]*[.S$7])))/(1+[.$B100]*([.S$8]+[.$B100]*([.S$9]+[.$B100]*[.S$10])))" office:value-type="float" office:value="1.28465036966458" calcext:value-type="float">
            <text:p>1.285</text:p>
          </table:table-cell>
          <table:table-cell table:style-name="ce40" table:formula="of:=[.C100]-[.R100]" office:value-type="float" office:value="0.000349630335424234" calcext:value-type="float">
            <text:p>0.0003</text:p>
          </table:table-cell>
          <table:table-cell table:formula="of:=[.S100]*25.38" office:value-type="float" office:value="0.00887361791306705" calcext:value-type="float">
            <text:p>0.009</text:p>
          </table:table-cell>
          <table:table-cell table:formula="of:=ABS([.T100])" office:value-type="float" office:value="0.00887361791306705" calcext:value-type="float">
            <text:p>0.00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float" office:value="1.326" calcext:value-type="float">
            <text:p>1.326</text:p>
          </table:table-cell>
          <table:table-cell/>
          <table:table-cell table:formula="of:=[.$C101]*([.F$4]+[.$C101]*([.F$5]+[.$C101]*([.F$6]+[.$C101]*[.F$7])))/(1+[.$C101]*([.F$8]+[.$C101]*([.F$9]+[.$C101]*[.F$10])))" office:value-type="float" office:value="33.0217341670475" calcext:value-type="float">
            <text:p>33.02</text:p>
          </table:table-cell>
          <table:table-cell table:formula="of:=[.B101]-[.E101]" office:value-type="float" office:value="-0.0217341670475264" calcext:value-type="float">
            <text:p>-0.022</text:p>
          </table:table-cell>
          <table:table-cell table:formula="of:=ABS([.F101])" office:value-type="float" office:value="0.0217341670475264" calcext:value-type="float">
            <text:p>0.022</text:p>
          </table:table-cell>
          <table:table-cell/>
          <table:table-cell table:style-name="ce12" table:formula="of:=[.$C101]*([.J$4]+[.$C101]*([.J$5]+[.$C101]*([.J$6]+[.$C101]*[.J$7])))/(1+[.$C101]*([.J$8]+[.$C101]*([.J$9]+[.$C101]*[.J$10])))" office:value-type="float" office:value="33.0115471157696" calcext:value-type="float">
            <text:p>33.01</text:p>
          </table:table-cell>
          <table:table-cell table:formula="of:=[.B101]-[.I101]" office:value-type="float" office:value="-0.0115471157695595" calcext:value-type="float">
            <text:p>-0.012</text:p>
          </table:table-cell>
          <table:table-cell table:formula="of:=ABS([.J101])" office:value-type="float" office:value="0.0115471157695595" calcext:value-type="float">
            <text:p>0.012</text:p>
          </table:table-cell>
          <table:table-cell/>
          <table:table-cell table:formula="of:=[.$B101]*([.N$4]+[.$B101]*([.N$5]+[.$B101]*([.N$6]+[.$B101]*[.N$7])))/(1+[.$B101]*([.N$8]+[.$B101]*([.N$9]+[.$B101]*[.N$10])))" office:value-type="float" office:value="1.32535859325174" calcext:value-type="float">
            <text:p>1.325</text:p>
          </table:table-cell>
          <table:table-cell table:formula="of:=[.C101]-[.M101]" office:value-type="float" office:value="0.000641406748262963" calcext:value-type="float">
            <text:p>0.00064</text:p>
          </table:table-cell>
          <table:table-cell table:formula="of:=[.N101]*25.38" office:value-type="float" office:value="0.016278903270914" calcext:value-type="float">
            <text:p>0.016</text:p>
          </table:table-cell>
          <table:table-cell table:formula="of:=ABS([.O101])" office:value-type="float" office:value="0.016278903270914" calcext:value-type="float">
            <text:p>0.016</text:p>
          </table:table-cell>
          <table:table-cell/>
          <table:table-cell table:formula="of:=[.$B101]*([.S$4]+[.$B101]*([.S$5]+[.$B101]*([.S$6]+[.$B101]*[.S$7])))/(1+[.$B101]*([.S$8]+[.$B101]*([.S$9]+[.$B101]*[.S$10])))" office:value-type="float" office:value="1.32543639303482" calcext:value-type="float">
            <text:p>1.325</text:p>
          </table:table-cell>
          <table:table-cell table:style-name="ce40" table:formula="of:=[.C101]-[.R101]" office:value-type="float" office:value="0.000563606965178209" calcext:value-type="float">
            <text:p>0.0006</text:p>
          </table:table-cell>
          <table:table-cell table:formula="of:=[.S101]*25.38" office:value-type="float" office:value="0.014304344776223" calcext:value-type="float">
            <text:p>0.014</text:p>
          </table:table-cell>
          <table:table-cell table:formula="of:=ABS([.T101])" office:value-type="float" office:value="0.014304344776223" calcext:value-type="float">
            <text:p>0.01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float" office:value="1.366" calcext:value-type="float">
            <text:p>1.366</text:p>
          </table:table-cell>
          <table:table-cell/>
          <table:table-cell table:formula="of:=[.$C102]*([.F$4]+[.$C102]*([.F$5]+[.$C102]*([.F$6]+[.$C102]*[.F$7])))/(1+[.$C102]*([.F$8]+[.$C102]*([.F$9]+[.$C102]*[.F$10])))" office:value-type="float" office:value="34.001726497388" calcext:value-type="float">
            <text:p>34.00</text:p>
          </table:table-cell>
          <table:table-cell table:formula="of:=[.B102]-[.E102]" office:value-type="float" office:value="-0.00172649738804154" calcext:value-type="float">
            <text:p>-0.002</text:p>
          </table:table-cell>
          <table:table-cell table:formula="of:=ABS([.F102])" office:value-type="float" office:value="0.00172649738804154" calcext:value-type="float">
            <text:p>0.002</text:p>
          </table:table-cell>
          <table:table-cell/>
          <table:table-cell table:style-name="ce12" table:formula="of:=[.$C102]*([.J$4]+[.$C102]*([.J$5]+[.$C102]*([.J$6]+[.$C102]*[.J$7])))/(1+[.$C102]*([.J$8]+[.$C102]*([.J$9]+[.$C102]*[.J$10])))" office:value-type="float" office:value="33.9918141731124" calcext:value-type="float">
            <text:p>33.99</text:p>
          </table:table-cell>
          <table:table-cell table:formula="of:=[.B102]-[.I102]" office:value-type="float" office:value="0.00818582688763314" calcext:value-type="float">
            <text:p>0.008</text:p>
          </table:table-cell>
          <table:table-cell table:formula="of:=ABS([.J102])" office:value-type="float" office:value="0.00818582688763314" calcext:value-type="float">
            <text:p>0.008</text:p>
          </table:table-cell>
          <table:table-cell/>
          <table:table-cell table:formula="of:=[.$B102]*([.N$4]+[.$B102]*([.N$5]+[.$B102]*([.N$6]+[.$B102]*[.N$7])))/(1+[.$B102]*([.N$8]+[.$B102]*([.N$9]+[.$B102]*[.N$10])))" office:value-type="float" office:value="1.36617022280955" calcext:value-type="float">
            <text:p>1.366</text:p>
          </table:table-cell>
          <table:table-cell table:formula="of:=[.C102]-[.M102]" office:value-type="float" office:value="-0.000170222809547482" calcext:value-type="float">
            <text:p>-0.00017</text:p>
          </table:table-cell>
          <table:table-cell table:formula="of:=[.N102]*25.38" office:value-type="float" office:value="-0.0043202549063151" calcext:value-type="float">
            <text:p>-0.004</text:p>
          </table:table-cell>
          <table:table-cell table:formula="of:=ABS([.O102])" office:value-type="float" office:value="0.0043202549063151" calcext:value-type="float">
            <text:p>0.004</text:p>
          </table:table-cell>
          <table:table-cell/>
          <table:table-cell table:formula="of:=[.$B102]*([.S$4]+[.$B102]*([.S$5]+[.$B102]*([.S$6]+[.$B102]*[.S$7])))/(1+[.$B102]*([.S$8]+[.$B102]*([.S$9]+[.$B102]*[.S$10])))" office:value-type="float" office:value="1.36625255421315" calcext:value-type="float">
            <text:p>1.366</text:p>
          </table:table-cell>
          <table:table-cell table:style-name="ce40" table:formula="of:=[.C102]-[.R102]" office:value-type="float" office:value="-0.000252554213149958" calcext:value-type="float">
            <text:p>-0.0003</text:p>
          </table:table-cell>
          <table:table-cell table:formula="of:=[.S102]*25.38" office:value-type="float" office:value="-0.00640982592974594" calcext:value-type="float">
            <text:p>-0.006</text:p>
          </table:table-cell>
          <table:table-cell table:formula="of:=ABS([.T102])" office:value-type="float" office:value="0.00640982592974594" calcext:value-type="float">
            <text:p>0.00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float" office:value="1.407" calcext:value-type="float">
            <text:p>1.407</text:p>
          </table:table-cell>
          <table:table-cell/>
          <table:table-cell table:formula="of:=[.$C103]*([.F$4]+[.$C103]*([.F$5]+[.$C103]*([.F$6]+[.$C103]*[.F$7])))/(1+[.$C103]*([.F$8]+[.$C103]*([.F$9]+[.$C103]*[.F$10])))" office:value-type="float" office:value="35.0054404017696" calcext:value-type="float">
            <text:p>35.01</text:p>
          </table:table-cell>
          <table:table-cell table:formula="of:=[.B103]-[.E103]" office:value-type="float" office:value="-0.00544040176959726" calcext:value-type="float">
            <text:p>-0.005</text:p>
          </table:table-cell>
          <table:table-cell table:formula="of:=ABS([.F103])" office:value-type="float" office:value="0.00544040176959726" calcext:value-type="float">
            <text:p>0.005</text:p>
          </table:table-cell>
          <table:table-cell/>
          <table:table-cell table:style-name="ce12" table:formula="of:=[.$C103]*([.J$4]+[.$C103]*([.J$5]+[.$C103]*([.J$6]+[.$C103]*[.J$7])))/(1+[.$C103]*([.J$8]+[.$C103]*([.J$9]+[.$C103]*[.J$10])))" office:value-type="float" office:value="34.9958206699741" calcext:value-type="float">
            <text:p>35.00</text:p>
          </table:table-cell>
          <table:table-cell table:formula="of:=[.B103]-[.I103]" office:value-type="float" office:value="0.00417933002590587" calcext:value-type="float">
            <text:p>0.004</text:p>
          </table:table-cell>
          <table:table-cell table:formula="of:=ABS([.J103])" office:value-type="float" office:value="0.00417933002590587" calcext:value-type="float">
            <text:p>0.004</text:p>
          </table:table-cell>
          <table:table-cell/>
          <table:table-cell table:formula="of:=[.$B103]*([.N$4]+[.$B103]*([.N$5]+[.$B103]*([.N$6]+[.$B103]*[.N$7])))/(1+[.$B103]*([.N$8]+[.$B103]*([.N$9]+[.$B103]*[.N$10])))" office:value-type="float" office:value="1.40701308339716" calcext:value-type="float">
            <text:p>1.407</text:p>
          </table:table-cell>
          <table:table-cell table:formula="of:=[.C103]-[.M103]" office:value-type="float" office:value="-0.0000130833971574429" calcext:value-type="float">
            <text:p>-0.00001</text:p>
          </table:table-cell>
          <table:table-cell table:formula="of:=[.N103]*25.38" office:value-type="float" office:value="-0.0003320566198559" calcext:value-type="float">
            <text:p>0.000</text:p>
          </table:table-cell>
          <table:table-cell table:formula="of:=ABS([.O103])" office:value-type="float" office:value="0.0003320566198559" calcext:value-type="float">
            <text:p>0.000</text:p>
          </table:table-cell>
          <table:table-cell/>
          <table:table-cell table:formula="of:=[.$B103]*([.S$4]+[.$B103]*([.S$5]+[.$B103]*([.S$6]+[.$B103]*[.S$7])))/(1+[.$B103]*([.S$8]+[.$B103]*([.S$9]+[.$B103]*[.S$10])))" office:value-type="float" office:value="1.40709799039631" calcext:value-type="float">
            <text:p>1.407</text:p>
          </table:table-cell>
          <table:table-cell table:style-name="ce40" table:formula="of:=[.C103]-[.R103]" office:value-type="float" office:value="-0.0000979903963098661" calcext:value-type="float">
            <text:p>-0.0001</text:p>
          </table:table-cell>
          <table:table-cell table:formula="of:=[.S103]*25.38" office:value-type="float" office:value="-0.0024869962583444" calcext:value-type="float">
            <text:p>-0.002</text:p>
          </table:table-cell>
          <table:table-cell table:formula="of:=ABS([.T103])" office:value-type="float" office:value="0.0024869962583444" calcext:value-type="float">
            <text:p>0.00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float" office:value="1.448" calcext:value-type="float">
            <text:p>1.448</text:p>
          </table:table-cell>
          <table:table-cell/>
          <table:table-cell table:formula="of:=[.$C104]*([.F$4]+[.$C104]*([.F$5]+[.$C104]*([.F$6]+[.$C104]*[.F$7])))/(1+[.$C104]*([.F$8]+[.$C104]*([.F$9]+[.$C104]*[.F$10])))" office:value-type="float" office:value="36.0083835582645" calcext:value-type="float">
            <text:p>36.01</text:p>
          </table:table-cell>
          <table:table-cell table:formula="of:=[.B104]-[.E104]" office:value-type="float" office:value="-0.00838355826453352" calcext:value-type="float">
            <text:p>-0.008</text:p>
          </table:table-cell>
          <table:table-cell table:formula="of:=ABS([.F104])" office:value-type="float" office:value="0.00838355826453352" calcext:value-type="float">
            <text:p>0.008</text:p>
          </table:table-cell>
          <table:table-cell/>
          <table:table-cell table:style-name="ce12" table:formula="of:=[.$C104]*([.J$4]+[.$C104]*([.J$5]+[.$C104]*([.J$6]+[.$C104]*[.J$7])))/(1+[.$C104]*([.J$8]+[.$C104]*([.J$9]+[.$C104]*[.J$10])))" office:value-type="float" office:value="35.9990665035261" calcext:value-type="float">
            <text:p>36.00</text:p>
          </table:table-cell>
          <table:table-cell table:formula="of:=[.B104]-[.I104]" office:value-type="float" office:value="0.000933496473933815" calcext:value-type="float">
            <text:p>0.001</text:p>
          </table:table-cell>
          <table:table-cell table:formula="of:=ABS([.J104])" office:value-type="float" office:value="0.000933496473933815" calcext:value-type="float">
            <text:p>0.001</text:p>
          </table:table-cell>
          <table:table-cell/>
          <table:table-cell table:formula="of:=[.$B104]*([.N$4]+[.$B104]*([.N$5]+[.$B104]*([.N$6]+[.$B104]*[.N$7])))/(1+[.$B104]*([.N$8]+[.$B104]*([.N$9]+[.$B104]*[.N$10])))" office:value-type="float" office:value="1.44788656509748" calcext:value-type="float">
            <text:p>1.448</text:p>
          </table:table-cell>
          <table:table-cell table:formula="of:=[.C104]-[.M104]" office:value-type="float" office:value="0.000113434902516696" calcext:value-type="float">
            <text:p>0.00011</text:p>
          </table:table-cell>
          <table:table-cell table:formula="of:=[.N104]*25.38" office:value-type="float" office:value="0.00287897782587374" calcext:value-type="float">
            <text:p>0.003</text:p>
          </table:table-cell>
          <table:table-cell table:formula="of:=ABS([.O104])" office:value-type="float" office:value="0.00287897782587374" calcext:value-type="float">
            <text:p>0.003</text:p>
          </table:table-cell>
          <table:table-cell/>
          <table:table-cell table:formula="of:=[.$B104]*([.S$4]+[.$B104]*([.S$5]+[.$B104]*([.S$6]+[.$B104]*[.S$7])))/(1+[.$B104]*([.S$8]+[.$B104]*([.S$9]+[.$B104]*[.S$10])))" office:value-type="float" office:value="1.44797193281455" calcext:value-type="float">
            <text:p>1.448</text:p>
          </table:table-cell>
          <table:table-cell table:style-name="ce40" table:formula="of:=[.C104]-[.R104]" office:value-type="float" office:value="0.0000280671854495651" calcext:value-type="float">
            <text:p>0.0000</text:p>
          </table:table-cell>
          <table:table-cell table:formula="of:=[.S104]*25.38" office:value-type="float" office:value="0.000712345166709962" calcext:value-type="float">
            <text:p>0.001</text:p>
          </table:table-cell>
          <table:table-cell table:formula="of:=ABS([.T104])" office:value-type="float" office:value="0.000712345166709962" calcext:value-type="float">
            <text:p>0.00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float" office:value="1.489" calcext:value-type="float">
            <text:p>1.489</text:p>
          </table:table-cell>
          <table:table-cell/>
          <table:table-cell table:formula="of:=[.$C105]*([.F$4]+[.$C105]*([.F$5]+[.$C105]*([.F$6]+[.$C105]*[.F$7])))/(1+[.$C105]*([.F$8]+[.$C105]*([.F$9]+[.$C105]*[.F$10])))" office:value-type="float" office:value="37.0105731814322" calcext:value-type="float">
            <text:p>37.01</text:p>
          </table:table-cell>
          <table:table-cell table:formula="of:=[.B105]-[.E105]" office:value-type="float" office:value="-0.0105731814321999" calcext:value-type="float">
            <text:p>-0.011</text:p>
          </table:table-cell>
          <table:table-cell table:formula="of:=ABS([.F105])" office:value-type="float" office:value="0.0105731814321999" calcext:value-type="float">
            <text:p>0.011</text:p>
          </table:table-cell>
          <table:table-cell/>
          <table:table-cell table:style-name="ce12" table:formula="of:=[.$C105]*([.J$4]+[.$C105]*([.J$5]+[.$C105]*([.J$6]+[.$C105]*[.J$7])))/(1+[.$C105]*([.J$8]+[.$C105]*([.J$9]+[.$C105]*[.J$10])))" office:value-type="float" office:value="37.0015679439918" calcext:value-type="float">
            <text:p>37.00</text:p>
          </table:table-cell>
          <table:table-cell table:formula="of:=[.B105]-[.I105]" office:value-type="float" office:value="-0.00156794399180171" calcext:value-type="float">
            <text:p>-0.002</text:p>
          </table:table-cell>
          <table:table-cell table:formula="of:=ABS([.J105])" office:value-type="float" office:value="0.00156794399180171" calcext:value-type="float">
            <text:p>0.002</text:p>
          </table:table-cell>
          <table:table-cell/>
          <table:table-cell table:formula="of:=[.$B105]*([.N$4]+[.$B105]*([.N$5]+[.$B105]*([.N$6]+[.$B105]*[.N$7])))/(1+[.$B105]*([.N$8]+[.$B105]*([.N$9]+[.$B105]*[.N$10])))" office:value-type="float" office:value="1.48879005479564" calcext:value-type="float">
            <text:p>1.489</text:p>
          </table:table-cell>
          <table:table-cell table:formula="of:=[.C105]-[.M105]" office:value-type="float" office:value="0.000209945204357131" calcext:value-type="float">
            <text:p>0.00021</text:p>
          </table:table-cell>
          <table:table-cell table:formula="of:=[.N105]*25.38" office:value-type="float" office:value="0.005328409286584" calcext:value-type="float">
            <text:p>0.005</text:p>
          </table:table-cell>
          <table:table-cell table:formula="of:=ABS([.O105])" office:value-type="float" office:value="0.005328409286584" calcext:value-type="float">
            <text:p>0.005</text:p>
          </table:table-cell>
          <table:table-cell/>
          <table:table-cell table:formula="of:=[.$B105]*([.S$4]+[.$B105]*([.S$5]+[.$B105]*([.S$6]+[.$B105]*[.S$7])))/(1+[.$B105]*([.S$8]+[.$B105]*([.S$9]+[.$B105]*[.S$10])))" office:value-type="float" office:value="1.48887369519416" calcext:value-type="float">
            <text:p>1.489</text:p>
          </table:table-cell>
          <table:table-cell table:style-name="ce40" table:formula="of:=[.C105]-[.R105]" office:value-type="float" office:value="0.000126304805844857" calcext:value-type="float">
            <text:p>0.0001</text:p>
          </table:table-cell>
          <table:table-cell table:formula="of:=[.S105]*25.38" office:value-type="float" office:value="0.00320561597234247" calcext:value-type="float">
            <text:p>0.003</text:p>
          </table:table-cell>
          <table:table-cell table:formula="of:=ABS([.T105])" office:value-type="float" office:value="0.00320561597234247" calcext:value-type="float">
            <text:p>0.00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float" office:value="1.53" calcext:value-type="float">
            <text:p>1.530</text:p>
          </table:table-cell>
          <table:table-cell/>
          <table:table-cell table:formula="of:=[.$C106]*([.F$4]+[.$C106]*([.F$5]+[.$C106]*([.F$6]+[.$C106]*[.F$7])))/(1+[.$C106]*([.F$8]+[.$C106]*([.F$9]+[.$C106]*[.F$10])))" office:value-type="float" office:value="38.0120264727074" calcext:value-type="float">
            <text:p>38.01</text:p>
          </table:table-cell>
          <table:table-cell table:formula="of:=[.B106]-[.E106]" office:value-type="float" office:value="-0.0120264727074328" calcext:value-type="float">
            <text:p>-0.012</text:p>
          </table:table-cell>
          <table:table-cell table:formula="of:=ABS([.F106])" office:value-type="float" office:value="0.0120264727074328" calcext:value-type="float">
            <text:p>0.012</text:p>
          </table:table-cell>
          <table:table-cell/>
          <table:table-cell table:style-name="ce12" table:formula="of:=[.$C106]*([.J$4]+[.$C106]*([.J$5]+[.$C106]*([.J$6]+[.$C106]*[.J$7])))/(1+[.$C106]*([.J$8]+[.$C106]*([.J$9]+[.$C106]*[.J$10])))" office:value-type="float" office:value="38.0033413562163" calcext:value-type="float">
            <text:p>38.00</text:p>
          </table:table-cell>
          <table:table-cell table:formula="of:=[.B106]-[.I106]" office:value-type="float" office:value="-0.00334135621630338" calcext:value-type="float">
            <text:p>-0.003</text:p>
          </table:table-cell>
          <table:table-cell table:formula="of:=ABS([.J106])" office:value-type="float" office:value="0.00334135621630338" calcext:value-type="float">
            <text:p>0.003</text:p>
          </table:table-cell>
          <table:table-cell/>
          <table:table-cell table:formula="of:=[.$B106]*([.N$4]+[.$B106]*([.N$5]+[.$B106]*([.N$6]+[.$B106]*[.N$7])))/(1+[.$B106]*([.N$8]+[.$B106]*([.N$9]+[.$B106]*[.N$10])))" office:value-type="float" office:value="1.52972293598627" calcext:value-type="float">
            <text:p>1.530</text:p>
          </table:table-cell>
          <table:table-cell table:formula="of:=[.C106]-[.M106]" office:value-type="float" office:value="0.000277064013734396" calcext:value-type="float">
            <text:p>0.00028</text:p>
          </table:table-cell>
          <table:table-cell table:formula="of:=[.N106]*25.38" office:value-type="float" office:value="0.00703188466857897" calcext:value-type="float">
            <text:p>0.007</text:p>
          </table:table-cell>
          <table:table-cell table:formula="of:=ABS([.O106])" office:value-type="float" office:value="0.00703188466857897" calcext:value-type="float">
            <text:p>0.007</text:p>
          </table:table-cell>
          <table:table-cell/>
          <table:table-cell table:formula="of:=[.$B106]*([.S$4]+[.$B106]*([.S$5]+[.$B106]*([.S$6]+[.$B106]*[.S$7])))/(1+[.$B106]*([.S$8]+[.$B106]*([.S$9]+[.$B106]*[.S$10])))" office:value-type="float" office:value="1.52980266209219" calcext:value-type="float">
            <text:p>1.530</text:p>
          </table:table-cell>
          <table:table-cell table:style-name="ce40" table:formula="of:=[.C106]-[.R106]" office:value-type="float" office:value="0.000197337907806405" calcext:value-type="float">
            <text:p>0.0002</text:p>
          </table:table-cell>
          <table:table-cell table:formula="of:=[.S106]*25.38" office:value-type="float" office:value="0.00500843610012656" calcext:value-type="float">
            <text:p>0.005</text:p>
          </table:table-cell>
          <table:table-cell table:formula="of:=ABS([.T106])" office:value-type="float" office:value="0.00500843610012656" calcext:value-type="float">
            <text:p>0.00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float" office:value="1.571" calcext:value-type="float">
            <text:p>1.571</text:p>
          </table:table-cell>
          <table:table-cell/>
          <table:table-cell table:formula="of:=[.$C107]*([.F$4]+[.$C107]*([.F$5]+[.$C107]*([.F$6]+[.$C107]*[.F$7])))/(1+[.$C107]*([.F$8]+[.$C107]*([.F$9]+[.$C107]*[.F$10])))" office:value-type="float" office:value="39.0127606269041" calcext:value-type="float">
            <text:p>39.01</text:p>
          </table:table-cell>
          <table:table-cell table:formula="of:=[.B107]-[.E107]" office:value-type="float" office:value="-0.0127606269040541" calcext:value-type="float">
            <text:p>-0.013</text:p>
          </table:table-cell>
          <table:table-cell table:formula="of:=ABS([.F107])" office:value-type="float" office:value="0.0127606269040541" calcext:value-type="float">
            <text:p>0.013</text:p>
          </table:table-cell>
          <table:table-cell/>
          <table:table-cell table:style-name="ce12" table:formula="of:=[.$C107]*([.J$4]+[.$C107]*([.J$5]+[.$C107]*([.J$6]+[.$C107]*[.J$7])))/(1+[.$C107]*([.J$8]+[.$C107]*([.J$9]+[.$C107]*[.J$10])))" office:value-type="float" office:value="39.0044032001944" calcext:value-type="float">
            <text:p>39.00</text:p>
          </table:table-cell>
          <table:table-cell table:formula="of:=[.B107]-[.I107]" office:value-type="float" office:value="-0.00440320019441032" calcext:value-type="float">
            <text:p>-0.004</text:p>
          </table:table-cell>
          <table:table-cell table:formula="of:=ABS([.J107])" office:value-type="float" office:value="0.00440320019441032" calcext:value-type="float">
            <text:p>0.004</text:p>
          </table:table-cell>
          <table:table-cell/>
          <table:table-cell table:formula="of:=[.$B107]*([.N$4]+[.$B107]*([.N$5]+[.$B107]*([.N$6]+[.$B107]*[.N$7])))/(1+[.$B107]*([.N$8]+[.$B107]*([.N$9]+[.$B107]*[.N$10])))" office:value-type="float" office:value="1.57068458858856" calcext:value-type="float">
            <text:p>1.571</text:p>
          </table:table-cell>
          <table:table-cell table:formula="of:=[.C107]-[.M107]" office:value-type="float" office:value="0.000315411411438982" calcext:value-type="float">
            <text:p>0.00032</text:p>
          </table:table-cell>
          <table:table-cell table:formula="of:=[.N107]*25.38" office:value-type="float" office:value="0.00800514162232135" calcext:value-type="float">
            <text:p>0.008</text:p>
          </table:table-cell>
          <table:table-cell table:formula="of:=ABS([.O107])" office:value-type="float" office:value="0.00800514162232135" calcext:value-type="float">
            <text:p>0.008</text:p>
          </table:table-cell>
          <table:table-cell/>
          <table:table-cell table:formula="of:=[.$B107]*([.S$4]+[.$B107]*([.S$5]+[.$B107]*([.S$6]+[.$B107]*[.S$7])))/(1+[.$B107]*([.S$8]+[.$B107]*([.S$9]+[.$B107]*[.S$10])))" office:value-type="float" office:value="1.57075827790416" calcext:value-type="float">
            <text:p>1.571</text:p>
          </table:table-cell>
          <table:table-cell table:style-name="ce40" table:formula="of:=[.C107]-[.R107]" office:value-type="float" office:value="0.000241722095836394" calcext:value-type="float">
            <text:p>0.0002</text:p>
          </table:table-cell>
          <table:table-cell table:formula="of:=[.S107]*25.38" office:value-type="float" office:value="0.00613490679232768" calcext:value-type="float">
            <text:p>0.006</text:p>
          </table:table-cell>
          <table:table-cell table:formula="of:=ABS([.T107])" office:value-type="float" office:value="0.00613490679232768" calcext:value-type="float">
            <text:p>0.00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1.612" calcext:value-type="float">
            <text:p>1.612</text:p>
          </table:table-cell>
          <table:table-cell/>
          <table:table-cell table:formula="of:=[.$C108]*([.F$4]+[.$C108]*([.F$5]+[.$C108]*([.F$6]+[.$C108]*[.F$7])))/(1+[.$C108]*([.F$8]+[.$C108]*([.F$9]+[.$C108]*[.F$10])))" office:value-type="float" office:value="40.0127928384697" calcext:value-type="float">
            <text:p>40.01</text:p>
          </table:table-cell>
          <table:table-cell table:formula="of:=[.B108]-[.E108]" office:value-type="float" office:value="-0.0127928384696787" calcext:value-type="float">
            <text:p>-0.013</text:p>
          </table:table-cell>
          <table:table-cell table:formula="of:=ABS([.F108])" office:value-type="float" office:value="0.0127928384696787" calcext:value-type="float">
            <text:p>0.013</text:p>
          </table:table-cell>
          <table:table-cell/>
          <table:table-cell table:style-name="ce12" table:formula="of:=[.$C108]*([.J$4]+[.$C108]*([.J$5]+[.$C108]*([.J$6]+[.$C108]*[.J$7])))/(1+[.$C108]*([.J$8]+[.$C108]*([.J$9]+[.$C108]*[.J$10])))" office:value-type="float" office:value="40.0047700311439" calcext:value-type="float">
            <text:p>40.00</text:p>
          </table:table-cell>
          <table:table-cell table:formula="of:=[.B108]-[.I108]" office:value-type="float" office:value="-0.00477003114389873" calcext:value-type="float">
            <text:p>-0.005</text:p>
          </table:table-cell>
          <table:table-cell table:formula="of:=ABS([.J108])" office:value-type="float" office:value="0.00477003114389873" calcext:value-type="float">
            <text:p>0.005</text:p>
          </table:table-cell>
          <table:table-cell/>
          <table:table-cell table:formula="of:=[.$B108]*([.N$4]+[.$B108]*([.N$5]+[.$B108]*([.N$6]+[.$B108]*[.N$7])))/(1+[.$B108]*([.N$8]+[.$B108]*([.N$9]+[.$B108]*[.N$10])))" office:value-type="float" office:value="1.61167438876949" calcext:value-type="float">
            <text:p>1.612</text:p>
          </table:table-cell>
          <table:table-cell table:formula="of:=[.C108]-[.M108]" office:value-type="float" office:value="0.000325611230508338" calcext:value-type="float">
            <text:p>0.00033</text:p>
          </table:table-cell>
          <table:table-cell table:formula="of:=[.N108]*25.38" office:value-type="float" office:value="0.00826401303030162" calcext:value-type="float">
            <text:p>0.008</text:p>
          </table:table-cell>
          <table:table-cell table:formula="of:=ABS([.O108])" office:value-type="float" office:value="0.00826401303030162" calcext:value-type="float">
            <text:p>0.008</text:p>
          </table:table-cell>
          <table:table-cell/>
          <table:table-cell table:formula="of:=[.$B108]*([.S$4]+[.$B108]*([.S$5]+[.$B108]*([.S$6]+[.$B108]*[.S$7])))/(1+[.$B108]*([.S$8]+[.$B108]*([.S$9]+[.$B108]*[.S$10])))" office:value-type="float" office:value="1.61174003697556" calcext:value-type="float">
            <text:p>1.612</text:p>
          </table:table-cell>
          <table:table-cell table:style-name="ce40" table:formula="of:=[.C108]-[.R108]" office:value-type="float" office:value="0.000259963024436871" calcext:value-type="float">
            <text:p>0.0003</text:p>
          </table:table-cell>
          <table:table-cell table:formula="of:=[.S108]*25.38" office:value-type="float" office:value="0.00659786156020779" calcext:value-type="float">
            <text:p>0.007</text:p>
          </table:table-cell>
          <table:table-cell table:formula="of:=ABS([.T108])" office:value-type="float" office:value="0.00659786156020779" calcext:value-type="float">
            <text:p>0.00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float" office:value="1.653" calcext:value-type="float">
            <text:p>1.653</text:p>
          </table:table-cell>
          <table:table-cell/>
          <table:table-cell table:formula="of:=[.$C109]*([.F$4]+[.$C109]*([.F$5]+[.$C109]*([.F$6]+[.$C109]*[.F$7])))/(1+[.$C109]*([.F$8]+[.$C109]*([.F$9]+[.$C109]*[.F$10])))" office:value-type="float" office:value="41.012140307487" calcext:value-type="float">
            <text:p>41.01</text:p>
          </table:table-cell>
          <table:table-cell table:formula="of:=[.B109]-[.E109]" office:value-type="float" office:value="-0.0121403074869519" calcext:value-type="float">
            <text:p>-0.012</text:p>
          </table:table-cell>
          <table:table-cell table:formula="of:=ABS([.F109])" office:value-type="float" office:value="0.0121403074869519" calcext:value-type="float">
            <text:p>0.012</text:p>
          </table:table-cell>
          <table:table-cell/>
          <table:table-cell table:style-name="ce12" table:formula="of:=[.$C109]*([.J$4]+[.$C109]*([.J$5]+[.$C109]*([.J$6]+[.$C109]*[.J$7])))/(1+[.$C109]*([.J$8]+[.$C109]*([.J$9]+[.$C109]*[.J$10])))" office:value-type="float" office:value="41.0044584991587" calcext:value-type="float">
            <text:p>41.00</text:p>
          </table:table-cell>
          <table:table-cell table:formula="of:=[.B109]-[.I109]" office:value-type="float" office:value="-0.00445849915866603" calcext:value-type="float">
            <text:p>-0.004</text:p>
          </table:table-cell>
          <table:table-cell table:formula="of:=ABS([.J109])" office:value-type="float" office:value="0.00445849915866603" calcext:value-type="float">
            <text:p>0.004</text:p>
          </table:table-cell>
          <table:table-cell/>
          <table:table-cell table:formula="of:=[.$B109]*([.N$4]+[.$B109]*([.N$5]+[.$B109]*([.N$6]+[.$B109]*[.N$7])))/(1+[.$B109]*([.N$8]+[.$B109]*([.N$9]+[.$B109]*[.N$10])))" office:value-type="float" office:value="1.65269170877543" calcext:value-type="float">
            <text:p>1.653</text:p>
          </table:table-cell>
          <table:table-cell table:formula="of:=[.C109]-[.M109]" office:value-type="float" office:value="0.000308291224568213" calcext:value-type="float">
            <text:p>0.00031</text:p>
          </table:table-cell>
          <table:table-cell table:formula="of:=[.N109]*25.38" office:value-type="float" office:value="0.00782443127954126" calcext:value-type="float">
            <text:p>0.008</text:p>
          </table:table-cell>
          <table:table-cell table:formula="of:=ABS([.O109])" office:value-type="float" office:value="0.00782443127954126" calcext:value-type="float">
            <text:p>0.008</text:p>
          </table:table-cell>
          <table:table-cell/>
          <table:table-cell table:formula="of:=[.$B109]*([.S$4]+[.$B109]*([.S$5]+[.$B109]*([.S$6]+[.$B109]*[.S$7])))/(1+[.$B109]*([.S$8]+[.$B109]*([.S$9]+[.$B109]*[.S$10])))" office:value-type="float" office:value="1.65274747499409" calcext:value-type="float">
            <text:p>1.653</text:p>
          </table:table-cell>
          <table:table-cell table:style-name="ce40" table:formula="of:=[.C109]-[.R109]" office:value-type="float" office:value="0.000252525005913773" calcext:value-type="float">
            <text:p>0.0003</text:p>
          </table:table-cell>
          <table:table-cell table:formula="of:=[.S109]*25.38" office:value-type="float" office:value="0.00640908465009156" calcext:value-type="float">
            <text:p>0.006</text:p>
          </table:table-cell>
          <table:table-cell table:formula="of:=ABS([.T109])" office:value-type="float" office:value="0.00640908465009156" calcext:value-type="float">
            <text:p>0.00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float" office:value="1.694" calcext:value-type="float">
            <text:p>1.694</text:p>
          </table:table-cell>
          <table:table-cell/>
          <table:table-cell table:formula="of:=[.$C110]*([.F$4]+[.$C110]*([.F$5]+[.$C110]*([.F$6]+[.$C110]*[.F$7])))/(1+[.$C110]*([.F$8]+[.$C110]*([.F$9]+[.$C110]*[.F$10])))" office:value-type="float" office:value="42.0108202454159" calcext:value-type="float">
            <text:p>42.01</text:p>
          </table:table-cell>
          <table:table-cell table:formula="of:=[.B110]-[.E110]" office:value-type="float" office:value="-0.0108202454158857" calcext:value-type="float">
            <text:p>-0.011</text:p>
          </table:table-cell>
          <table:table-cell table:formula="of:=ABS([.F110])" office:value-type="float" office:value="0.0108202454158857" calcext:value-type="float">
            <text:p>0.011</text:p>
          </table:table-cell>
          <table:table-cell/>
          <table:table-cell table:style-name="ce12" table:formula="of:=[.$C110]*([.J$4]+[.$C110]*([.J$5]+[.$C110]*([.J$6]+[.$C110]*[.J$7])))/(1+[.$C110]*([.J$8]+[.$C110]*([.J$9]+[.$C110]*[.J$10])))" office:value-type="float" office:value="42.0034853484737" calcext:value-type="float">
            <text:p>42.00</text:p>
          </table:table-cell>
          <table:table-cell table:formula="of:=[.B110]-[.I110]" office:value-type="float" office:value="-0.00348534847370985" calcext:value-type="float">
            <text:p>-0.003</text:p>
          </table:table-cell>
          <table:table-cell table:formula="of:=ABS([.J110])" office:value-type="float" office:value="0.00348534847370985" calcext:value-type="float">
            <text:p>0.003</text:p>
          </table:table-cell>
          <table:table-cell/>
          <table:table-cell table:formula="of:=[.$B110]*([.N$4]+[.$B110]*([.N$5]+[.$B110]*([.N$6]+[.$B110]*[.N$7])))/(1+[.$B110]*([.N$8]+[.$B110]*([.N$9]+[.$B110]*[.N$10])))" office:value-type="float" office:value="1.69373591677268" calcext:value-type="float">
            <text:p>1.694</text:p>
          </table:table-cell>
          <table:table-cell table:formula="of:=[.C110]-[.M110]" office:value-type="float" office:value="0.000264083227322853" calcext:value-type="float">
            <text:p>0.00026</text:p>
          </table:table-cell>
          <table:table-cell table:formula="of:=[.N110]*25.38" office:value-type="float" office:value="0.00670243230945402" calcext:value-type="float">
            <text:p>0.007</text:p>
          </table:table-cell>
          <table:table-cell table:formula="of:=ABS([.O110])" office:value-type="float" office:value="0.00670243230945402" calcext:value-type="float">
            <text:p>0.007</text:p>
          </table:table-cell>
          <table:table-cell/>
          <table:table-cell table:formula="of:=[.$B110]*([.S$4]+[.$B110]*([.S$5]+[.$B110]*([.S$6]+[.$B110]*[.S$7])))/(1+[.$B110]*([.S$8]+[.$B110]*([.S$9]+[.$B110]*[.S$10])))" office:value-type="float" office:value="1.69378016167679" calcext:value-type="float">
            <text:p>1.694</text:p>
          </table:table-cell>
          <table:table-cell table:style-name="ce40" table:formula="of:=[.C110]-[.R110]" office:value-type="float" office:value="0.000219838323210819" calcext:value-type="float">
            <text:p>0.0002</text:p>
          </table:table-cell>
          <table:table-cell table:formula="of:=[.S110]*25.38" office:value-type="float" office:value="0.00557949664309059" calcext:value-type="float">
            <text:p>0.006</text:p>
          </table:table-cell>
          <table:table-cell table:formula="of:=ABS([.T110])" office:value-type="float" office:value="0.00557949664309059" calcext:value-type="float">
            <text:p>0.00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float" office:value="1.735" calcext:value-type="float">
            <text:p>1.735</text:p>
          </table:table-cell>
          <table:table-cell/>
          <table:table-cell table:formula="of:=[.$C111]*([.F$4]+[.$C111]*([.F$5]+[.$C111]*([.F$6]+[.$C111]*[.F$7])))/(1+[.$C111]*([.F$8]+[.$C111]*([.F$9]+[.$C111]*[.F$10])))" office:value-type="float" office:value="43.0088498805717" calcext:value-type="float">
            <text:p>43.01</text:p>
          </table:table-cell>
          <table:table-cell table:formula="of:=[.B111]-[.E111]" office:value-type="float" office:value="-0.00884988057165259" calcext:value-type="float">
            <text:p>-0.009</text:p>
          </table:table-cell>
          <table:table-cell table:formula="of:=ABS([.F111])" office:value-type="float" office:value="0.00884988057165259" calcext:value-type="float">
            <text:p>0.009</text:p>
          </table:table-cell>
          <table:table-cell/>
          <table:table-cell table:style-name="ce12" table:formula="of:=[.$C111]*([.J$4]+[.$C111]*([.J$5]+[.$C111]*([.J$6]+[.$C111]*[.J$7])))/(1+[.$C111]*([.J$8]+[.$C111]*([.J$9]+[.$C111]*[.J$10])))" office:value-type="float" office:value="43.0018674163708" calcext:value-type="float">
            <text:p>43.00</text:p>
          </table:table-cell>
          <table:table-cell table:formula="of:=[.B111]-[.I111]" office:value-type="float" office:value="-0.00186741637077859" calcext:value-type="float">
            <text:p>-0.002</text:p>
          </table:table-cell>
          <table:table-cell table:formula="of:=ABS([.J111])" office:value-type="float" office:value="0.00186741637077859" calcext:value-type="float">
            <text:p>0.002</text:p>
          </table:table-cell>
          <table:table-cell/>
          <table:table-cell table:formula="of:=[.$B111]*([.N$4]+[.$B111]*([.N$5]+[.$B111]*([.N$6]+[.$B111]*[.N$7])))/(1+[.$B111]*([.N$8]+[.$B111]*([.N$9]+[.$B111]*[.N$10])))" office:value-type="float" office:value="1.73480637669722" calcext:value-type="float">
            <text:p>1.735</text:p>
          </table:table-cell>
          <table:table-cell table:formula="of:=[.C111]-[.M111]" office:value-type="float" office:value="0.000193623302780832" calcext:value-type="float">
            <text:p>0.00019</text:p>
          </table:table-cell>
          <table:table-cell table:formula="of:=[.N111]*25.38" office:value-type="float" office:value="0.00491415942457752" calcext:value-type="float">
            <text:p>0.005</text:p>
          </table:table-cell>
          <table:table-cell table:formula="of:=ABS([.O111])" office:value-type="float" office:value="0.00491415942457752" calcext:value-type="float">
            <text:p>0.005</text:p>
          </table:table-cell>
          <table:table-cell/>
          <table:table-cell table:formula="of:=[.$B111]*([.S$4]+[.$B111]*([.S$5]+[.$B111]*([.S$6]+[.$B111]*[.S$7])))/(1+[.$B111]*([.S$8]+[.$B111]*([.S$9]+[.$B111]*[.S$10])))" office:value-type="float" office:value="1.73483769467197" calcext:value-type="float">
            <text:p>1.735</text:p>
          </table:table-cell>
          <table:table-cell table:style-name="ce40" table:formula="of:=[.C111]-[.R111]" office:value-type="float" office:value="0.00016230532803152" calcext:value-type="float">
            <text:p>0.0002</text:p>
          </table:table-cell>
          <table:table-cell table:formula="of:=[.S111]*25.38" office:value-type="float" office:value="0.00411930922543998" calcext:value-type="float">
            <text:p>0.004</text:p>
          </table:table-cell>
          <table:table-cell table:formula="of:=ABS([.T111])" office:value-type="float" office:value="0.00411930922543998" calcext:value-type="float">
            <text:p>0.00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float" office:value="1.776" calcext:value-type="float">
            <text:p>1.776</text:p>
          </table:table-cell>
          <table:table-cell/>
          <table:table-cell table:formula="of:=[.$C112]*([.F$4]+[.$C112]*([.F$5]+[.$C112]*([.F$6]+[.$C112]*[.F$7])))/(1+[.$C112]*([.F$8]+[.$C112]*([.F$9]+[.$C112]*[.F$10])))" office:value-type="float" office:value="44.0062464633318" calcext:value-type="float">
            <text:p>44.01</text:p>
          </table:table-cell>
          <table:table-cell table:formula="of:=[.B112]-[.E112]" office:value-type="float" office:value="-0.00624646333174894" calcext:value-type="float">
            <text:p>-0.006</text:p>
          </table:table-cell>
          <table:table-cell table:formula="of:=ABS([.F112])" office:value-type="float" office:value="0.00624646333174894" calcext:value-type="float">
            <text:p>0.006</text:p>
          </table:table-cell>
          <table:table-cell/>
          <table:table-cell table:style-name="ce12" table:formula="of:=[.$C112]*([.J$4]+[.$C112]*([.J$5]+[.$C112]*([.J$6]+[.$C112]*[.J$7])))/(1+[.$C112]*([.J$8]+[.$C112]*([.J$9]+[.$C112]*[.J$10])))" office:value-type="float" office:value="43.9996216317513" calcext:value-type="float">
            <text:p>44.00</text:p>
          </table:table-cell>
          <table:table-cell table:formula="of:=[.B112]-[.I112]" office:value-type="float" office:value="0.000378368248703964" calcext:value-type="float">
            <text:p>0.000</text:p>
          </table:table-cell>
          <table:table-cell table:formula="of:=ABS([.J112])" office:value-type="float" office:value="0.000378368248703964" calcext:value-type="float">
            <text:p>0.000</text:p>
          </table:table-cell>
          <table:table-cell/>
          <table:table-cell table:formula="of:=[.$B112]*([.N$4]+[.$B112]*([.N$5]+[.$B112]*([.N$6]+[.$B112]*[.N$7])))/(1+[.$B112]*([.N$8]+[.$B112]*([.N$9]+[.$B112]*[.N$10])))" office:value-type="float" office:value="1.77590244811417" calcext:value-type="float">
            <text:p>1.776</text:p>
          </table:table-cell>
          <table:table-cell table:formula="of:=[.C112]-[.M112]" office:value-type="float" office:value="0.0000975518858281621" calcext:value-type="float">
            <text:p>0.00010</text:p>
          </table:table-cell>
          <table:table-cell table:formula="of:=[.N112]*25.38" office:value-type="float" office:value="0.00247586686231875" calcext:value-type="float">
            <text:p>0.002</text:p>
          </table:table-cell>
          <table:table-cell table:formula="of:=ABS([.O112])" office:value-type="float" office:value="0.00247586686231875" calcext:value-type="float">
            <text:p>0.002</text:p>
          </table:table-cell>
          <table:table-cell/>
          <table:table-cell table:formula="of:=[.$B112]*([.S$4]+[.$B112]*([.S$5]+[.$B112]*([.S$6]+[.$B112]*[.S$7])))/(1+[.$B112]*([.S$8]+[.$B112]*([.S$9]+[.$B112]*[.S$10])))" office:value-type="float" office:value="1.77591969454747" calcext:value-type="float">
            <text:p>1.776</text:p>
          </table:table-cell>
          <table:table-cell table:style-name="ce40" table:formula="of:=[.C112]-[.R112]" office:value-type="float" office:value="0.0000803054525282398" calcext:value-type="float">
            <text:p>0.0001</text:p>
          </table:table-cell>
          <table:table-cell table:formula="of:=[.S112]*25.38" office:value-type="float" office:value="0.00203815238516673" calcext:value-type="float">
            <text:p>0.002</text:p>
          </table:table-cell>
          <table:table-cell table:formula="of:=ABS([.T112])" office:value-type="float" office:value="0.00203815238516673" calcext:value-type="float">
            <text:p>0.00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float" office:value="1.817" calcext:value-type="float">
            <text:p>1.817</text:p>
          </table:table-cell>
          <table:table-cell/>
          <table:table-cell table:formula="of:=[.$C113]*([.F$4]+[.$C113]*([.F$5]+[.$C113]*([.F$6]+[.$C113]*[.F$7])))/(1+[.$C113]*([.F$8]+[.$C113]*([.F$9]+[.$C113]*[.F$10])))" office:value-type="float" office:value="45.0030272710662" calcext:value-type="float">
            <text:p>45.00</text:p>
          </table:table-cell>
          <table:table-cell table:formula="of:=[.B113]-[.E113]" office:value-type="float" office:value="-0.00302727106618761" calcext:value-type="float">
            <text:p>-0.003</text:p>
          </table:table-cell>
          <table:table-cell table:formula="of:=ABS([.F113])" office:value-type="float" office:value="0.00302727106618761" calcext:value-type="float">
            <text:p>0.003</text:p>
          </table:table-cell>
          <table:table-cell/>
          <table:table-cell table:style-name="ce12" table:formula="of:=[.$C113]*([.J$4]+[.$C113]*([.J$5]+[.$C113]*([.J$6]+[.$C113]*[.J$7])))/(1+[.$C113]*([.J$8]+[.$C113]*([.J$9]+[.$C113]*[.J$10])))" office:value-type="float" office:value="44.9967650134007" calcext:value-type="float">
            <text:p>45.00</text:p>
          </table:table-cell>
          <table:table-cell table:formula="of:=[.B113]-[.I113]" office:value-type="float" office:value="0.00323498659928134" calcext:value-type="float">
            <text:p>0.003</text:p>
          </table:table-cell>
          <table:table-cell table:formula="of:=ABS([.J113])" office:value-type="float" office:value="0.00323498659928134" calcext:value-type="float">
            <text:p>0.003</text:p>
          </table:table-cell>
          <table:table-cell/>
          <table:table-cell table:formula="of:=[.$B113]*([.N$4]+[.$B113]*([.N$5]+[.$B113]*([.N$6]+[.$B113]*[.N$7])))/(1+[.$B113]*([.N$8]+[.$B113]*([.N$9]+[.$B113]*[.N$10])))" office:value-type="float" office:value="1.81702348608728" calcext:value-type="float">
            <text:p>1.817</text:p>
          </table:table-cell>
          <table:table-cell table:formula="of:=[.C113]-[.M113]" office:value-type="float" office:value="-0.0000234860872816434" calcext:value-type="float">
            <text:p>-0.00002</text:p>
          </table:table-cell>
          <table:table-cell table:formula="of:=[.N113]*25.38" office:value-type="float" office:value="-0.000596076895208109" calcext:value-type="float">
            <text:p>-0.001</text:p>
          </table:table-cell>
          <table:table-cell table:formula="of:=ABS([.O113])" office:value-type="float" office:value="0.000596076895208109" calcext:value-type="float">
            <text:p>0.001</text:p>
          </table:table-cell>
          <table:table-cell/>
          <table:table-cell table:formula="of:=[.$B113]*([.S$4]+[.$B113]*([.S$5]+[.$B113]*([.S$6]+[.$B113]*[.S$7])))/(1+[.$B113]*([.S$8]+[.$B113]*([.S$9]+[.$B113]*[.S$10])))" office:value-type="float" office:value="1.81702580071945" calcext:value-type="float">
            <text:p>1.817</text:p>
          </table:table-cell>
          <table:table-cell table:style-name="ce40" table:formula="of:=[.C113]-[.R113]" office:value-type="float" office:value="-0.0000258007194475773" calcext:value-type="float">
            <text:p>0.0000</text:p>
          </table:table-cell>
          <table:table-cell table:formula="of:=[.S113]*25.38" office:value-type="float" office:value="-0.000654822259579513" calcext:value-type="float">
            <text:p>-0.001</text:p>
          </table:table-cell>
          <table:table-cell table:formula="of:=ABS([.T113])" office:value-type="float" office:value="0.000654822259579513" calcext:value-type="float">
            <text:p>0.00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float" office:value="1.858" calcext:value-type="float">
            <text:p>1.858</text:p>
          </table:table-cell>
          <table:table-cell/>
          <table:table-cell table:formula="of:=[.$C114]*([.F$4]+[.$C114]*([.F$5]+[.$C114]*([.F$6]+[.$C114]*[.F$7])))/(1+[.$C114]*([.F$8]+[.$C114]*([.F$9]+[.$C114]*[.F$10])))" office:value-type="float" office:value="45.999209612784" calcext:value-type="float">
            <text:p>46.00</text:p>
          </table:table-cell>
          <table:table-cell table:formula="of:=[.B114]-[.E114]" office:value-type="float" office:value="0.000790387216049737" calcext:value-type="float">
            <text:p>0.001</text:p>
          </table:table-cell>
          <table:table-cell table:formula="of:=ABS([.F114])" office:value-type="float" office:value="0.000790387216049737" calcext:value-type="float">
            <text:p>0.001</text:p>
          </table:table-cell>
          <table:table-cell/>
          <table:table-cell table:style-name="ce12" table:formula="of:=[.$C114]*([.J$4]+[.$C114]*([.J$5]+[.$C114]*([.J$6]+[.$C114]*[.J$7])))/(1+[.$C114]*([.J$8]+[.$C114]*([.J$9]+[.$C114]*[.J$10])))" office:value-type="float" office:value="45.9933146679668" calcext:value-type="float">
            <text:p>45.99</text:p>
          </table:table-cell>
          <table:table-cell table:formula="of:=[.B114]-[.I114]" office:value-type="float" office:value="0.00668533203324984" calcext:value-type="float">
            <text:p>0.007</text:p>
          </table:table-cell>
          <table:table-cell table:formula="of:=ABS([.J114])" office:value-type="float" office:value="0.00668533203324984" calcext:value-type="float">
            <text:p>0.007</text:p>
          </table:table-cell>
          <table:table-cell/>
          <table:table-cell table:formula="of:=[.$B114]*([.N$4]+[.$B114]*([.N$5]+[.$B114]*([.N$6]+[.$B114]*[.N$7])))/(1+[.$B114]*([.N$8]+[.$B114]*([.N$9]+[.$B114]*[.N$10])))" office:value-type="float" office:value="1.85816884105893" calcext:value-type="float">
            <text:p>1.858</text:p>
          </table:table-cell>
          <table:table-cell table:formula="of:=[.C114]-[.M114]" office:value-type="float" office:value="-0.000168841058932667" calcext:value-type="float">
            <text:p>-0.00017</text:p>
          </table:table-cell>
          <table:table-cell table:formula="of:=[.N114]*25.38" office:value-type="float" office:value="-0.00428518607571109" calcext:value-type="float">
            <text:p>-0.004</text:p>
          </table:table-cell>
          <table:table-cell table:formula="of:=ABS([.O114])" office:value-type="float" office:value="0.00428518607571109" calcext:value-type="float">
            <text:p>0.004</text:p>
          </table:table-cell>
          <table:table-cell/>
          <table:table-cell table:formula="of:=[.$B114]*([.S$4]+[.$B114]*([.S$5]+[.$B114]*([.S$6]+[.$B114]*[.S$7])))/(1+[.$B114]*([.S$8]+[.$B114]*([.S$9]+[.$B114]*[.S$10])))" office:value-type="float" office:value="1.85815566817602" calcext:value-type="float">
            <text:p>1.858</text:p>
          </table:table-cell>
          <table:table-cell table:style-name="ce40" table:formula="of:=[.C114]-[.R114]" office:value-type="float" office:value="-0.000155668176017088" calcext:value-type="float">
            <text:p>-0.0002</text:p>
          </table:table-cell>
          <table:table-cell table:formula="of:=[.S114]*25.38" office:value-type="float" office:value="-0.00395085830731368" calcext:value-type="float">
            <text:p>-0.004</text:p>
          </table:table-cell>
          <table:table-cell table:formula="of:=ABS([.T114])" office:value-type="float" office:value="0.00395085830731368" calcext:value-type="float">
            <text:p>0.00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1.899" calcext:value-type="float">
            <text:p>1.899</text:p>
          </table:table-cell>
          <table:table-cell/>
          <table:table-cell table:formula="of:=[.$C115]*([.F$4]+[.$C115]*([.F$5]+[.$C115]*([.F$6]+[.$C115]*[.F$7])))/(1+[.$C115]*([.F$8]+[.$C115]*([.F$9]+[.$C115]*[.F$10])))" office:value-type="float" office:value="46.9948108334886" calcext:value-type="float">
            <text:p>46.99</text:p>
          </table:table-cell>
          <table:table-cell table:formula="of:=[.B115]-[.E115]" office:value-type="float" office:value="0.0051891665114141" calcext:value-type="float">
            <text:p>0.005</text:p>
          </table:table-cell>
          <table:table-cell table:formula="of:=ABS([.F115])" office:value-type="float" office:value="0.0051891665114141" calcext:value-type="float">
            <text:p>0.005</text:p>
          </table:table-cell>
          <table:table-cell/>
          <table:table-cell table:style-name="ce12" table:formula="of:=[.$C115]*([.J$4]+[.$C115]*([.J$5]+[.$C115]*([.J$6]+[.$C115]*[.J$7])))/(1+[.$C115]*([.J$8]+[.$C115]*([.J$9]+[.$C115]*[.J$10])))" office:value-type="float" office:value="46.9892877876717" calcext:value-type="float">
            <text:p>46.99</text:p>
          </table:table-cell>
          <table:table-cell table:formula="of:=[.B115]-[.I115]" office:value-type="float" office:value="0.0107122123283148" calcext:value-type="float">
            <text:p>0.011</text:p>
          </table:table-cell>
          <table:table-cell table:formula="of:=ABS([.J115])" office:value-type="float" office:value="0.0107122123283148" calcext:value-type="float">
            <text:p>0.011</text:p>
          </table:table-cell>
          <table:table-cell/>
          <table:table-cell table:formula="of:=[.$B115]*([.N$4]+[.$B115]*([.N$5]+[.$B115]*([.N$6]+[.$B115]*[.N$7])))/(1+[.$B115]*([.N$8]+[.$B115]*([.N$9]+[.$B115]*[.N$10])))" office:value-type="float" office:value="1.8993378587411" calcext:value-type="float">
            <text:p>1.899</text:p>
          </table:table-cell>
          <table:table-cell table:formula="of:=[.C115]-[.M115]" office:value-type="float" office:value="-0.00033785874109582" calcext:value-type="float">
            <text:p>-0.00034</text:p>
          </table:table-cell>
          <table:table-cell table:formula="of:=[.N115]*25.38" office:value-type="float" office:value="-0.00857485484901191" calcext:value-type="float">
            <text:p>-0.009</text:p>
          </table:table-cell>
          <table:table-cell table:formula="of:=ABS([.O115])" office:value-type="float" office:value="0.00857485484901191" calcext:value-type="float">
            <text:p>0.009</text:p>
          </table:table-cell>
          <table:table-cell/>
          <table:table-cell table:formula="of:=[.$B115]*([.S$4]+[.$B115]*([.S$5]+[.$B115]*([.S$6]+[.$B115]*[.S$7])))/(1+[.$B115]*([.S$8]+[.$B115]*([.S$9]+[.$B115]*[.S$10])))" office:value-type="float" office:value="1.89930896486101" calcext:value-type="float">
            <text:p>1.899</text:p>
          </table:table-cell>
          <table:table-cell table:style-name="ce40" table:formula="of:=[.C115]-[.R115]" office:value-type="float" office:value="-0.000308964861005956" calcext:value-type="float">
            <text:p>-0.0003</text:p>
          </table:table-cell>
          <table:table-cell table:formula="of:=[.S115]*25.38" office:value-type="float" office:value="-0.00784152817233116" calcext:value-type="float">
            <text:p>-0.008</text:p>
          </table:table-cell>
          <table:table-cell table:formula="of:=ABS([.T115])" office:value-type="float" office:value="0.00784152817233116" calcext:value-type="float">
            <text:p>0.00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float" office:value="1.941" calcext:value-type="float">
            <text:p>1.941</text:p>
          </table:table-cell>
          <table:table-cell/>
          <table:table-cell table:formula="of:=[.$C116]*([.F$4]+[.$C116]*([.F$5]+[.$C116]*([.F$6]+[.$C116]*[.F$7])))/(1+[.$C116]*([.F$8]+[.$C116]*([.F$9]+[.$C116]*[.F$10])))" office:value-type="float" office:value="48.0141106295031" calcext:value-type="float">
            <text:p>48.01</text:p>
          </table:table-cell>
          <table:table-cell table:formula="of:=[.B116]-[.E116]" office:value-type="float" office:value="-0.0141106295031435" calcext:value-type="float">
            <text:p>-0.014</text:p>
          </table:table-cell>
          <table:table-cell table:formula="of:=ABS([.F116])" office:value-type="float" office:value="0.0141106295031435" calcext:value-type="float">
            <text:p>0.014</text:p>
          </table:table-cell>
          <table:table-cell/>
          <table:table-cell table:style-name="ce12" table:formula="of:=[.$C116]*([.J$4]+[.$C116]*([.J$5]+[.$C116]*([.J$6]+[.$C116]*[.J$7])))/(1+[.$C116]*([.J$8]+[.$C116]*([.J$9]+[.$C116]*[.J$10])))" office:value-type="float" office:value="48.0089731941685" calcext:value-type="float">
            <text:p>48.01</text:p>
          </table:table-cell>
          <table:table-cell table:formula="of:=[.B116]-[.I116]" office:value-type="float" office:value="-0.00897319416852582" calcext:value-type="float">
            <text:p>-0.009</text:p>
          </table:table-cell>
          <table:table-cell table:formula="of:=ABS([.J116])" office:value-type="float" office:value="0.00897319416852582" calcext:value-type="float">
            <text:p>0.009</text:p>
          </table:table-cell>
          <table:table-cell/>
          <table:table-cell table:formula="of:=[.$B116]*([.N$4]+[.$B116]*([.N$5]+[.$B116]*([.N$6]+[.$B116]*[.N$7])))/(1+[.$B116]*([.N$8]+[.$B116]*([.N$9]+[.$B116]*[.N$10])))" office:value-type="float" office:value="1.94052988001766" calcext:value-type="float">
            <text:p>1.941</text:p>
          </table:table-cell>
          <table:table-cell table:formula="of:=[.C116]-[.M116]" office:value-type="float" office:value="0.000470119982343809" calcext:value-type="float">
            <text:p>0.00047</text:p>
          </table:table-cell>
          <table:table-cell table:formula="of:=[.N116]*25.38" office:value-type="float" office:value="0.0119316451518859" calcext:value-type="float">
            <text:p>0.012</text:p>
          </table:table-cell>
          <table:table-cell table:formula="of:=ABS([.O116])" office:value-type="float" office:value="0.0119316451518859" calcext:value-type="float">
            <text:p>0.012</text:p>
          </table:table-cell>
          <table:table-cell/>
          <table:table-cell table:formula="of:=[.$B116]*([.S$4]+[.$B116]*([.S$5]+[.$B116]*([.S$6]+[.$B116]*[.S$7])))/(1+[.$B116]*([.S$8]+[.$B116]*([.S$9]+[.$B116]*[.S$10])))" office:value-type="float" office:value="1.94048536959816" calcext:value-type="float">
            <text:p>1.940</text:p>
          </table:table-cell>
          <table:table-cell table:style-name="ce40" table:formula="of:=[.C116]-[.R116]" office:value-type="float" office:value="0.000514630401837746" calcext:value-type="float">
            <text:p>0.0005</text:p>
          </table:table-cell>
          <table:table-cell table:formula="of:=[.S116]*25.38" office:value-type="float" office:value="0.013061319598642" calcext:value-type="float">
            <text:p>0.013</text:p>
          </table:table-cell>
          <table:table-cell table:formula="of:=ABS([.T116])" office:value-type="float" office:value="0.013061319598642" calcext:value-type="float">
            <text:p>0.01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float" office:value="1.982" calcext:value-type="float">
            <text:p>1.982</text:p>
          </table:table-cell>
          <table:table-cell/>
          <table:table-cell table:formula="of:=[.$C117]*([.F$4]+[.$C117]*([.F$5]+[.$C117]*([.F$6]+[.$C117]*[.F$7])))/(1+[.$C117]*([.F$8]+[.$C117]*([.F$9]+[.$C117]*[.F$10])))" office:value-type="float" office:value="49.0085887007118" calcext:value-type="float">
            <text:p>49.01</text:p>
          </table:table-cell>
          <table:table-cell table:formula="of:=[.B117]-[.E117]" office:value-type="float" office:value="-0.00858870071184015" calcext:value-type="float">
            <text:p>-0.009</text:p>
          </table:table-cell>
          <table:table-cell table:formula="of:=ABS([.F117])" office:value-type="float" office:value="0.00858870071184015" calcext:value-type="float">
            <text:p>0.009</text:p>
          </table:table-cell>
          <table:table-cell/>
          <table:table-cell table:style-name="ce12" table:formula="of:=[.$C117]*([.J$4]+[.$C117]*([.J$5]+[.$C117]*([.J$6]+[.$C117]*[.J$7])))/(1+[.$C117]*([.J$8]+[.$C117]*([.J$9]+[.$C117]*[.J$10])))" office:value-type="float" office:value="49.003832150517" calcext:value-type="float">
            <text:p>49.00</text:p>
          </table:table-cell>
          <table:table-cell table:formula="of:=[.B117]-[.I117]" office:value-type="float" office:value="-0.00383215051698471" calcext:value-type="float">
            <text:p>-0.004</text:p>
          </table:table-cell>
          <table:table-cell table:formula="of:=ABS([.J117])" office:value-type="float" office:value="0.00383215051698471" calcext:value-type="float">
            <text:p>0.004</text:p>
          </table:table-cell>
          <table:table-cell/>
          <table:table-cell table:formula="of:=[.$B117]*([.N$4]+[.$B117]*([.N$5]+[.$B117]*([.N$6]+[.$B117]*[.N$7])))/(1+[.$B117]*([.N$8]+[.$B117]*([.N$9]+[.$B117]*[.N$10])))" office:value-type="float" office:value="1.98174424085857" calcext:value-type="float">
            <text:p>1.982</text:p>
          </table:table-cell>
          <table:table-cell table:formula="of:=[.C117]-[.M117]" office:value-type="float" office:value="0.000255759141425838" calcext:value-type="float">
            <text:p>0.00026</text:p>
          </table:table-cell>
          <table:table-cell table:formula="of:=[.N117]*25.38" office:value-type="float" office:value="0.00649116700938776" calcext:value-type="float">
            <text:p>0.006</text:p>
          </table:table-cell>
          <table:table-cell table:formula="of:=ABS([.O117])" office:value-type="float" office:value="0.00649116700938776" calcext:value-type="float">
            <text:p>0.006</text:p>
          </table:table-cell>
          <table:table-cell/>
          <table:table-cell table:formula="of:=[.$B117]*([.S$4]+[.$B117]*([.S$5]+[.$B117]*([.S$6]+[.$B117]*[.S$7])))/(1+[.$B117]*([.S$8]+[.$B117]*([.S$9]+[.$B117]*[.S$10])))" office:value-type="float" office:value="1.98168457045317" calcext:value-type="float">
            <text:p>1.982</text:p>
          </table:table-cell>
          <table:table-cell table:style-name="ce40" table:formula="of:=[.C117]-[.R117]" office:value-type="float" office:value="0.000315429546832169" calcext:value-type="float">
            <text:p>0.0003</text:p>
          </table:table-cell>
          <table:table-cell table:formula="of:=[.S117]*25.38" office:value-type="float" office:value="0.00800560189860044" calcext:value-type="float">
            <text:p>0.008</text:p>
          </table:table-cell>
          <table:table-cell table:formula="of:=ABS([.T117])" office:value-type="float" office:value="0.00800560189860044" calcext:value-type="float">
            <text:p>0.00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2.023" calcext:value-type="float">
            <text:p>2.023</text:p>
          </table:table-cell>
          <table:table-cell/>
          <table:table-cell table:formula="of:=[.$C118]*([.F$4]+[.$C118]*([.F$5]+[.$C118]*([.F$6]+[.$C118]*[.F$7])))/(1+[.$C118]*([.F$8]+[.$C118]*([.F$9]+[.$C118]*[.F$10])))" office:value-type="float" office:value="50.0025383677878" calcext:value-type="float">
            <text:p>50.00</text:p>
          </table:table-cell>
          <table:table-cell table:formula="of:=[.B118]-[.E118]" office:value-type="float" office:value="-0.0025383677877997" calcext:value-type="float">
            <text:p>-0.003</text:p>
          </table:table-cell>
          <table:table-cell table:formula="of:=ABS([.F118])" office:value-type="float" office:value="0.0025383677877997" calcext:value-type="float">
            <text:p>0.003</text:p>
          </table:table-cell>
          <table:table-cell/>
          <table:table-cell table:style-name="ce12" table:formula="of:=[.$C118]*([.J$4]+[.$C118]*([.J$5]+[.$C118]*([.J$6]+[.$C118]*[.J$7])))/(1+[.$C118]*([.J$8]+[.$C118]*([.J$9]+[.$C118]*[.J$10])))" office:value-type="float" office:value="49.9981670617763" calcext:value-type="float">
            <text:p>50.00</text:p>
          </table:table-cell>
          <table:table-cell table:formula="of:=[.B118]-[.I118]" office:value-type="float" office:value="0.00183293822368569" calcext:value-type="float">
            <text:p>0.002</text:p>
          </table:table-cell>
          <table:table-cell table:formula="of:=ABS([.J118])" office:value-type="float" office:value="0.00183293822368569" calcext:value-type="float">
            <text:p>0.002</text:p>
          </table:table-cell>
          <table:table-cell/>
          <table:table-cell table:formula="of:=[.$B118]*([.N$4]+[.$B118]*([.N$5]+[.$B118]*([.N$6]+[.$B118]*[.N$7])))/(1+[.$B118]*([.N$8]+[.$B118]*([.N$9]+[.$B118]*[.N$10])))" office:value-type="float" office:value="2.02298027224633" calcext:value-type="float">
            <text:p>2.023</text:p>
          </table:table-cell>
          <table:table-cell table:formula="of:=[.C118]-[.M118]" office:value-type="float" office:value="0.0000197277536653218" calcext:value-type="float">
            <text:p>0.00002</text:p>
          </table:table-cell>
          <table:table-cell table:formula="of:=[.N118]*25.38" office:value-type="float" office:value="0.000500690388025866" calcext:value-type="float">
            <text:p>0.001</text:p>
          </table:table-cell>
          <table:table-cell table:formula="of:=ABS([.O118])" office:value-type="float" office:value="0.000500690388025866" calcext:value-type="float">
            <text:p>0.001</text:p>
          </table:table-cell>
          <table:table-cell/>
          <table:table-cell table:formula="of:=[.$B118]*([.S$4]+[.$B118]*([.S$5]+[.$B118]*([.S$6]+[.$B118]*[.S$7])))/(1+[.$B118]*([.S$8]+[.$B118]*([.S$9]+[.$B118]*[.S$10])))" office:value-type="float" office:value="2.02290626344705" calcext:value-type="float">
            <text:p>2.023</text:p>
          </table:table-cell>
          <table:table-cell table:style-name="ce40" table:formula="of:=[.C118]-[.R118]" office:value-type="float" office:value="0.0000937365529529721" calcext:value-type="float">
            <text:p>0.0001</text:p>
          </table:table-cell>
          <table:table-cell table:formula="of:=[.S118]*25.38" office:value-type="float" office:value="0.00237903371394643" calcext:value-type="float">
            <text:p>0.002</text:p>
          </table:table-cell>
          <table:table-cell table:formula="of:=ABS([.T118])" office:value-type="float" office:value="0.00237903371394643" calcext:value-type="float">
            <text:p>0.00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float" office:value="2.064" calcext:value-type="float">
            <text:p>2.064</text:p>
          </table:table-cell>
          <table:table-cell/>
          <table:table-cell table:formula="of:=[.$C119]*([.F$4]+[.$C119]*([.F$5]+[.$C119]*([.F$6]+[.$C119]*[.F$7])))/(1+[.$C119]*([.F$8]+[.$C119]*([.F$9]+[.$C119]*[.F$10])))" office:value-type="float" office:value="50.9959771584556" calcext:value-type="float">
            <text:p>51.00</text:p>
          </table:table-cell>
          <table:table-cell table:formula="of:=[.B119]-[.E119]" office:value-type="float" office:value="0.00402284154443322" calcext:value-type="float">
            <text:p>0.004</text:p>
          </table:table-cell>
          <table:table-cell table:formula="of:=ABS([.F119])" office:value-type="float" office:value="0.00402284154443322" calcext:value-type="float">
            <text:p>0.004</text:p>
          </table:table-cell>
          <table:table-cell/>
          <table:table-cell table:style-name="ce12" table:formula="of:=[.$C119]*([.J$4]+[.$C119]*([.J$5]+[.$C119]*([.J$6]+[.$C119]*[.J$7])))/(1+[.$C119]*([.J$8]+[.$C119]*([.J$9]+[.$C119]*[.J$10])))" office:value-type="float" office:value="50.9919954366785" calcext:value-type="float">
            <text:p>50.99</text:p>
          </table:table-cell>
          <table:table-cell table:formula="of:=[.B119]-[.I119]" office:value-type="float" office:value="0.00800456332151356" calcext:value-type="float">
            <text:p>0.008</text:p>
          </table:table-cell>
          <table:table-cell table:formula="of:=ABS([.J119])" office:value-type="float" office:value="0.00800456332151356" calcext:value-type="float">
            <text:p>0.008</text:p>
          </table:table-cell>
          <table:table-cell/>
          <table:table-cell table:formula="of:=[.$B119]*([.N$4]+[.$B119]*([.N$5]+[.$B119]*([.N$6]+[.$B119]*[.N$7])))/(1+[.$B119]*([.N$8]+[.$B119]*([.N$9]+[.$B119]*[.N$10])))" office:value-type="float" office:value="2.06423730011515" calcext:value-type="float">
            <text:p>2.064</text:p>
          </table:table-cell>
          <table:table-cell table:formula="of:=[.C119]-[.M119]" office:value-type="float" office:value="-0.000237300115149441" calcext:value-type="float">
            <text:p>-0.00024</text:p>
          </table:table-cell>
          <table:table-cell table:formula="of:=[.N119]*25.38" office:value-type="float" office:value="-0.00602267692249282" calcext:value-type="float">
            <text:p>-0.006</text:p>
          </table:table-cell>
          <table:table-cell table:formula="of:=ABS([.O119])" office:value-type="float" office:value="0.00602267692249282" calcext:value-type="float">
            <text:p>0.006</text:p>
          </table:table-cell>
          <table:table-cell/>
          <table:table-cell table:formula="of:=[.$B119]*([.S$4]+[.$B119]*([.S$5]+[.$B119]*([.S$6]+[.$B119]*[.S$7])))/(1+[.$B119]*([.S$8]+[.$B119]*([.S$9]+[.$B119]*[.S$10])))" office:value-type="float" office:value="2.06415015154959" calcext:value-type="float">
            <text:p>2.064</text:p>
          </table:table-cell>
          <table:table-cell table:style-name="ce40" table:formula="of:=[.C119]-[.R119]" office:value-type="float" office:value="-0.000150151549591193" calcext:value-type="float">
            <text:p>-0.0002</text:p>
          </table:table-cell>
          <table:table-cell table:formula="of:=[.S119]*25.38" office:value-type="float" office:value="-0.00381084632862448" calcext:value-type="float">
            <text:p>-0.004</text:p>
          </table:table-cell>
          <table:table-cell table:formula="of:=ABS([.T119])" office:value-type="float" office:value="0.00381084632862448" calcext:value-type="float">
            <text:p>0.00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float" office:value="2.106" calcext:value-type="float">
            <text:p>2.106</text:p>
          </table:table-cell>
          <table:table-cell/>
          <table:table-cell table:formula="of:=[.$C120]*([.F$4]+[.$C120]*([.F$5]+[.$C120]*([.F$6]+[.$C120]*[.F$7])))/(1+[.$C120]*([.F$8]+[.$C120]*([.F$9]+[.$C120]*[.F$10])))" office:value-type="float" office:value="52.013134822491" calcext:value-type="float">
            <text:p>52.01</text:p>
          </table:table-cell>
          <table:table-cell table:formula="of:=[.B120]-[.E120]" office:value-type="float" office:value="-0.0131348224909544" calcext:value-type="float">
            <text:p>-0.013</text:p>
          </table:table-cell>
          <table:table-cell table:formula="of:=ABS([.F120])" office:value-type="float" office:value="0.0131348224909544" calcext:value-type="float">
            <text:p>0.013</text:p>
          </table:table-cell>
          <table:table-cell/>
          <table:table-cell table:style-name="ce12" table:formula="of:=[.$C120]*([.J$4]+[.$C120]*([.J$5]+[.$C120]*([.J$6]+[.$C120]*[.J$7])))/(1+[.$C120]*([.J$8]+[.$C120]*([.J$9]+[.$C120]*[.J$10])))" office:value-type="float" office:value="52.0095566856211" calcext:value-type="float">
            <text:p>52.01</text:p>
          </table:table-cell>
          <table:table-cell table:formula="of:=[.B120]-[.I120]" office:value-type="float" office:value="-0.00955668562114909" calcext:value-type="float">
            <text:p>-0.010</text:p>
          </table:table-cell>
          <table:table-cell table:formula="of:=ABS([.J120])" office:value-type="float" office:value="0.00955668562114909" calcext:value-type="float">
            <text:p>0.010</text:p>
          </table:table-cell>
          <table:table-cell/>
          <table:table-cell table:formula="of:=[.$B120]*([.N$4]+[.$B120]*([.N$5]+[.$B120]*([.N$6]+[.$B120]*[.N$7])))/(1+[.$B120]*([.N$8]+[.$B120]*([.N$9]+[.$B120]*[.N$10])))" office:value-type="float" office:value="2.10551464530337" calcext:value-type="float">
            <text:p>2.106</text:p>
          </table:table-cell>
          <table:table-cell table:formula="of:=[.C120]-[.M120]" office:value-type="float" office:value="0.000485354696627915" calcext:value-type="float">
            <text:p>0.00049</text:p>
          </table:table-cell>
          <table:table-cell table:formula="of:=[.N120]*25.38" office:value-type="float" office:value="0.0123183022004165" calcext:value-type="float">
            <text:p>0.012</text:p>
          </table:table-cell>
          <table:table-cell table:formula="of:=ABS([.O120])" office:value-type="float" office:value="0.0123183022004165" calcext:value-type="float">
            <text:p>0.012</text:p>
          </table:table-cell>
          <table:table-cell/>
          <table:table-cell table:formula="of:=[.$B120]*([.S$4]+[.$B120]*([.S$5]+[.$B120]*([.S$6]+[.$B120]*[.S$7])))/(1+[.$B120]*([.S$8]+[.$B120]*([.S$9]+[.$B120]*[.S$10])))" office:value-type="float" office:value="2.10541594389443" calcext:value-type="float">
            <text:p>2.105</text:p>
          </table:table-cell>
          <table:table-cell table:style-name="ce40" table:formula="of:=[.C120]-[.R120]" office:value-type="float" office:value="0.000584056105571662" calcext:value-type="float">
            <text:p>0.0006</text:p>
          </table:table-cell>
          <table:table-cell table:formula="of:=[.S120]*25.38" office:value-type="float" office:value="0.0148233439594088" calcext:value-type="float">
            <text:p>0.015</text:p>
          </table:table-cell>
          <table:table-cell table:formula="of:=ABS([.T120])" office:value-type="float" office:value="0.0148233439594088" calcext:value-type="float">
            <text:p>0.01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float" office:value="2.147" calcext:value-type="float">
            <text:p>2.147</text:p>
          </table:table-cell>
          <table:table-cell/>
          <table:table-cell table:formula="of:=[.$C121]*([.F$4]+[.$C121]*([.F$5]+[.$C121]*([.F$6]+[.$C121]*[.F$7])))/(1+[.$C121]*([.F$8]+[.$C121]*([.F$9]+[.$C121]*[.F$10])))" office:value-type="float" office:value="53.0055932781633" calcext:value-type="float">
            <text:p>53.01</text:p>
          </table:table-cell>
          <table:table-cell table:formula="of:=[.B121]-[.E121]" office:value-type="float" office:value="-0.0055932781632464" calcext:value-type="float">
            <text:p>-0.006</text:p>
          </table:table-cell>
          <table:table-cell table:formula="of:=ABS([.F121])" office:value-type="float" office:value="0.0055932781632464" calcext:value-type="float">
            <text:p>0.006</text:p>
          </table:table-cell>
          <table:table-cell/>
          <table:table-cell table:style-name="ce12" table:formula="of:=[.$C121]*([.J$4]+[.$C121]*([.J$5]+[.$C121]*([.J$6]+[.$C121]*[.J$7])))/(1+[.$C121]*([.J$8]+[.$C121]*([.J$9]+[.$C121]*[.J$10])))" office:value-type="float" office:value="53.0024135188254" calcext:value-type="float">
            <text:p>53.00</text:p>
          </table:table-cell>
          <table:table-cell table:formula="of:=[.B121]-[.I121]" office:value-type="float" office:value="-0.00241351882544194" calcext:value-type="float">
            <text:p>-0.002</text:p>
          </table:table-cell>
          <table:table-cell table:formula="of:=ABS([.J121])" office:value-type="float" office:value="0.00241351882544194" calcext:value-type="float">
            <text:p>0.002</text:p>
          </table:table-cell>
          <table:table-cell/>
          <table:table-cell table:formula="of:=[.$B121]*([.N$4]+[.$B121]*([.N$5]+[.$B121]*([.N$6]+[.$B121]*[.N$7])))/(1+[.$B121]*([.N$8]+[.$B121]*([.N$9]+[.$B121]*[.N$10])))" office:value-type="float" office:value="2.1468116235196" calcext:value-type="float">
            <text:p>2.147</text:p>
          </table:table-cell>
          <table:table-cell table:formula="of:=[.C121]-[.M121]" office:value-type="float" office:value="0.00018837648040293" calcext:value-type="float">
            <text:p>0.00019</text:p>
          </table:table-cell>
          <table:table-cell table:formula="of:=[.N121]*25.38" office:value-type="float" office:value="0.00478099507262636" calcext:value-type="float">
            <text:p>0.005</text:p>
          </table:table-cell>
          <table:table-cell table:formula="of:=ABS([.O121])" office:value-type="float" office:value="0.00478099507262636" calcext:value-type="float">
            <text:p>0.005</text:p>
          </table:table-cell>
          <table:table-cell/>
          <table:table-cell table:formula="of:=[.$B121]*([.S$4]+[.$B121]*([.S$5]+[.$B121]*([.S$6]+[.$B121]*[.S$7])))/(1+[.$B121]*([.S$8]+[.$B121]*([.S$9]+[.$B121]*[.S$10])))" office:value-type="float" office:value="2.1467033551686" calcext:value-type="float">
            <text:p>2.147</text:p>
          </table:table-cell>
          <table:table-cell table:style-name="ce40" table:formula="of:=[.C121]-[.R121]" office:value-type="float" office:value="0.000296644831403903" calcext:value-type="float">
            <text:p>0.0003</text:p>
          </table:table-cell>
          <table:table-cell table:formula="of:=[.S121]*25.38" office:value-type="float" office:value="0.00752884582103105" calcext:value-type="float">
            <text:p>0.008</text:p>
          </table:table-cell>
          <table:table-cell table:formula="of:=ABS([.T121])" office:value-type="float" office:value="0.00752884582103105" calcext:value-type="float">
            <text:p>0.00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float" office:value="2.188" calcext:value-type="float">
            <text:p>2.188</text:p>
          </table:table-cell>
          <table:table-cell/>
          <table:table-cell table:formula="of:=[.$C122]*([.F$4]+[.$C122]*([.F$5]+[.$C122]*([.F$6]+[.$C122]*[.F$7])))/(1+[.$C122]*([.F$8]+[.$C122]*([.F$9]+[.$C122]*[.F$10])))" office:value-type="float" office:value="53.9975942015706" calcext:value-type="float">
            <text:p>54.00</text:p>
          </table:table-cell>
          <table:table-cell table:formula="of:=[.B122]-[.E122]" office:value-type="float" office:value="0.0024057984294501" calcext:value-type="float">
            <text:p>0.002</text:p>
          </table:table-cell>
          <table:table-cell table:formula="of:=ABS([.F122])" office:value-type="float" office:value="0.0024057984294501" calcext:value-type="float">
            <text:p>0.002</text:p>
          </table:table-cell>
          <table:table-cell/>
          <table:table-cell table:style-name="ce12" table:formula="of:=[.$C122]*([.J$4]+[.$C122]*([.J$5]+[.$C122]*([.J$6]+[.$C122]*[.J$7])))/(1+[.$C122]*([.J$8]+[.$C122]*([.J$9]+[.$C122]*[.J$10])))" office:value-type="float" office:value="53.9948171843951" calcext:value-type="float">
            <text:p>53.99</text:p>
          </table:table-cell>
          <table:table-cell table:formula="of:=[.B122]-[.I122]" office:value-type="float" office:value="0.00518281560486145" calcext:value-type="float">
            <text:p>0.005</text:p>
          </table:table-cell>
          <table:table-cell table:formula="of:=ABS([.J122])" office:value-type="float" office:value="0.00518281560486145" calcext:value-type="float">
            <text:p>0.005</text:p>
          </table:table-cell>
          <table:table-cell/>
          <table:table-cell table:formula="of:=[.$B122]*([.N$4]+[.$B122]*([.N$5]+[.$B122]*([.N$6]+[.$B122]*[.N$7])))/(1+[.$B122]*([.N$8]+[.$B122]*([.N$9]+[.$B122]*[.N$10])))" office:value-type="float" office:value="2.18812754532291" calcext:value-type="float">
            <text:p>2.188</text:p>
          </table:table-cell>
          <table:table-cell table:formula="of:=[.C122]-[.M122]" office:value-type="float" office:value="-0.000127545322912148" calcext:value-type="float">
            <text:p>-0.00013</text:p>
          </table:table-cell>
          <table:table-cell table:formula="of:=[.N122]*25.38" office:value-type="float" office:value="-0.00323710029551032" calcext:value-type="float">
            <text:p>-0.003</text:p>
          </table:table-cell>
          <table:table-cell table:formula="of:=ABS([.O122])" office:value-type="float" office:value="0.00323710029551032" calcext:value-type="float">
            <text:p>0.003</text:p>
          </table:table-cell>
          <table:table-cell/>
          <table:table-cell table:formula="of:=[.$B122]*([.S$4]+[.$B122]*([.S$5]+[.$B122]*([.S$6]+[.$B122]*[.S$7])))/(1+[.$B122]*([.S$8]+[.$B122]*([.S$9]+[.$B122]*[.S$10])))" office:value-type="float" office:value="2.18801210513876" calcext:value-type="float">
            <text:p>2.188</text:p>
          </table:table-cell>
          <table:table-cell table:style-name="ce40" table:formula="of:=[.C122]-[.R122]" office:value-type="float" office:value="-0.0000121051387584892" calcext:value-type="float">
            <text:p>0.0000</text:p>
          </table:table-cell>
          <table:table-cell table:formula="of:=[.S122]*25.38" office:value-type="float" office:value="-0.000307228421690455" calcext:value-type="float">
            <text:p>0.000</text:p>
          </table:table-cell>
          <table:table-cell table:formula="of:=ABS([.T122])" office:value-type="float" office:value="0.000307228421690455" calcext:value-type="float">
            <text:p>0.00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float" office:value="2.23" calcext:value-type="float">
            <text:p>2.230</text:p>
          </table:table-cell>
          <table:table-cell/>
          <table:table-cell table:formula="of:=[.$C123]*([.F$4]+[.$C123]*([.F$5]+[.$C123]*([.F$6]+[.$C123]*[.F$7])))/(1+[.$C123]*([.F$8]+[.$C123]*([.F$9]+[.$C123]*[.F$10])))" office:value-type="float" office:value="55.0133344223075" calcext:value-type="float">
            <text:p>55.01</text:p>
          </table:table-cell>
          <table:table-cell table:formula="of:=[.B123]-[.E123]" office:value-type="float" office:value="-0.0133344223074872" calcext:value-type="float">
            <text:p>-0.013</text:p>
          </table:table-cell>
          <table:table-cell table:formula="of:=ABS([.F123])" office:value-type="float" office:value="0.0133344223074872" calcext:value-type="float">
            <text:p>0.013</text:p>
          </table:table-cell>
          <table:table-cell/>
          <table:table-cell table:style-name="ce12" table:formula="of:=[.$C123]*([.J$4]+[.$C123]*([.J$5]+[.$C123]*([.J$6]+[.$C123]*[.J$7])))/(1+[.$C123]*([.J$8]+[.$C123]*([.J$9]+[.$C123]*[.J$10])))" office:value-type="float" office:value="55.0109745123604" calcext:value-type="float">
            <text:p>55.01</text:p>
          </table:table-cell>
          <table:table-cell table:formula="of:=[.B123]-[.I123]" office:value-type="float" office:value="-0.0109745123604199" calcext:value-type="float">
            <text:p>-0.011</text:p>
          </table:table-cell>
          <table:table-cell table:formula="of:=ABS([.J123])" office:value-type="float" office:value="0.0109745123604199" calcext:value-type="float">
            <text:p>0.011</text:p>
          </table:table-cell>
          <table:table-cell/>
          <table:table-cell table:formula="of:=[.$B123]*([.N$4]+[.$B123]*([.N$5]+[.$B123]*([.N$6]+[.$B123]*[.N$7])))/(1+[.$B123]*([.N$8]+[.$B123]*([.N$9]+[.$B123]*[.N$10])))" office:value-type="float" office:value="2.22946171611777" calcext:value-type="float">
            <text:p>2.229</text:p>
          </table:table-cell>
          <table:table-cell table:formula="of:=[.C123]-[.M123]" office:value-type="float" office:value="0.000538283882232093" calcext:value-type="float">
            <text:p>0.00054</text:p>
          </table:table-cell>
          <table:table-cell table:formula="of:=[.N123]*25.38" office:value-type="float" office:value="0.0136616449310505" calcext:value-type="float">
            <text:p>0.014</text:p>
          </table:table-cell>
          <table:table-cell table:formula="of:=ABS([.O123])" office:value-type="float" office:value="0.0136616449310505" calcext:value-type="float">
            <text:p>0.014</text:p>
          </table:table-cell>
          <table:table-cell/>
          <table:table-cell table:formula="of:=[.$B123]*([.S$4]+[.$B123]*([.S$5]+[.$B123]*([.S$6]+[.$B123]*[.S$7])))/(1+[.$B123]*([.S$8]+[.$B123]*([.S$9]+[.$B123]*[.S$10])))" office:value-type="float" office:value="2.22934191828388" calcext:value-type="float">
            <text:p>2.229</text:p>
          </table:table-cell>
          <table:table-cell table:style-name="ce40" table:formula="of:=[.C123]-[.R123]" office:value-type="float" office:value="0.00065808171611792" calcext:value-type="float">
            <text:p>0.0007</text:p>
          </table:table-cell>
          <table:table-cell table:formula="of:=[.S123]*25.38" office:value-type="float" office:value="0.0167021139550728" calcext:value-type="float">
            <text:p>0.017</text:p>
          </table:table-cell>
          <table:table-cell table:formula="of:=ABS([.T123])" office:value-type="float" office:value="0.0167021139550728" calcext:value-type="float">
            <text:p>0.01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float" office:value="2.271" calcext:value-type="float">
            <text:p>2.271</text:p>
          </table:table-cell>
          <table:table-cell/>
          <table:table-cell table:formula="of:=[.$C124]*([.F$4]+[.$C124]*([.F$5]+[.$C124]*([.F$6]+[.$C124]*[.F$7])))/(1+[.$C124]*([.F$8]+[.$C124]*([.F$9]+[.$C124]*[.F$10])))" office:value-type="float" office:value="56.0044635392319" calcext:value-type="float">
            <text:p>56.00</text:p>
          </table:table-cell>
          <table:table-cell table:formula="of:=[.B124]-[.E124]" office:value-type="float" office:value="-0.00446353923192788" calcext:value-type="float">
            <text:p>-0.004</text:p>
          </table:table-cell>
          <table:table-cell table:formula="of:=ABS([.F124])" office:value-type="float" office:value="0.00446353923192788" calcext:value-type="float">
            <text:p>0.004</text:p>
          </table:table-cell>
          <table:table-cell/>
          <table:table-cell table:style-name="ce12" table:formula="of:=[.$C124]*([.J$4]+[.$C124]*([.J$5]+[.$C124]*([.J$6]+[.$C124]*[.J$7])))/(1+[.$C124]*([.J$8]+[.$C124]*([.J$9]+[.$C124]*[.J$10])))" office:value-type="float" office:value="56.0025152498972" calcext:value-type="float">
            <text:p>56.00</text:p>
          </table:table-cell>
          <table:table-cell table:formula="of:=[.B124]-[.I124]" office:value-type="float" office:value="-0.0025152498971508" calcext:value-type="float">
            <text:p>-0.003</text:p>
          </table:table-cell>
          <table:table-cell table:formula="of:=ABS([.J124])" office:value-type="float" office:value="0.0025152498971508" calcext:value-type="float">
            <text:p>0.003</text:p>
          </table:table-cell>
          <table:table-cell/>
          <table:table-cell table:formula="of:=[.$B124]*([.N$4]+[.$B124]*([.N$5]+[.$B124]*([.N$6]+[.$B124]*[.N$7])))/(1+[.$B124]*([.N$8]+[.$B124]*([.N$9]+[.$B124]*[.N$10])))" office:value-type="float" office:value="2.27081343616393" calcext:value-type="float">
            <text:p>2.271</text:p>
          </table:table-cell>
          <table:table-cell table:formula="of:=[.C124]-[.M124]" office:value-type="float" office:value="0.000186563836074072" calcext:value-type="float">
            <text:p>0.00019</text:p>
          </table:table-cell>
          <table:table-cell table:formula="of:=[.N124]*25.38" office:value-type="float" office:value="0.00473499015955994" calcext:value-type="float">
            <text:p>0.005</text:p>
          </table:table-cell>
          <table:table-cell table:formula="of:=ABS([.O124])" office:value-type="float" office:value="0.00473499015955994" calcext:value-type="float">
            <text:p>0.005</text:p>
          </table:table-cell>
          <table:table-cell/>
          <table:table-cell table:formula="of:=[.$B124]*([.S$4]+[.$B124]*([.S$5]+[.$B124]*([.S$6]+[.$B124]*[.S$7])))/(1+[.$B124]*([.S$8]+[.$B124]*([.S$9]+[.$B124]*[.S$10])))" office:value-type="float" office:value="2.27069252351045" calcext:value-type="float">
            <text:p>2.271</text:p>
          </table:table-cell>
          <table:table-cell table:style-name="ce40" table:formula="of:=[.C124]-[.R124]" office:value-type="float" office:value="0.00030747648954943" calcext:value-type="float">
            <text:p>0.0003</text:p>
          </table:table-cell>
          <table:table-cell table:formula="of:=[.S124]*25.38" office:value-type="float" office:value="0.00780375330476453" calcext:value-type="float">
            <text:p>0.008</text:p>
          </table:table-cell>
          <table:table-cell table:formula="of:=ABS([.T124])" office:value-type="float" office:value="0.00780375330476453" calcext:value-type="float">
            <text:p>0.00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2.312" calcext:value-type="float">
            <text:p>2.312</text:p>
          </table:table-cell>
          <table:table-cell/>
          <table:table-cell table:formula="of:=[.$C125]*([.F$4]+[.$C125]*([.F$5]+[.$C125]*([.F$6]+[.$C125]*[.F$7])))/(1+[.$C125]*([.F$8]+[.$C125]*([.F$9]+[.$C125]*[.F$10])))" office:value-type="float" office:value="56.9951890101505" calcext:value-type="float">
            <text:p>57.00</text:p>
          </table:table-cell>
          <table:table-cell table:formula="of:=[.B125]-[.E125]" office:value-type="float" office:value="0.00481098984955253" calcext:value-type="float">
            <text:p>0.005</text:p>
          </table:table-cell>
          <table:table-cell table:formula="of:=ABS([.F125])" office:value-type="float" office:value="0.00481098984955253" calcext:value-type="float">
            <text:p>0.005</text:p>
          </table:table-cell>
          <table:table-cell/>
          <table:table-cell table:style-name="ce12" table:formula="of:=[.$C125]*([.J$4]+[.$C125]*([.J$5]+[.$C125]*([.J$6]+[.$C125]*[.J$7])))/(1+[.$C125]*([.J$8]+[.$C125]*([.J$9]+[.$C125]*[.J$10])))" office:value-type="float" office:value="56.993656732195" calcext:value-type="float">
            <text:p>56.99</text:p>
          </table:table-cell>
          <table:table-cell table:formula="of:=[.B125]-[.I125]" office:value-type="float" office:value="0.00634326780500771" calcext:value-type="float">
            <text:p>0.006</text:p>
          </table:table-cell>
          <table:table-cell table:formula="of:=ABS([.J125])" office:value-type="float" office:value="0.00634326780500771" calcext:value-type="float">
            <text:p>0.006</text:p>
          </table:table-cell>
          <table:table-cell/>
          <table:table-cell table:formula="of:=[.$B125]*([.N$4]+[.$B125]*([.N$5]+[.$B125]*([.N$6]+[.$B125]*[.N$7])))/(1+[.$B125]*([.N$8]+[.$B125]*([.N$9]+[.$B125]*[.N$10])))" office:value-type="float" office:value="2.31218200060195" calcext:value-type="float">
            <text:p>2.312</text:p>
          </table:table-cell>
          <table:table-cell table:formula="of:=[.C125]-[.M125]" office:value-type="float" office:value="-0.000182000601953281" calcext:value-type="float">
            <text:p>-0.00018</text:p>
          </table:table-cell>
          <table:table-cell table:formula="of:=[.N125]*25.38" office:value-type="float" office:value="-0.00461917527757426" calcext:value-type="float">
            <text:p>-0.005</text:p>
          </table:table-cell>
          <table:table-cell table:formula="of:=ABS([.O125])" office:value-type="float" office:value="0.00461917527757426" calcext:value-type="float">
            <text:p>0.005</text:p>
          </table:table-cell>
          <table:table-cell/>
          <table:table-cell table:formula="of:=[.$B125]*([.S$4]+[.$B125]*([.S$5]+[.$B125]*([.S$6]+[.$B125]*[.S$7])))/(1+[.$B125]*([.S$8]+[.$B125]*([.S$9]+[.$B125]*[.S$10])))" office:value-type="float" office:value="2.31206365393132" calcext:value-type="float">
            <text:p>2.312</text:p>
          </table:table-cell>
          <table:table-cell table:style-name="ce40" table:formula="of:=[.C125]-[.R125]" office:value-type="float" office:value="-0.0000636539313187967" calcext:value-type="float">
            <text:p>-0.0001</text:p>
          </table:table-cell>
          <table:table-cell table:formula="of:=[.S125]*25.38" office:value-type="float" office:value="-0.00161553677687106" calcext:value-type="float">
            <text:p>-0.002</text:p>
          </table:table-cell>
          <table:table-cell table:formula="of:=ABS([.T125])" office:value-type="float" office:value="0.00161553677687106" calcext:value-type="float">
            <text:p>0.00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float" office:value="2.354" calcext:value-type="float">
            <text:p>2.354</text:p>
          </table:table-cell>
          <table:table-cell/>
          <table:table-cell table:formula="of:=[.$C126]*([.F$4]+[.$C126]*([.F$5]+[.$C126]*([.F$6]+[.$C126]*[.F$7])))/(1+[.$C126]*([.F$8]+[.$C126]*([.F$9]+[.$C126]*[.F$10])))" office:value-type="float" office:value="58.0096787387594" calcext:value-type="float">
            <text:p>58.01</text:p>
          </table:table-cell>
          <table:table-cell table:formula="of:=[.B126]-[.E126]" office:value-type="float" office:value="-0.00967873875942615" calcext:value-type="float">
            <text:p>-0.010</text:p>
          </table:table-cell>
          <table:table-cell table:formula="of:=ABS([.F126])" office:value-type="float" office:value="0.00967873875942615" calcext:value-type="float">
            <text:p>0.010</text:p>
          </table:table-cell>
          <table:table-cell/>
          <table:table-cell table:style-name="ce12" table:formula="of:=[.$C126]*([.J$4]+[.$C126]*([.J$5]+[.$C126]*([.J$6]+[.$C126]*[.J$7])))/(1+[.$C126]*([.J$8]+[.$C126]*([.J$9]+[.$C126]*[.J$10])))" office:value-type="float" office:value="58.008577155077" calcext:value-type="float">
            <text:p>58.01</text:p>
          </table:table-cell>
          <table:table-cell table:formula="of:=[.B126]-[.I126]" office:value-type="float" office:value="-0.00857715507700618" calcext:value-type="float">
            <text:p>-0.009</text:p>
          </table:table-cell>
          <table:table-cell table:formula="of:=ABS([.J126])" office:value-type="float" office:value="0.00857715507700618" calcext:value-type="float">
            <text:p>0.009</text:p>
          </table:table-cell>
          <table:table-cell/>
          <table:table-cell table:formula="of:=[.$B126]*([.N$4]+[.$B126]*([.N$5]+[.$B126]*([.N$6]+[.$B126]*[.N$7])))/(1+[.$B126]*([.N$8]+[.$B126]*([.N$9]+[.$B126]*[.N$10])))" office:value-type="float" office:value="2.35356669949471" calcext:value-type="float">
            <text:p>2.354</text:p>
          </table:table-cell>
          <table:table-cell table:formula="of:=[.C126]-[.M126]" office:value-type="float" office:value="0.000433300505286116" calcext:value-type="float">
            <text:p>0.00043</text:p>
          </table:table-cell>
          <table:table-cell table:formula="of:=[.N126]*25.38" office:value-type="float" office:value="0.0109971668241616" calcext:value-type="float">
            <text:p>0.011</text:p>
          </table:table-cell>
          <table:table-cell table:formula="of:=ABS([.O126])" office:value-type="float" office:value="0.0109971668241616" calcext:value-type="float">
            <text:p>0.011</text:p>
          </table:table-cell>
          <table:table-cell/>
          <table:table-cell table:formula="of:=[.$B126]*([.S$4]+[.$B126]*([.S$5]+[.$B126]*([.S$6]+[.$B126]*[.S$7])))/(1+[.$B126]*([.S$8]+[.$B126]*([.S$9]+[.$B126]*[.S$10])))" office:value-type="float" office:value="2.35345504669338" calcext:value-type="float">
            <text:p>2.353</text:p>
          </table:table-cell>
          <table:table-cell table:style-name="ce40" table:formula="of:=[.C126]-[.R126]" office:value-type="float" office:value="0.00054495330662041" calcext:value-type="float">
            <text:p>0.0005</text:p>
          </table:table-cell>
          <table:table-cell table:formula="of:=[.S126]*25.38" office:value-type="float" office:value="0.013830914922026" calcext:value-type="float">
            <text:p>0.014</text:p>
          </table:table-cell>
          <table:table-cell table:formula="of:=ABS([.T126])" office:value-type="float" office:value="0.013830914922026" calcext:value-type="float">
            <text:p>0.01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float" office:value="2.395" calcext:value-type="float">
            <text:p>2.395</text:p>
          </table:table-cell>
          <table:table-cell/>
          <table:table-cell table:formula="of:=[.$C127]*([.F$4]+[.$C127]*([.F$5]+[.$C127]*([.F$6]+[.$C127]*[.F$7])))/(1+[.$C127]*([.F$8]+[.$C127]*([.F$9]+[.$C127]*[.F$10])))" office:value-type="float" office:value="58.9996420635832" calcext:value-type="float">
            <text:p>59.00</text:p>
          </table:table-cell>
          <table:table-cell table:formula="of:=[.B127]-[.E127]" office:value-type="float" office:value="0.0003579364167976" calcext:value-type="float">
            <text:p>0.000</text:p>
          </table:table-cell>
          <table:table-cell table:formula="of:=ABS([.F127])" office:value-type="float" office:value="0.0003579364167976" calcext:value-type="float">
            <text:p>0.000</text:p>
          </table:table-cell>
          <table:table-cell/>
          <table:table-cell table:style-name="ce12" table:formula="of:=[.$C127]*([.J$4]+[.$C127]*([.J$5]+[.$C127]*([.J$6]+[.$C127]*[.J$7])))/(1+[.$C127]*([.J$8]+[.$C127]*([.J$9]+[.$C127]*[.J$10])))" office:value-type="float" office:value="58.9989653113263" calcext:value-type="float">
            <text:p>59.00</text:p>
          </table:table-cell>
          <table:table-cell table:formula="of:=[.B127]-[.I127]" office:value-type="float" office:value="0.00103468867371959" calcext:value-type="float">
            <text:p>0.001</text:p>
          </table:table-cell>
          <table:table-cell table:formula="of:=ABS([.J127])" office:value-type="float" office:value="0.00103468867371959" calcext:value-type="float">
            <text:p>0.001</text:p>
          </table:table-cell>
          <table:table-cell/>
          <table:table-cell table:formula="of:=[.$B127]*([.N$4]+[.$B127]*([.N$5]+[.$B127]*([.N$6]+[.$B127]*[.N$7])))/(1+[.$B127]*([.N$8]+[.$B127]*([.N$9]+[.$B127]*[.N$10])))" office:value-type="float" office:value="2.39496681788529" calcext:value-type="float">
            <text:p>2.395</text:p>
          </table:table-cell>
          <table:table-cell table:formula="of:=[.C127]-[.M127]" office:value-type="float" office:value="0.0000331821147052658" calcext:value-type="float">
            <text:p>0.00003</text:p>
          </table:table-cell>
          <table:table-cell table:formula="of:=[.N127]*25.38" office:value-type="float" office:value="0.000842162071219645" calcext:value-type="float">
            <text:p>0.001</text:p>
          </table:table-cell>
          <table:table-cell table:formula="of:=ABS([.O127])" office:value-type="float" office:value="0.000842162071219645" calcext:value-type="float">
            <text:p>0.001</text:p>
          </table:table-cell>
          <table:table-cell/>
          <table:table-cell table:formula="of:=[.$B127]*([.S$4]+[.$B127]*([.S$5]+[.$B127]*([.S$6]+[.$B127]*[.S$7])))/(1+[.$B127]*([.S$8]+[.$B127]*([.S$9]+[.$B127]*[.S$10])))" office:value-type="float" office:value="2.39486644284239" calcext:value-type="float">
            <text:p>2.395</text:p>
          </table:table-cell>
          <table:table-cell table:style-name="ce40" table:formula="of:=[.C127]-[.R127]" office:value-type="float" office:value="0.000133557157605768" calcext:value-type="float">
            <text:p>0.0001</text:p>
          </table:table-cell>
          <table:table-cell table:formula="of:=[.S127]*25.38" office:value-type="float" office:value="0.00338968066003439" calcext:value-type="float">
            <text:p>0.003</text:p>
          </table:table-cell>
          <table:table-cell table:formula="of:=ABS([.T127])" office:value-type="float" office:value="0.00338968066003439" calcext:value-type="float">
            <text:p>0.00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float" office:value="2.436" calcext:value-type="float">
            <text:p>2.436</text:p>
          </table:table-cell>
          <table:table-cell/>
          <table:table-cell table:formula="of:=[.$C128]*([.F$4]+[.$C128]*([.F$5]+[.$C128]*([.F$6]+[.$C128]*[.F$7])))/(1+[.$C128]*([.F$8]+[.$C128]*([.F$9]+[.$C128]*[.F$10])))" office:value-type="float" office:value="59.9892561977661" calcext:value-type="float">
            <text:p>59.99</text:p>
          </table:table-cell>
          <table:table-cell table:formula="of:=[.B128]-[.E128]" office:value-type="float" office:value="0.0107438022338968" calcext:value-type="float">
            <text:p>0.011</text:p>
          </table:table-cell>
          <table:table-cell table:formula="of:=ABS([.F128])" office:value-type="float" office:value="0.0107438022338968" calcext:value-type="float">
            <text:p>0.011</text:p>
          </table:table-cell>
          <table:table-cell/>
          <table:table-cell table:style-name="ce12" table:formula="of:=[.$C128]*([.J$4]+[.$C128]*([.J$5]+[.$C128]*([.J$6]+[.$C128]*[.J$7])))/(1+[.$C128]*([.J$8]+[.$C128]*([.J$9]+[.$C128]*[.J$10])))" office:value-type="float" office:value="59.9890085552492" calcext:value-type="float">
            <text:p>59.99</text:p>
          </table:table-cell>
          <table:table-cell table:formula="of:=[.B128]-[.I128]" office:value-type="float" office:value="0.0109914447507649" calcext:value-type="float">
            <text:p>0.011</text:p>
          </table:table-cell>
          <table:table-cell table:formula="of:=ABS([.J128])" office:value-type="float" office:value="0.0109914447507649" calcext:value-type="float">
            <text:p>0.011</text:p>
          </table:table-cell>
          <table:table-cell/>
          <table:table-cell table:formula="of:=[.$B128]*([.N$4]+[.$B128]*([.N$5]+[.$B128]*([.N$6]+[.$B128]*[.N$7])))/(1+[.$B128]*([.N$8]+[.$B128]*([.N$9]+[.$B128]*[.N$10])))" office:value-type="float" office:value="2.43638163587181" calcext:value-type="float">
            <text:p>2.436</text:p>
          </table:table-cell>
          <table:table-cell table:formula="of:=[.C128]-[.M128]" office:value-type="float" office:value="-0.000381635871813835" calcext:value-type="float">
            <text:p>-0.00038</text:p>
          </table:table-cell>
          <table:table-cell table:formula="of:=[.N128]*25.38" office:value-type="float" office:value="-0.00968591842663512" calcext:value-type="float">
            <text:p>-0.010</text:p>
          </table:table-cell>
          <table:table-cell table:formula="of:=ABS([.O128])" office:value-type="float" office:value="0.00968591842663512" calcext:value-type="float">
            <text:p>0.010</text:p>
          </table:table-cell>
          <table:table-cell/>
          <table:table-cell table:formula="of:=[.$B128]*([.S$4]+[.$B128]*([.S$5]+[.$B128]*([.S$6]+[.$B128]*[.S$7])))/(1+[.$B128]*([.S$8]+[.$B128]*([.S$9]+[.$B128]*[.S$10])))" office:value-type="float" office:value="2.43629758721594" calcext:value-type="float">
            <text:p>2.436</text:p>
          </table:table-cell>
          <table:table-cell table:style-name="ce40" table:formula="of:=[.C128]-[.R128]" office:value-type="float" office:value="-0.000297587215944084" calcext:value-type="float">
            <text:p>-0.0003</text:p>
          </table:table-cell>
          <table:table-cell table:formula="of:=[.S128]*25.38" office:value-type="float" office:value="-0.00755276354066085" calcext:value-type="float">
            <text:p>-0.008</text:p>
          </table:table-cell>
          <table:table-cell table:formula="of:=ABS([.T128])" office:value-type="float" office:value="0.00755276354066085" calcext:value-type="float">
            <text:p>0.00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float" office:value="2.478" calcext:value-type="float">
            <text:p>2.478</text:p>
          </table:table-cell>
          <table:table-cell/>
          <table:table-cell table:formula="of:=[.$C129]*([.F$4]+[.$C129]*([.F$5]+[.$C129]*([.F$6]+[.$C129]*[.F$7])))/(1+[.$C129]*([.F$8]+[.$C129]*([.F$9]+[.$C129]*[.F$10])))" office:value-type="float" office:value="61.002664144809" calcext:value-type="float">
            <text:p>61.00</text:p>
          </table:table-cell>
          <table:table-cell table:formula="of:=[.B129]-[.E129]" office:value-type="float" office:value="-0.00266414480901034" calcext:value-type="float">
            <text:p>-0.003</text:p>
          </table:table-cell>
          <table:table-cell table:formula="of:=ABS([.F129])" office:value-type="float" office:value="0.00266414480901034" calcext:value-type="float">
            <text:p>0.003</text:p>
          </table:table-cell>
          <table:table-cell/>
          <table:table-cell table:style-name="ce12" table:formula="of:=[.$C129]*([.J$4]+[.$C129]*([.J$5]+[.$C129]*([.J$6]+[.$C129]*[.J$7])))/(1+[.$C129]*([.J$8]+[.$C129]*([.J$9]+[.$C129]*[.J$10])))" office:value-type="float" office:value="61.0028604217312" calcext:value-type="float">
            <text:p>61.00</text:p>
          </table:table-cell>
          <table:table-cell table:formula="of:=[.B129]-[.I129]" office:value-type="float" office:value="-0.00286042173118517" calcext:value-type="float">
            <text:p>-0.003</text:p>
          </table:table-cell>
          <table:table-cell table:formula="of:=ABS([.J129])" office:value-type="float" office:value="0.00286042173118517" calcext:value-type="float">
            <text:p>0.003</text:p>
          </table:table-cell>
          <table:table-cell/>
          <table:table-cell table:formula="of:=[.$B129]*([.N$4]+[.$B129]*([.N$5]+[.$B129]*([.N$6]+[.$B129]*[.N$7])))/(1+[.$B129]*([.N$8]+[.$B129]*([.N$9]+[.$B129]*[.N$10])))" office:value-type="float" office:value="2.47781042869952" calcext:value-type="float">
            <text:p>2.478</text:p>
          </table:table-cell>
          <table:table-cell table:formula="of:=[.C129]-[.M129]" office:value-type="float" office:value="0.000189571300476921" calcext:value-type="float">
            <text:p>0.00019</text:p>
          </table:table-cell>
          <table:table-cell table:formula="of:=[.N129]*25.38" office:value-type="float" office:value="0.00481131960610424" calcext:value-type="float">
            <text:p>0.005</text:p>
          </table:table-cell>
          <table:table-cell table:formula="of:=ABS([.O129])" office:value-type="float" office:value="0.00481131960610424" calcext:value-type="float">
            <text:p>0.005</text:p>
          </table:table-cell>
          <table:table-cell/>
          <table:table-cell table:formula="of:=[.$B129]*([.S$4]+[.$B129]*([.S$5]+[.$B129]*([.S$6]+[.$B129]*[.S$7])))/(1+[.$B129]*([.S$8]+[.$B129]*([.S$9]+[.$B129]*[.S$10])))" office:value-type="float" office:value="2.47774822835745" calcext:value-type="float">
            <text:p>2.478</text:p>
          </table:table-cell>
          <table:table-cell table:style-name="ce40" table:formula="of:=[.C129]-[.R129]" office:value-type="float" office:value="0.000251771642552967" calcext:value-type="float">
            <text:p>0.0003</text:p>
          </table:table-cell>
          <table:table-cell table:formula="of:=[.S129]*25.38" office:value-type="float" office:value="0.0063899642879943" calcext:value-type="float">
            <text:p>0.006</text:p>
          </table:table-cell>
          <table:table-cell table:formula="of:=ABS([.T129])" office:value-type="float" office:value="0.0063899642879943" calcext:value-type="float">
            <text:p>0.00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float" office:value="2.519" calcext:value-type="float">
            <text:p>2.519</text:p>
          </table:table-cell>
          <table:table-cell/>
          <table:table-cell table:formula="of:=[.$C130]*([.F$4]+[.$C130]*([.F$5]+[.$C130]*([.F$6]+[.$C130]*[.F$7])))/(1+[.$C130]*([.F$8]+[.$C130]*([.F$9]+[.$C130]*[.F$10])))" office:value-type="float" office:value="61.9916269471549" calcext:value-type="float">
            <text:p>61.99</text:p>
          </table:table-cell>
          <table:table-cell table:formula="of:=[.B130]-[.E130]" office:value-type="float" office:value="0.00837305284509426" calcext:value-type="float">
            <text:p>0.008</text:p>
          </table:table-cell>
          <table:table-cell table:formula="of:=ABS([.F130])" office:value-type="float" office:value="0.00837305284509426" calcext:value-type="float">
            <text:p>0.008</text:p>
          </table:table-cell>
          <table:table-cell/>
          <table:table-cell table:style-name="ce12" table:formula="of:=[.$C130]*([.J$4]+[.$C130]*([.J$5]+[.$C130]*([.J$6]+[.$C130]*[.J$7])))/(1+[.$C130]*([.J$8]+[.$C130]*([.J$9]+[.$C130]*[.J$10])))" office:value-type="float" office:value="61.9922606913707" calcext:value-type="float">
            <text:p>61.99</text:p>
          </table:table-cell>
          <table:table-cell table:formula="of:=[.B130]-[.I130]" office:value-type="float" office:value="0.00773930862929007" calcext:value-type="float">
            <text:p>0.008</text:p>
          </table:table-cell>
          <table:table-cell table:formula="of:=ABS([.J130])" office:value-type="float" office:value="0.00773930862929007" calcext:value-type="float">
            <text:p>0.008</text:p>
          </table:table-cell>
          <table:table-cell/>
          <table:table-cell table:formula="of:=[.$B130]*([.N$4]+[.$B130]*([.N$5]+[.$B130]*([.N$6]+[.$B130]*[.N$7])))/(1+[.$B130]*([.N$8]+[.$B130]*([.N$9]+[.$B130]*[.N$10])))" office:value-type="float" office:value="2.51925246687062" calcext:value-type="float">
            <text:p>2.519</text:p>
          </table:table-cell>
          <table:table-cell table:formula="of:=[.C130]-[.M130]" office:value-type="float" office:value="-0.000252466870620971" calcext:value-type="float">
            <text:p>-0.00025</text:p>
          </table:table-cell>
          <table:table-cell table:formula="of:=[.N130]*25.38" office:value-type="float" office:value="-0.00640760917636024" calcext:value-type="float">
            <text:p>-0.006</text:p>
          </table:table-cell>
          <table:table-cell table:formula="of:=ABS([.O130])" office:value-type="float" office:value="0.00640760917636024" calcext:value-type="float">
            <text:p>0.006</text:p>
          </table:table-cell>
          <table:table-cell/>
          <table:table-cell table:formula="of:=[.$B130]*([.S$4]+[.$B130]*([.S$5]+[.$B130]*([.S$6]+[.$B130]*[.S$7])))/(1+[.$B130]*([.S$8]+[.$B130]*([.S$9]+[.$B130]*[.S$10])))" office:value-type="float" office:value="2.51921811844579" calcext:value-type="float">
            <text:p>2.519</text:p>
          </table:table-cell>
          <table:table-cell table:style-name="ce40" table:formula="of:=[.C130]-[.R130]" office:value-type="float" office:value="-0.000218118445789894" calcext:value-type="float">
            <text:p>-0.0002</text:p>
          </table:table-cell>
          <table:table-cell table:formula="of:=[.S130]*25.38" office:value-type="float" office:value="-0.00553584615414752" calcext:value-type="float">
            <text:p>-0.006</text:p>
          </table:table-cell>
          <table:table-cell table:formula="of:=ABS([.T130])" office:value-type="float" office:value="0.00553584615414752" calcext:value-type="float">
            <text:p>0.00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float" office:value="2.561" calcext:value-type="float">
            <text:p>2.561</text:p>
          </table:table-cell>
          <table:table-cell/>
          <table:table-cell table:formula="of:=[.$C131]*([.F$4]+[.$C131]*([.F$5]+[.$C131]*([.F$6]+[.$C131]*[.F$7])))/(1+[.$C131]*([.F$8]+[.$C131]*([.F$9]+[.$C131]*[.F$10])))" office:value-type="float" office:value="63.0044059258937" calcext:value-type="float">
            <text:p>63.00</text:p>
          </table:table-cell>
          <table:table-cell table:formula="of:=[.B131]-[.E131]" office:value-type="float" office:value="-0.00440592589364996" calcext:value-type="float">
            <text:p>-0.004</text:p>
          </table:table-cell>
          <table:table-cell table:formula="of:=ABS([.F131])" office:value-type="float" office:value="0.00440592589364996" calcext:value-type="float">
            <text:p>0.004</text:p>
          </table:table-cell>
          <table:table-cell/>
          <table:table-cell table:style-name="ce12" table:formula="of:=[.$C131]*([.J$4]+[.$C131]*([.J$5]+[.$C131]*([.J$6]+[.$C131]*[.J$7])))/(1+[.$C131]*([.J$8]+[.$C131]*([.J$9]+[.$C131]*[.J$10])))" office:value-type="float" office:value="63.0054918610598" calcext:value-type="float">
            <text:p>63.01</text:p>
          </table:table-cell>
          <table:table-cell table:formula="of:=[.B131]-[.I131]" office:value-type="float" office:value="-0.00549186105983779" calcext:value-type="float">
            <text:p>-0.005</text:p>
          </table:table-cell>
          <table:table-cell table:formula="of:=ABS([.J131])" office:value-type="float" office:value="0.00549186105983779" calcext:value-type="float">
            <text:p>0.005</text:p>
          </table:table-cell>
          <table:table-cell/>
          <table:table-cell table:formula="of:=[.$B131]*([.N$4]+[.$B131]*([.N$5]+[.$B131]*([.N$6]+[.$B131]*[.N$7])))/(1+[.$B131]*([.N$8]+[.$B131]*([.N$9]+[.$B131]*[.N$10])))" office:value-type="float" office:value="2.56070701627216" calcext:value-type="float">
            <text:p>2.561</text:p>
          </table:table-cell>
          <table:table-cell table:formula="of:=[.C131]-[.M131]" office:value-type="float" office:value="0.000292983727843588" calcext:value-type="float">
            <text:p>0.00029</text:p>
          </table:table-cell>
          <table:table-cell table:formula="of:=[.N131]*25.38" office:value-type="float" office:value="0.00743592701267025" calcext:value-type="float">
            <text:p>0.007</text:p>
          </table:table-cell>
          <table:table-cell table:formula="of:=ABS([.O131])" office:value-type="float" office:value="0.00743592701267025" calcext:value-type="float">
            <text:p>0.007</text:p>
          </table:table-cell>
          <table:table-cell/>
          <table:table-cell table:formula="of:=[.$B131]*([.S$4]+[.$B131]*([.S$5]+[.$B131]*([.S$6]+[.$B131]*[.S$7])))/(1+[.$B131]*([.S$8]+[.$B131]*([.S$9]+[.$B131]*[.S$10])))" office:value-type="float" office:value="2.56070701323639" calcext:value-type="float">
            <text:p>2.561</text:p>
          </table:table-cell>
          <table:table-cell table:style-name="ce40" table:formula="of:=[.C131]-[.R131]" office:value-type="float" office:value="0.000292986763606784" calcext:value-type="float">
            <text:p>0.0003</text:p>
          </table:table-cell>
          <table:table-cell table:formula="of:=[.S131]*25.38" office:value-type="float" office:value="0.00743600406034018" calcext:value-type="float">
            <text:p>0.007</text:p>
          </table:table-cell>
          <table:table-cell table:formula="of:=ABS([.T131])" office:value-type="float" office:value="0.00743600406034018" calcext:value-type="float">
            <text:p>0.00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float" office:value="2.602" calcext:value-type="float">
            <text:p>2.602</text:p>
          </table:table-cell>
          <table:table-cell/>
          <table:table-cell table:formula="of:=[.$C132]*([.F$4]+[.$C132]*([.F$5]+[.$C132]*([.F$6]+[.$C132]*[.F$7])))/(1+[.$C132]*([.F$8]+[.$C132]*([.F$9]+[.$C132]*[.F$10])))" office:value-type="float" office:value="63.9927921949706" calcext:value-type="float">
            <text:p>63.99</text:p>
          </table:table-cell>
          <table:table-cell table:formula="of:=[.B132]-[.E132]" office:value-type="float" office:value="0.00720780502937402" calcext:value-type="float">
            <text:p>0.007</text:p>
          </table:table-cell>
          <table:table-cell table:formula="of:=ABS([.F132])" office:value-type="float" office:value="0.00720780502937402" calcext:value-type="float">
            <text:p>0.007</text:p>
          </table:table-cell>
          <table:table-cell/>
          <table:table-cell table:style-name="ce12" table:formula="of:=[.$C132]*([.J$4]+[.$C132]*([.J$5]+[.$C132]*([.J$6]+[.$C132]*[.J$7])))/(1+[.$C132]*([.J$8]+[.$C132]*([.J$9]+[.$C132]*[.J$10])))" office:value-type="float" office:value="63.9943233139618" calcext:value-type="float">
            <text:p>63.99</text:p>
          </table:table-cell>
          <table:table-cell table:formula="of:=[.B132]-[.I132]" office:value-type="float" office:value="0.0056766860381785" calcext:value-type="float">
            <text:p>0.006</text:p>
          </table:table-cell>
          <table:table-cell table:formula="of:=ABS([.J132])" office:value-type="float" office:value="0.0056766860381785" calcext:value-type="float">
            <text:p>0.006</text:p>
          </table:table-cell>
          <table:table-cell/>
          <table:table-cell table:formula="of:=[.$B132]*([.N$4]+[.$B132]*([.N$5]+[.$B132]*([.N$6]+[.$B132]*[.N$7])))/(1+[.$B132]*([.N$8]+[.$B132]*([.N$9]+[.$B132]*[.N$10])))" office:value-type="float" office:value="2.60217333832241" calcext:value-type="float">
            <text:p>2.602</text:p>
          </table:table-cell>
          <table:table-cell table:formula="of:=[.C132]-[.M132]" office:value-type="float" office:value="-0.000173338322405847" calcext:value-type="float">
            <text:p>-0.00017</text:p>
          </table:table-cell>
          <table:table-cell table:formula="of:=[.N132]*25.38" office:value-type="float" office:value="-0.0043993266226604" calcext:value-type="float">
            <text:p>-0.004</text:p>
          </table:table-cell>
          <table:table-cell table:formula="of:=ABS([.O132])" office:value-type="float" office:value="0.0043993266226604" calcext:value-type="float">
            <text:p>0.004</text:p>
          </table:table-cell>
          <table:table-cell/>
          <table:table-cell table:formula="of:=[.$B132]*([.S$4]+[.$B132]*([.S$5]+[.$B132]*([.S$6]+[.$B132]*[.S$7])))/(1+[.$B132]*([.S$8]+[.$B132]*([.S$9]+[.$B132]*[.S$10])))" office:value-type="float" office:value="2.60221467201047" calcext:value-type="float">
            <text:p>2.602</text:p>
          </table:table-cell>
          <table:table-cell table:style-name="ce40" table:formula="of:=[.C132]-[.R132]" office:value-type="float" office:value="-0.000214672010471872" calcext:value-type="float">
            <text:p>-0.0002</text:p>
          </table:table-cell>
          <table:table-cell table:formula="of:=[.S132]*25.38" office:value-type="float" office:value="-0.00544837562577612" calcext:value-type="float">
            <text:p>-0.005</text:p>
          </table:table-cell>
          <table:table-cell table:formula="of:=ABS([.T132])" office:value-type="float" office:value="0.00544837562577612" calcext:value-type="float">
            <text:p>0.00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float" office:value="2.644" calcext:value-type="float">
            <text:p>2.644</text:p>
          </table:table-cell>
          <table:table-cell/>
          <table:table-cell table:formula="of:=[.$C133]*([.F$4]+[.$C133]*([.F$5]+[.$C133]*([.F$6]+[.$C133]*[.F$7])))/(1+[.$C133]*([.F$8]+[.$C133]*([.F$9]+[.$C133]*[.F$10])))" office:value-type="float" office:value="65.00501907189" calcext:value-type="float">
            <text:p>65.01</text:p>
          </table:table-cell>
          <table:table-cell table:formula="of:=[.B133]-[.E133]" office:value-type="float" office:value="-0.00501907189000406" calcext:value-type="float">
            <text:p>-0.005</text:p>
          </table:table-cell>
          <table:table-cell table:formula="of:=ABS([.F133])" office:value-type="float" office:value="0.00501907189000406" calcext:value-type="float">
            <text:p>0.005</text:p>
          </table:table-cell>
          <table:table-cell/>
          <table:table-cell table:style-name="ce12" table:formula="of:=[.$C133]*([.J$4]+[.$C133]*([.J$5]+[.$C133]*([.J$6]+[.$C133]*[.J$7])))/(1+[.$C133]*([.J$8]+[.$C133]*([.J$9]+[.$C133]*[.J$10])))" office:value-type="float" office:value="65.0070098366115" calcext:value-type="float">
            <text:p>65.01</text:p>
          </table:table-cell>
          <table:table-cell table:formula="of:=[.B133]-[.I133]" office:value-type="float" office:value="-0.00700983661148769" calcext:value-type="float">
            <text:p>-0.007</text:p>
          </table:table-cell>
          <table:table-cell table:formula="of:=ABS([.J133])" office:value-type="float" office:value="0.00700983661148769" calcext:value-type="float">
            <text:p>0.007</text:p>
          </table:table-cell>
          <table:table-cell/>
          <table:table-cell table:formula="of:=[.$B133]*([.N$4]+[.$B133]*([.N$5]+[.$B133]*([.N$6]+[.$B133]*[.N$7])))/(1+[.$B133]*([.N$8]+[.$B133]*([.N$9]+[.$B133]*[.N$10])))" office:value-type="float" office:value="2.64365069013606" calcext:value-type="float">
            <text:p>2.644</text:p>
          </table:table-cell>
          <table:table-cell table:formula="of:=[.C133]-[.M133]" office:value-type="float" office:value="0.000349309863937108" calcext:value-type="float">
            <text:p>0.00035</text:p>
          </table:table-cell>
          <table:table-cell table:formula="of:=[.N133]*25.38" office:value-type="float" office:value="0.00886548434672381" calcext:value-type="float">
            <text:p>0.009</text:p>
          </table:table-cell>
          <table:table-cell table:formula="of:=ABS([.O133])" office:value-type="float" office:value="0.00886548434672381" calcext:value-type="float">
            <text:p>0.009</text:p>
          </table:table-cell>
          <table:table-cell/>
          <table:table-cell table:formula="of:=[.$B133]*([.S$4]+[.$B133]*([.S$5]+[.$B133]*([.S$6]+[.$B133]*[.S$7])))/(1+[.$B133]*([.S$8]+[.$B133]*([.S$9]+[.$B133]*[.S$10])))" office:value-type="float" office:value="2.64374085753007" calcext:value-type="float">
            <text:p>2.644</text:p>
          </table:table-cell>
          <table:table-cell table:style-name="ce40" table:formula="of:=[.C133]-[.R133]" office:value-type="float" office:value="0.000259142469926754" calcext:value-type="float">
            <text:p>0.0003</text:p>
          </table:table-cell>
          <table:table-cell table:formula="of:=[.S133]*25.38" office:value-type="float" office:value="0.00657703588674102" calcext:value-type="float">
            <text:p>0.007</text:p>
          </table:table-cell>
          <table:table-cell table:formula="of:=ABS([.T133])" office:value-type="float" office:value="0.00657703588674102" calcext:value-type="float">
            <text:p>0.00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office:value-type="float" office:value="2.685" calcext:value-type="float">
            <text:p>2.685</text:p>
          </table:table-cell>
          <table:table-cell/>
          <table:table-cell table:formula="of:=[.$C134]*([.F$4]+[.$C134]*([.F$5]+[.$C134]*([.F$6]+[.$C134]*[.F$7])))/(1+[.$C134]*([.F$8]+[.$C134]*([.F$9]+[.$C134]*[.F$10])))" office:value-type="float" office:value="65.9929040719808" calcext:value-type="float">
            <text:p>65.99</text:p>
          </table:table-cell>
          <table:table-cell table:formula="of:=[.B134]-[.E134]" office:value-type="float" office:value="0.00709592801919712" calcext:value-type="float">
            <text:p>0.007</text:p>
          </table:table-cell>
          <table:table-cell table:formula="of:=ABS([.F134])" office:value-type="float" office:value="0.00709592801919712" calcext:value-type="float">
            <text:p>0.007</text:p>
          </table:table-cell>
          <table:table-cell/>
          <table:table-cell table:style-name="ce12" table:formula="of:=[.$C134]*([.J$4]+[.$C134]*([.J$5]+[.$C134]*([.J$6]+[.$C134]*[.J$7])))/(1+[.$C134]*([.J$8]+[.$C134]*([.J$9]+[.$C134]*[.J$10])))" office:value-type="float" office:value="65.9953467733325" calcext:value-type="float">
            <text:p>66.00</text:p>
          </table:table-cell>
          <table:table-cell table:formula="of:=[.B134]-[.I134]" office:value-type="float" office:value="0.00465322666754275" calcext:value-type="float">
            <text:p>0.005</text:p>
          </table:table-cell>
          <table:table-cell table:formula="of:=ABS([.J134])" office:value-type="float" office:value="0.00465322666754275" calcext:value-type="float">
            <text:p>0.005</text:p>
          </table:table-cell>
          <table:table-cell/>
          <table:table-cell table:formula="of:=[.$B134]*([.N$4]+[.$B134]*([.N$5]+[.$B134]*([.N$6]+[.$B134]*[.N$7])))/(1+[.$B134]*([.N$8]+[.$B134]*([.N$9]+[.$B134]*[.N$10])))" office:value-type="float" office:value="2.68513832470858" calcext:value-type="float">
            <text:p>2.685</text:p>
          </table:table-cell>
          <table:table-cell table:formula="of:=[.C134]-[.M134]" office:value-type="float" office:value="-0.000138324708577109" calcext:value-type="float">
            <text:p>-0.00014</text:p>
          </table:table-cell>
          <table:table-cell table:formula="of:=[.N134]*25.38" office:value-type="float" office:value="-0.00351068110368702" calcext:value-type="float">
            <text:p>-0.004</text:p>
          </table:table-cell>
          <table:table-cell table:formula="of:=ABS([.O134])" office:value-type="float" office:value="0.00351068110368702" calcext:value-type="float">
            <text:p>0.004</text:p>
          </table:table-cell>
          <table:table-cell/>
          <table:table-cell table:formula="of:=[.$B134]*([.S$4]+[.$B134]*([.S$5]+[.$B134]*([.S$6]+[.$B134]*[.S$7])))/(1+[.$B134]*([.S$8]+[.$B134]*([.S$9]+[.$B134]*[.S$10])))" office:value-type="float" office:value="2.68528533599702" calcext:value-type="float">
            <text:p>2.685</text:p>
          </table:table-cell>
          <table:table-cell table:style-name="ce40" table:formula="of:=[.C134]-[.R134]" office:value-type="float" office:value="-0.000285335997018521" calcext:value-type="float">
            <text:p>-0.0003</text:p>
          </table:table-cell>
          <table:table-cell table:formula="of:=[.S134]*25.38" office:value-type="float" office:value="-0.00724182760433006" calcext:value-type="float">
            <text:p>-0.007</text:p>
          </table:table-cell>
          <table:table-cell table:formula="of:=ABS([.T134])" office:value-type="float" office:value="0.00724182760433006" calcext:value-type="float">
            <text:p>0.00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office:value-type="float" office:value="2.727" calcext:value-type="float">
            <text:p>2.727</text:p>
          </table:table-cell>
          <table:table-cell/>
          <table:table-cell table:formula="of:=[.$C135]*([.F$4]+[.$C135]*([.F$5]+[.$C135]*([.F$6]+[.$C135]*[.F$7])))/(1+[.$C135]*([.F$8]+[.$C135]*([.F$9]+[.$C135]*[.F$10])))" office:value-type="float" office:value="67.0046561685038" calcext:value-type="float">
            <text:p>67.00</text:p>
          </table:table-cell>
          <table:table-cell table:formula="of:=[.B135]-[.E135]" office:value-type="float" office:value="-0.00465616850382844" calcext:value-type="float">
            <text:p>-0.005</text:p>
          </table:table-cell>
          <table:table-cell table:formula="of:=ABS([.F135])" office:value-type="float" office:value="0.00465616850382844" calcext:value-type="float">
            <text:p>0.005</text:p>
          </table:table-cell>
          <table:table-cell/>
          <table:table-cell table:style-name="ce12" table:formula="of:=[.$C135]*([.J$4]+[.$C135]*([.J$5]+[.$C135]*([.J$6]+[.$C135]*[.J$7])))/(1+[.$C135]*([.J$8]+[.$C135]*([.J$9]+[.$C135]*[.J$10])))" office:value-type="float" office:value="67.0075648038615" calcext:value-type="float">
            <text:p>67.01</text:p>
          </table:table-cell>
          <table:table-cell table:formula="of:=[.B135]-[.I135]" office:value-type="float" office:value="-0.00756480386148439" calcext:value-type="float">
            <text:p>-0.008</text:p>
          </table:table-cell>
          <table:table-cell table:formula="of:=ABS([.J135])" office:value-type="float" office:value="0.00756480386148439" calcext:value-type="float">
            <text:p>0.008</text:p>
          </table:table-cell>
          <table:table-cell/>
          <table:table-cell table:formula="of:=[.$B135]*([.N$4]+[.$B135]*([.N$5]+[.$B135]*([.N$6]+[.$B135]*[.N$7])))/(1+[.$B135]*([.N$8]+[.$B135]*([.N$9]+[.$B135]*[.N$10])))" office:value-type="float" office:value="2.72663549111992" calcext:value-type="float">
            <text:p>2.727</text:p>
          </table:table-cell>
          <table:table-cell table:formula="of:=[.C135]-[.M135]" office:value-type="float" office:value="0.000364508880074776" calcext:value-type="float">
            <text:p>0.00036</text:p>
          </table:table-cell>
          <table:table-cell table:formula="of:=[.N135]*25.38" office:value-type="float" office:value="0.00925123537629783" calcext:value-type="float">
            <text:p>0.009</text:p>
          </table:table-cell>
          <table:table-cell table:formula="of:=ABS([.O135])" office:value-type="float" office:value="0.00925123537629783" calcext:value-type="float">
            <text:p>0.009</text:p>
          </table:table-cell>
          <table:table-cell/>
          <table:table-cell table:formula="of:=[.$B135]*([.S$4]+[.$B135]*([.S$5]+[.$B135]*([.S$6]+[.$B135]*[.S$7])))/(1+[.$B135]*([.S$8]+[.$B135]*([.S$9]+[.$B135]*[.S$10])))" office:value-type="float" office:value="2.72684787701438" calcext:value-type="float">
            <text:p>2.727</text:p>
          </table:table-cell>
          <table:table-cell table:style-name="ce40" table:formula="of:=[.C135]-[.R135]" office:value-type="float" office:value="0.000152122985616288" calcext:value-type="float">
            <text:p>0.0002</text:p>
          </table:table-cell>
          <table:table-cell table:formula="of:=[.S135]*25.38" office:value-type="float" office:value="0.00386088137494138" calcext:value-type="float">
            <text:p>0.004</text:p>
          </table:table-cell>
          <table:table-cell table:formula="of:=ABS([.T135])" office:value-type="float" office:value="0.00386088137494138" calcext:value-type="float">
            <text:p>0.00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float" office:value="2.768" calcext:value-type="float">
            <text:p>2.768</text:p>
          </table:table-cell>
          <table:table-cell/>
          <table:table-cell table:formula="of:=[.$C136]*([.F$4]+[.$C136]*([.F$5]+[.$C136]*([.F$6]+[.$C136]*[.F$7])))/(1+[.$C136]*([.F$8]+[.$C136]*([.F$9]+[.$C136]*[.F$10])))" office:value-type="float" office:value="67.9921155825733" calcext:value-type="float">
            <text:p>67.99</text:p>
          </table:table-cell>
          <table:table-cell table:formula="of:=[.B136]-[.E136]" office:value-type="float" office:value="0.00788441742668056" calcext:value-type="float">
            <text:p>0.008</text:p>
          </table:table-cell>
          <table:table-cell table:formula="of:=ABS([.F136])" office:value-type="float" office:value="0.00788441742668056" calcext:value-type="float">
            <text:p>0.008</text:p>
          </table:table-cell>
          <table:table-cell/>
          <table:table-cell table:style-name="ce12" table:formula="of:=[.$C136]*([.J$4]+[.$C136]*([.J$5]+[.$C136]*([.J$6]+[.$C136]*[.J$7])))/(1+[.$C136]*([.J$8]+[.$C136]*([.J$9]+[.$C136]*[.J$10])))" office:value-type="float" office:value="67.995481586876" calcext:value-type="float">
            <text:p>68.00</text:p>
          </table:table-cell>
          <table:table-cell table:formula="of:=[.B136]-[.I136]" office:value-type="float" office:value="0.0045184131240319" calcext:value-type="float">
            <text:p>0.005</text:p>
          </table:table-cell>
          <table:table-cell table:formula="of:=ABS([.J136])" office:value-type="float" office:value="0.0045184131240319" calcext:value-type="float">
            <text:p>0.005</text:p>
          </table:table-cell>
          <table:table-cell/>
          <table:table-cell table:formula="of:=[.$B136]*([.N$4]+[.$B136]*([.N$5]+[.$B136]*([.N$6]+[.$B136]*[.N$7])))/(1+[.$B136]*([.N$8]+[.$B136]*([.N$9]+[.$B136]*[.N$10])))" office:value-type="float" office:value="2.7681414347581" calcext:value-type="float">
            <text:p>2.768</text:p>
          </table:table-cell>
          <table:table-cell table:formula="of:=[.C136]-[.M136]" office:value-type="float" office:value="-0.000141434758095915" calcext:value-type="float">
            <text:p>-0.00014</text:p>
          </table:table-cell>
          <table:table-cell table:formula="of:=[.N136]*25.38" office:value-type="float" office:value="-0.00358961416047433" calcext:value-type="float">
            <text:p>-0.004</text:p>
          </table:table-cell>
          <table:table-cell table:formula="of:=ABS([.O136])" office:value-type="float" office:value="0.00358961416047433" calcext:value-type="float">
            <text:p>0.004</text:p>
          </table:table-cell>
          <table:table-cell/>
          <table:table-cell table:formula="of:=[.$B136]*([.S$4]+[.$B136]*([.S$5]+[.$B136]*([.S$6]+[.$B136]*[.S$7])))/(1+[.$B136]*([.S$8]+[.$B136]*([.S$9]+[.$B136]*[.S$10])))" office:value-type="float" office:value="2.76842825354948" calcext:value-type="float">
            <text:p>2.768</text:p>
          </table:table-cell>
          <table:table-cell table:style-name="ce40" table:formula="of:=[.C136]-[.R136]" office:value-type="float" office:value="-0.000428253549479507" calcext:value-type="float">
            <text:p>-0.0004</text:p>
          </table:table-cell>
          <table:table-cell table:formula="of:=[.S136]*25.38" office:value-type="float" office:value="-0.0108690750857899" calcext:value-type="float">
            <text:p>-0.011</text:p>
          </table:table-cell>
          <table:table-cell table:formula="of:=ABS([.T136])" office:value-type="float" office:value="0.0108690750857899" calcext:value-type="float">
            <text:p>0.01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office:value-type="float" office:value="2.81" calcext:value-type="float">
            <text:p>2.810</text:p>
          </table:table-cell>
          <table:table-cell/>
          <table:table-cell table:formula="of:=[.$C137]*([.F$4]+[.$C137]*([.F$5]+[.$C137]*([.F$6]+[.$C137]*[.F$7])))/(1+[.$C137]*([.F$8]+[.$C137]*([.F$9]+[.$C137]*[.F$10])))" office:value-type="float" office:value="69.0034706189764" calcext:value-type="float">
            <text:p>69.00</text:p>
          </table:table-cell>
          <table:table-cell table:formula="of:=[.B137]-[.E137]" office:value-type="float" office:value="-0.00347061897643641" calcext:value-type="float">
            <text:p>-0.003</text:p>
          </table:table-cell>
          <table:table-cell table:formula="of:=ABS([.F137])" office:value-type="float" office:value="0.00347061897643641" calcext:value-type="float">
            <text:p>0.003</text:p>
          </table:table-cell>
          <table:table-cell/>
          <table:table-cell table:style-name="ce12" table:formula="of:=[.$C137]*([.J$4]+[.$C137]*([.J$5]+[.$C137]*([.J$6]+[.$C137]*[.J$7])))/(1+[.$C137]*([.J$8]+[.$C137]*([.J$9]+[.$C137]*[.J$10])))" office:value-type="float" office:value="69.0073073015441" calcext:value-type="float">
            <text:p>69.01</text:p>
          </table:table-cell>
          <table:table-cell table:formula="of:=[.B137]-[.I137]" office:value-type="float" office:value="-0.00730730154413095" calcext:value-type="float">
            <text:p>-0.007</text:p>
          </table:table-cell>
          <table:table-cell table:formula="of:=ABS([.J137])" office:value-type="float" office:value="0.00730730154413095" calcext:value-type="float">
            <text:p>0.007</text:p>
          </table:table-cell>
          <table:table-cell/>
          <table:table-cell table:formula="of:=[.$B137]*([.N$4]+[.$B137]*([.N$5]+[.$B137]*([.N$6]+[.$B137]*[.N$7])))/(1+[.$B137]*([.N$8]+[.$B137]*([.N$9]+[.$B137]*[.N$10])))" office:value-type="float" office:value="2.80965539756251" calcext:value-type="float">
            <text:p>2.810</text:p>
          </table:table-cell>
          <table:table-cell table:formula="of:=[.C137]-[.M137]" office:value-type="float" office:value="0.000344602437485353" calcext:value-type="float">
            <text:p>0.00034</text:p>
          </table:table-cell>
          <table:table-cell table:formula="of:=[.N137]*25.38" office:value-type="float" office:value="0.00874600986337826" calcext:value-type="float">
            <text:p>0.009</text:p>
          </table:table-cell>
          <table:table-cell table:formula="of:=ABS([.O137])" office:value-type="float" office:value="0.00874600986337826" calcext:value-type="float">
            <text:p>0.009</text:p>
          </table:table-cell>
          <table:table-cell/>
          <table:table-cell table:formula="of:=[.$B137]*([.S$4]+[.$B137]*([.S$5]+[.$B137]*([.S$6]+[.$B137]*[.S$7])))/(1+[.$B137]*([.S$8]+[.$B137]*([.S$9]+[.$B137]*[.S$10])))" office:value-type="float" office:value="2.81002624189762" calcext:value-type="float">
            <text:p>2.810</text:p>
          </table:table-cell>
          <table:table-cell table:style-name="ce40" table:formula="of:=[.C137]-[.R137]" office:value-type="float" office:value="-0.0000262418976166856" calcext:value-type="float">
            <text:p>0.0000</text:p>
          </table:table-cell>
          <table:table-cell table:formula="of:=[.S137]*25.38" office:value-type="float" office:value="-0.000666019361511481" calcext:value-type="float">
            <text:p>-0.001</text:p>
          </table:table-cell>
          <table:table-cell table:formula="of:=ABS([.T137])" office:value-type="float" office:value="0.000666019361511481" calcext:value-type="float">
            <text:p>0.00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float" office:value="2.851" calcext:value-type="float">
            <text:p>2.851</text:p>
          </table:table-cell>
          <table:table-cell/>
          <table:table-cell table:formula="of:=[.$C138]*([.F$4]+[.$C138]*([.F$5]+[.$C138]*([.F$6]+[.$C138]*[.F$7])))/(1+[.$C138]*([.F$8]+[.$C138]*([.F$9]+[.$C138]*[.F$10])))" office:value-type="float" office:value="69.9905804861023" calcext:value-type="float">
            <text:p>69.99</text:p>
          </table:table-cell>
          <table:table-cell table:formula="of:=[.B138]-[.E138]" office:value-type="float" office:value="0.00941951389773976" calcext:value-type="float">
            <text:p>0.009</text:p>
          </table:table-cell>
          <table:table-cell table:formula="of:=ABS([.F138])" office:value-type="float" office:value="0.00941951389773976" calcext:value-type="float">
            <text:p>0.009</text:p>
          </table:table-cell>
          <table:table-cell/>
          <table:table-cell table:style-name="ce12" table:formula="of:=[.$C138]*([.J$4]+[.$C138]*([.J$5]+[.$C138]*([.J$6]+[.$C138]*[.J$7])))/(1+[.$C138]*([.J$8]+[.$C138]*([.J$9]+[.$C138]*[.J$10])))" office:value-type="float" office:value="69.9948782727892" calcext:value-type="float">
            <text:p>69.99</text:p>
          </table:table-cell>
          <table:table-cell table:formula="of:=[.B138]-[.I138]" office:value-type="float" office:value="0.00512172721082038" calcext:value-type="float">
            <text:p>0.005</text:p>
          </table:table-cell>
          <table:table-cell table:formula="of:=ABS([.J138])" office:value-type="float" office:value="0.00512172721082038" calcext:value-type="float">
            <text:p>0.005</text:p>
          </table:table-cell>
          <table:table-cell/>
          <table:table-cell table:formula="of:=[.$B138]*([.N$4]+[.$B138]*([.N$5]+[.$B138]*([.N$6]+[.$B138]*[.N$7])))/(1+[.$B138]*([.N$8]+[.$B138]*([.N$9]+[.$B138]*[.N$10])))" office:value-type="float" office:value="2.85117661828763" calcext:value-type="float">
            <text:p>2.851</text:p>
          </table:table-cell>
          <table:table-cell table:formula="of:=[.C138]-[.M138]" office:value-type="float" office:value="-0.000176618287627051" calcext:value-type="float">
            <text:p>-0.00018</text:p>
          </table:table-cell>
          <table:table-cell table:formula="of:=[.N138]*25.38" office:value-type="float" office:value="-0.00448257213997454" calcext:value-type="float">
            <text:p>-0.004</text:p>
          </table:table-cell>
          <table:table-cell table:formula="of:=ABS([.O138])" office:value-type="float" office:value="0.00448257213997454" calcext:value-type="float">
            <text:p>0.004</text:p>
          </table:table-cell>
          <table:table-cell/>
          <table:table-cell table:formula="of:=[.$B138]*([.S$4]+[.$B138]*([.S$5]+[.$B138]*([.S$6]+[.$B138]*[.S$7])))/(1+[.$B138]*([.S$8]+[.$B138]*([.S$9]+[.$B138]*[.S$10])))" office:value-type="float" office:value="2.85164162164609" calcext:value-type="float">
            <text:p>2.852</text:p>
          </table:table-cell>
          <table:table-cell table:style-name="ce40" table:formula="of:=[.C138]-[.R138]" office:value-type="float" office:value="-0.000641621646091384" calcext:value-type="float">
            <text:p>-0.0006</text:p>
          </table:table-cell>
          <table:table-cell table:formula="of:=[.S138]*25.38" office:value-type="float" office:value="-0.0162843573777993" calcext:value-type="float">
            <text:p>-0.016</text:p>
          </table:table-cell>
          <table:table-cell table:formula="of:=ABS([.T138])" office:value-type="float" office:value="0.0162843573777993" calcext:value-type="float">
            <text:p>0.01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float" office:value="2.893" calcext:value-type="float">
            <text:p>2.893</text:p>
          </table:table-cell>
          <table:table-cell/>
          <table:table-cell table:formula="of:=[.$C139]*([.F$4]+[.$C139]*([.F$5]+[.$C139]*([.F$6]+[.$C139]*[.F$7])))/(1+[.$C139]*([.F$8]+[.$C139]*([.F$9]+[.$C139]*[.F$10])))" office:value-type="float" office:value="71.0016165093132" calcext:value-type="float">
            <text:p>71.00</text:p>
          </table:table-cell>
          <table:table-cell table:formula="of:=[.B139]-[.E139]" office:value-type="float" office:value="-0.00161650931316615" calcext:value-type="float">
            <text:p>-0.002</text:p>
          </table:table-cell>
          <table:table-cell table:formula="of:=ABS([.F139])" office:value-type="float" office:value="0.00161650931316615" calcext:value-type="float">
            <text:p>0.002</text:p>
          </table:table-cell>
          <table:table-cell/>
          <table:table-cell table:style-name="ce12" table:formula="of:=[.$C139]*([.J$4]+[.$C139]*([.J$5]+[.$C139]*([.J$6]+[.$C139]*[.J$7])))/(1+[.$C139]*([.J$8]+[.$C139]*([.J$9]+[.$C139]*[.J$10])))" office:value-type="float" office:value="71.0063877841977" calcext:value-type="float">
            <text:p>71.01</text:p>
          </table:table-cell>
          <table:table-cell table:formula="of:=[.B139]-[.I139]" office:value-type="float" office:value="-0.00638778419772734" calcext:value-type="float">
            <text:p>-0.006</text:p>
          </table:table-cell>
          <table:table-cell table:formula="of:=ABS([.J139])" office:value-type="float" office:value="0.00638778419772734" calcext:value-type="float">
            <text:p>0.006</text:p>
          </table:table-cell>
          <table:table-cell/>
          <table:table-cell table:formula="of:=[.$B139]*([.N$4]+[.$B139]*([.N$5]+[.$B139]*([.N$6]+[.$B139]*[.N$7])))/(1+[.$B139]*([.N$8]+[.$B139]*([.N$9]+[.$B139]*[.N$10])))" office:value-type="float" office:value="2.89270433278677" calcext:value-type="float">
            <text:p>2.893</text:p>
          </table:table-cell>
          <table:table-cell table:formula="of:=[.C139]-[.M139]" office:value-type="float" office:value="0.000295667213228601" calcext:value-type="float">
            <text:p>0.00030</text:p>
          </table:table-cell>
          <table:table-cell table:formula="of:=[.N139]*25.38" office:value-type="float" office:value="0.00750403387174189" calcext:value-type="float">
            <text:p>0.008</text:p>
          </table:table-cell>
          <table:table-cell table:formula="of:=ABS([.O139])" office:value-type="float" office:value="0.00750403387174189" calcext:value-type="float">
            <text:p>0.008</text:p>
          </table:table-cell>
          <table:table-cell/>
          <table:table-cell table:formula="of:=[.$B139]*([.S$4]+[.$B139]*([.S$5]+[.$B139]*([.S$6]+[.$B139]*[.S$7])))/(1+[.$B139]*([.S$8]+[.$B139]*([.S$9]+[.$B139]*[.S$10])))" office:value-type="float" office:value="2.89327417563804" calcext:value-type="float">
            <text:p>2.893</text:p>
          </table:table-cell>
          <table:table-cell table:style-name="ce40" table:formula="of:=[.C139]-[.R139]" office:value-type="float" office:value="-0.000274175638041996" calcext:value-type="float">
            <text:p>-0.0003</text:p>
          </table:table-cell>
          <table:table-cell table:formula="of:=[.S139]*25.38" office:value-type="float" office:value="-0.00695857769350585" calcext:value-type="float">
            <text:p>-0.007</text:p>
          </table:table-cell>
          <table:table-cell table:formula="of:=ABS([.T139])" office:value-type="float" office:value="0.00695857769350585" calcext:value-type="float">
            <text:p>0.00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float" office:value="2.934" calcext:value-type="float">
            <text:p>2.934</text:p>
          </table:table-cell>
          <table:table-cell/>
          <table:table-cell table:formula="of:=[.$C140]*([.F$4]+[.$C140]*([.F$5]+[.$C140]*([.F$6]+[.$C140]*[.F$7])))/(1+[.$C140]*([.F$8]+[.$C140]*([.F$9]+[.$C140]*[.F$10])))" office:value-type="float" office:value="71.9884531462069" calcext:value-type="float">
            <text:p>71.99</text:p>
          </table:table-cell>
          <table:table-cell table:formula="of:=[.B140]-[.E140]" office:value-type="float" office:value="0.0115468537931491" calcext:value-type="float">
            <text:p>0.012</text:p>
          </table:table-cell>
          <table:table-cell table:formula="of:=ABS([.F140])" office:value-type="float" office:value="0.0115468537931491" calcext:value-type="float">
            <text:p>0.012</text:p>
          </table:table-cell>
          <table:table-cell/>
          <table:table-cell table:style-name="ce12" table:formula="of:=[.$C140]*([.J$4]+[.$C140]*([.J$5]+[.$C140]*([.J$6]+[.$C140]*[.J$7])))/(1+[.$C140]*([.J$8]+[.$C140]*([.J$9]+[.$C140]*[.J$10])))" office:value-type="float" office:value="71.9936871816792" calcext:value-type="float">
            <text:p>71.99</text:p>
          </table:table-cell>
          <table:table-cell table:formula="of:=[.B140]-[.I140]" office:value-type="float" office:value="0.00631281832080788" calcext:value-type="float">
            <text:p>0.006</text:p>
          </table:table-cell>
          <table:table-cell table:formula="of:=ABS([.J140])" office:value-type="float" office:value="0.00631281832080788" calcext:value-type="float">
            <text:p>0.006</text:p>
          </table:table-cell>
          <table:table-cell/>
          <table:table-cell table:formula="of:=[.$B140]*([.N$4]+[.$B140]*([.N$5]+[.$B140]*([.N$6]+[.$B140]*[.N$7])))/(1+[.$B140]*([.N$8]+[.$B140]*([.N$9]+[.$B140]*[.N$10])))" office:value-type="float" office:value="2.9342377743165" calcext:value-type="float">
            <text:p>2.934</text:p>
          </table:table-cell>
          <table:table-cell table:formula="of:=[.C140]-[.M140]" office:value-type="float" office:value="-0.000237774316501405" calcext:value-type="float">
            <text:p>-0.00024</text:p>
          </table:table-cell>
          <table:table-cell table:formula="of:=[.N140]*25.38" office:value-type="float" office:value="-0.00603471215280565" calcext:value-type="float">
            <text:p>-0.006</text:p>
          </table:table-cell>
          <table:table-cell table:formula="of:=ABS([.O140])" office:value-type="float" office:value="0.00603471215280565" calcext:value-type="float">
            <text:p>0.006</text:p>
          </table:table-cell>
          <table:table-cell/>
          <table:table-cell table:formula="of:=[.$B140]*([.S$4]+[.$B140]*([.S$5]+[.$B140]*([.S$6]+[.$B140]*[.S$7])))/(1+[.$B140]*([.S$8]+[.$B140]*([.S$9]+[.$B140]*[.S$10])))" office:value-type="float" office:value="2.93492368993594" calcext:value-type="float">
            <text:p>2.935</text:p>
          </table:table-cell>
          <table:table-cell table:style-name="ce40" table:formula="of:=[.C140]-[.R140]" office:value-type="float" office:value="-0.000923689935943717" calcext:value-type="float">
            <text:p>-0.0009</text:p>
          </table:table-cell>
          <table:table-cell table:formula="of:=[.S140]*25.38" office:value-type="float" office:value="-0.0234432505742515" calcext:value-type="float">
            <text:p>-0.023</text:p>
          </table:table-cell>
          <table:table-cell table:formula="of:=ABS([.T140])" office:value-type="float" office:value="0.0234432505742515" calcext:value-type="float">
            <text:p>0.02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float" office:value="2.976" calcext:value-type="float">
            <text:p>2.976</text:p>
          </table:table-cell>
          <table:table-cell/>
          <table:table-cell table:formula="of:=[.$C141]*([.F$4]+[.$C141]*([.F$5]+[.$C141]*([.F$6]+[.$C141]*[.F$7])))/(1+[.$C141]*([.F$8]+[.$C141]*([.F$9]+[.$C141]*[.F$10])))" office:value-type="float" office:value="72.9992484411482" calcext:value-type="float">
            <text:p>73.00</text:p>
          </table:table-cell>
          <table:table-cell table:formula="of:=[.B141]-[.E141]" office:value-type="float" office:value="0.000751558851774803" calcext:value-type="float">
            <text:p>0.001</text:p>
          </table:table-cell>
          <table:table-cell table:formula="of:=ABS([.F141])" office:value-type="float" office:value="0.000751558851774803" calcext:value-type="float">
            <text:p>0.001</text:p>
          </table:table-cell>
          <table:table-cell/>
          <table:table-cell table:style-name="ce12" table:formula="of:=[.$C141]*([.J$4]+[.$C141]*([.J$5]+[.$C141]*([.J$6]+[.$C141]*[.J$7])))/(1+[.$C141]*([.J$8]+[.$C141]*([.J$9]+[.$C141]*[.J$10])))" office:value-type="float" office:value="73.0049564530168" calcext:value-type="float">
            <text:p>73.00</text:p>
          </table:table-cell>
          <table:table-cell table:formula="of:=[.B141]-[.I141]" office:value-type="float" office:value="-0.00495645301678849" calcext:value-type="float">
            <text:p>-0.005</text:p>
          </table:table-cell>
          <table:table-cell table:formula="of:=ABS([.J141])" office:value-type="float" office:value="0.00495645301678849" calcext:value-type="float">
            <text:p>0.005</text:p>
          </table:table-cell>
          <table:table-cell/>
          <table:table-cell table:formula="of:=[.$B141]*([.N$4]+[.$B141]*([.N$5]+[.$B141]*([.N$6]+[.$B141]*[.N$7])))/(1+[.$B141]*([.N$8]+[.$B141]*([.N$9]+[.$B141]*[.N$10])))" office:value-type="float" office:value="2.97577617386142" calcext:value-type="float">
            <text:p>2.976</text:p>
          </table:table-cell>
          <table:table-cell table:formula="of:=[.C141]-[.M141]" office:value-type="float" office:value="0.000223826138583849" calcext:value-type="float">
            <text:p>0.00022</text:p>
          </table:table-cell>
          <table:table-cell table:formula="of:=[.N141]*25.38" office:value-type="float" office:value="0.00568070739725809" calcext:value-type="float">
            <text:p>0.006</text:p>
          </table:table-cell>
          <table:table-cell table:formula="of:=ABS([.O141])" office:value-type="float" office:value="0.00568070739725809" calcext:value-type="float">
            <text:p>0.006</text:p>
          </table:table-cell>
          <table:table-cell/>
          <table:table-cell table:formula="of:=[.$B141]*([.S$4]+[.$B141]*([.S$5]+[.$B141]*([.S$6]+[.$B141]*[.S$7])))/(1+[.$B141]*([.S$8]+[.$B141]*([.S$9]+[.$B141]*[.S$10])))" office:value-type="float" office:value="2.97658995378458" calcext:value-type="float">
            <text:p>2.977</text:p>
          </table:table-cell>
          <table:table-cell table:style-name="ce40" table:formula="of:=[.C141]-[.R141]" office:value-type="float" office:value="-0.000589953784578157" calcext:value-type="float">
            <text:p>-0.0006</text:p>
          </table:table-cell>
          <table:table-cell table:formula="of:=[.S141]*25.38" office:value-type="float" office:value="-0.0149730270525936" calcext:value-type="float">
            <text:p>-0.015</text:p>
          </table:table-cell>
          <table:table-cell table:formula="of:=ABS([.T141])" office:value-type="float" office:value="0.0149730270525936" calcext:value-type="float">
            <text:p>0.01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float" office:value="3.017" calcext:value-type="float">
            <text:p>3.017</text:p>
          </table:table-cell>
          <table:table-cell/>
          <table:table-cell table:formula="of:=[.$C142]*([.F$4]+[.$C142]*([.F$5]+[.$C142]*([.F$6]+[.$C142]*[.F$7])))/(1+[.$C142]*([.F$8]+[.$C142]*([.F$9]+[.$C142]*[.F$10])))" office:value-type="float" office:value="73.9858883474861" calcext:value-type="float">
            <text:p>73.99</text:p>
          </table:table-cell>
          <table:table-cell table:formula="of:=[.B142]-[.E142]" office:value-type="float" office:value="0.0141116525138898" calcext:value-type="float">
            <text:p>0.014</text:p>
          </table:table-cell>
          <table:table-cell table:formula="of:=ABS([.F142])" office:value-type="float" office:value="0.0141116525138898" calcext:value-type="float">
            <text:p>0.014</text:p>
          </table:table-cell>
          <table:table-cell/>
          <table:table-cell table:style-name="ce12" table:formula="of:=[.$C142]*([.J$4]+[.$C142]*([.J$5]+[.$C142]*([.J$6]+[.$C142]*[.J$7])))/(1+[.$C142]*([.J$8]+[.$C142]*([.J$9]+[.$C142]*[.J$10])))" office:value-type="float" office:value="73.9920583268741" calcext:value-type="float">
            <text:p>73.99</text:p>
          </table:table-cell>
          <table:table-cell table:formula="of:=[.B142]-[.I142]" office:value-type="float" office:value="0.00794167312591299" calcext:value-type="float">
            <text:p>0.008</text:p>
          </table:table-cell>
          <table:table-cell table:formula="of:=ABS([.J142])" office:value-type="float" office:value="0.00794167312591299" calcext:value-type="float">
            <text:p>0.008</text:p>
          </table:table-cell>
          <table:table-cell/>
          <table:table-cell table:formula="of:=[.$B142]*([.N$4]+[.$B142]*([.N$5]+[.$B142]*([.N$6]+[.$B142]*[.N$7])))/(1+[.$B142]*([.N$8]+[.$B142]*([.N$9]+[.$B142]*[.N$10])))" office:value-type="float" office:value="3.01731876047953" calcext:value-type="float">
            <text:p>3.017</text:p>
          </table:table-cell>
          <table:table-cell table:formula="of:=[.C142]-[.M142]" office:value-type="float" office:value="-0.000318760479534941" calcext:value-type="float">
            <text:p>-0.00032</text:p>
          </table:table-cell>
          <table:table-cell table:formula="of:=[.N142]*25.38" office:value-type="float" office:value="-0.0080901409705968" calcext:value-type="float">
            <text:p>-0.008</text:p>
          </table:table-cell>
          <table:table-cell table:formula="of:=ABS([.O142])" office:value-type="float" office:value="0.0080901409705968" calcext:value-type="float">
            <text:p>0.008</text:p>
          </table:table-cell>
          <table:table-cell/>
          <table:table-cell table:formula="of:=[.$B142]*([.S$4]+[.$B142]*([.S$5]+[.$B142]*([.S$6]+[.$B142]*[.S$7])))/(1+[.$B142]*([.S$8]+[.$B142]*([.S$9]+[.$B142]*[.S$10])))" office:value-type="float" office:value="3.01827275957341" calcext:value-type="float">
            <text:p>3.018</text:p>
          </table:table-cell>
          <table:table-cell table:style-name="ce40" table:formula="of:=[.C142]-[.R142]" office:value-type="float" office:value="-0.00127275957340567" calcext:value-type="float">
            <text:p>-0.0013</text:p>
          </table:table-cell>
          <table:table-cell table:formula="of:=[.S142]*25.38" office:value-type="float" office:value="-0.0323026379730359" calcext:value-type="float">
            <text:p>-0.032</text:p>
          </table:table-cell>
          <table:table-cell table:formula="of:=ABS([.T142])" office:value-type="float" office:value="0.0323026379730359" calcext:value-type="float">
            <text:p>0.03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float" office:value="3.059" calcext:value-type="float">
            <text:p>3.059</text:p>
          </table:table-cell>
          <table:table-cell/>
          <table:table-cell table:formula="of:=[.$C143]*([.F$4]+[.$C143]*([.F$5]+[.$C143]*([.F$6]+[.$C143]*[.F$7])))/(1+[.$C143]*([.F$8]+[.$C143]*([.F$9]+[.$C143]*[.F$10])))" office:value-type="float" office:value="74.9965213317312" calcext:value-type="float">
            <text:p>75.00</text:p>
          </table:table-cell>
          <table:table-cell table:formula="of:=[.B143]-[.E143]" office:value-type="float" office:value="0.00347866826878374" calcext:value-type="float">
            <text:p>0.003</text:p>
          </table:table-cell>
          <table:table-cell table:formula="of:=ABS([.F143])" office:value-type="float" office:value="0.00347866826878374" calcext:value-type="float">
            <text:p>0.003</text:p>
          </table:table-cell>
          <table:table-cell/>
          <table:table-cell table:style-name="ce12" table:formula="of:=[.$C143]*([.J$4]+[.$C143]*([.J$5]+[.$C143]*([.J$6]+[.$C143]*[.J$7])))/(1+[.$C143]*([.J$8]+[.$C143]*([.J$9]+[.$C143]*[.J$10])))" office:value-type="float" office:value="75.0031630858018" calcext:value-type="float">
            <text:p>75.00</text:p>
          </table:table-cell>
          <table:table-cell table:formula="of:=[.B143]-[.I143]" office:value-type="float" office:value="-0.00316308580175928" calcext:value-type="float">
            <text:p>-0.003</text:p>
          </table:table-cell>
          <table:table-cell table:formula="of:=ABS([.J143])" office:value-type="float" office:value="0.00316308580175928" calcext:value-type="float">
            <text:p>0.003</text:p>
          </table:table-cell>
          <table:table-cell/>
          <table:table-cell table:formula="of:=[.$B143]*([.N$4]+[.$B143]*([.N$5]+[.$B143]*([.N$6]+[.$B143]*[.N$7])))/(1+[.$B143]*([.N$8]+[.$B143]*([.N$9]+[.$B143]*[.N$10])))" office:value-type="float" office:value="3.05886476166821" calcext:value-type="float">
            <text:p>3.059</text:p>
          </table:table-cell>
          <table:table-cell table:formula="of:=[.C143]-[.M143]" office:value-type="float" office:value="0.000135238331792298" calcext:value-type="float">
            <text:p>0.00014</text:p>
          </table:table-cell>
          <table:table-cell table:formula="of:=[.N143]*25.38" office:value-type="float" office:value="0.00343234886088852" calcext:value-type="float">
            <text:p>0.003</text:p>
          </table:table-cell>
          <table:table-cell table:formula="of:=ABS([.O143])" office:value-type="float" office:value="0.00343234886088852" calcext:value-type="float">
            <text:p>0.003</text:p>
          </table:table-cell>
          <table:table-cell/>
          <table:table-cell table:formula="of:=[.$B143]*([.S$4]+[.$B143]*([.S$5]+[.$B143]*([.S$6]+[.$B143]*[.S$7])))/(1+[.$B143]*([.S$8]+[.$B143]*([.S$9]+[.$B143]*[.S$10])))" office:value-type="float" office:value="3.05997190279831" calcext:value-type="float">
            <text:p>3.060</text:p>
          </table:table-cell>
          <table:table-cell table:style-name="ce40" table:formula="of:=[.C143]-[.R143]" office:value-type="float" office:value="-0.000971902798311053" calcext:value-type="float">
            <text:p>-0.0010</text:p>
          </table:table-cell>
          <table:table-cell table:formula="of:=[.S143]*25.38" office:value-type="float" office:value="-0.0246668930211345" calcext:value-type="float">
            <text:p>-0.025</text:p>
          </table:table-cell>
          <table:table-cell table:formula="of:=ABS([.T143])" office:value-type="float" office:value="0.0246668930211345" calcext:value-type="float">
            <text:p>0.02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office:value-type="float" office:value="3.1" calcext:value-type="float">
            <text:p>3.100</text:p>
          </table:table-cell>
          <table:table-cell/>
          <table:table-cell table:formula="of:=[.$C144]*([.F$4]+[.$C144]*([.F$5]+[.$C144]*([.F$6]+[.$C144]*[.F$7])))/(1+[.$C144]*([.F$8]+[.$C144]*([.F$9]+[.$C144]*[.F$10])))" office:value-type="float" office:value="75.9830410791233" calcext:value-type="float">
            <text:p>75.98</text:p>
          </table:table-cell>
          <table:table-cell table:formula="of:=[.B144]-[.E144]" office:value-type="float" office:value="0.0169589208766752" calcext:value-type="float">
            <text:p>0.017</text:p>
          </table:table-cell>
          <table:table-cell table:formula="of:=ABS([.F144])" office:value-type="float" office:value="0.0169589208766752" calcext:value-type="float">
            <text:p>0.017</text:p>
          </table:table-cell>
          <table:table-cell/>
          <table:table-cell table:style-name="ce12" table:formula="of:=[.$C144]*([.J$4]+[.$C144]*([.J$5]+[.$C144]*([.J$6]+[.$C144]*[.J$7])))/(1+[.$C144]*([.J$8]+[.$C144]*([.J$9]+[.$C144]*[.J$10])))" office:value-type="float" office:value="75.9901412142032" calcext:value-type="float">
            <text:p>75.99</text:p>
          </table:table-cell>
          <table:table-cell table:formula="of:=[.B144]-[.I144]" office:value-type="float" office:value="0.0098587857967658" calcext:value-type="float">
            <text:p>0.010</text:p>
          </table:table-cell>
          <table:table-cell table:formula="of:=ABS([.J144])" office:value-type="float" office:value="0.0098587857967658" calcext:value-type="float">
            <text:p>0.010</text:p>
          </table:table-cell>
          <table:table-cell/>
          <table:table-cell table:formula="of:=[.$B144]*([.N$4]+[.$B144]*([.N$5]+[.$B144]*([.N$6]+[.$B144]*[.N$7])))/(1+[.$B144]*([.N$8]+[.$B144]*([.N$9]+[.$B144]*[.N$10])))" office:value-type="float" office:value="3.1004134037505" calcext:value-type="float">
            <text:p>3.100</text:p>
          </table:table-cell>
          <table:table-cell table:formula="of:=[.C144]-[.M144]" office:value-type="float" office:value="-0.00041340375050325" calcext:value-type="float">
            <text:p>-0.00041</text:p>
          </table:table-cell>
          <table:table-cell table:formula="of:=[.N144]*25.38" office:value-type="float" office:value="-0.0104921871877725" calcext:value-type="float">
            <text:p>-0.010</text:p>
          </table:table-cell>
          <table:table-cell table:formula="of:=ABS([.O144])" office:value-type="float" office:value="0.0104921871877725" calcext:value-type="float">
            <text:p>0.010</text:p>
          </table:table-cell>
          <table:table-cell/>
          <table:table-cell table:formula="of:=[.$B144]*([.S$4]+[.$B144]*([.S$5]+[.$B144]*([.S$6]+[.$B144]*[.S$7])))/(1+[.$B144]*([.S$8]+[.$B144]*([.S$9]+[.$B144]*[.S$10])))" office:value-type="float" office:value="3.10168718202274" calcext:value-type="float">
            <text:p>3.102</text:p>
          </table:table-cell>
          <table:table-cell table:style-name="ce40" table:formula="of:=[.C144]-[.R144]" office:value-type="float" office:value="-0.0016871820227391" calcext:value-type="float">
            <text:p>-0.0017</text:p>
          </table:table-cell>
          <table:table-cell table:formula="of:=[.S144]*25.38" office:value-type="float" office:value="-0.0428206797371183" calcext:value-type="float">
            <text:p>-0.043</text:p>
          </table:table-cell>
          <table:table-cell table:formula="of:=ABS([.T144])" office:value-type="float" office:value="0.0428206797371183" calcext:value-type="float">
            <text:p>0.04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float" office:value="3.142" calcext:value-type="float">
            <text:p>3.142</text:p>
          </table:table-cell>
          <table:table-cell/>
          <table:table-cell table:formula="of:=[.$C145]*([.F$4]+[.$C145]*([.F$5]+[.$C145]*([.F$6]+[.$C145]*[.F$7])))/(1+[.$C145]*([.F$8]+[.$C145]*([.F$9]+[.$C145]*[.F$10])))" office:value-type="float" office:value="76.9935901807502" calcext:value-type="float">
            <text:p>76.99</text:p>
          </table:table-cell>
          <table:table-cell table:formula="of:=[.B145]-[.E145]" office:value-type="float" office:value="0.00640981924979656" calcext:value-type="float">
            <text:p>0.006</text:p>
          </table:table-cell>
          <table:table-cell table:formula="of:=ABS([.F145])" office:value-type="float" office:value="0.00640981924979656" calcext:value-type="float">
            <text:p>0.006</text:p>
          </table:table-cell>
          <table:table-cell/>
          <table:table-cell table:style-name="ce12" table:formula="of:=[.$C145]*([.J$4]+[.$C145]*([.J$5]+[.$C145]*([.J$6]+[.$C145]*[.J$7])))/(1+[.$C145]*([.J$8]+[.$C145]*([.J$9]+[.$C145]*[.J$10])))" office:value-type="float" office:value="77.0011568667473" calcext:value-type="float">
            <text:p>77.00</text:p>
          </table:table-cell>
          <table:table-cell table:formula="of:=[.B145]-[.I145]" office:value-type="float" office:value="-0.00115686674732274" calcext:value-type="float">
            <text:p>-0.001</text:p>
          </table:table-cell>
          <table:table-cell table:formula="of:=ABS([.J145])" office:value-type="float" office:value="0.00115686674732274" calcext:value-type="float">
            <text:p>0.001</text:p>
          </table:table-cell>
          <table:table-cell/>
          <table:table-cell table:formula="of:=[.$B145]*([.N$4]+[.$B145]*([.N$5]+[.$B145]*([.N$6]+[.$B145]*[.N$7])))/(1+[.$B145]*([.N$8]+[.$B145]*([.N$9]+[.$B145]*[.N$10])))" office:value-type="float" office:value="3.14196391228193" calcext:value-type="float">
            <text:p>3.142</text:p>
          </table:table-cell>
          <table:table-cell table:formula="of:=[.C145]-[.M145]" office:value-type="float" office:value="0.0000360877180649588" calcext:value-type="float">
            <text:p>0.00004</text:p>
          </table:table-cell>
          <table:table-cell table:formula="of:=[.N145]*25.38" office:value-type="float" office:value="0.000915906284488655" calcext:value-type="float">
            <text:p>0.001</text:p>
          </table:table-cell>
          <table:table-cell table:formula="of:=ABS([.O145])" office:value-type="float" office:value="0.000915906284488655" calcext:value-type="float">
            <text:p>0.001</text:p>
          </table:table-cell>
          <table:table-cell/>
          <table:table-cell table:formula="of:=[.$B145]*([.S$4]+[.$B145]*([.S$5]+[.$B145]*([.S$6]+[.$B145]*[.S$7])))/(1+[.$B145]*([.S$8]+[.$B145]*([.S$9]+[.$B145]*[.S$10])))" office:value-type="float" office:value="3.14341839883825" calcext:value-type="float">
            <text:p>3.143</text:p>
          </table:table-cell>
          <table:table-cell table:style-name="ce40" table:formula="of:=[.C145]-[.R145]" office:value-type="float" office:value="-0.00141839883825412" calcext:value-type="float">
            <text:p>-0.0014</text:p>
          </table:table-cell>
          <table:table-cell table:formula="of:=[.S145]*25.38" office:value-type="float" office:value="-0.0359989625148896" calcext:value-type="float">
            <text:p>-0.036</text:p>
          </table:table-cell>
          <table:table-cell table:formula="of:=ABS([.T145])" office:value-type="float" office:value="0.0359989625148896" calcext:value-type="float">
            <text:p>0.03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float" office:value="3.184" calcext:value-type="float">
            <text:p>3.184</text:p>
          </table:table-cell>
          <table:table-cell/>
          <table:table-cell table:formula="of:=[.$C146]*([.F$4]+[.$C146]*([.F$5]+[.$C146]*([.F$6]+[.$C146]*[.F$7])))/(1+[.$C146]*([.F$8]+[.$C146]*([.F$9]+[.$C146]*[.F$10])))" office:value-type="float" office:value="78.0041266852064" calcext:value-type="float">
            <text:p>78.00</text:p>
          </table:table-cell>
          <table:table-cell table:formula="of:=[.B146]-[.E146]" office:value-type="float" office:value="-0.00412668520641546" calcext:value-type="float">
            <text:p>-0.004</text:p>
          </table:table-cell>
          <table:table-cell table:formula="of:=ABS([.F146])" office:value-type="float" office:value="0.00412668520641546" calcext:value-type="float">
            <text:p>0.004</text:p>
          </table:table-cell>
          <table:table-cell/>
          <table:table-cell table:style-name="ce12" table:formula="of:=[.$C146]*([.J$4]+[.$C146]*([.J$5]+[.$C146]*([.J$6]+[.$C146]*[.J$7])))/(1+[.$C146]*([.J$8]+[.$C146]*([.J$9]+[.$C146]*[.J$10])))" office:value-type="float" office:value="78.0121560358784" calcext:value-type="float">
            <text:p>78.01</text:p>
          </table:table-cell>
          <table:table-cell table:formula="of:=[.B146]-[.I146]" office:value-type="float" office:value="-0.0121560358783626" calcext:value-type="float">
            <text:p>-0.012</text:p>
          </table:table-cell>
          <table:table-cell table:formula="of:=ABS([.J146])" office:value-type="float" office:value="0.0121560358783626" calcext:value-type="float">
            <text:p>0.012</text:p>
          </table:table-cell>
          <table:table-cell/>
          <table:table-cell table:formula="of:=[.$B146]*([.N$4]+[.$B146]*([.N$5]+[.$B146]*([.N$6]+[.$B146]*[.N$7])))/(1+[.$B146]*([.N$8]+[.$B146]*([.N$9]+[.$B146]*[.N$10])))" office:value-type="float" office:value="3.18351551247737" calcext:value-type="float">
            <text:p>3.184</text:p>
          </table:table-cell>
          <table:table-cell table:formula="of:=[.C146]-[.M146]" office:value-type="float" office:value="0.000484487522626864" calcext:value-type="float">
            <text:p>0.00048</text:p>
          </table:table-cell>
          <table:table-cell table:formula="of:=[.N146]*25.38" office:value-type="float" office:value="0.0122962933242698" calcext:value-type="float">
            <text:p>0.012</text:p>
          </table:table-cell>
          <table:table-cell table:formula="of:=ABS([.O146])" office:value-type="float" office:value="0.0122962933242698" calcext:value-type="float">
            <text:p>0.012</text:p>
          </table:table-cell>
          <table:table-cell/>
          <table:table-cell table:formula="of:=[.$B146]*([.S$4]+[.$B146]*([.S$5]+[.$B146]*([.S$6]+[.$B146]*[.S$7])))/(1+[.$B146]*([.S$8]+[.$B146]*([.S$9]+[.$B146]*[.S$10])))" office:value-type="float" office:value="3.18516535782457" calcext:value-type="float">
            <text:p>3.185</text:p>
          </table:table-cell>
          <table:table-cell table:style-name="ce40" table:formula="of:=[.C146]-[.R146]" office:value-type="float" office:value="-0.00116535782457117" calcext:value-type="float">
            <text:p>-0.0012</text:p>
          </table:table-cell>
          <table:table-cell table:formula="of:=[.S146]*25.38" office:value-type="float" office:value="-0.0295767815876162" calcext:value-type="float">
            <text:p>-0.030</text:p>
          </table:table-cell>
          <table:table-cell table:formula="of:=ABS([.T146])" office:value-type="float" office:value="0.0295767815876162" calcext:value-type="float">
            <text:p>0.03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office:value-type="float" office:value="3.225" calcext:value-type="float">
            <text:p>3.225</text:p>
          </table:table-cell>
          <table:table-cell/>
          <table:table-cell table:formula="of:=[.$C147]*([.F$4]+[.$C147]*([.F$5]+[.$C147]*([.F$6]+[.$C147]*[.F$7])))/(1+[.$C147]*([.F$8]+[.$C147]*([.F$9]+[.$C147]*[.F$10])))" office:value-type="float" office:value="78.9906098039707" calcext:value-type="float">
            <text:p>78.99</text:p>
          </table:table-cell>
          <table:table-cell table:formula="of:=[.B147]-[.E147]" office:value-type="float" office:value="0.00939019602928681" calcext:value-type="float">
            <text:p>0.009</text:p>
          </table:table-cell>
          <table:table-cell table:formula="of:=ABS([.F147])" office:value-type="float" office:value="0.00939019602928681" calcext:value-type="float">
            <text:p>0.009</text:p>
          </table:table-cell>
          <table:table-cell/>
          <table:table-cell table:style-name="ce12" table:formula="of:=[.$C147]*([.J$4]+[.$C147]*([.J$5]+[.$C147]*([.J$6]+[.$C147]*[.J$7])))/(1+[.$C147]*([.J$8]+[.$C147]*([.J$9]+[.$C147]*[.J$10])))" office:value-type="float" office:value="78.9990862167663" calcext:value-type="float">
            <text:p>79.00</text:p>
          </table:table-cell>
          <table:table-cell table:formula="of:=[.B147]-[.I147]" office:value-type="float" office:value="0.00091378323369895" calcext:value-type="float">
            <text:p>0.001</text:p>
          </table:table-cell>
          <table:table-cell table:formula="of:=ABS([.J147])" office:value-type="float" office:value="0.00091378323369895" calcext:value-type="float">
            <text:p>0.001</text:p>
          </table:table-cell>
          <table:table-cell/>
          <table:table-cell table:formula="of:=[.$B147]*([.N$4]+[.$B147]*([.N$5]+[.$B147]*([.N$6]+[.$B147]*[.N$7])))/(1+[.$B147]*([.N$8]+[.$B147]*([.N$9]+[.$B147]*[.N$10])))" office:value-type="float" office:value="3.22506742965791" calcext:value-type="float">
            <text:p>3.225</text:p>
          </table:table-cell>
          <table:table-cell table:formula="of:=[.C147]-[.M147]" office:value-type="float" office:value="-0.000067429657912843" calcext:value-type="float">
            <text:p>-0.00007</text:p>
          </table:table-cell>
          <table:table-cell table:formula="of:=[.N147]*25.38" office:value-type="float" office:value="-0.00171136471782796" calcext:value-type="float">
            <text:p>-0.002</text:p>
          </table:table-cell>
          <table:table-cell table:formula="of:=ABS([.O147])" office:value-type="float" office:value="0.00171136471782796" calcext:value-type="float">
            <text:p>0.002</text:p>
          </table:table-cell>
          <table:table-cell/>
          <table:table-cell table:formula="of:=[.$B147]*([.S$4]+[.$B147]*([.S$5]+[.$B147]*([.S$6]+[.$B147]*[.S$7])))/(1+[.$B147]*([.S$8]+[.$B147]*([.S$9]+[.$B147]*[.S$10])))" office:value-type="float" office:value="3.22692786650914" calcext:value-type="float">
            <text:p>3.227</text:p>
          </table:table-cell>
          <table:table-cell table:style-name="ce40" table:formula="of:=[.C147]-[.R147]" office:value-type="float" office:value="-0.00192786650913757" calcext:value-type="float">
            <text:p>-0.0019</text:p>
          </table:table-cell>
          <table:table-cell table:formula="of:=[.S147]*25.38" office:value-type="float" office:value="-0.0489292520019114" calcext:value-type="float">
            <text:p>-0.049</text:p>
          </table:table-cell>
          <table:table-cell table:formula="of:=ABS([.T147])" office:value-type="float" office:value="0.0489292520019114" calcext:value-type="float">
            <text:p>0.04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float" office:value="3.267" calcext:value-type="float">
            <text:p>3.267</text:p>
          </table:table-cell>
          <table:table-cell/>
          <table:table-cell table:formula="of:=[.$C148]*([.F$4]+[.$C148]*([.F$5]+[.$C148]*([.F$6]+[.$C148]*[.F$7])))/(1+[.$C148]*([.F$8]+[.$C148]*([.F$9]+[.$C148]*[.F$10])))" office:value-type="float" office:value="80.001180249193" calcext:value-type="float">
            <text:p>80.00</text:p>
          </table:table-cell>
          <table:table-cell table:formula="of:=[.B148]-[.E148]" office:value-type="float" office:value="-0.00118024919304105" calcext:value-type="float">
            <text:p>-0.001</text:p>
          </table:table-cell>
          <table:table-cell table:formula="of:=ABS([.F148])" office:value-type="float" office:value="0.00118024919304105" calcext:value-type="float">
            <text:p>0.001</text:p>
          </table:table-cell>
          <table:table-cell/>
          <table:table-cell table:style-name="ce12" table:formula="of:=[.$C148]*([.J$4]+[.$C148]*([.J$5]+[.$C148]*([.J$6]+[.$C148]*[.J$7])))/(1+[.$C148]*([.J$8]+[.$C148]*([.J$9]+[.$C148]*[.J$10])))" office:value-type="float" office:value="80.0101090469285" calcext:value-type="float">
            <text:p>80.01</text:p>
          </table:table-cell>
          <table:table-cell table:formula="of:=[.B148]-[.I148]" office:value-type="float" office:value="-0.0101090469284912" calcext:value-type="float">
            <text:p>-0.010</text:p>
          </table:table-cell>
          <table:table-cell table:formula="of:=ABS([.J148])" office:value-type="float" office:value="0.0101090469284912" calcext:value-type="float">
            <text:p>0.010</text:p>
          </table:table-cell>
          <table:table-cell/>
          <table:table-cell table:formula="of:=[.$B148]*([.N$4]+[.$B148]*([.N$5]+[.$B148]*([.N$6]+[.$B148]*[.N$7])))/(1+[.$B148]*([.N$8]+[.$B148]*([.N$9]+[.$B148]*[.N$10])))" office:value-type="float" office:value="3.26661888971738" calcext:value-type="float">
            <text:p>3.267</text:p>
          </table:table-cell>
          <table:table-cell table:formula="of:=[.C148]-[.M148]" office:value-type="float" office:value="0.00038111028261989" calcext:value-type="float">
            <text:p>0.00038</text:p>
          </table:table-cell>
          <table:table-cell table:formula="of:=[.N148]*25.38" office:value-type="float" office:value="0.0096725789728928" calcext:value-type="float">
            <text:p>0.010</text:p>
          </table:table-cell>
          <table:table-cell table:formula="of:=ABS([.O148])" office:value-type="float" office:value="0.0096725789728928" calcext:value-type="float">
            <text:p>0.010</text:p>
          </table:table-cell>
          <table:table-cell/>
          <table:table-cell table:formula="of:=[.$B148]*([.S$4]+[.$B148]*([.S$5]+[.$B148]*([.S$6]+[.$B148]*[.S$7])))/(1+[.$B148]*([.S$8]+[.$B148]*([.S$9]+[.$B148]*[.S$10])))" office:value-type="float" office:value="3.26870573532633" calcext:value-type="float">
            <text:p>3.269</text:p>
          </table:table-cell>
          <table:table-cell table:style-name="ce40" table:formula="of:=[.C148]-[.R148]" office:value-type="float" office:value="-0.00170573532633034" calcext:value-type="float">
            <text:p>-0.0017</text:p>
          </table:table-cell>
          <table:table-cell table:formula="of:=[.S148]*25.38" office:value-type="float" office:value="-0.043291562582264" calcext:value-type="float">
            <text:p>-0.043</text:p>
          </table:table-cell>
          <table:table-cell table:formula="of:=ABS([.T148])" office:value-type="float" office:value="0.043291562582264" calcext:value-type="float">
            <text:p>0.04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float" office:value="3.308" calcext:value-type="float">
            <text:p>3.308</text:p>
          </table:table-cell>
          <table:table-cell/>
          <table:table-cell table:formula="of:=[.$C149]*([.F$4]+[.$C149]*([.F$5]+[.$C149]*([.F$6]+[.$C149]*[.F$7])))/(1+[.$C149]*([.F$8]+[.$C149]*([.F$9]+[.$C149]*[.F$10])))" office:value-type="float" office:value="80.9877345339682" calcext:value-type="float">
            <text:p>80.99</text:p>
          </table:table-cell>
          <table:table-cell table:formula="of:=[.B149]-[.E149]" office:value-type="float" office:value="0.0122654660318204" calcext:value-type="float">
            <text:p>0.012</text:p>
          </table:table-cell>
          <table:table-cell table:formula="of:=ABS([.F149])" office:value-type="float" office:value="0.0122654660318204" calcext:value-type="float">
            <text:p>0.012</text:p>
          </table:table-cell>
          <table:table-cell/>
          <table:table-cell table:style-name="ce12" table:formula="of:=[.$C149]*([.J$4]+[.$C149]*([.J$5]+[.$C149]*([.J$6]+[.$C149]*[.J$7])))/(1+[.$C149]*([.J$8]+[.$C149]*([.J$9]+[.$C149]*[.J$10])))" office:value-type="float" office:value="80.9970986250042" calcext:value-type="float">
            <text:p>81.00</text:p>
          </table:table-cell>
          <table:table-cell table:formula="of:=[.B149]-[.I149]" office:value-type="float" office:value="0.00290137499575849" calcext:value-type="float">
            <text:p>0.003</text:p>
          </table:table-cell>
          <table:table-cell table:formula="of:=ABS([.J149])" office:value-type="float" office:value="0.00290137499575849" calcext:value-type="float">
            <text:p>0.003</text:p>
          </table:table-cell>
          <table:table-cell/>
          <table:table-cell table:formula="of:=[.$B149]*([.N$4]+[.$B149]*([.N$5]+[.$B149]*([.N$6]+[.$B149]*[.N$7])))/(1+[.$B149]*([.N$8]+[.$B149]*([.N$9]+[.$B149]*[.N$10])))" office:value-type="float" office:value="3.30816911960816" calcext:value-type="float">
            <text:p>3.308</text:p>
          </table:table-cell>
          <table:table-cell table:formula="of:=[.C149]-[.M149]" office:value-type="float" office:value="-0.000169119608159907" calcext:value-type="float">
            <text:p>-0.00017</text:p>
          </table:table-cell>
          <table:table-cell table:formula="of:=[.N149]*25.38" office:value-type="float" office:value="-0.00429225565509843" calcext:value-type="float">
            <text:p>-0.004</text:p>
          </table:table-cell>
          <table:table-cell table:formula="of:=ABS([.O149])" office:value-type="float" office:value="0.00429225565509843" calcext:value-type="float">
            <text:p>0.004</text:p>
          </table:table-cell>
          <table:table-cell/>
          <table:table-cell table:formula="of:=[.$B149]*([.S$4]+[.$B149]*([.S$5]+[.$B149]*([.S$6]+[.$B149]*[.S$7])))/(1+[.$B149]*([.S$8]+[.$B149]*([.S$9]+[.$B149]*[.S$10])))" office:value-type="float" office:value="3.31049877757634" calcext:value-type="float">
            <text:p>3.310</text:p>
          </table:table-cell>
          <table:table-cell table:style-name="ce40" table:formula="of:=[.C149]-[.R149]" office:value-type="float" office:value="-0.0024987775763452" calcext:value-type="float">
            <text:p>-0.0025</text:p>
          </table:table-cell>
          <table:table-cell table:formula="of:=[.S149]*25.38" office:value-type="float" office:value="-0.0634189748876412" calcext:value-type="float">
            <text:p>-0.063</text:p>
          </table:table-cell>
          <table:table-cell table:formula="of:=ABS([.T149])" office:value-type="float" office:value="0.0634189748876412" calcext:value-type="float">
            <text:p>0.06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float" office:value="3.35" calcext:value-type="float">
            <text:p>3.350</text:p>
          </table:table-cell>
          <table:table-cell/>
          <table:table-cell table:formula="of:=[.$C150]*([.F$4]+[.$C150]*([.F$5]+[.$C150]*([.F$6]+[.$C150]*[.F$7])))/(1+[.$C150]*([.F$8]+[.$C150]*([.F$9]+[.$C150]*[.F$10])))" office:value-type="float" office:value="81.9984167275509" calcext:value-type="float">
            <text:p>82.00</text:p>
          </table:table-cell>
          <table:table-cell table:formula="of:=[.B150]-[.E150]" office:value-type="float" office:value="0.00158327244913892" calcext:value-type="float">
            <text:p>0.002</text:p>
          </table:table-cell>
          <table:table-cell table:formula="of:=ABS([.F150])" office:value-type="float" office:value="0.00158327244913892" calcext:value-type="float">
            <text:p>0.002</text:p>
          </table:table-cell>
          <table:table-cell/>
          <table:table-cell table:style-name="ce12" table:formula="of:=[.$C150]*([.J$4]+[.$C150]*([.J$5]+[.$C150]*([.J$6]+[.$C150]*[.J$7])))/(1+[.$C150]*([.J$8]+[.$C150]*([.J$9]+[.$C150]*[.J$10])))" office:value-type="float" office:value="82.0082193410753" calcext:value-type="float">
            <text:p>82.01</text:p>
          </table:table-cell>
          <table:table-cell table:formula="of:=[.B150]-[.I150]" office:value-type="float" office:value="-0.00821934107530353" calcext:value-type="float">
            <text:p>-0.008</text:p>
          </table:table-cell>
          <table:table-cell table:formula="of:=ABS([.J150])" office:value-type="float" office:value="0.00821934107530353" calcext:value-type="float">
            <text:p>0.008</text:p>
          </table:table-cell>
          <table:table-cell/>
          <table:table-cell table:formula="of:=[.$B150]*([.N$4]+[.$B150]*([.N$5]+[.$B150]*([.N$6]+[.$B150]*[.N$7])))/(1+[.$B150]*([.N$8]+[.$B150]*([.N$9]+[.$B150]*[.N$10])))" office:value-type="float" office:value="3.34971734784589" calcext:value-type="float">
            <text:p>3.350</text:p>
          </table:table-cell>
          <table:table-cell table:formula="of:=[.C150]-[.M150]" office:value-type="float" office:value="0.000282652154107943" calcext:value-type="float">
            <text:p>0.00028</text:p>
          </table:table-cell>
          <table:table-cell table:formula="of:=[.N150]*25.38" office:value-type="float" office:value="0.00717371167125959" calcext:value-type="float">
            <text:p>0.007</text:p>
          </table:table-cell>
          <table:table-cell table:formula="of:=ABS([.O150])" office:value-type="float" office:value="0.00717371167125959" calcext:value-type="float">
            <text:p>0.007</text:p>
          </table:table-cell>
          <table:table-cell/>
          <table:table-cell table:formula="of:=[.$B150]*([.S$4]+[.$B150]*([.S$5]+[.$B150]*([.S$6]+[.$B150]*[.S$7])))/(1+[.$B150]*([.S$8]+[.$B150]*([.S$9]+[.$B150]*[.S$10])))" office:value-type="float" office:value="3.35230680938386" calcext:value-type="float">
            <text:p>3.352</text:p>
          </table:table-cell>
          <table:table-cell table:style-name="ce40" table:formula="of:=[.C150]-[.R150]" office:value-type="float" office:value="-0.00230680938386385" calcext:value-type="float">
            <text:p>-0.0023</text:p>
          </table:table-cell>
          <table:table-cell table:formula="of:=[.S150]*25.38" office:value-type="float" office:value="-0.0585468221624645" calcext:value-type="float">
            <text:p>-0.059</text:p>
          </table:table-cell>
          <table:table-cell table:formula="of:=ABS([.T150])" office:value-type="float" office:value="0.0585468221624645" calcext:value-type="float">
            <text:p>0.05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office:value-type="float" office:value="3.391" calcext:value-type="float">
            <text:p>3.391</text:p>
          </table:table-cell>
          <table:table-cell/>
          <table:table-cell table:formula="of:=[.$C151]*([.F$4]+[.$C151]*([.F$5]+[.$C151]*([.F$6]+[.$C151]*[.F$7])))/(1+[.$C151]*([.F$8]+[.$C151]*([.F$9]+[.$C151]*[.F$10])))" office:value-type="float" office:value="82.9851178885623" calcext:value-type="float">
            <text:p>82.99</text:p>
          </table:table-cell>
          <table:table-cell table:formula="of:=[.B151]-[.E151]" office:value-type="float" office:value="0.0148821114376716" calcext:value-type="float">
            <text:p>0.015</text:p>
          </table:table-cell>
          <table:table-cell table:formula="of:=ABS([.F151])" office:value-type="float" office:value="0.0148821114376716" calcext:value-type="float">
            <text:p>0.015</text:p>
          </table:table-cell>
          <table:table-cell/>
          <table:table-cell table:style-name="ce12" table:formula="of:=[.$C151]*([.J$4]+[.$C151]*([.J$5]+[.$C151]*([.J$6]+[.$C151]*[.J$7])))/(1+[.$C151]*([.J$8]+[.$C151]*([.J$9]+[.$C151]*[.J$10])))" office:value-type="float" office:value="82.9953404821607" calcext:value-type="float">
            <text:p>83.00</text:p>
          </table:table-cell>
          <table:table-cell table:formula="of:=[.B151]-[.I151]" office:value-type="float" office:value="0.00465951783931473" calcext:value-type="float">
            <text:p>0.005</text:p>
          </table:table-cell>
          <table:table-cell table:formula="of:=ABS([.J151])" office:value-type="float" office:value="0.00465951783931473" calcext:value-type="float">
            <text:p>0.005</text:p>
          </table:table-cell>
          <table:table-cell/>
          <table:table-cell table:formula="of:=[.$B151]*([.N$4]+[.$B151]*([.N$5]+[.$B151]*([.N$6]+[.$B151]*[.N$7])))/(1+[.$B151]*([.N$8]+[.$B151]*([.N$9]+[.$B151]*[.N$10])))" office:value-type="float" office:value="3.39126280503259" calcext:value-type="float">
            <text:p>3.391</text:p>
          </table:table-cell>
          <table:table-cell table:formula="of:=[.C151]-[.M151]" office:value-type="float" office:value="-0.000262805032587909" calcext:value-type="float">
            <text:p>-0.00026</text:p>
          </table:table-cell>
          <table:table-cell table:formula="of:=[.N151]*25.38" office:value-type="float" office:value="-0.00666999172708114" calcext:value-type="float">
            <text:p>-0.007</text:p>
          </table:table-cell>
          <table:table-cell table:formula="of:=ABS([.O151])" office:value-type="float" office:value="0.00666999172708114" calcext:value-type="float">
            <text:p>0.007</text:p>
          </table:table-cell>
          <table:table-cell/>
          <table:table-cell table:formula="of:=[.$B151]*([.S$4]+[.$B151]*([.S$5]+[.$B151]*([.S$6]+[.$B151]*[.S$7])))/(1+[.$B151]*([.S$8]+[.$B151]*([.S$9]+[.$B151]*[.S$10])))" office:value-type="float" office:value="3.39412964965655" calcext:value-type="float">
            <text:p>3.394</text:p>
          </table:table-cell>
          <table:table-cell table:style-name="ce40" table:formula="of:=[.C151]-[.R151]" office:value-type="float" office:value="-0.00312964965655471" calcext:value-type="float">
            <text:p>-0.0031</text:p>
          </table:table-cell>
          <table:table-cell table:formula="of:=[.S151]*25.38" office:value-type="float" office:value="-0.0794305082833586" calcext:value-type="float">
            <text:p>-0.079</text:p>
          </table:table-cell>
          <table:table-cell table:formula="of:=ABS([.T151])" office:value-type="float" office:value="0.0794305082833586" calcext:value-type="float">
            <text:p>0.07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float" office:value="3.433" calcext:value-type="float">
            <text:p>3.433</text:p>
          </table:table-cell>
          <table:table-cell/>
          <table:table-cell table:formula="of:=[.$C152]*([.F$4]+[.$C152]*([.F$5]+[.$C152]*([.F$6]+[.$C152]*[.F$7])))/(1+[.$C152]*([.F$8]+[.$C152]*([.F$9]+[.$C152]*[.F$10])))" office:value-type="float" office:value="83.9959890894524" calcext:value-type="float">
            <text:p>84.00</text:p>
          </table:table-cell>
          <table:table-cell table:formula="of:=[.B152]-[.E152]" office:value-type="float" office:value="0.00401091054759206" calcext:value-type="float">
            <text:p>0.004</text:p>
          </table:table-cell>
          <table:table-cell table:formula="of:=ABS([.F152])" office:value-type="float" office:value="0.00401091054759206" calcext:value-type="float">
            <text:p>0.004</text:p>
          </table:table-cell>
          <table:table-cell/>
          <table:table-cell table:style-name="ce12" table:formula="of:=[.$C152]*([.J$4]+[.$C152]*([.J$5]+[.$C152]*([.J$6]+[.$C152]*[.J$7])))/(1+[.$C152]*([.J$8]+[.$C152]*([.J$9]+[.$C152]*[.J$10])))" office:value-type="float" office:value="84.0066326904045" calcext:value-type="float">
            <text:p>84.01</text:p>
          </table:table-cell>
          <table:table-cell table:formula="of:=[.B152]-[.I152]" office:value-type="float" office:value="-0.00663269040448711" calcext:value-type="float">
            <text:p>-0.007</text:p>
          </table:table-cell>
          <table:table-cell table:formula="of:=ABS([.J152])" office:value-type="float" office:value="0.00663269040448711" calcext:value-type="float">
            <text:p>0.007</text:p>
          </table:table-cell>
          <table:table-cell/>
          <table:table-cell table:formula="of:=[.$B152]*([.N$4]+[.$B152]*([.N$5]+[.$B152]*([.N$6]+[.$B152]*[.N$7])))/(1+[.$B152]*([.N$8]+[.$B152]*([.N$9]+[.$B152]*[.N$10])))" office:value-type="float" office:value="3.43280472439759" calcext:value-type="float">
            <text:p>3.433</text:p>
          </table:table-cell>
          <table:table-cell table:formula="of:=[.C152]-[.M152]" office:value-type="float" office:value="0.000195275602411282" calcext:value-type="float">
            <text:p>0.00020</text:p>
          </table:table-cell>
          <table:table-cell table:formula="of:=[.N152]*25.38" office:value-type="float" office:value="0.00495609478919834" calcext:value-type="float">
            <text:p>0.005</text:p>
          </table:table-cell>
          <table:table-cell table:formula="of:=ABS([.O152])" office:value-type="float" office:value="0.00495609478919834" calcext:value-type="float">
            <text:p>0.005</text:p>
          </table:table-cell>
          <table:table-cell/>
          <table:table-cell table:formula="of:=[.$B152]*([.S$4]+[.$B152]*([.S$5]+[.$B152]*([.S$6]+[.$B152]*[.S$7])))/(1+[.$B152]*([.S$8]+[.$B152]*([.S$9]+[.$B152]*[.S$10])))" office:value-type="float" office:value="3.4359671200435" calcext:value-type="float">
            <text:p>3.436</text:p>
          </table:table-cell>
          <table:table-cell table:style-name="ce40" table:formula="of:=[.C152]-[.R152]" office:value-type="float" office:value="-0.00296712004350486" calcext:value-type="float">
            <text:p>-0.0030</text:p>
          </table:table-cell>
          <table:table-cell table:formula="of:=[.S152]*25.38" office:value-type="float" office:value="-0.0753055067041532" calcext:value-type="float">
            <text:p>-0.075</text:p>
          </table:table-cell>
          <table:table-cell table:formula="of:=ABS([.T152])" office:value-type="float" office:value="0.0753055067041532" calcext:value-type="float">
            <text:p>0.07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office:value-type="float" office:value="3.474" calcext:value-type="float">
            <text:p>3.474</text:p>
          </table:table-cell>
          <table:table-cell/>
          <table:table-cell table:formula="of:=[.$C153]*([.F$4]+[.$C153]*([.F$5]+[.$C153]*([.F$6]+[.$C153]*[.F$7])))/(1+[.$C153]*([.F$8]+[.$C153]*([.F$9]+[.$C153]*[.F$10])))" office:value-type="float" office:value="84.9829122079228" calcext:value-type="float">
            <text:p>84.98</text:p>
          </table:table-cell>
          <table:table-cell table:formula="of:=[.B153]-[.E153]" office:value-type="float" office:value="0.0170877920772483" calcext:value-type="float">
            <text:p>0.017</text:p>
          </table:table-cell>
          <table:table-cell table:formula="of:=ABS([.F153])" office:value-type="float" office:value="0.0170877920772483" calcext:value-type="float">
            <text:p>0.017</text:p>
          </table:table-cell>
          <table:table-cell/>
          <table:table-cell table:style-name="ce12" table:formula="of:=[.$C153]*([.J$4]+[.$C153]*([.J$5]+[.$C153]*([.J$6]+[.$C153]*[.J$7])))/(1+[.$C153]*([.J$8]+[.$C153]*([.J$9]+[.$C153]*[.J$10])))" office:value-type="float" office:value="84.9939569161969" calcext:value-type="float">
            <text:p>84.99</text:p>
          </table:table-cell>
          <table:table-cell table:formula="of:=[.B153]-[.I153]" office:value-type="float" office:value="0.0060430838031067" calcext:value-type="float">
            <text:p>0.006</text:p>
          </table:table-cell>
          <table:table-cell table:formula="of:=ABS([.J153])" office:value-type="float" office:value="0.0060430838031067" calcext:value-type="float">
            <text:p>0.006</text:p>
          </table:table-cell>
          <table:table-cell/>
          <table:table-cell table:formula="of:=[.$B153]*([.N$4]+[.$B153]*([.N$5]+[.$B153]*([.N$6]+[.$B153]*[.N$7])))/(1+[.$B153]*([.N$8]+[.$B153]*([.N$9]+[.$B153]*[.N$10])))" office:value-type="float" office:value="3.47434234235576" calcext:value-type="float">
            <text:p>3.474</text:p>
          </table:table-cell>
          <table:table-cell table:formula="of:=[.C153]-[.M153]" office:value-type="float" office:value="-0.000342342355763581" calcext:value-type="float">
            <text:p>-0.00034</text:p>
          </table:table-cell>
          <table:table-cell table:formula="of:=[.N153]*25.38" office:value-type="float" office:value="-0.00868864898927968" calcext:value-type="float">
            <text:p>-0.009</text:p>
          </table:table-cell>
          <table:table-cell table:formula="of:=ABS([.O153])" office:value-type="float" office:value="0.00868864898927968" calcext:value-type="float">
            <text:p>0.009</text:p>
          </table:table-cell>
          <table:table-cell/>
          <table:table-cell table:formula="of:=[.$B153]*([.S$4]+[.$B153]*([.S$5]+[.$B153]*([.S$6]+[.$B153]*[.S$7])))/(1+[.$B153]*([.S$8]+[.$B153]*([.S$9]+[.$B153]*[.S$10])))" office:value-type="float" office:value="3.47781904489364" calcext:value-type="float">
            <text:p>3.478</text:p>
          </table:table-cell>
          <table:table-cell table:style-name="ce40" table:formula="of:=[.C153]-[.R153]" office:value-type="float" office:value="-0.00381904489363638" calcext:value-type="float">
            <text:p>-0.0038</text:p>
          </table:table-cell>
          <table:table-cell table:formula="of:=[.S153]*25.38" office:value-type="float" office:value="-0.0969273594004913" calcext:value-type="float">
            <text:p>-0.097</text:p>
          </table:table-cell>
          <table:table-cell table:formula="of:=ABS([.T153])" office:value-type="float" office:value="0.0969273594004913" calcext:value-type="float">
            <text:p>0.09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office:value-type="float" office:value="3.516" calcext:value-type="float">
            <text:p>3.516</text:p>
          </table:table-cell>
          <table:table-cell/>
          <table:table-cell table:formula="of:=[.$C154]*([.F$4]+[.$C154]*([.F$5]+[.$C154]*([.F$6]+[.$C154]*[.F$7])))/(1+[.$C154]*([.F$8]+[.$C154]*([.F$9]+[.$C154]*[.F$10])))" office:value-type="float" office:value="85.9940489312655" calcext:value-type="float">
            <text:p>85.99</text:p>
          </table:table-cell>
          <table:table-cell table:formula="of:=[.B154]-[.E154]" office:value-type="float" office:value="0.00595106873447548" calcext:value-type="float">
            <text:p>0.006</text:p>
          </table:table-cell>
          <table:table-cell table:formula="of:=ABS([.F154])" office:value-type="float" office:value="0.00595106873447548" calcext:value-type="float">
            <text:p>0.006</text:p>
          </table:table-cell>
          <table:table-cell/>
          <table:table-cell table:style-name="ce12" table:formula="of:=[.$C154]*([.J$4]+[.$C154]*([.J$5]+[.$C154]*([.J$6]+[.$C154]*[.J$7])))/(1+[.$C154]*([.J$8]+[.$C154]*([.J$9]+[.$C154]*[.J$10])))" office:value-type="float" office:value="86.0054935222109" calcext:value-type="float">
            <text:p>86.01</text:p>
          </table:table-cell>
          <table:table-cell table:formula="of:=[.B154]-[.I154]" office:value-type="float" office:value="-0.00549352221089805" calcext:value-type="float">
            <text:p>-0.005</text:p>
          </table:table-cell>
          <table:table-cell table:formula="of:=ABS([.J154])" office:value-type="float" office:value="0.00549352221089805" calcext:value-type="float">
            <text:p>0.005</text:p>
          </table:table-cell>
          <table:table-cell/>
          <table:table-cell table:formula="of:=[.$B154]*([.N$4]+[.$B154]*([.N$5]+[.$B154]*([.N$6]+[.$B154]*[.N$7])))/(1+[.$B154]*([.N$8]+[.$B154]*([.N$9]+[.$B154]*[.N$10])))" office:value-type="float" office:value="3.51587489908226" calcext:value-type="float">
            <text:p>3.516</text:p>
          </table:table-cell>
          <table:table-cell table:formula="of:=[.C154]-[.M154]" office:value-type="float" office:value="0.000125100917740095" calcext:value-type="float">
            <text:p>0.00013</text:p>
          </table:table-cell>
          <table:table-cell table:formula="of:=[.N154]*25.38" office:value-type="float" office:value="0.00317506129224362" calcext:value-type="float">
            <text:p>0.003</text:p>
          </table:table-cell>
          <table:table-cell table:formula="of:=ABS([.O154])" office:value-type="float" office:value="0.00317506129224362" calcext:value-type="float">
            <text:p>0.003</text:p>
          </table:table-cell>
          <table:table-cell/>
          <table:table-cell table:formula="of:=[.$B154]*([.S$4]+[.$B154]*([.S$5]+[.$B154]*([.S$6]+[.$B154]*[.S$7])))/(1+[.$B154]*([.S$8]+[.$B154]*([.S$9]+[.$B154]*[.S$10])))" office:value-type="float" office:value="3.51968525121417" calcext:value-type="float">
            <text:p>3.520</text:p>
          </table:table-cell>
          <table:table-cell table:style-name="ce40" table:formula="of:=[.C154]-[.R154]" office:value-type="float" office:value="-0.00368525121417207" calcext:value-type="float">
            <text:p>-0.0037</text:p>
          </table:table-cell>
          <table:table-cell table:formula="of:=[.S154]*25.38" office:value-type="float" office:value="-0.0935316758156871" calcext:value-type="float">
            <text:p>-0.094</text:p>
          </table:table-cell>
          <table:table-cell table:formula="of:=ABS([.T154])" office:value-type="float" office:value="0.0935316758156871" calcext:value-type="float">
            <text:p>0.09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float" office:value="3.557" calcext:value-type="float">
            <text:p>3.557</text:p>
          </table:table-cell>
          <table:table-cell/>
          <table:table-cell table:formula="of:=[.$C155]*([.F$4]+[.$C155]*([.F$5]+[.$C155]*([.F$6]+[.$C155]*[.F$7])))/(1+[.$C155]*([.F$8]+[.$C155]*([.F$9]+[.$C155]*[.F$10])))" office:value-type="float" office:value="86.9812682617035" calcext:value-type="float">
            <text:p>86.98</text:p>
          </table:table-cell>
          <table:table-cell table:formula="of:=[.B155]-[.E155]" office:value-type="float" office:value="0.0187317382964665" calcext:value-type="float">
            <text:p>0.019</text:p>
          </table:table-cell>
          <table:table-cell table:formula="of:=ABS([.F155])" office:value-type="float" office:value="0.0187317382964665" calcext:value-type="float">
            <text:p>0.019</text:p>
          </table:table-cell>
          <table:table-cell/>
          <table:table-cell table:style-name="ce12" table:formula="of:=[.$C155]*([.J$4]+[.$C155]*([.J$5]+[.$C155]*([.J$6]+[.$C155]*[.J$7])))/(1+[.$C155]*([.J$8]+[.$C155]*([.J$9]+[.$C155]*[.J$10])))" office:value-type="float" office:value="86.9930916309727" calcext:value-type="float">
            <text:p>86.99</text:p>
          </table:table-cell>
          <table:table-cell table:formula="of:=[.B155]-[.I155]" office:value-type="float" office:value="0.00690836902735725" calcext:value-type="float">
            <text:p>0.007</text:p>
          </table:table-cell>
          <table:table-cell table:formula="of:=ABS([.J155])" office:value-type="float" office:value="0.00690836902735725" calcext:value-type="float">
            <text:p>0.007</text:p>
          </table:table-cell>
          <table:table-cell/>
          <table:table-cell table:formula="of:=[.$B155]*([.N$4]+[.$B155]*([.N$5]+[.$B155]*([.N$6]+[.$B155]*[.N$7])))/(1+[.$B155]*([.N$8]+[.$B155]*([.N$9]+[.$B155]*[.N$10])))" office:value-type="float" office:value="3.55740163910304" calcext:value-type="float">
            <text:p>3.557</text:p>
          </table:table-cell>
          <table:table-cell table:formula="of:=[.C155]-[.M155]" office:value-type="float" office:value="-0.000401639103039919" calcext:value-type="float">
            <text:p>-0.00040</text:p>
          </table:table-cell>
          <table:table-cell table:formula="of:=[.N155]*25.38" office:value-type="float" office:value="-0.0101936004351531" calcext:value-type="float">
            <text:p>-0.010</text:p>
          </table:table-cell>
          <table:table-cell table:formula="of:=ABS([.O155])" office:value-type="float" office:value="0.0101936004351531" calcext:value-type="float">
            <text:p>0.010</text:p>
          </table:table-cell>
          <table:table-cell/>
          <table:table-cell table:formula="of:=[.$B155]*([.S$4]+[.$B155]*([.S$5]+[.$B155]*([.S$6]+[.$B155]*[.S$7])))/(1+[.$B155]*([.S$8]+[.$B155]*([.S$9]+[.$B155]*[.S$10])))" office:value-type="float" office:value="3.56156556862922" calcext:value-type="float">
            <text:p>3.562</text:p>
          </table:table-cell>
          <table:table-cell table:style-name="ce40" table:formula="of:=[.C155]-[.R155]" office:value-type="float" office:value="-0.00456556862922231" calcext:value-type="float">
            <text:p>-0.0046</text:p>
          </table:table-cell>
          <table:table-cell table:formula="of:=[.S155]*25.38" office:value-type="float" office:value="-0.115874131809662" calcext:value-type="float">
            <text:p>-0.116</text:p>
          </table:table-cell>
          <table:table-cell table:formula="of:=ABS([.T155])" office:value-type="float" office:value="0.115874131809662" calcext:value-type="float">
            <text:p>0.11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float" office:value="3.599" calcext:value-type="float">
            <text:p>3.599</text:p>
          </table:table-cell>
          <table:table-cell/>
          <table:table-cell table:formula="of:=[.$C156]*([.F$4]+[.$C156]*([.F$5]+[.$C156]*([.F$6]+[.$C156]*[.F$7])))/(1+[.$C156]*([.F$8]+[.$C156]*([.F$9]+[.$C156]*[.F$10])))" office:value-type="float" office:value="87.9927460691693" calcext:value-type="float">
            <text:p>87.99</text:p>
          </table:table-cell>
          <table:table-cell table:formula="of:=[.B156]-[.E156]" office:value-type="float" office:value="0.00725393083071424" calcext:value-type="float">
            <text:p>0.007</text:p>
          </table:table-cell>
          <table:table-cell table:formula="of:=ABS([.F156])" office:value-type="float" office:value="0.00725393083071424" calcext:value-type="float">
            <text:p>0.007</text:p>
          </table:table-cell>
          <table:table-cell/>
          <table:table-cell table:style-name="ce12" table:formula="of:=[.$C156]*([.J$4]+[.$C156]*([.J$5]+[.$C156]*([.J$6]+[.$C156]*[.J$7])))/(1+[.$C156]*([.J$8]+[.$C156]*([.J$9]+[.$C156]*[.J$10])))" office:value-type="float" office:value="88.0049447593139" calcext:value-type="float">
            <text:p>88.00</text:p>
          </table:table-cell>
          <table:table-cell table:formula="of:=[.B156]-[.I156]" office:value-type="float" office:value="-0.00494475931387228" calcext:value-type="float">
            <text:p>-0.005</text:p>
          </table:table-cell>
          <table:table-cell table:formula="of:=ABS([.J156])" office:value-type="float" office:value="0.00494475931387228" calcext:value-type="float">
            <text:p>0.005</text:p>
          </table:table-cell>
          <table:table-cell/>
          <table:table-cell table:formula="of:=[.$B156]*([.N$4]+[.$B156]*([.N$5]+[.$B156]*([.N$6]+[.$B156]*[.N$7])))/(1+[.$B156]*([.N$8]+[.$B156]*([.N$9]+[.$B156]*[.N$10])))" office:value-type="float" office:value="3.59892181190039" calcext:value-type="float">
            <text:p>3.599</text:p>
          </table:table-cell>
          <table:table-cell table:formula="of:=[.C156]-[.M156]" office:value-type="float" office:value="0.0000781880996063577" calcext:value-type="float">
            <text:p>0.00008</text:p>
          </table:table-cell>
          <table:table-cell table:formula="of:=[.N156]*25.38" office:value-type="float" office:value="0.00198441396800936" calcext:value-type="float">
            <text:p>0.002</text:p>
          </table:table-cell>
          <table:table-cell table:formula="of:=ABS([.O156])" office:value-type="float" office:value="0.00198441396800936" calcext:value-type="float">
            <text:p>0.002</text:p>
          </table:table-cell>
          <table:table-cell/>
          <table:table-cell table:formula="of:=[.$B156]*([.S$4]+[.$B156]*([.S$5]+[.$B156]*([.S$6]+[.$B156]*[.S$7])))/(1+[.$B156]*([.S$8]+[.$B156]*([.S$9]+[.$B156]*[.S$10])))" office:value-type="float" office:value="3.60345982933854" calcext:value-type="float">
            <text:p>3.603</text:p>
          </table:table-cell>
          <table:table-cell table:style-name="ce40" table:formula="of:=[.C156]-[.R156]" office:value-type="float" office:value="-0.00445982933853539" calcext:value-type="float">
            <text:p>-0.0045</text:p>
          </table:table-cell>
          <table:table-cell table:formula="of:=[.S156]*25.38" office:value-type="float" office:value="-0.113190468612028" calcext:value-type="float">
            <text:p>-0.113</text:p>
          </table:table-cell>
          <table:table-cell table:formula="of:=ABS([.T156])" office:value-type="float" office:value="0.113190468612028" calcext:value-type="float">
            <text:p>0.11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float" office:value="3.64" calcext:value-type="float">
            <text:p>3.640</text:p>
          </table:table-cell>
          <table:table-cell/>
          <table:table-cell table:formula="of:=[.$C157]*([.F$4]+[.$C157]*([.F$5]+[.$C157]*([.F$6]+[.$C157]*[.F$7])))/(1+[.$C157]*([.F$8]+[.$C157]*([.F$9]+[.$C157]*[.F$10])))" office:value-type="float" office:value="88.9803348279755" calcext:value-type="float">
            <text:p>88.98</text:p>
          </table:table-cell>
          <table:table-cell table:formula="of:=[.B157]-[.E157]" office:value-type="float" office:value="0.0196651720244887" calcext:value-type="float">
            <text:p>0.020</text:p>
          </table:table-cell>
          <table:table-cell table:formula="of:=ABS([.F157])" office:value-type="float" office:value="0.0196651720244887" calcext:value-type="float">
            <text:p>0.020</text:p>
          </table:table-cell>
          <table:table-cell/>
          <table:table-cell table:style-name="ce12" table:formula="of:=[.$C157]*([.J$4]+[.$C157]*([.J$5]+[.$C157]*([.J$6]+[.$C157]*[.J$7])))/(1+[.$C157]*([.J$8]+[.$C157]*([.J$9]+[.$C157]*[.J$10])))" office:value-type="float" office:value="88.9928867483214" calcext:value-type="float">
            <text:p>88.99</text:p>
          </table:table-cell>
          <table:table-cell table:formula="of:=[.B157]-[.I157]" office:value-type="float" office:value="0.00711325167860366" calcext:value-type="float">
            <text:p>0.007</text:p>
          </table:table-cell>
          <table:table-cell table:formula="of:=ABS([.J157])" office:value-type="float" office:value="0.00711325167860366" calcext:value-type="float">
            <text:p>0.007</text:p>
          </table:table-cell>
          <table:table-cell/>
          <table:table-cell table:formula="of:=[.$B157]*([.N$4]+[.$B157]*([.N$5]+[.$B157]*([.N$6]+[.$B157]*[.N$7])))/(1+[.$B157]*([.N$8]+[.$B157]*([.N$9]+[.$B157]*[.N$10])))" office:value-type="float" office:value="3.64043467253251" calcext:value-type="float">
            <text:p>3.640</text:p>
          </table:table-cell>
          <table:table-cell table:formula="of:=[.C157]-[.M157]" office:value-type="float" office:value="-0.000434672532511726" calcext:value-type="float">
            <text:p>-0.00043</text:p>
          </table:table-cell>
          <table:table-cell table:formula="of:=[.N157]*25.38" office:value-type="float" office:value="-0.0110319888751476" calcext:value-type="float">
            <text:p>-0.011</text:p>
          </table:table-cell>
          <table:table-cell table:formula="of:=ABS([.O157])" office:value-type="float" office:value="0.0110319888751476" calcext:value-type="float">
            <text:p>0.011</text:p>
          </table:table-cell>
          <table:table-cell/>
          <table:table-cell table:formula="of:=[.$B157]*([.S$4]+[.$B157]*([.S$5]+[.$B157]*([.S$6]+[.$B157]*[.S$7])))/(1+[.$B157]*([.S$8]+[.$B157]*([.S$9]+[.$B157]*[.S$10])))" office:value-type="float" office:value="3.64536786807647" calcext:value-type="float">
            <text:p>3.645</text:p>
          </table:table-cell>
          <table:table-cell table:style-name="ce40" table:formula="of:=[.C157]-[.R157]" office:value-type="float" office:value="-0.00536786807647438" calcext:value-type="float">
            <text:p>-0.0054</text:p>
          </table:table-cell>
          <table:table-cell table:formula="of:=[.S157]*25.38" office:value-type="float" office:value="-0.13623649178092" calcext:value-type="float">
            <text:p>-0.136</text:p>
          </table:table-cell>
          <table:table-cell table:formula="of:=ABS([.T157])" office:value-type="float" office:value="0.13623649178092" calcext:value-type="float">
            <text:p>0.13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float" office:value="3.682" calcext:value-type="float">
            <text:p>3.682</text:p>
          </table:table-cell>
          <table:table-cell/>
          <table:table-cell table:formula="of:=[.$C158]*([.F$4]+[.$C158]*([.F$5]+[.$C158]*([.F$6]+[.$C158]*[.F$7])))/(1+[.$C158]*([.F$8]+[.$C158]*([.F$9]+[.$C158]*[.F$10])))" office:value-type="float" office:value="89.9922281046247" calcext:value-type="float">
            <text:p>89.99</text:p>
          </table:table-cell>
          <table:table-cell table:formula="of:=[.B158]-[.E158]" office:value-type="float" office:value="0.007771895375285" calcext:value-type="float">
            <text:p>0.008</text:p>
          </table:table-cell>
          <table:table-cell table:formula="of:=ABS([.F158])" office:value-type="float" office:value="0.007771895375285" calcext:value-type="float">
            <text:p>0.008</text:p>
          </table:table-cell>
          <table:table-cell/>
          <table:table-cell table:style-name="ce12" table:formula="of:=[.$C158]*([.J$4]+[.$C158]*([.J$5]+[.$C158]*([.J$6]+[.$C158]*[.J$7])))/(1+[.$C158]*([.J$8]+[.$C158]*([.J$9]+[.$C158]*[.J$10])))" office:value-type="float" office:value="90.0051276640547" calcext:value-type="float">
            <text:p>90.01</text:p>
          </table:table-cell>
          <table:table-cell table:formula="of:=[.B158]-[.I158]" office:value-type="float" office:value="-0.00512766405471155" calcext:value-type="float">
            <text:p>-0.005</text:p>
          </table:table-cell>
          <table:table-cell table:formula="of:=ABS([.J158])" office:value-type="float" office:value="0.00512766405471155" calcext:value-type="float">
            <text:p>0.005</text:p>
          </table:table-cell>
          <table:table-cell/>
          <table:table-cell table:formula="of:=[.$B158]*([.N$4]+[.$B158]*([.N$5]+[.$B158]*([.N$6]+[.$B158]*[.N$7])))/(1+[.$B158]*([.N$8]+[.$B158]*([.N$9]+[.$B158]*[.N$10])))" office:value-type="float" office:value="3.68193948226617" calcext:value-type="float">
            <text:p>3.682</text:p>
          </table:table-cell>
          <table:table-cell table:formula="of:=[.C158]-[.M158]" office:value-type="float" office:value="0.000060517733830423" calcext:value-type="float">
            <text:p>0.00006</text:p>
          </table:table-cell>
          <table:table-cell table:formula="of:=[.N158]*25.38" office:value-type="float" office:value="0.00153594008461614" calcext:value-type="float">
            <text:p>0.002</text:p>
          </table:table-cell>
          <table:table-cell table:formula="of:=ABS([.O158])" office:value-type="float" office:value="0.00153594008461614" calcext:value-type="float">
            <text:p>0.002</text:p>
          </table:table-cell>
          <table:table-cell/>
          <table:table-cell table:formula="of:=[.$B158]*([.S$4]+[.$B158]*([.S$5]+[.$B158]*([.S$6]+[.$B158]*[.S$7])))/(1+[.$B158]*([.S$8]+[.$B158]*([.S$9]+[.$B158]*[.S$10])))" office:value-type="float" office:value="3.68728952207125" calcext:value-type="float">
            <text:p>3.687</text:p>
          </table:table-cell>
          <table:table-cell table:style-name="ce40" table:formula="of:=[.C158]-[.R158]" office:value-type="float" office:value="-0.00528952207124656" calcext:value-type="float">
            <text:p>-0.0053</text:p>
          </table:table-cell>
          <table:table-cell table:formula="of:=[.S158]*25.38" office:value-type="float" office:value="-0.134248070168238" calcext:value-type="float">
            <text:p>-0.134</text:p>
          </table:table-cell>
          <table:table-cell table:formula="of:=ABS([.T158])" office:value-type="float" office:value="0.134248070168238" calcext:value-type="float">
            <text:p>0.13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float" office:value="3.723" calcext:value-type="float">
            <text:p>3.723</text:p>
          </table:table-cell>
          <table:table-cell/>
          <table:table-cell table:formula="of:=[.$C159]*([.F$4]+[.$C159]*([.F$5]+[.$C159]*([.F$6]+[.$C159]*[.F$7])))/(1+[.$C159]*([.F$8]+[.$C159]*([.F$9]+[.$C159]*[.F$10])))" office:value-type="float" office:value="90.980258246153" calcext:value-type="float">
            <text:p>90.98</text:p>
          </table:table-cell>
          <table:table-cell table:formula="of:=[.B159]-[.E159]" office:value-type="float" office:value="0.0197417538470575" calcext:value-type="float">
            <text:p>0.020</text:p>
          </table:table-cell>
          <table:table-cell table:formula="of:=ABS([.F159])" office:value-type="float" office:value="0.0197417538470575" calcext:value-type="float">
            <text:p>0.020</text:p>
          </table:table-cell>
          <table:table-cell/>
          <table:table-cell table:style-name="ce12" table:formula="of:=[.$C159]*([.J$4]+[.$C159]*([.J$5]+[.$C159]*([.J$6]+[.$C159]*[.J$7])))/(1+[.$C159]*([.J$8]+[.$C159]*([.J$9]+[.$C159]*[.J$10])))" office:value-type="float" office:value="90.9934826540372" calcext:value-type="float">
            <text:p>90.99</text:p>
          </table:table-cell>
          <table:table-cell table:formula="of:=[.B159]-[.I159]" office:value-type="float" office:value="0.00651734596283404" calcext:value-type="float">
            <text:p>0.007</text:p>
          </table:table-cell>
          <table:table-cell table:formula="of:=ABS([.J159])" office:value-type="float" office:value="0.00651734596283404" calcext:value-type="float">
            <text:p>0.007</text:p>
          </table:table-cell>
          <table:table-cell/>
          <table:table-cell table:formula="of:=[.$B159]*([.N$4]+[.$B159]*([.N$5]+[.$B159]*([.N$6]+[.$B159]*[.N$7])))/(1+[.$B159]*([.N$8]+[.$B159]*([.N$9]+[.$B159]*[.N$10])))" office:value-type="float" office:value="3.72343550922147" calcext:value-type="float">
            <text:p>3.723</text:p>
          </table:table-cell>
          <table:table-cell table:formula="of:=[.C159]-[.M159]" office:value-type="float" office:value="-0.000435509221469843" calcext:value-type="float">
            <text:p>-0.00044</text:p>
          </table:table-cell>
          <table:table-cell table:formula="of:=[.N159]*25.38" office:value-type="float" office:value="-0.0110532240409046" calcext:value-type="float">
            <text:p>-0.011</text:p>
          </table:table-cell>
          <table:table-cell table:formula="of:=ABS([.O159])" office:value-type="float" office:value="0.0110532240409046" calcext:value-type="float">
            <text:p>0.011</text:p>
          </table:table-cell>
          <table:table-cell/>
          <table:table-cell table:formula="of:=[.$B159]*([.S$4]+[.$B159]*([.S$5]+[.$B159]*([.S$6]+[.$B159]*[.S$7])))/(1+[.$B159]*([.S$8]+[.$B159]*([.S$9]+[.$B159]*[.S$10])))" office:value-type="float" office:value="3.72922463100446" calcext:value-type="float">
            <text:p>3.729</text:p>
          </table:table-cell>
          <table:table-cell table:style-name="ce40" table:formula="of:=[.C159]-[.R159]" office:value-type="float" office:value="-0.00622463100446513" calcext:value-type="float">
            <text:p>-0.0062</text:p>
          </table:table-cell>
          <table:table-cell table:formula="of:=[.S159]*25.38" office:value-type="float" office:value="-0.157981134893325" calcext:value-type="float">
            <text:p>-0.158</text:p>
          </table:table-cell>
          <table:table-cell table:formula="of:=ABS([.T159])" office:value-type="float" office:value="0.157981134893325" calcext:value-type="float">
            <text:p>0.15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float" office:value="3.765" calcext:value-type="float">
            <text:p>3.765</text:p>
          </table:table-cell>
          <table:table-cell/>
          <table:table-cell table:formula="of:=[.$C160]*([.F$4]+[.$C160]*([.F$5]+[.$C160]*([.F$6]+[.$C160]*[.F$7])))/(1+[.$C160]*([.F$8]+[.$C160]*([.F$9]+[.$C160]*[.F$10])))" office:value-type="float" office:value="91.9926399651192" calcext:value-type="float">
            <text:p>91.99</text:p>
          </table:table-cell>
          <table:table-cell table:formula="of:=[.B160]-[.E160]" office:value-type="float" office:value="0.00736003488080428" calcext:value-type="float">
            <text:p>0.007</text:p>
          </table:table-cell>
          <table:table-cell table:formula="of:=ABS([.F160])" office:value-type="float" office:value="0.00736003488080428" calcext:value-type="float">
            <text:p>0.007</text:p>
          </table:table-cell>
          <table:table-cell/>
          <table:table-cell table:style-name="ce12" table:formula="of:=[.$C160]*([.J$4]+[.$C160]*([.J$5]+[.$C160]*([.J$6]+[.$C160]*[.J$7])))/(1+[.$C160]*([.J$8]+[.$C160]*([.J$9]+[.$C160]*[.J$10])))" office:value-type="float" office:value="92.0061816864337" calcext:value-type="float">
            <text:p>92.01</text:p>
          </table:table-cell>
          <table:table-cell table:formula="of:=[.B160]-[.I160]" office:value-type="float" office:value="-0.00618168643367767" calcext:value-type="float">
            <text:p>-0.006</text:p>
          </table:table-cell>
          <table:table-cell table:formula="of:=ABS([.J160])" office:value-type="float" office:value="0.00618168643367767" calcext:value-type="float">
            <text:p>0.006</text:p>
          </table:table-cell>
          <table:table-cell/>
          <table:table-cell table:formula="of:=[.$B160]*([.N$4]+[.$B160]*([.N$5]+[.$B160]*([.N$6]+[.$B160]*[.N$7])))/(1+[.$B160]*([.N$8]+[.$B160]*([.N$9]+[.$B160]*[.N$10])))" office:value-type="float" office:value="3.76492202902756" calcext:value-type="float">
            <text:p>3.765</text:p>
          </table:table-cell>
          <table:table-cell table:formula="of:=[.C160]-[.M160]" office:value-type="float" office:value="0.0000779709724447741" calcext:value-type="float">
            <text:p>0.00008</text:p>
          </table:table-cell>
          <table:table-cell table:formula="of:=[.N160]*25.38" office:value-type="float" office:value="0.00197890328064837" calcext:value-type="float">
            <text:p>0.002</text:p>
          </table:table-cell>
          <table:table-cell table:formula="of:=ABS([.O160])" office:value-type="float" office:value="0.00197890328064837" calcext:value-type="float">
            <text:p>0.002</text:p>
          </table:table-cell>
          <table:table-cell/>
          <table:table-cell table:formula="of:=[.$B160]*([.S$4]+[.$B160]*([.S$5]+[.$B160]*([.S$6]+[.$B160]*[.S$7])))/(1+[.$B160]*([.S$8]+[.$B160]*([.S$9]+[.$B160]*[.S$10])))" office:value-type="float" office:value="3.77117303697103" calcext:value-type="float">
            <text:p>3.771</text:p>
          </table:table-cell>
          <table:table-cell table:style-name="ce40" table:formula="of:=[.C160]-[.R160]" office:value-type="float" office:value="-0.00617303697103244" calcext:value-type="float">
            <text:p>-0.0062</text:p>
          </table:table-cell>
          <table:table-cell table:formula="of:=[.S160]*25.38" office:value-type="float" office:value="-0.156671678324803" calcext:value-type="float">
            <text:p>-0.157</text:p>
          </table:table-cell>
          <table:table-cell table:formula="of:=ABS([.T160])" office:value-type="float" office:value="0.156671678324803" calcext:value-type="float">
            <text:p>0.15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float" office:value="3.806" calcext:value-type="float">
            <text:p>3.806</text:p>
          </table:table-cell>
          <table:table-cell/>
          <table:table-cell table:formula="of:=[.$C161]*([.F$4]+[.$C161]*([.F$5]+[.$C161]*([.F$6]+[.$C161]*[.F$7])))/(1+[.$C161]*([.F$8]+[.$C161]*([.F$9]+[.$C161]*[.F$10])))" office:value-type="float" office:value="92.9811819465516" calcext:value-type="float">
            <text:p>92.98</text:p>
          </table:table-cell>
          <table:table-cell table:formula="of:=[.B161]-[.E161]" office:value-type="float" office:value="0.0188180534483848" calcext:value-type="float">
            <text:p>0.019</text:p>
          </table:table-cell>
          <table:table-cell table:formula="of:=ABS([.F161])" office:value-type="float" office:value="0.0188180534483848" calcext:value-type="float">
            <text:p>0.019</text:p>
          </table:table-cell>
          <table:table-cell/>
          <table:table-cell table:style-name="ce12" table:formula="of:=[.$C161]*([.J$4]+[.$C161]*([.J$5]+[.$C161]*([.J$6]+[.$C161]*[.J$7])))/(1+[.$C161]*([.J$8]+[.$C161]*([.J$9]+[.$C161]*[.J$10])))" office:value-type="float" office:value="92.9950178482154" calcext:value-type="float">
            <text:p>93.00</text:p>
          </table:table-cell>
          <table:table-cell table:formula="of:=[.B161]-[.I161]" office:value-type="float" office:value="0.00498215178464534" calcext:value-type="float">
            <text:p>0.005</text:p>
          </table:table-cell>
          <table:table-cell table:formula="of:=ABS([.J161])" office:value-type="float" office:value="0.00498215178464534" calcext:value-type="float">
            <text:p>0.005</text:p>
          </table:table-cell>
          <table:table-cell/>
          <table:table-cell table:formula="of:=[.$B161]*([.N$4]+[.$B161]*([.N$5]+[.$B161]*([.N$6]+[.$B161]*[.N$7])))/(1+[.$B161]*([.N$8]+[.$B161]*([.N$9]+[.$B161]*[.N$10])))" office:value-type="float" office:value="3.8063983254881" calcext:value-type="float">
            <text:p>3.806</text:p>
          </table:table-cell>
          <table:table-cell table:formula="of:=[.C161]-[.M161]" office:value-type="float" office:value="-0.000398325488101925" calcext:value-type="float">
            <text:p>-0.00040</text:p>
          </table:table-cell>
          <table:table-cell table:formula="of:=[.N161]*25.38" office:value-type="float" office:value="-0.0101095008880269" calcext:value-type="float">
            <text:p>-0.010</text:p>
          </table:table-cell>
          <table:table-cell table:formula="of:=ABS([.O161])" office:value-type="float" office:value="0.0101095008880269" calcext:value-type="float">
            <text:p>0.010</text:p>
          </table:table-cell>
          <table:table-cell/>
          <table:table-cell table:formula="of:=[.$B161]*([.S$4]+[.$B161]*([.S$5]+[.$B161]*([.S$6]+[.$B161]*[.S$7])))/(1+[.$B161]*([.S$8]+[.$B161]*([.S$9]+[.$B161]*[.S$10])))" office:value-type="float" office:value="3.81313458443942" calcext:value-type="float">
            <text:p>3.813</text:p>
          </table:table-cell>
          <table:table-cell table:style-name="ce40" table:formula="of:=[.C161]-[.R161]" office:value-type="float" office:value="-0.00713458443942239" calcext:value-type="float">
            <text:p>-0.0071</text:p>
          </table:table-cell>
          <table:table-cell table:formula="of:=[.S161]*25.38" office:value-type="float" office:value="-0.18107575307254" calcext:value-type="float">
            <text:p>-0.181</text:p>
          </table:table-cell>
          <table:table-cell table:formula="of:=ABS([.T161])" office:value-type="float" office:value="0.18107575307254" calcext:value-type="float">
            <text:p>0.18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float" office:value="3.848" calcext:value-type="float">
            <text:p>3.848</text:p>
          </table:table-cell>
          <table:table-cell/>
          <table:table-cell table:formula="of:=[.$C162]*([.F$4]+[.$C162]*([.F$5]+[.$C162]*([.F$6]+[.$C162]*[.F$7])))/(1+[.$C162]*([.F$8]+[.$C162]*([.F$9]+[.$C162]*[.F$10])))" office:value-type="float" office:value="93.9941234230455" calcext:value-type="float">
            <text:p>93.99</text:p>
          </table:table-cell>
          <table:table-cell table:formula="of:=[.B162]-[.E162]" office:value-type="float" office:value="0.00587657695452037" calcext:value-type="float">
            <text:p>0.006</text:p>
          </table:table-cell>
          <table:table-cell table:formula="of:=ABS([.F162])" office:value-type="float" office:value="0.00587657695452037" calcext:value-type="float">
            <text:p>0.006</text:p>
          </table:table-cell>
          <table:table-cell/>
          <table:table-cell table:style-name="ce12" table:formula="of:=[.$C162]*([.J$4]+[.$C162]*([.J$5]+[.$C162]*([.J$6]+[.$C162]*[.J$7])))/(1+[.$C162]*([.J$8]+[.$C162]*([.J$9]+[.$C162]*[.J$10])))" office:value-type="float" office:value="94.0082443168107" calcext:value-type="float">
            <text:p>94.01</text:p>
          </table:table-cell>
          <table:table-cell table:formula="of:=[.B162]-[.I162]" office:value-type="float" office:value="-0.00824431681066073" calcext:value-type="float">
            <text:p>-0.008</text:p>
          </table:table-cell>
          <table:table-cell table:formula="of:=ABS([.J162])" office:value-type="float" office:value="0.00824431681066073" calcext:value-type="float">
            <text:p>0.008</text:p>
          </table:table-cell>
          <table:table-cell/>
          <table:table-cell table:formula="of:=[.$B162]*([.N$4]+[.$B162]*([.N$5]+[.$B162]*([.N$6]+[.$B162]*[.N$7])))/(1+[.$B162]*([.N$8]+[.$B162]*([.N$9]+[.$B162]*[.N$10])))" office:value-type="float" office:value="3.84786369125538" calcext:value-type="float">
            <text:p>3.848</text:p>
          </table:table-cell>
          <table:table-cell table:formula="of:=[.C162]-[.M162]" office:value-type="float" office:value="0.000136308744623559" calcext:value-type="float">
            <text:p>0.00014</text:p>
          </table:table-cell>
          <table:table-cell table:formula="of:=[.N162]*25.38" office:value-type="float" office:value="0.00345951593854592" calcext:value-type="float">
            <text:p>0.003</text:p>
          </table:table-cell>
          <table:table-cell table:formula="of:=ABS([.O162])" office:value-type="float" office:value="0.00345951593854592" calcext:value-type="float">
            <text:p>0.003</text:p>
          </table:table-cell>
          <table:table-cell/>
          <table:table-cell table:formula="of:=[.$B162]*([.S$4]+[.$B162]*([.S$5]+[.$B162]*([.S$6]+[.$B162]*[.S$7])))/(1+[.$B162]*([.S$8]+[.$B162]*([.S$9]+[.$B162]*[.S$10])))" office:value-type="float" office:value="3.85510912021235" calcext:value-type="float">
            <text:p>3.855</text:p>
          </table:table-cell>
          <table:table-cell table:style-name="ce40" table:formula="of:=[.C162]-[.R162]" office:value-type="float" office:value="-0.00710912021234877" calcext:value-type="float">
            <text:p>-0.0071</text:p>
          </table:table-cell>
          <table:table-cell table:formula="of:=[.S162]*25.38" office:value-type="float" office:value="-0.180429470989412" calcext:value-type="float">
            <text:p>-0.180</text:p>
          </table:table-cell>
          <table:table-cell table:formula="of:=ABS([.T162])" office:value-type="float" office:value="0.180429470989412" calcext:value-type="float">
            <text:p>0.18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float" office:value="3.889" calcext:value-type="float">
            <text:p>3.889</text:p>
          </table:table-cell>
          <table:table-cell/>
          <table:table-cell table:formula="of:=[.$C163]*([.F$4]+[.$C163]*([.F$5]+[.$C163]*([.F$6]+[.$C163]*[.F$7])))/(1+[.$C163]*([.F$8]+[.$C163]*([.F$9]+[.$C163]*[.F$10])))" office:value-type="float" office:value="94.9832459596593" calcext:value-type="float">
            <text:p>94.98</text:p>
          </table:table-cell>
          <table:table-cell table:formula="of:=[.B163]-[.E163]" office:value-type="float" office:value="0.0167540403407003" calcext:value-type="float">
            <text:p>0.017</text:p>
          </table:table-cell>
          <table:table-cell table:formula="of:=ABS([.F163])" office:value-type="float" office:value="0.0167540403407003" calcext:value-type="float">
            <text:p>0.017</text:p>
          </table:table-cell>
          <table:table-cell/>
          <table:table-cell table:style-name="ce12" table:formula="of:=[.$C163]*([.J$4]+[.$C163]*([.J$5]+[.$C163]*([.J$6]+[.$C163]*[.J$7])))/(1+[.$C163]*([.J$8]+[.$C163]*([.J$9]+[.$C163]*[.J$10])))" office:value-type="float" office:value="94.9976288003535" calcext:value-type="float">
            <text:p>95.00</text:p>
          </table:table-cell>
          <table:table-cell table:formula="of:=[.B163]-[.I163]" office:value-type="float" office:value="0.00237119964648969" calcext:value-type="float">
            <text:p>0.002</text:p>
          </table:table-cell>
          <table:table-cell table:formula="of:=ABS([.J163])" office:value-type="float" office:value="0.00237119964648969" calcext:value-type="float">
            <text:p>0.002</text:p>
          </table:table-cell>
          <table:table-cell/>
          <table:table-cell table:formula="of:=[.$B163]*([.N$4]+[.$B163]*([.N$5]+[.$B163]*([.N$6]+[.$B163]*[.N$7])))/(1+[.$B163]*([.N$8]+[.$B163]*([.N$9]+[.$B163]*[.N$10])))" office:value-type="float" office:value="3.88931742851153" calcext:value-type="float">
            <text:p>3.889</text:p>
          </table:table-cell>
          <table:table-cell table:formula="of:=[.C163]-[.M163]" office:value-type="float" office:value="-0.000317428511526607" calcext:value-type="float">
            <text:p>-0.00032</text:p>
          </table:table-cell>
          <table:table-cell table:formula="of:=[.N163]*25.38" office:value-type="float" office:value="-0.00805633562254529" calcext:value-type="float">
            <text:p>-0.008</text:p>
          </table:table-cell>
          <table:table-cell table:formula="of:=ABS([.O163])" office:value-type="float" office:value="0.00805633562254529" calcext:value-type="float">
            <text:p>0.008</text:p>
          </table:table-cell>
          <table:table-cell/>
          <table:table-cell table:formula="of:=[.$B163]*([.S$4]+[.$B163]*([.S$5]+[.$B163]*([.S$6]+[.$B163]*[.S$7])))/(1+[.$B163]*([.S$8]+[.$B163]*([.S$9]+[.$B163]*[.S$10])))" office:value-type="float" office:value="3.8970964933879" calcext:value-type="float">
            <text:p>3.897</text:p>
          </table:table-cell>
          <table:table-cell table:style-name="ce40" table:formula="of:=[.C163]-[.R163]" office:value-type="float" office:value="-0.0080964933879013" calcext:value-type="float">
            <text:p>-0.0081</text:p>
          </table:table-cell>
          <table:table-cell table:formula="of:=[.S163]*25.38" office:value-type="float" office:value="-0.205489002184935" calcext:value-type="float">
            <text:p>-0.205</text:p>
          </table:table-cell>
          <table:table-cell table:formula="of:=ABS([.T163])" office:value-type="float" office:value="0.205489002184935" calcext:value-type="float">
            <text:p>0.20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office:value-type="float" office:value="3.931" calcext:value-type="float">
            <text:p>3.931</text:p>
          </table:table-cell>
          <table:table-cell/>
          <table:table-cell table:formula="of:=[.$C164]*([.F$4]+[.$C164]*([.F$5]+[.$C164]*([.F$6]+[.$C164]*[.F$7])))/(1+[.$C164]*([.F$8]+[.$C164]*([.F$9]+[.$C164]*[.F$10])))" office:value-type="float" office:value="95.9968165960204" calcext:value-type="float">
            <text:p>96.00</text:p>
          </table:table-cell>
          <table:table-cell table:formula="of:=[.B164]-[.E164]" office:value-type="float" office:value="0.00318340397956263" calcext:value-type="float">
            <text:p>0.003</text:p>
          </table:table-cell>
          <table:table-cell table:formula="of:=ABS([.F164])" office:value-type="float" office:value="0.00318340397956263" calcext:value-type="float">
            <text:p>0.003</text:p>
          </table:table-cell>
          <table:table-cell/>
          <table:table-cell table:style-name="ce12" table:formula="of:=[.$C164]*([.J$4]+[.$C164]*([.J$5]+[.$C164]*([.J$6]+[.$C164]*[.J$7])))/(1+[.$C164]*([.J$8]+[.$C164]*([.J$9]+[.$C164]*[.J$10])))" office:value-type="float" office:value="96.0114509435599" calcext:value-type="float">
            <text:p>96.01</text:p>
          </table:table-cell>
          <table:table-cell table:formula="of:=[.B164]-[.I164]" office:value-type="float" office:value="-0.0114509435599075" calcext:value-type="float">
            <text:p>-0.011</text:p>
          </table:table-cell>
          <table:table-cell table:formula="of:=ABS([.J164])" office:value-type="float" office:value="0.0114509435599075" calcext:value-type="float">
            <text:p>0.011</text:p>
          </table:table-cell>
          <table:table-cell/>
          <table:table-cell table:formula="of:=[.$B164]*([.N$4]+[.$B164]*([.N$5]+[.$B164]*([.N$6]+[.$B164]*[.N$7])))/(1+[.$B164]*([.N$8]+[.$B164]*([.N$9]+[.$B164]*[.N$10])))" office:value-type="float" office:value="3.93075884965577" calcext:value-type="float">
            <text:p>3.931</text:p>
          </table:table-cell>
          <table:table-cell table:formula="of:=[.C164]-[.M164]" office:value-type="float" office:value="0.000241150344229446" calcext:value-type="float">
            <text:p>0.00024</text:p>
          </table:table-cell>
          <table:table-cell table:formula="of:=[.N164]*25.38" office:value-type="float" office:value="0.00612039573654334" calcext:value-type="float">
            <text:p>0.006</text:p>
          </table:table-cell>
          <table:table-cell table:formula="of:=ABS([.O164])" office:value-type="float" office:value="0.00612039573654334" calcext:value-type="float">
            <text:p>0.006</text:p>
          </table:table-cell>
          <table:table-cell/>
          <table:table-cell table:formula="of:=[.$B164]*([.S$4]+[.$B164]*([.S$5]+[.$B164]*([.S$6]+[.$B164]*[.S$7])))/(1+[.$B164]*([.S$8]+[.$B164]*([.S$9]+[.$B164]*[.S$10])))" office:value-type="float" office:value="3.93909655532109" calcext:value-type="float">
            <text:p>3.939</text:p>
          </table:table-cell>
          <table:table-cell table:style-name="ce40" table:formula="of:=[.C164]-[.R164]" office:value-type="float" office:value="-0.00809655532109321" calcext:value-type="float">
            <text:p>-0.0081</text:p>
          </table:table-cell>
          <table:table-cell table:formula="of:=[.S164]*25.38" office:value-type="float" office:value="-0.205490574049346" calcext:value-type="float">
            <text:p>-0.205</text:p>
          </table:table-cell>
          <table:table-cell table:formula="of:=ABS([.T164])" office:value-type="float" office:value="0.205490574049346" calcext:value-type="float">
            <text:p>0.20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office:value-type="float" office:value="3.972" calcext:value-type="float">
            <text:p>3.972</text:p>
          </table:table-cell>
          <table:table-cell/>
          <table:table-cell table:formula="of:=[.$C165]*([.F$4]+[.$C165]*([.F$5]+[.$C165]*([.F$6]+[.$C165]*[.F$7])))/(1+[.$C165]*([.F$8]+[.$C165]*([.F$9]+[.$C165]*[.F$10])))" office:value-type="float" office:value="96.986586408639" calcext:value-type="float">
            <text:p>96.99</text:p>
          </table:table-cell>
          <table:table-cell table:formula="of:=[.B165]-[.E165]" office:value-type="float" office:value="0.0134135913609725" calcext:value-type="float">
            <text:p>0.013</text:p>
          </table:table-cell>
          <table:table-cell table:formula="of:=ABS([.F165])" office:value-type="float" office:value="0.0134135913609725" calcext:value-type="float">
            <text:p>0.013</text:p>
          </table:table-cell>
          <table:table-cell/>
          <table:table-cell table:style-name="ce12" table:formula="of:=[.$C165]*([.J$4]+[.$C165]*([.J$5]+[.$C165]*([.J$6]+[.$C165]*[.J$7])))/(1+[.$C165]*([.J$8]+[.$C165]*([.J$9]+[.$C165]*[.J$10])))" office:value-type="float" office:value="97.0014498095876" calcext:value-type="float">
            <text:p>97.00</text:p>
          </table:table-cell>
          <table:table-cell table:formula="of:=[.B165]-[.I165]" office:value-type="float" office:value="-0.00144980958759788" calcext:value-type="float">
            <text:p>-0.001</text:p>
          </table:table-cell>
          <table:table-cell table:formula="of:=ABS([.J165])" office:value-type="float" office:value="0.00144980958759788" calcext:value-type="float">
            <text:p>0.001</text:p>
          </table:table-cell>
          <table:table-cell/>
          <table:table-cell table:formula="of:=[.$B165]*([.N$4]+[.$B165]*([.N$5]+[.$B165]*([.N$6]+[.$B165]*[.N$7])))/(1+[.$B165]*([.N$8]+[.$B165]*([.N$9]+[.$B165]*[.N$10])))" office:value-type="float" office:value="3.97218727799605" calcext:value-type="float">
            <text:p>3.972</text:p>
          </table:table-cell>
          <table:table-cell table:formula="of:=[.C165]-[.M165]" office:value-type="float" office:value="-0.000187277996052782" calcext:value-type="float">
            <text:p>-0.00019</text:p>
          </table:table-cell>
          <table:table-cell table:formula="of:=[.N165]*25.38" office:value-type="float" office:value="-0.00475311553981959" calcext:value-type="float">
            <text:p>-0.005</text:p>
          </table:table-cell>
          <table:table-cell table:formula="of:=ABS([.O165])" office:value-type="float" office:value="0.00475311553981959" calcext:value-type="float">
            <text:p>0.005</text:p>
          </table:table-cell>
          <table:table-cell/>
          <table:table-cell table:formula="of:=[.$B165]*([.S$4]+[.$B165]*([.S$5]+[.$B165]*([.S$6]+[.$B165]*[.S$7])))/(1+[.$B165]*([.S$8]+[.$B165]*([.S$9]+[.$B165]*[.S$10])))" office:value-type="float" office:value="3.98110915958593" calcext:value-type="float">
            <text:p>3.981</text:p>
          </table:table-cell>
          <table:table-cell table:style-name="ce40" table:formula="of:=[.C165]-[.R165]" office:value-type="float" office:value="-0.00910915958593384" calcext:value-type="float">
            <text:p>-0.0091</text:p>
          </table:table-cell>
          <table:table-cell table:formula="of:=[.S165]*25.38" office:value-type="float" office:value="-0.231190470291001" calcext:value-type="float">
            <text:p>-0.231</text:p>
          </table:table-cell>
          <table:table-cell table:formula="of:=ABS([.T165])" office:value-type="float" office:value="0.231190470291001" calcext:value-type="float">
            <text:p>0.23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office:value-type="float" office:value="4.013" calcext:value-type="float">
            <text:p>4.013</text:p>
          </table:table-cell>
          <table:table-cell/>
          <table:table-cell table:formula="of:=[.$C166]*([.F$4]+[.$C166]*([.F$5]+[.$C166]*([.F$6]+[.$C166]*[.F$7])))/(1+[.$C166]*([.F$8]+[.$C166]*([.F$9]+[.$C166]*[.F$10])))" office:value-type="float" office:value="97.976699898673" calcext:value-type="float">
            <text:p>97.98</text:p>
          </table:table-cell>
          <table:table-cell table:formula="of:=[.B166]-[.E166]" office:value-type="float" office:value="0.0233001013269671" calcext:value-type="float">
            <text:p>0.023</text:p>
          </table:table-cell>
          <table:table-cell table:formula="of:=ABS([.F166])" office:value-type="float" office:value="0.0233001013269671" calcext:value-type="float">
            <text:p>0.023</text:p>
          </table:table-cell>
          <table:table-cell/>
          <table:table-cell table:style-name="ce12" table:formula="of:=[.$C166]*([.J$4]+[.$C166]*([.J$5]+[.$C166]*([.J$6]+[.$C166]*[.J$7])))/(1+[.$C166]*([.J$8]+[.$C166]*([.J$9]+[.$C166]*[.J$10])))" office:value-type="float" office:value="97.9917761899811" calcext:value-type="float">
            <text:p>97.99</text:p>
          </table:table-cell>
          <table:table-cell table:formula="of:=[.B166]-[.I166]" office:value-type="float" office:value="0.00822381001886185" calcext:value-type="float">
            <text:p>0.008</text:p>
          </table:table-cell>
          <table:table-cell table:formula="of:=ABS([.J166])" office:value-type="float" office:value="0.00822381001886185" calcext:value-type="float">
            <text:p>0.008</text:p>
          </table:table-cell>
          <table:table-cell/>
          <table:table-cell table:formula="of:=[.$B166]*([.N$4]+[.$B166]*([.N$5]+[.$B166]*([.N$6]+[.$B166]*[.N$7])))/(1+[.$B166]*([.N$8]+[.$B166]*([.N$9]+[.$B166]*[.N$10])))" office:value-type="float" office:value="4.01360204844367" calcext:value-type="float">
            <text:p>4.014</text:p>
          </table:table-cell>
          <table:table-cell table:formula="of:=[.C166]-[.M166]" office:value-type="float" office:value="-0.000602048443674619" calcext:value-type="float">
            <text:p>-0.00060</text:p>
          </table:table-cell>
          <table:table-cell table:formula="of:=[.N166]*25.38" office:value-type="float" office:value="-0.0152799895004618" calcext:value-type="float">
            <text:p>-0.015</text:p>
          </table:table-cell>
          <table:table-cell table:formula="of:=ABS([.O166])" office:value-type="float" office:value="0.0152799895004618" calcext:value-type="float">
            <text:p>0.015</text:p>
          </table:table-cell>
          <table:table-cell/>
          <table:table-cell table:formula="of:=[.$B166]*([.S$4]+[.$B166]*([.S$5]+[.$B166]*([.S$6]+[.$B166]*[.S$7])))/(1+[.$B166]*([.S$8]+[.$B166]*([.S$9]+[.$B166]*[.S$10])))" office:value-type="float" office:value="4.02313416193796" calcext:value-type="float">
            <text:p>4.023</text:p>
          </table:table-cell>
          <table:table-cell table:style-name="ce40" table:formula="of:=[.C166]-[.R166]" office:value-type="float" office:value="-0.0101341619379598" calcext:value-type="float">
            <text:p>-0.0101</text:p>
          </table:table-cell>
          <table:table-cell table:formula="of:=[.S166]*25.38" office:value-type="float" office:value="-0.25720502998542" calcext:value-type="float">
            <text:p>-0.257</text:p>
          </table:table-cell>
          <table:table-cell table:formula="of:=ABS([.T166])" office:value-type="float" office:value="0.25720502998542" calcext:value-type="float">
            <text:p>0.25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float" office:value="4.055" calcext:value-type="float">
            <text:p>4.055</text:p>
          </table:table-cell>
          <table:table-cell/>
          <table:table-cell table:formula="of:=[.$C167]*([.F$4]+[.$C167]*([.F$5]+[.$C167]*([.F$6]+[.$C167]*[.F$7])))/(1+[.$C167]*([.F$8]+[.$C167]*([.F$9]+[.$C167]*[.F$10])))" office:value-type="float" office:value="98.9913349890128" calcext:value-type="float">
            <text:p>98.99</text:p>
          </table:table-cell>
          <table:table-cell table:formula="of:=[.B167]-[.E167]" office:value-type="float" office:value="0.00866501098717265" calcext:value-type="float">
            <text:p>0.009</text:p>
          </table:table-cell>
          <table:table-cell table:formula="of:=ABS([.F167])" office:value-type="float" office:value="0.00866501098717265" calcext:value-type="float">
            <text:p>0.009</text:p>
          </table:table-cell>
          <table:table-cell/>
          <table:table-cell table:style-name="ce12" table:formula="of:=[.$C167]*([.J$4]+[.$C167]*([.J$5]+[.$C167]*([.J$6]+[.$C167]*[.J$7])))/(1+[.$C167]*([.J$8]+[.$C167]*([.J$9]+[.$C167]*[.J$10])))" office:value-type="float" office:value="99.0066128704053" calcext:value-type="float">
            <text:p>99.01</text:p>
          </table:table-cell>
          <table:table-cell table:formula="of:=[.B167]-[.I167]" office:value-type="float" office:value="-0.00661287040529146" calcext:value-type="float">
            <text:p>-0.007</text:p>
          </table:table-cell>
          <table:table-cell table:formula="of:=ABS([.J167])" office:value-type="float" office:value="0.00661287040529146" calcext:value-type="float">
            <text:p>0.007</text:p>
          </table:table-cell>
          <table:table-cell/>
          <table:table-cell table:formula="of:=[.$B167]*([.N$4]+[.$B167]*([.N$5]+[.$B167]*([.N$6]+[.$B167]*[.N$7])))/(1+[.$B167]*([.N$8]+[.$B167]*([.N$9]+[.$B167]*[.N$10])))" office:value-type="float" office:value="4.0550025082094" calcext:value-type="float">
            <text:p>4.055</text:p>
          </table:table-cell>
          <table:table-cell table:formula="of:=[.C167]-[.M167]" office:value-type="float" office:value="-0.00000250820939573515" calcext:value-type="float">
            <text:p>0.00000</text:p>
          </table:table-cell>
          <table:table-cell table:formula="of:=[.N167]*25.38" office:value-type="float" office:value="-0.0000636583544637581" calcext:value-type="float">
            <text:p>0.000</text:p>
          </table:table-cell>
          <table:table-cell table:formula="of:=ABS([.O167])" office:value-type="float" office:value="0.0000636583544637581" calcext:value-type="float">
            <text:p>0.000</text:p>
          </table:table-cell>
          <table:table-cell/>
          <table:table-cell table:formula="of:=[.$B167]*([.S$4]+[.$B167]*([.S$5]+[.$B167]*([.S$6]+[.$B167]*[.S$7])))/(1+[.$B167]*([.S$8]+[.$B167]*([.S$9]+[.$B167]*[.S$10])))" office:value-type="float" office:value="4.06517142027729" calcext:value-type="float">
            <text:p>4.065</text:p>
          </table:table-cell>
          <table:table-cell table:style-name="ce40" table:formula="of:=[.C167]-[.R167]" office:value-type="float" office:value="-0.01017142027729" calcext:value-type="float">
            <text:p>-0.0102</text:p>
          </table:table-cell>
          <table:table-cell table:formula="of:=[.S167]*25.38" office:value-type="float" office:value="-0.25815064663762" calcext:value-type="float">
            <text:p>-0.258</text:p>
          </table:table-cell>
          <table:table-cell table:formula="of:=ABS([.T167])" office:value-type="float" office:value="0.25815064663762" calcext:value-type="float">
            <text:p>0.25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4.096" calcext:value-type="float">
            <text:p>4.096</text:p>
          </table:table-cell>
          <table:table-cell/>
          <table:table-cell table:formula="of:=[.$C168]*([.F$4]+[.$C168]*([.F$5]+[.$C168]*([.F$6]+[.$C168]*[.F$7])))/(1+[.$C168]*([.F$8]+[.$C168]*([.F$9]+[.$C168]*[.F$10])))" office:value-type="float" office:value="99.9821911571404" calcext:value-type="float">
            <text:p>99.98</text:p>
          </table:table-cell>
          <table:table-cell table:formula="of:=[.B168]-[.E168]" office:value-type="float" office:value="0.0178088428595657" calcext:value-type="float">
            <text:p>0.018</text:p>
          </table:table-cell>
          <table:table-cell table:formula="of:=ABS([.F168])" office:value-type="float" office:value="0.0178088428595657" calcext:value-type="float">
            <text:p>0.018</text:p>
          </table:table-cell>
          <table:table-cell/>
          <table:table-cell table:style-name="ce12" table:formula="of:=[.$C168]*([.J$4]+[.$C168]*([.J$5]+[.$C168]*([.J$6]+[.$C168]*[.J$7])))/(1+[.$C168]*([.J$8]+[.$C168]*([.J$9]+[.$C168]*[.J$10])))" office:value-type="float" office:value="99.9976501555685" calcext:value-type="float">
            <text:p>100.00</text:p>
          </table:table-cell>
          <table:table-cell table:formula="of:=[.B168]-[.I168]" office:value-type="float" office:value="0.00234984443152086" calcext:value-type="float">
            <text:p>0.002</text:p>
          </table:table-cell>
          <table:table-cell table:formula="of:=ABS([.J168])" office:value-type="float" office:value="0.00234984443152086" calcext:value-type="float">
            <text:p>0.002</text:p>
          </table:table-cell>
          <table:table-cell/>
          <table:table-cell table:formula="of:=[.$B168]*([.N$4]+[.$B168]*([.N$5]+[.$B168]*([.N$6]+[.$B168]*[.N$7])))/(1+[.$B168]*([.N$8]+[.$B168]*([.N$9]+[.$B168]*[.N$10])))" office:value-type="float" office:value="4.09638801749941" calcext:value-type="float">
            <text:p>4.096</text:p>
          </table:table-cell>
          <table:table-cell table:formula="of:=[.C168]-[.M168]" office:value-type="float" office:value="-0.000388017499412641" calcext:value-type="float">
            <text:p>-0.00039</text:p>
          </table:table-cell>
          <table:table-cell table:formula="of:=[.N168]*25.38" office:value-type="float" office:value="-0.00984788413509282" calcext:value-type="float">
            <text:p>-0.010</text:p>
          </table:table-cell>
          <table:table-cell table:formula="of:=ABS([.O168])" office:value-type="float" office:value="0.00984788413509282" calcext:value-type="float">
            <text:p>0.010</text:p>
          </table:table-cell>
          <table:table-cell/>
          <table:table-cell table:formula="of:=[.$B168]*([.S$4]+[.$B168]*([.S$5]+[.$B168]*([.S$6]+[.$B168]*[.S$7])))/(1+[.$B168]*([.S$8]+[.$B168]*([.S$9]+[.$B168]*[.S$10])))" office:value-type="float" office:value="4.10722079461218" calcext:value-type="float">
            <text:p>4.107</text:p>
          </table:table-cell>
          <table:table-cell table:style-name="ce40" table:formula="of:=[.C168]-[.R168]" office:value-type="float" office:value="-0.0112207946121812" calcext:value-type="float">
            <text:p>-0.0112</text:p>
          </table:table-cell>
          <table:table-cell table:formula="of:=[.S168]*25.38" office:value-type="float" office:value="-0.284783767257158" calcext:value-type="float">
            <text:p>-0.285</text:p>
          </table:table-cell>
          <table:table-cell table:formula="of:=ABS([.T168])" office:value-type="float" office:value="0.284783767257158" calcext:value-type="float">
            <text:p>0.28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float" office:value="4.138" calcext:value-type="float">
            <text:p>4.138</text:p>
          </table:table-cell>
          <table:table-cell/>
          <table:table-cell table:formula="of:=[.$C169]*([.F$4]+[.$C169]*([.F$5]+[.$C169]*([.F$6]+[.$C169]*[.F$7])))/(1+[.$C169]*([.F$8]+[.$C169]*([.F$9]+[.$C169]*[.F$10])))" office:value-type="float" office:value="100.997618439879" calcext:value-type="float">
            <text:p>101.00</text:p>
          </table:table-cell>
          <table:table-cell table:formula="of:=[.B169]-[.E169]" office:value-type="float" office:value="0.00238156012115098" calcext:value-type="float">
            <text:p>0.002</text:p>
          </table:table-cell>
          <table:table-cell table:formula="of:=ABS([.F169])" office:value-type="float" office:value="0.00238156012115098" calcext:value-type="float">
            <text:p>0.002</text:p>
          </table:table-cell>
          <table:table-cell/>
          <table:table-cell table:style-name="ce12" table:formula="of:=[.$C169]*([.J$4]+[.$C169]*([.J$5]+[.$C169]*([.J$6]+[.$C169]*[.J$7])))/(1+[.$C169]*([.J$8]+[.$C169]*([.J$9]+[.$C169]*[.J$10])))" office:value-type="float" office:value="101.013247544145" calcext:value-type="float">
            <text:p>101.01</text:p>
          </table:table-cell>
          <table:table-cell table:formula="of:=[.B169]-[.I169]" office:value-type="float" office:value="-0.0132475441453295" calcext:value-type="float">
            <text:p>-0.013</text:p>
          </table:table-cell>
          <table:table-cell table:formula="of:=ABS([.J169])" office:value-type="float" office:value="0.0132475441453295" calcext:value-type="float">
            <text:p>0.013</text:p>
          </table:table-cell>
          <table:table-cell/>
          <table:table-cell table:formula="of:=[.$B169]*([.N$4]+[.$B169]*([.N$5]+[.$B169]*([.N$6]+[.$B169]*[.N$7])))/(1+[.$B169]*([.N$8]+[.$B169]*([.N$9]+[.$B169]*[.N$10])))" office:value-type="float" office:value="4.13775795020959" calcext:value-type="float">
            <text:p>4.138</text:p>
          </table:table-cell>
          <table:table-cell table:formula="of:=[.C169]-[.M169]" office:value-type="float" office:value="0.000242049790407428" calcext:value-type="float">
            <text:p>0.00024</text:p>
          </table:table-cell>
          <table:table-cell table:formula="of:=[.N169]*25.38" office:value-type="float" office:value="0.00614322368054053" calcext:value-type="float">
            <text:p>0.006</text:p>
          </table:table-cell>
          <table:table-cell table:formula="of:=ABS([.O169])" office:value-type="float" office:value="0.00614322368054053" calcext:value-type="float">
            <text:p>0.006</text:p>
          </table:table-cell>
          <table:table-cell/>
          <table:table-cell table:formula="of:=[.$B169]*([.S$4]+[.$B169]*([.S$5]+[.$B169]*([.S$6]+[.$B169]*[.S$7])))/(1+[.$B169]*([.S$8]+[.$B169]*([.S$9]+[.$B169]*[.S$10])))" office:value-type="float" office:value="4.14928214702314" calcext:value-type="float">
            <text:p>4.149</text:p>
          </table:table-cell>
          <table:table-cell table:style-name="ce40" table:formula="of:=[.C169]-[.R169]" office:value-type="float" office:value="-0.0112821470231435" calcext:value-type="float">
            <text:p>-0.0113</text:p>
          </table:table-cell>
          <table:table-cell table:formula="of:=[.S169]*25.38" office:value-type="float" office:value="-0.286340891447381" calcext:value-type="float">
            <text:p>-0.286</text:p>
          </table:table-cell>
          <table:table-cell table:formula="of:=ABS([.T169])" office:value-type="float" office:value="0.286340891447381" calcext:value-type="float">
            <text:p>0.28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float" office:value="4.179" calcext:value-type="float">
            <text:p>4.179</text:p>
          </table:table-cell>
          <table:table-cell/>
          <table:table-cell table:formula="of:=[.$C170]*([.F$4]+[.$C170]*([.F$5]+[.$C170]*([.F$6]+[.$C170]*[.F$7])))/(1+[.$C170]*([.F$8]+[.$C170]*([.F$9]+[.$C170]*[.F$10])))" office:value-type="float" office:value="101.989277899925" calcext:value-type="float">
            <text:p>101.99</text:p>
          </table:table-cell>
          <table:table-cell table:formula="of:=[.B170]-[.E170]" office:value-type="float" office:value="0.0107221000746449" calcext:value-type="float">
            <text:p>0.011</text:p>
          </table:table-cell>
          <table:table-cell table:formula="of:=ABS([.F170])" office:value-type="float" office:value="0.0107221000746449" calcext:value-type="float">
            <text:p>0.011</text:p>
          </table:table-cell>
          <table:table-cell/>
          <table:table-cell table:style-name="ce12" table:formula="of:=[.$C170]*([.J$4]+[.$C170]*([.J$5]+[.$C170]*([.J$6]+[.$C170]*[.J$7])))/(1+[.$C170]*([.J$8]+[.$C170]*([.J$9]+[.$C170]*[.J$10])))" office:value-type="float" office:value="102.00505879864" calcext:value-type="float">
            <text:p>102.01</text:p>
          </table:table-cell>
          <table:table-cell table:formula="of:=[.B170]-[.I170]" office:value-type="float" office:value="-0.00505879863985115" calcext:value-type="float">
            <text:p>-0.005</text:p>
          </table:table-cell>
          <table:table-cell table:formula="of:=ABS([.J170])" office:value-type="float" office:value="0.00505879863985115" calcext:value-type="float">
            <text:p>0.005</text:p>
          </table:table-cell>
          <table:table-cell/>
          <table:table-cell table:formula="of:=[.$B170]*([.N$4]+[.$B170]*([.N$5]+[.$B170]*([.N$6]+[.$B170]*[.N$7])))/(1+[.$B170]*([.N$8]+[.$B170]*([.N$9]+[.$B170]*[.N$10])))" office:value-type="float" office:value="4.17911169461632" calcext:value-type="float">
            <text:p>4.179</text:p>
          </table:table-cell>
          <table:table-cell table:formula="of:=[.C170]-[.M170]" office:value-type="float" office:value="-0.000111694616318658" calcext:value-type="float">
            <text:p>-0.00011</text:p>
          </table:table-cell>
          <table:table-cell table:formula="of:=[.N170]*25.38" office:value-type="float" office:value="-0.00283480936216755" calcext:value-type="float">
            <text:p>-0.003</text:p>
          </table:table-cell>
          <table:table-cell table:formula="of:=ABS([.O170])" office:value-type="float" office:value="0.00283480936216755" calcext:value-type="float">
            <text:p>0.003</text:p>
          </table:table-cell>
          <table:table-cell/>
          <table:table-cell table:formula="of:=[.$B170]*([.S$4]+[.$B170]*([.S$5]+[.$B170]*([.S$6]+[.$B170]*[.S$7])))/(1+[.$B170]*([.S$8]+[.$B170]*([.S$9]+[.$B170]*[.S$10])))" office:value-type="float" office:value="4.19135534162756" calcext:value-type="float">
            <text:p>4.191</text:p>
          </table:table-cell>
          <table:table-cell table:style-name="ce40" table:formula="of:=[.C170]-[.R170]" office:value-type="float" office:value="-0.0123553416275595" calcext:value-type="float">
            <text:p>-0.0124</text:p>
          </table:table-cell>
          <table:table-cell table:formula="of:=[.S170]*25.38" office:value-type="float" office:value="-0.313578570507459" calcext:value-type="float">
            <text:p>-0.314</text:p>
          </table:table-cell>
          <table:table-cell table:formula="of:=ABS([.T170])" office:value-type="float" office:value="0.313578570507459" calcext:value-type="float">
            <text:p>0.31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float" office:value="4.22" calcext:value-type="float">
            <text:p>4.220</text:p>
          </table:table-cell>
          <table:table-cell/>
          <table:table-cell table:formula="of:=[.$C171]*([.F$4]+[.$C171]*([.F$5]+[.$C171]*([.F$6]+[.$C171]*[.F$7])))/(1+[.$C171]*([.F$8]+[.$C171]*([.F$9]+[.$C171]*[.F$10])))" office:value-type="float" office:value="102.981355651162" calcext:value-type="float">
            <text:p>102.98</text:p>
          </table:table-cell>
          <table:table-cell table:formula="of:=[.B171]-[.E171]" office:value-type="float" office:value="0.0186443488377392" calcext:value-type="float">
            <text:p>0.019</text:p>
          </table:table-cell>
          <table:table-cell table:formula="of:=ABS([.F171])" office:value-type="float" office:value="0.0186443488377392" calcext:value-type="float">
            <text:p>0.019</text:p>
          </table:table-cell>
          <table:table-cell/>
          <table:table-cell table:style-name="ce12" table:formula="of:=[.$C171]*([.J$4]+[.$C171]*([.J$5]+[.$C171]*([.J$6]+[.$C171]*[.J$7])))/(1+[.$C171]*([.J$8]+[.$C171]*([.J$9]+[.$C171]*[.J$10])))" office:value-type="float" office:value="102.99727524744" calcext:value-type="float">
            <text:p>103.00</text:p>
          </table:table-cell>
          <table:table-cell table:formula="of:=[.B171]-[.I171]" office:value-type="float" office:value="0.00272475256025473" calcext:value-type="float">
            <text:p>0.003</text:p>
          </table:table-cell>
          <table:table-cell table:formula="of:=ABS([.J171])" office:value-type="float" office:value="0.00272475256025473" calcext:value-type="float">
            <text:p>0.003</text:p>
          </table:table-cell>
          <table:table-cell/>
          <table:table-cell table:formula="of:=[.$B171]*([.N$4]+[.$B171]*([.N$5]+[.$B171]*([.N$6]+[.$B171]*[.N$7])))/(1+[.$B171]*([.N$8]+[.$B171]*([.N$9]+[.$B171]*[.N$10])))" office:value-type="float" office:value="4.22044865406224" calcext:value-type="float">
            <text:p>4.220</text:p>
          </table:table-cell>
          <table:table-cell table:formula="of:=[.C171]-[.M171]" office:value-type="float" office:value="-0.000448654062235043" calcext:value-type="float">
            <text:p>-0.00045</text:p>
          </table:table-cell>
          <table:table-cell table:formula="of:=[.N171]*25.38" office:value-type="float" office:value="-0.0113868400995254" calcext:value-type="float">
            <text:p>-0.011</text:p>
          </table:table-cell>
          <table:table-cell table:formula="of:=ABS([.O171])" office:value-type="float" office:value="0.0113868400995254" calcext:value-type="float">
            <text:p>0.011</text:p>
          </table:table-cell>
          <table:table-cell/>
          <table:table-cell table:formula="of:=[.$B171]*([.S$4]+[.$B171]*([.S$5]+[.$B171]*([.S$6]+[.$B171]*[.S$7])))/(1+[.$B171]*([.S$8]+[.$B171]*([.S$9]+[.$B171]*[.S$10])))" office:value-type="float" office:value="4.23344024454486" calcext:value-type="float">
            <text:p>4.233</text:p>
          </table:table-cell>
          <table:table-cell table:style-name="ce40" table:formula="of:=[.C171]-[.R171]" office:value-type="float" office:value="-0.0134402445448556" calcext:value-type="float">
            <text:p>-0.0134</text:p>
          </table:table-cell>
          <table:table-cell table:formula="of:=[.S171]*25.38" office:value-type="float" office:value="-0.341113406548435" calcext:value-type="float">
            <text:p>-0.341</text:p>
          </table:table-cell>
          <table:table-cell table:formula="of:=ABS([.T171])" office:value-type="float" office:value="0.341113406548435" calcext:value-type="float">
            <text:p>0.34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float" office:value="4.262" calcext:value-type="float">
            <text:p>4.262</text:p>
          </table:table-cell>
          <table:table-cell/>
          <table:table-cell table:formula="of:=[.$C172]*([.F$4]+[.$C172]*([.F$5]+[.$C172]*([.F$6]+[.$C172]*[.F$7])))/(1+[.$C172]*([.F$8]+[.$C172]*([.F$9]+[.$C172]*[.F$10])))" office:value-type="float" office:value="103.998078469467" calcext:value-type="float">
            <text:p>104.00</text:p>
          </table:table-cell>
          <table:table-cell table:formula="of:=[.B172]-[.E172]" office:value-type="float" office:value="0.00192153053291122" calcext:value-type="float">
            <text:p>0.002</text:p>
          </table:table-cell>
          <table:table-cell table:formula="of:=ABS([.F172])" office:value-type="float" office:value="0.00192153053291122" calcext:value-type="float">
            <text:p>0.002</text:p>
          </table:table-cell>
          <table:table-cell/>
          <table:table-cell table:style-name="ce12" table:formula="of:=[.$C172]*([.J$4]+[.$C172]*([.J$5]+[.$C172]*([.J$6]+[.$C172]*[.J$7])))/(1+[.$C172]*([.J$8]+[.$C172]*([.J$9]+[.$C172]*[.J$10])))" office:value-type="float" office:value="104.014127819298" calcext:value-type="float">
            <text:p>104.01</text:p>
          </table:table-cell>
          <table:table-cell table:formula="of:=[.B172]-[.I172]" office:value-type="float" office:value="-0.0141278192976699" calcext:value-type="float">
            <text:p>-0.014</text:p>
          </table:table-cell>
          <table:table-cell table:formula="of:=ABS([.J172])" office:value-type="float" office:value="0.0141278192976699" calcext:value-type="float">
            <text:p>0.014</text:p>
          </table:table-cell>
          <table:table-cell/>
          <table:table-cell table:formula="of:=[.$B172]*([.N$4]+[.$B172]*([.N$5]+[.$B172]*([.N$6]+[.$B172]*[.N$7])))/(1+[.$B172]*([.N$8]+[.$B172]*([.N$9]+[.$B172]*[.N$10])))" office:value-type="float" office:value="4.26176824763517" calcext:value-type="float">
            <text:p>4.262</text:p>
          </table:table-cell>
          <table:table-cell table:formula="of:=[.C172]-[.M172]" office:value-type="float" office:value="0.000231752364833859" calcext:value-type="float">
            <text:p>0.00023</text:p>
          </table:table-cell>
          <table:table-cell table:formula="of:=[.N172]*25.38" office:value-type="float" office:value="0.00588187501948335" calcext:value-type="float">
            <text:p>0.006</text:p>
          </table:table-cell>
          <table:table-cell table:formula="of:=ABS([.O172])" office:value-type="float" office:value="0.00588187501948335" calcext:value-type="float">
            <text:p>0.006</text:p>
          </table:table-cell>
          <table:table-cell/>
          <table:table-cell table:formula="of:=[.$B172]*([.S$4]+[.$B172]*([.S$5]+[.$B172]*([.S$6]+[.$B172]*[.S$7])))/(1+[.$B172]*([.S$8]+[.$B172]*([.S$9]+[.$B172]*[.S$10])))" office:value-type="float" office:value="4.27553672386223" calcext:value-type="float">
            <text:p>4.276</text:p>
          </table:table-cell>
          <table:table-cell table:style-name="ce40" table:formula="of:=[.C172]-[.R172]" office:value-type="float" office:value="-0.0135367238622335" calcext:value-type="float">
            <text:p>-0.0135</text:p>
          </table:table-cell>
          <table:table-cell table:formula="of:=[.S172]*25.38" office:value-type="float" office:value="-0.343562051623486" calcext:value-type="float">
            <text:p>-0.344</text:p>
          </table:table-cell>
          <table:table-cell table:formula="of:=ABS([.T172])" office:value-type="float" office:value="0.343562051623486" calcext:value-type="float">
            <text:p>0.34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float" office:value="4.303" calcext:value-type="float">
            <text:p>4.303</text:p>
          </table:table-cell>
          <table:table-cell/>
          <table:table-cell table:formula="of:=[.$C173]*([.F$4]+[.$C173]*([.F$5]+[.$C173]*([.F$6]+[.$C173]*[.F$7])))/(1+[.$C173]*([.F$8]+[.$C173]*([.F$9]+[.$C173]*[.F$10])))" office:value-type="float" office:value="104.991044571222" calcext:value-type="float">
            <text:p>104.99</text:p>
          </table:table-cell>
          <table:table-cell table:formula="of:=[.B173]-[.E173]" office:value-type="float" office:value="0.00895542877842104" calcext:value-type="float">
            <text:p>0.009</text:p>
          </table:table-cell>
          <table:table-cell table:formula="of:=ABS([.F173])" office:value-type="float" office:value="0.00895542877842104" calcext:value-type="float">
            <text:p>0.009</text:p>
          </table:table-cell>
          <table:table-cell/>
          <table:table-cell table:style-name="ce12" table:formula="of:=[.$C173]*([.J$4]+[.$C173]*([.J$5]+[.$C173]*([.J$6]+[.$C173]*[.J$7])))/(1+[.$C173]*([.J$8]+[.$C173]*([.J$9]+[.$C173]*[.J$10])))" office:value-type="float" office:value="105.007210004988" calcext:value-type="float">
            <text:p>105.01</text:p>
          </table:table-cell>
          <table:table-cell table:formula="of:=[.B173]-[.I173]" office:value-type="float" office:value="-0.00721000498829483" calcext:value-type="float">
            <text:p>-0.007</text:p>
          </table:table-cell>
          <table:table-cell table:formula="of:=ABS([.J173])" office:value-type="float" office:value="0.00721000498829483" calcext:value-type="float">
            <text:p>0.007</text:p>
          </table:table-cell>
          <table:table-cell/>
          <table:table-cell table:formula="of:=[.$B173]*([.N$4]+[.$B173]*([.N$5]+[.$B173]*([.N$6]+[.$B173]*[.N$7])))/(1+[.$B173]*([.N$8]+[.$B173]*([.N$9]+[.$B173]*[.N$10])))" office:value-type="float" office:value="4.30306991083849" calcext:value-type="float">
            <text:p>4.303</text:p>
          </table:table-cell>
          <table:table-cell table:formula="of:=[.C173]-[.M173]" office:value-type="float" office:value="-0.0000699108384933922" calcext:value-type="float">
            <text:p>-0.00007</text:p>
          </table:table-cell>
          <table:table-cell table:formula="of:=[.N173]*25.38" office:value-type="float" office:value="-0.00177433708096229" calcext:value-type="float">
            <text:p>-0.002</text:p>
          </table:table-cell>
          <table:table-cell table:formula="of:=ABS([.O173])" office:value-type="float" office:value="0.00177433708096229" calcext:value-type="float">
            <text:p>0.002</text:p>
          </table:table-cell>
          <table:table-cell/>
          <table:table-cell table:formula="of:=[.$B173]*([.S$4]+[.$B173]*([.S$5]+[.$B173]*([.S$6]+[.$B173]*[.S$7])))/(1+[.$B173]*([.S$8]+[.$B173]*([.S$9]+[.$B173]*[.S$10])))" office:value-type="float" office:value="4.31764464960092" calcext:value-type="float">
            <text:p>4.318</text:p>
          </table:table-cell>
          <table:table-cell table:style-name="ce40" table:formula="of:=[.C173]-[.R173]" office:value-type="float" office:value="-0.0146446496009185" calcext:value-type="float">
            <text:p>-0.0146</text:p>
          </table:table-cell>
          <table:table-cell table:formula="of:=[.S173]*25.38" office:value-type="float" office:value="-0.371681206871311" calcext:value-type="float">
            <text:p>-0.372</text:p>
          </table:table-cell>
          <table:table-cell table:formula="of:=ABS([.T173])" office:value-type="float" office:value="0.371681206871311" calcext:value-type="float">
            <text:p>0.37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float" office:value="4.344" calcext:value-type="float">
            <text:p>4.344</text:p>
          </table:table-cell>
          <table:table-cell/>
          <table:table-cell table:formula="of:=[.$C174]*([.F$4]+[.$C174]*([.F$5]+[.$C174]*([.F$6]+[.$C174]*[.F$7])))/(1+[.$C174]*([.F$8]+[.$C174]*([.F$9]+[.$C174]*[.F$10])))" office:value-type="float" office:value="105.984469223558" calcext:value-type="float">
            <text:p>105.98</text:p>
          </table:table-cell>
          <table:table-cell table:formula="of:=[.B174]-[.E174]" office:value-type="float" office:value="0.015530776442418" calcext:value-type="float">
            <text:p>0.016</text:p>
          </table:table-cell>
          <table:table-cell table:formula="of:=ABS([.F174])" office:value-type="float" office:value="0.015530776442418" calcext:value-type="float">
            <text:p>0.016</text:p>
          </table:table-cell>
          <table:table-cell/>
          <table:table-cell table:style-name="ce12" table:formula="of:=[.$C174]*([.J$4]+[.$C174]*([.J$5]+[.$C174]*([.J$6]+[.$C174]*[.J$7])))/(1+[.$C174]*([.J$8]+[.$C174]*([.J$9]+[.$C174]*[.J$10])))" office:value-type="float" office:value="106.000741963613" calcext:value-type="float">
            <text:p>106.00</text:p>
          </table:table-cell>
          <table:table-cell table:formula="of:=[.B174]-[.I174]" office:value-type="float" office:value="-0.000741963612924224" calcext:value-type="float">
            <text:p>-0.001</text:p>
          </table:table-cell>
          <table:table-cell table:formula="of:=ABS([.J174])" office:value-type="float" office:value="0.000741963612924224" calcext:value-type="float">
            <text:p>0.001</text:p>
          </table:table-cell>
          <table:table-cell/>
          <table:table-cell table:formula="of:=[.$B174]*([.N$4]+[.$B174]*([.N$5]+[.$B174]*([.N$6]+[.$B174]*[.N$7])))/(1+[.$B174]*([.N$8]+[.$B174]*([.N$9]+[.$B174]*[.N$10])))" office:value-type="float" office:value="4.34435309625119" calcext:value-type="float">
            <text:p>4.344</text:p>
          </table:table-cell>
          <table:table-cell table:formula="of:=[.C174]-[.M174]" office:value-type="float" office:value="-0.000353096251191509" calcext:value-type="float">
            <text:p>-0.00035</text:p>
          </table:table-cell>
          <table:table-cell table:formula="of:=[.N174]*25.38" office:value-type="float" office:value="-0.0089615828552405" calcext:value-type="float">
            <text:p>-0.009</text:p>
          </table:table-cell>
          <table:table-cell table:formula="of:=ABS([.O174])" office:value-type="float" office:value="0.0089615828552405" calcext:value-type="float">
            <text:p>0.009</text:p>
          </table:table-cell>
          <table:table-cell/>
          <table:table-cell table:formula="of:=[.$B174]*([.S$4]+[.$B174]*([.S$5]+[.$B174]*([.S$6]+[.$B174]*[.S$7])))/(1+[.$B174]*([.S$8]+[.$B174]*([.S$9]+[.$B174]*[.S$10])))" office:value-type="float" office:value="4.35976389368299" calcext:value-type="float">
            <text:p>4.360</text:p>
          </table:table-cell>
          <table:table-cell table:style-name="ce40" table:formula="of:=[.C174]-[.R174]" office:value-type="float" office:value="-0.0157638936829914" calcext:value-type="float">
            <text:p>-0.0158</text:p>
          </table:table-cell>
          <table:table-cell table:formula="of:=[.S174]*25.38" office:value-type="float" office:value="-0.400087621674321" calcext:value-type="float">
            <text:p>-0.400</text:p>
          </table:table-cell>
          <table:table-cell table:formula="of:=ABS([.T174])" office:value-type="float" office:value="0.400087621674321" calcext:value-type="float">
            <text:p>0.40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float" office:value="4.385" calcext:value-type="float">
            <text:p>4.385</text:p>
          </table:table-cell>
          <table:table-cell/>
          <table:table-cell table:formula="of:=[.$C175]*([.F$4]+[.$C175]*([.F$5]+[.$C175]*([.F$6]+[.$C175]*[.F$7])))/(1+[.$C175]*([.F$8]+[.$C175]*([.F$9]+[.$C175]*[.F$10])))" office:value-type="float" office:value="106.978364913418" calcext:value-type="float">
            <text:p>106.98</text:p>
          </table:table-cell>
          <table:table-cell table:formula="of:=[.B175]-[.E175]" office:value-type="float" office:value="0.0216350865823074" calcext:value-type="float">
            <text:p>0.022</text:p>
          </table:table-cell>
          <table:table-cell table:formula="of:=ABS([.F175])" office:value-type="float" office:value="0.0216350865823074" calcext:value-type="float">
            <text:p>0.022</text:p>
          </table:table-cell>
          <table:table-cell/>
          <table:table-cell table:style-name="ce12" table:formula="of:=[.$C175]*([.J$4]+[.$C175]*([.J$5]+[.$C175]*([.J$6]+[.$C175]*[.J$7])))/(1+[.$C175]*([.J$8]+[.$C175]*([.J$9]+[.$C175]*[.J$10])))" office:value-type="float" office:value="106.99473809344" calcext:value-type="float">
            <text:p>106.99</text:p>
          </table:table-cell>
          <table:table-cell table:formula="of:=[.B175]-[.I175]" office:value-type="float" office:value="0.00526190656015046" calcext:value-type="float">
            <text:p>0.005</text:p>
          </table:table-cell>
          <table:table-cell table:formula="of:=ABS([.J175])" office:value-type="float" office:value="0.00526190656015046" calcext:value-type="float">
            <text:p>0.005</text:p>
          </table:table-cell>
          <table:table-cell/>
          <table:table-cell table:formula="of:=[.$B175]*([.N$4]+[.$B175]*([.N$5]+[.$B175]*([.N$6]+[.$B175]*[.N$7])))/(1+[.$B175]*([.N$8]+[.$B175]*([.N$9]+[.$B175]*[.N$10])))" office:value-type="float" office:value="4.38561727417577" calcext:value-type="float">
            <text:p>4.386</text:p>
          </table:table-cell>
          <table:table-cell table:formula="of:=[.C175]-[.M175]" office:value-type="float" office:value="-0.000617274175769289" calcext:value-type="float">
            <text:p>-0.00062</text:p>
          </table:table-cell>
          <table:table-cell table:formula="of:=[.N175]*25.38" office:value-type="float" office:value="-0.0156664185810246" calcext:value-type="float">
            <text:p>-0.016</text:p>
          </table:table-cell>
          <table:table-cell table:formula="of:=ABS([.O175])" office:value-type="float" office:value="0.0156664185810246" calcext:value-type="float">
            <text:p>0.016</text:p>
          </table:table-cell>
          <table:table-cell/>
          <table:table-cell table:formula="of:=[.$B175]*([.S$4]+[.$B175]*([.S$5]+[.$B175]*([.S$6]+[.$B175]*[.S$7])))/(1+[.$B175]*([.S$8]+[.$B175]*([.S$9]+[.$B175]*[.S$10])))" office:value-type="float" office:value="4.40189432989874" calcext:value-type="float">
            <text:p>4.402</text:p>
          </table:table-cell>
          <table:table-cell table:style-name="ce40" table:formula="of:=[.C175]-[.R175]" office:value-type="float" office:value="-0.0168943298987392" calcext:value-type="float">
            <text:p>-0.0169</text:p>
          </table:table-cell>
          <table:table-cell table:formula="of:=[.S175]*25.38" office:value-type="float" office:value="-0.42877809283" calcext:value-type="float">
            <text:p>-0.429</text:p>
          </table:table-cell>
          <table:table-cell table:formula="of:=ABS([.T175])" office:value-type="float" office:value="0.42877809283" calcext:value-type="float">
            <text:p>0.42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float" office:value="4.427" calcext:value-type="float">
            <text:p>4.427</text:p>
          </table:table-cell>
          <table:table-cell/>
          <table:table-cell table:formula="of:=[.$C176]*([.F$4]+[.$C176]*([.F$5]+[.$C176]*([.F$6]+[.$C176]*[.F$7])))/(1+[.$C176]*([.F$8]+[.$C176]*([.F$9]+[.$C176]*[.F$10])))" office:value-type="float" office:value="107.997002967803" calcext:value-type="float">
            <text:p>108.00</text:p>
          </table:table-cell>
          <table:table-cell table:formula="of:=[.B176]-[.E176]" office:value-type="float" office:value="0.00299703219702963" calcext:value-type="float">
            <text:p>0.003</text:p>
          </table:table-cell>
          <table:table-cell table:formula="of:=ABS([.F176])" office:value-type="float" office:value="0.00299703219702963" calcext:value-type="float">
            <text:p>0.003</text:p>
          </table:table-cell>
          <table:table-cell/>
          <table:table-cell table:style-name="ce12" table:formula="of:=[.$C176]*([.J$4]+[.$C176]*([.J$5]+[.$C176]*([.J$6]+[.$C176]*[.J$7])))/(1+[.$C176]*([.J$8]+[.$C176]*([.J$9]+[.$C176]*[.J$10])))" office:value-type="float" office:value="108.013474189514" calcext:value-type="float">
            <text:p>108.01</text:p>
          </table:table-cell>
          <table:table-cell table:formula="of:=[.B176]-[.I176]" office:value-type="float" office:value="-0.0134741895140422" calcext:value-type="float">
            <text:p>-0.013</text:p>
          </table:table-cell>
          <table:table-cell table:formula="of:=ABS([.J176])" office:value-type="float" office:value="0.0134741895140422" calcext:value-type="float">
            <text:p>0.013</text:p>
          </table:table-cell>
          <table:table-cell/>
          <table:table-cell table:formula="of:=[.$B176]*([.N$4]+[.$B176]*([.N$5]+[.$B176]*([.N$6]+[.$B176]*[.N$7])))/(1+[.$B176]*([.N$8]+[.$B176]*([.N$9]+[.$B176]*[.N$10])))" office:value-type="float" office:value="4.42686193327233" calcext:value-type="float">
            <text:p>4.427</text:p>
          </table:table-cell>
          <table:table-cell table:formula="of:=[.C176]-[.M176]" office:value-type="float" office:value="0.000138066727672026" calcext:value-type="float">
            <text:p>0.00014</text:p>
          </table:table-cell>
          <table:table-cell table:formula="of:=[.N176]*25.38" office:value-type="float" office:value="0.00350413354831602" calcext:value-type="float">
            <text:p>0.004</text:p>
          </table:table-cell>
          <table:table-cell table:formula="of:=ABS([.O176])" office:value-type="float" office:value="0.00350413354831602" calcext:value-type="float">
            <text:p>0.004</text:p>
          </table:table-cell>
          <table:table-cell/>
          <table:table-cell table:formula="of:=[.$B176]*([.S$4]+[.$B176]*([.S$5]+[.$B176]*([.S$6]+[.$B176]*[.S$7])))/(1+[.$B176]*([.S$8]+[.$B176]*([.S$9]+[.$B176]*[.S$10])))" office:value-type="float" office:value="4.44403583387458" calcext:value-type="float">
            <text:p>4.444</text:p>
          </table:table-cell>
          <table:table-cell table:style-name="ce40" table:formula="of:=[.C176]-[.R176]" office:value-type="float" office:value="-0.0170358338745755" calcext:value-type="float">
            <text:p>-0.0170</text:p>
          </table:table-cell>
          <table:table-cell table:formula="of:=[.S176]*25.38" office:value-type="float" office:value="-0.432369463736727" calcext:value-type="float">
            <text:p>-0.432</text:p>
          </table:table-cell>
          <table:table-cell table:formula="of:=ABS([.T176])" office:value-type="float" office:value="0.432369463736727" calcext:value-type="float">
            <text:p>0.43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float" office:value="4.468" calcext:value-type="float">
            <text:p>4.468</text:p>
          </table:table-cell>
          <table:table-cell/>
          <table:table-cell table:formula="of:=[.$C177]*([.F$4]+[.$C177]*([.F$5]+[.$C177]*([.F$6]+[.$C177]*[.F$7])))/(1+[.$C177]*([.F$8]+[.$C177]*([.F$9]+[.$C177]*[.F$10])))" office:value-type="float" office:value="108.991888647098" calcext:value-type="float">
            <text:p>108.99</text:p>
          </table:table-cell>
          <table:table-cell table:formula="of:=[.B177]-[.E177]" office:value-type="float" office:value="0.00811135290247478" calcext:value-type="float">
            <text:p>0.008</text:p>
          </table:table-cell>
          <table:table-cell table:formula="of:=ABS([.F177])" office:value-type="float" office:value="0.00811135290247478" calcext:value-type="float">
            <text:p>0.008</text:p>
          </table:table-cell>
          <table:table-cell/>
          <table:table-cell table:style-name="ce12" table:formula="of:=[.$C177]*([.J$4]+[.$C177]*([.J$5]+[.$C177]*([.J$6]+[.$C177]*[.J$7])))/(1+[.$C177]*([.J$8]+[.$C177]*([.J$9]+[.$C177]*[.J$10])))" office:value-type="float" office:value="109.008453340127" calcext:value-type="float">
            <text:p>109.01</text:p>
          </table:table-cell>
          <table:table-cell table:formula="of:=[.B177]-[.I177]" office:value-type="float" office:value="-0.00845334012683452" calcext:value-type="float">
            <text:p>-0.008</text:p>
          </table:table-cell>
          <table:table-cell table:formula="of:=ABS([.J177])" office:value-type="float" office:value="0.00845334012683452" calcext:value-type="float">
            <text:p>0.008</text:p>
          </table:table-cell>
          <table:table-cell/>
          <table:table-cell table:formula="of:=[.$B177]*([.N$4]+[.$B177]*([.N$5]+[.$B177]*([.N$6]+[.$B177]*[.N$7])))/(1+[.$B177]*([.N$8]+[.$B177]*([.N$9]+[.$B177]*[.N$10])))" office:value-type="float" office:value="4.46808658117698" calcext:value-type="float">
            <text:p>4.468</text:p>
          </table:table-cell>
          <table:table-cell table:formula="of:=[.C177]-[.M177]" office:value-type="float" office:value="-0.0000865811769825697" calcext:value-type="float">
            <text:p>-0.00009</text:p>
          </table:table-cell>
          <table:table-cell table:formula="of:=[.N177]*25.38" office:value-type="float" office:value="-0.00219743027181762" calcext:value-type="float">
            <text:p>-0.002</text:p>
          </table:table-cell>
          <table:table-cell table:formula="of:=ABS([.O177])" office:value-type="float" office:value="0.00219743027181762" calcext:value-type="float">
            <text:p>0.002</text:p>
          </table:table-cell>
          <table:table-cell/>
          <table:table-cell table:formula="of:=[.$B177]*([.S$4]+[.$B177]*([.S$5]+[.$B177]*([.S$6]+[.$B177]*[.S$7])))/(1+[.$B177]*([.S$8]+[.$B177]*([.S$9]+[.$B177]*[.S$10])))" office:value-type="float" office:value="4.4861882830415" calcext:value-type="float">
            <text:p>4.486</text:p>
          </table:table-cell>
          <table:table-cell table:style-name="ce40" table:formula="of:=[.C177]-[.R177]" office:value-type="float" office:value="-0.0181882830414954" calcext:value-type="float">
            <text:p>-0.0182</text:p>
          </table:table-cell>
          <table:table-cell table:formula="of:=[.S177]*25.38" office:value-type="float" office:value="-0.461618623593154" calcext:value-type="float">
            <text:p>-0.462</text:p>
          </table:table-cell>
          <table:table-cell table:formula="of:=ABS([.T177])" office:value-type="float" office:value="0.461618623593154" calcext:value-type="float">
            <text:p>0.46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float" office:value="4.509" calcext:value-type="float">
            <text:p>4.509</text:p>
          </table:table-cell>
          <table:table-cell/>
          <table:table-cell table:formula="of:=[.$C178]*([.F$4]+[.$C178]*([.F$5]+[.$C178]*([.F$6]+[.$C178]*[.F$7])))/(1+[.$C178]*([.F$8]+[.$C178]*([.F$9]+[.$C178]*[.F$10])))" office:value-type="float" office:value="109.987280425022" calcext:value-type="float">
            <text:p>109.99</text:p>
          </table:table-cell>
          <table:table-cell table:formula="of:=[.B178]-[.E178]" office:value-type="float" office:value="0.0127195749777087" calcext:value-type="float">
            <text:p>0.013</text:p>
          </table:table-cell>
          <table:table-cell table:formula="of:=ABS([.F178])" office:value-type="float" office:value="0.0127195749777087" calcext:value-type="float">
            <text:p>0.013</text:p>
          </table:table-cell>
          <table:table-cell/>
          <table:table-cell table:style-name="ce12" table:formula="of:=[.$C178]*([.J$4]+[.$C178]*([.J$5]+[.$C178]*([.J$6]+[.$C178]*[.J$7])))/(1+[.$C178]*([.J$8]+[.$C178]*([.J$9]+[.$C178]*[.J$10])))" office:value-type="float" office:value="110.003939134112" calcext:value-type="float">
            <text:p>110.00</text:p>
          </table:table-cell>
          <table:table-cell table:formula="of:=[.B178]-[.I178]" office:value-type="float" office:value="-0.00393913411215863" calcext:value-type="float">
            <text:p>-0.004</text:p>
          </table:table-cell>
          <table:table-cell table:formula="of:=ABS([.J178])" office:value-type="float" office:value="0.00393913411215863" calcext:value-type="float">
            <text:p>0.004</text:p>
          </table:table-cell>
          <table:table-cell/>
          <table:table-cell table:formula="of:=[.$B178]*([.N$4]+[.$B178]*([.N$5]+[.$B178]*([.N$6]+[.$B178]*[.N$7])))/(1+[.$B178]*([.N$8]+[.$B178]*([.N$9]+[.$B178]*[.N$10])))" office:value-type="float" office:value="4.50929074510284" calcext:value-type="float">
            <text:p>4.509</text:p>
          </table:table-cell>
          <table:table-cell table:formula="of:=[.C178]-[.M178]" office:value-type="float" office:value="-0.000290745102838663" calcext:value-type="float">
            <text:p>-0.00029</text:p>
          </table:table-cell>
          <table:table-cell table:formula="of:=[.N178]*25.38" office:value-type="float" office:value="-0.00737911071004527" calcext:value-type="float">
            <text:p>-0.007</text:p>
          </table:table-cell>
          <table:table-cell table:formula="of:=ABS([.O178])" office:value-type="float" office:value="0.00737911071004527" calcext:value-type="float">
            <text:p>0.007</text:p>
          </table:table-cell>
          <table:table-cell/>
          <table:table-cell table:formula="of:=[.$B178]*([.S$4]+[.$B178]*([.S$5]+[.$B178]*([.S$6]+[.$B178]*[.S$7])))/(1+[.$B178]*([.S$8]+[.$B178]*([.S$9]+[.$B178]*[.S$10])))" office:value-type="float" office:value="4.52835155660408" calcext:value-type="float">
            <text:p>4.528</text:p>
          </table:table-cell>
          <table:table-cell table:style-name="ce40" table:formula="of:=[.C178]-[.R178]" office:value-type="float" office:value="-0.0193515566040805" calcext:value-type="float">
            <text:p>-0.0194</text:p>
          </table:table-cell>
          <table:table-cell table:formula="of:=[.S178]*25.38" office:value-type="float" office:value="-0.491142506611563" calcext:value-type="float">
            <text:p>-0.491</text:p>
          </table:table-cell>
          <table:table-cell table:formula="of:=ABS([.T178])" office:value-type="float" office:value="0.491142506611563" calcext:value-type="float">
            <text:p>0.49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office:value-type="float" office:value="4.55" calcext:value-type="float">
            <text:p>4.550</text:p>
          </table:table-cell>
          <table:table-cell/>
          <table:table-cell table:formula="of:=[.$C179]*([.F$4]+[.$C179]*([.F$5]+[.$C179]*([.F$6]+[.$C179]*[.F$7])))/(1+[.$C179]*([.F$8]+[.$C179]*([.F$9]+[.$C179]*[.F$10])))" office:value-type="float" office:value="110.983188952793" calcext:value-type="float">
            <text:p>110.98</text:p>
          </table:table-cell>
          <table:table-cell table:formula="of:=[.B179]-[.E179]" office:value-type="float" office:value="0.0168110472065166" calcext:value-type="float">
            <text:p>0.017</text:p>
          </table:table-cell>
          <table:table-cell table:formula="of:=ABS([.F179])" office:value-type="float" office:value="0.0168110472065166" calcext:value-type="float">
            <text:p>0.017</text:p>
          </table:table-cell>
          <table:table-cell/>
          <table:table-cell table:style-name="ce12" table:formula="of:=[.$C179]*([.J$4]+[.$C179]*([.J$5]+[.$C179]*([.J$6]+[.$C179]*[.J$7])))/(1+[.$C179]*([.J$8]+[.$C179]*([.J$9]+[.$C179]*[.J$10])))" office:value-type="float" office:value="110.999945250619" calcext:value-type="float">
            <text:p>111.00</text:p>
          </table:table-cell>
          <table:table-cell table:formula="of:=[.B179]-[.I179]" office:value-type="float" office:value="0.0000547493808795707" calcext:value-type="float">
            <text:p>0.000</text:p>
          </table:table-cell>
          <table:table-cell table:formula="of:=ABS([.J179])" office:value-type="float" office:value="0.0000547493808795707" calcext:value-type="float">
            <text:p>0.000</text:p>
          </table:table-cell>
          <table:table-cell/>
          <table:table-cell table:formula="of:=[.$B179]*([.N$4]+[.$B179]*([.N$5]+[.$B179]*([.N$6]+[.$B179]*[.N$7])))/(1+[.$B179]*([.N$8]+[.$B179]*([.N$9]+[.$B179]*[.N$10])))" office:value-type="float" office:value="4.55047397242182" calcext:value-type="float">
            <text:p>4.550</text:p>
          </table:table-cell>
          <table:table-cell table:formula="of:=[.C179]-[.M179]" office:value-type="float" office:value="-0.000473972421823454" calcext:value-type="float">
            <text:p>-0.00047</text:p>
          </table:table-cell>
          <table:table-cell table:formula="of:=[.N179]*25.38" office:value-type="float" office:value="-0.0120294200658793" calcext:value-type="float">
            <text:p>-0.012</text:p>
          </table:table-cell>
          <table:table-cell table:formula="of:=ABS([.O179])" office:value-type="float" office:value="0.0120294200658793" calcext:value-type="float">
            <text:p>0.012</text:p>
          </table:table-cell>
          <table:table-cell/>
          <table:table-cell table:formula="of:=[.$B179]*([.S$4]+[.$B179]*([.S$5]+[.$B179]*([.S$6]+[.$B179]*[.S$7])))/(1+[.$B179]*([.S$8]+[.$B179]*([.S$9]+[.$B179]*[.S$10])))" office:value-type="float" office:value="4.57052553551004" calcext:value-type="float">
            <text:p>4.571</text:p>
          </table:table-cell>
          <table:table-cell table:style-name="ce40" table:formula="of:=[.C179]-[.R179]" office:value-type="float" office:value="-0.0205255355100409" calcext:value-type="float">
            <text:p>-0.0205</text:p>
          </table:table-cell>
          <table:table-cell table:formula="of:=[.S179]*25.38" office:value-type="float" office:value="-0.520938091244838" calcext:value-type="float">
            <text:p>-0.521</text:p>
          </table:table-cell>
          <table:table-cell table:formula="of:=ABS([.T179])" office:value-type="float" office:value="0.520938091244838" calcext:value-type="float">
            <text:p>0.52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float" office:value="4.591" calcext:value-type="float">
            <text:p>4.591</text:p>
          </table:table-cell>
          <table:table-cell/>
          <table:table-cell table:formula="of:=[.$C180]*([.F$4]+[.$C180]*([.F$5]+[.$C180]*([.F$6]+[.$C180]*[.F$7])))/(1+[.$C180]*([.F$8]+[.$C180]*([.F$9]+[.$C180]*[.F$10])))" office:value-type="float" office:value="111.979624391122" calcext:value-type="float">
            <text:p>111.98</text:p>
          </table:table-cell>
          <table:table-cell table:formula="of:=[.B180]-[.E180]" office:value-type="float" office:value="0.0203756088781546" calcext:value-type="float">
            <text:p>0.020</text:p>
          </table:table-cell>
          <table:table-cell table:formula="of:=ABS([.F180])" office:value-type="float" office:value="0.0203756088781546" calcext:value-type="float">
            <text:p>0.020</text:p>
          </table:table-cell>
          <table:table-cell/>
          <table:table-cell table:style-name="ce12" table:formula="of:=[.$C180]*([.J$4]+[.$C180]*([.J$5]+[.$C180]*([.J$6]+[.$C180]*[.J$7])))/(1+[.$C180]*([.J$8]+[.$C180]*([.J$9]+[.$C180]*[.J$10])))" office:value-type="float" office:value="111.996485183642" calcext:value-type="float">
            <text:p>112.00</text:p>
          </table:table-cell>
          <table:table-cell table:formula="of:=[.B180]-[.I180]" office:value-type="float" office:value="0.00351481635802031" calcext:value-type="float">
            <text:p>0.004</text:p>
          </table:table-cell>
          <table:table-cell table:formula="of:=ABS([.J180])" office:value-type="float" office:value="0.00351481635802031" calcext:value-type="float">
            <text:p>0.004</text:p>
          </table:table-cell>
          <table:table-cell/>
          <table:table-cell table:formula="of:=[.$B180]*([.N$4]+[.$B180]*([.N$5]+[.$B180]*([.N$6]+[.$B180]*[.N$7])))/(1+[.$B180]*([.N$8]+[.$B180]*([.N$9]+[.$B180]*[.N$10])))" office:value-type="float" office:value="4.5916358312256" calcext:value-type="float">
            <text:p>4.592</text:p>
          </table:table-cell>
          <table:table-cell table:formula="of:=[.C180]-[.M180]" office:value-type="float" office:value="-0.000635831225596739" calcext:value-type="float">
            <text:p>-0.00064</text:p>
          </table:table-cell>
          <table:table-cell table:formula="of:=[.N180]*25.38" office:value-type="float" office:value="-0.0161373965056452" calcext:value-type="float">
            <text:p>-0.016</text:p>
          </table:table-cell>
          <table:table-cell table:formula="of:=ABS([.O180])" office:value-type="float" office:value="0.0161373965056452" calcext:value-type="float">
            <text:p>0.016</text:p>
          </table:table-cell>
          <table:table-cell/>
          <table:table-cell table:formula="of:=[.$B180]*([.S$4]+[.$B180]*([.S$5]+[.$B180]*([.S$6]+[.$B180]*[.S$7])))/(1+[.$B180]*([.S$8]+[.$B180]*([.S$9]+[.$B180]*[.S$10])))" office:value-type="float" office:value="4.61271010242029" calcext:value-type="float">
            <text:p>4.613</text:p>
          </table:table-cell>
          <table:table-cell table:style-name="ce40" table:formula="of:=[.C180]-[.R180]" office:value-type="float" office:value="-0.0217101024202879" calcext:value-type="float">
            <text:p>-0.0217</text:p>
          </table:table-cell>
          <table:table-cell table:formula="of:=[.S180]*25.38" office:value-type="float" office:value="-0.551002399426908" calcext:value-type="float">
            <text:p>-0.551</text:p>
          </table:table-cell>
          <table:table-cell table:formula="of:=ABS([.T180])" office:value-type="float" office:value="0.551002399426908" calcext:value-type="float">
            <text:p>0.55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office:value-type="float" office:value="4.633" calcext:value-type="float">
            <text:p>4.633</text:p>
          </table:table-cell>
          <table:table-cell/>
          <table:table-cell table:formula="of:=[.$C181]*([.F$4]+[.$C181]*([.F$5]+[.$C181]*([.F$6]+[.$C181]*[.F$7])))/(1+[.$C181]*([.F$8]+[.$C181]*([.F$9]+[.$C181]*[.F$10])))" office:value-type="float" office:value="113.000919569057" calcext:value-type="float">
            <text:p>113.00</text:p>
          </table:table-cell>
          <table:table-cell table:formula="of:=[.B181]-[.E181]" office:value-type="float" office:value="-0.000919569056776481" calcext:value-type="float">
            <text:p>-0.001</text:p>
          </table:table-cell>
          <table:table-cell table:formula="of:=ABS([.F181])" office:value-type="float" office:value="0.000919569056776481" calcext:value-type="float">
            <text:p>0.001</text:p>
          </table:table-cell>
          <table:table-cell/>
          <table:table-cell table:style-name="ce12" table:formula="of:=[.$C181]*([.J$4]+[.$C181]*([.J$5]+[.$C181]*([.J$6]+[.$C181]*[.J$7])))/(1+[.$C181]*([.J$8]+[.$C181]*([.J$9]+[.$C181]*[.J$10])))" office:value-type="float" office:value="113.017898382076" calcext:value-type="float">
            <text:p>113.02</text:p>
          </table:table-cell>
          <table:table-cell table:formula="of:=[.B181]-[.I181]" office:value-type="float" office:value="-0.0178983820763676" calcext:value-type="float">
            <text:p>-0.018</text:p>
          </table:table-cell>
          <table:table-cell table:formula="of:=ABS([.J181])" office:value-type="float" office:value="0.0178983820763676" calcext:value-type="float">
            <text:p>0.018</text:p>
          </table:table-cell>
          <table:table-cell/>
          <table:table-cell table:formula="of:=[.$B181]*([.N$4]+[.$B181]*([.N$5]+[.$B181]*([.N$6]+[.$B181]*[.N$7])))/(1+[.$B181]*([.N$8]+[.$B181]*([.N$9]+[.$B181]*[.N$10])))" office:value-type="float" office:value="4.63277591086388" calcext:value-type="float">
            <text:p>4.633</text:p>
          </table:table-cell>
          <table:table-cell table:formula="of:=[.C181]-[.M181]" office:value-type="float" office:value="0.000224089136117378" calcext:value-type="float">
            <text:p>0.00022</text:p>
          </table:table-cell>
          <table:table-cell table:formula="of:=[.N181]*25.38" office:value-type="float" office:value="0.00568738227465905" calcext:value-type="float">
            <text:p>0.006</text:p>
          </table:table-cell>
          <table:table-cell table:formula="of:=ABS([.O181])" office:value-type="float" office:value="0.00568738227465905" calcext:value-type="float">
            <text:p>0.006</text:p>
          </table:table-cell>
          <table:table-cell/>
          <table:table-cell table:formula="of:=[.$B181]*([.S$4]+[.$B181]*([.S$5]+[.$B181]*([.S$6]+[.$B181]*[.S$7])))/(1+[.$B181]*([.S$8]+[.$B181]*([.S$9]+[.$B181]*[.S$10])))" office:value-type="float" office:value="4.65490514167955" calcext:value-type="float">
            <text:p>4.655</text:p>
          </table:table-cell>
          <table:table-cell table:style-name="ce40" table:formula="of:=[.C181]-[.R181]" office:value-type="float" office:value="-0.021905141679551" calcext:value-type="float">
            <text:p>-0.0219</text:p>
          </table:table-cell>
          <table:table-cell table:formula="of:=[.S181]*25.38" office:value-type="float" office:value="-0.555952495827005" calcext:value-type="float">
            <text:p>-0.556</text:p>
          </table:table-cell>
          <table:table-cell table:formula="of:=ABS([.T181])" office:value-type="float" office:value="0.555952495827005" calcext:value-type="float">
            <text:p>0.55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float" office:value="4.674" calcext:value-type="float">
            <text:p>4.674</text:p>
          </table:table-cell>
          <table:table-cell/>
          <table:table-cell table:formula="of:=[.$C182]*([.F$4]+[.$C182]*([.F$5]+[.$C182]*([.F$6]+[.$C182]*[.F$7])))/(1+[.$C182]*([.F$8]+[.$C182]*([.F$9]+[.$C182]*[.F$10])))" office:value-type="float" office:value="113.99845070488" calcext:value-type="float">
            <text:p>114.00</text:p>
          </table:table-cell>
          <table:table-cell table:formula="of:=[.B182]-[.E182]" office:value-type="float" office:value="0.00154929511998603" calcext:value-type="float">
            <text:p>0.002</text:p>
          </table:table-cell>
          <table:table-cell table:formula="of:=ABS([.F182])" office:value-type="float" office:value="0.00154929511998603" calcext:value-type="float">
            <text:p>0.002</text:p>
          </table:table-cell>
          <table:table-cell/>
          <table:table-cell table:style-name="ce12" table:formula="of:=[.$C182]*([.J$4]+[.$C182]*([.J$5]+[.$C182]*([.J$6]+[.$C182]*[.J$7])))/(1+[.$C182]*([.J$8]+[.$C182]*([.J$9]+[.$C182]*[.J$10])))" office:value-type="float" office:value="114.015559504395" calcext:value-type="float">
            <text:p>114.02</text:p>
          </table:table-cell>
          <table:table-cell table:formula="of:=[.B182]-[.I182]" office:value-type="float" office:value="-0.0155595043945596" calcext:value-type="float">
            <text:p>-0.016</text:p>
          </table:table-cell>
          <table:table-cell table:formula="of:=ABS([.J182])" office:value-type="float" office:value="0.0155595043945596" calcext:value-type="float">
            <text:p>0.016</text:p>
          </table:table-cell>
          <table:table-cell/>
          <table:table-cell table:formula="of:=[.$B182]*([.N$4]+[.$B182]*([.N$5]+[.$B182]*([.N$6]+[.$B182]*[.N$7])))/(1+[.$B182]*([.N$8]+[.$B182]*([.N$9]+[.$B182]*[.N$10])))" office:value-type="float" office:value="4.67389382245855" calcext:value-type="float">
            <text:p>4.674</text:p>
          </table:table-cell>
          <table:table-cell table:formula="of:=[.C182]-[.M182]" office:value-type="float" office:value="0.000106177541447039" calcext:value-type="float">
            <text:p>0.00011</text:p>
          </table:table-cell>
          <table:table-cell table:formula="of:=[.N182]*25.38" office:value-type="float" office:value="0.00269478600192585" calcext:value-type="float">
            <text:p>0.003</text:p>
          </table:table-cell>
          <table:table-cell table:formula="of:=ABS([.O182])" office:value-type="float" office:value="0.00269478600192585" calcext:value-type="float">
            <text:p>0.003</text:p>
          </table:table-cell>
          <table:table-cell/>
          <table:table-cell table:formula="of:=[.$B182]*([.S$4]+[.$B182]*([.S$5]+[.$B182]*([.S$6]+[.$B182]*[.S$7])))/(1+[.$B182]*([.S$8]+[.$B182]*([.S$9]+[.$B182]*[.S$10])))" office:value-type="float" office:value="4.69711053928751" calcext:value-type="float">
            <text:p>4.697</text:p>
          </table:table-cell>
          <table:table-cell table:style-name="ce40" table:formula="of:=[.C182]-[.R182]" office:value-type="float" office:value="-0.0231105392875115" calcext:value-type="float">
            <text:p>-0.0231</text:p>
          </table:table-cell>
          <table:table-cell table:formula="of:=[.S182]*25.38" office:value-type="float" office:value="-0.586545487117042" calcext:value-type="float">
            <text:p>-0.587</text:p>
          </table:table-cell>
          <table:table-cell table:formula="of:=ABS([.T182])" office:value-type="float" office:value="0.586545487117042" calcext:value-type="float">
            <text:p>0.58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office:value-type="float" office:value="4.715" calcext:value-type="float">
            <text:p>4.715</text:p>
          </table:table-cell>
          <table:table-cell/>
          <table:table-cell table:formula="of:=[.$C183]*([.F$4]+[.$C183]*([.F$5]+[.$C183]*([.F$6]+[.$C183]*[.F$7])))/(1+[.$C183]*([.F$8]+[.$C183]*([.F$9]+[.$C183]*[.F$10])))" office:value-type="float" office:value="114.99653636833" calcext:value-type="float">
            <text:p>115.00</text:p>
          </table:table-cell>
          <table:table-cell table:formula="of:=[.B183]-[.E183]" office:value-type="float" office:value="0.00346363167032848" calcext:value-type="float">
            <text:p>0.003</text:p>
          </table:table-cell>
          <table:table-cell table:formula="of:=ABS([.F183])" office:value-type="float" office:value="0.00346363167032848" calcext:value-type="float">
            <text:p>0.003</text:p>
          </table:table-cell>
          <table:table-cell/>
          <table:table-cell table:style-name="ce12" table:formula="of:=[.$C183]*([.J$4]+[.$C183]*([.J$5]+[.$C183]*([.J$6]+[.$C183]*[.J$7])))/(1+[.$C183]*([.J$8]+[.$C183]*([.J$9]+[.$C183]*[.J$10])))" office:value-type="float" office:value="115.013794103957" calcext:value-type="float">
            <text:p>115.01</text:p>
          </table:table-cell>
          <table:table-cell table:formula="of:=[.B183]-[.I183]" office:value-type="float" office:value="-0.0137941039567551" calcext:value-type="float">
            <text:p>-0.014</text:p>
          </table:table-cell>
          <table:table-cell table:formula="of:=ABS([.J183])" office:value-type="float" office:value="0.0137941039567551" calcext:value-type="float">
            <text:p>0.014</text:p>
          </table:table-cell>
          <table:table-cell/>
          <table:table-cell table:formula="of:=[.$B183]*([.N$4]+[.$B183]*([.N$5]+[.$B183]*([.N$6]+[.$B183]*[.N$7])))/(1+[.$B183]*([.N$8]+[.$B183]*([.N$9]+[.$B183]*[.N$10])))" office:value-type="float" office:value="4.71498919939183" calcext:value-type="float">
            <text:p>4.715</text:p>
          </table:table-cell>
          <table:table-cell table:formula="of:=[.C183]-[.M183]" office:value-type="float" office:value="0.0000108006081722678" calcext:value-type="float">
            <text:p>0.00001</text:p>
          </table:table-cell>
          <table:table-cell table:formula="of:=[.N183]*25.38" office:value-type="float" office:value="0.000274119435412157" calcext:value-type="float">
            <text:p>0.000</text:p>
          </table:table-cell>
          <table:table-cell table:formula="of:=ABS([.O183])" office:value-type="float" office:value="0.000274119435412157" calcext:value-type="float">
            <text:p>0.000</text:p>
          </table:table-cell>
          <table:table-cell/>
          <table:table-cell table:formula="of:=[.$B183]*([.S$4]+[.$B183]*([.S$5]+[.$B183]*([.S$6]+[.$B183]*[.S$7])))/(1+[.$B183]*([.S$8]+[.$B183]*([.S$9]+[.$B183]*[.S$10])))" office:value-type="float" office:value="4.73932618287045" calcext:value-type="float">
            <text:p>4.739</text:p>
          </table:table-cell>
          <table:table-cell table:style-name="ce40" table:formula="of:=[.C183]-[.R183]" office:value-type="float" office:value="-0.024326182870448" calcext:value-type="float">
            <text:p>-0.0243</text:p>
          </table:table-cell>
          <table:table-cell table:formula="of:=[.S183]*25.38" office:value-type="float" office:value="-0.617398521251969" calcext:value-type="float">
            <text:p>-0.617</text:p>
          </table:table-cell>
          <table:table-cell table:formula="of:=ABS([.T183])" office:value-type="float" office:value="0.617398521251969" calcext:value-type="float">
            <text:p>0.61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office:value-type="float" office:value="4.756" calcext:value-type="float">
            <text:p>4.756</text:p>
          </table:table-cell>
          <table:table-cell/>
          <table:table-cell table:formula="of:=[.$C184]*([.F$4]+[.$C184]*([.F$5]+[.$C184]*([.F$6]+[.$C184]*[.F$7])))/(1+[.$C184]*([.F$8]+[.$C184]*([.F$9]+[.$C184]*[.F$10])))" office:value-type="float" office:value="115.995184622057" calcext:value-type="float">
            <text:p>116.00</text:p>
          </table:table-cell>
          <table:table-cell table:formula="of:=[.B184]-[.E184]" office:value-type="float" office:value="0.00481537794277642" calcext:value-type="float">
            <text:p>0.005</text:p>
          </table:table-cell>
          <table:table-cell table:formula="of:=ABS([.F184])" office:value-type="float" office:value="0.00481537794277642" calcext:value-type="float">
            <text:p>0.005</text:p>
          </table:table-cell>
          <table:table-cell/>
          <table:table-cell table:style-name="ce12" table:formula="of:=[.$C184]*([.J$4]+[.$C184]*([.J$5]+[.$C184]*([.J$6]+[.$C184]*[.J$7])))/(1+[.$C184]*([.J$8]+[.$C184]*([.J$9]+[.$C184]*[.J$10])))" office:value-type="float" office:value="116.012614906753" calcext:value-type="float">
            <text:p>116.01</text:p>
          </table:table-cell>
          <table:table-cell table:formula="of:=[.B184]-[.I184]" office:value-type="float" office:value="-0.0126149067530292" calcext:value-type="float">
            <text:p>-0.013</text:p>
          </table:table-cell>
          <table:table-cell table:formula="of:=ABS([.J184])" office:value-type="float" office:value="0.0126149067530292" calcext:value-type="float">
            <text:p>0.013</text:p>
          </table:table-cell>
          <table:table-cell/>
          <table:table-cell table:formula="of:=[.$B184]*([.N$4]+[.$B184]*([.N$5]+[.$B184]*([.N$6]+[.$B184]*[.N$7])))/(1+[.$B184]*([.N$8]+[.$B184]*([.N$9]+[.$B184]*[.N$10])))" office:value-type="float" office:value="4.75606169776706" calcext:value-type="float">
            <text:p>4.756</text:p>
          </table:table-cell>
          <table:table-cell table:formula="of:=[.C184]-[.M184]" office:value-type="float" office:value="-0.0000616977670642171" calcext:value-type="float">
            <text:p>-0.00006</text:p>
          </table:table-cell>
          <table:table-cell table:formula="of:=[.N184]*25.38" office:value-type="float" office:value="-0.00156588932808983" calcext:value-type="float">
            <text:p>-0.002</text:p>
          </table:table-cell>
          <table:table-cell table:formula="of:=ABS([.O184])" office:value-type="float" office:value="0.00156588932808983" calcext:value-type="float">
            <text:p>0.002</text:p>
          </table:table-cell>
          <table:table-cell/>
          <table:table-cell table:formula="of:=[.$B184]*([.S$4]+[.$B184]*([.S$5]+[.$B184]*([.S$6]+[.$B184]*[.S$7])))/(1+[.$B184]*([.S$8]+[.$B184]*([.S$9]+[.$B184]*[.S$10])))" office:value-type="float" office:value="4.78155196165342" calcext:value-type="float">
            <text:p>4.782</text:p>
          </table:table-cell>
          <table:table-cell table:style-name="ce40" table:formula="of:=[.C184]-[.R184]" office:value-type="float" office:value="-0.0255519616534237" calcext:value-type="float">
            <text:p>-0.0256</text:p>
          </table:table-cell>
          <table:table-cell table:formula="of:=[.S184]*25.38" office:value-type="float" office:value="-0.648508786763892" calcext:value-type="float">
            <text:p>-0.649</text:p>
          </table:table-cell>
          <table:table-cell table:formula="of:=ABS([.T184])" office:value-type="float" office:value="0.648508786763892" calcext:value-type="float">
            <text:p>0.64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float" office:value="4.797" calcext:value-type="float">
            <text:p>4.797</text:p>
          </table:table-cell>
          <table:table-cell/>
          <table:table-cell table:formula="of:=[.$C185]*([.F$4]+[.$C185]*([.F$5]+[.$C185]*([.F$6]+[.$C185]*[.F$7])))/(1+[.$C185]*([.F$8]+[.$C185]*([.F$9]+[.$C185]*[.F$10])))" office:value-type="float" office:value="116.994402979397" calcext:value-type="float">
            <text:p>116.99</text:p>
          </table:table-cell>
          <table:table-cell table:formula="of:=[.B185]-[.E185]" office:value-type="float" office:value="0.0055970206033038" calcext:value-type="float">
            <text:p>0.006</text:p>
          </table:table-cell>
          <table:table-cell table:formula="of:=ABS([.F185])" office:value-type="float" office:value="0.0055970206033038" calcext:value-type="float">
            <text:p>0.006</text:p>
          </table:table-cell>
          <table:table-cell/>
          <table:table-cell table:style-name="ce12" table:formula="of:=[.$C185]*([.J$4]+[.$C185]*([.J$5]+[.$C185]*([.J$6]+[.$C185]*[.J$7])))/(1+[.$C185]*([.J$8]+[.$C185]*([.J$9]+[.$C185]*[.J$10])))" office:value-type="float" office:value="117.012034442778" calcext:value-type="float">
            <text:p>117.01</text:p>
          </table:table-cell>
          <table:table-cell table:formula="of:=[.B185]-[.I185]" office:value-type="float" office:value="-0.0120344427782442" calcext:value-type="float">
            <text:p>-0.012</text:p>
          </table:table-cell>
          <table:table-cell table:formula="of:=ABS([.J185])" office:value-type="float" office:value="0.0120344427782442" calcext:value-type="float">
            <text:p>0.012</text:p>
          </table:table-cell>
          <table:table-cell/>
          <table:table-cell table:formula="of:=[.$B185]*([.N$4]+[.$B185]*([.N$5]+[.$B185]*([.N$6]+[.$B185]*[.N$7])))/(1+[.$B185]*([.N$8]+[.$B185]*([.N$9]+[.$B185]*[.N$10])))" office:value-type="float" office:value="4.79711099684062" calcext:value-type="float">
            <text:p>4.797</text:p>
          </table:table-cell>
          <table:table-cell table:formula="of:=[.C185]-[.M185]" office:value-type="float" office:value="-0.000110996840615663" calcext:value-type="float">
            <text:p>-0.00011</text:p>
          </table:table-cell>
          <table:table-cell table:formula="of:=[.N185]*25.38" office:value-type="float" office:value="-0.00281709981482551" calcext:value-type="float">
            <text:p>-0.003</text:p>
          </table:table-cell>
          <table:table-cell table:formula="of:=ABS([.O185])" office:value-type="float" office:value="0.00281709981482551" calcext:value-type="float">
            <text:p>0.003</text:p>
          </table:table-cell>
          <table:table-cell/>
          <table:table-cell table:formula="of:=[.$B185]*([.S$4]+[.$B185]*([.S$5]+[.$B185]*([.S$6]+[.$B185]*[.S$7])))/(1+[.$B185]*([.S$8]+[.$B185]*([.S$9]+[.$B185]*[.S$10])))" office:value-type="float" office:value="4.82378776643295" calcext:value-type="float">
            <text:p>4.824</text:p>
          </table:table-cell>
          <table:table-cell table:style-name="ce40" table:formula="of:=[.C185]-[.R185]" office:value-type="float" office:value="-0.0267877664329523" calcext:value-type="float">
            <text:p>-0.0268</text:p>
          </table:table-cell>
          <table:table-cell table:formula="of:=[.S185]*25.38" office:value-type="float" office:value="-0.67987351206833" calcext:value-type="float">
            <text:p>-0.680</text:p>
          </table:table-cell>
          <table:table-cell table:formula="of:=ABS([.T185])" office:value-type="float" office:value="0.67987351206833" calcext:value-type="float">
            <text:p>0.68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office:value-type="float" office:value="4.838" calcext:value-type="float">
            <text:p>4.838</text:p>
          </table:table-cell>
          <table:table-cell/>
          <table:table-cell table:formula="of:=[.$C186]*([.F$4]+[.$C186]*([.F$5]+[.$C186]*([.F$6]+[.$C186]*[.F$7])))/(1+[.$C186]*([.F$8]+[.$C186]*([.F$9]+[.$C186]*[.F$10])))" office:value-type="float" office:value="117.994198394493" calcext:value-type="float">
            <text:p>117.99</text:p>
          </table:table-cell>
          <table:table-cell table:formula="of:=[.B186]-[.E186]" office:value-type="float" office:value="0.00580160550661901" calcext:value-type="float">
            <text:p>0.006</text:p>
          </table:table-cell>
          <table:table-cell table:formula="of:=ABS([.F186])" office:value-type="float" office:value="0.00580160550661901" calcext:value-type="float">
            <text:p>0.006</text:p>
          </table:table-cell>
          <table:table-cell/>
          <table:table-cell table:style-name="ce12" table:formula="of:=[.$C186]*([.J$4]+[.$C186]*([.J$5]+[.$C186]*([.J$6]+[.$C186]*[.J$7])))/(1+[.$C186]*([.J$8]+[.$C186]*([.J$9]+[.$C186]*[.J$10])))" office:value-type="float" office:value="118.012065044189" calcext:value-type="float">
            <text:p>118.01</text:p>
          </table:table-cell>
          <table:table-cell table:formula="of:=[.B186]-[.I186]" office:value-type="float" office:value="-0.0120650441887591" calcext:value-type="float">
            <text:p>-0.012</text:p>
          </table:table-cell>
          <table:table-cell table:formula="of:=ABS([.J186])" office:value-type="float" office:value="0.0120650441887591" calcext:value-type="float">
            <text:p>0.012</text:p>
          </table:table-cell>
          <table:table-cell/>
          <table:table-cell table:formula="of:=[.$B186]*([.N$4]+[.$B186]*([.N$5]+[.$B186]*([.N$6]+[.$B186]*[.N$7])))/(1+[.$B186]*([.N$8]+[.$B186]*([.N$9]+[.$B186]*[.N$10])))" office:value-type="float" office:value="4.83813679942332" calcext:value-type="float">
            <text:p>4.838</text:p>
          </table:table-cell>
          <table:table-cell table:formula="of:=[.C186]-[.M186]" office:value-type="float" office:value="-0.000136799423323453" calcext:value-type="float">
            <text:p>-0.00014</text:p>
          </table:table-cell>
          <table:table-cell table:formula="of:=[.N186]*25.38" office:value-type="float" office:value="-0.00347196936394923" calcext:value-type="float">
            <text:p>-0.003</text:p>
          </table:table-cell>
          <table:table-cell table:formula="of:=ABS([.O186])" office:value-type="float" office:value="0.00347196936394923" calcext:value-type="float">
            <text:p>0.003</text:p>
          </table:table-cell>
          <table:table-cell/>
          <table:table-cell table:formula="of:=[.$B186]*([.S$4]+[.$B186]*([.S$5]+[.$B186]*([.S$6]+[.$B186]*[.S$7])))/(1+[.$B186]*([.S$8]+[.$B186]*([.S$9]+[.$B186]*[.S$10])))" office:value-type="float" office:value="4.86603348955017" calcext:value-type="float">
            <text:p>4.866</text:p>
          </table:table-cell>
          <table:table-cell table:style-name="ce40" table:formula="of:=[.C186]-[.R186]" office:value-type="float" office:value="-0.0280334895501682" calcext:value-type="float">
            <text:p>-0.0280</text:p>
          </table:table-cell>
          <table:table-cell table:formula="of:=[.S186]*25.38" office:value-type="float" office:value="-0.711489964783268" calcext:value-type="float">
            <text:p>-0.711</text:p>
          </table:table-cell>
          <table:table-cell table:formula="of:=ABS([.T186])" office:value-type="float" office:value="0.711489964783268" calcext:value-type="float">
            <text:p>0.71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float" office:value="4.879" calcext:value-type="float">
            <text:p>4.879</text:p>
          </table:table-cell>
          <table:table-cell/>
          <table:table-cell table:formula="of:=[.$C187]*([.F$4]+[.$C187]*([.F$5]+[.$C187]*([.F$6]+[.$C187]*[.F$7])))/(1+[.$C187]*([.F$8]+[.$C187]*([.F$9]+[.$C187]*[.F$10])))" office:value-type="float" office:value="118.994577253126" calcext:value-type="float">
            <text:p>118.99</text:p>
          </table:table-cell>
          <table:table-cell table:formula="of:=[.B187]-[.E187]" office:value-type="float" office:value="0.0054227468741459" calcext:value-type="float">
            <text:p>0.005</text:p>
          </table:table-cell>
          <table:table-cell table:formula="of:=ABS([.F187])" office:value-type="float" office:value="0.0054227468741459" calcext:value-type="float">
            <text:p>0.005</text:p>
          </table:table-cell>
          <table:table-cell/>
          <table:table-cell table:style-name="ce12" table:formula="of:=[.$C187]*([.J$4]+[.$C187]*([.J$5]+[.$C187]*([.J$6]+[.$C187]*[.J$7])))/(1+[.$C187]*([.J$8]+[.$C187]*([.J$9]+[.$C187]*[.J$10])))" office:value-type="float" office:value="119.012718843563" calcext:value-type="float">
            <text:p>119.01</text:p>
          </table:table-cell>
          <table:table-cell table:formula="of:=[.B187]-[.I187]" office:value-type="float" office:value="-0.0127188435630217" calcext:value-type="float">
            <text:p>-0.013</text:p>
          </table:table-cell>
          <table:table-cell table:formula="of:=ABS([.J187])" office:value-type="float" office:value="0.0127188435630217" calcext:value-type="float">
            <text:p>0.013</text:p>
          </table:table-cell>
          <table:table-cell/>
          <table:table-cell table:formula="of:=[.$B187]*([.N$4]+[.$B187]*([.N$5]+[.$B187]*([.N$6]+[.$B187]*[.N$7])))/(1+[.$B187]*([.N$8]+[.$B187]*([.N$9]+[.$B187]*[.N$10])))" office:value-type="float" office:value="4.87913883225029" calcext:value-type="float">
            <text:p>4.879</text:p>
          </table:table-cell>
          <table:table-cell table:formula="of:=[.C187]-[.M187]" office:value-type="float" office:value="-0.000138832250290655" calcext:value-type="float">
            <text:p>-0.00014</text:p>
          </table:table-cell>
          <table:table-cell table:formula="of:=[.N187]*25.38" office:value-type="float" office:value="-0.00352356251237682" calcext:value-type="float">
            <text:p>-0.004</text:p>
          </table:table-cell>
          <table:table-cell table:formula="of:=ABS([.O187])" office:value-type="float" office:value="0.00352356251237682" calcext:value-type="float">
            <text:p>0.004</text:p>
          </table:table-cell>
          <table:table-cell/>
          <table:table-cell table:formula="of:=[.$B187]*([.S$4]+[.$B187]*([.S$5]+[.$B187]*([.S$6]+[.$B187]*[.S$7])))/(1+[.$B187]*([.S$8]+[.$B187]*([.S$9]+[.$B187]*[.S$10])))" office:value-type="float" office:value="4.90828902486453" calcext:value-type="float">
            <text:p>4.908</text:p>
          </table:table-cell>
          <table:table-cell table:style-name="ce40" table:formula="of:=[.C187]-[.R187]" office:value-type="float" office:value="-0.0292890248645259" calcext:value-type="float">
            <text:p>-0.0293</text:p>
          </table:table-cell>
          <table:table-cell table:formula="of:=[.S187]*25.38" office:value-type="float" office:value="-0.743355451061667" calcext:value-type="float">
            <text:p>-0.743</text:p>
          </table:table-cell>
          <table:table-cell table:formula="of:=ABS([.T187])" office:value-type="float" office:value="0.743355451061667" calcext:value-type="float">
            <text:p>0.74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float" office:value="4.92" calcext:value-type="float">
            <text:p>4.920</text:p>
          </table:table-cell>
          <table:table-cell/>
          <table:table-cell table:formula="of:=[.$C188]*([.F$4]+[.$C188]*([.F$5]+[.$C188]*([.F$6]+[.$C188]*[.F$7])))/(1+[.$C188]*([.F$8]+[.$C188]*([.F$9]+[.$C188]*[.F$10])))" office:value-type="float" office:value="119.995545364255" calcext:value-type="float">
            <text:p>120.00</text:p>
          </table:table-cell>
          <table:table-cell table:formula="of:=[.B188]-[.E188]" office:value-type="float" office:value="0.00445463574513383" calcext:value-type="float">
            <text:p>0.004</text:p>
          </table:table-cell>
          <table:table-cell table:formula="of:=ABS([.F188])" office:value-type="float" office:value="0.00445463574513383" calcext:value-type="float">
            <text:p>0.004</text:p>
          </table:table-cell>
          <table:table-cell/>
          <table:table-cell table:style-name="ce12" table:formula="of:=[.$C188]*([.J$4]+[.$C188]*([.J$5]+[.$C188]*([.J$6]+[.$C188]*[.J$7])))/(1+[.$C188]*([.J$8]+[.$C188]*([.J$9]+[.$C188]*[.J$10])))" office:value-type="float" office:value="120.014007772266" calcext:value-type="float">
            <text:p>120.01</text:p>
          </table:table-cell>
          <table:table-cell table:formula="of:=[.B188]-[.I188]" office:value-type="float" office:value="-0.0140077722663534" calcext:value-type="float">
            <text:p>-0.014</text:p>
          </table:table-cell>
          <table:table-cell table:formula="of:=ABS([.J188])" office:value-type="float" office:value="0.0140077722663534" calcext:value-type="float">
            <text:p>0.014</text:p>
          </table:table-cell>
          <table:table-cell/>
          <table:table-cell table:formula="of:=[.$B188]*([.N$4]+[.$B188]*([.N$5]+[.$B188]*([.N$6]+[.$B188]*[.N$7])))/(1+[.$B188]*([.N$8]+[.$B188]*([.N$9]+[.$B188]*[.N$10])))" office:value-type="float" office:value="4.92011684631764" calcext:value-type="float">
            <text:p>4.920</text:p>
          </table:table-cell>
          <table:table-cell table:formula="of:=[.C188]-[.M188]" office:value-type="float" office:value="-0.000116846317643748" calcext:value-type="float">
            <text:p>-0.00012</text:p>
          </table:table-cell>
          <table:table-cell table:formula="of:=[.N188]*25.38" office:value-type="float" office:value="-0.00296555954179833" calcext:value-type="float">
            <text:p>-0.003</text:p>
          </table:table-cell>
          <table:table-cell table:formula="of:=ABS([.O188])" office:value-type="float" office:value="0.00296555954179833" calcext:value-type="float">
            <text:p>0.003</text:p>
          </table:table-cell>
          <table:table-cell/>
          <table:table-cell table:formula="of:=[.$B188]*([.S$4]+[.$B188]*([.S$5]+[.$B188]*([.S$6]+[.$B188]*[.S$7])))/(1+[.$B188]*([.S$8]+[.$B188]*([.S$9]+[.$B188]*[.S$10])))" office:value-type="float" office:value="4.95055426772793" calcext:value-type="float">
            <text:p>4.951</text:p>
          </table:table-cell>
          <table:table-cell table:style-name="ce40" table:formula="of:=[.C188]-[.R188]" office:value-type="float" office:value="-0.0305542677279336" calcext:value-type="float">
            <text:p>-0.0306</text:p>
          </table:table-cell>
          <table:table-cell table:formula="of:=[.S188]*25.38" office:value-type="float" office:value="-0.775467314934954" calcext:value-type="float">
            <text:p>-0.775</text:p>
          </table:table-cell>
          <table:table-cell table:formula="of:=ABS([.T188])" office:value-type="float" office:value="0.775467314934954" calcext:value-type="float">
            <text:p>0.77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float" office:value="4.961" calcext:value-type="float">
            <text:p>4.961</text:p>
          </table:table-cell>
          <table:table-cell/>
          <table:table-cell table:formula="of:=[.$C189]*([.F$4]+[.$C189]*([.F$5]+[.$C189]*([.F$6]+[.$C189]*[.F$7])))/(1+[.$C189]*([.F$8]+[.$C189]*([.F$9]+[.$C189]*[.F$10])))" office:value-type="float" office:value="120.997107952331" calcext:value-type="float">
            <text:p>121.00</text:p>
          </table:table-cell>
          <table:table-cell table:formula="of:=[.B189]-[.E189]" office:value-type="float" office:value="0.00289204766932016" calcext:value-type="float">
            <text:p>0.003</text:p>
          </table:table-cell>
          <table:table-cell table:formula="of:=ABS([.F189])" office:value-type="float" office:value="0.00289204766932016" calcext:value-type="float">
            <text:p>0.003</text:p>
          </table:table-cell>
          <table:table-cell/>
          <table:table-cell table:style-name="ce12" table:formula="of:=[.$C189]*([.J$4]+[.$C189]*([.J$5]+[.$C189]*([.J$6]+[.$C189]*[.J$7])))/(1+[.$C189]*([.J$8]+[.$C189]*([.J$9]+[.$C189]*[.J$10])))" office:value-type="float" office:value="121.01594355892" calcext:value-type="float">
            <text:p>121.02</text:p>
          </table:table-cell>
          <table:table-cell table:formula="of:=[.B189]-[.I189]" office:value-type="float" office:value="-0.0159435589199717" calcext:value-type="float">
            <text:p>-0.016</text:p>
          </table:table-cell>
          <table:table-cell table:formula="of:=ABS([.J189])" office:value-type="float" office:value="0.0159435589199717" calcext:value-type="float">
            <text:p>0.016</text:p>
          </table:table-cell>
          <table:table-cell/>
          <table:table-cell table:formula="of:=[.$B189]*([.N$4]+[.$B189]*([.N$5]+[.$B189]*([.N$6]+[.$B189]*[.N$7])))/(1+[.$B189]*([.N$8]+[.$B189]*([.N$9]+[.$B189]*[.N$10])))" office:value-type="float" office:value="4.96107061718509" calcext:value-type="float">
            <text:p>4.961</text:p>
          </table:table-cell>
          <table:table-cell table:formula="of:=[.C189]-[.M189]" office:value-type="float" office:value="-0.0000706171850941573" calcext:value-type="float">
            <text:p>-0.00007</text:p>
          </table:table-cell>
          <table:table-cell table:formula="of:=[.N189]*25.38" office:value-type="float" office:value="-0.00179226415768971" calcext:value-type="float">
            <text:p>-0.002</text:p>
          </table:table-cell>
          <table:table-cell table:formula="of:=ABS([.O189])" office:value-type="float" office:value="0.00179226415768971" calcext:value-type="float">
            <text:p>0.002</text:p>
          </table:table-cell>
          <table:table-cell/>
          <table:table-cell table:formula="of:=[.$B189]*([.S$4]+[.$B189]*([.S$5]+[.$B189]*([.S$6]+[.$B189]*[.S$7])))/(1+[.$B189]*([.S$8]+[.$B189]*([.S$9]+[.$B189]*[.S$10])))" office:value-type="float" office:value="4.99282911495941" calcext:value-type="float">
            <text:p>4.993</text:p>
          </table:table-cell>
          <table:table-cell table:style-name="ce40" table:formula="of:=[.C189]-[.R189]" office:value-type="float" office:value="-0.0318291149594048" calcext:value-type="float">
            <text:p>-0.0318</text:p>
          </table:table-cell>
          <table:table-cell table:formula="of:=[.S189]*25.38" office:value-type="float" office:value="-0.807822937669693" calcext:value-type="float">
            <text:p>-0.808</text:p>
          </table:table-cell>
          <table:table-cell table:formula="of:=ABS([.T189])" office:value-type="float" office:value="0.807822937669693" calcext:value-type="float">
            <text:p>0.80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float" office:value="5.002" calcext:value-type="float">
            <text:p>5.002</text:p>
          </table:table-cell>
          <table:table-cell/>
          <table:table-cell table:formula="of:=[.$C190]*([.F$4]+[.$C190]*([.F$5]+[.$C190]*([.F$6]+[.$C190]*[.F$7])))/(1+[.$C190]*([.F$8]+[.$C190]*([.F$9]+[.$C190]*[.F$10])))" office:value-type="float" office:value="121.999269650388" calcext:value-type="float">
            <text:p>122.00</text:p>
          </table:table-cell>
          <table:table-cell table:formula="of:=[.B190]-[.E190]" office:value-type="float" office:value="0.000730349611757219" calcext:value-type="float">
            <text:p>0.001</text:p>
          </table:table-cell>
          <table:table-cell table:formula="of:=ABS([.F190])" office:value-type="float" office:value="0.000730349611757219" calcext:value-type="float">
            <text:p>0.001</text:p>
          </table:table-cell>
          <table:table-cell/>
          <table:table-cell table:style-name="ce12" table:formula="of:=[.$C190]*([.J$4]+[.$C190]*([.J$5]+[.$C190]*([.J$6]+[.$C190]*[.J$7])))/(1+[.$C190]*([.J$8]+[.$C190]*([.J$9]+[.$C190]*[.J$10])))" office:value-type="float" office:value="122.018537727973" calcext:value-type="float">
            <text:p>122.02</text:p>
          </table:table-cell>
          <table:table-cell table:formula="of:=[.B190]-[.I190]" office:value-type="float" office:value="-0.0185377279728982" calcext:value-type="float">
            <text:p>-0.019</text:p>
          </table:table-cell>
          <table:table-cell table:formula="of:=ABS([.J190])" office:value-type="float" office:value="0.0185377279728982" calcext:value-type="float">
            <text:p>0.019</text:p>
          </table:table-cell>
          <table:table-cell/>
          <table:table-cell table:formula="of:=[.$B190]*([.N$4]+[.$B190]*([.N$5]+[.$B190]*([.N$6]+[.$B190]*[.N$7])))/(1+[.$B190]*([.N$8]+[.$B190]*([.N$9]+[.$B190]*[.N$10])))" office:value-type="float" office:value="5.0019999452432" calcext:value-type="float">
            <text:p>5.002</text:p>
          </table:table-cell>
          <table:table-cell table:formula="of:=[.C190]-[.M190]" office:value-type="float" office:value="0.0000000547568044240165" calcext:value-type="float">
            <text:p>0.00000</text:p>
          </table:table-cell>
          <table:table-cell table:formula="of:=[.N190]*25.38" office:value-type="float" office:value="0.00000138972769628154" calcext:value-type="float">
            <text:p>0.000</text:p>
          </table:table-cell>
          <table:table-cell table:formula="of:=ABS([.O190])" office:value-type="float" office:value="0.00000138972769628154" calcext:value-type="float">
            <text:p>0.000</text:p>
          </table:table-cell>
          <table:table-cell/>
          <table:table-cell table:formula="of:=[.$B190]*([.S$4]+[.$B190]*([.S$5]+[.$B190]*([.S$6]+[.$B190]*[.S$7])))/(1+[.$B190]*([.S$8]+[.$B190]*([.S$9]+[.$B190]*[.S$10])))" office:value-type="float" office:value="5.03511346482017" calcext:value-type="float">
            <text:p>5.035</text:p>
          </table:table-cell>
          <table:table-cell table:style-name="ce40" table:formula="of:=[.C190]-[.R190]" office:value-type="float" office:value="-0.0331134648201692" calcext:value-type="float">
            <text:p>-0.0331</text:p>
          </table:table-cell>
          <table:table-cell table:formula="of:=[.S190]*25.38" office:value-type="float" office:value="-0.840419737135894" calcext:value-type="float">
            <text:p>-0.840</text:p>
          </table:table-cell>
          <table:table-cell table:formula="of:=ABS([.T190])" office:value-type="float" office:value="0.840419737135894" calcext:value-type="float">
            <text:p>0.84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float" office:value="5.043" calcext:value-type="float">
            <text:p>5.043</text:p>
          </table:table-cell>
          <table:table-cell/>
          <table:table-cell table:formula="of:=[.$C191]*([.F$4]+[.$C191]*([.F$5]+[.$C191]*([.F$6]+[.$C191]*[.F$7])))/(1+[.$C191]*([.F$8]+[.$C191]*([.F$9]+[.$C191]*[.F$10])))" office:value-type="float" office:value="123.002034493959" calcext:value-type="float">
            <text:p>123.00</text:p>
          </table:table-cell>
          <table:table-cell table:formula="of:=[.B191]-[.E191]" office:value-type="float" office:value="-0.00203449395854705" calcext:value-type="float">
            <text:p>-0.002</text:p>
          </table:table-cell>
          <table:table-cell table:formula="of:=ABS([.F191])" office:value-type="float" office:value="0.00203449395854705" calcext:value-type="float">
            <text:p>0.002</text:p>
          </table:table-cell>
          <table:table-cell/>
          <table:table-cell table:style-name="ce12" table:formula="of:=[.$C191]*([.J$4]+[.$C191]*([.J$5]+[.$C191]*([.J$6]+[.$C191]*[.J$7])))/(1+[.$C191]*([.J$8]+[.$C191]*([.J$9]+[.$C191]*[.J$10])))" office:value-type="float" office:value="123.021801598378" calcext:value-type="float">
            <text:p>123.02</text:p>
          </table:table-cell>
          <table:table-cell table:formula="of:=[.B191]-[.I191]" office:value-type="float" office:value="-0.0218015983778486" calcext:value-type="float">
            <text:p>-0.022</text:p>
          </table:table-cell>
          <table:table-cell table:formula="of:=ABS([.J191])" office:value-type="float" office:value="0.0218015983778486" calcext:value-type="float">
            <text:p>0.022</text:p>
          </table:table-cell>
          <table:table-cell/>
          <table:table-cell table:formula="of:=[.$B191]*([.N$4]+[.$B191]*([.N$5]+[.$B191]*([.N$6]+[.$B191]*[.N$7])))/(1+[.$B191]*([.N$8]+[.$B191]*([.N$9]+[.$B191]*[.N$10])))" office:value-type="float" office:value="5.04290465594428" calcext:value-type="float">
            <text:p>5.043</text:p>
          </table:table-cell>
          <table:table-cell table:formula="of:=[.C191]-[.M191]" office:value-type="float" office:value="0.0000953440557216467" calcext:value-type="float">
            <text:p>0.00010</text:p>
          </table:table-cell>
          <table:table-cell table:formula="of:=[.N191]*25.38" office:value-type="float" office:value="0.00241983213421539" calcext:value-type="float">
            <text:p>0.002</text:p>
          </table:table-cell>
          <table:table-cell table:formula="of:=ABS([.O191])" office:value-type="float" office:value="0.00241983213421539" calcext:value-type="float">
            <text:p>0.002</text:p>
          </table:table-cell>
          <table:table-cell/>
          <table:table-cell table:formula="of:=[.$B191]*([.S$4]+[.$B191]*([.S$5]+[.$B191]*([.S$6]+[.$B191]*[.S$7])))/(1+[.$B191]*([.S$8]+[.$B191]*([.S$9]+[.$B191]*[.S$10])))" office:value-type="float" office:value="5.07740721698925" calcext:value-type="float">
            <text:p>5.077</text:p>
          </table:table-cell>
          <table:table-cell table:style-name="ce40" table:formula="of:=[.C191]-[.R191]" office:value-type="float" office:value="-0.0344072169892495" calcext:value-type="float">
            <text:p>-0.0344</text:p>
          </table:table-cell>
          <table:table-cell table:formula="of:=[.S191]*25.38" office:value-type="float" office:value="-0.873255167187153" calcext:value-type="float">
            <text:p>-0.873</text:p>
          </table:table-cell>
          <table:table-cell table:formula="of:=ABS([.T191])" office:value-type="float" office:value="0.873255167187153" calcext:value-type="float">
            <text:p>0.87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office:value-type="float" office:value="5.084" calcext:value-type="float">
            <text:p>5.084</text:p>
          </table:table-cell>
          <table:table-cell/>
          <table:table-cell table:formula="of:=[.$C192]*([.F$4]+[.$C192]*([.F$5]+[.$C192]*([.F$6]+[.$C192]*[.F$7])))/(1+[.$C192]*([.F$8]+[.$C192]*([.F$9]+[.$C192]*[.F$10])))" office:value-type="float" office:value="124.005405915821" calcext:value-type="float">
            <text:p>124.01</text:p>
          </table:table-cell>
          <table:table-cell table:formula="of:=[.B192]-[.E192]" office:value-type="float" office:value="-0.00540591582083039" calcext:value-type="float">
            <text:p>-0.005</text:p>
          </table:table-cell>
          <table:table-cell table:formula="of:=ABS([.F192])" office:value-type="float" office:value="0.00540591582083039" calcext:value-type="float">
            <text:p>0.005</text:p>
          </table:table-cell>
          <table:table-cell/>
          <table:table-cell table:style-name="ce12" table:formula="of:=[.$C192]*([.J$4]+[.$C192]*([.J$5]+[.$C192]*([.J$6]+[.$C192]*[.J$7])))/(1+[.$C192]*([.J$8]+[.$C192]*([.J$9]+[.$C192]*[.J$10])))" office:value-type="float" office:value="124.025746282369" calcext:value-type="float">
            <text:p>124.03</text:p>
          </table:table-cell>
          <table:table-cell table:formula="of:=[.B192]-[.I192]" office:value-type="float" office:value="-0.025746282369056" calcext:value-type="float">
            <text:p>-0.026</text:p>
          </table:table-cell>
          <table:table-cell table:formula="of:=ABS([.J192])" office:value-type="float" office:value="0.025746282369056" calcext:value-type="float">
            <text:p>0.026</text:p>
          </table:table-cell>
          <table:table-cell/>
          <table:table-cell table:formula="of:=[.$B192]*([.N$4]+[.$B192]*([.N$5]+[.$B192]*([.N$6]+[.$B192]*[.N$7])))/(1+[.$B192]*([.N$8]+[.$B192]*([.N$9]+[.$B192]*[.N$10])))" office:value-type="float" office:value="5.08378459999617" calcext:value-type="float">
            <text:p>5.084</text:p>
          </table:table-cell>
          <table:table-cell table:formula="of:=[.C192]-[.M192]" office:value-type="float" office:value="0.000215400003829913" calcext:value-type="float">
            <text:p>0.00022</text:p>
          </table:table-cell>
          <table:table-cell table:formula="of:=[.N192]*25.38" office:value-type="float" office:value="0.00546685209720319" calcext:value-type="float">
            <text:p>0.005</text:p>
          </table:table-cell>
          <table:table-cell table:formula="of:=ABS([.O192])" office:value-type="float" office:value="0.00546685209720319" calcext:value-type="float">
            <text:p>0.005</text:p>
          </table:table-cell>
          <table:table-cell/>
          <table:table-cell table:formula="of:=[.$B192]*([.S$4]+[.$B192]*([.S$5]+[.$B192]*([.S$6]+[.$B192]*[.S$7])))/(1+[.$B192]*([.S$8]+[.$B192]*([.S$9]+[.$B192]*[.S$10])))" office:value-type="float" office:value="5.1197102725395" calcext:value-type="float">
            <text:p>5.120</text:p>
          </table:table-cell>
          <table:table-cell table:style-name="ce40" table:formula="of:=[.C192]-[.R192]" office:value-type="float" office:value="-0.0357102725394984" calcext:value-type="float">
            <text:p>-0.0357</text:p>
          </table:table-cell>
          <table:table-cell table:formula="of:=[.S192]*25.38" office:value-type="float" office:value="-0.90632671705247" calcext:value-type="float">
            <text:p>-0.906</text:p>
          </table:table-cell>
          <table:table-cell table:formula="of:=ABS([.T192])" office:value-type="float" office:value="0.90632671705247" calcext:value-type="float">
            <text:p>0.90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float" office:value="5.124" calcext:value-type="float">
            <text:p>5.124</text:p>
          </table:table-cell>
          <table:table-cell/>
          <table:table-cell table:formula="of:=[.$C193]*([.F$4]+[.$C193]*([.F$5]+[.$C193]*([.F$6]+[.$C193]*[.F$7])))/(1+[.$C193]*([.F$8]+[.$C193]*([.F$9]+[.$C193]*[.F$10])))" office:value-type="float" office:value="124.984892135329" calcext:value-type="float">
            <text:p>124.98</text:p>
          </table:table-cell>
          <table:table-cell table:formula="of:=[.B193]-[.E193]" office:value-type="float" office:value="0.0151078646714922" calcext:value-type="float">
            <text:p>0.015</text:p>
          </table:table-cell>
          <table:table-cell table:formula="of:=ABS([.F193])" office:value-type="float" office:value="0.0151078646714922" calcext:value-type="float">
            <text:p>0.015</text:p>
          </table:table-cell>
          <table:table-cell/>
          <table:table-cell table:style-name="ce12" table:formula="of:=[.$C193]*([.J$4]+[.$C193]*([.J$5]+[.$C193]*([.J$6]+[.$C193]*[.J$7])))/(1+[.$C193]*([.J$8]+[.$C193]*([.J$9]+[.$C193]*[.J$10])))" office:value-type="float" office:value="125.005871043406" calcext:value-type="float">
            <text:p>125.01</text:p>
          </table:table-cell>
          <table:table-cell table:formula="of:=[.B193]-[.I193]" office:value-type="float" office:value="-0.00587104340571898" calcext:value-type="float">
            <text:p>-0.006</text:p>
          </table:table-cell>
          <table:table-cell table:formula="of:=ABS([.J193])" office:value-type="float" office:value="0.00587104340571898" calcext:value-type="float">
            <text:p>0.006</text:p>
          </table:table-cell>
          <table:table-cell/>
          <table:table-cell table:formula="of:=[.$B193]*([.N$4]+[.$B193]*([.N$5]+[.$B193]*([.N$6]+[.$B193]*[.N$7])))/(1+[.$B193]*([.N$8]+[.$B193]*([.N$9]+[.$B193]*[.N$10])))" office:value-type="float" office:value="5.1246396535179" calcext:value-type="float">
            <text:p>5.125</text:p>
          </table:table-cell>
          <table:table-cell table:formula="of:=[.C193]-[.M193]" office:value-type="float" office:value="-0.000639653517904293" calcext:value-type="float">
            <text:p>-0.00064</text:p>
          </table:table-cell>
          <table:table-cell table:formula="of:=[.N193]*25.38" office:value-type="float" office:value="-0.016234406284411" calcext:value-type="float">
            <text:p>-0.016</text:p>
          </table:table-cell>
          <table:table-cell table:formula="of:=ABS([.O193])" office:value-type="float" office:value="0.016234406284411" calcext:value-type="float">
            <text:p>0.016</text:p>
          </table:table-cell>
          <table:table-cell/>
          <table:table-cell table:formula="of:=[.$B193]*([.S$4]+[.$B193]*([.S$5]+[.$B193]*([.S$6]+[.$B193]*[.S$7])))/(1+[.$B193]*([.S$8]+[.$B193]*([.S$9]+[.$B193]*[.S$10])))" office:value-type="float" office:value="5.16202253391407" calcext:value-type="float">
            <text:p>5.162</text:p>
          </table:table-cell>
          <table:table-cell table:style-name="ce40" table:formula="of:=[.C193]-[.R193]" office:value-type="float" office:value="-0.0380225339140745" calcext:value-type="float">
            <text:p>-0.0380</text:p>
          </table:table-cell>
          <table:table-cell table:formula="of:=[.S193]*25.38" office:value-type="float" office:value="-0.965011910739211" calcext:value-type="float">
            <text:p>-0.965</text:p>
          </table:table-cell>
          <table:table-cell table:formula="of:=ABS([.T193])" office:value-type="float" office:value="0.965011910739211" calcext:value-type="float">
            <text:p>0.96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office:value-type="float" office:value="5.165" calcext:value-type="float">
            <text:p>5.165</text:p>
          </table:table-cell>
          <table:table-cell/>
          <table:table-cell table:formula="of:=[.$C194]*([.F$4]+[.$C194]*([.F$5]+[.$C194]*([.F$6]+[.$C194]*[.F$7])))/(1+[.$C194]*([.F$8]+[.$C194]*([.F$9]+[.$C194]*[.F$10])))" office:value-type="float" office:value="125.989469640987" calcext:value-type="float">
            <text:p>125.99</text:p>
          </table:table-cell>
          <table:table-cell table:formula="of:=[.B194]-[.E194]" office:value-type="float" office:value="0.0105303590125772" calcext:value-type="float">
            <text:p>0.011</text:p>
          </table:table-cell>
          <table:table-cell table:formula="of:=ABS([.F194])" office:value-type="float" office:value="0.0105303590125772" calcext:value-type="float">
            <text:p>0.011</text:p>
          </table:table-cell>
          <table:table-cell/>
          <table:table-cell table:style-name="ce12" table:formula="of:=[.$C194]*([.J$4]+[.$C194]*([.J$5]+[.$C194]*([.J$6]+[.$C194]*[.J$7])))/(1+[.$C194]*([.J$8]+[.$C194]*([.J$9]+[.$C194]*[.J$10])))" office:value-type="float" office:value="126.011192601254" calcext:value-type="float">
            <text:p>126.01</text:p>
          </table:table-cell>
          <table:table-cell table:formula="of:=[.B194]-[.I194]" office:value-type="float" office:value="-0.0111926012538675" calcext:value-type="float">
            <text:p>-0.011</text:p>
          </table:table-cell>
          <table:table-cell table:formula="of:=ABS([.J194])" office:value-type="float" office:value="0.0111926012538675" calcext:value-type="float">
            <text:p>0.011</text:p>
          </table:table-cell>
          <table:table-cell/>
          <table:table-cell table:formula="of:=[.$B194]*([.N$4]+[.$B194]*([.N$5]+[.$B194]*([.N$6]+[.$B194]*[.N$7])))/(1+[.$B194]*([.N$8]+[.$B194]*([.N$9]+[.$B194]*[.N$10])))" office:value-type="float" office:value="5.16546971815672" calcext:value-type="float">
            <text:p>5.165</text:p>
          </table:table-cell>
          <table:table-cell table:formula="of:=[.C194]-[.M194]" office:value-type="float" office:value="-0.000469718156717036" calcext:value-type="float">
            <text:p>-0.00047</text:p>
          </table:table-cell>
          <table:table-cell table:formula="of:=[.N194]*25.38" office:value-type="float" office:value="-0.0119214468174784" calcext:value-type="float">
            <text:p>-0.012</text:p>
          </table:table-cell>
          <table:table-cell table:formula="of:=ABS([.O194])" office:value-type="float" office:value="0.0119214468174784" calcext:value-type="float">
            <text:p>0.012</text:p>
          </table:table-cell>
          <table:table-cell/>
          <table:table-cell table:formula="of:=[.$B194]*([.S$4]+[.$B194]*([.S$5]+[.$B194]*([.S$6]+[.$B194]*[.S$7])))/(1+[.$B194]*([.S$8]+[.$B194]*([.S$9]+[.$B194]*[.S$10])))" office:value-type="float" office:value="5.20434390490338" calcext:value-type="float">
            <text:p>5.204</text:p>
          </table:table-cell>
          <table:table-cell table:style-name="ce40" table:formula="of:=[.C194]-[.R194]" office:value-type="float" office:value="-0.0393439049033804" calcext:value-type="float">
            <text:p>-0.0393</text:p>
          </table:table-cell>
          <table:table-cell table:formula="of:=[.S194]*25.38" office:value-type="float" office:value="-0.998548306447793" calcext:value-type="float">
            <text:p>-0.999</text:p>
          </table:table-cell>
          <table:table-cell table:formula="of:=ABS([.T194])" office:value-type="float" office:value="0.998548306447793" calcext:value-type="float">
            <text:p>0.99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float" office:value="5.206" calcext:value-type="float">
            <text:p>5.206</text:p>
          </table:table-cell>
          <table:table-cell/>
          <table:table-cell table:formula="of:=[.$C195]*([.F$4]+[.$C195]*([.F$5]+[.$C195]*([.F$6]+[.$C195]*[.F$7])))/(1+[.$C195]*([.F$8]+[.$C195]*([.F$9]+[.$C195]*[.F$10])))" office:value-type="float" office:value="126.994660335623" calcext:value-type="float">
            <text:p>126.99</text:p>
          </table:table-cell>
          <table:table-cell table:formula="of:=[.B195]-[.E195]" office:value-type="float" office:value="0.00533966437687639" calcext:value-type="float">
            <text:p>0.005</text:p>
          </table:table-cell>
          <table:table-cell table:formula="of:=ABS([.F195])" office:value-type="float" office:value="0.00533966437687639" calcext:value-type="float">
            <text:p>0.005</text:p>
          </table:table-cell>
          <table:table-cell/>
          <table:table-cell table:style-name="ce12" table:formula="of:=[.$C195]*([.J$4]+[.$C195]*([.J$5]+[.$C195]*([.J$6]+[.$C195]*[.J$7])))/(1+[.$C195]*([.J$8]+[.$C195]*([.J$9]+[.$C195]*[.J$10])))" office:value-type="float" office:value="127.017226805141" calcext:value-type="float">
            <text:p>127.02</text:p>
          </table:table-cell>
          <table:table-cell table:formula="of:=[.B195]-[.I195]" office:value-type="float" office:value="-0.0172268051410356" calcext:value-type="float">
            <text:p>-0.017</text:p>
          </table:table-cell>
          <table:table-cell table:formula="of:=ABS([.J195])" office:value-type="float" office:value="0.0172268051410356" calcext:value-type="float">
            <text:p>0.017</text:p>
          </table:table-cell>
          <table:table-cell/>
          <table:table-cell table:formula="of:=[.$B195]*([.N$4]+[.$B195]*([.N$5]+[.$B195]*([.N$6]+[.$B195]*[.N$7])))/(1+[.$B195]*([.N$8]+[.$B195]*([.N$9]+[.$B195]*[.N$10])))" office:value-type="float" office:value="5.20627472116579" calcext:value-type="float">
            <text:p>5.206</text:p>
          </table:table-cell>
          <table:table-cell table:formula="of:=[.C195]-[.M195]" office:value-type="float" office:value="-0.000274721165784975" calcext:value-type="float">
            <text:p>-0.00027</text:p>
          </table:table-cell>
          <table:table-cell table:formula="of:=[.N195]*25.38" office:value-type="float" office:value="-0.00697242318762266" calcext:value-type="float">
            <text:p>-0.007</text:p>
          </table:table-cell>
          <table:table-cell table:formula="of:=ABS([.O195])" office:value-type="float" office:value="0.00697242318762266" calcext:value-type="float">
            <text:p>0.007</text:p>
          </table:table-cell>
          <table:table-cell/>
          <table:table-cell table:formula="of:=[.$B195]*([.S$4]+[.$B195]*([.S$5]+[.$B195]*([.S$6]+[.$B195]*[.S$7])))/(1+[.$B195]*([.S$8]+[.$B195]*([.S$9]+[.$B195]*[.S$10])))" office:value-type="float" office:value="5.24667429062241" calcext:value-type="float">
            <text:p>5.247</text:p>
          </table:table-cell>
          <table:table-cell table:style-name="ce40" table:formula="of:=[.C195]-[.R195]" office:value-type="float" office:value="-0.0406742906224125" calcext:value-type="float">
            <text:p>-0.0407</text:p>
          </table:table-cell>
          <table:table-cell table:formula="of:=[.S195]*25.38" office:value-type="float" office:value="-1.03231349599683" calcext:value-type="float">
            <text:p>-1.032</text:p>
          </table:table-cell>
          <table:table-cell table:formula="of:=ABS([.T195])" office:value-type="float" office:value="1.03231349599683" calcext:value-type="float">
            <text:p>1.03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float" office:value="5.247" calcext:value-type="float">
            <text:p>5.247</text:p>
          </table:table-cell>
          <table:table-cell/>
          <table:table-cell table:formula="of:=[.$C196]*([.F$4]+[.$C196]*([.F$5]+[.$C196]*([.F$6]+[.$C196]*[.F$7])))/(1+[.$C196]*([.F$8]+[.$C196]*([.F$9]+[.$C196]*[.F$10])))" office:value-type="float" office:value="128.00046522113" calcext:value-type="float">
            <text:p>128.00</text:p>
          </table:table-cell>
          <table:table-cell table:formula="of:=[.B196]-[.E196]" office:value-type="float" office:value="-0.000465221129559268" calcext:value-type="float">
            <text:p>0.000</text:p>
          </table:table-cell>
          <table:table-cell table:formula="of:=ABS([.F196])" office:value-type="float" office:value="0.000465221129559268" calcext:value-type="float">
            <text:p>0.000</text:p>
          </table:table-cell>
          <table:table-cell/>
          <table:table-cell table:style-name="ce12" table:formula="of:=[.$C196]*([.J$4]+[.$C196]*([.J$5]+[.$C196]*([.J$6]+[.$C196]*[.J$7])))/(1+[.$C196]*([.J$8]+[.$C196]*([.J$9]+[.$C196]*[.J$10])))" office:value-type="float" office:value="128.023983935386" calcext:value-type="float">
            <text:p>128.02</text:p>
          </table:table-cell>
          <table:table-cell table:formula="of:=[.B196]-[.I196]" office:value-type="float" office:value="-0.0239839353857008" calcext:value-type="float">
            <text:p>-0.024</text:p>
          </table:table-cell>
          <table:table-cell table:formula="of:=ABS([.J196])" office:value-type="float" office:value="0.0239839353857008" calcext:value-type="float">
            <text:p>0.024</text:p>
          </table:table-cell>
          <table:table-cell/>
          <table:table-cell table:formula="of:=[.$B196]*([.N$4]+[.$B196]*([.N$5]+[.$B196]*([.N$6]+[.$B196]*[.N$7])))/(1+[.$B196]*([.N$8]+[.$B196]*([.N$9]+[.$B196]*[.N$10])))" office:value-type="float" office:value="5.24705461544222" calcext:value-type="float">
            <text:p>5.247</text:p>
          </table:table-cell>
          <table:table-cell table:formula="of:=[.C196]-[.M196]" office:value-type="float" office:value="-0.0000546154422167433" calcext:value-type="float">
            <text:p>-0.00005</text:p>
          </table:table-cell>
          <table:table-cell table:formula="of:=[.N196]*25.38" office:value-type="float" office:value="-0.00138613992346095" calcext:value-type="float">
            <text:p>-0.001</text:p>
          </table:table-cell>
          <table:table-cell table:formula="of:=ABS([.O196])" office:value-type="float" office:value="0.00138613992346095" calcext:value-type="float">
            <text:p>0.001</text:p>
          </table:table-cell>
          <table:table-cell/>
          <table:table-cell table:formula="of:=[.$B196]*([.S$4]+[.$B196]*([.S$5]+[.$B196]*([.S$6]+[.$B196]*[.S$7])))/(1+[.$B196]*([.S$8]+[.$B196]*([.S$9]+[.$B196]*[.S$10])))" office:value-type="float" office:value="5.28901359748856" calcext:value-type="float">
            <text:p>5.289</text:p>
          </table:table-cell>
          <table:table-cell table:style-name="ce40" table:formula="of:=[.C196]-[.R196]" office:value-type="float" office:value="-0.0420135974885634" calcext:value-type="float">
            <text:p>-0.0420</text:p>
          </table:table-cell>
          <table:table-cell table:formula="of:=[.S196]*25.38" office:value-type="float" office:value="-1.06630510425974" calcext:value-type="float">
            <text:p>-1.066</text:p>
          </table:table-cell>
          <table:table-cell table:formula="of:=ABS([.T196])" office:value-type="float" office:value="1.06630510425974" calcext:value-type="float">
            <text:p>1.06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float" office:value="5.288" calcext:value-type="float">
            <text:p>5.288</text:p>
          </table:table-cell>
          <table:table-cell/>
          <table:table-cell table:formula="of:=[.$C197]*([.F$4]+[.$C197]*([.F$5]+[.$C197]*([.F$6]+[.$C197]*[.F$7])))/(1+[.$C197]*([.F$8]+[.$C197]*([.F$9]+[.$C197]*[.F$10])))" office:value-type="float" office:value="129.006884683764" calcext:value-type="float">
            <text:p>129.01</text:p>
          </table:table-cell>
          <table:table-cell table:formula="of:=[.B197]-[.E197]" office:value-type="float" office:value="-0.006884683763559" calcext:value-type="float">
            <text:p>-0.007</text:p>
          </table:table-cell>
          <table:table-cell table:formula="of:=ABS([.F197])" office:value-type="float" office:value="0.006884683763559" calcext:value-type="float">
            <text:p>0.007</text:p>
          </table:table-cell>
          <table:table-cell/>
          <table:table-cell table:style-name="ce12" table:formula="of:=[.$C197]*([.J$4]+[.$C197]*([.J$5]+[.$C197]*([.J$6]+[.$C197]*[.J$7])))/(1+[.$C197]*([.J$8]+[.$C197]*([.J$9]+[.$C197]*[.J$10])))" office:value-type="float" office:value="129.031474061012" calcext:value-type="float">
            <text:p>129.03</text:p>
          </table:table-cell>
          <table:table-cell table:formula="of:=[.B197]-[.I197]" office:value-type="float" office:value="-0.0314740610118065" calcext:value-type="float">
            <text:p>-0.031</text:p>
          </table:table-cell>
          <table:table-cell table:formula="of:=ABS([.J197])" office:value-type="float" office:value="0.0314740610118065" calcext:value-type="float">
            <text:p>0.031</text:p>
          </table:table-cell>
          <table:table-cell/>
          <table:table-cell table:formula="of:=[.$B197]*([.N$4]+[.$B197]*([.N$5]+[.$B197]*([.N$6]+[.$B197]*[.N$7])))/(1+[.$B197]*([.N$8]+[.$B197]*([.N$9]+[.$B197]*[.N$10])))" office:value-type="float" office:value="5.28780937952501" calcext:value-type="float">
            <text:p>5.288</text:p>
          </table:table-cell>
          <table:table-cell table:formula="of:=[.C197]-[.M197]" office:value-type="float" office:value="0.00019062047498597" calcext:value-type="float">
            <text:p>0.00019</text:p>
          </table:table-cell>
          <table:table-cell table:formula="of:=[.N197]*25.38" office:value-type="float" office:value="0.00483794765514391" calcext:value-type="float">
            <text:p>0.005</text:p>
          </table:table-cell>
          <table:table-cell table:formula="of:=ABS([.O197])" office:value-type="float" office:value="0.00483794765514391" calcext:value-type="float">
            <text:p>0.005</text:p>
          </table:table-cell>
          <table:table-cell/>
          <table:table-cell table:formula="of:=[.$B197]*([.S$4]+[.$B197]*([.S$5]+[.$B197]*([.S$6]+[.$B197]*[.S$7])))/(1+[.$B197]*([.S$8]+[.$B197]*([.S$9]+[.$B197]*[.S$10])))" office:value-type="float" office:value="5.33136173319981" calcext:value-type="float">
            <text:p>5.331</text:p>
          </table:table-cell>
          <table:table-cell table:style-name="ce40" table:formula="of:=[.C197]-[.R197]" office:value-type="float" office:value="-0.0433617331998057" calcext:value-type="float">
            <text:p>-0.0434</text:p>
          </table:table-cell>
          <table:table-cell table:formula="of:=[.S197]*25.38" office:value-type="float" office:value="-1.10052078861107" calcext:value-type="float">
            <text:p>-1.101</text:p>
          </table:table-cell>
          <table:table-cell table:formula="of:=ABS([.T197])" office:value-type="float" office:value="1.10052078861107" calcext:value-type="float">
            <text:p>1.10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float" office:value="5.328" calcext:value-type="float">
            <text:p>5.328</text:p>
          </table:table-cell>
          <table:table-cell/>
          <table:table-cell table:formula="of:=[.$C198]*([.F$4]+[.$C198]*([.F$5]+[.$C198]*([.F$6]+[.$C198]*[.F$7])))/(1+[.$C198]*([.F$8]+[.$C198]*([.F$9]+[.$C198]*[.F$10])))" office:value-type="float" office:value="129.989349390127" calcext:value-type="float">
            <text:p>129.99</text:p>
          </table:table-cell>
          <table:table-cell table:formula="of:=[.B198]-[.E198]" office:value-type="float" office:value="0.0106506098728403" calcext:value-type="float">
            <text:p>0.011</text:p>
          </table:table-cell>
          <table:table-cell table:formula="of:=ABS([.F198])" office:value-type="float" office:value="0.0106506098728403" calcext:value-type="float">
            <text:p>0.011</text:p>
          </table:table-cell>
          <table:table-cell/>
          <table:table-cell table:style-name="ce12" table:formula="of:=[.$C198]*([.J$4]+[.$C198]*([.J$5]+[.$C198]*([.J$6]+[.$C198]*[.J$7])))/(1+[.$C198]*([.J$8]+[.$C198]*([.J$9]+[.$C198]*[.J$10])))" office:value-type="float" office:value="130.015107076664" calcext:value-type="float">
            <text:p>130.02</text:p>
          </table:table-cell>
          <table:table-cell table:formula="of:=[.B198]-[.I198]" office:value-type="float" office:value="-0.0151070766644636" calcext:value-type="float">
            <text:p>-0.015</text:p>
          </table:table-cell>
          <table:table-cell table:formula="of:=ABS([.J198])" office:value-type="float" office:value="0.0151070766644636" calcext:value-type="float">
            <text:p>0.015</text:p>
          </table:table-cell>
          <table:table-cell/>
          <table:table-cell table:formula="of:=[.$B198]*([.N$4]+[.$B198]*([.N$5]+[.$B198]*([.N$6]+[.$B198]*[.N$7])))/(1+[.$B198]*([.N$8]+[.$B198]*([.N$9]+[.$B198]*[.N$10])))" office:value-type="float" office:value="5.32853901755275" calcext:value-type="float">
            <text:p>5.329</text:p>
          </table:table-cell>
          <table:table-cell table:formula="of:=[.C198]-[.M198]" office:value-type="float" office:value="-0.000539017552749321" calcext:value-type="float">
            <text:p>-0.00054</text:p>
          </table:table-cell>
          <table:table-cell table:formula="of:=[.N198]*25.38" office:value-type="float" office:value="-0.0136802654887778" calcext:value-type="float">
            <text:p>-0.014</text:p>
          </table:table-cell>
          <table:table-cell table:formula="of:=ABS([.O198])" office:value-type="float" office:value="0.0136802654887778" calcext:value-type="float">
            <text:p>0.014</text:p>
          </table:table-cell>
          <table:table-cell/>
          <table:table-cell table:formula="of:=[.$B198]*([.S$4]+[.$B198]*([.S$5]+[.$B198]*([.S$6]+[.$B198]*[.S$7])))/(1+[.$B198]*([.S$8]+[.$B198]*([.S$9]+[.$B198]*[.S$10])))" office:value-type="float" office:value="5.37371860671333" calcext:value-type="float">
            <text:p>5.374</text:p>
          </table:table-cell>
          <table:table-cell table:style-name="ce40" table:formula="of:=[.C198]-[.R198]" office:value-type="float" office:value="-0.0457186067133337" calcext:value-type="float">
            <text:p>-0.0457</text:p>
          </table:table-cell>
          <table:table-cell table:formula="of:=[.S198]*25.38" office:value-type="float" office:value="-1.16033823838441" calcext:value-type="float">
            <text:p>-1.160</text:p>
          </table:table-cell>
          <table:table-cell table:formula="of:=ABS([.T198])" office:value-type="float" office:value="1.16033823838441" calcext:value-type="float">
            <text:p>1.16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1" calcext:value-type="float">
            <text:p>131</text:p>
          </table:table-cell>
          <table:table-cell office:value-type="float" office:value="5.369" calcext:value-type="float">
            <text:p>5.369</text:p>
          </table:table-cell>
          <table:table-cell/>
          <table:table-cell table:formula="of:=[.$C199]*([.F$4]+[.$C199]*([.F$5]+[.$C199]*([.F$6]+[.$C199]*[.F$7])))/(1+[.$C199]*([.F$8]+[.$C199]*([.F$9]+[.$C199]*[.F$10])))" office:value-type="float" office:value="130.996981756386" calcext:value-type="float">
            <text:p>131.00</text:p>
          </table:table-cell>
          <table:table-cell table:formula="of:=[.B199]-[.E199]" office:value-type="float" office:value="0.00301824361366698" calcext:value-type="float">
            <text:p>0.003</text:p>
          </table:table-cell>
          <table:table-cell table:formula="of:=ABS([.F199])" office:value-type="float" office:value="0.00301824361366698" calcext:value-type="float">
            <text:p>0.003</text:p>
          </table:table-cell>
          <table:table-cell/>
          <table:table-cell table:style-name="ce12" table:formula="of:=[.$C199]*([.J$4]+[.$C199]*([.J$5]+[.$C199]*([.J$6]+[.$C199]*[.J$7])))/(1+[.$C199]*([.J$8]+[.$C199]*([.J$9]+[.$C199]*[.J$10])))" office:value-type="float" office:value="131.024074085257" calcext:value-type="float">
            <text:p>131.02</text:p>
          </table:table-cell>
          <table:table-cell table:formula="of:=[.B199]-[.I199]" office:value-type="float" office:value="-0.0240740852574675" calcext:value-type="float">
            <text:p>-0.024</text:p>
          </table:table-cell>
          <table:table-cell table:formula="of:=ABS([.J199])" office:value-type="float" office:value="0.0240740852574675" calcext:value-type="float">
            <text:p>0.024</text:p>
          </table:table-cell>
          <table:table-cell/>
          <table:table-cell table:formula="of:=[.$B199]*([.N$4]+[.$B199]*([.N$5]+[.$B199]*([.N$6]+[.$B199]*[.N$7])))/(1+[.$B199]*([.N$8]+[.$B199]*([.N$9]+[.$B199]*[.N$10])))" office:value-type="float" office:value="5.36924355918091" calcext:value-type="float">
            <text:p>5.369</text:p>
          </table:table-cell>
          <table:table-cell table:formula="of:=[.C199]-[.M199]" office:value-type="float" office:value="-0.000243559180911568" calcext:value-type="float">
            <text:p>-0.00024</text:p>
          </table:table-cell>
          <table:table-cell table:formula="of:=[.N199]*25.38" office:value-type="float" office:value="-0.00618153201153559" calcext:value-type="float">
            <text:p>-0.006</text:p>
          </table:table-cell>
          <table:table-cell table:formula="of:=ABS([.O199])" office:value-type="float" office:value="0.00618153201153559" calcext:value-type="float">
            <text:p>0.006</text:p>
          </table:table-cell>
          <table:table-cell/>
          <table:table-cell table:formula="of:=[.$B199]*([.S$4]+[.$B199]*([.S$5]+[.$B199]*([.S$6]+[.$B199]*[.S$7])))/(1+[.$B199]*([.S$8]+[.$B199]*([.S$9]+[.$B199]*[.S$10])))" office:value-type="float" office:value="5.41608412822457" calcext:value-type="float">
            <text:p>5.416</text:p>
          </table:table-cell>
          <table:table-cell table:style-name="ce40" table:formula="of:=[.C199]-[.R199]" office:value-type="float" office:value="-0.0470841282245731" calcext:value-type="float">
            <text:p>-0.0471</text:p>
          </table:table-cell>
          <table:table-cell table:formula="of:=[.S199]*25.38" office:value-type="float" office:value="-1.19499517433967" calcext:value-type="float">
            <text:p>-1.195</text:p>
          </table:table-cell>
          <table:table-cell table:formula="of:=ABS([.T199])" office:value-type="float" office:value="1.19499517433967" calcext:value-type="float">
            <text:p>1.19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float" office:value="5.41" calcext:value-type="float">
            <text:p>5.410</text:p>
          </table:table-cell>
          <table:table-cell/>
          <table:table-cell table:formula="of:=[.$C200]*([.F$4]+[.$C200]*([.F$5]+[.$C200]*([.F$6]+[.$C200]*[.F$7])))/(1+[.$C200]*([.F$8]+[.$C200]*([.F$9]+[.$C200]*[.F$10])))" office:value-type="float" office:value="132.005226214006" calcext:value-type="float">
            <text:p>132.01</text:p>
          </table:table-cell>
          <table:table-cell table:formula="of:=[.B200]-[.E200]" office:value-type="float" office:value="-0.00522621400628509" calcext:value-type="float">
            <text:p>-0.005</text:p>
          </table:table-cell>
          <table:table-cell table:formula="of:=ABS([.F200])" office:value-type="float" office:value="0.00522621400628509" calcext:value-type="float">
            <text:p>0.005</text:p>
          </table:table-cell>
          <table:table-cell/>
          <table:table-cell table:style-name="ce12" table:formula="of:=[.$C200]*([.J$4]+[.$C200]*([.J$5]+[.$C200]*([.J$6]+[.$C200]*[.J$7])))/(1+[.$C200]*([.J$8]+[.$C200]*([.J$9]+[.$C200]*[.J$10])))" office:value-type="float" office:value="132.033802795282" calcext:value-type="float">
            <text:p>132.03</text:p>
          </table:table-cell>
          <table:table-cell table:formula="of:=[.B200]-[.I200]" office:value-type="float" office:value="-0.0338027952818152" calcext:value-type="float">
            <text:p>-0.034</text:p>
          </table:table-cell>
          <table:table-cell table:formula="of:=ABS([.J200])" office:value-type="float" office:value="0.0338027952818152" calcext:value-type="float">
            <text:p>0.034</text:p>
          </table:table-cell>
          <table:table-cell/>
          <table:table-cell table:formula="of:=[.$B200]*([.N$4]+[.$B200]*([.N$5]+[.$B200]*([.N$6]+[.$B200]*[.N$7])))/(1+[.$B200]*([.N$8]+[.$B200]*([.N$9]+[.$B200]*[.N$10])))" office:value-type="float" office:value="5.40992305945893" calcext:value-type="float">
            <text:p>5.410</text:p>
          </table:table-cell>
          <table:table-cell table:formula="of:=[.C200]-[.M200]" office:value-type="float" office:value="0.0000769405410663282" calcext:value-type="float">
            <text:p>0.00008</text:p>
          </table:table-cell>
          <table:table-cell table:formula="of:=[.N200]*25.38" office:value-type="float" office:value="0.00195275093226341" calcext:value-type="float">
            <text:p>0.002</text:p>
          </table:table-cell>
          <table:table-cell table:formula="of:=ABS([.O200])" office:value-type="float" office:value="0.00195275093226341" calcext:value-type="float">
            <text:p>0.002</text:p>
          </table:table-cell>
          <table:table-cell/>
          <table:table-cell table:formula="of:=[.$B200]*([.S$4]+[.$B200]*([.S$5]+[.$B200]*([.S$6]+[.$B200]*[.S$7])))/(1+[.$B200]*([.S$8]+[.$B200]*([.S$9]+[.$B200]*[.S$10])))" office:value-type="float" office:value="5.4584582091466" calcext:value-type="float">
            <text:p>5.458</text:p>
          </table:table-cell>
          <table:table-cell table:style-name="ce40" table:formula="of:=[.C200]-[.R200]" office:value-type="float" office:value="-0.0484582091466042" calcext:value-type="float">
            <text:p>-0.0485</text:p>
          </table:table-cell>
          <table:table-cell table:formula="of:=[.S200]*25.38" office:value-type="float" office:value="-1.22986934814081" calcext:value-type="float">
            <text:p>-1.230</text:p>
          </table:table-cell>
          <table:table-cell table:formula="of:=ABS([.T200])" office:value-type="float" office:value="1.22986934814081" calcext:value-type="float">
            <text:p>1.23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float" office:value="5.45" calcext:value-type="float">
            <text:p>5.450</text:p>
          </table:table-cell>
          <table:table-cell/>
          <table:table-cell table:formula="of:=[.$C201]*([.F$4]+[.$C201]*([.F$5]+[.$C201]*([.F$6]+[.$C201]*[.F$7])))/(1+[.$C201]*([.F$8]+[.$C201]*([.F$9]+[.$C201]*[.F$10])))" office:value-type="float" office:value="132.989467267024" calcext:value-type="float">
            <text:p>132.99</text:p>
          </table:table-cell>
          <table:table-cell table:formula="of:=[.B201]-[.E201]" office:value-type="float" office:value="0.0105327329756335" calcext:value-type="float">
            <text:p>0.011</text:p>
          </table:table-cell>
          <table:table-cell table:formula="of:=ABS([.F201])" office:value-type="float" office:value="0.0105327329756335" calcext:value-type="float">
            <text:p>0.011</text:p>
          </table:table-cell>
          <table:table-cell/>
          <table:table-cell table:style-name="ce12" table:formula="of:=[.$C201]*([.J$4]+[.$C201]*([.J$5]+[.$C201]*([.J$6]+[.$C201]*[.J$7])))/(1+[.$C201]*([.J$8]+[.$C201]*([.J$9]+[.$C201]*[.J$10])))" office:value-type="float" office:value="133.019646854708" calcext:value-type="float">
            <text:p>133.02</text:p>
          </table:table-cell>
          <table:table-cell table:formula="of:=[.B201]-[.I201]" office:value-type="float" office:value="-0.0196468547080144" calcext:value-type="float">
            <text:p>-0.020</text:p>
          </table:table-cell>
          <table:table-cell table:formula="of:=ABS([.J201])" office:value-type="float" office:value="0.0196468547080144" calcext:value-type="float">
            <text:p>0.020</text:p>
          </table:table-cell>
          <table:table-cell/>
          <table:table-cell table:formula="of:=[.$B201]*([.N$4]+[.$B201]*([.N$5]+[.$B201]*([.N$6]+[.$B201]*[.N$7])))/(1+[.$B201]*([.N$8]+[.$B201]*([.N$9]+[.$B201]*[.N$10])))" office:value-type="float" office:value="5.45057759866709" calcext:value-type="float">
            <text:p>5.451</text:p>
          </table:table-cell>
          <table:table-cell table:formula="of:=[.C201]-[.M201]" office:value-type="float" office:value="-0.000577598667091728" calcext:value-type="float">
            <text:p>-0.00058</text:p>
          </table:table-cell>
          <table:table-cell table:formula="of:=[.N201]*25.38" office:value-type="float" office:value="-0.014659454170788" calcext:value-type="float">
            <text:p>-0.015</text:p>
          </table:table-cell>
          <table:table-cell table:formula="of:=ABS([.O201])" office:value-type="float" office:value="0.014659454170788" calcext:value-type="float">
            <text:p>0.015</text:p>
          </table:table-cell>
          <table:table-cell/>
          <table:table-cell table:formula="of:=[.$B201]*([.S$4]+[.$B201]*([.S$5]+[.$B201]*([.S$6]+[.$B201]*[.S$7])))/(1+[.$B201]*([.S$8]+[.$B201]*([.S$9]+[.$B201]*[.S$10])))" office:value-type="float" office:value="5.50084076208996" calcext:value-type="float">
            <text:p>5.501</text:p>
          </table:table-cell>
          <table:table-cell table:style-name="ce40" table:formula="of:=[.C201]-[.R201]" office:value-type="float" office:value="-0.0508407620899591" calcext:value-type="float">
            <text:p>-0.0508</text:p>
          </table:table-cell>
          <table:table-cell table:formula="of:=[.S201]*25.38" office:value-type="float" office:value="-1.29033854184316" calcext:value-type="float">
            <text:p>-1.290</text:p>
          </table:table-cell>
          <table:table-cell table:formula="of:=ABS([.T201])" office:value-type="float" office:value="1.29033854184316" calcext:value-type="float">
            <text:p>1.29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office:value-type="float" office:value="5.491" calcext:value-type="float">
            <text:p>5.491</text:p>
          </table:table-cell>
          <table:table-cell/>
          <table:table-cell table:formula="of:=[.$C202]*([.F$4]+[.$C202]*([.F$5]+[.$C202]*([.F$6]+[.$C202]*[.F$7])))/(1+[.$C202]*([.F$8]+[.$C202]*([.F$9]+[.$C202]*[.F$10])))" office:value-type="float" office:value="133.998914373459" calcext:value-type="float">
            <text:p>134.00</text:p>
          </table:table-cell>
          <table:table-cell table:formula="of:=[.B202]-[.E202]" office:value-type="float" office:value="0.00108562654079947" calcext:value-type="float">
            <text:p>0.001</text:p>
          </table:table-cell>
          <table:table-cell table:formula="of:=ABS([.F202])" office:value-type="float" office:value="0.00108562654079947" calcext:value-type="float">
            <text:p>0.001</text:p>
          </table:table-cell>
          <table:table-cell/>
          <table:table-cell table:style-name="ce12" table:formula="of:=[.$C202]*([.J$4]+[.$C202]*([.J$5]+[.$C202]*([.J$6]+[.$C202]*[.J$7])))/(1+[.$C202]*([.J$8]+[.$C202]*([.J$9]+[.$C202]*[.J$10])))" office:value-type="float" office:value="134.030907297154" calcext:value-type="float">
            <text:p>134.03</text:p>
          </table:table-cell>
          <table:table-cell table:formula="of:=[.B202]-[.I202]" office:value-type="float" office:value="-0.0309072971543287" calcext:value-type="float">
            <text:p>-0.031</text:p>
          </table:table-cell>
          <table:table-cell table:formula="of:=ABS([.J202])" office:value-type="float" office:value="0.0309072971543287" calcext:value-type="float">
            <text:p>0.031</text:p>
          </table:table-cell>
          <table:table-cell/>
          <table:table-cell table:formula="of:=[.$B202]*([.N$4]+[.$B202]*([.N$5]+[.$B202]*([.N$6]+[.$B202]*[.N$7])))/(1+[.$B202]*([.N$8]+[.$B202]*([.N$9]+[.$B202]*[.N$10])))" office:value-type="float" office:value="5.49120728211356" calcext:value-type="float">
            <text:p>5.491</text:p>
          </table:table-cell>
          <table:table-cell table:formula="of:=[.C202]-[.M202]" office:value-type="float" office:value="-0.000207282113560581" calcext:value-type="float">
            <text:p>-0.00021</text:p>
          </table:table-cell>
          <table:table-cell table:formula="of:=[.N202]*25.38" office:value-type="float" office:value="-0.00526082004216754" calcext:value-type="float">
            <text:p>-0.005</text:p>
          </table:table-cell>
          <table:table-cell table:formula="of:=ABS([.O202])" office:value-type="float" office:value="0.00526082004216754" calcext:value-type="float">
            <text:p>0.005</text:p>
          </table:table-cell>
          <table:table-cell/>
          <table:table-cell table:formula="of:=[.$B202]*([.S$4]+[.$B202]*([.S$5]+[.$B202]*([.S$6]+[.$B202]*[.S$7])))/(1+[.$B202]*([.S$8]+[.$B202]*([.S$9]+[.$B202]*[.S$10])))" office:value-type="float" office:value="5.54323170084283" calcext:value-type="float">
            <text:p>5.543</text:p>
          </table:table-cell>
          <table:table-cell table:style-name="ce40" table:formula="of:=[.C202]-[.R202]" office:value-type="float" office:value="-0.0522317008428326" calcext:value-type="float">
            <text:p>-0.0522</text:p>
          </table:table-cell>
          <table:table-cell table:formula="of:=[.S202]*25.38" office:value-type="float" office:value="-1.32564056739109" calcext:value-type="float">
            <text:p>-1.326</text:p>
          </table:table-cell>
          <table:table-cell table:formula="of:=ABS([.T202])" office:value-type="float" office:value="1.32564056739109" calcext:value-type="float">
            <text:p>1.32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office:value-type="float" office:value="5.532" calcext:value-type="float">
            <text:p>5.532</text:p>
          </table:table-cell>
          <table:table-cell/>
          <table:table-cell table:formula="of:=[.$C203]*([.F$4]+[.$C203]*([.F$5]+[.$C203]*([.F$6]+[.$C203]*[.F$7])))/(1+[.$C203]*([.F$8]+[.$C203]*([.F$9]+[.$C203]*[.F$10])))" office:value-type="float" office:value="135.008965696072" calcext:value-type="float">
            <text:p>135.01</text:p>
          </table:table-cell>
          <table:table-cell table:formula="of:=[.B203]-[.E203]" office:value-type="float" office:value="-0.008965696071499" calcext:value-type="float">
            <text:p>-0.009</text:p>
          </table:table-cell>
          <table:table-cell table:formula="of:=ABS([.F203])" office:value-type="float" office:value="0.008965696071499" calcext:value-type="float">
            <text:p>0.009</text:p>
          </table:table-cell>
          <table:table-cell/>
          <table:table-cell table:style-name="ce12" table:formula="of:=[.$C203]*([.J$4]+[.$C203]*([.J$5]+[.$C203]*([.J$6]+[.$C203]*[.J$7])))/(1+[.$C203]*([.J$8]+[.$C203]*([.J$9]+[.$C203]*[.J$10])))" office:value-type="float" office:value="135.042956259884" calcext:value-type="float">
            <text:p>135.04</text:p>
          </table:table-cell>
          <table:table-cell table:formula="of:=[.B203]-[.I203]" office:value-type="float" office:value="-0.0429562598842495" calcext:value-type="float">
            <text:p>-0.043</text:p>
          </table:table-cell>
          <table:table-cell table:formula="of:=ABS([.J203])" office:value-type="float" office:value="0.0429562598842495" calcext:value-type="float">
            <text:p>0.043</text:p>
          </table:table-cell>
          <table:table-cell/>
          <table:table-cell table:formula="of:=[.$B203]*([.N$4]+[.$B203]*([.N$5]+[.$B203]*([.N$6]+[.$B203]*[.N$7])))/(1+[.$B203]*([.N$8]+[.$B203]*([.N$9]+[.$B203]*[.N$10])))" office:value-type="float" office:value="5.53181223989204" calcext:value-type="float">
            <text:p>5.532</text:p>
          </table:table-cell>
          <table:table-cell table:formula="of:=[.C203]-[.M203]" office:value-type="float" office:value="0.00018776010795829" calcext:value-type="float">
            <text:p>0.00019</text:p>
          </table:table-cell>
          <table:table-cell table:formula="of:=[.N203]*25.38" office:value-type="float" office:value="0.00476535153998141" calcext:value-type="float">
            <text:p>0.005</text:p>
          </table:table-cell>
          <table:table-cell table:formula="of:=ABS([.O203])" office:value-type="float" office:value="0.00476535153998141" calcext:value-type="float">
            <text:p>0.005</text:p>
          </table:table-cell>
          <table:table-cell/>
          <table:table-cell table:formula="of:=[.$B203]*([.S$4]+[.$B203]*([.S$5]+[.$B203]*([.S$6]+[.$B203]*[.S$7])))/(1+[.$B203]*([.S$8]+[.$B203]*([.S$9]+[.$B203]*[.S$10])))" office:value-type="float" office:value="5.58563094035162" calcext:value-type="float">
            <text:p>5.586</text:p>
          </table:table-cell>
          <table:table-cell table:style-name="ce40" table:formula="of:=[.C203]-[.R203]" office:value-type="float" office:value="-0.0536309403516206" calcext:value-type="float">
            <text:p>-0.0536</text:p>
          </table:table-cell>
          <table:table-cell table:formula="of:=[.S203]*25.38" office:value-type="float" office:value="-1.36115326612413" calcext:value-type="float">
            <text:p>-1.361</text:p>
          </table:table-cell>
          <table:table-cell table:formula="of:=ABS([.T203])" office:value-type="float" office:value="1.36115326612413" calcext:value-type="float">
            <text:p>1.36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6" calcext:value-type="float">
            <text:p>136</text:p>
          </table:table-cell>
          <table:table-cell office:value-type="float" office:value="5.572" calcext:value-type="float">
            <text:p>5.572</text:p>
          </table:table-cell>
          <table:table-cell/>
          <table:table-cell table:formula="of:=[.$C204]*([.F$4]+[.$C204]*([.F$5]+[.$C204]*([.F$6]+[.$C204]*[.F$7])))/(1+[.$C204]*([.F$8]+[.$C204]*([.F$9]+[.$C204]*[.F$10])))" office:value-type="float" office:value="135.99496024759" calcext:value-type="float">
            <text:p>135.99</text:p>
          </table:table-cell>
          <table:table-cell table:formula="of:=[.B204]-[.E204]" office:value-type="float" office:value="0.00503975240965815" calcext:value-type="float">
            <text:p>0.005</text:p>
          </table:table-cell>
          <table:table-cell table:formula="of:=ABS([.F204])" office:value-type="float" office:value="0.00503975240965815" calcext:value-type="float">
            <text:p>0.005</text:p>
          </table:table-cell>
          <table:table-cell/>
          <table:table-cell table:style-name="ce12" table:formula="of:=[.$C204]*([.J$4]+[.$C204]*([.J$5]+[.$C204]*([.J$6]+[.$C204]*[.J$7])))/(1+[.$C204]*([.J$8]+[.$C204]*([.J$9]+[.$C204]*[.J$10])))" office:value-type="float" office:value="136.031089218693" calcext:value-type="float">
            <text:p>136.03</text:p>
          </table:table-cell>
          <table:table-cell table:formula="of:=[.B204]-[.I204]" office:value-type="float" office:value="-0.0310892186932108" calcext:value-type="float">
            <text:p>-0.031</text:p>
          </table:table-cell>
          <table:table-cell table:formula="of:=ABS([.J204])" office:value-type="float" office:value="0.0310892186932108" calcext:value-type="float">
            <text:p>0.031</text:p>
          </table:table-cell>
          <table:table-cell/>
          <table:table-cell table:formula="of:=[.$B204]*([.N$4]+[.$B204]*([.N$5]+[.$B204]*([.N$6]+[.$B204]*[.N$7])))/(1+[.$B204]*([.N$8]+[.$B204]*([.N$9]+[.$B204]*[.N$10])))" office:value-type="float" office:value="5.57239262660051" calcext:value-type="float">
            <text:p>5.572</text:p>
          </table:table-cell>
          <table:table-cell table:formula="of:=[.C204]-[.M204]" office:value-type="float" office:value="-0.00039262660050543" calcext:value-type="float">
            <text:p>-0.00039</text:p>
          </table:table-cell>
          <table:table-cell table:formula="of:=[.N204]*25.38" office:value-type="float" office:value="-0.00996486312082782" calcext:value-type="float">
            <text:p>-0.010</text:p>
          </table:table-cell>
          <table:table-cell table:formula="of:=ABS([.O204])" office:value-type="float" office:value="0.00996486312082782" calcext:value-type="float">
            <text:p>0.010</text:p>
          </table:table-cell>
          <table:table-cell/>
          <table:table-cell table:formula="of:=[.$B204]*([.S$4]+[.$B204]*([.S$5]+[.$B204]*([.S$6]+[.$B204]*[.S$7])))/(1+[.$B204]*([.S$8]+[.$B204]*([.S$9]+[.$B204]*[.S$10])))" office:value-type="float" office:value="5.62803839670187" calcext:value-type="float">
            <text:p>5.628</text:p>
          </table:table-cell>
          <table:table-cell table:style-name="ce40" table:formula="of:=[.C204]-[.R204]" office:value-type="float" office:value="-0.0560383967018696" calcext:value-type="float">
            <text:p>-0.0560</text:p>
          </table:table-cell>
          <table:table-cell table:formula="of:=[.S204]*25.38" office:value-type="float" office:value="-1.42225450829345" calcext:value-type="float">
            <text:p>-1.422</text:p>
          </table:table-cell>
          <table:table-cell table:formula="of:=ABS([.T204])" office:value-type="float" office:value="1.42225450829345" calcext:value-type="float">
            <text:p>1.42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7" calcext:value-type="float">
            <text:p>137</text:p>
          </table:table-cell>
          <table:table-cell office:value-type="float" office:value="5.613" calcext:value-type="float">
            <text:p>5.613</text:p>
          </table:table-cell>
          <table:table-cell/>
          <table:table-cell table:formula="of:=[.$C205]*([.F$4]+[.$C205]*([.F$5]+[.$C205]*([.F$6]+[.$C205]*[.F$7])))/(1+[.$C205]*([.F$8]+[.$C205]*([.F$9]+[.$C205]*[.F$10])))" office:value-type="float" office:value="137.006193427978" calcext:value-type="float">
            <text:p>137.01</text:p>
          </table:table-cell>
          <table:table-cell table:formula="of:=[.B205]-[.E205]" office:value-type="float" office:value="-0.0061934279779905" calcext:value-type="float">
            <text:p>-0.006</text:p>
          </table:table-cell>
          <table:table-cell table:formula="of:=ABS([.F205])" office:value-type="float" office:value="0.0061934279779905" calcext:value-type="float">
            <text:p>0.006</text:p>
          </table:table-cell>
          <table:table-cell/>
          <table:table-cell table:style-name="ce12" table:formula="of:=[.$C205]*([.J$4]+[.$C205]*([.J$5]+[.$C205]*([.J$6]+[.$C205]*[.J$7])))/(1+[.$C205]*([.J$8]+[.$C205]*([.J$9]+[.$C205]*[.J$10])))" office:value-type="float" office:value="137.044721029356" calcext:value-type="float">
            <text:p>137.04</text:p>
          </table:table-cell>
          <table:table-cell table:formula="of:=[.B205]-[.I205]" office:value-type="float" office:value="-0.0447210293563387" calcext:value-type="float">
            <text:p>-0.045</text:p>
          </table:table-cell>
          <table:table-cell table:formula="of:=ABS([.J205])" office:value-type="float" office:value="0.0447210293563387" calcext:value-type="float">
            <text:p>0.045</text:p>
          </table:table-cell>
          <table:table-cell/>
          <table:table-cell table:formula="of:=[.$B205]*([.N$4]+[.$B205]*([.N$5]+[.$B205]*([.N$6]+[.$B205]*[.N$7])))/(1+[.$B205]*([.N$8]+[.$B205]*([.N$9]+[.$B205]*[.N$10])))" office:value-type="float" office:value="5.61294862102171" calcext:value-type="float">
            <text:p>5.613</text:p>
          </table:table-cell>
          <table:table-cell table:formula="of:=[.C205]-[.M205]" office:value-type="float" office:value="0.0000513789782949914" calcext:value-type="float">
            <text:p>0.00005</text:p>
          </table:table-cell>
          <table:table-cell table:formula="of:=[.N205]*25.38" office:value-type="float" office:value="0.00130399846912688" calcext:value-type="float">
            <text:p>0.001</text:p>
          </table:table-cell>
          <table:table-cell table:formula="of:=ABS([.O205])" office:value-type="float" office:value="0.00130399846912688" calcext:value-type="float">
            <text:p>0.001</text:p>
          </table:table-cell>
          <table:table-cell/>
          <table:table-cell table:formula="of:=[.$B205]*([.S$4]+[.$B205]*([.S$5]+[.$B205]*([.S$6]+[.$B205]*[.S$7])))/(1+[.$B205]*([.S$8]+[.$B205]*([.S$9]+[.$B205]*[.S$10])))" office:value-type="float" office:value="5.67045398709957" calcext:value-type="float">
            <text:p>5.670</text:p>
          </table:table-cell>
          <table:table-cell table:style-name="ce40" table:formula="of:=[.C205]-[.R205]" office:value-type="float" office:value="-0.0574539870995645" calcext:value-type="float">
            <text:p>-0.0575</text:p>
          </table:table-cell>
          <table:table-cell table:formula="of:=[.S205]*25.38" office:value-type="float" office:value="-1.45818219258695" calcext:value-type="float">
            <text:p>-1.458</text:p>
          </table:table-cell>
          <table:table-cell table:formula="of:=ABS([.T205])" office:value-type="float" office:value="1.45818219258695" calcext:value-type="float">
            <text:p>1.45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8" calcext:value-type="float">
            <text:p>138</text:p>
          </table:table-cell>
          <table:table-cell office:value-type="float" office:value="5.653" calcext:value-type="float">
            <text:p>5.653</text:p>
          </table:table-cell>
          <table:table-cell/>
          <table:table-cell table:formula="of:=[.$C206]*([.F$4]+[.$C206]*([.F$5]+[.$C206]*([.F$6]+[.$C206]*[.F$7])))/(1+[.$C206]*([.F$8]+[.$C206]*([.F$9]+[.$C206]*[.F$10])))" office:value-type="float" office:value="137.993332058393" calcext:value-type="float">
            <text:p>137.99</text:p>
          </table:table-cell>
          <table:table-cell table:formula="of:=[.B206]-[.E206]" office:value-type="float" office:value="0.00666794160750328" calcext:value-type="float">
            <text:p>0.007</text:p>
          </table:table-cell>
          <table:table-cell table:formula="of:=ABS([.F206])" office:value-type="float" office:value="0.00666794160750328" calcext:value-type="float">
            <text:p>0.007</text:p>
          </table:table-cell>
          <table:table-cell/>
          <table:table-cell table:style-name="ce12" table:formula="of:=[.$C206]*([.J$4]+[.$C206]*([.J$5]+[.$C206]*([.J$6]+[.$C206]*[.J$7])))/(1+[.$C206]*([.J$8]+[.$C206]*([.J$9]+[.$C206]*[.J$10])))" office:value-type="float" office:value="138.03441397975" calcext:value-type="float">
            <text:p>138.03</text:p>
          </table:table-cell>
          <table:table-cell table:formula="of:=[.B206]-[.I206]" office:value-type="float" office:value="-0.034413979749587" calcext:value-type="float">
            <text:p>-0.034</text:p>
          </table:table-cell>
          <table:table-cell table:formula="of:=ABS([.J206])" office:value-type="float" office:value="0.034413979749587" calcext:value-type="float">
            <text:p>0.034</text:p>
          </table:table-cell>
          <table:table-cell/>
          <table:table-cell table:formula="of:=[.$B206]*([.N$4]+[.$B206]*([.N$5]+[.$B206]*([.N$6]+[.$B206]*[.N$7])))/(1+[.$B206]*([.N$8]+[.$B206]*([.N$9]+[.$B206]*[.N$10])))" office:value-type="float" office:value="5.65348042576625" calcext:value-type="float">
            <text:p>5.653</text:p>
          </table:table-cell>
          <table:table-cell table:formula="of:=[.C206]-[.M206]" office:value-type="float" office:value="-0.000480425766252068" calcext:value-type="float">
            <text:p>-0.00048</text:p>
          </table:table-cell>
          <table:table-cell table:formula="of:=[.N206]*25.38" office:value-type="float" office:value="-0.0121932059474775" calcext:value-type="float">
            <text:p>-0.012</text:p>
          </table:table-cell>
          <table:table-cell table:formula="of:=ABS([.O206])" office:value-type="float" office:value="0.0121932059474775" calcext:value-type="float">
            <text:p>0.012</text:p>
          </table:table-cell>
          <table:table-cell/>
          <table:table-cell table:formula="of:=[.$B206]*([.S$4]+[.$B206]*([.S$5]+[.$B206]*([.S$6]+[.$B206]*[.S$7])))/(1+[.$B206]*([.S$8]+[.$B206]*([.S$9]+[.$B206]*[.S$10])))" office:value-type="float" office:value="5.71287762985276" calcext:value-type="float">
            <text:p>5.713</text:p>
          </table:table-cell>
          <table:table-cell table:style-name="ce40" table:formula="of:=[.C206]-[.R206]" office:value-type="float" office:value="-0.0598776298527648" calcext:value-type="float">
            <text:p>-0.0599</text:p>
          </table:table-cell>
          <table:table-cell table:formula="of:=[.S206]*25.38" office:value-type="float" office:value="-1.51969424566317" calcext:value-type="float">
            <text:p>-1.520</text:p>
          </table:table-cell>
          <table:table-cell table:formula="of:=ABS([.T206])" office:value-type="float" office:value="1.51969424566317" calcext:value-type="float">
            <text:p>1.52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float" office:value="5.694" calcext:value-type="float">
            <text:p>5.694</text:p>
          </table:table-cell>
          <table:table-cell/>
          <table:table-cell table:formula="of:=[.$C207]*([.F$4]+[.$C207]*([.F$5]+[.$C207]*([.F$6]+[.$C207]*[.F$7])))/(1+[.$C207]*([.F$8]+[.$C207]*([.F$9]+[.$C207]*[.F$10])))" office:value-type="float" office:value="139.005727627437" calcext:value-type="float">
            <text:p>139.01</text:p>
          </table:table-cell>
          <table:table-cell table:formula="of:=[.B207]-[.E207]" office:value-type="float" office:value="-0.00572762743698263" calcext:value-type="float">
            <text:p>-0.006</text:p>
          </table:table-cell>
          <table:table-cell table:formula="of:=ABS([.F207])" office:value-type="float" office:value="0.00572762743698263" calcext:value-type="float">
            <text:p>0.006</text:p>
          </table:table-cell>
          <table:table-cell/>
          <table:table-cell table:style-name="ce12" table:formula="of:=[.$C207]*([.J$4]+[.$C207]*([.J$5]+[.$C207]*([.J$6]+[.$C207]*[.J$7])))/(1+[.$C207]*([.J$8]+[.$C207]*([.J$9]+[.$C207]*[.J$10])))" office:value-type="float" office:value="139.04966051213" calcext:value-type="float">
            <text:p>139.05</text:p>
          </table:table-cell>
          <table:table-cell table:formula="of:=[.B207]-[.I207]" office:value-type="float" office:value="-0.0496605121298046" calcext:value-type="float">
            <text:p>-0.050</text:p>
          </table:table-cell>
          <table:table-cell table:formula="of:=ABS([.J207])" office:value-type="float" office:value="0.0496605121298046" calcext:value-type="float">
            <text:p>0.050</text:p>
          </table:table-cell>
          <table:table-cell/>
          <table:table-cell table:formula="of:=[.$B207]*([.N$4]+[.$B207]*([.N$5]+[.$B207]*([.N$6]+[.$B207]*[.N$7])))/(1+[.$B207]*([.N$8]+[.$B207]*([.N$9]+[.$B207]*[.N$10])))" office:value-type="float" office:value="5.69398826687913" calcext:value-type="float">
            <text:p>5.694</text:p>
          </table:table-cell>
          <table:table-cell table:formula="of:=[.C207]-[.M207]" office:value-type="float" office:value="0.0000117331208695504" calcext:value-type="float">
            <text:p>0.00001</text:p>
          </table:table-cell>
          <table:table-cell table:formula="of:=[.N207]*25.38" office:value-type="float" office:value="0.000297786607669188" calcext:value-type="float">
            <text:p>0.000</text:p>
          </table:table-cell>
          <table:table-cell table:formula="of:=ABS([.O207])" office:value-type="float" office:value="0.000297786607669188" calcext:value-type="float">
            <text:p>0.000</text:p>
          </table:table-cell>
          <table:table-cell/>
          <table:table-cell table:formula="of:=[.$B207]*([.S$4]+[.$B207]*([.S$5]+[.$B207]*([.S$6]+[.$B207]*[.S$7])))/(1+[.$B207]*([.S$8]+[.$B207]*([.S$9]+[.$B207]*[.S$10])))" office:value-type="float" office:value="5.7553092443536" calcext:value-type="float">
            <text:p>5.755</text:p>
          </table:table-cell>
          <table:table-cell table:style-name="ce40" table:formula="of:=[.C207]-[.R207]" office:value-type="float" office:value="-0.0613092443535965" calcext:value-type="float">
            <text:p>-0.0613</text:p>
          </table:table-cell>
          <table:table-cell table:formula="of:=[.S207]*25.38" office:value-type="float" office:value="-1.55602862169428" calcext:value-type="float">
            <text:p>-1.556</text:p>
          </table:table-cell>
          <table:table-cell table:formula="of:=ABS([.T207])" office:value-type="float" office:value="1.55602862169428" calcext:value-type="float">
            <text:p>1.55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float" office:value="5.735" calcext:value-type="float">
            <text:p>5.735</text:p>
          </table:table-cell>
          <table:table-cell/>
          <table:table-cell table:formula="of:=[.$C208]*([.F$4]+[.$C208]*([.F$5]+[.$C208]*([.F$6]+[.$C208]*[.F$7])))/(1+[.$C208]*([.F$8]+[.$C208]*([.F$9]+[.$C208]*[.F$10])))" office:value-type="float" office:value="140.018702746255" calcext:value-type="float">
            <text:p>140.02</text:p>
          </table:table-cell>
          <table:table-cell table:formula="of:=[.B208]-[.E208]" office:value-type="float" office:value="-0.0187027462554283" calcext:value-type="float">
            <text:p>-0.019</text:p>
          </table:table-cell>
          <table:table-cell table:formula="of:=ABS([.F208])" office:value-type="float" office:value="0.0187027462554283" calcext:value-type="float">
            <text:p>0.019</text:p>
          </table:table-cell>
          <table:table-cell/>
          <table:table-cell table:style-name="ce12" table:formula="of:=[.$C208]*([.J$4]+[.$C208]*([.J$5]+[.$C208]*([.J$6]+[.$C208]*[.J$7])))/(1+[.$C208]*([.J$8]+[.$C208]*([.J$9]+[.$C208]*[.J$10])))" office:value-type="float" office:value="140.065735999227" calcext:value-type="float">
            <text:p>140.07</text:p>
          </table:table-cell>
          <table:table-cell table:formula="of:=[.B208]-[.I208]" office:value-type="float" office:value="-0.0657359992273712" calcext:value-type="float">
            <text:p>-0.066</text:p>
          </table:table-cell>
          <table:table-cell table:formula="of:=ABS([.J208])" office:value-type="float" office:value="0.0657359992273712" calcext:value-type="float">
            <text:p>0.066</text:p>
          </table:table-cell>
          <table:table-cell/>
          <table:table-cell table:formula="of:=[.$B208]*([.N$4]+[.$B208]*([.N$5]+[.$B208]*([.N$6]+[.$B208]*[.N$7])))/(1+[.$B208]*([.N$8]+[.$B208]*([.N$9]+[.$B208]*[.N$10])))" office:value-type="float" office:value="5.73447239341066" calcext:value-type="float">
            <text:p>5.734</text:p>
          </table:table-cell>
          <table:table-cell table:formula="of:=[.C208]-[.M208]" office:value-type="float" office:value="0.000527606589338703" calcext:value-type="float">
            <text:p>0.00053</text:p>
          </table:table-cell>
          <table:table-cell table:formula="of:=[.N208]*25.38" office:value-type="float" office:value="0.0133906552374163" calcext:value-type="float">
            <text:p>0.013</text:p>
          </table:table-cell>
          <table:table-cell table:formula="of:=ABS([.O208])" office:value-type="float" office:value="0.0133906552374163" calcext:value-type="float">
            <text:p>0.013</text:p>
          </table:table-cell>
          <table:table-cell/>
          <table:table-cell table:formula="of:=[.$B208]*([.S$4]+[.$B208]*([.S$5]+[.$B208]*([.S$6]+[.$B208]*[.S$7])))/(1+[.$B208]*([.S$8]+[.$B208]*([.S$9]+[.$B208]*[.S$10])))" office:value-type="float" office:value="5.79774875106059" calcext:value-type="float">
            <text:p>5.798</text:p>
          </table:table-cell>
          <table:table-cell table:style-name="ce40" table:formula="of:=[.C208]-[.R208]" office:value-type="float" office:value="-0.0627487510605871" calcext:value-type="float">
            <text:p>-0.0627</text:p>
          </table:table-cell>
          <table:table-cell table:formula="of:=[.S208]*25.38" office:value-type="float" office:value="-1.5925633019177" calcext:value-type="float">
            <text:p>-1.593</text:p>
          </table:table-cell>
          <table:table-cell table:formula="of:=ABS([.T208])" office:value-type="float" office:value="1.5925633019177" calcext:value-type="float">
            <text:p>1.59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41" calcext:value-type="float">
            <text:p>141</text:p>
          </table:table-cell>
          <table:table-cell office:value-type="float" office:value="5.775" calcext:value-type="float">
            <text:p>5.775</text:p>
          </table:table-cell>
          <table:table-cell/>
          <table:table-cell table:formula="of:=[.$C209]*([.F$4]+[.$C209]*([.F$5]+[.$C209]*([.F$6]+[.$C209]*[.F$7])))/(1+[.$C209]*([.F$8]+[.$C209]*([.F$9]+[.$C209]*[.F$10])))" office:value-type="float" office:value="141.007523307725" calcext:value-type="float">
            <text:p>141.01</text:p>
          </table:table-cell>
          <table:table-cell table:formula="of:=[.B209]-[.E209]" office:value-type="float" office:value="-0.00752330772485266" calcext:value-type="float">
            <text:p>-0.008</text:p>
          </table:table-cell>
          <table:table-cell table:formula="of:=ABS([.F209])" office:value-type="float" office:value="0.00752330772485266" calcext:value-type="float">
            <text:p>0.008</text:p>
          </table:table-cell>
          <table:table-cell/>
          <table:table-cell table:style-name="ce12" table:formula="of:=[.$C209]*([.J$4]+[.$C209]*([.J$5]+[.$C209]*([.J$6]+[.$C209]*[.J$7])))/(1+[.$C209]*([.J$8]+[.$C209]*([.J$9]+[.$C209]*[.J$10])))" office:value-type="float" office:value="141.05783523247" calcext:value-type="float">
            <text:p>141.06</text:p>
          </table:table-cell>
          <table:table-cell table:formula="of:=[.B209]-[.I209]" office:value-type="float" office:value="-0.0578352324697846" calcext:value-type="float">
            <text:p>-0.058</text:p>
          </table:table-cell>
          <table:table-cell table:formula="of:=ABS([.J209])" office:value-type="float" office:value="0.0578352324697846" calcext:value-type="float">
            <text:p>0.058</text:p>
          </table:table-cell>
          <table:table-cell/>
          <table:table-cell table:formula="of:=[.$B209]*([.N$4]+[.$B209]*([.N$5]+[.$B209]*([.N$6]+[.$B209]*[.N$7])))/(1+[.$B209]*([.N$8]+[.$B209]*([.N$9]+[.$B209]*[.N$10])))" office:value-type="float" office:value="5.77493307695303" calcext:value-type="float">
            <text:p>5.775</text:p>
          </table:table-cell>
          <table:table-cell table:formula="of:=[.C209]-[.M209]" office:value-type="float" office:value="0.0000669230469725335" calcext:value-type="float">
            <text:p>0.00007</text:p>
          </table:table-cell>
          <table:table-cell table:formula="of:=[.N209]*25.38" office:value-type="float" office:value="0.0016985069321629" calcext:value-type="float">
            <text:p>0.002</text:p>
          </table:table-cell>
          <table:table-cell table:formula="of:=ABS([.O209])" office:value-type="float" office:value="0.0016985069321629" calcext:value-type="float">
            <text:p>0.002</text:p>
          </table:table-cell>
          <table:table-cell/>
          <table:table-cell table:formula="of:=[.$B209]*([.S$4]+[.$B209]*([.S$5]+[.$B209]*([.S$6]+[.$B209]*[.S$7])))/(1+[.$B209]*([.S$8]+[.$B209]*([.S$9]+[.$B209]*[.S$10])))" office:value-type="float" office:value="5.84019607148132" calcext:value-type="float">
            <text:p>5.840</text:p>
          </table:table-cell>
          <table:table-cell table:style-name="ce40" table:formula="of:=[.C209]-[.R209]" office:value-type="float" office:value="-0.0651960714813198" calcext:value-type="float">
            <text:p>-0.0652</text:p>
          </table:table-cell>
          <table:table-cell table:formula="of:=[.S209]*25.38" office:value-type="float" office:value="-1.6546762941959" calcext:value-type="float">
            <text:p>-1.655</text:p>
          </table:table-cell>
          <table:table-cell table:formula="of:=ABS([.T209])" office:value-type="float" office:value="1.6546762941959" calcext:value-type="float">
            <text:p>1.65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42" calcext:value-type="float">
            <text:p>142</text:p>
          </table:table-cell>
          <table:table-cell office:value-type="float" office:value="5.815" calcext:value-type="float">
            <text:p>5.815</text:p>
          </table:table-cell>
          <table:table-cell/>
          <table:table-cell table:formula="of:=[.$C210]*([.F$4]+[.$C210]*([.F$5]+[.$C210]*([.F$6]+[.$C210]*[.F$7])))/(1+[.$C210]*([.F$8]+[.$C210]*([.F$9]+[.$C210]*[.F$10])))" office:value-type="float" office:value="141.996882468452" calcext:value-type="float">
            <text:p>142.00</text:p>
          </table:table-cell>
          <table:table-cell table:formula="of:=[.B210]-[.E210]" office:value-type="float" office:value="0.00311753154767302" calcext:value-type="float">
            <text:p>0.003</text:p>
          </table:table-cell>
          <table:table-cell table:formula="of:=ABS([.F210])" office:value-type="float" office:value="0.00311753154767302" calcext:value-type="float">
            <text:p>0.003</text:p>
          </table:table-cell>
          <table:table-cell/>
          <table:table-cell table:style-name="ce12" table:formula="of:=[.$C210]*([.J$4]+[.$C210]*([.J$5]+[.$C210]*([.J$6]+[.$C210]*[.J$7])))/(1+[.$C210]*([.J$8]+[.$C210]*([.J$9]+[.$C210]*[.J$10])))" office:value-type="float" office:value="142.050737447199" calcext:value-type="float">
            <text:p>142.05</text:p>
          </table:table-cell>
          <table:table-cell table:formula="of:=[.B210]-[.I210]" office:value-type="float" office:value="-0.0507374471987703" calcext:value-type="float">
            <text:p>-0.051</text:p>
          </table:table-cell>
          <table:table-cell table:formula="of:=ABS([.J210])" office:value-type="float" office:value="0.0507374471987703" calcext:value-type="float">
            <text:p>0.051</text:p>
          </table:table-cell>
          <table:table-cell/>
          <table:table-cell table:formula="of:=[.$B210]*([.N$4]+[.$B210]*([.N$5]+[.$B210]*([.N$6]+[.$B210]*[.N$7])))/(1+[.$B210]*([.N$8]+[.$B210]*([.N$9]+[.$B210]*[.N$10])))" office:value-type="float" office:value="5.81537061114356" calcext:value-type="float">
            <text:p>5.815</text:p>
          </table:table-cell>
          <table:table-cell table:formula="of:=[.C210]-[.M210]" office:value-type="float" office:value="-0.000370611143554633" calcext:value-type="float">
            <text:p>-0.00037</text:p>
          </table:table-cell>
          <table:table-cell table:formula="of:=[.N210]*25.38" office:value-type="float" office:value="-0.00940611082341659" calcext:value-type="float">
            <text:p>-0.009</text:p>
          </table:table-cell>
          <table:table-cell table:formula="of:=ABS([.O210])" office:value-type="float" office:value="0.00940611082341659" calcext:value-type="float">
            <text:p>0.009</text:p>
          </table:table-cell>
          <table:table-cell/>
          <table:table-cell table:formula="of:=[.$B210]*([.S$4]+[.$B210]*([.S$5]+[.$B210]*([.S$6]+[.$B210]*[.S$7])))/(1+[.$B210]*([.S$8]+[.$B210]*([.S$9]+[.$B210]*[.S$10])))" office:value-type="float" office:value="5.88265112815543" calcext:value-type="float">
            <text:p>5.883</text:p>
          </table:table-cell>
          <table:table-cell table:style-name="ce40" table:formula="of:=[.C210]-[.R210]" office:value-type="float" office:value="-0.0676511281554317" calcext:value-type="float">
            <text:p>-0.0677</text:p>
          </table:table-cell>
          <table:table-cell table:formula="of:=[.S210]*25.38" office:value-type="float" office:value="-1.71698563258486" calcext:value-type="float">
            <text:p>-1.717</text:p>
          </table:table-cell>
          <table:table-cell table:formula="of:=ABS([.T210])" office:value-type="float" office:value="1.71698563258486" calcext:value-type="float">
            <text:p>1.71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43" calcext:value-type="float">
            <text:p>143</text:p>
          </table:table-cell>
          <table:table-cell office:value-type="float" office:value="5.856" calcext:value-type="float">
            <text:p>5.856</text:p>
          </table:table-cell>
          <table:table-cell/>
          <table:table-cell table:formula="of:=[.$C211]*([.F$4]+[.$C211]*([.F$5]+[.$C211]*([.F$6]+[.$C211]*[.F$7])))/(1+[.$C211]*([.F$8]+[.$C211]*([.F$9]+[.$C211]*[.F$10])))" office:value-type="float" office:value="143.011527073206" calcext:value-type="float">
            <text:p>143.01</text:p>
          </table:table-cell>
          <table:table-cell table:formula="of:=[.B211]-[.E211]" office:value-type="float" office:value="-0.0115270732061106" calcext:value-type="float">
            <text:p>-0.012</text:p>
          </table:table-cell>
          <table:table-cell table:formula="of:=ABS([.F211])" office:value-type="float" office:value="0.0115270732061106" calcext:value-type="float">
            <text:p>0.012</text:p>
          </table:table-cell>
          <table:table-cell/>
          <table:table-cell table:style-name="ce12" table:formula="of:=[.$C211]*([.J$4]+[.$C211]*([.J$5]+[.$C211]*([.J$6]+[.$C211]*[.J$7])))/(1+[.$C211]*([.J$8]+[.$C211]*([.J$9]+[.$C211]*[.J$10])))" office:value-type="float" office:value="143.069302475562" calcext:value-type="float">
            <text:p>143.07</text:p>
          </table:table-cell>
          <table:table-cell table:formula="of:=[.B211]-[.I211]" office:value-type="float" office:value="-0.0693024755623526" calcext:value-type="float">
            <text:p>-0.069</text:p>
          </table:table-cell>
          <table:table-cell table:formula="of:=ABS([.J211])" office:value-type="float" office:value="0.0693024755623526" calcext:value-type="float">
            <text:p>0.069</text:p>
          </table:table-cell>
          <table:table-cell/>
          <table:table-cell table:formula="of:=[.$B211]*([.N$4]+[.$B211]*([.N$5]+[.$B211]*([.N$6]+[.$B211]*[.N$7])))/(1+[.$B211]*([.N$8]+[.$B211]*([.N$9]+[.$B211]*[.N$10])))" office:value-type="float" office:value="5.85578531113607" calcext:value-type="float">
            <text:p>5.856</text:p>
          </table:table-cell>
          <table:table-cell table:formula="of:=[.C211]-[.M211]" office:value-type="float" office:value="0.000214688863925616" calcext:value-type="float">
            <text:p>0.00021</text:p>
          </table:table-cell>
          <table:table-cell table:formula="of:=[.N211]*25.38" office:value-type="float" office:value="0.00544880336643214" calcext:value-type="float">
            <text:p>0.005</text:p>
          </table:table-cell>
          <table:table-cell table:formula="of:=ABS([.O211])" office:value-type="float" office:value="0.00544880336643214" calcext:value-type="float">
            <text:p>0.005</text:p>
          </table:table-cell>
          <table:table-cell/>
          <table:table-cell table:formula="of:=[.$B211]*([.S$4]+[.$B211]*([.S$5]+[.$B211]*([.S$6]+[.$B211]*[.S$7])))/(1+[.$B211]*([.S$8]+[.$B211]*([.S$9]+[.$B211]*[.S$10])))" office:value-type="float" office:value="5.9251138446379" calcext:value-type="float">
            <text:p>5.925</text:p>
          </table:table-cell>
          <table:table-cell table:style-name="ce40" table:formula="of:=[.C211]-[.R211]" office:value-type="float" office:value="-0.0691138446379034" calcext:value-type="float">
            <text:p>-0.0691</text:p>
          </table:table-cell>
          <table:table-cell table:formula="of:=[.S211]*25.38" office:value-type="float" office:value="-1.75410937690999" calcext:value-type="float">
            <text:p>-1.754</text:p>
          </table:table-cell>
          <table:table-cell table:formula="of:=ABS([.T211])" office:value-type="float" office:value="1.75410937690999" calcext:value-type="float">
            <text:p>1.75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float" office:value="5.896" calcext:value-type="float">
            <text:p>5.896</text:p>
          </table:table-cell>
          <table:table-cell/>
          <table:table-cell table:formula="of:=[.$C212]*([.F$4]+[.$C212]*([.F$5]+[.$C212]*([.F$6]+[.$C212]*[.F$7])))/(1+[.$C212]*([.F$8]+[.$C212]*([.F$9]+[.$C212]*[.F$10])))" office:value-type="float" office:value="144.001954464831" calcext:value-type="float">
            <text:p>144.00</text:p>
          </table:table-cell>
          <table:table-cell table:formula="of:=[.B212]-[.E212]" office:value-type="float" office:value="-0.00195446483138539" calcext:value-type="float">
            <text:p>-0.002</text:p>
          </table:table-cell>
          <table:table-cell table:formula="of:=ABS([.F212])" office:value-type="float" office:value="0.00195446483138539" calcext:value-type="float">
            <text:p>0.002</text:p>
          </table:table-cell>
          <table:table-cell/>
          <table:table-cell table:style-name="ce12" table:formula="of:=[.$C212]*([.J$4]+[.$C212]*([.J$5]+[.$C212]*([.J$6]+[.$C212]*[.J$7])))/(1+[.$C212]*([.J$8]+[.$C212]*([.J$9]+[.$C212]*[.J$10])))" office:value-type="float" office:value="144.063850767556" calcext:value-type="float">
            <text:p>144.06</text:p>
          </table:table-cell>
          <table:table-cell table:formula="of:=[.B212]-[.I212]" office:value-type="float" office:value="-0.0638507675562892" calcext:value-type="float">
            <text:p>-0.064</text:p>
          </table:table-cell>
          <table:table-cell table:formula="of:=ABS([.J212])" office:value-type="float" office:value="0.0638507675562892" calcext:value-type="float">
            <text:p>0.064</text:p>
          </table:table-cell>
          <table:table-cell/>
          <table:table-cell table:formula="of:=[.$B212]*([.N$4]+[.$B212]*([.N$5]+[.$B212]*([.N$6]+[.$B212]*[.N$7])))/(1+[.$B212]*([.N$8]+[.$B212]*([.N$9]+[.$B212]*[.N$10])))" office:value-type="float" office:value="5.89617751304174" calcext:value-type="float">
            <text:p>5.896</text:p>
          </table:table-cell>
          <table:table-cell table:formula="of:=[.C212]-[.M212]" office:value-type="float" office:value="-0.000177513041744071" calcext:value-type="float">
            <text:p>-0.00018</text:p>
          </table:table-cell>
          <table:table-cell table:formula="of:=[.N212]*25.38" office:value-type="float" office:value="-0.00450528099946451" calcext:value-type="float">
            <text:p>-0.005</text:p>
          </table:table-cell>
          <table:table-cell table:formula="of:=ABS([.O212])" office:value-type="float" office:value="0.00450528099946451" calcext:value-type="float">
            <text:p>0.005</text:p>
          </table:table-cell>
          <table:table-cell/>
          <table:table-cell table:formula="of:=[.$B212]*([.S$4]+[.$B212]*([.S$5]+[.$B212]*([.S$6]+[.$B212]*[.S$7])))/(1+[.$B212]*([.S$8]+[.$B212]*([.S$9]+[.$B212]*[.S$10])))" office:value-type="float" office:value="5.9675841454827" calcext:value-type="float">
            <text:p>5.968</text:p>
          </table:table-cell>
          <table:table-cell table:style-name="ce40" table:formula="of:=[.C212]-[.R212]" office:value-type="float" office:value="-0.0715841454826993" calcext:value-type="float">
            <text:p>-0.0716</text:p>
          </table:table-cell>
          <table:table-cell table:formula="of:=[.S212]*25.38" office:value-type="float" office:value="-1.81680561235091" calcext:value-type="float">
            <text:p>-1.817</text:p>
          </table:table-cell>
          <table:table-cell table:formula="of:=ABS([.T212])" office:value-type="float" office:value="1.81680561235091" calcext:value-type="float">
            <text:p>1.81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float" office:value="5.937" calcext:value-type="float">
            <text:p>5.937</text:p>
          </table:table-cell>
          <table:table-cell/>
          <table:table-cell table:formula="of:=[.$C213]*([.F$4]+[.$C213]*([.F$5]+[.$C213]*([.F$6]+[.$C213]*[.F$7])))/(1+[.$C213]*([.F$8]+[.$C213]*([.F$9]+[.$C213]*[.F$10])))" office:value-type="float" office:value="145.017677465847" calcext:value-type="float">
            <text:p>145.02</text:p>
          </table:table-cell>
          <table:table-cell table:formula="of:=[.B213]-[.E213]" office:value-type="float" office:value="-0.0176774658467309" calcext:value-type="float">
            <text:p>-0.018</text:p>
          </table:table-cell>
          <table:table-cell table:formula="of:=ABS([.F213])" office:value-type="float" office:value="0.0176774658467309" calcext:value-type="float">
            <text:p>0.018</text:p>
          </table:table-cell>
          <table:table-cell/>
          <table:table-cell table:style-name="ce12" table:formula="of:=[.$C213]*([.J$4]+[.$C213]*([.J$5]+[.$C213]*([.J$6]+[.$C213]*[.J$7])))/(1+[.$C213]*([.J$8]+[.$C213]*([.J$9]+[.$C213]*[.J$10])))" office:value-type="float" office:value="145.084116302271" calcext:value-type="float">
            <text:p>145.08</text:p>
          </table:table-cell>
          <table:table-cell table:formula="of:=[.B213]-[.I213]" office:value-type="float" office:value="-0.0841163022710703" calcext:value-type="float">
            <text:p>-0.084</text:p>
          </table:table-cell>
          <table:table-cell table:formula="of:=ABS([.J213])" office:value-type="float" office:value="0.0841163022710703" calcext:value-type="float">
            <text:p>0.084</text:p>
          </table:table-cell>
          <table:table-cell/>
          <table:table-cell table:formula="of:=[.$B213]*([.N$4]+[.$B213]*([.N$5]+[.$B213]*([.N$6]+[.$B213]*[.N$7])))/(1+[.$B213]*([.N$8]+[.$B213]*([.N$9]+[.$B213]*[.N$10])))" office:value-type="float" office:value="5.93654757334082" calcext:value-type="float">
            <text:p>5.937</text:p>
          </table:table-cell>
          <table:table-cell table:formula="of:=[.C213]-[.M213]" office:value-type="float" office:value="0.000452426659184546" calcext:value-type="float">
            <text:p>0.00045</text:p>
          </table:table-cell>
          <table:table-cell table:formula="of:=[.N213]*25.38" office:value-type="float" office:value="0.0114825886101038" calcext:value-type="float">
            <text:p>0.011</text:p>
          </table:table-cell>
          <table:table-cell table:formula="of:=ABS([.O213])" office:value-type="float" office:value="0.0114825886101038" calcext:value-type="float">
            <text:p>0.011</text:p>
          </table:table-cell>
          <table:table-cell/>
          <table:table-cell table:formula="of:=[.$B213]*([.S$4]+[.$B213]*([.S$5]+[.$B213]*([.S$6]+[.$B213]*[.S$7])))/(1+[.$B213]*([.S$8]+[.$B213]*([.S$9]+[.$B213]*[.S$10])))" office:value-type="float" office:value="6.01006195622668" calcext:value-type="float">
            <text:p>6.010</text:p>
          </table:table-cell>
          <table:table-cell table:style-name="ce40" table:formula="of:=[.C213]-[.R213]" office:value-type="float" office:value="-0.0730619562266819" calcext:value-type="float">
            <text:p>-0.0731</text:p>
          </table:table-cell>
          <table:table-cell table:formula="of:=[.S213]*25.38" office:value-type="float" office:value="-1.85431244903319" calcext:value-type="float">
            <text:p>-1.854</text:p>
          </table:table-cell>
          <table:table-cell table:formula="of:=ABS([.T213])" office:value-type="float" office:value="1.85431244903319" calcext:value-type="float">
            <text:p>1.85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float" office:value="5.977" calcext:value-type="float">
            <text:p>5.977</text:p>
          </table:table-cell>
          <table:table-cell/>
          <table:table-cell table:formula="of:=[.$C214]*([.F$4]+[.$C214]*([.F$5]+[.$C214]*([.F$6]+[.$C214]*[.F$7])))/(1+[.$C214]*([.F$8]+[.$C214]*([.F$9]+[.$C214]*[.F$10])))" office:value-type="float" office:value="146.009139883738" calcext:value-type="float">
            <text:p>146.01</text:p>
          </table:table-cell>
          <table:table-cell table:formula="of:=[.B214]-[.E214]" office:value-type="float" office:value="-0.00913988373753227" calcext:value-type="float">
            <text:p>-0.009</text:p>
          </table:table-cell>
          <table:table-cell table:formula="of:=ABS([.F214])" office:value-type="float" office:value="0.00913988373753227" calcext:value-type="float">
            <text:p>0.009</text:p>
          </table:table-cell>
          <table:table-cell/>
          <table:table-cell table:style-name="ce12" table:formula="of:=[.$C214]*([.J$4]+[.$C214]*([.J$5]+[.$C214]*([.J$6]+[.$C214]*[.J$7])))/(1+[.$C214]*([.J$8]+[.$C214]*([.J$9]+[.$C214]*[.J$10])))" office:value-type="float" office:value="146.080336184767" calcext:value-type="float">
            <text:p>146.08</text:p>
          </table:table-cell>
          <table:table-cell table:formula="of:=[.B214]-[.I214]" office:value-type="float" office:value="-0.0803361847674466" calcext:value-type="float">
            <text:p>-0.080</text:p>
          </table:table-cell>
          <table:table-cell table:formula="of:=ABS([.J214])" office:value-type="float" office:value="0.0803361847674466" calcext:value-type="float">
            <text:p>0.080</text:p>
          </table:table-cell>
          <table:table-cell/>
          <table:table-cell table:formula="of:=[.$B214]*([.N$4]+[.$B214]*([.N$5]+[.$B214]*([.N$6]+[.$B214]*[.N$7])))/(1+[.$B214]*([.N$8]+[.$B214]*([.N$9]+[.$B214]*[.N$10])))" office:value-type="float" office:value="5.97689586826689" calcext:value-type="float">
            <text:p>5.977</text:p>
          </table:table-cell>
          <table:table-cell table:formula="of:=[.C214]-[.M214]" office:value-type="float" office:value="0.00010413173311008" calcext:value-type="float">
            <text:p>0.00010</text:p>
          </table:table-cell>
          <table:table-cell table:formula="of:=[.N214]*25.38" office:value-type="float" office:value="0.00264286338633383" calcext:value-type="float">
            <text:p>0.003</text:p>
          </table:table-cell>
          <table:table-cell table:formula="of:=ABS([.O214])" office:value-type="float" office:value="0.00264286338633383" calcext:value-type="float">
            <text:p>0.003</text:p>
          </table:table-cell>
          <table:table-cell/>
          <table:table-cell table:formula="of:=[.$B214]*([.S$4]+[.$B214]*([.S$5]+[.$B214]*([.S$6]+[.$B214]*[.S$7])))/(1+[.$B214]*([.S$8]+[.$B214]*([.S$9]+[.$B214]*[.S$10])))" office:value-type="float" office:value="6.05254720337383" calcext:value-type="float">
            <text:p>6.053</text:p>
          </table:table-cell>
          <table:table-cell table:style-name="ce40" table:formula="of:=[.C214]-[.R214]" office:value-type="float" office:value="-0.0755472033738318" calcext:value-type="float">
            <text:p>-0.0755</text:p>
          </table:table-cell>
          <table:table-cell table:formula="of:=[.S214]*25.38" office:value-type="float" office:value="-1.91738802162785" calcext:value-type="float">
            <text:p>-1.917</text:p>
          </table:table-cell>
          <table:table-cell table:formula="of:=ABS([.T214])" office:value-type="float" office:value="1.91738802162785" calcext:value-type="float">
            <text:p>1.91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float" office:value="6.017" calcext:value-type="float">
            <text:p>6.017</text:p>
          </table:table-cell>
          <table:table-cell/>
          <table:table-cell table:formula="of:=[.$C215]*([.F$4]+[.$C215]*([.F$5]+[.$C215]*([.F$6]+[.$C215]*[.F$7])))/(1+[.$C215]*([.F$8]+[.$C215]*([.F$9]+[.$C215]*[.F$10])))" office:value-type="float" office:value="147.001100056872" calcext:value-type="float">
            <text:p>147.00</text:p>
          </table:table-cell>
          <table:table-cell table:formula="of:=[.B215]-[.E215]" office:value-type="float" office:value="-0.00110005687199077" calcext:value-type="float">
            <text:p>-0.001</text:p>
          </table:table-cell>
          <table:table-cell table:formula="of:=ABS([.F215])" office:value-type="float" office:value="0.00110005687199077" calcext:value-type="float">
            <text:p>0.001</text:p>
          </table:table-cell>
          <table:table-cell/>
          <table:table-cell table:style-name="ce12" table:formula="of:=[.$C215]*([.J$4]+[.$C215]*([.J$5]+[.$C215]*([.J$6]+[.$C215]*[.J$7])))/(1+[.$C215]*([.J$8]+[.$C215]*([.J$9]+[.$C215]*[.J$10])))" office:value-type="float" office:value="147.077390471391" calcext:value-type="float">
            <text:p>147.08</text:p>
          </table:table-cell>
          <table:table-cell table:formula="of:=[.B215]-[.I215]" office:value-type="float" office:value="-0.0773904713907996" calcext:value-type="float">
            <text:p>-0.077</text:p>
          </table:table-cell>
          <table:table-cell table:formula="of:=ABS([.J215])" office:value-type="float" office:value="0.0773904713907996" calcext:value-type="float">
            <text:p>0.077</text:p>
          </table:table-cell>
          <table:table-cell/>
          <table:table-cell table:formula="of:=[.$B215]*([.N$4]+[.$B215]*([.N$5]+[.$B215]*([.N$6]+[.$B215]*[.N$7])))/(1+[.$B215]*([.N$8]+[.$B215]*([.N$9]+[.$B215]*[.N$10])))" office:value-type="float" office:value="6.0172227931653" calcext:value-type="float">
            <text:p>6.017</text:p>
          </table:table-cell>
          <table:table-cell table:formula="of:=[.C215]-[.M215]" office:value-type="float" office:value="-0.00022279316529783" calcext:value-type="float">
            <text:p>-0.00022</text:p>
          </table:table-cell>
          <table:table-cell table:formula="of:=[.N215]*25.38" office:value-type="float" office:value="-0.00565449053525892" calcext:value-type="float">
            <text:p>-0.006</text:p>
          </table:table-cell>
          <table:table-cell table:formula="of:=ABS([.O215])" office:value-type="float" office:value="0.00565449053525892" calcext:value-type="float">
            <text:p>0.006</text:p>
          </table:table-cell>
          <table:table-cell/>
          <table:table-cell table:formula="of:=[.$B215]*([.S$4]+[.$B215]*([.S$5]+[.$B215]*([.S$6]+[.$B215]*[.S$7])))/(1+[.$B215]*([.S$8]+[.$B215]*([.S$9]+[.$B215]*[.S$10])))" office:value-type="float" office:value="6.09503981437979" calcext:value-type="float">
            <text:p>6.095</text:p>
          </table:table-cell>
          <table:table-cell table:style-name="ce40" table:formula="of:=[.C215]-[.R215]" office:value-type="float" office:value="-0.0780398143797916" calcext:value-type="float">
            <text:p>-0.0780</text:p>
          </table:table-cell>
          <table:table-cell table:formula="of:=[.S215]*25.38" office:value-type="float" office:value="-1.98065048895911" calcext:value-type="float">
            <text:p>-1.981</text:p>
          </table:table-cell>
          <table:table-cell table:formula="of:=ABS([.T215])" office:value-type="float" office:value="1.98065048895911" calcext:value-type="float">
            <text:p>1.98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48" calcext:value-type="float">
            <text:p>148</text:p>
          </table:table-cell>
          <table:table-cell office:value-type="float" office:value="6.058" calcext:value-type="float">
            <text:p>6.058</text:p>
          </table:table-cell>
          <table:table-cell/>
          <table:table-cell table:formula="of:=[.$C216]*([.F$4]+[.$C216]*([.F$5]+[.$C216]*([.F$6]+[.$C216]*[.F$7])))/(1+[.$C216]*([.F$8]+[.$C216]*([.F$9]+[.$C216]*[.F$10])))" office:value-type="float" office:value="148.018365968621" calcext:value-type="float">
            <text:p>148.02</text:p>
          </table:table-cell>
          <table:table-cell table:formula="of:=[.B216]-[.E216]" office:value-type="float" office:value="-0.0183659686207704" calcext:value-type="float">
            <text:p>-0.018</text:p>
          </table:table-cell>
          <table:table-cell table:formula="of:=ABS([.F216])" office:value-type="float" office:value="0.0183659686207704" calcext:value-type="float">
            <text:p>0.018</text:p>
          </table:table-cell>
          <table:table-cell/>
          <table:table-cell table:style-name="ce12" table:formula="of:=[.$C216]*([.J$4]+[.$C216]*([.J$5]+[.$C216]*([.J$6]+[.$C216]*[.J$7])))/(1+[.$C216]*([.J$8]+[.$C216]*([.J$9]+[.$C216]*[.J$10])))" office:value-type="float" office:value="148.100242980787" calcext:value-type="float">
            <text:p>148.10</text:p>
          </table:table-cell>
          <table:table-cell table:formula="of:=[.B216]-[.I216]" office:value-type="float" office:value="-0.100242980787471" calcext:value-type="float">
            <text:p>-0.100</text:p>
          </table:table-cell>
          <table:table-cell table:formula="of:=ABS([.J216])" office:value-type="float" office:value="0.100242980787471" calcext:value-type="float">
            <text:p>0.100</text:p>
          </table:table-cell>
          <table:table-cell/>
          <table:table-cell table:formula="of:=[.$B216]*([.N$4]+[.$B216]*([.N$5]+[.$B216]*([.N$6]+[.$B216]*[.N$7])))/(1+[.$B216]*([.N$8]+[.$B216]*([.N$9]+[.$B216]*[.N$10])))" office:value-type="float" office:value="6.05752876182728" calcext:value-type="float">
            <text:p>6.058</text:p>
          </table:table-cell>
          <table:table-cell table:formula="of:=[.C216]-[.M216]" office:value-type="float" office:value="0.000471238172718103" calcext:value-type="float">
            <text:p>0.00047</text:p>
          </table:table-cell>
          <table:table-cell table:formula="of:=[.N216]*25.38" office:value-type="float" office:value="0.0119600248235854" calcext:value-type="float">
            <text:p>0.012</text:p>
          </table:table-cell>
          <table:table-cell table:formula="of:=ABS([.O216])" office:value-type="float" office:value="0.0119600248235854" calcext:value-type="float">
            <text:p>0.012</text:p>
          </table:table-cell>
          <table:table-cell/>
          <table:table-cell table:formula="of:=[.$B216]*([.S$4]+[.$B216]*([.S$5]+[.$B216]*([.S$6]+[.$B216]*[.S$7])))/(1+[.$B216]*([.S$8]+[.$B216]*([.S$9]+[.$B216]*[.S$10])))" office:value-type="float" office:value="6.13753971763665" calcext:value-type="float">
            <text:p>6.138</text:p>
          </table:table-cell>
          <table:table-cell table:style-name="ce40" table:formula="of:=[.C216]-[.R216]" office:value-type="float" office:value="-0.0795397176366537" calcext:value-type="float">
            <text:p>-0.0795</text:p>
          </table:table-cell>
          <table:table-cell table:formula="of:=[.S216]*25.38" office:value-type="float" office:value="-2.01871803361827" calcext:value-type="float">
            <text:p>-2.019</text:p>
          </table:table-cell>
          <table:table-cell table:formula="of:=ABS([.T216])" office:value-type="float" office:value="2.01871803361827" calcext:value-type="float">
            <text:p>2.01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49" calcext:value-type="float">
            <text:p>149</text:p>
          </table:table-cell>
          <table:table-cell office:value-type="float" office:value="6.098" calcext:value-type="float">
            <text:p>6.098</text:p>
          </table:table-cell>
          <table:table-cell/>
          <table:table-cell table:formula="of:=[.$C217]*([.F$4]+[.$C217]*([.F$5]+[.$C217]*([.F$6]+[.$C217]*[.F$7])))/(1+[.$C217]*([.F$8]+[.$C217]*([.F$9]+[.$C217]*[.F$10])))" office:value-type="float" office:value="149.011304875856" calcext:value-type="float">
            <text:p>149.01</text:p>
          </table:table-cell>
          <table:table-cell table:formula="of:=[.B217]-[.E217]" office:value-type="float" office:value="-0.01130487585624" calcext:value-type="float">
            <text:p>-0.011</text:p>
          </table:table-cell>
          <table:table-cell table:formula="of:=ABS([.F217])" office:value-type="float" office:value="0.01130487585624" calcext:value-type="float">
            <text:p>0.011</text:p>
          </table:table-cell>
          <table:table-cell/>
          <table:table-cell table:style-name="ce12" table:formula="of:=[.$C217]*([.J$4]+[.$C217]*([.J$5]+[.$C217]*([.J$6]+[.$C217]*[.J$7])))/(1+[.$C217]*([.J$8]+[.$C217]*([.J$9]+[.$C217]*[.J$10])))" office:value-type="float" office:value="149.099004042362" calcext:value-type="float">
            <text:p>149.10</text:p>
          </table:table-cell>
          <table:table-cell table:formula="of:=[.B217]-[.I217]" office:value-type="float" office:value="-0.0990040423623384" calcext:value-type="float">
            <text:p>-0.099</text:p>
          </table:table-cell>
          <table:table-cell table:formula="of:=ABS([.J217])" office:value-type="float" office:value="0.0990040423623384" calcext:value-type="float">
            <text:p>0.099</text:p>
          </table:table-cell>
          <table:table-cell/>
          <table:table-cell table:formula="of:=[.$B217]*([.N$4]+[.$B217]*([.N$5]+[.$B217]*([.N$6]+[.$B217]*[.N$7])))/(1+[.$B217]*([.N$8]+[.$B217]*([.N$9]+[.$B217]*[.N$10])))" office:value-type="float" office:value="6.09781420580173" calcext:value-type="float">
            <text:p>6.098</text:p>
          </table:table-cell>
          <table:table-cell table:formula="of:=[.C217]-[.M217]" office:value-type="float" office:value="0.000185794198272582" calcext:value-type="float">
            <text:p>0.00019</text:p>
          </table:table-cell>
          <table:table-cell table:formula="of:=[.N217]*25.38" office:value-type="float" office:value="0.00471545675215813" calcext:value-type="float">
            <text:p>0.005</text:p>
          </table:table-cell>
          <table:table-cell table:formula="of:=ABS([.O217])" office:value-type="float" office:value="0.00471545675215813" calcext:value-type="float">
            <text:p>0.005</text:p>
          </table:table-cell>
          <table:table-cell/>
          <table:table-cell table:formula="of:=[.$B217]*([.S$4]+[.$B217]*([.S$5]+[.$B217]*([.S$6]+[.$B217]*[.S$7])))/(1+[.$B217]*([.S$8]+[.$B217]*([.S$9]+[.$B217]*[.S$10])))" office:value-type="float" office:value="6.18004684245807" calcext:value-type="float">
            <text:p>6.180</text:p>
          </table:table-cell>
          <table:table-cell table:style-name="ce40" table:formula="of:=[.C217]-[.R217]" office:value-type="float" office:value="-0.0820468424580678" calcext:value-type="float">
            <text:p>-0.0820</text:p>
          </table:table-cell>
          <table:table-cell table:formula="of:=[.S217]*25.38" office:value-type="float" office:value="-2.08234886158576" calcext:value-type="float">
            <text:p>-2.082</text:p>
          </table:table-cell>
          <table:table-cell table:formula="of:=ABS([.T217])" office:value-type="float" office:value="2.08234886158576" calcext:value-type="float">
            <text:p>2.08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6.138" calcext:value-type="float">
            <text:p>6.138</text:p>
          </table:table-cell>
          <table:table-cell/>
          <table:table-cell table:formula="of:=[.$C218]*([.F$4]+[.$C218]*([.F$5]+[.$C218]*([.F$6]+[.$C218]*[.F$7])))/(1+[.$C218]*([.F$8]+[.$C218]*([.F$9]+[.$C218]*[.F$10])))" office:value-type="float" office:value="150.004711877097" calcext:value-type="float">
            <text:p>150.00</text:p>
          </table:table-cell>
          <table:table-cell table:formula="of:=[.B218]-[.E218]" office:value-type="float" office:value="-0.00471187709700871" calcext:value-type="float">
            <text:p>-0.005</text:p>
          </table:table-cell>
          <table:table-cell table:formula="of:=ABS([.F218])" office:value-type="float" office:value="0.00471187709700871" calcext:value-type="float">
            <text:p>0.005</text:p>
          </table:table-cell>
          <table:table-cell/>
          <table:table-cell table:style-name="ce12" table:formula="of:=[.$C218]*([.J$4]+[.$C218]*([.J$5]+[.$C218]*([.J$6]+[.$C218]*[.J$7])))/(1+[.$C218]*([.J$8]+[.$C218]*([.J$9]+[.$C218]*[.J$10])))" office:value-type="float" office:value="150.098616023866" calcext:value-type="float">
            <text:p>150.10</text:p>
          </table:table-cell>
          <table:table-cell table:formula="of:=[.B218]-[.I218]" office:value-type="float" office:value="-0.0986160238663558" calcext:value-type="float">
            <text:p>-0.099</text:p>
          </table:table-cell>
          <table:table-cell table:formula="of:=ABS([.J218])" office:value-type="float" office:value="0.0986160238663558" calcext:value-type="float">
            <text:p>0.099</text:p>
          </table:table-cell>
          <table:table-cell/>
          <table:table-cell table:formula="of:=[.$B218]*([.N$4]+[.$B218]*([.N$5]+[.$B218]*([.N$6]+[.$B218]*[.N$7])))/(1+[.$B218]*([.N$8]+[.$B218]*([.N$9]+[.$B218]*[.N$10])))" office:value-type="float" office:value="6.13807957368622" calcext:value-type="float">
            <text:p>6.138</text:p>
          </table:table-cell>
          <table:table-cell table:formula="of:=[.C218]-[.M218]" office:value-type="float" office:value="-0.0000795736862171381" calcext:value-type="float">
            <text:p>-0.00008</text:p>
          </table:table-cell>
          <table:table-cell table:formula="of:=[.N218]*25.38" office:value-type="float" office:value="-0.00201958015619097" calcext:value-type="float">
            <text:p>-0.002</text:p>
          </table:table-cell>
          <table:table-cell table:formula="of:=ABS([.O218])" office:value-type="float" office:value="0.00201958015619097" calcext:value-type="float">
            <text:p>0.002</text:p>
          </table:table-cell>
          <table:table-cell/>
          <table:table-cell table:formula="of:=[.$B218]*([.S$4]+[.$B218]*([.S$5]+[.$B218]*([.S$6]+[.$B218]*[.S$7])))/(1+[.$B218]*([.S$8]+[.$B218]*([.S$9]+[.$B218]*[.S$10])))" office:value-type="float" office:value="6.2225611190646" calcext:value-type="float">
            <text:p>6.223</text:p>
          </table:table-cell>
          <table:table-cell table:style-name="ce40" table:formula="of:=[.C218]-[.R218]" office:value-type="float" office:value="-0.0845611190646016" calcext:value-type="float">
            <text:p>-0.0846</text:p>
          </table:table-cell>
          <table:table-cell table:formula="of:=[.S218]*25.38" office:value-type="float" office:value="-2.14616120185959" calcext:value-type="float">
            <text:p>-2.146</text:p>
          </table:table-cell>
          <table:table-cell table:formula="of:=ABS([.T218])" office:value-type="float" office:value="2.14616120185959" calcext:value-type="float">
            <text:p>2.14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6.179" calcext:value-type="float">
            <text:p>6.179</text:p>
          </table:table-cell>
          <table:table-cell/>
          <table:table-cell table:formula="of:=[.$C219]*([.F$4]+[.$C219]*([.F$5]+[.$C219]*([.F$6]+[.$C219]*[.F$7])))/(1+[.$C219]*([.F$8]+[.$C219]*([.F$9]+[.$C219]*[.F$10])))" office:value-type="float" office:value="151.023428778264" calcext:value-type="float">
            <text:p>151.02</text:p>
          </table:table-cell>
          <table:table-cell table:formula="of:=[.B219]-[.E219]" office:value-type="float" office:value="-0.023428778263991" calcext:value-type="float">
            <text:p>-0.023</text:p>
          </table:table-cell>
          <table:table-cell table:formula="of:=ABS([.F219])" office:value-type="float" office:value="0.023428778263991" calcext:value-type="float">
            <text:p>0.023</text:p>
          </table:table-cell>
          <table:table-cell/>
          <table:table-cell table:style-name="ce12" table:formula="of:=[.$C219]*([.J$4]+[.$C219]*([.J$5]+[.$C219]*([.J$6]+[.$C219]*[.J$7])))/(1+[.$C219]*([.J$8]+[.$C219]*([.J$9]+[.$C219]*[.J$10])))" office:value-type="float" office:value="151.124106720209" calcext:value-type="float">
            <text:p>151.12</text:p>
          </table:table-cell>
          <table:table-cell table:formula="of:=[.B219]-[.I219]" office:value-type="float" office:value="-0.124106720209483" calcext:value-type="float">
            <text:p>-0.124</text:p>
          </table:table-cell>
          <table:table-cell table:formula="of:=ABS([.J219])" office:value-type="float" office:value="0.124106720209483" calcext:value-type="float">
            <text:p>0.124</text:p>
          </table:table-cell>
          <table:table-cell/>
          <table:table-cell table:formula="of:=[.$B219]*([.N$4]+[.$B219]*([.N$5]+[.$B219]*([.N$6]+[.$B219]*[.N$7])))/(1+[.$B219]*([.N$8]+[.$B219]*([.N$9]+[.$B219]*[.N$10])))" office:value-type="float" office:value="6.17832533039927" calcext:value-type="float">
            <text:p>6.178</text:p>
          </table:table-cell>
          <table:table-cell table:formula="of:=[.C219]-[.M219]" office:value-type="float" office:value="0.000674669600732258" calcext:value-type="float">
            <text:p>0.00067</text:p>
          </table:table-cell>
          <table:table-cell table:formula="of:=[.N219]*25.38" office:value-type="float" office:value="0.0171231144665847" calcext:value-type="float">
            <text:p>0.017</text:p>
          </table:table-cell>
          <table:table-cell table:formula="of:=ABS([.O219])" office:value-type="float" office:value="0.0171231144665847" calcext:value-type="float">
            <text:p>0.017</text:p>
          </table:table-cell>
          <table:table-cell/>
          <table:table-cell table:formula="of:=[.$B219]*([.S$4]+[.$B219]*([.S$5]+[.$B219]*([.S$6]+[.$B219]*[.S$7])))/(1+[.$B219]*([.S$8]+[.$B219]*([.S$9]+[.$B219]*[.S$10])))" office:value-type="float" office:value="6.26508247856939" calcext:value-type="float">
            <text:p>6.265</text:p>
          </table:table-cell>
          <table:table-cell table:style-name="ce40" table:formula="of:=[.C219]-[.R219]" office:value-type="float" office:value="-0.0860824785693852" calcext:value-type="float">
            <text:p>-0.0861</text:p>
          </table:table-cell>
          <table:table-cell table:formula="of:=[.S219]*25.38" office:value-type="float" office:value="-2.184773306091" calcext:value-type="float">
            <text:p>-2.185</text:p>
          </table:table-cell>
          <table:table-cell table:formula="of:=ABS([.T219])" office:value-type="float" office:value="2.184773306091" calcext:value-type="float">
            <text:p>2.18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float" office:value="6.219" calcext:value-type="float">
            <text:p>6.219</text:p>
          </table:table-cell>
          <table:table-cell/>
          <table:table-cell table:formula="of:=[.$C220]*([.F$4]+[.$C220]*([.F$5]+[.$C220]*([.F$6]+[.$C220]*[.F$7])))/(1+[.$C220]*([.F$8]+[.$C220]*([.F$9]+[.$C220]*[.F$10])))" office:value-type="float" office:value="152.017750906646" calcext:value-type="float">
            <text:p>152.02</text:p>
          </table:table-cell>
          <table:table-cell table:formula="of:=[.B220]-[.E220]" office:value-type="float" office:value="-0.0177509066464268" calcext:value-type="float">
            <text:p>-0.018</text:p>
          </table:table-cell>
          <table:table-cell table:formula="of:=ABS([.F220])" office:value-type="float" office:value="0.0177509066464268" calcext:value-type="float">
            <text:p>0.018</text:p>
          </table:table-cell>
          <table:table-cell/>
          <table:table-cell table:style-name="ce12" table:formula="of:=[.$C220]*([.J$4]+[.$C220]*([.J$5]+[.$C220]*([.J$6]+[.$C220]*[.J$7])))/(1+[.$C220]*([.J$8]+[.$C220]*([.J$9]+[.$C220]*[.J$10])))" office:value-type="float" office:value="152.125457195592" calcext:value-type="float">
            <text:p>152.13</text:p>
          </table:table-cell>
          <table:table-cell table:formula="of:=[.B220]-[.I220]" office:value-type="float" office:value="-0.125457195591963" calcext:value-type="float">
            <text:p>-0.125</text:p>
          </table:table-cell>
          <table:table-cell table:formula="of:=ABS([.J220])" office:value-type="float" office:value="0.125457195591963" calcext:value-type="float">
            <text:p>0.125</text:p>
          </table:table-cell>
          <table:table-cell/>
          <table:table-cell table:formula="of:=[.$B220]*([.N$4]+[.$B220]*([.N$5]+[.$B220]*([.N$6]+[.$B220]*[.N$7])))/(1+[.$B220]*([.N$8]+[.$B220]*([.N$9]+[.$B220]*[.N$10])))" office:value-type="float" office:value="6.21855195643557" calcext:value-type="float">
            <text:p>6.219</text:p>
          </table:table-cell>
          <table:table-cell table:formula="of:=[.C220]-[.M220]" office:value-type="float" office:value="0.000448043564433398" calcext:value-type="float">
            <text:p>0.00045</text:p>
          </table:table-cell>
          <table:table-cell table:formula="of:=[.N220]*25.38" office:value-type="float" office:value="0.0113713456653196" calcext:value-type="float">
            <text:p>0.011</text:p>
          </table:table-cell>
          <table:table-cell table:formula="of:=ABS([.O220])" office:value-type="float" office:value="0.0113713456653196" calcext:value-type="float">
            <text:p>0.011</text:p>
          </table:table-cell>
          <table:table-cell/>
          <table:table-cell table:formula="of:=[.$B220]*([.S$4]+[.$B220]*([.S$5]+[.$B220]*([.S$6]+[.$B220]*[.S$7])))/(1+[.$B220]*([.S$8]+[.$B220]*([.S$9]+[.$B220]*[.S$10])))" office:value-type="float" office:value="6.30761085296402" calcext:value-type="float">
            <text:p>6.308</text:p>
          </table:table-cell>
          <table:table-cell table:style-name="ce40" table:formula="of:=[.C220]-[.R220]" office:value-type="float" office:value="-0.0886108529640213" calcext:value-type="float">
            <text:p>-0.0886</text:p>
          </table:table-cell>
          <table:table-cell table:formula="of:=[.S220]*25.38" office:value-type="float" office:value="-2.24894344822686" calcext:value-type="float">
            <text:p>-2.249</text:p>
          </table:table-cell>
          <table:table-cell table:formula="of:=ABS([.T220])" office:value-type="float" office:value="2.24894344822686" calcext:value-type="float">
            <text:p>2.24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float" office:value="6.259" calcext:value-type="float">
            <text:p>6.259</text:p>
          </table:table-cell>
          <table:table-cell/>
          <table:table-cell table:formula="of:=[.$C221]*([.F$4]+[.$C221]*([.F$5]+[.$C221]*([.F$6]+[.$C221]*[.F$7])))/(1+[.$C221]*([.F$8]+[.$C221]*([.F$9]+[.$C221]*[.F$10])))" office:value-type="float" office:value="153.012508062831" calcext:value-type="float">
            <text:p>153.01</text:p>
          </table:table-cell>
          <table:table-cell table:formula="of:=[.B221]-[.E221]" office:value-type="float" office:value="-0.0125080628310172" calcext:value-type="float">
            <text:p>-0.013</text:p>
          </table:table-cell>
          <table:table-cell table:formula="of:=ABS([.F221])" office:value-type="float" office:value="0.0125080628310172" calcext:value-type="float">
            <text:p>0.013</text:p>
          </table:table-cell>
          <table:table-cell/>
          <table:table-cell table:style-name="ce12" table:formula="of:=[.$C221]*([.J$4]+[.$C221]*([.J$5]+[.$C221]*([.J$6]+[.$C221]*[.J$7])))/(1+[.$C221]*([.J$8]+[.$C221]*([.J$9]+[.$C221]*[.J$10])))" office:value-type="float" office:value="153.127673408633" calcext:value-type="float">
            <text:p>153.13</text:p>
          </table:table-cell>
          <table:table-cell table:formula="of:=[.B221]-[.I221]" office:value-type="float" office:value="-0.127673408632717" calcext:value-type="float">
            <text:p>-0.128</text:p>
          </table:table-cell>
          <table:table-cell table:formula="of:=ABS([.J221])" office:value-type="float" office:value="0.127673408632717" calcext:value-type="float">
            <text:p>0.128</text:p>
          </table:table-cell>
          <table:table-cell/>
          <table:table-cell table:formula="of:=[.$B221]*([.N$4]+[.$B221]*([.N$5]+[.$B221]*([.N$6]+[.$B221]*[.N$7])))/(1+[.$B221]*([.N$8]+[.$B221]*([.N$9]+[.$B221]*[.N$10])))" office:value-type="float" office:value="6.25875994710614" calcext:value-type="float">
            <text:p>6.259</text:p>
          </table:table-cell>
          <table:table-cell table:formula="of:=[.C221]-[.M221]" office:value-type="float" office:value="0.000240052893865084" calcext:value-type="float">
            <text:p>0.00024</text:p>
          </table:table-cell>
          <table:table-cell table:formula="of:=[.N221]*25.38" office:value-type="float" office:value="0.00609254244629582" calcext:value-type="float">
            <text:p>0.006</text:p>
          </table:table-cell>
          <table:table-cell table:formula="of:=ABS([.O221])" office:value-type="float" office:value="0.00609254244629582" calcext:value-type="float">
            <text:p>0.006</text:p>
          </table:table-cell>
          <table:table-cell/>
          <table:table-cell table:formula="of:=[.$B221]*([.S$4]+[.$B221]*([.S$5]+[.$B221]*([.S$6]+[.$B221]*[.S$7])))/(1+[.$B221]*([.S$8]+[.$B221]*([.S$9]+[.$B221]*[.S$10])))" office:value-type="float" office:value="6.35014617510475" calcext:value-type="float">
            <text:p>6.350</text:p>
          </table:table-cell>
          <table:table-cell table:style-name="ce40" table:formula="of:=[.C221]-[.R221]" office:value-type="float" office:value="-0.0911461751047487" calcext:value-type="float">
            <text:p>-0.0911</text:p>
          </table:table-cell>
          <table:table-cell table:formula="of:=[.S221]*25.38" office:value-type="float" office:value="-2.31328992415852" calcext:value-type="float">
            <text:p>-2.313</text:p>
          </table:table-cell>
          <table:table-cell table:formula="of:=ABS([.T221])" office:value-type="float" office:value="2.31328992415852" calcext:value-type="float">
            <text:p>2.31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float" office:value="6.299" calcext:value-type="float">
            <text:p>6.299</text:p>
          </table:table-cell>
          <table:table-cell/>
          <table:table-cell table:formula="of:=[.$C222]*([.F$4]+[.$C222]*([.F$5]+[.$C222]*([.F$6]+[.$C222]*[.F$7])))/(1+[.$C222]*([.F$8]+[.$C222]*([.F$9]+[.$C222]*[.F$10])))" office:value-type="float" office:value="154.007688641471" calcext:value-type="float">
            <text:p>154.01</text:p>
          </table:table-cell>
          <table:table-cell table:formula="of:=[.B222]-[.E222]" office:value-type="float" office:value="-0.00768864147096338" calcext:value-type="float">
            <text:p>-0.008</text:p>
          </table:table-cell>
          <table:table-cell table:formula="of:=ABS([.F222])" office:value-type="float" office:value="0.00768864147096338" calcext:value-type="float">
            <text:p>0.008</text:p>
          </table:table-cell>
          <table:table-cell/>
          <table:table-cell table:style-name="ce12" table:formula="of:=[.$C222]*([.J$4]+[.$C222]*([.J$5]+[.$C222]*([.J$6]+[.$C222]*[.J$7])))/(1+[.$C222]*([.J$8]+[.$C222]*([.J$9]+[.$C222]*[.J$10])))" office:value-type="float" office:value="154.130759889335" calcext:value-type="float">
            <text:p>154.13</text:p>
          </table:table-cell>
          <table:table-cell table:formula="of:=[.B222]-[.I222]" office:value-type="float" office:value="-0.130759889334882" calcext:value-type="float">
            <text:p>-0.131</text:p>
          </table:table-cell>
          <table:table-cell table:formula="of:=ABS([.J222])" office:value-type="float" office:value="0.130759889334882" calcext:value-type="float">
            <text:p>0.131</text:p>
          </table:table-cell>
          <table:table-cell/>
          <table:table-cell table:formula="of:=[.$B222]*([.N$4]+[.$B222]*([.N$5]+[.$B222]*([.N$6]+[.$B222]*[.N$7])))/(1+[.$B222]*([.N$8]+[.$B222]*([.N$9]+[.$B222]*[.N$10])))" office:value-type="float" office:value="6.29894981176529" calcext:value-type="float">
            <text:p>6.299</text:p>
          </table:table-cell>
          <table:table-cell table:formula="of:=[.C222]-[.M222]" office:value-type="float" office:value="0.0000501882347094806" calcext:value-type="float">
            <text:p>0.00005</text:p>
          </table:table-cell>
          <table:table-cell table:formula="of:=[.N222]*25.38" office:value-type="float" office:value="0.00127377739692662" calcext:value-type="float">
            <text:p>0.001</text:p>
          </table:table-cell>
          <table:table-cell table:formula="of:=ABS([.O222])" office:value-type="float" office:value="0.00127377739692662" calcext:value-type="float">
            <text:p>0.001</text:p>
          </table:table-cell>
          <table:table-cell/>
          <table:table-cell table:formula="of:=[.$B222]*([.S$4]+[.$B222]*([.S$5]+[.$B222]*([.S$6]+[.$B222]*[.S$7])))/(1+[.$B222]*([.S$8]+[.$B222]*([.S$9]+[.$B222]*[.S$10])))" office:value-type="float" office:value="6.39268837869886" calcext:value-type="float">
            <text:p>6.393</text:p>
          </table:table-cell>
          <table:table-cell table:style-name="ce40" table:formula="of:=[.C222]-[.R222]" office:value-type="float" office:value="-0.0936883786988547" calcext:value-type="float">
            <text:p>-0.0937</text:p>
          </table:table-cell>
          <table:table-cell table:formula="of:=[.S222]*25.38" office:value-type="float" office:value="-2.37781105137693" calcext:value-type="float">
            <text:p>-2.378</text:p>
          </table:table-cell>
          <table:table-cell table:formula="of:=ABS([.T222])" office:value-type="float" office:value="2.37781105137693" calcext:value-type="float">
            <text:p>2.37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55" calcext:value-type="float">
            <text:p>155</text:p>
          </table:table-cell>
          <table:table-cell office:value-type="float" office:value="6.339" calcext:value-type="float">
            <text:p>6.339</text:p>
          </table:table-cell>
          <table:table-cell/>
          <table:table-cell table:formula="of:=[.$C223]*([.F$4]+[.$C223]*([.F$5]+[.$C223]*([.F$6]+[.$C223]*[.F$7])))/(1+[.$C223]*([.F$8]+[.$C223]*([.F$9]+[.$C223]*[.F$10])))" office:value-type="float" office:value="155.003280729691" calcext:value-type="float">
            <text:p>155.00</text:p>
          </table:table-cell>
          <table:table-cell table:formula="of:=[.B223]-[.E223]" office:value-type="float" office:value="-0.00328072969077198" calcext:value-type="float">
            <text:p>-0.003</text:p>
          </table:table-cell>
          <table:table-cell table:formula="of:=ABS([.F223])" office:value-type="float" office:value="0.00328072969077198" calcext:value-type="float">
            <text:p>0.003</text:p>
          </table:table-cell>
          <table:table-cell/>
          <table:table-cell table:style-name="ce12" table:formula="of:=[.$C223]*([.J$4]+[.$C223]*([.J$5]+[.$C223]*([.J$6]+[.$C223]*[.J$7])))/(1+[.$C223]*([.J$8]+[.$C223]*([.J$9]+[.$C223]*[.J$10])))" office:value-type="float" office:value="155.134720986602" calcext:value-type="float">
            <text:p>155.13</text:p>
          </table:table-cell>
          <table:table-cell table:formula="of:=[.B223]-[.I223]" office:value-type="float" office:value="-0.13472098660182" calcext:value-type="float">
            <text:p>-0.135</text:p>
          </table:table-cell>
          <table:table-cell table:formula="of:=ABS([.J223])" office:value-type="float" office:value="0.13472098660182" calcext:value-type="float">
            <text:p>0.135</text:p>
          </table:table-cell>
          <table:table-cell/>
          <table:table-cell table:formula="of:=[.$B223]*([.N$4]+[.$B223]*([.N$5]+[.$B223]*([.N$6]+[.$B223]*[.N$7])))/(1+[.$B223]*([.N$8]+[.$B223]*([.N$9]+[.$B223]*[.N$10])))" office:value-type="float" office:value="6.33912207302633" calcext:value-type="float">
            <text:p>6.339</text:p>
          </table:table-cell>
          <table:table-cell table:formula="of:=[.C223]-[.M223]" office:value-type="float" office:value="-0.000122073026326497" calcext:value-type="float">
            <text:p>-0.00012</text:p>
          </table:table-cell>
          <table:table-cell table:formula="of:=[.N223]*25.38" office:value-type="float" office:value="-0.00309821340816649" calcext:value-type="float">
            <text:p>-0.003</text:p>
          </table:table-cell>
          <table:table-cell table:formula="of:=ABS([.O223])" office:value-type="float" office:value="0.00309821340816649" calcext:value-type="float">
            <text:p>0.003</text:p>
          </table:table-cell>
          <table:table-cell/>
          <table:table-cell table:formula="of:=[.$B223]*([.S$4]+[.$B223]*([.S$5]+[.$B223]*([.S$6]+[.$B223]*[.S$7])))/(1+[.$B223]*([.S$8]+[.$B223]*([.S$9]+[.$B223]*[.S$10])))" office:value-type="float" office:value="6.43523739829137" calcext:value-type="float">
            <text:p>6.435</text:p>
          </table:table-cell>
          <table:table-cell table:style-name="ce40" table:formula="of:=[.C223]-[.R223]" office:value-type="float" office:value="-0.0962373982913718" calcext:value-type="float">
            <text:p>-0.0962</text:p>
          </table:table-cell>
          <table:table-cell table:formula="of:=[.S223]*25.38" office:value-type="float" office:value="-2.44250516863502" calcext:value-type="float">
            <text:p>-2.443</text:p>
          </table:table-cell>
          <table:table-cell table:formula="of:=ABS([.T223])" office:value-type="float" office:value="2.44250516863502" calcext:value-type="float">
            <text:p>2.44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56" calcext:value-type="float">
            <text:p>156</text:p>
          </table:table-cell>
          <table:table-cell office:value-type="float" office:value="6.38" calcext:value-type="float">
            <text:p>6.380</text:p>
          </table:table-cell>
          <table:table-cell/>
          <table:table-cell table:formula="of:=[.$C224]*([.F$4]+[.$C224]*([.F$5]+[.$C224]*([.F$6]+[.$C224]*[.F$7])))/(1+[.$C224]*([.F$8]+[.$C224]*([.F$9]+[.$C224]*[.F$10])))" office:value-type="float" office:value="156.024176917578" calcext:value-type="float">
            <text:p>156.02</text:p>
          </table:table-cell>
          <table:table-cell table:formula="of:=[.B224]-[.E224]" office:value-type="float" office:value="-0.024176917578302" calcext:value-type="float">
            <text:p>-0.024</text:p>
          </table:table-cell>
          <table:table-cell table:formula="of:=ABS([.F224])" office:value-type="float" office:value="0.024176917578302" calcext:value-type="float">
            <text:p>0.024</text:p>
          </table:table-cell>
          <table:table-cell/>
          <table:table-cell table:style-name="ce12" table:formula="of:=[.$C224]*([.J$4]+[.$C224]*([.J$5]+[.$C224]*([.J$6]+[.$C224]*[.J$7])))/(1+[.$C224]*([.J$8]+[.$C224]*([.J$9]+[.$C224]*[.J$10])))" office:value-type="float" office:value="156.164693160886" calcext:value-type="float">
            <text:p>156.16</text:p>
          </table:table-cell>
          <table:table-cell table:formula="of:=[.B224]-[.I224]" office:value-type="float" office:value="-0.164693160886259" calcext:value-type="float">
            <text:p>-0.165</text:p>
          </table:table-cell>
          <table:table-cell table:formula="of:=ABS([.J224])" office:value-type="float" office:value="0.164693160886259" calcext:value-type="float">
            <text:p>0.165</text:p>
          </table:table-cell>
          <table:table-cell/>
          <table:table-cell table:formula="of:=[.$B224]*([.N$4]+[.$B224]*([.N$5]+[.$B224]*([.N$6]+[.$B224]*[.N$7])))/(1+[.$B224]*([.N$8]+[.$B224]*([.N$9]+[.$B224]*[.N$10])))" office:value-type="float" office:value="6.37927726596784" calcext:value-type="float">
            <text:p>6.379</text:p>
          </table:table-cell>
          <table:table-cell table:formula="of:=[.C224]-[.M224]" office:value-type="float" office:value="0.000722734032156502" calcext:value-type="float">
            <text:p>0.00072</text:p>
          </table:table-cell>
          <table:table-cell table:formula="of:=[.N224]*25.38" office:value-type="float" office:value="0.018342989736132" calcext:value-type="float">
            <text:p>0.018</text:p>
          </table:table-cell>
          <table:table-cell table:formula="of:=ABS([.O224])" office:value-type="float" office:value="0.018342989736132" calcext:value-type="float">
            <text:p>0.018</text:p>
          </table:table-cell>
          <table:table-cell/>
          <table:table-cell table:formula="of:=[.$B224]*([.S$4]+[.$B224]*([.S$5]+[.$B224]*([.S$6]+[.$B224]*[.S$7])))/(1+[.$B224]*([.S$8]+[.$B224]*([.S$9]+[.$B224]*[.S$10])))" office:value-type="float" office:value="6.47779316925197" calcext:value-type="float">
            <text:p>6.478</text:p>
          </table:table-cell>
          <table:table-cell table:style-name="ce40" table:formula="of:=[.C224]-[.R224]" office:value-type="float" office:value="-0.0977931692519727" calcext:value-type="float">
            <text:p>-0.0978</text:p>
          </table:table-cell>
          <table:table-cell table:formula="of:=[.S224]*25.38" office:value-type="float" office:value="-2.48199063561507" calcext:value-type="float">
            <text:p>-2.482</text:p>
          </table:table-cell>
          <table:table-cell table:formula="of:=ABS([.T224])" office:value-type="float" office:value="2.48199063561507" calcext:value-type="float">
            <text:p>2.48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float" office:value="6.42" calcext:value-type="float">
            <text:p>6.420</text:p>
          </table:table-cell>
          <table:table-cell/>
          <table:table-cell table:formula="of:=[.$C225]*([.F$4]+[.$C225]*([.F$5]+[.$C225]*([.F$6]+[.$C225]*[.F$7])))/(1+[.$C225]*([.F$8]+[.$C225]*([.F$9]+[.$C225]*[.F$10])))" office:value-type="float" office:value="157.020564649447" calcext:value-type="float">
            <text:p>157.02</text:p>
          </table:table-cell>
          <table:table-cell table:formula="of:=[.B225]-[.E225]" office:value-type="float" office:value="-0.0205646494468397" calcext:value-type="float">
            <text:p>-0.021</text:p>
          </table:table-cell>
          <table:table-cell table:formula="of:=ABS([.F225])" office:value-type="float" office:value="0.0205646494468397" calcext:value-type="float">
            <text:p>0.021</text:p>
          </table:table-cell>
          <table:table-cell/>
          <table:table-cell table:style-name="ce12" table:formula="of:=[.$C225]*([.J$4]+[.$C225]*([.J$5]+[.$C225]*([.J$6]+[.$C225]*[.J$7])))/(1+[.$C225]*([.J$8]+[.$C225]*([.J$9]+[.$C225]*[.J$10])))" office:value-type="float" office:value="157.170437938889" calcext:value-type="float">
            <text:p>157.17</text:p>
          </table:table-cell>
          <table:table-cell table:formula="of:=[.B225]-[.I225]" office:value-type="float" office:value="-0.170437938889279" calcext:value-type="float">
            <text:p>-0.170</text:p>
          </table:table-cell>
          <table:table-cell table:formula="of:=ABS([.J225])" office:value-type="float" office:value="0.170437938889279" calcext:value-type="float">
            <text:p>0.170</text:p>
          </table:table-cell>
          <table:table-cell/>
          <table:table-cell table:formula="of:=[.$B225]*([.N$4]+[.$B225]*([.N$5]+[.$B225]*([.N$6]+[.$B225]*[.N$7])))/(1+[.$B225]*([.N$8]+[.$B225]*([.N$9]+[.$B225]*[.N$10])))" office:value-type="float" office:value="6.41941593733259" calcext:value-type="float">
            <text:p>6.419</text:p>
          </table:table-cell>
          <table:table-cell table:formula="of:=[.C225]-[.M225]" office:value-type="float" office:value="0.00058406266740807" calcext:value-type="float">
            <text:p>0.00058</text:p>
          </table:table-cell>
          <table:table-cell table:formula="of:=[.N225]*25.38" office:value-type="float" office:value="0.0148235104988168" calcext:value-type="float">
            <text:p>0.015</text:p>
          </table:table-cell>
          <table:table-cell table:formula="of:=ABS([.O225])" office:value-type="float" office:value="0.0148235104988168" calcext:value-type="float">
            <text:p>0.015</text:p>
          </table:table-cell>
          <table:table-cell/>
          <table:table-cell table:formula="of:=[.$B225]*([.S$4]+[.$B225]*([.S$5]+[.$B225]*([.S$6]+[.$B225]*[.S$7])))/(1+[.$B225]*([.S$8]+[.$B225]*([.S$9]+[.$B225]*[.S$10])))" office:value-type="float" office:value="6.52035562776213" calcext:value-type="float">
            <text:p>6.520</text:p>
          </table:table-cell>
          <table:table-cell table:style-name="ce40" table:formula="of:=[.C225]-[.R225]" office:value-type="float" office:value="-0.100355627762128" calcext:value-type="float">
            <text:p>-0.1004</text:p>
          </table:table-cell>
          <table:table-cell table:formula="of:=[.S225]*25.38" office:value-type="float" office:value="-2.54702583260281" calcext:value-type="float">
            <text:p>-2.547</text:p>
          </table:table-cell>
          <table:table-cell table:formula="of:=ABS([.T225])" office:value-type="float" office:value="2.54702583260281" calcext:value-type="float">
            <text:p>2.54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float" office:value="6.46" calcext:value-type="float">
            <text:p>6.460</text:p>
          </table:table-cell>
          <table:table-cell/>
          <table:table-cell table:formula="of:=[.$C226]*([.F$4]+[.$C226]*([.F$5]+[.$C226]*([.F$6]+[.$C226]*[.F$7])))/(1+[.$C226]*([.F$8]+[.$C226]*([.F$9]+[.$C226]*[.F$10])))" office:value-type="float" office:value="158.017326155513" calcext:value-type="float">
            <text:p>158.02</text:p>
          </table:table-cell>
          <table:table-cell table:formula="of:=[.B226]-[.E226]" office:value-type="float" office:value="-0.0173261555134445" calcext:value-type="float">
            <text:p>-0.017</text:p>
          </table:table-cell>
          <table:table-cell table:formula="of:=ABS([.F226])" office:value-type="float" office:value="0.0173261555134445" calcext:value-type="float">
            <text:p>0.017</text:p>
          </table:table-cell>
          <table:table-cell/>
          <table:table-cell table:style-name="ce12" table:formula="of:=[.$C226]*([.J$4]+[.$C226]*([.J$5]+[.$C226]*([.J$6]+[.$C226]*[.J$7])))/(1+[.$C226]*([.J$8]+[.$C226]*([.J$9]+[.$C226]*[.J$10])))" office:value-type="float" office:value="158.177069399387" calcext:value-type="float">
            <text:p>158.18</text:p>
          </table:table-cell>
          <table:table-cell table:formula="of:=[.B226]-[.I226]" office:value-type="float" office:value="-0.177069399387477" calcext:value-type="float">
            <text:p>-0.177</text:p>
          </table:table-cell>
          <table:table-cell table:formula="of:=ABS([.J226])" office:value-type="float" office:value="0.177069399387477" calcext:value-type="float">
            <text:p>0.177</text:p>
          </table:table-cell>
          <table:table-cell/>
          <table:table-cell table:formula="of:=[.$B226]*([.N$4]+[.$B226]*([.N$5]+[.$B226]*([.N$6]+[.$B226]*[.N$7])))/(1+[.$B226]*([.N$8]+[.$B226]*([.N$9]+[.$B226]*[.N$10])))" office:value-type="float" office:value="6.45953864472077" calcext:value-type="float">
            <text:p>6.460</text:p>
          </table:table-cell>
          <table:table-cell table:formula="of:=[.C226]-[.M226]" office:value-type="float" office:value="0.00046135527922786" calcext:value-type="float">
            <text:p>0.00046</text:p>
          </table:table-cell>
          <table:table-cell table:formula="of:=[.N226]*25.38" office:value-type="float" office:value="0.0117091969868031" calcext:value-type="float">
            <text:p>0.012</text:p>
          </table:table-cell>
          <table:table-cell table:formula="of:=ABS([.O226])" office:value-type="float" office:value="0.0117091969868031" calcext:value-type="float">
            <text:p>0.012</text:p>
          </table:table-cell>
          <table:table-cell/>
          <table:table-cell table:formula="of:=[.$B226]*([.S$4]+[.$B226]*([.S$5]+[.$B226]*([.S$6]+[.$B226]*[.S$7])))/(1+[.$B226]*([.S$8]+[.$B226]*([.S$9]+[.$B226]*[.S$10])))" office:value-type="float" office:value="6.56292471080252" calcext:value-type="float">
            <text:p>6.563</text:p>
          </table:table-cell>
          <table:table-cell table:style-name="ce40" table:formula="of:=[.C226]-[.R226]" office:value-type="float" office:value="-0.102924710802517" calcext:value-type="float">
            <text:p>-0.1029</text:p>
          </table:table-cell>
          <table:table-cell table:formula="of:=[.S226]*25.38" office:value-type="float" office:value="-2.61222916016788" calcext:value-type="float">
            <text:p>-2.612</text:p>
          </table:table-cell>
          <table:table-cell table:formula="of:=ABS([.T226])" office:value-type="float" office:value="2.61222916016788" calcext:value-type="float">
            <text:p>2.61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59" calcext:value-type="float">
            <text:p>159</text:p>
          </table:table-cell>
          <table:table-cell office:value-type="float" office:value="6.5" calcext:value-type="float">
            <text:p>6.500</text:p>
          </table:table-cell>
          <table:table-cell/>
          <table:table-cell table:formula="of:=[.$C227]*([.F$4]+[.$C227]*([.F$5]+[.$C227]*([.F$6]+[.$C227]*[.F$7])))/(1+[.$C227]*([.F$8]+[.$C227]*([.F$9]+[.$C227]*[.F$10])))" office:value-type="float" office:value="159.014448457901" calcext:value-type="float">
            <text:p>159.01</text:p>
          </table:table-cell>
          <table:table-cell table:formula="of:=[.B227]-[.E227]" office:value-type="float" office:value="-0.0144484579013806" calcext:value-type="float">
            <text:p>-0.014</text:p>
          </table:table-cell>
          <table:table-cell table:formula="of:=ABS([.F227])" office:value-type="float" office:value="0.0144484579013806" calcext:value-type="float">
            <text:p>0.014</text:p>
          </table:table-cell>
          <table:table-cell/>
          <table:table-cell table:style-name="ce12" table:formula="of:=[.$C227]*([.J$4]+[.$C227]*([.J$5]+[.$C227]*([.J$6]+[.$C227]*[.J$7])))/(1+[.$C227]*([.J$8]+[.$C227]*([.J$9]+[.$C227]*[.J$10])))" office:value-type="float" office:value="159.184591175491" calcext:value-type="float">
            <text:p>159.18</text:p>
          </table:table-cell>
          <table:table-cell table:formula="of:=[.B227]-[.I227]" office:value-type="float" office:value="-0.184591175491335" calcext:value-type="float">
            <text:p>-0.185</text:p>
          </table:table-cell>
          <table:table-cell table:formula="of:=ABS([.J227])" office:value-type="float" office:value="0.184591175491335" calcext:value-type="float">
            <text:p>0.185</text:p>
          </table:table-cell>
          <table:table-cell/>
          <table:table-cell table:formula="of:=[.$B227]*([.N$4]+[.$B227]*([.N$5]+[.$B227]*([.N$6]+[.$B227]*[.N$7])))/(1+[.$B227]*([.N$8]+[.$B227]*([.N$9]+[.$B227]*[.N$10])))" office:value-type="float" office:value="6.49964595577962" calcext:value-type="float">
            <text:p>6.500</text:p>
          </table:table-cell>
          <table:table-cell table:formula="of:=[.C227]-[.M227]" office:value-type="float" office:value="0.000354044220385319" calcext:value-type="float">
            <text:p>0.00035</text:p>
          </table:table-cell>
          <table:table-cell table:formula="of:=[.N227]*25.38" office:value-type="float" office:value="0.00898564231337939" calcext:value-type="float">
            <text:p>0.009</text:p>
          </table:table-cell>
          <table:table-cell table:formula="of:=ABS([.O227])" office:value-type="float" office:value="0.00898564231337939" calcext:value-type="float">
            <text:p>0.009</text:p>
          </table:table-cell>
          <table:table-cell/>
          <table:table-cell table:formula="of:=[.$B227]*([.S$4]+[.$B227]*([.S$5]+[.$B227]*([.S$6]+[.$B227]*[.S$7])))/(1+[.$B227]*([.S$8]+[.$B227]*([.S$9]+[.$B227]*[.S$10])))" office:value-type="float" office:value="6.60550035614063" calcext:value-type="float">
            <text:p>6.606</text:p>
          </table:table-cell>
          <table:table-cell table:style-name="ce40" table:formula="of:=[.C227]-[.R227]" office:value-type="float" office:value="-0.105500356140629" calcext:value-type="float">
            <text:p>-0.1055</text:p>
          </table:table-cell>
          <table:table-cell table:formula="of:=[.S227]*25.38" office:value-type="float" office:value="-2.67759903884917" calcext:value-type="float">
            <text:p>-2.678</text:p>
          </table:table-cell>
          <table:table-cell table:formula="of:=ABS([.T227])" office:value-type="float" office:value="2.67759903884917" calcext:value-type="float">
            <text:p>2.67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60" calcext:value-type="float">
            <text:p>160</text:p>
          </table:table-cell>
          <table:table-cell office:value-type="float" office:value="6.54" calcext:value-type="float">
            <text:p>6.540</text:p>
          </table:table-cell>
          <table:table-cell/>
          <table:table-cell table:formula="of:=[.$C228]*([.F$4]+[.$C228]*([.F$5]+[.$C228]*([.F$6]+[.$C228]*[.F$7])))/(1+[.$C228]*([.F$8]+[.$C228]*([.F$9]+[.$C228]*[.F$10])))" office:value-type="float" office:value="160.011918357915" calcext:value-type="float">
            <text:p>160.01</text:p>
          </table:table-cell>
          <table:table-cell table:formula="of:=[.B228]-[.E228]" office:value-type="float" office:value="-0.0119183579150217" calcext:value-type="float">
            <text:p>-0.012</text:p>
          </table:table-cell>
          <table:table-cell table:formula="of:=ABS([.F228])" office:value-type="float" office:value="0.0119183579150217" calcext:value-type="float">
            <text:p>0.012</text:p>
          </table:table-cell>
          <table:table-cell/>
          <table:table-cell table:style-name="ce12" table:formula="of:=[.$C228]*([.J$4]+[.$C228]*([.J$5]+[.$C228]*([.J$6]+[.$C228]*[.J$7])))/(1+[.$C228]*([.J$8]+[.$C228]*([.J$9]+[.$C228]*[.J$10])))" office:value-type="float" office:value="160.193006725972" calcext:value-type="float">
            <text:p>160.19</text:p>
          </table:table-cell>
          <table:table-cell table:formula="of:=[.B228]-[.I228]" office:value-type="float" office:value="-0.193006725972225" calcext:value-type="float">
            <text:p>-0.193</text:p>
          </table:table-cell>
          <table:table-cell table:formula="of:=ABS([.J228])" office:value-type="float" office:value="0.193006725972225" calcext:value-type="float">
            <text:p>0.193</text:p>
          </table:table-cell>
          <table:table-cell/>
          <table:table-cell table:formula="of:=[.$B228]*([.N$4]+[.$B228]*([.N$5]+[.$B228]*([.N$6]+[.$B228]*[.N$7])))/(1+[.$B228]*([.N$8]+[.$B228]*([.N$9]+[.$B228]*[.N$10])))" office:value-type="float" office:value="6.53973844739114" calcext:value-type="float">
            <text:p>6.540</text:p>
          </table:table-cell>
          <table:table-cell table:formula="of:=[.C228]-[.M228]" office:value-type="float" office:value="0.000261552608857407" calcext:value-type="float">
            <text:p>0.00026</text:p>
          </table:table-cell>
          <table:table-cell table:formula="of:=[.N228]*25.38" office:value-type="float" office:value="0.00663820521280099" calcext:value-type="float">
            <text:p>0.007</text:p>
          </table:table-cell>
          <table:table-cell table:formula="of:=ABS([.O228])" office:value-type="float" office:value="0.00663820521280099" calcext:value-type="float">
            <text:p>0.007</text:p>
          </table:table-cell>
          <table:table-cell/>
          <table:table-cell table:formula="of:=[.$B228]*([.S$4]+[.$B228]*([.S$5]+[.$B228]*([.S$6]+[.$B228]*[.S$7])))/(1+[.$B228]*([.S$8]+[.$B228]*([.S$9]+[.$B228]*[.S$10])))" office:value-type="float" office:value="6.64808250231862" calcext:value-type="float">
            <text:p>6.648</text:p>
          </table:table-cell>
          <table:table-cell table:style-name="ce40" table:formula="of:=[.C228]-[.R228]" office:value-type="float" office:value="-0.108082502318618" calcext:value-type="float">
            <text:p>-0.1081</text:p>
          </table:table-cell>
          <table:table-cell table:formula="of:=[.S228]*25.38" office:value-type="float" office:value="-2.74313390884653" calcext:value-type="float">
            <text:p>-2.743</text:p>
          </table:table-cell>
          <table:table-cell table:formula="of:=ABS([.T228])" office:value-type="float" office:value="2.74313390884653" calcext:value-type="float">
            <text:p>2.74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61" calcext:value-type="float">
            <text:p>161</text:p>
          </table:table-cell>
          <table:table-cell office:value-type="float" office:value="6.58" calcext:value-type="float">
            <text:p>6.580</text:p>
          </table:table-cell>
          <table:table-cell/>
          <table:table-cell table:formula="of:=[.$C229]*([.F$4]+[.$C229]*([.F$5]+[.$C229]*([.F$6]+[.$C229]*[.F$7])))/(1+[.$C229]*([.F$8]+[.$C229]*([.F$9]+[.$C229]*[.F$10])))" office:value-type="float" office:value="161.009722453663" calcext:value-type="float">
            <text:p>161.01</text:p>
          </table:table-cell>
          <table:table-cell table:formula="of:=[.B229]-[.E229]" office:value-type="float" office:value="-0.0097224536634144" calcext:value-type="float">
            <text:p>-0.010</text:p>
          </table:table-cell>
          <table:table-cell table:formula="of:=ABS([.F229])" office:value-type="float" office:value="0.0097224536634144" calcext:value-type="float">
            <text:p>0.010</text:p>
          </table:table-cell>
          <table:table-cell/>
          <table:table-cell table:style-name="ce12" table:formula="of:=[.$C229]*([.J$4]+[.$C229]*([.J$5]+[.$C229]*([.J$6]+[.$C229]*[.J$7])))/(1+[.$C229]*([.J$8]+[.$C229]*([.J$9]+[.$C229]*[.J$10])))" office:value-type="float" office:value="161.202319336742" calcext:value-type="float">
            <text:p>161.20</text:p>
          </table:table-cell>
          <table:table-cell table:formula="of:=[.B229]-[.I229]" office:value-type="float" office:value="-0.202319336742022" calcext:value-type="float">
            <text:p>-0.202</text:p>
          </table:table-cell>
          <table:table-cell table:formula="of:=ABS([.J229])" office:value-type="float" office:value="0.202319336742022" calcext:value-type="float">
            <text:p>0.202</text:p>
          </table:table-cell>
          <table:table-cell/>
          <table:table-cell table:formula="of:=[.$B229]*([.N$4]+[.$B229]*([.N$5]+[.$B229]*([.N$6]+[.$B229]*[.N$7])))/(1+[.$B229]*([.N$8]+[.$B229]*([.N$9]+[.$B229]*[.N$10])))" office:value-type="float" office:value="6.57981670485987" calcext:value-type="float">
            <text:p>6.580</text:p>
          </table:table-cell>
          <table:table-cell table:formula="of:=[.C229]-[.M229]" office:value-type="float" office:value="0.000183295140134376" calcext:value-type="float">
            <text:p>0.00018</text:p>
          </table:table-cell>
          <table:table-cell table:formula="of:=[.N229]*25.38" office:value-type="float" office:value="0.00465203065661047" calcext:value-type="float">
            <text:p>0.005</text:p>
          </table:table-cell>
          <table:table-cell table:formula="of:=ABS([.O229])" office:value-type="float" office:value="0.00465203065661047" calcext:value-type="float">
            <text:p>0.005</text:p>
          </table:table-cell>
          <table:table-cell/>
          <table:table-cell table:formula="of:=[.$B229]*([.S$4]+[.$B229]*([.S$5]+[.$B229]*([.S$6]+[.$B229]*[.S$7])))/(1+[.$B229]*([.S$8]+[.$B229]*([.S$9]+[.$B229]*[.S$10])))" office:value-type="float" office:value="6.69067108864137" calcext:value-type="float">
            <text:p>6.691</text:p>
          </table:table-cell>
          <table:table-cell table:style-name="ce40" table:formula="of:=[.C229]-[.R229]" office:value-type="float" office:value="-0.11067108864137" calcext:value-type="float">
            <text:p>-0.1107</text:p>
          </table:table-cell>
          <table:table-cell table:formula="of:=[.S229]*25.38" office:value-type="float" office:value="-2.80883222971796" calcext:value-type="float">
            <text:p>-2.809</text:p>
          </table:table-cell>
          <table:table-cell table:formula="of:=ABS([.T229])" office:value-type="float" office:value="2.80883222971796" calcext:value-type="float">
            <text:p>2.80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office:value-type="float" office:value="6.62" calcext:value-type="float">
            <text:p>6.620</text:p>
          </table:table-cell>
          <table:table-cell/>
          <table:table-cell table:formula="of:=[.$C230]*([.F$4]+[.$C230]*([.F$5]+[.$C230]*([.F$6]+[.$C230]*[.F$7])))/(1+[.$C230]*([.F$8]+[.$C230]*([.F$9]+[.$C230]*[.F$10])))" office:value-type="float" office:value="162.007847157716" calcext:value-type="float">
            <text:p>162.01</text:p>
          </table:table-cell>
          <table:table-cell table:formula="of:=[.B230]-[.E230]" office:value-type="float" office:value="-0.00784715771595756" calcext:value-type="float">
            <text:p>-0.008</text:p>
          </table:table-cell>
          <table:table-cell table:formula="of:=ABS([.F230])" office:value-type="float" office:value="0.00784715771595756" calcext:value-type="float">
            <text:p>0.008</text:p>
          </table:table-cell>
          <table:table-cell/>
          <table:table-cell table:style-name="ce12" table:formula="of:=[.$C230]*([.J$4]+[.$C230]*([.J$5]+[.$C230]*([.J$6]+[.$C230]*[.J$7])))/(1+[.$C230]*([.J$8]+[.$C230]*([.J$9]+[.$C230]*[.J$10])))" office:value-type="float" office:value="162.212532122374" calcext:value-type="float">
            <text:p>162.21</text:p>
          </table:table-cell>
          <table:table-cell table:formula="of:=[.B230]-[.I230]" office:value-type="float" office:value="-0.21253212237383" calcext:value-type="float">
            <text:p>-0.213</text:p>
          </table:table-cell>
          <table:table-cell table:formula="of:=ABS([.J230])" office:value-type="float" office:value="0.21253212237383" calcext:value-type="float">
            <text:p>0.213</text:p>
          </table:table-cell>
          <table:table-cell/>
          <table:table-cell table:formula="of:=[.$B230]*([.N$4]+[.$B230]*([.N$5]+[.$B230]*([.N$6]+[.$B230]*[.N$7])))/(1+[.$B230]*([.N$8]+[.$B230]*([.N$9]+[.$B230]*[.N$10])))" office:value-type="float" office:value="6.61988132110224" calcext:value-type="float">
            <text:p>6.620</text:p>
          </table:table-cell>
          <table:table-cell table:formula="of:=[.C230]-[.M230]" office:value-type="float" office:value="0.000118678897765179" calcext:value-type="float">
            <text:p>0.00012</text:p>
          </table:table-cell>
          <table:table-cell table:formula="of:=[.N230]*25.38" office:value-type="float" office:value="0.00301207042528024" calcext:value-type="float">
            <text:p>0.003</text:p>
          </table:table-cell>
          <table:table-cell table:formula="of:=ABS([.O230])" office:value-type="float" office:value="0.00301207042528024" calcext:value-type="float">
            <text:p>0.003</text:p>
          </table:table-cell>
          <table:table-cell/>
          <table:table-cell table:formula="of:=[.$B230]*([.S$4]+[.$B230]*([.S$5]+[.$B230]*([.S$6]+[.$B230]*[.S$7])))/(1+[.$B230]*([.S$8]+[.$B230]*([.S$9]+[.$B230]*[.S$10])))" office:value-type="float" office:value="6.73326605516479" calcext:value-type="float">
            <text:p>6.733</text:p>
          </table:table-cell>
          <table:table-cell table:style-name="ce40" table:formula="of:=[.C230]-[.R230]" office:value-type="float" office:value="-0.11326605516479" calcext:value-type="float">
            <text:p>-0.1133</text:p>
          </table:table-cell>
          <table:table-cell table:formula="of:=[.S230]*25.38" office:value-type="float" office:value="-2.87469248008236" calcext:value-type="float">
            <text:p>-2.875</text:p>
          </table:table-cell>
          <table:table-cell table:formula="of:=ABS([.T230])" office:value-type="float" office:value="2.87469248008236" calcext:value-type="float">
            <text:p>2.87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63" calcext:value-type="float">
            <text:p>163</text:p>
          </table:table-cell>
          <table:table-cell office:value-type="float" office:value="6.66" calcext:value-type="float">
            <text:p>6.660</text:p>
          </table:table-cell>
          <table:table-cell/>
          <table:table-cell table:formula="of:=[.$C231]*([.F$4]+[.$C231]*([.F$5]+[.$C231]*([.F$6]+[.$C231]*[.F$7])))/(1+[.$C231]*([.F$8]+[.$C231]*([.F$9]+[.$C231]*[.F$10])))" office:value-type="float" office:value="163.006278714753" calcext:value-type="float">
            <text:p>163.01</text:p>
          </table:table-cell>
          <table:table-cell table:formula="of:=[.B231]-[.E231]" office:value-type="float" office:value="-0.00627871475313668" calcext:value-type="float">
            <text:p>-0.006</text:p>
          </table:table-cell>
          <table:table-cell table:formula="of:=ABS([.F231])" office:value-type="float" office:value="0.00627871475313668" calcext:value-type="float">
            <text:p>0.006</text:p>
          </table:table-cell>
          <table:table-cell/>
          <table:table-cell table:style-name="ce12" table:formula="of:=[.$C231]*([.J$4]+[.$C231]*([.J$5]+[.$C231]*([.J$6]+[.$C231]*[.J$7])))/(1+[.$C231]*([.J$8]+[.$C231]*([.J$9]+[.$C231]*[.J$10])))" office:value-type="float" office:value="163.223648027662" calcext:value-type="float">
            <text:p>163.22</text:p>
          </table:table-cell>
          <table:table-cell table:formula="of:=[.B231]-[.I231]" office:value-type="float" office:value="-0.223648027662222" calcext:value-type="float">
            <text:p>-0.224</text:p>
          </table:table-cell>
          <table:table-cell table:formula="of:=ABS([.J231])" office:value-type="float" office:value="0.223648027662222" calcext:value-type="float">
            <text:p>0.224</text:p>
          </table:table-cell>
          <table:table-cell/>
          <table:table-cell table:formula="of:=[.$B231]*([.N$4]+[.$B231]*([.N$5]+[.$B231]*([.N$6]+[.$B231]*[.N$7])))/(1+[.$B231]*([.N$8]+[.$B231]*([.N$9]+[.$B231]*[.N$10])))" office:value-type="float" office:value="6.65993289583956" calcext:value-type="float">
            <text:p>6.660</text:p>
          </table:table-cell>
          <table:table-cell table:formula="of:=[.C231]-[.M231]" office:value-type="float" office:value="0.0000671041604398681" calcext:value-type="float">
            <text:p>0.00007</text:p>
          </table:table-cell>
          <table:table-cell table:formula="of:=[.N231]*25.38" office:value-type="float" office:value="0.00170310359196385" calcext:value-type="float">
            <text:p>0.002</text:p>
          </table:table-cell>
          <table:table-cell table:formula="of:=ABS([.O231])" office:value-type="float" office:value="0.00170310359196385" calcext:value-type="float">
            <text:p>0.002</text:p>
          </table:table-cell>
          <table:table-cell/>
          <table:table-cell table:formula="of:=[.$B231]*([.S$4]+[.$B231]*([.S$5]+[.$B231]*([.S$6]+[.$B231]*[.S$7])))/(1+[.$B231]*([.S$8]+[.$B231]*([.S$9]+[.$B231]*[.S$10])))" office:value-type="float" office:value="6.7758673426843" calcext:value-type="float">
            <text:p>6.776</text:p>
          </table:table-cell>
          <table:table-cell table:style-name="ce40" table:formula="of:=[.C231]-[.R231]" office:value-type="float" office:value="-0.115867342684297" calcext:value-type="float">
            <text:p>-0.1159</text:p>
          </table:table-cell>
          <table:table-cell table:formula="of:=[.S231]*25.38" office:value-type="float" office:value="-2.94071315732745" calcext:value-type="float">
            <text:p>-2.941</text:p>
          </table:table-cell>
          <table:table-cell table:formula="of:=ABS([.T231])" office:value-type="float" office:value="2.94071315732745" calcext:value-type="float">
            <text:p>2.94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64" calcext:value-type="float">
            <text:p>164</text:p>
          </table:table-cell>
          <table:table-cell office:value-type="float" office:value="6.701" calcext:value-type="float">
            <text:p>6.701</text:p>
          </table:table-cell>
          <table:table-cell/>
          <table:table-cell table:formula="of:=[.$C232]*([.F$4]+[.$C232]*([.F$5]+[.$C232]*([.F$6]+[.$C232]*[.F$7])))/(1+[.$C232]*([.F$8]+[.$C232]*([.F$9]+[.$C232]*[.F$10])))" office:value-type="float" office:value="164.029974964021" calcext:value-type="float">
            <text:p>164.03</text:p>
          </table:table-cell>
          <table:table-cell table:formula="of:=[.B232]-[.E232]" office:value-type="float" office:value="-0.0299749640213633" calcext:value-type="float">
            <text:p>-0.030</text:p>
          </table:table-cell>
          <table:table-cell table:formula="of:=ABS([.F232])" office:value-type="float" office:value="0.0299749640213633" calcext:value-type="float">
            <text:p>0.030</text:p>
          </table:table-cell>
          <table:table-cell/>
          <table:table-cell table:style-name="ce12" table:formula="of:=[.$C232]*([.J$4]+[.$C232]*([.J$5]+[.$C232]*([.J$6]+[.$C232]*[.J$7])))/(1+[.$C232]*([.J$8]+[.$C232]*([.J$9]+[.$C232]*[.J$10])))" office:value-type="float" office:value="164.260982003978" calcext:value-type="float">
            <text:p>164.26</text:p>
          </table:table-cell>
          <table:table-cell table:formula="of:=[.B232]-[.I232]" office:value-type="float" office:value="-0.260982003977688" calcext:value-type="float">
            <text:p>-0.261</text:p>
          </table:table-cell>
          <table:table-cell table:formula="of:=ABS([.J232])" office:value-type="float" office:value="0.260982003977688" calcext:value-type="float">
            <text:p>0.261</text:p>
          </table:table-cell>
          <table:table-cell/>
          <table:table-cell table:formula="of:=[.$B232]*([.N$4]+[.$B232]*([.N$5]+[.$B232]*([.N$6]+[.$B232]*[.N$7])))/(1+[.$B232]*([.N$8]+[.$B232]*([.N$9]+[.$B232]*[.N$10])))" office:value-type="float" office:value="6.69997203479606" calcext:value-type="float">
            <text:p>6.700</text:p>
          </table:table-cell>
          <table:table-cell table:formula="of:=[.C232]-[.M232]" office:value-type="float" office:value="0.001027965203936" calcext:value-type="float">
            <text:p>0.00103</text:p>
          </table:table-cell>
          <table:table-cell table:formula="of:=[.N232]*25.38" office:value-type="float" office:value="0.0260897568758956" calcext:value-type="float">
            <text:p>0.026</text:p>
          </table:table-cell>
          <table:table-cell table:formula="of:=ABS([.O232])" office:value-type="float" office:value="0.0260897568758956" calcext:value-type="float">
            <text:p>0.026</text:p>
          </table:table-cell>
          <table:table-cell/>
          <table:table-cell table:formula="of:=[.$B232]*([.S$4]+[.$B232]*([.S$5]+[.$B232]*([.S$6]+[.$B232]*[.S$7])))/(1+[.$B232]*([.S$8]+[.$B232]*([.S$9]+[.$B232]*[.S$10])))" office:value-type="float" office:value="6.81847489272352" calcext:value-type="float">
            <text:p>6.818</text:p>
          </table:table-cell>
          <table:table-cell table:style-name="ce40" table:formula="of:=[.C232]-[.R232]" office:value-type="float" office:value="-0.117474892723524" calcext:value-type="float">
            <text:p>-0.1175</text:p>
          </table:table-cell>
          <table:table-cell table:formula="of:=[.S232]*25.38" office:value-type="float" office:value="-2.98151277732304" calcext:value-type="float">
            <text:p>-2.982</text:p>
          </table:table-cell>
          <table:table-cell table:formula="of:=ABS([.T232])" office:value-type="float" office:value="2.98151277732304" calcext:value-type="float">
            <text:p>2.98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65" calcext:value-type="float">
            <text:p>165</text:p>
          </table:table-cell>
          <table:table-cell office:value-type="float" office:value="6.741" calcext:value-type="float">
            <text:p>6.741</text:p>
          </table:table-cell>
          <table:table-cell/>
          <table:table-cell table:formula="of:=[.$C233]*([.F$4]+[.$C233]*([.F$5]+[.$C233]*([.F$6]+[.$C233]*[.F$7])))/(1+[.$C233]*([.F$8]+[.$C233]*([.F$9]+[.$C233]*[.F$10])))" office:value-type="float" office:value="165.028985169303" calcext:value-type="float">
            <text:p>165.03</text:p>
          </table:table-cell>
          <table:table-cell table:formula="of:=[.B233]-[.E233]" office:value-type="float" office:value="-0.0289851693031551" calcext:value-type="float">
            <text:p>-0.029</text:p>
          </table:table-cell>
          <table:table-cell table:formula="of:=ABS([.F233])" office:value-type="float" office:value="0.0289851693031551" calcext:value-type="float">
            <text:p>0.029</text:p>
          </table:table-cell>
          <table:table-cell/>
          <table:table-cell table:style-name="ce12" table:formula="of:=[.$C233]*([.J$4]+[.$C233]*([.J$5]+[.$C233]*([.J$6]+[.$C233]*[.J$7])))/(1+[.$C233]*([.J$8]+[.$C233]*([.J$9]+[.$C233]*[.J$10])))" office:value-type="float" office:value="165.273935056544" calcext:value-type="float">
            <text:p>165.27</text:p>
          </table:table-cell>
          <table:table-cell table:formula="of:=[.B233]-[.I233]" office:value-type="float" office:value="-0.273935056543763" calcext:value-type="float">
            <text:p>-0.274</text:p>
          </table:table-cell>
          <table:table-cell table:formula="of:=ABS([.J233])" office:value-type="float" office:value="0.273935056543763" calcext:value-type="float">
            <text:p>0.274</text:p>
          </table:table-cell>
          <table:table-cell/>
          <table:table-cell table:formula="of:=[.$B233]*([.N$4]+[.$B233]*([.N$5]+[.$B233]*([.N$6]+[.$B233]*[.N$7])))/(1+[.$B233]*([.N$8]+[.$B233]*([.N$9]+[.$B233]*[.N$10])))" office:value-type="float" office:value="6.73999934890372" calcext:value-type="float">
            <text:p>6.740</text:p>
          </table:table-cell>
          <table:table-cell table:formula="of:=[.C233]-[.M233]" office:value-type="float" office:value="0.00100065109628122" calcext:value-type="float">
            <text:p>0.00100</text:p>
          </table:table-cell>
          <table:table-cell table:formula="of:=[.N233]*25.38" office:value-type="float" office:value="0.0253965248236175" calcext:value-type="float">
            <text:p>0.025</text:p>
          </table:table-cell>
          <table:table-cell table:formula="of:=ABS([.O233])" office:value-type="float" office:value="0.0253965248236175" calcext:value-type="float">
            <text:p>0.025</text:p>
          </table:table-cell>
          <table:table-cell/>
          <table:table-cell table:formula="of:=[.$B233]*([.S$4]+[.$B233]*([.S$5]+[.$B233]*([.S$6]+[.$B233]*[.S$7])))/(1+[.$B233]*([.S$8]+[.$B233]*([.S$9]+[.$B233]*[.S$10])))" office:value-type="float" office:value="6.86108864752324" calcext:value-type="float">
            <text:p>6.861</text:p>
          </table:table-cell>
          <table:table-cell table:style-name="ce40" table:formula="of:=[.C233]-[.R233]" office:value-type="float" office:value="-0.120088647523236" calcext:value-type="float">
            <text:p>-0.1201</text:p>
          </table:table-cell>
          <table:table-cell table:formula="of:=[.S233]*25.38" office:value-type="float" office:value="-3.04784987413973" calcext:value-type="float">
            <text:p>-3.048</text:p>
          </table:table-cell>
          <table:table-cell table:formula="of:=ABS([.T233])" office:value-type="float" office:value="3.04784987413973" calcext:value-type="float">
            <text:p>3.04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66" calcext:value-type="float">
            <text:p>166</text:p>
          </table:table-cell>
          <table:table-cell office:value-type="float" office:value="6.781" calcext:value-type="float">
            <text:p>6.781</text:p>
          </table:table-cell>
          <table:table-cell/>
          <table:table-cell table:formula="of:=[.$C234]*([.F$4]+[.$C234]*([.F$5]+[.$C234]*([.F$6]+[.$C234]*[.F$7])))/(1+[.$C234]*([.F$8]+[.$C234]*([.F$9]+[.$C234]*[.F$10])))" office:value-type="float" office:value="166.028259774768" calcext:value-type="float">
            <text:p>166.03</text:p>
          </table:table-cell>
          <table:table-cell table:formula="of:=[.B234]-[.E234]" office:value-type="float" office:value="-0.0282597747684008" calcext:value-type="float">
            <text:p>-0.028</text:p>
          </table:table-cell>
          <table:table-cell table:formula="of:=ABS([.F234])" office:value-type="float" office:value="0.0282597747684008" calcext:value-type="float">
            <text:p>0.028</text:p>
          </table:table-cell>
          <table:table-cell/>
          <table:table-cell table:style-name="ce12" table:formula="of:=[.$C234]*([.J$4]+[.$C234]*([.J$5]+[.$C234]*([.J$6]+[.$C234]*[.J$7])))/(1+[.$C234]*([.J$8]+[.$C234]*([.J$9]+[.$C234]*[.J$10])))" office:value-type="float" office:value="166.287799119668" calcext:value-type="float">
            <text:p>166.29</text:p>
          </table:table-cell>
          <table:table-cell table:formula="of:=[.B234]-[.I234]" office:value-type="float" office:value="-0.287799119667994" calcext:value-type="float">
            <text:p>-0.288</text:p>
          </table:table-cell>
          <table:table-cell table:formula="of:=ABS([.J234])" office:value-type="float" office:value="0.287799119667994" calcext:value-type="float">
            <text:p>0.288</text:p>
          </table:table-cell>
          <table:table-cell/>
          <table:table-cell table:formula="of:=[.$B234]*([.N$4]+[.$B234]*([.N$5]+[.$B234]*([.N$6]+[.$B234]*[.N$7])))/(1+[.$B234]*([.N$8]+[.$B234]*([.N$9]+[.$B234]*[.N$10])))" office:value-type="float" office:value="6.78001545351541" calcext:value-type="float">
            <text:p>6.780</text:p>
          </table:table-cell>
          <table:table-cell table:formula="of:=[.C234]-[.M234]" office:value-type="float" office:value="0.000984546484590787" calcext:value-type="float">
            <text:p>0.00098</text:p>
          </table:table-cell>
          <table:table-cell table:formula="of:=[.N234]*25.38" office:value-type="float" office:value="0.0249877897789142" calcext:value-type="float">
            <text:p>0.025</text:p>
          </table:table-cell>
          <table:table-cell table:formula="of:=ABS([.O234])" office:value-type="float" office:value="0.0249877897789142" calcext:value-type="float">
            <text:p>0.025</text:p>
          </table:table-cell>
          <table:table-cell/>
          <table:table-cell table:formula="of:=[.$B234]*([.S$4]+[.$B234]*([.S$5]+[.$B234]*([.S$6]+[.$B234]*[.S$7])))/(1+[.$B234]*([.S$8]+[.$B234]*([.S$9]+[.$B234]*[.S$10])))" office:value-type="float" office:value="6.90370855003042" calcext:value-type="float">
            <text:p>6.904</text:p>
          </table:table-cell>
          <table:table-cell table:style-name="ce40" table:formula="of:=[.C234]-[.R234]" office:value-type="float" office:value="-0.122708550030421" calcext:value-type="float">
            <text:p>-0.1227</text:p>
          </table:table-cell>
          <table:table-cell table:formula="of:=[.S234]*25.38" office:value-type="float" office:value="-3.1143429997721" calcext:value-type="float">
            <text:p>-3.114</text:p>
          </table:table-cell>
          <table:table-cell table:formula="of:=ABS([.T234])" office:value-type="float" office:value="3.1143429997721" calcext:value-type="float">
            <text:p>3.11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float" office:value="6.821" calcext:value-type="float">
            <text:p>6.821</text:p>
          </table:table-cell>
          <table:table-cell/>
          <table:table-cell table:formula="of:=[.$C235]*([.F$4]+[.$C235]*([.F$5]+[.$C235]*([.F$6]+[.$C235]*[.F$7])))/(1+[.$C235]*([.F$8]+[.$C235]*([.F$9]+[.$C235]*[.F$10])))" office:value-type="float" office:value="167.027784526445" calcext:value-type="float">
            <text:p>167.03</text:p>
          </table:table-cell>
          <table:table-cell table:formula="of:=[.B235]-[.E235]" office:value-type="float" office:value="-0.0277845264445489" calcext:value-type="float">
            <text:p>-0.028</text:p>
          </table:table-cell>
          <table:table-cell table:formula="of:=ABS([.F235])" office:value-type="float" office:value="0.0277845264445489" calcext:value-type="float">
            <text:p>0.028</text:p>
          </table:table-cell>
          <table:table-cell/>
          <table:table-cell table:style-name="ce12" table:formula="of:=[.$C235]*([.J$4]+[.$C235]*([.J$5]+[.$C235]*([.J$6]+[.$C235]*[.J$7])))/(1+[.$C235]*([.J$8]+[.$C235]*([.J$9]+[.$C235]*[.J$10])))" office:value-type="float" office:value="167.302576471306" calcext:value-type="float">
            <text:p>167.30</text:p>
          </table:table-cell>
          <table:table-cell table:formula="of:=[.B235]-[.I235]" office:value-type="float" office:value="-0.30257647130631" calcext:value-type="float">
            <text:p>-0.303</text:p>
          </table:table-cell>
          <table:table-cell table:formula="of:=ABS([.J235])" office:value-type="float" office:value="0.30257647130631" calcext:value-type="float">
            <text:p>0.303</text:p>
          </table:table-cell>
          <table:table-cell/>
          <table:table-cell table:formula="of:=[.$B235]*([.N$4]+[.$B235]*([.N$5]+[.$B235]*([.N$6]+[.$B235]*[.N$7])))/(1+[.$B235]*([.N$8]+[.$B235]*([.N$9]+[.$B235]*[.N$10])))" office:value-type="float" office:value="6.82002096762793" calcext:value-type="float">
            <text:p>6.820</text:p>
          </table:table-cell>
          <table:table-cell table:formula="of:=[.C235]-[.M235]" office:value-type="float" office:value="0.000979032372070421" calcext:value-type="float">
            <text:p>0.00098</text:p>
          </table:table-cell>
          <table:table-cell table:formula="of:=[.N235]*25.38" office:value-type="float" office:value="0.0248478416031473" calcext:value-type="float">
            <text:p>0.025</text:p>
          </table:table-cell>
          <table:table-cell table:formula="of:=ABS([.O235])" office:value-type="float" office:value="0.0248478416031473" calcext:value-type="float">
            <text:p>0.025</text:p>
          </table:table-cell>
          <table:table-cell/>
          <table:table-cell table:formula="of:=[.$B235]*([.S$4]+[.$B235]*([.S$5]+[.$B235]*([.S$6]+[.$B235]*[.S$7])))/(1+[.$B235]*([.S$8]+[.$B235]*([.S$9]+[.$B235]*[.S$10])))" office:value-type="float" office:value="6.94633454388761" calcext:value-type="float">
            <text:p>6.946</text:p>
          </table:table-cell>
          <table:table-cell table:style-name="ce40" table:formula="of:=[.C235]-[.R235]" office:value-type="float" office:value="-0.12533454388761" calcext:value-type="float">
            <text:p>-0.1253</text:p>
          </table:table-cell>
          <table:table-cell table:formula="of:=[.S235]*25.38" office:value-type="float" office:value="-3.18099072386754" calcext:value-type="float">
            <text:p>-3.181</text:p>
          </table:table-cell>
          <table:table-cell table:formula="of:=ABS([.T235])" office:value-type="float" office:value="3.18099072386754" calcext:value-type="float">
            <text:p>3.18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float" office:value="6.861" calcext:value-type="float">
            <text:p>6.861</text:p>
          </table:table-cell>
          <table:table-cell/>
          <table:table-cell table:formula="of:=[.$C236]*([.F$4]+[.$C236]*([.F$5]+[.$C236]*([.F$6]+[.$C236]*[.F$7])))/(1+[.$C236]*([.F$8]+[.$C236]*([.F$9]+[.$C236]*[.F$10])))" office:value-type="float" office:value="168.027545089817" calcext:value-type="float">
            <text:p>168.03</text:p>
          </table:table-cell>
          <table:table-cell table:formula="of:=[.B236]-[.E236]" office:value-type="float" office:value="-0.027545089816698" calcext:value-type="float">
            <text:p>-0.028</text:p>
          </table:table-cell>
          <table:table-cell table:formula="of:=ABS([.F236])" office:value-type="float" office:value="0.027545089816698" calcext:value-type="float">
            <text:p>0.028</text:p>
          </table:table-cell>
          <table:table-cell/>
          <table:table-cell table:style-name="ce12" table:formula="of:=[.$C236]*([.J$4]+[.$C236]*([.J$5]+[.$C236]*([.J$6]+[.$C236]*[.J$7])))/(1+[.$C236]*([.J$8]+[.$C236]*([.J$9]+[.$C236]*[.J$10])))" office:value-type="float" office:value="168.318269228016" calcext:value-type="float">
            <text:p>168.32</text:p>
          </table:table-cell>
          <table:table-cell table:formula="of:=[.B236]-[.I236]" office:value-type="float" office:value="-0.318269228016362" calcext:value-type="float">
            <text:p>-0.318</text:p>
          </table:table-cell>
          <table:table-cell table:formula="of:=ABS([.J236])" office:value-type="float" office:value="0.318269228016362" calcext:value-type="float">
            <text:p>0.318</text:p>
          </table:table-cell>
          <table:table-cell/>
          <table:table-cell table:formula="of:=[.$B236]*([.N$4]+[.$B236]*([.N$5]+[.$B236]*([.N$6]+[.$B236]*[.N$7])))/(1+[.$B236]*([.N$8]+[.$B236]*([.N$9]+[.$B236]*[.N$10])))" office:value-type="float" office:value="6.86001651311625" calcext:value-type="float">
            <text:p>6.860</text:p>
          </table:table-cell>
          <table:table-cell table:formula="of:=[.C236]-[.M236]" office:value-type="float" office:value="0.000983486883754381" calcext:value-type="float">
            <text:p>0.00098</text:p>
          </table:table-cell>
          <table:table-cell table:formula="of:=[.N236]*25.38" office:value-type="float" office:value="0.0249608971096862" calcext:value-type="float">
            <text:p>0.025</text:p>
          </table:table-cell>
          <table:table-cell table:formula="of:=ABS([.O236])" office:value-type="float" office:value="0.0249608971096862" calcext:value-type="float">
            <text:p>0.025</text:p>
          </table:table-cell>
          <table:table-cell/>
          <table:table-cell table:formula="of:=[.$B236]*([.S$4]+[.$B236]*([.S$5]+[.$B236]*([.S$6]+[.$B236]*[.S$7])))/(1+[.$B236]*([.S$8]+[.$B236]*([.S$9]+[.$B236]*[.S$10])))" office:value-type="float" office:value="6.98896657342235" calcext:value-type="float">
            <text:p>6.989</text:p>
          </table:table-cell>
          <table:table-cell table:style-name="ce40" table:formula="of:=[.C236]-[.R236]" office:value-type="float" office:value="-0.127966573422353" calcext:value-type="float">
            <text:p>-0.1280</text:p>
          </table:table-cell>
          <table:table-cell table:formula="of:=[.S236]*25.38" office:value-type="float" office:value="-3.24779163345932" calcext:value-type="float">
            <text:p>-3.248</text:p>
          </table:table-cell>
          <table:table-cell table:formula="of:=ABS([.T236])" office:value-type="float" office:value="3.24779163345932" calcext:value-type="float">
            <text:p>3.24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69" calcext:value-type="float">
            <text:p>169</text:p>
          </table:table-cell>
          <table:table-cell office:value-type="float" office:value="6.901" calcext:value-type="float">
            <text:p>6.901</text:p>
          </table:table-cell>
          <table:table-cell/>
          <table:table-cell table:formula="of:=[.$C237]*([.F$4]+[.$C237]*([.F$5]+[.$C237]*([.F$6]+[.$C237]*[.F$7])))/(1+[.$C237]*([.F$8]+[.$C237]*([.F$9]+[.$C237]*[.F$10])))" office:value-type="float" office:value="169.027527066704" calcext:value-type="float">
            <text:p>169.03</text:p>
          </table:table-cell>
          <table:table-cell table:formula="of:=[.B237]-[.E237]" office:value-type="float" office:value="-0.0275270667039251" calcext:value-type="float">
            <text:p>-0.028</text:p>
          </table:table-cell>
          <table:table-cell table:formula="of:=ABS([.F237])" office:value-type="float" office:value="0.0275270667039251" calcext:value-type="float">
            <text:p>0.028</text:p>
          </table:table-cell>
          <table:table-cell/>
          <table:table-cell table:style-name="ce12" table:formula="of:=[.$C237]*([.J$4]+[.$C237]*([.J$5]+[.$C237]*([.J$6]+[.$C237]*[.J$7])))/(1+[.$C237]*([.J$8]+[.$C237]*([.J$9]+[.$C237]*[.J$10])))" office:value-type="float" office:value="169.334879346722" calcext:value-type="float">
            <text:p>169.33</text:p>
          </table:table-cell>
          <table:table-cell table:formula="of:=[.B237]-[.I237]" office:value-type="float" office:value="-0.334879346721891" calcext:value-type="float">
            <text:p>-0.335</text:p>
          </table:table-cell>
          <table:table-cell table:formula="of:=ABS([.J237])" office:value-type="float" office:value="0.334879346721891" calcext:value-type="float">
            <text:p>0.335</text:p>
          </table:table-cell>
          <table:table-cell/>
          <table:table-cell table:formula="of:=[.$B237]*([.N$4]+[.$B237]*([.N$5]+[.$B237]*([.N$6]+[.$B237]*[.N$7])))/(1+[.$B237]*([.N$8]+[.$B237]*([.N$9]+[.$B237]*[.N$10])))" office:value-type="float" office:value="6.90000271398038" calcext:value-type="float">
            <text:p>6.900</text:p>
          </table:table-cell>
          <table:table-cell table:formula="of:=[.C237]-[.M237]" office:value-type="float" office:value="0.000997286019619459" calcext:value-type="float">
            <text:p>0.00100</text:p>
          </table:table-cell>
          <table:table-cell table:formula="of:=[.N237]*25.38" office:value-type="float" office:value="0.0253111191779419" calcext:value-type="float">
            <text:p>0.025</text:p>
          </table:table-cell>
          <table:table-cell table:formula="of:=ABS([.O237])" office:value-type="float" office:value="0.0253111191779419" calcext:value-type="float">
            <text:p>0.025</text:p>
          </table:table-cell>
          <table:table-cell/>
          <table:table-cell table:formula="of:=[.$B237]*([.S$4]+[.$B237]*([.S$5]+[.$B237]*([.S$6]+[.$B237]*[.S$7])))/(1+[.$B237]*([.S$8]+[.$B237]*([.S$9]+[.$B237]*[.S$10])))" office:value-type="float" office:value="7.03160458363691" calcext:value-type="float">
            <text:p>7.032</text:p>
          </table:table-cell>
          <table:table-cell table:style-name="ce40" table:formula="of:=[.C237]-[.R237]" office:value-type="float" office:value="-0.130604583636913" calcext:value-type="float">
            <text:p>-0.1306</text:p>
          </table:table-cell>
          <table:table-cell table:formula="of:=[.S237]*25.38" office:value-type="float" office:value="-3.31474433270485" calcext:value-type="float">
            <text:p>-3.315</text:p>
          </table:table-cell>
          <table:table-cell table:formula="of:=ABS([.T237])" office:value-type="float" office:value="3.31474433270485" calcext:value-type="float">
            <text:p>3.31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70" calcext:value-type="float">
            <text:p>170</text:p>
          </table:table-cell>
          <table:table-cell office:value-type="float" office:value="6.941" calcext:value-type="float">
            <text:p>6.941</text:p>
          </table:table-cell>
          <table:table-cell/>
          <table:table-cell table:formula="of:=[.$C238]*([.F$4]+[.$C238]*([.F$5]+[.$C238]*([.F$6]+[.$C238]*[.F$7])))/(1+[.$C238]*([.F$8]+[.$C238]*([.F$9]+[.$C238]*[.F$10])))" office:value-type="float" office:value="170.027716011894" calcext:value-type="float">
            <text:p>170.03</text:p>
          </table:table-cell>
          <table:table-cell table:formula="of:=[.B238]-[.E238]" office:value-type="float" office:value="-0.027716011894455" calcext:value-type="float">
            <text:p>-0.028</text:p>
          </table:table-cell>
          <table:table-cell table:formula="of:=ABS([.F238])" office:value-type="float" office:value="0.027716011894455" calcext:value-type="float">
            <text:p>0.028</text:p>
          </table:table-cell>
          <table:table-cell/>
          <table:table-cell table:style-name="ce12" table:formula="of:=[.$C238]*([.J$4]+[.$C238]*([.J$5]+[.$C238]*([.J$6]+[.$C238]*[.J$7])))/(1+[.$C238]*([.J$8]+[.$C238]*([.J$9]+[.$C238]*[.J$10])))" office:value-type="float" office:value="170.352408626506" calcext:value-type="float">
            <text:p>170.35</text:p>
          </table:table-cell>
          <table:table-cell table:formula="of:=[.B238]-[.I238]" office:value-type="float" office:value="-0.352408626506389" calcext:value-type="float">
            <text:p>-0.352</text:p>
          </table:table-cell>
          <table:table-cell table:formula="of:=ABS([.J238])" office:value-type="float" office:value="0.352408626506389" calcext:value-type="float">
            <text:p>0.352</text:p>
          </table:table-cell>
          <table:table-cell/>
          <table:table-cell table:formula="of:=[.$B238]*([.N$4]+[.$B238]*([.N$5]+[.$B238]*([.N$6]+[.$B238]*[.N$7])))/(1+[.$B238]*([.N$8]+[.$B238]*([.N$9]+[.$B238]*[.N$10])))" office:value-type="float" office:value="6.93998019560622" calcext:value-type="float">
            <text:p>6.940</text:p>
          </table:table-cell>
          <table:table-cell table:formula="of:=[.C238]-[.M238]" office:value-type="float" office:value="0.00101980439378391" calcext:value-type="float">
            <text:p>0.00102</text:p>
          </table:table-cell>
          <table:table-cell table:formula="of:=[.N238]*25.38" office:value-type="float" office:value="0.0258826355142356" calcext:value-type="float">
            <text:p>0.026</text:p>
          </table:table-cell>
          <table:table-cell table:formula="of:=ABS([.O238])" office:value-type="float" office:value="0.0258826355142356" calcext:value-type="float">
            <text:p>0.026</text:p>
          </table:table-cell>
          <table:table-cell/>
          <table:table-cell table:formula="of:=[.$B238]*([.S$4]+[.$B238]*([.S$5]+[.$B238]*([.S$6]+[.$B238]*[.S$7])))/(1+[.$B238]*([.S$8]+[.$B238]*([.S$9]+[.$B238]*[.S$10])))" office:value-type="float" office:value="7.07424852019813" calcext:value-type="float">
            <text:p>7.074</text:p>
          </table:table-cell>
          <table:table-cell table:style-name="ce40" table:formula="of:=[.C238]-[.R238]" office:value-type="float" office:value="-0.133248520198131" calcext:value-type="float">
            <text:p>-0.1332</text:p>
          </table:table-cell>
          <table:table-cell table:formula="of:=[.S238]*25.38" office:value-type="float" office:value="-3.38184744262856" calcext:value-type="float">
            <text:p>-3.382</text:p>
          </table:table-cell>
          <table:table-cell table:formula="of:=ABS([.T238])" office:value-type="float" office:value="3.38184744262856" calcext:value-type="float">
            <text:p>3.38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71" calcext:value-type="float">
            <text:p>171</text:p>
          </table:table-cell>
          <table:table-cell office:value-type="float" office:value="6.981" calcext:value-type="float">
            <text:p>6.981</text:p>
          </table:table-cell>
          <table:table-cell/>
          <table:table-cell table:formula="of:=[.$C239]*([.F$4]+[.$C239]*([.F$5]+[.$C239]*([.F$6]+[.$C239]*[.F$7])))/(1+[.$C239]*([.F$8]+[.$C239]*([.F$9]+[.$C239]*[.F$10])))" office:value-type="float" office:value="171.028097449511" calcext:value-type="float">
            <text:p>171.03</text:p>
          </table:table-cell>
          <table:table-cell table:formula="of:=[.B239]-[.E239]" office:value-type="float" office:value="-0.0280974495105397" calcext:value-type="float">
            <text:p>-0.028</text:p>
          </table:table-cell>
          <table:table-cell table:formula="of:=ABS([.F239])" office:value-type="float" office:value="0.0280974495105397" calcext:value-type="float">
            <text:p>0.028</text:p>
          </table:table-cell>
          <table:table-cell/>
          <table:table-cell table:style-name="ce12" table:formula="of:=[.$C239]*([.J$4]+[.$C239]*([.J$5]+[.$C239]*([.J$6]+[.$C239]*[.J$7])))/(1+[.$C239]*([.J$8]+[.$C239]*([.J$9]+[.$C239]*[.J$10])))" office:value-type="float" office:value="171.370858710433" calcext:value-type="float">
            <text:p>171.37</text:p>
          </table:table-cell>
          <table:table-cell table:formula="of:=[.B239]-[.I239]" office:value-type="float" office:value="-0.370858710433112" calcext:value-type="float">
            <text:p>-0.371</text:p>
          </table:table-cell>
          <table:table-cell table:formula="of:=ABS([.J239])" office:value-type="float" office:value="0.370858710433112" calcext:value-type="float">
            <text:p>0.371</text:p>
          </table:table-cell>
          <table:table-cell/>
          <table:table-cell table:formula="of:=[.$B239]*([.N$4]+[.$B239]*([.N$5]+[.$B239]*([.N$6]+[.$B239]*[.N$7])))/(1+[.$B239]*([.N$8]+[.$B239]*([.N$9]+[.$B239]*[.N$10])))" office:value-type="float" office:value="6.97994958404142" calcext:value-type="float">
            <text:p>6.980</text:p>
          </table:table-cell>
          <table:table-cell table:formula="of:=[.C239]-[.M239]" office:value-type="float" office:value="0.0010504159585798" calcext:value-type="float">
            <text:p>0.00105</text:p>
          </table:table-cell>
          <table:table-cell table:formula="of:=[.N239]*25.38" office:value-type="float" office:value="0.0266595570287553" calcext:value-type="float">
            <text:p>0.027</text:p>
          </table:table-cell>
          <table:table-cell table:formula="of:=ABS([.O239])" office:value-type="float" office:value="0.0266595570287553" calcext:value-type="float">
            <text:p>0.027</text:p>
          </table:table-cell>
          <table:table-cell/>
          <table:table-cell table:formula="of:=[.$B239]*([.S$4]+[.$B239]*([.S$5]+[.$B239]*([.S$6]+[.$B239]*[.S$7])))/(1+[.$B239]*([.S$8]+[.$B239]*([.S$9]+[.$B239]*[.S$10])))" office:value-type="float" office:value="7.11689832942745" calcext:value-type="float">
            <text:p>7.117</text:p>
          </table:table-cell>
          <table:table-cell table:style-name="ce40" table:formula="of:=[.C239]-[.R239]" office:value-type="float" office:value="-0.135898329427453" calcext:value-type="float">
            <text:p>-0.1359</text:p>
          </table:table-cell>
          <table:table-cell table:formula="of:=[.S239]*25.38" office:value-type="float" office:value="-3.44909960086877" calcext:value-type="float">
            <text:p>-3.449</text:p>
          </table:table-cell>
          <table:table-cell table:formula="of:=ABS([.T239])" office:value-type="float" office:value="3.44909960086877" calcext:value-type="float">
            <text:p>3.44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float" office:value="7.021" calcext:value-type="float">
            <text:p>7.021</text:p>
          </table:table-cell>
          <table:table-cell/>
          <table:table-cell table:formula="of:=[.$C240]*([.F$4]+[.$C240]*([.F$5]+[.$C240]*([.F$6]+[.$C240]*[.F$7])))/(1+[.$C240]*([.F$8]+[.$C240]*([.F$9]+[.$C240]*[.F$10])))" office:value-type="float" office:value="172.028656889076" calcext:value-type="float">
            <text:p>172.03</text:p>
          </table:table-cell>
          <table:table-cell table:formula="of:=[.B240]-[.E240]" office:value-type="float" office:value="-0.0286568890759895" calcext:value-type="float">
            <text:p>-0.029</text:p>
          </table:table-cell>
          <table:table-cell table:formula="of:=ABS([.F240])" office:value-type="float" office:value="0.0286568890759895" calcext:value-type="float">
            <text:p>0.029</text:p>
          </table:table-cell>
          <table:table-cell/>
          <table:table-cell table:style-name="ce12" table:formula="of:=[.$C240]*([.J$4]+[.$C240]*([.J$5]+[.$C240]*([.J$6]+[.$C240]*[.J$7])))/(1+[.$C240]*([.J$8]+[.$C240]*([.J$9]+[.$C240]*[.J$10])))" office:value-type="float" office:value="172.390231087391" calcext:value-type="float">
            <text:p>172.39</text:p>
          </table:table-cell>
          <table:table-cell table:formula="of:=[.B240]-[.I240]" office:value-type="float" office:value="-0.390231087391271" calcext:value-type="float">
            <text:p>-0.390</text:p>
          </table:table-cell>
          <table:table-cell table:formula="of:=ABS([.J240])" office:value-type="float" office:value="0.390231087391271" calcext:value-type="float">
            <text:p>0.390</text:p>
          </table:table-cell>
          <table:table-cell/>
          <table:table-cell table:formula="of:=[.$B240]*([.N$4]+[.$B240]*([.N$5]+[.$B240]*([.N$6]+[.$B240]*[.N$7])))/(1+[.$B240]*([.N$8]+[.$B240]*([.N$9]+[.$B240]*[.N$10])))" office:value-type="float" office:value="7.01991150528763" calcext:value-type="float">
            <text:p>7.020</text:p>
          </table:table-cell>
          <table:table-cell table:formula="of:=[.C240]-[.M240]" office:value-type="float" office:value="0.0010884947123726" calcext:value-type="float">
            <text:p>0.00109</text:p>
          </table:table-cell>
          <table:table-cell table:formula="of:=[.N240]*25.38" office:value-type="float" office:value="0.0276259958000166" calcext:value-type="float">
            <text:p>0.028</text:p>
          </table:table-cell>
          <table:table-cell table:formula="of:=ABS([.O240])" office:value-type="float" office:value="0.0276259958000166" calcext:value-type="float">
            <text:p>0.028</text:p>
          </table:table-cell>
          <table:table-cell/>
          <table:table-cell table:formula="of:=[.$B240]*([.S$4]+[.$B240]*([.S$5]+[.$B240]*([.S$6]+[.$B240]*[.S$7])))/(1+[.$B240]*([.S$8]+[.$B240]*([.S$9]+[.$B240]*[.S$10])))" office:value-type="float" office:value="7.15955395829118" calcext:value-type="float">
            <text:p>7.160</text:p>
          </table:table-cell>
          <table:table-cell table:style-name="ce40" table:formula="of:=[.C240]-[.R240]" office:value-type="float" office:value="-0.138553958291178" calcext:value-type="float">
            <text:p>-0.1386</text:p>
          </table:table-cell>
          <table:table-cell table:formula="of:=[.S240]*25.38" office:value-type="float" office:value="-3.51649946143009" calcext:value-type="float">
            <text:p>-3.516</text:p>
          </table:table-cell>
          <table:table-cell table:formula="of:=ABS([.T240])" office:value-type="float" office:value="3.51649946143009" calcext:value-type="float">
            <text:p>3.51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73" calcext:value-type="float">
            <text:p>173</text:p>
          </table:table-cell>
          <table:table-cell office:value-type="float" office:value="7.06" calcext:value-type="float">
            <text:p>7.060</text:p>
          </table:table-cell>
          <table:table-cell/>
          <table:table-cell table:formula="of:=[.$C241]*([.F$4]+[.$C241]*([.F$5]+[.$C241]*([.F$6]+[.$C241]*[.F$7])))/(1+[.$C241]*([.F$8]+[.$C241]*([.F$9]+[.$C241]*[.F$10])))" office:value-type="float" office:value="173.00435989082" calcext:value-type="float">
            <text:p>173.00</text:p>
          </table:table-cell>
          <table:table-cell table:formula="of:=[.B241]-[.E241]" office:value-type="float" office:value="-0.00435989082029664" calcext:value-type="float">
            <text:p>-0.004</text:p>
          </table:table-cell>
          <table:table-cell table:formula="of:=ABS([.F241])" office:value-type="float" office:value="0.00435989082029664" calcext:value-type="float">
            <text:p>0.004</text:p>
          </table:table-cell>
          <table:table-cell/>
          <table:table-cell table:style-name="ce12" table:formula="of:=[.$C241]*([.J$4]+[.$C241]*([.J$5]+[.$C241]*([.J$6]+[.$C241]*[.J$7])))/(1+[.$C241]*([.J$8]+[.$C241]*([.J$9]+[.$C241]*[.J$10])))" office:value-type="float" office:value="173.385008427242" calcext:value-type="float">
            <text:p>173.39</text:p>
          </table:table-cell>
          <table:table-cell table:formula="of:=[.B241]-[.I241]" office:value-type="float" office:value="-0.385008427241956" calcext:value-type="float">
            <text:p>-0.385</text:p>
          </table:table-cell>
          <table:table-cell table:formula="of:=ABS([.J241])" office:value-type="float" office:value="0.385008427241956" calcext:value-type="float">
            <text:p>0.385</text:p>
          </table:table-cell>
          <table:table-cell/>
          <table:table-cell table:formula="of:=[.$B241]*([.N$4]+[.$B241]*([.N$5]+[.$B241]*([.N$6]+[.$B241]*[.N$7])))/(1+[.$B241]*([.N$8]+[.$B241]*([.N$9]+[.$B241]*[.N$10])))" office:value-type="float" office:value="7.05986658460993" calcext:value-type="float">
            <text:p>7.060</text:p>
          </table:table-cell>
          <table:table-cell table:formula="of:=[.C241]-[.M241]" office:value-type="float" office:value="0.000133415390065395" calcext:value-type="float">
            <text:p>0.00013</text:p>
          </table:table-cell>
          <table:table-cell table:formula="of:=[.N241]*25.38" office:value-type="float" office:value="0.00338608259985971" calcext:value-type="float">
            <text:p>0.003</text:p>
          </table:table-cell>
          <table:table-cell table:formula="of:=ABS([.O241])" office:value-type="float" office:value="0.00338608259985971" calcext:value-type="float">
            <text:p>0.003</text:p>
          </table:table-cell>
          <table:table-cell/>
          <table:table-cell table:formula="of:=[.$B241]*([.S$4]+[.$B241]*([.S$5]+[.$B241]*([.S$6]+[.$B241]*[.S$7])))/(1+[.$B241]*([.S$8]+[.$B241]*([.S$9]+[.$B241]*[.S$10])))" office:value-type="float" office:value="7.20221535439083" calcext:value-type="float">
            <text:p>7.202</text:p>
          </table:table-cell>
          <table:table-cell table:style-name="ce40" table:formula="of:=[.C241]-[.R241]" office:value-type="float" office:value="-0.142215354390832" calcext:value-type="float">
            <text:p>-0.1422</text:p>
          </table:table-cell>
          <table:table-cell table:formula="of:=[.S241]*25.38" office:value-type="float" office:value="-3.6094256944393" calcext:value-type="float">
            <text:p>-3.609</text:p>
          </table:table-cell>
          <table:table-cell table:formula="of:=ABS([.T241])" office:value-type="float" office:value="3.6094256944393" calcext:value-type="float">
            <text:p>3.60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float" office:value="7.1" calcext:value-type="float">
            <text:p>7.100</text:p>
          </table:table-cell>
          <table:table-cell/>
          <table:table-cell table:formula="of:=[.$C242]*([.F$4]+[.$C242]*([.F$5]+[.$C242]*([.F$6]+[.$C242]*[.F$7])))/(1+[.$C242]*([.F$8]+[.$C242]*([.F$9]+[.$C242]*[.F$10])))" office:value-type="float" office:value="174.005228333007" calcext:value-type="float">
            <text:p>174.01</text:p>
          </table:table-cell>
          <table:table-cell table:formula="of:=[.B242]-[.E242]" office:value-type="float" office:value="-0.00522833300684056" calcext:value-type="float">
            <text:p>-0.005</text:p>
          </table:table-cell>
          <table:table-cell table:formula="of:=ABS([.F242])" office:value-type="float" office:value="0.00522833300684056" calcext:value-type="float">
            <text:p>0.005</text:p>
          </table:table-cell>
          <table:table-cell/>
          <table:table-cell table:style-name="ce12" table:formula="of:=[.$C242]*([.J$4]+[.$C242]*([.J$5]+[.$C242]*([.J$6]+[.$C242]*[.J$7])))/(1+[.$C242]*([.J$8]+[.$C242]*([.J$9]+[.$C242]*[.J$10])))" office:value-type="float" office:value="174.406206115953" calcext:value-type="float">
            <text:p>174.41</text:p>
          </table:table-cell>
          <table:table-cell table:formula="of:=[.B242]-[.I242]" office:value-type="float" office:value="-0.406206115953182" calcext:value-type="float">
            <text:p>-0.406</text:p>
          </table:table-cell>
          <table:table-cell table:formula="of:=ABS([.J242])" office:value-type="float" office:value="0.406206115953182" calcext:value-type="float">
            <text:p>0.406</text:p>
          </table:table-cell>
          <table:table-cell/>
          <table:table-cell table:formula="of:=[.$B242]*([.N$4]+[.$B242]*([.N$5]+[.$B242]*([.N$6]+[.$B242]*[.N$7])))/(1+[.$B242]*([.N$8]+[.$B242]*([.N$9]+[.$B242]*[.N$10])))" office:value-type="float" office:value="7.09981544586467" calcext:value-type="float">
            <text:p>7.100</text:p>
          </table:table-cell>
          <table:table-cell table:formula="of:=[.C242]-[.M242]" office:value-type="float" office:value="0.000184554135326032" calcext:value-type="float">
            <text:p>0.00018</text:p>
          </table:table-cell>
          <table:table-cell table:formula="of:=[.N242]*25.38" office:value-type="float" office:value="0.00468398395457468" calcext:value-type="float">
            <text:p>0.005</text:p>
          </table:table-cell>
          <table:table-cell table:formula="of:=ABS([.O242])" office:value-type="float" office:value="0.00468398395457468" calcext:value-type="float">
            <text:p>0.005</text:p>
          </table:table-cell>
          <table:table-cell/>
          <table:table-cell table:formula="of:=[.$B242]*([.S$4]+[.$B242]*([.S$5]+[.$B242]*([.S$6]+[.$B242]*[.S$7])))/(1+[.$B242]*([.S$8]+[.$B242]*([.S$9]+[.$B242]*[.S$10])))" office:value-type="float" office:value="7.24488246595373" calcext:value-type="float">
            <text:p>7.245</text:p>
          </table:table-cell>
          <table:table-cell table:style-name="ce40" table:formula="of:=[.C242]-[.R242]" office:value-type="float" office:value="-0.144882465953733" calcext:value-type="float">
            <text:p>-0.1449</text:p>
          </table:table-cell>
          <table:table-cell table:formula="of:=[.S242]*25.38" office:value-type="float" office:value="-3.67711698590575" calcext:value-type="float">
            <text:p>-3.677</text:p>
          </table:table-cell>
          <table:table-cell table:formula="of:=ABS([.T242])" office:value-type="float" office:value="3.67711698590575" calcext:value-type="float">
            <text:p>3.67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75" calcext:value-type="float">
            <text:p>175</text:p>
          </table:table-cell>
          <table:table-cell office:value-type="float" office:value="7.14" calcext:value-type="float">
            <text:p>7.140</text:p>
          </table:table-cell>
          <table:table-cell/>
          <table:table-cell table:formula="of:=[.$C243]*([.F$4]+[.$C243]*([.F$5]+[.$C243]*([.F$6]+[.$C243]*[.F$7])))/(1+[.$C243]*([.F$8]+[.$C243]*([.F$9]+[.$C243]*[.F$10])))" office:value-type="float" office:value="175.006231734339" calcext:value-type="float">
            <text:p>175.01</text:p>
          </table:table-cell>
          <table:table-cell table:formula="of:=[.B243]-[.E243]" office:value-type="float" office:value="-0.00623173433925217" calcext:value-type="float">
            <text:p>-0.006</text:p>
          </table:table-cell>
          <table:table-cell table:formula="of:=ABS([.F243])" office:value-type="float" office:value="0.00623173433925217" calcext:value-type="float">
            <text:p>0.006</text:p>
          </table:table-cell>
          <table:table-cell/>
          <table:table-cell table:style-name="ce12" table:formula="of:=[.$C243]*([.J$4]+[.$C243]*([.J$5]+[.$C243]*([.J$6]+[.$C243]*[.J$7])))/(1+[.$C243]*([.J$8]+[.$C243]*([.J$9]+[.$C243]*[.J$10])))" office:value-type="float" office:value="175.428329633988" calcext:value-type="float">
            <text:p>175.43</text:p>
          </table:table-cell>
          <table:table-cell table:formula="of:=[.B243]-[.I243]" office:value-type="float" office:value="-0.428329633987573" calcext:value-type="float">
            <text:p>-0.428</text:p>
          </table:table-cell>
          <table:table-cell table:formula="of:=ABS([.J243])" office:value-type="float" office:value="0.428329633987573" calcext:value-type="float">
            <text:p>0.428</text:p>
          </table:table-cell>
          <table:table-cell/>
          <table:table-cell table:formula="of:=[.$B243]*([.N$4]+[.$B243]*([.N$5]+[.$B243]*([.N$6]+[.$B243]*[.N$7])))/(1+[.$B243]*([.N$8]+[.$B243]*([.N$9]+[.$B243]*[.N$10])))" office:value-type="float" office:value="7.13975871084638" calcext:value-type="float">
            <text:p>7.140</text:p>
          </table:table-cell>
          <table:table-cell table:formula="of:=[.C243]-[.M243]" office:value-type="float" office:value="0.00024128915361743" calcext:value-type="float">
            <text:p>0.00024</text:p>
          </table:table-cell>
          <table:table-cell table:formula="of:=[.N243]*25.38" office:value-type="float" office:value="0.00612391871881037" calcext:value-type="float">
            <text:p>0.006</text:p>
          </table:table-cell>
          <table:table-cell table:formula="of:=ABS([.O243])" office:value-type="float" office:value="0.00612391871881037" calcext:value-type="float">
            <text:p>0.006</text:p>
          </table:table-cell>
          <table:table-cell/>
          <table:table-cell table:formula="of:=[.$B243]*([.S$4]+[.$B243]*([.S$5]+[.$B243]*([.S$6]+[.$B243]*[.S$7])))/(1+[.$B243]*([.S$8]+[.$B243]*([.S$9]+[.$B243]*[.S$10])))" office:value-type="float" office:value="7.28755524182373" calcext:value-type="float">
            <text:p>7.288</text:p>
          </table:table-cell>
          <table:table-cell table:style-name="ce40" table:formula="of:=[.C243]-[.R243]" office:value-type="float" office:value="-0.14755524182373" calcext:value-type="float">
            <text:p>-0.1476</text:p>
          </table:table-cell>
          <table:table-cell table:formula="of:=[.S243]*25.38" office:value-type="float" office:value="-3.74495203748626" calcext:value-type="float">
            <text:p>-3.745</text:p>
          </table:table-cell>
          <table:table-cell table:formula="of:=ABS([.T243])" office:value-type="float" office:value="3.74495203748626" calcext:value-type="float">
            <text:p>3.74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76" calcext:value-type="float">
            <text:p>176</text:p>
          </table:table-cell>
          <table:table-cell office:value-type="float" office:value="7.18" calcext:value-type="float">
            <text:p>7.180</text:p>
          </table:table-cell>
          <table:table-cell/>
          <table:table-cell table:formula="of:=[.$C244]*([.F$4]+[.$C244]*([.F$5]+[.$C244]*([.F$6]+[.$C244]*[.F$7])))/(1+[.$C244]*([.F$8]+[.$C244]*([.F$9]+[.$C244]*[.F$10])))" office:value-type="float" office:value="176.007355698481" calcext:value-type="float">
            <text:p>176.01</text:p>
          </table:table-cell>
          <table:table-cell table:formula="of:=[.B244]-[.E244]" office:value-type="float" office:value="-0.00735569848058049" calcext:value-type="float">
            <text:p>-0.007</text:p>
          </table:table-cell>
          <table:table-cell table:formula="of:=ABS([.F244])" office:value-type="float" office:value="0.00735569848058049" calcext:value-type="float">
            <text:p>0.007</text:p>
          </table:table-cell>
          <table:table-cell/>
          <table:table-cell table:style-name="ce12" table:formula="of:=[.$C244]*([.J$4]+[.$C244]*([.J$5]+[.$C244]*([.J$6]+[.$C244]*[.J$7])))/(1+[.$C244]*([.J$8]+[.$C244]*([.J$9]+[.$C244]*[.J$10])))" office:value-type="float" office:value="176.451379876103" calcext:value-type="float">
            <text:p>176.45</text:p>
          </table:table-cell>
          <table:table-cell table:formula="of:=[.B244]-[.I244]" office:value-type="float" office:value="-0.451379876102862" calcext:value-type="float">
            <text:p>-0.451</text:p>
          </table:table-cell>
          <table:table-cell table:formula="of:=ABS([.J244])" office:value-type="float" office:value="0.451379876102862" calcext:value-type="float">
            <text:p>0.451</text:p>
          </table:table-cell>
          <table:table-cell/>
          <table:table-cell table:formula="of:=[.$B244]*([.N$4]+[.$B244]*([.N$5]+[.$B244]*([.N$6]+[.$B244]*[.N$7])))/(1+[.$B244]*([.N$8]+[.$B244]*([.N$9]+[.$B244]*[.N$10])))" office:value-type="float" office:value="7.17969699865471" calcext:value-type="float">
            <text:p>7.180</text:p>
          </table:table-cell>
          <table:table-cell table:formula="of:=[.C244]-[.M244]" office:value-type="float" office:value="0.000303001345286269" calcext:value-type="float">
            <text:p>0.00030</text:p>
          </table:table-cell>
          <table:table-cell table:formula="of:=[.N244]*25.38" office:value-type="float" office:value="0.00769017414336551" calcext:value-type="float">
            <text:p>0.008</text:p>
          </table:table-cell>
          <table:table-cell table:formula="of:=ABS([.O244])" office:value-type="float" office:value="0.00769017414336551" calcext:value-type="float">
            <text:p>0.008</text:p>
          </table:table-cell>
          <table:table-cell/>
          <table:table-cell table:formula="of:=[.$B244]*([.S$4]+[.$B244]*([.S$5]+[.$B244]*([.S$6]+[.$B244]*[.S$7])))/(1+[.$B244]*([.S$8]+[.$B244]*([.S$9]+[.$B244]*[.S$10])))" office:value-type="float" office:value="7.33023363145209" calcext:value-type="float">
            <text:p>7.330</text:p>
          </table:table-cell>
          <table:table-cell table:style-name="ce40" table:formula="of:=[.C244]-[.R244]" office:value-type="float" office:value="-0.150233631452086" calcext:value-type="float">
            <text:p>-0.1502</text:p>
          </table:table-cell>
          <table:table-cell table:formula="of:=[.S244]*25.38" office:value-type="float" office:value="-3.81292956625395" calcext:value-type="float">
            <text:p>-3.813</text:p>
          </table:table-cell>
          <table:table-cell table:formula="of:=ABS([.T244])" office:value-type="float" office:value="3.81292956625395" calcext:value-type="float">
            <text:p>3.81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77" calcext:value-type="float">
            <text:p>177</text:p>
          </table:table-cell>
          <table:table-cell office:value-type="float" office:value="7.22" calcext:value-type="float">
            <text:p>7.220</text:p>
          </table:table-cell>
          <table:table-cell/>
          <table:table-cell table:formula="of:=[.$C245]*([.F$4]+[.$C245]*([.F$5]+[.$C245]*([.F$6]+[.$C245]*[.F$7])))/(1+[.$C245]*([.F$8]+[.$C245]*([.F$9]+[.$C245]*[.F$10])))" office:value-type="float" office:value="177.008585889179" calcext:value-type="float">
            <text:p>177.01</text:p>
          </table:table-cell>
          <table:table-cell table:formula="of:=[.B245]-[.E245]" office:value-type="float" office:value="-0.00858588917907355" calcext:value-type="float">
            <text:p>-0.009</text:p>
          </table:table-cell>
          <table:table-cell table:formula="of:=ABS([.F245])" office:value-type="float" office:value="0.00858588917907355" calcext:value-type="float">
            <text:p>0.009</text:p>
          </table:table-cell>
          <table:table-cell/>
          <table:table-cell table:style-name="ce12" table:formula="of:=[.$C245]*([.J$4]+[.$C245]*([.J$5]+[.$C245]*([.J$6]+[.$C245]*[.J$7])))/(1+[.$C245]*([.J$8]+[.$C245]*([.J$9]+[.$C245]*[.J$10])))" office:value-type="float" office:value="177.475357592399" calcext:value-type="float">
            <text:p>177.48</text:p>
          </table:table-cell>
          <table:table-cell table:formula="of:=[.B245]-[.I245]" office:value-type="float" office:value="-0.475357592399263" calcext:value-type="float">
            <text:p>-0.475</text:p>
          </table:table-cell>
          <table:table-cell table:formula="of:=ABS([.J245])" office:value-type="float" office:value="0.475357592399263" calcext:value-type="float">
            <text:p>0.475</text:p>
          </table:table-cell>
          <table:table-cell/>
          <table:table-cell table:formula="of:=[.$B245]*([.N$4]+[.$B245]*([.N$5]+[.$B245]*([.N$6]+[.$B245]*[.N$7])))/(1+[.$B245]*([.N$8]+[.$B245]*([.N$9]+[.$B245]*[.N$10])))" office:value-type="float" office:value="7.21963092508212" calcext:value-type="float">
            <text:p>7.220</text:p>
          </table:table-cell>
          <table:table-cell table:formula="of:=[.C245]-[.M245]" office:value-type="float" office:value="0.00036907491788174" calcext:value-type="float">
            <text:p>0.00037</text:p>
          </table:table-cell>
          <table:table-cell table:formula="of:=[.N245]*25.38" office:value-type="float" office:value="0.00936712141583856" calcext:value-type="float">
            <text:p>0.009</text:p>
          </table:table-cell>
          <table:table-cell table:formula="of:=ABS([.O245])" office:value-type="float" office:value="0.00936712141583856" calcext:value-type="float">
            <text:p>0.009</text:p>
          </table:table-cell>
          <table:table-cell/>
          <table:table-cell table:formula="of:=[.$B245]*([.S$4]+[.$B245]*([.S$5]+[.$B245]*([.S$6]+[.$B245]*[.S$7])))/(1+[.$B245]*([.S$8]+[.$B245]*([.S$9]+[.$B245]*[.S$10])))" office:value-type="float" office:value="7.37291758488854" calcext:value-type="float">
            <text:p>7.373</text:p>
          </table:table-cell>
          <table:table-cell table:style-name="ce40" table:formula="of:=[.C245]-[.R245]" office:value-type="float" office:value="-0.152917584888544" calcext:value-type="float">
            <text:p>-0.1529</text:p>
          </table:table-cell>
          <table:table-cell table:formula="of:=[.S245]*25.38" office:value-type="float" office:value="-3.88104830447125" calcext:value-type="float">
            <text:p>-3.881</text:p>
          </table:table-cell>
          <table:table-cell table:formula="of:=ABS([.T245])" office:value-type="float" office:value="3.88104830447125" calcext:value-type="float">
            <text:p>3.88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78" calcext:value-type="float">
            <text:p>178</text:p>
          </table:table-cell>
          <table:table-cell office:value-type="float" office:value="7.26" calcext:value-type="float">
            <text:p>7.260</text:p>
          </table:table-cell>
          <table:table-cell/>
          <table:table-cell table:formula="of:=[.$C246]*([.F$4]+[.$C246]*([.F$5]+[.$C246]*([.F$6]+[.$C246]*[.F$7])))/(1+[.$C246]*([.F$8]+[.$C246]*([.F$9]+[.$C246]*[.F$10])))" office:value-type="float" office:value="178.009908044078" calcext:value-type="float">
            <text:p>178.01</text:p>
          </table:table-cell>
          <table:table-cell table:formula="of:=[.B246]-[.E246]" office:value-type="float" office:value="-0.00990804407814494" calcext:value-type="float">
            <text:p>-0.010</text:p>
          </table:table-cell>
          <table:table-cell table:formula="of:=ABS([.F246])" office:value-type="float" office:value="0.00990804407814494" calcext:value-type="float">
            <text:p>0.010</text:p>
          </table:table-cell>
          <table:table-cell/>
          <table:table-cell table:style-name="ce12" table:formula="of:=[.$C246]*([.J$4]+[.$C246]*([.J$5]+[.$C246]*([.J$6]+[.$C246]*[.J$7])))/(1+[.$C246]*([.J$8]+[.$C246]*([.J$9]+[.$C246]*[.J$10])))" office:value-type="float" office:value="178.500263390289" calcext:value-type="float">
            <text:p>178.50</text:p>
          </table:table-cell>
          <table:table-cell table:formula="of:=[.B246]-[.I246]" office:value-type="float" office:value="-0.500263390289177" calcext:value-type="float">
            <text:p>-0.500</text:p>
          </table:table-cell>
          <table:table-cell table:formula="of:=ABS([.J246])" office:value-type="float" office:value="0.500263390289177" calcext:value-type="float">
            <text:p>0.500</text:p>
          </table:table-cell>
          <table:table-cell/>
          <table:table-cell table:formula="of:=[.$B246]*([.N$4]+[.$B246]*([.N$5]+[.$B246]*([.N$6]+[.$B246]*[.N$7])))/(1+[.$B246]*([.N$8]+[.$B246]*([.N$9]+[.$B246]*[.N$10])))" office:value-type="float" office:value="7.25956110202283" calcext:value-type="float">
            <text:p>7.260</text:p>
          </table:table-cell>
          <table:table-cell table:formula="of:=[.C246]-[.M246]" office:value-type="float" office:value="0.000438897977166342" calcext:value-type="float">
            <text:p>0.00044</text:p>
          </table:table-cell>
          <table:table-cell table:formula="of:=[.N246]*25.38" office:value-type="float" office:value="0.0111392306604817" calcext:value-type="float">
            <text:p>0.011</text:p>
          </table:table-cell>
          <table:table-cell table:formula="of:=ABS([.O246])" office:value-type="float" office:value="0.0111392306604817" calcext:value-type="float">
            <text:p>0.011</text:p>
          </table:table-cell>
          <table:table-cell/>
          <table:table-cell table:formula="of:=[.$B246]*([.S$4]+[.$B246]*([.S$5]+[.$B246]*([.S$6]+[.$B246]*[.S$7])))/(1+[.$B246]*([.S$8]+[.$B246]*([.S$9]+[.$B246]*[.S$10])))" office:value-type="float" office:value="7.4156070527725" calcext:value-type="float">
            <text:p>7.416</text:p>
          </table:table-cell>
          <table:table-cell table:style-name="ce40" table:formula="of:=[.C246]-[.R246]" office:value-type="float" office:value="-0.155607052772502" calcext:value-type="float">
            <text:p>-0.1556</text:p>
          </table:table-cell>
          <table:table-cell table:formula="of:=[.S246]*25.38" office:value-type="float" office:value="-3.94930699936609" calcext:value-type="float">
            <text:p>-3.949</text:p>
          </table:table-cell>
          <table:table-cell table:formula="of:=ABS([.T246])" office:value-type="float" office:value="3.94930699936609" calcext:value-type="float">
            <text:p>3.94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79" calcext:value-type="float">
            <text:p>179</text:p>
          </table:table-cell>
          <table:table-cell office:value-type="float" office:value="7.3" calcext:value-type="float">
            <text:p>7.300</text:p>
          </table:table-cell>
          <table:table-cell/>
          <table:table-cell table:formula="of:=[.$C247]*([.F$4]+[.$C247]*([.F$5]+[.$C247]*([.F$6]+[.$C247]*[.F$7])))/(1+[.$C247]*([.F$8]+[.$C247]*([.F$9]+[.$C247]*[.F$10])))" office:value-type="float" office:value="179.011307988084" calcext:value-type="float">
            <text:p>179.01</text:p>
          </table:table-cell>
          <table:table-cell table:formula="of:=[.B247]-[.E247]" office:value-type="float" office:value="-0.0113079880835016" calcext:value-type="float">
            <text:p>-0.011</text:p>
          </table:table-cell>
          <table:table-cell table:formula="of:=ABS([.F247])" office:value-type="float" office:value="0.0113079880835016" calcext:value-type="float">
            <text:p>0.011</text:p>
          </table:table-cell>
          <table:table-cell/>
          <table:table-cell table:style-name="ce12" table:formula="of:=[.$C247]*([.J$4]+[.$C247]*([.J$5]+[.$C247]*([.J$6]+[.$C247]*[.J$7])))/(1+[.$C247]*([.J$8]+[.$C247]*([.J$9]+[.$C247]*[.J$10])))" office:value-type="float" office:value="179.526097736484" calcext:value-type="float">
            <text:p>179.53</text:p>
          </table:table-cell>
          <table:table-cell table:formula="of:=[.B247]-[.I247]" office:value-type="float" office:value="-0.526097736483621" calcext:value-type="float">
            <text:p>-0.526</text:p>
          </table:table-cell>
          <table:table-cell table:formula="of:=ABS([.J247])" office:value-type="float" office:value="0.526097736483621" calcext:value-type="float">
            <text:p>0.526</text:p>
          </table:table-cell>
          <table:table-cell/>
          <table:table-cell table:formula="of:=[.$B247]*([.N$4]+[.$B247]*([.N$5]+[.$B247]*([.N$6]+[.$B247]*[.N$7])))/(1+[.$B247]*([.N$8]+[.$B247]*([.N$9]+[.$B247]*[.N$10])))" office:value-type="float" office:value="7.29948813690383" calcext:value-type="float">
            <text:p>7.299</text:p>
          </table:table-cell>
          <table:table-cell table:formula="of:=[.C247]-[.M247]" office:value-type="float" office:value="0.000511863096167353" calcext:value-type="float">
            <text:p>0.00051</text:p>
          </table:table-cell>
          <table:table-cell table:formula="of:=[.N247]*25.38" office:value-type="float" office:value="0.0129910853807274" calcext:value-type="float">
            <text:p>0.013</text:p>
          </table:table-cell>
          <table:table-cell table:formula="of:=ABS([.O247])" office:value-type="float" office:value="0.0129910853807274" calcext:value-type="float">
            <text:p>0.013</text:p>
          </table:table-cell>
          <table:table-cell/>
          <table:table-cell table:formula="of:=[.$B247]*([.S$4]+[.$B247]*([.S$5]+[.$B247]*([.S$6]+[.$B247]*[.S$7])))/(1+[.$B247]*([.S$8]+[.$B247]*([.S$9]+[.$B247]*[.S$10])))" office:value-type="float" office:value="7.45830198632441" calcext:value-type="float">
            <text:p>7.458</text:p>
          </table:table-cell>
          <table:table-cell table:style-name="ce40" table:formula="of:=[.C247]-[.R247]" office:value-type="float" office:value="-0.15830198632441" calcext:value-type="float">
            <text:p>-0.1583</text:p>
          </table:table-cell>
          <table:table-cell table:formula="of:=[.S247]*25.38" office:value-type="float" office:value="-4.01770441291354" calcext:value-type="float">
            <text:p>-4.018</text:p>
          </table:table-cell>
          <table:table-cell table:formula="of:=ABS([.T247])" office:value-type="float" office:value="4.01770441291354" calcext:value-type="float">
            <text:p>4.01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80" calcext:value-type="float">
            <text:p>180</text:p>
          </table:table-cell>
          <table:table-cell office:value-type="float" office:value="7.34" calcext:value-type="float">
            <text:p>7.340</text:p>
          </table:table-cell>
          <table:table-cell/>
          <table:table-cell table:formula="of:=[.$C248]*([.F$4]+[.$C248]*([.F$5]+[.$C248]*([.F$6]+[.$C248]*[.F$7])))/(1+[.$C248]*([.F$8]+[.$C248]*([.F$9]+[.$C248]*[.F$10])))" office:value-type="float" office:value="180.012771646273" calcext:value-type="float">
            <text:p>180.01</text:p>
          </table:table-cell>
          <table:table-cell table:formula="of:=[.B248]-[.E248]" office:value-type="float" office:value="-0.012771646272796" calcext:value-type="float">
            <text:p>-0.013</text:p>
          </table:table-cell>
          <table:table-cell table:formula="of:=ABS([.F248])" office:value-type="float" office:value="0.012771646272796" calcext:value-type="float">
            <text:p>0.013</text:p>
          </table:table-cell>
          <table:table-cell/>
          <table:table-cell table:style-name="ce12" table:formula="of:=[.$C248]*([.J$4]+[.$C248]*([.J$5]+[.$C248]*([.J$6]+[.$C248]*[.J$7])))/(1+[.$C248]*([.J$8]+[.$C248]*([.J$9]+[.$C248]*[.J$10])))" office:value-type="float" office:value="180.552860958992" calcext:value-type="float">
            <text:p>180.55</text:p>
          </table:table-cell>
          <table:table-cell table:formula="of:=[.B248]-[.I248]" office:value-type="float" office:value="-0.552860958992142" calcext:value-type="float">
            <text:p>-0.553</text:p>
          </table:table-cell>
          <table:table-cell table:formula="of:=ABS([.J248])" office:value-type="float" office:value="0.552860958992142" calcext:value-type="float">
            <text:p>0.553</text:p>
          </table:table-cell>
          <table:table-cell/>
          <table:table-cell table:formula="of:=[.$B248]*([.N$4]+[.$B248]*([.N$5]+[.$B248]*([.N$6]+[.$B248]*[.N$7])))/(1+[.$B248]*([.N$8]+[.$B248]*([.N$9]+[.$B248]*[.N$10])))" office:value-type="float" office:value="7.33941263213817" calcext:value-type="float">
            <text:p>7.339</text:p>
          </table:table-cell>
          <table:table-cell table:formula="of:=[.C248]-[.M248]" office:value-type="float" office:value="0.000587367861834665" calcext:value-type="float">
            <text:p>0.00059</text:p>
          </table:table-cell>
          <table:table-cell table:formula="of:=[.N248]*25.38" office:value-type="float" office:value="0.0149073963333638" calcext:value-type="float">
            <text:p>0.015</text:p>
          </table:table-cell>
          <table:table-cell table:formula="of:=ABS([.O248])" office:value-type="float" office:value="0.0149073963333638" calcext:value-type="float">
            <text:p>0.015</text:p>
          </table:table-cell>
          <table:table-cell/>
          <table:table-cell table:formula="of:=[.$B248]*([.S$4]+[.$B248]*([.S$5]+[.$B248]*([.S$6]+[.$B248]*[.S$7])))/(1+[.$B248]*([.S$8]+[.$B248]*([.S$9]+[.$B248]*[.S$10])))" office:value-type="float" office:value="7.50100233733727" calcext:value-type="float">
            <text:p>7.501</text:p>
          </table:table-cell>
          <table:table-cell table:style-name="ce40" table:formula="of:=[.C248]-[.R248]" office:value-type="float" office:value="-0.161002337337266" calcext:value-type="float">
            <text:p>-0.1610</text:p>
          </table:table-cell>
          <table:table-cell table:formula="of:=[.S248]*25.38" office:value-type="float" office:value="-4.0862393216198" calcext:value-type="float">
            <text:p>-4.086</text:p>
          </table:table-cell>
          <table:table-cell table:formula="of:=ABS([.T248])" office:value-type="float" office:value="4.0862393216198" calcext:value-type="float">
            <text:p>4.08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81" calcext:value-type="float">
            <text:p>181</text:p>
          </table:table-cell>
          <table:table-cell office:value-type="float" office:value="7.38" calcext:value-type="float">
            <text:p>7.380</text:p>
          </table:table-cell>
          <table:table-cell/>
          <table:table-cell table:formula="of:=[.$C249]*([.F$4]+[.$C249]*([.F$5]+[.$C249]*([.F$6]+[.$C249]*[.F$7])))/(1+[.$C249]*([.F$8]+[.$C249]*([.F$9]+[.$C249]*[.F$10])))" office:value-type="float" office:value="181.014285056335" calcext:value-type="float">
            <text:p>181.01</text:p>
          </table:table-cell>
          <table:table-cell table:formula="of:=[.B249]-[.E249]" office:value-type="float" office:value="-0.0142850563349555" calcext:value-type="float">
            <text:p>-0.014</text:p>
          </table:table-cell>
          <table:table-cell table:formula="of:=ABS([.F249])" office:value-type="float" office:value="0.0142850563349555" calcext:value-type="float">
            <text:p>0.014</text:p>
          </table:table-cell>
          <table:table-cell/>
          <table:table-cell table:style-name="ce12" table:formula="of:=[.$C249]*([.J$4]+[.$C249]*([.J$5]+[.$C249]*([.J$6]+[.$C249]*[.J$7])))/(1+[.$C249]*([.J$8]+[.$C249]*([.J$9]+[.$C249]*[.J$10])))" office:value-type="float" office:value="181.580553249137" calcext:value-type="float">
            <text:p>181.58</text:p>
          </table:table-cell>
          <table:table-cell table:formula="of:=[.B249]-[.I249]" office:value-type="float" office:value="-0.580553249136955" calcext:value-type="float">
            <text:p>-0.581</text:p>
          </table:table-cell>
          <table:table-cell table:formula="of:=ABS([.J249])" office:value-type="float" office:value="0.580553249136955" calcext:value-type="float">
            <text:p>0.581</text:p>
          </table:table-cell>
          <table:table-cell/>
          <table:table-cell table:formula="of:=[.$B249]*([.N$4]+[.$B249]*([.N$5]+[.$B249]*([.N$6]+[.$B249]*[.N$7])))/(1+[.$B249]*([.N$8]+[.$B249]*([.N$9]+[.$B249]*[.N$10])))" office:value-type="float" office:value="7.37933518460113" calcext:value-type="float">
            <text:p>7.379</text:p>
          </table:table-cell>
          <table:table-cell table:formula="of:=[.C249]-[.M249]" office:value-type="float" office:value="0.000664815398870644" calcext:value-type="float">
            <text:p>0.00066</text:p>
          </table:table-cell>
          <table:table-cell table:formula="of:=[.N249]*25.38" office:value-type="float" office:value="0.0168730148233369" calcext:value-type="float">
            <text:p>0.017</text:p>
          </table:table-cell>
          <table:table-cell table:formula="of:=ABS([.O249])" office:value-type="float" office:value="0.0168730148233369" calcext:value-type="float">
            <text:p>0.017</text:p>
          </table:table-cell>
          <table:table-cell/>
          <table:table-cell table:formula="of:=[.$B249]*([.S$4]+[.$B249]*([.S$5]+[.$B249]*([.S$6]+[.$B249]*[.S$7])))/(1+[.$B249]*([.S$8]+[.$B249]*([.S$9]+[.$B249]*[.S$10])))" office:value-type="float" office:value="7.54370805816827" calcext:value-type="float">
            <text:p>7.544</text:p>
          </table:table-cell>
          <table:table-cell table:style-name="ce40" table:formula="of:=[.C249]-[.R249]" office:value-type="float" office:value="-0.163708058168266" calcext:value-type="float">
            <text:p>-0.1637</text:p>
          </table:table-cell>
          <table:table-cell table:formula="of:=[.S249]*25.38" office:value-type="float" office:value="-4.15491051631058" calcext:value-type="float">
            <text:p>-4.155</text:p>
          </table:table-cell>
          <table:table-cell table:formula="of:=ABS([.T249])" office:value-type="float" office:value="4.15491051631058" calcext:value-type="float">
            <text:p>4.15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82" calcext:value-type="float">
            <text:p>182</text:p>
          </table:table-cell>
          <table:table-cell office:value-type="float" office:value="7.42" calcext:value-type="float">
            <text:p>7.420</text:p>
          </table:table-cell>
          <table:table-cell/>
          <table:table-cell table:formula="of:=[.$C250]*([.F$4]+[.$C250]*([.F$5]+[.$C250]*([.F$6]+[.$C250]*[.F$7])))/(1+[.$C250]*([.F$8]+[.$C250]*([.F$9]+[.$C250]*[.F$10])))" office:value-type="float" office:value="182.015834380528" calcext:value-type="float">
            <text:p>182.02</text:p>
          </table:table-cell>
          <table:table-cell table:formula="of:=[.B250]-[.E250]" office:value-type="float" office:value="-0.0158343805279344" calcext:value-type="float">
            <text:p>-0.016</text:p>
          </table:table-cell>
          <table:table-cell table:formula="of:=ABS([.F250])" office:value-type="float" office:value="0.0158343805279344" calcext:value-type="float">
            <text:p>0.016</text:p>
          </table:table-cell>
          <table:table-cell/>
          <table:table-cell table:style-name="ce12" table:formula="of:=[.$C250]*([.J$4]+[.$C250]*([.J$5]+[.$C250]*([.J$6]+[.$C250]*[.J$7])))/(1+[.$C250]*([.J$8]+[.$C250]*([.J$9]+[.$C250]*[.J$10])))" office:value-type="float" office:value="182.609174663579" calcext:value-type="float">
            <text:p>182.61</text:p>
          </table:table-cell>
          <table:table-cell table:formula="of:=[.B250]-[.I250]" office:value-type="float" office:value="-0.609174663578784" calcext:value-type="float">
            <text:p>-0.609</text:p>
          </table:table-cell>
          <table:table-cell table:formula="of:=ABS([.J250])" office:value-type="float" office:value="0.609174663578784" calcext:value-type="float">
            <text:p>0.609</text:p>
          </table:table-cell>
          <table:table-cell/>
          <table:table-cell table:formula="of:=[.$B250]*([.N$4]+[.$B250]*([.N$5]+[.$B250]*([.N$6]+[.$B250]*[.N$7])))/(1+[.$B250]*([.N$8]+[.$B250]*([.N$9]+[.$B250]*[.N$10])))" office:value-type="float" office:value="7.41925638512961" calcext:value-type="float">
            <text:p>7.419</text:p>
          </table:table-cell>
          <table:table-cell table:formula="of:=[.C250]-[.M250]" office:value-type="float" office:value="0.000743614870392761" calcext:value-type="float">
            <text:p>0.00074</text:p>
          </table:table-cell>
          <table:table-cell table:formula="of:=[.N250]*25.38" office:value-type="float" office:value="0.0188729454105683" calcext:value-type="float">
            <text:p>0.019</text:p>
          </table:table-cell>
          <table:table-cell table:formula="of:=ABS([.O250])" office:value-type="float" office:value="0.0188729454105683" calcext:value-type="float">
            <text:p>0.019</text:p>
          </table:table-cell>
          <table:table-cell/>
          <table:table-cell table:formula="of:=[.$B250]*([.S$4]+[.$B250]*([.S$5]+[.$B250]*([.S$6]+[.$B250]*[.S$7])))/(1+[.$B250]*([.S$8]+[.$B250]*([.S$9]+[.$B250]*[.S$10])))" office:value-type="float" office:value="7.58641910173062" calcext:value-type="float">
            <text:p>7.586</text:p>
          </table:table-cell>
          <table:table-cell table:style-name="ce40" table:formula="of:=[.C250]-[.R250]" office:value-type="float" office:value="-0.166419101730618" calcext:value-type="float">
            <text:p>-0.1664</text:p>
          </table:table-cell>
          <table:table-cell table:formula="of:=[.S250]*25.38" office:value-type="float" office:value="-4.22371680192309" calcext:value-type="float">
            <text:p>-4.224</text:p>
          </table:table-cell>
          <table:table-cell table:formula="of:=ABS([.T250])" office:value-type="float" office:value="4.22371680192309" calcext:value-type="float">
            <text:p>4.22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83" calcext:value-type="float">
            <text:p>183</text:p>
          </table:table-cell>
          <table:table-cell office:value-type="float" office:value="7.46" calcext:value-type="float">
            <text:p>7.460</text:p>
          </table:table-cell>
          <table:table-cell/>
          <table:table-cell table:formula="of:=[.$C251]*([.F$4]+[.$C251]*([.F$5]+[.$C251]*([.F$6]+[.$C251]*[.F$7])))/(1+[.$C251]*([.F$8]+[.$C251]*([.F$9]+[.$C251]*[.F$10])))" office:value-type="float" office:value="183.017405917146" calcext:value-type="float">
            <text:p>183.02</text:p>
          </table:table-cell>
          <table:table-cell table:formula="of:=[.B251]-[.E251]" office:value-type="float" office:value="-0.0174059171462204" calcext:value-type="float">
            <text:p>-0.017</text:p>
          </table:table-cell>
          <table:table-cell table:formula="of:=ABS([.F251])" office:value-type="float" office:value="0.0174059171462204" calcext:value-type="float">
            <text:p>0.017</text:p>
          </table:table-cell>
          <table:table-cell/>
          <table:table-cell table:style-name="ce12" table:formula="of:=[.$C251]*([.J$4]+[.$C251]*([.J$5]+[.$C251]*([.J$6]+[.$C251]*[.J$7])))/(1+[.$C251]*([.J$8]+[.$C251]*([.J$9]+[.$C251]*[.J$10])))" office:value-type="float" office:value="183.638725126353" calcext:value-type="float">
            <text:p>183.64</text:p>
          </table:table-cell>
          <table:table-cell table:formula="of:=[.B251]-[.I251]" office:value-type="float" office:value="-0.638725126353251" calcext:value-type="float">
            <text:p>-0.639</text:p>
          </table:table-cell>
          <table:table-cell table:formula="of:=ABS([.J251])" office:value-type="float" office:value="0.638725126353251" calcext:value-type="float">
            <text:p>0.639</text:p>
          </table:table-cell>
          <table:table-cell/>
          <table:table-cell table:formula="of:=[.$B251]*([.N$4]+[.$B251]*([.N$5]+[.$B251]*([.N$6]+[.$B251]*[.N$7])))/(1+[.$B251]*([.N$8]+[.$B251]*([.N$9]+[.$B251]*[.N$10])))" office:value-type="float" office:value="7.45917681804478" calcext:value-type="float">
            <text:p>7.459</text:p>
          </table:table-cell>
          <table:table-cell table:formula="of:=[.C251]-[.M251]" office:value-type="float" office:value="0.000823181955221131" calcext:value-type="float">
            <text:p>0.00082</text:p>
          </table:table-cell>
          <table:table-cell table:formula="of:=[.N251]*25.38" office:value-type="float" office:value="0.0208923580235123" calcext:value-type="float">
            <text:p>0.021</text:p>
          </table:table-cell>
          <table:table-cell table:formula="of:=ABS([.O251])" office:value-type="float" office:value="0.0208923580235123" calcext:value-type="float">
            <text:p>0.021</text:p>
          </table:table-cell>
          <table:table-cell/>
          <table:table-cell table:formula="of:=[.$B251]*([.S$4]+[.$B251]*([.S$5]+[.$B251]*([.S$6]+[.$B251]*[.S$7])))/(1+[.$B251]*([.S$8]+[.$B251]*([.S$9]+[.$B251]*[.S$10])))" office:value-type="float" office:value="7.62913542148548" calcext:value-type="float">
            <text:p>7.629</text:p>
          </table:table-cell>
          <table:table-cell table:style-name="ce40" table:formula="of:=[.C251]-[.R251]" office:value-type="float" office:value="-0.169135421485477" calcext:value-type="float">
            <text:p>-0.1691</text:p>
          </table:table-cell>
          <table:table-cell table:formula="of:=[.S251]*25.38" office:value-type="float" office:value="-4.29265699730139" calcext:value-type="float">
            <text:p>-4.293</text:p>
          </table:table-cell>
          <table:table-cell table:formula="of:=ABS([.T251])" office:value-type="float" office:value="4.29265699730139" calcext:value-type="float">
            <text:p>4.29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84" calcext:value-type="float">
            <text:p>184</text:p>
          </table:table-cell>
          <table:table-cell office:value-type="float" office:value="7.5" calcext:value-type="float">
            <text:p>7.500</text:p>
          </table:table-cell>
          <table:table-cell/>
          <table:table-cell table:formula="of:=[.$C252]*([.F$4]+[.$C252]*([.F$5]+[.$C252]*([.F$6]+[.$C252]*[.F$7])))/(1+[.$C252]*([.F$8]+[.$C252]*([.F$9]+[.$C252]*[.F$10])))" office:value-type="float" office:value="184.018986111489" calcext:value-type="float">
            <text:p>184.02</text:p>
          </table:table-cell>
          <table:table-cell table:formula="of:=[.B252]-[.E252]" office:value-type="float" office:value="-0.0189861114890562" calcext:value-type="float">
            <text:p>-0.019</text:p>
          </table:table-cell>
          <table:table-cell table:formula="of:=ABS([.F252])" office:value-type="float" office:value="0.0189861114890562" calcext:value-type="float">
            <text:p>0.019</text:p>
          </table:table-cell>
          <table:table-cell/>
          <table:table-cell table:style-name="ce12" table:formula="of:=[.$C252]*([.J$4]+[.$C252]*([.J$5]+[.$C252]*([.J$6]+[.$C252]*[.J$7])))/(1+[.$C252]*([.J$8]+[.$C252]*([.J$9]+[.$C252]*[.J$10])))" office:value-type="float" office:value="184.669204430917" calcext:value-type="float">
            <text:p>184.67</text:p>
          </table:table-cell>
          <table:table-cell table:formula="of:=[.B252]-[.I252]" office:value-type="float" office:value="-0.669204430917461" calcext:value-type="float">
            <text:p>-0.669</text:p>
          </table:table-cell>
          <table:table-cell table:formula="of:=ABS([.J252])" office:value-type="float" office:value="0.669204430917461" calcext:value-type="float">
            <text:p>0.669</text:p>
          </table:table-cell>
          <table:table-cell/>
          <table:table-cell table:formula="of:=[.$B252]*([.N$4]+[.$B252]*([.N$5]+[.$B252]*([.N$6]+[.$B252]*[.N$7])))/(1+[.$B252]*([.N$8]+[.$B252]*([.N$9]+[.$B252]*[.N$10])))" office:value-type="float" office:value="7.49909706069848" calcext:value-type="float">
            <text:p>7.499</text:p>
          </table:table-cell>
          <table:table-cell table:formula="of:=[.C252]-[.M252]" office:value-type="float" office:value="0.00090293930151919" calcext:value-type="float">
            <text:p>0.00090</text:p>
          </table:table-cell>
          <table:table-cell table:formula="of:=[.N252]*25.38" office:value-type="float" office:value="0.022916599472557" calcext:value-type="float">
            <text:p>0.023</text:p>
          </table:table-cell>
          <table:table-cell table:formula="of:=ABS([.O252])" office:value-type="float" office:value="0.022916599472557" calcext:value-type="float">
            <text:p>0.023</text:p>
          </table:table-cell>
          <table:table-cell/>
          <table:table-cell table:formula="of:=[.$B252]*([.S$4]+[.$B252]*([.S$5]+[.$B252]*([.S$6]+[.$B252]*[.S$7])))/(1+[.$B252]*([.S$8]+[.$B252]*([.S$9]+[.$B252]*[.S$10])))" office:value-type="float" office:value="7.67185697143404" calcext:value-type="float">
            <text:p>7.672</text:p>
          </table:table-cell>
          <table:table-cell table:style-name="ce40" table:formula="of:=[.C252]-[.R252]" office:value-type="float" office:value="-0.171856971434042" calcext:value-type="float">
            <text:p>-0.1719</text:p>
          </table:table-cell>
          <table:table-cell table:formula="of:=[.S252]*25.38" office:value-type="float" office:value="-4.36172993499598" calcext:value-type="float">
            <text:p>-4.362</text:p>
          </table:table-cell>
          <table:table-cell table:formula="of:=ABS([.T252])" office:value-type="float" office:value="4.36172993499598" calcext:value-type="float">
            <text:p>4.36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85" calcext:value-type="float">
            <text:p>185</text:p>
          </table:table-cell>
          <table:table-cell office:value-type="float" office:value="7.54" calcext:value-type="float">
            <text:p>7.540</text:p>
          </table:table-cell>
          <table:table-cell/>
          <table:table-cell table:formula="of:=[.$C253]*([.F$4]+[.$C253]*([.F$5]+[.$C253]*([.F$6]+[.$C253]*[.F$7])))/(1+[.$C253]*([.F$8]+[.$C253]*([.F$9]+[.$C253]*[.F$10])))" office:value-type="float" office:value="185.020561566325" calcext:value-type="float">
            <text:p>185.02</text:p>
          </table:table-cell>
          <table:table-cell table:formula="of:=[.B253]-[.E253]" office:value-type="float" office:value="-0.0205615663245737" calcext:value-type="float">
            <text:p>-0.021</text:p>
          </table:table-cell>
          <table:table-cell table:formula="of:=ABS([.F253])" office:value-type="float" office:value="0.0205615663245737" calcext:value-type="float">
            <text:p>0.021</text:p>
          </table:table-cell>
          <table:table-cell/>
          <table:table-cell table:style-name="ce12" table:formula="of:=[.$C253]*([.J$4]+[.$C253]*([.J$5]+[.$C253]*([.J$6]+[.$C253]*[.J$7])))/(1+[.$C253]*([.J$8]+[.$C253]*([.J$9]+[.$C253]*[.J$10])))" office:value-type="float" office:value="185.700612242204" calcext:value-type="float">
            <text:p>185.70</text:p>
          </table:table-cell>
          <table:table-cell table:formula="of:=[.B253]-[.I253]" office:value-type="float" office:value="-0.700612242204329" calcext:value-type="float">
            <text:p>-0.701</text:p>
          </table:table-cell>
          <table:table-cell table:formula="of:=ABS([.J253])" office:value-type="float" office:value="0.700612242204329" calcext:value-type="float">
            <text:p>0.701</text:p>
          </table:table-cell>
          <table:table-cell/>
          <table:table-cell table:formula="of:=[.$B253]*([.N$4]+[.$B253]*([.N$5]+[.$B253]*([.N$6]+[.$B253]*[.N$7])))/(1+[.$B253]*([.N$8]+[.$B253]*([.N$9]+[.$B253]*[.N$10])))" office:value-type="float" office:value="7.53901768304323" calcext:value-type="float">
            <text:p>7.539</text:p>
          </table:table-cell>
          <table:table-cell table:formula="of:=[.C253]-[.M253]" office:value-type="float" office:value="0.000982316956775087" calcext:value-type="float">
            <text:p>0.00098</text:p>
          </table:table-cell>
          <table:table-cell table:formula="of:=[.N253]*25.38" office:value-type="float" office:value="0.0249312043629517" calcext:value-type="float">
            <text:p>0.025</text:p>
          </table:table-cell>
          <table:table-cell table:formula="of:=ABS([.O253])" office:value-type="float" office:value="0.0249312043629517" calcext:value-type="float">
            <text:p>0.025</text:p>
          </table:table-cell>
          <table:table-cell/>
          <table:table-cell table:formula="of:=[.$B253]*([.S$4]+[.$B253]*([.S$5]+[.$B253]*([.S$6]+[.$B253]*[.S$7])))/(1+[.$B253]*([.S$8]+[.$B253]*([.S$9]+[.$B253]*[.S$10])))" office:value-type="float" office:value="7.71458370610975" calcext:value-type="float">
            <text:p>7.715</text:p>
          </table:table-cell>
          <table:table-cell table:style-name="ce40" table:formula="of:=[.C253]-[.R253]" office:value-type="float" office:value="-0.174583706109754" calcext:value-type="float">
            <text:p>-0.1746</text:p>
          </table:table-cell>
          <table:table-cell table:formula="of:=[.S253]*25.38" office:value-type="float" office:value="-4.43093446106555" calcext:value-type="float">
            <text:p>-4.431</text:p>
          </table:table-cell>
          <table:table-cell table:formula="of:=ABS([.T253])" office:value-type="float" office:value="4.43093446106555" calcext:value-type="float">
            <text:p>4.43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86" calcext:value-type="float">
            <text:p>186</text:p>
          </table:table-cell>
          <table:table-cell office:value-type="float" office:value="7.579" calcext:value-type="float">
            <text:p>7.579</text:p>
          </table:table-cell>
          <table:table-cell/>
          <table:table-cell table:formula="of:=[.$C254]*([.F$4]+[.$C254]*([.F$5]+[.$C254]*([.F$6]+[.$C254]*[.F$7])))/(1+[.$C254]*([.F$8]+[.$C254]*([.F$9]+[.$C254]*[.F$10])))" office:value-type="float" office:value="185.99708043881" calcext:value-type="float">
            <text:p>186.00</text:p>
          </table:table-cell>
          <table:table-cell table:formula="of:=[.B254]-[.E254]" office:value-type="float" office:value="0.0029195611895716" calcext:value-type="float">
            <text:p>0.003</text:p>
          </table:table-cell>
          <table:table-cell table:formula="of:=ABS([.F254])" office:value-type="float" office:value="0.0029195611895716" calcext:value-type="float">
            <text:p>0.003</text:p>
          </table:table-cell>
          <table:table-cell/>
          <table:table-cell table:style-name="ce12" table:formula="of:=[.$C254]*([.J$4]+[.$C254]*([.J$5]+[.$C254]*([.J$6]+[.$C254]*[.J$7])))/(1+[.$C254]*([.J$8]+[.$C254]*([.J$9]+[.$C254]*[.J$10])))" office:value-type="float" office:value="186.70712839617" calcext:value-type="float">
            <text:p>186.71</text:p>
          </table:table-cell>
          <table:table-cell table:formula="of:=[.B254]-[.I254]" office:value-type="float" office:value="-0.707128396169537" calcext:value-type="float">
            <text:p>-0.707</text:p>
          </table:table-cell>
          <table:table-cell table:formula="of:=ABS([.J254])" office:value-type="float" office:value="0.707128396169537" calcext:value-type="float">
            <text:p>0.707</text:p>
          </table:table-cell>
          <table:table-cell/>
          <table:table-cell table:formula="of:=[.$B254]*([.N$4]+[.$B254]*([.N$5]+[.$B254]*([.N$6]+[.$B254]*[.N$7])))/(1+[.$B254]*([.N$8]+[.$B254]*([.N$9]+[.$B254]*[.N$10])))" office:value-type="float" office:value="7.57893924722603" calcext:value-type="float">
            <text:p>7.579</text:p>
          </table:table-cell>
          <table:table-cell table:formula="of:=[.C254]-[.M254]" office:value-type="float" office:value="0.0000607527739715508" calcext:value-type="float">
            <text:p>0.00006</text:p>
          </table:table-cell>
          <table:table-cell table:formula="of:=[.N254]*25.38" office:value-type="float" office:value="0.00154190540339796" calcext:value-type="float">
            <text:p>0.002</text:p>
          </table:table-cell>
          <table:table-cell table:formula="of:=ABS([.O254])" office:value-type="float" office:value="0.00154190540339796" calcext:value-type="float">
            <text:p>0.002</text:p>
          </table:table-cell>
          <table:table-cell/>
          <table:table-cell table:formula="of:=[.$B254]*([.S$4]+[.$B254]*([.S$5]+[.$B254]*([.S$6]+[.$B254]*[.S$7])))/(1+[.$B254]*([.S$8]+[.$B254]*([.S$9]+[.$B254]*[.S$10])))" office:value-type="float" office:value="7.75731558057065" calcext:value-type="float">
            <text:p>7.757</text:p>
          </table:table-cell>
          <table:table-cell table:style-name="ce40" table:formula="of:=[.C254]-[.R254]" office:value-type="float" office:value="-0.178315580570648" calcext:value-type="float">
            <text:p>-0.1783</text:p>
          </table:table-cell>
          <table:table-cell table:formula="of:=[.S254]*25.38" office:value-type="float" office:value="-4.52564943488305" calcext:value-type="float">
            <text:p>-4.526</text:p>
          </table:table-cell>
          <table:table-cell table:formula="of:=ABS([.T254])" office:value-type="float" office:value="4.52564943488305" calcext:value-type="float">
            <text:p>4.52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87" calcext:value-type="float">
            <text:p>187</text:p>
          </table:table-cell>
          <table:table-cell office:value-type="float" office:value="7.619" calcext:value-type="float">
            <text:p>7.619</text:p>
          </table:table-cell>
          <table:table-cell/>
          <table:table-cell table:formula="of:=[.$C255]*([.F$4]+[.$C255]*([.F$5]+[.$C255]*([.F$6]+[.$C255]*[.F$7])))/(1+[.$C255]*([.F$8]+[.$C255]*([.F$9]+[.$C255]*[.F$10])))" office:value-type="float" office:value="186.998607835232" calcext:value-type="float">
            <text:p>187.00</text:p>
          </table:table-cell>
          <table:table-cell table:formula="of:=[.B255]-[.E255]" office:value-type="float" office:value="0.0013921647675943" calcext:value-type="float">
            <text:p>0.001</text:p>
          </table:table-cell>
          <table:table-cell table:formula="of:=ABS([.F255])" office:value-type="float" office:value="0.0013921647675943" calcext:value-type="float">
            <text:p>0.001</text:p>
          </table:table-cell>
          <table:table-cell/>
          <table:table-cell table:style-name="ce12" table:formula="of:=[.$C255]*([.J$4]+[.$C255]*([.J$5]+[.$C255]*([.J$6]+[.$C255]*[.J$7])))/(1+[.$C255]*([.J$8]+[.$C255]*([.J$9]+[.$C255]*[.J$10])))" office:value-type="float" office:value="187.740368533563" calcext:value-type="float">
            <text:p>187.74</text:p>
          </table:table-cell>
          <table:table-cell table:formula="of:=[.B255]-[.I255]" office:value-type="float" office:value="-0.740368533563412" calcext:value-type="float">
            <text:p>-0.740</text:p>
          </table:table-cell>
          <table:table-cell table:formula="of:=ABS([.J255])" office:value-type="float" office:value="0.740368533563412" calcext:value-type="float">
            <text:p>0.740</text:p>
          </table:table-cell>
          <table:table-cell/>
          <table:table-cell table:formula="of:=[.$B255]*([.N$4]+[.$B255]*([.N$5]+[.$B255]*([.N$6]+[.$B255]*[.N$7])))/(1+[.$B255]*([.N$8]+[.$B255]*([.N$9]+[.$B255]*[.N$10])))" office:value-type="float" office:value="7.61886230720595" calcext:value-type="float">
            <text:p>7.619</text:p>
          </table:table-cell>
          <table:table-cell table:formula="of:=[.C255]-[.M255]" office:value-type="float" office:value="0.000137692794049293" calcext:value-type="float">
            <text:p>0.00014</text:p>
          </table:table-cell>
          <table:table-cell table:formula="of:=[.N255]*25.38" office:value-type="float" office:value="0.00349464311297107" calcext:value-type="float">
            <text:p>0.003</text:p>
          </table:table-cell>
          <table:table-cell table:formula="of:=ABS([.O255])" office:value-type="float" office:value="0.00349464311297107" calcext:value-type="float">
            <text:p>0.003</text:p>
          </table:table-cell>
          <table:table-cell/>
          <table:table-cell table:formula="of:=[.$B255]*([.S$4]+[.$B255]*([.S$5]+[.$B255]*([.S$6]+[.$B255]*[.S$7])))/(1+[.$B255]*([.S$8]+[.$B255]*([.S$9]+[.$B255]*[.S$10])))" office:value-type="float" office:value="7.80005255039186" calcext:value-type="float">
            <text:p>7.800</text:p>
          </table:table-cell>
          <table:table-cell table:style-name="ce40" table:formula="of:=[.C255]-[.R255]" office:value-type="float" office:value="-0.181052550391858" calcext:value-type="float">
            <text:p>-0.1811</text:p>
          </table:table-cell>
          <table:table-cell table:formula="of:=[.S255]*25.38" office:value-type="float" office:value="-4.59511372894535" calcext:value-type="float">
            <text:p>-4.595</text:p>
          </table:table-cell>
          <table:table-cell table:formula="of:=ABS([.T255])" office:value-type="float" office:value="4.59511372894535" calcext:value-type="float">
            <text:p>4.59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88" calcext:value-type="float">
            <text:p>188</text:p>
          </table:table-cell>
          <table:table-cell office:value-type="float" office:value="7.659" calcext:value-type="float">
            <text:p>7.659</text:p>
          </table:table-cell>
          <table:table-cell/>
          <table:table-cell table:formula="of:=[.$C256]*([.F$4]+[.$C256]*([.F$5]+[.$C256]*([.F$6]+[.$C256]*[.F$7])))/(1+[.$C256]*([.F$8]+[.$C256]*([.F$9]+[.$C256]*[.F$10])))" office:value-type="float" office:value="188.000091661581" calcext:value-type="float">
            <text:p>188.00</text:p>
          </table:table-cell>
          <table:table-cell table:formula="of:=[.B256]-[.E256]" office:value-type="float" office:value="-0.0000916615810808707" calcext:value-type="float">
            <text:p>0.000</text:p>
          </table:table-cell>
          <table:table-cell table:formula="of:=ABS([.F256])" office:value-type="float" office:value="0.0000916615810808707" calcext:value-type="float">
            <text:p>0.000</text:p>
          </table:table-cell>
          <table:table-cell/>
          <table:table-cell table:style-name="ce12" table:formula="of:=[.$C256]*([.J$4]+[.$C256]*([.J$5]+[.$C256]*([.J$6]+[.$C256]*[.J$7])))/(1+[.$C256]*([.J$8]+[.$C256]*([.J$9]+[.$C256]*[.J$10])))" office:value-type="float" office:value="188.77453544116" calcext:value-type="float">
            <text:p>188.77</text:p>
          </table:table-cell>
          <table:table-cell table:formula="of:=[.B256]-[.I256]" office:value-type="float" office:value="-0.774535441160253" calcext:value-type="float">
            <text:p>-0.775</text:p>
          </table:table-cell>
          <table:table-cell table:formula="of:=ABS([.J256])" office:value-type="float" office:value="0.774535441160253" calcext:value-type="float">
            <text:p>0.775</text:p>
          </table:table-cell>
          <table:table-cell/>
          <table:table-cell table:formula="of:=[.$B256]*([.N$4]+[.$B256]*([.N$5]+[.$B256]*([.N$6]+[.$B256]*[.N$7])))/(1+[.$B256]*([.N$8]+[.$B256]*([.N$9]+[.$B256]*[.N$10])))" office:value-type="float" office:value="7.65878740839533" calcext:value-type="float">
            <text:p>7.659</text:p>
          </table:table-cell>
          <table:table-cell table:formula="of:=[.C256]-[.M256]" office:value-type="float" office:value="0.000212591604674017" calcext:value-type="float">
            <text:p>0.00021</text:p>
          </table:table-cell>
          <table:table-cell table:formula="of:=[.N256]*25.38" office:value-type="float" office:value="0.00539557492662656" calcext:value-type="float">
            <text:p>0.005</text:p>
          </table:table-cell>
          <table:table-cell table:formula="of:=ABS([.O256])" office:value-type="float" office:value="0.00539557492662656" calcext:value-type="float">
            <text:p>0.005</text:p>
          </table:table-cell>
          <table:table-cell/>
          <table:table-cell table:formula="of:=[.$B256]*([.S$4]+[.$B256]*([.S$5]+[.$B256]*([.S$6]+[.$B256]*[.S$7])))/(1+[.$B256]*([.S$8]+[.$B256]*([.S$9]+[.$B256]*[.S$10])))" office:value-type="float" office:value="7.84279457165821" calcext:value-type="float">
            <text:p>7.843</text:p>
          </table:table-cell>
          <table:table-cell table:style-name="ce40" table:formula="of:=[.C256]-[.R256]" office:value-type="float" office:value="-0.183794571658205" calcext:value-type="float">
            <text:p>-0.1838</text:p>
          </table:table-cell>
          <table:table-cell table:formula="of:=[.S256]*25.38" office:value-type="float" office:value="-4.66470622868524" calcext:value-type="float">
            <text:p>-4.665</text:p>
          </table:table-cell>
          <table:table-cell table:formula="of:=ABS([.T256])" office:value-type="float" office:value="4.66470622868524" calcext:value-type="float">
            <text:p>4.66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89" calcext:value-type="float">
            <text:p>189</text:p>
          </table:table-cell>
          <table:table-cell office:value-type="float" office:value="7.699" calcext:value-type="float">
            <text:p>7.699</text:p>
          </table:table-cell>
          <table:table-cell/>
          <table:table-cell table:formula="of:=[.$C257]*([.F$4]+[.$C257]*([.F$5]+[.$C257]*([.F$6]+[.$C257]*[.F$7])))/(1+[.$C257]*([.F$8]+[.$C257]*([.F$9]+[.$C257]*[.F$10])))" office:value-type="float" office:value="189.001519239947" calcext:value-type="float">
            <text:p>189.00</text:p>
          </table:table-cell>
          <table:table-cell table:formula="of:=[.B257]-[.E257]" office:value-type="float" office:value="-0.00151923994698677" calcext:value-type="float">
            <text:p>-0.002</text:p>
          </table:table-cell>
          <table:table-cell table:formula="of:=ABS([.F257])" office:value-type="float" office:value="0.00151923994698677" calcext:value-type="float">
            <text:p>0.002</text:p>
          </table:table-cell>
          <table:table-cell/>
          <table:table-cell table:style-name="ce12" table:formula="of:=[.$C257]*([.J$4]+[.$C257]*([.J$5]+[.$C257]*([.J$6]+[.$C257]*[.J$7])))/(1+[.$C257]*([.J$8]+[.$C257]*([.J$9]+[.$C257]*[.J$10])))" office:value-type="float" office:value="189.809628293449" calcext:value-type="float">
            <text:p>189.81</text:p>
          </table:table-cell>
          <table:table-cell table:formula="of:=[.B257]-[.I257]" office:value-type="float" office:value="-0.809628293448895" calcext:value-type="float">
            <text:p>-0.810</text:p>
          </table:table-cell>
          <table:table-cell table:formula="of:=ABS([.J257])" office:value-type="float" office:value="0.809628293448895" calcext:value-type="float">
            <text:p>0.810</text:p>
          </table:table-cell>
          <table:table-cell/>
          <table:table-cell table:formula="of:=[.$B257]*([.N$4]+[.$B257]*([.N$5]+[.$B257]*([.N$6]+[.$B257]*[.N$7])))/(1+[.$B257]*([.N$8]+[.$B257]*([.N$9]+[.$B257]*[.N$10])))" office:value-type="float" office:value="7.69871508732451" calcext:value-type="float">
            <text:p>7.699</text:p>
          </table:table-cell>
          <table:table-cell table:formula="of:=[.C257]-[.M257]" office:value-type="float" office:value="0.00028491267549402" calcext:value-type="float">
            <text:p>0.00028</text:p>
          </table:table-cell>
          <table:table-cell table:formula="of:=[.N257]*25.38" office:value-type="float" office:value="0.00723108370403823" calcext:value-type="float">
            <text:p>0.007</text:p>
          </table:table-cell>
          <table:table-cell table:formula="of:=ABS([.O257])" office:value-type="float" office:value="0.00723108370403823" calcext:value-type="float">
            <text:p>0.007</text:p>
          </table:table-cell>
          <table:table-cell/>
          <table:table-cell table:formula="of:=[.$B257]*([.S$4]+[.$B257]*([.S$5]+[.$B257]*([.S$6]+[.$B257]*[.S$7])))/(1+[.$B257]*([.S$8]+[.$B257]*([.S$9]+[.$B257]*[.S$10])))" office:value-type="float" office:value="7.88554160095693" calcext:value-type="float">
            <text:p>7.886</text:p>
          </table:table-cell>
          <table:table-cell table:style-name="ce40" table:formula="of:=[.C257]-[.R257]" office:value-type="float" office:value="-0.186541600956933" calcext:value-type="float">
            <text:p>-0.1865</text:p>
          </table:table-cell>
          <table:table-cell table:formula="of:=[.S257]*25.38" office:value-type="float" office:value="-4.73442583228696" calcext:value-type="float">
            <text:p>-4.734</text:p>
          </table:table-cell>
          <table:table-cell table:formula="of:=ABS([.T257])" office:value-type="float" office:value="4.73442583228696" calcext:value-type="float">
            <text:p>4.73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office:value-type="float" office:value="7.739" calcext:value-type="float">
            <text:p>7.739</text:p>
          </table:table-cell>
          <table:table-cell/>
          <table:table-cell table:formula="of:=[.$C258]*([.F$4]+[.$C258]*([.F$5]+[.$C258]*([.F$6]+[.$C258]*[.F$7])))/(1+[.$C258]*([.F$8]+[.$C258]*([.F$9]+[.$C258]*[.F$10])))" office:value-type="float" office:value="190.002878094326" calcext:value-type="float">
            <text:p>190.00</text:p>
          </table:table-cell>
          <table:table-cell table:formula="of:=[.B258]-[.E258]" office:value-type="float" office:value="-0.0028780943258937" calcext:value-type="float">
            <text:p>-0.003</text:p>
          </table:table-cell>
          <table:table-cell table:formula="of:=ABS([.F258])" office:value-type="float" office:value="0.0028780943258937" calcext:value-type="float">
            <text:p>0.003</text:p>
          </table:table-cell>
          <table:table-cell/>
          <table:table-cell table:style-name="ce12" table:formula="of:=[.$C258]*([.J$4]+[.$C258]*([.J$5]+[.$C258]*([.J$6]+[.$C258]*[.J$7])))/(1+[.$C258]*([.J$8]+[.$C258]*([.J$9]+[.$C258]*[.J$10])))" office:value-type="float" office:value="190.8456461467" calcext:value-type="float">
            <text:p>190.85</text:p>
          </table:table-cell>
          <table:table-cell table:formula="of:=[.B258]-[.I258]" office:value-type="float" office:value="-0.845646146699608" calcext:value-type="float">
            <text:p>-0.846</text:p>
          </table:table-cell>
          <table:table-cell table:formula="of:=ABS([.J258])" office:value-type="float" office:value="0.845646146699608" calcext:value-type="float">
            <text:p>0.846</text:p>
          </table:table-cell>
          <table:table-cell/>
          <table:table-cell table:formula="of:=[.$B258]*([.N$4]+[.$B258]*([.N$5]+[.$B258]*([.N$6]+[.$B258]*[.N$7])))/(1+[.$B258]*([.N$8]+[.$B258]*([.N$9]+[.$B258]*[.N$10])))" office:value-type="float" office:value="7.73864587132996" calcext:value-type="float">
            <text:p>7.739</text:p>
          </table:table-cell>
          <table:table-cell table:formula="of:=[.C258]-[.M258]" office:value-type="float" office:value="0.000354128670039699" calcext:value-type="float">
            <text:p>0.00035</text:p>
          </table:table-cell>
          <table:table-cell table:formula="of:=[.N258]*25.38" office:value-type="float" office:value="0.00898778564560757" calcext:value-type="float">
            <text:p>0.009</text:p>
          </table:table-cell>
          <table:table-cell table:formula="of:=ABS([.O258])" office:value-type="float" office:value="0.00898778564560757" calcext:value-type="float">
            <text:p>0.009</text:p>
          </table:table-cell>
          <table:table-cell/>
          <table:table-cell table:formula="of:=[.$B258]*([.S$4]+[.$B258]*([.S$5]+[.$B258]*([.S$6]+[.$B258]*[.S$7])))/(1+[.$B258]*([.S$8]+[.$B258]*([.S$9]+[.$B258]*[.S$10])))" office:value-type="float" office:value="7.92829359537058" calcext:value-type="float">
            <text:p>7.928</text:p>
          </table:table-cell>
          <table:table-cell table:style-name="ce40" table:formula="of:=[.C258]-[.R258]" office:value-type="float" office:value="-0.189293595370579" calcext:value-type="float">
            <text:p>-0.1893</text:p>
          </table:table-cell>
          <table:table-cell table:formula="of:=[.S258]*25.38" office:value-type="float" office:value="-4.80427145050529" calcext:value-type="float">
            <text:p>-4.804</text:p>
          </table:table-cell>
          <table:table-cell table:formula="of:=ABS([.T258])" office:value-type="float" office:value="4.80427145050529" calcext:value-type="float">
            <text:p>4.80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91" calcext:value-type="float">
            <text:p>191</text:p>
          </table:table-cell>
          <table:table-cell office:value-type="float" office:value="7.779" calcext:value-type="float">
            <text:p>7.779</text:p>
          </table:table-cell>
          <table:table-cell/>
          <table:table-cell table:formula="of:=[.$C259]*([.F$4]+[.$C259]*([.F$5]+[.$C259]*([.F$6]+[.$C259]*[.F$7])))/(1+[.$C259]*([.F$8]+[.$C259]*([.F$9]+[.$C259]*[.F$10])))" office:value-type="float" office:value="191.004155958015" calcext:value-type="float">
            <text:p>191.00</text:p>
          </table:table-cell>
          <table:table-cell table:formula="of:=[.B259]-[.E259]" office:value-type="float" office:value="-0.00415595801536028" calcext:value-type="float">
            <text:p>-0.004</text:p>
          </table:table-cell>
          <table:table-cell table:formula="of:=ABS([.F259])" office:value-type="float" office:value="0.00415595801536028" calcext:value-type="float">
            <text:p>0.004</text:p>
          </table:table-cell>
          <table:table-cell/>
          <table:table-cell table:style-name="ce12" table:formula="of:=[.$C259]*([.J$4]+[.$C259]*([.J$5]+[.$C259]*([.J$6]+[.$C259]*[.J$7])))/(1+[.$C259]*([.J$8]+[.$C259]*([.J$9]+[.$C259]*[.J$10])))" office:value-type="float" office:value="191.882587941045" calcext:value-type="float">
            <text:p>191.88</text:p>
          </table:table-cell>
          <table:table-cell table:formula="of:=[.B259]-[.I259]" office:value-type="float" office:value="-0.882587941044591" calcext:value-type="float">
            <text:p>-0.883</text:p>
          </table:table-cell>
          <table:table-cell table:formula="of:=ABS([.J259])" office:value-type="float" office:value="0.882587941044591" calcext:value-type="float">
            <text:p>0.883</text:p>
          </table:table-cell>
          <table:table-cell/>
          <table:table-cell table:formula="of:=[.$B259]*([.N$4]+[.$B259]*([.N$5]+[.$B259]*([.N$6]+[.$B259]*[.N$7])))/(1+[.$B259]*([.N$8]+[.$B259]*([.N$9]+[.$B259]*[.N$10])))" office:value-type="float" office:value="7.77858027826545" calcext:value-type="float">
            <text:p>7.779</text:p>
          </table:table-cell>
          <table:table-cell table:formula="of:=[.C259]-[.M259]" office:value-type="float" office:value="0.000419721734553846" calcext:value-type="float">
            <text:p>0.00042</text:p>
          </table:table-cell>
          <table:table-cell table:formula="of:=[.N259]*25.38" office:value-type="float" office:value="0.0106525376229766" calcext:value-type="float">
            <text:p>0.011</text:p>
          </table:table-cell>
          <table:table-cell table:formula="of:=ABS([.O259])" office:value-type="float" office:value="0.0106525376229766" calcext:value-type="float">
            <text:p>0.011</text:p>
          </table:table-cell>
          <table:table-cell/>
          <table:table-cell table:formula="of:=[.$B259]*([.S$4]+[.$B259]*([.S$5]+[.$B259]*([.S$6]+[.$B259]*[.S$7])))/(1+[.$B259]*([.S$8]+[.$B259]*([.S$9]+[.$B259]*[.S$10])))" office:value-type="float" office:value="7.97105051246995" calcext:value-type="float">
            <text:p>7.971</text:p>
          </table:table-cell>
          <table:table-cell table:style-name="ce40" table:formula="of:=[.C259]-[.R259]" office:value-type="float" office:value="-0.192050512469945" calcext:value-type="float">
            <text:p>-0.1921</text:p>
          </table:table-cell>
          <table:table-cell table:formula="of:=[.S259]*25.38" office:value-type="float" office:value="-4.8742420064872" calcext:value-type="float">
            <text:p>-4.874</text:p>
          </table:table-cell>
          <table:table-cell table:formula="of:=ABS([.T259])" office:value-type="float" office:value="4.8742420064872" calcext:value-type="float">
            <text:p>4.87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92" calcext:value-type="float">
            <text:p>192</text:p>
          </table:table-cell>
          <table:table-cell office:value-type="float" office:value="7.819" calcext:value-type="float">
            <text:p>7.819</text:p>
          </table:table-cell>
          <table:table-cell/>
          <table:table-cell table:formula="of:=[.$C260]*([.F$4]+[.$C260]*([.F$5]+[.$C260]*([.F$6]+[.$C260]*[.F$7])))/(1+[.$C260]*([.F$8]+[.$C260]*([.F$9]+[.$C260]*[.F$10])))" office:value-type="float" office:value="192.005340780502" calcext:value-type="float">
            <text:p>192.01</text:p>
          </table:table-cell>
          <table:table-cell table:formula="of:=[.B260]-[.E260]" office:value-type="float" office:value="-0.0053407805022232" calcext:value-type="float">
            <text:p>-0.005</text:p>
          </table:table-cell>
          <table:table-cell table:formula="of:=ABS([.F260])" office:value-type="float" office:value="0.0053407805022232" calcext:value-type="float">
            <text:p>0.005</text:p>
          </table:table-cell>
          <table:table-cell/>
          <table:table-cell table:style-name="ce12" table:formula="of:=[.$C260]*([.J$4]+[.$C260]*([.J$5]+[.$C260]*([.J$6]+[.$C260]*[.J$7])))/(1+[.$C260]*([.J$8]+[.$C260]*([.J$9]+[.$C260]*[.J$10])))" office:value-type="float" office:value="192.920452502559" calcext:value-type="float">
            <text:p>192.92</text:p>
          </table:table-cell>
          <table:table-cell table:formula="of:=[.B260]-[.I260]" office:value-type="float" office:value="-0.920452502559414" calcext:value-type="float">
            <text:p>-0.920</text:p>
          </table:table-cell>
          <table:table-cell table:formula="of:=ABS([.J260])" office:value-type="float" office:value="0.920452502559414" calcext:value-type="float">
            <text:p>0.920</text:p>
          </table:table-cell>
          <table:table-cell/>
          <table:table-cell table:formula="of:=[.$B260]*([.N$4]+[.$B260]*([.N$5]+[.$B260]*([.N$6]+[.$B260]*[.N$7])))/(1+[.$B260]*([.N$8]+[.$B260]*([.N$9]+[.$B260]*[.N$10])))" office:value-type="float" office:value="7.81851881623601" calcext:value-type="float">
            <text:p>7.819</text:p>
          </table:table-cell>
          <table:table-cell table:formula="of:=[.C260]-[.M260]" office:value-type="float" office:value="0.000481183763989534" calcext:value-type="float">
            <text:p>0.00048</text:p>
          </table:table-cell>
          <table:table-cell table:formula="of:=[.N260]*25.38" office:value-type="float" office:value="0.0122124439300544" calcext:value-type="float">
            <text:p>0.012</text:p>
          </table:table-cell>
          <table:table-cell table:formula="of:=ABS([.O260])" office:value-type="float" office:value="0.0122124439300544" calcext:value-type="float">
            <text:p>0.012</text:p>
          </table:table-cell>
          <table:table-cell/>
          <table:table-cell table:formula="of:=[.$B260]*([.S$4]+[.$B260]*([.S$5]+[.$B260]*([.S$6]+[.$B260]*[.S$7])))/(1+[.$B260]*([.S$8]+[.$B260]*([.S$9]+[.$B260]*[.S$10])))" office:value-type="float" office:value="8.01381231030719" calcext:value-type="float">
            <text:p>8.014</text:p>
          </table:table-cell>
          <table:table-cell table:style-name="ce40" table:formula="of:=[.C260]-[.R260]" office:value-type="float" office:value="-0.194812310307188" calcext:value-type="float">
            <text:p>-0.1948</text:p>
          </table:table-cell>
          <table:table-cell table:formula="of:=[.S260]*25.38" office:value-type="float" office:value="-4.94433643559642" calcext:value-type="float">
            <text:p>-4.944</text:p>
          </table:table-cell>
          <table:table-cell table:formula="of:=ABS([.T260])" office:value-type="float" office:value="4.94433643559642" calcext:value-type="float">
            <text:p>4.94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93" calcext:value-type="float">
            <text:p>193</text:p>
          </table:table-cell>
          <table:table-cell office:value-type="float" office:value="7.859" calcext:value-type="float">
            <text:p>7.859</text:p>
          </table:table-cell>
          <table:table-cell/>
          <table:table-cell table:formula="of:=[.$C261]*([.F$4]+[.$C261]*([.F$5]+[.$C261]*([.F$6]+[.$C261]*[.F$7])))/(1+[.$C261]*([.F$8]+[.$C261]*([.F$9]+[.$C261]*[.F$10])))" office:value-type="float" office:value="193.006420733845" calcext:value-type="float">
            <text:p>193.01</text:p>
          </table:table-cell>
          <table:table-cell table:formula="of:=[.B261]-[.E261]" office:value-type="float" office:value="-0.00642073384466357" calcext:value-type="float">
            <text:p>-0.006</text:p>
          </table:table-cell>
          <table:table-cell table:formula="of:=ABS([.F261])" office:value-type="float" office:value="0.00642073384466357" calcext:value-type="float">
            <text:p>0.006</text:p>
          </table:table-cell>
          <table:table-cell/>
          <table:table-cell table:style-name="ce12" table:formula="of:=[.$C261]*([.J$4]+[.$C261]*([.J$5]+[.$C261]*([.J$6]+[.$C261]*[.J$7])))/(1+[.$C261]*([.J$8]+[.$C261]*([.J$9]+[.$C261]*[.J$10])))" office:value-type="float" office:value="193.959238545344" calcext:value-type="float">
            <text:p>193.96</text:p>
          </table:table-cell>
          <table:table-cell table:formula="of:=[.B261]-[.I261]" office:value-type="float" office:value="-0.959238545343624" calcext:value-type="float">
            <text:p>-0.959</text:p>
          </table:table-cell>
          <table:table-cell table:formula="of:=ABS([.J261])" office:value-type="float" office:value="0.959238545343624" calcext:value-type="float">
            <text:p>0.959</text:p>
          </table:table-cell>
          <table:table-cell/>
          <table:table-cell table:formula="of:=[.$B261]*([.N$4]+[.$B261]*([.N$5]+[.$B261]*([.N$6]+[.$B261]*[.N$7])))/(1+[.$B261]*([.N$8]+[.$B261]*([.N$9]+[.$B261]*[.N$10])))" office:value-type="float" office:value="7.85846198335443" calcext:value-type="float">
            <text:p>7.858</text:p>
          </table:table-cell>
          <table:table-cell table:formula="of:=[.C261]-[.M261]" office:value-type="float" office:value="0.000538016645569073" calcext:value-type="float">
            <text:p>0.00054</text:p>
          </table:table-cell>
          <table:table-cell table:formula="of:=[.N261]*25.38" office:value-type="float" office:value="0.0136548624645431" calcext:value-type="float">
            <text:p>0.014</text:p>
          </table:table-cell>
          <table:table-cell table:formula="of:=ABS([.O261])" office:value-type="float" office:value="0.0136548624645431" calcext:value-type="float">
            <text:p>0.014</text:p>
          </table:table-cell>
          <table:table-cell/>
          <table:table-cell table:formula="of:=[.$B261]*([.S$4]+[.$B261]*([.S$5]+[.$B261]*([.S$6]+[.$B261]*[.S$7])))/(1+[.$B261]*([.S$8]+[.$B261]*([.S$9]+[.$B261]*[.S$10])))" office:value-type="float" office:value="8.05657894740905" calcext:value-type="float">
            <text:p>8.057</text:p>
          </table:table-cell>
          <table:table-cell table:style-name="ce40" table:formula="of:=[.C261]-[.R261]" office:value-type="float" office:value="-0.197578947409049" calcext:value-type="float">
            <text:p>-0.1976</text:p>
          </table:table-cell>
          <table:table-cell table:formula="of:=[.S261]*25.38" office:value-type="float" office:value="-5.01455368524166" calcext:value-type="float">
            <text:p>-5.015</text:p>
          </table:table-cell>
          <table:table-cell table:formula="of:=ABS([.T261])" office:value-type="float" office:value="5.01455368524166" calcext:value-type="float">
            <text:p>5.01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94" calcext:value-type="float">
            <text:p>194</text:p>
          </table:table-cell>
          <table:table-cell office:value-type="float" office:value="7.899" calcext:value-type="float">
            <text:p>7.899</text:p>
          </table:table-cell>
          <table:table-cell/>
          <table:table-cell table:formula="of:=[.$C262]*([.F$4]+[.$C262]*([.F$5]+[.$C262]*([.F$6]+[.$C262]*[.F$7])))/(1+[.$C262]*([.F$8]+[.$C262]*([.F$9]+[.$C262]*[.F$10])))" office:value-type="float" office:value="194.007384218556" calcext:value-type="float">
            <text:p>194.01</text:p>
          </table:table-cell>
          <table:table-cell table:formula="of:=[.B262]-[.E262]" office:value-type="float" office:value="-0.00738421855558613" calcext:value-type="float">
            <text:p>-0.007</text:p>
          </table:table-cell>
          <table:table-cell table:formula="of:=ABS([.F262])" office:value-type="float" office:value="0.00738421855558613" calcext:value-type="float">
            <text:p>0.007</text:p>
          </table:table-cell>
          <table:table-cell/>
          <table:table-cell table:style-name="ce12" table:formula="of:=[.$C262]*([.J$4]+[.$C262]*([.J$5]+[.$C262]*([.J$6]+[.$C262]*[.J$7])))/(1+[.$C262]*([.J$8]+[.$C262]*([.J$9]+[.$C262]*[.J$10])))" office:value-type="float" office:value="194.998944673601" calcext:value-type="float">
            <text:p>195.00</text:p>
          </table:table-cell>
          <table:table-cell table:formula="of:=[.B262]-[.I262]" office:value-type="float" office:value="-0.998944673600505" calcext:value-type="float">
            <text:p>-0.999</text:p>
          </table:table-cell>
          <table:table-cell table:formula="of:=ABS([.J262])" office:value-type="float" office:value="0.998944673600505" calcext:value-type="float">
            <text:p>0.999</text:p>
          </table:table-cell>
          <table:table-cell/>
          <table:table-cell table:formula="of:=[.$B262]*([.N$4]+[.$B262]*([.N$5]+[.$B262]*([.N$6]+[.$B262]*[.N$7])))/(1+[.$B262]*([.N$8]+[.$B262]*([.N$9]+[.$B262]*[.N$10])))" office:value-type="float" office:value="7.89841026751973" calcext:value-type="float">
            <text:p>7.898</text:p>
          </table:table-cell>
          <table:table-cell table:formula="of:=[.C262]-[.M262]" office:value-type="float" office:value="0.000589732480268168" calcext:value-type="float">
            <text:p>0.00059</text:p>
          </table:table-cell>
          <table:table-cell table:formula="of:=[.N262]*25.38" office:value-type="float" office:value="0.0149674103492061" calcext:value-type="float">
            <text:p>0.015</text:p>
          </table:table-cell>
          <table:table-cell table:formula="of:=ABS([.O262])" office:value-type="float" office:value="0.0149674103492061" calcext:value-type="float">
            <text:p>0.015</text:p>
          </table:table-cell>
          <table:table-cell/>
          <table:table-cell table:formula="of:=[.$B262]*([.S$4]+[.$B262]*([.S$5]+[.$B262]*([.S$6]+[.$B262]*[.S$7])))/(1+[.$B262]*([.S$8]+[.$B262]*([.S$9]+[.$B262]*[.S$10])))" office:value-type="float" office:value="8.09935038277017" calcext:value-type="float">
            <text:p>8.099</text:p>
          </table:table-cell>
          <table:table-cell table:style-name="ce40" table:formula="of:=[.C262]-[.R262]" office:value-type="float" office:value="-0.200350382770165" calcext:value-type="float">
            <text:p>-0.2004</text:p>
          </table:table-cell>
          <table:table-cell table:formula="of:=[.S262]*25.38" office:value-type="float" office:value="-5.08489271470679" calcext:value-type="float">
            <text:p>-5.085</text:p>
          </table:table-cell>
          <table:table-cell table:formula="of:=ABS([.T262])" office:value-type="float" office:value="5.08489271470679" calcext:value-type="float">
            <text:p>5.08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95" calcext:value-type="float">
            <text:p>195</text:p>
          </table:table-cell>
          <table:table-cell office:value-type="float" office:value="7.939" calcext:value-type="float">
            <text:p>7.939</text:p>
          </table:table-cell>
          <table:table-cell/>
          <table:table-cell table:formula="of:=[.$C263]*([.F$4]+[.$C263]*([.F$5]+[.$C263]*([.F$6]+[.$C263]*[.F$7])))/(1+[.$C263]*([.F$8]+[.$C263]*([.F$9]+[.$C263]*[.F$10])))" office:value-type="float" office:value="195.008219868993" calcext:value-type="float">
            <text:p>195.01</text:p>
          </table:table-cell>
          <table:table-cell table:formula="of:=[.B263]-[.E263]" office:value-type="float" office:value="-0.00821986899282479" calcext:value-type="float">
            <text:p>-0.008</text:p>
          </table:table-cell>
          <table:table-cell table:formula="of:=ABS([.F263])" office:value-type="float" office:value="0.00821986899282479" calcext:value-type="float">
            <text:p>0.008</text:p>
          </table:table-cell>
          <table:table-cell/>
          <table:table-cell table:style-name="ce12" table:formula="of:=[.$C263]*([.J$4]+[.$C263]*([.J$5]+[.$C263]*([.J$6]+[.$C263]*[.J$7])))/(1+[.$C263]*([.J$8]+[.$C263]*([.J$9]+[.$C263]*[.J$10])))" office:value-type="float" office:value="196.039569383714" calcext:value-type="float">
            <text:p>196.04</text:p>
          </table:table-cell>
          <table:table-cell table:formula="of:=[.B263]-[.I263]" office:value-type="float" office:value="-1.03956938371397" calcext:value-type="float">
            <text:p>-1.040</text:p>
          </table:table-cell>
          <table:table-cell table:formula="of:=ABS([.J263])" office:value-type="float" office:value="1.03956938371397" calcext:value-type="float">
            <text:p>1.040</text:p>
          </table:table-cell>
          <table:table-cell/>
          <table:table-cell table:formula="of:=[.$B263]*([.N$4]+[.$B263]*([.N$5]+[.$B263]*([.N$6]+[.$B263]*[.N$7])))/(1+[.$B263]*([.N$8]+[.$B263]*([.N$9]+[.$B263]*[.N$10])))" office:value-type="float" office:value="7.93836414621738" calcext:value-type="float">
            <text:p>7.938</text:p>
          </table:table-cell>
          <table:table-cell table:formula="of:=[.C263]-[.M263]" office:value-type="float" office:value="0.000635853782616103" calcext:value-type="float">
            <text:p>0.00064</text:p>
          </table:table-cell>
          <table:table-cell table:formula="of:=[.N263]*25.38" office:value-type="float" office:value="0.0161379690027967" calcext:value-type="float">
            <text:p>0.016</text:p>
          </table:table-cell>
          <table:table-cell table:formula="of:=ABS([.O263])" office:value-type="float" office:value="0.0161379690027967" calcext:value-type="float">
            <text:p>0.016</text:p>
          </table:table-cell>
          <table:table-cell/>
          <table:table-cell table:formula="of:=[.$B263]*([.S$4]+[.$B263]*([.S$5]+[.$B263]*([.S$6]+[.$B263]*[.S$7])))/(1+[.$B263]*([.S$8]+[.$B263]*([.S$9]+[.$B263]*[.S$10])))" office:value-type="float" office:value="8.14212657584652" calcext:value-type="float">
            <text:p>8.142</text:p>
          </table:table-cell>
          <table:table-cell table:style-name="ce40" table:formula="of:=[.C263]-[.R263]" office:value-type="float" office:value="-0.203126575846518" calcext:value-type="float">
            <text:p>-0.2031</text:p>
          </table:table-cell>
          <table:table-cell table:formula="of:=[.S263]*25.38" office:value-type="float" office:value="-5.15535249498463" calcext:value-type="float">
            <text:p>-5.155</text:p>
          </table:table-cell>
          <table:table-cell table:formula="of:=ABS([.T263])" office:value-type="float" office:value="5.15535249498463" calcext:value-type="float">
            <text:p>5.15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96" calcext:value-type="float">
            <text:p>196</text:p>
          </table:table-cell>
          <table:table-cell office:value-type="float" office:value="7.979" calcext:value-type="float">
            <text:p>7.979</text:p>
          </table:table-cell>
          <table:table-cell/>
          <table:table-cell table:formula="of:=[.$C264]*([.F$4]+[.$C264]*([.F$5]+[.$C264]*([.F$6]+[.$C264]*[.F$7])))/(1+[.$C264]*([.F$8]+[.$C264]*([.F$9]+[.$C264]*[.F$10])))" office:value-type="float" office:value="196.008916558264" calcext:value-type="float">
            <text:p>196.01</text:p>
          </table:table-cell>
          <table:table-cell table:formula="of:=[.B264]-[.E264]" office:value-type="float" office:value="-0.00891655826447391" calcext:value-type="float">
            <text:p>-0.009</text:p>
          </table:table-cell>
          <table:table-cell table:formula="of:=ABS([.F264])" office:value-type="float" office:value="0.00891655826447391" calcext:value-type="float">
            <text:p>0.009</text:p>
          </table:table-cell>
          <table:table-cell/>
          <table:table-cell table:style-name="ce12" table:formula="of:=[.$C264]*([.J$4]+[.$C264]*([.J$5]+[.$C264]*([.J$6]+[.$C264]*[.J$7])))/(1+[.$C264]*([.J$8]+[.$C264]*([.J$9]+[.$C264]*[.J$10])))" office:value-type="float" office:value="197.081111066323" calcext:value-type="float">
            <text:p>197.08</text:p>
          </table:table-cell>
          <table:table-cell table:formula="of:=[.B264]-[.I264]" office:value-type="float" office:value="-1.08111106632254" calcext:value-type="float">
            <text:p>-1.081</text:p>
          </table:table-cell>
          <table:table-cell table:formula="of:=ABS([.J264])" office:value-type="float" office:value="1.08111106632254" calcext:value-type="float">
            <text:p>1.081</text:p>
          </table:table-cell>
          <table:table-cell/>
          <table:table-cell table:formula="of:=[.$B264]*([.N$4]+[.$B264]*([.N$5]+[.$B264]*([.N$6]+[.$B264]*[.N$7])))/(1+[.$B264]*([.N$8]+[.$B264]*([.N$9]+[.$B264]*[.N$10])))" office:value-type="float" office:value="7.97832408634066" calcext:value-type="float">
            <text:p>7.978</text:p>
          </table:table-cell>
          <table:table-cell table:formula="of:=[.C264]-[.M264]" office:value-type="float" office:value="0.000675913659343941" calcext:value-type="float">
            <text:p>0.00068</text:p>
          </table:table-cell>
          <table:table-cell table:formula="of:=[.N264]*25.38" office:value-type="float" office:value="0.0171546886741492" calcext:value-type="float">
            <text:p>0.017</text:p>
          </table:table-cell>
          <table:table-cell table:formula="of:=ABS([.O264])" office:value-type="float" office:value="0.0171546886741492" calcext:value-type="float">
            <text:p>0.017</text:p>
          </table:table-cell>
          <table:table-cell/>
          <table:table-cell table:formula="of:=[.$B264]*([.S$4]+[.$B264]*([.S$5]+[.$B264]*([.S$6]+[.$B264]*[.S$7])))/(1+[.$B264]*([.S$8]+[.$B264]*([.S$9]+[.$B264]*[.S$10])))" office:value-type="float" office:value="8.18490748654898" calcext:value-type="float">
            <text:p>8.185</text:p>
          </table:table-cell>
          <table:table-cell table:style-name="ce40" table:formula="of:=[.C264]-[.R264]" office:value-type="float" office:value="-0.205907486548978" calcext:value-type="float">
            <text:p>-0.2059</text:p>
          </table:table-cell>
          <table:table-cell table:formula="of:=[.S264]*25.38" office:value-type="float" office:value="-5.22593200861306" calcext:value-type="float">
            <text:p>-5.226</text:p>
          </table:table-cell>
          <table:table-cell table:formula="of:=ABS([.T264])" office:value-type="float" office:value="5.22593200861306" calcext:value-type="float">
            <text:p>5.22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97" calcext:value-type="float">
            <text:p>197</text:p>
          </table:table-cell>
          <table:table-cell office:value-type="float" office:value="8.019" calcext:value-type="float">
            <text:p>8.019</text:p>
          </table:table-cell>
          <table:table-cell/>
          <table:table-cell table:formula="of:=[.$C265]*([.F$4]+[.$C265]*([.F$5]+[.$C265]*([.F$6]+[.$C265]*[.F$7])))/(1+[.$C265]*([.F$8]+[.$C265]*([.F$9]+[.$C265]*[.F$10])))" office:value-type="float" office:value="197.009463402657" calcext:value-type="float">
            <text:p>197.01</text:p>
          </table:table-cell>
          <table:table-cell table:formula="of:=[.B265]-[.E265]" office:value-type="float" office:value="-0.00946340265664958" calcext:value-type="float">
            <text:p>-0.009</text:p>
          </table:table-cell>
          <table:table-cell table:formula="of:=ABS([.F265])" office:value-type="float" office:value="0.00946340265664958" calcext:value-type="float">
            <text:p>0.009</text:p>
          </table:table-cell>
          <table:table-cell/>
          <table:table-cell table:style-name="ce12" table:formula="of:=[.$C265]*([.J$4]+[.$C265]*([.J$5]+[.$C265]*([.J$6]+[.$C265]*[.J$7])))/(1+[.$C265]*([.J$8]+[.$C265]*([.J$9]+[.$C265]*[.J$10])))" office:value-type="float" office:value="198.123568008389" calcext:value-type="float">
            <text:p>198.12</text:p>
          </table:table-cell>
          <table:table-cell table:formula="of:=[.B265]-[.I265]" office:value-type="float" office:value="-1.1235680083889" calcext:value-type="float">
            <text:p>-1.124</text:p>
          </table:table-cell>
          <table:table-cell table:formula="of:=ABS([.J265])" office:value-type="float" office:value="1.1235680083889" calcext:value-type="float">
            <text:p>1.124</text:p>
          </table:table-cell>
          <table:table-cell/>
          <table:table-cell table:formula="of:=[.$B265]*([.N$4]+[.$B265]*([.N$5]+[.$B265]*([.N$6]+[.$B265]*[.N$7])))/(1+[.$B265]*([.N$8]+[.$B265]*([.N$9]+[.$B265]*[.N$10])))" office:value-type="float" office:value="8.01829054403273" calcext:value-type="float">
            <text:p>8.018</text:p>
          </table:table-cell>
          <table:table-cell table:formula="of:=[.C265]-[.M265]" office:value-type="float" office:value="0.000709455967271566" calcext:value-type="float">
            <text:p>0.00071</text:p>
          </table:table-cell>
          <table:table-cell table:formula="of:=[.N265]*25.38" office:value-type="float" office:value="0.0180059924493523" calcext:value-type="float">
            <text:p>0.018</text:p>
          </table:table-cell>
          <table:table-cell table:formula="of:=ABS([.O265])" office:value-type="float" office:value="0.0180059924493523" calcext:value-type="float">
            <text:p>0.018</text:p>
          </table:table-cell>
          <table:table-cell/>
          <table:table-cell table:formula="of:=[.$B265]*([.S$4]+[.$B265]*([.S$5]+[.$B265]*([.S$6]+[.$B265]*[.S$7])))/(1+[.$B265]*([.S$8]+[.$B265]*([.S$9]+[.$B265]*[.S$10])))" office:value-type="float" office:value="8.22769307523696" calcext:value-type="float">
            <text:p>8.228</text:p>
          </table:table-cell>
          <table:table-cell table:style-name="ce40" table:formula="of:=[.C265]-[.R265]" office:value-type="float" office:value="-0.208693075236958" calcext:value-type="float">
            <text:p>-0.2087</text:p>
          </table:table-cell>
          <table:table-cell table:formula="of:=[.S265]*25.38" office:value-type="float" office:value="-5.296630249514" calcext:value-type="float">
            <text:p>-5.297</text:p>
          </table:table-cell>
          <table:table-cell table:formula="of:=ABS([.T265])" office:value-type="float" office:value="5.296630249514" calcext:value-type="float">
            <text:p>5.29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98" calcext:value-type="float">
            <text:p>198</text:p>
          </table:table-cell>
          <table:table-cell office:value-type="float" office:value="8.059" calcext:value-type="float">
            <text:p>8.059</text:p>
          </table:table-cell>
          <table:table-cell/>
          <table:table-cell table:formula="of:=[.$C266]*([.F$4]+[.$C266]*([.F$5]+[.$C266]*([.F$6]+[.$C266]*[.F$7])))/(1+[.$C266]*([.F$8]+[.$C266]*([.F$9]+[.$C266]*[.F$10])))" office:value-type="float" office:value="198.009849765594" calcext:value-type="float">
            <text:p>198.01</text:p>
          </table:table-cell>
          <table:table-cell table:formula="of:=[.B266]-[.E266]" office:value-type="float" office:value="-0.0098497655937706" calcext:value-type="float">
            <text:p>-0.010</text:p>
          </table:table-cell>
          <table:table-cell table:formula="of:=ABS([.F266])" office:value-type="float" office:value="0.0098497655937706" calcext:value-type="float">
            <text:p>0.010</text:p>
          </table:table-cell>
          <table:table-cell/>
          <table:table-cell table:style-name="ce12" table:formula="of:=[.$C266]*([.J$4]+[.$C266]*([.J$5]+[.$C266]*([.J$6]+[.$C266]*[.J$7])))/(1+[.$C266]*([.J$8]+[.$C266]*([.J$9]+[.$C266]*[.J$10])))" office:value-type="float" office:value="199.166938395264" calcext:value-type="float">
            <text:p>199.17</text:p>
          </table:table-cell>
          <table:table-cell table:formula="of:=[.B266]-[.I266]" office:value-type="float" office:value="-1.16693839526448" calcext:value-type="float">
            <text:p>-1.167</text:p>
          </table:table-cell>
          <table:table-cell table:formula="of:=ABS([.J266])" office:value-type="float" office:value="1.16693839526448" calcext:value-type="float">
            <text:p>1.167</text:p>
          </table:table-cell>
          <table:table-cell/>
          <table:table-cell table:formula="of:=[.$B266]*([.N$4]+[.$B266]*([.N$5]+[.$B266]*([.N$6]+[.$B266]*[.N$7])))/(1+[.$B266]*([.N$8]+[.$B266]*([.N$9]+[.$B266]*[.N$10])))" office:value-type="float" office:value="8.05826396454894" calcext:value-type="float">
            <text:p>8.058</text:p>
          </table:table-cell>
          <table:table-cell table:formula="of:=[.C266]-[.M266]" office:value-type="float" office:value="0.000736035451055272" calcext:value-type="float">
            <text:p>0.00074</text:p>
          </table:table-cell>
          <table:table-cell table:formula="of:=[.N266]*25.38" office:value-type="float" office:value="0.0186805797477828" calcext:value-type="float">
            <text:p>0.019</text:p>
          </table:table-cell>
          <table:table-cell table:formula="of:=ABS([.O266])" office:value-type="float" office:value="0.0186805797477828" calcext:value-type="float">
            <text:p>0.019</text:p>
          </table:table-cell>
          <table:table-cell/>
          <table:table-cell table:formula="of:=[.$B266]*([.S$4]+[.$B266]*([.S$5]+[.$B266]*([.S$6]+[.$B266]*[.S$7])))/(1+[.$B266]*([.S$8]+[.$B266]*([.S$9]+[.$B266]*[.S$10])))" office:value-type="float" office:value="8.27048330271218" calcext:value-type="float">
            <text:p>8.270</text:p>
          </table:table-cell>
          <table:table-cell table:style-name="ce40" table:formula="of:=[.C266]-[.R266]" office:value-type="float" office:value="-0.211483302712178" calcext:value-type="float">
            <text:p>-0.2115</text:p>
          </table:table-cell>
          <table:table-cell table:formula="of:=[.S266]*25.38" office:value-type="float" office:value="-5.36744622283509" calcext:value-type="float">
            <text:p>-5.367</text:p>
          </table:table-cell>
          <table:table-cell table:formula="of:=ABS([.T266])" office:value-type="float" office:value="5.36744622283509" calcext:value-type="float">
            <text:p>5.36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99" calcext:value-type="float">
            <text:p>199</text:p>
          </table:table-cell>
          <table:table-cell office:value-type="float" office:value="8.099" calcext:value-type="float">
            <text:p>8.099</text:p>
          </table:table-cell>
          <table:table-cell/>
          <table:table-cell table:formula="of:=[.$C267]*([.F$4]+[.$C267]*([.F$5]+[.$C267]*([.F$6]+[.$C267]*[.F$7])))/(1+[.$C267]*([.F$8]+[.$C267]*([.F$9]+[.$C267]*[.F$10])))" office:value-type="float" office:value="199.010065261142" calcext:value-type="float">
            <text:p>199.01</text:p>
          </table:table-cell>
          <table:table-cell table:formula="of:=[.B267]-[.E267]" office:value-type="float" office:value="-0.01006526114179" calcext:value-type="float">
            <text:p>-0.010</text:p>
          </table:table-cell>
          <table:table-cell table:formula="of:=ABS([.F267])" office:value-type="float" office:value="0.01006526114179" calcext:value-type="float">
            <text:p>0.010</text:p>
          </table:table-cell>
          <table:table-cell/>
          <table:table-cell table:style-name="ce12" table:formula="of:=[.$C267]*([.J$4]+[.$C267]*([.J$5]+[.$C267]*([.J$6]+[.$C267]*[.J$7])))/(1+[.$C267]*([.J$8]+[.$C267]*([.J$9]+[.$C267]*[.J$10])))" office:value-type="float" office:value="200.211220312748" calcext:value-type="float">
            <text:p>200.21</text:p>
          </table:table-cell>
          <table:table-cell table:formula="of:=[.B267]-[.I267]" office:value-type="float" office:value="-1.21122031274848" calcext:value-type="float">
            <text:p>-1.211</text:p>
          </table:table-cell>
          <table:table-cell table:formula="of:=ABS([.J267])" office:value-type="float" office:value="1.21122031274848" calcext:value-type="float">
            <text:p>1.211</text:p>
          </table:table-cell>
          <table:table-cell/>
          <table:table-cell table:formula="of:=[.$B267]*([.N$4]+[.$B267]*([.N$5]+[.$B267]*([.N$6]+[.$B267]*[.N$7])))/(1+[.$B267]*([.N$8]+[.$B267]*([.N$9]+[.$B267]*[.N$10])))" office:value-type="float" office:value="8.09824478213873" calcext:value-type="float">
            <text:p>8.098</text:p>
          </table:table-cell>
          <table:table-cell table:formula="of:=[.C267]-[.M267]" office:value-type="float" office:value="0.000755217861266644" calcext:value-type="float">
            <text:p>0.00076</text:p>
          </table:table-cell>
          <table:table-cell table:formula="of:=[.N267]*25.38" office:value-type="float" office:value="0.0191674293189474" calcext:value-type="float">
            <text:p>0.019</text:p>
          </table:table-cell>
          <table:table-cell table:formula="of:=ABS([.O267])" office:value-type="float" office:value="0.0191674293189474" calcext:value-type="float">
            <text:p>0.019</text:p>
          </table:table-cell>
          <table:table-cell/>
          <table:table-cell table:formula="of:=[.$B267]*([.S$4]+[.$B267]*([.S$5]+[.$B267]*([.S$6]+[.$B267]*[.S$7])))/(1+[.$B267]*([.S$8]+[.$B267]*([.S$9]+[.$B267]*[.S$10])))" office:value-type="float" office:value="8.31327813021253" calcext:value-type="float">
            <text:p>8.313</text:p>
          </table:table-cell>
          <table:table-cell table:style-name="ce40" table:formula="of:=[.C267]-[.R267]" office:value-type="float" office:value="-0.214278130212534" calcext:value-type="float">
            <text:p>-0.2143</text:p>
          </table:table-cell>
          <table:table-cell table:formula="of:=[.S267]*25.38" office:value-type="float" office:value="-5.43837894479412" calcext:value-type="float">
            <text:p>-5.438</text:p>
          </table:table-cell>
          <table:table-cell table:formula="of:=ABS([.T267])" office:value-type="float" office:value="5.43837894479412" calcext:value-type="float">
            <text:p>5.43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office:value-type="float" office:value="8.138" calcext:value-type="float">
            <text:p>8.138</text:p>
          </table:table-cell>
          <table:table-cell/>
          <table:table-cell table:formula="of:=[.$C268]*([.F$4]+[.$C268]*([.F$5]+[.$C268]*([.F$6]+[.$C268]*[.F$7])))/(1+[.$C268]*([.F$8]+[.$C268]*([.F$9]+[.$C268]*[.F$10])))" office:value-type="float" office:value="199.985101180366" calcext:value-type="float">
            <text:p>199.99</text:p>
          </table:table-cell>
          <table:table-cell table:formula="of:=[.B268]-[.E268]" office:value-type="float" office:value="0.0148988196340554" calcext:value-type="float">
            <text:p>0.015</text:p>
          </table:table-cell>
          <table:table-cell table:formula="of:=ABS([.F268])" office:value-type="float" office:value="0.0148988196340554" calcext:value-type="float">
            <text:p>0.015</text:p>
          </table:table-cell>
          <table:table-cell/>
          <table:table-cell table:style-name="ce12" table:formula="of:=[.$C268]*([.J$4]+[.$C268]*([.J$5]+[.$C268]*([.J$6]+[.$C268]*[.J$7])))/(1+[.$C268]*([.J$8]+[.$C268]*([.J$9]+[.$C268]*[.J$10])))" office:value-type="float" office:value="201.230270895181" calcext:value-type="float">
            <text:p>201.23</text:p>
          </table:table-cell>
          <table:table-cell table:formula="of:=[.B268]-[.I268]" office:value-type="float" office:value="-1.23027089518058" calcext:value-type="float">
            <text:p>-1.230</text:p>
          </table:table-cell>
          <table:table-cell table:formula="of:=ABS([.J268])" office:value-type="float" office:value="1.23027089518058" calcext:value-type="float">
            <text:p>1.230</text:p>
          </table:table-cell>
          <table:table-cell/>
          <table:table-cell table:formula="of:=[.$B268]*([.N$4]+[.$B268]*([.N$5]+[.$B268]*([.N$6]+[.$B268]*[.N$7])))/(1+[.$B268]*([.N$8]+[.$B268]*([.N$9]+[.$B268]*[.N$10])))" office:value-type="float" office:value="8.13823341994658" calcext:value-type="float">
            <text:p>8.138</text:p>
          </table:table-cell>
          <table:table-cell table:formula="of:=[.C268]-[.M268]" office:value-type="float" office:value="-0.00023341994657855" calcext:value-type="float">
            <text:p>-0.00023</text:p>
          </table:table-cell>
          <table:table-cell table:formula="of:=[.N268]*25.38" office:value-type="float" office:value="-0.00592419824416361" calcext:value-type="float">
            <text:p>-0.006</text:p>
          </table:table-cell>
          <table:table-cell table:formula="of:=ABS([.O268])" office:value-type="float" office:value="0.00592419824416361" calcext:value-type="float">
            <text:p>0.006</text:p>
          </table:table-cell>
          <table:table-cell/>
          <table:table-cell table:formula="of:=[.$B268]*([.S$4]+[.$B268]*([.S$5]+[.$B268]*([.S$6]+[.$B268]*[.S$7])))/(1+[.$B268]*([.S$8]+[.$B268]*([.S$9]+[.$B268]*[.S$10])))" office:value-type="float" office:value="8.35607751940605" calcext:value-type="float">
            <text:p>8.356</text:p>
          </table:table-cell>
          <table:table-cell table:style-name="ce40" table:formula="of:=[.C268]-[.R268]" office:value-type="float" office:value="-0.218077519406046" calcext:value-type="float">
            <text:p>-0.2181</text:p>
          </table:table-cell>
          <table:table-cell table:formula="of:=[.S268]*25.38" office:value-type="float" office:value="-5.53480744252545" calcext:value-type="float">
            <text:p>-5.535</text:p>
          </table:table-cell>
          <table:table-cell table:formula="of:=ABS([.T268])" office:value-type="float" office:value="5.53480744252545" calcext:value-type="float">
            <text:p>5.53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01" calcext:value-type="float">
            <text:p>201</text:p>
          </table:table-cell>
          <table:table-cell office:value-type="float" office:value="8.178" calcext:value-type="float">
            <text:p>8.178</text:p>
          </table:table-cell>
          <table:table-cell/>
          <table:table-cell table:formula="of:=[.$C269]*([.F$4]+[.$C269]*([.F$5]+[.$C269]*([.F$6]+[.$C269]*[.F$7])))/(1+[.$C269]*([.F$8]+[.$C269]*([.F$9]+[.$C269]*[.F$10])))" office:value-type="float" office:value="200.984949690918" calcext:value-type="float">
            <text:p>200.98</text:p>
          </table:table-cell>
          <table:table-cell table:formula="of:=[.B269]-[.E269]" office:value-type="float" office:value="0.0150503090816869" calcext:value-type="float">
            <text:p>0.015</text:p>
          </table:table-cell>
          <table:table-cell table:formula="of:=ABS([.F269])" office:value-type="float" office:value="0.0150503090816869" calcext:value-type="float">
            <text:p>0.015</text:p>
          </table:table-cell>
          <table:table-cell/>
          <table:table-cell table:style-name="ce12" table:formula="of:=[.$C269]*([.J$4]+[.$C269]*([.J$5]+[.$C269]*([.J$6]+[.$C269]*[.J$7])))/(1+[.$C269]*([.J$8]+[.$C269]*([.J$9]+[.$C269]*[.J$10])))" office:value-type="float" office:value="202.276347084461" calcext:value-type="float">
            <text:p>202.28</text:p>
          </table:table-cell>
          <table:table-cell table:formula="of:=[.B269]-[.I269]" office:value-type="float" office:value="-1.27634708446107" calcext:value-type="float">
            <text:p>-1.276</text:p>
          </table:table-cell>
          <table:table-cell table:formula="of:=ABS([.J269])" office:value-type="float" office:value="1.27634708446107" calcext:value-type="float">
            <text:p>1.276</text:p>
          </table:table-cell>
          <table:table-cell/>
          <table:table-cell table:formula="of:=[.$B269]*([.N$4]+[.$B269]*([.N$5]+[.$B269]*([.N$6]+[.$B269]*[.N$7])))/(1+[.$B269]*([.N$8]+[.$B269]*([.N$9]+[.$B269]*[.N$10])))" office:value-type="float" office:value="8.17823028993148" calcext:value-type="float">
            <text:p>8.178</text:p>
          </table:table-cell>
          <table:table-cell table:formula="of:=[.C269]-[.M269]" office:value-type="float" office:value="-0.000230289931479888" calcext:value-type="float">
            <text:p>-0.00023</text:p>
          </table:table-cell>
          <table:table-cell table:formula="of:=[.N269]*25.38" office:value-type="float" office:value="-0.00584475846095955" calcext:value-type="float">
            <text:p>-0.006</text:p>
          </table:table-cell>
          <table:table-cell table:formula="of:=ABS([.O269])" office:value-type="float" office:value="0.00584475846095955" calcext:value-type="float">
            <text:p>0.006</text:p>
          </table:table-cell>
          <table:table-cell/>
          <table:table-cell table:formula="of:=[.$B269]*([.S$4]+[.$B269]*([.S$5]+[.$B269]*([.S$6]+[.$B269]*[.S$7])))/(1+[.$B269]*([.S$8]+[.$B269]*([.S$9]+[.$B269]*[.S$10])))" office:value-type="float" office:value="8.39888143238494" calcext:value-type="float">
            <text:p>8.399</text:p>
          </table:table-cell>
          <table:table-cell table:style-name="ce40" table:formula="of:=[.C269]-[.R269]" office:value-type="float" office:value="-0.220881432384939" calcext:value-type="float">
            <text:p>-0.2209</text:p>
          </table:table-cell>
          <table:table-cell table:formula="of:=[.S269]*25.38" office:value-type="float" office:value="-5.60597075392975" calcext:value-type="float">
            <text:p>-5.606</text:p>
          </table:table-cell>
          <table:table-cell table:formula="of:=ABS([.T269])" office:value-type="float" office:value="5.60597075392975" calcext:value-type="float">
            <text:p>5.60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02" calcext:value-type="float">
            <text:p>202</text:p>
          </table:table-cell>
          <table:table-cell office:value-type="float" office:value="8.218" calcext:value-type="float">
            <text:p>8.218</text:p>
          </table:table-cell>
          <table:table-cell/>
          <table:table-cell table:formula="of:=[.$C270]*([.F$4]+[.$C270]*([.F$5]+[.$C270]*([.F$6]+[.$C270]*[.F$7])))/(1+[.$C270]*([.F$8]+[.$C270]*([.F$9]+[.$C270]*[.F$10])))" office:value-type="float" office:value="201.984597945779" calcext:value-type="float">
            <text:p>201.98</text:p>
          </table:table-cell>
          <table:table-cell table:formula="of:=[.B270]-[.E270]" office:value-type="float" office:value="0.0154020542208286" calcext:value-type="float">
            <text:p>0.015</text:p>
          </table:table-cell>
          <table:table-cell table:formula="of:=ABS([.F270])" office:value-type="float" office:value="0.0154020542208286" calcext:value-type="float">
            <text:p>0.015</text:p>
          </table:table-cell>
          <table:table-cell/>
          <table:table-cell table:style-name="ce12" table:formula="of:=[.$C270]*([.J$4]+[.$C270]*([.J$5]+[.$C270]*([.J$6]+[.$C270]*[.J$7])))/(1+[.$C270]*([.J$8]+[.$C270]*([.J$9]+[.$C270]*[.J$10])))" office:value-type="float" office:value="203.323328541049" calcext:value-type="float">
            <text:p>203.32</text:p>
          </table:table-cell>
          <table:table-cell table:formula="of:=[.B270]-[.I270]" office:value-type="float" office:value="-1.32332854104894" calcext:value-type="float">
            <text:p>-1.323</text:p>
          </table:table-cell>
          <table:table-cell table:formula="of:=ABS([.J270])" office:value-type="float" office:value="1.32332854104894" calcext:value-type="float">
            <text:p>1.323</text:p>
          </table:table-cell>
          <table:table-cell/>
          <table:table-cell table:formula="of:=[.$B270]*([.N$4]+[.$B270]*([.N$5]+[.$B270]*([.N$6]+[.$B270]*[.N$7])))/(1+[.$B270]*([.N$8]+[.$B270]*([.N$9]+[.$B270]*[.N$10])))" office:value-type="float" office:value="8.21823579280427" calcext:value-type="float">
            <text:p>8.218</text:p>
          </table:table-cell>
          <table:table-cell table:formula="of:=[.C270]-[.M270]" office:value-type="float" office:value="-0.000235792804268442" calcext:value-type="float">
            <text:p>-0.00024</text:p>
          </table:table-cell>
          <table:table-cell table:formula="of:=[.N270]*25.38" office:value-type="float" office:value="-0.00598442137233306" calcext:value-type="float">
            <text:p>-0.006</text:p>
          </table:table-cell>
          <table:table-cell table:formula="of:=ABS([.O270])" office:value-type="float" office:value="0.00598442137233306" calcext:value-type="float">
            <text:p>0.006</text:p>
          </table:table-cell>
          <table:table-cell/>
          <table:table-cell table:formula="of:=[.$B270]*([.S$4]+[.$B270]*([.S$5]+[.$B270]*([.S$6]+[.$B270]*[.S$7])))/(1+[.$B270]*([.S$8]+[.$B270]*([.S$9]+[.$B270]*[.S$10])))" office:value-type="float" office:value="8.4416898316598" calcext:value-type="float">
            <text:p>8.442</text:p>
          </table:table-cell>
          <table:table-cell table:style-name="ce40" table:formula="of:=[.C270]-[.R270]" office:value-type="float" office:value="-0.223689831659801" calcext:value-type="float">
            <text:p>-0.2237</text:p>
          </table:table-cell>
          <table:table-cell table:formula="of:=[.S270]*25.38" office:value-type="float" office:value="-5.67724792752574" calcext:value-type="float">
            <text:p>-5.677</text:p>
          </table:table-cell>
          <table:table-cell table:formula="of:=ABS([.T270])" office:value-type="float" office:value="5.67724792752574" calcext:value-type="float">
            <text:p>5.67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03" calcext:value-type="float">
            <text:p>203</text:p>
          </table:table-cell>
          <table:table-cell office:value-type="float" office:value="8.258" calcext:value-type="float">
            <text:p>8.258</text:p>
          </table:table-cell>
          <table:table-cell/>
          <table:table-cell table:formula="of:=[.$C271]*([.F$4]+[.$C271]*([.F$5]+[.$C271]*([.F$6]+[.$C271]*[.F$7])))/(1+[.$C271]*([.F$8]+[.$C271]*([.F$9]+[.$C271]*[.F$10])))" office:value-type="float" office:value="202.984036581306" calcext:value-type="float">
            <text:p>202.98</text:p>
          </table:table-cell>
          <table:table-cell table:formula="of:=[.B271]-[.E271]" office:value-type="float" office:value="0.0159634186938433" calcext:value-type="float">
            <text:p>0.016</text:p>
          </table:table-cell>
          <table:table-cell table:formula="of:=ABS([.F271])" office:value-type="float" office:value="0.0159634186938433" calcext:value-type="float">
            <text:p>0.016</text:p>
          </table:table-cell>
          <table:table-cell/>
          <table:table-cell table:style-name="ce12" table:formula="of:=[.$C271]*([.J$4]+[.$C271]*([.J$5]+[.$C271]*([.J$6]+[.$C271]*[.J$7])))/(1+[.$C271]*([.J$8]+[.$C271]*([.J$9]+[.$C271]*[.J$10])))" office:value-type="float" office:value="204.371212975233" calcext:value-type="float">
            <text:p>204.37</text:p>
          </table:table-cell>
          <table:table-cell table:formula="of:=[.B271]-[.I271]" office:value-type="float" office:value="-1.37121297523296" calcext:value-type="float">
            <text:p>-1.371</text:p>
          </table:table-cell>
          <table:table-cell table:formula="of:=ABS([.J271])" office:value-type="float" office:value="1.37121297523296" calcext:value-type="float">
            <text:p>1.371</text:p>
          </table:table-cell>
          <table:table-cell/>
          <table:table-cell table:formula="of:=[.$B271]*([.N$4]+[.$B271]*([.N$5]+[.$B271]*([.N$6]+[.$B271]*[.N$7])))/(1+[.$B271]*([.N$8]+[.$B271]*([.N$9]+[.$B271]*[.N$10])))" office:value-type="float" office:value="8.25825031798218" calcext:value-type="float">
            <text:p>8.258</text:p>
          </table:table-cell>
          <table:table-cell table:formula="of:=[.C271]-[.M271]" office:value-type="float" office:value="-0.000250317982184001" calcext:value-type="float">
            <text:p>-0.00025</text:p>
          </table:table-cell>
          <table:table-cell table:formula="of:=[.N271]*25.38" office:value-type="float" office:value="-0.00635307038782994" calcext:value-type="float">
            <text:p>-0.006</text:p>
          </table:table-cell>
          <table:table-cell table:formula="of:=ABS([.O271])" office:value-type="float" office:value="0.00635307038782994" calcext:value-type="float">
            <text:p>0.006</text:p>
          </table:table-cell>
          <table:table-cell/>
          <table:table-cell table:formula="of:=[.$B271]*([.S$4]+[.$B271]*([.S$5]+[.$B271]*([.S$6]+[.$B271]*[.S$7])))/(1+[.$B271]*([.S$8]+[.$B271]*([.S$9]+[.$B271]*[.S$10])))" office:value-type="float" office:value="8.48450268015384" calcext:value-type="float">
            <text:p>8.485</text:p>
          </table:table-cell>
          <table:table-cell table:style-name="ce40" table:formula="of:=[.C271]-[.R271]" office:value-type="float" office:value="-0.226502680153841" calcext:value-type="float">
            <text:p>-0.2265</text:p>
          </table:table-cell>
          <table:table-cell table:formula="of:=[.S271]*25.38" office:value-type="float" office:value="-5.74863802230448" calcext:value-type="float">
            <text:p>-5.749</text:p>
          </table:table-cell>
          <table:table-cell table:formula="of:=ABS([.T271])" office:value-type="float" office:value="5.74863802230448" calcext:value-type="float">
            <text:p>5.74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float" office:value="8.298" calcext:value-type="float">
            <text:p>8.298</text:p>
          </table:table-cell>
          <table:table-cell/>
          <table:table-cell table:formula="of:=[.$C272]*([.F$4]+[.$C272]*([.F$5]+[.$C272]*([.F$6]+[.$C272]*[.F$7])))/(1+[.$C272]*([.F$8]+[.$C272]*([.F$9]+[.$C272]*[.F$10])))" office:value-type="float" office:value="203.983256495505" calcext:value-type="float">
            <text:p>203.98</text:p>
          </table:table-cell>
          <table:table-cell table:formula="of:=[.B272]-[.E272]" office:value-type="float" office:value="0.0167435044945137" calcext:value-type="float">
            <text:p>0.017</text:p>
          </table:table-cell>
          <table:table-cell table:formula="of:=ABS([.F272])" office:value-type="float" office:value="0.0167435044945137" calcext:value-type="float">
            <text:p>0.017</text:p>
          </table:table-cell>
          <table:table-cell/>
          <table:table-cell table:style-name="ce12" table:formula="of:=[.$C272]*([.J$4]+[.$C272]*([.J$5]+[.$C272]*([.J$6]+[.$C272]*[.J$7])))/(1+[.$C272]*([.J$8]+[.$C272]*([.J$9]+[.$C272]*[.J$10])))" office:value-type="float" office:value="205.419998007876" calcext:value-type="float">
            <text:p>205.42</text:p>
          </table:table-cell>
          <table:table-cell table:formula="of:=[.B272]-[.I272]" office:value-type="float" office:value="-1.41999800787556" calcext:value-type="float">
            <text:p>-1.420</text:p>
          </table:table-cell>
          <table:table-cell table:formula="of:=ABS([.J272])" office:value-type="float" office:value="1.41999800787556" calcext:value-type="float">
            <text:p>1.420</text:p>
          </table:table-cell>
          <table:table-cell/>
          <table:table-cell table:formula="of:=[.$B272]*([.N$4]+[.$B272]*([.N$5]+[.$B272]*([.N$6]+[.$B272]*[.N$7])))/(1+[.$B272]*([.N$8]+[.$B272]*([.N$9]+[.$B272]*[.N$10])))" office:value-type="float" office:value="8.29827424356003" calcext:value-type="float">
            <text:p>8.298</text:p>
          </table:table-cell>
          <table:table-cell table:formula="of:=[.C272]-[.M272]" office:value-type="float" office:value="-0.000274243560028253" calcext:value-type="float">
            <text:p>-0.00027</text:p>
          </table:table-cell>
          <table:table-cell table:formula="of:=[.N272]*25.38" office:value-type="float" office:value="-0.00696030155351707" calcext:value-type="float">
            <text:p>-0.007</text:p>
          </table:table-cell>
          <table:table-cell table:formula="of:=ABS([.O272])" office:value-type="float" office:value="0.00696030155351707" calcext:value-type="float">
            <text:p>0.007</text:p>
          </table:table-cell>
          <table:table-cell/>
          <table:table-cell table:formula="of:=[.$B272]*([.S$4]+[.$B272]*([.S$5]+[.$B272]*([.S$6]+[.$B272]*[.S$7])))/(1+[.$B272]*([.S$8]+[.$B272]*([.S$9]+[.$B272]*[.S$10])))" office:value-type="float" office:value="8.52731994119723" calcext:value-type="float">
            <text:p>8.527</text:p>
          </table:table-cell>
          <table:table-cell table:style-name="ce40" table:formula="of:=[.C272]-[.R272]" office:value-type="float" office:value="-0.229319941197231" calcext:value-type="float">
            <text:p>-0.2293</text:p>
          </table:table-cell>
          <table:table-cell table:formula="of:=[.S272]*25.38" office:value-type="float" office:value="-5.82014010758571" calcext:value-type="float">
            <text:p>-5.820</text:p>
          </table:table-cell>
          <table:table-cell table:formula="of:=ABS([.T272])" office:value-type="float" office:value="5.82014010758571" calcext:value-type="float">
            <text:p>5.82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05" calcext:value-type="float">
            <text:p>205</text:p>
          </table:table-cell>
          <table:table-cell office:value-type="float" office:value="8.338" calcext:value-type="float">
            <text:p>8.338</text:p>
          </table:table-cell>
          <table:table-cell/>
          <table:table-cell table:formula="of:=[.$C273]*([.F$4]+[.$C273]*([.F$5]+[.$C273]*([.F$6]+[.$C273]*[.F$7])))/(1+[.$C273]*([.F$8]+[.$C273]*([.F$9]+[.$C273]*[.F$10])))" office:value-type="float" office:value="204.982248849041" calcext:value-type="float">
            <text:p>204.98</text:p>
          </table:table-cell>
          <table:table-cell table:formula="of:=[.B273]-[.E273]" office:value-type="float" office:value="0.0177511509591852" calcext:value-type="float">
            <text:p>0.018</text:p>
          </table:table-cell>
          <table:table-cell table:formula="of:=ABS([.F273])" office:value-type="float" office:value="0.0177511509591852" calcext:value-type="float">
            <text:p>0.018</text:p>
          </table:table-cell>
          <table:table-cell/>
          <table:table-cell table:style-name="ce12" table:formula="of:=[.$C273]*([.J$4]+[.$C273]*([.J$5]+[.$C273]*([.J$6]+[.$C273]*[.J$7])))/(1+[.$C273]*([.J$8]+[.$C273]*([.J$9]+[.$C273]*[.J$10])))" office:value-type="float" office:value="206.469681172419" calcext:value-type="float">
            <text:p>206.47</text:p>
          </table:table-cell>
          <table:table-cell table:formula="of:=[.B273]-[.I273]" office:value-type="float" office:value="-1.4696811724192" calcext:value-type="float">
            <text:p>-1.470</text:p>
          </table:table-cell>
          <table:table-cell table:formula="of:=ABS([.J273])" office:value-type="float" office:value="1.4696811724192" calcext:value-type="float">
            <text:p>1.470</text:p>
          </table:table-cell>
          <table:table-cell/>
          <table:table-cell table:formula="of:=[.$B273]*([.N$4]+[.$B273]*([.N$5]+[.$B273]*([.N$6]+[.$B273]*[.N$7])))/(1+[.$B273]*([.N$8]+[.$B273]*([.N$9]+[.$B273]*[.N$10])))" office:value-type="float" office:value="8.33830793629732" calcext:value-type="float">
            <text:p>8.338</text:p>
          </table:table-cell>
          <table:table-cell table:formula="of:=[.C273]-[.M273]" office:value-type="float" office:value="-0.000307936297319955" calcext:value-type="float">
            <text:p>-0.00031</text:p>
          </table:table-cell>
          <table:table-cell table:formula="of:=[.N273]*25.38" office:value-type="float" office:value="-0.00781542322598046" calcext:value-type="float">
            <text:p>-0.008</text:p>
          </table:table-cell>
          <table:table-cell table:formula="of:=ABS([.O273])" office:value-type="float" office:value="0.00781542322598046" calcext:value-type="float">
            <text:p>0.008</text:p>
          </table:table-cell>
          <table:table-cell/>
          <table:table-cell table:formula="of:=[.$B273]*([.S$4]+[.$B273]*([.S$5]+[.$B273]*([.S$6]+[.$B273]*[.S$7])))/(1+[.$B273]*([.S$8]+[.$B273]*([.S$9]+[.$B273]*[.S$10])))" office:value-type="float" office:value="8.57014157852157" calcext:value-type="float">
            <text:p>8.570</text:p>
          </table:table-cell>
          <table:table-cell table:style-name="ce40" table:formula="of:=[.C273]-[.R273]" office:value-type="float" office:value="-0.232141578521571" calcext:value-type="float">
            <text:p>-0.2321</text:p>
          </table:table-cell>
          <table:table-cell table:formula="of:=[.S273]*25.38" office:value-type="float" office:value="-5.89175326287746" calcext:value-type="float">
            <text:p>-5.892</text:p>
          </table:table-cell>
          <table:table-cell table:formula="of:=ABS([.T273])" office:value-type="float" office:value="5.89175326287746" calcext:value-type="float">
            <text:p>5.89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06" calcext:value-type="float">
            <text:p>206</text:p>
          </table:table-cell>
          <table:table-cell office:value-type="float" office:value="8.378" calcext:value-type="float">
            <text:p>8.378</text:p>
          </table:table-cell>
          <table:table-cell/>
          <table:table-cell table:formula="of:=[.$C274]*([.F$4]+[.$C274]*([.F$5]+[.$C274]*([.F$6]+[.$C274]*[.F$7])))/(1+[.$C274]*([.F$8]+[.$C274]*([.F$9]+[.$C274]*[.F$10])))" office:value-type="float" office:value="205.981005065868" calcext:value-type="float">
            <text:p>205.98</text:p>
          </table:table-cell>
          <table:table-cell table:formula="of:=[.B274]-[.E274]" office:value-type="float" office:value="0.018994934132138" calcext:value-type="float">
            <text:p>0.019</text:p>
          </table:table-cell>
          <table:table-cell table:formula="of:=ABS([.F274])" office:value-type="float" office:value="0.018994934132138" calcext:value-type="float">
            <text:p>0.019</text:p>
          </table:table-cell>
          <table:table-cell/>
          <table:table-cell table:style-name="ce12" table:formula="of:=[.$C274]*([.J$4]+[.$C274]*([.J$5]+[.$C274]*([.J$6]+[.$C274]*[.J$7])))/(1+[.$C274]*([.J$8]+[.$C274]*([.J$9]+[.$C274]*[.J$10])))" office:value-type="float" office:value="207.520259916883" calcext:value-type="float">
            <text:p>207.52</text:p>
          </table:table-cell>
          <table:table-cell table:formula="of:=[.B274]-[.I274]" office:value-type="float" office:value="-1.52025991688251" calcext:value-type="float">
            <text:p>-1.520</text:p>
          </table:table-cell>
          <table:table-cell table:formula="of:=ABS([.J274])" office:value-type="float" office:value="1.52025991688251" calcext:value-type="float">
            <text:p>1.520</text:p>
          </table:table-cell>
          <table:table-cell/>
          <table:table-cell table:formula="of:=[.$B274]*([.N$4]+[.$B274]*([.N$5]+[.$B274]*([.N$6]+[.$B274]*[.N$7])))/(1+[.$B274]*([.N$8]+[.$B274]*([.N$9]+[.$B274]*[.N$10])))" office:value-type="float" office:value="8.37835175162073" calcext:value-type="float">
            <text:p>8.378</text:p>
          </table:table-cell>
          <table:table-cell table:formula="of:=[.C274]-[.M274]" office:value-type="float" office:value="-0.000351751620728535" calcext:value-type="float">
            <text:p>-0.00035</text:p>
          </table:table-cell>
          <table:table-cell table:formula="of:=[.N274]*25.38" office:value-type="float" office:value="-0.00892745613409023" calcext:value-type="float">
            <text:p>-0.009</text:p>
          </table:table-cell>
          <table:table-cell table:formula="of:=ABS([.O274])" office:value-type="float" office:value="0.00892745613409023" calcext:value-type="float">
            <text:p>0.009</text:p>
          </table:table-cell>
          <table:table-cell/>
          <table:table-cell table:formula="of:=[.$B274]*([.S$4]+[.$B274]*([.S$5]+[.$B274]*([.S$6]+[.$B274]*[.S$7])))/(1+[.$B274]*([.S$8]+[.$B274]*([.S$9]+[.$B274]*[.S$10])))" office:value-type="float" office:value="8.61296755625441" calcext:value-type="float">
            <text:p>8.613</text:p>
          </table:table-cell>
          <table:table-cell table:style-name="ce40" table:formula="of:=[.C274]-[.R274]" office:value-type="float" office:value="-0.234967556254411" calcext:value-type="float">
            <text:p>-0.2350</text:p>
          </table:table-cell>
          <table:table-cell table:formula="of:=[.S274]*25.38" office:value-type="float" office:value="-5.96347657773694" calcext:value-type="float">
            <text:p>-5.963</text:p>
          </table:table-cell>
          <table:table-cell table:formula="of:=ABS([.T274])" office:value-type="float" office:value="5.96347657773694" calcext:value-type="float">
            <text:p>5.96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07" calcext:value-type="float">
            <text:p>207</text:p>
          </table:table-cell>
          <table:table-cell office:value-type="float" office:value="8.418" calcext:value-type="float">
            <text:p>8.418</text:p>
          </table:table-cell>
          <table:table-cell/>
          <table:table-cell table:formula="of:=[.$C275]*([.F$4]+[.$C275]*([.F$5]+[.$C275]*([.F$6]+[.$C275]*[.F$7])))/(1+[.$C275]*([.F$8]+[.$C275]*([.F$9]+[.$C275]*[.F$10])))" office:value-type="float" office:value="206.979516833511" calcext:value-type="float">
            <text:p>206.98</text:p>
          </table:table-cell>
          <table:table-cell table:formula="of:=[.B275]-[.E275]" office:value-type="float" office:value="0.0204831664893561" calcext:value-type="float">
            <text:p>0.020</text:p>
          </table:table-cell>
          <table:table-cell table:formula="of:=ABS([.F275])" office:value-type="float" office:value="0.0204831664893561" calcext:value-type="float">
            <text:p>0.020</text:p>
          </table:table-cell>
          <table:table-cell/>
          <table:table-cell table:style-name="ce12" table:formula="of:=[.$C275]*([.J$4]+[.$C275]*([.J$5]+[.$C275]*([.J$6]+[.$C275]*[.J$7])))/(1+[.$C275]*([.J$8]+[.$C275]*([.J$9]+[.$C275]*[.J$10])))" office:value-type="float" office:value="208.571731605844" calcext:value-type="float">
            <text:p>208.57</text:p>
          </table:table-cell>
          <table:table-cell table:formula="of:=[.B275]-[.I275]" office:value-type="float" office:value="-1.57173160584398" calcext:value-type="float">
            <text:p>-1.572</text:p>
          </table:table-cell>
          <table:table-cell table:formula="of:=ABS([.J275])" office:value-type="float" office:value="1.57173160584398" calcext:value-type="float">
            <text:p>1.572</text:p>
          </table:table-cell>
          <table:table-cell/>
          <table:table-cell table:formula="of:=[.$B275]*([.N$4]+[.$B275]*([.N$5]+[.$B275]*([.N$6]+[.$B275]*[.N$7])))/(1+[.$B275]*([.N$8]+[.$B275]*([.N$9]+[.$B275]*[.N$10])))" office:value-type="float" office:value="8.41840603364116" calcext:value-type="float">
            <text:p>8.418</text:p>
          </table:table-cell>
          <table:table-cell table:formula="of:=[.C275]-[.M275]" office:value-type="float" office:value="-0.000406033641162651" calcext:value-type="float">
            <text:p>-0.00041</text:p>
          </table:table-cell>
          <table:table-cell table:formula="of:=[.N275]*25.38" office:value-type="float" office:value="-0.0103051338127081" calcext:value-type="float">
            <text:p>-0.010</text:p>
          </table:table-cell>
          <table:table-cell table:formula="of:=ABS([.O275])" office:value-type="float" office:value="0.0103051338127081" calcext:value-type="float">
            <text:p>0.010</text:p>
          </table:table-cell>
          <table:table-cell/>
          <table:table-cell table:formula="of:=[.$B275]*([.S$4]+[.$B275]*([.S$5]+[.$B275]*([.S$6]+[.$B275]*[.S$7])))/(1+[.$B275]*([.S$8]+[.$B275]*([.S$9]+[.$B275]*[.S$10])))" office:value-type="float" office:value="8.65579783891387" calcext:value-type="float">
            <text:p>8.656</text:p>
          </table:table-cell>
          <table:table-cell table:style-name="ce40" table:formula="of:=[.C275]-[.R275]" office:value-type="float" office:value="-0.237797838913869" calcext:value-type="float">
            <text:p>-0.2378</text:p>
          </table:table-cell>
          <table:table-cell table:formula="of:=[.S275]*25.38" office:value-type="float" office:value="-6.03530915163399" calcext:value-type="float">
            <text:p>-6.035</text:p>
          </table:table-cell>
          <table:table-cell table:formula="of:=ABS([.T275])" office:value-type="float" office:value="6.03530915163399" calcext:value-type="float">
            <text:p>6.03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08" calcext:value-type="float">
            <text:p>208</text:p>
          </table:table-cell>
          <table:table-cell office:value-type="float" office:value="8.458" calcext:value-type="float">
            <text:p>8.458</text:p>
          </table:table-cell>
          <table:table-cell/>
          <table:table-cell table:formula="of:=[.$C276]*([.F$4]+[.$C276]*([.F$5]+[.$C276]*([.F$6]+[.$C276]*[.F$7])))/(1+[.$C276]*([.F$8]+[.$C276]*([.F$9]+[.$C276]*[.F$10])))" office:value-type="float" office:value="207.977776102992" calcext:value-type="float">
            <text:p>207.98</text:p>
          </table:table-cell>
          <table:table-cell table:formula="of:=[.B276]-[.E276]" office:value-type="float" office:value="0.0222238970078479" calcext:value-type="float">
            <text:p>0.022</text:p>
          </table:table-cell>
          <table:table-cell table:formula="of:=ABS([.F276])" office:value-type="float" office:value="0.0222238970078479" calcext:value-type="float">
            <text:p>0.022</text:p>
          </table:table-cell>
          <table:table-cell/>
          <table:table-cell table:style-name="ce12" table:formula="of:=[.$C276]*([.J$4]+[.$C276]*([.J$5]+[.$C276]*([.J$6]+[.$C276]*[.J$7])))/(1+[.$C276]*([.J$8]+[.$C276]*([.J$9]+[.$C276]*[.J$10])))" office:value-type="float" office:value="209.624093522413" calcext:value-type="float">
            <text:p>209.62</text:p>
          </table:table-cell>
          <table:table-cell table:formula="of:=[.B276]-[.I276]" office:value-type="float" office:value="-1.62409352241326" calcext:value-type="float">
            <text:p>-1.624</text:p>
          </table:table-cell>
          <table:table-cell table:formula="of:=ABS([.J276])" office:value-type="float" office:value="1.62409352241326" calcext:value-type="float">
            <text:p>1.624</text:p>
          </table:table-cell>
          <table:table-cell/>
          <table:table-cell table:formula="of:=[.$B276]*([.N$4]+[.$B276]*([.N$5]+[.$B276]*([.N$6]+[.$B276]*[.N$7])))/(1+[.$B276]*([.N$8]+[.$B276]*([.N$9]+[.$B276]*[.N$10])))" office:value-type="float" office:value="8.45847111518487" calcext:value-type="float">
            <text:p>8.458</text:p>
          </table:table-cell>
          <table:table-cell table:formula="of:=[.C276]-[.M276]" office:value-type="float" office:value="-0.000471115184874193" calcext:value-type="float">
            <text:p>-0.00047</text:p>
          </table:table-cell>
          <table:table-cell table:formula="of:=[.N276]*25.38" office:value-type="float" office:value="-0.011956903392107" calcext:value-type="float">
            <text:p>-0.012</text:p>
          </table:table-cell>
          <table:table-cell table:formula="of:=ABS([.O276])" office:value-type="float" office:value="0.011956903392107" calcext:value-type="float">
            <text:p>0.012</text:p>
          </table:table-cell>
          <table:table-cell/>
          <table:table-cell table:formula="of:=[.$B276]*([.S$4]+[.$B276]*([.S$5]+[.$B276]*([.S$6]+[.$B276]*[.S$7])))/(1+[.$B276]*([.S$8]+[.$B276]*([.S$9]+[.$B276]*[.S$10])))" office:value-type="float" office:value="8.69863239140334" calcext:value-type="float">
            <text:p>8.699</text:p>
          </table:table-cell>
          <table:table-cell table:style-name="ce40" table:formula="of:=[.C276]-[.R276]" office:value-type="float" office:value="-0.240632391403338" calcext:value-type="float">
            <text:p>-0.2406</text:p>
          </table:table-cell>
          <table:table-cell table:formula="of:=[.S276]*25.38" office:value-type="float" office:value="-6.10725009381672" calcext:value-type="float">
            <text:p>-6.107</text:p>
          </table:table-cell>
          <table:table-cell table:formula="of:=ABS([.T276])" office:value-type="float" office:value="6.10725009381672" calcext:value-type="float">
            <text:p>6.10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09" calcext:value-type="float">
            <text:p>209</text:p>
          </table:table-cell>
          <table:table-cell office:value-type="float" office:value="8.499" calcext:value-type="float">
            <text:p>8.499</text:p>
          </table:table-cell>
          <table:table-cell/>
          <table:table-cell table:formula="of:=[.$C277]*([.F$4]+[.$C277]*([.F$5]+[.$C277]*([.F$6]+[.$C277]*[.F$7])))/(1+[.$C277]*([.F$8]+[.$C277]*([.F$9]+[.$C277]*[.F$10])))" office:value-type="float" office:value="209.000721662563" calcext:value-type="float">
            <text:p>209.00</text:p>
          </table:table-cell>
          <table:table-cell table:formula="of:=[.B277]-[.E277]" office:value-type="float" office:value="-0.000721662562654046" calcext:value-type="float">
            <text:p>-0.001</text:p>
          </table:table-cell>
          <table:table-cell table:formula="of:=ABS([.F277])" office:value-type="float" office:value="0.000721662562654046" calcext:value-type="float">
            <text:p>0.001</text:p>
          </table:table-cell>
          <table:table-cell/>
          <table:table-cell table:style-name="ce12" table:formula="of:=[.$C277]*([.J$4]+[.$C277]*([.J$5]+[.$C277]*([.J$6]+[.$C277]*[.J$7])))/(1+[.$C277]*([.J$8]+[.$C277]*([.J$9]+[.$C277]*[.J$10])))" office:value-type="float" office:value="210.703685449402" calcext:value-type="float">
            <text:p>210.70</text:p>
          </table:table-cell>
          <table:table-cell table:formula="of:=[.B277]-[.I277]" office:value-type="float" office:value="-1.703685449402" calcext:value-type="float">
            <text:p>-1.704</text:p>
          </table:table-cell>
          <table:table-cell table:formula="of:=ABS([.J277])" office:value-type="float" office:value="1.703685449402" calcext:value-type="float">
            <text:p>1.704</text:p>
          </table:table-cell>
          <table:table-cell/>
          <table:table-cell table:formula="of:=[.$B277]*([.N$4]+[.$B277]*([.N$5]+[.$B277]*([.N$6]+[.$B277]*[.N$7])))/(1+[.$B277]*([.N$8]+[.$B277]*([.N$9]+[.$B277]*[.N$10])))" office:value-type="float" office:value="8.49854731783786" calcext:value-type="float">
            <text:p>8.499</text:p>
          </table:table-cell>
          <table:table-cell table:formula="of:=[.C277]-[.M277]" office:value-type="float" office:value="0.000452682162142892" calcext:value-type="float">
            <text:p>0.00045</text:p>
          </table:table-cell>
          <table:table-cell table:formula="of:=[.N277]*25.38" office:value-type="float" office:value="0.0114890732751866" calcext:value-type="float">
            <text:p>0.011</text:p>
          </table:table-cell>
          <table:table-cell table:formula="of:=ABS([.O277])" office:value-type="float" office:value="0.0114890732751866" calcext:value-type="float">
            <text:p>0.011</text:p>
          </table:table-cell>
          <table:table-cell/>
          <table:table-cell table:formula="of:=[.$B277]*([.S$4]+[.$B277]*([.S$5]+[.$B277]*([.S$6]+[.$B277]*[.S$7])))/(1+[.$B277]*([.S$8]+[.$B277]*([.S$9]+[.$B277]*[.S$10])))" office:value-type="float" office:value="8.74147117900631" calcext:value-type="float">
            <text:p>8.741</text:p>
          </table:table-cell>
          <table:table-cell table:style-name="ce40" table:formula="of:=[.C277]-[.R277]" office:value-type="float" office:value="-0.242471179006314" calcext:value-type="float">
            <text:p>-0.2425</text:p>
          </table:table-cell>
          <table:table-cell table:formula="of:=[.S277]*25.38" office:value-type="float" office:value="-6.15391852318025" calcext:value-type="float">
            <text:p>-6.154</text:p>
          </table:table-cell>
          <table:table-cell table:formula="of:=ABS([.T277])" office:value-type="float" office:value="6.15391852318025" calcext:value-type="float">
            <text:p>6.15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office:value-type="float" office:value="8.539" calcext:value-type="float">
            <text:p>8.539</text:p>
          </table:table-cell>
          <table:table-cell/>
          <table:table-cell table:formula="of:=[.$C278]*([.F$4]+[.$C278]*([.F$5]+[.$C278]*([.F$6]+[.$C278]*[.F$7])))/(1+[.$C278]*([.F$8]+[.$C278]*([.F$9]+[.$C278]*[.F$10])))" office:value-type="float" office:value="209.998446051148" calcext:value-type="float">
            <text:p>210.00</text:p>
          </table:table-cell>
          <table:table-cell table:formula="of:=[.B278]-[.E278]" office:value-type="float" office:value="0.00155394885169358" calcext:value-type="float">
            <text:p>0.002</text:p>
          </table:table-cell>
          <table:table-cell table:formula="of:=ABS([.F278])" office:value-type="float" office:value="0.00155394885169358" calcext:value-type="float">
            <text:p>0.002</text:p>
          </table:table-cell>
          <table:table-cell/>
          <table:table-cell table:style-name="ce12" table:formula="of:=[.$C278]*([.J$4]+[.$C278]*([.J$5]+[.$C278]*([.J$6]+[.$C278]*[.J$7])))/(1+[.$C278]*([.J$8]+[.$C278]*([.J$9]+[.$C278]*[.J$10])))" office:value-type="float" office:value="211.757841430868" calcext:value-type="float">
            <text:p>211.76</text:p>
          </table:table-cell>
          <table:table-cell table:formula="of:=[.B278]-[.I278]" office:value-type="float" office:value="-1.7578414308685" calcext:value-type="float">
            <text:p>-1.758</text:p>
          </table:table-cell>
          <table:table-cell table:formula="of:=ABS([.J278])" office:value-type="float" office:value="1.7578414308685" calcext:value-type="float">
            <text:p>1.758</text:p>
          </table:table-cell>
          <table:table-cell/>
          <table:table-cell table:formula="of:=[.$B278]*([.N$4]+[.$B278]*([.N$5]+[.$B278]*([.N$6]+[.$B278]*[.N$7])))/(1+[.$B278]*([.N$8]+[.$B278]*([.N$9]+[.$B278]*[.N$10])))" office:value-type="float" office:value="8.53863495200296" calcext:value-type="float">
            <text:p>8.539</text:p>
          </table:table-cell>
          <table:table-cell table:formula="of:=[.C278]-[.M278]" office:value-type="float" office:value="0.000365047997036072" calcext:value-type="float">
            <text:p>0.00037</text:p>
          </table:table-cell>
          <table:table-cell table:formula="of:=[.N278]*25.38" office:value-type="float" office:value="0.00926491816477551" calcext:value-type="float">
            <text:p>0.009</text:p>
          </table:table-cell>
          <table:table-cell table:formula="of:=ABS([.O278])" office:value-type="float" office:value="0.00926491816477551" calcext:value-type="float">
            <text:p>0.009</text:p>
          </table:table-cell>
          <table:table-cell/>
          <table:table-cell table:formula="of:=[.$B278]*([.S$4]+[.$B278]*([.S$5]+[.$B278]*([.S$6]+[.$B278]*[.S$7])))/(1+[.$B278]*([.S$8]+[.$B278]*([.S$9]+[.$B278]*[.S$10])))" office:value-type="float" office:value="8.78431416738123" calcext:value-type="float">
            <text:p>8.784</text:p>
          </table:table-cell>
          <table:table-cell table:style-name="ce40" table:formula="of:=[.C278]-[.R278]" office:value-type="float" office:value="-0.245314167381231" calcext:value-type="float">
            <text:p>-0.2453</text:p>
          </table:table-cell>
          <table:table-cell table:formula="of:=[.S278]*25.38" office:value-type="float" office:value="-6.22607356813565" calcext:value-type="float">
            <text:p>-6.226</text:p>
          </table:table-cell>
          <table:table-cell table:formula="of:=ABS([.T278])" office:value-type="float" office:value="6.22607356813565" calcext:value-type="float">
            <text:p>6.22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11" calcext:value-type="float">
            <text:p>211</text:p>
          </table:table-cell>
          <table:table-cell office:value-type="float" office:value="8.579" calcext:value-type="float">
            <text:p>8.579</text:p>
          </table:table-cell>
          <table:table-cell/>
          <table:table-cell table:formula="of:=[.$C279]*([.F$4]+[.$C279]*([.F$5]+[.$C279]*([.F$6]+[.$C279]*[.F$7])))/(1+[.$C279]*([.F$8]+[.$C279]*([.F$9]+[.$C279]*[.F$10])))" office:value-type="float" office:value="210.995895191847" calcext:value-type="float">
            <text:p>211.00</text:p>
          </table:table-cell>
          <table:table-cell table:formula="of:=[.B279]-[.E279]" office:value-type="float" office:value="0.0041048081527606" calcext:value-type="float">
            <text:p>0.004</text:p>
          </table:table-cell>
          <table:table-cell table:formula="of:=ABS([.F279])" office:value-type="float" office:value="0.0041048081527606" calcext:value-type="float">
            <text:p>0.004</text:p>
          </table:table-cell>
          <table:table-cell/>
          <table:table-cell table:style-name="ce12" table:formula="of:=[.$C279]*([.J$4]+[.$C279]*([.J$5]+[.$C279]*([.J$6]+[.$C279]*[.J$7])))/(1+[.$C279]*([.J$8]+[.$C279]*([.J$9]+[.$C279]*[.J$10])))" office:value-type="float" office:value="212.81287894528" calcext:value-type="float">
            <text:p>212.81</text:p>
          </table:table-cell>
          <table:table-cell table:formula="of:=[.B279]-[.I279]" office:value-type="float" office:value="-1.81287894528046" calcext:value-type="float">
            <text:p>-1.813</text:p>
          </table:table-cell>
          <table:table-cell table:formula="of:=ABS([.J279])" office:value-type="float" office:value="1.81287894528046" calcext:value-type="float">
            <text:p>1.813</text:p>
          </table:table-cell>
          <table:table-cell/>
          <table:table-cell table:formula="of:=[.$B279]*([.N$4]+[.$B279]*([.N$5]+[.$B279]*([.N$6]+[.$B279]*[.N$7])))/(1+[.$B279]*([.N$8]+[.$B279]*([.N$9]+[.$B279]*[.N$10])))" office:value-type="float" office:value="8.57873431696899" calcext:value-type="float">
            <text:p>8.579</text:p>
          </table:table-cell>
          <table:table-cell table:formula="of:=[.C279]-[.M279]" office:value-type="float" office:value="0.000265683031006603" calcext:value-type="float">
            <text:p>0.00027</text:p>
          </table:table-cell>
          <table:table-cell table:formula="of:=[.N279]*25.38" office:value-type="float" office:value="0.00674303532694758" calcext:value-type="float">
            <text:p>0.007</text:p>
          </table:table-cell>
          <table:table-cell table:formula="of:=ABS([.O279])" office:value-type="float" office:value="0.00674303532694758" calcext:value-type="float">
            <text:p>0.007</text:p>
          </table:table-cell>
          <table:table-cell/>
          <table:table-cell table:formula="of:=[.$B279]*([.S$4]+[.$B279]*([.S$5]+[.$B279]*([.S$6]+[.$B279]*[.S$7])))/(1+[.$B279]*([.S$8]+[.$B279]*([.S$9]+[.$B279]*[.S$10])))" office:value-type="float" office:value="8.82716132255646" calcext:value-type="float">
            <text:p>8.827</text:p>
          </table:table-cell>
          <table:table-cell table:style-name="ce40" table:formula="of:=[.C279]-[.R279]" office:value-type="float" office:value="-0.248161322556454" calcext:value-type="float">
            <text:p>-0.2482</text:p>
          </table:table-cell>
          <table:table-cell table:formula="of:=[.S279]*25.38" office:value-type="float" office:value="-6.2983343664828" calcext:value-type="float">
            <text:p>-6.298</text:p>
          </table:table-cell>
          <table:table-cell table:formula="of:=ABS([.T279])" office:value-type="float" office:value="6.2983343664828" calcext:value-type="float">
            <text:p>6.29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12" calcext:value-type="float">
            <text:p>212</text:p>
          </table:table-cell>
          <table:table-cell office:value-type="float" office:value="8.619" calcext:value-type="float">
            <text:p>8.619</text:p>
          </table:table-cell>
          <table:table-cell/>
          <table:table-cell table:formula="of:=[.$C280]*([.F$4]+[.$C280]*([.F$5]+[.$C280]*([.F$6]+[.$C280]*[.F$7])))/(1+[.$C280]*([.F$8]+[.$C280]*([.F$9]+[.$C280]*[.F$10])))" office:value-type="float" office:value="211.993062089059" calcext:value-type="float">
            <text:p>211.99</text:p>
          </table:table-cell>
          <table:table-cell table:formula="of:=[.B280]-[.E280]" office:value-type="float" office:value="0.00693791094099083" calcext:value-type="float">
            <text:p>0.007</text:p>
          </table:table-cell>
          <table:table-cell table:formula="of:=ABS([.F280])" office:value-type="float" office:value="0.00693791094099083" calcext:value-type="float">
            <text:p>0.007</text:p>
          </table:table-cell>
          <table:table-cell/>
          <table:table-cell table:style-name="ce12" table:formula="of:=[.$C280]*([.J$4]+[.$C280]*([.J$5]+[.$C280]*([.J$6]+[.$C280]*[.J$7])))/(1+[.$C280]*([.J$8]+[.$C280]*([.J$9]+[.$C280]*[.J$10])))" office:value-type="float" office:value="213.868794967497" calcext:value-type="float">
            <text:p>213.87</text:p>
          </table:table-cell>
          <table:table-cell table:formula="of:=[.B280]-[.I280]" office:value-type="float" office:value="-1.86879496749705" calcext:value-type="float">
            <text:p>-1.869</text:p>
          </table:table-cell>
          <table:table-cell table:formula="of:=ABS([.J280])" office:value-type="float" office:value="1.86879496749705" calcext:value-type="float">
            <text:p>1.869</text:p>
          </table:table-cell>
          <table:table-cell/>
          <table:table-cell table:formula="of:=[.$B280]*([.N$4]+[.$B280]*([.N$5]+[.$B280]*([.N$6]+[.$B280]*[.N$7])))/(1+[.$B280]*([.N$8]+[.$B280]*([.N$9]+[.$B280]*[.N$10])))" office:value-type="float" office:value="8.61884570099117" calcext:value-type="float">
            <text:p>8.619</text:p>
          </table:table-cell>
          <table:table-cell table:formula="of:=[.C280]-[.M280]" office:value-type="float" office:value="0.000154299008826797" calcext:value-type="float">
            <text:p>0.00015</text:p>
          </table:table-cell>
          <table:table-cell table:formula="of:=[.N280]*25.38" office:value-type="float" office:value="0.00391610884402411" calcext:value-type="float">
            <text:p>0.004</text:p>
          </table:table-cell>
          <table:table-cell table:formula="of:=ABS([.O280])" office:value-type="float" office:value="0.00391610884402411" calcext:value-type="float">
            <text:p>0.004</text:p>
          </table:table-cell>
          <table:table-cell/>
          <table:table-cell table:formula="of:=[.$B280]*([.S$4]+[.$B280]*([.S$5]+[.$B280]*([.S$6]+[.$B280]*[.S$7])))/(1+[.$B280]*([.S$8]+[.$B280]*([.S$9]+[.$B280]*[.S$10])))" office:value-type="float" office:value="8.8700126109253" calcext:value-type="float">
            <text:p>8.870</text:p>
          </table:table-cell>
          <table:table-cell table:style-name="ce40" table:formula="of:=[.C280]-[.R280]" office:value-type="float" office:value="-0.251012610925299" calcext:value-type="float">
            <text:p>-0.2510</text:p>
          </table:table-cell>
          <table:table-cell table:formula="of:=[.S280]*25.38" office:value-type="float" office:value="-6.37070006528409" calcext:value-type="float">
            <text:p>-6.371</text:p>
          </table:table-cell>
          <table:table-cell table:formula="of:=ABS([.T280])" office:value-type="float" office:value="6.37070006528409" calcext:value-type="float">
            <text:p>6.37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13" calcext:value-type="float">
            <text:p>213</text:p>
          </table:table-cell>
          <table:table-cell office:value-type="float" office:value="8.659" calcext:value-type="float">
            <text:p>8.659</text:p>
          </table:table-cell>
          <table:table-cell/>
          <table:table-cell table:formula="of:=[.$C281]*([.F$4]+[.$C281]*([.F$5]+[.$C281]*([.F$6]+[.$C281]*[.F$7])))/(1+[.$C281]*([.F$8]+[.$C281]*([.F$9]+[.$C281]*[.F$10])))" office:value-type="float" office:value="212.989940005611" calcext:value-type="float">
            <text:p>212.99</text:p>
          </table:table-cell>
          <table:table-cell table:formula="of:=[.B281]-[.E281]" office:value-type="float" office:value="0.0100599943890245" calcext:value-type="float">
            <text:p>0.010</text:p>
          </table:table-cell>
          <table:table-cell table:formula="of:=ABS([.F281])" office:value-type="float" office:value="0.0100599943890245" calcext:value-type="float">
            <text:p>0.010</text:p>
          </table:table-cell>
          <table:table-cell/>
          <table:table-cell table:style-name="ce12" table:formula="of:=[.$C281]*([.J$4]+[.$C281]*([.J$5]+[.$C281]*([.J$6]+[.$C281]*[.J$7])))/(1+[.$C281]*([.J$8]+[.$C281]*([.J$9]+[.$C281]*[.J$10])))" office:value-type="float" office:value="214.925586400606" calcext:value-type="float">
            <text:p>214.93</text:p>
          </table:table-cell>
          <table:table-cell table:formula="of:=[.B281]-[.I281]" office:value-type="float" office:value="-1.92558640060557" calcext:value-type="float">
            <text:p>-1.926</text:p>
          </table:table-cell>
          <table:table-cell table:formula="of:=ABS([.J281])" office:value-type="float" office:value="1.92558640060557" calcext:value-type="float">
            <text:p>1.926</text:p>
          </table:table-cell>
          <table:table-cell/>
          <table:table-cell table:formula="of:=[.$B281]*([.N$4]+[.$B281]*([.N$5]+[.$B281]*([.N$6]+[.$B281]*[.N$7])))/(1+[.$B281]*([.N$8]+[.$B281]*([.N$9]+[.$B281]*[.N$10])))" office:value-type="float" office:value="8.65896938138238" calcext:value-type="float">
            <text:p>8.659</text:p>
          </table:table-cell>
          <table:table-cell table:formula="of:=[.C281]-[.M281]" office:value-type="float" office:value="0.000030618617625322" calcext:value-type="float">
            <text:p>0.00003</text:p>
          </table:table-cell>
          <table:table-cell table:formula="of:=[.N281]*25.38" office:value-type="float" office:value="0.000777100515330673" calcext:value-type="float">
            <text:p>0.001</text:p>
          </table:table-cell>
          <table:table-cell table:formula="of:=ABS([.O281])" office:value-type="float" office:value="0.000777100515330673" calcext:value-type="float">
            <text:p>0.001</text:p>
          </table:table-cell>
          <table:table-cell/>
          <table:table-cell table:formula="of:=[.$B281]*([.S$4]+[.$B281]*([.S$5]+[.$B281]*([.S$6]+[.$B281]*[.S$7])))/(1+[.$B281]*([.S$8]+[.$B281]*([.S$9]+[.$B281]*[.S$10])))" office:value-type="float" office:value="8.91286799924117" calcext:value-type="float">
            <text:p>8.913</text:p>
          </table:table-cell>
          <table:table-cell table:style-name="ce40" table:formula="of:=[.C281]-[.R281]" office:value-type="float" office:value="-0.253867999241169" calcext:value-type="float">
            <text:p>-0.2539</text:p>
          </table:table-cell>
          <table:table-cell table:formula="of:=[.S281]*25.38" office:value-type="float" office:value="-6.44316982074088" calcext:value-type="float">
            <text:p>-6.443</text:p>
          </table:table-cell>
          <table:table-cell table:formula="of:=ABS([.T281])" office:value-type="float" office:value="6.44316982074088" calcext:value-type="float">
            <text:p>6.44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14" calcext:value-type="float">
            <text:p>214</text:p>
          </table:table-cell>
          <table:table-cell office:value-type="float" office:value="8.699" calcext:value-type="float">
            <text:p>8.699</text:p>
          </table:table-cell>
          <table:table-cell/>
          <table:table-cell table:formula="of:=[.$C282]*([.F$4]+[.$C282]*([.F$5]+[.$C282]*([.F$6]+[.$C282]*[.F$7])))/(1+[.$C282]*([.F$8]+[.$C282]*([.F$9]+[.$C282]*[.F$10])))" office:value-type="float" office:value="213.986522460908" calcext:value-type="float">
            <text:p>213.99</text:p>
          </table:table-cell>
          <table:table-cell table:formula="of:=[.B282]-[.E282]" office:value-type="float" office:value="0.013477539091781" calcext:value-type="float">
            <text:p>0.013</text:p>
          </table:table-cell>
          <table:table-cell table:formula="of:=ABS([.F282])" office:value-type="float" office:value="0.013477539091781" calcext:value-type="float">
            <text:p>0.013</text:p>
          </table:table-cell>
          <table:table-cell/>
          <table:table-cell table:style-name="ce12" table:formula="of:=[.$C282]*([.J$4]+[.$C282]*([.J$5]+[.$C282]*([.J$6]+[.$C282]*[.J$7])))/(1+[.$C282]*([.J$8]+[.$C282]*([.J$9]+[.$C282]*[.J$10])))" office:value-type="float" office:value="215.983250077805" calcext:value-type="float">
            <text:p>215.98</text:p>
          </table:table-cell>
          <table:table-cell table:formula="of:=[.B282]-[.I282]" office:value-type="float" office:value="-1.98325007780534" calcext:value-type="float">
            <text:p>-1.983</text:p>
          </table:table-cell>
          <table:table-cell table:formula="of:=ABS([.J282])" office:value-type="float" office:value="1.98325007780534" calcext:value-type="float">
            <text:p>1.983</text:p>
          </table:table-cell>
          <table:table-cell/>
          <table:table-cell table:formula="of:=[.$B282]*([.N$4]+[.$B282]*([.N$5]+[.$B282]*([.N$6]+[.$B282]*[.N$7])))/(1+[.$B282]*([.N$8]+[.$B282]*([.N$9]+[.$B282]*[.N$10])))" office:value-type="float" office:value="8.69910562461439" calcext:value-type="float">
            <text:p>8.699</text:p>
          </table:table-cell>
          <table:table-cell table:formula="of:=[.C282]-[.M282]" office:value-type="float" office:value="-0.000105624614393562" calcext:value-type="float">
            <text:p>-0.00011</text:p>
          </table:table-cell>
          <table:table-cell table:formula="of:=[.N282]*25.38" office:value-type="float" office:value="-0.00268075271330861" calcext:value-type="float">
            <text:p>-0.003</text:p>
          </table:table-cell>
          <table:table-cell table:formula="of:=ABS([.O282])" office:value-type="float" office:value="0.00268075271330861" calcext:value-type="float">
            <text:p>0.003</text:p>
          </table:table-cell>
          <table:table-cell/>
          <table:table-cell table:formula="of:=[.$B282]*([.S$4]+[.$B282]*([.S$5]+[.$B282]*([.S$6]+[.$B282]*[.S$7])))/(1+[.$B282]*([.S$8]+[.$B282]*([.S$9]+[.$B282]*[.S$10])))" office:value-type="float" office:value="8.95572745461277" calcext:value-type="float">
            <text:p>8.956</text:p>
          </table:table-cell>
          <table:table-cell table:style-name="ce40" table:formula="of:=[.C282]-[.R282]" office:value-type="float" office:value="-0.256727454612765" calcext:value-type="float">
            <text:p>-0.2567</text:p>
          </table:table-cell>
          <table:table-cell table:formula="of:=[.S282]*25.38" office:value-type="float" office:value="-6.51574279807197" calcext:value-type="float">
            <text:p>-6.516</text:p>
          </table:table-cell>
          <table:table-cell table:formula="of:=ABS([.T282])" office:value-type="float" office:value="6.51574279807197" calcext:value-type="float">
            <text:p>6.51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15" calcext:value-type="float">
            <text:p>215</text:p>
          </table:table-cell>
          <table:table-cell office:value-type="float" office:value="8.739" calcext:value-type="float">
            <text:p>8.739</text:p>
          </table:table-cell>
          <table:table-cell/>
          <table:table-cell table:formula="of:=[.$C283]*([.F$4]+[.$C283]*([.F$5]+[.$C283]*([.F$6]+[.$C283]*[.F$7])))/(1+[.$C283]*([.F$8]+[.$C283]*([.F$9]+[.$C283]*[.F$10])))" office:value-type="float" office:value="214.98280322884" calcext:value-type="float">
            <text:p>214.98</text:p>
          </table:table-cell>
          <table:table-cell table:formula="of:=[.B283]-[.E283]" office:value-type="float" office:value="0.0171967711603145" calcext:value-type="float">
            <text:p>0.017</text:p>
          </table:table-cell>
          <table:table-cell table:formula="of:=ABS([.F283])" office:value-type="float" office:value="0.0171967711603145" calcext:value-type="float">
            <text:p>0.017</text:p>
          </table:table-cell>
          <table:table-cell/>
          <table:table-cell table:style-name="ce12" table:formula="of:=[.$C283]*([.J$4]+[.$C283]*([.J$5]+[.$C283]*([.J$6]+[.$C283]*[.J$7])))/(1+[.$C283]*([.J$8]+[.$C283]*([.J$9]+[.$C283]*[.J$10])))" office:value-type="float" office:value="217.041782764276" calcext:value-type="float">
            <text:p>217.04</text:p>
          </table:table-cell>
          <table:table-cell table:formula="of:=[.B283]-[.I283]" office:value-type="float" office:value="-2.04178276427572" calcext:value-type="float">
            <text:p>-2.042</text:p>
          </table:table-cell>
          <table:table-cell table:formula="of:=ABS([.J283])" office:value-type="float" office:value="2.04178276427572" calcext:value-type="float">
            <text:p>2.042</text:p>
          </table:table-cell>
          <table:table-cell/>
          <table:table-cell table:formula="of:=[.$B283]*([.N$4]+[.$B283]*([.N$5]+[.$B283]*([.N$6]+[.$B283]*[.N$7])))/(1+[.$B283]*([.N$8]+[.$B283]*([.N$9]+[.$B283]*[.N$10])))" office:value-type="float" office:value="8.73925468642871" calcext:value-type="float">
            <text:p>8.739</text:p>
          </table:table-cell>
          <table:table-cell table:formula="of:=[.C283]-[.M283]" office:value-type="float" office:value="-0.000254686428711182" calcext:value-type="float">
            <text:p>-0.00025</text:p>
          </table:table-cell>
          <table:table-cell table:formula="of:=[.N283]*25.38" office:value-type="float" office:value="-0.00646394156068979" calcext:value-type="float">
            <text:p>-0.006</text:p>
          </table:table-cell>
          <table:table-cell table:formula="of:=ABS([.O283])" office:value-type="float" office:value="0.00646394156068979" calcext:value-type="float">
            <text:p>0.006</text:p>
          </table:table-cell>
          <table:table-cell/>
          <table:table-cell table:formula="of:=[.$B283]*([.S$4]+[.$B283]*([.S$5]+[.$B283]*([.S$6]+[.$B283]*[.S$7])))/(1+[.$B283]*([.S$8]+[.$B283]*([.S$9]+[.$B283]*[.S$10])))" office:value-type="float" office:value="8.99859094449932" calcext:value-type="float">
            <text:p>8.999</text:p>
          </table:table-cell>
          <table:table-cell table:style-name="ce40" table:formula="of:=[.C283]-[.R283]" office:value-type="float" office:value="-0.259590944499321" calcext:value-type="float">
            <text:p>-0.2596</text:p>
          </table:table-cell>
          <table:table-cell table:formula="of:=[.S283]*25.38" office:value-type="float" office:value="-6.58841817139276" calcext:value-type="float">
            <text:p>-6.588</text:p>
          </table:table-cell>
          <table:table-cell table:formula="of:=ABS([.T283])" office:value-type="float" office:value="6.58841817139276" calcext:value-type="float">
            <text:p>6.58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16" calcext:value-type="float">
            <text:p>216</text:p>
          </table:table-cell>
          <table:table-cell office:value-type="float" office:value="8.779" calcext:value-type="float">
            <text:p>8.779</text:p>
          </table:table-cell>
          <table:table-cell/>
          <table:table-cell table:formula="of:=[.$C284]*([.F$4]+[.$C284]*([.F$5]+[.$C284]*([.F$6]+[.$C284]*[.F$7])))/(1+[.$C284]*([.F$8]+[.$C284]*([.F$9]+[.$C284]*[.F$10])))" office:value-type="float" office:value="215.978776335451" calcext:value-type="float">
            <text:p>215.98</text:p>
          </table:table-cell>
          <table:table-cell table:formula="of:=[.B284]-[.E284]" office:value-type="float" office:value="0.0212236645490691" calcext:value-type="float">
            <text:p>0.021</text:p>
          </table:table-cell>
          <table:table-cell table:formula="of:=ABS([.F284])" office:value-type="float" office:value="0.0212236645490691" calcext:value-type="float">
            <text:p>0.021</text:p>
          </table:table-cell>
          <table:table-cell/>
          <table:table-cell table:style-name="ce12" table:formula="of:=[.$C284]*([.J$4]+[.$C284]*([.J$5]+[.$C284]*([.J$6]+[.$C284]*[.J$7])))/(1+[.$C284]*([.J$8]+[.$C284]*([.J$9]+[.$C284]*[.J$10])))" office:value-type="float" office:value="218.101181159028" calcext:value-type="float">
            <text:p>218.10</text:p>
          </table:table-cell>
          <table:table-cell table:formula="of:=[.B284]-[.I284]" office:value-type="float" office:value="-2.10118115902776" calcext:value-type="float">
            <text:p>-2.101</text:p>
          </table:table-cell>
          <table:table-cell table:formula="of:=ABS([.J284])" office:value-type="float" office:value="2.10118115902776" calcext:value-type="float">
            <text:p>2.101</text:p>
          </table:table-cell>
          <table:table-cell/>
          <table:table-cell table:formula="of:=[.$B284]*([.N$4]+[.$B284]*([.N$5]+[.$B284]*([.N$6]+[.$B284]*[.N$7])))/(1+[.$B284]*([.N$8]+[.$B284]*([.N$9]+[.$B284]*[.N$10])))" office:value-type="float" office:value="8.7794168119561" calcext:value-type="float">
            <text:p>8.779</text:p>
          </table:table-cell>
          <table:table-cell table:formula="of:=[.C284]-[.M284]" office:value-type="float" office:value="-0.000416811956096552" calcext:value-type="float">
            <text:p>-0.00042</text:p>
          </table:table-cell>
          <table:table-cell table:formula="of:=[.N284]*25.38" office:value-type="float" office:value="-0.0105786874457305" calcext:value-type="float">
            <text:p>-0.011</text:p>
          </table:table-cell>
          <table:table-cell table:formula="of:=ABS([.O284])" office:value-type="float" office:value="0.0105786874457305" calcext:value-type="float">
            <text:p>0.011</text:p>
          </table:table-cell>
          <table:table-cell/>
          <table:table-cell table:formula="of:=[.$B284]*([.S$4]+[.$B284]*([.S$5]+[.$B284]*([.S$6]+[.$B284]*[.S$7])))/(1+[.$B284]*([.S$8]+[.$B284]*([.S$9]+[.$B284]*[.S$10])))" office:value-type="float" office:value="9.041458436706" calcext:value-type="float">
            <text:p>9.041</text:p>
          </table:table-cell>
          <table:table-cell table:style-name="ce40" table:formula="of:=[.C284]-[.R284]" office:value-type="float" office:value="-0.262458436705996" calcext:value-type="float">
            <text:p>-0.2625</text:p>
          </table:table-cell>
          <table:table-cell table:formula="of:=[.S284]*25.38" office:value-type="float" office:value="-6.66119512359819" calcext:value-type="float">
            <text:p>-6.661</text:p>
          </table:table-cell>
          <table:table-cell table:formula="of:=ABS([.T284])" office:value-type="float" office:value="6.66119512359819" calcext:value-type="float">
            <text:p>6.66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17" calcext:value-type="float">
            <text:p>217</text:p>
          </table:table-cell>
          <table:table-cell office:value-type="float" office:value="8.819" calcext:value-type="float">
            <text:p>8.819</text:p>
          </table:table-cell>
          <table:table-cell/>
          <table:table-cell table:formula="of:=[.$C285]*([.F$4]+[.$C285]*([.F$5]+[.$C285]*([.F$6]+[.$C285]*[.F$7])))/(1+[.$C285]*([.F$8]+[.$C285]*([.F$9]+[.$C285]*[.F$10])))" office:value-type="float" office:value="216.974436056401" calcext:value-type="float">
            <text:p>216.97</text:p>
          </table:table-cell>
          <table:table-cell table:formula="of:=[.B285]-[.E285]" office:value-type="float" office:value="0.0255639435992521" calcext:value-type="float">
            <text:p>0.026</text:p>
          </table:table-cell>
          <table:table-cell table:formula="of:=ABS([.F285])" office:value-type="float" office:value="0.0255639435992521" calcext:value-type="float">
            <text:p>0.026</text:p>
          </table:table-cell>
          <table:table-cell/>
          <table:table-cell table:style-name="ce12" table:formula="of:=[.$C285]*([.J$4]+[.$C285]*([.J$5]+[.$C285]*([.J$6]+[.$C285]*[.J$7])))/(1+[.$C285]*([.J$8]+[.$C285]*([.J$9]+[.$C285]*[.J$10])))" office:value-type="float" office:value="219.161441896738" calcext:value-type="float">
            <text:p>219.16</text:p>
          </table:table-cell>
          <table:table-cell table:formula="of:=[.B285]-[.I285]" office:value-type="float" office:value="-2.1614418967381" calcext:value-type="float">
            <text:p>-2.161</text:p>
          </table:table-cell>
          <table:table-cell table:formula="of:=ABS([.J285])" office:value-type="float" office:value="2.1614418967381" calcext:value-type="float">
            <text:p>2.161</text:p>
          </table:table-cell>
          <table:table-cell/>
          <table:table-cell table:formula="of:=[.$B285]*([.N$4]+[.$B285]*([.N$5]+[.$B285]*([.N$6]+[.$B285]*[.N$7])))/(1+[.$B285]*([.N$8]+[.$B285]*([.N$9]+[.$B285]*[.N$10])))" office:value-type="float" office:value="8.81959223584447" calcext:value-type="float">
            <text:p>8.820</text:p>
          </table:table-cell>
          <table:table-cell table:formula="of:=[.C285]-[.M285]" office:value-type="float" office:value="-0.000592235844470324" calcext:value-type="float">
            <text:p>-0.00059</text:p>
          </table:table-cell>
          <table:table-cell table:formula="of:=[.N285]*25.38" office:value-type="float" office:value="-0.0150309457326568" calcext:value-type="float">
            <text:p>-0.015</text:p>
          </table:table-cell>
          <table:table-cell table:formula="of:=ABS([.O285])" office:value-type="float" office:value="0.0150309457326568" calcext:value-type="float">
            <text:p>0.015</text:p>
          </table:table-cell>
          <table:table-cell/>
          <table:table-cell table:formula="of:=[.$B285]*([.S$4]+[.$B285]*([.S$5]+[.$B285]*([.S$6]+[.$B285]*[.S$7])))/(1+[.$B285]*([.S$8]+[.$B285]*([.S$9]+[.$B285]*[.S$10])))" office:value-type="float" office:value="9.08432989937927" calcext:value-type="float">
            <text:p>9.084</text:p>
          </table:table-cell>
          <table:table-cell table:style-name="ce40" table:formula="of:=[.C285]-[.R285]" office:value-type="float" office:value="-0.265329899379273" calcext:value-type="float">
            <text:p>-0.2653</text:p>
          </table:table-cell>
          <table:table-cell table:formula="of:=[.S285]*25.38" office:value-type="float" office:value="-6.73407284624594" calcext:value-type="float">
            <text:p>-6.734</text:p>
          </table:table-cell>
          <table:table-cell table:formula="of:=ABS([.T285])" office:value-type="float" office:value="6.73407284624594" calcext:value-type="float">
            <text:p>6.73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18" calcext:value-type="float">
            <text:p>218</text:p>
          </table:table-cell>
          <table:table-cell office:value-type="float" office:value="8.86" calcext:value-type="float">
            <text:p>8.860</text:p>
          </table:table-cell>
          <table:table-cell/>
          <table:table-cell table:formula="of:=[.$C286]*([.F$4]+[.$C286]*([.F$5]+[.$C286]*([.F$6]+[.$C286]*[.F$7])))/(1+[.$C286]*([.F$8]+[.$C286]*([.F$9]+[.$C286]*[.F$10])))" office:value-type="float" office:value="217.99465630445" calcext:value-type="float">
            <text:p>217.99</text:p>
          </table:table-cell>
          <table:table-cell table:formula="of:=[.B286]-[.E286]" office:value-type="float" office:value="0.00534369554972614" calcext:value-type="float">
            <text:p>0.005</text:p>
          </table:table-cell>
          <table:table-cell table:formula="of:=ABS([.F286])" office:value-type="float" office:value="0.00534369554972614" calcext:value-type="float">
            <text:p>0.005</text:p>
          </table:table-cell>
          <table:table-cell/>
          <table:table-cell table:style-name="ce12" table:formula="of:=[.$C286]*([.J$4]+[.$C286]*([.J$5]+[.$C286]*([.J$6]+[.$C286]*[.J$7])))/(1+[.$C286]*([.J$8]+[.$C286]*([.J$9]+[.$C286]*[.J$10])))" office:value-type="float" office:value="220.249100515692" calcext:value-type="float">
            <text:p>220.25</text:p>
          </table:table-cell>
          <table:table-cell table:formula="of:=[.B286]-[.I286]" office:value-type="float" office:value="-2.24910051569162" calcext:value-type="float">
            <text:p>-2.249</text:p>
          </table:table-cell>
          <table:table-cell table:formula="of:=ABS([.J286])" office:value-type="float" office:value="2.24910051569162" calcext:value-type="float">
            <text:p>2.249</text:p>
          </table:table-cell>
          <table:table-cell/>
          <table:table-cell table:formula="of:=[.$B286]*([.N$4]+[.$B286]*([.N$5]+[.$B286]*([.N$6]+[.$B286]*[.N$7])))/(1+[.$B286]*([.N$8]+[.$B286]*([.N$9]+[.$B286]*[.N$10])))" office:value-type="float" office:value="8.85978118239442" calcext:value-type="float">
            <text:p>8.860</text:p>
          </table:table-cell>
          <table:table-cell table:formula="of:=[.C286]-[.M286]" office:value-type="float" office:value="0.00021881760558351" calcext:value-type="float">
            <text:p>0.00022</text:p>
          </table:table-cell>
          <table:table-cell table:formula="of:=[.N286]*25.38" office:value-type="float" office:value="0.00555359082970949" calcext:value-type="float">
            <text:p>0.006</text:p>
          </table:table-cell>
          <table:table-cell table:formula="of:=ABS([.O286])" office:value-type="float" office:value="0.00555359082970949" calcext:value-type="float">
            <text:p>0.006</text:p>
          </table:table-cell>
          <table:table-cell/>
          <table:table-cell table:formula="of:=[.$B286]*([.S$4]+[.$B286]*([.S$5]+[.$B286]*([.S$6]+[.$B286]*[.S$7])))/(1+[.$B286]*([.S$8]+[.$B286]*([.S$9]+[.$B286]*[.S$10])))" office:value-type="float" office:value="9.12720530100247" calcext:value-type="float">
            <text:p>9.127</text:p>
          </table:table-cell>
          <table:table-cell table:style-name="ce40" table:formula="of:=[.C286]-[.R286]" office:value-type="float" office:value="-0.267205301002473" calcext:value-type="float">
            <text:p>-0.2672</text:p>
          </table:table-cell>
          <table:table-cell table:formula="of:=[.S286]*25.38" office:value-type="float" office:value="-6.78167053944277" calcext:value-type="float">
            <text:p>-6.782</text:p>
          </table:table-cell>
          <table:table-cell table:formula="of:=ABS([.T286])" office:value-type="float" office:value="6.78167053944277" calcext:value-type="float">
            <text:p>6.78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19" calcext:value-type="float">
            <text:p>219</text:p>
          </table:table-cell>
          <table:table-cell office:value-type="float" office:value="8.9" calcext:value-type="float">
            <text:p>8.900</text:p>
          </table:table-cell>
          <table:table-cell/>
          <table:table-cell table:formula="of:=[.$C287]*([.F$4]+[.$C287]*([.F$5]+[.$C287]*([.F$6]+[.$C287]*[.F$7])))/(1+[.$C287]*([.F$8]+[.$C287]*([.F$9]+[.$C287]*[.F$10])))" office:value-type="float" office:value="218.989664898186" calcext:value-type="float">
            <text:p>218.99</text:p>
          </table:table-cell>
          <table:table-cell table:formula="of:=[.B287]-[.E287]" office:value-type="float" office:value="0.0103351018143485" calcext:value-type="float">
            <text:p>0.010</text:p>
          </table:table-cell>
          <table:table-cell table:formula="of:=ABS([.F287])" office:value-type="float" office:value="0.0103351018143485" calcext:value-type="float">
            <text:p>0.010</text:p>
          </table:table-cell>
          <table:table-cell/>
          <table:table-cell table:style-name="ce12" table:formula="of:=[.$C287]*([.J$4]+[.$C287]*([.J$5]+[.$C287]*([.J$6]+[.$C287]*[.J$7])))/(1+[.$C287]*([.J$8]+[.$C287]*([.J$9]+[.$C287]*[.J$10])))" office:value-type="float" office:value="221.311096935531" calcext:value-type="float">
            <text:p>221.31</text:p>
          </table:table-cell>
          <table:table-cell table:formula="of:=[.B287]-[.I287]" office:value-type="float" office:value="-2.31109693553066" calcext:value-type="float">
            <text:p>-2.311</text:p>
          </table:table-cell>
          <table:table-cell table:formula="of:=ABS([.J287])" office:value-type="float" office:value="2.31109693553066" calcext:value-type="float">
            <text:p>2.311</text:p>
          </table:table-cell>
          <table:table-cell/>
          <table:table-cell table:formula="of:=[.$B287]*([.N$4]+[.$B287]*([.N$5]+[.$B287]*([.N$6]+[.$B287]*[.N$7])))/(1+[.$B287]*([.N$8]+[.$B287]*([.N$9]+[.$B287]*[.N$10])))" office:value-type="float" office:value="8.89998386570177" calcext:value-type="float">
            <text:p>8.900</text:p>
          </table:table-cell>
          <table:table-cell table:formula="of:=[.C287]-[.M287]" office:value-type="float" office:value="0.0000161342982298862" calcext:value-type="float">
            <text:p>0.00002</text:p>
          </table:table-cell>
          <table:table-cell table:formula="of:=[.N287]*25.38" office:value-type="float" office:value="0.000409488489074512" calcext:value-type="float">
            <text:p>0.000</text:p>
          </table:table-cell>
          <table:table-cell table:formula="of:=ABS([.O287])" office:value-type="float" office:value="0.000409488489074512" calcext:value-type="float">
            <text:p>0.000</text:p>
          </table:table-cell>
          <table:table-cell/>
          <table:table-cell table:formula="of:=[.$B287]*([.S$4]+[.$B287]*([.S$5]+[.$B287]*([.S$6]+[.$B287]*[.S$7])))/(1+[.$B287]*([.S$8]+[.$B287]*([.S$9]+[.$B287]*[.S$10])))" office:value-type="float" office:value="9.17008461039131" calcext:value-type="float">
            <text:p>9.170</text:p>
          </table:table-cell>
          <table:table-cell table:style-name="ce40" table:formula="of:=[.C287]-[.R287]" office:value-type="float" office:value="-0.270084610391304" calcext:value-type="float">
            <text:p>-0.2701</text:p>
          </table:table-cell>
          <table:table-cell table:formula="of:=[.S287]*25.38" office:value-type="float" office:value="-6.85474741173131" calcext:value-type="float">
            <text:p>-6.855</text:p>
          </table:table-cell>
          <table:table-cell table:formula="of:=ABS([.T287])" office:value-type="float" office:value="6.85474741173131" calcext:value-type="float">
            <text:p>6.85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20" calcext:value-type="float">
            <text:p>220</text:p>
          </table:table-cell>
          <table:table-cell office:value-type="float" office:value="8.94" calcext:value-type="float">
            <text:p>8.940</text:p>
          </table:table-cell>
          <table:table-cell/>
          <table:table-cell table:formula="of:=[.$C288]*([.F$4]+[.$C288]*([.F$5]+[.$C288]*([.F$6]+[.$C288]*[.F$7])))/(1+[.$C288]*([.F$8]+[.$C288]*([.F$9]+[.$C288]*[.F$10])))" office:value-type="float" office:value="219.984344280721" calcext:value-type="float">
            <text:p>219.98</text:p>
          </table:table-cell>
          <table:table-cell table:formula="of:=[.B288]-[.E288]" office:value-type="float" office:value="0.0156557192794651" calcext:value-type="float">
            <text:p>0.016</text:p>
          </table:table-cell>
          <table:table-cell table:formula="of:=ABS([.F288])" office:value-type="float" office:value="0.0156557192794651" calcext:value-type="float">
            <text:p>0.016</text:p>
          </table:table-cell>
          <table:table-cell/>
          <table:table-cell table:style-name="ce12" table:formula="of:=[.$C288]*([.J$4]+[.$C288]*([.J$5]+[.$C288]*([.J$6]+[.$C288]*[.J$7])))/(1+[.$C288]*([.J$8]+[.$C288]*([.J$9]+[.$C288]*[.J$10])))" office:value-type="float" office:value="222.373945145003" calcext:value-type="float">
            <text:p>222.37</text:p>
          </table:table-cell>
          <table:table-cell table:formula="of:=[.B288]-[.I288]" office:value-type="float" office:value="-2.37394514500295" calcext:value-type="float">
            <text:p>-2.374</text:p>
          </table:table-cell>
          <table:table-cell table:formula="of:=ABS([.J288])" office:value-type="float" office:value="2.37394514500295" calcext:value-type="float">
            <text:p>2.374</text:p>
          </table:table-cell>
          <table:table-cell/>
          <table:table-cell table:formula="of:=[.$B288]*([.N$4]+[.$B288]*([.N$5]+[.$B288]*([.N$6]+[.$B288]*[.N$7])))/(1+[.$B288]*([.N$8]+[.$B288]*([.N$9]+[.$B288]*[.N$10])))" office:value-type="float" office:value="8.94020048980674" calcext:value-type="float">
            <text:p>8.940</text:p>
          </table:table-cell>
          <table:table-cell table:formula="of:=[.C288]-[.M288]" office:value-type="float" office:value="-0.000200489806744031" calcext:value-type="float">
            <text:p>-0.00020</text:p>
          </table:table-cell>
          <table:table-cell table:formula="of:=[.N288]*25.38" office:value-type="float" office:value="-0.0050884312951635" calcext:value-type="float">
            <text:p>-0.005</text:p>
          </table:table-cell>
          <table:table-cell table:formula="of:=ABS([.O288])" office:value-type="float" office:value="0.0050884312951635" calcext:value-type="float">
            <text:p>0.005</text:p>
          </table:table-cell>
          <table:table-cell/>
          <table:table-cell table:formula="of:=[.$B288]*([.S$4]+[.$B288]*([.S$5]+[.$B288]*([.S$6]+[.$B288]*[.S$7])))/(1+[.$B288]*([.S$8]+[.$B288]*([.S$9]+[.$B288]*[.S$10])))" office:value-type="float" office:value="9.21296779668951" calcext:value-type="float">
            <text:p>9.213</text:p>
          </table:table-cell>
          <table:table-cell table:style-name="ce40" table:formula="of:=[.C288]-[.R288]" office:value-type="float" office:value="-0.272967796689514" calcext:value-type="float">
            <text:p>-0.2730</text:p>
          </table:table-cell>
          <table:table-cell table:formula="of:=[.S288]*25.38" office:value-type="float" office:value="-6.92792267997986" calcext:value-type="float">
            <text:p>-6.928</text:p>
          </table:table-cell>
          <table:table-cell table:formula="of:=ABS([.T288])" office:value-type="float" office:value="6.92792267997986" calcext:value-type="float">
            <text:p>6.92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21" calcext:value-type="float">
            <text:p>221</text:p>
          </table:table-cell>
          <table:table-cell office:value-type="float" office:value="8.98" calcext:value-type="float">
            <text:p>8.980</text:p>
          </table:table-cell>
          <table:table-cell/>
          <table:table-cell table:formula="of:=[.$C289]*([.F$4]+[.$C289]*([.F$5]+[.$C289]*([.F$6]+[.$C289]*[.F$7])))/(1+[.$C289]*([.F$8]+[.$C289]*([.F$9]+[.$C289]*[.F$10])))" office:value-type="float" office:value="220.978689702727" calcext:value-type="float">
            <text:p>220.98</text:p>
          </table:table-cell>
          <table:table-cell table:formula="of:=[.B289]-[.E289]" office:value-type="float" office:value="0.0213102972732599" calcext:value-type="float">
            <text:p>0.021</text:p>
          </table:table-cell>
          <table:table-cell table:formula="of:=ABS([.F289])" office:value-type="float" office:value="0.0213102972732599" calcext:value-type="float">
            <text:p>0.021</text:p>
          </table:table-cell>
          <table:table-cell/>
          <table:table-cell table:style-name="ce12" table:formula="of:=[.$C289]*([.J$4]+[.$C289]*([.J$5]+[.$C289]*([.J$6]+[.$C289]*[.J$7])))/(1+[.$C289]*([.J$8]+[.$C289]*([.J$9]+[.$C289]*[.J$10])))" office:value-type="float" office:value="223.437641538028" calcext:value-type="float">
            <text:p>223.44</text:p>
          </table:table-cell>
          <table:table-cell table:formula="of:=[.B289]-[.I289]" office:value-type="float" office:value="-2.4376415380284" calcext:value-type="float">
            <text:p>-2.438</text:p>
          </table:table-cell>
          <table:table-cell table:formula="of:=ABS([.J289])" office:value-type="float" office:value="2.4376415380284" calcext:value-type="float">
            <text:p>2.438</text:p>
          </table:table-cell>
          <table:table-cell/>
          <table:table-cell table:formula="of:=[.$B289]*([.N$4]+[.$B289]*([.N$5]+[.$B289]*([.N$6]+[.$B289]*[.N$7])))/(1+[.$B289]*([.N$8]+[.$B289]*([.N$9]+[.$B289]*[.N$10])))" office:value-type="float" office:value="8.98043124884902" calcext:value-type="float">
            <text:p>8.980</text:p>
          </table:table-cell>
          <table:table-cell table:formula="of:=[.C289]-[.M289]" office:value-type="float" office:value="-0.000431248849020349" calcext:value-type="float">
            <text:p>-0.00043</text:p>
          </table:table-cell>
          <table:table-cell table:formula="of:=[.N289]*25.38" office:value-type="float" office:value="-0.0109450957881365" calcext:value-type="float">
            <text:p>-0.011</text:p>
          </table:table-cell>
          <table:table-cell table:formula="of:=ABS([.O289])" office:value-type="float" office:value="0.0109450957881365" calcext:value-type="float">
            <text:p>0.011</text:p>
          </table:table-cell>
          <table:table-cell/>
          <table:table-cell table:formula="of:=[.$B289]*([.S$4]+[.$B289]*([.S$5]+[.$B289]*([.S$6]+[.$B289]*[.S$7])))/(1+[.$B289]*([.S$8]+[.$B289]*([.S$9]+[.$B289]*[.S$10])))" office:value-type="float" office:value="9.25585482936458" calcext:value-type="float">
            <text:p>9.256</text:p>
          </table:table-cell>
          <table:table-cell table:style-name="ce40" table:formula="of:=[.C289]-[.R289]" office:value-type="float" office:value="-0.275854829364576" calcext:value-type="float">
            <text:p>-0.2759</text:p>
          </table:table-cell>
          <table:table-cell table:formula="of:=[.S289]*25.38" office:value-type="float" office:value="-7.00119556927294" calcext:value-type="float">
            <text:p>-7.001</text:p>
          </table:table-cell>
          <table:table-cell table:formula="of:=ABS([.T289])" office:value-type="float" office:value="7.00119556927294" calcext:value-type="float">
            <text:p>7.00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22" calcext:value-type="float">
            <text:p>222</text:p>
          </table:table-cell>
          <table:table-cell office:value-type="float" office:value="9.02" calcext:value-type="float">
            <text:p>9.020</text:p>
          </table:table-cell>
          <table:table-cell/>
          <table:table-cell table:formula="of:=[.$C290]*([.F$4]+[.$C290]*([.F$5]+[.$C290]*([.F$6]+[.$C290]*[.F$7])))/(1+[.$C290]*([.F$8]+[.$C290]*([.F$9]+[.$C290]*[.F$10])))" office:value-type="float" office:value="221.972696648877" calcext:value-type="float">
            <text:p>221.97</text:p>
          </table:table-cell>
          <table:table-cell table:formula="of:=[.B290]-[.E290]" office:value-type="float" office:value="0.0273033511229812" calcext:value-type="float">
            <text:p>0.027</text:p>
          </table:table-cell>
          <table:table-cell table:formula="of:=ABS([.F290])" office:value-type="float" office:value="0.0273033511229812" calcext:value-type="float">
            <text:p>0.027</text:p>
          </table:table-cell>
          <table:table-cell/>
          <table:table-cell table:style-name="ce12" table:formula="of:=[.$C290]*([.J$4]+[.$C290]*([.J$5]+[.$C290]*([.J$6]+[.$C290]*[.J$7])))/(1+[.$C290]*([.J$8]+[.$C290]*([.J$9]+[.$C290]*[.J$10])))" office:value-type="float" office:value="224.502182453137" calcext:value-type="float">
            <text:p>224.50</text:p>
          </table:table-cell>
          <table:table-cell table:formula="of:=[.B290]-[.I290]" office:value-type="float" office:value="-2.50218245313729" calcext:value-type="float">
            <text:p>-2.502</text:p>
          </table:table-cell>
          <table:table-cell table:formula="of:=ABS([.J290])" office:value-type="float" office:value="2.50218245313729" calcext:value-type="float">
            <text:p>2.502</text:p>
          </table:table-cell>
          <table:table-cell/>
          <table:table-cell table:formula="of:=[.$B290]*([.N$4]+[.$B290]*([.N$5]+[.$B290]*([.N$6]+[.$B290]*[.N$7])))/(1+[.$B290]*([.N$8]+[.$B290]*([.N$9]+[.$B290]*[.N$10])))" office:value-type="float" office:value="9.0206763272283" calcext:value-type="float">
            <text:p>9.021</text:p>
          </table:table-cell>
          <table:table-cell table:formula="of:=[.C290]-[.M290]" office:value-type="float" office:value="-0.000676327228298135" calcext:value-type="float">
            <text:p>-0.00068</text:p>
          </table:table-cell>
          <table:table-cell table:formula="of:=[.N290]*25.38" office:value-type="float" office:value="-0.0171651850542067" calcext:value-type="float">
            <text:p>-0.017</text:p>
          </table:table-cell>
          <table:table-cell table:formula="of:=ABS([.O290])" office:value-type="float" office:value="0.0171651850542067" calcext:value-type="float">
            <text:p>0.017</text:p>
          </table:table-cell>
          <table:table-cell/>
          <table:table-cell table:formula="of:=[.$B290]*([.S$4]+[.$B290]*([.S$5]+[.$B290]*([.S$6]+[.$B290]*[.S$7])))/(1+[.$B290]*([.S$8]+[.$B290]*([.S$9]+[.$B290]*[.S$10])))" office:value-type="float" office:value="9.29874567820349" calcext:value-type="float">
            <text:p>9.299</text:p>
          </table:table-cell>
          <table:table-cell table:style-name="ce40" table:formula="of:=[.C290]-[.R290]" office:value-type="float" office:value="-0.278745678203487" calcext:value-type="float">
            <text:p>-0.2787</text:p>
          </table:table-cell>
          <table:table-cell table:formula="of:=[.S290]*25.38" office:value-type="float" office:value="-7.0745653128045" calcext:value-type="float">
            <text:p>-7.075</text:p>
          </table:table-cell>
          <table:table-cell table:formula="of:=ABS([.T290])" office:value-type="float" office:value="7.0745653128045" calcext:value-type="float">
            <text:p>7.07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23" calcext:value-type="float">
            <text:p>223</text:p>
          </table:table-cell>
          <table:table-cell office:value-type="float" office:value="9.061" calcext:value-type="float">
            <text:p>9.061</text:p>
          </table:table-cell>
          <table:table-cell/>
          <table:table-cell table:formula="of:=[.$C291]*([.F$4]+[.$C291]*([.F$5]+[.$C291]*([.F$6]+[.$C291]*[.F$7])))/(1+[.$C291]*([.F$8]+[.$C291]*([.F$9]+[.$C291]*[.F$10])))" office:value-type="float" office:value="222.991198011708" calcext:value-type="float">
            <text:p>222.99</text:p>
          </table:table-cell>
          <table:table-cell table:formula="of:=[.B291]-[.E291]" office:value-type="float" office:value="0.00880198829173651" calcext:value-type="float">
            <text:p>0.009</text:p>
          </table:table-cell>
          <table:table-cell table:formula="of:=ABS([.F291])" office:value-type="float" office:value="0.00880198829173651" calcext:value-type="float">
            <text:p>0.009</text:p>
          </table:table-cell>
          <table:table-cell/>
          <table:table-cell table:style-name="ce12" table:formula="of:=[.$C291]*([.J$4]+[.$C291]*([.J$5]+[.$C291]*([.J$6]+[.$C291]*[.J$7])))/(1+[.$C291]*([.J$8]+[.$C291]*([.J$9]+[.$C291]*[.J$10])))" office:value-type="float" office:value="225.594209458613" calcext:value-type="float">
            <text:p>225.59</text:p>
          </table:table-cell>
          <table:table-cell table:formula="of:=[.B291]-[.I291]" office:value-type="float" office:value="-2.59420945861262" calcext:value-type="float">
            <text:p>-2.594</text:p>
          </table:table-cell>
          <table:table-cell table:formula="of:=ABS([.J291])" office:value-type="float" office:value="2.59420945861262" calcext:value-type="float">
            <text:p>2.594</text:p>
          </table:table-cell>
          <table:table-cell/>
          <table:table-cell table:formula="of:=[.$B291]*([.N$4]+[.$B291]*([.N$5]+[.$B291]*([.N$6]+[.$B291]*[.N$7])))/(1+[.$B291]*([.N$8]+[.$B291]*([.N$9]+[.$B291]*[.N$10])))" office:value-type="float" office:value="9.06093589976975" calcext:value-type="float">
            <text:p>9.061</text:p>
          </table:table-cell>
          <table:table-cell table:formula="of:=[.C291]-[.M291]" office:value-type="float" office:value="0.0000641002302472771" calcext:value-type="float">
            <text:p>0.00006</text:p>
          </table:table-cell>
          <table:table-cell table:formula="of:=[.N291]*25.38" office:value-type="float" office:value="0.00162686384367589" calcext:value-type="float">
            <text:p>0.002</text:p>
          </table:table-cell>
          <table:table-cell table:formula="of:=ABS([.O291])" office:value-type="float" office:value="0.00162686384367589" calcext:value-type="float">
            <text:p>0.002</text:p>
          </table:table-cell>
          <table:table-cell/>
          <table:table-cell table:formula="of:=[.$B291]*([.S$4]+[.$B291]*([.S$5]+[.$B291]*([.S$6]+[.$B291]*[.S$7])))/(1+[.$B291]*([.S$8]+[.$B291]*([.S$9]+[.$B291]*[.S$10])))" office:value-type="float" office:value="9.34164031330858" calcext:value-type="float">
            <text:p>9.342</text:p>
          </table:table-cell>
          <table:table-cell table:style-name="ce40" table:formula="of:=[.C291]-[.R291]" office:value-type="float" office:value="-0.280640313308581" calcext:value-type="float">
            <text:p>-0.2806</text:p>
          </table:table-cell>
          <table:table-cell table:formula="of:=[.S291]*25.38" office:value-type="float" office:value="-7.12265115177178" calcext:value-type="float">
            <text:p>-7.123</text:p>
          </table:table-cell>
          <table:table-cell table:formula="of:=ABS([.T291])" office:value-type="float" office:value="7.12265115177178" calcext:value-type="float">
            <text:p>7.12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24" calcext:value-type="float">
            <text:p>224</text:p>
          </table:table-cell>
          <table:table-cell office:value-type="float" office:value="9.101" calcext:value-type="float">
            <text:p>9.101</text:p>
          </table:table-cell>
          <table:table-cell/>
          <table:table-cell table:formula="of:=[.$C292]*([.F$4]+[.$C292]*([.F$5]+[.$C292]*([.F$6]+[.$C292]*[.F$7])))/(1+[.$C292]*([.F$8]+[.$C292]*([.F$9]+[.$C292]*[.F$10])))" office:value-type="float" office:value="223.984506657612" calcext:value-type="float">
            <text:p>223.98</text:p>
          </table:table-cell>
          <table:table-cell table:formula="of:=[.B292]-[.E292]" office:value-type="float" office:value="0.0154933423883108" calcext:value-type="float">
            <text:p>0.015</text:p>
          </table:table-cell>
          <table:table-cell table:formula="of:=ABS([.F292])" office:value-type="float" office:value="0.0154933423883108" calcext:value-type="float">
            <text:p>0.015</text:p>
          </table:table-cell>
          <table:table-cell/>
          <table:table-cell table:style-name="ce12" table:formula="of:=[.$C292]*([.J$4]+[.$C292]*([.J$5]+[.$C292]*([.J$6]+[.$C292]*[.J$7])))/(1+[.$C292]*([.J$8]+[.$C292]*([.J$9]+[.$C292]*[.J$10])))" office:value-type="float" office:value="226.660449097813" calcext:value-type="float">
            <text:p>226.66</text:p>
          </table:table-cell>
          <table:table-cell table:formula="of:=[.B292]-[.I292]" office:value-type="float" office:value="-2.66044909781286" calcext:value-type="float">
            <text:p>-2.660</text:p>
          </table:table-cell>
          <table:table-cell table:formula="of:=ABS([.J292])" office:value-type="float" office:value="2.66044909781286" calcext:value-type="float">
            <text:p>2.660</text:p>
          </table:table-cell>
          <table:table-cell/>
          <table:table-cell table:formula="of:=[.$B292]*([.N$4]+[.$B292]*([.N$5]+[.$B292]*([.N$6]+[.$B292]*[.N$7])))/(1+[.$B292]*([.N$8]+[.$B292]*([.N$9]+[.$B292]*[.N$10])))" office:value-type="float" office:value="9.10121013189398" calcext:value-type="float">
            <text:p>9.101</text:p>
          </table:table-cell>
          <table:table-cell table:formula="of:=[.C292]-[.M292]" office:value-type="float" office:value="-0.000210131893975785" calcext:value-type="float">
            <text:p>-0.00021</text:p>
          </table:table-cell>
          <table:table-cell table:formula="of:=[.N292]*25.38" office:value-type="float" office:value="-0.00533314746910541" calcext:value-type="float">
            <text:p>-0.005</text:p>
          </table:table-cell>
          <table:table-cell table:formula="of:=ABS([.O292])" office:value-type="float" office:value="0.00533314746910541" calcext:value-type="float">
            <text:p>0.005</text:p>
          </table:table-cell>
          <table:table-cell/>
          <table:table-cell table:formula="of:=[.$B292]*([.S$4]+[.$B292]*([.S$5]+[.$B292]*([.S$6]+[.$B292]*[.S$7])))/(1+[.$B292]*([.S$8]+[.$B292]*([.S$9]+[.$B292]*[.S$10])))" office:value-type="float" office:value="9.38453870509345" calcext:value-type="float">
            <text:p>9.385</text:p>
          </table:table-cell>
          <table:table-cell table:style-name="ce40" table:formula="of:=[.C292]-[.R292]" office:value-type="float" office:value="-0.283538705093447" calcext:value-type="float">
            <text:p>-0.2835</text:p>
          </table:table-cell>
          <table:table-cell table:formula="of:=[.S292]*25.38" office:value-type="float" office:value="-7.19621233527168" calcext:value-type="float">
            <text:p>-7.196</text:p>
          </table:table-cell>
          <table:table-cell table:formula="of:=ABS([.T292])" office:value-type="float" office:value="7.19621233527168" calcext:value-type="float">
            <text:p>7.19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25" calcext:value-type="float">
            <text:p>225</text:p>
          </table:table-cell>
          <table:table-cell office:value-type="float" office:value="9.141" calcext:value-type="float">
            <text:p>9.141</text:p>
          </table:table-cell>
          <table:table-cell/>
          <table:table-cell table:formula="of:=[.$C293]*([.F$4]+[.$C293]*([.F$5]+[.$C293]*([.F$6]+[.$C293]*[.F$7])))/(1+[.$C293]*([.F$8]+[.$C293]*([.F$9]+[.$C293]*[.F$10])))" office:value-type="float" office:value="224.977464556203" calcext:value-type="float">
            <text:p>224.98</text:p>
          </table:table-cell>
          <table:table-cell table:formula="of:=[.B293]-[.E293]" office:value-type="float" office:value="0.0225354437965848" calcext:value-type="float">
            <text:p>0.023</text:p>
          </table:table-cell>
          <table:table-cell table:formula="of:=ABS([.F293])" office:value-type="float" office:value="0.0225354437965848" calcext:value-type="float">
            <text:p>0.023</text:p>
          </table:table-cell>
          <table:table-cell/>
          <table:table-cell table:style-name="ce12" table:formula="of:=[.$C293]*([.J$4]+[.$C293]*([.J$5]+[.$C293]*([.J$6]+[.$C293]*[.J$7])))/(1+[.$C293]*([.J$8]+[.$C293]*([.J$9]+[.$C293]*[.J$10])))" office:value-type="float" office:value="227.727521863426" calcext:value-type="float">
            <text:p>227.73</text:p>
          </table:table-cell>
          <table:table-cell table:formula="of:=[.B293]-[.I293]" office:value-type="float" office:value="-2.72752186342578" calcext:value-type="float">
            <text:p>-2.728</text:p>
          </table:table-cell>
          <table:table-cell table:formula="of:=ABS([.J293])" office:value-type="float" office:value="2.72752186342578" calcext:value-type="float">
            <text:p>2.728</text:p>
          </table:table-cell>
          <table:table-cell/>
          <table:table-cell table:formula="of:=[.$B293]*([.N$4]+[.$B293]*([.N$5]+[.$B293]*([.N$6]+[.$B293]*[.N$7])))/(1+[.$B293]*([.N$8]+[.$B293]*([.N$9]+[.$B293]*[.N$10])))" office:value-type="float" office:value="9.14149917979083" calcext:value-type="float">
            <text:p>9.141</text:p>
          </table:table-cell>
          <table:table-cell table:formula="of:=[.C293]-[.M293]" office:value-type="float" office:value="-0.000499179790834248" calcext:value-type="float">
            <text:p>-0.00050</text:p>
          </table:table-cell>
          <table:table-cell table:formula="of:=[.N293]*25.38" office:value-type="float" office:value="-0.0126691830913732" calcext:value-type="float">
            <text:p>-0.013</text:p>
          </table:table-cell>
          <table:table-cell table:formula="of:=ABS([.O293])" office:value-type="float" office:value="0.0126691830913732" calcext:value-type="float">
            <text:p>0.013</text:p>
          </table:table-cell>
          <table:table-cell/>
          <table:table-cell table:formula="of:=[.$B293]*([.S$4]+[.$B293]*([.S$5]+[.$B293]*([.S$6]+[.$B293]*[.S$7])))/(1+[.$B293]*([.S$8]+[.$B293]*([.S$9]+[.$B293]*[.S$10])))" office:value-type="float" office:value="9.42744082427889" calcext:value-type="float">
            <text:p>9.427</text:p>
          </table:table-cell>
          <table:table-cell table:style-name="ce40" table:formula="of:=[.C293]-[.R293]" office:value-type="float" office:value="-0.286440824278888" calcext:value-type="float">
            <text:p>-0.2864</text:p>
          </table:table-cell>
          <table:table-cell table:formula="of:=[.S293]*25.38" office:value-type="float" office:value="-7.26986812019817" calcext:value-type="float">
            <text:p>-7.270</text:p>
          </table:table-cell>
          <table:table-cell table:formula="of:=ABS([.T293])" office:value-type="float" office:value="7.26986812019817" calcext:value-type="float">
            <text:p>7.27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26" calcext:value-type="float">
            <text:p>226</text:p>
          </table:table-cell>
          <table:table-cell office:value-type="float" office:value="9.181" calcext:value-type="float">
            <text:p>9.181</text:p>
          </table:table-cell>
          <table:table-cell/>
          <table:table-cell table:formula="of:=[.$C294]*([.F$4]+[.$C294]*([.F$5]+[.$C294]*([.F$6]+[.$C294]*[.F$7])))/(1+[.$C294]*([.F$8]+[.$C294]*([.F$9]+[.$C294]*[.F$10])))" office:value-type="float" office:value="225.970068096569" calcext:value-type="float">
            <text:p>225.97</text:p>
          </table:table-cell>
          <table:table-cell table:formula="of:=[.B294]-[.E294]" office:value-type="float" office:value="0.0299319034307359" calcext:value-type="float">
            <text:p>0.030</text:p>
          </table:table-cell>
          <table:table-cell table:formula="of:=ABS([.F294])" office:value-type="float" office:value="0.0299319034307359" calcext:value-type="float">
            <text:p>0.030</text:p>
          </table:table-cell>
          <table:table-cell/>
          <table:table-cell table:style-name="ce12" table:formula="of:=[.$C294]*([.J$4]+[.$C294]*([.J$5]+[.$C294]*([.J$6]+[.$C294]*[.J$7])))/(1+[.$C294]*([.J$8]+[.$C294]*([.J$9]+[.$C294]*[.J$10])))" office:value-type="float" office:value="228.79542388827" calcext:value-type="float">
            <text:p>228.80</text:p>
          </table:table-cell>
          <table:table-cell table:formula="of:=[.B294]-[.I294]" office:value-type="float" office:value="-2.79542388826991" calcext:value-type="float">
            <text:p>-2.795</text:p>
          </table:table-cell>
          <table:table-cell table:formula="of:=ABS([.J294])" office:value-type="float" office:value="2.79542388826991" calcext:value-type="float">
            <text:p>2.795</text:p>
          </table:table-cell>
          <table:table-cell/>
          <table:table-cell table:formula="of:=[.$B294]*([.N$4]+[.$B294]*([.N$5]+[.$B294]*([.N$6]+[.$B294]*[.N$7])))/(1+[.$B294]*([.N$8]+[.$B294]*([.N$9]+[.$B294]*[.N$10])))" office:value-type="float" office:value="9.18180319059683" calcext:value-type="float">
            <text:p>9.182</text:p>
          </table:table-cell>
          <table:table-cell table:formula="of:=[.C294]-[.M294]" office:value-type="float" office:value="-0.000803190596833758" calcext:value-type="float">
            <text:p>-0.00080</text:p>
          </table:table-cell>
          <table:table-cell table:formula="of:=[.N294]*25.38" office:value-type="float" office:value="-0.0203849773476408" calcext:value-type="float">
            <text:p>-0.020</text:p>
          </table:table-cell>
          <table:table-cell table:formula="of:=ABS([.O294])" office:value-type="float" office:value="0.0203849773476408" calcext:value-type="float">
            <text:p>0.020</text:p>
          </table:table-cell>
          <table:table-cell/>
          <table:table-cell table:formula="of:=[.$B294]*([.S$4]+[.$B294]*([.S$5]+[.$B294]*([.S$6]+[.$B294]*[.S$7])))/(1+[.$B294]*([.S$8]+[.$B294]*([.S$9]+[.$B294]*[.S$10])))" office:value-type="float" office:value="9.47034664188896" calcext:value-type="float">
            <text:p>9.470</text:p>
          </table:table-cell>
          <table:table-cell table:style-name="ce40" table:formula="of:=[.C294]-[.R294]" office:value-type="float" office:value="-0.289346641888962" calcext:value-type="float">
            <text:p>-0.2893</text:p>
          </table:table-cell>
          <table:table-cell table:formula="of:=[.S294]*25.38" office:value-type="float" office:value="-7.34361777114185" calcext:value-type="float">
            <text:p>-7.344</text:p>
          </table:table-cell>
          <table:table-cell table:formula="of:=ABS([.T294])" office:value-type="float" office:value="7.34361777114185" calcext:value-type="float">
            <text:p>7.34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27" calcext:value-type="float">
            <text:p>227</text:p>
          </table:table-cell>
          <table:table-cell office:value-type="float" office:value="9.222" calcext:value-type="float">
            <text:p>9.222</text:p>
          </table:table-cell>
          <table:table-cell/>
          <table:table-cell table:formula="of:=[.$C295]*([.F$4]+[.$C295]*([.F$5]+[.$C295]*([.F$6]+[.$C295]*[.F$7])))/(1+[.$C295]*([.F$8]+[.$C295]*([.F$9]+[.$C295]*[.F$10])))" office:value-type="float" office:value="226.98711541557" calcext:value-type="float">
            <text:p>226.99</text:p>
          </table:table-cell>
          <table:table-cell table:formula="of:=[.B295]-[.E295]" office:value-type="float" office:value="0.0128845844303385" calcext:value-type="float">
            <text:p>0.013</text:p>
          </table:table-cell>
          <table:table-cell table:formula="of:=ABS([.F295])" office:value-type="float" office:value="0.0128845844303385" calcext:value-type="float">
            <text:p>0.013</text:p>
          </table:table-cell>
          <table:table-cell/>
          <table:table-cell table:style-name="ce12" table:formula="of:=[.$C295]*([.J$4]+[.$C295]*([.J$5]+[.$C295]*([.J$6]+[.$C295]*[.J$7])))/(1+[.$C295]*([.J$8]+[.$C295]*([.J$9]+[.$C295]*[.J$10])))" office:value-type="float" office:value="229.89087998307" calcext:value-type="float">
            <text:p>229.89</text:p>
          </table:table-cell>
          <table:table-cell table:formula="of:=[.B295]-[.I295]" office:value-type="float" office:value="-2.89087998307022" calcext:value-type="float">
            <text:p>-2.891</text:p>
          </table:table-cell>
          <table:table-cell table:formula="of:=ABS([.J295])" office:value-type="float" office:value="2.89087998307022" calcext:value-type="float">
            <text:p>2.891</text:p>
          </table:table-cell>
          <table:table-cell/>
          <table:table-cell table:formula="of:=[.$B295]*([.N$4]+[.$B295]*([.N$5]+[.$B295]*([.N$6]+[.$B295]*[.N$7])))/(1+[.$B295]*([.N$8]+[.$B295]*([.N$9]+[.$B295]*[.N$10])))" office:value-type="float" office:value="9.22212230257555" calcext:value-type="float">
            <text:p>9.222</text:p>
          </table:table-cell>
          <table:table-cell table:formula="of:=[.C295]-[.M295]" office:value-type="float" office:value="-0.000122302575555011" calcext:value-type="float">
            <text:p>-0.00012</text:p>
          </table:table-cell>
          <table:table-cell table:formula="of:=[.N295]*25.38" office:value-type="float" office:value="-0.00310403936758618" calcext:value-type="float">
            <text:p>-0.003</text:p>
          </table:table-cell>
          <table:table-cell table:formula="of:=ABS([.O295])" office:value-type="float" office:value="0.00310403936758618" calcext:value-type="float">
            <text:p>0.003</text:p>
          </table:table-cell>
          <table:table-cell/>
          <table:table-cell table:formula="of:=[.$B295]*([.S$4]+[.$B295]*([.S$5]+[.$B295]*([.S$6]+[.$B295]*[.S$7])))/(1+[.$B295]*([.S$8]+[.$B295]*([.S$9]+[.$B295]*[.S$10])))" office:value-type="float" office:value="9.51325612924704" calcext:value-type="float">
            <text:p>9.513</text:p>
          </table:table-cell>
          <table:table-cell table:style-name="ce40" table:formula="of:=[.C295]-[.R295]" office:value-type="float" office:value="-0.291256129247037" calcext:value-type="float">
            <text:p>-0.2913</text:p>
          </table:table-cell>
          <table:table-cell table:formula="of:=[.S295]*25.38" office:value-type="float" office:value="-7.39208056028979" calcext:value-type="float">
            <text:p>-7.392</text:p>
          </table:table-cell>
          <table:table-cell table:formula="of:=ABS([.T295])" office:value-type="float" office:value="7.39208056028979" calcext:value-type="float">
            <text:p>7.39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28" calcext:value-type="float">
            <text:p>228</text:p>
          </table:table-cell>
          <table:table-cell office:value-type="float" office:value="9.262" calcext:value-type="float">
            <text:p>9.262</text:p>
          </table:table-cell>
          <table:table-cell/>
          <table:table-cell table:formula="of:=[.$C296]*([.F$4]+[.$C296]*([.F$5]+[.$C296]*([.F$6]+[.$C296]*[.F$7])))/(1+[.$C296]*([.F$8]+[.$C296]*([.F$9]+[.$C296]*[.F$10])))" office:value-type="float" office:value="227.978991199472" calcext:value-type="float">
            <text:p>227.98</text:p>
          </table:table-cell>
          <table:table-cell table:formula="of:=[.B296]-[.E296]" office:value-type="float" office:value="0.0210088005275395" calcext:value-type="float">
            <text:p>0.021</text:p>
          </table:table-cell>
          <table:table-cell table:formula="of:=ABS([.F296])" office:value-type="float" office:value="0.0210088005275395" calcext:value-type="float">
            <text:p>0.021</text:p>
          </table:table-cell>
          <table:table-cell/>
          <table:table-cell table:style-name="ce12" table:formula="of:=[.$C296]*([.J$4]+[.$C296]*([.J$5]+[.$C296]*([.J$6]+[.$C296]*[.J$7])))/(1+[.$C296]*([.J$8]+[.$C296]*([.J$9]+[.$C296]*[.J$10])))" office:value-type="float" office:value="230.960449222276" calcext:value-type="float">
            <text:p>230.96</text:p>
          </table:table-cell>
          <table:table-cell table:formula="of:=[.B296]-[.I296]" office:value-type="float" office:value="-2.96044922227557" calcext:value-type="float">
            <text:p>-2.960</text:p>
          </table:table-cell>
          <table:table-cell table:formula="of:=ABS([.J296])" office:value-type="float" office:value="2.96044922227557" calcext:value-type="float">
            <text:p>2.960</text:p>
          </table:table-cell>
          <table:table-cell/>
          <table:table-cell table:formula="of:=[.$B296]*([.N$4]+[.$B296]*([.N$5]+[.$B296]*([.N$6]+[.$B296]*[.N$7])))/(1+[.$B296]*([.N$8]+[.$B296]*([.N$9]+[.$B296]*[.N$10])))" office:value-type="float" office:value="9.26245664530071" calcext:value-type="float">
            <text:p>9.262</text:p>
          </table:table-cell>
          <table:table-cell table:formula="of:=[.C296]-[.M296]" office:value-type="float" office:value="-0.000456645300706882" calcext:value-type="float">
            <text:p>-0.00046</text:p>
          </table:table-cell>
          <table:table-cell table:formula="of:=[.N296]*25.38" office:value-type="float" office:value="-0.0115896577319407" calcext:value-type="float">
            <text:p>-0.012</text:p>
          </table:table-cell>
          <table:table-cell table:formula="of:=ABS([.O296])" office:value-type="float" office:value="0.0115896577319407" calcext:value-type="float">
            <text:p>0.012</text:p>
          </table:table-cell>
          <table:table-cell/>
          <table:table-cell table:formula="of:=[.$B296]*([.S$4]+[.$B296]*([.S$5]+[.$B296]*([.S$6]+[.$B296]*[.S$7])))/(1+[.$B296]*([.S$8]+[.$B296]*([.S$9]+[.$B296]*[.S$10])))" office:value-type="float" office:value="9.556169257972" calcext:value-type="float">
            <text:p>9.556</text:p>
          </table:table-cell>
          <table:table-cell table:style-name="ce40" table:formula="of:=[.C296]-[.R296]" office:value-type="float" office:value="-0.294169257971996" calcext:value-type="float">
            <text:p>-0.2942</text:p>
          </table:table-cell>
          <table:table-cell table:formula="of:=[.S296]*25.38" office:value-type="float" office:value="-7.46601576732926" calcext:value-type="float">
            <text:p>-7.466</text:p>
          </table:table-cell>
          <table:table-cell table:formula="of:=ABS([.T296])" office:value-type="float" office:value="7.46601576732926" calcext:value-type="float">
            <text:p>7.46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29" calcext:value-type="float">
            <text:p>229</text:p>
          </table:table-cell>
          <table:table-cell office:value-type="float" office:value="9.302" calcext:value-type="float">
            <text:p>9.302</text:p>
          </table:table-cell>
          <table:table-cell/>
          <table:table-cell table:formula="of:=[.$C297]*([.F$4]+[.$C297]*([.F$5]+[.$C297]*([.F$6]+[.$C297]*[.F$7])))/(1+[.$C297]*([.F$8]+[.$C297]*([.F$9]+[.$C297]*[.F$10])))" office:value-type="float" office:value="228.970502993059" calcext:value-type="float">
            <text:p>228.97</text:p>
          </table:table-cell>
          <table:table-cell table:formula="of:=[.B297]-[.E297]" office:value-type="float" office:value="0.0294970069413978" calcext:value-type="float">
            <text:p>0.029</text:p>
          </table:table-cell>
          <table:table-cell table:formula="of:=ABS([.F297])" office:value-type="float" office:value="0.0294970069413978" calcext:value-type="float">
            <text:p>0.029</text:p>
          </table:table-cell>
          <table:table-cell/>
          <table:table-cell table:style-name="ce12" table:formula="of:=[.$C297]*([.J$4]+[.$C297]*([.J$5]+[.$C297]*([.J$6]+[.$C297]*[.J$7])))/(1+[.$C297]*([.J$8]+[.$C297]*([.J$9]+[.$C297]*[.J$10])))" office:value-type="float" office:value="232.030835743449" calcext:value-type="float">
            <text:p>232.03</text:p>
          </table:table-cell>
          <table:table-cell table:formula="of:=[.B297]-[.I297]" office:value-type="float" office:value="-3.0308357434487" calcext:value-type="float">
            <text:p>-3.031</text:p>
          </table:table-cell>
          <table:table-cell table:formula="of:=ABS([.J297])" office:value-type="float" office:value="3.0308357434487" calcext:value-type="float">
            <text:p>3.031</text:p>
          </table:table-cell>
          <table:table-cell/>
          <table:table-cell table:formula="of:=[.$B297]*([.N$4]+[.$B297]*([.N$5]+[.$B297]*([.N$6]+[.$B297]*[.N$7])))/(1+[.$B297]*([.N$8]+[.$B297]*([.N$9]+[.$B297]*[.N$10])))" office:value-type="float" office:value="9.3028063398414" calcext:value-type="float">
            <text:p>9.303</text:p>
          </table:table-cell>
          <table:table-cell table:formula="of:=[.C297]-[.M297]" office:value-type="float" office:value="-0.00080633984139844" calcext:value-type="float">
            <text:p>-0.00081</text:p>
          </table:table-cell>
          <table:table-cell table:formula="of:=[.N297]*25.38" office:value-type="float" office:value="-0.0204649051746924" calcext:value-type="float">
            <text:p>-0.020</text:p>
          </table:table-cell>
          <table:table-cell table:formula="of:=ABS([.O297])" office:value-type="float" office:value="0.0204649051746924" calcext:value-type="float">
            <text:p>0.020</text:p>
          </table:table-cell>
          <table:table-cell/>
          <table:table-cell table:formula="of:=[.$B297]*([.S$4]+[.$B297]*([.S$5]+[.$B297]*([.S$6]+[.$B297]*[.S$7])))/(1+[.$B297]*([.S$8]+[.$B297]*([.S$9]+[.$B297]*[.S$10])))" office:value-type="float" office:value="9.5990859999744" calcext:value-type="float">
            <text:p>9.599</text:p>
          </table:table-cell>
          <table:table-cell table:style-name="ce40" table:formula="of:=[.C297]-[.R297]" office:value-type="float" office:value="-0.297085999974399" calcext:value-type="float">
            <text:p>-0.2971</text:p>
          </table:table-cell>
          <table:table-cell table:formula="of:=[.S297]*25.38" office:value-type="float" office:value="-7.54004267935026" calcext:value-type="float">
            <text:p>-7.540</text:p>
          </table:table-cell>
          <table:table-cell table:formula="of:=ABS([.T297])" office:value-type="float" office:value="7.54004267935026" calcext:value-type="float">
            <text:p>7.54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30" calcext:value-type="float">
            <text:p>230</text:p>
          </table:table-cell>
          <table:table-cell office:value-type="float" office:value="9.343" calcext:value-type="float">
            <text:p>9.343</text:p>
          </table:table-cell>
          <table:table-cell/>
          <table:table-cell table:formula="of:=[.$C298]*([.F$4]+[.$C298]*([.F$5]+[.$C298]*([.F$6]+[.$C298]*[.F$7])))/(1+[.$C298]*([.F$8]+[.$C298]*([.F$9]+[.$C298]*[.F$10])))" office:value-type="float" office:value="229.986421928814" calcext:value-type="float">
            <text:p>229.99</text:p>
          </table:table-cell>
          <table:table-cell table:formula="of:=[.B298]-[.E298]" office:value-type="float" office:value="0.0135780711861742" calcext:value-type="float">
            <text:p>0.014</text:p>
          </table:table-cell>
          <table:table-cell table:formula="of:=ABS([.F298])" office:value-type="float" office:value="0.0135780711861742" calcext:value-type="float">
            <text:p>0.014</text:p>
          </table:table-cell>
          <table:table-cell/>
          <table:table-cell table:style-name="ce12" table:formula="of:=[.$C298]*([.J$4]+[.$C298]*([.J$5]+[.$C298]*([.J$6]+[.$C298]*[.J$7])))/(1+[.$C298]*([.J$8]+[.$C298]*([.J$9]+[.$C298]*[.J$10])))" office:value-type="float" office:value="233.128825878564" calcext:value-type="float">
            <text:p>233.13</text:p>
          </table:table-cell>
          <table:table-cell table:formula="of:=[.B298]-[.I298]" office:value-type="float" office:value="-3.12882587856419" calcext:value-type="float">
            <text:p>-3.129</text:p>
          </table:table-cell>
          <table:table-cell table:formula="of:=ABS([.J298])" office:value-type="float" office:value="3.12882587856419" calcext:value-type="float">
            <text:p>3.129</text:p>
          </table:table-cell>
          <table:table-cell/>
          <table:table-cell table:formula="of:=[.$B298]*([.N$4]+[.$B298]*([.N$5]+[.$B298]*([.N$6]+[.$B298]*[.N$7])))/(1+[.$B298]*([.N$8]+[.$B298]*([.N$9]+[.$B298]*[.N$10])))" office:value-type="float" office:value="9.34317149894923" calcext:value-type="float">
            <text:p>9.343</text:p>
          </table:table-cell>
          <table:table-cell table:formula="of:=[.C298]-[.M298]" office:value-type="float" office:value="-0.000171498949224969" calcext:value-type="float">
            <text:p>-0.00017</text:p>
          </table:table-cell>
          <table:table-cell table:formula="of:=[.N298]*25.38" office:value-type="float" office:value="-0.0043526433313297" calcext:value-type="float">
            <text:p>-0.004</text:p>
          </table:table-cell>
          <table:table-cell table:formula="of:=ABS([.O298])" office:value-type="float" office:value="0.0043526433313297" calcext:value-type="float">
            <text:p>0.004</text:p>
          </table:table-cell>
          <table:table-cell/>
          <table:table-cell table:formula="of:=[.$B298]*([.S$4]+[.$B298]*([.S$5]+[.$B298]*([.S$6]+[.$B298]*[.S$7])))/(1+[.$B298]*([.S$8]+[.$B298]*([.S$9]+[.$B298]*[.S$10])))" office:value-type="float" office:value="9.64200632745276" calcext:value-type="float">
            <text:p>9.642</text:p>
          </table:table-cell>
          <table:table-cell table:style-name="ce40" table:formula="of:=[.C298]-[.R298]" office:value-type="float" office:value="-0.299006327452764" calcext:value-type="float">
            <text:p>-0.2990</text:p>
          </table:table-cell>
          <table:table-cell table:formula="of:=[.S298]*25.38" office:value-type="float" office:value="-7.58878059075115" calcext:value-type="float">
            <text:p>-7.589</text:p>
          </table:table-cell>
          <table:table-cell table:formula="of:=ABS([.T298])" office:value-type="float" office:value="7.58878059075115" calcext:value-type="float">
            <text:p>7.58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31" calcext:value-type="float">
            <text:p>231</text:p>
          </table:table-cell>
          <table:table-cell office:value-type="float" office:value="9.383" calcext:value-type="float">
            <text:p>9.383</text:p>
          </table:table-cell>
          <table:table-cell/>
          <table:table-cell table:formula="of:=[.$C299]*([.F$4]+[.$C299]*([.F$5]+[.$C299]*([.F$6]+[.$C299]*[.F$7])))/(1+[.$C299]*([.F$8]+[.$C299]*([.F$9]+[.$C299]*[.F$10])))" office:value-type="float" office:value="230.977188360468" calcext:value-type="float">
            <text:p>230.98</text:p>
          </table:table-cell>
          <table:table-cell table:formula="of:=[.B299]-[.E299]" office:value-type="float" office:value="0.0228116395324207" calcext:value-type="float">
            <text:p>0.023</text:p>
          </table:table-cell>
          <table:table-cell table:formula="of:=ABS([.F299])" office:value-type="float" office:value="0.0228116395324207" calcext:value-type="float">
            <text:p>0.023</text:p>
          </table:table-cell>
          <table:table-cell/>
          <table:table-cell table:style-name="ce12" table:formula="of:=[.$C299]*([.J$4]+[.$C299]*([.J$5]+[.$C299]*([.J$6]+[.$C299]*[.J$7])))/(1+[.$C299]*([.J$8]+[.$C299]*([.J$9]+[.$C299]*[.J$10])))" office:value-type="float" office:value="234.200854960367" calcext:value-type="float">
            <text:p>234.20</text:p>
          </table:table-cell>
          <table:table-cell table:formula="of:=[.B299]-[.I299]" office:value-type="float" office:value="-3.20085496036663" calcext:value-type="float">
            <text:p>-3.201</text:p>
          </table:table-cell>
          <table:table-cell table:formula="of:=ABS([.J299])" office:value-type="float" office:value="3.20085496036663" calcext:value-type="float">
            <text:p>3.201</text:p>
          </table:table-cell>
          <table:table-cell/>
          <table:table-cell table:formula="of:=[.$B299]*([.N$4]+[.$B299]*([.N$5]+[.$B299]*([.N$6]+[.$B299]*[.N$7])))/(1+[.$B299]*([.N$8]+[.$B299]*([.N$9]+[.$B299]*[.N$10])))" office:value-type="float" office:value="9.38355222724685" calcext:value-type="float">
            <text:p>9.384</text:p>
          </table:table-cell>
          <table:table-cell table:formula="of:=[.C299]-[.M299]" office:value-type="float" office:value="-0.000552227246847892" calcext:value-type="float">
            <text:p>-0.00055</text:p>
          </table:table-cell>
          <table:table-cell table:formula="of:=[.N299]*25.38" office:value-type="float" office:value="-0.0140155275249995" calcext:value-type="float">
            <text:p>-0.014</text:p>
          </table:table-cell>
          <table:table-cell table:formula="of:=ABS([.O299])" office:value-type="float" office:value="0.0140155275249995" calcext:value-type="float">
            <text:p>0.014</text:p>
          </table:table-cell>
          <table:table-cell/>
          <table:table-cell table:formula="of:=[.$B299]*([.S$4]+[.$B299]*([.S$5]+[.$B299]*([.S$6]+[.$B299]*[.S$7])))/(1+[.$B299]*([.S$8]+[.$B299]*([.S$9]+[.$B299]*[.S$10])))" office:value-type="float" office:value="9.68493021288991" calcext:value-type="float">
            <text:p>9.685</text:p>
          </table:table-cell>
          <table:table-cell table:style-name="ce40" table:formula="of:=[.C299]-[.R299]" office:value-type="float" office:value="-0.301930212889911" calcext:value-type="float">
            <text:p>-0.3019</text:p>
          </table:table-cell>
          <table:table-cell table:formula="of:=[.S299]*25.38" office:value-type="float" office:value="-7.66298880314593" calcext:value-type="float">
            <text:p>-7.663</text:p>
          </table:table-cell>
          <table:table-cell table:formula="of:=ABS([.T299])" office:value-type="float" office:value="7.66298880314593" calcext:value-type="float">
            <text:p>7.66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32" calcext:value-type="float">
            <text:p>232</text:p>
          </table:table-cell>
          <table:table-cell office:value-type="float" office:value="9.423" calcext:value-type="float">
            <text:p>9.423</text:p>
          </table:table-cell>
          <table:table-cell/>
          <table:table-cell table:formula="of:=[.$C300]*([.F$4]+[.$C300]*([.F$5]+[.$C300]*([.F$6]+[.$C300]*[.F$7])))/(1+[.$C300]*([.F$8]+[.$C300]*([.F$9]+[.$C300]*[.F$10])))" office:value-type="float" office:value="231.967583019552" calcext:value-type="float">
            <text:p>231.97</text:p>
          </table:table-cell>
          <table:table-cell table:formula="of:=[.B300]-[.E300]" office:value-type="float" office:value="0.0324169804481471" calcext:value-type="float">
            <text:p>0.032</text:p>
          </table:table-cell>
          <table:table-cell table:formula="of:=ABS([.F300])" office:value-type="float" office:value="0.0324169804481471" calcext:value-type="float">
            <text:p>0.032</text:p>
          </table:table-cell>
          <table:table-cell/>
          <table:table-cell table:style-name="ce12" table:formula="of:=[.$C300]*([.J$4]+[.$C300]*([.J$5]+[.$C300]*([.J$6]+[.$C300]*[.J$7])))/(1+[.$C300]*([.J$8]+[.$C300]*([.J$9]+[.$C300]*[.J$10])))" office:value-type="float" office:value="235.273688961679" calcext:value-type="float">
            <text:p>235.27</text:p>
          </table:table-cell>
          <table:table-cell table:formula="of:=[.B300]-[.I300]" office:value-type="float" office:value="-3.27368896167886" calcext:value-type="float">
            <text:p>-3.274</text:p>
          </table:table-cell>
          <table:table-cell table:formula="of:=ABS([.J300])" office:value-type="float" office:value="3.27368896167886" calcext:value-type="float">
            <text:p>3.274</text:p>
          </table:table-cell>
          <table:table-cell/>
          <table:table-cell table:formula="of:=[.$B300]*([.N$4]+[.$B300]*([.N$5]+[.$B300]*([.N$6]+[.$B300]*[.N$7])))/(1+[.$B300]*([.N$8]+[.$B300]*([.N$9]+[.$B300]*[.N$10])))" office:value-type="float" office:value="9.42394862141763" calcext:value-type="float">
            <text:p>9.424</text:p>
          </table:table-cell>
          <table:table-cell table:formula="of:=[.C300]-[.M300]" office:value-type="float" office:value="-0.000948621417631301" calcext:value-type="float">
            <text:p>-0.00095</text:p>
          </table:table-cell>
          <table:table-cell table:formula="of:=[.N300]*25.38" office:value-type="float" office:value="-0.0240760115794824" calcext:value-type="float">
            <text:p>-0.024</text:p>
          </table:table-cell>
          <table:table-cell table:formula="of:=ABS([.O300])" office:value-type="float" office:value="0.0240760115794824" calcext:value-type="float">
            <text:p>0.024</text:p>
          </table:table-cell>
          <table:table-cell/>
          <table:table-cell table:formula="of:=[.$B300]*([.S$4]+[.$B300]*([.S$5]+[.$B300]*([.S$6]+[.$B300]*[.S$7])))/(1+[.$B300]*([.S$8]+[.$B300]*([.S$9]+[.$B300]*[.S$10])))" office:value-type="float" office:value="9.72785762904931" calcext:value-type="float">
            <text:p>9.728</text:p>
          </table:table-cell>
          <table:table-cell table:style-name="ce40" table:formula="of:=[.C300]-[.R300]" office:value-type="float" office:value="-0.304857629049311" calcext:value-type="float">
            <text:p>-0.3049</text:p>
          </table:table-cell>
          <table:table-cell table:formula="of:=[.S300]*25.38" office:value-type="float" office:value="-7.7372866252715" calcext:value-type="float">
            <text:p>-7.737</text:p>
          </table:table-cell>
          <table:table-cell table:formula="of:=ABS([.T300])" office:value-type="float" office:value="7.7372866252715" calcext:value-type="float">
            <text:p>7.73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33" calcext:value-type="float">
            <text:p>233</text:p>
          </table:table-cell>
          <table:table-cell office:value-type="float" office:value="9.464" calcext:value-type="float">
            <text:p>9.464</text:p>
          </table:table-cell>
          <table:table-cell/>
          <table:table-cell table:formula="of:=[.$C301]*([.F$4]+[.$C301]*([.F$5]+[.$C301]*([.F$6]+[.$C301]*[.F$7])))/(1+[.$C301]*([.F$8]+[.$C301]*([.F$9]+[.$C301]*[.F$10])))" office:value-type="float" office:value="232.982349428286" calcext:value-type="float">
            <text:p>232.98</text:p>
          </table:table-cell>
          <table:table-cell table:formula="of:=[.B301]-[.E301]" office:value-type="float" office:value="0.0176505717144551" calcext:value-type="float">
            <text:p>0.018</text:p>
          </table:table-cell>
          <table:table-cell table:formula="of:=ABS([.F301])" office:value-type="float" office:value="0.0176505717144551" calcext:value-type="float">
            <text:p>0.018</text:p>
          </table:table-cell>
          <table:table-cell/>
          <table:table-cell table:style-name="ce12" table:formula="of:=[.$C301]*([.J$4]+[.$C301]*([.J$5]+[.$C301]*([.J$6]+[.$C301]*[.J$7])))/(1+[.$C301]*([.J$8]+[.$C301]*([.J$9]+[.$C301]*[.J$10])))" office:value-type="float" office:value="236.374174810696" calcext:value-type="float">
            <text:p>236.37</text:p>
          </table:table-cell>
          <table:table-cell table:formula="of:=[.B301]-[.I301]" office:value-type="float" office:value="-3.37417481069593" calcext:value-type="float">
            <text:p>-3.374</text:p>
          </table:table-cell>
          <table:table-cell table:formula="of:=ABS([.J301])" office:value-type="float" office:value="3.37417481069593" calcext:value-type="float">
            <text:p>3.374</text:p>
          </table:table-cell>
          <table:table-cell/>
          <table:table-cell table:formula="of:=[.$B301]*([.N$4]+[.$B301]*([.N$5]+[.$B301]*([.N$6]+[.$B301]*[.N$7])))/(1+[.$B301]*([.N$8]+[.$B301]*([.N$9]+[.$B301]*[.N$10])))" office:value-type="float" office:value="9.46436077039608" calcext:value-type="float">
            <text:p>9.464</text:p>
          </table:table-cell>
          <table:table-cell table:formula="of:=[.C301]-[.M301]" office:value-type="float" office:value="-0.000360770396081733" calcext:value-type="float">
            <text:p>-0.00036</text:p>
          </table:table-cell>
          <table:table-cell table:formula="of:=[.N301]*25.38" office:value-type="float" office:value="-0.00915635265255439" calcext:value-type="float">
            <text:p>-0.009</text:p>
          </table:table-cell>
          <table:table-cell table:formula="of:=ABS([.O301])" office:value-type="float" office:value="0.00915635265255439" calcext:value-type="float">
            <text:p>0.009</text:p>
          </table:table-cell>
          <table:table-cell/>
          <table:table-cell table:formula="of:=[.$B301]*([.S$4]+[.$B301]*([.S$5]+[.$B301]*([.S$6]+[.$B301]*[.S$7])))/(1+[.$B301]*([.S$8]+[.$B301]*([.S$9]+[.$B301]*[.S$10])))" office:value-type="float" office:value="9.77078854897155" calcext:value-type="float">
            <text:p>9.771</text:p>
          </table:table-cell>
          <table:table-cell table:style-name="ce40" table:formula="of:=[.C301]-[.R301]" office:value-type="float" office:value="-0.306788548971546" calcext:value-type="float">
            <text:p>-0.3068</text:p>
          </table:table-cell>
          <table:table-cell table:formula="of:=[.S301]*25.38" office:value-type="float" office:value="-7.78629337289785" calcext:value-type="float">
            <text:p>-7.786</text:p>
          </table:table-cell>
          <table:table-cell table:formula="of:=ABS([.T301])" office:value-type="float" office:value="7.78629337289785" calcext:value-type="float">
            <text:p>7.78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34" calcext:value-type="float">
            <text:p>234</text:p>
          </table:table-cell>
          <table:table-cell office:value-type="float" office:value="9.504" calcext:value-type="float">
            <text:p>9.504</text:p>
          </table:table-cell>
          <table:table-cell/>
          <table:table-cell table:formula="of:=[.$C302]*([.F$4]+[.$C302]*([.F$5]+[.$C302]*([.F$6]+[.$C302]*[.F$7])))/(1+[.$C302]*([.F$8]+[.$C302]*([.F$9]+[.$C302]*[.F$10])))" office:value-type="float" office:value="233.971984745036" calcext:value-type="float">
            <text:p>233.97</text:p>
          </table:table-cell>
          <table:table-cell table:formula="of:=[.B302]-[.E302]" office:value-type="float" office:value="0.0280152549638331" calcext:value-type="float">
            <text:p>0.028</text:p>
          </table:table-cell>
          <table:table-cell table:formula="of:=ABS([.F302])" office:value-type="float" office:value="0.0280152549638331" calcext:value-type="float">
            <text:p>0.028</text:p>
          </table:table-cell>
          <table:table-cell/>
          <table:table-cell table:style-name="ce12" table:formula="of:=[.$C302]*([.J$4]+[.$C302]*([.J$5]+[.$C302]*([.J$6]+[.$C302]*[.J$7])))/(1+[.$C302]*([.J$8]+[.$C302]*([.J$9]+[.$C302]*[.J$10])))" office:value-type="float" office:value="237.448625982418" calcext:value-type="float">
            <text:p>237.45</text:p>
          </table:table-cell>
          <table:table-cell table:formula="of:=[.B302]-[.I302]" office:value-type="float" office:value="-3.44862598241812" calcext:value-type="float">
            <text:p>-3.449</text:p>
          </table:table-cell>
          <table:table-cell table:formula="of:=ABS([.J302])" office:value-type="float" office:value="3.44862598241812" calcext:value-type="float">
            <text:p>3.449</text:p>
          </table:table-cell>
          <table:table-cell/>
          <table:table-cell table:formula="of:=[.$B302]*([.N$4]+[.$B302]*([.N$5]+[.$B302]*([.N$6]+[.$B302]*[.N$7])))/(1+[.$B302]*([.N$8]+[.$B302]*([.N$9]+[.$B302]*[.N$10])))" office:value-type="float" office:value="9.5047887555587" calcext:value-type="float">
            <text:p>9.505</text:p>
          </table:table-cell>
          <table:table-cell table:formula="of:=[.C302]-[.M302]" office:value-type="float" office:value="-0.000788755558698284" calcext:value-type="float">
            <text:p>-0.00079</text:p>
          </table:table-cell>
          <table:table-cell table:formula="of:=[.N302]*25.38" office:value-type="float" office:value="-0.0200186160797625" calcext:value-type="float">
            <text:p>-0.020</text:p>
          </table:table-cell>
          <table:table-cell table:formula="of:=ABS([.O302])" office:value-type="float" office:value="0.0200186160797625" calcext:value-type="float">
            <text:p>0.020</text:p>
          </table:table-cell>
          <table:table-cell/>
          <table:table-cell table:formula="of:=[.$B302]*([.S$4]+[.$B302]*([.S$5]+[.$B302]*([.S$6]+[.$B302]*[.S$7])))/(1+[.$B302]*([.S$8]+[.$B302]*([.S$9]+[.$B302]*[.S$10])))" office:value-type="float" office:value="9.81372294597078" calcext:value-type="float">
            <text:p>9.814</text:p>
          </table:table-cell>
          <table:table-cell table:style-name="ce40" table:formula="of:=[.C302]-[.R302]" office:value-type="float" office:value="-0.30972294597078" calcext:value-type="float">
            <text:p>-0.3097</text:p>
          </table:table-cell>
          <table:table-cell table:formula="of:=[.S302]*25.38" office:value-type="float" office:value="-7.86076836873839" calcext:value-type="float">
            <text:p>-7.861</text:p>
          </table:table-cell>
          <table:table-cell table:formula="of:=ABS([.T302])" office:value-type="float" office:value="7.86076836873839" calcext:value-type="float">
            <text:p>7.86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35" calcext:value-type="float">
            <text:p>235</text:p>
          </table:table-cell>
          <table:table-cell office:value-type="float" office:value="9.545" calcext:value-type="float">
            <text:p>9.545</text:p>
          </table:table-cell>
          <table:table-cell/>
          <table:table-cell table:formula="of:=[.$C303]*([.F$4]+[.$C303]*([.F$5]+[.$C303]*([.F$6]+[.$C303]*[.F$7])))/(1+[.$C303]*([.F$8]+[.$C303]*([.F$9]+[.$C303]*[.F$10])))" office:value-type="float" office:value="234.985968818523" calcext:value-type="float">
            <text:p>234.99</text:p>
          </table:table-cell>
          <table:table-cell table:formula="of:=[.B303]-[.E303]" office:value-type="float" office:value="0.0140311814766108" calcext:value-type="float">
            <text:p>0.014</text:p>
          </table:table-cell>
          <table:table-cell table:formula="of:=ABS([.F303])" office:value-type="float" office:value="0.0140311814766108" calcext:value-type="float">
            <text:p>0.014</text:p>
          </table:table-cell>
          <table:table-cell/>
          <table:table-cell table:style-name="ce12" table:formula="of:=[.$C303]*([.J$4]+[.$C303]*([.J$5]+[.$C303]*([.J$6]+[.$C303]*[.J$7])))/(1+[.$C303]*([.J$8]+[.$C303]*([.J$9]+[.$C303]*[.J$10])))" office:value-type="float" office:value="238.550760566655" calcext:value-type="float">
            <text:p>238.55</text:p>
          </table:table-cell>
          <table:table-cell table:formula="of:=[.B303]-[.I303]" office:value-type="float" office:value="-3.55076056665507" calcext:value-type="float">
            <text:p>-3.551</text:p>
          </table:table-cell>
          <table:table-cell table:formula="of:=ABS([.J303])" office:value-type="float" office:value="3.55076056665507" calcext:value-type="float">
            <text:p>3.551</text:p>
          </table:table-cell>
          <table:table-cell/>
          <table:table-cell table:formula="of:=[.$B303]*([.N$4]+[.$B303]*([.N$5]+[.$B303]*([.N$6]+[.$B303]*[.N$7])))/(1+[.$B303]*([.N$8]+[.$B303]*([.N$9]+[.$B303]*[.N$10])))" office:value-type="float" office:value="9.54523265091497" calcext:value-type="float">
            <text:p>9.545</text:p>
          </table:table-cell>
          <table:table-cell table:formula="of:=[.C303]-[.M303]" office:value-type="float" office:value="-0.000232650914972154" calcext:value-type="float">
            <text:p>-0.00023</text:p>
          </table:table-cell>
          <table:table-cell table:formula="of:=[.N303]*25.38" office:value-type="float" office:value="-0.00590468022199328" calcext:value-type="float">
            <text:p>-0.006</text:p>
          </table:table-cell>
          <table:table-cell table:formula="of:=ABS([.O303])" office:value-type="float" office:value="0.00590468022199328" calcext:value-type="float">
            <text:p>0.006</text:p>
          </table:table-cell>
          <table:table-cell/>
          <table:table-cell table:formula="of:=[.$B303]*([.S$4]+[.$B303]*([.S$5]+[.$B303]*([.S$6]+[.$B303]*[.S$7])))/(1+[.$B303]*([.S$8]+[.$B303]*([.S$9]+[.$B303]*[.S$10])))" office:value-type="float" office:value="9.85666079363132" calcext:value-type="float">
            <text:p>9.857</text:p>
          </table:table-cell>
          <table:table-cell table:style-name="ce40" table:formula="of:=[.C303]-[.R303]" office:value-type="float" office:value="-0.311660793631315" calcext:value-type="float">
            <text:p>-0.3117</text:p>
          </table:table-cell>
          <table:table-cell table:formula="of:=[.S303]*25.38" office:value-type="float" office:value="-7.90995094236278" calcext:value-type="float">
            <text:p>-7.910</text:p>
          </table:table-cell>
          <table:table-cell table:formula="of:=ABS([.T303])" office:value-type="float" office:value="7.90995094236278" calcext:value-type="float">
            <text:p>7.91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36" calcext:value-type="float">
            <text:p>236</text:p>
          </table:table-cell>
          <table:table-cell office:value-type="float" office:value="9.585" calcext:value-type="float">
            <text:p>9.585</text:p>
          </table:table-cell>
          <table:table-cell/>
          <table:table-cell table:formula="of:=[.$C304]*([.F$4]+[.$C304]*([.F$5]+[.$C304]*([.F$6]+[.$C304]*[.F$7])))/(1+[.$C304]*([.F$8]+[.$C304]*([.F$9]+[.$C304]*[.F$10])))" office:value-type="float" office:value="235.974837337523" calcext:value-type="float">
            <text:p>235.97</text:p>
          </table:table-cell>
          <table:table-cell table:formula="of:=[.B304]-[.E304]" office:value-type="float" office:value="0.0251626624769585" calcext:value-type="float">
            <text:p>0.025</text:p>
          </table:table-cell>
          <table:table-cell table:formula="of:=ABS([.F304])" office:value-type="float" office:value="0.0251626624769585" calcext:value-type="float">
            <text:p>0.025</text:p>
          </table:table-cell>
          <table:table-cell/>
          <table:table-cell table:style-name="ce12" table:formula="of:=[.$C304]*([.J$4]+[.$C304]*([.J$5]+[.$C304]*([.J$6]+[.$C304]*[.J$7])))/(1+[.$C304]*([.J$8]+[.$C304]*([.J$9]+[.$C304]*[.J$10])))" office:value-type="float" office:value="239.626811542648" calcext:value-type="float">
            <text:p>239.63</text:p>
          </table:table-cell>
          <table:table-cell table:formula="of:=[.B304]-[.I304]" office:value-type="float" office:value="-3.62681154264789" calcext:value-type="float">
            <text:p>-3.627</text:p>
          </table:table-cell>
          <table:table-cell table:formula="of:=ABS([.J304])" office:value-type="float" office:value="3.62681154264789" calcext:value-type="float">
            <text:p>3.627</text:p>
          </table:table-cell>
          <table:table-cell/>
          <table:table-cell table:formula="of:=[.$B304]*([.N$4]+[.$B304]*([.N$5]+[.$B304]*([.N$6]+[.$B304]*[.N$7])))/(1+[.$B304]*([.N$8]+[.$B304]*([.N$9]+[.$B304]*[.N$10])))" office:value-type="float" office:value="9.58569252329824" calcext:value-type="float">
            <text:p>9.586</text:p>
          </table:table-cell>
          <table:table-cell table:formula="of:=[.C304]-[.M304]" office:value-type="float" office:value="-0.000692523298239323" calcext:value-type="float">
            <text:p>-0.00069</text:p>
          </table:table-cell>
          <table:table-cell table:formula="of:=[.N304]*25.38" office:value-type="float" office:value="-0.017576241309314" calcext:value-type="float">
            <text:p>-0.018</text:p>
          </table:table-cell>
          <table:table-cell table:formula="of:=ABS([.O304])" office:value-type="float" office:value="0.017576241309314" calcext:value-type="float">
            <text:p>0.018</text:p>
          </table:table-cell>
          <table:table-cell/>
          <table:table-cell table:formula="of:=[.$B304]*([.S$4]+[.$B304]*([.S$5]+[.$B304]*([.S$6]+[.$B304]*[.S$7])))/(1+[.$B304]*([.S$8]+[.$B304]*([.S$9]+[.$B304]*[.S$10])))" office:value-type="float" office:value="9.89960206580418" calcext:value-type="float">
            <text:p>9.900</text:p>
          </table:table-cell>
          <table:table-cell table:style-name="ce40" table:formula="of:=[.C304]-[.R304]" office:value-type="float" office:value="-0.314602065804182" calcext:value-type="float">
            <text:p>-0.3146</text:p>
          </table:table-cell>
          <table:table-cell table:formula="of:=[.S304]*25.38" office:value-type="float" office:value="-7.98460043011015" calcext:value-type="float">
            <text:p>-7.985</text:p>
          </table:table-cell>
          <table:table-cell table:formula="of:=ABS([.T304])" office:value-type="float" office:value="7.98460043011015" calcext:value-type="float">
            <text:p>7.98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37" calcext:value-type="float">
            <text:p>237</text:p>
          </table:table-cell>
          <table:table-cell office:value-type="float" office:value="9.626" calcext:value-type="float">
            <text:p>9.626</text:p>
          </table:table-cell>
          <table:table-cell/>
          <table:table-cell table:formula="of:=[.$C305]*([.F$4]+[.$C305]*([.F$5]+[.$C305]*([.F$6]+[.$C305]*[.F$7])))/(1+[.$C305]*([.F$8]+[.$C305]*([.F$9]+[.$C305]*[.F$10])))" office:value-type="float" office:value="236.98803218126" calcext:value-type="float">
            <text:p>236.99</text:p>
          </table:table-cell>
          <table:table-cell table:formula="of:=[.B305]-[.E305]" office:value-type="float" office:value="0.0119678187396914" calcext:value-type="float">
            <text:p>0.012</text:p>
          </table:table-cell>
          <table:table-cell table:formula="of:=ABS([.F305])" office:value-type="float" office:value="0.0119678187396914" calcext:value-type="float">
            <text:p>0.012</text:p>
          </table:table-cell>
          <table:table-cell/>
          <table:table-cell table:style-name="ce12" table:formula="of:=[.$C305]*([.J$4]+[.$C305]*([.J$5]+[.$C305]*([.J$6]+[.$C305]*[.J$7])))/(1+[.$C305]*([.J$8]+[.$C305]*([.J$9]+[.$C305]*[.J$10])))" office:value-type="float" office:value="240.730576921557" calcext:value-type="float">
            <text:p>240.73</text:p>
          </table:table-cell>
          <table:table-cell table:formula="of:=[.B305]-[.I305]" office:value-type="float" office:value="-3.73057692155695" calcext:value-type="float">
            <text:p>-3.731</text:p>
          </table:table-cell>
          <table:table-cell table:formula="of:=ABS([.J305])" office:value-type="float" office:value="3.73057692155695" calcext:value-type="float">
            <text:p>3.731</text:p>
          </table:table-cell>
          <table:table-cell/>
          <table:table-cell table:formula="of:=[.$B305]*([.N$4]+[.$B305]*([.N$5]+[.$B305]*([.N$6]+[.$B305]*[.N$7])))/(1+[.$B305]*([.N$8]+[.$B305]*([.N$9]+[.$B305]*[.N$10])))" office:value-type="float" office:value="9.62616843255612" calcext:value-type="float">
            <text:p>9.626</text:p>
          </table:table-cell>
          <table:table-cell table:formula="of:=[.C305]-[.M305]" office:value-type="float" office:value="-0.000168432556122866" calcext:value-type="float">
            <text:p>-0.00017</text:p>
          </table:table-cell>
          <table:table-cell table:formula="of:=[.N305]*25.38" office:value-type="float" office:value="-0.00427481827439834" calcext:value-type="float">
            <text:p>-0.004</text:p>
          </table:table-cell>
          <table:table-cell table:formula="of:=ABS([.O305])" office:value-type="float" office:value="0.00427481827439834" calcext:value-type="float">
            <text:p>0.004</text:p>
          </table:table-cell>
          <table:table-cell/>
          <table:table-cell table:formula="of:=[.$B305]*([.S$4]+[.$B305]*([.S$5]+[.$B305]*([.S$6]+[.$B305]*[.S$7])))/(1+[.$B305]*([.S$8]+[.$B305]*([.S$9]+[.$B305]*[.S$10])))" office:value-type="float" office:value="9.94254673660379" calcext:value-type="float">
            <text:p>9.943</text:p>
          </table:table-cell>
          <table:table-cell table:style-name="ce40" table:formula="of:=[.C305]-[.R305]" office:value-type="float" office:value="-0.316546736603792" calcext:value-type="float">
            <text:p>-0.3165</text:p>
          </table:table-cell>
          <table:table-cell table:formula="of:=[.S305]*25.38" office:value-type="float" office:value="-8.03395617500424" calcext:value-type="float">
            <text:p>-8.034</text:p>
          </table:table-cell>
          <table:table-cell table:formula="of:=ABS([.T305])" office:value-type="float" office:value="8.03395617500424" calcext:value-type="float">
            <text:p>8.03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38" calcext:value-type="float">
            <text:p>238</text:p>
          </table:table-cell>
          <table:table-cell office:value-type="float" office:value="9.666" calcext:value-type="float">
            <text:p>9.666</text:p>
          </table:table-cell>
          <table:table-cell/>
          <table:table-cell table:formula="of:=[.$C306]*([.F$4]+[.$C306]*([.F$5]+[.$C306]*([.F$6]+[.$C306]*[.F$7])))/(1+[.$C306]*([.F$8]+[.$C306]*([.F$9]+[.$C306]*[.F$10])))" office:value-type="float" office:value="237.976127886599" calcext:value-type="float">
            <text:p>237.98</text:p>
          </table:table-cell>
          <table:table-cell table:formula="of:=[.B306]-[.E306]" office:value-type="float" office:value="0.0238721134006141" calcext:value-type="float">
            <text:p>0.024</text:p>
          </table:table-cell>
          <table:table-cell table:formula="of:=ABS([.F306])" office:value-type="float" office:value="0.0238721134006141" calcext:value-type="float">
            <text:p>0.024</text:p>
          </table:table-cell>
          <table:table-cell/>
          <table:table-cell table:style-name="ce12" table:formula="of:=[.$C306]*([.J$4]+[.$C306]*([.J$5]+[.$C306]*([.J$6]+[.$C306]*[.J$7])))/(1+[.$C306]*([.J$8]+[.$C306]*([.J$9]+[.$C306]*[.J$10])))" office:value-type="float" office:value="241.808210068005" calcext:value-type="float">
            <text:p>241.81</text:p>
          </table:table-cell>
          <table:table-cell table:formula="of:=[.B306]-[.I306]" office:value-type="float" office:value="-3.80821006800483" calcext:value-type="float">
            <text:p>-3.808</text:p>
          </table:table-cell>
          <table:table-cell table:formula="of:=ABS([.J306])" office:value-type="float" office:value="3.80821006800483" calcext:value-type="float">
            <text:p>3.808</text:p>
          </table:table-cell>
          <table:table-cell/>
          <table:table-cell table:formula="of:=[.$B306]*([.N$4]+[.$B306]*([.N$5]+[.$B306]*([.N$6]+[.$B306]*[.N$7])))/(1+[.$B306]*([.N$8]+[.$B306]*([.N$9]+[.$B306]*[.N$10])))" office:value-type="float" office:value="9.66666043174027" calcext:value-type="float">
            <text:p>9.667</text:p>
          </table:table-cell>
          <table:table-cell table:formula="of:=[.C306]-[.M306]" office:value-type="float" office:value="-0.000660431740270084" calcext:value-type="float">
            <text:p>-0.00066</text:p>
          </table:table-cell>
          <table:table-cell table:formula="of:=[.N306]*25.38" office:value-type="float" office:value="-0.0167617575680547" calcext:value-type="float">
            <text:p>-0.017</text:p>
          </table:table-cell>
          <table:table-cell table:formula="of:=ABS([.O306])" office:value-type="float" office:value="0.0167617575680547" calcext:value-type="float">
            <text:p>0.017</text:p>
          </table:table-cell>
          <table:table-cell/>
          <table:table-cell table:formula="of:=[.$B306]*([.S$4]+[.$B306]*([.S$5]+[.$B306]*([.S$6]+[.$B306]*[.S$7])))/(1+[.$B306]*([.S$8]+[.$B306]*([.S$9]+[.$B306]*[.S$10])))" office:value-type="float" office:value="9.9854947804046" calcext:value-type="float">
            <text:p>9.985</text:p>
          </table:table-cell>
          <table:table-cell table:style-name="ce40" table:formula="of:=[.C306]-[.R306]" office:value-type="float" office:value="-0.319494780404604" calcext:value-type="float">
            <text:p>-0.3195</text:p>
          </table:table-cell>
          <table:table-cell table:formula="of:=[.S306]*25.38" office:value-type="float" office:value="-8.10877752666884" calcext:value-type="float">
            <text:p>-8.109</text:p>
          </table:table-cell>
          <table:table-cell table:formula="of:=ABS([.T306])" office:value-type="float" office:value="8.10877752666884" calcext:value-type="float">
            <text:p>8.10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39" calcext:value-type="float">
            <text:p>239</text:p>
          </table:table-cell>
          <table:table-cell office:value-type="float" office:value="9.707" calcext:value-type="float">
            <text:p>9.707</text:p>
          </table:table-cell>
          <table:table-cell/>
          <table:table-cell table:formula="of:=[.$C307]*([.F$4]+[.$C307]*([.F$5]+[.$C307]*([.F$6]+[.$C307]*[.F$7])))/(1+[.$C307]*([.F$8]+[.$C307]*([.F$9]+[.$C307]*[.F$10])))" office:value-type="float" office:value="238.988528043218" calcext:value-type="float">
            <text:p>238.99</text:p>
          </table:table-cell>
          <table:table-cell table:formula="of:=[.B307]-[.E307]" office:value-type="float" office:value="0.0114719567818895" calcext:value-type="float">
            <text:p>0.011</text:p>
          </table:table-cell>
          <table:table-cell table:formula="of:=ABS([.F307])" office:value-type="float" office:value="0.0114719567818895" calcext:value-type="float">
            <text:p>0.011</text:p>
          </table:table-cell>
          <table:table-cell/>
          <table:table-cell table:style-name="ce12" table:formula="of:=[.$C307]*([.J$4]+[.$C307]*([.J$5]+[.$C307]*([.J$6]+[.$C307]*[.J$7])))/(1+[.$C307]*([.J$8]+[.$C307]*([.J$9]+[.$C307]*[.J$10])))" office:value-type="float" office:value="242.913588038911" calcext:value-type="float">
            <text:p>242.91</text:p>
          </table:table-cell>
          <table:table-cell table:formula="of:=[.B307]-[.I307]" office:value-type="float" office:value="-3.91358803891052" calcext:value-type="float">
            <text:p>-3.914</text:p>
          </table:table-cell>
          <table:table-cell table:formula="of:=ABS([.J307])" office:value-type="float" office:value="3.91358803891052" calcext:value-type="float">
            <text:p>3.914</text:p>
          </table:table-cell>
          <table:table-cell/>
          <table:table-cell table:formula="of:=[.$B307]*([.N$4]+[.$B307]*([.N$5]+[.$B307]*([.N$6]+[.$B307]*[.N$7])))/(1+[.$B307]*([.N$8]+[.$B307]*([.N$9]+[.$B307]*[.N$10])))" office:value-type="float" office:value="9.7071685672952" calcext:value-type="float">
            <text:p>9.707</text:p>
          </table:table-cell>
          <table:table-cell table:formula="of:=[.C307]-[.M307]" office:value-type="float" office:value="-0.000168567295197875" calcext:value-type="float">
            <text:p>-0.00017</text:p>
          </table:table-cell>
          <table:table-cell table:formula="of:=[.N307]*25.38" office:value-type="float" office:value="-0.00427823795212206" calcext:value-type="float">
            <text:p>-0.004</text:p>
          </table:table-cell>
          <table:table-cell table:formula="of:=ABS([.O307])" office:value-type="float" office:value="0.00427823795212206" calcext:value-type="float">
            <text:p>0.004</text:p>
          </table:table-cell>
          <table:table-cell/>
          <table:table-cell table:formula="of:=[.$B307]*([.S$4]+[.$B307]*([.S$5]+[.$B307]*([.S$6]+[.$B307]*[.S$7])))/(1+[.$B307]*([.S$8]+[.$B307]*([.S$9]+[.$B307]*[.S$10])))" office:value-type="float" office:value="10.0284461718379" calcext:value-type="float">
            <text:p>10.028</text:p>
          </table:table-cell>
          <table:table-cell table:style-name="ce40" table:formula="of:=[.C307]-[.R307]" office:value-type="float" office:value="-0.32144617183792" calcext:value-type="float">
            <text:p>-0.3214</text:p>
          </table:table-cell>
          <table:table-cell table:formula="of:=[.S307]*25.38" office:value-type="float" office:value="-8.1583038412464" calcext:value-type="float">
            <text:p>-8.158</text:p>
          </table:table-cell>
          <table:table-cell table:formula="of:=ABS([.T307])" office:value-type="float" office:value="8.1583038412464" calcext:value-type="float">
            <text:p>8.15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40" calcext:value-type="float">
            <text:p>240</text:p>
          </table:table-cell>
          <table:table-cell office:value-type="float" office:value="9.747" calcext:value-type="float">
            <text:p>9.747</text:p>
          </table:table-cell>
          <table:table-cell/>
          <table:table-cell table:formula="of:=[.$C308]*([.F$4]+[.$C308]*([.F$5]+[.$C308]*([.F$6]+[.$C308]*[.F$7])))/(1+[.$C308]*([.F$8]+[.$C308]*([.F$9]+[.$C308]*[.F$10])))" office:value-type="float" office:value="239.975846283679" calcext:value-type="float">
            <text:p>239.98</text:p>
          </table:table-cell>
          <table:table-cell table:formula="of:=[.B308]-[.E308]" office:value-type="float" office:value="0.0241537163211092" calcext:value-type="float">
            <text:p>0.024</text:p>
          </table:table-cell>
          <table:table-cell table:formula="of:=ABS([.F308])" office:value-type="float" office:value="0.0241537163211092" calcext:value-type="float">
            <text:p>0.024</text:p>
          </table:table-cell>
          <table:table-cell/>
          <table:table-cell table:style-name="ce12" table:formula="of:=[.$C308]*([.J$4]+[.$C308]*([.J$5]+[.$C308]*([.J$6]+[.$C308]*[.J$7])))/(1+[.$C308]*([.J$8]+[.$C308]*([.J$9]+[.$C308]*[.J$10])))" office:value-type="float" office:value="243.992785478022" calcext:value-type="float">
            <text:p>243.99</text:p>
          </table:table-cell>
          <table:table-cell table:formula="of:=[.B308]-[.I308]" office:value-type="float" office:value="-3.99278547802226" calcext:value-type="float">
            <text:p>-3.993</text:p>
          </table:table-cell>
          <table:table-cell table:formula="of:=ABS([.J308])" office:value-type="float" office:value="3.99278547802226" calcext:value-type="float">
            <text:p>3.993</text:p>
          </table:table-cell>
          <table:table-cell/>
          <table:table-cell table:formula="of:=[.$B308]*([.N$4]+[.$B308]*([.N$5]+[.$B308]*([.N$6]+[.$B308]*[.N$7])))/(1+[.$B308]*([.N$8]+[.$B308]*([.N$9]+[.$B308]*[.N$10])))" office:value-type="float" office:value="9.74769287924601" calcext:value-type="float">
            <text:p>9.748</text:p>
          </table:table-cell>
          <table:table-cell table:formula="of:=[.C308]-[.M308]" office:value-type="float" office:value="-0.000692879246010136" calcext:value-type="float">
            <text:p>-0.00069</text:p>
          </table:table-cell>
          <table:table-cell table:formula="of:=[.N308]*25.38" office:value-type="float" office:value="-0.0175852752637373" calcext:value-type="float">
            <text:p>-0.018</text:p>
          </table:table-cell>
          <table:table-cell table:formula="of:=ABS([.O308])" office:value-type="float" office:value="0.0175852752637373" calcext:value-type="float">
            <text:p>0.018</text:p>
          </table:table-cell>
          <table:table-cell/>
          <table:table-cell table:formula="of:=[.$B308]*([.S$4]+[.$B308]*([.S$5]+[.$B308]*([.S$6]+[.$B308]*[.S$7])))/(1+[.$B308]*([.S$8]+[.$B308]*([.S$9]+[.$B308]*[.S$10])))" office:value-type="float" office:value="10.0714008857886" calcext:value-type="float">
            <text:p>10.071</text:p>
          </table:table-cell>
          <table:table-cell table:style-name="ce40" table:formula="of:=[.C308]-[.R308]" office:value-type="float" office:value="-0.324400885788636" calcext:value-type="float">
            <text:p>-0.3244</text:p>
          </table:table-cell>
          <table:table-cell table:formula="of:=[.S308]*25.38" office:value-type="float" office:value="-8.23329448131558" calcext:value-type="float">
            <text:p>-8.233</text:p>
          </table:table-cell>
          <table:table-cell table:formula="of:=ABS([.T308])" office:value-type="float" office:value="8.23329448131558" calcext:value-type="float">
            <text:p>8.23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41" calcext:value-type="float">
            <text:p>241</text:p>
          </table:table-cell>
          <table:table-cell office:value-type="float" office:value="9.788" calcext:value-type="float">
            <text:p>9.788</text:p>
          </table:table-cell>
          <table:table-cell/>
          <table:table-cell table:formula="of:=[.$C309]*([.F$4]+[.$C309]*([.F$5]+[.$C309]*([.F$6]+[.$C309]*[.F$7])))/(1+[.$C309]*([.F$8]+[.$C309]*([.F$9]+[.$C309]*[.F$10])))" office:value-type="float" office:value="240.987447656385" calcext:value-type="float">
            <text:p>240.99</text:p>
          </table:table-cell>
          <table:table-cell table:formula="of:=[.B309]-[.E309]" office:value-type="float" office:value="0.0125523436150274" calcext:value-type="float">
            <text:p>0.013</text:p>
          </table:table-cell>
          <table:table-cell table:formula="of:=ABS([.F309])" office:value-type="float" office:value="0.0125523436150274" calcext:value-type="float">
            <text:p>0.013</text:p>
          </table:table-cell>
          <table:table-cell/>
          <table:table-cell table:style-name="ce12" table:formula="of:=[.$C309]*([.J$4]+[.$C309]*([.J$5]+[.$C309]*([.J$6]+[.$C309]*[.J$7])))/(1+[.$C309]*([.J$8]+[.$C309]*([.J$9]+[.$C309]*[.J$10])))" office:value-type="float" office:value="245.099757600037" calcext:value-type="float">
            <text:p>245.10</text:p>
          </table:table-cell>
          <table:table-cell table:formula="of:=[.B309]-[.I309]" office:value-type="float" office:value="-4.09975760003698" calcext:value-type="float">
            <text:p>-4.100</text:p>
          </table:table-cell>
          <table:table-cell table:formula="of:=ABS([.J309])" office:value-type="float" office:value="4.09975760003698" calcext:value-type="float">
            <text:p>4.100</text:p>
          </table:table-cell>
          <table:table-cell/>
          <table:table-cell table:formula="of:=[.$B309]*([.N$4]+[.$B309]*([.N$5]+[.$B309]*([.N$6]+[.$B309]*[.N$7])))/(1+[.$B309]*([.N$8]+[.$B309]*([.N$9]+[.$B309]*[.N$10])))" office:value-type="float" office:value="9.78823340138473" calcext:value-type="float">
            <text:p>9.788</text:p>
          </table:table-cell>
          <table:table-cell table:formula="of:=[.C309]-[.M309]" office:value-type="float" office:value="-0.000233401384727827" calcext:value-type="float">
            <text:p>-0.00023</text:p>
          </table:table-cell>
          <table:table-cell table:formula="of:=[.N309]*25.38" office:value-type="float" office:value="-0.00592372714439225" calcext:value-type="float">
            <text:p>-0.006</text:p>
          </table:table-cell>
          <table:table-cell table:formula="of:=ABS([.O309])" office:value-type="float" office:value="0.00592372714439225" calcext:value-type="float">
            <text:p>0.006</text:p>
          </table:table-cell>
          <table:table-cell/>
          <table:table-cell table:formula="of:=[.$B309]*([.S$4]+[.$B309]*([.S$5]+[.$B309]*([.S$6]+[.$B309]*[.S$7])))/(1+[.$B309]*([.S$8]+[.$B309]*([.S$9]+[.$B309]*[.S$10])))" office:value-type="float" office:value="10.1143588973921" calcext:value-type="float">
            <text:p>10.114</text:p>
          </table:table-cell>
          <table:table-cell table:style-name="ce40" table:formula="of:=[.C309]-[.R309]" office:value-type="float" office:value="-0.326358897392105" calcext:value-type="float">
            <text:p>-0.3264</text:p>
          </table:table-cell>
          <table:table-cell table:formula="of:=[.S309]*25.38" office:value-type="float" office:value="-8.28298881581161" calcext:value-type="float">
            <text:p>-8.283</text:p>
          </table:table-cell>
          <table:table-cell table:formula="of:=ABS([.T309])" office:value-type="float" office:value="8.28298881581161" calcext:value-type="float">
            <text:p>8.28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42" calcext:value-type="float">
            <text:p>242</text:p>
          </table:table-cell>
          <table:table-cell office:value-type="float" office:value="9.828" calcext:value-type="float">
            <text:p>9.828</text:p>
          </table:table-cell>
          <table:table-cell/>
          <table:table-cell table:formula="of:=[.$C310]*([.F$4]+[.$C310]*([.F$5]+[.$C310]*([.F$6]+[.$C310]*[.F$7])))/(1+[.$C310]*([.F$8]+[.$C310]*([.F$9]+[.$C310]*[.F$10])))" office:value-type="float" office:value="241.973985070975" calcext:value-type="float">
            <text:p>241.97</text:p>
          </table:table-cell>
          <table:table-cell table:formula="of:=[.B310]-[.E310]" office:value-type="float" office:value="0.0260149290254219" calcext:value-type="float">
            <text:p>0.026</text:p>
          </table:table-cell>
          <table:table-cell table:formula="of:=ABS([.F310])" office:value-type="float" office:value="0.0260149290254219" calcext:value-type="float">
            <text:p>0.026</text:p>
          </table:table-cell>
          <table:table-cell/>
          <table:table-cell table:style-name="ce12" table:formula="of:=[.$C310]*([.J$4]+[.$C310]*([.J$5]+[.$C310]*([.J$6]+[.$C310]*[.J$7])))/(1+[.$C310]*([.J$8]+[.$C310]*([.J$9]+[.$C310]*[.J$10])))" office:value-type="float" office:value="246.18050123301" calcext:value-type="float">
            <text:p>246.18</text:p>
          </table:table-cell>
          <table:table-cell table:formula="of:=[.B310]-[.I310]" office:value-type="float" office:value="-4.18050123301032" calcext:value-type="float">
            <text:p>-4.181</text:p>
          </table:table-cell>
          <table:table-cell table:formula="of:=ABS([.J310])" office:value-type="float" office:value="4.18050123301032" calcext:value-type="float">
            <text:p>4.181</text:p>
          </table:table-cell>
          <table:table-cell/>
          <table:table-cell table:formula="of:=[.$B310]*([.N$4]+[.$B310]*([.N$5]+[.$B310]*([.N$6]+[.$B310]*[.N$7])))/(1+[.$B310]*([.N$8]+[.$B310]*([.N$9]+[.$B310]*[.N$10])))" office:value-type="float" office:value="9.82879016145511" calcext:value-type="float">
            <text:p>9.829</text:p>
          </table:table-cell>
          <table:table-cell table:formula="of:=[.C310]-[.M310]" office:value-type="float" office:value="-0.000790161455114458" calcext:value-type="float">
            <text:p>-0.00079</text:p>
          </table:table-cell>
          <table:table-cell table:formula="of:=[.N310]*25.38" office:value-type="float" office:value="-0.0200542977308049" calcext:value-type="float">
            <text:p>-0.020</text:p>
          </table:table-cell>
          <table:table-cell table:formula="of:=ABS([.O310])" office:value-type="float" office:value="0.0200542977308049" calcext:value-type="float">
            <text:p>0.020</text:p>
          </table:table-cell>
          <table:table-cell/>
          <table:table-cell table:formula="of:=[.$B310]*([.S$4]+[.$B310]*([.S$5]+[.$B310]*([.S$6]+[.$B310]*[.S$7])))/(1+[.$B310]*([.S$8]+[.$B310]*([.S$9]+[.$B310]*[.S$10])))" office:value-type="float" office:value="10.157320182031" calcext:value-type="float">
            <text:p>10.157</text:p>
          </table:table-cell>
          <table:table-cell table:style-name="ce40" table:formula="of:=[.C310]-[.R310]" office:value-type="float" office:value="-0.329320182031017" calcext:value-type="float">
            <text:p>-0.3293</text:p>
          </table:table-cell>
          <table:table-cell table:formula="of:=[.S310]*25.38" office:value-type="float" office:value="-8.35814621994721" calcext:value-type="float">
            <text:p>-8.358</text:p>
          </table:table-cell>
          <table:table-cell table:formula="of:=ABS([.T310])" office:value-type="float" office:value="8.35814621994721" calcext:value-type="float">
            <text:p>8.35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43" calcext:value-type="float">
            <text:p>243</text:p>
          </table:table-cell>
          <table:table-cell office:value-type="float" office:value="9.869" calcext:value-type="float">
            <text:p>9.869</text:p>
          </table:table-cell>
          <table:table-cell/>
          <table:table-cell table:formula="of:=[.$C311]*([.F$4]+[.$C311]*([.F$5]+[.$C311]*([.F$6]+[.$C311]*[.F$7])))/(1+[.$C311]*([.F$8]+[.$C311]*([.F$9]+[.$C311]*[.F$10])))" office:value-type="float" office:value="242.984784847549" calcext:value-type="float">
            <text:p>242.98</text:p>
          </table:table-cell>
          <table:table-cell table:formula="of:=[.B311]-[.E311]" office:value-type="float" office:value="0.0152151524510202" calcext:value-type="float">
            <text:p>0.015</text:p>
          </table:table-cell>
          <table:table-cell table:formula="of:=ABS([.F311])" office:value-type="float" office:value="0.0152151524510202" calcext:value-type="float">
            <text:p>0.015</text:p>
          </table:table-cell>
          <table:table-cell/>
          <table:table-cell table:style-name="ce12" table:formula="of:=[.$C311]*([.J$4]+[.$C311]*([.J$5]+[.$C311]*([.J$6]+[.$C311]*[.J$7])))/(1+[.$C311]*([.J$8]+[.$C311]*([.J$9]+[.$C311]*[.J$10])))" office:value-type="float" office:value="247.289048850196" calcext:value-type="float">
            <text:p>247.29</text:p>
          </table:table-cell>
          <table:table-cell table:formula="of:=[.B311]-[.I311]" office:value-type="float" office:value="-4.2890488501958" calcext:value-type="float">
            <text:p>-4.289</text:p>
          </table:table-cell>
          <table:table-cell table:formula="of:=ABS([.J311])" office:value-type="float" office:value="4.2890488501958" calcext:value-type="float">
            <text:p>4.289</text:p>
          </table:table-cell>
          <table:table-cell/>
          <table:table-cell table:formula="of:=[.$B311]*([.N$4]+[.$B311]*([.N$5]+[.$B311]*([.N$6]+[.$B311]*[.N$7])))/(1+[.$B311]*([.N$8]+[.$B311]*([.N$9]+[.$B311]*[.N$10])))" office:value-type="float" office:value="9.86936318133574" calcext:value-type="float">
            <text:p>9.869</text:p>
          </table:table-cell>
          <table:table-cell table:formula="of:=[.C311]-[.M311]" office:value-type="float" office:value="-0.000363181335735874" calcext:value-type="float">
            <text:p>-0.00036</text:p>
          </table:table-cell>
          <table:table-cell table:formula="of:=[.N311]*25.38" office:value-type="float" office:value="-0.00921754230097648" calcext:value-type="float">
            <text:p>-0.009</text:p>
          </table:table-cell>
          <table:table-cell table:formula="of:=ABS([.O311])" office:value-type="float" office:value="0.00921754230097648" calcext:value-type="float">
            <text:p>0.009</text:p>
          </table:table-cell>
          <table:table-cell/>
          <table:table-cell table:formula="of:=[.$B311]*([.S$4]+[.$B311]*([.S$5]+[.$B311]*([.S$6]+[.$B311]*[.S$7])))/(1+[.$B311]*([.S$8]+[.$B311]*([.S$9]+[.$B311]*[.S$10])))" office:value-type="float" office:value="10.2002847153324" calcext:value-type="float">
            <text:p>10.200</text:p>
          </table:table-cell>
          <table:table-cell table:style-name="ce40" table:formula="of:=[.C311]-[.R311]" office:value-type="float" office:value="-0.33128471533235" calcext:value-type="float">
            <text:p>-0.3313</text:p>
          </table:table-cell>
          <table:table-cell table:formula="of:=[.S311]*25.38" office:value-type="float" office:value="-8.40800607513504" calcext:value-type="float">
            <text:p>-8.408</text:p>
          </table:table-cell>
          <table:table-cell table:formula="of:=ABS([.T311])" office:value-type="float" office:value="8.40800607513504" calcext:value-type="float">
            <text:p>8.40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44" calcext:value-type="float">
            <text:p>244</text:p>
          </table:table-cell>
          <table:table-cell office:value-type="float" office:value="9.909" calcext:value-type="float">
            <text:p>9.909</text:p>
          </table:table-cell>
          <table:table-cell/>
          <table:table-cell table:formula="of:=[.$C312]*([.F$4]+[.$C312]*([.F$5]+[.$C312]*([.F$6]+[.$C312]*[.F$7])))/(1+[.$C312]*([.F$8]+[.$C312]*([.F$9]+[.$C312]*[.F$10])))" office:value-type="float" office:value="243.970539291766" calcext:value-type="float">
            <text:p>243.97</text:p>
          </table:table-cell>
          <table:table-cell table:formula="of:=[.B312]-[.E312]" office:value-type="float" office:value="0.0294607082339553" calcext:value-type="float">
            <text:p>0.029</text:p>
          </table:table-cell>
          <table:table-cell table:formula="of:=ABS([.F312])" office:value-type="float" office:value="0.0294607082339553" calcext:value-type="float">
            <text:p>0.029</text:p>
          </table:table-cell>
          <table:table-cell/>
          <table:table-cell table:style-name="ce12" table:formula="of:=[.$C312]*([.J$4]+[.$C312]*([.J$5]+[.$C312]*([.J$6]+[.$C312]*[.J$7])))/(1+[.$C312]*([.J$8]+[.$C312]*([.J$9]+[.$C312]*[.J$10])))" office:value-type="float" office:value="248.371320379445" calcext:value-type="float">
            <text:p>248.37</text:p>
          </table:table-cell>
          <table:table-cell table:formula="of:=[.B312]-[.I312]" office:value-type="float" office:value="-4.37132037944488" calcext:value-type="float">
            <text:p>-4.371</text:p>
          </table:table-cell>
          <table:table-cell table:formula="of:=ABS([.J312])" office:value-type="float" office:value="4.37132037944488" calcext:value-type="float">
            <text:p>4.371</text:p>
          </table:table-cell>
          <table:table-cell/>
          <table:table-cell table:formula="of:=[.$B312]*([.N$4]+[.$B312]*([.N$5]+[.$B312]*([.N$6]+[.$B312]*[.N$7])))/(1+[.$B312]*([.N$8]+[.$B312]*([.N$9]+[.$B312]*[.N$10])))" office:value-type="float" office:value="9.90995247722118" calcext:value-type="float">
            <text:p>9.910</text:p>
          </table:table-cell>
          <table:table-cell table:formula="of:=[.C312]-[.M312]" office:value-type="float" office:value="-0.000952477221183301" calcext:value-type="float">
            <text:p>-0.00095</text:p>
          </table:table-cell>
          <table:table-cell table:formula="of:=[.N312]*25.38" office:value-type="float" office:value="-0.0241738718736322" calcext:value-type="float">
            <text:p>-0.024</text:p>
          </table:table-cell>
          <table:table-cell table:formula="of:=ABS([.O312])" office:value-type="float" office:value="0.0241738718736322" calcext:value-type="float">
            <text:p>0.024</text:p>
          </table:table-cell>
          <table:table-cell/>
          <table:table-cell table:formula="of:=[.$B312]*([.S$4]+[.$B312]*([.S$5]+[.$B312]*([.S$6]+[.$B312]*[.S$7])))/(1+[.$B312]*([.S$8]+[.$B312]*([.S$9]+[.$B312]*[.S$10])))" office:value-type="float" office:value="10.2432524731643" calcext:value-type="float">
            <text:p>10.243</text:p>
          </table:table-cell>
          <table:table-cell table:style-name="ce40" table:formula="of:=[.C312]-[.R312]" office:value-type="float" office:value="-0.334252473164334" calcext:value-type="float">
            <text:p>-0.3343</text:p>
          </table:table-cell>
          <table:table-cell table:formula="of:=[.S312]*25.38" office:value-type="float" office:value="-8.48332776891079" calcext:value-type="float">
            <text:p>-8.483</text:p>
          </table:table-cell>
          <table:table-cell table:formula="of:=ABS([.T312])" office:value-type="float" office:value="8.48332776891079" calcext:value-type="float">
            <text:p>8.48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45" calcext:value-type="float">
            <text:p>245</text:p>
          </table:table-cell>
          <table:table-cell office:value-type="float" office:value="9.95" calcext:value-type="float">
            <text:p>9.950</text:p>
          </table:table-cell>
          <table:table-cell/>
          <table:table-cell table:formula="of:=[.$C313]*([.F$4]+[.$C313]*([.F$5]+[.$C313]*([.F$6]+[.$C313]*[.F$7])))/(1+[.$C313]*([.F$8]+[.$C313]*([.F$9]+[.$C313]*[.F$10])))" office:value-type="float" office:value="244.9805358695" calcext:value-type="float">
            <text:p>244.98</text:p>
          </table:table-cell>
          <table:table-cell table:formula="of:=[.B313]-[.E313]" office:value-type="float" office:value="0.0194641305000403" calcext:value-type="float">
            <text:p>0.019</text:p>
          </table:table-cell>
          <table:table-cell table:formula="of:=ABS([.F313])" office:value-type="float" office:value="0.0194641305000403" calcext:value-type="float">
            <text:p>0.019</text:p>
          </table:table-cell>
          <table:table-cell/>
          <table:table-cell table:style-name="ce12" table:formula="of:=[.$C313]*([.J$4]+[.$C313]*([.J$5]+[.$C313]*([.J$6]+[.$C313]*[.J$7])))/(1+[.$C313]*([.J$8]+[.$C313]*([.J$9]+[.$C313]*[.J$10])))" office:value-type="float" office:value="249.481424643219" calcext:value-type="float">
            <text:p>249.48</text:p>
          </table:table-cell>
          <table:table-cell table:formula="of:=[.B313]-[.I313]" office:value-type="float" office:value="-4.48142464321859" calcext:value-type="float">
            <text:p>-4.481</text:p>
          </table:table-cell>
          <table:table-cell table:formula="of:=ABS([.J313])" office:value-type="float" office:value="4.48142464321859" calcext:value-type="float">
            <text:p>4.481</text:p>
          </table:table-cell>
          <table:table-cell/>
          <table:table-cell table:formula="of:=[.$B313]*([.N$4]+[.$B313]*([.N$5]+[.$B313]*([.N$6]+[.$B313]*[.N$7])))/(1+[.$B313]*([.N$8]+[.$B313]*([.N$9]+[.$B313]*[.N$10])))" office:value-type="float" office:value="9.95055805980119" calcext:value-type="float">
            <text:p>9.951</text:p>
          </table:table-cell>
          <table:table-cell table:formula="of:=[.C313]-[.M313]" office:value-type="float" office:value="-0.000558059801193167" calcext:value-type="float">
            <text:p>-0.00056</text:p>
          </table:table-cell>
          <table:table-cell table:formula="of:=[.N313]*25.38" office:value-type="float" office:value="-0.0141635577542826" calcext:value-type="float">
            <text:p>-0.014</text:p>
          </table:table-cell>
          <table:table-cell table:formula="of:=ABS([.O313])" office:value-type="float" office:value="0.0141635577542826" calcext:value-type="float">
            <text:p>0.014</text:p>
          </table:table-cell>
          <table:table-cell/>
          <table:table-cell table:formula="of:=[.$B313]*([.S$4]+[.$B313]*([.S$5]+[.$B313]*([.S$6]+[.$B313]*[.S$7])))/(1+[.$B313]*([.S$8]+[.$B313]*([.S$9]+[.$B313]*[.S$10])))" office:value-type="float" office:value="10.2862234316335" calcext:value-type="float">
            <text:p>10.286</text:p>
          </table:table-cell>
          <table:table-cell table:style-name="ce40" table:formula="of:=[.C313]-[.R313]" office:value-type="float" office:value="-0.33622343163348" calcext:value-type="float">
            <text:p>-0.3362</text:p>
          </table:table-cell>
          <table:table-cell table:formula="of:=[.S313]*25.38" office:value-type="float" office:value="-8.53335069485771" calcext:value-type="float">
            <text:p>-8.533</text:p>
          </table:table-cell>
          <table:table-cell table:formula="of:=ABS([.T313])" office:value-type="float" office:value="8.53335069485771" calcext:value-type="float">
            <text:p>8.53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46" calcext:value-type="float">
            <text:p>246</text:p>
          </table:table-cell>
          <table:table-cell office:value-type="float" office:value="9.991" calcext:value-type="float">
            <text:p>9.991</text:p>
          </table:table-cell>
          <table:table-cell/>
          <table:table-cell table:formula="of:=[.$C314]*([.F$4]+[.$C314]*([.F$5]+[.$C314]*([.F$6]+[.$C314]*[.F$7])))/(1+[.$C314]*([.F$8]+[.$C314]*([.F$9]+[.$C314]*[.F$10])))" office:value-type="float" office:value="245.990125643376" calcext:value-type="float">
            <text:p>245.99</text:p>
          </table:table-cell>
          <table:table-cell table:formula="of:=[.B314]-[.E314]" office:value-type="float" office:value="0.0098743566240671" calcext:value-type="float">
            <text:p>0.010</text:p>
          </table:table-cell>
          <table:table-cell table:formula="of:=ABS([.F314])" office:value-type="float" office:value="0.0098743566240671" calcext:value-type="float">
            <text:p>0.010</text:p>
          </table:table-cell>
          <table:table-cell/>
          <table:table-cell table:style-name="ce12" table:formula="of:=[.$C314]*([.J$4]+[.$C314]*([.J$5]+[.$C314]*([.J$6]+[.$C314]*[.J$7])))/(1+[.$C314]*([.J$8]+[.$C314]*([.J$9]+[.$C314]*[.J$10])))" office:value-type="float" office:value="250.592309599007" calcext:value-type="float">
            <text:p>250.59</text:p>
          </table:table-cell>
          <table:table-cell table:formula="of:=[.B314]-[.I314]" office:value-type="float" office:value="-4.59230959900739" calcext:value-type="float">
            <text:p>-4.592</text:p>
          </table:table-cell>
          <table:table-cell table:formula="of:=ABS([.J314])" office:value-type="float" office:value="4.59230959900739" calcext:value-type="float">
            <text:p>4.592</text:p>
          </table:table-cell>
          <table:table-cell/>
          <table:table-cell table:formula="of:=[.$B314]*([.N$4]+[.$B314]*([.N$5]+[.$B314]*([.N$6]+[.$B314]*[.N$7])))/(1+[.$B314]*([.N$8]+[.$B314]*([.N$9]+[.$B314]*[.N$10])))" office:value-type="float" office:value="9.99117993443759" calcext:value-type="float">
            <text:p>9.991</text:p>
          </table:table-cell>
          <table:table-cell table:formula="of:=[.C314]-[.M314]" office:value-type="float" office:value="-0.000179934437587903" calcext:value-type="float">
            <text:p>-0.00018</text:p>
          </table:table-cell>
          <table:table-cell table:formula="of:=[.N314]*25.38" office:value-type="float" office:value="-0.00456673602598098" calcext:value-type="float">
            <text:p>-0.005</text:p>
          </table:table-cell>
          <table:table-cell table:formula="of:=ABS([.O314])" office:value-type="float" office:value="0.00456673602598098" calcext:value-type="float">
            <text:p>0.005</text:p>
          </table:table-cell>
          <table:table-cell/>
          <table:table-cell table:formula="of:=[.$B314]*([.S$4]+[.$B314]*([.S$5]+[.$B314]*([.S$6]+[.$B314]*[.S$7])))/(1+[.$B314]*([.S$8]+[.$B314]*([.S$9]+[.$B314]*[.S$10])))" office:value-type="float" office:value="10.3291975670817" calcext:value-type="float">
            <text:p>10.329</text:p>
          </table:table-cell>
          <table:table-cell table:style-name="ce40" table:formula="of:=[.C314]-[.R314]" office:value-type="float" office:value="-0.338197567081657" calcext:value-type="float">
            <text:p>-0.3382</text:p>
          </table:table-cell>
          <table:table-cell table:formula="of:=[.S314]*25.38" office:value-type="float" office:value="-8.58345425253246" calcext:value-type="float">
            <text:p>-8.583</text:p>
          </table:table-cell>
          <table:table-cell table:formula="of:=ABS([.T314])" office:value-type="float" office:value="8.58345425253246" calcext:value-type="float">
            <text:p>8.58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47" calcext:value-type="float">
            <text:p>247</text:p>
          </table:table-cell>
          <table:table-cell office:value-type="float" office:value="10.031" calcext:value-type="float">
            <text:p>10.031</text:p>
          </table:table-cell>
          <table:table-cell/>
          <table:table-cell table:formula="of:=[.$C315]*([.F$4]+[.$C315]*([.F$5]+[.$C315]*([.F$6]+[.$C315]*[.F$7])))/(1+[.$C315]*([.F$8]+[.$C315]*([.F$9]+[.$C315]*[.F$10])))" office:value-type="float" office:value="246.974699254567" calcext:value-type="float">
            <text:p>246.97</text:p>
          </table:table-cell>
          <table:table-cell table:formula="of:=[.B315]-[.E315]" office:value-type="float" office:value="0.0253007454332703" calcext:value-type="float">
            <text:p>0.025</text:p>
          </table:table-cell>
          <table:table-cell table:formula="of:=ABS([.F315])" office:value-type="float" office:value="0.0253007454332703" calcext:value-type="float">
            <text:p>0.025</text:p>
          </table:table-cell>
          <table:table-cell/>
          <table:table-cell table:style-name="ce12" table:formula="of:=[.$C315]*([.J$4]+[.$C315]*([.J$5]+[.$C315]*([.J$6]+[.$C315]*[.J$7])))/(1+[.$C315]*([.J$8]+[.$C315]*([.J$9]+[.$C315]*[.J$10])))" office:value-type="float" office:value="251.676847484655" calcext:value-type="float">
            <text:p>251.68</text:p>
          </table:table-cell>
          <table:table-cell table:formula="of:=[.B315]-[.I315]" office:value-type="float" office:value="-4.67684748465467" calcext:value-type="float">
            <text:p>-4.677</text:p>
          </table:table-cell>
          <table:table-cell table:formula="of:=ABS([.J315])" office:value-type="float" office:value="4.67684748465467" calcext:value-type="float">
            <text:p>4.677</text:p>
          </table:table-cell>
          <table:table-cell/>
          <table:table-cell table:formula="of:=[.$B315]*([.N$4]+[.$B315]*([.N$5]+[.$B315]*([.N$6]+[.$B315]*[.N$7])))/(1+[.$B315]*([.N$8]+[.$B315]*([.N$9]+[.$B315]*[.N$10])))" office:value-type="float" office:value="10.0318181013389" calcext:value-type="float">
            <text:p>10.032</text:p>
          </table:table-cell>
          <table:table-cell table:formula="of:=[.C315]-[.M315]" office:value-type="float" office:value="-0.000818101338923682" calcext:value-type="float">
            <text:p>-0.00082</text:p>
          </table:table-cell>
          <table:table-cell table:formula="of:=[.N315]*25.38" office:value-type="float" office:value="-0.0207634119818831" calcext:value-type="float">
            <text:p>-0.021</text:p>
          </table:table-cell>
          <table:table-cell table:formula="of:=ABS([.O315])" office:value-type="float" office:value="0.0207634119818831" calcext:value-type="float">
            <text:p>0.021</text:p>
          </table:table-cell>
          <table:table-cell/>
          <table:table-cell table:formula="of:=[.$B315]*([.S$4]+[.$B315]*([.S$5]+[.$B315]*([.S$6]+[.$B315]*[.S$7])))/(1+[.$B315]*([.S$8]+[.$B315]*([.S$9]+[.$B315]*[.S$10])))" office:value-type="float" office:value="10.3721748560832" calcext:value-type="float">
            <text:p>10.372</text:p>
          </table:table-cell>
          <table:table-cell table:style-name="ce40" table:formula="of:=[.C315]-[.R315]" office:value-type="float" office:value="-0.341174856083196" calcext:value-type="float">
            <text:p>-0.3412</text:p>
          </table:table-cell>
          <table:table-cell table:formula="of:=[.S315]*25.38" office:value-type="float" office:value="-8.65901784739151" calcext:value-type="float">
            <text:p>-8.659</text:p>
          </table:table-cell>
          <table:table-cell table:formula="of:=ABS([.T315])" office:value-type="float" office:value="8.65901784739151" calcext:value-type="float">
            <text:p>8.65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48" calcext:value-type="float">
            <text:p>248</text:p>
          </table:table-cell>
          <table:table-cell office:value-type="float" office:value="10.072" calcext:value-type="float">
            <text:p>10.072</text:p>
          </table:table-cell>
          <table:table-cell/>
          <table:table-cell table:formula="of:=[.$C316]*([.F$4]+[.$C316]*([.F$5]+[.$C316]*([.F$6]+[.$C316]*[.F$7])))/(1+[.$C316]*([.F$8]+[.$C316]*([.F$9]+[.$C316]*[.F$10])))" office:value-type="float" office:value="247.983485536055" calcext:value-type="float">
            <text:p>247.98</text:p>
          </table:table-cell>
          <table:table-cell table:formula="of:=[.B316]-[.E316]" office:value-type="float" office:value="0.0165144639448727" calcext:value-type="float">
            <text:p>0.017</text:p>
          </table:table-cell>
          <table:table-cell table:formula="of:=ABS([.F316])" office:value-type="float" office:value="0.0165144639448727" calcext:value-type="float">
            <text:p>0.017</text:p>
          </table:table-cell>
          <table:table-cell/>
          <table:table-cell table:style-name="ce12" table:formula="of:=[.$C316]*([.J$4]+[.$C316]*([.J$5]+[.$C316]*([.J$6]+[.$C316]*[.J$7])))/(1+[.$C316]*([.J$8]+[.$C316]*([.J$9]+[.$C316]*[.J$10])))" office:value-type="float" office:value="252.789260381772" calcext:value-type="float">
            <text:p>252.79</text:p>
          </table:table-cell>
          <table:table-cell table:formula="of:=[.B316]-[.I316]" office:value-type="float" office:value="-4.78926038177218" calcext:value-type="float">
            <text:p>-4.789</text:p>
          </table:table-cell>
          <table:table-cell table:formula="of:=ABS([.J316])" office:value-type="float" office:value="4.78926038177218" calcext:value-type="float">
            <text:p>4.789</text:p>
          </table:table-cell>
          <table:table-cell/>
          <table:table-cell table:formula="of:=[.$B316]*([.N$4]+[.$B316]*([.N$5]+[.$B316]*([.N$6]+[.$B316]*[.N$7])))/(1+[.$B316]*([.N$8]+[.$B316]*([.N$9]+[.$B316]*[.N$10])))" office:value-type="float" office:value="10.0724725557327" calcext:value-type="float">
            <text:p>10.072</text:p>
          </table:table-cell>
          <table:table-cell table:formula="of:=[.C316]-[.M316]" office:value-type="float" office:value="-0.000472555732670799" calcext:value-type="float">
            <text:p>-0.00047</text:p>
          </table:table-cell>
          <table:table-cell table:formula="of:=[.N316]*25.38" office:value-type="float" office:value="-0.0119934644951849" calcext:value-type="float">
            <text:p>-0.012</text:p>
          </table:table-cell>
          <table:table-cell table:formula="of:=ABS([.O316])" office:value-type="float" office:value="0.0119934644951849" calcext:value-type="float">
            <text:p>0.012</text:p>
          </table:table-cell>
          <table:table-cell/>
          <table:table-cell table:formula="of:=[.$B316]*([.S$4]+[.$B316]*([.S$5]+[.$B316]*([.S$6]+[.$B316]*[.S$7])))/(1+[.$B316]*([.S$8]+[.$B316]*([.S$9]+[.$B316]*[.S$10])))" office:value-type="float" office:value="10.415155275442" calcext:value-type="float">
            <text:p>10.415</text:p>
          </table:table-cell>
          <table:table-cell table:style-name="ce40" table:formula="of:=[.C316]-[.R316]" office:value-type="float" office:value="-0.343155275442047" calcext:value-type="float">
            <text:p>-0.3432</text:p>
          </table:table-cell>
          <table:table-cell table:formula="of:=[.S316]*25.38" office:value-type="float" office:value="-8.70928089071916" calcext:value-type="float">
            <text:p>-8.709</text:p>
          </table:table-cell>
          <table:table-cell table:formula="of:=ABS([.T316])" office:value-type="float" office:value="8.70928089071916" calcext:value-type="float">
            <text:p>8.70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49" calcext:value-type="float">
            <text:p>249</text:p>
          </table:table-cell>
          <table:table-cell office:value-type="float" office:value="10.113" calcext:value-type="float">
            <text:p>10.113</text:p>
          </table:table-cell>
          <table:table-cell/>
          <table:table-cell table:formula="of:=[.$C317]*([.F$4]+[.$C317]*([.F$5]+[.$C317]*([.F$6]+[.$C317]*[.F$7])))/(1+[.$C317]*([.F$8]+[.$C317]*([.F$9]+[.$C317]*[.F$10])))" office:value-type="float" office:value="248.991865472061" calcext:value-type="float">
            <text:p>248.99</text:p>
          </table:table-cell>
          <table:table-cell table:formula="of:=[.B317]-[.E317]" office:value-type="float" office:value="0.00813452793920533" calcext:value-type="float">
            <text:p>0.008</text:p>
          </table:table-cell>
          <table:table-cell table:formula="of:=ABS([.F317])" office:value-type="float" office:value="0.00813452793920533" calcext:value-type="float">
            <text:p>0.008</text:p>
          </table:table-cell>
          <table:table-cell/>
          <table:table-cell table:style-name="ce12" table:formula="of:=[.$C317]*([.J$4]+[.$C317]*([.J$5]+[.$C317]*([.J$6]+[.$C317]*[.J$7])))/(1+[.$C317]*([.J$8]+[.$C317]*([.J$9]+[.$C317]*[.J$10])))" office:value-type="float" office:value="253.902439355944" calcext:value-type="float">
            <text:p>253.90</text:p>
          </table:table-cell>
          <table:table-cell table:formula="of:=[.B317]-[.I317]" office:value-type="float" office:value="-4.90243935594427" calcext:value-type="float">
            <text:p>-4.902</text:p>
          </table:table-cell>
          <table:table-cell table:formula="of:=ABS([.J317])" office:value-type="float" office:value="4.90243935594427" calcext:value-type="float">
            <text:p>4.902</text:p>
          </table:table-cell>
          <table:table-cell/>
          <table:table-cell table:formula="of:=[.$B317]*([.N$4]+[.$B317]*([.N$5]+[.$B317]*([.N$6]+[.$B317]*[.N$7])))/(1+[.$B317]*([.N$8]+[.$B317]*([.N$9]+[.$B317]*[.N$10])))" office:value-type="float" office:value="10.1131432880349" calcext:value-type="float">
            <text:p>10.113</text:p>
          </table:table-cell>
          <table:table-cell table:formula="of:=[.C317]-[.M317]" office:value-type="float" office:value="-0.000143288034854194" calcext:value-type="float">
            <text:p>-0.00014</text:p>
          </table:table-cell>
          <table:table-cell table:formula="of:=[.N317]*25.38" office:value-type="float" office:value="-0.00363665032459945" calcext:value-type="float">
            <text:p>-0.004</text:p>
          </table:table-cell>
          <table:table-cell table:formula="of:=ABS([.O317])" office:value-type="float" office:value="0.00363665032459945" calcext:value-type="float">
            <text:p>0.004</text:p>
          </table:table-cell>
          <table:table-cell/>
          <table:table-cell table:formula="of:=[.$B317]*([.S$4]+[.$B317]*([.S$5]+[.$B317]*([.S$6]+[.$B317]*[.S$7])))/(1+[.$B317]*([.S$8]+[.$B317]*([.S$9]+[.$B317]*[.S$10])))" office:value-type="float" office:value="10.458138802189" calcext:value-type="float">
            <text:p>10.458</text:p>
          </table:table-cell>
          <table:table-cell table:style-name="ce40" table:formula="of:=[.C317]-[.R317]" office:value-type="float" office:value="-0.345138802188968" calcext:value-type="float">
            <text:p>-0.3451</text:p>
          </table:table-cell>
          <table:table-cell table:formula="of:=[.S317]*25.38" office:value-type="float" office:value="-8.75962279955601" calcext:value-type="float">
            <text:p>-8.760</text:p>
          </table:table-cell>
          <table:table-cell table:formula="of:=ABS([.T317])" office:value-type="float" office:value="8.75962279955601" calcext:value-type="float">
            <text:p>8.76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50" calcext:value-type="float">
            <text:p>250</text:p>
          </table:table-cell>
          <table:table-cell office:value-type="float" office:value="10.153" calcext:value-type="float">
            <text:p>10.153</text:p>
          </table:table-cell>
          <table:table-cell/>
          <table:table-cell table:formula="of:=[.$C318]*([.F$4]+[.$C318]*([.F$5]+[.$C318]*([.F$6]+[.$C318]*[.F$7])))/(1+[.$C318]*([.F$8]+[.$C318]*([.F$9]+[.$C318]*[.F$10])))" office:value-type="float" office:value="249.975259567906" calcext:value-type="float">
            <text:p>249.98</text:p>
          </table:table-cell>
          <table:table-cell table:formula="of:=[.B318]-[.E318]" office:value-type="float" office:value="0.0247404320941484" calcext:value-type="float">
            <text:p>0.025</text:p>
          </table:table-cell>
          <table:table-cell table:formula="of:=ABS([.F318])" office:value-type="float" office:value="0.0247404320941484" calcext:value-type="float">
            <text:p>0.025</text:p>
          </table:table-cell>
          <table:table-cell/>
          <table:table-cell table:style-name="ce12" table:formula="of:=[.$C318]*([.J$4]+[.$C318]*([.J$5]+[.$C318]*([.J$6]+[.$C318]*[.J$7])))/(1+[.$C318]*([.J$8]+[.$C318]*([.J$9]+[.$C318]*[.J$10])))" office:value-type="float" office:value="254.989201173981" calcext:value-type="float">
            <text:p>254.99</text:p>
          </table:table-cell>
          <table:table-cell table:formula="of:=[.B318]-[.I318]" office:value-type="float" office:value="-4.98920117398089" calcext:value-type="float">
            <text:p>-4.989</text:p>
          </table:table-cell>
          <table:table-cell table:formula="of:=ABS([.J318])" office:value-type="float" office:value="4.98920117398089" calcext:value-type="float">
            <text:p>4.989</text:p>
          </table:table-cell>
          <table:table-cell/>
          <table:table-cell table:formula="of:=[.$B318]*([.N$4]+[.$B318]*([.N$5]+[.$B318]*([.N$6]+[.$B318]*[.N$7])))/(1+[.$B318]*([.N$8]+[.$B318]*([.N$9]+[.$B318]*[.N$10])))" office:value-type="float" office:value="10.153830284017" calcext:value-type="float">
            <text:p>10.154</text:p>
          </table:table-cell>
          <table:table-cell table:formula="of:=[.C318]-[.M318]" office:value-type="float" office:value="-0.000830284017043326" calcext:value-type="float">
            <text:p>-0.00083</text:p>
          </table:table-cell>
          <table:table-cell table:formula="of:=[.N318]*25.38" office:value-type="float" office:value="-0.0210726083525596" calcext:value-type="float">
            <text:p>-0.021</text:p>
          </table:table-cell>
          <table:table-cell table:formula="of:=ABS([.O318])" office:value-type="float" office:value="0.0210726083525596" calcext:value-type="float">
            <text:p>0.021</text:p>
          </table:table-cell>
          <table:table-cell/>
          <table:table-cell table:formula="of:=[.$B318]*([.S$4]+[.$B318]*([.S$5]+[.$B318]*([.S$6]+[.$B318]*[.S$7])))/(1+[.$B318]*([.S$8]+[.$B318]*([.S$9]+[.$B318]*[.S$10])))" office:value-type="float" office:value="10.5011254135788" calcext:value-type="float">
            <text:p>10.501</text:p>
          </table:table-cell>
          <table:table-cell table:style-name="ce40" table:formula="of:=[.C318]-[.R318]" office:value-type="float" office:value="-0.348125413578794" calcext:value-type="float">
            <text:p>-0.3481</text:p>
          </table:table-cell>
          <table:table-cell table:formula="of:=[.S318]*25.38" office:value-type="float" office:value="-8.83542299662979" calcext:value-type="float">
            <text:p>-8.835</text:p>
          </table:table-cell>
          <table:table-cell table:formula="of:=ABS([.T318])" office:value-type="float" office:value="8.83542299662979" calcext:value-type="float">
            <text:p>8.83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51" calcext:value-type="float">
            <text:p>251</text:p>
          </table:table-cell>
          <table:table-cell office:value-type="float" office:value="10.194" calcext:value-type="float">
            <text:p>10.194</text:p>
          </table:table-cell>
          <table:table-cell/>
          <table:table-cell table:formula="of:=[.$C319]*([.F$4]+[.$C319]*([.F$5]+[.$C319]*([.F$6]+[.$C319]*[.F$7])))/(1+[.$C319]*([.F$8]+[.$C319]*([.F$9]+[.$C319]*[.F$10])))" office:value-type="float" office:value="250.98283804944" calcext:value-type="float">
            <text:p>250.98</text:p>
          </table:table-cell>
          <table:table-cell table:formula="of:=[.B319]-[.E319]" office:value-type="float" office:value="0.0171619505595118" calcext:value-type="float">
            <text:p>0.017</text:p>
          </table:table-cell>
          <table:table-cell table:formula="of:=ABS([.F319])" office:value-type="float" office:value="0.0171619505595118" calcext:value-type="float">
            <text:p>0.017</text:p>
          </table:table-cell>
          <table:table-cell/>
          <table:table-cell table:style-name="ce12" table:formula="of:=[.$C319]*([.J$4]+[.$C319]*([.J$5]+[.$C319]*([.J$6]+[.$C319]*[.J$7])))/(1+[.$C319]*([.J$8]+[.$C319]*([.J$9]+[.$C319]*[.J$10])))" office:value-type="float" office:value="256.103879066921" calcext:value-type="float">
            <text:p>256.10</text:p>
          </table:table-cell>
          <table:table-cell table:formula="of:=[.B319]-[.I319]" office:value-type="float" office:value="-5.10387906692125" calcext:value-type="float">
            <text:p>-5.104</text:p>
          </table:table-cell>
          <table:table-cell table:formula="of:=ABS([.J319])" office:value-type="float" office:value="5.10387906692125" calcext:value-type="float">
            <text:p>5.104</text:p>
          </table:table-cell>
          <table:table-cell/>
          <table:table-cell table:formula="of:=[.$B319]*([.N$4]+[.$B319]*([.N$5]+[.$B319]*([.N$6]+[.$B319]*[.N$7])))/(1+[.$B319]*([.N$8]+[.$B319]*([.N$9]+[.$B319]*[.N$10])))" office:value-type="float" office:value="10.1945335249706" calcext:value-type="float">
            <text:p>10.195</text:p>
          </table:table-cell>
          <table:table-cell table:formula="of:=[.C319]-[.M319]" office:value-type="float" office:value="-0.000533524970615318" calcext:value-type="float">
            <text:p>-0.00053</text:p>
          </table:table-cell>
          <table:table-cell table:formula="of:=[.N319]*25.38" office:value-type="float" office:value="-0.0135408637542168" calcext:value-type="float">
            <text:p>-0.014</text:p>
          </table:table-cell>
          <table:table-cell table:formula="of:=ABS([.O319])" office:value-type="float" office:value="0.0135408637542168" calcext:value-type="float">
            <text:p>0.014</text:p>
          </table:table-cell>
          <table:table-cell/>
          <table:table-cell table:formula="of:=[.$B319]*([.S$4]+[.$B319]*([.S$5]+[.$B319]*([.S$6]+[.$B319]*[.S$7])))/(1+[.$B319]*([.S$8]+[.$B319]*([.S$9]+[.$B319]*[.S$10])))" office:value-type="float" office:value="10.5441150870877" calcext:value-type="float">
            <text:p>10.544</text:p>
          </table:table-cell>
          <table:table-cell table:style-name="ce40" table:formula="of:=[.C319]-[.R319]" office:value-type="float" office:value="-0.35011508708766" calcext:value-type="float">
            <text:p>-0.3501</text:p>
          </table:table-cell>
          <table:table-cell table:formula="of:=[.S319]*25.38" office:value-type="float" office:value="-8.88592091028482" calcext:value-type="float">
            <text:p>-8.886</text:p>
          </table:table-cell>
          <table:table-cell table:formula="of:=ABS([.T319])" office:value-type="float" office:value="8.88592091028482" calcext:value-type="float">
            <text:p>8.88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52" calcext:value-type="float">
            <text:p>252</text:p>
          </table:table-cell>
          <table:table-cell office:value-type="float" office:value="10.235" calcext:value-type="float">
            <text:p>10.235</text:p>
          </table:table-cell>
          <table:table-cell/>
          <table:table-cell table:formula="of:=[.$C320]*([.F$4]+[.$C320]*([.F$5]+[.$C320]*([.F$6]+[.$C320]*[.F$7])))/(1+[.$C320]*([.F$8]+[.$C320]*([.F$9]+[.$C320]*[.F$10])))" office:value-type="float" office:value="251.990011763623" calcext:value-type="float">
            <text:p>251.99</text:p>
          </table:table-cell>
          <table:table-cell table:formula="of:=[.B320]-[.E320]" office:value-type="float" office:value="0.00998823637681312" calcext:value-type="float">
            <text:p>0.010</text:p>
          </table:table-cell>
          <table:table-cell table:formula="of:=ABS([.F320])" office:value-type="float" office:value="0.00998823637681312" calcext:value-type="float">
            <text:p>0.010</text:p>
          </table:table-cell>
          <table:table-cell/>
          <table:table-cell table:style-name="ce12" table:formula="of:=[.$C320]*([.J$4]+[.$C320]*([.J$5]+[.$C320]*([.J$6]+[.$C320]*[.J$7])))/(1+[.$C320]*([.J$8]+[.$C320]*([.J$9]+[.$C320]*[.J$10])))" office:value-type="float" office:value="257.21930827856" calcext:value-type="float">
            <text:p>257.22</text:p>
          </table:table-cell>
          <table:table-cell table:formula="of:=[.B320]-[.I320]" office:value-type="float" office:value="-5.21930827856028" calcext:value-type="float">
            <text:p>-5.219</text:p>
          </table:table-cell>
          <table:table-cell table:formula="of:=ABS([.J320])" office:value-type="float" office:value="5.21930827856028" calcext:value-type="float">
            <text:p>5.219</text:p>
          </table:table-cell>
          <table:table-cell/>
          <table:table-cell table:formula="of:=[.$B320]*([.N$4]+[.$B320]*([.N$5]+[.$B320]*([.N$6]+[.$B320]*[.N$7])))/(1+[.$B320]*([.N$8]+[.$B320]*([.N$9]+[.$B320]*[.N$10])))" office:value-type="float" office:value="10.2352529878682" calcext:value-type="float">
            <text:p>10.235</text:p>
          </table:table-cell>
          <table:table-cell table:formula="of:=[.C320]-[.M320]" office:value-type="float" office:value="-0.000252987868211818" calcext:value-type="float">
            <text:p>-0.00025</text:p>
          </table:table-cell>
          <table:table-cell table:formula="of:=[.N320]*25.38" office:value-type="float" office:value="-0.00642083209521594" calcext:value-type="float">
            <text:p>-0.006</text:p>
          </table:table-cell>
          <table:table-cell table:formula="of:=ABS([.O320])" office:value-type="float" office:value="0.00642083209521594" calcext:value-type="float">
            <text:p>0.006</text:p>
          </table:table-cell>
          <table:table-cell/>
          <table:table-cell table:formula="of:=[.$B320]*([.S$4]+[.$B320]*([.S$5]+[.$B320]*([.S$6]+[.$B320]*[.S$7])))/(1+[.$B320]*([.S$8]+[.$B320]*([.S$9]+[.$B320]*[.S$10])))" office:value-type="float" office:value="10.5871078004104" calcext:value-type="float">
            <text:p>10.587</text:p>
          </table:table-cell>
          <table:table-cell table:style-name="ce40" table:formula="of:=[.C320]-[.R320]" office:value-type="float" office:value="-0.35210780041036" calcext:value-type="float">
            <text:p>-0.3521</text:p>
          </table:table-cell>
          <table:table-cell table:formula="of:=[.S320]*25.38" office:value-type="float" office:value="-8.93649597441495" calcext:value-type="float">
            <text:p>-8.936</text:p>
          </table:table-cell>
          <table:table-cell table:formula="of:=ABS([.T320])" office:value-type="float" office:value="8.93649597441495" calcext:value-type="float">
            <text:p>8.93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53" calcext:value-type="float">
            <text:p>253</text:p>
          </table:table-cell>
          <table:table-cell office:value-type="float" office:value="10.276" calcext:value-type="float">
            <text:p>10.276</text:p>
          </table:table-cell>
          <table:table-cell/>
          <table:table-cell table:formula="of:=[.$C321]*([.F$4]+[.$C321]*([.F$5]+[.$C321]*([.F$6]+[.$C321]*[.F$7])))/(1+[.$C321]*([.F$8]+[.$C321]*([.F$9]+[.$C321]*[.F$10])))" office:value-type="float" office:value="252.996781471656" calcext:value-type="float">
            <text:p>253.00</text:p>
          </table:table-cell>
          <table:table-cell table:formula="of:=[.B321]-[.E321]" office:value-type="float" office:value="0.003218528344064" calcext:value-type="float">
            <text:p>0.003</text:p>
          </table:table-cell>
          <table:table-cell table:formula="of:=ABS([.F321])" office:value-type="float" office:value="0.003218528344064" calcext:value-type="float">
            <text:p>0.003</text:p>
          </table:table-cell>
          <table:table-cell/>
          <table:table-cell table:style-name="ce12" table:formula="of:=[.$C321]*([.J$4]+[.$C321]*([.J$5]+[.$C321]*([.J$6]+[.$C321]*[.J$7])))/(1+[.$C321]*([.J$8]+[.$C321]*([.J$9]+[.$C321]*[.J$10])))" office:value-type="float" office:value="258.335483822743" calcext:value-type="float">
            <text:p>258.34</text:p>
          </table:table-cell>
          <table:table-cell table:formula="of:=[.B321]-[.I321]" office:value-type="float" office:value="-5.33548382274341" calcext:value-type="float">
            <text:p>-5.335</text:p>
          </table:table-cell>
          <table:table-cell table:formula="of:=ABS([.J321])" office:value-type="float" office:value="5.33548382274341" calcext:value-type="float">
            <text:p>5.335</text:p>
          </table:table-cell>
          <table:table-cell/>
          <table:table-cell table:formula="of:=[.$B321]*([.N$4]+[.$B321]*([.N$5]+[.$B321]*([.N$6]+[.$B321]*[.N$7])))/(1+[.$B321]*([.N$8]+[.$B321]*([.N$9]+[.$B321]*[.N$10])))" office:value-type="float" office:value="10.2759886455223" calcext:value-type="float">
            <text:p>10.276</text:p>
          </table:table-cell>
          <table:table-cell table:formula="of:=[.C321]-[.M321]" office:value-type="float" office:value="0.0000113544776869645" calcext:value-type="float">
            <text:p>0.00001</text:p>
          </table:table-cell>
          <table:table-cell table:formula="of:=[.N321]*25.38" office:value-type="float" office:value="0.000288176643695159" calcext:value-type="float">
            <text:p>0.000</text:p>
          </table:table-cell>
          <table:table-cell table:formula="of:=ABS([.O321])" office:value-type="float" office:value="0.000288176643695159" calcext:value-type="float">
            <text:p>0.000</text:p>
          </table:table-cell>
          <table:table-cell/>
          <table:table-cell table:formula="of:=[.$B321]*([.S$4]+[.$B321]*([.S$5]+[.$B321]*([.S$6]+[.$B321]*[.S$7])))/(1+[.$B321]*([.S$8]+[.$B321]*([.S$9]+[.$B321]*[.S$10])))" office:value-type="float" office:value="10.6301035314577" calcext:value-type="float">
            <text:p>10.630</text:p>
          </table:table-cell>
          <table:table-cell table:style-name="ce40" table:formula="of:=[.C321]-[.R321]" office:value-type="float" office:value="-0.354103531457696" calcext:value-type="float">
            <text:p>-0.3541</text:p>
          </table:table-cell>
          <table:table-cell table:formula="of:=[.S321]*25.38" office:value-type="float" office:value="-8.98714762839632" calcext:value-type="float">
            <text:p>-8.987</text:p>
          </table:table-cell>
          <table:table-cell table:formula="of:=ABS([.T321])" office:value-type="float" office:value="8.98714762839632" calcext:value-type="float">
            <text:p>8.98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54" calcext:value-type="float">
            <text:p>254</text:p>
          </table:table-cell>
          <table:table-cell office:value-type="float" office:value="10.316" calcext:value-type="float">
            <text:p>10.316</text:p>
          </table:table-cell>
          <table:table-cell/>
          <table:table-cell table:formula="of:=[.$C322]*([.F$4]+[.$C322]*([.F$5]+[.$C322]*([.F$6]+[.$C322]*[.F$7])))/(1+[.$C322]*([.F$8]+[.$C322]*([.F$9]+[.$C322]*[.F$10])))" office:value-type="float" office:value="253.978607306515" calcext:value-type="float">
            <text:p>253.98</text:p>
          </table:table-cell>
          <table:table-cell table:formula="of:=[.B322]-[.E322]" office:value-type="float" office:value="0.0213926934846143" calcext:value-type="float">
            <text:p>0.021</text:p>
          </table:table-cell>
          <table:table-cell table:formula="of:=ABS([.F322])" office:value-type="float" office:value="0.0213926934846143" calcext:value-type="float">
            <text:p>0.021</text:p>
          </table:table-cell>
          <table:table-cell/>
          <table:table-cell table:style-name="ce12" table:formula="of:=[.$C322]*([.J$4]+[.$C322]*([.J$5]+[.$C322]*([.J$6]+[.$C322]*[.J$7])))/(1+[.$C322]*([.J$8]+[.$C322]*([.J$9]+[.$C322]*[.J$10])))" office:value-type="float" office:value="259.425150046001" calcext:value-type="float">
            <text:p>259.43</text:p>
          </table:table-cell>
          <table:table-cell table:formula="of:=[.B322]-[.I322]" office:value-type="float" office:value="-5.42515004600051" calcext:value-type="float">
            <text:p>-5.425</text:p>
          </table:table-cell>
          <table:table-cell table:formula="of:=ABS([.J322])" office:value-type="float" office:value="5.42515004600051" calcext:value-type="float">
            <text:p>5.425</text:p>
          </table:table-cell>
          <table:table-cell/>
          <table:table-cell table:formula="of:=[.$B322]*([.N$4]+[.$B322]*([.N$5]+[.$B322]*([.N$6]+[.$B322]*[.N$7])))/(1+[.$B322]*([.N$8]+[.$B322]*([.N$9]+[.$B322]*[.N$10])))" office:value-type="float" office:value="10.3167404667409" calcext:value-type="float">
            <text:p>10.317</text:p>
          </table:table-cell>
          <table:table-cell table:formula="of:=[.C322]-[.M322]" office:value-type="float" office:value="-0.000740466740877466" calcext:value-type="float">
            <text:p>-0.00074</text:p>
          </table:table-cell>
          <table:table-cell table:formula="of:=[.N322]*25.38" office:value-type="float" office:value="-0.0187930458834701" calcext:value-type="float">
            <text:p>-0.019</text:p>
          </table:table-cell>
          <table:table-cell table:formula="of:=ABS([.O322])" office:value-type="float" office:value="0.0187930458834701" calcext:value-type="float">
            <text:p>0.019</text:p>
          </table:table-cell>
          <table:table-cell/>
          <table:table-cell table:formula="of:=[.$B322]*([.S$4]+[.$B322]*([.S$5]+[.$B322]*([.S$6]+[.$B322]*[.S$7])))/(1+[.$B322]*([.S$8]+[.$B322]*([.S$9]+[.$B322]*[.S$10])))" office:value-type="float" office:value="10.6731022583539" calcext:value-type="float">
            <text:p>10.673</text:p>
          </table:table-cell>
          <table:table-cell table:style-name="ce40" table:formula="of:=[.C322]-[.R322]" office:value-type="float" office:value="-0.357102258353866" calcext:value-type="float">
            <text:p>-0.3571</text:p>
          </table:table-cell>
          <table:table-cell table:formula="of:=[.S322]*25.38" office:value-type="float" office:value="-9.06325531702111" calcext:value-type="float">
            <text:p>-9.063</text:p>
          </table:table-cell>
          <table:table-cell table:formula="of:=ABS([.T322])" office:value-type="float" office:value="9.06325531702111" calcext:value-type="float">
            <text:p>9.06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55" calcext:value-type="float">
            <text:p>255</text:p>
          </table:table-cell>
          <table:table-cell office:value-type="float" office:value="10.357" calcext:value-type="float">
            <text:p>10.357</text:p>
          </table:table-cell>
          <table:table-cell/>
          <table:table-cell table:formula="of:=[.$C323]*([.F$4]+[.$C323]*([.F$5]+[.$C323]*([.F$6]+[.$C323]*[.F$7])))/(1+[.$C323]*([.F$8]+[.$C323]*([.F$9]+[.$C323]*[.F$10])))" office:value-type="float" office:value="254.984581513954" calcext:value-type="float">
            <text:p>254.98</text:p>
          </table:table-cell>
          <table:table-cell table:formula="of:=[.B323]-[.E323]" office:value-type="float" office:value="0.0154184860461726" calcext:value-type="float">
            <text:p>0.015</text:p>
          </table:table-cell>
          <table:table-cell table:formula="of:=ABS([.F323])" office:value-type="float" office:value="0.0154184860461726" calcext:value-type="float">
            <text:p>0.015</text:p>
          </table:table-cell>
          <table:table-cell/>
          <table:table-cell table:style-name="ce12" table:formula="of:=[.$C323]*([.J$4]+[.$C323]*([.J$5]+[.$C323]*([.J$6]+[.$C323]*[.J$7])))/(1+[.$C323]*([.J$8]+[.$C323]*([.J$9]+[.$C323]*[.J$10])))" office:value-type="float" office:value="260.542785353396" calcext:value-type="float">
            <text:p>260.54</text:p>
          </table:table-cell>
          <table:table-cell table:formula="of:=[.B323]-[.I323]" office:value-type="float" office:value="-5.54278535339557" calcext:value-type="float">
            <text:p>-5.543</text:p>
          </table:table-cell>
          <table:table-cell table:formula="of:=ABS([.J323])" office:value-type="float" office:value="5.54278535339557" calcext:value-type="float">
            <text:p>5.543</text:p>
          </table:table-cell>
          <table:table-cell/>
          <table:table-cell table:formula="of:=[.$B323]*([.N$4]+[.$B323]*([.N$5]+[.$B323]*([.N$6]+[.$B323]*[.N$7])))/(1+[.$B323]*([.N$8]+[.$B323]*([.N$9]+[.$B323]*[.N$10])))" office:value-type="float" office:value="10.35750841648" calcext:value-type="float">
            <text:p>10.358</text:p>
          </table:table-cell>
          <table:table-cell table:formula="of:=[.C323]-[.M323]" office:value-type="float" office:value="-0.000508416479974017" calcext:value-type="float">
            <text:p>-0.00051</text:p>
          </table:table-cell>
          <table:table-cell table:formula="of:=[.N323]*25.38" office:value-type="float" office:value="-0.0129036102617405" calcext:value-type="float">
            <text:p>-0.013</text:p>
          </table:table-cell>
          <table:table-cell table:formula="of:=ABS([.O323])" office:value-type="float" office:value="0.0129036102617405" calcext:value-type="float">
            <text:p>0.013</text:p>
          </table:table-cell>
          <table:table-cell/>
          <table:table-cell table:formula="of:=[.$B323]*([.S$4]+[.$B323]*([.S$5]+[.$B323]*([.S$6]+[.$B323]*[.S$7])))/(1+[.$B323]*([.S$8]+[.$B323]*([.S$9]+[.$B323]*[.S$10])))" office:value-type="float" office:value="10.7161039594339" calcext:value-type="float">
            <text:p>10.716</text:p>
          </table:table-cell>
          <table:table-cell table:style-name="ce40" table:formula="of:=[.C323]-[.R323]" office:value-type="float" office:value="-0.35910395943389" calcext:value-type="float">
            <text:p>-0.3591</text:p>
          </table:table-cell>
          <table:table-cell table:formula="of:=[.S323]*25.38" office:value-type="float" office:value="-9.11405849043212" calcext:value-type="float">
            <text:p>-9.114</text:p>
          </table:table-cell>
          <table:table-cell table:formula="of:=ABS([.T323])" office:value-type="float" office:value="9.11405849043212" calcext:value-type="float">
            <text:p>9.11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56" calcext:value-type="float">
            <text:p>256</text:p>
          </table:table-cell>
          <table:table-cell office:value-type="float" office:value="10.398" calcext:value-type="float">
            <text:p>10.398</text:p>
          </table:table-cell>
          <table:table-cell/>
          <table:table-cell table:formula="of:=[.$C324]*([.F$4]+[.$C324]*([.F$5]+[.$C324]*([.F$6]+[.$C324]*[.F$7])))/(1+[.$C324]*([.F$8]+[.$C324]*([.F$9]+[.$C324]*[.F$10])))" office:value-type="float" office:value="255.990154608558" calcext:value-type="float">
            <text:p>255.99</text:p>
          </table:table-cell>
          <table:table-cell table:formula="of:=[.B324]-[.E324]" office:value-type="float" office:value="0.00984539144224073" calcext:value-type="float">
            <text:p>0.010</text:p>
          </table:table-cell>
          <table:table-cell table:formula="of:=ABS([.F324])" office:value-type="float" office:value="0.00984539144224073" calcext:value-type="float">
            <text:p>0.010</text:p>
          </table:table-cell>
          <table:table-cell/>
          <table:table-cell table:style-name="ce12" table:formula="of:=[.$C324]*([.J$4]+[.$C324]*([.J$5]+[.$C324]*([.J$6]+[.$C324]*[.J$7])))/(1+[.$C324]*([.J$8]+[.$C324]*([.J$9]+[.$C324]*[.J$10])))" office:value-type="float" office:value="261.661152094464" calcext:value-type="float">
            <text:p>261.66</text:p>
          </table:table-cell>
          <table:table-cell table:formula="of:=[.B324]-[.I324]" office:value-type="float" office:value="-5.66115209446411" calcext:value-type="float">
            <text:p>-5.661</text:p>
          </table:table-cell>
          <table:table-cell table:formula="of:=ABS([.J324])" office:value-type="float" office:value="5.66115209446411" calcext:value-type="float">
            <text:p>5.661</text:p>
          </table:table-cell>
          <table:table-cell/>
          <table:table-cell table:formula="of:=[.$B324]*([.N$4]+[.$B324]*([.N$5]+[.$B324]*([.N$6]+[.$B324]*[.N$7])))/(1+[.$B324]*([.N$8]+[.$B324]*([.N$9]+[.$B324]*[.N$10])))" office:value-type="float" office:value="10.3982924559934" calcext:value-type="float">
            <text:p>10.398</text:p>
          </table:table-cell>
          <table:table-cell table:formula="of:=[.C324]-[.M324]" office:value-type="float" office:value="-0.000292455993418983" calcext:value-type="float">
            <text:p>-0.00029</text:p>
          </table:table-cell>
          <table:table-cell table:formula="of:=[.N324]*25.38" office:value-type="float" office:value="-0.00742253311297379" calcext:value-type="float">
            <text:p>-0.007</text:p>
          </table:table-cell>
          <table:table-cell table:formula="of:=ABS([.O324])" office:value-type="float" office:value="0.00742253311297379" calcext:value-type="float">
            <text:p>0.007</text:p>
          </table:table-cell>
          <table:table-cell/>
          <table:table-cell table:formula="of:=[.$B324]*([.S$4]+[.$B324]*([.S$5]+[.$B324]*([.S$6]+[.$B324]*[.S$7])))/(1+[.$B324]*([.S$8]+[.$B324]*([.S$9]+[.$B324]*[.S$10])))" office:value-type="float" office:value="10.7591086132411" calcext:value-type="float">
            <text:p>10.759</text:p>
          </table:table-cell>
          <table:table-cell table:style-name="ce40" table:formula="of:=[.C324]-[.R324]" office:value-type="float" office:value="-0.361108613241081" calcext:value-type="float">
            <text:p>-0.3611</text:p>
          </table:table-cell>
          <table:table-cell table:formula="of:=[.S324]*25.38" office:value-type="float" office:value="-9.16493660405863" calcext:value-type="float">
            <text:p>-9.165</text:p>
          </table:table-cell>
          <table:table-cell table:formula="of:=ABS([.T324])" office:value-type="float" office:value="9.16493660405863" calcext:value-type="float">
            <text:p>9.16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57" calcext:value-type="float">
            <text:p>257</text:p>
          </table:table-cell>
          <table:table-cell office:value-type="float" office:value="10.439" calcext:value-type="float">
            <text:p>10.439</text:p>
          </table:table-cell>
          <table:table-cell/>
          <table:table-cell table:formula="of:=[.$C325]*([.F$4]+[.$C325]*([.F$5]+[.$C325]*([.F$6]+[.$C325]*[.F$7])))/(1+[.$C325]*([.F$8]+[.$C325]*([.F$9]+[.$C325]*[.F$10])))" office:value-type="float" office:value="256.995327760217" calcext:value-type="float">
            <text:p>257.00</text:p>
          </table:table-cell>
          <table:table-cell table:formula="of:=[.B325]-[.E325]" office:value-type="float" office:value="0.00467223978267839" calcext:value-type="float">
            <text:p>0.005</text:p>
          </table:table-cell>
          <table:table-cell table:formula="of:=ABS([.F325])" office:value-type="float" office:value="0.00467223978267839" calcext:value-type="float">
            <text:p>0.005</text:p>
          </table:table-cell>
          <table:table-cell/>
          <table:table-cell table:style-name="ce12" table:formula="of:=[.$C325]*([.J$4]+[.$C325]*([.J$5]+[.$C325]*([.J$6]+[.$C325]*[.J$7])))/(1+[.$C325]*([.J$8]+[.$C325]*([.J$9]+[.$C325]*[.J$10])))" office:value-type="float" office:value="262.780245245172" calcext:value-type="float">
            <text:p>262.78</text:p>
          </table:table-cell>
          <table:table-cell table:formula="of:=[.B325]-[.I325]" office:value-type="float" office:value="-5.78024524517218" calcext:value-type="float">
            <text:p>-5.780</text:p>
          </table:table-cell>
          <table:table-cell table:formula="of:=ABS([.J325])" office:value-type="float" office:value="5.78024524517218" calcext:value-type="float">
            <text:p>5.780</text:p>
          </table:table-cell>
          <table:table-cell/>
          <table:table-cell table:formula="of:=[.$B325]*([.N$4]+[.$B325]*([.N$5]+[.$B325]*([.N$6]+[.$B325]*[.N$7])))/(1+[.$B325]*([.N$8]+[.$B325]*([.N$9]+[.$B325]*[.N$10])))" office:value-type="float" office:value="10.4390925429793" calcext:value-type="float">
            <text:p>10.439</text:p>
          </table:table-cell>
          <table:table-cell table:formula="of:=[.C325]-[.M325]" office:value-type="float" office:value="-0.0000925429793365851" calcext:value-type="float">
            <text:p>-0.00009</text:p>
          </table:table-cell>
          <table:table-cell table:formula="of:=[.N325]*25.38" office:value-type="float" office:value="-0.00234874081556253" calcext:value-type="float">
            <text:p>-0.002</text:p>
          </table:table-cell>
          <table:table-cell table:formula="of:=ABS([.O325])" office:value-type="float" office:value="0.00234874081556253" calcext:value-type="float">
            <text:p>0.002</text:p>
          </table:table-cell>
          <table:table-cell/>
          <table:table-cell table:formula="of:=[.$B325]*([.S$4]+[.$B325]*([.S$5]+[.$B325]*([.S$6]+[.$B325]*[.S$7])))/(1+[.$B325]*([.S$8]+[.$B325]*([.S$9]+[.$B325]*[.S$10])))" office:value-type="float" office:value="10.8021161985246" calcext:value-type="float">
            <text:p>10.802</text:p>
          </table:table-cell>
          <table:table-cell table:style-name="ce40" table:formula="of:=[.C325]-[.R325]" office:value-type="float" office:value="-0.363116198524564" calcext:value-type="float">
            <text:p>-0.3631</text:p>
          </table:table-cell>
          <table:table-cell table:formula="of:=[.S325]*25.38" office:value-type="float" office:value="-9.21588911855343" calcext:value-type="float">
            <text:p>-9.216</text:p>
          </table:table-cell>
          <table:table-cell table:formula="of:=ABS([.T325])" office:value-type="float" office:value="9.21588911855343" calcext:value-type="float">
            <text:p>9.21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58" calcext:value-type="float">
            <text:p>258</text:p>
          </table:table-cell>
          <table:table-cell office:value-type="float" office:value="10.48" calcext:value-type="float">
            <text:p>10.480</text:p>
          </table:table-cell>
          <table:table-cell/>
          <table:table-cell table:formula="of:=[.$C326]*([.F$4]+[.$C326]*([.F$5]+[.$C326]*([.F$6]+[.$C326]*[.F$7])))/(1+[.$C326]*([.F$8]+[.$C326]*([.F$9]+[.$C326]*[.F$10])))" office:value-type="float" office:value="258.000102231561" calcext:value-type="float">
            <text:p>258.00</text:p>
          </table:table-cell>
          <table:table-cell table:formula="of:=[.B326]-[.E326]" office:value-type="float" office:value="-0.000102231561413646" calcext:value-type="float">
            <text:p>0.000</text:p>
          </table:table-cell>
          <table:table-cell table:formula="of:=ABS([.F326])" office:value-type="float" office:value="0.000102231561413646" calcext:value-type="float">
            <text:p>0.000</text:p>
          </table:table-cell>
          <table:table-cell/>
          <table:table-cell table:style-name="ce12" table:formula="of:=[.$C326]*([.J$4]+[.$C326]*([.J$5]+[.$C326]*([.J$6]+[.$C326]*[.J$7])))/(1+[.$C326]*([.J$8]+[.$C326]*([.J$9]+[.$C326]*[.J$10])))" office:value-type="float" office:value="263.900059774771" calcext:value-type="float">
            <text:p>263.90</text:p>
          </table:table-cell>
          <table:table-cell table:formula="of:=[.B326]-[.I326]" office:value-type="float" office:value="-5.90005977477148" calcext:value-type="float">
            <text:p>-5.900</text:p>
          </table:table-cell>
          <table:table-cell table:formula="of:=ABS([.J326])" office:value-type="float" office:value="5.90005977477148" calcext:value-type="float">
            <text:p>5.900</text:p>
          </table:table-cell>
          <table:table-cell/>
          <table:table-cell table:formula="of:=[.$B326]*([.N$4]+[.$B326]*([.N$5]+[.$B326]*([.N$6]+[.$B326]*[.N$7])))/(1+[.$B326]*([.N$8]+[.$B326]*([.N$9]+[.$B326]*[.N$10])))" office:value-type="float" office:value="10.4799086317236" calcext:value-type="float">
            <text:p>10.480</text:p>
          </table:table-cell>
          <table:table-cell table:formula="of:=[.C326]-[.M326]" office:value-type="float" office:value="0.0000913682764025481" calcext:value-type="float">
            <text:p>0.00009</text:p>
          </table:table-cell>
          <table:table-cell table:formula="of:=[.N326]*25.38" office:value-type="float" office:value="0.00231892685509667" calcext:value-type="float">
            <text:p>0.002</text:p>
          </table:table-cell>
          <table:table-cell table:formula="of:=ABS([.O326])" office:value-type="float" office:value="0.00231892685509667" calcext:value-type="float">
            <text:p>0.002</text:p>
          </table:table-cell>
          <table:table-cell/>
          <table:table-cell table:formula="of:=[.$B326]*([.S$4]+[.$B326]*([.S$5]+[.$B326]*([.S$6]+[.$B326]*[.S$7])))/(1+[.$B326]*([.S$8]+[.$B326]*([.S$9]+[.$B326]*[.S$10])))" office:value-type="float" office:value="10.8451266942368" calcext:value-type="float">
            <text:p>10.845</text:p>
          </table:table-cell>
          <table:table-cell table:style-name="ce40" table:formula="of:=[.C326]-[.R326]" office:value-type="float" office:value="-0.365126694236798" calcext:value-type="float">
            <text:p>-0.3651</text:p>
          </table:table-cell>
          <table:table-cell table:formula="of:=[.S326]*25.38" office:value-type="float" office:value="-9.26691549972993" calcext:value-type="float">
            <text:p>-9.267</text:p>
          </table:table-cell>
          <table:table-cell table:formula="of:=ABS([.T326])" office:value-type="float" office:value="9.26691549972993" calcext:value-type="float">
            <text:p>9.26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59" calcext:value-type="float">
            <text:p>259</text:p>
          </table:table-cell>
          <table:table-cell office:value-type="float" office:value="10.52" calcext:value-type="float">
            <text:p>10.520</text:p>
          </table:table-cell>
          <table:table-cell/>
          <table:table-cell table:formula="of:=[.$C327]*([.F$4]+[.$C327]*([.F$5]+[.$C327]*([.F$6]+[.$C327]*[.F$7])))/(1+[.$C327]*([.F$8]+[.$C327]*([.F$9]+[.$C327]*[.F$10])))" office:value-type="float" office:value="258.979987086804" calcext:value-type="float">
            <text:p>258.98</text:p>
          </table:table-cell>
          <table:table-cell table:formula="of:=[.B327]-[.E327]" office:value-type="float" office:value="0.0200129131964104" calcext:value-type="float">
            <text:p>0.020</text:p>
          </table:table-cell>
          <table:table-cell table:formula="of:=ABS([.F327])" office:value-type="float" office:value="0.0200129131964104" calcext:value-type="float">
            <text:p>0.020</text:p>
          </table:table-cell>
          <table:table-cell/>
          <table:table-cell table:style-name="ce12" table:formula="of:=[.$C327]*([.J$4]+[.$C327]*([.J$5]+[.$C327]*([.J$6]+[.$C327]*[.J$7])))/(1+[.$C327]*([.J$8]+[.$C327]*([.J$9]+[.$C327]*[.J$10])))" office:value-type="float" office:value="264.993252142287" calcext:value-type="float">
            <text:p>264.99</text:p>
          </table:table-cell>
          <table:table-cell table:formula="of:=[.B327]-[.I327]" office:value-type="float" office:value="-5.99325214228691" calcext:value-type="float">
            <text:p>-5.993</text:p>
          </table:table-cell>
          <table:table-cell table:formula="of:=ABS([.J327])" office:value-type="float" office:value="5.99325214228691" calcext:value-type="float">
            <text:p>5.993</text:p>
          </table:table-cell>
          <table:table-cell/>
          <table:table-cell table:formula="of:=[.$B327]*([.N$4]+[.$B327]*([.N$5]+[.$B327]*([.N$6]+[.$B327]*[.N$7])))/(1+[.$B327]*([.N$8]+[.$B327]*([.N$9]+[.$B327]*[.N$10])))" office:value-type="float" office:value="10.5207406732402" calcext:value-type="float">
            <text:p>10.521</text:p>
          </table:table-cell>
          <table:table-cell table:formula="of:=[.C327]-[.M327]" office:value-type="float" office:value="-0.000740673240171574" calcext:value-type="float">
            <text:p>-0.00074</text:p>
          </table:table-cell>
          <table:table-cell table:formula="of:=[.N327]*25.38" office:value-type="float" office:value="-0.0187982868355546" calcext:value-type="float">
            <text:p>-0.019</text:p>
          </table:table-cell>
          <table:table-cell table:formula="of:=ABS([.O327])" office:value-type="float" office:value="0.0187982868355546" calcext:value-type="float">
            <text:p>0.019</text:p>
          </table:table-cell>
          <table:table-cell/>
          <table:table-cell table:formula="of:=[.$B327]*([.S$4]+[.$B327]*([.S$5]+[.$B327]*([.S$6]+[.$B327]*[.S$7])))/(1+[.$B327]*([.S$8]+[.$B327]*([.S$9]+[.$B327]*[.S$10])))" office:value-type="float" office:value="10.8881400795312" calcext:value-type="float">
            <text:p>10.888</text:p>
          </table:table-cell>
          <table:table-cell table:style-name="ce40" table:formula="of:=[.C327]-[.R327]" office:value-type="float" office:value="-0.368140079531164" calcext:value-type="float">
            <text:p>-0.3681</text:p>
          </table:table-cell>
          <table:table-cell table:formula="of:=[.S327]*25.38" office:value-type="float" office:value="-9.34339521850095" calcext:value-type="float">
            <text:p>-9.343</text:p>
          </table:table-cell>
          <table:table-cell table:formula="of:=ABS([.T327])" office:value-type="float" office:value="9.34339521850095" calcext:value-type="float">
            <text:p>9.34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60" calcext:value-type="float">
            <text:p>260</text:p>
          </table:table-cell>
          <table:table-cell office:value-type="float" office:value="10.561" calcext:value-type="float">
            <text:p>10.561</text:p>
          </table:table-cell>
          <table:table-cell/>
          <table:table-cell table:formula="of:=[.$C328]*([.F$4]+[.$C328]*([.F$5]+[.$C328]*([.F$6]+[.$C328]*[.F$7])))/(1+[.$C328]*([.F$8]+[.$C328]*([.F$9]+[.$C328]*[.F$10])))" office:value-type="float" office:value="259.983977975213" calcext:value-type="float">
            <text:p>259.98</text:p>
          </table:table-cell>
          <table:table-cell table:formula="of:=[.B328]-[.E328]" office:value-type="float" office:value="0.0160220247865368" calcext:value-type="float">
            <text:p>0.016</text:p>
          </table:table-cell>
          <table:table-cell table:formula="of:=ABS([.F328])" office:value-type="float" office:value="0.0160220247865368" calcext:value-type="float">
            <text:p>0.016</text:p>
          </table:table-cell>
          <table:table-cell/>
          <table:table-cell table:style-name="ce12" table:formula="of:=[.$C328]*([.J$4]+[.$C328]*([.J$5]+[.$C328]*([.J$6]+[.$C328]*[.J$7])))/(1+[.$C328]*([.J$8]+[.$C328]*([.J$9]+[.$C328]*[.J$10])))" office:value-type="float" office:value="266.114477027152" calcext:value-type="float">
            <text:p>266.11</text:p>
          </table:table-cell>
          <table:table-cell table:formula="of:=[.B328]-[.I328]" office:value-type="float" office:value="-6.11447702715219" calcext:value-type="float">
            <text:p>-6.114</text:p>
          </table:table-cell>
          <table:table-cell table:formula="of:=ABS([.J328])" office:value-type="float" office:value="6.11447702715219" calcext:value-type="float">
            <text:p>6.114</text:p>
          </table:table-cell>
          <table:table-cell/>
          <table:table-cell table:formula="of:=[.$B328]*([.N$4]+[.$B328]*([.N$5]+[.$B328]*([.N$6]+[.$B328]*[.N$7])))/(1+[.$B328]*([.N$8]+[.$B328]*([.N$9]+[.$B328]*[.N$10])))" office:value-type="float" office:value="10.5615886154083" calcext:value-type="float">
            <text:p>10.562</text:p>
          </table:table-cell>
          <table:table-cell table:formula="of:=[.C328]-[.M328]" office:value-type="float" office:value="-0.000588615408339876" calcext:value-type="float">
            <text:p>-0.00059</text:p>
          </table:table-cell>
          <table:table-cell table:formula="of:=[.N328]*25.38" office:value-type="float" office:value="-0.0149390590636661" calcext:value-type="float">
            <text:p>-0.015</text:p>
          </table:table-cell>
          <table:table-cell table:formula="of:=ABS([.O328])" office:value-type="float" office:value="0.0149390590636661" calcext:value-type="float">
            <text:p>0.015</text:p>
          </table:table-cell>
          <table:table-cell/>
          <table:table-cell table:formula="of:=[.$B328]*([.S$4]+[.$B328]*([.S$5]+[.$B328]*([.S$6]+[.$B328]*[.S$7])))/(1+[.$B328]*([.S$8]+[.$B328]*([.S$9]+[.$B328]*[.S$10])))" office:value-type="float" office:value="10.9311563337596" calcext:value-type="float">
            <text:p>10.931</text:p>
          </table:table-cell>
          <table:table-cell table:style-name="ce40" table:formula="of:=[.C328]-[.R328]" office:value-type="float" office:value="-0.370156333759571" calcext:value-type="float">
            <text:p>-0.3702</text:p>
          </table:table-cell>
          <table:table-cell table:formula="of:=[.S328]*25.38" office:value-type="float" office:value="-9.39456775081791" calcext:value-type="float">
            <text:p>-9.395</text:p>
          </table:table-cell>
          <table:table-cell table:formula="of:=ABS([.T328])" office:value-type="float" office:value="9.39456775081791" calcext:value-type="float">
            <text:p>9.39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61" calcext:value-type="float">
            <text:p>261</text:p>
          </table:table-cell>
          <table:table-cell office:value-type="float" office:value="10.602" calcext:value-type="float">
            <text:p>10.602</text:p>
          </table:table-cell>
          <table:table-cell/>
          <table:table-cell table:formula="of:=[.$C329]*([.F$4]+[.$C329]*([.F$5]+[.$C329]*([.F$6]+[.$C329]*[.F$7])))/(1+[.$C329]*([.F$8]+[.$C329]*([.F$9]+[.$C329]*[.F$10])))" office:value-type="float" office:value="260.98757445128" calcext:value-type="float">
            <text:p>260.99</text:p>
          </table:table-cell>
          <table:table-cell table:formula="of:=[.B329]-[.E329]" office:value-type="float" office:value="0.0124255487201594" calcext:value-type="float">
            <text:p>0.012</text:p>
          </table:table-cell>
          <table:table-cell table:formula="of:=ABS([.F329])" office:value-type="float" office:value="0.0124255487201594" calcext:value-type="float">
            <text:p>0.012</text:p>
          </table:table-cell>
          <table:table-cell/>
          <table:table-cell table:style-name="ce12" table:formula="of:=[.$C329]*([.J$4]+[.$C329]*([.J$5]+[.$C329]*([.J$6]+[.$C329]*[.J$7])))/(1+[.$C329]*([.J$8]+[.$C329]*([.J$9]+[.$C329]*[.J$10])))" office:value-type="float" office:value="267.236408292177" calcext:value-type="float">
            <text:p>267.24</text:p>
          </table:table-cell>
          <table:table-cell table:formula="of:=[.B329]-[.I329]" office:value-type="float" office:value="-6.2364082921768" calcext:value-type="float">
            <text:p>-6.236</text:p>
          </table:table-cell>
          <table:table-cell table:formula="of:=ABS([.J329])" office:value-type="float" office:value="6.2364082921768" calcext:value-type="float">
            <text:p>6.236</text:p>
          </table:table-cell>
          <table:table-cell/>
          <table:table-cell table:formula="of:=[.$B329]*([.N$4]+[.$B329]*([.N$5]+[.$B329]*([.N$6]+[.$B329]*[.N$7])))/(1+[.$B329]*([.N$8]+[.$B329]*([.N$9]+[.$B329]*[.N$10])))" office:value-type="float" office:value="10.6024524031068" calcext:value-type="float">
            <text:p>10.602</text:p>
          </table:table-cell>
          <table:table-cell table:formula="of:=[.C329]-[.M329]" office:value-type="float" office:value="-0.000452403106764976" calcext:value-type="float">
            <text:p>-0.00045</text:p>
          </table:table-cell>
          <table:table-cell table:formula="of:=[.N329]*25.38" office:value-type="float" office:value="-0.0114819908496951" calcext:value-type="float">
            <text:p>-0.011</text:p>
          </table:table-cell>
          <table:table-cell table:formula="of:=ABS([.O329])" office:value-type="float" office:value="0.0114819908496951" calcext:value-type="float">
            <text:p>0.011</text:p>
          </table:table-cell>
          <table:table-cell/>
          <table:table-cell table:formula="of:=[.$B329]*([.S$4]+[.$B329]*([.S$5]+[.$B329]*([.S$6]+[.$B329]*[.S$7])))/(1+[.$B329]*([.S$8]+[.$B329]*([.S$9]+[.$B329]*[.S$10])))" office:value-type="float" office:value="10.9741754364701" calcext:value-type="float">
            <text:p>10.974</text:p>
          </table:table-cell>
          <table:table-cell table:style-name="ce40" table:formula="of:=[.C329]-[.R329]" office:value-type="float" office:value="-0.372175436470089" calcext:value-type="float">
            <text:p>-0.3722</text:p>
          </table:table-cell>
          <table:table-cell table:formula="of:=[.S329]*25.38" office:value-type="float" office:value="-9.44581257761086" calcext:value-type="float">
            <text:p>-9.446</text:p>
          </table:table-cell>
          <table:table-cell table:formula="of:=ABS([.T329])" office:value-type="float" office:value="9.44581257761086" calcext:value-type="float">
            <text:p>9.44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62" calcext:value-type="float">
            <text:p>262</text:p>
          </table:table-cell>
          <table:table-cell office:value-type="float" office:value="10.643" calcext:value-type="float">
            <text:p>10.643</text:p>
          </table:table-cell>
          <table:table-cell/>
          <table:table-cell table:formula="of:=[.$C330]*([.F$4]+[.$C330]*([.F$5]+[.$C330]*([.F$6]+[.$C330]*[.F$7])))/(1+[.$C330]*([.F$8]+[.$C330]*([.F$9]+[.$C330]*[.F$10])))" office:value-type="float" office:value="261.990778108766" calcext:value-type="float">
            <text:p>261.99</text:p>
          </table:table-cell>
          <table:table-cell table:formula="of:=[.B330]-[.E330]" office:value-type="float" office:value="0.00922189123400585" calcext:value-type="float">
            <text:p>0.009</text:p>
          </table:table-cell>
          <table:table-cell table:formula="of:=ABS([.F330])" office:value-type="float" office:value="0.00922189123400585" calcext:value-type="float">
            <text:p>0.009</text:p>
          </table:table-cell>
          <table:table-cell/>
          <table:table-cell table:style-name="ce12" table:formula="of:=[.$C330]*([.J$4]+[.$C330]*([.J$5]+[.$C330]*([.J$6]+[.$C330]*[.J$7])))/(1+[.$C330]*([.J$8]+[.$C330]*([.J$9]+[.$C330]*[.J$10])))" office:value-type="float" office:value="268.359040890418" calcext:value-type="float">
            <text:p>268.36</text:p>
          </table:table-cell>
          <table:table-cell table:formula="of:=[.B330]-[.I330]" office:value-type="float" office:value="-6.35904089041838" calcext:value-type="float">
            <text:p>-6.359</text:p>
          </table:table-cell>
          <table:table-cell table:formula="of:=ABS([.J330])" office:value-type="float" office:value="6.35904089041838" calcext:value-type="float">
            <text:p>6.359</text:p>
          </table:table-cell>
          <table:table-cell/>
          <table:table-cell table:formula="of:=[.$B330]*([.N$4]+[.$B330]*([.N$5]+[.$B330]*([.N$6]+[.$B330]*[.N$7])))/(1+[.$B330]*([.N$8]+[.$B330]*([.N$9]+[.$B330]*[.N$10])))" office:value-type="float" office:value="10.6433319783444" calcext:value-type="float">
            <text:p>10.643</text:p>
          </table:table-cell>
          <table:table-cell table:formula="of:=[.C330]-[.M330]" office:value-type="float" office:value="-0.00033197834442511" calcext:value-type="float">
            <text:p>-0.00033</text:p>
          </table:table-cell>
          <table:table-cell table:formula="of:=[.N330]*25.38" office:value-type="float" office:value="-0.00842561038150929" calcext:value-type="float">
            <text:p>-0.008</text:p>
          </table:table-cell>
          <table:table-cell table:formula="of:=ABS([.O330])" office:value-type="float" office:value="0.00842561038150929" calcext:value-type="float">
            <text:p>0.008</text:p>
          </table:table-cell>
          <table:table-cell/>
          <table:table-cell table:formula="of:=[.$B330]*([.S$4]+[.$B330]*([.S$5]+[.$B330]*([.S$6]+[.$B330]*[.S$7])))/(1+[.$B330]*([.S$8]+[.$B330]*([.S$9]+[.$B330]*[.S$10])))" office:value-type="float" office:value="11.0171973674047" calcext:value-type="float">
            <text:p>11.017</text:p>
          </table:table-cell>
          <table:table-cell table:style-name="ce40" table:formula="of:=[.C330]-[.R330]" office:value-type="float" office:value="-0.374197367404655" calcext:value-type="float">
            <text:p>-0.3742</text:p>
          </table:table-cell>
          <table:table-cell table:formula="of:=[.S330]*25.38" office:value-type="float" office:value="-9.49712918473014" calcext:value-type="float">
            <text:p>-9.497</text:p>
          </table:table-cell>
          <table:table-cell table:formula="of:=ABS([.T330])" office:value-type="float" office:value="9.49712918473014" calcext:value-type="float">
            <text:p>9.49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63" calcext:value-type="float">
            <text:p>263</text:p>
          </table:table-cell>
          <table:table-cell office:value-type="float" office:value="10.684" calcext:value-type="float">
            <text:p>10.684</text:p>
          </table:table-cell>
          <table:table-cell/>
          <table:table-cell table:formula="of:=[.$C331]*([.F$4]+[.$C331]*([.F$5]+[.$C331]*([.F$6]+[.$C331]*[.F$7])))/(1+[.$C331]*([.F$8]+[.$C331]*([.F$9]+[.$C331]*[.F$10])))" office:value-type="float" office:value="262.993590615697" calcext:value-type="float">
            <text:p>262.99</text:p>
          </table:table-cell>
          <table:table-cell table:formula="of:=[.B331]-[.E331]" office:value-type="float" office:value="0.00640938430325377" calcext:value-type="float">
            <text:p>0.006</text:p>
          </table:table-cell>
          <table:table-cell table:formula="of:=ABS([.F331])" office:value-type="float" office:value="0.00640938430325377" calcext:value-type="float">
            <text:p>0.006</text:p>
          </table:table-cell>
          <table:table-cell/>
          <table:table-cell table:style-name="ce12" table:formula="of:=[.$C331]*([.J$4]+[.$C331]*([.J$5]+[.$C331]*([.J$6]+[.$C331]*[.J$7])))/(1+[.$C331]*([.J$8]+[.$C331]*([.J$9]+[.$C331]*[.J$10])))" office:value-type="float" office:value="269.482369773389" calcext:value-type="float">
            <text:p>269.48</text:p>
          </table:table-cell>
          <table:table-cell table:formula="of:=[.B331]-[.I331]" office:value-type="float" office:value="-6.48236977338939" calcext:value-type="float">
            <text:p>-6.482</text:p>
          </table:table-cell>
          <table:table-cell table:formula="of:=ABS([.J331])" office:value-type="float" office:value="6.48236977338939" calcext:value-type="float">
            <text:p>6.482</text:p>
          </table:table-cell>
          <table:table-cell/>
          <table:table-cell table:formula="of:=[.$B331]*([.N$4]+[.$B331]*([.N$5]+[.$B331]*([.N$6]+[.$B331]*[.N$7])))/(1+[.$B331]*([.N$8]+[.$B331]*([.N$9]+[.$B331]*[.N$10])))" office:value-type="float" office:value="10.6842272803884" calcext:value-type="float">
            <text:p>10.684</text:p>
          </table:table-cell>
          <table:table-cell table:formula="of:=[.C331]-[.M331]" office:value-type="float" office:value="-0.000227280388397588" calcext:value-type="float">
            <text:p>-0.00023</text:p>
          </table:table-cell>
          <table:table-cell table:formula="of:=[.N331]*25.38" office:value-type="float" office:value="-0.00576837625753079" calcext:value-type="float">
            <text:p>-0.006</text:p>
          </table:table-cell>
          <table:table-cell table:formula="of:=ABS([.O331])" office:value-type="float" office:value="0.00576837625753079" calcext:value-type="float">
            <text:p>0.006</text:p>
          </table:table-cell>
          <table:table-cell/>
          <table:table-cell table:formula="of:=[.$B331]*([.S$4]+[.$B331]*([.S$5]+[.$B331]*([.S$6]+[.$B331]*[.S$7])))/(1+[.$B331]*([.S$8]+[.$B331]*([.S$9]+[.$B331]*[.S$10])))" office:value-type="float" office:value="11.0602221064968" calcext:value-type="float">
            <text:p>11.060</text:p>
          </table:table-cell>
          <table:table-cell table:style-name="ce40" table:formula="of:=[.C331]-[.R331]" office:value-type="float" office:value="-0.376222106496757" calcext:value-type="float">
            <text:p>-0.3762</text:p>
          </table:table-cell>
          <table:table-cell table:formula="of:=[.S331]*25.38" office:value-type="float" office:value="-9.54851706288768" calcext:value-type="float">
            <text:p>-9.549</text:p>
          </table:table-cell>
          <table:table-cell table:formula="of:=ABS([.T331])" office:value-type="float" office:value="9.54851706288768" calcext:value-type="float">
            <text:p>9.54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64" calcext:value-type="float">
            <text:p>264</text:p>
          </table:table-cell>
          <table:table-cell office:value-type="float" office:value="10.725" calcext:value-type="float">
            <text:p>10.725</text:p>
          </table:table-cell>
          <table:table-cell/>
          <table:table-cell table:formula="of:=[.$C332]*([.F$4]+[.$C332]*([.F$5]+[.$C332]*([.F$6]+[.$C332]*[.F$7])))/(1+[.$C332]*([.F$8]+[.$C332]*([.F$9]+[.$C332]*[.F$10])))" office:value-type="float" office:value="263.996013710898" calcext:value-type="float">
            <text:p>264.00</text:p>
          </table:table-cell>
          <table:table-cell table:formula="of:=[.B332]-[.E332]" office:value-type="float" office:value="0.00398628910221532" calcext:value-type="float">
            <text:p>0.004</text:p>
          </table:table-cell>
          <table:table-cell table:formula="of:=ABS([.F332])" office:value-type="float" office:value="0.00398628910221532" calcext:value-type="float">
            <text:p>0.004</text:p>
          </table:table-cell>
          <table:table-cell/>
          <table:table-cell table:style-name="ce12" table:formula="of:=[.$C332]*([.J$4]+[.$C332]*([.J$5]+[.$C332]*([.J$6]+[.$C332]*[.J$7])))/(1+[.$C332]*([.J$8]+[.$C332]*([.J$9]+[.$C332]*[.J$10])))" office:value-type="float" office:value="270.606389892027" calcext:value-type="float">
            <text:p>270.61</text:p>
          </table:table-cell>
          <table:table-cell table:formula="of:=[.B332]-[.I332]" office:value-type="float" office:value="-6.60638989202732" calcext:value-type="float">
            <text:p>-6.606</text:p>
          </table:table-cell>
          <table:table-cell table:formula="of:=ABS([.J332])" office:value-type="float" office:value="6.60638989202732" calcext:value-type="float">
            <text:p>6.606</text:p>
          </table:table-cell>
          <table:table-cell/>
          <table:table-cell table:formula="of:=[.$B332]*([.N$4]+[.$B332]*([.N$5]+[.$B332]*([.N$6]+[.$B332]*[.N$7])))/(1+[.$B332]*([.N$8]+[.$B332]*([.N$9]+[.$B332]*[.N$10])))" office:value-type="float" office:value="10.7251382458885" calcext:value-type="float">
            <text:p>10.725</text:p>
          </table:table-cell>
          <table:table-cell table:formula="of:=[.C332]-[.M332]" office:value-type="float" office:value="-0.000138245888484434" calcext:value-type="float">
            <text:p>-0.00014</text:p>
          </table:table-cell>
          <table:table-cell table:formula="of:=[.N332]*25.38" office:value-type="float" office:value="-0.00350868064973493" calcext:value-type="float">
            <text:p>-0.004</text:p>
          </table:table-cell>
          <table:table-cell table:formula="of:=ABS([.O332])" office:value-type="float" office:value="0.00350868064973493" calcext:value-type="float">
            <text:p>0.004</text:p>
          </table:table-cell>
          <table:table-cell/>
          <table:table-cell table:formula="of:=[.$B332]*([.S$4]+[.$B332]*([.S$5]+[.$B332]*([.S$6]+[.$B332]*[.S$7])))/(1+[.$B332]*([.S$8]+[.$B332]*([.S$9]+[.$B332]*[.S$10])))" office:value-type="float" office:value="11.1032496338692" calcext:value-type="float">
            <text:p>11.103</text:p>
          </table:table-cell>
          <table:table-cell table:style-name="ce40" table:formula="of:=[.C332]-[.R332]" office:value-type="float" office:value="-0.378249633869178" calcext:value-type="float">
            <text:p>-0.3782</text:p>
          </table:table-cell>
          <table:table-cell table:formula="of:=[.S332]*25.38" office:value-type="float" office:value="-9.59997570759973" calcext:value-type="float">
            <text:p>-9.600</text:p>
          </table:table-cell>
          <table:table-cell table:formula="of:=ABS([.T332])" office:value-type="float" office:value="9.59997570759973" calcext:value-type="float">
            <text:p>9.60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65" calcext:value-type="float">
            <text:p>265</text:p>
          </table:table-cell>
          <table:table-cell office:value-type="float" office:value="10.766" calcext:value-type="float">
            <text:p>10.766</text:p>
          </table:table-cell>
          <table:table-cell/>
          <table:table-cell table:formula="of:=[.$C333]*([.F$4]+[.$C333]*([.F$5]+[.$C333]*([.F$6]+[.$C333]*[.F$7])))/(1+[.$C333]*([.F$8]+[.$C333]*([.F$9]+[.$C333]*[.F$10])))" office:value-type="float" office:value="264.998049200621" calcext:value-type="float">
            <text:p>265.00</text:p>
          </table:table-cell>
          <table:table-cell table:formula="of:=[.B333]-[.E333]" office:value-type="float" office:value="0.00195079937947185" calcext:value-type="float">
            <text:p>0.002</text:p>
          </table:table-cell>
          <table:table-cell table:formula="of:=ABS([.F333])" office:value-type="float" office:value="0.00195079937947185" calcext:value-type="float">
            <text:p>0.002</text:p>
          </table:table-cell>
          <table:table-cell/>
          <table:table-cell table:style-name="ce12" table:formula="of:=[.$C333]*([.J$4]+[.$C333]*([.J$5]+[.$C333]*([.J$6]+[.$C333]*[.J$7])))/(1+[.$C333]*([.J$8]+[.$C333]*([.J$9]+[.$C333]*[.J$10])))" office:value-type="float" office:value="271.731096197645" calcext:value-type="float">
            <text:p>271.73</text:p>
          </table:table-cell>
          <table:table-cell table:formula="of:=[.B333]-[.I333]" office:value-type="float" office:value="-6.73109619764534" calcext:value-type="float">
            <text:p>-6.731</text:p>
          </table:table-cell>
          <table:table-cell table:formula="of:=ABS([.J333])" office:value-type="float" office:value="6.73109619764534" calcext:value-type="float">
            <text:p>6.731</text:p>
          </table:table-cell>
          <table:table-cell/>
          <table:table-cell table:formula="of:=[.$B333]*([.N$4]+[.$B333]*([.N$5]+[.$B333]*([.N$6]+[.$B333]*[.N$7])))/(1+[.$B333]*([.N$8]+[.$B333]*([.N$9]+[.$B333]*[.N$10])))" office:value-type="float" office:value="10.7660648089988" calcext:value-type="float">
            <text:p>10.766</text:p>
          </table:table-cell>
          <table:table-cell table:formula="of:=[.C333]-[.M333]" office:value-type="float" office:value="-0.0000648089987791423" calcext:value-type="float">
            <text:p>-0.00006</text:p>
          </table:table-cell>
          <table:table-cell table:formula="of:=[.N333]*25.38" office:value-type="float" office:value="-0.00164485238901463" calcext:value-type="float">
            <text:p>-0.002</text:p>
          </table:table-cell>
          <table:table-cell table:formula="of:=ABS([.O333])" office:value-type="float" office:value="0.00164485238901463" calcext:value-type="float">
            <text:p>0.002</text:p>
          </table:table-cell>
          <table:table-cell/>
          <table:table-cell table:formula="of:=[.$B333]*([.S$4]+[.$B333]*([.S$5]+[.$B333]*([.S$6]+[.$B333]*[.S$7])))/(1+[.$B333]*([.S$8]+[.$B333]*([.S$9]+[.$B333]*[.S$10])))" office:value-type="float" office:value="11.1462799298318" calcext:value-type="float">
            <text:p>11.146</text:p>
          </table:table-cell>
          <table:table-cell table:style-name="ce40" table:formula="of:=[.C333]-[.R333]" office:value-type="float" office:value="-0.380279929831795" calcext:value-type="float">
            <text:p>-0.3803</text:p>
          </table:table-cell>
          <table:table-cell table:formula="of:=[.S333]*25.38" office:value-type="float" office:value="-9.65150461913097" calcext:value-type="float">
            <text:p>-9.652</text:p>
          </table:table-cell>
          <table:table-cell table:formula="of:=ABS([.T333])" office:value-type="float" office:value="9.65150461913097" calcext:value-type="float">
            <text:p>9.65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66" calcext:value-type="float">
            <text:p>266</text:p>
          </table:table-cell>
          <table:table-cell office:value-type="float" office:value="10.807" calcext:value-type="float">
            <text:p>10.807</text:p>
          </table:table-cell>
          <table:table-cell/>
          <table:table-cell table:formula="of:=[.$C334]*([.F$4]+[.$C334]*([.F$5]+[.$C334]*([.F$6]+[.$C334]*[.F$7])))/(1+[.$C334]*([.F$8]+[.$C334]*([.F$9]+[.$C334]*[.F$10])))" office:value-type="float" office:value="265.999698955251" calcext:value-type="float">
            <text:p>266.00</text:p>
          </table:table-cell>
          <table:table-cell table:formula="of:=[.B334]-[.E334]" office:value-type="float" office:value="0.000301044748823642" calcext:value-type="float">
            <text:p>0.000</text:p>
          </table:table-cell>
          <table:table-cell table:formula="of:=ABS([.F334])" office:value-type="float" office:value="0.000301044748823642" calcext:value-type="float">
            <text:p>0.000</text:p>
          </table:table-cell>
          <table:table-cell/>
          <table:table-cell table:style-name="ce12" table:formula="of:=[.$C334]*([.J$4]+[.$C334]*([.J$5]+[.$C334]*([.J$6]+[.$C334]*[.J$7])))/(1+[.$C334]*([.J$8]+[.$C334]*([.J$9]+[.$C334]*[.J$10])))" office:value-type="float" office:value="272.856483642859" calcext:value-type="float">
            <text:p>272.86</text:p>
          </table:table-cell>
          <table:table-cell table:formula="of:=[.B334]-[.I334]" office:value-type="float" office:value="-6.85648364285868" calcext:value-type="float">
            <text:p>-6.856</text:p>
          </table:table-cell>
          <table:table-cell table:formula="of:=ABS([.J334])" office:value-type="float" office:value="6.85648364285868" calcext:value-type="float">
            <text:p>6.856</text:p>
          </table:table-cell>
          <table:table-cell/>
          <table:table-cell table:formula="of:=[.$B334]*([.N$4]+[.$B334]*([.N$5]+[.$B334]*([.N$6]+[.$B334]*[.N$7])))/(1+[.$B334]*([.N$8]+[.$B334]*([.N$9]+[.$B334]*[.N$10])))" office:value-type="float" office:value="10.8070069014961" calcext:value-type="float">
            <text:p>10.807</text:p>
          </table:table-cell>
          <table:table-cell table:formula="of:=[.C334]-[.M334]" office:value-type="float" office:value="-0.00000690149605375723" calcext:value-type="float">
            <text:p>-0.00001</text:p>
          </table:table-cell>
          <table:table-cell table:formula="of:=[.N334]*25.38" office:value-type="float" office:value="-0.000175159969844358" calcext:value-type="float">
            <text:p>0.000</text:p>
          </table:table-cell>
          <table:table-cell table:formula="of:=ABS([.O334])" office:value-type="float" office:value="0.000175159969844358" calcext:value-type="float">
            <text:p>0.000</text:p>
          </table:table-cell>
          <table:table-cell/>
          <table:table-cell table:formula="of:=[.$B334]*([.S$4]+[.$B334]*([.S$5]+[.$B334]*([.S$6]+[.$B334]*[.S$7])))/(1+[.$B334]*([.S$8]+[.$B334]*([.S$9]+[.$B334]*[.S$10])))" office:value-type="float" office:value="11.1893129748794" calcext:value-type="float">
            <text:p>11.189</text:p>
          </table:table-cell>
          <table:table-cell table:style-name="ce40" table:formula="of:=[.C334]-[.R334]" office:value-type="float" office:value="-0.382312974879358" calcext:value-type="float">
            <text:p>-0.3823</text:p>
          </table:table-cell>
          <table:table-cell table:formula="of:=[.S334]*25.38" office:value-type="float" office:value="-9.70310330243811" calcext:value-type="float">
            <text:p>-9.703</text:p>
          </table:table-cell>
          <table:table-cell table:formula="of:=ABS([.T334])" office:value-type="float" office:value="9.70310330243811" calcext:value-type="float">
            <text:p>9.70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67" calcext:value-type="float">
            <text:p>267</text:p>
          </table:table-cell>
          <table:table-cell office:value-type="float" office:value="10.848" calcext:value-type="float">
            <text:p>10.848</text:p>
          </table:table-cell>
          <table:table-cell/>
          <table:table-cell table:formula="of:=[.$C335]*([.F$4]+[.$C335]*([.F$5]+[.$C335]*([.F$6]+[.$C335]*[.F$7])))/(1+[.$C335]*([.F$8]+[.$C335]*([.F$9]+[.$C335]*[.F$10])))" office:value-type="float" office:value="267.000964906105" calcext:value-type="float">
            <text:p>267.00</text:p>
          </table:table-cell>
          <table:table-cell table:formula="of:=[.B335]-[.E335]" office:value-type="float" office:value="-0.000964906105480168" calcext:value-type="float">
            <text:p>-0.001</text:p>
          </table:table-cell>
          <table:table-cell table:formula="of:=ABS([.F335])" office:value-type="float" office:value="0.000964906105480168" calcext:value-type="float">
            <text:p>0.001</text:p>
          </table:table-cell>
          <table:table-cell/>
          <table:table-cell table:style-name="ce12" table:formula="of:=[.$C335]*([.J$4]+[.$C335]*([.J$5]+[.$C335]*([.J$6]+[.$C335]*[.J$7])))/(1+[.$C335]*([.J$8]+[.$C335]*([.J$9]+[.$C335]*[.J$10])))" office:value-type="float" office:value="273.982547182491" calcext:value-type="float">
            <text:p>273.98</text:p>
          </table:table-cell>
          <table:table-cell table:formula="of:=[.B335]-[.I335]" office:value-type="float" office:value="-6.98254718249086" calcext:value-type="float">
            <text:p>-6.983</text:p>
          </table:table-cell>
          <table:table-cell table:formula="of:=ABS([.J335])" office:value-type="float" office:value="6.98254718249086" calcext:value-type="float">
            <text:p>6.983</text:p>
          </table:table-cell>
          <table:table-cell/>
          <table:table-cell table:formula="of:=[.$B335]*([.N$4]+[.$B335]*([.N$5]+[.$B335]*([.N$6]+[.$B335]*[.N$7])))/(1+[.$B335]*([.N$8]+[.$B335]*([.N$9]+[.$B335]*[.N$10])))" office:value-type="float" office:value="10.8479644528951" calcext:value-type="float">
            <text:p>10.848</text:p>
          </table:table-cell>
          <table:table-cell table:formula="of:=[.C335]-[.M335]" office:value-type="float" office:value="0.0000355471049182654" calcext:value-type="float">
            <text:p>0.00004</text:p>
          </table:table-cell>
          <table:table-cell table:formula="of:=[.N335]*25.38" office:value-type="float" office:value="0.000902185522825576" calcext:value-type="float">
            <text:p>0.001</text:p>
          </table:table-cell>
          <table:table-cell table:formula="of:=ABS([.O335])" office:value-type="float" office:value="0.000902185522825576" calcext:value-type="float">
            <text:p>0.001</text:p>
          </table:table-cell>
          <table:table-cell/>
          <table:table-cell table:formula="of:=[.$B335]*([.S$4]+[.$B335]*([.S$5]+[.$B335]*([.S$6]+[.$B335]*[.S$7])))/(1+[.$B335]*([.S$8]+[.$B335]*([.S$9]+[.$B335]*[.S$10])))" office:value-type="float" office:value="11.2323487496893" calcext:value-type="float">
            <text:p>11.232</text:p>
          </table:table-cell>
          <table:table-cell table:style-name="ce40" table:formula="of:=[.C335]-[.R335]" office:value-type="float" office:value="-0.384348749689332" calcext:value-type="float">
            <text:p>-0.3843</text:p>
          </table:table-cell>
          <table:table-cell table:formula="of:=[.S335]*25.38" office:value-type="float" office:value="-9.75477126711525" calcext:value-type="float">
            <text:p>-9.755</text:p>
          </table:table-cell>
          <table:table-cell table:formula="of:=ABS([.T335])" office:value-type="float" office:value="9.75477126711525" calcext:value-type="float">
            <text:p>9.75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68" calcext:value-type="float">
            <text:p>268</text:p>
          </table:table-cell>
          <table:table-cell office:value-type="float" office:value="10.889" calcext:value-type="float">
            <text:p>10.889</text:p>
          </table:table-cell>
          <table:table-cell/>
          <table:table-cell table:formula="of:=[.$C336]*([.F$4]+[.$C336]*([.F$5]+[.$C336]*([.F$6]+[.$C336]*[.F$7])))/(1+[.$C336]*([.F$8]+[.$C336]*([.F$9]+[.$C336]*[.F$10])))" office:value-type="float" office:value="268.001849042307" calcext:value-type="float">
            <text:p>268.00</text:p>
          </table:table-cell>
          <table:table-cell table:formula="of:=[.B336]-[.E336]" office:value-type="float" office:value="-0.00184904230690108" calcext:value-type="float">
            <text:p>-0.002</text:p>
          </table:table-cell>
          <table:table-cell table:formula="of:=ABS([.F336])" office:value-type="float" office:value="0.00184904230690108" calcext:value-type="float">
            <text:p>0.002</text:p>
          </table:table-cell>
          <table:table-cell/>
          <table:table-cell table:style-name="ce12" table:formula="of:=[.$C336]*([.J$4]+[.$C336]*([.J$5]+[.$C336]*([.J$6]+[.$C336]*[.J$7])))/(1+[.$C336]*([.J$8]+[.$C336]*([.J$9]+[.$C336]*[.J$10])))" office:value-type="float" office:value="275.109281774457" calcext:value-type="float">
            <text:p>275.11</text:p>
          </table:table-cell>
          <table:table-cell table:formula="of:=[.B336]-[.I336]" office:value-type="float" office:value="-7.10928177445749" calcext:value-type="float">
            <text:p>-7.109</text:p>
          </table:table-cell>
          <table:table-cell table:formula="of:=ABS([.J336])" office:value-type="float" office:value="7.10928177445749" calcext:value-type="float">
            <text:p>7.109</text:p>
          </table:table-cell>
          <table:table-cell/>
          <table:table-cell table:formula="of:=[.$B336]*([.N$4]+[.$B336]*([.N$5]+[.$B336]*([.N$6]+[.$B336]*[.N$7])))/(1+[.$B336]*([.N$8]+[.$B336]*([.N$9]+[.$B336]*[.N$10])))" office:value-type="float" office:value="10.8889373905609" calcext:value-type="float">
            <text:p>10.889</text:p>
          </table:table-cell>
          <table:table-cell table:formula="of:=[.C336]-[.M336]" office:value-type="float" office:value="0.000062609439090977" calcext:value-type="float">
            <text:p>0.00006</text:p>
          </table:table-cell>
          <table:table-cell table:formula="of:=[.N336]*25.38" office:value-type="float" office:value="0.001589027564129" calcext:value-type="float">
            <text:p>0.002</text:p>
          </table:table-cell>
          <table:table-cell table:formula="of:=ABS([.O336])" office:value-type="float" office:value="0.001589027564129" calcext:value-type="float">
            <text:p>0.002</text:p>
          </table:table-cell>
          <table:table-cell/>
          <table:table-cell table:formula="of:=[.$B336]*([.S$4]+[.$B336]*([.S$5]+[.$B336]*([.S$6]+[.$B336]*[.S$7])))/(1+[.$B336]*([.S$8]+[.$B336]*([.S$9]+[.$B336]*[.S$10])))" office:value-type="float" office:value="11.2753872351198" calcext:value-type="float">
            <text:p>11.275</text:p>
          </table:table-cell>
          <table:table-cell table:style-name="ce40" table:formula="of:=[.C336]-[.R336]" office:value-type="float" office:value="-0.386387235119789" calcext:value-type="float">
            <text:p>-0.3864</text:p>
          </table:table-cell>
          <table:table-cell table:formula="of:=[.S336]*25.38" office:value-type="float" office:value="-9.80650802734026" calcext:value-type="float">
            <text:p>-9.807</text:p>
          </table:table-cell>
          <table:table-cell table:formula="of:=ABS([.T336])" office:value-type="float" office:value="9.80650802734026" calcext:value-type="float">
            <text:p>9.80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69" calcext:value-type="float">
            <text:p>269</text:p>
          </table:table-cell>
          <table:table-cell office:value-type="float" office:value="10.93" calcext:value-type="float">
            <text:p>10.930</text:p>
          </table:table-cell>
          <table:table-cell/>
          <table:table-cell table:formula="of:=[.$C337]*([.F$4]+[.$C337]*([.F$5]+[.$C337]*([.F$6]+[.$C337]*[.F$7])))/(1+[.$C337]*([.F$8]+[.$C337]*([.F$9]+[.$C337]*[.F$10])))" office:value-type="float" office:value="269.002353407749" calcext:value-type="float">
            <text:p>269.00</text:p>
          </table:table-cell>
          <table:table-cell table:formula="of:=[.B337]-[.E337]" office:value-type="float" office:value="-0.00235340774923998" calcext:value-type="float">
            <text:p>-0.002</text:p>
          </table:table-cell>
          <table:table-cell table:formula="of:=ABS([.F337])" office:value-type="float" office:value="0.00235340774923998" calcext:value-type="float">
            <text:p>0.002</text:p>
          </table:table-cell>
          <table:table-cell/>
          <table:table-cell table:style-name="ce12" table:formula="of:=[.$C337]*([.J$4]+[.$C337]*([.J$5]+[.$C337]*([.J$6]+[.$C337]*[.J$7])))/(1+[.$C337]*([.J$8]+[.$C337]*([.J$9]+[.$C337]*[.J$10])))" office:value-type="float" office:value="276.23668238063" calcext:value-type="float">
            <text:p>276.24</text:p>
          </table:table-cell>
          <table:table-cell table:formula="of:=[.B337]-[.I337]" office:value-type="float" office:value="-7.23668238063016" calcext:value-type="float">
            <text:p>-7.237</text:p>
          </table:table-cell>
          <table:table-cell table:formula="of:=ABS([.J337])" office:value-type="float" office:value="7.23668238063016" calcext:value-type="float">
            <text:p>7.237</text:p>
          </table:table-cell>
          <table:table-cell/>
          <table:table-cell table:formula="of:=[.$B337]*([.N$4]+[.$B337]*([.N$5]+[.$B337]*([.N$6]+[.$B337]*[.N$7])))/(1+[.$B337]*([.N$8]+[.$B337]*([.N$9]+[.$B337]*[.N$10])))" office:value-type="float" office:value="10.9299256398181" calcext:value-type="float">
            <text:p>10.930</text:p>
          </table:table-cell>
          <table:table-cell table:formula="of:=[.C337]-[.M337]" office:value-type="float" office:value="0.0000743601819443995" calcext:value-type="float">
            <text:p>0.00007</text:p>
          </table:table-cell>
          <table:table-cell table:formula="of:=[.N337]*25.38" office:value-type="float" office:value="0.00188726141774886" calcext:value-type="float">
            <text:p>0.002</text:p>
          </table:table-cell>
          <table:table-cell table:formula="of:=ABS([.O337])" office:value-type="float" office:value="0.00188726141774886" calcext:value-type="float">
            <text:p>0.002</text:p>
          </table:table-cell>
          <table:table-cell/>
          <table:table-cell table:formula="of:=[.$B337]*([.S$4]+[.$B337]*([.S$5]+[.$B337]*([.S$6]+[.$B337]*[.S$7])))/(1+[.$B337]*([.S$8]+[.$B337]*([.S$9]+[.$B337]*[.S$10])))" office:value-type="float" office:value="11.3184284122073" calcext:value-type="float">
            <text:p>11.318</text:p>
          </table:table-cell>
          <table:table-cell table:style-name="ce40" table:formula="of:=[.C337]-[.R337]" office:value-type="float" office:value="-0.388428412207261" calcext:value-type="float">
            <text:p>-0.3884</text:p>
          </table:table-cell>
          <table:table-cell table:formula="of:=[.S337]*25.38" office:value-type="float" office:value="-9.8583131018203" calcext:value-type="float">
            <text:p>-9.858</text:p>
          </table:table-cell>
          <table:table-cell table:formula="of:=ABS([.T337])" office:value-type="float" office:value="9.8583131018203" calcext:value-type="float">
            <text:p>9.85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70" calcext:value-type="float">
            <text:p>270</text:p>
          </table:table-cell>
          <table:table-cell office:value-type="float" office:value="10.971" calcext:value-type="float">
            <text:p>10.971</text:p>
          </table:table-cell>
          <table:table-cell/>
          <table:table-cell table:formula="of:=[.$C338]*([.F$4]+[.$C338]*([.F$5]+[.$C338]*([.F$6]+[.$C338]*[.F$7])))/(1+[.$C338]*([.F$8]+[.$C338]*([.F$9]+[.$C338]*[.F$10])))" office:value-type="float" office:value="270.002480098142" calcext:value-type="float">
            <text:p>270.00</text:p>
          </table:table-cell>
          <table:table-cell table:formula="of:=[.B338]-[.E338]" office:value-type="float" office:value="-0.00248009814214356" calcext:value-type="float">
            <text:p>-0.002</text:p>
          </table:table-cell>
          <table:table-cell table:formula="of:=ABS([.F338])" office:value-type="float" office:value="0.00248009814214356" calcext:value-type="float">
            <text:p>0.002</text:p>
          </table:table-cell>
          <table:table-cell/>
          <table:table-cell table:style-name="ce12" table:formula="of:=[.$C338]*([.J$4]+[.$C338]*([.J$5]+[.$C338]*([.J$6]+[.$C338]*[.J$7])))/(1+[.$C338]*([.J$8]+[.$C338]*([.J$9]+[.$C338]*[.J$10])))" office:value-type="float" office:value="277.364743967678" calcext:value-type="float">
            <text:p>277.36</text:p>
          </table:table-cell>
          <table:table-cell table:formula="of:=[.B338]-[.I338]" office:value-type="float" office:value="-7.3647439676779" calcext:value-type="float">
            <text:p>-7.365</text:p>
          </table:table-cell>
          <table:table-cell table:formula="of:=ABS([.J338])" office:value-type="float" office:value="7.3647439676779" calcext:value-type="float">
            <text:p>7.365</text:p>
          </table:table-cell>
          <table:table-cell/>
          <table:table-cell table:formula="of:=[.$B338]*([.N$4]+[.$B338]*([.N$5]+[.$B338]*([.N$6]+[.$B338]*[.N$7])))/(1+[.$B338]*([.N$8]+[.$B338]*([.N$9]+[.$B338]*[.N$10])))" office:value-type="float" office:value="10.9709291240567" calcext:value-type="float">
            <text:p>10.971</text:p>
          </table:table-cell>
          <table:table-cell table:formula="of:=[.C338]-[.M338]" office:value-type="float" office:value="0.0000708759432761496" calcext:value-type="float">
            <text:p>0.00007</text:p>
          </table:table-cell>
          <table:table-cell table:formula="of:=[.N338]*25.38" office:value-type="float" office:value="0.00179883144034868" calcext:value-type="float">
            <text:p>0.002</text:p>
          </table:table-cell>
          <table:table-cell table:formula="of:=ABS([.O338])" office:value-type="float" office:value="0.00179883144034868" calcext:value-type="float">
            <text:p>0.002</text:p>
          </table:table-cell>
          <table:table-cell/>
          <table:table-cell table:formula="of:=[.$B338]*([.S$4]+[.$B338]*([.S$5]+[.$B338]*([.S$6]+[.$B338]*[.S$7])))/(1+[.$B338]*([.S$8]+[.$B338]*([.S$9]+[.$B338]*[.S$10])))" office:value-type="float" office:value="11.3614722621647" calcext:value-type="float">
            <text:p>11.361</text:p>
          </table:table-cell>
          <table:table-cell table:style-name="ce40" table:formula="of:=[.C338]-[.R338]" office:value-type="float" office:value="-0.390472262164707" calcext:value-type="float">
            <text:p>-0.3905</text:p>
          </table:table-cell>
          <table:table-cell table:formula="of:=[.S338]*25.38" office:value-type="float" office:value="-9.91018601374026" calcext:value-type="float">
            <text:p>-9.910</text:p>
          </table:table-cell>
          <table:table-cell table:formula="of:=ABS([.T338])" office:value-type="float" office:value="9.91018601374026" calcext:value-type="float">
            <text:p>9.91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71" calcext:value-type="float">
            <text:p>271</text:p>
          </table:table-cell>
          <table:table-cell office:value-type="float" office:value="11.012" calcext:value-type="float">
            <text:p>11.012</text:p>
          </table:table-cell>
          <table:table-cell/>
          <table:table-cell table:formula="of:=[.$C339]*([.F$4]+[.$C339]*([.F$5]+[.$C339]*([.F$6]+[.$C339]*[.F$7])))/(1+[.$C339]*([.F$8]+[.$C339]*([.F$9]+[.$C339]*[.F$10])))" office:value-type="float" office:value="271.002231258139" calcext:value-type="float">
            <text:p>271.00</text:p>
          </table:table-cell>
          <table:table-cell table:formula="of:=[.B339]-[.E339]" office:value-type="float" office:value="-0.00223125813926117" calcext:value-type="float">
            <text:p>-0.002</text:p>
          </table:table-cell>
          <table:table-cell table:formula="of:=ABS([.F339])" office:value-type="float" office:value="0.00223125813926117" calcext:value-type="float">
            <text:p>0.002</text:p>
          </table:table-cell>
          <table:table-cell/>
          <table:table-cell table:style-name="ce12" table:formula="of:=[.$C339]*([.J$4]+[.$C339]*([.J$5]+[.$C339]*([.J$6]+[.$C339]*[.J$7])))/(1+[.$C339]*([.J$8]+[.$C339]*([.J$9]+[.$C339]*[.J$10])))" office:value-type="float" office:value="278.493461507889" calcext:value-type="float">
            <text:p>278.49</text:p>
          </table:table-cell>
          <table:table-cell table:formula="of:=[.B339]-[.I339]" office:value-type="float" office:value="-7.49346150788892" calcext:value-type="float">
            <text:p>-7.493</text:p>
          </table:table-cell>
          <table:table-cell table:formula="of:=ABS([.J339])" office:value-type="float" office:value="7.49346150788892" calcext:value-type="float">
            <text:p>7.493</text:p>
          </table:table-cell>
          <table:table-cell/>
          <table:table-cell table:formula="of:=[.$B339]*([.N$4]+[.$B339]*([.N$5]+[.$B339]*([.N$6]+[.$B339]*[.N$7])))/(1+[.$B339]*([.N$8]+[.$B339]*([.N$9]+[.$B339]*[.N$10])))" office:value-type="float" office:value="11.011947764836" calcext:value-type="float">
            <text:p>11.012</text:p>
          </table:table-cell>
          <table:table-cell table:formula="of:=[.C339]-[.M339]" office:value-type="float" office:value="0.0000522351639791197" calcext:value-type="float">
            <text:p>0.00005</text:p>
          </table:table-cell>
          <table:table-cell table:formula="of:=[.N339]*25.38" office:value-type="float" office:value="0.00132572846179006" calcext:value-type="float">
            <text:p>0.001</text:p>
          </table:table-cell>
          <table:table-cell table:formula="of:=ABS([.O339])" office:value-type="float" office:value="0.00132572846179006" calcext:value-type="float">
            <text:p>0.001</text:p>
          </table:table-cell>
          <table:table-cell/>
          <table:table-cell table:formula="of:=[.$B339]*([.S$4]+[.$B339]*([.S$5]+[.$B339]*([.S$6]+[.$B339]*[.S$7])))/(1+[.$B339]*([.S$8]+[.$B339]*([.S$9]+[.$B339]*[.S$10])))" office:value-type="float" office:value="11.4045187663794" calcext:value-type="float">
            <text:p>11.405</text:p>
          </table:table-cell>
          <table:table-cell table:style-name="ce40" table:formula="of:=[.C339]-[.R339]" office:value-type="float" office:value="-0.392518766379441" calcext:value-type="float">
            <text:p>-0.3925</text:p>
          </table:table-cell>
          <table:table-cell table:formula="of:=[.S339]*25.38" office:value-type="float" office:value="-9.96212629071021" calcext:value-type="float">
            <text:p>-9.962</text:p>
          </table:table-cell>
          <table:table-cell table:formula="of:=ABS([.T339])" office:value-type="float" office:value="9.96212629071021" calcext:value-type="float">
            <text:p>9.96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72" calcext:value-type="float">
            <text:p>272</text:p>
          </table:table-cell>
          <table:table-cell office:value-type="float" office:value="11.053" calcext:value-type="float">
            <text:p>11.053</text:p>
          </table:table-cell>
          <table:table-cell/>
          <table:table-cell table:formula="of:=[.$C340]*([.F$4]+[.$C340]*([.F$5]+[.$C340]*([.F$6]+[.$C340]*[.F$7])))/(1+[.$C340]*([.F$8]+[.$C340]*([.F$9]+[.$C340]*[.F$10])))" office:value-type="float" office:value="272.001609078548" calcext:value-type="float">
            <text:p>272.00</text:p>
          </table:table-cell>
          <table:table-cell table:formula="of:=[.B340]-[.E340]" office:value-type="float" office:value="-0.00160907854791503" calcext:value-type="float">
            <text:p>-0.002</text:p>
          </table:table-cell>
          <table:table-cell table:formula="of:=ABS([.F340])" office:value-type="float" office:value="0.00160907854791503" calcext:value-type="float">
            <text:p>0.002</text:p>
          </table:table-cell>
          <table:table-cell/>
          <table:table-cell table:style-name="ce12" table:formula="of:=[.$C340]*([.J$4]+[.$C340]*([.J$5]+[.$C340]*([.J$6]+[.$C340]*[.J$7])))/(1+[.$C340]*([.J$8]+[.$C340]*([.J$9]+[.$C340]*[.J$10])))" office:value-type="float" office:value="279.622829979972" calcext:value-type="float">
            <text:p>279.62</text:p>
          </table:table-cell>
          <table:table-cell table:formula="of:=[.B340]-[.I340]" office:value-type="float" office:value="-7.62282997997204" calcext:value-type="float">
            <text:p>-7.623</text:p>
          </table:table-cell>
          <table:table-cell table:formula="of:=ABS([.J340])" office:value-type="float" office:value="7.62282997997204" calcext:value-type="float">
            <text:p>7.623</text:p>
          </table:table-cell>
          <table:table-cell/>
          <table:table-cell table:formula="of:=[.$B340]*([.N$4]+[.$B340]*([.N$5]+[.$B340]*([.N$6]+[.$B340]*[.N$7])))/(1+[.$B340]*([.N$8]+[.$B340]*([.N$9]+[.$B340]*[.N$10])))" office:value-type="float" office:value="11.0529814819842" calcext:value-type="float">
            <text:p>11.053</text:p>
          </table:table-cell>
          <table:table-cell table:formula="of:=[.C340]-[.M340]" office:value-type="float" office:value="0.0000185180157661335" calcext:value-type="float">
            <text:p>0.00002</text:p>
          </table:table-cell>
          <table:table-cell table:formula="of:=[.N340]*25.38" office:value-type="float" office:value="0.000469987240144469" calcext:value-type="float">
            <text:p>0.000</text:p>
          </table:table-cell>
          <table:table-cell table:formula="of:=ABS([.O340])" office:value-type="float" office:value="0.000469987240144469" calcext:value-type="float">
            <text:p>0.000</text:p>
          </table:table-cell>
          <table:table-cell/>
          <table:table-cell table:formula="of:=[.$B340]*([.S$4]+[.$B340]*([.S$5]+[.$B340]*([.S$6]+[.$B340]*[.S$7])))/(1+[.$B340]*([.S$8]+[.$B340]*([.S$9]+[.$B340]*[.S$10])))" office:value-type="float" office:value="11.4475679064111" calcext:value-type="float">
            <text:p>11.448</text:p>
          </table:table-cell>
          <table:table-cell table:style-name="ce40" table:formula="of:=[.C340]-[.R340]" office:value-type="float" office:value="-0.39456790641113" calcext:value-type="float">
            <text:p>-0.3946</text:p>
          </table:table-cell>
          <table:table-cell table:formula="of:=[.S340]*25.38" office:value-type="float" office:value="-10.0141334647145" calcext:value-type="float">
            <text:p>-10.014</text:p>
          </table:table-cell>
          <table:table-cell table:formula="of:=ABS([.T340])" office:value-type="float" office:value="10.0141334647145" calcext:value-type="float">
            <text:p>10.01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73" calcext:value-type="float">
            <text:p>273</text:p>
          </table:table-cell>
          <table:table-cell office:value-type="float" office:value="11.094" calcext:value-type="float">
            <text:p>11.094</text:p>
          </table:table-cell>
          <table:table-cell/>
          <table:table-cell table:formula="of:=[.$C341]*([.F$4]+[.$C341]*([.F$5]+[.$C341]*([.F$6]+[.$C341]*[.F$7])))/(1+[.$C341]*([.F$8]+[.$C341]*([.F$9]+[.$C341]*[.F$10])))" office:value-type="float" office:value="273.000615793621" calcext:value-type="float">
            <text:p>273.00</text:p>
          </table:table-cell>
          <table:table-cell table:formula="of:=[.B341]-[.E341]" office:value-type="float" office:value="-0.000615793620625027" calcext:value-type="float">
            <text:p>-0.001</text:p>
          </table:table-cell>
          <table:table-cell table:formula="of:=ABS([.F341])" office:value-type="float" office:value="0.000615793620625027" calcext:value-type="float">
            <text:p>0.001</text:p>
          </table:table-cell>
          <table:table-cell/>
          <table:table-cell table:style-name="ce12" table:formula="of:=[.$C341]*([.J$4]+[.$C341]*([.J$5]+[.$C341]*([.J$6]+[.$C341]*[.J$7])))/(1+[.$C341]*([.J$8]+[.$C341]*([.J$9]+[.$C341]*[.J$10])))" office:value-type="float" office:value="280.752844369837" calcext:value-type="float">
            <text:p>280.75</text:p>
          </table:table-cell>
          <table:table-cell table:formula="of:=[.B341]-[.I341]" office:value-type="float" office:value="-7.75284436983651" calcext:value-type="float">
            <text:p>-7.753</text:p>
          </table:table-cell>
          <table:table-cell table:formula="of:=ABS([.J341])" office:value-type="float" office:value="7.75284436983651" calcext:value-type="float">
            <text:p>7.753</text:p>
          </table:table-cell>
          <table:table-cell/>
          <table:table-cell table:formula="of:=[.$B341]*([.N$4]+[.$B341]*([.N$5]+[.$B341]*([.N$6]+[.$B341]*[.N$7])))/(1+[.$B341]*([.N$8]+[.$B341]*([.N$9]+[.$B341]*[.N$10])))" office:value-type="float" office:value="11.0940301936962" calcext:value-type="float">
            <text:p>11.094</text:p>
          </table:table-cell>
          <table:table-cell table:formula="of:=[.C341]-[.M341]" office:value-type="float" office:value="-0.0000301936961992766" calcext:value-type="float">
            <text:p>-0.00003</text:p>
          </table:table-cell>
          <table:table-cell table:formula="of:=[.N341]*25.38" office:value-type="float" office:value="-0.00076631600953764" calcext:value-type="float">
            <text:p>-0.001</text:p>
          </table:table-cell>
          <table:table-cell table:formula="of:=ABS([.O341])" office:value-type="float" office:value="0.00076631600953764" calcext:value-type="float">
            <text:p>0.001</text:p>
          </table:table-cell>
          <table:table-cell/>
          <table:table-cell table:formula="of:=[.$B341]*([.S$4]+[.$B341]*([.S$5]+[.$B341]*([.S$6]+[.$B341]*[.S$7])))/(1+[.$B341]*([.S$8]+[.$B341]*([.S$9]+[.$B341]*[.S$10])))" office:value-type="float" office:value="11.4906196639898" calcext:value-type="float">
            <text:p>11.491</text:p>
          </table:table-cell>
          <table:table-cell table:style-name="ce40" table:formula="of:=[.C341]-[.R341]" office:value-type="float" office:value="-0.396619663989792" calcext:value-type="float">
            <text:p>-0.3966</text:p>
          </table:table-cell>
          <table:table-cell table:formula="of:=[.S341]*25.38" office:value-type="float" office:value="-10.0662070720609" calcext:value-type="float">
            <text:p>-10.066</text:p>
          </table:table-cell>
          <table:table-cell table:formula="of:=ABS([.T341])" office:value-type="float" office:value="10.0662070720609" calcext:value-type="float">
            <text:p>10.06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74" calcext:value-type="float">
            <text:p>274</text:p>
          </table:table-cell>
          <table:table-cell office:value-type="float" office:value="11.135" calcext:value-type="float">
            <text:p>11.135</text:p>
          </table:table-cell>
          <table:table-cell/>
          <table:table-cell table:formula="of:=[.$C342]*([.F$4]+[.$C342]*([.F$5]+[.$C342]*([.F$6]+[.$C342]*[.F$7])))/(1+[.$C342]*([.F$8]+[.$C342]*([.F$9]+[.$C342]*[.F$10])))" office:value-type="float" office:value="273.999253678425" calcext:value-type="float">
            <text:p>274.00</text:p>
          </table:table-cell>
          <table:table-cell table:formula="of:=[.B342]-[.E342]" office:value-type="float" office:value="0.00074632157486576" calcext:value-type="float">
            <text:p>0.001</text:p>
          </table:table-cell>
          <table:table-cell table:formula="of:=ABS([.F342])" office:value-type="float" office:value="0.00074632157486576" calcext:value-type="float">
            <text:p>0.001</text:p>
          </table:table-cell>
          <table:table-cell/>
          <table:table-cell table:style-name="ce12" table:formula="of:=[.$C342]*([.J$4]+[.$C342]*([.J$5]+[.$C342]*([.J$6]+[.$C342]*[.J$7])))/(1+[.$C342]*([.J$8]+[.$C342]*([.J$9]+[.$C342]*[.J$10])))" office:value-type="float" office:value="281.883499671354" calcext:value-type="float">
            <text:p>281.88</text:p>
          </table:table-cell>
          <table:table-cell table:formula="of:=[.B342]-[.I342]" office:value-type="float" office:value="-7.88349967135417" calcext:value-type="float">
            <text:p>-7.883</text:p>
          </table:table-cell>
          <table:table-cell table:formula="of:=ABS([.J342])" office:value-type="float" office:value="7.88349967135417" calcext:value-type="float">
            <text:p>7.883</text:p>
          </table:table-cell>
          <table:table-cell/>
          <table:table-cell table:formula="of:=[.$B342]*([.N$4]+[.$B342]*([.N$5]+[.$B342]*([.N$6]+[.$B342]*[.N$7])))/(1+[.$B342]*([.N$8]+[.$B342]*([.N$9]+[.$B342]*[.N$10])))" office:value-type="float" office:value="11.1350938166278" calcext:value-type="float">
            <text:p>11.135</text:p>
          </table:table-cell>
          <table:table-cell table:formula="of:=[.C342]-[.M342]" office:value-type="float" office:value="-0.0000938166277890673" calcext:value-type="float">
            <text:p>-0.00009</text:p>
          </table:table-cell>
          <table:table-cell table:formula="of:=[.N342]*25.38" office:value-type="float" office:value="-0.00238106601328653" calcext:value-type="float">
            <text:p>-0.002</text:p>
          </table:table-cell>
          <table:table-cell table:formula="of:=ABS([.O342])" office:value-type="float" office:value="0.00238106601328653" calcext:value-type="float">
            <text:p>0.002</text:p>
          </table:table-cell>
          <table:table-cell/>
          <table:table-cell table:formula="of:=[.$B342]*([.S$4]+[.$B342]*([.S$5]+[.$B342]*([.S$6]+[.$B342]*[.S$7])))/(1+[.$B342]*([.S$8]+[.$B342]*([.S$9]+[.$B342]*[.S$10])))" office:value-type="float" office:value="11.5336740210139" calcext:value-type="float">
            <text:p>11.534</text:p>
          </table:table-cell>
          <table:table-cell table:style-name="ce40" table:formula="of:=[.C342]-[.R342]" office:value-type="float" office:value="-0.398674021013852" calcext:value-type="float">
            <text:p>-0.3987</text:p>
          </table:table-cell>
          <table:table-cell table:formula="of:=[.S342]*25.38" office:value-type="float" office:value="-10.1183466533316" calcext:value-type="float">
            <text:p>-10.118</text:p>
          </table:table-cell>
          <table:table-cell table:formula="of:=ABS([.T342])" office:value-type="float" office:value="10.1183466533316" calcext:value-type="float">
            <text:p>10.11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75" calcext:value-type="float">
            <text:p>275</text:p>
          </table:table-cell>
          <table:table-cell office:value-type="float" office:value="11.176" calcext:value-type="float">
            <text:p>11.176</text:p>
          </table:table-cell>
          <table:table-cell/>
          <table:table-cell table:formula="of:=[.$C343]*([.F$4]+[.$C343]*([.F$5]+[.$C343]*([.F$6]+[.$C343]*[.F$7])))/(1+[.$C343]*([.F$8]+[.$C343]*([.F$9]+[.$C343]*[.F$10])))" office:value-type="float" office:value="274.997525046294" calcext:value-type="float">
            <text:p>275.00</text:p>
          </table:table-cell>
          <table:table-cell table:formula="of:=[.B343]-[.E343]" office:value-type="float" office:value="0.00247495370587103" calcext:value-type="float">
            <text:p>0.002</text:p>
          </table:table-cell>
          <table:table-cell table:formula="of:=ABS([.F343])" office:value-type="float" office:value="0.00247495370587103" calcext:value-type="float">
            <text:p>0.002</text:p>
          </table:table-cell>
          <table:table-cell/>
          <table:table-cell table:style-name="ce12" table:formula="of:=[.$C343]*([.J$4]+[.$C343]*([.J$5]+[.$C343]*([.J$6]+[.$C343]*[.J$7])))/(1+[.$C343]*([.J$8]+[.$C343]*([.J$9]+[.$C343]*[.J$10])))" office:value-type="float" office:value="283.014790887099" calcext:value-type="float">
            <text:p>283.01</text:p>
          </table:table-cell>
          <table:table-cell table:formula="of:=[.B343]-[.I343]" office:value-type="float" office:value="-8.01479088709937" calcext:value-type="float">
            <text:p>-8.015</text:p>
          </table:table-cell>
          <table:table-cell table:formula="of:=ABS([.J343])" office:value-type="float" office:value="8.01479088709937" calcext:value-type="float">
            <text:p>8.015</text:p>
          </table:table-cell>
          <table:table-cell/>
          <table:table-cell table:formula="of:=[.$B343]*([.N$4]+[.$B343]*([.N$5]+[.$B343]*([.N$6]+[.$B343]*[.N$7])))/(1+[.$B343]*([.N$8]+[.$B343]*([.N$9]+[.$B343]*[.N$10])))" office:value-type="float" office:value="11.1761722659876" calcext:value-type="float">
            <text:p>11.176</text:p>
          </table:table-cell>
          <table:table-cell table:formula="of:=[.C343]-[.M343]" office:value-type="float" office:value="-0.000172265987618658" calcext:value-type="float">
            <text:p>-0.00017</text:p>
          </table:table-cell>
          <table:table-cell table:formula="of:=[.N343]*25.38" office:value-type="float" office:value="-0.00437211076576155" calcext:value-type="float">
            <text:p>-0.004</text:p>
          </table:table-cell>
          <table:table-cell table:formula="of:=ABS([.O343])" office:value-type="float" office:value="0.00437211076576155" calcext:value-type="float">
            <text:p>0.004</text:p>
          </table:table-cell>
          <table:table-cell/>
          <table:table-cell table:formula="of:=[.$B343]*([.S$4]+[.$B343]*([.S$5]+[.$B343]*([.S$6]+[.$B343]*[.S$7])))/(1+[.$B343]*([.S$8]+[.$B343]*([.S$9]+[.$B343]*[.S$10])))" office:value-type="float" office:value="11.5767309595482" calcext:value-type="float">
            <text:p>11.577</text:p>
          </table:table-cell>
          <table:table-cell table:style-name="ce40" table:formula="of:=[.C343]-[.R343]" office:value-type="float" office:value="-0.400730959548197" calcext:value-type="float">
            <text:p>-0.4007</text:p>
          </table:table-cell>
          <table:table-cell table:formula="of:=[.S343]*25.38" office:value-type="float" office:value="-10.1705517533332" calcext:value-type="float">
            <text:p>-10.171</text:p>
          </table:table-cell>
          <table:table-cell table:formula="of:=ABS([.T343])" office:value-type="float" office:value="10.1705517533332" calcext:value-type="float">
            <text:p>10.17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76" calcext:value-type="float">
            <text:p>276</text:p>
          </table:table-cell>
          <table:table-cell office:value-type="float" office:value="11.217" calcext:value-type="float">
            <text:p>11.217</text:p>
          </table:table-cell>
          <table:table-cell/>
          <table:table-cell table:formula="of:=[.$C344]*([.F$4]+[.$C344]*([.F$5]+[.$C344]*([.F$6]+[.$C344]*[.F$7])))/(1+[.$C344]*([.F$8]+[.$C344]*([.F$9]+[.$C344]*[.F$10])))" office:value-type="float" office:value="275.995432246353" calcext:value-type="float">
            <text:p>276.00</text:p>
          </table:table-cell>
          <table:table-cell table:formula="of:=[.B344]-[.E344]" office:value-type="float" office:value="0.00456775364716577" calcext:value-type="float">
            <text:p>0.005</text:p>
          </table:table-cell>
          <table:table-cell table:formula="of:=ABS([.F344])" office:value-type="float" office:value="0.00456775364716577" calcext:value-type="float">
            <text:p>0.005</text:p>
          </table:table-cell>
          <table:table-cell/>
          <table:table-cell table:style-name="ce12" table:formula="of:=[.$C344]*([.J$4]+[.$C344]*([.J$5]+[.$C344]*([.J$6]+[.$C344]*[.J$7])))/(1+[.$C344]*([.J$8]+[.$C344]*([.J$9]+[.$C344]*[.J$10])))" office:value-type="float" office:value="284.146713029071" calcext:value-type="float">
            <text:p>284.15</text:p>
          </table:table-cell>
          <table:table-cell table:formula="of:=[.B344]-[.I344]" office:value-type="float" office:value="-8.14671302907135" calcext:value-type="float">
            <text:p>-8.147</text:p>
          </table:table-cell>
          <table:table-cell table:formula="of:=ABS([.J344])" office:value-type="float" office:value="8.14671302907135" calcext:value-type="float">
            <text:p>8.147</text:p>
          </table:table-cell>
          <table:table-cell/>
          <table:table-cell table:formula="of:=[.$B344]*([.N$4]+[.$B344]*([.N$5]+[.$B344]*([.N$6]+[.$B344]*[.N$7])))/(1+[.$B344]*([.N$8]+[.$B344]*([.N$9]+[.$B344]*[.N$10])))" office:value-type="float" office:value="11.2172654556259" calcext:value-type="float">
            <text:p>11.217</text:p>
          </table:table-cell>
          <table:table-cell table:formula="of:=[.C344]-[.M344]" office:value-type="float" office:value="-0.000265455625884314" calcext:value-type="float">
            <text:p>-0.00027</text:p>
          </table:table-cell>
          <table:table-cell table:formula="of:=[.N344]*25.38" office:value-type="float" office:value="-0.0067372637849439" calcext:value-type="float">
            <text:p>-0.007</text:p>
          </table:table-cell>
          <table:table-cell table:formula="of:=ABS([.O344])" office:value-type="float" office:value="0.0067372637849439" calcext:value-type="float">
            <text:p>0.007</text:p>
          </table:table-cell>
          <table:table-cell/>
          <table:table-cell table:formula="of:=[.$B344]*([.S$4]+[.$B344]*([.S$5]+[.$B344]*([.S$6]+[.$B344]*[.S$7])))/(1+[.$B344]*([.S$8]+[.$B344]*([.S$9]+[.$B344]*[.S$10])))" office:value-type="float" office:value="11.6197904618223" calcext:value-type="float">
            <text:p>11.620</text:p>
          </table:table-cell>
          <table:table-cell table:style-name="ce40" table:formula="of:=[.C344]-[.R344]" office:value-type="float" office:value="-0.402790461822251" calcext:value-type="float">
            <text:p>-0.4028</text:p>
          </table:table-cell>
          <table:table-cell table:formula="of:=[.S344]*25.38" office:value-type="float" office:value="-10.2228219210487" calcext:value-type="float">
            <text:p>-10.223</text:p>
          </table:table-cell>
          <table:table-cell table:formula="of:=ABS([.T344])" office:value-type="float" office:value="10.2228219210487" calcext:value-type="float">
            <text:p>10.22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77" calcext:value-type="float">
            <text:p>277</text:p>
          </table:table-cell>
          <table:table-cell office:value-type="float" office:value="11.259" calcext:value-type="float">
            <text:p>11.259</text:p>
          </table:table-cell>
          <table:table-cell/>
          <table:table-cell table:formula="of:=[.$C345]*([.F$4]+[.$C345]*([.F$5]+[.$C345]*([.F$6]+[.$C345]*[.F$7])))/(1+[.$C345]*([.F$8]+[.$C345]*([.F$9]+[.$C345]*[.F$10])))" office:value-type="float" office:value="277.017303537753" calcext:value-type="float">
            <text:p>277.02</text:p>
          </table:table-cell>
          <table:table-cell table:formula="of:=[.B345]-[.E345]" office:value-type="float" office:value="-0.0173035377529231" calcext:value-type="float">
            <text:p>-0.017</text:p>
          </table:table-cell>
          <table:table-cell table:formula="of:=ABS([.F345])" office:value-type="float" office:value="0.0173035377529231" calcext:value-type="float">
            <text:p>0.017</text:p>
          </table:table-cell>
          <table:table-cell/>
          <table:table-cell table:style-name="ce12" table:formula="of:=[.$C345]*([.J$4]+[.$C345]*([.J$5]+[.$C345]*([.J$6]+[.$C345]*[.J$7])))/(1+[.$C345]*([.J$8]+[.$C345]*([.J$9]+[.$C345]*[.J$10])))" office:value-type="float" office:value="285.306892021355" calcext:value-type="float">
            <text:p>285.31</text:p>
          </table:table-cell>
          <table:table-cell table:formula="of:=[.B345]-[.I345]" office:value-type="float" office:value="-8.30689202135551" calcext:value-type="float">
            <text:p>-8.307</text:p>
          </table:table-cell>
          <table:table-cell table:formula="of:=ABS([.J345])" office:value-type="float" office:value="8.30689202135551" calcext:value-type="float">
            <text:p>8.307</text:p>
          </table:table-cell>
          <table:table-cell/>
          <table:table-cell table:formula="of:=[.$B345]*([.N$4]+[.$B345]*([.N$5]+[.$B345]*([.N$6]+[.$B345]*[.N$7])))/(1+[.$B345]*([.N$8]+[.$B345]*([.N$9]+[.$B345]*[.N$10])))" office:value-type="float" office:value="11.2583732981205" calcext:value-type="float">
            <text:p>11.258</text:p>
          </table:table-cell>
          <table:table-cell table:formula="of:=[.C345]-[.M345]" office:value-type="float" office:value="0.000626701879461677" calcext:value-type="float">
            <text:p>0.00063</text:p>
          </table:table-cell>
          <table:table-cell table:formula="of:=[.N345]*25.38" office:value-type="float" office:value="0.0159056937007374" calcext:value-type="float">
            <text:p>0.016</text:p>
          </table:table-cell>
          <table:table-cell table:formula="of:=ABS([.O345])" office:value-type="float" office:value="0.0159056937007374" calcext:value-type="float">
            <text:p>0.016</text:p>
          </table:table-cell>
          <table:table-cell/>
          <table:table-cell table:formula="of:=[.$B345]*([.S$4]+[.$B345]*([.S$5]+[.$B345]*([.S$6]+[.$B345]*[.S$7])))/(1+[.$B345]*([.S$8]+[.$B345]*([.S$9]+[.$B345]*[.S$10])))" office:value-type="float" office:value="11.6628525102281" calcext:value-type="float">
            <text:p>11.663</text:p>
          </table:table-cell>
          <table:table-cell table:style-name="ce40" table:formula="of:=[.C345]-[.R345]" office:value-type="float" office:value="-0.403852510228148" calcext:value-type="float">
            <text:p>-0.4039</text:p>
          </table:table-cell>
          <table:table-cell table:formula="of:=[.S345]*25.38" office:value-type="float" office:value="-10.2497767095904" calcext:value-type="float">
            <text:p>-10.250</text:p>
          </table:table-cell>
          <table:table-cell table:formula="of:=ABS([.T345])" office:value-type="float" office:value="10.2497767095904" calcext:value-type="float">
            <text:p>10.25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78" calcext:value-type="float">
            <text:p>278</text:p>
          </table:table-cell>
          <table:table-cell office:value-type="float" office:value="11.3" calcext:value-type="float">
            <text:p>11.300</text:p>
          </table:table-cell>
          <table:table-cell/>
          <table:table-cell table:formula="of:=[.$C346]*([.F$4]+[.$C346]*([.F$5]+[.$C346]*([.F$6]+[.$C346]*[.F$7])))/(1+[.$C346]*([.F$8]+[.$C346]*([.F$9]+[.$C346]*[.F$10])))" office:value-type="float" office:value="278.01448084607" calcext:value-type="float">
            <text:p>278.01</text:p>
          </table:table-cell>
          <table:table-cell table:formula="of:=[.B346]-[.E346]" office:value-type="float" office:value="-0.0144808460702848" calcext:value-type="float">
            <text:p>-0.014</text:p>
          </table:table-cell>
          <table:table-cell table:formula="of:=ABS([.F346])" office:value-type="float" office:value="0.0144808460702848" calcext:value-type="float">
            <text:p>0.014</text:p>
          </table:table-cell>
          <table:table-cell/>
          <table:table-cell table:style-name="ce12" table:formula="of:=[.$C346]*([.J$4]+[.$C346]*([.J$5]+[.$C346]*([.J$6]+[.$C346]*[.J$7])))/(1+[.$C346]*([.J$8]+[.$C346]*([.J$9]+[.$C346]*[.J$10])))" office:value-type="float" office:value="286.4400761769" calcext:value-type="float">
            <text:p>286.44</text:p>
          </table:table-cell>
          <table:table-cell table:formula="of:=[.B346]-[.I346]" office:value-type="float" office:value="-8.44007617690028" calcext:value-type="float">
            <text:p>-8.440</text:p>
          </table:table-cell>
          <table:table-cell table:formula="of:=ABS([.J346])" office:value-type="float" office:value="8.44007617690028" calcext:value-type="float">
            <text:p>8.440</text:p>
          </table:table-cell>
          <table:table-cell/>
          <table:table-cell table:formula="of:=[.$B346]*([.N$4]+[.$B346]*([.N$5]+[.$B346]*([.N$6]+[.$B346]*[.N$7])))/(1+[.$B346]*([.N$8]+[.$B346]*([.N$9]+[.$B346]*[.N$10])))" office:value-type="float" office:value="11.2994957048607" calcext:value-type="float">
            <text:p>11.299</text:p>
          </table:table-cell>
          <table:table-cell table:formula="of:=[.C346]-[.M346]" office:value-type="float" office:value="0.000504295139270639" calcext:value-type="float">
            <text:p>0.00050</text:p>
          </table:table-cell>
          <table:table-cell table:formula="of:=[.N346]*25.38" office:value-type="float" office:value="0.0127990106346888" calcext:value-type="float">
            <text:p>0.013</text:p>
          </table:table-cell>
          <table:table-cell table:formula="of:=ABS([.O346])" office:value-type="float" office:value="0.0127990106346888" calcext:value-type="float">
            <text:p>0.013</text:p>
          </table:table-cell>
          <table:table-cell/>
          <table:table-cell table:formula="of:=[.$B346]*([.S$4]+[.$B346]*([.S$5]+[.$B346]*([.S$6]+[.$B346]*[.S$7])))/(1+[.$B346]*([.S$8]+[.$B346]*([.S$9]+[.$B346]*[.S$10])))" office:value-type="float" office:value="11.7059170873188" calcext:value-type="float">
            <text:p>11.706</text:p>
          </table:table-cell>
          <table:table-cell table:style-name="ce40" table:formula="of:=[.C346]-[.R346]" office:value-type="float" office:value="-0.405917087318793" calcext:value-type="float">
            <text:p>-0.4059</text:p>
          </table:table-cell>
          <table:table-cell table:formula="of:=[.S346]*25.38" office:value-type="float" office:value="-10.302175676151" calcext:value-type="float">
            <text:p>-10.302</text:p>
          </table:table-cell>
          <table:table-cell table:formula="of:=ABS([.T346])" office:value-type="float" office:value="10.302175676151" calcext:value-type="float">
            <text:p>10.30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79" calcext:value-type="float">
            <text:p>279</text:p>
          </table:table-cell>
          <table:table-cell office:value-type="float" office:value="11.341" calcext:value-type="float">
            <text:p>11.341</text:p>
          </table:table-cell>
          <table:table-cell/>
          <table:table-cell table:formula="of:=[.$C347]*([.F$4]+[.$C347]*([.F$5]+[.$C347]*([.F$6]+[.$C347]*[.F$7])))/(1+[.$C347]*([.F$8]+[.$C347]*([.F$9]+[.$C347]*[.F$10])))" office:value-type="float" office:value="279.011301285041" calcext:value-type="float">
            <text:p>279.01</text:p>
          </table:table-cell>
          <table:table-cell table:formula="of:=[.B347]-[.E347]" office:value-type="float" office:value="-0.011301285040588" calcext:value-type="float">
            <text:p>-0.011</text:p>
          </table:table-cell>
          <table:table-cell table:formula="of:=ABS([.F347])" office:value-type="float" office:value="0.011301285040588" calcext:value-type="float">
            <text:p>0.011</text:p>
          </table:table-cell>
          <table:table-cell/>
          <table:table-cell table:style-name="ce12" table:formula="of:=[.$C347]*([.J$4]+[.$C347]*([.J$5]+[.$C347]*([.J$6]+[.$C347]*[.J$7])))/(1+[.$C347]*([.J$8]+[.$C347]*([.J$9]+[.$C347]*[.J$10])))" office:value-type="float" office:value="287.573876237429" calcext:value-type="float">
            <text:p>287.57</text:p>
          </table:table-cell>
          <table:table-cell table:formula="of:=[.B347]-[.I347]" office:value-type="float" office:value="-8.57387623742864" calcext:value-type="float">
            <text:p>-8.574</text:p>
          </table:table-cell>
          <table:table-cell table:formula="of:=ABS([.J347])" office:value-type="float" office:value="8.57387623742864" calcext:value-type="float">
            <text:p>8.574</text:p>
          </table:table-cell>
          <table:table-cell/>
          <table:table-cell table:formula="of:=[.$B347]*([.N$4]+[.$B347]*([.N$5]+[.$B347]*([.N$6]+[.$B347]*[.N$7])))/(1+[.$B347]*([.N$8]+[.$B347]*([.N$9]+[.$B347]*[.N$10])))" office:value-type="float" office:value="11.3406325861276" calcext:value-type="float">
            <text:p>11.341</text:p>
          </table:table-cell>
          <table:table-cell table:formula="of:=[.C347]-[.M347]" office:value-type="float" office:value="0.000367413872377043" calcext:value-type="float">
            <text:p>0.00037</text:p>
          </table:table-cell>
          <table:table-cell table:formula="of:=[.N347]*25.38" office:value-type="float" office:value="0.00932496408092934" calcext:value-type="float">
            <text:p>0.009</text:p>
          </table:table-cell>
          <table:table-cell table:formula="of:=ABS([.O347])" office:value-type="float" office:value="0.00932496408092934" calcext:value-type="float">
            <text:p>0.009</text:p>
          </table:table-cell>
          <table:table-cell/>
          <table:table-cell table:formula="of:=[.$B347]*([.S$4]+[.$B347]*([.S$5]+[.$B347]*([.S$6]+[.$B347]*[.S$7])))/(1+[.$B347]*([.S$8]+[.$B347]*([.S$9]+[.$B347]*[.S$10])))" office:value-type="float" office:value="11.7489841758061" calcext:value-type="float">
            <text:p>11.749</text:p>
          </table:table-cell>
          <table:table-cell table:style-name="ce40" table:formula="of:=[.C347]-[.R347]" office:value-type="float" office:value="-0.407984175806122" calcext:value-type="float">
            <text:p>-0.4080</text:p>
          </table:table-cell>
          <table:table-cell table:formula="of:=[.S347]*25.38" office:value-type="float" office:value="-10.3546383819594" calcext:value-type="float">
            <text:p>-10.355</text:p>
          </table:table-cell>
          <table:table-cell table:formula="of:=ABS([.T347])" office:value-type="float" office:value="10.3546383819594" calcext:value-type="float">
            <text:p>10.35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80" calcext:value-type="float">
            <text:p>280</text:p>
          </table:table-cell>
          <table:table-cell office:value-type="float" office:value="11.382" calcext:value-type="float">
            <text:p>11.382</text:p>
          </table:table-cell>
          <table:table-cell/>
          <table:table-cell table:formula="of:=[.$C348]*([.F$4]+[.$C348]*([.F$5]+[.$C348]*([.F$6]+[.$C348]*[.F$7])))/(1+[.$C348]*([.F$8]+[.$C348]*([.F$9]+[.$C348]*[.F$10])))" office:value-type="float" office:value="280.007767324374" calcext:value-type="float">
            <text:p>280.01</text:p>
          </table:table-cell>
          <table:table-cell table:formula="of:=[.B348]-[.E348]" office:value-type="float" office:value="-0.00776732437435612" calcext:value-type="float">
            <text:p>-0.008</text:p>
          </table:table-cell>
          <table:table-cell table:formula="of:=ABS([.F348])" office:value-type="float" office:value="0.00776732437435612" calcext:value-type="float">
            <text:p>0.008</text:p>
          </table:table-cell>
          <table:table-cell/>
          <table:table-cell table:style-name="ce12" table:formula="of:=[.$C348]*([.J$4]+[.$C348]*([.J$5]+[.$C348]*([.J$6]+[.$C348]*[.J$7])))/(1+[.$C348]*([.J$8]+[.$C348]*([.J$9]+[.$C348]*[.J$10])))" office:value-type="float" office:value="288.708287259779" calcext:value-type="float">
            <text:p>288.71</text:p>
          </table:table-cell>
          <table:table-cell table:formula="of:=[.B348]-[.I348]" office:value-type="float" office:value="-8.70828725977879" calcext:value-type="float">
            <text:p>-8.708</text:p>
          </table:table-cell>
          <table:table-cell table:formula="of:=ABS([.J348])" office:value-type="float" office:value="8.70828725977879" calcext:value-type="float">
            <text:p>8.708</text:p>
          </table:table-cell>
          <table:table-cell/>
          <table:table-cell table:formula="of:=[.$B348]*([.N$4]+[.$B348]*([.N$5]+[.$B348]*([.N$6]+[.$B348]*[.N$7])))/(1+[.$B348]*([.N$8]+[.$B348]*([.N$9]+[.$B348]*[.N$10])))" office:value-type="float" office:value="11.3817838511726" calcext:value-type="float">
            <text:p>11.382</text:p>
          </table:table-cell>
          <table:table-cell table:formula="of:=[.C348]-[.M348]" office:value-type="float" office:value="0.000216148827444584" calcext:value-type="float">
            <text:p>0.00022</text:p>
          </table:table-cell>
          <table:table-cell table:formula="of:=[.N348]*25.38" office:value-type="float" office:value="0.00548585724054355" calcext:value-type="float">
            <text:p>0.005</text:p>
          </table:table-cell>
          <table:table-cell table:formula="of:=ABS([.O348])" office:value-type="float" office:value="0.00548585724054355" calcext:value-type="float">
            <text:p>0.005</text:p>
          </table:table-cell>
          <table:table-cell/>
          <table:table-cell table:formula="of:=[.$B348]*([.S$4]+[.$B348]*([.S$5]+[.$B348]*([.S$6]+[.$B348]*[.S$7])))/(1+[.$B348]*([.S$8]+[.$B348]*([.S$9]+[.$B348]*[.S$10])))" office:value-type="float" office:value="11.7920537585592" calcext:value-type="float">
            <text:p>11.792</text:p>
          </table:table-cell>
          <table:table-cell table:style-name="ce40" table:formula="of:=[.C348]-[.R348]" office:value-type="float" office:value="-0.410053758559222" calcext:value-type="float">
            <text:p>-0.4101</text:p>
          </table:table-cell>
          <table:table-cell table:formula="of:=[.S348]*25.38" office:value-type="float" office:value="-10.4071643922331" calcext:value-type="float">
            <text:p>-10.407</text:p>
          </table:table-cell>
          <table:table-cell table:formula="of:=ABS([.T348])" office:value-type="float" office:value="10.4071643922331" calcext:value-type="float">
            <text:p>10.40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81" calcext:value-type="float">
            <text:p>281</text:p>
          </table:table-cell>
          <table:table-cell office:value-type="float" office:value="11.423" calcext:value-type="float">
            <text:p>11.423</text:p>
          </table:table-cell>
          <table:table-cell/>
          <table:table-cell table:formula="of:=[.$C349]*([.F$4]+[.$C349]*([.F$5]+[.$C349]*([.F$6]+[.$C349]*[.F$7])))/(1+[.$C349]*([.F$8]+[.$C349]*([.F$9]+[.$C349]*[.F$10])))" office:value-type="float" office:value="281.003881458289" calcext:value-type="float">
            <text:p>281.00</text:p>
          </table:table-cell>
          <table:table-cell table:formula="of:=[.B349]-[.E349]" office:value-type="float" office:value="-0.00388145828895858" calcext:value-type="float">
            <text:p>-0.004</text:p>
          </table:table-cell>
          <table:table-cell table:formula="of:=ABS([.F349])" office:value-type="float" office:value="0.00388145828895858" calcext:value-type="float">
            <text:p>0.004</text:p>
          </table:table-cell>
          <table:table-cell/>
          <table:table-cell table:style-name="ce12" table:formula="of:=[.$C349]*([.J$4]+[.$C349]*([.J$5]+[.$C349]*([.J$6]+[.$C349]*[.J$7])))/(1+[.$C349]*([.J$8]+[.$C349]*([.J$9]+[.$C349]*[.J$10])))" office:value-type="float" office:value="289.843304313554" calcext:value-type="float">
            <text:p>289.84</text:p>
          </table:table-cell>
          <table:table-cell table:formula="of:=[.B349]-[.I349]" office:value-type="float" office:value="-8.84330431355443" calcext:value-type="float">
            <text:p>-8.843</text:p>
          </table:table-cell>
          <table:table-cell table:formula="of:=ABS([.J349])" office:value-type="float" office:value="8.84330431355443" calcext:value-type="float">
            <text:p>8.843</text:p>
          </table:table-cell>
          <table:table-cell/>
          <table:table-cell table:formula="of:=[.$B349]*([.N$4]+[.$B349]*([.N$5]+[.$B349]*([.N$6]+[.$B349]*[.N$7])))/(1+[.$B349]*([.N$8]+[.$B349]*([.N$9]+[.$B349]*[.N$10])))" office:value-type="float" office:value="11.4229494082927" calcext:value-type="float">
            <text:p>11.423</text:p>
          </table:table-cell>
          <table:table-cell table:formula="of:=[.C349]-[.M349]" office:value-type="float" office:value="0.0000505917072608497" calcext:value-type="float">
            <text:p>0.00005</text:p>
          </table:table-cell>
          <table:table-cell table:formula="of:=[.N349]*25.38" office:value-type="float" office:value="0.00128401753028037" calcext:value-type="float">
            <text:p>0.001</text:p>
          </table:table-cell>
          <table:table-cell table:formula="of:=ABS([.O349])" office:value-type="float" office:value="0.00128401753028037" calcext:value-type="float">
            <text:p>0.001</text:p>
          </table:table-cell>
          <table:table-cell/>
          <table:table-cell table:formula="of:=[.$B349]*([.S$4]+[.$B349]*([.S$5]+[.$B349]*([.S$6]+[.$B349]*[.S$7])))/(1+[.$B349]*([.S$8]+[.$B349]*([.S$9]+[.$B349]*[.S$10])))" office:value-type="float" office:value="11.8351258186026" calcext:value-type="float">
            <text:p>11.835</text:p>
          </table:table-cell>
          <table:table-cell table:style-name="ce40" table:formula="of:=[.C349]-[.R349]" office:value-type="float" office:value="-0.412125818602588" calcext:value-type="float">
            <text:p>-0.4121</text:p>
          </table:table-cell>
          <table:table-cell table:formula="of:=[.S349]*25.38" office:value-type="float" office:value="-10.4597532761337" calcext:value-type="float">
            <text:p>-10.460</text:p>
          </table:table-cell>
          <table:table-cell table:formula="of:=ABS([.T349])" office:value-type="float" office:value="10.4597532761337" calcext:value-type="float">
            <text:p>10.46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82" calcext:value-type="float">
            <text:p>282</text:p>
          </table:table-cell>
          <table:table-cell office:value-type="float" office:value="11.465" calcext:value-type="float">
            <text:p>11.465</text:p>
          </table:table-cell>
          <table:table-cell/>
          <table:table-cell table:formula="of:=[.$C350]*([.F$4]+[.$C350]*([.F$5]+[.$C350]*([.F$6]+[.$C350]*[.F$7])))/(1+[.$C350]*([.F$8]+[.$C350]*([.F$9]+[.$C350]*[.F$10])))" office:value-type="float" office:value="282.023928805071" calcext:value-type="float">
            <text:p>282.02</text:p>
          </table:table-cell>
          <table:table-cell table:formula="of:=[.B350]-[.E350]" office:value-type="float" office:value="-0.0239288050713071" calcext:value-type="float">
            <text:p>-0.024</text:p>
          </table:table-cell>
          <table:table-cell table:formula="of:=ABS([.F350])" office:value-type="float" office:value="0.0239288050713071" calcext:value-type="float">
            <text:p>0.024</text:p>
          </table:table-cell>
          <table:table-cell/>
          <table:table-cell table:style-name="ce12" table:formula="of:=[.$C350]*([.J$4]+[.$C350]*([.J$5]+[.$C350]*([.J$6]+[.$C350]*[.J$7])))/(1+[.$C350]*([.J$8]+[.$C350]*([.J$9]+[.$C350]*[.J$10])))" office:value-type="float" office:value="291.006627953934" calcext:value-type="float">
            <text:p>291.01</text:p>
          </table:table-cell>
          <table:table-cell table:formula="of:=[.B350]-[.I350]" office:value-type="float" office:value="-9.00662795393379" calcext:value-type="float">
            <text:p>-9.007</text:p>
          </table:table-cell>
          <table:table-cell table:formula="of:=ABS([.J350])" office:value-type="float" office:value="9.00662795393379" calcext:value-type="float">
            <text:p>9.007</text:p>
          </table:table-cell>
          <table:table-cell/>
          <table:table-cell table:formula="of:=[.$B350]*([.N$4]+[.$B350]*([.N$5]+[.$B350]*([.N$6]+[.$B350]*[.N$7])))/(1+[.$B350]*([.N$8]+[.$B350]*([.N$9]+[.$B350]*[.N$10])))" office:value-type="float" office:value="11.4641291649044" calcext:value-type="float">
            <text:p>11.464</text:p>
          </table:table-cell>
          <table:table-cell table:formula="of:=[.C350]-[.M350]" office:value-type="float" office:value="0.000870835095613032" calcext:value-type="float">
            <text:p>0.00087</text:p>
          </table:table-cell>
          <table:table-cell table:formula="of:=[.N350]*25.38" office:value-type="float" office:value="0.0221017947266587" calcext:value-type="float">
            <text:p>0.022</text:p>
          </table:table-cell>
          <table:table-cell table:formula="of:=ABS([.O350])" office:value-type="float" office:value="0.0221017947266587" calcext:value-type="float">
            <text:p>0.022</text:p>
          </table:table-cell>
          <table:table-cell/>
          <table:table-cell table:formula="of:=[.$B350]*([.S$4]+[.$B350]*([.S$5]+[.$B350]*([.S$6]+[.$B350]*[.S$7])))/(1+[.$B350]*([.S$8]+[.$B350]*([.S$9]+[.$B350]*[.S$10])))" office:value-type="float" office:value="11.8782003391144" calcext:value-type="float">
            <text:p>11.878</text:p>
          </table:table-cell>
          <table:table-cell table:style-name="ce40" table:formula="of:=[.C350]-[.R350]" office:value-type="float" office:value="-0.413200339114358" calcext:value-type="float">
            <text:p>-0.4132</text:p>
          </table:table-cell>
          <table:table-cell table:formula="of:=[.S350]*25.38" office:value-type="float" office:value="-10.4870246067224" calcext:value-type="float">
            <text:p>-10.487</text:p>
          </table:table-cell>
          <table:table-cell table:formula="of:=ABS([.T350])" office:value-type="float" office:value="10.4870246067224" calcext:value-type="float">
            <text:p>10.48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83" calcext:value-type="float">
            <text:p>283</text:p>
          </table:table-cell>
          <table:table-cell office:value-type="float" office:value="11.506" calcext:value-type="float">
            <text:p>11.506</text:p>
          </table:table-cell>
          <table:table-cell/>
          <table:table-cell table:formula="of:=[.$C351]*([.F$4]+[.$C351]*([.F$5]+[.$C351]*([.F$6]+[.$C351]*[.F$7])))/(1+[.$C351]*([.F$8]+[.$C351]*([.F$9]+[.$C351]*[.F$10])))" office:value-type="float" office:value="283.019338270813" calcext:value-type="float">
            <text:p>283.02</text:p>
          </table:table-cell>
          <table:table-cell table:formula="of:=[.B351]-[.E351]" office:value-type="float" office:value="-0.0193382708132503" calcext:value-type="float">
            <text:p>-0.019</text:p>
          </table:table-cell>
          <table:table-cell table:formula="of:=ABS([.F351])" office:value-type="float" office:value="0.0193382708132503" calcext:value-type="float">
            <text:p>0.019</text:p>
          </table:table-cell>
          <table:table-cell/>
          <table:table-cell table:style-name="ce12" table:formula="of:=[.$C351]*([.J$4]+[.$C351]*([.J$5]+[.$C351]*([.J$6]+[.$C351]*[.J$7])))/(1+[.$C351]*([.J$8]+[.$C351]*([.J$9]+[.$C351]*[.J$10])))" office:value-type="float" office:value="292.142856814073" calcext:value-type="float">
            <text:p>292.14</text:p>
          </table:table-cell>
          <table:table-cell table:formula="of:=[.B351]-[.I351]" office:value-type="float" office:value="-9.14285681407301" calcext:value-type="float">
            <text:p>-9.143</text:p>
          </table:table-cell>
          <table:table-cell table:formula="of:=ABS([.J351])" office:value-type="float" office:value="9.14285681407301" calcext:value-type="float">
            <text:p>9.143</text:p>
          </table:table-cell>
          <table:table-cell/>
          <table:table-cell table:formula="of:=[.$B351]*([.N$4]+[.$B351]*([.N$5]+[.$B351]*([.N$6]+[.$B351]*[.N$7])))/(1+[.$B351]*([.N$8]+[.$B351]*([.N$9]+[.$B351]*[.N$10])))" office:value-type="float" office:value="11.5053230276134" calcext:value-type="float">
            <text:p>11.505</text:p>
          </table:table-cell>
          <table:table-cell table:formula="of:=[.C351]-[.M351]" office:value-type="float" office:value="0.000676972386605357" calcext:value-type="float">
            <text:p>0.00068</text:p>
          </table:table-cell>
          <table:table-cell table:formula="of:=[.N351]*25.38" office:value-type="float" office:value="0.017181559172044" calcext:value-type="float">
            <text:p>0.017</text:p>
          </table:table-cell>
          <table:table-cell table:formula="of:=ABS([.O351])" office:value-type="float" office:value="0.017181559172044" calcext:value-type="float">
            <text:p>0.017</text:p>
          </table:table-cell>
          <table:table-cell/>
          <table:table-cell table:formula="of:=[.$B351]*([.S$4]+[.$B351]*([.S$5]+[.$B351]*([.S$6]+[.$B351]*[.S$7])))/(1+[.$B351]*([.S$8]+[.$B351]*([.S$9]+[.$B351]*[.S$10])))" office:value-type="float" office:value="11.9212773034246" calcext:value-type="float">
            <text:p>11.921</text:p>
          </table:table-cell>
          <table:table-cell table:style-name="ce40" table:formula="of:=[.C351]-[.R351]" office:value-type="float" office:value="-0.415277303424574" calcext:value-type="float">
            <text:p>-0.4153</text:p>
          </table:table-cell>
          <table:table-cell table:formula="of:=[.S351]*25.38" office:value-type="float" office:value="-10.5397379609157" calcext:value-type="float">
            <text:p>-10.540</text:p>
          </table:table-cell>
          <table:table-cell table:formula="of:=ABS([.T351])" office:value-type="float" office:value="10.5397379609157" calcext:value-type="float">
            <text:p>10.54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84" calcext:value-type="float">
            <text:p>284</text:p>
          </table:table-cell>
          <table:table-cell office:value-type="float" office:value="11.547" calcext:value-type="float">
            <text:p>11.547</text:p>
          </table:table-cell>
          <table:table-cell/>
          <table:table-cell table:formula="of:=[.$C352]*([.F$4]+[.$C352]*([.F$5]+[.$C352]*([.F$6]+[.$C352]*[.F$7])))/(1+[.$C352]*([.F$8]+[.$C352]*([.F$9]+[.$C352]*[.F$10])))" office:value-type="float" office:value="284.014403503436" calcext:value-type="float">
            <text:p>284.01</text:p>
          </table:table-cell>
          <table:table-cell table:formula="of:=[.B352]-[.E352]" office:value-type="float" office:value="-0.0144035034355738" calcext:value-type="float">
            <text:p>-0.014</text:p>
          </table:table-cell>
          <table:table-cell table:formula="of:=ABS([.F352])" office:value-type="float" office:value="0.0144035034355738" calcext:value-type="float">
            <text:p>0.014</text:p>
          </table:table-cell>
          <table:table-cell/>
          <table:table-cell table:style-name="ce12" table:formula="of:=[.$C352]*([.J$4]+[.$C352]*([.J$5]+[.$C352]*([.J$6]+[.$C352]*[.J$7])))/(1+[.$C352]*([.J$8]+[.$C352]*([.J$9]+[.$C352]*[.J$10])))" office:value-type="float" office:value="293.279676878004" calcext:value-type="float">
            <text:p>293.28</text:p>
          </table:table-cell>
          <table:table-cell table:formula="of:=[.B352]-[.I352]" office:value-type="float" office:value="-9.27967687800435" calcext:value-type="float">
            <text:p>-9.280</text:p>
          </table:table-cell>
          <table:table-cell table:formula="of:=ABS([.J352])" office:value-type="float" office:value="9.27967687800435" calcext:value-type="float">
            <text:p>9.280</text:p>
          </table:table-cell>
          <table:table-cell/>
          <table:table-cell table:formula="of:=[.$B352]*([.N$4]+[.$B352]*([.N$5]+[.$B352]*([.N$6]+[.$B352]*[.N$7])))/(1+[.$B352]*([.N$8]+[.$B352]*([.N$9]+[.$B352]*[.N$10])))" office:value-type="float" office:value="11.5465309022837" calcext:value-type="float">
            <text:p>11.547</text:p>
          </table:table-cell>
          <table:table-cell table:formula="of:=[.C352]-[.M352]" office:value-type="float" office:value="0.000469097716340627" calcext:value-type="float">
            <text:p>0.00047</text:p>
          </table:table-cell>
          <table:table-cell table:formula="of:=[.N352]*25.38" office:value-type="float" office:value="0.0119057000407251" calcext:value-type="float">
            <text:p>0.012</text:p>
          </table:table-cell>
          <table:table-cell table:formula="of:=ABS([.O352])" office:value-type="float" office:value="0.0119057000407251" calcext:value-type="float">
            <text:p>0.012</text:p>
          </table:table-cell>
          <table:table-cell/>
          <table:table-cell table:formula="of:=[.$B352]*([.S$4]+[.$B352]*([.S$5]+[.$B352]*([.S$6]+[.$B352]*[.S$7])))/(1+[.$B352]*([.S$8]+[.$B352]*([.S$9]+[.$B352]*[.S$10])))" office:value-type="float" office:value="11.9643566950135" calcext:value-type="float">
            <text:p>11.964</text:p>
          </table:table-cell>
          <table:table-cell table:style-name="ce40" table:formula="of:=[.C352]-[.R352]" office:value-type="float" office:value="-0.417356695013497" calcext:value-type="float">
            <text:p>-0.4174</text:p>
          </table:table-cell>
          <table:table-cell table:formula="of:=[.S352]*25.38" office:value-type="float" office:value="-10.5925129194426" calcext:value-type="float">
            <text:p>-10.593</text:p>
          </table:table-cell>
          <table:table-cell table:formula="of:=ABS([.T352])" office:value-type="float" office:value="10.5925129194426" calcext:value-type="float">
            <text:p>10.59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85" calcext:value-type="float">
            <text:p>285</text:p>
          </table:table-cell>
          <table:table-cell office:value-type="float" office:value="11.588" calcext:value-type="float">
            <text:p>11.588</text:p>
          </table:table-cell>
          <table:table-cell/>
          <table:table-cell table:formula="of:=[.$C353]*([.F$4]+[.$C353]*([.F$5]+[.$C353]*([.F$6]+[.$C353]*[.F$7])))/(1+[.$C353]*([.F$8]+[.$C353]*([.F$9]+[.$C353]*[.F$10])))" office:value-type="float" office:value="285.009127075963" calcext:value-type="float">
            <text:p>285.01</text:p>
          </table:table-cell>
          <table:table-cell table:formula="of:=[.B353]-[.E353]" office:value-type="float" office:value="-0.0091270759633062" calcext:value-type="float">
            <text:p>-0.009</text:p>
          </table:table-cell>
          <table:table-cell table:formula="of:=ABS([.F353])" office:value-type="float" office:value="0.0091270759633062" calcext:value-type="float">
            <text:p>0.009</text:p>
          </table:table-cell>
          <table:table-cell/>
          <table:table-cell table:style-name="ce12" table:formula="of:=[.$C353]*([.J$4]+[.$C353]*([.J$5]+[.$C353]*([.J$6]+[.$C353]*[.J$7])))/(1+[.$C353]*([.J$8]+[.$C353]*([.J$9]+[.$C353]*[.J$10])))" office:value-type="float" office:value="294.417083272692" calcext:value-type="float">
            <text:p>294.42</text:p>
          </table:table-cell>
          <table:table-cell table:formula="of:=[.B353]-[.I353]" office:value-type="float" office:value="-9.41708327269186" calcext:value-type="float">
            <text:p>-9.417</text:p>
          </table:table-cell>
          <table:table-cell table:formula="of:=ABS([.J353])" office:value-type="float" office:value="9.41708327269186" calcext:value-type="float">
            <text:p>9.417</text:p>
          </table:table-cell>
          <table:table-cell/>
          <table:table-cell table:formula="of:=[.$B353]*([.N$4]+[.$B353]*([.N$5]+[.$B353]*([.N$6]+[.$B353]*[.N$7])))/(1+[.$B353]*([.N$8]+[.$B353]*([.N$9]+[.$B353]*[.N$10])))" office:value-type="float" office:value="11.587752694103" calcext:value-type="float">
            <text:p>11.588</text:p>
          </table:table-cell>
          <table:table-cell table:formula="of:=[.C353]-[.M353]" office:value-type="float" office:value="0.000247305896982297" calcext:value-type="float">
            <text:p>0.00025</text:p>
          </table:table-cell>
          <table:table-cell table:formula="of:=[.N353]*25.38" office:value-type="float" office:value="0.0062766236654107" calcext:value-type="float">
            <text:p>0.006</text:p>
          </table:table-cell>
          <table:table-cell table:formula="of:=ABS([.O353])" office:value-type="float" office:value="0.0062766236654107" calcext:value-type="float">
            <text:p>0.006</text:p>
          </table:table-cell>
          <table:table-cell/>
          <table:table-cell table:formula="of:=[.$B353]*([.S$4]+[.$B353]*([.S$5]+[.$B353]*([.S$6]+[.$B353]*[.S$7])))/(1+[.$B353]*([.S$8]+[.$B353]*([.S$9]+[.$B353]*[.S$10])))" office:value-type="float" office:value="12.0074384975099" calcext:value-type="float">
            <text:p>12.007</text:p>
          </table:table-cell>
          <table:table-cell table:style-name="ce40" table:formula="of:=[.C353]-[.R353]" office:value-type="float" office:value="-0.419438497509869" calcext:value-type="float">
            <text:p>-0.4194</text:p>
          </table:table-cell>
          <table:table-cell table:formula="of:=[.S353]*25.38" office:value-type="float" office:value="-10.6453490668005" calcext:value-type="float">
            <text:p>-10.645</text:p>
          </table:table-cell>
          <table:table-cell table:formula="of:=ABS([.T353])" office:value-type="float" office:value="10.6453490668005" calcext:value-type="float">
            <text:p>10.64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86" calcext:value-type="float">
            <text:p>286</text:p>
          </table:table-cell>
          <table:table-cell office:value-type="float" office:value="11.63" calcext:value-type="float">
            <text:p>11.630</text:p>
          </table:table-cell>
          <table:table-cell/>
          <table:table-cell table:formula="of:=[.$C354]*([.F$4]+[.$C354]*([.F$5]+[.$C354]*([.F$6]+[.$C354]*[.F$7])))/(1+[.$C354]*([.F$8]+[.$C354]*([.F$9]+[.$C354]*[.F$10])))" office:value-type="float" office:value="286.027760642942" calcext:value-type="float">
            <text:p>286.03</text:p>
          </table:table-cell>
          <table:table-cell table:formula="of:=[.B354]-[.E354]" office:value-type="float" office:value="-0.0277606429417006" calcext:value-type="float">
            <text:p>-0.028</text:p>
          </table:table-cell>
          <table:table-cell table:formula="of:=ABS([.F354])" office:value-type="float" office:value="0.0277606429417006" calcext:value-type="float">
            <text:p>0.028</text:p>
          </table:table-cell>
          <table:table-cell/>
          <table:table-cell table:style-name="ce12" table:formula="of:=[.$C354]*([.J$4]+[.$C354]*([.J$5]+[.$C354]*([.J$6]+[.$C354]*[.J$7])))/(1+[.$C354]*([.J$8]+[.$C354]*([.J$9]+[.$C354]*[.J$10])))" office:value-type="float" office:value="295.582834165661" calcext:value-type="float">
            <text:p>295.58</text:p>
          </table:table-cell>
          <table:table-cell table:formula="of:=[.B354]-[.I354]" office:value-type="float" office:value="-9.58283416566115" calcext:value-type="float">
            <text:p>-9.583</text:p>
          </table:table-cell>
          <table:table-cell table:formula="of:=ABS([.J354])" office:value-type="float" office:value="9.58283416566115" calcext:value-type="float">
            <text:p>9.583</text:p>
          </table:table-cell>
          <table:table-cell/>
          <table:table-cell table:formula="of:=[.$B354]*([.N$4]+[.$B354]*([.N$5]+[.$B354]*([.N$6]+[.$B354]*[.N$7])))/(1+[.$B354]*([.N$8]+[.$B354]*([.N$9]+[.$B354]*[.N$10])))" office:value-type="float" office:value="11.6289883076469" calcext:value-type="float">
            <text:p>11.629</text:p>
          </table:table-cell>
          <table:table-cell table:formula="of:=[.C354]-[.M354]" office:value-type="float" office:value="0.00101169235313137" calcext:value-type="float">
            <text:p>0.00101</text:p>
          </table:table-cell>
          <table:table-cell table:formula="of:=[.N354]*25.38" office:value-type="float" office:value="0.0256767519224741" calcext:value-type="float">
            <text:p>0.026</text:p>
          </table:table-cell>
          <table:table-cell table:formula="of:=ABS([.O354])" office:value-type="float" office:value="0.0256767519224741" calcext:value-type="float">
            <text:p>0.026</text:p>
          </table:table-cell>
          <table:table-cell/>
          <table:table-cell table:formula="of:=[.$B354]*([.S$4]+[.$B354]*([.S$5]+[.$B354]*([.S$6]+[.$B354]*[.S$7])))/(1+[.$B354]*([.S$8]+[.$B354]*([.S$9]+[.$B354]*[.S$10])))" office:value-type="float" office:value="12.0505226946893" calcext:value-type="float">
            <text:p>12.051</text:p>
          </table:table-cell>
          <table:table-cell table:style-name="ce40" table:formula="of:=[.C354]-[.R354]" office:value-type="float" office:value="-0.420522694689305" calcext:value-type="float">
            <text:p>-0.4205</text:p>
          </table:table-cell>
          <table:table-cell table:formula="of:=[.S354]*25.38" office:value-type="float" office:value="-10.6728659912146" calcext:value-type="float">
            <text:p>-10.673</text:p>
          </table:table-cell>
          <table:table-cell table:formula="of:=ABS([.T354])" office:value-type="float" office:value="10.6728659912146" calcext:value-type="float">
            <text:p>10.67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87" calcext:value-type="float">
            <text:p>287</text:p>
          </table:table-cell>
          <table:table-cell office:value-type="float" office:value="11.671" calcext:value-type="float">
            <text:p>11.671</text:p>
          </table:table-cell>
          <table:table-cell/>
          <table:table-cell table:formula="of:=[.$C355]*([.F$4]+[.$C355]*([.F$5]+[.$C355]*([.F$6]+[.$C355]*[.F$7])))/(1+[.$C355]*([.F$8]+[.$C355]*([.F$9]+[.$C355]*[.F$10])))" office:value-type="float" office:value="287.021800498642" calcext:value-type="float">
            <text:p>287.02</text:p>
          </table:table-cell>
          <table:table-cell table:formula="of:=[.B355]-[.E355]" office:value-type="float" office:value="-0.021800498642051" calcext:value-type="float">
            <text:p>-0.022</text:p>
          </table:table-cell>
          <table:table-cell table:formula="of:=ABS([.F355])" office:value-type="float" office:value="0.021800498642051" calcext:value-type="float">
            <text:p>0.022</text:p>
          </table:table-cell>
          <table:table-cell/>
          <table:table-cell table:style-name="ce12" table:formula="of:=[.$C355]*([.J$4]+[.$C355]*([.J$5]+[.$C355]*([.J$6]+[.$C355]*[.J$7])))/(1+[.$C355]*([.J$8]+[.$C355]*([.J$9]+[.$C355]*[.J$10])))" office:value-type="float" office:value="296.72141266975" calcext:value-type="float">
            <text:p>296.72</text:p>
          </table:table-cell>
          <table:table-cell table:formula="of:=[.B355]-[.I355]" office:value-type="float" office:value="-9.72141266975052" calcext:value-type="float">
            <text:p>-9.721</text:p>
          </table:table-cell>
          <table:table-cell table:formula="of:=ABS([.J355])" office:value-type="float" office:value="9.72141266975052" calcext:value-type="float">
            <text:p>9.721</text:p>
          </table:table-cell>
          <table:table-cell/>
          <table:table-cell table:formula="of:=[.$B355]*([.N$4]+[.$B355]*([.N$5]+[.$B355]*([.N$6]+[.$B355]*[.N$7])))/(1+[.$B355]*([.N$8]+[.$B355]*([.N$9]+[.$B355]*[.N$10])))" office:value-type="float" office:value="11.6702376469396" calcext:value-type="float">
            <text:p>11.670</text:p>
          </table:table-cell>
          <table:table-cell table:formula="of:=[.C355]-[.M355]" office:value-type="float" office:value="0.000762353060368426" calcext:value-type="float">
            <text:p>0.00076</text:p>
          </table:table-cell>
          <table:table-cell table:formula="of:=[.N355]*25.38" office:value-type="float" office:value="0.0193485206721507" calcext:value-type="float">
            <text:p>0.019</text:p>
          </table:table-cell>
          <table:table-cell table:formula="of:=ABS([.O355])" office:value-type="float" office:value="0.0193485206721507" calcext:value-type="float">
            <text:p>0.019</text:p>
          </table:table-cell>
          <table:table-cell/>
          <table:table-cell table:formula="of:=[.$B355]*([.S$4]+[.$B355]*([.S$5]+[.$B355]*([.S$6]+[.$B355]*[.S$7])))/(1+[.$B355]*([.S$8]+[.$B355]*([.S$9]+[.$B355]*[.S$10])))" office:value-type="float" office:value="12.0936092704726" calcext:value-type="float">
            <text:p>12.094</text:p>
          </table:table-cell>
          <table:table-cell table:style-name="ce40" table:formula="of:=[.C355]-[.R355]" office:value-type="float" office:value="-0.422609270472615" calcext:value-type="float">
            <text:p>-0.4226</text:p>
          </table:table-cell>
          <table:table-cell table:formula="of:=[.S355]*25.38" office:value-type="float" office:value="-10.725823284595" calcext:value-type="float">
            <text:p>-10.726</text:p>
          </table:table-cell>
          <table:table-cell table:formula="of:=ABS([.T355])" office:value-type="float" office:value="10.725823284595" calcext:value-type="float">
            <text:p>10.72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88" calcext:value-type="float">
            <text:p>288</text:p>
          </table:table-cell>
          <table:table-cell office:value-type="float" office:value="11.712" calcext:value-type="float">
            <text:p>11.712</text:p>
          </table:table-cell>
          <table:table-cell/>
          <table:table-cell table:formula="of:=[.$C356]*([.F$4]+[.$C356]*([.F$5]+[.$C356]*([.F$6]+[.$C356]*[.F$7])))/(1+[.$C356]*([.F$8]+[.$C356]*([.F$9]+[.$C356]*[.F$10])))" office:value-type="float" office:value="288.015506560445" calcext:value-type="float">
            <text:p>288.02</text:p>
          </table:table-cell>
          <table:table-cell table:formula="of:=[.B356]-[.E356]" office:value-type="float" office:value="-0.0155065604454876" calcext:value-type="float">
            <text:p>-0.016</text:p>
          </table:table-cell>
          <table:table-cell table:formula="of:=ABS([.F356])" office:value-type="float" office:value="0.0155065604454876" calcext:value-type="float">
            <text:p>0.016</text:p>
          </table:table-cell>
          <table:table-cell/>
          <table:table-cell table:style-name="ce12" table:formula="of:=[.$C356]*([.J$4]+[.$C356]*([.J$5]+[.$C356]*([.J$6]+[.$C356]*[.J$7])))/(1+[.$C356]*([.J$8]+[.$C356]*([.J$9]+[.$C356]*[.J$10])))" office:value-type="float" office:value="297.860562864031" calcext:value-type="float">
            <text:p>297.86</text:p>
          </table:table-cell>
          <table:table-cell table:formula="of:=[.B356]-[.I356]" office:value-type="float" office:value="-9.86056286403129" calcext:value-type="float">
            <text:p>-9.861</text:p>
          </table:table-cell>
          <table:table-cell table:formula="of:=ABS([.J356])" office:value-type="float" office:value="9.86056286403129" calcext:value-type="float">
            <text:p>9.861</text:p>
          </table:table-cell>
          <table:table-cell/>
          <table:table-cell table:formula="of:=[.$B356]*([.N$4]+[.$B356]*([.N$5]+[.$B356]*([.N$6]+[.$B356]*[.N$7])))/(1+[.$B356]*([.N$8]+[.$B356]*([.N$9]+[.$B356]*[.N$10])))" office:value-type="float" office:value="11.7115006155139" calcext:value-type="float">
            <text:p>11.712</text:p>
          </table:table-cell>
          <table:table-cell table:formula="of:=[.C356]-[.M356]" office:value-type="float" office:value="0.000499384486129628" calcext:value-type="float">
            <text:p>0.00050</text:p>
          </table:table-cell>
          <table:table-cell table:formula="of:=[.N356]*25.38" office:value-type="float" office:value="0.01267437825797" calcext:value-type="float">
            <text:p>0.013</text:p>
          </table:table-cell>
          <table:table-cell table:formula="of:=ABS([.O356])" office:value-type="float" office:value="0.01267437825797" calcext:value-type="float">
            <text:p>0.013</text:p>
          </table:table-cell>
          <table:table-cell/>
          <table:table-cell table:formula="of:=[.$B356]*([.S$4]+[.$B356]*([.S$5]+[.$B356]*([.S$6]+[.$B356]*[.S$7])))/(1+[.$B356]*([.S$8]+[.$B356]*([.S$9]+[.$B356]*[.S$10])))" office:value-type="float" office:value="12.1366982089242" calcext:value-type="float">
            <text:p>12.137</text:p>
          </table:table-cell>
          <table:table-cell table:style-name="ce40" table:formula="of:=[.C356]-[.R356]" office:value-type="float" office:value="-0.424698208924202" calcext:value-type="float">
            <text:p>-0.4247</text:p>
          </table:table-cell>
          <table:table-cell table:formula="of:=[.S356]*25.38" office:value-type="float" office:value="-10.7788405424962" calcext:value-type="float">
            <text:p>-10.779</text:p>
          </table:table-cell>
          <table:table-cell table:formula="of:=ABS([.T356])" office:value-type="float" office:value="10.7788405424962" calcext:value-type="float">
            <text:p>10.77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89" calcext:value-type="float">
            <text:p>289</text:p>
          </table:table-cell>
          <table:table-cell office:value-type="float" office:value="11.753" calcext:value-type="float">
            <text:p>11.753</text:p>
          </table:table-cell>
          <table:table-cell/>
          <table:table-cell table:formula="of:=[.$C357]*([.F$4]+[.$C357]*([.F$5]+[.$C357]*([.F$6]+[.$C357]*[.F$7])))/(1+[.$C357]*([.F$8]+[.$C357]*([.F$9]+[.$C357]*[.F$10])))" office:value-type="float" office:value="289.008881451662" calcext:value-type="float">
            <text:p>289.01</text:p>
          </table:table-cell>
          <table:table-cell table:formula="of:=[.B357]-[.E357]" office:value-type="float" office:value="-0.00888145166248933" calcext:value-type="float">
            <text:p>-0.009</text:p>
          </table:table-cell>
          <table:table-cell table:formula="of:=ABS([.F357])" office:value-type="float" office:value="0.00888145166248933" calcext:value-type="float">
            <text:p>0.009</text:p>
          </table:table-cell>
          <table:table-cell/>
          <table:table-cell table:style-name="ce12" table:formula="of:=[.$C357]*([.J$4]+[.$C357]*([.J$5]+[.$C357]*([.J$6]+[.$C357]*[.J$7])))/(1+[.$C357]*([.J$8]+[.$C357]*([.J$9]+[.$C357]*[.J$10])))" office:value-type="float" office:value="299.000279941586" calcext:value-type="float">
            <text:p>299.00</text:p>
          </table:table-cell>
          <table:table-cell table:formula="of:=[.B357]-[.I357]" office:value-type="float" office:value="-10.0002799415863" calcext:value-type="float">
            <text:p>-10.000</text:p>
          </table:table-cell>
          <table:table-cell table:formula="of:=ABS([.J357])" office:value-type="float" office:value="10.0002799415863" calcext:value-type="float">
            <text:p>10.000</text:p>
          </table:table-cell>
          <table:table-cell/>
          <table:table-cell table:formula="of:=[.$B357]*([.N$4]+[.$B357]*([.N$5]+[.$B357]*([.N$6]+[.$B357]*[.N$7])))/(1+[.$B357]*([.N$8]+[.$B357]*([.N$9]+[.$B357]*[.N$10])))" office:value-type="float" office:value="11.7527771164674" calcext:value-type="float">
            <text:p>11.753</text:p>
          </table:table-cell>
          <table:table-cell table:formula="of:=[.C357]-[.M357]" office:value-type="float" office:value="0.000222883532581264" calcext:value-type="float">
            <text:p>0.00022</text:p>
          </table:table-cell>
          <table:table-cell table:formula="of:=[.N357]*25.38" office:value-type="float" office:value="0.00565678405691248" calcext:value-type="float">
            <text:p>0.006</text:p>
          </table:table-cell>
          <table:table-cell table:formula="of:=ABS([.O357])" office:value-type="float" office:value="0.00565678405691248" calcext:value-type="float">
            <text:p>0.006</text:p>
          </table:table-cell>
          <table:table-cell/>
          <table:table-cell table:formula="of:=[.$B357]*([.S$4]+[.$B357]*([.S$5]+[.$B357]*([.S$6]+[.$B357]*[.S$7])))/(1+[.$B357]*([.S$8]+[.$B357]*([.S$9]+[.$B357]*[.S$10])))" office:value-type="float" office:value="12.1797894942504" calcext:value-type="float">
            <text:p>12.180</text:p>
          </table:table-cell>
          <table:table-cell table:style-name="ce40" table:formula="of:=[.C357]-[.R357]" office:value-type="float" office:value="-0.426789494250444" calcext:value-type="float">
            <text:p>-0.4268</text:p>
          </table:table-cell>
          <table:table-cell table:formula="of:=[.S357]*25.38" office:value-type="float" office:value="-10.8319173640763" calcext:value-type="float">
            <text:p>-10.832</text:p>
          </table:table-cell>
          <table:table-cell table:formula="of:=ABS([.T357])" office:value-type="float" office:value="10.8319173640763" calcext:value-type="float">
            <text:p>10.83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90" calcext:value-type="float">
            <text:p>290</text:p>
          </table:table-cell>
          <table:table-cell office:value-type="float" office:value="11.795" calcext:value-type="float">
            <text:p>11.795</text:p>
          </table:table-cell>
          <table:table-cell/>
          <table:table-cell table:formula="of:=[.$C358]*([.F$4]+[.$C358]*([.F$5]+[.$C358]*([.F$6]+[.$C358]*[.F$7])))/(1+[.$C358]*([.F$8]+[.$C358]*([.F$9]+[.$C358]*[.F$10])))" office:value-type="float" office:value="290.026144364832" calcext:value-type="float">
            <text:p>290.03</text:p>
          </table:table-cell>
          <table:table-cell table:formula="of:=[.B358]-[.E358]" office:value-type="float" office:value="-0.026144364832021" calcext:value-type="float">
            <text:p>-0.026</text:p>
          </table:table-cell>
          <table:table-cell table:formula="of:=ABS([.F358])" office:value-type="float" office:value="0.026144364832021" calcext:value-type="float">
            <text:p>0.026</text:p>
          </table:table-cell>
          <table:table-cell/>
          <table:table-cell table:style-name="ce12" table:formula="of:=[.$C358]*([.J$4]+[.$C358]*([.J$5]+[.$C358]*([.J$6]+[.$C358]*[.J$7])))/(1+[.$C358]*([.J$8]+[.$C358]*([.J$9]+[.$C358]*[.J$10])))" office:value-type="float" office:value="300.168377782012" calcext:value-type="float">
            <text:p>300.17</text:p>
          </table:table-cell>
          <table:table-cell table:formula="of:=[.B358]-[.I358]" office:value-type="float" office:value="-10.1683777820118" calcext:value-type="float">
            <text:p>-10.168</text:p>
          </table:table-cell>
          <table:table-cell table:formula="of:=ABS([.J358])" office:value-type="float" office:value="10.1683777820118" calcext:value-type="float">
            <text:p>10.168</text:p>
          </table:table-cell>
          <table:table-cell/>
          <table:table-cell table:formula="of:=[.$B358]*([.N$4]+[.$B358]*([.N$5]+[.$B358]*([.N$6]+[.$B358]*[.N$7])))/(1+[.$B358]*([.N$8]+[.$B358]*([.N$9]+[.$B358]*[.N$10])))" office:value-type="float" office:value="11.7940670525183" calcext:value-type="float">
            <text:p>11.794</text:p>
          </table:table-cell>
          <table:table-cell table:formula="of:=[.C358]-[.M358]" office:value-type="float" office:value="0.000932947481699031" calcext:value-type="float">
            <text:p>0.00093</text:p>
          </table:table-cell>
          <table:table-cell table:formula="of:=[.N358]*25.38" office:value-type="float" office:value="0.0236782070855214" calcext:value-type="float">
            <text:p>0.024</text:p>
          </table:table-cell>
          <table:table-cell table:formula="of:=ABS([.O358])" office:value-type="float" office:value="0.0236782070855214" calcext:value-type="float">
            <text:p>0.024</text:p>
          </table:table-cell>
          <table:table-cell/>
          <table:table-cell table:formula="of:=[.$B358]*([.S$4]+[.$B358]*([.S$5]+[.$B358]*([.S$6]+[.$B358]*[.S$7])))/(1+[.$B358]*([.S$8]+[.$B358]*([.S$9]+[.$B358]*[.S$10])))" office:value-type="float" office:value="12.2228831107981" calcext:value-type="float">
            <text:p>12.223</text:p>
          </table:table-cell>
          <table:table-cell table:style-name="ce40" table:formula="of:=[.C358]-[.R358]" office:value-type="float" office:value="-0.427883110798138" calcext:value-type="float">
            <text:p>-0.4279</text:p>
          </table:table-cell>
          <table:table-cell table:formula="of:=[.S358]*25.38" office:value-type="float" office:value="-10.8596733520567" calcext:value-type="float">
            <text:p>-10.860</text:p>
          </table:table-cell>
          <table:table-cell table:formula="of:=ABS([.T358])" office:value-type="float" office:value="10.8596733520567" calcext:value-type="float">
            <text:p>10.86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91" calcext:value-type="float">
            <text:p>291</text:p>
          </table:table-cell>
          <table:table-cell office:value-type="float" office:value="11.836" calcext:value-type="float">
            <text:p>11.836</text:p>
          </table:table-cell>
          <table:table-cell/>
          <table:table-cell table:formula="of:=[.$C359]*([.F$4]+[.$C359]*([.F$5]+[.$C359]*([.F$6]+[.$C359]*[.F$7])))/(1+[.$C359]*([.F$8]+[.$C359]*([.F$9]+[.$C359]*[.F$10])))" office:value-type="float" office:value="291.018856901768" calcext:value-type="float">
            <text:p>291.02</text:p>
          </table:table-cell>
          <table:table-cell table:formula="of:=[.B359]-[.E359]" office:value-type="float" office:value="-0.0188569017678333" calcext:value-type="float">
            <text:p>-0.019</text:p>
          </table:table-cell>
          <table:table-cell table:formula="of:=ABS([.F359])" office:value-type="float" office:value="0.0188569017678333" calcext:value-type="float">
            <text:p>0.019</text:p>
          </table:table-cell>
          <table:table-cell/>
          <table:table-cell table:style-name="ce12" table:formula="of:=[.$C359]*([.J$4]+[.$C359]*([.J$5]+[.$C359]*([.J$6]+[.$C359]*[.J$7])))/(1+[.$C359]*([.J$8]+[.$C359]*([.J$9]+[.$C359]*[.J$10])))" office:value-type="float" office:value="301.309227810275" calcext:value-type="float">
            <text:p>301.31</text:p>
          </table:table-cell>
          <table:table-cell table:formula="of:=[.B359]-[.I359]" office:value-type="float" office:value="-10.3092278102747" calcext:value-type="float">
            <text:p>-10.309</text:p>
          </table:table-cell>
          <table:table-cell table:formula="of:=ABS([.J359])" office:value-type="float" office:value="10.3092278102747" calcext:value-type="float">
            <text:p>10.309</text:p>
          </table:table-cell>
          <table:table-cell/>
          <table:table-cell table:formula="of:=[.$B359]*([.N$4]+[.$B359]*([.N$5]+[.$B359]*([.N$6]+[.$B359]*[.N$7])))/(1+[.$B359]*([.N$8]+[.$B359]*([.N$9]+[.$B359]*[.N$10])))" office:value-type="float" office:value="11.8353703260577" calcext:value-type="float">
            <text:p>11.835</text:p>
          </table:table-cell>
          <table:table-cell table:formula="of:=[.C359]-[.M359]" office:value-type="float" office:value="0.000629673942325937" calcext:value-type="float">
            <text:p>0.00063</text:p>
          </table:table-cell>
          <table:table-cell table:formula="of:=[.N359]*25.38" office:value-type="float" office:value="0.0159811246562323" calcext:value-type="float">
            <text:p>0.016</text:p>
          </table:table-cell>
          <table:table-cell table:formula="of:=ABS([.O359])" office:value-type="float" office:value="0.0159811246562323" calcext:value-type="float">
            <text:p>0.016</text:p>
          </table:table-cell>
          <table:table-cell/>
          <table:table-cell table:formula="of:=[.$B359]*([.S$4]+[.$B359]*([.S$5]+[.$B359]*([.S$6]+[.$B359]*[.S$7])))/(1+[.$B359]*([.S$8]+[.$B359]*([.S$9]+[.$B359]*[.S$10])))" office:value-type="float" office:value="12.2659790430529" calcext:value-type="float">
            <text:p>12.266</text:p>
          </table:table-cell>
          <table:table-cell table:style-name="ce40" table:formula="of:=[.C359]-[.R359]" office:value-type="float" office:value="-0.429979043052947" calcext:value-type="float">
            <text:p>-0.4300</text:p>
          </table:table-cell>
          <table:table-cell table:formula="of:=[.S359]*25.38" office:value-type="float" office:value="-10.9128681126838" calcext:value-type="float">
            <text:p>-10.913</text:p>
          </table:table-cell>
          <table:table-cell table:formula="of:=ABS([.T359])" office:value-type="float" office:value="10.9128681126838" calcext:value-type="float">
            <text:p>10.91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92" calcext:value-type="float">
            <text:p>292</text:p>
          </table:table-cell>
          <table:table-cell office:value-type="float" office:value="11.877" calcext:value-type="float">
            <text:p>11.877</text:p>
          </table:table-cell>
          <table:table-cell/>
          <table:table-cell table:formula="of:=[.$C360]*([.F$4]+[.$C360]*([.F$5]+[.$C360]*([.F$6]+[.$C360]*[.F$7])))/(1+[.$C360]*([.F$8]+[.$C360]*([.F$9]+[.$C360]*[.F$10])))" office:value-type="float" office:value="292.011246248108" calcext:value-type="float">
            <text:p>292.01</text:p>
          </table:table-cell>
          <table:table-cell table:formula="of:=[.B360]-[.E360]" office:value-type="float" office:value="-0.0112462481077955" calcext:value-type="float">
            <text:p>-0.011</text:p>
          </table:table-cell>
          <table:table-cell table:formula="of:=ABS([.F360])" office:value-type="float" office:value="0.0112462481077955" calcext:value-type="float">
            <text:p>0.011</text:p>
          </table:table-cell>
          <table:table-cell/>
          <table:table-cell table:style-name="ce12" table:formula="of:=[.$C360]*([.J$4]+[.$C360]*([.J$5]+[.$C360]*([.J$6]+[.$C360]*[.J$7])))/(1+[.$C360]*([.J$8]+[.$C360]*([.J$9]+[.$C360]*[.J$10])))" office:value-type="float" office:value="302.45063029319" calcext:value-type="float">
            <text:p>302.45</text:p>
          </table:table-cell>
          <table:table-cell table:formula="of:=[.B360]-[.I360]" office:value-type="float" office:value="-10.4506302931903" calcext:value-type="float">
            <text:p>-10.451</text:p>
          </table:table-cell>
          <table:table-cell table:formula="of:=ABS([.J360])" office:value-type="float" office:value="10.4506302931903" calcext:value-type="float">
            <text:p>10.451</text:p>
          </table:table-cell>
          <table:table-cell/>
          <table:table-cell table:formula="of:=[.$B360]*([.N$4]+[.$B360]*([.N$5]+[.$B360]*([.N$6]+[.$B360]*[.N$7])))/(1+[.$B360]*([.N$8]+[.$B360]*([.N$9]+[.$B360]*[.N$10])))" office:value-type="float" office:value="11.8766868392007" calcext:value-type="float">
            <text:p>11.877</text:p>
          </table:table-cell>
          <table:table-cell table:formula="of:=[.C360]-[.M360]" office:value-type="float" office:value="0.000313160799258583" calcext:value-type="float">
            <text:p>0.00031</text:p>
          </table:table-cell>
          <table:table-cell table:formula="of:=[.N360]*25.38" office:value-type="float" office:value="0.00794802108518283" calcext:value-type="float">
            <text:p>0.008</text:p>
          </table:table-cell>
          <table:table-cell table:formula="of:=ABS([.O360])" office:value-type="float" office:value="0.00794802108518283" calcext:value-type="float">
            <text:p>0.008</text:p>
          </table:table-cell>
          <table:table-cell/>
          <table:table-cell table:formula="of:=[.$B360]*([.S$4]+[.$B360]*([.S$5]+[.$B360]*([.S$6]+[.$B360]*[.S$7])))/(1+[.$B360]*([.S$8]+[.$B360]*([.S$9]+[.$B360]*[.S$10])))" office:value-type="float" office:value="12.3090772756378" calcext:value-type="float">
            <text:p>12.309</text:p>
          </table:table-cell>
          <table:table-cell table:style-name="ce40" table:formula="of:=[.C360]-[.R360]" office:value-type="float" office:value="-0.432077275637834" calcext:value-type="float">
            <text:p>-0.4321</text:p>
          </table:table-cell>
          <table:table-cell table:formula="of:=[.S360]*25.38" office:value-type="float" office:value="-10.9661212556882" calcext:value-type="float">
            <text:p>-10.966</text:p>
          </table:table-cell>
          <table:table-cell table:formula="of:=ABS([.T360])" office:value-type="float" office:value="10.9661212556882" calcext:value-type="float">
            <text:p>10.96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93" calcext:value-type="float">
            <text:p>293</text:p>
          </table:table-cell>
          <table:table-cell office:value-type="float" office:value="11.919" calcext:value-type="float">
            <text:p>11.919</text:p>
          </table:table-cell>
          <table:table-cell/>
          <table:table-cell table:formula="of:=[.$C361]*([.F$4]+[.$C361]*([.F$5]+[.$C361]*([.F$6]+[.$C361]*[.F$7])))/(1+[.$C361]*([.F$8]+[.$C361]*([.F$9]+[.$C361]*[.F$10])))" office:value-type="float" office:value="293.027507871004" calcext:value-type="float">
            <text:p>293.03</text:p>
          </table:table-cell>
          <table:table-cell table:formula="of:=[.B361]-[.E361]" office:value-type="float" office:value="-0.027507871004218" calcext:value-type="float">
            <text:p>-0.028</text:p>
          </table:table-cell>
          <table:table-cell table:formula="of:=ABS([.F361])" office:value-type="float" office:value="0.027507871004218" calcext:value-type="float">
            <text:p>0.028</text:p>
          </table:table-cell>
          <table:table-cell/>
          <table:table-cell table:style-name="ce12" table:formula="of:=[.$C361]*([.J$4]+[.$C361]*([.J$5]+[.$C361]*([.J$6]+[.$C361]*[.J$7])))/(1+[.$C361]*([.J$8]+[.$C361]*([.J$9]+[.$C361]*[.J$10])))" office:value-type="float" office:value="303.620439744348" calcext:value-type="float">
            <text:p>303.62</text:p>
          </table:table-cell>
          <table:table-cell table:formula="of:=[.B361]-[.I361]" office:value-type="float" office:value="-10.6204397443478" calcext:value-type="float">
            <text:p>-10.620</text:p>
          </table:table-cell>
          <table:table-cell table:formula="of:=ABS([.J361])" office:value-type="float" office:value="10.6204397443478" calcext:value-type="float">
            <text:p>10.620</text:p>
          </table:table-cell>
          <table:table-cell/>
          <table:table-cell table:formula="of:=[.$B361]*([.N$4]+[.$B361]*([.N$5]+[.$B361]*([.N$6]+[.$B361]*[.N$7])))/(1+[.$B361]*([.N$8]+[.$B361]*([.N$9]+[.$B361]*[.N$10])))" office:value-type="float" office:value="11.9180164938358" calcext:value-type="float">
            <text:p>11.918</text:p>
          </table:table-cell>
          <table:table-cell table:formula="of:=[.C361]-[.M361]" office:value-type="float" office:value="0.000983506164246251" calcext:value-type="float">
            <text:p>0.00098</text:p>
          </table:table-cell>
          <table:table-cell table:formula="of:=[.N361]*25.38" office:value-type="float" office:value="0.0249613864485698" calcext:value-type="float">
            <text:p>0.025</text:p>
          </table:table-cell>
          <table:table-cell table:formula="of:=ABS([.O361])" office:value-type="float" office:value="0.0249613864485698" calcext:value-type="float">
            <text:p>0.025</text:p>
          </table:table-cell>
          <table:table-cell/>
          <table:table-cell table:formula="of:=[.$B361]*([.S$4]+[.$B361]*([.S$5]+[.$B361]*([.S$6]+[.$B361]*[.S$7])))/(1+[.$B361]*([.S$8]+[.$B361]*([.S$9]+[.$B361]*[.S$10])))" office:value-type="float" office:value="12.3521777933116" calcext:value-type="float">
            <text:p>12.352</text:p>
          </table:table-cell>
          <table:table-cell table:style-name="ce40" table:formula="of:=[.C361]-[.R361]" office:value-type="float" office:value="-0.433177793311572" calcext:value-type="float">
            <text:p>-0.4332</text:p>
          </table:table-cell>
          <table:table-cell table:formula="of:=[.S361]*25.38" office:value-type="float" office:value="-10.9940523942477" calcext:value-type="float">
            <text:p>-10.994</text:p>
          </table:table-cell>
          <table:table-cell table:formula="of:=ABS([.T361])" office:value-type="float" office:value="10.9940523942477" calcext:value-type="float">
            <text:p>10.99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94" calcext:value-type="float">
            <text:p>294</text:p>
          </table:table-cell>
          <table:table-cell office:value-type="float" office:value="11.96" calcext:value-type="float">
            <text:p>11.960</text:p>
          </table:table-cell>
          <table:table-cell/>
          <table:table-cell table:formula="of:=[.$C362]*([.F$4]+[.$C362]*([.F$5]+[.$C362]*([.F$6]+[.$C362]*[.F$7])))/(1+[.$C362]*([.F$8]+[.$C362]*([.F$9]+[.$C362]*[.F$10])))" office:value-type="float" office:value="294.019251066131" calcext:value-type="float">
            <text:p>294.02</text:p>
          </table:table-cell>
          <table:table-cell table:formula="of:=[.B362]-[.E362]" office:value-type="float" office:value="-0.0192510661305505" calcext:value-type="float">
            <text:p>-0.019</text:p>
          </table:table-cell>
          <table:table-cell table:formula="of:=ABS([.F362])" office:value-type="float" office:value="0.0192510661305505" calcext:value-type="float">
            <text:p>0.019</text:p>
          </table:table-cell>
          <table:table-cell/>
          <table:table-cell table:style-name="ce12" table:formula="of:=[.$C362]*([.J$4]+[.$C362]*([.J$5]+[.$C362]*([.J$6]+[.$C362]*[.J$7])))/(1+[.$C362]*([.J$8]+[.$C362]*([.J$9]+[.$C362]*[.J$10])))" office:value-type="float" office:value="304.762946142089" calcext:value-type="float">
            <text:p>304.76</text:p>
          </table:table-cell>
          <table:table-cell table:formula="of:=[.B362]-[.I362]" office:value-type="float" office:value="-10.7629461420888" calcext:value-type="float">
            <text:p>-10.763</text:p>
          </table:table-cell>
          <table:table-cell table:formula="of:=ABS([.J362])" office:value-type="float" office:value="10.7629461420888" calcext:value-type="float">
            <text:p>10.763</text:p>
          </table:table-cell>
          <table:table-cell/>
          <table:table-cell table:formula="of:=[.$B362]*([.N$4]+[.$B362]*([.N$5]+[.$B362]*([.N$6]+[.$B362]*[.N$7])))/(1+[.$B362]*([.N$8]+[.$B362]*([.N$9]+[.$B362]*[.N$10])))" office:value-type="float" office:value="11.9593591916711" calcext:value-type="float">
            <text:p>11.959</text:p>
          </table:table-cell>
          <table:table-cell table:formula="of:=[.C362]-[.M362]" office:value-type="float" office:value="0.000640808328901343" calcext:value-type="float">
            <text:p>0.00064</text:p>
          </table:table-cell>
          <table:table-cell table:formula="of:=[.N362]*25.38" office:value-type="float" office:value="0.0162637153875161" calcext:value-type="float">
            <text:p>0.016</text:p>
          </table:table-cell>
          <table:table-cell table:formula="of:=ABS([.O362])" office:value-type="float" office:value="0.0162637153875161" calcext:value-type="float">
            <text:p>0.016</text:p>
          </table:table-cell>
          <table:table-cell/>
          <table:table-cell table:formula="of:=[.$B362]*([.S$4]+[.$B362]*([.S$5]+[.$B362]*([.S$6]+[.$B362]*[.S$7])))/(1+[.$B362]*([.S$8]+[.$B362]*([.S$9]+[.$B362]*[.S$10])))" office:value-type="float" office:value="12.3952805809672" calcext:value-type="float">
            <text:p>12.395</text:p>
          </table:table-cell>
          <table:table-cell table:style-name="ce40" table:formula="of:=[.C362]-[.R362]" office:value-type="float" office:value="-0.435280580967245" calcext:value-type="float">
            <text:p>-0.4353</text:p>
          </table:table-cell>
          <table:table-cell table:formula="of:=[.S362]*25.38" office:value-type="float" office:value="-11.0474211449487" calcext:value-type="float">
            <text:p>-11.047</text:p>
          </table:table-cell>
          <table:table-cell table:formula="of:=ABS([.T362])" office:value-type="float" office:value="11.0474211449487" calcext:value-type="float">
            <text:p>11.04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95" calcext:value-type="float">
            <text:p>295</text:p>
          </table:table-cell>
          <table:table-cell office:value-type="float" office:value="12.001" calcext:value-type="float">
            <text:p>12.001</text:p>
          </table:table-cell>
          <table:table-cell/>
          <table:table-cell table:formula="of:=[.$C363]*([.F$4]+[.$C363]*([.F$5]+[.$C363]*([.F$6]+[.$C363]*[.F$7])))/(1+[.$C363]*([.F$8]+[.$C363]*([.F$9]+[.$C363]*[.F$10])))" office:value-type="float" office:value="295.010679090446" calcext:value-type="float">
            <text:p>295.01</text:p>
          </table:table-cell>
          <table:table-cell table:formula="of:=[.B363]-[.E363]" office:value-type="float" office:value="-0.0106790904456489" calcext:value-type="float">
            <text:p>-0.011</text:p>
          </table:table-cell>
          <table:table-cell table:formula="of:=ABS([.F363])" office:value-type="float" office:value="0.0106790904456489" calcext:value-type="float">
            <text:p>0.011</text:p>
          </table:table-cell>
          <table:table-cell/>
          <table:table-cell table:style-name="ce12" table:formula="of:=[.$C363]*([.J$4]+[.$C363]*([.J$5]+[.$C363]*([.J$6]+[.$C363]*[.J$7])))/(1+[.$C363]*([.J$8]+[.$C363]*([.J$9]+[.$C363]*[.J$10])))" office:value-type="float" office:value="305.90599073964" calcext:value-type="float">
            <text:p>305.91</text:p>
          </table:table-cell>
          <table:table-cell table:formula="of:=[.B363]-[.I363]" office:value-type="float" office:value="-10.9059907396403" calcext:value-type="float">
            <text:p>-10.906</text:p>
          </table:table-cell>
          <table:table-cell table:formula="of:=ABS([.J363])" office:value-type="float" office:value="10.9059907396403" calcext:value-type="float">
            <text:p>10.906</text:p>
          </table:table-cell>
          <table:table-cell/>
          <table:table-cell table:formula="of:=[.$B363]*([.N$4]+[.$B363]*([.N$5]+[.$B363]*([.N$6]+[.$B363]*[.N$7])))/(1+[.$B363]*([.N$8]+[.$B363]*([.N$9]+[.$B363]*[.N$10])))" office:value-type="float" office:value="12.0007148342805" calcext:value-type="float">
            <text:p>12.001</text:p>
          </table:table-cell>
          <table:table-cell table:formula="of:=[.C363]-[.M363]" office:value-type="float" office:value="0.000285165719464686" calcext:value-type="float">
            <text:p>0.00029</text:p>
          </table:table-cell>
          <table:table-cell table:formula="of:=[.N363]*25.38" office:value-type="float" office:value="0.00723750596001373" calcext:value-type="float">
            <text:p>0.007</text:p>
          </table:table-cell>
          <table:table-cell table:formula="of:=ABS([.O363])" office:value-type="float" office:value="0.00723750596001373" calcext:value-type="float">
            <text:p>0.007</text:p>
          </table:table-cell>
          <table:table-cell/>
          <table:table-cell table:formula="of:=[.$B363]*([.S$4]+[.$B363]*([.S$5]+[.$B363]*([.S$6]+[.$B363]*[.S$7])))/(1+[.$B363]*([.S$8]+[.$B363]*([.S$9]+[.$B363]*[.S$10])))" office:value-type="float" office:value="12.4383856236308" calcext:value-type="float">
            <text:p>12.438</text:p>
          </table:table-cell>
          <table:table-cell table:style-name="ce40" table:formula="of:=[.C363]-[.R363]" office:value-type="float" office:value="-0.437385623630775" calcext:value-type="float">
            <text:p>-0.4374</text:p>
          </table:table-cell>
          <table:table-cell table:formula="of:=[.S363]*25.38" office:value-type="float" office:value="-11.1008471277491" calcext:value-type="float">
            <text:p>-11.101</text:p>
          </table:table-cell>
          <table:table-cell table:formula="of:=ABS([.T363])" office:value-type="float" office:value="11.1008471277491" calcext:value-type="float">
            <text:p>11.10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96" calcext:value-type="float">
            <text:p>296</text:p>
          </table:table-cell>
          <table:table-cell office:value-type="float" office:value="12.043" calcext:value-type="float">
            <text:p>12.043</text:p>
          </table:table-cell>
          <table:table-cell/>
          <table:table-cell table:formula="of:=[.$C364]*([.F$4]+[.$C364]*([.F$5]+[.$C364]*([.F$6]+[.$C364]*[.F$7])))/(1+[.$C364]*([.F$8]+[.$C364]*([.F$9]+[.$C364]*[.F$10])))" office:value-type="float" office:value="296.025964265654" calcext:value-type="float">
            <text:p>296.03</text:p>
          </table:table-cell>
          <table:table-cell table:formula="of:=[.B364]-[.E364]" office:value-type="float" office:value="-0.0259642656542951" calcext:value-type="float">
            <text:p>-0.026</text:p>
          </table:table-cell>
          <table:table-cell table:formula="of:=ABS([.F364])" office:value-type="float" office:value="0.0259642656542951" calcext:value-type="float">
            <text:p>0.026</text:p>
          </table:table-cell>
          <table:table-cell/>
          <table:table-cell table:style-name="ce12" table:formula="of:=[.$C364]*([.J$4]+[.$C364]*([.J$5]+[.$C364]*([.J$6]+[.$C364]*[.J$7])))/(1+[.$C364]*([.J$8]+[.$C364]*([.J$9]+[.$C364]*[.J$10])))" office:value-type="float" office:value="307.077467639086" calcext:value-type="float">
            <text:p>307.08</text:p>
          </table:table-cell>
          <table:table-cell table:formula="of:=[.B364]-[.I364]" office:value-type="float" office:value="-11.0774676390858" calcext:value-type="float">
            <text:p>-11.077</text:p>
          </table:table-cell>
          <table:table-cell table:formula="of:=ABS([.J364])" office:value-type="float" office:value="11.0774676390858" calcext:value-type="float">
            <text:p>11.077</text:p>
          </table:table-cell>
          <table:table-cell/>
          <table:table-cell table:formula="of:=[.$B364]*([.N$4]+[.$B364]*([.N$5]+[.$B364]*([.N$6]+[.$B364]*[.N$7])))/(1+[.$B364]*([.N$8]+[.$B364]*([.N$9]+[.$B364]*[.N$10])))" office:value-type="float" office:value="12.0420833231467" calcext:value-type="float">
            <text:p>12.042</text:p>
          </table:table-cell>
          <table:table-cell table:formula="of:=[.C364]-[.M364]" office:value-type="float" office:value="0.000916676853305987" calcext:value-type="float">
            <text:p>0.00092</text:p>
          </table:table-cell>
          <table:table-cell table:formula="of:=[.N364]*25.38" office:value-type="float" office:value="0.0232652585369059" calcext:value-type="float">
            <text:p>0.023</text:p>
          </table:table-cell>
          <table:table-cell table:formula="of:=ABS([.O364])" office:value-type="float" office:value="0.0232652585369059" calcext:value-type="float">
            <text:p>0.023</text:p>
          </table:table-cell>
          <table:table-cell/>
          <table:table-cell table:formula="of:=[.$B364]*([.S$4]+[.$B364]*([.S$5]+[.$B364]*([.S$6]+[.$B364]*[.S$7])))/(1+[.$B364]*([.S$8]+[.$B364]*([.S$9]+[.$B364]*[.S$10])))" office:value-type="float" office:value="12.4814929064594" calcext:value-type="float">
            <text:p>12.481</text:p>
          </table:table-cell>
          <table:table-cell table:style-name="ce40" table:formula="of:=[.C364]-[.R364]" office:value-type="float" office:value="-0.438492906459448" calcext:value-type="float">
            <text:p>-0.4385</text:p>
          </table:table-cell>
          <table:table-cell table:formula="of:=[.S364]*25.38" office:value-type="float" office:value="-11.1289499659408" calcext:value-type="float">
            <text:p>-11.129</text:p>
          </table:table-cell>
          <table:table-cell table:formula="of:=ABS([.T364])" office:value-type="float" office:value="11.1289499659408" calcext:value-type="float">
            <text:p>11.12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97" calcext:value-type="float">
            <text:p>297</text:p>
          </table:table-cell>
          <table:table-cell office:value-type="float" office:value="12.084" calcext:value-type="float">
            <text:p>12.084</text:p>
          </table:table-cell>
          <table:table-cell/>
          <table:table-cell table:formula="of:=[.$C365]*([.F$4]+[.$C365]*([.F$5]+[.$C365]*([.F$6]+[.$C365]*[.F$7])))/(1+[.$C365]*([.F$8]+[.$C365]*([.F$9]+[.$C365]*[.F$10])))" office:value-type="float" office:value="297.016762386762" calcext:value-type="float">
            <text:p>297.02</text:p>
          </table:table-cell>
          <table:table-cell table:formula="of:=[.B365]-[.E365]" office:value-type="float" office:value="-0.0167623867624798" calcext:value-type="float">
            <text:p>-0.017</text:p>
          </table:table-cell>
          <table:table-cell table:formula="of:=ABS([.F365])" office:value-type="float" office:value="0.0167623867624798" calcext:value-type="float">
            <text:p>0.017</text:p>
          </table:table-cell>
          <table:table-cell/>
          <table:table-cell table:style-name="ce12" table:formula="of:=[.$C365]*([.J$4]+[.$C365]*([.J$5]+[.$C365]*([.J$6]+[.$C365]*[.J$7])))/(1+[.$C365]*([.J$8]+[.$C365]*([.J$9]+[.$C365]*[.J$10])))" office:value-type="float" office:value="308.221587478849" calcext:value-type="float">
            <text:p>308.22</text:p>
          </table:table-cell>
          <table:table-cell table:formula="of:=[.B365]-[.I365]" office:value-type="float" office:value="-11.2215874788495" calcext:value-type="float">
            <text:p>-11.222</text:p>
          </table:table-cell>
          <table:table-cell table:formula="of:=ABS([.J365])" office:value-type="float" office:value="11.2215874788495" calcext:value-type="float">
            <text:p>11.222</text:p>
          </table:table-cell>
          <table:table-cell/>
          <table:table-cell table:formula="of:=[.$B365]*([.N$4]+[.$B365]*([.N$5]+[.$B365]*([.N$6]+[.$B365]*[.N$7])))/(1+[.$B365]*([.N$8]+[.$B365]*([.N$9]+[.$B365]*[.N$10])))" office:value-type="float" office:value="12.0834645597027" calcext:value-type="float">
            <text:p>12.083</text:p>
          </table:table-cell>
          <table:table-cell table:formula="of:=[.C365]-[.M365]" office:value-type="float" office:value="0.000535440297255718" calcext:value-type="float">
            <text:p>0.00054</text:p>
          </table:table-cell>
          <table:table-cell table:formula="of:=[.N365]*25.38" office:value-type="float" office:value="0.0135894747443501" calcext:value-type="float">
            <text:p>0.014</text:p>
          </table:table-cell>
          <table:table-cell table:formula="of:=ABS([.O365])" office:value-type="float" office:value="0.0135894747443501" calcext:value-type="float">
            <text:p>0.014</text:p>
          </table:table-cell>
          <table:table-cell/>
          <table:table-cell table:formula="of:=[.$B365]*([.S$4]+[.$B365]*([.S$5]+[.$B365]*([.S$6]+[.$B365]*[.S$7])))/(1+[.$B365]*([.S$8]+[.$B365]*([.S$9]+[.$B365]*[.S$10])))" office:value-type="float" office:value="12.5246024147405" calcext:value-type="float">
            <text:p>12.525</text:p>
          </table:table-cell>
          <table:table-cell table:style-name="ce40" table:formula="of:=[.C365]-[.R365]" office:value-type="float" office:value="-0.440602414740505" calcext:value-type="float">
            <text:p>-0.4406</text:p>
          </table:table-cell>
          <table:table-cell table:formula="of:=[.S365]*25.38" office:value-type="float" office:value="-11.182489286114" calcext:value-type="float">
            <text:p>-11.182</text:p>
          </table:table-cell>
          <table:table-cell table:formula="of:=ABS([.T365])" office:value-type="float" office:value="11.182489286114" calcext:value-type="float">
            <text:p>11.18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98" calcext:value-type="float">
            <text:p>298</text:p>
          </table:table-cell>
          <table:table-cell office:value-type="float" office:value="12.126" calcext:value-type="float">
            <text:p>12.126</text:p>
          </table:table-cell>
          <table:table-cell/>
          <table:table-cell table:formula="of:=[.$C366]*([.F$4]+[.$C366]*([.F$5]+[.$C366]*([.F$6]+[.$C366]*[.F$7])))/(1+[.$C366]*([.F$8]+[.$C366]*([.F$9]+[.$C366]*[.F$10])))" office:value-type="float" office:value="298.031407864187" calcext:value-type="float">
            <text:p>298.03</text:p>
          </table:table-cell>
          <table:table-cell table:formula="of:=[.B366]-[.E366]" office:value-type="float" office:value="-0.0314078641874289" calcext:value-type="float">
            <text:p>-0.031</text:p>
          </table:table-cell>
          <table:table-cell table:formula="of:=ABS([.F366])" office:value-type="float" office:value="0.0314078641874289" calcext:value-type="float">
            <text:p>0.031</text:p>
          </table:table-cell>
          <table:table-cell/>
          <table:table-cell table:style-name="ce12" table:formula="of:=[.$C366]*([.J$4]+[.$C366]*([.J$5]+[.$C366]*([.J$6]+[.$C366]*[.J$7])))/(1+[.$C366]*([.J$8]+[.$C366]*([.J$9]+[.$C366]*[.J$10])))" office:value-type="float" office:value="309.394156102848" calcext:value-type="float">
            <text:p>309.39</text:p>
          </table:table-cell>
          <table:table-cell table:formula="of:=[.B366]-[.I366]" office:value-type="float" office:value="-11.3941561028482" calcext:value-type="float">
            <text:p>-11.394</text:p>
          </table:table-cell>
          <table:table-cell table:formula="of:=ABS([.J366])" office:value-type="float" office:value="11.3941561028482" calcext:value-type="float">
            <text:p>11.394</text:p>
          </table:table-cell>
          <table:table-cell/>
          <table:table-cell table:formula="of:=[.$B366]*([.N$4]+[.$B366]*([.N$5]+[.$B366]*([.N$6]+[.$B366]*[.N$7])))/(1+[.$B366]*([.N$8]+[.$B366]*([.N$9]+[.$B366]*[.N$10])))" office:value-type="float" office:value="12.1248584453725" calcext:value-type="float">
            <text:p>12.125</text:p>
          </table:table-cell>
          <table:table-cell table:formula="of:=[.C366]-[.M366]" office:value-type="float" office:value="0.00114155462754972" calcext:value-type="float">
            <text:p>0.00114</text:p>
          </table:table-cell>
          <table:table-cell table:formula="of:=[.N366]*25.38" office:value-type="float" office:value="0.028972656447212" calcext:value-type="float">
            <text:p>0.029</text:p>
          </table:table-cell>
          <table:table-cell table:formula="of:=ABS([.O366])" office:value-type="float" office:value="0.028972656447212" calcext:value-type="float">
            <text:p>0.029</text:p>
          </table:table-cell>
          <table:table-cell/>
          <table:table-cell table:formula="of:=[.$B366]*([.S$4]+[.$B366]*([.S$5]+[.$B366]*([.S$6]+[.$B366]*[.S$7])))/(1+[.$B366]*([.S$8]+[.$B366]*([.S$9]+[.$B366]*[.S$10])))" office:value-type="float" office:value="12.5677141338897" calcext:value-type="float">
            <text:p>12.568</text:p>
          </table:table-cell>
          <table:table-cell table:style-name="ce40" table:formula="of:=[.C366]-[.R366]" office:value-type="float" office:value="-0.44171413388969" calcext:value-type="float">
            <text:p>-0.4417</text:p>
          </table:table-cell>
          <table:table-cell table:formula="of:=[.S366]*25.38" office:value-type="float" office:value="-11.2107047181203" calcext:value-type="float">
            <text:p>-11.211</text:p>
          </table:table-cell>
          <table:table-cell table:formula="of:=ABS([.T366])" office:value-type="float" office:value="11.2107047181203" calcext:value-type="float">
            <text:p>11.21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299" calcext:value-type="float">
            <text:p>299</text:p>
          </table:table-cell>
          <table:table-cell office:value-type="float" office:value="12.167" calcext:value-type="float">
            <text:p>12.167</text:p>
          </table:table-cell>
          <table:table-cell/>
          <table:table-cell table:formula="of:=[.$C367]*([.F$4]+[.$C367]*([.F$5]+[.$C367]*([.F$6]+[.$C367]*[.F$7])))/(1+[.$C367]*([.F$8]+[.$C367]*([.F$9]+[.$C367]*[.F$10])))" office:value-type="float" office:value="299.021586950201" calcext:value-type="float">
            <text:p>299.02</text:p>
          </table:table-cell>
          <table:table-cell table:formula="of:=[.B367]-[.E367]" office:value-type="float" office:value="-0.0215869502005717" calcext:value-type="float">
            <text:p>-0.022</text:p>
          </table:table-cell>
          <table:table-cell table:formula="of:=ABS([.F367])" office:value-type="float" office:value="0.0215869502005717" calcext:value-type="float">
            <text:p>0.022</text:p>
          </table:table-cell>
          <table:table-cell/>
          <table:table-cell table:style-name="ce12" table:formula="of:=[.$C367]*([.J$4]+[.$C367]*([.J$5]+[.$C367]*([.J$6]+[.$C367]*[.J$7])))/(1+[.$C367]*([.J$8]+[.$C367]*([.J$9]+[.$C367]*[.J$10])))" office:value-type="float" office:value="310.539332206267" calcext:value-type="float">
            <text:p>310.54</text:p>
          </table:table-cell>
          <table:table-cell table:formula="of:=[.B367]-[.I367]" office:value-type="float" office:value="-11.5393322062672" calcext:value-type="float">
            <text:p>-11.539</text:p>
          </table:table-cell>
          <table:table-cell table:formula="of:=ABS([.J367])" office:value-type="float" office:value="11.5393322062672" calcext:value-type="float">
            <text:p>11.539</text:p>
          </table:table-cell>
          <table:table-cell/>
          <table:table-cell table:formula="of:=[.$B367]*([.N$4]+[.$B367]*([.N$5]+[.$B367]*([.N$6]+[.$B367]*[.N$7])))/(1+[.$B367]*([.N$8]+[.$B367]*([.N$9]+[.$B367]*[.N$10])))" office:value-type="float" office:value="12.1662648816085" calcext:value-type="float">
            <text:p>12.166</text:p>
          </table:table-cell>
          <table:table-cell table:formula="of:=[.C367]-[.M367]" office:value-type="float" office:value="0.00073511839150342" calcext:value-type="float">
            <text:p>0.00074</text:p>
          </table:table-cell>
          <table:table-cell table:formula="of:=[.N367]*25.38" office:value-type="float" office:value="0.0186573047763568" calcext:value-type="float">
            <text:p>0.019</text:p>
          </table:table-cell>
          <table:table-cell table:formula="of:=ABS([.O367])" office:value-type="float" office:value="0.0186573047763568" calcext:value-type="float">
            <text:p>0.019</text:p>
          </table:table-cell>
          <table:table-cell/>
          <table:table-cell table:formula="of:=[.$B367]*([.S$4]+[.$B367]*([.S$5]+[.$B367]*([.S$6]+[.$B367]*[.S$7])))/(1+[.$B367]*([.S$8]+[.$B367]*([.S$9]+[.$B367]*[.S$10])))" office:value-type="float" office:value="12.6108280494499" calcext:value-type="float">
            <text:p>12.611</text:p>
          </table:table-cell>
          <table:table-cell table:style-name="ce40" table:formula="of:=[.C367]-[.R367]" office:value-type="float" office:value="-0.443828049449895" calcext:value-type="float">
            <text:p>-0.4438</text:p>
          </table:table-cell>
          <table:table-cell table:formula="of:=[.S367]*25.38" office:value-type="float" office:value="-11.2643558950383" calcext:value-type="float">
            <text:p>-11.264</text:p>
          </table:table-cell>
          <table:table-cell table:formula="of:=ABS([.T367])" office:value-type="float" office:value="11.2643558950383" calcext:value-type="float">
            <text:p>11.26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office:value-type="float" office:value="12.209" calcext:value-type="float">
            <text:p>12.209</text:p>
          </table:table-cell>
          <table:table-cell/>
          <table:table-cell table:formula="of:=[.$C368]*([.F$4]+[.$C368]*([.F$5]+[.$C368]*([.F$6]+[.$C368]*[.F$7])))/(1+[.$C368]*([.F$8]+[.$C368]*([.F$9]+[.$C368]*[.F$10])))" office:value-type="float" office:value="300.035603851507" calcext:value-type="float">
            <text:p>300.04</text:p>
          </table:table-cell>
          <table:table-cell table:formula="of:=[.B368]-[.E368]" office:value-type="float" office:value="-0.0356038515071759" calcext:value-type="float">
            <text:p>-0.036</text:p>
          </table:table-cell>
          <table:table-cell table:formula="of:=ABS([.F368])" office:value-type="float" office:value="0.0356038515071759" calcext:value-type="float">
            <text:p>0.036</text:p>
          </table:table-cell>
          <table:table-cell/>
          <table:table-cell table:style-name="ce12" table:formula="of:=[.$C368]*([.J$4]+[.$C368]*([.J$5]+[.$C368]*([.J$6]+[.$C368]*[.J$7])))/(1+[.$C368]*([.J$8]+[.$C368]*([.J$9]+[.$C368]*[.J$10])))" office:value-type="float" office:value="311.712973203877" calcext:value-type="float">
            <text:p>311.71</text:p>
          </table:table-cell>
          <table:table-cell table:formula="of:=[.B368]-[.I368]" office:value-type="float" office:value="-11.7129732038771" calcext:value-type="float">
            <text:p>-11.713</text:p>
          </table:table-cell>
          <table:table-cell table:formula="of:=ABS([.J368])" office:value-type="float" office:value="11.7129732038771" calcext:value-type="float">
            <text:p>11.713</text:p>
          </table:table-cell>
          <table:table-cell/>
          <table:table-cell table:formula="of:=[.$B368]*([.N$4]+[.$B368]*([.N$5]+[.$B368]*([.N$6]+[.$B368]*[.N$7])))/(1+[.$B368]*([.N$8]+[.$B368]*([.N$9]+[.$B368]*[.N$10])))" office:value-type="float" office:value="12.2076837699293" calcext:value-type="float">
            <text:p>12.208</text:p>
          </table:table-cell>
          <table:table-cell table:formula="of:=[.C368]-[.M368]" office:value-type="float" office:value="0.0013162300707048" calcext:value-type="float">
            <text:p>0.00132</text:p>
          </table:table-cell>
          <table:table-cell table:formula="of:=[.N368]*25.38" office:value-type="float" office:value="0.0334059191944879" calcext:value-type="float">
            <text:p>0.033</text:p>
          </table:table-cell>
          <table:table-cell table:formula="of:=ABS([.O368])" office:value-type="float" office:value="0.0334059191944879" calcext:value-type="float">
            <text:p>0.033</text:p>
          </table:table-cell>
          <table:table-cell/>
          <table:table-cell table:formula="of:=[.$B368]*([.S$4]+[.$B368]*([.S$5]+[.$B368]*([.S$6]+[.$B368]*[.S$7])))/(1+[.$B368]*([.S$8]+[.$B368]*([.S$9]+[.$B368]*[.S$10])))" office:value-type="float" office:value="12.6539441470897" calcext:value-type="float">
            <text:p>12.654</text:p>
          </table:table-cell>
          <table:table-cell table:style-name="ce40" table:formula="of:=[.C368]-[.R368]" office:value-type="float" office:value="-0.444944147089732" calcext:value-type="float">
            <text:p>-0.4449</text:p>
          </table:table-cell>
          <table:table-cell table:formula="of:=[.S368]*25.38" office:value-type="float" office:value="-11.2926824531374" calcext:value-type="float">
            <text:p>-11.293</text:p>
          </table:table-cell>
          <table:table-cell table:formula="of:=ABS([.T368])" office:value-type="float" office:value="11.2926824531374" calcext:value-type="float">
            <text:p>11.29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01" calcext:value-type="float">
            <text:p>301</text:p>
          </table:table-cell>
          <table:table-cell office:value-type="float" office:value="12.25" calcext:value-type="float">
            <text:p>12.250</text:p>
          </table:table-cell>
          <table:table-cell/>
          <table:table-cell table:formula="of:=[.$C369]*([.F$4]+[.$C369]*([.F$5]+[.$C369]*([.F$6]+[.$C369]*[.F$7])))/(1+[.$C369]*([.F$8]+[.$C369]*([.F$9]+[.$C369]*[.F$10])))" office:value-type="float" office:value="301.025174743881" calcext:value-type="float">
            <text:p>301.03</text:p>
          </table:table-cell>
          <table:table-cell table:formula="of:=[.B369]-[.E369]" office:value-type="float" office:value="-0.0251747438807683" calcext:value-type="float">
            <text:p>-0.025</text:p>
          </table:table-cell>
          <table:table-cell table:formula="of:=ABS([.F369])" office:value-type="float" office:value="0.0251747438807683" calcext:value-type="float">
            <text:p>0.025</text:p>
          </table:table-cell>
          <table:table-cell/>
          <table:table-cell table:style-name="ce12" table:formula="of:=[.$C369]*([.J$4]+[.$C369]*([.J$5]+[.$C369]*([.J$6]+[.$C369]*[.J$7])))/(1+[.$C369]*([.J$8]+[.$C369]*([.J$9]+[.$C369]*[.J$10])))" office:value-type="float" office:value="312.85918677048" calcext:value-type="float">
            <text:p>312.86</text:p>
          </table:table-cell>
          <table:table-cell table:formula="of:=[.B369]-[.I369]" office:value-type="float" office:value="-11.8591867704801" calcext:value-type="float">
            <text:p>-11.859</text:p>
          </table:table-cell>
          <table:table-cell table:formula="of:=ABS([.J369])" office:value-type="float" office:value="11.8591867704801" calcext:value-type="float">
            <text:p>11.859</text:p>
          </table:table-cell>
          <table:table-cell/>
          <table:table-cell table:formula="of:=[.$B369]*([.N$4]+[.$B369]*([.N$5]+[.$B369]*([.N$6]+[.$B369]*[.N$7])))/(1+[.$B369]*([.N$8]+[.$B369]*([.N$9]+[.$B369]*[.N$10])))" office:value-type="float" office:value="12.2491150119542" calcext:value-type="float">
            <text:p>12.249</text:p>
          </table:table-cell>
          <table:table-cell table:formula="of:=[.C369]-[.M369]" office:value-type="float" office:value="0.000884988045845248" calcext:value-type="float">
            <text:p>0.00088</text:p>
          </table:table-cell>
          <table:table-cell table:formula="of:=[.N369]*25.38" office:value-type="float" office:value="0.0224609966035524" calcext:value-type="float">
            <text:p>0.022</text:p>
          </table:table-cell>
          <table:table-cell table:formula="of:=ABS([.O369])" office:value-type="float" office:value="0.0224609966035524" calcext:value-type="float">
            <text:p>0.022</text:p>
          </table:table-cell>
          <table:table-cell/>
          <table:table-cell table:formula="of:=[.$B369]*([.S$4]+[.$B369]*([.S$5]+[.$B369]*([.S$6]+[.$B369]*[.S$7])))/(1+[.$B369]*([.S$8]+[.$B369]*([.S$9]+[.$B369]*[.S$10])))" office:value-type="float" office:value="12.6970624126022" calcext:value-type="float">
            <text:p>12.697</text:p>
          </table:table-cell>
          <table:table-cell table:style-name="ce40" table:formula="of:=[.C369]-[.R369]" office:value-type="float" office:value="-0.447062412602195" calcext:value-type="float">
            <text:p>-0.4471</text:p>
          </table:table-cell>
          <table:table-cell table:formula="of:=[.S369]*25.38" office:value-type="float" office:value="-11.3464440318437" calcext:value-type="float">
            <text:p>-11.346</text:p>
          </table:table-cell>
          <table:table-cell table:formula="of:=ABS([.T369])" office:value-type="float" office:value="11.3464440318437" calcext:value-type="float">
            <text:p>11.34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02" calcext:value-type="float">
            <text:p>302</text:p>
          </table:table-cell>
          <table:table-cell office:value-type="float" office:value="12.291" calcext:value-type="float">
            <text:p>12.291</text:p>
          </table:table-cell>
          <table:table-cell/>
          <table:table-cell table:formula="of:=[.$C370]*([.F$4]+[.$C370]*([.F$5]+[.$C370]*([.F$6]+[.$C370]*[.F$7])))/(1+[.$C370]*([.F$8]+[.$C370]*([.F$9]+[.$C370]*[.F$10])))" office:value-type="float" office:value="302.014449191191" calcext:value-type="float">
            <text:p>302.01</text:p>
          </table:table-cell>
          <table:table-cell table:formula="of:=[.B370]-[.E370]" office:value-type="float" office:value="-0.0144491911909199" calcext:value-type="float">
            <text:p>-0.014</text:p>
          </table:table-cell>
          <table:table-cell table:formula="of:=ABS([.F370])" office:value-type="float" office:value="0.0144491911909199" calcext:value-type="float">
            <text:p>0.014</text:p>
          </table:table-cell>
          <table:table-cell/>
          <table:table-cell table:style-name="ce12" table:formula="of:=[.$C370]*([.J$4]+[.$C370]*([.J$5]+[.$C370]*([.J$6]+[.$C370]*[.J$7])))/(1+[.$C370]*([.J$8]+[.$C370]*([.J$9]+[.$C370]*[.J$10])))" office:value-type="float" office:value="314.005905937704" calcext:value-type="float">
            <text:p>314.01</text:p>
          </table:table-cell>
          <table:table-cell table:formula="of:=[.B370]-[.I370]" office:value-type="float" office:value="-12.0059059377041" calcext:value-type="float">
            <text:p>-12.006</text:p>
          </table:table-cell>
          <table:table-cell table:formula="of:=ABS([.J370])" office:value-type="float" office:value="12.0059059377041" calcext:value-type="float">
            <text:p>12.006</text:p>
          </table:table-cell>
          <table:table-cell/>
          <table:table-cell table:formula="of:=[.$B370]*([.N$4]+[.$B370]*([.N$5]+[.$B370]*([.N$6]+[.$B370]*[.N$7])))/(1+[.$B370]*([.N$8]+[.$B370]*([.N$9]+[.$B370]*[.N$10])))" office:value-type="float" office:value="12.290558509437" calcext:value-type="float">
            <text:p>12.291</text:p>
          </table:table-cell>
          <table:table-cell table:formula="of:=[.C370]-[.M370]" office:value-type="float" office:value="0.000441490562996805" calcext:value-type="float">
            <text:p>0.00044</text:p>
          </table:table-cell>
          <table:table-cell table:formula="of:=[.N370]*25.38" office:value-type="float" office:value="0.0112050304888589" calcext:value-type="float">
            <text:p>0.011</text:p>
          </table:table-cell>
          <table:table-cell table:formula="of:=ABS([.O370])" office:value-type="float" office:value="0.0112050304888589" calcext:value-type="float">
            <text:p>0.011</text:p>
          </table:table-cell>
          <table:table-cell/>
          <table:table-cell table:formula="of:=[.$B370]*([.S$4]+[.$B370]*([.S$5]+[.$B370]*([.S$6]+[.$B370]*[.S$7])))/(1+[.$B370]*([.S$8]+[.$B370]*([.S$9]+[.$B370]*[.S$10])))" office:value-type="float" office:value="12.7401828319033" calcext:value-type="float">
            <text:p>12.740</text:p>
          </table:table-cell>
          <table:table-cell table:style-name="ce40" table:formula="of:=[.C370]-[.R370]" office:value-type="float" office:value="-0.449182831903318" calcext:value-type="float">
            <text:p>-0.4492</text:p>
          </table:table-cell>
          <table:table-cell table:formula="of:=[.S370]*25.38" office:value-type="float" office:value="-11.4002602737062" calcext:value-type="float">
            <text:p>-11.400</text:p>
          </table:table-cell>
          <table:table-cell table:formula="of:=ABS([.T370])" office:value-type="float" office:value="11.4002602737062" calcext:value-type="float">
            <text:p>11.40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03" calcext:value-type="float">
            <text:p>303</text:p>
          </table:table-cell>
          <table:table-cell office:value-type="float" office:value="12.333" calcext:value-type="float">
            <text:p>12.333</text:p>
          </table:table-cell>
          <table:table-cell/>
          <table:table-cell table:formula="of:=[.$C371]*([.F$4]+[.$C371]*([.F$5]+[.$C371]*([.F$6]+[.$C371]*[.F$7])))/(1+[.$C371]*([.F$8]+[.$C371]*([.F$9]+[.$C371]*[.F$10])))" office:value-type="float" office:value="303.027547652634" calcext:value-type="float">
            <text:p>303.03</text:p>
          </table:table-cell>
          <table:table-cell table:formula="of:=[.B371]-[.E371]" office:value-type="float" office:value="-0.027547652633757" calcext:value-type="float">
            <text:p>-0.028</text:p>
          </table:table-cell>
          <table:table-cell table:formula="of:=ABS([.F371])" office:value-type="float" office:value="0.027547652633757" calcext:value-type="float">
            <text:p>0.028</text:p>
          </table:table-cell>
          <table:table-cell/>
          <table:table-cell table:style-name="ce12" table:formula="of:=[.$C371]*([.J$4]+[.$C371]*([.J$5]+[.$C371]*([.J$6]+[.$C371]*[.J$7])))/(1+[.$C371]*([.J$8]+[.$C371]*([.J$9]+[.$C371]*[.J$10])))" office:value-type="float" office:value="315.181113388711" calcext:value-type="float">
            <text:p>315.18</text:p>
          </table:table-cell>
          <table:table-cell table:formula="of:=[.B371]-[.I371]" office:value-type="float" office:value="-12.1811133887111" calcext:value-type="float">
            <text:p>-12.181</text:p>
          </table:table-cell>
          <table:table-cell table:formula="of:=ABS([.J371])" office:value-type="float" office:value="12.1811133887111" calcext:value-type="float">
            <text:p>12.181</text:p>
          </table:table-cell>
          <table:table-cell/>
          <table:table-cell table:formula="of:=[.$B371]*([.N$4]+[.$B371]*([.N$5]+[.$B371]*([.N$6]+[.$B371]*[.N$7])))/(1+[.$B371]*([.N$8]+[.$B371]*([.N$9]+[.$B371]*[.N$10])))" office:value-type="float" office:value="12.3320141642986" calcext:value-type="float">
            <text:p>12.332</text:p>
          </table:table-cell>
          <table:table-cell table:formula="of:=[.C371]-[.M371]" office:value-type="float" office:value="0.00098583570142452" calcext:value-type="float">
            <text:p>0.00099</text:p>
          </table:table-cell>
          <table:table-cell table:formula="of:=[.N371]*25.38" office:value-type="float" office:value="0.0250205101021543" calcext:value-type="float">
            <text:p>0.025</text:p>
          </table:table-cell>
          <table:table-cell table:formula="of:=ABS([.O371])" office:value-type="float" office:value="0.0250205101021543" calcext:value-type="float">
            <text:p>0.025</text:p>
          </table:table-cell>
          <table:table-cell/>
          <table:table-cell table:formula="of:=[.$B371]*([.S$4]+[.$B371]*([.S$5]+[.$B371]*([.S$6]+[.$B371]*[.S$7])))/(1+[.$B371]*([.S$8]+[.$B371]*([.S$9]+[.$B371]*[.S$10])))" office:value-type="float" office:value="12.7833053910308" calcext:value-type="float">
            <text:p>12.783</text:p>
          </table:table-cell>
          <table:table-cell table:style-name="ce40" table:formula="of:=[.C371]-[.R371]" office:value-type="float" office:value="-0.450305391030835" calcext:value-type="float">
            <text:p>-0.4503</text:p>
          </table:table-cell>
          <table:table-cell table:formula="of:=[.S371]*25.38" office:value-type="float" office:value="-11.4287508243626" calcext:value-type="float">
            <text:p>-11.429</text:p>
          </table:table-cell>
          <table:table-cell table:formula="of:=ABS([.T371])" office:value-type="float" office:value="11.4287508243626" calcext:value-type="float">
            <text:p>11.42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04" calcext:value-type="float">
            <text:p>304</text:p>
          </table:table-cell>
          <table:table-cell office:value-type="float" office:value="12.374" calcext:value-type="float">
            <text:p>12.374</text:p>
          </table:table-cell>
          <table:table-cell/>
          <table:table-cell table:formula="of:=[.$C372]*([.F$4]+[.$C372]*([.F$5]+[.$C372]*([.F$6]+[.$C372]*[.F$7])))/(1+[.$C372]*([.F$8]+[.$C372]*([.F$9]+[.$C372]*[.F$10])))" office:value-type="float" office:value="304.016230019268" calcext:value-type="float">
            <text:p>304.02</text:p>
          </table:table-cell>
          <table:table-cell table:formula="of:=[.B372]-[.E372]" office:value-type="float" office:value="-0.0162300192675389" calcext:value-type="float">
            <text:p>-0.016</text:p>
          </table:table-cell>
          <table:table-cell table:formula="of:=ABS([.F372])" office:value-type="float" office:value="0.0162300192675389" calcext:value-type="float">
            <text:p>0.016</text:p>
          </table:table-cell>
          <table:table-cell/>
          <table:table-cell table:style-name="ce12" table:formula="of:=[.$C372]*([.J$4]+[.$C372]*([.J$5]+[.$C372]*([.J$6]+[.$C372]*[.J$7])))/(1+[.$C372]*([.J$8]+[.$C372]*([.J$9]+[.$C372]*[.J$10])))" office:value-type="float" office:value="316.328842274894" calcext:value-type="float">
            <text:p>316.33</text:p>
          </table:table-cell>
          <table:table-cell table:formula="of:=[.B372]-[.I372]" office:value-type="float" office:value="-12.3288422748942" calcext:value-type="float">
            <text:p>-12.329</text:p>
          </table:table-cell>
          <table:table-cell table:formula="of:=ABS([.J372])" office:value-type="float" office:value="12.3288422748942" calcext:value-type="float">
            <text:p>12.329</text:p>
          </table:table-cell>
          <table:table-cell/>
          <table:table-cell table:formula="of:=[.$B372]*([.N$4]+[.$B372]*([.N$5]+[.$B372]*([.N$6]+[.$B372]*[.N$7])))/(1+[.$B372]*([.N$8]+[.$B372]*([.N$9]+[.$B372]*[.N$10])))" office:value-type="float" office:value="12.3734818786573" calcext:value-type="float">
            <text:p>12.373</text:p>
          </table:table-cell>
          <table:table-cell table:formula="of:=[.C372]-[.M372]" office:value-type="float" office:value="0.000518121342743427" calcext:value-type="float">
            <text:p>0.00052</text:p>
          </table:table-cell>
          <table:table-cell table:formula="of:=[.N372]*25.38" office:value-type="float" office:value="0.0131499196788282" calcext:value-type="float">
            <text:p>0.013</text:p>
          </table:table-cell>
          <table:table-cell table:formula="of:=ABS([.O372])" office:value-type="float" office:value="0.0131499196788282" calcext:value-type="float">
            <text:p>0.013</text:p>
          </table:table-cell>
          <table:table-cell/>
          <table:table-cell table:formula="of:=[.$B372]*([.S$4]+[.$B372]*([.S$5]+[.$B372]*([.S$6]+[.$B372]*[.S$7])))/(1+[.$B372]*([.S$8]+[.$B372]*([.S$9]+[.$B372]*[.S$10])))" office:value-type="float" office:value="12.8264300761429" calcext:value-type="float">
            <text:p>12.826</text:p>
          </table:table-cell>
          <table:table-cell table:style-name="ce40" table:formula="of:=[.C372]-[.R372]" office:value-type="float" office:value="-0.452430076142859" calcext:value-type="float">
            <text:p>-0.4524</text:p>
          </table:table-cell>
          <table:table-cell table:formula="of:=[.S372]*25.38" office:value-type="float" office:value="-11.4826753325058" calcext:value-type="float">
            <text:p>-11.483</text:p>
          </table:table-cell>
          <table:table-cell table:formula="of:=ABS([.T372])" office:value-type="float" office:value="11.4826753325058" calcext:value-type="float">
            <text:p>11.48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05" calcext:value-type="float">
            <text:p>305</text:p>
          </table:table-cell>
          <table:table-cell office:value-type="float" office:value="12.416" calcext:value-type="float">
            <text:p>12.416</text:p>
          </table:table-cell>
          <table:table-cell/>
          <table:table-cell table:formula="of:=[.$C373]*([.F$4]+[.$C373]*([.F$5]+[.$C373]*([.F$6]+[.$C373]*[.F$7])))/(1+[.$C373]*([.F$8]+[.$C373]*([.F$9]+[.$C373]*[.F$10])))" office:value-type="float" office:value="305.028727452855" calcext:value-type="float">
            <text:p>305.03</text:p>
          </table:table-cell>
          <table:table-cell table:formula="of:=[.B373]-[.E373]" office:value-type="float" office:value="-0.0287274528552643" calcext:value-type="float">
            <text:p>-0.029</text:p>
          </table:table-cell>
          <table:table-cell table:formula="of:=ABS([.F373])" office:value-type="float" office:value="0.0287274528552643" calcext:value-type="float">
            <text:p>0.029</text:p>
          </table:table-cell>
          <table:table-cell/>
          <table:table-cell table:style-name="ce12" table:formula="of:=[.$C373]*([.J$4]+[.$C373]*([.J$5]+[.$C373]*([.J$6]+[.$C373]*[.J$7])))/(1+[.$C373]*([.J$8]+[.$C373]*([.J$9]+[.$C373]*[.J$10])))" office:value-type="float" office:value="317.505074656967" calcext:value-type="float">
            <text:p>317.51</text:p>
          </table:table-cell>
          <table:table-cell table:formula="of:=[.B373]-[.I373]" office:value-type="float" office:value="-12.5050746569671" calcext:value-type="float">
            <text:p>-12.505</text:p>
          </table:table-cell>
          <table:table-cell table:formula="of:=ABS([.J373])" office:value-type="float" office:value="12.5050746569671" calcext:value-type="float">
            <text:p>12.505</text:p>
          </table:table-cell>
          <table:table-cell/>
          <table:table-cell table:formula="of:=[.$B373]*([.N$4]+[.$B373]*([.N$5]+[.$B373]*([.N$6]+[.$B373]*[.N$7])))/(1+[.$B373]*([.N$8]+[.$B373]*([.N$9]+[.$B373]*[.N$10])))" office:value-type="float" office:value="12.4149615548585" calcext:value-type="float">
            <text:p>12.415</text:p>
          </table:table-cell>
          <table:table-cell table:formula="of:=[.C373]-[.M373]" office:value-type="float" office:value="0.00103844514153906" calcext:value-type="float">
            <text:p>0.00104</text:p>
          </table:table-cell>
          <table:table-cell table:formula="of:=[.N373]*25.38" office:value-type="float" office:value="0.0263557376922613" calcext:value-type="float">
            <text:p>0.026</text:p>
          </table:table-cell>
          <table:table-cell table:formula="of:=ABS([.O373])" office:value-type="float" office:value="0.0263557376922613" calcext:value-type="float">
            <text:p>0.026</text:p>
          </table:table-cell>
          <table:table-cell/>
          <table:table-cell table:formula="of:=[.$B373]*([.S$4]+[.$B373]*([.S$5]+[.$B373]*([.S$6]+[.$B373]*[.S$7])))/(1+[.$B373]*([.S$8]+[.$B373]*([.S$9]+[.$B373]*[.S$10])))" office:value-type="float" office:value="12.8695568735166" calcext:value-type="float">
            <text:p>12.870</text:p>
          </table:table-cell>
          <table:table-cell table:style-name="ce40" table:formula="of:=[.C373]-[.R373]" office:value-type="float" office:value="-0.45355687351662" calcext:value-type="float">
            <text:p>-0.4536</text:p>
          </table:table-cell>
          <table:table-cell table:formula="of:=[.S373]*25.38" office:value-type="float" office:value="-11.5112734498518" calcext:value-type="float">
            <text:p>-11.511</text:p>
          </table:table-cell>
          <table:table-cell table:formula="of:=ABS([.T373])" office:value-type="float" office:value="11.5112734498518" calcext:value-type="float">
            <text:p>11.51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06" calcext:value-type="float">
            <text:p>306</text:p>
          </table:table-cell>
          <table:table-cell office:value-type="float" office:value="12.457" calcext:value-type="float">
            <text:p>12.457</text:p>
          </table:table-cell>
          <table:table-cell/>
          <table:table-cell table:formula="of:=[.$C374]*([.F$4]+[.$C374]*([.F$5]+[.$C374]*([.F$6]+[.$C374]*[.F$7])))/(1+[.$C374]*([.F$8]+[.$C374]*([.F$9]+[.$C374]*[.F$10])))" office:value-type="float" office:value="306.016828447312" calcext:value-type="float">
            <text:p>306.02</text:p>
          </table:table-cell>
          <table:table-cell table:formula="of:=[.B374]-[.E374]" office:value-type="float" office:value="-0.0168284473116955" calcext:value-type="float">
            <text:p>-0.017</text:p>
          </table:table-cell>
          <table:table-cell table:formula="of:=ABS([.F374])" office:value-type="float" office:value="0.0168284473116955" calcext:value-type="float">
            <text:p>0.017</text:p>
          </table:table-cell>
          <table:table-cell/>
          <table:table-cell table:style-name="ce12" table:formula="of:=[.$C374]*([.J$4]+[.$C374]*([.J$5]+[.$C374]*([.J$6]+[.$C374]*[.J$7])))/(1+[.$C374]*([.J$8]+[.$C374]*([.J$9]+[.$C374]*[.J$10])))" office:value-type="float" office:value="318.653794928094" calcext:value-type="float">
            <text:p>318.65</text:p>
          </table:table-cell>
          <table:table-cell table:formula="of:=[.B374]-[.I374]" office:value-type="float" office:value="-12.6537949280938" calcext:value-type="float">
            <text:p>-12.654</text:p>
          </table:table-cell>
          <table:table-cell table:formula="of:=ABS([.J374])" office:value-type="float" office:value="12.6537949280938" calcext:value-type="float">
            <text:p>12.654</text:p>
          </table:table-cell>
          <table:table-cell/>
          <table:table-cell table:formula="of:=[.$B374]*([.N$4]+[.$B374]*([.N$5]+[.$B374]*([.N$6]+[.$B374]*[.N$7])))/(1+[.$B374]*([.N$8]+[.$B374]*([.N$9]+[.$B374]*[.N$10])))" office:value-type="float" office:value="12.4564530955027" calcext:value-type="float">
            <text:p>12.456</text:p>
          </table:table-cell>
          <table:table-cell table:formula="of:=[.C374]-[.M374]" office:value-type="float" office:value="0.000546904497257472" calcext:value-type="float">
            <text:p>0.00055</text:p>
          </table:table-cell>
          <table:table-cell table:formula="of:=[.N374]*25.38" office:value-type="float" office:value="0.0138804361403946" calcext:value-type="float">
            <text:p>0.014</text:p>
          </table:table-cell>
          <table:table-cell table:formula="of:=ABS([.O374])" office:value-type="float" office:value="0.0138804361403946" calcext:value-type="float">
            <text:p>0.014</text:p>
          </table:table-cell>
          <table:table-cell/>
          <table:table-cell table:formula="of:=[.$B374]*([.S$4]+[.$B374]*([.S$5]+[.$B374]*([.S$6]+[.$B374]*[.S$7])))/(1+[.$B374]*([.S$8]+[.$B374]*([.S$9]+[.$B374]*[.S$10])))" office:value-type="float" office:value="12.9126857695472" calcext:value-type="float">
            <text:p>12.913</text:p>
          </table:table-cell>
          <table:table-cell table:style-name="ce40" table:formula="of:=[.C374]-[.R374]" office:value-type="float" office:value="-0.455685769547159" calcext:value-type="float">
            <text:p>-0.4557</text:p>
          </table:table-cell>
          <table:table-cell table:formula="of:=[.S374]*25.38" office:value-type="float" office:value="-11.5653048311069" calcext:value-type="float">
            <text:p>-11.565</text:p>
          </table:table-cell>
          <table:table-cell table:formula="of:=ABS([.T374])" office:value-type="float" office:value="11.5653048311069" calcext:value-type="float">
            <text:p>11.56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07" calcext:value-type="float">
            <text:p>307</text:p>
          </table:table-cell>
          <table:table-cell office:value-type="float" office:value="12.499" calcext:value-type="float">
            <text:p>12.499</text:p>
          </table:table-cell>
          <table:table-cell/>
          <table:table-cell table:formula="of:=[.$C375]*([.F$4]+[.$C375]*([.F$5]+[.$C375]*([.F$6]+[.$C375]*[.F$7])))/(1+[.$C375]*([.F$8]+[.$C375]*([.F$9]+[.$C375]*[.F$10])))" office:value-type="float" office:value="307.028735785119" calcext:value-type="float">
            <text:p>307.03</text:p>
          </table:table-cell>
          <table:table-cell table:formula="of:=[.B375]-[.E375]" office:value-type="float" office:value="-0.028735785118613" calcext:value-type="float">
            <text:p>-0.029</text:p>
          </table:table-cell>
          <table:table-cell table:formula="of:=ABS([.F375])" office:value-type="float" office:value="0.028735785118613" calcext:value-type="float">
            <text:p>0.029</text:p>
          </table:table-cell>
          <table:table-cell/>
          <table:table-cell table:style-name="ce12" table:formula="of:=[.$C375]*([.J$4]+[.$C375]*([.J$5]+[.$C375]*([.J$6]+[.$C375]*[.J$7])))/(1+[.$C375]*([.J$8]+[.$C375]*([.J$9]+[.$C375]*[.J$10])))" office:value-type="float" office:value="319.831033559347" calcext:value-type="float">
            <text:p>319.83</text:p>
          </table:table-cell>
          <table:table-cell table:formula="of:=[.B375]-[.I375]" office:value-type="float" office:value="-12.8310335593471" calcext:value-type="float">
            <text:p>-12.831</text:p>
          </table:table-cell>
          <table:table-cell table:formula="of:=ABS([.J375])" office:value-type="float" office:value="12.8310335593471" calcext:value-type="float">
            <text:p>12.831</text:p>
          </table:table-cell>
          <table:table-cell/>
          <table:table-cell table:formula="of:=[.$B375]*([.N$4]+[.$B375]*([.N$5]+[.$B375]*([.N$6]+[.$B375]*[.N$7])))/(1+[.$B375]*([.N$8]+[.$B375]*([.N$9]+[.$B375]*[.N$10])))" office:value-type="float" office:value="12.4979564034725" calcext:value-type="float">
            <text:p>12.498</text:p>
          </table:table-cell>
          <table:table-cell table:formula="of:=[.C375]-[.M375]" office:value-type="float" office:value="0.00104359652746666" calcext:value-type="float">
            <text:p>0.00104</text:p>
          </table:table-cell>
          <table:table-cell table:formula="of:=[.N375]*25.38" office:value-type="float" office:value="0.0264864798671039" calcext:value-type="float">
            <text:p>0.026</text:p>
          </table:table-cell>
          <table:table-cell table:formula="of:=ABS([.O375])" office:value-type="float" office:value="0.0264864798671039" calcext:value-type="float">
            <text:p>0.026</text:p>
          </table:table-cell>
          <table:table-cell/>
          <table:table-cell table:formula="of:=[.$B375]*([.S$4]+[.$B375]*([.S$5]+[.$B375]*([.S$6]+[.$B375]*[.S$7])))/(1+[.$B375]*([.S$8]+[.$B375]*([.S$9]+[.$B375]*[.S$10])))" office:value-type="float" office:value="12.9558167507461" calcext:value-type="float">
            <text:p>12.956</text:p>
          </table:table-cell>
          <table:table-cell table:style-name="ce40" table:formula="of:=[.C375]-[.R375]" office:value-type="float" office:value="-0.456816750746073" calcext:value-type="float">
            <text:p>-0.4568</text:p>
          </table:table-cell>
          <table:table-cell table:formula="of:=[.S375]*25.38" office:value-type="float" office:value="-11.5940091339353" calcext:value-type="float">
            <text:p>-11.594</text:p>
          </table:table-cell>
          <table:table-cell table:formula="of:=ABS([.T375])" office:value-type="float" office:value="11.5940091339353" calcext:value-type="float">
            <text:p>11.59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08" calcext:value-type="float">
            <text:p>308</text:p>
          </table:table-cell>
          <table:table-cell office:value-type="float" office:value="12.54" calcext:value-type="float">
            <text:p>12.540</text:p>
          </table:table-cell>
          <table:table-cell/>
          <table:table-cell table:formula="of:=[.$C376]*([.F$4]+[.$C376]*([.F$5]+[.$C376]*([.F$6]+[.$C376]*[.F$7])))/(1+[.$C376]*([.F$8]+[.$C376]*([.F$9]+[.$C376]*[.F$10])))" office:value-type="float" office:value="308.016266039499" calcext:value-type="float">
            <text:p>308.02</text:p>
          </table:table-cell>
          <table:table-cell table:formula="of:=[.B376]-[.E376]" office:value-type="float" office:value="-0.0162660394994418" calcext:value-type="float">
            <text:p>-0.016</text:p>
          </table:table-cell>
          <table:table-cell table:formula="of:=ABS([.F376])" office:value-type="float" office:value="0.0162660394994418" calcext:value-type="float">
            <text:p>0.016</text:p>
          </table:table-cell>
          <table:table-cell/>
          <table:table-cell table:style-name="ce12" table:formula="of:=[.$C376]*([.J$4]+[.$C376]*([.J$5]+[.$C376]*([.J$6]+[.$C376]*[.J$7])))/(1+[.$C376]*([.J$8]+[.$C376]*([.J$9]+[.$C376]*[.J$10])))" office:value-type="float" office:value="320.980727076295" calcext:value-type="float">
            <text:p>320.98</text:p>
          </table:table-cell>
          <table:table-cell table:formula="of:=[.B376]-[.I376]" office:value-type="float" office:value="-12.980727076295" calcext:value-type="float">
            <text:p>-12.981</text:p>
          </table:table-cell>
          <table:table-cell table:formula="of:=ABS([.J376])" office:value-type="float" office:value="12.980727076295" calcext:value-type="float">
            <text:p>12.981</text:p>
          </table:table-cell>
          <table:table-cell/>
          <table:table-cell table:formula="of:=[.$B376]*([.N$4]+[.$B376]*([.N$5]+[.$B376]*([.N$6]+[.$B376]*[.N$7])))/(1+[.$B376]*([.N$8]+[.$B376]*([.N$9]+[.$B376]*[.N$10])))" office:value-type="float" office:value="12.5394713819577" calcext:value-type="float">
            <text:p>12.539</text:p>
          </table:table-cell>
          <table:table-cell table:formula="of:=[.C376]-[.M376]" office:value-type="float" office:value="0.000528618042288542" calcext:value-type="float">
            <text:p>0.00053</text:p>
          </table:table-cell>
          <table:table-cell table:formula="of:=[.N376]*25.38" office:value-type="float" office:value="0.0134163259132832" calcext:value-type="float">
            <text:p>0.013</text:p>
          </table:table-cell>
          <table:table-cell table:formula="of:=ABS([.O376])" office:value-type="float" office:value="0.0134163259132832" calcext:value-type="float">
            <text:p>0.013</text:p>
          </table:table-cell>
          <table:table-cell/>
          <table:table-cell table:formula="of:=[.$B376]*([.S$4]+[.$B376]*([.S$5]+[.$B376]*([.S$6]+[.$B376]*[.S$7])))/(1+[.$B376]*([.S$8]+[.$B376]*([.S$9]+[.$B376]*[.S$10])))" office:value-type="float" office:value="12.9989498037403" calcext:value-type="float">
            <text:p>12.999</text:p>
          </table:table-cell>
          <table:table-cell table:style-name="ce40" table:formula="of:=[.C376]-[.R376]" office:value-type="float" office:value="-0.45894980374028" calcext:value-type="float">
            <text:p>-0.4589</text:p>
          </table:table-cell>
          <table:table-cell table:formula="of:=[.S376]*25.38" office:value-type="float" office:value="-11.6481460189283" calcext:value-type="float">
            <text:p>-11.648</text:p>
          </table:table-cell>
          <table:table-cell table:formula="of:=ABS([.T376])" office:value-type="float" office:value="11.6481460189283" calcext:value-type="float">
            <text:p>11.64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09" calcext:value-type="float">
            <text:p>309</text:p>
          </table:table-cell>
          <table:table-cell office:value-type="float" office:value="12.582" calcext:value-type="float">
            <text:p>12.582</text:p>
          </table:table-cell>
          <table:table-cell/>
          <table:table-cell table:formula="of:=[.$C377]*([.F$4]+[.$C377]*([.F$5]+[.$C377]*([.F$6]+[.$C377]*[.F$7])))/(1+[.$C377]*([.F$8]+[.$C377]*([.F$9]+[.$C377]*[.F$10])))" office:value-type="float" office:value="309.027594129378" calcext:value-type="float">
            <text:p>309.03</text:p>
          </table:table-cell>
          <table:table-cell table:formula="of:=[.B377]-[.E377]" office:value-type="float" office:value="-0.0275941293783148" calcext:value-type="float">
            <text:p>-0.028</text:p>
          </table:table-cell>
          <table:table-cell table:formula="of:=ABS([.F377])" office:value-type="float" office:value="0.0275941293783148" calcext:value-type="float">
            <text:p>0.028</text:p>
          </table:table-cell>
          <table:table-cell/>
          <table:table-cell table:style-name="ce12" table:formula="of:=[.$C377]*([.J$4]+[.$C377]*([.J$5]+[.$C377]*([.J$6]+[.$C377]*[.J$7])))/(1+[.$C377]*([.J$8]+[.$C377]*([.J$9]+[.$C377]*[.J$10])))" office:value-type="float" office:value="322.15895347654" calcext:value-type="float">
            <text:p>322.16</text:p>
          </table:table-cell>
          <table:table-cell table:formula="of:=[.B377]-[.I377]" office:value-type="float" office:value="-13.1589534765403" calcext:value-type="float">
            <text:p>-13.159</text:p>
          </table:table-cell>
          <table:table-cell table:formula="of:=ABS([.J377])" office:value-type="float" office:value="13.1589534765403" calcext:value-type="float">
            <text:p>13.159</text:p>
          </table:table-cell>
          <table:table-cell/>
          <table:table-cell table:formula="of:=[.$B377]*([.N$4]+[.$B377]*([.N$5]+[.$B377]*([.N$6]+[.$B377]*[.N$7])))/(1+[.$B377]*([.N$8]+[.$B377]*([.N$9]+[.$B377]*[.N$10])))" office:value-type="float" office:value="12.5809979344799" calcext:value-type="float">
            <text:p>12.581</text:p>
          </table:table-cell>
          <table:table-cell table:formula="of:=[.C377]-[.M377]" office:value-type="float" office:value="0.00100206552013304" calcext:value-type="float">
            <text:p>0.00100</text:p>
          </table:table-cell>
          <table:table-cell table:formula="of:=[.N377]*25.38" office:value-type="float" office:value="0.0254324229009767" calcext:value-type="float">
            <text:p>0.025</text:p>
          </table:table-cell>
          <table:table-cell table:formula="of:=ABS([.O377])" office:value-type="float" office:value="0.0254324229009767" calcext:value-type="float">
            <text:p>0.025</text:p>
          </table:table-cell>
          <table:table-cell/>
          <table:table-cell table:formula="of:=[.$B377]*([.S$4]+[.$B377]*([.S$5]+[.$B377]*([.S$6]+[.$B377]*[.S$7])))/(1+[.$B377]*([.S$8]+[.$B377]*([.S$9]+[.$B377]*[.S$10])))" office:value-type="float" office:value="13.0420849152708" calcext:value-type="float">
            <text:p>13.042</text:p>
          </table:table-cell>
          <table:table-cell table:style-name="ce40" table:formula="of:=[.C377]-[.R377]" office:value-type="float" office:value="-0.460084915270775" calcext:value-type="float">
            <text:p>-0.4601</text:p>
          </table:table-cell>
          <table:table-cell table:formula="of:=[.S377]*25.38" office:value-type="float" office:value="-11.6769551495723" calcext:value-type="float">
            <text:p>-11.677</text:p>
          </table:table-cell>
          <table:table-cell table:formula="of:=ABS([.T377])" office:value-type="float" office:value="11.6769551495723" calcext:value-type="float">
            <text:p>11.67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10" calcext:value-type="float">
            <text:p>310</text:p>
          </table:table-cell>
          <table:table-cell office:value-type="float" office:value="12.624" calcext:value-type="float">
            <text:p>12.624</text:p>
          </table:table-cell>
          <table:table-cell/>
          <table:table-cell table:formula="of:=[.$C378]*([.F$4]+[.$C378]*([.F$5]+[.$C378]*([.F$6]+[.$C378]*[.F$7])))/(1+[.$C378]*([.F$8]+[.$C378]*([.F$9]+[.$C378]*[.F$10])))" office:value-type="float" office:value="310.038633209423" calcext:value-type="float">
            <text:p>310.04</text:p>
          </table:table-cell>
          <table:table-cell table:formula="of:=[.B378]-[.E378]" office:value-type="float" office:value="-0.0386332094229829" calcext:value-type="float">
            <text:p>-0.039</text:p>
          </table:table-cell>
          <table:table-cell table:formula="of:=ABS([.F378])" office:value-type="float" office:value="0.0386332094229829" calcext:value-type="float">
            <text:p>0.039</text:p>
          </table:table-cell>
          <table:table-cell/>
          <table:table-cell table:style-name="ce12" table:formula="of:=[.$C378]*([.J$4]+[.$C378]*([.J$5]+[.$C378]*([.J$6]+[.$C378]*[.J$7])))/(1+[.$C378]*([.J$8]+[.$C378]*([.J$9]+[.$C378]*[.J$10])))" office:value-type="float" office:value="323.337672735239" calcext:value-type="float">
            <text:p>323.34</text:p>
          </table:table-cell>
          <table:table-cell table:formula="of:=[.B378]-[.I378]" office:value-type="float" office:value="-13.3376727352394" calcext:value-type="float">
            <text:p>-13.338</text:p>
          </table:table-cell>
          <table:table-cell table:formula="of:=ABS([.J378])" office:value-type="float" office:value="13.3376727352394" calcext:value-type="float">
            <text:p>13.338</text:p>
          </table:table-cell>
          <table:table-cell/>
          <table:table-cell table:formula="of:=[.$B378]*([.N$4]+[.$B378]*([.N$5]+[.$B378]*([.N$6]+[.$B378]*[.N$7])))/(1+[.$B378]*([.N$8]+[.$B378]*([.N$9]+[.$B378]*[.N$10])))" office:value-type="float" office:value="12.6225359649154" calcext:value-type="float">
            <text:p>12.623</text:p>
          </table:table-cell>
          <table:table-cell table:formula="of:=[.C378]-[.M378]" office:value-type="float" office:value="0.00146403508455784" calcext:value-type="float">
            <text:p>0.00146</text:p>
          </table:table-cell>
          <table:table-cell table:formula="of:=[.N378]*25.38" office:value-type="float" office:value="0.0371572104460779" calcext:value-type="float">
            <text:p>0.037</text:p>
          </table:table-cell>
          <table:table-cell table:formula="of:=ABS([.O378])" office:value-type="float" office:value="0.0371572104460779" calcext:value-type="float">
            <text:p>0.037</text:p>
          </table:table-cell>
          <table:table-cell/>
          <table:table-cell table:formula="of:=[.$B378]*([.S$4]+[.$B378]*([.S$5]+[.$B378]*([.S$6]+[.$B378]*[.S$7])))/(1+[.$B378]*([.S$8]+[.$B378]*([.S$9]+[.$B378]*[.S$10])))" office:value-type="float" office:value="13.0852220721914" calcext:value-type="float">
            <text:p>13.085</text:p>
          </table:table-cell>
          <table:table-cell table:style-name="ce40" table:formula="of:=[.C378]-[.R378]" office:value-type="float" office:value="-0.461222072191436" calcext:value-type="float">
            <text:p>-0.4612</text:p>
          </table:table-cell>
          <table:table-cell table:formula="of:=[.S378]*25.38" office:value-type="float" office:value="-11.7058161922187" calcext:value-type="float">
            <text:p>-11.706</text:p>
          </table:table-cell>
          <table:table-cell table:formula="of:=ABS([.T378])" office:value-type="float" office:value="11.7058161922187" calcext:value-type="float">
            <text:p>11.70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11" calcext:value-type="float">
            <text:p>311</text:p>
          </table:table-cell>
          <table:table-cell office:value-type="float" office:value="12.665" calcext:value-type="float">
            <text:p>12.665</text:p>
          </table:table-cell>
          <table:table-cell/>
          <table:table-cell table:formula="of:=[.$C379]*([.F$4]+[.$C379]*([.F$5]+[.$C379]*([.F$6]+[.$C379]*[.F$7])))/(1+[.$C379]*([.F$8]+[.$C379]*([.F$9]+[.$C379]*[.F$10])))" office:value-type="float" office:value="311.025323782603" calcext:value-type="float">
            <text:p>311.03</text:p>
          </table:table-cell>
          <table:table-cell table:formula="of:=[.B379]-[.E379]" office:value-type="float" office:value="-0.0253237826029817" calcext:value-type="float">
            <text:p>-0.025</text:p>
          </table:table-cell>
          <table:table-cell table:formula="of:=ABS([.F379])" office:value-type="float" office:value="0.0253237826029817" calcext:value-type="float">
            <text:p>0.025</text:p>
          </table:table-cell>
          <table:table-cell/>
          <table:table-cell table:style-name="ce12" table:formula="of:=[.$C379]*([.J$4]+[.$C379]*([.J$5]+[.$C379]*([.J$6]+[.$C379]*[.J$7])))/(1+[.$C379]*([.J$8]+[.$C379]*([.J$9]+[.$C379]*[.J$10])))" office:value-type="float" office:value="324.48879819355" calcext:value-type="float">
            <text:p>324.49</text:p>
          </table:table-cell>
          <table:table-cell table:formula="of:=[.B379]-[.I379]" office:value-type="float" office:value="-13.4887981935504" calcext:value-type="float">
            <text:p>-13.489</text:p>
          </table:table-cell>
          <table:table-cell table:formula="of:=ABS([.J379])" office:value-type="float" office:value="13.4887981935504" calcext:value-type="float">
            <text:p>13.489</text:p>
          </table:table-cell>
          <table:table-cell/>
          <table:table-cell table:formula="of:=[.$B379]*([.N$4]+[.$B379]*([.N$5]+[.$B379]*([.N$6]+[.$B379]*[.N$7])))/(1+[.$B379]*([.N$8]+[.$B379]*([.N$9]+[.$B379]*[.N$10])))" office:value-type="float" office:value="12.6640853775177" calcext:value-type="float">
            <text:p>12.664</text:p>
          </table:table-cell>
          <table:table-cell table:formula="of:=[.C379]-[.M379]" office:value-type="float" office:value="0.000914622482289573" calcext:value-type="float">
            <text:p>0.00091</text:p>
          </table:table-cell>
          <table:table-cell table:formula="of:=[.N379]*25.38" office:value-type="float" office:value="0.0232131186005094" calcext:value-type="float">
            <text:p>0.023</text:p>
          </table:table-cell>
          <table:table-cell table:formula="of:=ABS([.O379])" office:value-type="float" office:value="0.0232131186005094" calcext:value-type="float">
            <text:p>0.023</text:p>
          </table:table-cell>
          <table:table-cell/>
          <table:table-cell table:formula="of:=[.$B379]*([.S$4]+[.$B379]*([.S$5]+[.$B379]*([.S$6]+[.$B379]*[.S$7])))/(1+[.$B379]*([.S$8]+[.$B379]*([.S$9]+[.$B379]*[.S$10])))" office:value-type="float" office:value="13.1283612614678" calcext:value-type="float">
            <text:p>13.128</text:p>
          </table:table-cell>
          <table:table-cell table:style-name="ce40" table:formula="of:=[.C379]-[.R379]" office:value-type="float" office:value="-0.463361261467805" calcext:value-type="float">
            <text:p>-0.4634</text:p>
          </table:table-cell>
          <table:table-cell table:formula="of:=[.S379]*25.38" office:value-type="float" office:value="-11.7601088160529" calcext:value-type="float">
            <text:p>-11.760</text:p>
          </table:table-cell>
          <table:table-cell table:formula="of:=ABS([.T379])" office:value-type="float" office:value="11.7601088160529" calcext:value-type="float">
            <text:p>11.76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12" calcext:value-type="float">
            <text:p>312</text:p>
          </table:table-cell>
          <table:table-cell office:value-type="float" office:value="12.707" calcext:value-type="float">
            <text:p>12.707</text:p>
          </table:table-cell>
          <table:table-cell/>
          <table:table-cell table:formula="of:=[.$C380]*([.F$4]+[.$C380]*([.F$5]+[.$C380]*([.F$6]+[.$C380]*[.F$7])))/(1+[.$C380]*([.F$8]+[.$C380]*([.F$9]+[.$C380]*[.F$10])))" office:value-type="float" office:value="312.03579976892" calcext:value-type="float">
            <text:p>312.04</text:p>
          </table:table-cell>
          <table:table-cell table:formula="of:=[.B380]-[.E380]" office:value-type="float" office:value="-0.0357997689204694" calcext:value-type="float">
            <text:p>-0.036</text:p>
          </table:table-cell>
          <table:table-cell table:formula="of:=ABS([.F380])" office:value-type="float" office:value="0.0357997689204694" calcext:value-type="float">
            <text:p>0.036</text:p>
          </table:table-cell>
          <table:table-cell/>
          <table:table-cell table:style-name="ce12" table:formula="of:=[.$C380]*([.J$4]+[.$C380]*([.J$5]+[.$C380]*([.J$6]+[.$C380]*[.J$7])))/(1+[.$C380]*([.J$8]+[.$C380]*([.J$9]+[.$C380]*[.J$10])))" office:value-type="float" office:value="325.668477778555" calcext:value-type="float">
            <text:p>325.67</text:p>
          </table:table-cell>
          <table:table-cell table:formula="of:=[.B380]-[.I380]" office:value-type="float" office:value="-13.6684777785549" calcext:value-type="float">
            <text:p>-13.668</text:p>
          </table:table-cell>
          <table:table-cell table:formula="of:=ABS([.J380])" office:value-type="float" office:value="13.6684777785549" calcext:value-type="float">
            <text:p>13.668</text:p>
          </table:table-cell>
          <table:table-cell/>
          <table:table-cell table:formula="of:=[.$B380]*([.N$4]+[.$B380]*([.N$5]+[.$B380]*([.N$6]+[.$B380]*[.N$7])))/(1+[.$B380]*([.N$8]+[.$B380]*([.N$9]+[.$B380]*[.N$10])))" office:value-type="float" office:value="12.7056460769376" calcext:value-type="float">
            <text:p>12.706</text:p>
          </table:table-cell>
          <table:table-cell table:formula="of:=[.C380]-[.M380]" office:value-type="float" office:value="0.00135392306237669" calcext:value-type="float">
            <text:p>0.00135</text:p>
          </table:table-cell>
          <table:table-cell table:formula="of:=[.N380]*25.38" office:value-type="float" office:value="0.0343625673231205" calcext:value-type="float">
            <text:p>0.034</text:p>
          </table:table-cell>
          <table:table-cell table:formula="of:=ABS([.O380])" office:value-type="float" office:value="0.0343625673231205" calcext:value-type="float">
            <text:p>0.034</text:p>
          </table:table-cell>
          <table:table-cell/>
          <table:table-cell table:formula="of:=[.$B380]*([.S$4]+[.$B380]*([.S$5]+[.$B380]*([.S$6]+[.$B380]*[.S$7])))/(1+[.$B380]*([.S$8]+[.$B380]*([.S$9]+[.$B380]*[.S$10])))" office:value-type="float" office:value="13.1715024701759" calcext:value-type="float">
            <text:p>13.172</text:p>
          </table:table-cell>
          <table:table-cell table:style-name="ce40" table:formula="of:=[.C380]-[.R380]" office:value-type="float" office:value="-0.464502470175908" calcext:value-type="float">
            <text:p>-0.4645</text:p>
          </table:table-cell>
          <table:table-cell table:formula="of:=[.S380]*25.38" office:value-type="float" office:value="-11.7890726930646" calcext:value-type="float">
            <text:p>-11.789</text:p>
          </table:table-cell>
          <table:table-cell table:formula="of:=ABS([.T380])" office:value-type="float" office:value="11.7890726930646" calcext:value-type="float">
            <text:p>11.78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13" calcext:value-type="float">
            <text:p>313</text:p>
          </table:table-cell>
          <table:table-cell office:value-type="float" office:value="12.748" calcext:value-type="float">
            <text:p>12.748</text:p>
          </table:table-cell>
          <table:table-cell/>
          <table:table-cell table:formula="of:=[.$C381]*([.F$4]+[.$C381]*([.F$5]+[.$C381]*([.F$6]+[.$C381]*[.F$7])))/(1+[.$C381]*([.F$8]+[.$C381]*([.F$9]+[.$C381]*[.F$10])))" office:value-type="float" office:value="313.021945838679" calcext:value-type="float">
            <text:p>313.02</text:p>
          </table:table-cell>
          <table:table-cell table:formula="of:=[.B381]-[.E381]" office:value-type="float" office:value="-0.0219458386790166" calcext:value-type="float">
            <text:p>-0.022</text:p>
          </table:table-cell>
          <table:table-cell table:formula="of:=ABS([.F381])" office:value-type="float" office:value="0.0219458386790166" calcext:value-type="float">
            <text:p>0.022</text:p>
          </table:table-cell>
          <table:table-cell/>
          <table:table-cell table:style-name="ce12" table:formula="of:=[.$C381]*([.J$4]+[.$C381]*([.J$5]+[.$C381]*([.J$6]+[.$C381]*[.J$7])))/(1+[.$C381]*([.J$8]+[.$C381]*([.J$9]+[.$C381]*[.J$10])))" office:value-type="float" office:value="326.820531906676" calcext:value-type="float">
            <text:p>326.82</text:p>
          </table:table-cell>
          <table:table-cell table:formula="of:=[.B381]-[.I381]" office:value-type="float" office:value="-13.8205319066759" calcext:value-type="float">
            <text:p>-13.821</text:p>
          </table:table-cell>
          <table:table-cell table:formula="of:=ABS([.J381])" office:value-type="float" office:value="13.8205319066759" calcext:value-type="float">
            <text:p>13.821</text:p>
          </table:table-cell>
          <table:table-cell/>
          <table:table-cell table:formula="of:=[.$B381]*([.N$4]+[.$B381]*([.N$5]+[.$B381]*([.N$6]+[.$B381]*[.N$7])))/(1+[.$B381]*([.N$8]+[.$B381]*([.N$9]+[.$B381]*[.N$10])))" office:value-type="float" office:value="12.7472179682437" calcext:value-type="float">
            <text:p>12.747</text:p>
          </table:table-cell>
          <table:table-cell table:formula="of:=[.C381]-[.M381]" office:value-type="float" office:value="0.000782031756330071" calcext:value-type="float">
            <text:p>0.00078</text:p>
          </table:table-cell>
          <table:table-cell table:formula="of:=[.N381]*25.38" office:value-type="float" office:value="0.0198479659756572" calcext:value-type="float">
            <text:p>0.020</text:p>
          </table:table-cell>
          <table:table-cell table:formula="of:=ABS([.O381])" office:value-type="float" office:value="0.0198479659756572" calcext:value-type="float">
            <text:p>0.020</text:p>
          </table:table-cell>
          <table:table-cell/>
          <table:table-cell table:formula="of:=[.$B381]*([.S$4]+[.$B381]*([.S$5]+[.$B381]*([.S$6]+[.$B381]*[.S$7])))/(1+[.$B381]*([.S$8]+[.$B381]*([.S$9]+[.$B381]*[.S$10])))" office:value-type="float" office:value="13.2146456855011" calcext:value-type="float">
            <text:p>13.215</text:p>
          </table:table-cell>
          <table:table-cell table:style-name="ce40" table:formula="of:=[.C381]-[.R381]" office:value-type="float" office:value="-0.46664568550111" calcext:value-type="float">
            <text:p>-0.4666</text:p>
          </table:table-cell>
          <table:table-cell table:formula="of:=[.S381]*25.38" office:value-type="float" office:value="-11.8434674980182" calcext:value-type="float">
            <text:p>-11.843</text:p>
          </table:table-cell>
          <table:table-cell table:formula="of:=ABS([.T381])" office:value-type="float" office:value="11.8434674980182" calcext:value-type="float">
            <text:p>11.84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14" calcext:value-type="float">
            <text:p>314</text:p>
          </table:table-cell>
          <table:table-cell office:value-type="float" office:value="12.79" calcext:value-type="float">
            <text:p>12.790</text:p>
          </table:table-cell>
          <table:table-cell/>
          <table:table-cell table:formula="of:=[.$C382]*([.F$4]+[.$C382]*([.F$5]+[.$C382]*([.F$6]+[.$C382]*[.F$7])))/(1+[.$C382]*([.F$8]+[.$C382]*([.F$9]+[.$C382]*[.F$10])))" office:value-type="float" office:value="314.031869322101" calcext:value-type="float">
            <text:p>314.03</text:p>
          </table:table-cell>
          <table:table-cell table:formula="of:=[.B382]-[.E382]" office:value-type="float" office:value="-0.0318693221008743" calcext:value-type="float">
            <text:p>-0.032</text:p>
          </table:table-cell>
          <table:table-cell table:formula="of:=ABS([.F382])" office:value-type="float" office:value="0.0318693221008743" calcext:value-type="float">
            <text:p>0.032</text:p>
          </table:table-cell>
          <table:table-cell/>
          <table:table-cell table:style-name="ce12" table:formula="of:=[.$C382]*([.J$4]+[.$C382]*([.J$5]+[.$C382]*([.J$6]+[.$C382]*[.J$7])))/(1+[.$C382]*([.J$8]+[.$C382]*([.J$9]+[.$C382]*[.J$10])))" office:value-type="float" office:value="328.001153859193" calcext:value-type="float">
            <text:p>328.00</text:p>
          </table:table-cell>
          <table:table-cell table:formula="of:=[.B382]-[.I382]" office:value-type="float" office:value="-14.001153859193" calcext:value-type="float">
            <text:p>-14.001</text:p>
          </table:table-cell>
          <table:table-cell table:formula="of:=ABS([.J382])" office:value-type="float" office:value="14.001153859193" calcext:value-type="float">
            <text:p>14.001</text:p>
          </table:table-cell>
          <table:table-cell/>
          <table:table-cell table:formula="of:=[.$B382]*([.N$4]+[.$B382]*([.N$5]+[.$B382]*([.N$6]+[.$B382]*[.N$7])))/(1+[.$B382]*([.N$8]+[.$B382]*([.N$9]+[.$B382]*[.N$10])))" office:value-type="float" office:value="12.7888009569406" calcext:value-type="float">
            <text:p>12.789</text:p>
          </table:table-cell>
          <table:table-cell table:formula="of:=[.C382]-[.M382]" office:value-type="float" office:value="0.00119904305939755" calcext:value-type="float">
            <text:p>0.00120</text:p>
          </table:table-cell>
          <table:table-cell table:formula="of:=[.N382]*25.38" office:value-type="float" office:value="0.0304317128475099" calcext:value-type="float">
            <text:p>0.030</text:p>
          </table:table-cell>
          <table:table-cell table:formula="of:=ABS([.O382])" office:value-type="float" office:value="0.0304317128475099" calcext:value-type="float">
            <text:p>0.030</text:p>
          </table:table-cell>
          <table:table-cell/>
          <table:table-cell table:formula="of:=[.$B382]*([.S$4]+[.$B382]*([.S$5]+[.$B382]*([.S$6]+[.$B382]*[.S$7])))/(1+[.$B382]*([.S$8]+[.$B382]*([.S$9]+[.$B382]*[.S$10])))" office:value-type="float" office:value="13.2577908947369" calcext:value-type="float">
            <text:p>13.258</text:p>
          </table:table-cell>
          <table:table-cell table:style-name="ce40" table:formula="of:=[.C382]-[.R382]" office:value-type="float" office:value="-0.467790894736943" calcext:value-type="float">
            <text:p>-0.4678</text:p>
          </table:table-cell>
          <table:table-cell table:formula="of:=[.S382]*25.38" office:value-type="float" office:value="-11.8725329084236" calcext:value-type="float">
            <text:p>-11.873</text:p>
          </table:table-cell>
          <table:table-cell table:formula="of:=ABS([.T382])" office:value-type="float" office:value="11.8725329084236" calcext:value-type="float">
            <text:p>11.87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15" calcext:value-type="float">
            <text:p>315</text:p>
          </table:table-cell>
          <table:table-cell office:value-type="float" office:value="12.831" calcext:value-type="float">
            <text:p>12.831</text:p>
          </table:table-cell>
          <table:table-cell/>
          <table:table-cell table:formula="of:=[.$C383]*([.F$4]+[.$C383]*([.F$5]+[.$C383]*([.F$6]+[.$C383]*[.F$7])))/(1+[.$C383]*([.F$8]+[.$C383]*([.F$9]+[.$C383]*[.F$10])))" office:value-type="float" office:value="315.017481170438" calcext:value-type="float">
            <text:p>315.02</text:p>
          </table:table-cell>
          <table:table-cell table:formula="of:=[.B383]-[.E383]" office:value-type="float" office:value="-0.0174811704378612" calcext:value-type="float">
            <text:p>-0.017</text:p>
          </table:table-cell>
          <table:table-cell table:formula="of:=ABS([.F383])" office:value-type="float" office:value="0.0174811704378612" calcext:value-type="float">
            <text:p>0.017</text:p>
          </table:table-cell>
          <table:table-cell/>
          <table:table-cell table:style-name="ce12" table:formula="of:=[.$C383]*([.J$4]+[.$C383]*([.J$5]+[.$C383]*([.J$6]+[.$C383]*[.J$7])))/(1+[.$C383]*([.J$8]+[.$C383]*([.J$9]+[.$C383]*[.J$10])))" office:value-type="float" office:value="329.154119229778" calcext:value-type="float">
            <text:p>329.15</text:p>
          </table:table-cell>
          <table:table-cell table:formula="of:=[.B383]-[.I383]" office:value-type="float" office:value="-14.154119229778" calcext:value-type="float">
            <text:p>-14.154</text:p>
          </table:table-cell>
          <table:table-cell table:formula="of:=ABS([.J383])" office:value-type="float" office:value="14.154119229778" calcext:value-type="float">
            <text:p>14.154</text:p>
          </table:table-cell>
          <table:table-cell/>
          <table:table-cell table:formula="of:=[.$B383]*([.N$4]+[.$B383]*([.N$5]+[.$B383]*([.N$6]+[.$B383]*[.N$7])))/(1+[.$B383]*([.N$8]+[.$B383]*([.N$9]+[.$B383]*[.N$10])))" office:value-type="float" office:value="12.8303949489872" calcext:value-type="float">
            <text:p>12.830</text:p>
          </table:table-cell>
          <table:table-cell table:formula="of:=[.C383]-[.M383]" office:value-type="float" office:value="0.000605051012774638" calcext:value-type="float">
            <text:p>0.00061</text:p>
          </table:table-cell>
          <table:table-cell table:formula="of:=[.N383]*25.38" office:value-type="float" office:value="0.0153561947042203" calcext:value-type="float">
            <text:p>0.015</text:p>
          </table:table-cell>
          <table:table-cell table:formula="of:=ABS([.O383])" office:value-type="float" office:value="0.0153561947042203" calcext:value-type="float">
            <text:p>0.015</text:p>
          </table:table-cell>
          <table:table-cell/>
          <table:table-cell table:formula="of:=[.$B383]*([.S$4]+[.$B383]*([.S$5]+[.$B383]*([.S$6]+[.$B383]*[.S$7])))/(1+[.$B383]*([.S$8]+[.$B383]*([.S$9]+[.$B383]*[.S$10])))" office:value-type="float" office:value="13.3009380852839" calcext:value-type="float">
            <text:p>13.301</text:p>
          </table:table-cell>
          <table:table-cell table:style-name="ce40" table:formula="of:=[.C383]-[.R383]" office:value-type="float" office:value="-0.469938085283944" calcext:value-type="float">
            <text:p>-0.4699</text:p>
          </table:table-cell>
          <table:table-cell table:formula="of:=[.S383]*25.38" office:value-type="float" office:value="-11.9270286045065" calcext:value-type="float">
            <text:p>-11.927</text:p>
          </table:table-cell>
          <table:table-cell table:formula="of:=ABS([.T383])" office:value-type="float" office:value="11.9270286045065" calcext:value-type="float">
            <text:p>11.92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16" calcext:value-type="float">
            <text:p>316</text:p>
          </table:table-cell>
          <table:table-cell office:value-type="float" office:value="12.873" calcext:value-type="float">
            <text:p>12.873</text:p>
          </table:table-cell>
          <table:table-cell/>
          <table:table-cell table:formula="of:=[.$C384]*([.F$4]+[.$C384]*([.F$5]+[.$C384]*([.F$6]+[.$C384]*[.F$7])))/(1+[.$C384]*([.F$8]+[.$C384]*([.F$9]+[.$C384]*[.F$10])))" office:value-type="float" office:value="316.026862623725" calcext:value-type="float">
            <text:p>316.03</text:p>
          </table:table-cell>
          <table:table-cell table:formula="of:=[.B384]-[.E384]" office:value-type="float" office:value="-0.0268626237246394" calcext:value-type="float">
            <text:p>-0.027</text:p>
          </table:table-cell>
          <table:table-cell table:formula="of:=ABS([.F384])" office:value-type="float" office:value="0.0268626237246394" calcext:value-type="float">
            <text:p>0.027</text:p>
          </table:table-cell>
          <table:table-cell/>
          <table:table-cell table:style-name="ce12" table:formula="of:=[.$C384]*([.J$4]+[.$C384]*([.J$5]+[.$C384]*([.J$6]+[.$C384]*[.J$7])))/(1+[.$C384]*([.J$8]+[.$C384]*([.J$9]+[.$C384]*[.J$10])))" office:value-type="float" office:value="330.335665804483" calcext:value-type="float">
            <text:p>330.34</text:p>
          </table:table-cell>
          <table:table-cell table:formula="of:=[.B384]-[.I384]" office:value-type="float" office:value="-14.3356658044825" calcext:value-type="float">
            <text:p>-14.336</text:p>
          </table:table-cell>
          <table:table-cell table:formula="of:=ABS([.J384])" office:value-type="float" office:value="14.3356658044825" calcext:value-type="float">
            <text:p>14.336</text:p>
          </table:table-cell>
          <table:table-cell/>
          <table:table-cell table:formula="of:=[.$B384]*([.N$4]+[.$B384]*([.N$5]+[.$B384]*([.N$6]+[.$B384]*[.N$7])))/(1+[.$B384]*([.N$8]+[.$B384]*([.N$9]+[.$B384]*[.N$10])))" office:value-type="float" office:value="12.8719998508132" calcext:value-type="float">
            <text:p>12.872</text:p>
          </table:table-cell>
          <table:table-cell table:formula="of:=[.C384]-[.M384]" office:value-type="float" office:value="0.00100014918680813" calcext:value-type="float">
            <text:p>0.00100</text:p>
          </table:table-cell>
          <table:table-cell table:formula="of:=[.N384]*25.38" office:value-type="float" office:value="0.0253837863611903" calcext:value-type="float">
            <text:p>0.025</text:p>
          </table:table-cell>
          <table:table-cell table:formula="of:=ABS([.O384])" office:value-type="float" office:value="0.0253837863611903" calcext:value-type="float">
            <text:p>0.025</text:p>
          </table:table-cell>
          <table:table-cell/>
          <table:table-cell table:formula="of:=[.$B384]*([.S$4]+[.$B384]*([.S$5]+[.$B384]*([.S$6]+[.$B384]*[.S$7])))/(1+[.$B384]*([.S$8]+[.$B384]*([.S$9]+[.$B384]*[.S$10])))" office:value-type="float" office:value="13.3440872446486" calcext:value-type="float">
            <text:p>13.344</text:p>
          </table:table-cell>
          <table:table-cell table:style-name="ce40" table:formula="of:=[.C384]-[.R384]" office:value-type="float" office:value="-0.471087244648595" calcext:value-type="float">
            <text:p>-0.4711</text:p>
          </table:table-cell>
          <table:table-cell table:formula="of:=[.S384]*25.38" office:value-type="float" office:value="-11.9561942691814" calcext:value-type="float">
            <text:p>-11.956</text:p>
          </table:table-cell>
          <table:table-cell table:formula="of:=ABS([.T384])" office:value-type="float" office:value="11.9561942691814" calcext:value-type="float">
            <text:p>11.95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17" calcext:value-type="float">
            <text:p>317</text:p>
          </table:table-cell>
          <table:table-cell office:value-type="float" office:value="12.915" calcext:value-type="float">
            <text:p>12.915</text:p>
          </table:table-cell>
          <table:table-cell/>
          <table:table-cell table:formula="of:=[.$C385]*([.F$4]+[.$C385]*([.F$5]+[.$C385]*([.F$6]+[.$C385]*[.F$7])))/(1+[.$C385]*([.F$8]+[.$C385]*([.F$9]+[.$C385]*[.F$10])))" office:value-type="float" office:value="317.0359737476" calcext:value-type="float">
            <text:p>317.04</text:p>
          </table:table-cell>
          <table:table-cell table:formula="of:=[.B385]-[.E385]" office:value-type="float" office:value="-0.035973747599769" calcext:value-type="float">
            <text:p>-0.036</text:p>
          </table:table-cell>
          <table:table-cell table:formula="of:=ABS([.F385])" office:value-type="float" office:value="0.035973747599769" calcext:value-type="float">
            <text:p>0.036</text:p>
          </table:table-cell>
          <table:table-cell/>
          <table:table-cell table:style-name="ce12" table:formula="of:=[.$C385]*([.J$4]+[.$C385]*([.J$5]+[.$C385]*([.J$6]+[.$C385]*[.J$7])))/(1+[.$C385]*([.J$8]+[.$C385]*([.J$9]+[.$C385]*[.J$10])))" office:value-type="float" office:value="331.51767356725" calcext:value-type="float">
            <text:p>331.52</text:p>
          </table:table-cell>
          <table:table-cell table:formula="of:=[.B385]-[.I385]" office:value-type="float" office:value="-14.5176735672496" calcext:value-type="float">
            <text:p>-14.518</text:p>
          </table:table-cell>
          <table:table-cell table:formula="of:=ABS([.J385])" office:value-type="float" office:value="14.5176735672496" calcext:value-type="float">
            <text:p>14.518</text:p>
          </table:table-cell>
          <table:table-cell/>
          <table:table-cell table:formula="of:=[.$B385]*([.N$4]+[.$B385]*([.N$5]+[.$B385]*([.N$6]+[.$B385]*[.N$7])))/(1+[.$B385]*([.N$8]+[.$B385]*([.N$9]+[.$B385]*[.N$10])))" office:value-type="float" office:value="12.9136155693349" calcext:value-type="float">
            <text:p>12.914</text:p>
          </table:table-cell>
          <table:table-cell table:formula="of:=[.C385]-[.M385]" office:value-type="float" office:value="0.00138443066509275" calcext:value-type="float">
            <text:p>0.00138</text:p>
          </table:table-cell>
          <table:table-cell table:formula="of:=[.N385]*25.38" office:value-type="float" office:value="0.035136850280054" calcext:value-type="float">
            <text:p>0.035</text:p>
          </table:table-cell>
          <table:table-cell table:formula="of:=ABS([.O385])" office:value-type="float" office:value="0.035136850280054" calcext:value-type="float">
            <text:p>0.035</text:p>
          </table:table-cell>
          <table:table-cell/>
          <table:table-cell table:formula="of:=[.$B385]*([.S$4]+[.$B385]*([.S$5]+[.$B385]*([.S$6]+[.$B385]*[.S$7])))/(1+[.$B385]*([.S$8]+[.$B385]*([.S$9]+[.$B385]*[.S$10])))" office:value-type="float" office:value="13.3872383604422" calcext:value-type="float">
            <text:p>13.387</text:p>
          </table:table-cell>
          <table:table-cell table:style-name="ce40" table:formula="of:=[.C385]-[.R385]" office:value-type="float" office:value="-0.472238360442161" calcext:value-type="float">
            <text:p>-0.4722</text:p>
          </table:table-cell>
          <table:table-cell table:formula="of:=[.S385]*25.38" office:value-type="float" office:value="-11.985409588022" calcext:value-type="float">
            <text:p>-11.985</text:p>
          </table:table-cell>
          <table:table-cell table:formula="of:=ABS([.T385])" office:value-type="float" office:value="11.985409588022" calcext:value-type="float">
            <text:p>11.98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18" calcext:value-type="float">
            <text:p>318</text:p>
          </table:table-cell>
          <table:table-cell office:value-type="float" office:value="12.956" calcext:value-type="float">
            <text:p>12.956</text:p>
          </table:table-cell>
          <table:table-cell/>
          <table:table-cell table:formula="of:=[.$C386]*([.F$4]+[.$C386]*([.F$5]+[.$C386]*([.F$6]+[.$C386]*[.F$7])))/(1+[.$C386]*([.F$8]+[.$C386]*([.F$9]+[.$C386]*[.F$10])))" office:value-type="float" office:value="318.020800184124" calcext:value-type="float">
            <text:p>318.02</text:p>
          </table:table-cell>
          <table:table-cell table:formula="of:=[.B386]-[.E386]" office:value-type="float" office:value="-0.020800184124198" calcext:value-type="float">
            <text:p>-0.021</text:p>
          </table:table-cell>
          <table:table-cell table:formula="of:=ABS([.F386])" office:value-type="float" office:value="0.020800184124198" calcext:value-type="float">
            <text:p>0.021</text:p>
          </table:table-cell>
          <table:table-cell/>
          <table:table-cell table:style-name="ce12" table:formula="of:=[.$C386]*([.J$4]+[.$C386]*([.J$5]+[.$C386]*([.J$6]+[.$C386]*[.J$7])))/(1+[.$C386]*([.J$8]+[.$C386]*([.J$9]+[.$C386]*[.J$10])))" office:value-type="float" office:value="332.671978867478" calcext:value-type="float">
            <text:p>332.67</text:p>
          </table:table-cell>
          <table:table-cell table:formula="of:=[.B386]-[.I386]" office:value-type="float" office:value="-14.6719788674782" calcext:value-type="float">
            <text:p>-14.672</text:p>
          </table:table-cell>
          <table:table-cell table:formula="of:=ABS([.J386])" office:value-type="float" office:value="14.6719788674782" calcext:value-type="float">
            <text:p>14.672</text:p>
          </table:table-cell>
          <table:table-cell/>
          <table:table-cell table:formula="of:=[.$B386]*([.N$4]+[.$B386]*([.N$5]+[.$B386]*([.N$6]+[.$B386]*[.N$7])))/(1+[.$B386]*([.N$8]+[.$B386]*([.N$9]+[.$B386]*[.N$10])))" office:value-type="float" office:value="12.9552420119705" calcext:value-type="float">
            <text:p>12.955</text:p>
          </table:table-cell>
          <table:table-cell table:formula="of:=[.C386]-[.M386]" office:value-type="float" office:value="0.000757988029524981" calcext:value-type="float">
            <text:p>0.00076</text:p>
          </table:table-cell>
          <table:table-cell table:formula="of:=[.N386]*25.38" office:value-type="float" office:value="0.019237736189344" calcext:value-type="float">
            <text:p>0.019</text:p>
          </table:table-cell>
          <table:table-cell table:formula="of:=ABS([.O386])" office:value-type="float" office:value="0.019237736189344" calcext:value-type="float">
            <text:p>0.019</text:p>
          </table:table-cell>
          <table:table-cell/>
          <table:table-cell table:formula="of:=[.$B386]*([.S$4]+[.$B386]*([.S$5]+[.$B386]*([.S$6]+[.$B386]*[.S$7])))/(1+[.$B386]*([.S$8]+[.$B386]*([.S$9]+[.$B386]*[.S$10])))" office:value-type="float" office:value="13.4303914203796" calcext:value-type="float">
            <text:p>13.430</text:p>
          </table:table-cell>
          <table:table-cell table:style-name="ce40" table:formula="of:=[.C386]-[.R386]" office:value-type="float" office:value="-0.474391420379583" calcext:value-type="float">
            <text:p>-0.4744</text:p>
          </table:table-cell>
          <table:table-cell table:formula="of:=[.S386]*25.38" office:value-type="float" office:value="-12.0400542492338" calcext:value-type="float">
            <text:p>-12.040</text:p>
          </table:table-cell>
          <table:table-cell table:formula="of:=ABS([.T386])" office:value-type="float" office:value="12.0400542492338" calcext:value-type="float">
            <text:p>12.04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19" calcext:value-type="float">
            <text:p>319</text:p>
          </table:table-cell>
          <table:table-cell office:value-type="float" office:value="12.998" calcext:value-type="float">
            <text:p>12.998</text:p>
          </table:table-cell>
          <table:table-cell/>
          <table:table-cell table:formula="of:=[.$C387]*([.F$4]+[.$C387]*([.F$5]+[.$C387]*([.F$6]+[.$C387]*[.F$7])))/(1+[.$C387]*([.F$8]+[.$C387]*([.F$9]+[.$C387]*[.F$10])))" office:value-type="float" office:value="319.029384811256" calcext:value-type="float">
            <text:p>319.03</text:p>
          </table:table-cell>
          <table:table-cell table:formula="of:=[.B387]-[.E387]" office:value-type="float" office:value="-0.0293848112555679" calcext:value-type="float">
            <text:p>-0.029</text:p>
          </table:table-cell>
          <table:table-cell table:formula="of:=ABS([.F387])" office:value-type="float" office:value="0.0293848112555679" calcext:value-type="float">
            <text:p>0.029</text:p>
          </table:table-cell>
          <table:table-cell/>
          <table:table-cell table:style-name="ce12" table:formula="of:=[.$C387]*([.J$4]+[.$C387]*([.J$5]+[.$C387]*([.J$6]+[.$C387]*[.J$7])))/(1+[.$C387]*([.J$8]+[.$C387]*([.J$9]+[.$C387]*[.J$10])))" office:value-type="float" office:value="333.854884935965" calcext:value-type="float">
            <text:p>333.85</text:p>
          </table:table-cell>
          <table:table-cell table:formula="of:=[.B387]-[.I387]" office:value-type="float" office:value="-14.8548849359651" calcext:value-type="float">
            <text:p>-14.855</text:p>
          </table:table-cell>
          <table:table-cell table:formula="of:=ABS([.J387])" office:value-type="float" office:value="14.8548849359651" calcext:value-type="float">
            <text:p>14.855</text:p>
          </table:table-cell>
          <table:table-cell/>
          <table:table-cell table:formula="of:=[.$B387]*([.N$4]+[.$B387]*([.N$5]+[.$B387]*([.N$6]+[.$B387]*[.N$7])))/(1+[.$B387]*([.N$8]+[.$B387]*([.N$9]+[.$B387]*[.N$10])))" office:value-type="float" office:value="12.9968790866538" calcext:value-type="float">
            <text:p>12.997</text:p>
          </table:table-cell>
          <table:table-cell table:formula="of:=[.C387]-[.M387]" office:value-type="float" office:value="0.00112091334618114" calcext:value-type="float">
            <text:p>0.00112</text:p>
          </table:table-cell>
          <table:table-cell table:formula="of:=[.N387]*25.38" office:value-type="float" office:value="0.0284487807260773" calcext:value-type="float">
            <text:p>0.028</text:p>
          </table:table-cell>
          <table:table-cell table:formula="of:=ABS([.O387])" office:value-type="float" office:value="0.0284487807260773" calcext:value-type="float">
            <text:p>0.028</text:p>
          </table:table-cell>
          <table:table-cell/>
          <table:table-cell table:formula="of:=[.$B387]*([.S$4]+[.$B387]*([.S$5]+[.$B387]*([.S$6]+[.$B387]*[.S$7])))/(1+[.$B387]*([.S$8]+[.$B387]*([.S$9]+[.$B387]*[.S$10])))" office:value-type="float" office:value="13.4735464122785" calcext:value-type="float">
            <text:p>13.474</text:p>
          </table:table-cell>
          <table:table-cell table:style-name="ce40" table:formula="of:=[.C387]-[.R387]" office:value-type="float" office:value="-0.47554641227846" calcext:value-type="float">
            <text:p>-0.4755</text:p>
          </table:table-cell>
          <table:table-cell table:formula="of:=[.S387]*25.38" office:value-type="float" office:value="-12.0693679436273" calcext:value-type="float">
            <text:p>-12.069</text:p>
          </table:table-cell>
          <table:table-cell table:formula="of:=ABS([.T387])" office:value-type="float" office:value="12.0693679436273" calcext:value-type="float">
            <text:p>12.06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20" calcext:value-type="float">
            <text:p>320</text:p>
          </table:table-cell>
          <table:table-cell office:value-type="float" office:value="13.04" calcext:value-type="float">
            <text:p>13.040</text:p>
          </table:table-cell>
          <table:table-cell/>
          <table:table-cell table:formula="of:=[.$C388]*([.F$4]+[.$C388]*([.F$5]+[.$C388]*([.F$6]+[.$C388]*[.F$7])))/(1+[.$C388]*([.F$8]+[.$C388]*([.F$9]+[.$C388]*[.F$10])))" office:value-type="float" office:value="320.037706893227" calcext:value-type="float">
            <text:p>320.04</text:p>
          </table:table-cell>
          <table:table-cell table:formula="of:=[.B388]-[.E388]" office:value-type="float" office:value="-0.0377068932273801" calcext:value-type="float">
            <text:p>-0.038</text:p>
          </table:table-cell>
          <table:table-cell table:formula="of:=ABS([.F388])" office:value-type="float" office:value="0.0377068932273801" calcext:value-type="float">
            <text:p>0.038</text:p>
          </table:table-cell>
          <table:table-cell/>
          <table:table-cell table:style-name="ce12" table:formula="of:=[.$C388]*([.J$4]+[.$C388]*([.J$5]+[.$C388]*([.J$6]+[.$C388]*[.J$7])))/(1+[.$C388]*([.J$8]+[.$C388]*([.J$9]+[.$C388]*[.J$10])))" office:value-type="float" office:value="335.038239001125" calcext:value-type="float">
            <text:p>335.04</text:p>
          </table:table-cell>
          <table:table-cell table:formula="of:=[.B388]-[.I388]" office:value-type="float" office:value="-15.0382390011254" calcext:value-type="float">
            <text:p>-15.038</text:p>
          </table:table-cell>
          <table:table-cell table:formula="of:=ABS([.J388])" office:value-type="float" office:value="15.0382390011254" calcext:value-type="float">
            <text:p>15.038</text:p>
          </table:table-cell>
          <table:table-cell/>
          <table:table-cell table:formula="of:=[.$B388]*([.N$4]+[.$B388]*([.N$5]+[.$B388]*([.N$6]+[.$B388]*[.N$7])))/(1+[.$B388]*([.N$8]+[.$B388]*([.N$9]+[.$B388]*[.N$10])))" office:value-type="float" office:value="13.0385267018479" calcext:value-type="float">
            <text:p>13.039</text:p>
          </table:table-cell>
          <table:table-cell table:formula="of:=[.C388]-[.M388]" office:value-type="float" office:value="0.00147329815207087" calcext:value-type="float">
            <text:p>0.00147</text:p>
          </table:table-cell>
          <table:table-cell table:formula="of:=[.N388]*25.38" office:value-type="float" office:value="0.0373923070995586" calcext:value-type="float">
            <text:p>0.037</text:p>
          </table:table-cell>
          <table:table-cell table:formula="of:=ABS([.O388])" office:value-type="float" office:value="0.0373923070995586" calcext:value-type="float">
            <text:p>0.037</text:p>
          </table:table-cell>
          <table:table-cell/>
          <table:table-cell table:formula="of:=[.$B388]*([.S$4]+[.$B388]*([.S$5]+[.$B388]*([.S$6]+[.$B388]*[.S$7])))/(1+[.$B388]*([.S$8]+[.$B388]*([.S$9]+[.$B388]*[.S$10])))" office:value-type="float" office:value="13.5167033240579" calcext:value-type="float">
            <text:p>13.517</text:p>
          </table:table-cell>
          <table:table-cell table:style-name="ce40" table:formula="of:=[.C388]-[.R388]" office:value-type="float" office:value="-0.476703324057908" calcext:value-type="float">
            <text:p>-0.4767</text:p>
          </table:table-cell>
          <table:table-cell table:formula="of:=[.S388]*25.38" office:value-type="float" office:value="-12.0987303645897" calcext:value-type="float">
            <text:p>-12.099</text:p>
          </table:table-cell>
          <table:table-cell table:formula="of:=ABS([.T388])" office:value-type="float" office:value="12.0987303645897" calcext:value-type="float">
            <text:p>12.09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21" calcext:value-type="float">
            <text:p>321</text:p>
          </table:table-cell>
          <table:table-cell office:value-type="float" office:value="13.081" calcext:value-type="float">
            <text:p>13.081</text:p>
          </table:table-cell>
          <table:table-cell/>
          <table:table-cell table:formula="of:=[.$C389]*([.F$4]+[.$C389]*([.F$5]+[.$C389]*([.F$6]+[.$C389]*[.F$7])))/(1+[.$C389]*([.F$8]+[.$C389]*([.F$9]+[.$C389]*[.F$10])))" office:value-type="float" office:value="321.021770532705" calcext:value-type="float">
            <text:p>321.02</text:p>
          </table:table-cell>
          <table:table-cell table:formula="of:=[.B389]-[.E389]" office:value-type="float" office:value="-0.0217705327050908" calcext:value-type="float">
            <text:p>-0.022</text:p>
          </table:table-cell>
          <table:table-cell table:formula="of:=ABS([.F389])" office:value-type="float" office:value="0.0217705327050908" calcext:value-type="float">
            <text:p>0.022</text:p>
          </table:table-cell>
          <table:table-cell/>
          <table:table-cell table:style-name="ce12" table:formula="of:=[.$C389]*([.J$4]+[.$C389]*([.J$5]+[.$C389]*([.J$6]+[.$C389]*[.J$7])))/(1+[.$C389]*([.J$8]+[.$C389]*([.J$9]+[.$C389]*[.J$10])))" office:value-type="float" office:value="336.193845906034" calcext:value-type="float">
            <text:p>336.19</text:p>
          </table:table-cell>
          <table:table-cell table:formula="of:=[.B389]-[.I389]" office:value-type="float" office:value="-15.1938459060344" calcext:value-type="float">
            <text:p>-15.194</text:p>
          </table:table-cell>
          <table:table-cell table:formula="of:=ABS([.J389])" office:value-type="float" office:value="15.1938459060344" calcext:value-type="float">
            <text:p>15.194</text:p>
          </table:table-cell>
          <table:table-cell/>
          <table:table-cell table:formula="of:=[.$B389]*([.N$4]+[.$B389]*([.N$5]+[.$B389]*([.N$6]+[.$B389]*[.N$7])))/(1+[.$B389]*([.N$8]+[.$B389]*([.N$9]+[.$B389]*[.N$10])))" office:value-type="float" office:value="13.0801847665573" calcext:value-type="float">
            <text:p>13.080</text:p>
          </table:table-cell>
          <table:table-cell table:formula="of:=[.C389]-[.M389]" office:value-type="float" office:value="0.000815233442654773" calcext:value-type="float">
            <text:p>0.00082</text:p>
          </table:table-cell>
          <table:table-cell table:formula="of:=[.N389]*25.38" office:value-type="float" office:value="0.0206906247745781" calcext:value-type="float">
            <text:p>0.021</text:p>
          </table:table-cell>
          <table:table-cell table:formula="of:=ABS([.O389])" office:value-type="float" office:value="0.0206906247745781" calcext:value-type="float">
            <text:p>0.021</text:p>
          </table:table-cell>
          <table:table-cell/>
          <table:table-cell table:formula="of:=[.$B389]*([.S$4]+[.$B389]*([.S$5]+[.$B389]*([.S$6]+[.$B389]*[.S$7])))/(1+[.$B389]*([.S$8]+[.$B389]*([.S$9]+[.$B389]*[.S$10])))" office:value-type="float" office:value="13.5598621437376" calcext:value-type="float">
            <text:p>13.560</text:p>
          </table:table-cell>
          <table:table-cell table:style-name="ce40" table:formula="of:=[.C389]-[.R389]" office:value-type="float" office:value="-0.478862143737564" calcext:value-type="float">
            <text:p>-0.4789</text:p>
          </table:table-cell>
          <table:table-cell table:formula="of:=[.S389]*25.38" office:value-type="float" office:value="-12.1535212080594" calcext:value-type="float">
            <text:p>-12.154</text:p>
          </table:table-cell>
          <table:table-cell table:formula="of:=ABS([.T389])" office:value-type="float" office:value="12.1535212080594" calcext:value-type="float">
            <text:p>12.15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22" calcext:value-type="float">
            <text:p>322</text:p>
          </table:table-cell>
          <table:table-cell office:value-type="float" office:value="13.123" calcext:value-type="float">
            <text:p>13.123</text:p>
          </table:table-cell>
          <table:table-cell/>
          <table:table-cell table:formula="of:=[.$C390]*([.F$4]+[.$C390]*([.F$5]+[.$C390]*([.F$6]+[.$C390]*[.F$7])))/(1+[.$C390]*([.F$8]+[.$C390]*([.F$9]+[.$C390]*[.F$10])))" office:value-type="float" office:value="322.029581345498" calcext:value-type="float">
            <text:p>322.03</text:p>
          </table:table-cell>
          <table:table-cell table:formula="of:=[.B390]-[.E390]" office:value-type="float" office:value="-0.0295813454982863" calcext:value-type="float">
            <text:p>-0.030</text:p>
          </table:table-cell>
          <table:table-cell table:formula="of:=ABS([.F390])" office:value-type="float" office:value="0.0295813454982863" calcext:value-type="float">
            <text:p>0.030</text:p>
          </table:table-cell>
          <table:table-cell/>
          <table:table-cell table:style-name="ce12" table:formula="of:=[.$C390]*([.J$4]+[.$C390]*([.J$5]+[.$C390]*([.J$6]+[.$C390]*[.J$7])))/(1+[.$C390]*([.J$8]+[.$C390]*([.J$9]+[.$C390]*[.J$10])))" office:value-type="float" office:value="337.378072457835" calcext:value-type="float">
            <text:p>337.38</text:p>
          </table:table-cell>
          <table:table-cell table:formula="of:=[.B390]-[.I390]" office:value-type="float" office:value="-15.3780724578352" calcext:value-type="float">
            <text:p>-15.378</text:p>
          </table:table-cell>
          <table:table-cell table:formula="of:=ABS([.J390])" office:value-type="float" office:value="15.3780724578352" calcext:value-type="float">
            <text:p>15.378</text:p>
          </table:table-cell>
          <table:table-cell/>
          <table:table-cell table:formula="of:=[.$B390]*([.N$4]+[.$B390]*([.N$5]+[.$B390]*([.N$6]+[.$B390]*[.N$7])))/(1+[.$B390]*([.N$8]+[.$B390]*([.N$9]+[.$B390]*[.N$10])))" office:value-type="float" office:value="13.1218531903398" calcext:value-type="float">
            <text:p>13.122</text:p>
          </table:table-cell>
          <table:table-cell table:formula="of:=[.C390]-[.M390]" office:value-type="float" office:value="0.00114680966017922" calcext:value-type="float">
            <text:p>0.00115</text:p>
          </table:table-cell>
          <table:table-cell table:formula="of:=[.N390]*25.38" office:value-type="float" office:value="0.0291060291753485" calcext:value-type="float">
            <text:p>0.029</text:p>
          </table:table-cell>
          <table:table-cell table:formula="of:=ABS([.O390])" office:value-type="float" office:value="0.0291060291753485" calcext:value-type="float">
            <text:p>0.029</text:p>
          </table:table-cell>
          <table:table-cell/>
          <table:table-cell table:formula="of:=[.$B390]*([.S$4]+[.$B390]*([.S$5]+[.$B390]*([.S$6]+[.$B390]*[.S$7])))/(1+[.$B390]*([.S$8]+[.$B390]*([.S$9]+[.$B390]*[.S$10])))" office:value-type="float" office:value="13.6030228594365" calcext:value-type="float">
            <text:p>13.603</text:p>
          </table:table-cell>
          <table:table-cell table:style-name="ce40" table:formula="of:=[.C390]-[.R390]" office:value-type="float" office:value="-0.480022859436494" calcext:value-type="float">
            <text:p>-0.4800</text:p>
          </table:table-cell>
          <table:table-cell table:formula="of:=[.S390]*25.38" office:value-type="float" office:value="-12.1829801724982" calcext:value-type="float">
            <text:p>-12.183</text:p>
          </table:table-cell>
          <table:table-cell table:formula="of:=ABS([.T390])" office:value-type="float" office:value="12.1829801724982" calcext:value-type="float">
            <text:p>12.18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23" calcext:value-type="float">
            <text:p>323</text:p>
          </table:table-cell>
          <table:table-cell office:value-type="float" office:value="13.165" calcext:value-type="float">
            <text:p>13.165</text:p>
          </table:table-cell>
          <table:table-cell/>
          <table:table-cell table:formula="of:=[.$C391]*([.F$4]+[.$C391]*([.F$5]+[.$C391]*([.F$6]+[.$C391]*[.F$7])))/(1+[.$C391]*([.F$8]+[.$C391]*([.F$9]+[.$C391]*[.F$10])))" office:value-type="float" office:value="323.03713723795" calcext:value-type="float">
            <text:p>323.04</text:p>
          </table:table-cell>
          <table:table-cell table:formula="of:=[.B391]-[.E391]" office:value-type="float" office:value="-0.037137237949878" calcext:value-type="float">
            <text:p>-0.037</text:p>
          </table:table-cell>
          <table:table-cell table:formula="of:=ABS([.F391])" office:value-type="float" office:value="0.037137237949878" calcext:value-type="float">
            <text:p>0.037</text:p>
          </table:table-cell>
          <table:table-cell/>
          <table:table-cell table:style-name="ce12" table:formula="of:=[.$C391]*([.J$4]+[.$C391]*([.J$5]+[.$C391]*([.J$6]+[.$C391]*[.J$7])))/(1+[.$C391]*([.J$8]+[.$C391]*([.J$9]+[.$C391]*[.J$10])))" office:value-type="float" office:value="338.562734068213" calcext:value-type="float">
            <text:p>338.56</text:p>
          </table:table-cell>
          <table:table-cell table:formula="of:=[.B391]-[.I391]" office:value-type="float" office:value="-15.5627340682134" calcext:value-type="float">
            <text:p>-15.563</text:p>
          </table:table-cell>
          <table:table-cell table:formula="of:=ABS([.J391])" office:value-type="float" office:value="15.5627340682134" calcext:value-type="float">
            <text:p>15.563</text:p>
          </table:table-cell>
          <table:table-cell/>
          <table:table-cell table:formula="of:=[.$B391]*([.N$4]+[.$B391]*([.N$5]+[.$B391]*([.N$6]+[.$B391]*[.N$7])))/(1+[.$B391]*([.N$8]+[.$B391]*([.N$9]+[.$B391]*[.N$10])))" office:value-type="float" office:value="13.1635318833173" calcext:value-type="float">
            <text:p>13.164</text:p>
          </table:table-cell>
          <table:table-cell table:formula="of:=[.C391]-[.M391]" office:value-type="float" office:value="0.00146811668274616" calcext:value-type="float">
            <text:p>0.00147</text:p>
          </table:table-cell>
          <table:table-cell table:formula="of:=[.N391]*25.38" office:value-type="float" office:value="0.0372608014080975" calcext:value-type="float">
            <text:p>0.037</text:p>
          </table:table-cell>
          <table:table-cell table:formula="of:=ABS([.O391])" office:value-type="float" office:value="0.0372608014080975" calcext:value-type="float">
            <text:p>0.037</text:p>
          </table:table-cell>
          <table:table-cell/>
          <table:table-cell table:formula="of:=[.$B391]*([.S$4]+[.$B391]*([.S$5]+[.$B391]*([.S$6]+[.$B391]*[.S$7])))/(1+[.$B391]*([.S$8]+[.$B391]*([.S$9]+[.$B391]*[.S$10])))" office:value-type="float" office:value="13.6461854593722" calcext:value-type="float">
            <text:p>13.646</text:p>
          </table:table-cell>
          <table:table-cell table:style-name="ce40" table:formula="of:=[.C391]-[.R391]" office:value-type="float" office:value="-0.481185459372192" calcext:value-type="float">
            <text:p>-0.4812</text:p>
          </table:table-cell>
          <table:table-cell table:formula="of:=[.S391]*25.38" office:value-type="float" office:value="-12.2124869588662" calcext:value-type="float">
            <text:p>-12.212</text:p>
          </table:table-cell>
          <table:table-cell table:formula="of:=ABS([.T391])" office:value-type="float" office:value="12.2124869588662" calcext:value-type="float">
            <text:p>12.21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24" calcext:value-type="float">
            <text:p>324</text:p>
          </table:table-cell>
          <table:table-cell office:value-type="float" office:value="13.206" calcext:value-type="float">
            <text:p>13.206</text:p>
          </table:table-cell>
          <table:table-cell/>
          <table:table-cell table:formula="of:=[.$C392]*([.F$4]+[.$C392]*([.F$5]+[.$C392]*([.F$6]+[.$C392]*[.F$7])))/(1+[.$C392]*([.F$8]+[.$C392]*([.F$9]+[.$C392]*[.F$10])))" office:value-type="float" office:value="324.020460232145" calcext:value-type="float">
            <text:p>324.02</text:p>
          </table:table-cell>
          <table:table-cell table:formula="of:=[.B392]-[.E392]" office:value-type="float" office:value="-0.0204602321448988" calcext:value-type="float">
            <text:p>-0.020</text:p>
          </table:table-cell>
          <table:table-cell table:formula="of:=ABS([.F392])" office:value-type="float" office:value="0.0204602321448988" calcext:value-type="float">
            <text:p>0.020</text:p>
          </table:table-cell>
          <table:table-cell/>
          <table:table-cell table:style-name="ce12" table:formula="of:=[.$C392]*([.J$4]+[.$C392]*([.J$5]+[.$C392]*([.J$6]+[.$C392]*[.J$7])))/(1+[.$C392]*([.J$8]+[.$C392]*([.J$9]+[.$C392]*[.J$10])))" office:value-type="float" office:value="339.71960498866" calcext:value-type="float">
            <text:p>339.72</text:p>
          </table:table-cell>
          <table:table-cell table:formula="of:=[.B392]-[.I392]" office:value-type="float" office:value="-15.7196049886602" calcext:value-type="float">
            <text:p>-15.720</text:p>
          </table:table-cell>
          <table:table-cell table:formula="of:=ABS([.J392])" office:value-type="float" office:value="15.7196049886602" calcext:value-type="float">
            <text:p>15.720</text:p>
          </table:table-cell>
          <table:table-cell/>
          <table:table-cell table:formula="of:=[.$B392]*([.N$4]+[.$B392]*([.N$5]+[.$B392]*([.N$6]+[.$B392]*[.N$7])))/(1+[.$B392]*([.N$8]+[.$B392]*([.N$9]+[.$B392]*[.N$10])))" office:value-type="float" office:value="13.2052207561859" calcext:value-type="float">
            <text:p>13.205</text:p>
          </table:table-cell>
          <table:table-cell table:formula="of:=[.C392]-[.M392]" office:value-type="float" office:value="0.000779243814124087" calcext:value-type="float">
            <text:p>0.00078</text:p>
          </table:table-cell>
          <table:table-cell table:formula="of:=[.N392]*25.38" office:value-type="float" office:value="0.0197772080024693" calcext:value-type="float">
            <text:p>0.020</text:p>
          </table:table-cell>
          <table:table-cell table:formula="of:=ABS([.O392])" office:value-type="float" office:value="0.0197772080024693" calcext:value-type="float">
            <text:p>0.020</text:p>
          </table:table-cell>
          <table:table-cell/>
          <table:table-cell table:formula="of:=[.$B392]*([.S$4]+[.$B392]*([.S$5]+[.$B392]*([.S$6]+[.$B392]*[.S$7])))/(1+[.$B392]*([.S$8]+[.$B392]*([.S$9]+[.$B392]*[.S$10])))" office:value-type="float" office:value="13.6893499318596" calcext:value-type="float">
            <text:p>13.689</text:p>
          </table:table-cell>
          <table:table-cell table:style-name="ce40" table:formula="of:=[.C392]-[.R392]" office:value-type="float" office:value="-0.483349931859568" calcext:value-type="float">
            <text:p>-0.4833</text:p>
          </table:table-cell>
          <table:table-cell table:formula="of:=[.S392]*25.38" office:value-type="float" office:value="-12.2674212705958" calcext:value-type="float">
            <text:p>-12.267</text:p>
          </table:table-cell>
          <table:table-cell table:formula="of:=ABS([.T392])" office:value-type="float" office:value="12.2674212705958" calcext:value-type="float">
            <text:p>12.26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25" calcext:value-type="float">
            <text:p>325</text:p>
          </table:table-cell>
          <table:table-cell office:value-type="float" office:value="13.248" calcext:value-type="float">
            <text:p>13.248</text:p>
          </table:table-cell>
          <table:table-cell/>
          <table:table-cell table:formula="of:=[.$C393]*([.F$4]+[.$C393]*([.F$5]+[.$C393]*([.F$6]+[.$C393]*[.F$7])))/(1+[.$C393]*([.F$8]+[.$C393]*([.F$9]+[.$C393]*[.F$10])))" office:value-type="float" office:value="325.027519759729" calcext:value-type="float">
            <text:p>325.03</text:p>
          </table:table-cell>
          <table:table-cell table:formula="of:=[.B393]-[.E393]" office:value-type="float" office:value="-0.0275197597288184" calcext:value-type="float">
            <text:p>-0.028</text:p>
          </table:table-cell>
          <table:table-cell table:formula="of:=ABS([.F393])" office:value-type="float" office:value="0.0275197597288184" calcext:value-type="float">
            <text:p>0.028</text:p>
          </table:table-cell>
          <table:table-cell/>
          <table:table-cell table:style-name="ce12" table:formula="of:=[.$C393]*([.J$4]+[.$C393]*([.J$5]+[.$C393]*([.J$6]+[.$C393]*[.J$7])))/(1+[.$C393]*([.J$8]+[.$C393]*([.J$9]+[.$C393]*[.J$10])))" office:value-type="float" office:value="340.905113769914" calcext:value-type="float">
            <text:p>340.91</text:p>
          </table:table-cell>
          <table:table-cell table:formula="of:=[.B393]-[.I393]" office:value-type="float" office:value="-15.905113769914" calcext:value-type="float">
            <text:p>-15.905</text:p>
          </table:table-cell>
          <table:table-cell table:formula="of:=ABS([.J393])" office:value-type="float" office:value="15.905113769914" calcext:value-type="float">
            <text:p>15.905</text:p>
          </table:table-cell>
          <table:table-cell/>
          <table:table-cell table:formula="of:=[.$B393]*([.N$4]+[.$B393]*([.N$5]+[.$B393]*([.N$6]+[.$B393]*[.N$7])))/(1+[.$B393]*([.N$8]+[.$B393]*([.N$9]+[.$B393]*[.N$10])))" office:value-type="float" office:value="13.2469197202258" calcext:value-type="float">
            <text:p>13.247</text:p>
          </table:table-cell>
          <table:table-cell table:formula="of:=[.C393]-[.M393]" office:value-type="float" office:value="0.00108027977423397" calcext:value-type="float">
            <text:p>0.00108</text:p>
          </table:table-cell>
          <table:table-cell table:formula="of:=[.N393]*25.38" office:value-type="float" office:value="0.0274175006700582" calcext:value-type="float">
            <text:p>0.027</text:p>
          </table:table-cell>
          <table:table-cell table:formula="of:=ABS([.O393])" office:value-type="float" office:value="0.0274175006700582" calcext:value-type="float">
            <text:p>0.027</text:p>
          </table:table-cell>
          <table:table-cell/>
          <table:table-cell table:formula="of:=[.$B393]*([.S$4]+[.$B393]*([.S$5]+[.$B393]*([.S$6]+[.$B393]*[.S$7])))/(1+[.$B393]*([.S$8]+[.$B393]*([.S$9]+[.$B393]*[.S$10])))" office:value-type="float" office:value="13.7325162653099" calcext:value-type="float">
            <text:p>13.733</text:p>
          </table:table-cell>
          <table:table-cell table:style-name="ce40" table:formula="of:=[.C393]-[.R393]" office:value-type="float" office:value="-0.484516265309928" calcext:value-type="float">
            <text:p>-0.4845</text:p>
          </table:table-cell>
          <table:table-cell table:formula="of:=[.S393]*25.38" office:value-type="float" office:value="-12.297022813566" calcext:value-type="float">
            <text:p>-12.297</text:p>
          </table:table-cell>
          <table:table-cell table:formula="of:=ABS([.T393])" office:value-type="float" office:value="12.297022813566" calcext:value-type="float">
            <text:p>12.29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26" calcext:value-type="float">
            <text:p>326</text:p>
          </table:table-cell>
          <table:table-cell office:value-type="float" office:value="13.29" calcext:value-type="float">
            <text:p>13.290</text:p>
          </table:table-cell>
          <table:table-cell/>
          <table:table-cell table:formula="of:=[.$C394]*([.F$4]+[.$C394]*([.F$5]+[.$C394]*([.F$6]+[.$C394]*[.F$7])))/(1+[.$C394]*([.F$8]+[.$C394]*([.F$9]+[.$C394]*[.F$10])))" office:value-type="float" office:value="326.034331824483" calcext:value-type="float">
            <text:p>326.03</text:p>
          </table:table-cell>
          <table:table-cell table:formula="of:=[.B394]-[.E394]" office:value-type="float" office:value="-0.0343318244826492" calcext:value-type="float">
            <text:p>-0.034</text:p>
          </table:table-cell>
          <table:table-cell table:formula="of:=ABS([.F394])" office:value-type="float" office:value="0.0343318244826492" calcext:value-type="float">
            <text:p>0.034</text:p>
          </table:table-cell>
          <table:table-cell/>
          <table:table-cell table:style-name="ce12" table:formula="of:=[.$C394]*([.J$4]+[.$C394]*([.J$5]+[.$C394]*([.J$6]+[.$C394]*[.J$7])))/(1+[.$C394]*([.J$8]+[.$C394]*([.J$9]+[.$C394]*[.J$10])))" office:value-type="float" office:value="342.091044927573" calcext:value-type="float">
            <text:p>342.09</text:p>
          </table:table-cell>
          <table:table-cell table:formula="of:=[.B394]-[.I394]" office:value-type="float" office:value="-16.0910449275733" calcext:value-type="float">
            <text:p>-16.091</text:p>
          </table:table-cell>
          <table:table-cell table:formula="of:=ABS([.J394])" office:value-type="float" office:value="16.0910449275733" calcext:value-type="float">
            <text:p>16.091</text:p>
          </table:table-cell>
          <table:table-cell/>
          <table:table-cell table:formula="of:=[.$B394]*([.N$4]+[.$B394]*([.N$5]+[.$B394]*([.N$6]+[.$B394]*[.N$7])))/(1+[.$B394]*([.N$8]+[.$B394]*([.N$9]+[.$B394]*[.N$10])))" office:value-type="float" office:value="13.2886286873097" calcext:value-type="float">
            <text:p>13.289</text:p>
          </table:table-cell>
          <table:table-cell table:formula="of:=[.C394]-[.M394]" office:value-type="float" office:value="0.00137131269031698" calcext:value-type="float">
            <text:p>0.00137</text:p>
          </table:table-cell>
          <table:table-cell table:formula="of:=[.N394]*25.38" office:value-type="float" office:value="0.034803916080245" calcext:value-type="float">
            <text:p>0.035</text:p>
          </table:table-cell>
          <table:table-cell table:formula="of:=ABS([.O394])" office:value-type="float" office:value="0.034803916080245" calcext:value-type="float">
            <text:p>0.035</text:p>
          </table:table-cell>
          <table:table-cell/>
          <table:table-cell table:formula="of:=[.$B394]*([.S$4]+[.$B394]*([.S$5]+[.$B394]*([.S$6]+[.$B394]*[.S$7])))/(1+[.$B394]*([.S$8]+[.$B394]*([.S$9]+[.$B394]*[.S$10])))" office:value-type="float" office:value="13.77568444823" calcext:value-type="float">
            <text:p>13.776</text:p>
          </table:table-cell>
          <table:table-cell table:style-name="ce40" table:formula="of:=[.C394]-[.R394]" office:value-type="float" office:value="-0.485684448229973" calcext:value-type="float">
            <text:p>-0.4857</text:p>
          </table:table-cell>
          <table:table-cell table:formula="of:=[.S394]*25.38" office:value-type="float" office:value="-12.3266712960767" calcext:value-type="float">
            <text:p>-12.327</text:p>
          </table:table-cell>
          <table:table-cell table:formula="of:=ABS([.T394])" office:value-type="float" office:value="12.3266712960767" calcext:value-type="float">
            <text:p>12.32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27" calcext:value-type="float">
            <text:p>327</text:p>
          </table:table-cell>
          <table:table-cell office:value-type="float" office:value="13.331" calcext:value-type="float">
            <text:p>13.331</text:p>
          </table:table-cell>
          <table:table-cell/>
          <table:table-cell table:formula="of:=[.$C395]*([.F$4]+[.$C395]*([.F$5]+[.$C395]*([.F$6]+[.$C395]*[.F$7])))/(1+[.$C395]*([.F$8]+[.$C395]*([.F$9]+[.$C395]*[.F$10])))" office:value-type="float" office:value="327.016935839264" calcext:value-type="float">
            <text:p>327.02</text:p>
          </table:table-cell>
          <table:table-cell table:formula="of:=[.B395]-[.E395]" office:value-type="float" office:value="-0.0169358392641357" calcext:value-type="float">
            <text:p>-0.017</text:p>
          </table:table-cell>
          <table:table-cell table:formula="of:=ABS([.F395])" office:value-type="float" office:value="0.0169358392641357" calcext:value-type="float">
            <text:p>0.017</text:p>
          </table:table-cell>
          <table:table-cell/>
          <table:table-cell table:style-name="ce12" table:formula="of:=[.$C395]*([.J$4]+[.$C395]*([.J$5]+[.$C395]*([.J$6]+[.$C395]*[.J$7])))/(1+[.$C395]*([.J$8]+[.$C395]*([.J$9]+[.$C395]*[.J$10])))" office:value-type="float" office:value="343.249143017886" calcext:value-type="float">
            <text:p>343.25</text:p>
          </table:table-cell>
          <table:table-cell table:formula="of:=[.B395]-[.I395]" office:value-type="float" office:value="-16.2491430178856" calcext:value-type="float">
            <text:p>-16.249</text:p>
          </table:table-cell>
          <table:table-cell table:formula="of:=ABS([.J395])" office:value-type="float" office:value="16.2491430178856" calcext:value-type="float">
            <text:p>16.249</text:p>
          </table:table-cell>
          <table:table-cell/>
          <table:table-cell table:formula="of:=[.$B395]*([.N$4]+[.$B395]*([.N$5]+[.$B395]*([.N$6]+[.$B395]*[.N$7])))/(1+[.$B395]*([.N$8]+[.$B395]*([.N$9]+[.$B395]*[.N$10])))" office:value-type="float" office:value="13.3303475699112" calcext:value-type="float">
            <text:p>13.330</text:p>
          </table:table-cell>
          <table:table-cell table:formula="of:=[.C395]-[.M395]" office:value-type="float" office:value="0.000652430088777578" calcext:value-type="float">
            <text:p>0.00065</text:p>
          </table:table-cell>
          <table:table-cell table:formula="of:=[.N395]*25.38" office:value-type="float" office:value="0.0165586756531749" calcext:value-type="float">
            <text:p>0.017</text:p>
          </table:table-cell>
          <table:table-cell table:formula="of:=ABS([.O395])" office:value-type="float" office:value="0.0165586756531749" calcext:value-type="float">
            <text:p>0.017</text:p>
          </table:table-cell>
          <table:table-cell/>
          <table:table-cell table:formula="of:=[.$B395]*([.S$4]+[.$B395]*([.S$5]+[.$B395]*([.S$6]+[.$B395]*[.S$7])))/(1+[.$B395]*([.S$8]+[.$B395]*([.S$9]+[.$B395]*[.S$10])))" office:value-type="float" office:value="13.8188544692209" calcext:value-type="float">
            <text:p>13.819</text:p>
          </table:table-cell>
          <table:table-cell table:style-name="ce40" table:formula="of:=[.C395]-[.R395]" office:value-type="float" office:value="-0.487854469220851" calcext:value-type="float">
            <text:p>-0.4879</text:p>
          </table:table-cell>
          <table:table-cell table:formula="of:=[.S395]*25.38" office:value-type="float" office:value="-12.3817464288252" calcext:value-type="float">
            <text:p>-12.382</text:p>
          </table:table-cell>
          <table:table-cell table:formula="of:=ABS([.T395])" office:value-type="float" office:value="12.3817464288252" calcext:value-type="float">
            <text:p>12.38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28" calcext:value-type="float">
            <text:p>328</text:p>
          </table:table-cell>
          <table:table-cell office:value-type="float" office:value="13.373" calcext:value-type="float">
            <text:p>13.373</text:p>
          </table:table-cell>
          <table:table-cell/>
          <table:table-cell table:formula="of:=[.$C396]*([.F$4]+[.$C396]*([.F$5]+[.$C396]*([.F$6]+[.$C396]*[.F$7])))/(1+[.$C396]*([.F$8]+[.$C396]*([.F$9]+[.$C396]*[.F$10])))" office:value-type="float" office:value="328.023266106406" calcext:value-type="float">
            <text:p>328.02</text:p>
          </table:table-cell>
          <table:table-cell table:formula="of:=[.B396]-[.E396]" office:value-type="float" office:value="-0.0232661064056856" calcext:value-type="float">
            <text:p>-0.023</text:p>
          </table:table-cell>
          <table:table-cell table:formula="of:=ABS([.F396])" office:value-type="float" office:value="0.0232661064056856" calcext:value-type="float">
            <text:p>0.023</text:p>
          </table:table-cell>
          <table:table-cell/>
          <table:table-cell table:style-name="ce12" table:formula="of:=[.$C396]*([.J$4]+[.$C396]*([.J$5]+[.$C396]*([.J$6]+[.$C396]*[.J$7])))/(1+[.$C396]*([.J$8]+[.$C396]*([.J$9]+[.$C396]*[.J$10])))" office:value-type="float" office:value="344.435896538473" calcext:value-type="float">
            <text:p>344.44</text:p>
          </table:table-cell>
          <table:table-cell table:formula="of:=[.B396]-[.I396]" office:value-type="float" office:value="-16.4358965384725" calcext:value-type="float">
            <text:p>-16.436</text:p>
          </table:table-cell>
          <table:table-cell table:formula="of:=ABS([.J396])" office:value-type="float" office:value="16.4358965384725" calcext:value-type="float">
            <text:p>16.436</text:p>
          </table:table-cell>
          <table:table-cell/>
          <table:table-cell table:formula="of:=[.$B396]*([.N$4]+[.$B396]*([.N$5]+[.$B396]*([.N$6]+[.$B396]*[.N$7])))/(1+[.$B396]*([.N$8]+[.$B396]*([.N$9]+[.$B396]*[.N$10])))" office:value-type="float" office:value="13.3720762811124" calcext:value-type="float">
            <text:p>13.372</text:p>
          </table:table-cell>
          <table:table-cell table:formula="of:=[.C396]-[.M396]" office:value-type="float" office:value="0.000923718887577252" calcext:value-type="float">
            <text:p>0.00092</text:p>
          </table:table-cell>
          <table:table-cell table:formula="of:=[.N396]*25.38" office:value-type="float" office:value="0.0234439853667106" calcext:value-type="float">
            <text:p>0.023</text:p>
          </table:table-cell>
          <table:table-cell table:formula="of:=ABS([.O396])" office:value-type="float" office:value="0.0234439853667106" calcext:value-type="float">
            <text:p>0.023</text:p>
          </table:table-cell>
          <table:table-cell/>
          <table:table-cell table:formula="of:=[.$B396]*([.S$4]+[.$B396]*([.S$5]+[.$B396]*([.S$6]+[.$B396]*[.S$7])))/(1+[.$B396]*([.S$8]+[.$B396]*([.S$9]+[.$B396]*[.S$10])))" office:value-type="float" office:value="13.8620263169772" calcext:value-type="float">
            <text:p>13.862</text:p>
          </table:table-cell>
          <table:table-cell table:style-name="ce40" table:formula="of:=[.C396]-[.R396]" office:value-type="float" office:value="-0.489026316977173" calcext:value-type="float">
            <text:p>-0.4890</text:p>
          </table:table-cell>
          <table:table-cell table:formula="of:=[.S396]*25.38" office:value-type="float" office:value="-12.4114879248806" calcext:value-type="float">
            <text:p>-12.411</text:p>
          </table:table-cell>
          <table:table-cell table:formula="of:=ABS([.T396])" office:value-type="float" office:value="12.4114879248806" calcext:value-type="float">
            <text:p>12.41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29" calcext:value-type="float">
            <text:p>329</text:p>
          </table:table-cell>
          <table:table-cell office:value-type="float" office:value="13.415" calcext:value-type="float">
            <text:p>13.415</text:p>
          </table:table-cell>
          <table:table-cell/>
          <table:table-cell table:formula="of:=[.$C397]*([.F$4]+[.$C397]*([.F$5]+[.$C397]*([.F$6]+[.$C397]*[.F$7])))/(1+[.$C397]*([.F$8]+[.$C397]*([.F$9]+[.$C397]*[.F$10])))" office:value-type="float" office:value="329.029356194781" calcext:value-type="float">
            <text:p>329.03</text:p>
          </table:table-cell>
          <table:table-cell table:formula="of:=[.B397]-[.E397]" office:value-type="float" office:value="-0.0293561947806893" calcext:value-type="float">
            <text:p>-0.029</text:p>
          </table:table-cell>
          <table:table-cell table:formula="of:=ABS([.F397])" office:value-type="float" office:value="0.0293561947806893" calcext:value-type="float">
            <text:p>0.029</text:p>
          </table:table-cell>
          <table:table-cell/>
          <table:table-cell table:style-name="ce12" table:formula="of:=[.$C397]*([.J$4]+[.$C397]*([.J$5]+[.$C397]*([.J$6]+[.$C397]*[.J$7])))/(1+[.$C397]*([.J$8]+[.$C397]*([.J$9]+[.$C397]*[.J$10])))" office:value-type="float" office:value="345.623060011156" calcext:value-type="float">
            <text:p>345.62</text:p>
          </table:table-cell>
          <table:table-cell table:formula="of:=[.B397]-[.I397]" office:value-type="float" office:value="-16.623060011156" calcext:value-type="float">
            <text:p>-16.623</text:p>
          </table:table-cell>
          <table:table-cell table:formula="of:=ABS([.J397])" office:value-type="float" office:value="16.623060011156" calcext:value-type="float">
            <text:p>16.623</text:p>
          </table:table-cell>
          <table:table-cell/>
          <table:table-cell table:formula="of:=[.$B397]*([.N$4]+[.$B397]*([.N$5]+[.$B397]*([.N$6]+[.$B397]*[.N$7])))/(1+[.$B397]*([.N$8]+[.$B397]*([.N$9]+[.$B397]*[.N$10])))" office:value-type="float" office:value="13.4138147346107" calcext:value-type="float">
            <text:p>13.414</text:p>
          </table:table-cell>
          <table:table-cell table:formula="of:=[.C397]-[.M397]" office:value-type="float" office:value="0.00118526538932429" calcext:value-type="float">
            <text:p>0.00119</text:p>
          </table:table-cell>
          <table:table-cell table:formula="of:=[.N397]*25.38" office:value-type="float" office:value="0.0300820355810504" calcext:value-type="float">
            <text:p>0.030</text:p>
          </table:table-cell>
          <table:table-cell table:formula="of:=ABS([.O397])" office:value-type="float" office:value="0.0300820355810504" calcext:value-type="float">
            <text:p>0.030</text:p>
          </table:table-cell>
          <table:table-cell/>
          <table:table-cell table:formula="of:=[.$B397]*([.S$4]+[.$B397]*([.S$5]+[.$B397]*([.S$6]+[.$B397]*[.S$7])))/(1+[.$B397]*([.S$8]+[.$B397]*([.S$9]+[.$B397]*[.S$10])))" office:value-type="float" office:value="13.905199980286" calcext:value-type="float">
            <text:p>13.905</text:p>
          </table:table-cell>
          <table:table-cell table:style-name="ce40" table:formula="of:=[.C397]-[.R397]" office:value-type="float" office:value="-0.490199980286043" calcext:value-type="float">
            <text:p>-0.4902</text:p>
          </table:table-cell>
          <table:table-cell table:formula="of:=[.S397]*25.38" office:value-type="float" office:value="-12.4412754996598" calcext:value-type="float">
            <text:p>-12.441</text:p>
          </table:table-cell>
          <table:table-cell table:formula="of:=ABS([.T397])" office:value-type="float" office:value="12.4412754996598" calcext:value-type="float">
            <text:p>12.44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30" calcext:value-type="float">
            <text:p>330</text:p>
          </table:table-cell>
          <table:table-cell office:value-type="float" office:value="13.457" calcext:value-type="float">
            <text:p>13.457</text:p>
          </table:table-cell>
          <table:table-cell/>
          <table:table-cell table:formula="of:=[.$C398]*([.F$4]+[.$C398]*([.F$5]+[.$C398]*([.F$6]+[.$C398]*[.F$7])))/(1+[.$C398]*([.F$8]+[.$C398]*([.F$9]+[.$C398]*[.F$10])))" office:value-type="float" office:value="330.035208512058" calcext:value-type="float">
            <text:p>330.04</text:p>
          </table:table-cell>
          <table:table-cell table:formula="of:=[.B398]-[.E398]" office:value-type="float" office:value="-0.0352085120581478" calcext:value-type="float">
            <text:p>-0.035</text:p>
          </table:table-cell>
          <table:table-cell table:formula="of:=ABS([.F398])" office:value-type="float" office:value="0.0352085120581478" calcext:value-type="float">
            <text:p>0.035</text:p>
          </table:table-cell>
          <table:table-cell/>
          <table:table-cell table:style-name="ce12" table:formula="of:=[.$C398]*([.J$4]+[.$C398]*([.J$5]+[.$C398]*([.J$6]+[.$C398]*[.J$7])))/(1+[.$C398]*([.J$8]+[.$C398]*([.J$9]+[.$C398]*[.J$10])))" office:value-type="float" office:value="346.810629319489" calcext:value-type="float">
            <text:p>346.81</text:p>
          </table:table-cell>
          <table:table-cell table:formula="of:=[.B398]-[.I398]" office:value-type="float" office:value="-16.810629319489" calcext:value-type="float">
            <text:p>-16.811</text:p>
          </table:table-cell>
          <table:table-cell table:formula="of:=ABS([.J398])" office:value-type="float" office:value="16.810629319489" calcext:value-type="float">
            <text:p>16.811</text:p>
          </table:table-cell>
          <table:table-cell/>
          <table:table-cell table:formula="of:=[.$B398]*([.N$4]+[.$B398]*([.N$5]+[.$B398]*([.N$6]+[.$B398]*[.N$7])))/(1+[.$B398]*([.N$8]+[.$B398]*([.N$9]+[.$B398]*[.N$10])))" office:value-type="float" office:value="13.4555628447251" calcext:value-type="float">
            <text:p>13.456</text:p>
          </table:table-cell>
          <table:table-cell table:formula="of:=[.C398]-[.M398]" office:value-type="float" office:value="0.00143715527485355" calcext:value-type="float">
            <text:p>0.00144</text:p>
          </table:table-cell>
          <table:table-cell table:formula="of:=[.N398]*25.38" office:value-type="float" office:value="0.0364750008757831" calcext:value-type="float">
            <text:p>0.036</text:p>
          </table:table-cell>
          <table:table-cell table:formula="of:=ABS([.O398])" office:value-type="float" office:value="0.0364750008757831" calcext:value-type="float">
            <text:p>0.036</text:p>
          </table:table-cell>
          <table:table-cell/>
          <table:table-cell table:formula="of:=[.$B398]*([.S$4]+[.$B398]*([.S$5]+[.$B398]*([.S$6]+[.$B398]*[.S$7])))/(1+[.$B398]*([.S$8]+[.$B398]*([.S$9]+[.$B398]*[.S$10])))" office:value-type="float" office:value="13.9483754480261" calcext:value-type="float">
            <text:p>13.948</text:p>
          </table:table-cell>
          <table:table-cell table:style-name="ce40" table:formula="of:=[.C398]-[.R398]" office:value-type="float" office:value="-0.491375448026133" calcext:value-type="float">
            <text:p>-0.4914</text:p>
          </table:table-cell>
          <table:table-cell table:formula="of:=[.S398]*25.38" office:value-type="float" office:value="-12.4711088709033" calcext:value-type="float">
            <text:p>-12.471</text:p>
          </table:table-cell>
          <table:table-cell table:formula="of:=ABS([.T398])" office:value-type="float" office:value="12.4711088709033" calcext:value-type="float">
            <text:p>12.47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31" calcext:value-type="float">
            <text:p>331</text:p>
          </table:table-cell>
          <table:table-cell office:value-type="float" office:value="13.498" calcext:value-type="float">
            <text:p>13.498</text:p>
          </table:table-cell>
          <table:table-cell/>
          <table:table-cell table:formula="of:=[.$C399]*([.F$4]+[.$C399]*([.F$5]+[.$C399]*([.F$6]+[.$C399]*[.F$7])))/(1+[.$C399]*([.F$8]+[.$C399]*([.F$9]+[.$C399]*[.F$10])))" office:value-type="float" office:value="331.016884902638" calcext:value-type="float">
            <text:p>331.02</text:p>
          </table:table-cell>
          <table:table-cell table:formula="of:=[.B399]-[.E399]" office:value-type="float" office:value="-0.0168849026380258" calcext:value-type="float">
            <text:p>-0.017</text:p>
          </table:table-cell>
          <table:table-cell table:formula="of:=ABS([.F399])" office:value-type="float" office:value="0.0168849026380258" calcext:value-type="float">
            <text:p>0.017</text:p>
          </table:table-cell>
          <table:table-cell/>
          <table:table-cell table:style-name="ce12" table:formula="of:=[.$C399]*([.J$4]+[.$C399]*([.J$5]+[.$C399]*([.J$6]+[.$C399]*[.J$7])))/(1+[.$C399]*([.J$8]+[.$C399]*([.J$9]+[.$C399]*[.J$10])))" office:value-type="float" office:value="347.970310713434" calcext:value-type="float">
            <text:p>347.97</text:p>
          </table:table-cell>
          <table:table-cell table:formula="of:=[.B399]-[.I399]" office:value-type="float" office:value="-16.9703107134335" calcext:value-type="float">
            <text:p>-16.970</text:p>
          </table:table-cell>
          <table:table-cell table:formula="of:=ABS([.J399])" office:value-type="float" office:value="16.9703107134335" calcext:value-type="float">
            <text:p>16.970</text:p>
          </table:table-cell>
          <table:table-cell/>
          <table:table-cell table:formula="of:=[.$B399]*([.N$4]+[.$B399]*([.N$5]+[.$B399]*([.N$6]+[.$B399]*[.N$7])))/(1+[.$B399]*([.N$8]+[.$B399]*([.N$9]+[.$B399]*[.N$10])))" office:value-type="float" office:value="13.4973205264026" calcext:value-type="float">
            <text:p>13.497</text:p>
          </table:table-cell>
          <table:table-cell table:formula="of:=[.C399]-[.M399]" office:value-type="float" office:value="0.000679473597415381" calcext:value-type="float">
            <text:p>0.00068</text:p>
          </table:table-cell>
          <table:table-cell table:formula="of:=[.N399]*25.38" office:value-type="float" office:value="0.0172450399024024" calcext:value-type="float">
            <text:p>0.017</text:p>
          </table:table-cell>
          <table:table-cell table:formula="of:=ABS([.O399])" office:value-type="float" office:value="0.0172450399024024" calcext:value-type="float">
            <text:p>0.017</text:p>
          </table:table-cell>
          <table:table-cell/>
          <table:table-cell table:formula="of:=[.$B399]*([.S$4]+[.$B399]*([.S$5]+[.$B399]*([.S$6]+[.$B399]*[.S$7])))/(1+[.$B399]*([.S$8]+[.$B399]*([.S$9]+[.$B399]*[.S$10])))" office:value-type="float" office:value="13.9915527091668" calcext:value-type="float">
            <text:p>13.992</text:p>
          </table:table-cell>
          <table:table-cell table:style-name="ce40" table:formula="of:=[.C399]-[.R399]" office:value-type="float" office:value="-0.493552709166757" calcext:value-type="float">
            <text:p>-0.4936</text:p>
          </table:table-cell>
          <table:table-cell table:formula="of:=[.S399]*25.38" office:value-type="float" office:value="-12.5263677586523" calcext:value-type="float">
            <text:p>-12.526</text:p>
          </table:table-cell>
          <table:table-cell table:formula="of:=ABS([.T399])" office:value-type="float" office:value="12.5263677586523" calcext:value-type="float">
            <text:p>12.52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32" calcext:value-type="float">
            <text:p>332</text:p>
          </table:table-cell>
          <table:table-cell office:value-type="float" office:value="13.54" calcext:value-type="float">
            <text:p>13.540</text:p>
          </table:table-cell>
          <table:table-cell/>
          <table:table-cell table:formula="of:=[.$C400]*([.F$4]+[.$C400]*([.F$5]+[.$C400]*([.F$6]+[.$C400]*[.F$7])))/(1+[.$C400]*([.F$8]+[.$C400]*([.F$9]+[.$C400]*[.F$10])))" office:value-type="float" office:value="332.022274340258" calcext:value-type="float">
            <text:p>332.02</text:p>
          </table:table-cell>
          <table:table-cell table:formula="of:=[.B400]-[.E400]" office:value-type="float" office:value="-0.0222743402584342" calcext:value-type="float">
            <text:p>-0.022</text:p>
          </table:table-cell>
          <table:table-cell table:formula="of:=ABS([.F400])" office:value-type="float" office:value="0.0222743402584342" calcext:value-type="float">
            <text:p>0.022</text:p>
          </table:table-cell>
          <table:table-cell/>
          <table:table-cell table:style-name="ce12" table:formula="of:=[.$C400]*([.J$4]+[.$C400]*([.J$5]+[.$C400]*([.J$6]+[.$C400]*[.J$7])))/(1+[.$C400]*([.J$8]+[.$C400]*([.J$9]+[.$C400]*[.J$10])))" office:value-type="float" office:value="349.158670039043" calcext:value-type="float">
            <text:p>349.16</text:p>
          </table:table-cell>
          <table:table-cell table:formula="of:=[.B400]-[.I400]" office:value-type="float" office:value="-17.1586700390434" calcext:value-type="float">
            <text:p>-17.159</text:p>
          </table:table-cell>
          <table:table-cell table:formula="of:=ABS([.J400])" office:value-type="float" office:value="17.1586700390434" calcext:value-type="float">
            <text:p>17.159</text:p>
          </table:table-cell>
          <table:table-cell/>
          <table:table-cell table:formula="of:=[.$B400]*([.N$4]+[.$B400]*([.N$5]+[.$B400]*([.N$6]+[.$B400]*[.N$7])))/(1+[.$B400]*([.N$8]+[.$B400]*([.N$9]+[.$B400]*[.N$10])))" office:value-type="float" office:value="13.5390876952226" calcext:value-type="float">
            <text:p>13.539</text:p>
          </table:table-cell>
          <table:table-cell table:formula="of:=[.C400]-[.M400]" office:value-type="float" office:value="0.000912304777358486" calcext:value-type="float">
            <text:p>0.00091</text:p>
          </table:table-cell>
          <table:table-cell table:formula="of:=[.N400]*25.38" office:value-type="float" office:value="0.0231542952493584" calcext:value-type="float">
            <text:p>0.023</text:p>
          </table:table-cell>
          <table:table-cell table:formula="of:=ABS([.O400])" office:value-type="float" office:value="0.0231542952493584" calcext:value-type="float">
            <text:p>0.023</text:p>
          </table:table-cell>
          <table:table-cell/>
          <table:table-cell table:formula="of:=[.$B400]*([.S$4]+[.$B400]*([.S$5]+[.$B400]*([.S$6]+[.$B400]*[.S$7])))/(1+[.$B400]*([.S$8]+[.$B400]*([.S$9]+[.$B400]*[.S$10])))" office:value-type="float" office:value="14.0347317527669" calcext:value-type="float">
            <text:p>14.035</text:p>
          </table:table-cell>
          <table:table-cell table:style-name="ce40" table:formula="of:=[.C400]-[.R400]" office:value-type="float" office:value="-0.494731752766931" calcext:value-type="float">
            <text:p>-0.4947</text:p>
          </table:table-cell>
          <table:table-cell table:formula="of:=[.S400]*25.38" office:value-type="float" office:value="-12.5562918852247" calcext:value-type="float">
            <text:p>-12.556</text:p>
          </table:table-cell>
          <table:table-cell table:formula="of:=ABS([.T400])" office:value-type="float" office:value="12.5562918852247" calcext:value-type="float">
            <text:p>12.55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33" calcext:value-type="float">
            <text:p>333</text:p>
          </table:table-cell>
          <table:table-cell office:value-type="float" office:value="13.582" calcext:value-type="float">
            <text:p>13.582</text:p>
          </table:table-cell>
          <table:table-cell/>
          <table:table-cell table:formula="of:=[.$C401]*([.F$4]+[.$C401]*([.F$5]+[.$C401]*([.F$6]+[.$C401]*[.F$7])))/(1+[.$C401]*([.F$8]+[.$C401]*([.F$9]+[.$C401]*[.F$10])))" office:value-type="float" office:value="333.027433052167" calcext:value-type="float">
            <text:p>333.03</text:p>
          </table:table-cell>
          <table:table-cell table:formula="of:=[.B401]-[.E401]" office:value-type="float" office:value="-0.0274330521673392" calcext:value-type="float">
            <text:p>-0.027</text:p>
          </table:table-cell>
          <table:table-cell table:formula="of:=ABS([.F401])" office:value-type="float" office:value="0.0274330521673392" calcext:value-type="float">
            <text:p>0.027</text:p>
          </table:table-cell>
          <table:table-cell/>
          <table:table-cell table:style-name="ce12" table:formula="of:=[.$C401]*([.J$4]+[.$C401]*([.J$5]+[.$C401]*([.J$6]+[.$C401]*[.J$7])))/(1+[.$C401]*([.J$8]+[.$C401]*([.J$9]+[.$C401]*[.J$10])))" office:value-type="float" office:value="350.347423122414" calcext:value-type="float">
            <text:p>350.35</text:p>
          </table:table-cell>
          <table:table-cell table:formula="of:=[.B401]-[.I401]" office:value-type="float" office:value="-17.3474231224141" calcext:value-type="float">
            <text:p>-17.347</text:p>
          </table:table-cell>
          <table:table-cell table:formula="of:=ABS([.J401])" office:value-type="float" office:value="17.3474231224141" calcext:value-type="float">
            <text:p>17.347</text:p>
          </table:table-cell>
          <table:table-cell/>
          <table:table-cell table:formula="of:=[.$B401]*([.N$4]+[.$B401]*([.N$5]+[.$B401]*([.N$6]+[.$B401]*[.N$7])))/(1+[.$B401]*([.N$8]+[.$B401]*([.N$9]+[.$B401]*[.N$10])))" office:value-type="float" office:value="13.5808642674026" calcext:value-type="float">
            <text:p>13.581</text:p>
          </table:table-cell>
          <table:table-cell table:formula="of:=[.C401]-[.M401]" office:value-type="float" office:value="0.00113573259737798" calcext:value-type="float">
            <text:p>0.00114</text:p>
          </table:table-cell>
          <table:table-cell table:formula="of:=[.N401]*25.38" office:value-type="float" office:value="0.0288248933214532" calcext:value-type="float">
            <text:p>0.029</text:p>
          </table:table-cell>
          <table:table-cell table:formula="of:=ABS([.O401])" office:value-type="float" office:value="0.0288248933214532" calcext:value-type="float">
            <text:p>0.029</text:p>
          </table:table-cell>
          <table:table-cell/>
          <table:table-cell table:formula="of:=[.$B401]*([.S$4]+[.$B401]*([.S$5]+[.$B401]*([.S$6]+[.$B401]*[.S$7])))/(1+[.$B401]*([.S$8]+[.$B401]*([.S$9]+[.$B401]*[.S$10])))" office:value-type="float" office:value="14.0779125679745" calcext:value-type="float">
            <text:p>14.078</text:p>
          </table:table-cell>
          <table:table-cell table:style-name="ce40" table:formula="of:=[.C401]-[.R401]" office:value-type="float" office:value="-0.495912567974456" calcext:value-type="float">
            <text:p>-0.4959</text:p>
          </table:table-cell>
          <table:table-cell table:formula="of:=[.S401]*25.38" office:value-type="float" office:value="-12.5862609751917" calcext:value-type="float">
            <text:p>-12.586</text:p>
          </table:table-cell>
          <table:table-cell table:formula="of:=ABS([.T401])" office:value-type="float" office:value="12.5862609751917" calcext:value-type="float">
            <text:p>12.58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34" calcext:value-type="float">
            <text:p>334</text:p>
          </table:table-cell>
          <table:table-cell office:value-type="float" office:value="13.624" calcext:value-type="float">
            <text:p>13.624</text:p>
          </table:table-cell>
          <table:table-cell/>
          <table:table-cell table:formula="of:=[.$C402]*([.F$4]+[.$C402]*([.F$5]+[.$C402]*([.F$6]+[.$C402]*[.F$7])))/(1+[.$C402]*([.F$8]+[.$C402]*([.F$9]+[.$C402]*[.F$10])))" office:value-type="float" office:value="334.032363364842" calcext:value-type="float">
            <text:p>334.03</text:p>
          </table:table-cell>
          <table:table-cell table:formula="of:=[.B402]-[.E402]" office:value-type="float" office:value="-0.0323633648419559" calcext:value-type="float">
            <text:p>-0.032</text:p>
          </table:table-cell>
          <table:table-cell table:formula="of:=ABS([.F402])" office:value-type="float" office:value="0.0323633648419559" calcext:value-type="float">
            <text:p>0.032</text:p>
          </table:table-cell>
          <table:table-cell/>
          <table:table-cell table:style-name="ce12" table:formula="of:=[.$C402]*([.J$4]+[.$C402]*([.J$5]+[.$C402]*([.J$6]+[.$C402]*[.J$7])))/(1+[.$C402]*([.J$8]+[.$C402]*([.J$9]+[.$C402]*[.J$10])))" office:value-type="float" office:value="351.536565963715" calcext:value-type="float">
            <text:p>351.54</text:p>
          </table:table-cell>
          <table:table-cell table:formula="of:=[.B402]-[.I402]" office:value-type="float" office:value="-17.5365659637147" calcext:value-type="float">
            <text:p>-17.537</text:p>
          </table:table-cell>
          <table:table-cell table:formula="of:=ABS([.J402])" office:value-type="float" office:value="17.5365659637147" calcext:value-type="float">
            <text:p>17.537</text:p>
          </table:table-cell>
          <table:table-cell/>
          <table:table-cell table:formula="of:=[.$B402]*([.N$4]+[.$B402]*([.N$5]+[.$B402]*([.N$6]+[.$B402]*[.N$7])))/(1+[.$B402]*([.N$8]+[.$B402]*([.N$9]+[.$B402]*[.N$10])))" office:value-type="float" office:value="13.6226501598018" calcext:value-type="float">
            <text:p>13.623</text:p>
          </table:table-cell>
          <table:table-cell table:formula="of:=[.C402]-[.M402]" office:value-type="float" office:value="0.00134984019818774" calcext:value-type="float">
            <text:p>0.00135</text:p>
          </table:table-cell>
          <table:table-cell table:formula="of:=[.N402]*25.38" office:value-type="float" office:value="0.0342589442300047" calcext:value-type="float">
            <text:p>0.034</text:p>
          </table:table-cell>
          <table:table-cell table:formula="of:=ABS([.O402])" office:value-type="float" office:value="0.0342589442300047" calcext:value-type="float">
            <text:p>0.034</text:p>
          </table:table-cell>
          <table:table-cell/>
          <table:table-cell table:formula="of:=[.$B402]*([.S$4]+[.$B402]*([.S$5]+[.$B402]*([.S$6]+[.$B402]*[.S$7])))/(1+[.$B402]*([.S$8]+[.$B402]*([.S$9]+[.$B402]*[.S$10])))" office:value-type="float" office:value="14.1210951440251" calcext:value-type="float">
            <text:p>14.121</text:p>
          </table:table-cell>
          <table:table-cell table:style-name="ce40" table:formula="of:=[.C402]-[.R402]" office:value-type="float" office:value="-0.49709514402505" calcext:value-type="float">
            <text:p>-0.4971</text:p>
          </table:table-cell>
          <table:table-cell table:formula="of:=[.S402]*25.38" office:value-type="float" office:value="-12.6162747553558" calcext:value-type="float">
            <text:p>-12.616</text:p>
          </table:table-cell>
          <table:table-cell table:formula="of:=ABS([.T402])" office:value-type="float" office:value="12.6162747553558" calcext:value-type="float">
            <text:p>12.61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35" calcext:value-type="float">
            <text:p>335</text:p>
          </table:table-cell>
          <table:table-cell office:value-type="float" office:value="13.665" calcext:value-type="float">
            <text:p>13.665</text:p>
          </table:table-cell>
          <table:table-cell/>
          <table:table-cell table:formula="of:=[.$C403]*([.F$4]+[.$C403]*([.F$5]+[.$C403]*([.F$6]+[.$C403]*[.F$7])))/(1+[.$C403]*([.F$8]+[.$C403]*([.F$9]+[.$C403]*[.F$10])))" office:value-type="float" office:value="335.013148665049" calcext:value-type="float">
            <text:p>335.01</text:p>
          </table:table-cell>
          <table:table-cell table:formula="of:=[.B403]-[.E403]" office:value-type="float" office:value="-0.013148665049016" calcext:value-type="float">
            <text:p>-0.013</text:p>
          </table:table-cell>
          <table:table-cell table:formula="of:=ABS([.F403])" office:value-type="float" office:value="0.013148665049016" calcext:value-type="float">
            <text:p>0.013</text:p>
          </table:table-cell>
          <table:table-cell/>
          <table:table-cell table:style-name="ce12" table:formula="of:=[.$C403]*([.J$4]+[.$C403]*([.J$5]+[.$C403]*([.J$6]+[.$C403]*[.J$7])))/(1+[.$C403]*([.J$8]+[.$C403]*([.J$9]+[.$C403]*[.J$10])))" office:value-type="float" office:value="352.697768029136" calcext:value-type="float">
            <text:p>352.70</text:p>
          </table:table-cell>
          <table:table-cell table:formula="of:=[.B403]-[.I403]" office:value-type="float" office:value="-17.6977680291356" calcext:value-type="float">
            <text:p>-17.698</text:p>
          </table:table-cell>
          <table:table-cell table:formula="of:=ABS([.J403])" office:value-type="float" office:value="17.6977680291356" calcext:value-type="float">
            <text:p>17.698</text:p>
          </table:table-cell>
          <table:table-cell/>
          <table:table-cell table:formula="of:=[.$B403]*([.N$4]+[.$B403]*([.N$5]+[.$B403]*([.N$6]+[.$B403]*[.N$7])))/(1+[.$B403]*([.N$8]+[.$B403]*([.N$9]+[.$B403]*[.N$10])))" office:value-type="float" office:value="13.6644452899253" calcext:value-type="float">
            <text:p>13.664</text:p>
          </table:table-cell>
          <table:table-cell table:formula="of:=[.C403]-[.M403]" office:value-type="float" office:value="0.000554710074689879" calcext:value-type="float">
            <text:p>0.00055</text:p>
          </table:table-cell>
          <table:table-cell table:formula="of:=[.N403]*25.38" office:value-type="float" office:value="0.0140785416956291" calcext:value-type="float">
            <text:p>0.014</text:p>
          </table:table-cell>
          <table:table-cell table:formula="of:=ABS([.O403])" office:value-type="float" office:value="0.0140785416956291" calcext:value-type="float">
            <text:p>0.014</text:p>
          </table:table-cell>
          <table:table-cell/>
          <table:table-cell table:formula="of:=[.$B403]*([.S$4]+[.$B403]*([.S$5]+[.$B403]*([.S$6]+[.$B403]*[.S$7])))/(1+[.$B403]*([.S$8]+[.$B403]*([.S$9]+[.$B403]*[.S$10])))" office:value-type="float" office:value="14.1642794702414" calcext:value-type="float">
            <text:p>14.164</text:p>
          </table:table-cell>
          <table:table-cell table:style-name="ce40" table:formula="of:=[.C403]-[.R403]" office:value-type="float" office:value="-0.499279470241447" calcext:value-type="float">
            <text:p>-0.4993</text:p>
          </table:table-cell>
          <table:table-cell table:formula="of:=[.S403]*25.38" office:value-type="float" office:value="-12.6717129547279" calcext:value-type="float">
            <text:p>-12.672</text:p>
          </table:table-cell>
          <table:table-cell table:formula="of:=ABS([.T403])" office:value-type="float" office:value="12.6717129547279" calcext:value-type="float">
            <text:p>12.67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36" calcext:value-type="float">
            <text:p>336</text:p>
          </table:table-cell>
          <table:table-cell office:value-type="float" office:value="13.707" calcext:value-type="float">
            <text:p>13.707</text:p>
          </table:table-cell>
          <table:table-cell/>
          <table:table-cell table:formula="of:=[.$C404]*([.F$4]+[.$C404]*([.F$5]+[.$C404]*([.F$6]+[.$C404]*[.F$7])))/(1+[.$C404]*([.F$8]+[.$C404]*([.F$9]+[.$C404]*[.F$10])))" office:value-type="float" office:value="336.017634378398" calcext:value-type="float">
            <text:p>336.02</text:p>
          </table:table-cell>
          <table:table-cell table:formula="of:=[.B404]-[.E404]" office:value-type="float" office:value="-0.017634378398327" calcext:value-type="float">
            <text:p>-0.018</text:p>
          </table:table-cell>
          <table:table-cell table:formula="of:=ABS([.F404])" office:value-type="float" office:value="0.017634378398327" calcext:value-type="float">
            <text:p>0.018</text:p>
          </table:table-cell>
          <table:table-cell/>
          <table:table-cell table:style-name="ce12" table:formula="of:=[.$C404]*([.J$4]+[.$C404]*([.J$5]+[.$C404]*([.J$6]+[.$C404]*[.J$7])))/(1+[.$C404]*([.J$8]+[.$C404]*([.J$9]+[.$C404]*[.J$10])))" office:value-type="float" office:value="353.887669458238" calcext:value-type="float">
            <text:p>353.89</text:p>
          </table:table-cell>
          <table:table-cell table:formula="of:=[.B404]-[.I404]" office:value-type="float" office:value="-17.8876694582376" calcext:value-type="float">
            <text:p>-17.888</text:p>
          </table:table-cell>
          <table:table-cell table:formula="of:=ABS([.J404])" office:value-type="float" office:value="17.8876694582376" calcext:value-type="float">
            <text:p>17.888</text:p>
          </table:table-cell>
          <table:table-cell/>
          <table:table-cell table:formula="of:=[.$B404]*([.N$4]+[.$B404]*([.N$5]+[.$B404]*([.N$6]+[.$B404]*[.N$7])))/(1+[.$B404]*([.N$8]+[.$B404]*([.N$9]+[.$B404]*[.N$10])))" office:value-type="float" office:value="13.7062495759274" calcext:value-type="float">
            <text:p>13.706</text:p>
          </table:table-cell>
          <table:table-cell table:formula="of:=[.C404]-[.M404]" office:value-type="float" office:value="0.00075042407264192" calcext:value-type="float">
            <text:p>0.00075</text:p>
          </table:table-cell>
          <table:table-cell table:formula="of:=[.N404]*25.38" office:value-type="float" office:value="0.0190457629636519" calcext:value-type="float">
            <text:p>0.019</text:p>
          </table:table-cell>
          <table:table-cell table:formula="of:=ABS([.O404])" office:value-type="float" office:value="0.0190457629636519" calcext:value-type="float">
            <text:p>0.019</text:p>
          </table:table-cell>
          <table:table-cell/>
          <table:table-cell table:formula="of:=[.$B404]*([.S$4]+[.$B404]*([.S$5]+[.$B404]*([.S$6]+[.$B404]*[.S$7])))/(1+[.$B404]*([.S$8]+[.$B404]*([.S$9]+[.$B404]*[.S$10])))" office:value-type="float" office:value="14.2074655360325" calcext:value-type="float">
            <text:p>14.207</text:p>
          </table:table-cell>
          <table:table-cell table:style-name="ce40" table:formula="of:=[.C404]-[.R404]" office:value-type="float" office:value="-0.500465536032515" calcext:value-type="float">
            <text:p>-0.5005</text:p>
          </table:table-cell>
          <table:table-cell table:formula="of:=[.S404]*25.38" office:value-type="float" office:value="-12.7018153045052" calcext:value-type="float">
            <text:p>-12.702</text:p>
          </table:table-cell>
          <table:table-cell table:formula="of:=ABS([.T404])" office:value-type="float" office:value="12.7018153045052" calcext:value-type="float">
            <text:p>12.70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37" calcext:value-type="float">
            <text:p>337</text:p>
          </table:table-cell>
          <table:table-cell office:value-type="float" office:value="13.749" calcext:value-type="float">
            <text:p>13.749</text:p>
          </table:table-cell>
          <table:table-cell/>
          <table:table-cell table:formula="of:=[.$C405]*([.F$4]+[.$C405]*([.F$5]+[.$C405]*([.F$6]+[.$C405]*[.F$7])))/(1+[.$C405]*([.F$8]+[.$C405]*([.F$9]+[.$C405]*[.F$10])))" office:value-type="float" office:value="337.021898494138" calcext:value-type="float">
            <text:p>337.02</text:p>
          </table:table-cell>
          <table:table-cell table:formula="of:=[.B405]-[.E405]" office:value-type="float" office:value="-0.0218984941377016" calcext:value-type="float">
            <text:p>-0.022</text:p>
          </table:table-cell>
          <table:table-cell table:formula="of:=ABS([.F405])" office:value-type="float" office:value="0.0218984941377016" calcext:value-type="float">
            <text:p>0.022</text:p>
          </table:table-cell>
          <table:table-cell/>
          <table:table-cell table:style-name="ce12" table:formula="of:=[.$C405]*([.J$4]+[.$C405]*([.J$5]+[.$C405]*([.J$6]+[.$C405]*[.J$7])))/(1+[.$C405]*([.J$8]+[.$C405]*([.J$9]+[.$C405]*[.J$10])))" office:value-type="float" office:value="355.07794891472" calcext:value-type="float">
            <text:p>355.08</text:p>
          </table:table-cell>
          <table:table-cell table:formula="of:=[.B405]-[.I405]" office:value-type="float" office:value="-18.0779489147196" calcext:value-type="float">
            <text:p>-18.078</text:p>
          </table:table-cell>
          <table:table-cell table:formula="of:=ABS([.J405])" office:value-type="float" office:value="18.0779489147196" calcext:value-type="float">
            <text:p>18.078</text:p>
          </table:table-cell>
          <table:table-cell/>
          <table:table-cell table:formula="of:=[.$B405]*([.N$4]+[.$B405]*([.N$5]+[.$B405]*([.N$6]+[.$B405]*[.N$7])))/(1+[.$B405]*([.N$8]+[.$B405]*([.N$9]+[.$B405]*[.N$10])))" office:value-type="float" office:value="13.7480629366143" calcext:value-type="float">
            <text:p>13.748</text:p>
          </table:table-cell>
          <table:table-cell table:formula="of:=[.C405]-[.M405]" office:value-type="float" office:value="0.000937063385679338" calcext:value-type="float">
            <text:p>0.00094</text:p>
          </table:table-cell>
          <table:table-cell table:formula="of:=[.N405]*25.38" office:value-type="float" office:value="0.0237826687285416" calcext:value-type="float">
            <text:p>0.024</text:p>
          </table:table-cell>
          <table:table-cell table:formula="of:=ABS([.O405])" office:value-type="float" office:value="0.0237826687285416" calcext:value-type="float">
            <text:p>0.024</text:p>
          </table:table-cell>
          <table:table-cell/>
          <table:table-cell table:formula="of:=[.$B405]*([.S$4]+[.$B405]*([.S$5]+[.$B405]*([.S$6]+[.$B405]*[.S$7])))/(1+[.$B405]*([.S$8]+[.$B405]*([.S$9]+[.$B405]*[.S$10])))" office:value-type="float" office:value="14.2506533308924" calcext:value-type="float">
            <text:p>14.251</text:p>
          </table:table-cell>
          <table:table-cell table:style-name="ce40" table:formula="of:=[.C405]-[.R405]" office:value-type="float" office:value="-0.501653330892365" calcext:value-type="float">
            <text:p>-0.5017</text:p>
          </table:table-cell>
          <table:table-cell table:formula="of:=[.S405]*25.38" office:value-type="float" office:value="-12.7319615380482" calcext:value-type="float">
            <text:p>-12.732</text:p>
          </table:table-cell>
          <table:table-cell table:formula="of:=ABS([.T405])" office:value-type="float" office:value="12.7319615380482" calcext:value-type="float">
            <text:p>12.73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38" calcext:value-type="float">
            <text:p>338</text:p>
          </table:table-cell>
          <table:table-cell office:value-type="float" office:value="13.791" calcext:value-type="float">
            <text:p>13.791</text:p>
          </table:table-cell>
          <table:table-cell/>
          <table:table-cell table:formula="of:=[.$C406]*([.F$4]+[.$C406]*([.F$5]+[.$C406]*([.F$6]+[.$C406]*[.F$7])))/(1+[.$C406]*([.F$8]+[.$C406]*([.F$9]+[.$C406]*[.F$10])))" office:value-type="float" office:value="338.025943256314" calcext:value-type="float">
            <text:p>338.03</text:p>
          </table:table-cell>
          <table:table-cell table:formula="of:=[.B406]-[.E406]" office:value-type="float" office:value="-0.0259432563135533" calcext:value-type="float">
            <text:p>-0.026</text:p>
          </table:table-cell>
          <table:table-cell table:formula="of:=ABS([.F406])" office:value-type="float" office:value="0.0259432563135533" calcext:value-type="float">
            <text:p>0.026</text:p>
          </table:table-cell>
          <table:table-cell/>
          <table:table-cell table:style-name="ce12" table:formula="of:=[.$C406]*([.J$4]+[.$C406]*([.J$5]+[.$C406]*([.J$6]+[.$C406]*[.J$7])))/(1+[.$C406]*([.J$8]+[.$C406]*([.J$9]+[.$C406]*[.J$10])))" office:value-type="float" office:value="356.268602515459" calcext:value-type="float">
            <text:p>356.27</text:p>
          </table:table-cell>
          <table:table-cell table:formula="of:=[.B406]-[.I406]" office:value-type="float" office:value="-18.2686025154586" calcext:value-type="float">
            <text:p>-18.269</text:p>
          </table:table-cell>
          <table:table-cell table:formula="of:=ABS([.J406])" office:value-type="float" office:value="18.2686025154586" calcext:value-type="float">
            <text:p>18.269</text:p>
          </table:table-cell>
          <table:table-cell/>
          <table:table-cell table:formula="of:=[.$B406]*([.N$4]+[.$B406]*([.N$5]+[.$B406]*([.N$6]+[.$B406]*[.N$7])))/(1+[.$B406]*([.N$8]+[.$B406]*([.N$9]+[.$B406]*[.N$10])))" office:value-type="float" office:value="13.7898852914472" calcext:value-type="float">
            <text:p>13.790</text:p>
          </table:table-cell>
          <table:table-cell table:formula="of:=[.C406]-[.M406]" office:value-type="float" office:value="0.00111470855282292" calcext:value-type="float">
            <text:p>0.00111</text:p>
          </table:table-cell>
          <table:table-cell table:formula="of:=[.N406]*25.38" office:value-type="float" office:value="0.0282913030706457" calcext:value-type="float">
            <text:p>0.028</text:p>
          </table:table-cell>
          <table:table-cell table:formula="of:=ABS([.O406])" office:value-type="float" office:value="0.0282913030706457" calcext:value-type="float">
            <text:p>0.028</text:p>
          </table:table-cell>
          <table:table-cell/>
          <table:table-cell table:formula="of:=[.$B406]*([.S$4]+[.$B406]*([.S$5]+[.$B406]*([.S$6]+[.$B406]*[.S$7])))/(1+[.$B406]*([.S$8]+[.$B406]*([.S$9]+[.$B406]*[.S$10])))" office:value-type="float" office:value="14.2938428443996" calcext:value-type="float">
            <text:p>14.294</text:p>
          </table:table-cell>
          <table:table-cell table:style-name="ce40" table:formula="of:=[.C406]-[.R406]" office:value-type="float" office:value="-0.502842844399549" calcext:value-type="float">
            <text:p>-0.5028</text:p>
          </table:table-cell>
          <table:table-cell table:formula="of:=[.S406]*25.38" office:value-type="float" office:value="-12.7621513908605" calcext:value-type="float">
            <text:p>-12.762</text:p>
          </table:table-cell>
          <table:table-cell table:formula="of:=ABS([.T406])" office:value-type="float" office:value="12.7621513908605" calcext:value-type="float">
            <text:p>12.76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39" calcext:value-type="float">
            <text:p>339</text:p>
          </table:table-cell>
          <table:table-cell office:value-type="float" office:value="13.833" calcext:value-type="float">
            <text:p>13.833</text:p>
          </table:table-cell>
          <table:table-cell/>
          <table:table-cell table:formula="of:=[.$C407]*([.F$4]+[.$C407]*([.F$5]+[.$C407]*([.F$6]+[.$C407]*[.F$7])))/(1+[.$C407]*([.F$8]+[.$C407]*([.F$9]+[.$C407]*[.F$10])))" office:value-type="float" office:value="339.029770888146" calcext:value-type="float">
            <text:p>339.03</text:p>
          </table:table-cell>
          <table:table-cell table:formula="of:=[.B407]-[.E407]" office:value-type="float" office:value="-0.0297708881461176" calcext:value-type="float">
            <text:p>-0.030</text:p>
          </table:table-cell>
          <table:table-cell table:formula="of:=ABS([.F407])" office:value-type="float" office:value="0.0297708881461176" calcext:value-type="float">
            <text:p>0.030</text:p>
          </table:table-cell>
          <table:table-cell/>
          <table:table-cell table:style-name="ce12" table:formula="of:=[.$C407]*([.J$4]+[.$C407]*([.J$5]+[.$C407]*([.J$6]+[.$C407]*[.J$7])))/(1+[.$C407]*([.J$8]+[.$C407]*([.J$9]+[.$C407]*[.J$10])))" office:value-type="float" office:value="357.459626406649" calcext:value-type="float">
            <text:p>357.46</text:p>
          </table:table-cell>
          <table:table-cell table:formula="of:=[.B407]-[.I407]" office:value-type="float" office:value="-18.4596264066491" calcext:value-type="float">
            <text:p>-18.460</text:p>
          </table:table-cell>
          <table:table-cell table:formula="of:=ABS([.J407])" office:value-type="float" office:value="18.4596264066491" calcext:value-type="float">
            <text:p>18.460</text:p>
          </table:table-cell>
          <table:table-cell/>
          <table:table-cell table:formula="of:=[.$B407]*([.N$4]+[.$B407]*([.N$5]+[.$B407]*([.N$6]+[.$B407]*[.N$7])))/(1+[.$B407]*([.N$8]+[.$B407]*([.N$9]+[.$B407]*[.N$10])))" office:value-type="float" office:value="13.8317165605437" calcext:value-type="float">
            <text:p>13.832</text:p>
          </table:table-cell>
          <table:table-cell table:formula="of:=[.C407]-[.M407]" office:value-type="float" office:value="0.00128343945631748" calcext:value-type="float">
            <text:p>0.00128</text:p>
          </table:table-cell>
          <table:table-cell table:formula="of:=[.N407]*25.38" office:value-type="float" office:value="0.0325736934013377" calcext:value-type="float">
            <text:p>0.033</text:p>
          </table:table-cell>
          <table:table-cell table:formula="of:=ABS([.O407])" office:value-type="float" office:value="0.0325736934013377" calcext:value-type="float">
            <text:p>0.033</text:p>
          </table:table-cell>
          <table:table-cell/>
          <table:table-cell table:formula="of:=[.$B407]*([.S$4]+[.$B407]*([.S$5]+[.$B407]*([.S$6]+[.$B407]*[.S$7])))/(1+[.$B407]*([.S$8]+[.$B407]*([.S$9]+[.$B407]*[.S$10])))" office:value-type="float" office:value="14.3370340662162" calcext:value-type="float">
            <text:p>14.337</text:p>
          </table:table-cell>
          <table:table-cell table:style-name="ce40" table:formula="of:=[.C407]-[.R407]" office:value-type="float" office:value="-0.504034066216189" calcext:value-type="float">
            <text:p>-0.5040</text:p>
          </table:table-cell>
          <table:table-cell table:formula="of:=[.S407]*25.38" office:value-type="float" office:value="-12.7923846005669" calcext:value-type="float">
            <text:p>-12.792</text:p>
          </table:table-cell>
          <table:table-cell table:formula="of:=ABS([.T407])" office:value-type="float" office:value="12.7923846005669" calcext:value-type="float">
            <text:p>12.79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40" calcext:value-type="float">
            <text:p>340</text:p>
          </table:table-cell>
          <table:table-cell office:value-type="float" office:value="13.874" calcext:value-type="float">
            <text:p>13.874</text:p>
          </table:table-cell>
          <table:table-cell/>
          <table:table-cell table:formula="of:=[.$C408]*([.F$4]+[.$C408]*([.F$5]+[.$C408]*([.F$6]+[.$C408]*[.F$7])))/(1+[.$C408]*([.F$8]+[.$C408]*([.F$9]+[.$C408]*[.F$10])))" office:value-type="float" office:value="340.009490532451" calcext:value-type="float">
            <text:p>340.01</text:p>
          </table:table-cell>
          <table:table-cell table:formula="of:=[.B408]-[.E408]" office:value-type="float" office:value="-0.00949053245119558" calcext:value-type="float">
            <text:p>-0.009</text:p>
          </table:table-cell>
          <table:table-cell table:formula="of:=ABS([.F408])" office:value-type="float" office:value="0.00949053245119558" calcext:value-type="float">
            <text:p>0.009</text:p>
          </table:table-cell>
          <table:table-cell/>
          <table:table-cell table:style-name="ce12" table:formula="of:=[.$C408]*([.J$4]+[.$C408]*([.J$5]+[.$C408]*([.J$6]+[.$C408]*[.J$7])))/(1+[.$C408]*([.J$8]+[.$C408]*([.J$9]+[.$C408]*[.J$10])))" office:value-type="float" office:value="358.622646096998" calcext:value-type="float">
            <text:p>358.62</text:p>
          </table:table-cell>
          <table:table-cell table:formula="of:=[.B408]-[.I408]" office:value-type="float" office:value="-18.6226460969984" calcext:value-type="float">
            <text:p>-18.623</text:p>
          </table:table-cell>
          <table:table-cell table:formula="of:=ABS([.J408])" office:value-type="float" office:value="18.6226460969984" calcext:value-type="float">
            <text:p>18.623</text:p>
          </table:table-cell>
          <table:table-cell/>
          <table:table-cell table:formula="of:=[.$B408]*([.N$4]+[.$B408]*([.N$5]+[.$B408]*([.N$6]+[.$B408]*[.N$7])))/(1+[.$B408]*([.N$8]+[.$B408]*([.N$9]+[.$B408]*[.N$10])))" office:value-type="float" office:value="13.8735566646801" calcext:value-type="float">
            <text:p>13.874</text:p>
          </table:table-cell>
          <table:table-cell table:formula="of:=[.C408]-[.M408]" office:value-type="float" office:value="0.000443335319925353" calcext:value-type="float">
            <text:p>0.00044</text:p>
          </table:table-cell>
          <table:table-cell table:formula="of:=[.N408]*25.38" office:value-type="float" office:value="0.0112518504197055" calcext:value-type="float">
            <text:p>0.011</text:p>
          </table:table-cell>
          <table:table-cell table:formula="of:=ABS([.O408])" office:value-type="float" office:value="0.0112518504197055" calcext:value-type="float">
            <text:p>0.011</text:p>
          </table:table-cell>
          <table:table-cell/>
          <table:table-cell table:formula="of:=[.$B408]*([.S$4]+[.$B408]*([.S$5]+[.$B408]*([.S$6]+[.$B408]*[.S$7])))/(1+[.$B408]*([.S$8]+[.$B408]*([.S$9]+[.$B408]*[.S$10])))" office:value-type="float" office:value="14.3802269860871" calcext:value-type="float">
            <text:p>14.380</text:p>
          </table:table-cell>
          <table:table-cell table:style-name="ce40" table:formula="of:=[.C408]-[.R408]" office:value-type="float" office:value="-0.506226986087125" calcext:value-type="float">
            <text:p>-0.5062</text:p>
          </table:table-cell>
          <table:table-cell table:formula="of:=[.S408]*25.38" office:value-type="float" office:value="-12.8480409068912" calcext:value-type="float">
            <text:p>-12.848</text:p>
          </table:table-cell>
          <table:table-cell table:formula="of:=ABS([.T408])" office:value-type="float" office:value="12.8480409068912" calcext:value-type="float">
            <text:p>12.84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41" calcext:value-type="float">
            <text:p>341</text:p>
          </table:table-cell>
          <table:table-cell office:value-type="float" office:value="13.916" calcext:value-type="float">
            <text:p>13.916</text:p>
          </table:table-cell>
          <table:table-cell/>
          <table:table-cell table:formula="of:=[.$C409]*([.F$4]+[.$C409]*([.F$5]+[.$C409]*([.F$6]+[.$C409]*[.F$7])))/(1+[.$C409]*([.F$8]+[.$C409]*([.F$9]+[.$C409]*[.F$10])))" office:value-type="float" office:value="341.012895530089" calcext:value-type="float">
            <text:p>341.01</text:p>
          </table:table-cell>
          <table:table-cell table:formula="of:=[.B409]-[.E409]" office:value-type="float" office:value="-0.0128955300893949" calcext:value-type="float">
            <text:p>-0.013</text:p>
          </table:table-cell>
          <table:table-cell table:formula="of:=ABS([.F409])" office:value-type="float" office:value="0.0128955300893949" calcext:value-type="float">
            <text:p>0.013</text:p>
          </table:table-cell>
          <table:table-cell/>
          <table:table-cell table:style-name="ce12" table:formula="of:=[.$C409]*([.J$4]+[.$C409]*([.J$5]+[.$C409]*([.J$6]+[.$C409]*[.J$7])))/(1+[.$C409]*([.J$8]+[.$C409]*([.J$9]+[.$C409]*[.J$10])))" office:value-type="float" office:value="359.814390533679" calcext:value-type="float">
            <text:p>359.81</text:p>
          </table:table-cell>
          <table:table-cell table:formula="of:=[.B409]-[.I409]" office:value-type="float" office:value="-18.8143905336793" calcext:value-type="float">
            <text:p>-18.814</text:p>
          </table:table-cell>
          <table:table-cell table:formula="of:=ABS([.J409])" office:value-type="float" office:value="18.8143905336793" calcext:value-type="float">
            <text:p>18.814</text:p>
          </table:table-cell>
          <table:table-cell/>
          <table:table-cell table:formula="of:=[.$B409]*([.N$4]+[.$B409]*([.N$5]+[.$B409]*([.N$6]+[.$B409]*[.N$7])))/(1+[.$B409]*([.N$8]+[.$B409]*([.N$9]+[.$B409]*[.N$10])))" office:value-type="float" office:value="13.9154055252925" calcext:value-type="float">
            <text:p>13.915</text:p>
          </table:table-cell>
          <table:table-cell table:formula="of:=[.C409]-[.M409]" office:value-type="float" office:value="0.000594474707513726" calcext:value-type="float">
            <text:p>0.00059</text:p>
          </table:table-cell>
          <table:table-cell table:formula="of:=[.N409]*25.38" office:value-type="float" office:value="0.0150877680766984" calcext:value-type="float">
            <text:p>0.015</text:p>
          </table:table-cell>
          <table:table-cell table:formula="of:=ABS([.O409])" office:value-type="float" office:value="0.0150877680766984" calcext:value-type="float">
            <text:p>0.015</text:p>
          </table:table-cell>
          <table:table-cell/>
          <table:table-cell table:formula="of:=[.$B409]*([.S$4]+[.$B409]*([.S$5]+[.$B409]*([.S$6]+[.$B409]*[.S$7])))/(1+[.$B409]*([.S$8]+[.$B409]*([.S$9]+[.$B409]*[.S$10])))" office:value-type="float" office:value="14.4234215938391" calcext:value-type="float">
            <text:p>14.423</text:p>
          </table:table-cell>
          <table:table-cell table:style-name="ce40" table:formula="of:=[.C409]-[.R409]" office:value-type="float" office:value="-0.507421593839089" calcext:value-type="float">
            <text:p>-0.5074</text:p>
          </table:table-cell>
          <table:table-cell table:formula="of:=[.S409]*25.38" office:value-type="float" office:value="-12.8783600516361" calcext:value-type="float">
            <text:p>-12.878</text:p>
          </table:table-cell>
          <table:table-cell table:formula="of:=ABS([.T409])" office:value-type="float" office:value="12.8783600516361" calcext:value-type="float">
            <text:p>12.87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42" calcext:value-type="float">
            <text:p>342</text:p>
          </table:table-cell>
          <table:table-cell office:value-type="float" office:value="13.958" calcext:value-type="float">
            <text:p>13.958</text:p>
          </table:table-cell>
          <table:table-cell/>
          <table:table-cell table:formula="of:=[.$C410]*([.F$4]+[.$C410]*([.F$5]+[.$C410]*([.F$6]+[.$C410]*[.F$7])))/(1+[.$C410]*([.F$8]+[.$C410]*([.F$9]+[.$C410]*[.F$10])))" office:value-type="float" office:value="342.016089890793" calcext:value-type="float">
            <text:p>342.02</text:p>
          </table:table-cell>
          <table:table-cell table:formula="of:=[.B410]-[.E410]" office:value-type="float" office:value="-0.0160898907928981" calcext:value-type="float">
            <text:p>-0.016</text:p>
          </table:table-cell>
          <table:table-cell table:formula="of:=ABS([.F410])" office:value-type="float" office:value="0.0160898907928981" calcext:value-type="float">
            <text:p>0.016</text:p>
          </table:table-cell>
          <table:table-cell/>
          <table:table-cell table:style-name="ce12" table:formula="of:=[.$C410]*([.J$4]+[.$C410]*([.J$5]+[.$C410]*([.J$6]+[.$C410]*[.J$7])))/(1+[.$C410]*([.J$8]+[.$C410]*([.J$9]+[.$C410]*[.J$10])))" office:value-type="float" office:value="361.006493964346" calcext:value-type="float">
            <text:p>361.01</text:p>
          </table:table-cell>
          <table:table-cell table:formula="of:=[.B410]-[.I410]" office:value-type="float" office:value="-19.006493964346" calcext:value-type="float">
            <text:p>-19.006</text:p>
          </table:table-cell>
          <table:table-cell table:formula="of:=ABS([.J410])" office:value-type="float" office:value="19.006493964346" calcext:value-type="float">
            <text:p>19.006</text:p>
          </table:table-cell>
          <table:table-cell/>
          <table:table-cell table:formula="of:=[.$B410]*([.N$4]+[.$B410]*([.N$5]+[.$B410]*([.N$6]+[.$B410]*[.N$7])))/(1+[.$B410]*([.N$8]+[.$B410]*([.N$9]+[.$B410]*[.N$10])))" office:value-type="float" office:value="13.9572630644779" calcext:value-type="float">
            <text:p>13.957</text:p>
          </table:table-cell>
          <table:table-cell table:formula="of:=[.C410]-[.M410]" office:value-type="float" office:value="0.000736935522080984" calcext:value-type="float">
            <text:p>0.00074</text:p>
          </table:table-cell>
          <table:table-cell table:formula="of:=[.N410]*25.38" office:value-type="float" office:value="0.0187034235504154" calcext:value-type="float">
            <text:p>0.019</text:p>
          </table:table-cell>
          <table:table-cell table:formula="of:=ABS([.O410])" office:value-type="float" office:value="0.0187034235504154" calcext:value-type="float">
            <text:p>0.019</text:p>
          </table:table-cell>
          <table:table-cell/>
          <table:table-cell table:formula="of:=[.$B410]*([.S$4]+[.$B410]*([.S$5]+[.$B410]*([.S$6]+[.$B410]*[.S$7])))/(1+[.$B410]*([.S$8]+[.$B410]*([.S$9]+[.$B410]*[.S$10])))" office:value-type="float" office:value="14.4666178793799" calcext:value-type="float">
            <text:p>14.467</text:p>
          </table:table-cell>
          <table:table-cell table:style-name="ce40" table:formula="of:=[.C410]-[.R410]" office:value-type="float" office:value="-0.508617879379937" calcext:value-type="float">
            <text:p>-0.5086</text:p>
          </table:table-cell>
          <table:table-cell table:formula="of:=[.S410]*25.38" office:value-type="float" office:value="-12.9087217786628" calcext:value-type="float">
            <text:p>-12.909</text:p>
          </table:table-cell>
          <table:table-cell table:formula="of:=ABS([.T410])" office:value-type="float" office:value="12.9087217786628" calcext:value-type="float">
            <text:p>12.90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43" calcext:value-type="float">
            <text:p>343</text:p>
          </table:table-cell>
          <table:table-cell office:value-type="float" office:value="14" calcext:value-type="float">
            <text:p>14.000</text:p>
          </table:table-cell>
          <table:table-cell/>
          <table:table-cell table:formula="of:=[.$C411]*([.F$4]+[.$C411]*([.F$5]+[.$C411]*([.F$6]+[.$C411]*[.F$7])))/(1+[.$C411]*([.F$8]+[.$C411]*([.F$9]+[.$C411]*[.F$10])))" office:value-type="float" office:value="343.019075754934" calcext:value-type="float">
            <text:p>343.02</text:p>
          </table:table-cell>
          <table:table-cell table:formula="of:=[.B411]-[.E411]" office:value-type="float" office:value="-0.0190757549338514" calcext:value-type="float">
            <text:p>-0.019</text:p>
          </table:table-cell>
          <table:table-cell table:formula="of:=ABS([.F411])" office:value-type="float" office:value="0.0190757549338514" calcext:value-type="float">
            <text:p>0.019</text:p>
          </table:table-cell>
          <table:table-cell/>
          <table:table-cell table:style-name="ce12" table:formula="of:=[.$C411]*([.J$4]+[.$C411]*([.J$5]+[.$C411]*([.J$6]+[.$C411]*[.J$7])))/(1+[.$C411]*([.J$8]+[.$C411]*([.J$9]+[.$C411]*[.J$10])))" office:value-type="float" office:value="362.198952651458" calcext:value-type="float">
            <text:p>362.20</text:p>
          </table:table-cell>
          <table:table-cell table:formula="of:=[.B411]-[.I411]" office:value-type="float" office:value="-19.1989526514581" calcext:value-type="float">
            <text:p>-19.199</text:p>
          </table:table-cell>
          <table:table-cell table:formula="of:=ABS([.J411])" office:value-type="float" office:value="19.1989526514581" calcext:value-type="float">
            <text:p>19.199</text:p>
          </table:table-cell>
          <table:table-cell/>
          <table:table-cell table:formula="of:=[.$B411]*([.N$4]+[.$B411]*([.N$5]+[.$B411]*([.N$6]+[.$B411]*[.N$7])))/(1+[.$B411]*([.N$8]+[.$B411]*([.N$9]+[.$B411]*[.N$10])))" office:value-type="float" office:value="13.999129204995" calcext:value-type="float">
            <text:p>13.999</text:p>
          </table:table-cell>
          <table:table-cell table:formula="of:=[.C411]-[.M411]" office:value-type="float" office:value="0.000870795004981773" calcext:value-type="float">
            <text:p>0.00087</text:p>
          </table:table-cell>
          <table:table-cell table:formula="of:=[.N411]*25.38" office:value-type="float" office:value="0.0221007772264374" calcext:value-type="float">
            <text:p>0.022</text:p>
          </table:table-cell>
          <table:table-cell table:formula="of:=ABS([.O411])" office:value-type="float" office:value="0.0221007772264374" calcext:value-type="float">
            <text:p>0.022</text:p>
          </table:table-cell>
          <table:table-cell/>
          <table:table-cell table:formula="of:=[.$B411]*([.S$4]+[.$B411]*([.S$5]+[.$B411]*([.S$6]+[.$B411]*[.S$7])))/(1+[.$B411]*([.S$8]+[.$B411]*([.S$9]+[.$B411]*[.S$10])))" office:value-type="float" office:value="14.5098158326978" calcext:value-type="float">
            <text:p>14.510</text:p>
          </table:table-cell>
          <table:table-cell table:style-name="ce40" table:formula="of:=[.C411]-[.R411]" office:value-type="float" office:value="-0.509815832697782" calcext:value-type="float">
            <text:p>-0.5098</text:p>
          </table:table-cell>
          <table:table-cell table:formula="of:=[.S411]*25.38" office:value-type="float" office:value="-12.9391258338697" calcext:value-type="float">
            <text:p>-12.939</text:p>
          </table:table-cell>
          <table:table-cell table:formula="of:=ABS([.T411])" office:value-type="float" office:value="12.9391258338697" calcext:value-type="float">
            <text:p>12.93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44" calcext:value-type="float">
            <text:p>344</text:p>
          </table:table-cell>
          <table:table-cell office:value-type="float" office:value="14.042" calcext:value-type="float">
            <text:p>14.042</text:p>
          </table:table-cell>
          <table:table-cell/>
          <table:table-cell table:formula="of:=[.$C412]*([.F$4]+[.$C412]*([.F$5]+[.$C412]*([.F$6]+[.$C412]*[.F$7])))/(1+[.$C412]*([.F$8]+[.$C412]*([.F$9]+[.$C412]*[.F$10])))" office:value-type="float" office:value="344.021855242089" calcext:value-type="float">
            <text:p>344.02</text:p>
          </table:table-cell>
          <table:table-cell table:formula="of:=[.B412]-[.E412]" office:value-type="float" office:value="-0.0218552420892024" calcext:value-type="float">
            <text:p>-0.022</text:p>
          </table:table-cell>
          <table:table-cell table:formula="of:=ABS([.F412])" office:value-type="float" office:value="0.0218552420892024" calcext:value-type="float">
            <text:p>0.022</text:p>
          </table:table-cell>
          <table:table-cell/>
          <table:table-cell table:style-name="ce12" table:formula="of:=[.$C412]*([.J$4]+[.$C412]*([.J$5]+[.$C412]*([.J$6]+[.$C412]*[.J$7])))/(1+[.$C412]*([.J$8]+[.$C412]*([.J$9]+[.$C412]*[.J$10])))" office:value-type="float" office:value="363.39176288661" calcext:value-type="float">
            <text:p>363.39</text:p>
          </table:table-cell>
          <table:table-cell table:formula="of:=[.B412]-[.I412]" office:value-type="float" office:value="-19.3917628866105" calcext:value-type="float">
            <text:p>-19.392</text:p>
          </table:table-cell>
          <table:table-cell table:formula="of:=ABS([.J412])" office:value-type="float" office:value="19.3917628866105" calcext:value-type="float">
            <text:p>19.392</text:p>
          </table:table-cell>
          <table:table-cell/>
          <table:table-cell table:formula="of:=[.$B412]*([.N$4]+[.$B412]*([.N$5]+[.$B412]*([.N$6]+[.$B412]*[.N$7])))/(1+[.$B412]*([.N$8]+[.$B412]*([.N$9]+[.$B412]*[.N$10])))" office:value-type="float" office:value="14.0410038702644" calcext:value-type="float">
            <text:p>14.041</text:p>
          </table:table-cell>
          <table:table-cell table:formula="of:=[.C412]-[.M412]" office:value-type="float" office:value="0.000996129735616691" calcext:value-type="float">
            <text:p>0.00100</text:p>
          </table:table-cell>
          <table:table-cell table:formula="of:=[.N412]*25.38" office:value-type="float" office:value="0.0252817726899516" calcext:value-type="float">
            <text:p>0.025</text:p>
          </table:table-cell>
          <table:table-cell table:formula="of:=ABS([.O412])" office:value-type="float" office:value="0.0252817726899516" calcext:value-type="float">
            <text:p>0.025</text:p>
          </table:table-cell>
          <table:table-cell/>
          <table:table-cell table:formula="of:=[.$B412]*([.S$4]+[.$B412]*([.S$5]+[.$B412]*([.S$6]+[.$B412]*[.S$7])))/(1+[.$B412]*([.S$8]+[.$B412]*([.S$9]+[.$B412]*[.S$10])))" office:value-type="float" office:value="14.5530154438602" calcext:value-type="float">
            <text:p>14.553</text:p>
          </table:table-cell>
          <table:table-cell table:style-name="ce40" table:formula="of:=[.C412]-[.R412]" office:value-type="float" office:value="-0.511015443860236" calcext:value-type="float">
            <text:p>-0.5110</text:p>
          </table:table-cell>
          <table:table-cell table:formula="of:=[.S412]*25.38" office:value-type="float" office:value="-12.9695719651728" calcext:value-type="float">
            <text:p>-12.970</text:p>
          </table:table-cell>
          <table:table-cell table:formula="of:=ABS([.T412])" office:value-type="float" office:value="12.9695719651728" calcext:value-type="float">
            <text:p>12.97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45" calcext:value-type="float">
            <text:p>345</text:p>
          </table:table-cell>
          <table:table-cell office:value-type="float" office:value="14.084" calcext:value-type="float">
            <text:p>14.084</text:p>
          </table:table-cell>
          <table:table-cell/>
          <table:table-cell table:formula="of:=[.$C413]*([.F$4]+[.$C413]*([.F$5]+[.$C413]*([.F$6]+[.$C413]*[.F$7])))/(1+[.$C413]*([.F$8]+[.$C413]*([.F$9]+[.$C413]*[.F$10])))" office:value-type="float" office:value="345.024430451076" calcext:value-type="float">
            <text:p>345.02</text:p>
          </table:table-cell>
          <table:table-cell table:formula="of:=[.B413]-[.E413]" office:value-type="float" office:value="-0.0244304510763413" calcext:value-type="float">
            <text:p>-0.024</text:p>
          </table:table-cell>
          <table:table-cell table:formula="of:=ABS([.F413])" office:value-type="float" office:value="0.0244304510763413" calcext:value-type="float">
            <text:p>0.024</text:p>
          </table:table-cell>
          <table:table-cell/>
          <table:table-cell table:style-name="ce12" table:formula="of:=[.$C413]*([.J$4]+[.$C413]*([.J$5]+[.$C413]*([.J$6]+[.$C413]*[.J$7])))/(1+[.$C413]*([.J$8]+[.$C413]*([.J$9]+[.$C413]*[.J$10])))" office:value-type="float" office:value="364.584920990481" calcext:value-type="float">
            <text:p>364.58</text:p>
          </table:table-cell>
          <table:table-cell table:formula="of:=[.B413]-[.I413]" office:value-type="float" office:value="-19.5849209904815" calcext:value-type="float">
            <text:p>-19.585</text:p>
          </table:table-cell>
          <table:table-cell table:formula="of:=ABS([.J413])" office:value-type="float" office:value="19.5849209904815" calcext:value-type="float">
            <text:p>19.585</text:p>
          </table:table-cell>
          <table:table-cell/>
          <table:table-cell table:formula="of:=[.$B413]*([.N$4]+[.$B413]*([.N$5]+[.$B413]*([.N$6]+[.$B413]*[.N$7])))/(1+[.$B413]*([.N$8]+[.$B413]*([.N$9]+[.$B413]*[.N$10])))" office:value-type="float" office:value="14.0828869843687" calcext:value-type="float">
            <text:p>14.083</text:p>
          </table:table-cell>
          <table:table-cell table:formula="of:=[.C413]-[.M413]" office:value-type="float" office:value="0.00111301563134347" calcext:value-type="float">
            <text:p>0.00111</text:p>
          </table:table-cell>
          <table:table-cell table:formula="of:=[.N413]*25.38" office:value-type="float" office:value="0.0282483367234973" calcext:value-type="float">
            <text:p>0.028</text:p>
          </table:table-cell>
          <table:table-cell table:formula="of:=ABS([.O413])" office:value-type="float" office:value="0.0282483367234973" calcext:value-type="float">
            <text:p>0.028</text:p>
          </table:table-cell>
          <table:table-cell/>
          <table:table-cell table:formula="of:=[.$B413]*([.S$4]+[.$B413]*([.S$5]+[.$B413]*([.S$6]+[.$B413]*[.S$7])))/(1+[.$B413]*([.S$8]+[.$B413]*([.S$9]+[.$B413]*[.S$10])))" office:value-type="float" office:value="14.5962167030136" calcext:value-type="float">
            <text:p>14.596</text:p>
          </table:table-cell>
          <table:table-cell table:style-name="ce40" table:formula="of:=[.C413]-[.R413]" office:value-type="float" office:value="-0.512216703013605" calcext:value-type="float">
            <text:p>-0.5122</text:p>
          </table:table-cell>
          <table:table-cell table:formula="of:=[.S413]*25.38" office:value-type="float" office:value="-13.0000599224853" calcext:value-type="float">
            <text:p>-13.000</text:p>
          </table:table-cell>
          <table:table-cell table:formula="of:=ABS([.T413])" office:value-type="float" office:value="13.0000599224853" calcext:value-type="float">
            <text:p>13.00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46" calcext:value-type="float">
            <text:p>346</text:p>
          </table:table-cell>
          <table:table-cell office:value-type="float" office:value="14.126" calcext:value-type="float">
            <text:p>14.126</text:p>
          </table:table-cell>
          <table:table-cell/>
          <table:table-cell table:formula="of:=[.$C414]*([.F$4]+[.$C414]*([.F$5]+[.$C414]*([.F$6]+[.$C414]*[.F$7])))/(1+[.$C414]*([.F$8]+[.$C414]*([.F$9]+[.$C414]*[.F$10])))" office:value-type="float" office:value="346.026803459997" calcext:value-type="float">
            <text:p>346.03</text:p>
          </table:table-cell>
          <table:table-cell table:formula="of:=[.B414]-[.E414]" office:value-type="float" office:value="-0.0268034599967564" calcext:value-type="float">
            <text:p>-0.027</text:p>
          </table:table-cell>
          <table:table-cell table:formula="of:=ABS([.F414])" office:value-type="float" office:value="0.0268034599967564" calcext:value-type="float">
            <text:p>0.027</text:p>
          </table:table-cell>
          <table:table-cell/>
          <table:table-cell table:style-name="ce12" table:formula="of:=[.$C414]*([.J$4]+[.$C414]*([.J$5]+[.$C414]*([.J$6]+[.$C414]*[.J$7])))/(1+[.$C414]*([.J$8]+[.$C414]*([.J$9]+[.$C414]*[.J$10])))" office:value-type="float" office:value="365.778423312775" calcext:value-type="float">
            <text:p>365.78</text:p>
          </table:table-cell>
          <table:table-cell table:formula="of:=[.B414]-[.I414]" office:value-type="float" office:value="-19.7784233127749" calcext:value-type="float">
            <text:p>-19.778</text:p>
          </table:table-cell>
          <table:table-cell table:formula="of:=ABS([.J414])" office:value-type="float" office:value="19.7784233127749" calcext:value-type="float">
            <text:p>19.778</text:p>
          </table:table-cell>
          <table:table-cell/>
          <table:table-cell table:formula="of:=[.$B414]*([.N$4]+[.$B414]*([.N$5]+[.$B414]*([.N$6]+[.$B414]*[.N$7])))/(1+[.$B414]*([.N$8]+[.$B414]*([.N$9]+[.$B414]*[.N$10])))" office:value-type="float" office:value="14.1247784720523" calcext:value-type="float">
            <text:p>14.125</text:p>
          </table:table-cell>
          <table:table-cell table:formula="of:=[.C414]-[.M414]" office:value-type="float" office:value="0.00122152794768837" calcext:value-type="float">
            <text:p>0.00122</text:p>
          </table:table-cell>
          <table:table-cell table:formula="of:=[.N414]*25.38" office:value-type="float" office:value="0.0310023793123309" calcext:value-type="float">
            <text:p>0.031</text:p>
          </table:table-cell>
          <table:table-cell table:formula="of:=ABS([.O414])" office:value-type="float" office:value="0.0310023793123309" calcext:value-type="float">
            <text:p>0.031</text:p>
          </table:table-cell>
          <table:table-cell/>
          <table:table-cell table:formula="of:=[.$B414]*([.S$4]+[.$B414]*([.S$5]+[.$B414]*([.S$6]+[.$B414]*[.S$7])))/(1+[.$B414]*([.S$8]+[.$B414]*([.S$9]+[.$B414]*[.S$10])))" office:value-type="float" office:value="14.6394196003821" calcext:value-type="float">
            <text:p>14.639</text:p>
          </table:table-cell>
          <table:table-cell table:style-name="ce40" table:formula="of:=[.C414]-[.R414]" office:value-type="float" office:value="-0.513419600382116" calcext:value-type="float">
            <text:p>-0.5134</text:p>
          </table:table-cell>
          <table:table-cell table:formula="of:=[.S414]*25.38" office:value-type="float" office:value="-13.0305894576981" calcext:value-type="float">
            <text:p>-13.031</text:p>
          </table:table-cell>
          <table:table-cell table:formula="of:=ABS([.T414])" office:value-type="float" office:value="13.0305894576981" calcext:value-type="float">
            <text:p>13.03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47" calcext:value-type="float">
            <text:p>347</text:p>
          </table:table-cell>
          <table:table-cell office:value-type="float" office:value="14.167" calcext:value-type="float">
            <text:p>14.167</text:p>
          </table:table-cell>
          <table:table-cell/>
          <table:table-cell table:formula="of:=[.$C415]*([.F$4]+[.$C415]*([.F$5]+[.$C415]*([.F$6]+[.$C415]*[.F$7])))/(1+[.$C415]*([.F$8]+[.$C415]*([.F$9]+[.$C415]*[.F$10])))" office:value-type="float" office:value="347.005117377854" calcext:value-type="float">
            <text:p>347.01</text:p>
          </table:table-cell>
          <table:table-cell table:formula="of:=[.B415]-[.E415]" office:value-type="float" office:value="-0.00511737785416244" calcext:value-type="float">
            <text:p>-0.005</text:p>
          </table:table-cell>
          <table:table-cell table:formula="of:=ABS([.F415])" office:value-type="float" office:value="0.00511737785416244" calcext:value-type="float">
            <text:p>0.005</text:p>
          </table:table-cell>
          <table:table-cell/>
          <table:table-cell table:style-name="ce12" table:formula="of:=[.$C415]*([.J$4]+[.$C415]*([.J$5]+[.$C415]*([.J$6]+[.$C415]*[.J$7])))/(1+[.$C415]*([.J$8]+[.$C415]*([.J$9]+[.$C415]*[.J$10])))" office:value-type="float" office:value="366.943837470116" calcext:value-type="float">
            <text:p>366.94</text:p>
          </table:table-cell>
          <table:table-cell table:formula="of:=[.B415]-[.I415]" office:value-type="float" office:value="-19.9438374701157" calcext:value-type="float">
            <text:p>-19.944</text:p>
          </table:table-cell>
          <table:table-cell table:formula="of:=ABS([.J415])" office:value-type="float" office:value="19.9438374701157" calcext:value-type="float">
            <text:p>19.944</text:p>
          </table:table-cell>
          <table:table-cell/>
          <table:table-cell table:formula="of:=[.$B415]*([.N$4]+[.$B415]*([.N$5]+[.$B415]*([.N$6]+[.$B415]*[.N$7])))/(1+[.$B415]*([.N$8]+[.$B415]*([.N$9]+[.$B415]*[.N$10])))" office:value-type="float" office:value="14.1666782587212" calcext:value-type="float">
            <text:p>14.167</text:p>
          </table:table-cell>
          <table:table-cell table:formula="of:=[.C415]-[.M415]" office:value-type="float" office:value="0.000321741278847654" calcext:value-type="float">
            <text:p>0.00032</text:p>
          </table:table-cell>
          <table:table-cell table:formula="of:=[.N415]*25.38" office:value-type="float" office:value="0.00816579365715345" calcext:value-type="float">
            <text:p>0.008</text:p>
          </table:table-cell>
          <table:table-cell table:formula="of:=ABS([.O415])" office:value-type="float" office:value="0.00816579365715345" calcext:value-type="float">
            <text:p>0.008</text:p>
          </table:table-cell>
          <table:table-cell/>
          <table:table-cell table:formula="of:=[.$B415]*([.S$4]+[.$B415]*([.S$5]+[.$B415]*([.S$6]+[.$B415]*[.S$7])))/(1+[.$B415]*([.S$8]+[.$B415]*([.S$9]+[.$B415]*[.S$10])))" office:value-type="float" office:value="14.6826241262672" calcext:value-type="float">
            <text:p>14.683</text:p>
          </table:table-cell>
          <table:table-cell table:style-name="ce40" table:formula="of:=[.C415]-[.R415]" office:value-type="float" office:value="-0.515624126267165" calcext:value-type="float">
            <text:p>-0.5156</text:p>
          </table:table-cell>
          <table:table-cell table:formula="of:=[.S415]*25.38" office:value-type="float" office:value="-13.0865403246606" calcext:value-type="float">
            <text:p>-13.087</text:p>
          </table:table-cell>
          <table:table-cell table:formula="of:=ABS([.T415])" office:value-type="float" office:value="13.0865403246606" calcext:value-type="float">
            <text:p>13.08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48" calcext:value-type="float">
            <text:p>348</text:p>
          </table:table-cell>
          <table:table-cell office:value-type="float" office:value="14.209" calcext:value-type="float">
            <text:p>14.209</text:p>
          </table:table-cell>
          <table:table-cell/>
          <table:table-cell table:formula="of:=[.$C416]*([.F$4]+[.$C416]*([.F$5]+[.$C416]*([.F$6]+[.$C416]*[.F$7])))/(1+[.$C416]*([.F$8]+[.$C416]*([.F$9]+[.$C416]*[.F$10])))" office:value-type="float" office:value="348.00709683164" calcext:value-type="float">
            <text:p>348.01</text:p>
          </table:table-cell>
          <table:table-cell table:formula="of:=[.B416]-[.E416]" office:value-type="float" office:value="-0.00709683163984209" calcext:value-type="float">
            <text:p>-0.007</text:p>
          </table:table-cell>
          <table:table-cell table:formula="of:=ABS([.F416])" office:value-type="float" office:value="0.00709683163984209" calcext:value-type="float">
            <text:p>0.007</text:p>
          </table:table-cell>
          <table:table-cell/>
          <table:table-cell table:style-name="ce12" table:formula="of:=[.$C416]*([.J$4]+[.$C416]*([.J$5]+[.$C416]*([.J$6]+[.$C416]*[.J$7])))/(1+[.$C416]*([.J$8]+[.$C416]*([.J$9]+[.$C416]*[.J$10])))" office:value-type="float" office:value="368.138009411761" calcext:value-type="float">
            <text:p>368.14</text:p>
          </table:table-cell>
          <table:table-cell table:formula="of:=[.B416]-[.I416]" office:value-type="float" office:value="-20.138009411761" calcext:value-type="float">
            <text:p>-20.138</text:p>
          </table:table-cell>
          <table:table-cell table:formula="of:=ABS([.J416])" office:value-type="float" office:value="20.138009411761" calcext:value-type="float">
            <text:p>20.138</text:p>
          </table:table-cell>
          <table:table-cell/>
          <table:table-cell table:formula="of:=[.$B416]*([.N$4]+[.$B416]*([.N$5]+[.$B416]*([.N$6]+[.$B416]*[.N$7])))/(1+[.$B416]*([.N$8]+[.$B416]*([.N$9]+[.$B416]*[.N$10])))" office:value-type="float" office:value="14.2085862704415" calcext:value-type="float">
            <text:p>14.209</text:p>
          </table:table-cell>
          <table:table-cell table:formula="of:=[.C416]-[.M416]" office:value-type="float" office:value="0.000413729558470521" calcext:value-type="float">
            <text:p>0.00041</text:p>
          </table:table-cell>
          <table:table-cell table:formula="of:=[.N416]*25.38" office:value-type="float" office:value="0.0105004561939818" calcext:value-type="float">
            <text:p>0.011</text:p>
          </table:table-cell>
          <table:table-cell table:formula="of:=ABS([.O416])" office:value-type="float" office:value="0.0105004561939818" calcext:value-type="float">
            <text:p>0.011</text:p>
          </table:table-cell>
          <table:table-cell/>
          <table:table-cell table:formula="of:=[.$B416]*([.S$4]+[.$B416]*([.S$5]+[.$B416]*([.S$6]+[.$B416]*[.S$7])))/(1+[.$B416]*([.S$8]+[.$B416]*([.S$9]+[.$B416]*[.S$10])))" office:value-type="float" office:value="14.7258302710465" calcext:value-type="float">
            <text:p>14.726</text:p>
          </table:table-cell>
          <table:table-cell table:style-name="ce40" table:formula="of:=[.C416]-[.R416]" office:value-type="float" office:value="-0.516830271046521" calcext:value-type="float">
            <text:p>-0.5168</text:p>
          </table:table-cell>
          <table:table-cell table:formula="of:=[.S416]*25.38" office:value-type="float" office:value="-13.1171522791607" calcext:value-type="float">
            <text:p>-13.117</text:p>
          </table:table-cell>
          <table:table-cell table:formula="of:=ABS([.T416])" office:value-type="float" office:value="13.1171522791607" calcext:value-type="float">
            <text:p>13.11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49" calcext:value-type="float">
            <text:p>349</text:p>
          </table:table-cell>
          <table:table-cell office:value-type="float" office:value="14.251" calcext:value-type="float">
            <text:p>14.251</text:p>
          </table:table-cell>
          <table:table-cell/>
          <table:table-cell table:formula="of:=[.$C417]*([.F$4]+[.$C417]*([.F$5]+[.$C417]*([.F$6]+[.$C417]*[.F$7])))/(1+[.$C417]*([.F$8]+[.$C417]*([.F$9]+[.$C417]*[.F$10])))" office:value-type="float" office:value="349.008880148156" calcext:value-type="float">
            <text:p>349.01</text:p>
          </table:table-cell>
          <table:table-cell table:formula="of:=[.B417]-[.E417]" office:value-type="float" office:value="-0.0088801481560381" calcext:value-type="float">
            <text:p>-0.009</text:p>
          </table:table-cell>
          <table:table-cell table:formula="of:=ABS([.F417])" office:value-type="float" office:value="0.0088801481560381" calcext:value-type="float">
            <text:p>0.009</text:p>
          </table:table-cell>
          <table:table-cell/>
          <table:table-cell table:style-name="ce12" table:formula="of:=[.$C417]*([.J$4]+[.$C417]*([.J$5]+[.$C417]*([.J$6]+[.$C417]*[.J$7])))/(1+[.$C417]*([.J$8]+[.$C417]*([.J$9]+[.$C417]*[.J$10])))" office:value-type="float" office:value="369.332514878964" calcext:value-type="float">
            <text:p>369.33</text:p>
          </table:table-cell>
          <table:table-cell table:formula="of:=[.B417]-[.I417]" office:value-type="float" office:value="-20.3325148789644" calcext:value-type="float">
            <text:p>-20.333</text:p>
          </table:table-cell>
          <table:table-cell table:formula="of:=ABS([.J417])" office:value-type="float" office:value="20.3325148789644" calcext:value-type="float">
            <text:p>20.333</text:p>
          </table:table-cell>
          <table:table-cell/>
          <table:table-cell table:formula="of:=[.$B417]*([.N$4]+[.$B417]*([.N$5]+[.$B417]*([.N$6]+[.$B417]*[.N$7])))/(1+[.$B417]*([.N$8]+[.$B417]*([.N$9]+[.$B417]*[.N$10])))" office:value-type="float" office:value="14.2505024339393" calcext:value-type="float">
            <text:p>14.251</text:p>
          </table:table-cell>
          <table:table-cell table:formula="of:=[.C417]-[.M417]" office:value-type="float" office:value="0.000497566060662535" calcext:value-type="float">
            <text:p>0.00050</text:p>
          </table:table-cell>
          <table:table-cell table:formula="of:=[.N417]*25.38" office:value-type="float" office:value="0.0126282266196151" calcext:value-type="float">
            <text:p>0.013</text:p>
          </table:table-cell>
          <table:table-cell table:formula="of:=ABS([.O417])" office:value-type="float" office:value="0.0126282266196151" calcext:value-type="float">
            <text:p>0.013</text:p>
          </table:table-cell>
          <table:table-cell/>
          <table:table-cell table:formula="of:=[.$B417]*([.S$4]+[.$B417]*([.S$5]+[.$B417]*([.S$6]+[.$B417]*[.S$7])))/(1+[.$B417]*([.S$8]+[.$B417]*([.S$9]+[.$B417]*[.S$10])))" office:value-type="float" office:value="14.7690380251736" calcext:value-type="float">
            <text:p>14.769</text:p>
          </table:table-cell>
          <table:table-cell table:style-name="ce40" table:formula="of:=[.C417]-[.R417]" office:value-type="float" office:value="-0.518038025173603" calcext:value-type="float">
            <text:p>-0.5180</text:p>
          </table:table-cell>
          <table:table-cell table:formula="of:=[.S417]*25.38" office:value-type="float" office:value="-13.147805078906" calcext:value-type="float">
            <text:p>-13.148</text:p>
          </table:table-cell>
          <table:table-cell table:formula="of:=ABS([.T417])" office:value-type="float" office:value="13.147805078906" calcext:value-type="float">
            <text:p>13.14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50" calcext:value-type="float">
            <text:p>350</text:p>
          </table:table-cell>
          <table:table-cell office:value-type="float" office:value="14.293" calcext:value-type="float">
            <text:p>14.293</text:p>
          </table:table-cell>
          <table:table-cell/>
          <table:table-cell table:formula="of:=[.$C418]*([.F$4]+[.$C418]*([.F$5]+[.$C418]*([.F$6]+[.$C418]*[.F$7])))/(1+[.$C418]*([.F$8]+[.$C418]*([.F$9]+[.$C418]*[.F$10])))" office:value-type="float" office:value="350.010469323722" calcext:value-type="float">
            <text:p>350.01</text:p>
          </table:table-cell>
          <table:table-cell table:formula="of:=[.B418]-[.E418]" office:value-type="float" office:value="-0.0104693237216793" calcext:value-type="float">
            <text:p>-0.010</text:p>
          </table:table-cell>
          <table:table-cell table:formula="of:=ABS([.F418])" office:value-type="float" office:value="0.0104693237216793" calcext:value-type="float">
            <text:p>0.010</text:p>
          </table:table-cell>
          <table:table-cell/>
          <table:table-cell table:style-name="ce12" table:formula="of:=[.$C418]*([.J$4]+[.$C418]*([.J$5]+[.$C418]*([.J$6]+[.$C418]*[.J$7])))/(1+[.$C418]*([.J$8]+[.$C418]*([.J$9]+[.$C418]*[.J$10])))" office:value-type="float" office:value="370.527350336183" calcext:value-type="float">
            <text:p>370.53</text:p>
          </table:table-cell>
          <table:table-cell table:formula="of:=[.B418]-[.I418]" office:value-type="float" office:value="-20.5273503361827" calcext:value-type="float">
            <text:p>-20.527</text:p>
          </table:table-cell>
          <table:table-cell table:formula="of:=ABS([.J418])" office:value-type="float" office:value="20.5273503361827" calcext:value-type="float">
            <text:p>20.527</text:p>
          </table:table-cell>
          <table:table-cell/>
          <table:table-cell table:formula="of:=[.$B418]*([.N$4]+[.$B418]*([.N$5]+[.$B418]*([.N$6]+[.$B418]*[.N$7])))/(1+[.$B418]*([.N$8]+[.$B418]*([.N$9]+[.$B418]*[.N$10])))" office:value-type="float" office:value="14.2924266765988" calcext:value-type="float">
            <text:p>14.292</text:p>
          </table:table-cell>
          <table:table-cell table:formula="of:=[.C418]-[.M418]" office:value-type="float" office:value="0.000573323401244608" calcext:value-type="float">
            <text:p>0.00057</text:p>
          </table:table-cell>
          <table:table-cell table:formula="of:=[.N418]*25.38" office:value-type="float" office:value="0.0145509479235881" calcext:value-type="float">
            <text:p>0.015</text:p>
          </table:table-cell>
          <table:table-cell table:formula="of:=ABS([.O418])" office:value-type="float" office:value="0.0145509479235881" calcext:value-type="float">
            <text:p>0.015</text:p>
          </table:table-cell>
          <table:table-cell/>
          <table:table-cell table:formula="of:=[.$B418]*([.S$4]+[.$B418]*([.S$5]+[.$B418]*([.S$6]+[.$B418]*[.S$7])))/(1+[.$B418]*([.S$8]+[.$B418]*([.S$9]+[.$B418]*[.S$10])))" office:value-type="float" office:value="14.8122473791767" calcext:value-type="float">
            <text:p>14.812</text:p>
          </table:table-cell>
          <table:table-cell table:style-name="ce40" table:formula="of:=[.C418]-[.R418]" office:value-type="float" office:value="-0.519247379176745" calcext:value-type="float">
            <text:p>-0.5192</text:p>
          </table:table-cell>
          <table:table-cell table:formula="of:=[.S418]*25.38" office:value-type="float" office:value="-13.1784984835058" calcext:value-type="float">
            <text:p>-13.178</text:p>
          </table:table-cell>
          <table:table-cell table:formula="of:=ABS([.T418])" office:value-type="float" office:value="13.1784984835058" calcext:value-type="float">
            <text:p>13.17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51" calcext:value-type="float">
            <text:p>351</text:p>
          </table:table-cell>
          <table:table-cell office:value-type="float" office:value="14.335" calcext:value-type="float">
            <text:p>14.335</text:p>
          </table:table-cell>
          <table:table-cell/>
          <table:table-cell table:formula="of:=[.$C419]*([.F$4]+[.$C419]*([.F$5]+[.$C419]*([.F$6]+[.$C419]*[.F$7])))/(1+[.$C419]*([.F$8]+[.$C419]*([.F$9]+[.$C419]*[.F$10])))" office:value-type="float" office:value="351.011866334271" calcext:value-type="float">
            <text:p>351.01</text:p>
          </table:table-cell>
          <table:table-cell table:formula="of:=[.B419]-[.E419]" office:value-type="float" office:value="-0.0118663342706782" calcext:value-type="float">
            <text:p>-0.012</text:p>
          </table:table-cell>
          <table:table-cell table:formula="of:=ABS([.F419])" office:value-type="float" office:value="0.0118663342706782" calcext:value-type="float">
            <text:p>0.012</text:p>
          </table:table-cell>
          <table:table-cell/>
          <table:table-cell table:style-name="ce12" table:formula="of:=[.$C419]*([.J$4]+[.$C419]*([.J$5]+[.$C419]*([.J$6]+[.$C419]*[.J$7])))/(1+[.$C419]*([.J$8]+[.$C419]*([.J$9]+[.$C419]*[.J$10])))" office:value-type="float" office:value="371.722512276546" calcext:value-type="float">
            <text:p>371.72</text:p>
          </table:table-cell>
          <table:table-cell table:formula="of:=[.B419]-[.I419]" office:value-type="float" office:value="-20.7225122765457" calcext:value-type="float">
            <text:p>-20.723</text:p>
          </table:table-cell>
          <table:table-cell table:formula="of:=ABS([.J419])" office:value-type="float" office:value="20.7225122765457" calcext:value-type="float">
            <text:p>20.723</text:p>
          </table:table-cell>
          <table:table-cell/>
          <table:table-cell table:formula="of:=[.$B419]*([.N$4]+[.$B419]*([.N$5]+[.$B419]*([.N$6]+[.$B419]*[.N$7])))/(1+[.$B419]*([.N$8]+[.$B419]*([.N$9]+[.$B419]*[.N$10])))" office:value-type="float" office:value="14.3343589264608" calcext:value-type="float">
            <text:p>14.334</text:p>
          </table:table-cell>
          <table:table-cell table:formula="of:=[.C419]-[.M419]" office:value-type="float" office:value="0.00064107353923859" calcext:value-type="float">
            <text:p>0.00064</text:p>
          </table:table-cell>
          <table:table-cell table:formula="of:=[.N419]*25.38" office:value-type="float" office:value="0.0162704464258754" calcext:value-type="float">
            <text:p>0.016</text:p>
          </table:table-cell>
          <table:table-cell table:formula="of:=ABS([.O419])" office:value-type="float" office:value="0.0162704464258754" calcext:value-type="float">
            <text:p>0.016</text:p>
          </table:table-cell>
          <table:table-cell/>
          <table:table-cell table:formula="of:=[.$B419]*([.S$4]+[.$B419]*([.S$5]+[.$B419]*([.S$6]+[.$B419]*[.S$7])))/(1+[.$B419]*([.S$8]+[.$B419]*([.S$9]+[.$B419]*[.S$10])))" office:value-type="float" office:value="14.8554583236584" calcext:value-type="float">
            <text:p>14.855</text:p>
          </table:table-cell>
          <table:table-cell table:style-name="ce40" table:formula="of:=[.C419]-[.R419]" office:value-type="float" office:value="-0.520458323658437" calcext:value-type="float">
            <text:p>-0.5205</text:p>
          </table:table-cell>
          <table:table-cell table:formula="of:=[.S419]*25.38" office:value-type="float" office:value="-13.2092322544511" calcext:value-type="float">
            <text:p>-13.209</text:p>
          </table:table-cell>
          <table:table-cell table:formula="of:=ABS([.T419])" office:value-type="float" office:value="13.2092322544511" calcext:value-type="float">
            <text:p>13.20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52" calcext:value-type="float">
            <text:p>352</text:p>
          </table:table-cell>
          <table:table-cell office:value-type="float" office:value="14.377" calcext:value-type="float">
            <text:p>14.377</text:p>
          </table:table-cell>
          <table:table-cell/>
          <table:table-cell table:formula="of:=[.$C420]*([.F$4]+[.$C420]*([.F$5]+[.$C420]*([.F$6]+[.$C420]*[.F$7])))/(1+[.$C420]*([.F$8]+[.$C420]*([.F$9]+[.$C420]*[.F$10])))" office:value-type="float" office:value="352.013073135439" calcext:value-type="float">
            <text:p>352.01</text:p>
          </table:table-cell>
          <table:table-cell table:formula="of:=[.B420]-[.E420]" office:value-type="float" office:value="-0.0130731354393561" calcext:value-type="float">
            <text:p>-0.013</text:p>
          </table:table-cell>
          <table:table-cell table:formula="of:=ABS([.F420])" office:value-type="float" office:value="0.0130731354393561" calcext:value-type="float">
            <text:p>0.013</text:p>
          </table:table-cell>
          <table:table-cell/>
          <table:table-cell table:style-name="ce12" table:formula="of:=[.$C420]*([.J$4]+[.$C420]*([.J$5]+[.$C420]*([.J$6]+[.$C420]*[.J$7])))/(1+[.$C420]*([.J$8]+[.$C420]*([.J$9]+[.$C420]*[.J$10])))" office:value-type="float" office:value="372.917997221772" calcext:value-type="float">
            <text:p>372.92</text:p>
          </table:table-cell>
          <table:table-cell table:formula="of:=[.B420]-[.I420]" office:value-type="float" office:value="-20.9179972217715" calcext:value-type="float">
            <text:p>-20.918</text:p>
          </table:table-cell>
          <table:table-cell table:formula="of:=ABS([.J420])" office:value-type="float" office:value="20.9179972217715" calcext:value-type="float">
            <text:p>20.918</text:p>
          </table:table-cell>
          <table:table-cell/>
          <table:table-cell table:formula="of:=[.$B420]*([.N$4]+[.$B420]*([.N$5]+[.$B420]*([.N$6]+[.$B420]*[.N$7])))/(1+[.$B420]*([.N$8]+[.$B420]*([.N$9]+[.$B420]*[.N$10])))" office:value-type="float" office:value="14.3762991122214" calcext:value-type="float">
            <text:p>14.376</text:p>
          </table:table-cell>
          <table:table-cell table:formula="of:=[.C420]-[.M420]" office:value-type="float" office:value="0.000700887778592119" calcext:value-type="float">
            <text:p>0.00070</text:p>
          </table:table-cell>
          <table:table-cell table:formula="of:=[.N420]*25.38" office:value-type="float" office:value="0.017788531820668" calcext:value-type="float">
            <text:p>0.018</text:p>
          </table:table-cell>
          <table:table-cell table:formula="of:=ABS([.O420])" office:value-type="float" office:value="0.017788531820668" calcext:value-type="float">
            <text:p>0.018</text:p>
          </table:table-cell>
          <table:table-cell/>
          <table:table-cell table:formula="of:=[.$B420]*([.S$4]+[.$B420]*([.S$5]+[.$B420]*([.S$6]+[.$B420]*[.S$7])))/(1+[.$B420]*([.S$8]+[.$B420]*([.S$9]+[.$B420]*[.S$10])))" office:value-type="float" office:value="14.8986708492946" calcext:value-type="float">
            <text:p>14.899</text:p>
          </table:table-cell>
          <table:table-cell table:style-name="ce40" table:formula="of:=[.C420]-[.R420]" office:value-type="float" office:value="-0.521670849294614" calcext:value-type="float">
            <text:p>-0.5217</text:p>
          </table:table-cell>
          <table:table-cell table:formula="of:=[.S420]*25.38" office:value-type="float" office:value="-13.2400061550973" calcext:value-type="float">
            <text:p>-13.240</text:p>
          </table:table-cell>
          <table:table-cell table:formula="of:=ABS([.T420])" office:value-type="float" office:value="13.2400061550973" calcext:value-type="float">
            <text:p>13.24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53" calcext:value-type="float">
            <text:p>353</text:p>
          </table:table-cell>
          <table:table-cell office:value-type="float" office:value="14.419" calcext:value-type="float">
            <text:p>14.419</text:p>
          </table:table-cell>
          <table:table-cell/>
          <table:table-cell table:formula="of:=[.$C421]*([.F$4]+[.$C421]*([.F$5]+[.$C421]*([.F$6]+[.$C421]*[.F$7])))/(1+[.$C421]*([.F$8]+[.$C421]*([.F$9]+[.$C421]*[.F$10])))" office:value-type="float" office:value="353.014091662658" calcext:value-type="float">
            <text:p>353.01</text:p>
          </table:table-cell>
          <table:table-cell table:formula="of:=[.B421]-[.E421]" office:value-type="float" office:value="-0.0140916626583589" calcext:value-type="float">
            <text:p>-0.014</text:p>
          </table:table-cell>
          <table:table-cell table:formula="of:=ABS([.F421])" office:value-type="float" office:value="0.0140916626583589" calcext:value-type="float">
            <text:p>0.014</text:p>
          </table:table-cell>
          <table:table-cell/>
          <table:table-cell table:style-name="ce12" table:formula="of:=[.$C421]*([.J$4]+[.$C421]*([.J$5]+[.$C421]*([.J$6]+[.$C421]*[.J$7])))/(1+[.$C421]*([.J$8]+[.$C421]*([.J$9]+[.$C421]*[.J$10])))" office:value-type="float" office:value="374.11380172208" calcext:value-type="float">
            <text:p>374.11</text:p>
          </table:table-cell>
          <table:table-cell table:formula="of:=[.B421]-[.I421]" office:value-type="float" office:value="-21.1138017220799" calcext:value-type="float">
            <text:p>-21.114</text:p>
          </table:table-cell>
          <table:table-cell table:formula="of:=ABS([.J421])" office:value-type="float" office:value="21.1138017220799" calcext:value-type="float">
            <text:p>21.114</text:p>
          </table:table-cell>
          <table:table-cell/>
          <table:table-cell table:formula="of:=[.$B421]*([.N$4]+[.$B421]*([.N$5]+[.$B421]*([.N$6]+[.$B421]*[.N$7])))/(1+[.$B421]*([.N$8]+[.$B421]*([.N$9]+[.$B421]*[.N$10])))" office:value-type="float" office:value="14.4182471632299" calcext:value-type="float">
            <text:p>14.418</text:p>
          </table:table-cell>
          <table:table-cell table:formula="of:=[.C421]-[.M421]" office:value-type="float" office:value="0.000752836770070431" calcext:value-type="float">
            <text:p>0.00075</text:p>
          </table:table-cell>
          <table:table-cell table:formula="of:=[.N421]*25.38" office:value-type="float" office:value="0.0191069972243875" calcext:value-type="float">
            <text:p>0.019</text:p>
          </table:table-cell>
          <table:table-cell table:formula="of:=ABS([.O421])" office:value-type="float" office:value="0.0191069972243875" calcext:value-type="float">
            <text:p>0.019</text:p>
          </table:table-cell>
          <table:table-cell/>
          <table:table-cell table:formula="of:=[.$B421]*([.S$4]+[.$B421]*([.S$5]+[.$B421]*([.S$6]+[.$B421]*[.S$7])))/(1+[.$B421]*([.S$8]+[.$B421]*([.S$9]+[.$B421]*[.S$10])))" office:value-type="float" office:value="14.9418849468339" calcext:value-type="float">
            <text:p>14.942</text:p>
          </table:table-cell>
          <table:table-cell table:style-name="ce40" table:formula="of:=[.C421]-[.R421]" office:value-type="float" office:value="-0.522884946833948" calcext:value-type="float">
            <text:p>-0.5229</text:p>
          </table:table-cell>
          <table:table-cell table:formula="of:=[.S421]*25.38" office:value-type="float" office:value="-13.2708199506456" calcext:value-type="float">
            <text:p>-13.271</text:p>
          </table:table-cell>
          <table:table-cell table:formula="of:=ABS([.T421])" office:value-type="float" office:value="13.2708199506456" calcext:value-type="float">
            <text:p>13.27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54" calcext:value-type="float">
            <text:p>354</text:p>
          </table:table-cell>
          <table:table-cell office:value-type="float" office:value="14.461" calcext:value-type="float">
            <text:p>14.461</text:p>
          </table:table-cell>
          <table:table-cell/>
          <table:table-cell table:formula="of:=[.$C422]*([.F$4]+[.$C422]*([.F$5]+[.$C422]*([.F$6]+[.$C422]*[.F$7])))/(1+[.$C422]*([.F$8]+[.$C422]*([.F$9]+[.$C422]*[.F$10])))" office:value-type="float" office:value="354.014923831251" calcext:value-type="float">
            <text:p>354.01</text:p>
          </table:table-cell>
          <table:table-cell table:formula="of:=[.B422]-[.E422]" office:value-type="float" office:value="-0.0149238312512807" calcext:value-type="float">
            <text:p>-0.015</text:p>
          </table:table-cell>
          <table:table-cell table:formula="of:=ABS([.F422])" office:value-type="float" office:value="0.0149238312512807" calcext:value-type="float">
            <text:p>0.015</text:p>
          </table:table-cell>
          <table:table-cell/>
          <table:table-cell table:style-name="ce12" table:formula="of:=[.$C422]*([.J$4]+[.$C422]*([.J$5]+[.$C422]*([.J$6]+[.$C422]*[.J$7])))/(1+[.$C422]*([.J$8]+[.$C422]*([.J$9]+[.$C422]*[.J$10])))" office:value-type="float" office:value="375.3099223561" calcext:value-type="float">
            <text:p>375.31</text:p>
          </table:table-cell>
          <table:table-cell table:formula="of:=[.B422]-[.I422]" office:value-type="float" office:value="-21.3099223561003" calcext:value-type="float">
            <text:p>-21.310</text:p>
          </table:table-cell>
          <table:table-cell table:formula="of:=ABS([.J422])" office:value-type="float" office:value="21.3099223561003" calcext:value-type="float">
            <text:p>21.310</text:p>
          </table:table-cell>
          <table:table-cell/>
          <table:table-cell table:formula="of:=[.$B422]*([.N$4]+[.$B422]*([.N$5]+[.$B422]*([.N$6]+[.$B422]*[.N$7])))/(1+[.$B422]*([.N$8]+[.$B422]*([.N$9]+[.$B422]*[.N$10])))" office:value-type="float" office:value="14.4602030094866" calcext:value-type="float">
            <text:p>14.460</text:p>
          </table:table-cell>
          <table:table-cell table:formula="of:=[.C422]-[.M422]" office:value-type="float" office:value="0.000796990513375562" calcext:value-type="float">
            <text:p>0.00080</text:p>
          </table:table-cell>
          <table:table-cell table:formula="of:=[.N422]*25.38" office:value-type="float" office:value="0.0202276192294718" calcext:value-type="float">
            <text:p>0.020</text:p>
          </table:table-cell>
          <table:table-cell table:formula="of:=ABS([.O422])" office:value-type="float" office:value="0.0202276192294718" calcext:value-type="float">
            <text:p>0.020</text:p>
          </table:table-cell>
          <table:table-cell/>
          <table:table-cell table:formula="of:=[.$B422]*([.S$4]+[.$B422]*([.S$5]+[.$B422]*([.S$6]+[.$B422]*[.S$7])))/(1+[.$B422]*([.S$8]+[.$B422]*([.S$9]+[.$B422]*[.S$10])))" office:value-type="float" office:value="14.9851006070971" calcext:value-type="float">
            <text:p>14.985</text:p>
          </table:table-cell>
          <table:table-cell table:style-name="ce40" table:formula="of:=[.C422]-[.R422]" office:value-type="float" office:value="-0.524100607097125" calcext:value-type="float">
            <text:p>-0.5241</text:p>
          </table:table-cell>
          <table:table-cell table:formula="of:=[.S422]*25.38" office:value-type="float" office:value="-13.301673408125" calcext:value-type="float">
            <text:p>-13.302</text:p>
          </table:table-cell>
          <table:table-cell table:formula="of:=ABS([.T422])" office:value-type="float" office:value="13.301673408125" calcext:value-type="float">
            <text:p>13.30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55" calcext:value-type="float">
            <text:p>355</text:p>
          </table:table-cell>
          <table:table-cell office:value-type="float" office:value="14.503" calcext:value-type="float">
            <text:p>14.503</text:p>
          </table:table-cell>
          <table:table-cell/>
          <table:table-cell table:formula="of:=[.$C423]*([.F$4]+[.$C423]*([.F$5]+[.$C423]*([.F$6]+[.$C423]*[.F$7])))/(1+[.$C423]*([.F$8]+[.$C423]*([.F$9]+[.$C423]*[.F$10])))" office:value-type="float" office:value="355.015571536537" calcext:value-type="float">
            <text:p>355.02</text:p>
          </table:table-cell>
          <table:table-cell table:formula="of:=[.B423]-[.E423]" office:value-type="float" office:value="-0.0155715365374363" calcext:value-type="float">
            <text:p>-0.016</text:p>
          </table:table-cell>
          <table:table-cell table:formula="of:=ABS([.F423])" office:value-type="float" office:value="0.0155715365374363" calcext:value-type="float">
            <text:p>0.016</text:p>
          </table:table-cell>
          <table:table-cell/>
          <table:table-cell table:style-name="ce12" table:formula="of:=[.$C423]*([.J$4]+[.$C423]*([.J$5]+[.$C423]*([.J$6]+[.$C423]*[.J$7])))/(1+[.$C423]*([.J$8]+[.$C423]*([.J$9]+[.$C423]*[.J$10])))" office:value-type="float" office:value="376.506355730777" calcext:value-type="float">
            <text:p>376.51</text:p>
          </table:table-cell>
          <table:table-cell table:formula="of:=[.B423]-[.I423]" office:value-type="float" office:value="-21.5063557307774" calcext:value-type="float">
            <text:p>-21.506</text:p>
          </table:table-cell>
          <table:table-cell table:formula="of:=ABS([.J423])" office:value-type="float" office:value="21.5063557307774" calcext:value-type="float">
            <text:p>21.506</text:p>
          </table:table-cell>
          <table:table-cell/>
          <table:table-cell table:formula="of:=[.$B423]*([.N$4]+[.$B423]*([.N$5]+[.$B423]*([.N$6]+[.$B423]*[.N$7])))/(1+[.$B423]*([.N$8]+[.$B423]*([.N$9]+[.$B423]*[.N$10])))" office:value-type="float" office:value="14.5021665816405" calcext:value-type="float">
            <text:p>14.502</text:p>
          </table:table-cell>
          <table:table-cell table:formula="of:=[.C423]-[.M423]" office:value-type="float" office:value="0.000833418359469817" calcext:value-type="float">
            <text:p>0.00083</text:p>
          </table:table-cell>
          <table:table-cell table:formula="of:=[.N423]*25.38" office:value-type="float" office:value="0.021152157963344" calcext:value-type="float">
            <text:p>0.021</text:p>
          </table:table-cell>
          <table:table-cell table:formula="of:=ABS([.O423])" office:value-type="float" office:value="0.021152157963344" calcext:value-type="float">
            <text:p>0.021</text:p>
          </table:table-cell>
          <table:table-cell/>
          <table:table-cell table:formula="of:=[.$B423]*([.S$4]+[.$B423]*([.S$5]+[.$B423]*([.S$6]+[.$B423]*[.S$7])))/(1+[.$B423]*([.S$8]+[.$B423]*([.S$9]+[.$B423]*[.S$10])))" office:value-type="float" office:value="15.0283178209762" calcext:value-type="float">
            <text:p>15.028</text:p>
          </table:table-cell>
          <table:table-cell table:style-name="ce40" table:formula="of:=[.C423]-[.R423]" office:value-type="float" office:value="-0.525317820976149" calcext:value-type="float">
            <text:p>-0.5253</text:p>
          </table:table-cell>
          <table:table-cell table:formula="of:=[.S423]*25.38" office:value-type="float" office:value="-13.3325662963747" calcext:value-type="float">
            <text:p>-13.333</text:p>
          </table:table-cell>
          <table:table-cell table:formula="of:=ABS([.T423])" office:value-type="float" office:value="13.3325662963747" calcext:value-type="float">
            <text:p>13.33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56" calcext:value-type="float">
            <text:p>356</text:p>
          </table:table-cell>
          <table:table-cell office:value-type="float" office:value="14.545" calcext:value-type="float">
            <text:p>14.545</text:p>
          </table:table-cell>
          <table:table-cell/>
          <table:table-cell table:formula="of:=[.$C424]*([.F$4]+[.$C424]*([.F$5]+[.$C424]*([.F$6]+[.$C424]*[.F$7])))/(1+[.$C424]*([.F$8]+[.$C424]*([.F$9]+[.$C424]*[.F$10])))" office:value-type="float" office:value="356.016036653941" calcext:value-type="float">
            <text:p>356.02</text:p>
          </table:table-cell>
          <table:table-cell table:formula="of:=[.B424]-[.E424]" office:value-type="float" office:value="-0.0160366539405459" calcext:value-type="float">
            <text:p>-0.016</text:p>
          </table:table-cell>
          <table:table-cell table:formula="of:=ABS([.F424])" office:value-type="float" office:value="0.0160366539405459" calcext:value-type="float">
            <text:p>0.016</text:p>
          </table:table-cell>
          <table:table-cell/>
          <table:table-cell table:style-name="ce12" table:formula="of:=[.$C424]*([.J$4]+[.$C424]*([.J$5]+[.$C424]*([.J$6]+[.$C424]*[.J$7])))/(1+[.$C424]*([.J$8]+[.$C424]*([.J$9]+[.$C424]*[.J$10])))" office:value-type="float" office:value="377.703098481272" calcext:value-type="float">
            <text:p>377.70</text:p>
          </table:table-cell>
          <table:table-cell table:formula="of:=[.B424]-[.I424]" office:value-type="float" office:value="-21.7030984812724" calcext:value-type="float">
            <text:p>-21.703</text:p>
          </table:table-cell>
          <table:table-cell table:formula="of:=ABS([.J424])" office:value-type="float" office:value="21.7030984812724" calcext:value-type="float">
            <text:p>21.703</text:p>
          </table:table-cell>
          <table:table-cell/>
          <table:table-cell table:formula="of:=[.$B424]*([.N$4]+[.$B424]*([.N$5]+[.$B424]*([.N$6]+[.$B424]*[.N$7])))/(1+[.$B424]*([.N$8]+[.$B424]*([.N$9]+[.$B424]*[.N$10])))" office:value-type="float" office:value="14.544137810987" calcext:value-type="float">
            <text:p>14.544</text:p>
          </table:table-cell>
          <table:table-cell table:formula="of:=[.C424]-[.M424]" office:value-type="float" office:value="0.000862189012993397" calcext:value-type="float">
            <text:p>0.00086</text:p>
          </table:table-cell>
          <table:table-cell table:formula="of:=[.N424]*25.38" office:value-type="float" office:value="0.0218823571497724" calcext:value-type="float">
            <text:p>0.022</text:p>
          </table:table-cell>
          <table:table-cell table:formula="of:=ABS([.O424])" office:value-type="float" office:value="0.0218823571497724" calcext:value-type="float">
            <text:p>0.022</text:p>
          </table:table-cell>
          <table:table-cell/>
          <table:table-cell table:formula="of:=[.$B424]*([.S$4]+[.$B424]*([.S$5]+[.$B424]*([.S$6]+[.$B424]*[.S$7])))/(1+[.$B424]*([.S$8]+[.$B424]*([.S$9]+[.$B424]*[.S$10])))" office:value-type="float" office:value="15.0715365794337" calcext:value-type="float">
            <text:p>15.072</text:p>
          </table:table-cell>
          <table:table-cell table:style-name="ce40" table:formula="of:=[.C424]-[.R424]" office:value-type="float" office:value="-0.526536579433671" calcext:value-type="float">
            <text:p>-0.5265</text:p>
          </table:table-cell>
          <table:table-cell table:formula="of:=[.S424]*25.38" office:value-type="float" office:value="-13.3634983860266" calcext:value-type="float">
            <text:p>-13.363</text:p>
          </table:table-cell>
          <table:table-cell table:formula="of:=ABS([.T424])" office:value-type="float" office:value="13.3634983860266" calcext:value-type="float">
            <text:p>13.36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57" calcext:value-type="float">
            <text:p>357</text:p>
          </table:table-cell>
          <table:table-cell office:value-type="float" office:value="14.587" calcext:value-type="float">
            <text:p>14.587</text:p>
          </table:table-cell>
          <table:table-cell/>
          <table:table-cell table:formula="of:=[.$C425]*([.F$4]+[.$C425]*([.F$5]+[.$C425]*([.F$6]+[.$C425]*[.F$7])))/(1+[.$C425]*([.F$8]+[.$C425]*([.F$9]+[.$C425]*[.F$10])))" office:value-type="float" office:value="357.016321039101" calcext:value-type="float">
            <text:p>357.02</text:p>
          </table:table-cell>
          <table:table-cell table:formula="of:=[.B425]-[.E425]" office:value-type="float" office:value="-0.0163210391012285" calcext:value-type="float">
            <text:p>-0.016</text:p>
          </table:table-cell>
          <table:table-cell table:formula="of:=ABS([.F425])" office:value-type="float" office:value="0.0163210391012285" calcext:value-type="float">
            <text:p>0.016</text:p>
          </table:table-cell>
          <table:table-cell/>
          <table:table-cell table:style-name="ce12" table:formula="of:=[.$C425]*([.J$4]+[.$C425]*([.J$5]+[.$C425]*([.J$6]+[.$C425]*[.J$7])))/(1+[.$C425]*([.J$8]+[.$C425]*([.J$9]+[.$C425]*[.J$10])))" office:value-type="float" office:value="378.900147270861" calcext:value-type="float">
            <text:p>378.90</text:p>
          </table:table-cell>
          <table:table-cell table:formula="of:=[.B425]-[.I425]" office:value-type="float" office:value="-21.9001472708615" calcext:value-type="float">
            <text:p>-21.900</text:p>
          </table:table-cell>
          <table:table-cell table:formula="of:=ABS([.J425])" office:value-type="float" office:value="21.9001472708615" calcext:value-type="float">
            <text:p>21.900</text:p>
          </table:table-cell>
          <table:table-cell/>
          <table:table-cell table:formula="of:=[.$B425]*([.N$4]+[.$B425]*([.N$5]+[.$B425]*([.N$6]+[.$B425]*[.N$7])))/(1+[.$B425]*([.N$8]+[.$B425]*([.N$9]+[.$B425]*[.N$10])))" office:value-type="float" office:value="14.586116629465" calcext:value-type="float">
            <text:p>14.586</text:p>
          </table:table-cell>
          <table:table-cell table:formula="of:=[.C425]-[.M425]" office:value-type="float" office:value="0.000883370534975114" calcext:value-type="float">
            <text:p>0.00088</text:p>
          </table:table-cell>
          <table:table-cell table:formula="of:=[.N425]*25.38" office:value-type="float" office:value="0.0224199441776684" calcext:value-type="float">
            <text:p>0.022</text:p>
          </table:table-cell>
          <table:table-cell table:formula="of:=ABS([.O425])" office:value-type="float" office:value="0.0224199441776684" calcext:value-type="float">
            <text:p>0.022</text:p>
          </table:table-cell>
          <table:table-cell/>
          <table:table-cell table:formula="of:=[.$B425]*([.S$4]+[.$B425]*([.S$5]+[.$B425]*([.S$6]+[.$B425]*[.S$7])))/(1+[.$B425]*([.S$8]+[.$B425]*([.S$9]+[.$B425]*[.S$10])))" office:value-type="float" office:value="15.1147568735023" calcext:value-type="float">
            <text:p>15.115</text:p>
          </table:table-cell>
          <table:table-cell table:style-name="ce40" table:formula="of:=[.C425]-[.R425]" office:value-type="float" office:value="-0.527756873502264" calcext:value-type="float">
            <text:p>-0.5278</text:p>
          </table:table-cell>
          <table:table-cell table:formula="of:=[.S425]*25.38" office:value-type="float" office:value="-13.3944694494875" calcext:value-type="float">
            <text:p>-13.394</text:p>
          </table:table-cell>
          <table:table-cell table:formula="of:=ABS([.T425])" office:value-type="float" office:value="13.3944694494875" calcext:value-type="float">
            <text:p>13.39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58" calcext:value-type="float">
            <text:p>358</text:p>
          </table:table-cell>
          <table:table-cell office:value-type="float" office:value="14.629" calcext:value-type="float">
            <text:p>14.629</text:p>
          </table:table-cell>
          <table:table-cell/>
          <table:table-cell table:formula="of:=[.$C426]*([.F$4]+[.$C426]*([.F$5]+[.$C426]*([.F$6]+[.$C426]*[.F$7])))/(1+[.$C426]*([.F$8]+[.$C426]*([.F$9]+[.$C426]*[.F$10])))" office:value-type="float" office:value="358.016426527995" calcext:value-type="float">
            <text:p>358.02</text:p>
          </table:table-cell>
          <table:table-cell table:formula="of:=[.B426]-[.E426]" office:value-type="float" office:value="-0.0164265279951223" calcext:value-type="float">
            <text:p>-0.016</text:p>
          </table:table-cell>
          <table:table-cell table:formula="of:=ABS([.F426])" office:value-type="float" office:value="0.0164265279951223" calcext:value-type="float">
            <text:p>0.016</text:p>
          </table:table-cell>
          <table:table-cell/>
          <table:table-cell table:style-name="ce12" table:formula="of:=[.$C426]*([.J$4]+[.$C426]*([.J$5]+[.$C426]*([.J$6]+[.$C426]*[.J$7])))/(1+[.$C426]*([.J$8]+[.$C426]*([.J$9]+[.$C426]*[.J$10])))" office:value-type="float" office:value="380.097498790829" calcext:value-type="float">
            <text:p>380.10</text:p>
          </table:table-cell>
          <table:table-cell table:formula="of:=[.B426]-[.I426]" office:value-type="float" office:value="-22.0974987908294" calcext:value-type="float">
            <text:p>-22.097</text:p>
          </table:table-cell>
          <table:table-cell table:formula="of:=ABS([.J426])" office:value-type="float" office:value="22.0974987908294" calcext:value-type="float">
            <text:p>22.097</text:p>
          </table:table-cell>
          <table:table-cell/>
          <table:table-cell table:formula="of:=[.$B426]*([.N$4]+[.$B426]*([.N$5]+[.$B426]*([.N$6]+[.$B426]*[.N$7])))/(1+[.$B426]*([.N$8]+[.$B426]*([.N$9]+[.$B426]*[.N$10])))" office:value-type="float" office:value="14.6281029696544" calcext:value-type="float">
            <text:p>14.628</text:p>
          </table:table-cell>
          <table:table-cell table:formula="of:=[.C426]-[.M426]" office:value-type="float" office:value="0.0008970303455893" calcext:value-type="float">
            <text:p>0.00090</text:p>
          </table:table-cell>
          <table:table-cell table:formula="of:=[.N426]*25.38" office:value-type="float" office:value="0.0227666301710564" calcext:value-type="float">
            <text:p>0.023</text:p>
          </table:table-cell>
          <table:table-cell table:formula="of:=ABS([.O426])" office:value-type="float" office:value="0.0227666301710564" calcext:value-type="float">
            <text:p>0.023</text:p>
          </table:table-cell>
          <table:table-cell/>
          <table:table-cell table:formula="of:=[.$B426]*([.S$4]+[.$B426]*([.S$5]+[.$B426]*([.S$6]+[.$B426]*[.S$7])))/(1+[.$B426]*([.S$8]+[.$B426]*([.S$9]+[.$B426]*[.S$10])))" office:value-type="float" office:value="15.1579786942838" calcext:value-type="float">
            <text:p>15.158</text:p>
          </table:table-cell>
          <table:table-cell table:style-name="ce40" table:formula="of:=[.C426]-[.R426]" office:value-type="float" office:value="-0.528978694283815" calcext:value-type="float">
            <text:p>-0.5290</text:p>
          </table:table-cell>
          <table:table-cell table:formula="of:=[.S426]*25.38" office:value-type="float" office:value="-13.4254792609232" calcext:value-type="float">
            <text:p>-13.425</text:p>
          </table:table-cell>
          <table:table-cell table:formula="of:=ABS([.T426])" office:value-type="float" office:value="13.4254792609232" calcext:value-type="float">
            <text:p>13.42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59" calcext:value-type="float">
            <text:p>359</text:p>
          </table:table-cell>
          <table:table-cell office:value-type="float" office:value="14.671" calcext:value-type="float">
            <text:p>14.671</text:p>
          </table:table-cell>
          <table:table-cell/>
          <table:table-cell table:formula="of:=[.$C427]*([.F$4]+[.$C427]*([.F$5]+[.$C427]*([.F$6]+[.$C427]*[.F$7])))/(1+[.$C427]*([.F$8]+[.$C427]*([.F$9]+[.$C427]*[.F$10])))" office:value-type="float" office:value="359.016354937053" calcext:value-type="float">
            <text:p>359.02</text:p>
          </table:table-cell>
          <table:table-cell table:formula="of:=[.B427]-[.E427]" office:value-type="float" office:value="-0.0163549370528813" calcext:value-type="float">
            <text:p>-0.016</text:p>
          </table:table-cell>
          <table:table-cell table:formula="of:=ABS([.F427])" office:value-type="float" office:value="0.0163549370528813" calcext:value-type="float">
            <text:p>0.016</text:p>
          </table:table-cell>
          <table:table-cell/>
          <table:table-cell table:style-name="ce12" table:formula="of:=[.$C427]*([.J$4]+[.$C427]*([.J$5]+[.$C427]*([.J$6]+[.$C427]*[.J$7])))/(1+[.$C427]*([.J$8]+[.$C427]*([.J$9]+[.$C427]*[.J$10])))" office:value-type="float" office:value="381.295149760363" calcext:value-type="float">
            <text:p>381.30</text:p>
          </table:table-cell>
          <table:table-cell table:formula="of:=[.B427]-[.I427]" office:value-type="float" office:value="-22.2951497603628" calcext:value-type="float">
            <text:p>-22.295</text:p>
          </table:table-cell>
          <table:table-cell table:formula="of:=ABS([.J427])" office:value-type="float" office:value="22.2951497603628" calcext:value-type="float">
            <text:p>22.295</text:p>
          </table:table-cell>
          <table:table-cell/>
          <table:table-cell table:formula="of:=[.$B427]*([.N$4]+[.$B427]*([.N$5]+[.$B427]*([.N$6]+[.$B427]*[.N$7])))/(1+[.$B427]*([.N$8]+[.$B427]*([.N$9]+[.$B427]*[.N$10])))" office:value-type="float" office:value="14.6700967647729" calcext:value-type="float">
            <text:p>14.670</text:p>
          </table:table-cell>
          <table:table-cell table:formula="of:=[.C427]-[.M427]" office:value-type="float" office:value="0.000903235227131205" calcext:value-type="float">
            <text:p>0.00090</text:p>
          </table:table-cell>
          <table:table-cell table:formula="of:=[.N427]*25.38" office:value-type="float" office:value="0.02292411006459" calcext:value-type="float">
            <text:p>0.023</text:p>
          </table:table-cell>
          <table:table-cell table:formula="of:=ABS([.O427])" office:value-type="float" office:value="0.02292411006459" calcext:value-type="float">
            <text:p>0.023</text:p>
          </table:table-cell>
          <table:table-cell/>
          <table:table-cell table:formula="of:=[.$B427]*([.S$4]+[.$B427]*([.S$5]+[.$B427]*([.S$6]+[.$B427]*[.S$7])))/(1+[.$B427]*([.S$8]+[.$B427]*([.S$9]+[.$B427]*[.S$10])))" office:value-type="float" office:value="15.2012020329488" calcext:value-type="float">
            <text:p>15.201</text:p>
          </table:table-cell>
          <table:table-cell table:style-name="ce40" table:formula="of:=[.C427]-[.R427]" office:value-type="float" office:value="-0.530202032948763" calcext:value-type="float">
            <text:p>-0.5302</text:p>
          </table:table-cell>
          <table:table-cell table:formula="of:=[.S427]*25.38" office:value-type="float" office:value="-13.4565275962396" calcext:value-type="float">
            <text:p>-13.457</text:p>
          </table:table-cell>
          <table:table-cell table:formula="of:=ABS([.T427])" office:value-type="float" office:value="13.4565275962396" calcext:value-type="float">
            <text:p>13.45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60" calcext:value-type="float">
            <text:p>360</text:p>
          </table:table-cell>
          <table:table-cell office:value-type="float" office:value="14.713" calcext:value-type="float">
            <text:p>14.713</text:p>
          </table:table-cell>
          <table:table-cell/>
          <table:table-cell table:formula="of:=[.$C428]*([.F$4]+[.$C428]*([.F$5]+[.$C428]*([.F$6]+[.$C428]*[.F$7])))/(1+[.$C428]*([.F$8]+[.$C428]*([.F$9]+[.$C428]*[.F$10])))" office:value-type="float" office:value="360.016108063286" calcext:value-type="float">
            <text:p>360.02</text:p>
          </table:table-cell>
          <table:table-cell table:formula="of:=[.B428]-[.E428]" office:value-type="float" office:value="-0.016108063286481" calcext:value-type="float">
            <text:p>-0.016</text:p>
          </table:table-cell>
          <table:table-cell table:formula="of:=ABS([.F428])" office:value-type="float" office:value="0.016108063286481" calcext:value-type="float">
            <text:p>0.016</text:p>
          </table:table-cell>
          <table:table-cell/>
          <table:table-cell table:style-name="ce12" table:formula="of:=[.$C428]*([.J$4]+[.$C428]*([.J$5]+[.$C428]*([.J$6]+[.$C428]*[.J$7])))/(1+[.$C428]*([.J$8]+[.$C428]*([.J$9]+[.$C428]*[.J$10])))" office:value-type="float" office:value="382.493096926438" calcext:value-type="float">
            <text:p>382.49</text:p>
          </table:table-cell>
          <table:table-cell table:formula="of:=[.B428]-[.I428]" office:value-type="float" office:value="-22.4930969264381" calcext:value-type="float">
            <text:p>-22.493</text:p>
          </table:table-cell>
          <table:table-cell table:formula="of:=ABS([.J428])" office:value-type="float" office:value="22.4930969264381" calcext:value-type="float">
            <text:p>22.493</text:p>
          </table:table-cell>
          <table:table-cell/>
          <table:table-cell table:formula="of:=[.$B428]*([.N$4]+[.$B428]*([.N$5]+[.$B428]*([.N$6]+[.$B428]*[.N$7])))/(1+[.$B428]*([.N$8]+[.$B428]*([.N$9]+[.$B428]*[.N$10])))" office:value-type="float" office:value="14.7120979486729" calcext:value-type="float">
            <text:p>14.712</text:p>
          </table:table-cell>
          <table:table-cell table:formula="of:=[.C428]-[.M428]" office:value-type="float" office:value="0.000902051327104303" calcext:value-type="float">
            <text:p>0.00090</text:p>
          </table:table-cell>
          <table:table-cell table:formula="of:=[.N428]*25.38" office:value-type="float" office:value="0.0228940626819072" calcext:value-type="float">
            <text:p>0.023</text:p>
          </table:table-cell>
          <table:table-cell table:formula="of:=ABS([.O428])" office:value-type="float" office:value="0.0228940626819072" calcext:value-type="float">
            <text:p>0.023</text:p>
          </table:table-cell>
          <table:table-cell/>
          <table:table-cell table:formula="of:=[.$B428]*([.S$4]+[.$B428]*([.S$5]+[.$B428]*([.S$6]+[.$B428]*[.S$7])))/(1+[.$B428]*([.S$8]+[.$B428]*([.S$9]+[.$B428]*[.S$10])))" office:value-type="float" office:value="15.2444268807355" calcext:value-type="float">
            <text:p>15.244</text:p>
          </table:table-cell>
          <table:table-cell table:style-name="ce40" table:formula="of:=[.C428]-[.R428]" office:value-type="float" office:value="-0.531426880735527" calcext:value-type="float">
            <text:p>-0.5314</text:p>
          </table:table-cell>
          <table:table-cell table:formula="of:=[.S428]*25.38" office:value-type="float" office:value="-13.4876142330677" calcext:value-type="float">
            <text:p>-13.488</text:p>
          </table:table-cell>
          <table:table-cell table:formula="of:=ABS([.T428])" office:value-type="float" office:value="13.4876142330677" calcext:value-type="float">
            <text:p>13.48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61" calcext:value-type="float">
            <text:p>361</text:p>
          </table:table-cell>
          <table:table-cell office:value-type="float" office:value="14.755" calcext:value-type="float">
            <text:p>14.755</text:p>
          </table:table-cell>
          <table:table-cell/>
          <table:table-cell table:formula="of:=[.$C429]*([.F$4]+[.$C429]*([.F$5]+[.$C429]*([.F$6]+[.$C429]*[.F$7])))/(1+[.$C429]*([.F$8]+[.$C429]*([.F$9]+[.$C429]*[.F$10])))" office:value-type="float" office:value="361.015687684417" calcext:value-type="float">
            <text:p>361.02</text:p>
          </table:table-cell>
          <table:table-cell table:formula="of:=[.B429]-[.E429]" office:value-type="float" office:value="-0.0156876844171734" calcext:value-type="float">
            <text:p>-0.016</text:p>
          </table:table-cell>
          <table:table-cell table:formula="of:=ABS([.F429])" office:value-type="float" office:value="0.0156876844171734" calcext:value-type="float">
            <text:p>0.016</text:p>
          </table:table-cell>
          <table:table-cell/>
          <table:table-cell table:style-name="ce12" table:formula="of:=[.$C429]*([.J$4]+[.$C429]*([.J$5]+[.$C429]*([.J$6]+[.$C429]*[.J$7])))/(1+[.$C429]*([.J$8]+[.$C429]*([.J$9]+[.$C429]*[.J$10])))" office:value-type="float" office:value="383.691337063707" calcext:value-type="float">
            <text:p>383.69</text:p>
          </table:table-cell>
          <table:table-cell table:formula="of:=[.B429]-[.I429]" office:value-type="float" office:value="-22.6913370637068" calcext:value-type="float">
            <text:p>-22.691</text:p>
          </table:table-cell>
          <table:table-cell table:formula="of:=ABS([.J429])" office:value-type="float" office:value="22.6913370637068" calcext:value-type="float">
            <text:p>22.691</text:p>
          </table:table-cell>
          <table:table-cell/>
          <table:table-cell table:formula="of:=[.$B429]*([.N$4]+[.$B429]*([.N$5]+[.$B429]*([.N$6]+[.$B429]*[.N$7])))/(1+[.$B429]*([.N$8]+[.$B429]*([.N$9]+[.$B429]*[.N$10])))" office:value-type="float" office:value="14.7541064558385" calcext:value-type="float">
            <text:p>14.754</text:p>
          </table:table-cell>
          <table:table-cell table:formula="of:=[.C429]-[.M429]" office:value-type="float" office:value="0.000893544161462145" calcext:value-type="float">
            <text:p>0.00089</text:p>
          </table:table-cell>
          <table:table-cell table:formula="of:=[.N429]*25.38" office:value-type="float" office:value="0.0226781508179092" calcext:value-type="float">
            <text:p>0.023</text:p>
          </table:table-cell>
          <table:table-cell table:formula="of:=ABS([.O429])" office:value-type="float" office:value="0.0226781508179092" calcext:value-type="float">
            <text:p>0.023</text:p>
          </table:table-cell>
          <table:table-cell/>
          <table:table-cell table:formula="of:=[.$B429]*([.S$4]+[.$B429]*([.S$5]+[.$B429]*([.S$6]+[.$B429]*[.S$7])))/(1+[.$B429]*([.S$8]+[.$B429]*([.S$9]+[.$B429]*[.S$10])))" office:value-type="float" office:value="15.2876532289498" calcext:value-type="float">
            <text:p>15.288</text:p>
          </table:table-cell>
          <table:table-cell table:style-name="ce40" table:formula="of:=[.C429]-[.R429]" office:value-type="float" office:value="-0.53265322894981" calcext:value-type="float">
            <text:p>-0.5327</text:p>
          </table:table-cell>
          <table:table-cell table:formula="of:=[.S429]*25.38" office:value-type="float" office:value="-13.5187389507462" calcext:value-type="float">
            <text:p>-13.519</text:p>
          </table:table-cell>
          <table:table-cell table:formula="of:=ABS([.T429])" office:value-type="float" office:value="13.5187389507462" calcext:value-type="float">
            <text:p>13.51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62" calcext:value-type="float">
            <text:p>362</text:p>
          </table:table-cell>
          <table:table-cell office:value-type="float" office:value="14.797" calcext:value-type="float">
            <text:p>14.797</text:p>
          </table:table-cell>
          <table:table-cell/>
          <table:table-cell table:formula="of:=[.$C430]*([.F$4]+[.$C430]*([.F$5]+[.$C430]*([.F$6]+[.$C430]*[.F$7])))/(1+[.$C430]*([.F$8]+[.$C430]*([.F$9]+[.$C430]*[.F$10])))" office:value-type="float" office:value="362.015095559008" calcext:value-type="float">
            <text:p>362.02</text:p>
          </table:table-cell>
          <table:table-cell table:formula="of:=[.B430]-[.E430]" office:value-type="float" office:value="-0.015095559007932" calcext:value-type="float">
            <text:p>-0.015</text:p>
          </table:table-cell>
          <table:table-cell table:formula="of:=ABS([.F430])" office:value-type="float" office:value="0.015095559007932" calcext:value-type="float">
            <text:p>0.015</text:p>
          </table:table-cell>
          <table:table-cell/>
          <table:table-cell table:style-name="ce12" table:formula="of:=[.$C430]*([.J$4]+[.$C430]*([.J$5]+[.$C430]*([.J$6]+[.$C430]*[.J$7])))/(1+[.$C430]*([.J$8]+[.$C430]*([.J$9]+[.$C430]*[.J$10])))" office:value-type="float" office:value="384.889866974379" calcext:value-type="float">
            <text:p>384.89</text:p>
          </table:table-cell>
          <table:table-cell table:formula="of:=[.B430]-[.I430]" office:value-type="float" office:value="-22.8898669743792" calcext:value-type="float">
            <text:p>-22.890</text:p>
          </table:table-cell>
          <table:table-cell table:formula="of:=ABS([.J430])" office:value-type="float" office:value="22.8898669743792" calcext:value-type="float">
            <text:p>22.890</text:p>
          </table:table-cell>
          <table:table-cell/>
          <table:table-cell table:formula="of:=[.$B430]*([.N$4]+[.$B430]*([.N$5]+[.$B430]*([.N$6]+[.$B430]*[.N$7])))/(1+[.$B430]*([.N$8]+[.$B430]*([.N$9]+[.$B430]*[.N$10])))" office:value-type="float" office:value="14.7961222213821" calcext:value-type="float">
            <text:p>14.796</text:p>
          </table:table-cell>
          <table:table-cell table:formula="of:=[.C430]-[.M430]" office:value-type="float" office:value="0.000877778617946134" calcext:value-type="float">
            <text:p>0.00088</text:p>
          </table:table-cell>
          <table:table-cell table:formula="of:=[.N430]*25.38" office:value-type="float" office:value="0.0222780213234729" calcext:value-type="float">
            <text:p>0.022</text:p>
          </table:table-cell>
          <table:table-cell table:formula="of:=ABS([.O430])" office:value-type="float" office:value="0.0222780213234729" calcext:value-type="float">
            <text:p>0.022</text:p>
          </table:table-cell>
          <table:table-cell/>
          <table:table-cell table:formula="of:=[.$B430]*([.S$4]+[.$B430]*([.S$5]+[.$B430]*([.S$6]+[.$B430]*[.S$7])))/(1+[.$B430]*([.S$8]+[.$B430]*([.S$9]+[.$B430]*[.S$10])))" office:value-type="float" office:value="15.330881068964" calcext:value-type="float">
            <text:p>15.331</text:p>
          </table:table-cell>
          <table:table-cell table:style-name="ce40" table:formula="of:=[.C430]-[.R430]" office:value-type="float" office:value="-0.53388106896397" calcext:value-type="float">
            <text:p>-0.5339</text:p>
          </table:table-cell>
          <table:table-cell table:formula="of:=[.S430]*25.38" office:value-type="float" office:value="-13.5499015303056" calcext:value-type="float">
            <text:p>-13.550</text:p>
          </table:table-cell>
          <table:table-cell table:formula="of:=ABS([.T430])" office:value-type="float" office:value="13.5499015303056" calcext:value-type="float">
            <text:p>13.55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63" calcext:value-type="float">
            <text:p>363</text:p>
          </table:table-cell>
          <table:table-cell office:value-type="float" office:value="14.839" calcext:value-type="float">
            <text:p>14.839</text:p>
          </table:table-cell>
          <table:table-cell/>
          <table:table-cell table:formula="of:=[.$C431]*([.F$4]+[.$C431]*([.F$5]+[.$C431]*([.F$6]+[.$C431]*[.F$7])))/(1+[.$C431]*([.F$8]+[.$C431]*([.F$9]+[.$C431]*[.F$10])))" office:value-type="float" office:value="363.014333426598" calcext:value-type="float">
            <text:p>363.01</text:p>
          </table:table-cell>
          <table:table-cell table:formula="of:=[.B431]-[.E431]" office:value-type="float" office:value="-0.0143334265983981" calcext:value-type="float">
            <text:p>-0.014</text:p>
          </table:table-cell>
          <table:table-cell table:formula="of:=ABS([.F431])" office:value-type="float" office:value="0.0143334265983981" calcext:value-type="float">
            <text:p>0.014</text:p>
          </table:table-cell>
          <table:table-cell/>
          <table:table-cell table:style-name="ce12" table:formula="of:=[.$C431]*([.J$4]+[.$C431]*([.J$5]+[.$C431]*([.J$6]+[.$C431]*[.J$7])))/(1+[.$C431]*([.J$8]+[.$C431]*([.J$9]+[.$C431]*[.J$10])))" office:value-type="float" office:value="386.088683488104" calcext:value-type="float">
            <text:p>386.09</text:p>
          </table:table-cell>
          <table:table-cell table:formula="of:=[.B431]-[.I431]" office:value-type="float" office:value="-23.0886834881043" calcext:value-type="float">
            <text:p>-23.089</text:p>
          </table:table-cell>
          <table:table-cell table:formula="of:=ABS([.J431])" office:value-type="float" office:value="23.0886834881043" calcext:value-type="float">
            <text:p>23.089</text:p>
          </table:table-cell>
          <table:table-cell/>
          <table:table-cell table:formula="of:=[.$B431]*([.N$4]+[.$B431]*([.N$5]+[.$B431]*([.N$6]+[.$B431]*[.N$7])))/(1+[.$B431]*([.N$8]+[.$B431]*([.N$9]+[.$B431]*[.N$10])))" office:value-type="float" office:value="14.8381451810404" calcext:value-type="float">
            <text:p>14.838</text:p>
          </table:table-cell>
          <table:table-cell table:formula="of:=[.C431]-[.M431]" office:value-type="float" office:value="0.00085481895958317" calcext:value-type="float">
            <text:p>0.00085</text:p>
          </table:table-cell>
          <table:table-cell table:formula="of:=[.N431]*25.38" office:value-type="float" office:value="0.0216953051942209" calcext:value-type="float">
            <text:p>0.022</text:p>
          </table:table-cell>
          <table:table-cell table:formula="of:=ABS([.O431])" office:value-type="float" office:value="0.0216953051942209" calcext:value-type="float">
            <text:p>0.022</text:p>
          </table:table-cell>
          <table:table-cell/>
          <table:table-cell table:formula="of:=[.$B431]*([.S$4]+[.$B431]*([.S$5]+[.$B431]*([.S$6]+[.$B431]*[.S$7])))/(1+[.$B431]*([.S$8]+[.$B431]*([.S$9]+[.$B431]*[.S$10])))" office:value-type="float" office:value="15.3741103922164" calcext:value-type="float">
            <text:p>15.374</text:p>
          </table:table-cell>
          <table:table-cell table:style-name="ce40" table:formula="of:=[.C431]-[.R431]" office:value-type="float" office:value="-0.53511039221636" calcext:value-type="float">
            <text:p>-0.5351</text:p>
          </table:table-cell>
          <table:table-cell table:formula="of:=[.S431]*25.38" office:value-type="float" office:value="-13.5811017544512" calcext:value-type="float">
            <text:p>-13.581</text:p>
          </table:table-cell>
          <table:table-cell table:formula="of:=ABS([.T431])" office:value-type="float" office:value="13.5811017544512" calcext:value-type="float">
            <text:p>13.58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64" calcext:value-type="float">
            <text:p>364</text:p>
          </table:table-cell>
          <table:table-cell office:value-type="float" office:value="14.881" calcext:value-type="float">
            <text:p>14.881</text:p>
          </table:table-cell>
          <table:table-cell/>
          <table:table-cell table:formula="of:=[.$C432]*([.F$4]+[.$C432]*([.F$5]+[.$C432]*([.F$6]+[.$C432]*[.F$7])))/(1+[.$C432]*([.F$8]+[.$C432]*([.F$9]+[.$C432]*[.F$10])))" office:value-type="float" office:value="364.013403007843" calcext:value-type="float">
            <text:p>364.01</text:p>
          </table:table-cell>
          <table:table-cell table:formula="of:=[.B432]-[.E432]" office:value-type="float" office:value="-0.0134030078425553" calcext:value-type="float">
            <text:p>-0.013</text:p>
          </table:table-cell>
          <table:table-cell table:formula="of:=ABS([.F432])" office:value-type="float" office:value="0.0134030078425553" calcext:value-type="float">
            <text:p>0.013</text:p>
          </table:table-cell>
          <table:table-cell/>
          <table:table-cell table:style-name="ce12" table:formula="of:=[.$C432]*([.J$4]+[.$C432]*([.J$5]+[.$C432]*([.J$6]+[.$C432]*[.J$7])))/(1+[.$C432]*([.J$8]+[.$C432]*([.J$9]+[.$C432]*[.J$10])))" office:value-type="float" office:value="387.287783461847" calcext:value-type="float">
            <text:p>387.29</text:p>
          </table:table-cell>
          <table:table-cell table:formula="of:=[.B432]-[.I432]" office:value-type="float" office:value="-23.2877834618471" calcext:value-type="float">
            <text:p>-23.288</text:p>
          </table:table-cell>
          <table:table-cell table:formula="of:=ABS([.J432])" office:value-type="float" office:value="23.2877834618471" calcext:value-type="float">
            <text:p>23.288</text:p>
          </table:table-cell>
          <table:table-cell/>
          <table:table-cell table:formula="of:=[.$B432]*([.N$4]+[.$B432]*([.N$5]+[.$B432]*([.N$6]+[.$B432]*[.N$7])))/(1+[.$B432]*([.N$8]+[.$B432]*([.N$9]+[.$B432]*[.N$10])))" office:value-type="float" office:value="14.8801752711717" calcext:value-type="float">
            <text:p>14.880</text:p>
          </table:table-cell>
          <table:table-cell table:formula="of:=[.C432]-[.M432]" office:value-type="float" office:value="0.000824728828254351" calcext:value-type="float">
            <text:p>0.00082</text:p>
          </table:table-cell>
          <table:table-cell table:formula="of:=[.N432]*25.38" office:value-type="float" office:value="0.0209316176610954" calcext:value-type="float">
            <text:p>0.021</text:p>
          </table:table-cell>
          <table:table-cell table:formula="of:=ABS([.O432])" office:value-type="float" office:value="0.0209316176610954" calcext:value-type="float">
            <text:p>0.021</text:p>
          </table:table-cell>
          <table:table-cell/>
          <table:table-cell table:formula="of:=[.$B432]*([.S$4]+[.$B432]*([.S$5]+[.$B432]*([.S$6]+[.$B432]*[.S$7])))/(1+[.$B432]*([.S$8]+[.$B432]*([.S$9]+[.$B432]*[.S$10])))" office:value-type="float" office:value="15.4173411902107" calcext:value-type="float">
            <text:p>15.417</text:p>
          </table:table-cell>
          <table:table-cell table:style-name="ce40" table:formula="of:=[.C432]-[.R432]" office:value-type="float" office:value="-0.536341190210726" calcext:value-type="float">
            <text:p>-0.5363</text:p>
          </table:table-cell>
          <table:table-cell table:formula="of:=[.S432]*25.38" office:value-type="float" office:value="-13.6123394075482" calcext:value-type="float">
            <text:p>-13.612</text:p>
          </table:table-cell>
          <table:table-cell table:formula="of:=ABS([.T432])" office:value-type="float" office:value="13.6123394075482" calcext:value-type="float">
            <text:p>13.61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65" calcext:value-type="float">
            <text:p>365</text:p>
          </table:table-cell>
          <table:table-cell office:value-type="float" office:value="14.923" calcext:value-type="float">
            <text:p>14.923</text:p>
          </table:table-cell>
          <table:table-cell/>
          <table:table-cell table:formula="of:=[.$C433]*([.F$4]+[.$C433]*([.F$5]+[.$C433]*([.F$6]+[.$C433]*[.F$7])))/(1+[.$C433]*([.F$8]+[.$C433]*([.F$9]+[.$C433]*[.F$10])))" office:value-type="float" office:value="365.01230600465" calcext:value-type="float">
            <text:p>365.01</text:p>
          </table:table-cell>
          <table:table-cell table:formula="of:=[.B433]-[.E433]" office:value-type="float" office:value="-0.0123060046501564" calcext:value-type="float">
            <text:p>-0.012</text:p>
          </table:table-cell>
          <table:table-cell table:formula="of:=ABS([.F433])" office:value-type="float" office:value="0.0123060046501564" calcext:value-type="float">
            <text:p>0.012</text:p>
          </table:table-cell>
          <table:table-cell/>
          <table:table-cell table:style-name="ce12" table:formula="of:=[.$C433]*([.J$4]+[.$C433]*([.J$5]+[.$C433]*([.J$6]+[.$C433]*[.J$7])))/(1+[.$C433]*([.J$8]+[.$C433]*([.J$9]+[.$C433]*[.J$10])))" office:value-type="float" office:value="388.487163779765" calcext:value-type="float">
            <text:p>388.49</text:p>
          </table:table-cell>
          <table:table-cell table:formula="of:=[.B433]-[.I433]" office:value-type="float" office:value="-23.4871637797646" calcext:value-type="float">
            <text:p>-23.487</text:p>
          </table:table-cell>
          <table:table-cell table:formula="of:=ABS([.J433])" office:value-type="float" office:value="23.4871637797646" calcext:value-type="float">
            <text:p>23.487</text:p>
          </table:table-cell>
          <table:table-cell/>
          <table:table-cell table:formula="of:=[.$B433]*([.N$4]+[.$B433]*([.N$5]+[.$B433]*([.N$6]+[.$B433]*[.N$7])))/(1+[.$B433]*([.N$8]+[.$B433]*([.N$9]+[.$B433]*[.N$10])))" office:value-type="float" office:value="14.9222124287516" calcext:value-type="float">
            <text:p>14.922</text:p>
          </table:table-cell>
          <table:table-cell table:formula="of:=[.C433]-[.M433]" office:value-type="float" office:value="0.000787571248407559" calcext:value-type="float">
            <text:p>0.00079</text:p>
          </table:table-cell>
          <table:table-cell table:formula="of:=[.N433]*25.38" office:value-type="float" office:value="0.0199885582845839" calcext:value-type="float">
            <text:p>0.020</text:p>
          </table:table-cell>
          <table:table-cell table:formula="of:=ABS([.O433])" office:value-type="float" office:value="0.0199885582845839" calcext:value-type="float">
            <text:p>0.020</text:p>
          </table:table-cell>
          <table:table-cell/>
          <table:table-cell table:formula="of:=[.$B433]*([.S$4]+[.$B433]*([.S$5]+[.$B433]*([.S$6]+[.$B433]*[.S$7])))/(1+[.$B433]*([.S$8]+[.$B433]*([.S$9]+[.$B433]*[.S$10])))" office:value-type="float" office:value="15.4605734545156" calcext:value-type="float">
            <text:p>15.461</text:p>
          </table:table-cell>
          <table:table-cell table:style-name="ce40" table:formula="of:=[.C433]-[.R433]" office:value-type="float" office:value="-0.537573454515568" calcext:value-type="float">
            <text:p>-0.5376</text:p>
          </table:table-cell>
          <table:table-cell table:formula="of:=[.S433]*25.38" office:value-type="float" office:value="-13.6436142756051" calcext:value-type="float">
            <text:p>-13.644</text:p>
          </table:table-cell>
          <table:table-cell table:formula="of:=ABS([.T433])" office:value-type="float" office:value="13.6436142756051" calcext:value-type="float">
            <text:p>13.64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66" calcext:value-type="float">
            <text:p>366</text:p>
          </table:table-cell>
          <table:table-cell office:value-type="float" office:value="14.965" calcext:value-type="float">
            <text:p>14.965</text:p>
          </table:table-cell>
          <table:table-cell/>
          <table:table-cell table:formula="of:=[.$C434]*([.F$4]+[.$C434]*([.F$5]+[.$C434]*([.F$6]+[.$C434]*[.F$7])))/(1+[.$C434]*([.F$8]+[.$C434]*([.F$9]+[.$C434]*[.F$10])))" office:value-type="float" office:value="366.011044100328" calcext:value-type="float">
            <text:p>366.01</text:p>
          </table:table-cell>
          <table:table-cell table:formula="of:=[.B434]-[.E434]" office:value-type="float" office:value="-0.0110441003284905" calcext:value-type="float">
            <text:p>-0.011</text:p>
          </table:table-cell>
          <table:table-cell table:formula="of:=ABS([.F434])" office:value-type="float" office:value="0.0110441003284905" calcext:value-type="float">
            <text:p>0.011</text:p>
          </table:table-cell>
          <table:table-cell/>
          <table:table-cell table:style-name="ce12" table:formula="of:=[.$C434]*([.J$4]+[.$C434]*([.J$5]+[.$C434]*([.J$6]+[.$C434]*[.J$7])))/(1+[.$C434]*([.J$8]+[.$C434]*([.J$9]+[.$C434]*[.J$10])))" office:value-type="float" office:value="389.686821353077" calcext:value-type="float">
            <text:p>389.69</text:p>
          </table:table-cell>
          <table:table-cell table:formula="of:=[.B434]-[.I434]" office:value-type="float" office:value="-23.6868213530772" calcext:value-type="float">
            <text:p>-23.687</text:p>
          </table:table-cell>
          <table:table-cell table:formula="of:=ABS([.J434])" office:value-type="float" office:value="23.6868213530772" calcext:value-type="float">
            <text:p>23.687</text:p>
          </table:table-cell>
          <table:table-cell/>
          <table:table-cell table:formula="of:=[.$B434]*([.N$4]+[.$B434]*([.N$5]+[.$B434]*([.N$6]+[.$B434]*[.N$7])))/(1+[.$B434]*([.N$8]+[.$B434]*([.N$9]+[.$B434]*[.N$10])))" office:value-type="float" office:value="14.9642565913692" calcext:value-type="float">
            <text:p>14.964</text:p>
          </table:table-cell>
          <table:table-cell table:formula="of:=[.C434]-[.M434]" office:value-type="float" office:value="0.00074340863083755" calcext:value-type="float">
            <text:p>0.00074</text:p>
          </table:table-cell>
          <table:table-cell table:formula="of:=[.N434]*25.38" office:value-type="float" office:value="0.018867711050657" calcext:value-type="float">
            <text:p>0.019</text:p>
          </table:table-cell>
          <table:table-cell table:formula="of:=ABS([.O434])" office:value-type="float" office:value="0.018867711050657" calcext:value-type="float">
            <text:p>0.019</text:p>
          </table:table-cell>
          <table:table-cell/>
          <table:table-cell table:formula="of:=[.$B434]*([.S$4]+[.$B434]*([.S$5]+[.$B434]*([.S$6]+[.$B434]*[.S$7])))/(1+[.$B434]*([.S$8]+[.$B434]*([.S$9]+[.$B434]*[.S$10])))" office:value-type="float" office:value="15.5038071767635" calcext:value-type="float">
            <text:p>15.504</text:p>
          </table:table-cell>
          <table:table-cell table:style-name="ce40" table:formula="of:=[.C434]-[.R434]" office:value-type="float" office:value="-0.538807176763536" calcext:value-type="float">
            <text:p>-0.5388</text:p>
          </table:table-cell>
          <table:table-cell table:formula="of:=[.S434]*25.38" office:value-type="float" office:value="-13.6749261462585" calcext:value-type="float">
            <text:p>-13.675</text:p>
          </table:table-cell>
          <table:table-cell table:formula="of:=ABS([.T434])" office:value-type="float" office:value="13.6749261462585" calcext:value-type="float">
            <text:p>13.67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67" calcext:value-type="float">
            <text:p>367</text:p>
          </table:table-cell>
          <table:table-cell office:value-type="float" office:value="15.007" calcext:value-type="float">
            <text:p>15.007</text:p>
          </table:table-cell>
          <table:table-cell/>
          <table:table-cell table:formula="of:=[.$C435]*([.F$4]+[.$C435]*([.F$5]+[.$C435]*([.F$6]+[.$C435]*[.F$7])))/(1+[.$C435]*([.F$8]+[.$C435]*([.F$9]+[.$C435]*[.F$10])))" office:value-type="float" office:value="367.009618959729" calcext:value-type="float">
            <text:p>367.01</text:p>
          </table:table-cell>
          <table:table-cell table:formula="of:=[.B435]-[.E435]" office:value-type="float" office:value="-0.00961895972932325" calcext:value-type="float">
            <text:p>-0.010</text:p>
          </table:table-cell>
          <table:table-cell table:formula="of:=ABS([.F435])" office:value-type="float" office:value="0.00961895972932325" calcext:value-type="float">
            <text:p>0.010</text:p>
          </table:table-cell>
          <table:table-cell/>
          <table:table-cell table:style-name="ce12" table:formula="of:=[.$C435]*([.J$4]+[.$C435]*([.J$5]+[.$C435]*([.J$6]+[.$C435]*[.J$7])))/(1+[.$C435]*([.J$8]+[.$C435]*([.J$9]+[.$C435]*[.J$10])))" office:value-type="float" office:value="390.886753119941" calcext:value-type="float">
            <text:p>390.89</text:p>
          </table:table-cell>
          <table:table-cell table:formula="of:=[.B435]-[.I435]" office:value-type="float" office:value="-23.8867531199405" calcext:value-type="float">
            <text:p>-23.887</text:p>
          </table:table-cell>
          <table:table-cell table:formula="of:=ABS([.J435])" office:value-type="float" office:value="23.8867531199405" calcext:value-type="float">
            <text:p>23.887</text:p>
          </table:table-cell>
          <table:table-cell/>
          <table:table-cell table:formula="of:=[.$B435]*([.N$4]+[.$B435]*([.N$5]+[.$B435]*([.N$6]+[.$B435]*[.N$7])))/(1+[.$B435]*([.N$8]+[.$B435]*([.N$9]+[.$B435]*[.N$10])))" office:value-type="float" office:value="15.0063076972234" calcext:value-type="float">
            <text:p>15.006</text:p>
          </table:table-cell>
          <table:table-cell table:formula="of:=[.C435]-[.M435]" office:value-type="float" office:value="0.000692302776569065" calcext:value-type="float">
            <text:p>0.00069</text:p>
          </table:table-cell>
          <table:table-cell table:formula="of:=[.N435]*25.38" office:value-type="float" office:value="0.0175706444693229" calcext:value-type="float">
            <text:p>0.018</text:p>
          </table:table-cell>
          <table:table-cell table:formula="of:=ABS([.O435])" office:value-type="float" office:value="0.0175706444693229" calcext:value-type="float">
            <text:p>0.018</text:p>
          </table:table-cell>
          <table:table-cell/>
          <table:table-cell table:formula="of:=[.$B435]*([.S$4]+[.$B435]*([.S$5]+[.$B435]*([.S$6]+[.$B435]*[.S$7])))/(1+[.$B435]*([.S$8]+[.$B435]*([.S$9]+[.$B435]*[.S$10])))" office:value-type="float" office:value="15.5470423486508" calcext:value-type="float">
            <text:p>15.547</text:p>
          </table:table-cell>
          <table:table-cell table:style-name="ce40" table:formula="of:=[.C435]-[.R435]" office:value-type="float" office:value="-0.540042348650802" calcext:value-type="float">
            <text:p>-0.5400</text:p>
          </table:table-cell>
          <table:table-cell table:formula="of:=[.S435]*25.38" office:value-type="float" office:value="-13.7062748087574" calcext:value-type="float">
            <text:p>-13.706</text:p>
          </table:table-cell>
          <table:table-cell table:formula="of:=ABS([.T435])" office:value-type="float" office:value="13.7062748087574" calcext:value-type="float">
            <text:p>13.70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68" calcext:value-type="float">
            <text:p>368</text:p>
          </table:table-cell>
          <table:table-cell office:value-type="float" office:value="15.049" calcext:value-type="float">
            <text:p>15.049</text:p>
          </table:table-cell>
          <table:table-cell/>
          <table:table-cell table:formula="of:=[.$C436]*([.F$4]+[.$C436]*([.F$5]+[.$C436]*([.F$6]+[.$C436]*[.F$7])))/(1+[.$C436]*([.F$8]+[.$C436]*([.F$9]+[.$C436]*[.F$10])))" office:value-type="float" office:value="368.008032229395" calcext:value-type="float">
            <text:p>368.01</text:p>
          </table:table-cell>
          <table:table-cell table:formula="of:=[.B436]-[.E436]" office:value-type="float" office:value="-0.00803222939492798" calcext:value-type="float">
            <text:p>-0.008</text:p>
          </table:table-cell>
          <table:table-cell table:formula="of:=ABS([.F436])" office:value-type="float" office:value="0.00803222939492798" calcext:value-type="float">
            <text:p>0.008</text:p>
          </table:table-cell>
          <table:table-cell/>
          <table:table-cell table:style-name="ce12" table:formula="of:=[.$C436]*([.J$4]+[.$C436]*([.J$5]+[.$C436]*([.J$6]+[.$C436]*[.J$7])))/(1+[.$C436]*([.J$8]+[.$C436]*([.J$9]+[.$C436]*[.J$10])))" office:value-type="float" office:value="392.086956045313" calcext:value-type="float">
            <text:p>392.09</text:p>
          </table:table-cell>
          <table:table-cell table:formula="of:=[.B436]-[.I436]" office:value-type="float" office:value="-24.086956045313" calcext:value-type="float">
            <text:p>-24.087</text:p>
          </table:table-cell>
          <table:table-cell table:formula="of:=ABS([.J436])" office:value-type="float" office:value="24.086956045313" calcext:value-type="float">
            <text:p>24.087</text:p>
          </table:table-cell>
          <table:table-cell/>
          <table:table-cell table:formula="of:=[.$B436]*([.N$4]+[.$B436]*([.N$5]+[.$B436]*([.N$6]+[.$B436]*[.N$7])))/(1+[.$B436]*([.N$8]+[.$B436]*([.N$9]+[.$B436]*[.N$10])))" office:value-type="float" office:value="15.0483656851192" calcext:value-type="float">
            <text:p>15.048</text:p>
          </table:table-cell>
          <table:table-cell table:formula="of:=[.C436]-[.M436]" office:value-type="float" office:value="0.000634314880828768" calcext:value-type="float">
            <text:p>0.00063</text:p>
          </table:table-cell>
          <table:table-cell table:formula="of:=[.N436]*25.38" office:value-type="float" office:value="0.0160989116754341" calcext:value-type="float">
            <text:p>0.016</text:p>
          </table:table-cell>
          <table:table-cell table:formula="of:=ABS([.O436])" office:value-type="float" office:value="0.0160989116754341" calcext:value-type="float">
            <text:p>0.016</text:p>
          </table:table-cell>
          <table:table-cell/>
          <table:table-cell table:formula="of:=[.$B436]*([.S$4]+[.$B436]*([.S$5]+[.$B436]*([.S$6]+[.$B436]*[.S$7])))/(1+[.$B436]*([.S$8]+[.$B436]*([.S$9]+[.$B436]*[.S$10])))" office:value-type="float" office:value="15.5902789619365" calcext:value-type="float">
            <text:p>15.590</text:p>
          </table:table-cell>
          <table:table-cell table:style-name="ce40" table:formula="of:=[.C436]-[.R436]" office:value-type="float" office:value="-0.541278961936472" calcext:value-type="float">
            <text:p>-0.5413</text:p>
          </table:table-cell>
          <table:table-cell table:formula="of:=[.S436]*25.38" office:value-type="float" office:value="-13.7376600539477" calcext:value-type="float">
            <text:p>-13.738</text:p>
          </table:table-cell>
          <table:table-cell table:formula="of:=ABS([.T436])" office:value-type="float" office:value="13.7376600539477" calcext:value-type="float">
            <text:p>13.73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69" calcext:value-type="float">
            <text:p>369</text:p>
          </table:table-cell>
          <table:table-cell office:value-type="float" office:value="15.091" calcext:value-type="float">
            <text:p>15.091</text:p>
          </table:table-cell>
          <table:table-cell/>
          <table:table-cell table:formula="of:=[.$C437]*([.F$4]+[.$C437]*([.F$5]+[.$C437]*([.F$6]+[.$C437]*[.F$7])))/(1+[.$C437]*([.F$8]+[.$C437]*([.F$9]+[.$C437]*[.F$10])))" office:value-type="float" office:value="369.006285537708" calcext:value-type="float">
            <text:p>369.01</text:p>
          </table:table-cell>
          <table:table-cell table:formula="of:=[.B437]-[.E437]" office:value-type="float" office:value="-0.00628553770758344" calcext:value-type="float">
            <text:p>-0.006</text:p>
          </table:table-cell>
          <table:table-cell table:formula="of:=ABS([.F437])" office:value-type="float" office:value="0.00628553770758344" calcext:value-type="float">
            <text:p>0.006</text:p>
          </table:table-cell>
          <table:table-cell/>
          <table:table-cell table:style-name="ce12" table:formula="of:=[.$C437]*([.J$4]+[.$C437]*([.J$5]+[.$C437]*([.J$6]+[.$C437]*[.J$7])))/(1+[.$C437]*([.J$8]+[.$C437]*([.J$9]+[.$C437]*[.J$10])))" office:value-type="float" office:value="393.287427120822" calcext:value-type="float">
            <text:p>393.29</text:p>
          </table:table-cell>
          <table:table-cell table:formula="of:=[.B437]-[.I437]" office:value-type="float" office:value="-24.2874271208222" calcext:value-type="float">
            <text:p>-24.287</text:p>
          </table:table-cell>
          <table:table-cell table:formula="of:=ABS([.J437])" office:value-type="float" office:value="24.2874271208222" calcext:value-type="float">
            <text:p>24.287</text:p>
          </table:table-cell>
          <table:table-cell/>
          <table:table-cell table:formula="of:=[.$B437]*([.N$4]+[.$B437]*([.N$5]+[.$B437]*([.N$6]+[.$B437]*[.N$7])))/(1+[.$B437]*([.N$8]+[.$B437]*([.N$9]+[.$B437]*[.N$10])))" office:value-type="float" office:value="15.0904304944629" calcext:value-type="float">
            <text:p>15.090</text:p>
          </table:table-cell>
          <table:table-cell table:formula="of:=[.C437]-[.M437]" office:value-type="float" office:value="0.000569505537105997" calcext:value-type="float">
            <text:p>0.00057</text:p>
          </table:table-cell>
          <table:table-cell table:formula="of:=[.N437]*25.38" office:value-type="float" office:value="0.0144540505317502" calcext:value-type="float">
            <text:p>0.014</text:p>
          </table:table-cell>
          <table:table-cell table:formula="of:=ABS([.O437])" office:value-type="float" office:value="0.0144540505317502" calcext:value-type="float">
            <text:p>0.014</text:p>
          </table:table-cell>
          <table:table-cell/>
          <table:table-cell table:formula="of:=[.$B437]*([.S$4]+[.$B437]*([.S$5]+[.$B437]*([.S$6]+[.$B437]*[.S$7])))/(1+[.$B437]*([.S$8]+[.$B437]*([.S$9]+[.$B437]*[.S$10])))" office:value-type="float" office:value="15.633517008442" calcext:value-type="float">
            <text:p>15.634</text:p>
          </table:table-cell>
          <table:table-cell table:style-name="ce40" table:formula="of:=[.C437]-[.R437]" office:value-type="float" office:value="-0.542517008442008" calcext:value-type="float">
            <text:p>-0.5425</text:p>
          </table:table-cell>
          <table:table-cell table:formula="of:=[.S437]*25.38" office:value-type="float" office:value="-13.7690816742582" calcext:value-type="float">
            <text:p>-13.769</text:p>
          </table:table-cell>
          <table:table-cell table:formula="of:=ABS([.T437])" office:value-type="float" office:value="13.7690816742582" calcext:value-type="float">
            <text:p>13.76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70" calcext:value-type="float">
            <text:p>370</text:p>
          </table:table-cell>
          <table:table-cell office:value-type="float" office:value="15.133" calcext:value-type="float">
            <text:p>15.133</text:p>
          </table:table-cell>
          <table:table-cell/>
          <table:table-cell table:formula="of:=[.$C438]*([.F$4]+[.$C438]*([.F$5]+[.$C438]*([.F$6]+[.$C438]*[.F$7])))/(1+[.$C438]*([.F$8]+[.$C438]*([.F$9]+[.$C438]*[.F$10])))" office:value-type="float" office:value="370.004380495042" calcext:value-type="float">
            <text:p>370.00</text:p>
          </table:table-cell>
          <table:table-cell table:formula="of:=[.B438]-[.E438]" office:value-type="float" office:value="-0.00438049504157334" calcext:value-type="float">
            <text:p>-0.004</text:p>
          </table:table-cell>
          <table:table-cell table:formula="of:=ABS([.F438])" office:value-type="float" office:value="0.00438049504157334" calcext:value-type="float">
            <text:p>0.004</text:p>
          </table:table-cell>
          <table:table-cell/>
          <table:table-cell table:style-name="ce12" table:formula="of:=[.$C438]*([.J$4]+[.$C438]*([.J$5]+[.$C438]*([.J$6]+[.$C438]*[.J$7])))/(1+[.$C438]*([.J$8]+[.$C438]*([.J$9]+[.$C438]*[.J$10])))" office:value-type="float" office:value="394.488163364629" calcext:value-type="float">
            <text:p>394.49</text:p>
          </table:table-cell>
          <table:table-cell table:formula="of:=[.B438]-[.I438]" office:value-type="float" office:value="-24.4881633646287" calcext:value-type="float">
            <text:p>-24.488</text:p>
          </table:table-cell>
          <table:table-cell table:formula="of:=ABS([.J438])" office:value-type="float" office:value="24.4881633646287" calcext:value-type="float">
            <text:p>24.488</text:p>
          </table:table-cell>
          <table:table-cell/>
          <table:table-cell table:formula="of:=[.$B438]*([.N$4]+[.$B438]*([.N$5]+[.$B438]*([.N$6]+[.$B438]*[.N$7])))/(1+[.$B438]*([.N$8]+[.$B438]*([.N$9]+[.$B438]*[.N$10])))" office:value-type="float" office:value="15.1325020652587" calcext:value-type="float">
            <text:p>15.133</text:p>
          </table:table-cell>
          <table:table-cell table:formula="of:=[.C438]-[.M438]" office:value-type="float" office:value="0.000497934741256145" calcext:value-type="float">
            <text:p>0.00050</text:p>
          </table:table-cell>
          <table:table-cell table:formula="of:=[.N438]*25.38" office:value-type="float" office:value="0.012637583733081" calcext:value-type="float">
            <text:p>0.013</text:p>
          </table:table-cell>
          <table:table-cell table:formula="of:=ABS([.O438])" office:value-type="float" office:value="0.012637583733081" calcext:value-type="float">
            <text:p>0.013</text:p>
          </table:table-cell>
          <table:table-cell/>
          <table:table-cell table:formula="of:=[.$B438]*([.S$4]+[.$B438]*([.S$5]+[.$B438]*([.S$6]+[.$B438]*[.S$7])))/(1+[.$B438]*([.S$8]+[.$B438]*([.S$9]+[.$B438]*[.S$10])))" office:value-type="float" office:value="15.6767564800506" calcext:value-type="float">
            <text:p>15.677</text:p>
          </table:table-cell>
          <table:table-cell table:style-name="ce40" table:formula="of:=[.C438]-[.R438]" office:value-type="float" office:value="-0.54375648005059" calcext:value-type="float">
            <text:p>-0.5438</text:p>
          </table:table-cell>
          <table:table-cell table:formula="of:=[.S438]*25.38" office:value-type="float" office:value="-13.800539463684" calcext:value-type="float">
            <text:p>-13.801</text:p>
          </table:table-cell>
          <table:table-cell table:formula="of:=ABS([.T438])" office:value-type="float" office:value="13.800539463684" calcext:value-type="float">
            <text:p>13.80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71" calcext:value-type="float">
            <text:p>371</text:p>
          </table:table-cell>
          <table:table-cell office:value-type="float" office:value="15.175" calcext:value-type="float">
            <text:p>15.175</text:p>
          </table:table-cell>
          <table:table-cell/>
          <table:table-cell table:formula="of:=[.$C439]*([.F$4]+[.$C439]*([.F$5]+[.$C439]*([.F$6]+[.$C439]*[.F$7])))/(1+[.$C439]*([.F$8]+[.$C439]*([.F$9]+[.$C439]*[.F$10])))" office:value-type="float" office:value="371.002318693914" calcext:value-type="float">
            <text:p>371.00</text:p>
          </table:table-cell>
          <table:table-cell table:formula="of:=[.B439]-[.E439]" office:value-type="float" office:value="-0.00231869391438977" calcext:value-type="float">
            <text:p>-0.002</text:p>
          </table:table-cell>
          <table:table-cell table:formula="of:=ABS([.F439])" office:value-type="float" office:value="0.00231869391438977" calcext:value-type="float">
            <text:p>0.002</text:p>
          </table:table-cell>
          <table:table-cell/>
          <table:table-cell table:style-name="ce12" table:formula="of:=[.$C439]*([.J$4]+[.$C439]*([.J$5]+[.$C439]*([.J$6]+[.$C439]*[.J$7])))/(1+[.$C439]*([.J$8]+[.$C439]*([.J$9]+[.$C439]*[.J$10])))" office:value-type="float" office:value="395.689161821289" calcext:value-type="float">
            <text:p>395.69</text:p>
          </table:table-cell>
          <table:table-cell table:formula="of:=[.B439]-[.I439]" office:value-type="float" office:value="-24.6891618212894" calcext:value-type="float">
            <text:p>-24.689</text:p>
          </table:table-cell>
          <table:table-cell table:formula="of:=ABS([.J439])" office:value-type="float" office:value="24.6891618212894" calcext:value-type="float">
            <text:p>24.689</text:p>
          </table:table-cell>
          <table:table-cell/>
          <table:table-cell table:formula="of:=[.$B439]*([.N$4]+[.$B439]*([.N$5]+[.$B439]*([.N$6]+[.$B439]*[.N$7])))/(1+[.$B439]*([.N$8]+[.$B439]*([.N$9]+[.$B439]*[.N$10])))" office:value-type="float" office:value="15.1745803381043" calcext:value-type="float">
            <text:p>15.175</text:p>
          </table:table-cell>
          <table:table-cell table:formula="of:=[.C439]-[.M439]" office:value-type="float" office:value="0.000419661895719514" calcext:value-type="float">
            <text:p>0.00042</text:p>
          </table:table-cell>
          <table:table-cell table:formula="of:=[.N439]*25.38" office:value-type="float" office:value="0.0106510189133613" calcext:value-type="float">
            <text:p>0.011</text:p>
          </table:table-cell>
          <table:table-cell table:formula="of:=ABS([.O439])" office:value-type="float" office:value="0.0106510189133613" calcext:value-type="float">
            <text:p>0.011</text:p>
          </table:table-cell>
          <table:table-cell/>
          <table:table-cell table:formula="of:=[.$B439]*([.S$4]+[.$B439]*([.S$5]+[.$B439]*([.S$6]+[.$B439]*[.S$7])))/(1+[.$B439]*([.S$8]+[.$B439]*([.S$9]+[.$B439]*[.S$10])))" office:value-type="float" office:value="15.7199973687066" calcext:value-type="float">
            <text:p>15.720</text:p>
          </table:table-cell>
          <table:table-cell table:style-name="ce40" table:formula="of:=[.C439]-[.R439]" office:value-type="float" office:value="-0.544997368706575" calcext:value-type="float">
            <text:p>-0.5450</text:p>
          </table:table-cell>
          <table:table-cell table:formula="of:=[.S439]*25.38" office:value-type="float" office:value="-13.8320332177729" calcext:value-type="float">
            <text:p>-13.832</text:p>
          </table:table-cell>
          <table:table-cell table:formula="of:=ABS([.T439])" office:value-type="float" office:value="13.8320332177729" calcext:value-type="float">
            <text:p>13.83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72" calcext:value-type="float">
            <text:p>372</text:p>
          </table:table-cell>
          <table:table-cell office:value-type="float" office:value="15.217" calcext:value-type="float">
            <text:p>15.217</text:p>
          </table:table-cell>
          <table:table-cell/>
          <table:table-cell table:formula="of:=[.$C440]*([.F$4]+[.$C440]*([.F$5]+[.$C440]*([.F$6]+[.$C440]*[.F$7])))/(1+[.$C440]*([.F$8]+[.$C440]*([.F$9]+[.$C440]*[.F$10])))" office:value-type="float" office:value="372.000101709141" calcext:value-type="float">
            <text:p>372.00</text:p>
          </table:table-cell>
          <table:table-cell table:formula="of:=[.B440]-[.E440]" office:value-type="float" office:value="-0.000101709141290485" calcext:value-type="float">
            <text:p>0.000</text:p>
          </table:table-cell>
          <table:table-cell table:formula="of:=ABS([.F440])" office:value-type="float" office:value="0.000101709141290485" calcext:value-type="float">
            <text:p>0.000</text:p>
          </table:table-cell>
          <table:table-cell/>
          <table:table-cell table:style-name="ce12" table:formula="of:=[.$C440]*([.J$4]+[.$C440]*([.J$5]+[.$C440]*([.J$6]+[.$C440]*[.J$7])))/(1+[.$C440]*([.J$8]+[.$C440]*([.J$9]+[.$C440]*[.J$10])))" office:value-type="float" office:value="396.890419561617" calcext:value-type="float">
            <text:p>396.89</text:p>
          </table:table-cell>
          <table:table-cell table:formula="of:=[.B440]-[.I440]" office:value-type="float" office:value="-24.8904195616165" calcext:value-type="float">
            <text:p>-24.890</text:p>
          </table:table-cell>
          <table:table-cell table:formula="of:=ABS([.J440])" office:value-type="float" office:value="24.8904195616165" calcext:value-type="float">
            <text:p>24.890</text:p>
          </table:table-cell>
          <table:table-cell/>
          <table:table-cell table:formula="of:=[.$B440]*([.N$4]+[.$B440]*([.N$5]+[.$B440]*([.N$6]+[.$B440]*[.N$7])))/(1+[.$B440]*([.N$8]+[.$B440]*([.N$9]+[.$B440]*[.N$10])))" office:value-type="float" office:value="15.2166652541862" calcext:value-type="float">
            <text:p>15.217</text:p>
          </table:table-cell>
          <table:table-cell table:formula="of:=[.C440]-[.M440]" office:value-type="float" office:value="0.000334745813759696" calcext:value-type="float">
            <text:p>0.00033</text:p>
          </table:table-cell>
          <table:table-cell table:formula="of:=[.N440]*25.38" office:value-type="float" office:value="0.00849584875322108" calcext:value-type="float">
            <text:p>0.008</text:p>
          </table:table-cell>
          <table:table-cell table:formula="of:=ABS([.O440])" office:value-type="float" office:value="0.00849584875322108" calcext:value-type="float">
            <text:p>0.008</text:p>
          </table:table-cell>
          <table:table-cell/>
          <table:table-cell table:formula="of:=[.$B440]*([.S$4]+[.$B440]*([.S$5]+[.$B440]*([.S$6]+[.$B440]*[.S$7])))/(1+[.$B440]*([.S$8]+[.$B440]*([.S$9]+[.$B440]*[.S$10])))" office:value-type="float" office:value="15.7632396664149" calcext:value-type="float">
            <text:p>15.763</text:p>
          </table:table-cell>
          <table:table-cell table:style-name="ce40" table:formula="of:=[.C440]-[.R440]" office:value-type="float" office:value="-0.546239666414945" calcext:value-type="float">
            <text:p>-0.5462</text:p>
          </table:table-cell>
          <table:table-cell table:formula="of:=[.S440]*25.38" office:value-type="float" office:value="-13.8635627336113" calcext:value-type="float">
            <text:p>-13.864</text:p>
          </table:table-cell>
          <table:table-cell table:formula="of:=ABS([.T440])" office:value-type="float" office:value="13.8635627336113" calcext:value-type="float">
            <text:p>13.86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73" calcext:value-type="float">
            <text:p>373</text:p>
          </table:table-cell>
          <table:table-cell office:value-type="float" office:value="15.259" calcext:value-type="float">
            <text:p>15.259</text:p>
          </table:table-cell>
          <table:table-cell/>
          <table:table-cell table:formula="of:=[.$C441]*([.F$4]+[.$C441]*([.F$5]+[.$C441]*([.F$6]+[.$C441]*[.F$7])))/(1+[.$C441]*([.F$8]+[.$C441]*([.F$9]+[.$C441]*[.F$10])))" office:value-type="float" office:value="372.997731097991" calcext:value-type="float">
            <text:p>373.00</text:p>
          </table:table-cell>
          <table:table-cell table:formula="of:=[.B441]-[.E441]" office:value-type="float" office:value="0.00226890200934804" calcext:value-type="float">
            <text:p>0.002</text:p>
          </table:table-cell>
          <table:table-cell table:formula="of:=ABS([.F441])" office:value-type="float" office:value="0.00226890200934804" calcext:value-type="float">
            <text:p>0.002</text:p>
          </table:table-cell>
          <table:table-cell/>
          <table:table-cell table:style-name="ce12" table:formula="of:=[.$C441]*([.J$4]+[.$C441]*([.J$5]+[.$C441]*([.J$6]+[.$C441]*[.J$7])))/(1+[.$C441]*([.J$8]+[.$C441]*([.J$9]+[.$C441]*[.J$10])))" office:value-type="float" office:value="398.091933682537" calcext:value-type="float">
            <text:p>398.09</text:p>
          </table:table-cell>
          <table:table-cell table:formula="of:=[.B441]-[.I441]" office:value-type="float" office:value="-25.0919336825373" calcext:value-type="float">
            <text:p>-25.092</text:p>
          </table:table-cell>
          <table:table-cell table:formula="of:=ABS([.J441])" office:value-type="float" office:value="25.0919336825373" calcext:value-type="float">
            <text:p>25.092</text:p>
          </table:table-cell>
          <table:table-cell/>
          <table:table-cell table:formula="of:=[.$B441]*([.N$4]+[.$B441]*([.N$5]+[.$B441]*([.N$6]+[.$B441]*[.N$7])))/(1+[.$B441]*([.N$8]+[.$B441]*([.N$9]+[.$B441]*[.N$10])))" office:value-type="float" office:value="15.2587567552762" calcext:value-type="float">
            <text:p>15.259</text:p>
          </table:table-cell>
          <table:table-cell table:formula="of:=[.C441]-[.M441]" office:value-type="float" office:value="0.000243244723792557" calcext:value-type="float">
            <text:p>0.00024</text:p>
          </table:table-cell>
          <table:table-cell table:formula="of:=[.N441]*25.38" office:value-type="float" office:value="0.0061735510898551" calcext:value-type="float">
            <text:p>0.006</text:p>
          </table:table-cell>
          <table:table-cell table:formula="of:=ABS([.O441])" office:value-type="float" office:value="0.0061735510898551" calcext:value-type="float">
            <text:p>0.006</text:p>
          </table:table-cell>
          <table:table-cell/>
          <table:table-cell table:formula="of:=[.$B441]*([.S$4]+[.$B441]*([.S$5]+[.$B441]*([.S$6]+[.$B441]*[.S$7])))/(1+[.$B441]*([.S$8]+[.$B441]*([.S$9]+[.$B441]*[.S$10])))" office:value-type="float" office:value="15.8064833652407" calcext:value-type="float">
            <text:p>15.806</text:p>
          </table:table-cell>
          <table:table-cell table:style-name="ce40" table:formula="of:=[.C441]-[.R441]" office:value-type="float" office:value="-0.547483365240659" calcext:value-type="float">
            <text:p>-0.5475</text:p>
          </table:table-cell>
          <table:table-cell table:formula="of:=[.S441]*25.38" office:value-type="float" office:value="-13.8951278098079" calcext:value-type="float">
            <text:p>-13.895</text:p>
          </table:table-cell>
          <table:table-cell table:formula="of:=ABS([.T441])" office:value-type="float" office:value="13.8951278098079" calcext:value-type="float">
            <text:p>13.89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74" calcext:value-type="float">
            <text:p>374</text:p>
          </table:table-cell>
          <table:table-cell office:value-type="float" office:value="15.301" calcext:value-type="float">
            <text:p>15.301</text:p>
          </table:table-cell>
          <table:table-cell/>
          <table:table-cell table:formula="of:=[.$C442]*([.F$4]+[.$C442]*([.F$5]+[.$C442]*([.F$6]+[.$C442]*[.F$7])))/(1+[.$C442]*([.F$8]+[.$C442]*([.F$9]+[.$C442]*[.F$10])))" office:value-type="float" office:value="373.99520840034" calcext:value-type="float">
            <text:p>374.00</text:p>
          </table:table-cell>
          <table:table-cell table:formula="of:=[.B442]-[.E442]" office:value-type="float" office:value="0.00479159965993858" calcext:value-type="float">
            <text:p>0.005</text:p>
          </table:table-cell>
          <table:table-cell table:formula="of:=ABS([.F442])" office:value-type="float" office:value="0.00479159965993858" calcext:value-type="float">
            <text:p>0.005</text:p>
          </table:table-cell>
          <table:table-cell/>
          <table:table-cell table:style-name="ce12" table:formula="of:=[.$C442]*([.J$4]+[.$C442]*([.J$5]+[.$C442]*([.J$6]+[.$C442]*[.J$7])))/(1+[.$C442]*([.J$8]+[.$C442]*([.J$9]+[.$C442]*[.J$10])))" office:value-type="float" office:value="399.293701306951" calcext:value-type="float">
            <text:p>399.29</text:p>
          </table:table-cell>
          <table:table-cell table:formula="of:=[.B442]-[.I442]" office:value-type="float" office:value="-25.2937013069512" calcext:value-type="float">
            <text:p>-25.294</text:p>
          </table:table-cell>
          <table:table-cell table:formula="of:=ABS([.J442])" office:value-type="float" office:value="25.2937013069512" calcext:value-type="float">
            <text:p>25.294</text:p>
          </table:table-cell>
          <table:table-cell/>
          <table:table-cell table:formula="of:=[.$B442]*([.N$4]+[.$B442]*([.N$5]+[.$B442]*([.N$6]+[.$B442]*[.N$7])))/(1+[.$B442]*([.N$8]+[.$B442]*([.N$9]+[.$B442]*[.N$10])))" office:value-type="float" office:value="15.3008547837263" calcext:value-type="float">
            <text:p>15.301</text:p>
          </table:table-cell>
          <table:table-cell table:formula="of:=[.C442]-[.M442]" office:value-type="float" office:value="0.000145216273747195" calcext:value-type="float">
            <text:p>0.00015</text:p>
          </table:table-cell>
          <table:table-cell table:formula="of:=[.N442]*25.38" office:value-type="float" office:value="0.00368558902770381" calcext:value-type="float">
            <text:p>0.004</text:p>
          </table:table-cell>
          <table:table-cell table:formula="of:=ABS([.O442])" office:value-type="float" office:value="0.00368558902770381" calcext:value-type="float">
            <text:p>0.004</text:p>
          </table:table-cell>
          <table:table-cell/>
          <table:table-cell table:formula="of:=[.$B442]*([.S$4]+[.$B442]*([.S$5]+[.$B442]*([.S$6]+[.$B442]*[.S$7])))/(1+[.$B442]*([.S$8]+[.$B442]*([.S$9]+[.$B442]*[.S$10])))" office:value-type="float" office:value="15.8497284573082" calcext:value-type="float">
            <text:p>15.850</text:p>
          </table:table-cell>
          <table:table-cell table:style-name="ce40" table:formula="of:=[.C442]-[.R442]" office:value-type="float" office:value="-0.548728457308163" calcext:value-type="float">
            <text:p>-0.5487</text:p>
          </table:table-cell>
          <table:table-cell table:formula="of:=[.S442]*25.38" office:value-type="float" office:value="-13.9267282464812" calcext:value-type="float">
            <text:p>-13.927</text:p>
          </table:table-cell>
          <table:table-cell table:formula="of:=ABS([.T442])" office:value-type="float" office:value="13.9267282464812" calcext:value-type="float">
            <text:p>13.92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75" calcext:value-type="float">
            <text:p>375</text:p>
          </table:table-cell>
          <table:table-cell office:value-type="float" office:value="15.343" calcext:value-type="float">
            <text:p>15.343</text:p>
          </table:table-cell>
          <table:table-cell/>
          <table:table-cell table:formula="of:=[.$C443]*([.F$4]+[.$C443]*([.F$5]+[.$C443]*([.F$6]+[.$C443]*[.F$7])))/(1+[.$C443]*([.F$8]+[.$C443]*([.F$9]+[.$C443]*[.F$10])))" office:value-type="float" office:value="374.992535138833" calcext:value-type="float">
            <text:p>374.99</text:p>
          </table:table-cell>
          <table:table-cell table:formula="of:=[.B443]-[.E443]" office:value-type="float" office:value="0.00746486116707956" calcext:value-type="float">
            <text:p>0.007</text:p>
          </table:table-cell>
          <table:table-cell table:formula="of:=ABS([.F443])" office:value-type="float" office:value="0.00746486116707956" calcext:value-type="float">
            <text:p>0.007</text:p>
          </table:table-cell>
          <table:table-cell/>
          <table:table-cell table:style-name="ce12" table:formula="of:=[.$C443]*([.J$4]+[.$C443]*([.J$5]+[.$C443]*([.J$6]+[.$C443]*[.J$7])))/(1+[.$C443]*([.J$8]+[.$C443]*([.J$9]+[.$C443]*[.J$10])))" office:value-type="float" office:value="400.495719583584" calcext:value-type="float">
            <text:p>400.50</text:p>
          </table:table-cell>
          <table:table-cell table:formula="of:=[.B443]-[.I443]" office:value-type="float" office:value="-25.4957195835844" calcext:value-type="float">
            <text:p>-25.496</text:p>
          </table:table-cell>
          <table:table-cell table:formula="of:=ABS([.J443])" office:value-type="float" office:value="25.4957195835844" calcext:value-type="float">
            <text:p>25.496</text:p>
          </table:table-cell>
          <table:table-cell/>
          <table:table-cell table:formula="of:=[.$B443]*([.N$4]+[.$B443]*([.N$5]+[.$B443]*([.N$6]+[.$B443]*[.N$7])))/(1+[.$B443]*([.N$8]+[.$B443]*([.N$9]+[.$B443]*[.N$10])))" office:value-type="float" office:value="15.3429592824645" calcext:value-type="float">
            <text:p>15.343</text:p>
          </table:table-cell>
          <table:table-cell table:formula="of:=[.C443]-[.M443]" office:value-type="float" office:value="0.0000407175354997236" calcext:value-type="float">
            <text:p>0.00004</text:p>
          </table:table-cell>
          <table:table-cell table:formula="of:=[.N443]*25.38" office:value-type="float" office:value="0.00103341105098298" calcext:value-type="float">
            <text:p>0.001</text:p>
          </table:table-cell>
          <table:table-cell table:formula="of:=ABS([.O443])" office:value-type="float" office:value="0.00103341105098298" calcext:value-type="float">
            <text:p>0.001</text:p>
          </table:table-cell>
          <table:table-cell/>
          <table:table-cell table:formula="of:=[.$B443]*([.S$4]+[.$B443]*([.S$5]+[.$B443]*([.S$6]+[.$B443]*[.S$7])))/(1+[.$B443]*([.S$8]+[.$B443]*([.S$9]+[.$B443]*[.S$10])))" office:value-type="float" office:value="15.8929749348008" calcext:value-type="float">
            <text:p>15.893</text:p>
          </table:table-cell>
          <table:table-cell table:style-name="ce40" table:formula="of:=[.C443]-[.R443]" office:value-type="float" office:value="-0.549974934800808" calcext:value-type="float">
            <text:p>-0.5500</text:p>
          </table:table-cell>
          <table:table-cell table:formula="of:=[.S443]*25.38" office:value-type="float" office:value="-13.9583638452445" calcext:value-type="float">
            <text:p>-13.958</text:p>
          </table:table-cell>
          <table:table-cell table:formula="of:=ABS([.T443])" office:value-type="float" office:value="13.9583638452445" calcext:value-type="float">
            <text:p>13.95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76" calcext:value-type="float">
            <text:p>376</text:p>
          </table:table-cell>
          <table:table-cell office:value-type="float" office:value="15.385" calcext:value-type="float">
            <text:p>15.385</text:p>
          </table:table-cell>
          <table:table-cell/>
          <table:table-cell table:formula="of:=[.$C444]*([.F$4]+[.$C444]*([.F$5]+[.$C444]*([.F$6]+[.$C444]*[.F$7])))/(1+[.$C444]*([.F$8]+[.$C444]*([.F$9]+[.$C444]*[.F$10])))" office:value-type="float" office:value="375.989712819038" calcext:value-type="float">
            <text:p>375.99</text:p>
          </table:table-cell>
          <table:table-cell table:formula="of:=[.B444]-[.E444]" office:value-type="float" office:value="0.0102871809624503" calcext:value-type="float">
            <text:p>0.010</text:p>
          </table:table-cell>
          <table:table-cell table:formula="of:=ABS([.F444])" office:value-type="float" office:value="0.0102871809624503" calcext:value-type="float">
            <text:p>0.010</text:p>
          </table:table-cell>
          <table:table-cell/>
          <table:table-cell table:style-name="ce12" table:formula="of:=[.$C444]*([.J$4]+[.$C444]*([.J$5]+[.$C444]*([.J$6]+[.$C444]*[.J$7])))/(1+[.$C444]*([.J$8]+[.$C444]*([.J$9]+[.$C444]*[.J$10])))" office:value-type="float" office:value="401.697985686845" calcext:value-type="float">
            <text:p>401.70</text:p>
          </table:table-cell>
          <table:table-cell table:formula="of:=[.B444]-[.I444]" office:value-type="float" office:value="-25.6979856868453" calcext:value-type="float">
            <text:p>-25.698</text:p>
          </table:table-cell>
          <table:table-cell table:formula="of:=ABS([.J444])" office:value-type="float" office:value="25.6979856868453" calcext:value-type="float">
            <text:p>25.698</text:p>
          </table:table-cell>
          <table:table-cell/>
          <table:table-cell table:formula="of:=[.$B444]*([.N$4]+[.$B444]*([.N$5]+[.$B444]*([.N$6]+[.$B444]*[.N$7])))/(1+[.$B444]*([.N$8]+[.$B444]*([.N$9]+[.$B444]*[.N$10])))" office:value-type="float" office:value="15.3850701949907" calcext:value-type="float">
            <text:p>15.385</text:p>
          </table:table-cell>
          <table:table-cell table:formula="of:=[.C444]-[.M444]" office:value-type="float" office:value="-0.0000701949906769528" calcext:value-type="float">
            <text:p>-0.00007</text:p>
          </table:table-cell>
          <table:table-cell table:formula="of:=[.N444]*25.38" office:value-type="float" office:value="-0.00178154886338106" calcext:value-type="float">
            <text:p>-0.002</text:p>
          </table:table-cell>
          <table:table-cell table:formula="of:=ABS([.O444])" office:value-type="float" office:value="0.00178154886338106" calcext:value-type="float">
            <text:p>0.002</text:p>
          </table:table-cell>
          <table:table-cell/>
          <table:table-cell table:formula="of:=[.$B444]*([.S$4]+[.$B444]*([.S$5]+[.$B444]*([.S$6]+[.$B444]*[.S$7])))/(1+[.$B444]*([.S$8]+[.$B444]*([.S$9]+[.$B444]*[.S$10])))" office:value-type="float" office:value="15.9362227899603" calcext:value-type="float">
            <text:p>15.936</text:p>
          </table:table-cell>
          <table:table-cell table:style-name="ce40" table:formula="of:=[.C444]-[.R444]" office:value-type="float" office:value="-0.551222789960296" calcext:value-type="float">
            <text:p>-0.5512</text:p>
          </table:table-cell>
          <table:table-cell table:formula="of:=[.S444]*25.38" office:value-type="float" office:value="-13.9900344091923" calcext:value-type="float">
            <text:p>-13.990</text:p>
          </table:table-cell>
          <table:table-cell table:formula="of:=ABS([.T444])" office:value-type="float" office:value="13.9900344091923" calcext:value-type="float">
            <text:p>13.99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77" calcext:value-type="float">
            <text:p>377</text:p>
          </table:table-cell>
          <table:table-cell office:value-type="float" office:value="15.427" calcext:value-type="float">
            <text:p>15.427</text:p>
          </table:table-cell>
          <table:table-cell/>
          <table:table-cell table:formula="of:=[.$C445]*([.F$4]+[.$C445]*([.F$5]+[.$C445]*([.F$6]+[.$C445]*[.F$7])))/(1+[.$C445]*([.F$8]+[.$C445]*([.F$9]+[.$C445]*[.F$10])))" office:value-type="float" office:value="376.986742929606" calcext:value-type="float">
            <text:p>376.99</text:p>
          </table:table-cell>
          <table:table-cell table:formula="of:=[.B445]-[.E445]" office:value-type="float" office:value="0.0132570703943884" calcext:value-type="float">
            <text:p>0.013</text:p>
          </table:table-cell>
          <table:table-cell table:formula="of:=ABS([.F445])" office:value-type="float" office:value="0.0132570703943884" calcext:value-type="float">
            <text:p>0.013</text:p>
          </table:table-cell>
          <table:table-cell/>
          <table:table-cell table:style-name="ce12" table:formula="of:=[.$C445]*([.J$4]+[.$C445]*([.J$5]+[.$C445]*([.J$6]+[.$C445]*[.J$7])))/(1+[.$C445]*([.J$8]+[.$C445]*([.J$9]+[.$C445]*[.J$10])))" office:value-type="float" office:value="402.900496816676" calcext:value-type="float">
            <text:p>402.90</text:p>
          </table:table-cell>
          <table:table-cell table:formula="of:=[.B445]-[.I445]" office:value-type="float" office:value="-25.9004968166759" calcext:value-type="float">
            <text:p>-25.900</text:p>
          </table:table-cell>
          <table:table-cell table:formula="of:=ABS([.J445])" office:value-type="float" office:value="25.9004968166759" calcext:value-type="float">
            <text:p>25.900</text:p>
          </table:table-cell>
          <table:table-cell/>
          <table:table-cell table:formula="of:=[.$B445]*([.N$4]+[.$B445]*([.N$5]+[.$B445]*([.N$6]+[.$B445]*[.N$7])))/(1+[.$B445]*([.N$8]+[.$B445]*([.N$9]+[.$B445]*[.N$10])))" office:value-type="float" office:value="15.4271874653716" calcext:value-type="float">
            <text:p>15.427</text:p>
          </table:table-cell>
          <table:table-cell table:formula="of:=[.C445]-[.M445]" office:value-type="float" office:value="-0.000187465371576323" calcext:value-type="float">
            <text:p>-0.00019</text:p>
          </table:table-cell>
          <table:table-cell table:formula="of:=[.N445]*25.38" office:value-type="float" office:value="-0.00475787113060708" calcext:value-type="float">
            <text:p>-0.005</text:p>
          </table:table-cell>
          <table:table-cell table:formula="of:=ABS([.O445])" office:value-type="float" office:value="0.00475787113060708" calcext:value-type="float">
            <text:p>0.005</text:p>
          </table:table-cell>
          <table:table-cell/>
          <table:table-cell table:formula="of:=[.$B445]*([.S$4]+[.$B445]*([.S$5]+[.$B445]*([.S$6]+[.$B445]*[.S$7])))/(1+[.$B445]*([.S$8]+[.$B445]*([.S$9]+[.$B445]*[.S$10])))" office:value-type="float" office:value="15.9794720150861" calcext:value-type="float">
            <text:p>15.979</text:p>
          </table:table-cell>
          <table:table-cell table:style-name="ce40" table:formula="of:=[.C445]-[.R445]" office:value-type="float" office:value="-0.552472015086142" calcext:value-type="float">
            <text:p>-0.5525</text:p>
          </table:table-cell>
          <table:table-cell table:formula="of:=[.S445]*25.38" office:value-type="float" office:value="-14.0217397428863" calcext:value-type="float">
            <text:p>-14.022</text:p>
          </table:table-cell>
          <table:table-cell table:formula="of:=ABS([.T445])" office:value-type="float" office:value="14.0217397428863" calcext:value-type="float">
            <text:p>14.02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78" calcext:value-type="float">
            <text:p>378</text:p>
          </table:table-cell>
          <table:table-cell office:value-type="float" office:value="15.469" calcext:value-type="float">
            <text:p>15.469</text:p>
          </table:table-cell>
          <table:table-cell/>
          <table:table-cell table:formula="of:=[.$C446]*([.F$4]+[.$C446]*([.F$5]+[.$C446]*([.F$6]+[.$C446]*[.F$7])))/(1+[.$C446]*([.F$8]+[.$C446]*([.F$9]+[.$C446]*[.F$10])))" office:value-type="float" office:value="377.983626942431" calcext:value-type="float">
            <text:p>377.98</text:p>
          </table:table-cell>
          <table:table-cell table:formula="of:=[.B446]-[.E446]" office:value-type="float" office:value="0.0163730575693535" calcext:value-type="float">
            <text:p>0.016</text:p>
          </table:table-cell>
          <table:table-cell table:formula="of:=ABS([.F446])" office:value-type="float" office:value="0.0163730575693535" calcext:value-type="float">
            <text:p>0.016</text:p>
          </table:table-cell>
          <table:table-cell/>
          <table:table-cell table:style-name="ce12" table:formula="of:=[.$C446]*([.J$4]+[.$C446]*([.J$5]+[.$C446]*([.J$6]+[.$C446]*[.J$7])))/(1+[.$C446]*([.J$8]+[.$C446]*([.J$9]+[.$C446]*[.J$10])))" office:value-type="float" office:value="404.103250198404" calcext:value-type="float">
            <text:p>404.10</text:p>
          </table:table-cell>
          <table:table-cell table:formula="of:=[.B446]-[.I446]" office:value-type="float" office:value="-26.1032501984035" calcext:value-type="float">
            <text:p>-26.103</text:p>
          </table:table-cell>
          <table:table-cell table:formula="of:=ABS([.J446])" office:value-type="float" office:value="26.1032501984035" calcext:value-type="float">
            <text:p>26.103</text:p>
          </table:table-cell>
          <table:table-cell/>
          <table:table-cell table:formula="of:=[.$B446]*([.N$4]+[.$B446]*([.N$5]+[.$B446]*([.N$6]+[.$B446]*[.N$7])))/(1+[.$B446]*([.N$8]+[.$B446]*([.N$9]+[.$B446]*[.N$10])))" office:value-type="float" office:value="15.4693110382366" calcext:value-type="float">
            <text:p>15.469</text:p>
          </table:table-cell>
          <table:table-cell table:formula="of:=[.C446]-[.M446]" office:value-type="float" office:value="-0.000311038236555206" calcext:value-type="float">
            <text:p>-0.00031</text:p>
          </table:table-cell>
          <table:table-cell table:formula="of:=[.N446]*25.38" office:value-type="float" office:value="-0.00789415044377112" calcext:value-type="float">
            <text:p>-0.008</text:p>
          </table:table-cell>
          <table:table-cell table:formula="of:=ABS([.O446])" office:value-type="float" office:value="0.00789415044377112" calcext:value-type="float">
            <text:p>0.008</text:p>
          </table:table-cell>
          <table:table-cell/>
          <table:table-cell table:formula="of:=[.$B446]*([.S$4]+[.$B446]*([.S$5]+[.$B446]*([.S$6]+[.$B446]*[.S$7])))/(1+[.$B446]*([.S$8]+[.$B446]*([.S$9]+[.$B446]*[.S$10])))" office:value-type="float" office:value="16.0227226025351" calcext:value-type="float">
            <text:p>16.023</text:p>
          </table:table-cell>
          <table:table-cell table:style-name="ce40" table:formula="of:=[.C446]-[.R446]" office:value-type="float" office:value="-0.553722602535133" calcext:value-type="float">
            <text:p>-0.5537</text:p>
          </table:table-cell>
          <table:table-cell table:formula="of:=[.S446]*25.38" office:value-type="float" office:value="-14.0534796523417" calcext:value-type="float">
            <text:p>-14.053</text:p>
          </table:table-cell>
          <table:table-cell table:formula="of:=ABS([.T446])" office:value-type="float" office:value="14.0534796523417" calcext:value-type="float">
            <text:p>14.05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79" calcext:value-type="float">
            <text:p>379</text:p>
          </table:table-cell>
          <table:table-cell office:value-type="float" office:value="15.511" calcext:value-type="float">
            <text:p>15.511</text:p>
          </table:table-cell>
          <table:table-cell/>
          <table:table-cell table:formula="of:=[.$C447]*([.F$4]+[.$C447]*([.F$5]+[.$C447]*([.F$6]+[.$C447]*[.F$7])))/(1+[.$C447]*([.F$8]+[.$C447]*([.F$9]+[.$C447]*[.F$10])))" office:value-type="float" office:value="378.980366312809" calcext:value-type="float">
            <text:p>378.98</text:p>
          </table:table-cell>
          <table:table-cell table:formula="of:=[.B447]-[.E447]" office:value-type="float" office:value="0.0196336871907761" calcext:value-type="float">
            <text:p>0.020</text:p>
          </table:table-cell>
          <table:table-cell table:formula="of:=ABS([.F447])" office:value-type="float" office:value="0.0196336871907761" calcext:value-type="float">
            <text:p>0.020</text:p>
          </table:table-cell>
          <table:table-cell/>
          <table:table-cell table:style-name="ce12" table:formula="of:=[.$C447]*([.J$4]+[.$C447]*([.J$5]+[.$C447]*([.J$6]+[.$C447]*[.J$7])))/(1+[.$C447]*([.J$8]+[.$C447]*([.J$9]+[.$C447]*[.J$10])))" office:value-type="float" office:value="405.306243082591" calcext:value-type="float">
            <text:p>405.31</text:p>
          </table:table-cell>
          <table:table-cell table:formula="of:=[.B447]-[.I447]" office:value-type="float" office:value="-26.306243082591" calcext:value-type="float">
            <text:p>-26.306</text:p>
          </table:table-cell>
          <table:table-cell table:formula="of:=ABS([.J447])" office:value-type="float" office:value="26.306243082591" calcext:value-type="float">
            <text:p>26.306</text:p>
          </table:table-cell>
          <table:table-cell/>
          <table:table-cell table:formula="of:=[.$B447]*([.N$4]+[.$B447]*([.N$5]+[.$B447]*([.N$6]+[.$B447]*[.N$7])))/(1+[.$B447]*([.N$8]+[.$B447]*([.N$9]+[.$B447]*[.N$10])))" office:value-type="float" office:value="15.5114408587729" calcext:value-type="float">
            <text:p>15.511</text:p>
          </table:table-cell>
          <table:table-cell table:formula="of:=[.C447]-[.M447]" office:value-type="float" office:value="-0.000440858772931207" calcext:value-type="float">
            <text:p>-0.00044</text:p>
          </table:table-cell>
          <table:table-cell table:formula="of:=[.N447]*25.38" office:value-type="float" office:value="-0.011188995656994" calcext:value-type="float">
            <text:p>-0.011</text:p>
          </table:table-cell>
          <table:table-cell table:formula="of:=ABS([.O447])" office:value-type="float" office:value="0.011188995656994" calcext:value-type="float">
            <text:p>0.011</text:p>
          </table:table-cell>
          <table:table-cell/>
          <table:table-cell table:formula="of:=[.$B447]*([.S$4]+[.$B447]*([.S$5]+[.$B447]*([.S$6]+[.$B447]*[.S$7])))/(1+[.$B447]*([.S$8]+[.$B447]*([.S$9]+[.$B447]*[.S$10])))" office:value-type="float" office:value="16.0659745447208" calcext:value-type="float">
            <text:p>16.066</text:p>
          </table:table-cell>
          <table:table-cell table:style-name="ce40" table:formula="of:=[.C447]-[.R447]" office:value-type="float" office:value="-0.55497454472081" calcext:value-type="float">
            <text:p>-0.5550</text:p>
          </table:table-cell>
          <table:table-cell table:formula="of:=[.S447]*25.38" office:value-type="float" office:value="-14.0852539450142" calcext:value-type="float">
            <text:p>-14.085</text:p>
          </table:table-cell>
          <table:table-cell table:formula="of:=ABS([.T447])" office:value-type="float" office:value="14.0852539450142" calcext:value-type="float">
            <text:p>14.08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80" calcext:value-type="float">
            <text:p>380</text:p>
          </table:table-cell>
          <table:table-cell office:value-type="float" office:value="15.554" calcext:value-type="float">
            <text:p>15.554</text:p>
          </table:table-cell>
          <table:table-cell/>
          <table:table-cell table:formula="of:=[.$C448]*([.F$4]+[.$C448]*([.F$5]+[.$C448]*([.F$6]+[.$C448]*[.F$7])))/(1+[.$C448]*([.F$8]+[.$C448]*([.F$9]+[.$C448]*[.F$10])))" office:value-type="float" office:value="380.000689226096" calcext:value-type="float">
            <text:p>380.00</text:p>
          </table:table-cell>
          <table:table-cell table:formula="of:=[.B448]-[.E448]" office:value-type="float" office:value="-0.000689226095971662" calcext:value-type="float">
            <text:p>-0.001</text:p>
          </table:table-cell>
          <table:table-cell table:formula="of:=ABS([.F448])" office:value-type="float" office:value="0.000689226095971662" calcext:value-type="float">
            <text:p>0.001</text:p>
          </table:table-cell>
          <table:table-cell/>
          <table:table-cell table:style-name="ce12" table:formula="of:=[.$C448]*([.J$4]+[.$C448]*([.J$5]+[.$C448]*([.J$6]+[.$C448]*[.J$7])))/(1+[.$C448]*([.J$8]+[.$C448]*([.J$9]+[.$C448]*[.J$10])))" office:value-type="float" office:value="406.538123933834" calcext:value-type="float">
            <text:p>406.54</text:p>
          </table:table-cell>
          <table:table-cell table:formula="of:=[.B448]-[.I448]" office:value-type="float" office:value="-26.5381239338342" calcext:value-type="float">
            <text:p>-26.538</text:p>
          </table:table-cell>
          <table:table-cell table:formula="of:=ABS([.J448])" office:value-type="float" office:value="26.5381239338342" calcext:value-type="float">
            <text:p>26.538</text:p>
          </table:table-cell>
          <table:table-cell/>
          <table:table-cell table:formula="of:=[.$B448]*([.N$4]+[.$B448]*([.N$5]+[.$B448]*([.N$6]+[.$B448]*[.N$7])))/(1+[.$B448]*([.N$8]+[.$B448]*([.N$9]+[.$B448]*[.N$10])))" office:value-type="float" office:value="15.5535768727214" calcext:value-type="float">
            <text:p>15.554</text:p>
          </table:table-cell>
          <table:table-cell table:formula="of:=[.C448]-[.M448]" office:value-type="float" office:value="0.000423127278638802" calcext:value-type="float">
            <text:p>0.00042</text:p>
          </table:table-cell>
          <table:table-cell table:formula="of:=[.N448]*25.38" office:value-type="float" office:value="0.0107389703318528" calcext:value-type="float">
            <text:p>0.011</text:p>
          </table:table-cell>
          <table:table-cell table:formula="of:=ABS([.O448])" office:value-type="float" office:value="0.0107389703318528" calcext:value-type="float">
            <text:p>0.011</text:p>
          </table:table-cell>
          <table:table-cell/>
          <table:table-cell table:formula="of:=[.$B448]*([.S$4]+[.$B448]*([.S$5]+[.$B448]*([.S$6]+[.$B448]*[.S$7])))/(1+[.$B448]*([.S$8]+[.$B448]*([.S$9]+[.$B448]*[.S$10])))" office:value-type="float" office:value="16.1092278341129" calcext:value-type="float">
            <text:p>16.109</text:p>
          </table:table-cell>
          <table:table-cell table:style-name="ce40" table:formula="of:=[.C448]-[.R448]" office:value-type="float" office:value="-0.555227834112932" calcext:value-type="float">
            <text:p>-0.5552</text:p>
          </table:table-cell>
          <table:table-cell table:formula="of:=[.S448]*25.38" office:value-type="float" office:value="-14.0916824297862" calcext:value-type="float">
            <text:p>-14.092</text:p>
          </table:table-cell>
          <table:table-cell table:formula="of:=ABS([.T448])" office:value-type="float" office:value="14.0916824297862" calcext:value-type="float">
            <text:p>14.09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81" calcext:value-type="float">
            <text:p>381</text:p>
          </table:table-cell>
          <table:table-cell office:value-type="float" office:value="15.596" calcext:value-type="float">
            <text:p>15.596</text:p>
          </table:table-cell>
          <table:table-cell/>
          <table:table-cell table:formula="of:=[.$C449]*([.F$4]+[.$C449]*([.F$5]+[.$C449]*([.F$6]+[.$C449]*[.F$7])))/(1+[.$C449]*([.F$8]+[.$C449]*([.F$9]+[.$C449]*[.F$10])))" office:value-type="float" office:value="380.997140253349" calcext:value-type="float">
            <text:p>381.00</text:p>
          </table:table-cell>
          <table:table-cell table:formula="of:=[.B449]-[.E449]" office:value-type="float" office:value="0.00285974665121103" calcext:value-type="float">
            <text:p>0.003</text:p>
          </table:table-cell>
          <table:table-cell table:formula="of:=ABS([.F449])" office:value-type="float" office:value="0.00285974665121103" calcext:value-type="float">
            <text:p>0.003</text:p>
          </table:table-cell>
          <table:table-cell/>
          <table:table-cell table:style-name="ce12" table:formula="of:=[.$C449]*([.J$4]+[.$C449]*([.J$5]+[.$C449]*([.J$6]+[.$C449]*[.J$7])))/(1+[.$C449]*([.J$8]+[.$C449]*([.J$9]+[.$C449]*[.J$10])))" office:value-type="float" office:value="407.74159321542" calcext:value-type="float">
            <text:p>407.74</text:p>
          </table:table-cell>
          <table:table-cell table:formula="of:=[.B449]-[.I449]" office:value-type="float" office:value="-26.7415932154202" calcext:value-type="float">
            <text:p>-26.742</text:p>
          </table:table-cell>
          <table:table-cell table:formula="of:=ABS([.J449])" office:value-type="float" office:value="26.7415932154202" calcext:value-type="float">
            <text:p>26.742</text:p>
          </table:table-cell>
          <table:table-cell/>
          <table:table-cell table:formula="of:=[.$B449]*([.N$4]+[.$B449]*([.N$5]+[.$B449]*([.N$6]+[.$B449]*[.N$7])))/(1+[.$B449]*([.N$8]+[.$B449]*([.N$9]+[.$B449]*[.N$10])))" office:value-type="float" office:value="15.5957190263713" calcext:value-type="float">
            <text:p>15.596</text:p>
          </table:table-cell>
          <table:table-cell table:formula="of:=[.C449]-[.M449]" office:value-type="float" office:value="0.000280973628747461" calcext:value-type="float">
            <text:p>0.00028</text:p>
          </table:table-cell>
          <table:table-cell table:formula="of:=[.N449]*25.38" office:value-type="float" office:value="0.00713111069761055" calcext:value-type="float">
            <text:p>0.007</text:p>
          </table:table-cell>
          <table:table-cell table:formula="of:=ABS([.O449])" office:value-type="float" office:value="0.00713111069761055" calcext:value-type="float">
            <text:p>0.007</text:p>
          </table:table-cell>
          <table:table-cell/>
          <table:table-cell table:formula="of:=[.$B449]*([.S$4]+[.$B449]*([.S$5]+[.$B449]*([.S$6]+[.$B449]*[.S$7])))/(1+[.$B449]*([.S$8]+[.$B449]*([.S$9]+[.$B449]*[.S$10])))" office:value-type="float" office:value="16.1524824632369" calcext:value-type="float">
            <text:p>16.152</text:p>
          </table:table-cell>
          <table:table-cell table:style-name="ce40" table:formula="of:=[.C449]-[.R449]" office:value-type="float" office:value="-0.556482463236943" calcext:value-type="float">
            <text:p>-0.5565</text:p>
          </table:table-cell>
          <table:table-cell table:formula="of:=[.S449]*25.38" office:value-type="float" office:value="-14.1235249169536" calcext:value-type="float">
            <text:p>-14.124</text:p>
          </table:table-cell>
          <table:table-cell table:formula="of:=ABS([.T449])" office:value-type="float" office:value="14.1235249169536" calcext:value-type="float">
            <text:p>14.12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82" calcext:value-type="float">
            <text:p>382</text:p>
          </table:table-cell>
          <table:table-cell office:value-type="float" office:value="15.638" calcext:value-type="float">
            <text:p>15.638</text:p>
          </table:table-cell>
          <table:table-cell/>
          <table:table-cell table:formula="of:=[.$C450]*([.F$4]+[.$C450]*([.F$5]+[.$C450]*([.F$6]+[.$C450]*[.F$7])))/(1+[.$C450]*([.F$8]+[.$C450]*([.F$9]+[.$C450]*[.F$10])))" office:value-type="float" office:value="381.993450939353" calcext:value-type="float">
            <text:p>381.99</text:p>
          </table:table-cell>
          <table:table-cell table:formula="of:=[.B450]-[.E450]" office:value-type="float" office:value="0.00654906064659144" calcext:value-type="float">
            <text:p>0.007</text:p>
          </table:table-cell>
          <table:table-cell table:formula="of:=ABS([.F450])" office:value-type="float" office:value="0.00654906064659144" calcext:value-type="float">
            <text:p>0.007</text:p>
          </table:table-cell>
          <table:table-cell/>
          <table:table-cell table:style-name="ce12" table:formula="of:=[.$C450]*([.J$4]+[.$C450]*([.J$5]+[.$C450]*([.J$6]+[.$C450]*[.J$7])))/(1+[.$C450]*([.J$8]+[.$C450]*([.J$9]+[.$C450]*[.J$10])))" office:value-type="float" office:value="408.945293837669" calcext:value-type="float">
            <text:p>408.95</text:p>
          </table:table-cell>
          <table:table-cell table:formula="of:=[.B450]-[.I450]" office:value-type="float" office:value="-26.9452938376691" calcext:value-type="float">
            <text:p>-26.945</text:p>
          </table:table-cell>
          <table:table-cell table:formula="of:=ABS([.J450])" office:value-type="float" office:value="26.9452938376691" calcext:value-type="float">
            <text:p>26.945</text:p>
          </table:table-cell>
          <table:table-cell/>
          <table:table-cell table:formula="of:=[.$B450]*([.N$4]+[.$B450]*([.N$5]+[.$B450]*([.N$6]+[.$B450]*[.N$7])))/(1+[.$B450]*([.N$8]+[.$B450]*([.N$9]+[.$B450]*[.N$10])))" office:value-type="float" office:value="15.6378672665561" calcext:value-type="float">
            <text:p>15.638</text:p>
          </table:table-cell>
          <table:table-cell table:formula="of:=[.C450]-[.M450]" office:value-type="float" office:value="0.000132733443940936" calcext:value-type="float">
            <text:p>0.00013</text:p>
          </table:table-cell>
          <table:table-cell table:formula="of:=[.N450]*25.38" office:value-type="float" office:value="0.00336877480722094" calcext:value-type="float">
            <text:p>0.003</text:p>
          </table:table-cell>
          <table:table-cell table:formula="of:=ABS([.O450])" office:value-type="float" office:value="0.00336877480722094" calcext:value-type="float">
            <text:p>0.003</text:p>
          </table:table-cell>
          <table:table-cell/>
          <table:table-cell table:formula="of:=[.$B450]*([.S$4]+[.$B450]*([.S$5]+[.$B450]*([.S$6]+[.$B450]*[.S$7])))/(1+[.$B450]*([.S$8]+[.$B450]*([.S$9]+[.$B450]*[.S$10])))" office:value-type="float" office:value="16.1957384246735" calcext:value-type="float">
            <text:p>16.196</text:p>
          </table:table-cell>
          <table:table-cell table:style-name="ce40" table:formula="of:=[.C450]-[.R450]" office:value-type="float" office:value="-0.557738424673483" calcext:value-type="float">
            <text:p>-0.5577</text:p>
          </table:table-cell>
          <table:table-cell table:formula="of:=[.S450]*25.38" office:value-type="float" office:value="-14.155401218213" calcext:value-type="float">
            <text:p>-14.155</text:p>
          </table:table-cell>
          <table:table-cell table:formula="of:=ABS([.T450])" office:value-type="float" office:value="14.155401218213" calcext:value-type="float">
            <text:p>14.15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83" calcext:value-type="float">
            <text:p>383</text:p>
          </table:table-cell>
          <table:table-cell office:value-type="float" office:value="15.68" calcext:value-type="float">
            <text:p>15.680</text:p>
          </table:table-cell>
          <table:table-cell/>
          <table:table-cell table:formula="of:=[.$C451]*([.F$4]+[.$C451]*([.F$5]+[.$C451]*([.F$6]+[.$C451]*[.F$7])))/(1+[.$C451]*([.F$8]+[.$C451]*([.F$9]+[.$C451]*[.F$10])))" office:value-type="float" office:value="382.989622674242" calcext:value-type="float">
            <text:p>382.99</text:p>
          </table:table-cell>
          <table:table-cell table:formula="of:=[.B451]-[.E451]" office:value-type="float" office:value="0.0103773257580997" calcext:value-type="float">
            <text:p>0.010</text:p>
          </table:table-cell>
          <table:table-cell table:formula="of:=ABS([.F451])" office:value-type="float" office:value="0.0103773257580997" calcext:value-type="float">
            <text:p>0.010</text:p>
          </table:table-cell>
          <table:table-cell/>
          <table:table-cell table:style-name="ce12" table:formula="of:=[.$C451]*([.J$4]+[.$C451]*([.J$5]+[.$C451]*([.J$6]+[.$C451]*[.J$7])))/(1+[.$C451]*([.J$8]+[.$C451]*([.J$9]+[.$C451]*[.J$10])))" office:value-type="float" office:value="410.149223151148" calcext:value-type="float">
            <text:p>410.15</text:p>
          </table:table-cell>
          <table:table-cell table:formula="of:=[.B451]-[.I451]" office:value-type="float" office:value="-27.1492231511477" calcext:value-type="float">
            <text:p>-27.149</text:p>
          </table:table-cell>
          <table:table-cell table:formula="of:=ABS([.J451])" office:value-type="float" office:value="27.1492231511477" calcext:value-type="float">
            <text:p>27.149</text:p>
          </table:table-cell>
          <table:table-cell/>
          <table:table-cell table:formula="of:=[.$B451]*([.N$4]+[.$B451]*([.N$5]+[.$B451]*([.N$6]+[.$B451]*[.N$7])))/(1+[.$B451]*([.N$8]+[.$B451]*([.N$9]+[.$B451]*[.N$10])))" office:value-type="float" office:value="15.6800215406486" calcext:value-type="float">
            <text:p>15.680</text:p>
          </table:table-cell>
          <table:table-cell table:formula="of:=[.C451]-[.M451]" office:value-type="float" office:value="-0.0000215406486407943" calcext:value-type="float">
            <text:p>-0.00002</text:p>
          </table:table-cell>
          <table:table-cell table:formula="of:=[.N451]*25.38" office:value-type="float" office:value="-0.000546701662503359" calcext:value-type="float">
            <text:p>-0.001</text:p>
          </table:table-cell>
          <table:table-cell table:formula="of:=ABS([.O451])" office:value-type="float" office:value="0.000546701662503359" calcext:value-type="float">
            <text:p>0.001</text:p>
          </table:table-cell>
          <table:table-cell/>
          <table:table-cell table:formula="of:=[.$B451]*([.S$4]+[.$B451]*([.S$5]+[.$B451]*([.S$6]+[.$B451]*[.S$7])))/(1+[.$B451]*([.S$8]+[.$B451]*([.S$9]+[.$B451]*[.S$10])))" office:value-type="float" office:value="16.2389957110579" calcext:value-type="float">
            <text:p>16.239</text:p>
          </table:table-cell>
          <table:table-cell table:style-name="ce40" table:formula="of:=[.C451]-[.R451]" office:value-type="float" office:value="-0.558995711057872" calcext:value-type="float">
            <text:p>-0.5590</text:p>
          </table:table-cell>
          <table:table-cell table:formula="of:=[.S451]*25.38" office:value-type="float" office:value="-14.1873111466488" calcext:value-type="float">
            <text:p>-14.187</text:p>
          </table:table-cell>
          <table:table-cell table:formula="of:=ABS([.T451])" office:value-type="float" office:value="14.1873111466488" calcext:value-type="float">
            <text:p>14.18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84" calcext:value-type="float">
            <text:p>384</text:p>
          </table:table-cell>
          <table:table-cell office:value-type="float" office:value="15.722" calcext:value-type="float">
            <text:p>15.722</text:p>
          </table:table-cell>
          <table:table-cell/>
          <table:table-cell table:formula="of:=[.$C452]*([.F$4]+[.$C452]*([.F$5]+[.$C452]*([.F$6]+[.$C452]*[.F$7])))/(1+[.$C452]*([.F$8]+[.$C452]*([.F$9]+[.$C452]*[.F$10])))" office:value-type="float" office:value="383.985656832355" calcext:value-type="float">
            <text:p>383.99</text:p>
          </table:table-cell>
          <table:table-cell table:formula="of:=[.B452]-[.E452]" office:value-type="float" office:value="0.0143431676451655" calcext:value-type="float">
            <text:p>0.014</text:p>
          </table:table-cell>
          <table:table-cell table:formula="of:=ABS([.F452])" office:value-type="float" office:value="0.0143431676451655" calcext:value-type="float">
            <text:p>0.014</text:p>
          </table:table-cell>
          <table:table-cell/>
          <table:table-cell table:style-name="ce12" table:formula="of:=[.$C452]*([.J$4]+[.$C452]*([.J$5]+[.$C452]*([.J$6]+[.$C452]*[.J$7])))/(1+[.$C452]*([.J$8]+[.$C452]*([.J$9]+[.$C452]*[.J$10])))" office:value-type="float" office:value="411.353378530888" calcext:value-type="float">
            <text:p>411.35</text:p>
          </table:table-cell>
          <table:table-cell table:formula="of:=[.B452]-[.I452]" office:value-type="float" office:value="-27.3533785308883" calcext:value-type="float">
            <text:p>-27.353</text:p>
          </table:table-cell>
          <table:table-cell table:formula="of:=ABS([.J452])" office:value-type="float" office:value="27.3533785308883" calcext:value-type="float">
            <text:p>27.353</text:p>
          </table:table-cell>
          <table:table-cell/>
          <table:table-cell table:formula="of:=[.$B452]*([.N$4]+[.$B452]*([.N$5]+[.$B452]*([.N$6]+[.$B452]*[.N$7])))/(1+[.$B452]*([.N$8]+[.$B452]*([.N$9]+[.$B452]*[.N$10])))" office:value-type="float" office:value="15.7221817965566" calcext:value-type="float">
            <text:p>15.722</text:p>
          </table:table-cell>
          <table:table-cell table:formula="of:=[.C452]-[.M452]" office:value-type="float" office:value="-0.000181796556576685" calcext:value-type="float">
            <text:p>-0.00018</text:p>
          </table:table-cell>
          <table:table-cell table:formula="of:=[.N452]*25.38" office:value-type="float" office:value="-0.00461399660591628" calcext:value-type="float">
            <text:p>-0.005</text:p>
          </table:table-cell>
          <table:table-cell table:formula="of:=ABS([.O452])" office:value-type="float" office:value="0.00461399660591628" calcext:value-type="float">
            <text:p>0.005</text:p>
          </table:table-cell>
          <table:table-cell/>
          <table:table-cell table:formula="of:=[.$B452]*([.S$4]+[.$B452]*([.S$5]+[.$B452]*([.S$6]+[.$B452]*[.S$7])))/(1+[.$B452]*([.S$8]+[.$B452]*([.S$9]+[.$B452]*[.S$10])))" office:value-type="float" office:value="16.2822543150796" calcext:value-type="float">
            <text:p>16.282</text:p>
          </table:table-cell>
          <table:table-cell table:style-name="ce40" table:formula="of:=[.C452]-[.R452]" office:value-type="float" office:value="-0.560254315079598" calcext:value-type="float">
            <text:p>-0.5603</text:p>
          </table:table-cell>
          <table:table-cell table:formula="of:=[.S452]*25.38" office:value-type="float" office:value="-14.2192545167202" calcext:value-type="float">
            <text:p>-14.219</text:p>
          </table:table-cell>
          <table:table-cell table:formula="of:=ABS([.T452])" office:value-type="float" office:value="14.2192545167202" calcext:value-type="float">
            <text:p>14.21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85" calcext:value-type="float">
            <text:p>385</text:p>
          </table:table-cell>
          <table:table-cell office:value-type="float" office:value="15.764" calcext:value-type="float">
            <text:p>15.764</text:p>
          </table:table-cell>
          <table:table-cell/>
          <table:table-cell table:formula="of:=[.$C453]*([.F$4]+[.$C453]*([.F$5]+[.$C453]*([.F$6]+[.$C453]*[.F$7])))/(1+[.$C453]*([.F$8]+[.$C453]*([.F$9]+[.$C453]*[.F$10])))" office:value-type="float" office:value="384.981554772402" calcext:value-type="float">
            <text:p>384.98</text:p>
          </table:table-cell>
          <table:table-cell table:formula="of:=[.B453]-[.E453]" office:value-type="float" office:value="0.0184452275979652" calcext:value-type="float">
            <text:p>0.018</text:p>
          </table:table-cell>
          <table:table-cell table:formula="of:=ABS([.F453])" office:value-type="float" office:value="0.0184452275979652" calcext:value-type="float">
            <text:p>0.018</text:p>
          </table:table-cell>
          <table:table-cell/>
          <table:table-cell table:style-name="ce12" table:formula="of:=[.$C453]*([.J$4]+[.$C453]*([.J$5]+[.$C453]*([.J$6]+[.$C453]*[.J$7])))/(1+[.$C453]*([.J$8]+[.$C453]*([.J$9]+[.$C453]*[.J$10])))" office:value-type="float" office:value="412.557757376233" calcext:value-type="float">
            <text:p>412.56</text:p>
          </table:table-cell>
          <table:table-cell table:formula="of:=[.B453]-[.I453]" office:value-type="float" office:value="-27.5577573762334" calcext:value-type="float">
            <text:p>-27.558</text:p>
          </table:table-cell>
          <table:table-cell table:formula="of:=ABS([.J453])" office:value-type="float" office:value="27.5577573762334" calcext:value-type="float">
            <text:p>27.558</text:p>
          </table:table-cell>
          <table:table-cell/>
          <table:table-cell table:formula="of:=[.$B453]*([.N$4]+[.$B453]*([.N$5]+[.$B453]*([.N$6]+[.$B453]*[.N$7])))/(1+[.$B453]*([.N$8]+[.$B453]*([.N$9]+[.$B453]*[.N$10])))" office:value-type="float" office:value="15.7643479827174" calcext:value-type="float">
            <text:p>15.764</text:p>
          </table:table-cell>
          <table:table-cell table:formula="of:=[.C453]-[.M453]" office:value-type="float" office:value="-0.000347982717411099" calcext:value-type="float">
            <text:p>-0.00035</text:p>
          </table:table-cell>
          <table:table-cell table:formula="of:=[.N453]*25.38" office:value-type="float" office:value="-0.0088318013678937" calcext:value-type="float">
            <text:p>-0.009</text:p>
          </table:table-cell>
          <table:table-cell table:formula="of:=ABS([.O453])" office:value-type="float" office:value="0.0088318013678937" calcext:value-type="float">
            <text:p>0.009</text:p>
          </table:table-cell>
          <table:table-cell/>
          <table:table-cell table:formula="of:=[.$B453]*([.S$4]+[.$B453]*([.S$5]+[.$B453]*([.S$6]+[.$B453]*[.S$7])))/(1+[.$B453]*([.S$8]+[.$B453]*([.S$9]+[.$B453]*[.S$10])))" office:value-type="float" office:value="16.3255142294818" calcext:value-type="float">
            <text:p>16.326</text:p>
          </table:table-cell>
          <table:table-cell table:style-name="ce40" table:formula="of:=[.C453]-[.R453]" office:value-type="float" office:value="-0.561514229481819" calcext:value-type="float">
            <text:p>-0.5615</text:p>
          </table:table-cell>
          <table:table-cell table:formula="of:=[.S453]*25.38" office:value-type="float" office:value="-14.2512311442486" calcext:value-type="float">
            <text:p>-14.251</text:p>
          </table:table-cell>
          <table:table-cell table:formula="of:=ABS([.T453])" office:value-type="float" office:value="14.2512311442486" calcext:value-type="float">
            <text:p>14.25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86" calcext:value-type="float">
            <text:p>386</text:p>
          </table:table-cell>
          <table:table-cell office:value-type="float" office:value="15.806" calcext:value-type="float">
            <text:p>15.806</text:p>
          </table:table-cell>
          <table:table-cell/>
          <table:table-cell table:formula="of:=[.$C454]*([.F$4]+[.$C454]*([.F$5]+[.$C454]*([.F$6]+[.$C454]*[.F$7])))/(1+[.$C454]*([.F$8]+[.$C454]*([.F$9]+[.$C454]*[.F$10])))" office:value-type="float" office:value="385.977317837623" calcext:value-type="float">
            <text:p>385.98</text:p>
          </table:table-cell>
          <table:table-cell table:formula="of:=[.B454]-[.E454]" office:value-type="float" office:value="0.0226821623765545" calcext:value-type="float">
            <text:p>0.023</text:p>
          </table:table-cell>
          <table:table-cell table:formula="of:=ABS([.F454])" office:value-type="float" office:value="0.0226821623765545" calcext:value-type="float">
            <text:p>0.023</text:p>
          </table:table-cell>
          <table:table-cell/>
          <table:table-cell table:style-name="ce12" table:formula="of:=[.$C454]*([.J$4]+[.$C454]*([.J$5]+[.$C454]*([.J$6]+[.$C454]*[.J$7])))/(1+[.$C454]*([.J$8]+[.$C454]*([.J$9]+[.$C454]*[.J$10])))" office:value-type="float" office:value="413.762357110678" calcext:value-type="float">
            <text:p>413.76</text:p>
          </table:table-cell>
          <table:table-cell table:formula="of:=[.B454]-[.I454]" office:value-type="float" office:value="-27.7623571106777" calcext:value-type="float">
            <text:p>-27.762</text:p>
          </table:table-cell>
          <table:table-cell table:formula="of:=ABS([.J454])" office:value-type="float" office:value="27.7623571106777" calcext:value-type="float">
            <text:p>27.762</text:p>
          </table:table-cell>
          <table:table-cell/>
          <table:table-cell table:formula="of:=[.$B454]*([.N$4]+[.$B454]*([.N$5]+[.$B454]*([.N$6]+[.$B454]*[.N$7])))/(1+[.$B454]*([.N$8]+[.$B454]*([.N$9]+[.$B454]*[.N$10])))" office:value-type="float" office:value="15.806520048094" calcext:value-type="float">
            <text:p>15.807</text:p>
          </table:table-cell>
          <table:table-cell table:formula="of:=[.C454]-[.M454]" office:value-type="float" office:value="-0.000520048093996195" calcext:value-type="float">
            <text:p>-0.00052</text:p>
          </table:table-cell>
          <table:table-cell table:formula="of:=[.N454]*25.38" office:value-type="float" office:value="-0.0131988206256234" calcext:value-type="float">
            <text:p>-0.013</text:p>
          </table:table-cell>
          <table:table-cell table:formula="of:=ABS([.O454])" office:value-type="float" office:value="0.0131988206256234" calcext:value-type="float">
            <text:p>0.013</text:p>
          </table:table-cell>
          <table:table-cell/>
          <table:table-cell table:formula="of:=[.$B454]*([.S$4]+[.$B454]*([.S$5]+[.$B454]*([.S$6]+[.$B454]*[.S$7])))/(1+[.$B454]*([.S$8]+[.$B454]*([.S$9]+[.$B454]*[.S$10])))" office:value-type="float" office:value="16.3687754470609" calcext:value-type="float">
            <text:p>16.369</text:p>
          </table:table-cell>
          <table:table-cell table:style-name="ce40" table:formula="of:=[.C454]-[.R454]" office:value-type="float" office:value="-0.562775447060899" calcext:value-type="float">
            <text:p>-0.5628</text:p>
          </table:table-cell>
          <table:table-cell table:formula="of:=[.S454]*25.38" office:value-type="float" office:value="-14.2832408464056" calcext:value-type="float">
            <text:p>-14.283</text:p>
          </table:table-cell>
          <table:table-cell table:formula="of:=ABS([.T454])" office:value-type="float" office:value="14.2832408464056" calcext:value-type="float">
            <text:p>14.28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87" calcext:value-type="float">
            <text:p>387</text:p>
          </table:table-cell>
          <table:table-cell office:value-type="float" office:value="15.849" calcext:value-type="float">
            <text:p>15.849</text:p>
          </table:table-cell>
          <table:table-cell/>
          <table:table-cell table:formula="of:=[.$C455]*([.F$4]+[.$C455]*([.F$5]+[.$C455]*([.F$6]+[.$C455]*[.F$7])))/(1+[.$C455]*([.F$8]+[.$C455]*([.F$9]+[.$C455]*[.F$10])))" office:value-type="float" office:value="386.996651203797" calcext:value-type="float">
            <text:p>387.00</text:p>
          </table:table-cell>
          <table:table-cell table:formula="of:=[.B455]-[.E455]" office:value-type="float" office:value="0.00334879620277206" calcext:value-type="float">
            <text:p>0.003</text:p>
          </table:table-cell>
          <table:table-cell table:formula="of:=ABS([.F455])" office:value-type="float" office:value="0.00334879620277206" calcext:value-type="float">
            <text:p>0.003</text:p>
          </table:table-cell>
          <table:table-cell/>
          <table:table-cell table:style-name="ce12" table:formula="of:=[.$C455]*([.J$4]+[.$C455]*([.J$5]+[.$C455]*([.J$6]+[.$C455]*[.J$7])))/(1+[.$C455]*([.J$8]+[.$C455]*([.J$9]+[.$C455]*[.J$10])))" office:value-type="float" office:value="414.995863966553" calcext:value-type="float">
            <text:p>415.00</text:p>
          </table:table-cell>
          <table:table-cell table:formula="of:=[.B455]-[.I455]" office:value-type="float" office:value="-27.9958639665525" calcext:value-type="float">
            <text:p>-27.996</text:p>
          </table:table-cell>
          <table:table-cell table:formula="of:=ABS([.J455])" office:value-type="float" office:value="27.9958639665525" calcext:value-type="float">
            <text:p>27.996</text:p>
          </table:table-cell>
          <table:table-cell/>
          <table:table-cell table:formula="of:=[.$B455]*([.N$4]+[.$B455]*([.N$5]+[.$B455]*([.N$6]+[.$B455]*[.N$7])))/(1+[.$B455]*([.N$8]+[.$B455]*([.N$9]+[.$B455]*[.N$10])))" office:value-type="float" office:value="15.8486979421698" calcext:value-type="float">
            <text:p>15.849</text:p>
          </table:table-cell>
          <table:table-cell table:formula="of:=[.C455]-[.M455]" office:value-type="float" office:value="0.000302057830246838" calcext:value-type="float">
            <text:p>0.00030</text:p>
          </table:table-cell>
          <table:table-cell table:formula="of:=[.N455]*25.38" office:value-type="float" office:value="0.00766622773166475" calcext:value-type="float">
            <text:p>0.008</text:p>
          </table:table-cell>
          <table:table-cell table:formula="of:=ABS([.O455])" office:value-type="float" office:value="0.00766622773166475" calcext:value-type="float">
            <text:p>0.008</text:p>
          </table:table-cell>
          <table:table-cell/>
          <table:table-cell table:formula="of:=[.$B455]*([.S$4]+[.$B455]*([.S$5]+[.$B455]*([.S$6]+[.$B455]*[.S$7])))/(1+[.$B455]*([.S$8]+[.$B455]*([.S$9]+[.$B455]*[.S$10])))" office:value-type="float" office:value="16.4120379606659" calcext:value-type="float">
            <text:p>16.412</text:p>
          </table:table-cell>
          <table:table-cell table:style-name="ce40" table:formula="of:=[.C455]-[.R455]" office:value-type="float" office:value="-0.56303796066587" calcext:value-type="float">
            <text:p>-0.5630</text:p>
          </table:table-cell>
          <table:table-cell table:formula="of:=[.S455]*25.38" office:value-type="float" office:value="-14.2899034416998" calcext:value-type="float">
            <text:p>-14.290</text:p>
          </table:table-cell>
          <table:table-cell table:formula="of:=ABS([.T455])" office:value-type="float" office:value="14.2899034416998" calcext:value-type="float">
            <text:p>14.29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88" calcext:value-type="float">
            <text:p>388</text:p>
          </table:table-cell>
          <table:table-cell office:value-type="float" office:value="15.891" calcext:value-type="float">
            <text:p>15.891</text:p>
          </table:table-cell>
          <table:table-cell/>
          <table:table-cell table:formula="of:=[.$C456]*([.F$4]+[.$C456]*([.F$5]+[.$C456]*([.F$6]+[.$C456]*[.F$7])))/(1+[.$C456]*([.F$8]+[.$C456]*([.F$9]+[.$C456]*[.F$10])))" office:value-type="float" office:value="387.992145355451" calcext:value-type="float">
            <text:p>387.99</text:p>
          </table:table-cell>
          <table:table-cell table:formula="of:=[.B456]-[.E456]" office:value-type="float" office:value="0.00785464454946805" calcext:value-type="float">
            <text:p>0.008</text:p>
          </table:table-cell>
          <table:table-cell table:formula="of:=ABS([.F456])" office:value-type="float" office:value="0.00785464454946805" calcext:value-type="float">
            <text:p>0.008</text:p>
          </table:table-cell>
          <table:table-cell/>
          <table:table-cell table:style-name="ce12" table:formula="of:=[.$C456]*([.J$4]+[.$C456]*([.J$5]+[.$C456]*([.J$6]+[.$C456]*[.J$7])))/(1+[.$C456]*([.J$8]+[.$C456]*([.J$9]+[.$C456]*[.J$10])))" office:value-type="float" office:value="416.200902953161" calcext:value-type="float">
            <text:p>416.20</text:p>
          </table:table-cell>
          <table:table-cell table:formula="of:=[.B456]-[.I456]" office:value-type="float" office:value="-28.2009029531612" calcext:value-type="float">
            <text:p>-28.201</text:p>
          </table:table-cell>
          <table:table-cell table:formula="of:=ABS([.J456])" office:value-type="float" office:value="28.2009029531612" calcext:value-type="float">
            <text:p>28.201</text:p>
          </table:table-cell>
          <table:table-cell/>
          <table:table-cell table:formula="of:=[.$B456]*([.N$4]+[.$B456]*([.N$5]+[.$B456]*([.N$6]+[.$B456]*[.N$7])))/(1+[.$B456]*([.N$8]+[.$B456]*([.N$9]+[.$B456]*[.N$10])))" office:value-type="float" office:value="15.8908816149439" calcext:value-type="float">
            <text:p>15.891</text:p>
          </table:table-cell>
          <table:table-cell table:formula="of:=[.C456]-[.M456]" office:value-type="float" office:value="0.000118385056071091" calcext:value-type="float">
            <text:p>0.00012</text:p>
          </table:table-cell>
          <table:table-cell table:formula="of:=[.N456]*25.38" office:value-type="float" office:value="0.00300461272308429" calcext:value-type="float">
            <text:p>0.003</text:p>
          </table:table-cell>
          <table:table-cell table:formula="of:=ABS([.O456])" office:value-type="float" office:value="0.00300461272308429" calcext:value-type="float">
            <text:p>0.003</text:p>
          </table:table-cell>
          <table:table-cell/>
          <table:table-cell table:formula="of:=[.$B456]*([.S$4]+[.$B456]*([.S$5]+[.$B456]*([.S$6]+[.$B456]*[.S$7])))/(1+[.$B456]*([.S$8]+[.$B456]*([.S$9]+[.$B456]*[.S$10])))" office:value-type="float" office:value="16.455301763198" calcext:value-type="float">
            <text:p>16.455</text:p>
          </table:table-cell>
          <table:table-cell table:style-name="ce40" table:formula="of:=[.C456]-[.R456]" office:value-type="float" office:value="-0.564301763198015" calcext:value-type="float">
            <text:p>-0.5643</text:p>
          </table:table-cell>
          <table:table-cell table:formula="of:=[.S456]*25.38" office:value-type="float" office:value="-14.3219787499656" calcext:value-type="float">
            <text:p>-14.322</text:p>
          </table:table-cell>
          <table:table-cell table:formula="of:=ABS([.T456])" office:value-type="float" office:value="14.3219787499656" calcext:value-type="float">
            <text:p>14.32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89" calcext:value-type="float">
            <text:p>389</text:p>
          </table:table-cell>
          <table:table-cell office:value-type="float" office:value="15.933" calcext:value-type="float">
            <text:p>15.933</text:p>
          </table:table-cell>
          <table:table-cell/>
          <table:table-cell table:formula="of:=[.$C457]*([.F$4]+[.$C457]*([.F$5]+[.$C457]*([.F$6]+[.$C457]*[.F$7])))/(1+[.$C457]*([.F$8]+[.$C457]*([.F$9]+[.$C457]*[.F$10])))" office:value-type="float" office:value="388.987508601493" calcext:value-type="float">
            <text:p>388.99</text:p>
          </table:table-cell>
          <table:table-cell table:formula="of:=[.B457]-[.E457]" office:value-type="float" office:value="0.0124913985069384" calcext:value-type="float">
            <text:p>0.012</text:p>
          </table:table-cell>
          <table:table-cell table:formula="of:=ABS([.F457])" office:value-type="float" office:value="0.0124913985069384" calcext:value-type="float">
            <text:p>0.012</text:p>
          </table:table-cell>
          <table:table-cell/>
          <table:table-cell table:style-name="ce12" table:formula="of:=[.$C457]*([.J$4]+[.$C457]*([.J$5]+[.$C457]*([.J$6]+[.$C457]*[.J$7])))/(1+[.$C457]*([.J$8]+[.$C457]*([.J$9]+[.$C457]*[.J$10])))" office:value-type="float" office:value="417.406155183336" calcext:value-type="float">
            <text:p>417.41</text:p>
          </table:table-cell>
          <table:table-cell table:formula="of:=[.B457]-[.I457]" office:value-type="float" office:value="-28.4061551833362" calcext:value-type="float">
            <text:p>-28.406</text:p>
          </table:table-cell>
          <table:table-cell table:formula="of:=ABS([.J457])" office:value-type="float" office:value="28.4061551833362" calcext:value-type="float">
            <text:p>28.406</text:p>
          </table:table-cell>
          <table:table-cell/>
          <table:table-cell table:formula="of:=[.$B457]*([.N$4]+[.$B457]*([.N$5]+[.$B457]*([.N$6]+[.$B457]*[.N$7])))/(1+[.$B457]*([.N$8]+[.$B457]*([.N$9]+[.$B457]*[.N$10])))" office:value-type="float" office:value="15.9330710169269" calcext:value-type="float">
            <text:p>15.933</text:p>
          </table:table-cell>
          <table:table-cell table:formula="of:=[.C457]-[.M457]" office:value-type="float" office:value="-0.0000710169268813843" calcext:value-type="float">
            <text:p>-0.00007</text:p>
          </table:table-cell>
          <table:table-cell table:formula="of:=[.N457]*25.38" office:value-type="float" office:value="-0.00180240960424953" calcext:value-type="float">
            <text:p>-0.002</text:p>
          </table:table-cell>
          <table:table-cell table:formula="of:=ABS([.O457])" office:value-type="float" office:value="0.00180240960424953" calcext:value-type="float">
            <text:p>0.002</text:p>
          </table:table-cell>
          <table:table-cell/>
          <table:table-cell table:formula="of:=[.$B457]*([.S$4]+[.$B457]*([.S$5]+[.$B457]*([.S$6]+[.$B457]*[.S$7])))/(1+[.$B457]*([.S$8]+[.$B457]*([.S$9]+[.$B457]*[.S$10])))" office:value-type="float" office:value="16.4985668476103" calcext:value-type="float">
            <text:p>16.499</text:p>
          </table:table-cell>
          <table:table-cell table:style-name="ce40" table:formula="of:=[.C457]-[.R457]" office:value-type="float" office:value="-0.565566847610342" calcext:value-type="float">
            <text:p>-0.5656</text:p>
          </table:table-cell>
          <table:table-cell table:formula="of:=[.S457]*25.38" office:value-type="float" office:value="-14.3540865923505" calcext:value-type="float">
            <text:p>-14.354</text:p>
          </table:table-cell>
          <table:table-cell table:formula="of:=ABS([.T457])" office:value-type="float" office:value="14.3540865923505" calcext:value-type="float">
            <text:p>14.35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90" calcext:value-type="float">
            <text:p>390</text:p>
          </table:table-cell>
          <table:table-cell office:value-type="float" office:value="15.975" calcext:value-type="float">
            <text:p>15.975</text:p>
          </table:table-cell>
          <table:table-cell/>
          <table:table-cell table:formula="of:=[.$C458]*([.F$4]+[.$C458]*([.F$5]+[.$C458]*([.F$6]+[.$C458]*[.F$7])))/(1+[.$C458]*([.F$8]+[.$C458]*([.F$9]+[.$C458]*[.F$10])))" office:value-type="float" office:value="389.98274222453" calcext:value-type="float">
            <text:p>389.98</text:p>
          </table:table-cell>
          <table:table-cell table:formula="of:=[.B458]-[.E458]" office:value-type="float" office:value="0.017257775470398" calcext:value-type="float">
            <text:p>0.017</text:p>
          </table:table-cell>
          <table:table-cell table:formula="of:=ABS([.F458])" office:value-type="float" office:value="0.017257775470398" calcext:value-type="float">
            <text:p>0.017</text:p>
          </table:table-cell>
          <table:table-cell/>
          <table:table-cell table:style-name="ce12" table:formula="of:=[.$C458]*([.J$4]+[.$C458]*([.J$5]+[.$C458]*([.J$6]+[.$C458]*[.J$7])))/(1+[.$C458]*([.J$8]+[.$C458]*([.J$9]+[.$C458]*[.J$10])))" office:value-type="float" office:value="418.61161817616" calcext:value-type="float">
            <text:p>418.61</text:p>
          </table:table-cell>
          <table:table-cell table:formula="of:=[.B458]-[.I458]" office:value-type="float" office:value="-28.6116181761603" calcext:value-type="float">
            <text:p>-28.612</text:p>
          </table:table-cell>
          <table:table-cell table:formula="of:=ABS([.J458])" office:value-type="float" office:value="28.6116181761603" calcext:value-type="float">
            <text:p>28.612</text:p>
          </table:table-cell>
          <table:table-cell/>
          <table:table-cell table:formula="of:=[.$B458]*([.N$4]+[.$B458]*([.N$5]+[.$B458]*([.N$6]+[.$B458]*[.N$7])))/(1+[.$B458]*([.N$8]+[.$B458]*([.N$9]+[.$B458]*[.N$10])))" office:value-type="float" office:value="15.9752660991353" calcext:value-type="float">
            <text:p>15.975</text:p>
          </table:table-cell>
          <table:table-cell table:formula="of:=[.C458]-[.M458]" office:value-type="float" office:value="-0.000266099135345144" calcext:value-type="float">
            <text:p>-0.00027</text:p>
          </table:table-cell>
          <table:table-cell table:formula="of:=[.N458]*25.38" office:value-type="float" office:value="-0.00675359605505974" calcext:value-type="float">
            <text:p>-0.007</text:p>
          </table:table-cell>
          <table:table-cell table:formula="of:=ABS([.O458])" office:value-type="float" office:value="0.00675359605505974" calcext:value-type="float">
            <text:p>0.007</text:p>
          </table:table-cell>
          <table:table-cell/>
          <table:table-cell table:formula="of:=[.$B458]*([.S$4]+[.$B458]*([.S$5]+[.$B458]*([.S$6]+[.$B458]*[.S$7])))/(1+[.$B458]*([.S$8]+[.$B458]*([.S$9]+[.$B458]*[.S$10])))" office:value-type="float" office:value="16.5418332069071" calcext:value-type="float">
            <text:p>16.542</text:p>
          </table:table-cell>
          <table:table-cell table:style-name="ce40" table:formula="of:=[.C458]-[.R458]" office:value-type="float" office:value="-0.566833206907118" calcext:value-type="float">
            <text:p>-0.5668</text:p>
          </table:table-cell>
          <table:table-cell table:formula="of:=[.S458]*25.38" office:value-type="float" office:value="-14.3862267913027" calcext:value-type="float">
            <text:p>-14.386</text:p>
          </table:table-cell>
          <table:table-cell table:formula="of:=ABS([.T458])" office:value-type="float" office:value="14.3862267913027" calcext:value-type="float">
            <text:p>14.38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91" calcext:value-type="float">
            <text:p>391</text:p>
          </table:table-cell>
          <table:table-cell office:value-type="float" office:value="16.017" calcext:value-type="float">
            <text:p>16.017</text:p>
          </table:table-cell>
          <table:table-cell/>
          <table:table-cell table:formula="of:=[.$C459]*([.F$4]+[.$C459]*([.F$5]+[.$C459]*([.F$6]+[.$C459]*[.F$7])))/(1+[.$C459]*([.F$8]+[.$C459]*([.F$9]+[.$C459]*[.F$10])))" office:value-type="float" office:value="390.977847492495" calcext:value-type="float">
            <text:p>390.98</text:p>
          </table:table-cell>
          <table:table-cell table:formula="of:=[.B459]-[.E459]" office:value-type="float" office:value="0.022152507505325" calcext:value-type="float">
            <text:p>0.022</text:p>
          </table:table-cell>
          <table:table-cell table:formula="of:=ABS([.F459])" office:value-type="float" office:value="0.022152507505325" calcext:value-type="float">
            <text:p>0.022</text:p>
          </table:table-cell>
          <table:table-cell/>
          <table:table-cell table:style-name="ce12" table:formula="of:=[.$C459]*([.J$4]+[.$C459]*([.J$5]+[.$C459]*([.J$6]+[.$C459]*[.J$7])))/(1+[.$C459]*([.J$8]+[.$C459]*([.J$9]+[.$C459]*[.J$10])))" office:value-type="float" office:value="419.817289474071" calcext:value-type="float">
            <text:p>419.82</text:p>
          </table:table-cell>
          <table:table-cell table:formula="of:=[.B459]-[.I459]" office:value-type="float" office:value="-28.8172894740709" calcext:value-type="float">
            <text:p>-28.817</text:p>
          </table:table-cell>
          <table:table-cell table:formula="of:=ABS([.J459])" office:value-type="float" office:value="28.8172894740709" calcext:value-type="float">
            <text:p>28.817</text:p>
          </table:table-cell>
          <table:table-cell/>
          <table:table-cell table:formula="of:=[.$B459]*([.N$4]+[.$B459]*([.N$5]+[.$B459]*([.N$6]+[.$B459]*[.N$7])))/(1+[.$B459]*([.N$8]+[.$B459]*([.N$9]+[.$B459]*[.N$10])))" office:value-type="float" office:value="16.0174668130877" calcext:value-type="float">
            <text:p>16.017</text:p>
          </table:table-cell>
          <table:table-cell table:formula="of:=[.C459]-[.M459]" office:value-type="float" office:value="-0.000466813087697915" calcext:value-type="float">
            <text:p>-0.00047</text:p>
          </table:table-cell>
          <table:table-cell table:formula="of:=[.N459]*25.38" office:value-type="float" office:value="-0.0118477161657731" calcext:value-type="float">
            <text:p>-0.012</text:p>
          </table:table-cell>
          <table:table-cell table:formula="of:=ABS([.O459])" office:value-type="float" office:value="0.0118477161657731" calcext:value-type="float">
            <text:p>0.012</text:p>
          </table:table-cell>
          <table:table-cell/>
          <table:table-cell table:formula="of:=[.$B459]*([.S$4]+[.$B459]*([.S$5]+[.$B459]*([.S$6]+[.$B459]*[.S$7])))/(1+[.$B459]*([.S$8]+[.$B459]*([.S$9]+[.$B459]*[.S$10])))" office:value-type="float" office:value="16.5851008341434" calcext:value-type="float">
            <text:p>16.585</text:p>
          </table:table-cell>
          <table:table-cell table:style-name="ce40" table:formula="of:=[.C459]-[.R459]" office:value-type="float" office:value="-0.568100834143451" calcext:value-type="float">
            <text:p>-0.5681</text:p>
          </table:table-cell>
          <table:table-cell table:formula="of:=[.S459]*25.38" office:value-type="float" office:value="-14.4183991705608" calcext:value-type="float">
            <text:p>-14.418</text:p>
          </table:table-cell>
          <table:table-cell table:formula="of:=ABS([.T459])" office:value-type="float" office:value="14.4183991705608" calcext:value-type="float">
            <text:p>14.41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92" calcext:value-type="float">
            <text:p>392</text:p>
          </table:table-cell>
          <table:table-cell office:value-type="float" office:value="16.059" calcext:value-type="float">
            <text:p>16.059</text:p>
          </table:table-cell>
          <table:table-cell/>
          <table:table-cell table:formula="of:=[.$C460]*([.F$4]+[.$C460]*([.F$5]+[.$C460]*([.F$6]+[.$C460]*[.F$7])))/(1+[.$C460]*([.F$8]+[.$C460]*([.F$9]+[.$C460]*[.F$10])))" office:value-type="float" office:value="391.972825658811" calcext:value-type="float">
            <text:p>391.97</text:p>
          </table:table-cell>
          <table:table-cell table:formula="of:=[.B460]-[.E460]" office:value-type="float" office:value="0.0271743411886973" calcext:value-type="float">
            <text:p>0.027</text:p>
          </table:table-cell>
          <table:table-cell table:formula="of:=ABS([.F460])" office:value-type="float" office:value="0.0271743411886973" calcext:value-type="float">
            <text:p>0.027</text:p>
          </table:table-cell>
          <table:table-cell/>
          <table:table-cell table:style-name="ce12" table:formula="of:=[.$C460]*([.J$4]+[.$C460]*([.J$5]+[.$C460]*([.J$6]+[.$C460]*[.J$7])))/(1+[.$C460]*([.J$8]+[.$C460]*([.J$9]+[.$C460]*[.J$10])))" office:value-type="float" office:value="421.023166642701" calcext:value-type="float">
            <text:p>421.02</text:p>
          </table:table-cell>
          <table:table-cell table:formula="of:=[.B460]-[.I460]" office:value-type="float" office:value="-29.0231666427011" calcext:value-type="float">
            <text:p>-29.023</text:p>
          </table:table-cell>
          <table:table-cell table:formula="of:=ABS([.J460])" office:value-type="float" office:value="29.0231666427011" calcext:value-type="float">
            <text:p>29.023</text:p>
          </table:table-cell>
          <table:table-cell/>
          <table:table-cell table:formula="of:=[.$B460]*([.N$4]+[.$B460]*([.N$5]+[.$B460]*([.N$6]+[.$B460]*[.N$7])))/(1+[.$B460]*([.N$8]+[.$B460]*([.N$9]+[.$B460]*[.N$10])))" office:value-type="float" office:value="16.0596731107992" calcext:value-type="float">
            <text:p>16.060</text:p>
          </table:table-cell>
          <table:table-cell table:formula="of:=[.C460]-[.M460]" office:value-type="float" office:value="-0.000673110799247922" calcext:value-type="float">
            <text:p>-0.00067</text:p>
          </table:table-cell>
          <table:table-cell table:formula="of:=[.N460]*25.38" office:value-type="float" office:value="-0.0170835520849123" calcext:value-type="float">
            <text:p>-0.017</text:p>
          </table:table-cell>
          <table:table-cell table:formula="of:=ABS([.O460])" office:value-type="float" office:value="0.0170835520849123" calcext:value-type="float">
            <text:p>0.017</text:p>
          </table:table-cell>
          <table:table-cell/>
          <table:table-cell table:formula="of:=[.$B460]*([.S$4]+[.$B460]*([.S$5]+[.$B460]*([.S$6]+[.$B460]*[.S$7])))/(1+[.$B460]*([.S$8]+[.$B460]*([.S$9]+[.$B460]*[.S$10])))" office:value-type="float" office:value="16.6283697224248" calcext:value-type="float">
            <text:p>16.628</text:p>
          </table:table-cell>
          <table:table-cell table:style-name="ce40" table:formula="of:=[.C460]-[.R460]" office:value-type="float" office:value="-0.56936972242476" calcext:value-type="float">
            <text:p>-0.5694</text:p>
          </table:table-cell>
          <table:table-cell table:formula="of:=[.S460]*25.38" office:value-type="float" office:value="-14.4506035551404" calcext:value-type="float">
            <text:p>-14.451</text:p>
          </table:table-cell>
          <table:table-cell table:formula="of:=ABS([.T460])" office:value-type="float" office:value="14.4506035551404" calcext:value-type="float">
            <text:p>14.45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93" calcext:value-type="float">
            <text:p>393</text:p>
          </table:table-cell>
          <table:table-cell office:value-type="float" office:value="16.102" calcext:value-type="float">
            <text:p>16.102</text:p>
          </table:table-cell>
          <table:table-cell/>
          <table:table-cell table:formula="of:=[.$C461]*([.F$4]+[.$C461]*([.F$5]+[.$C461]*([.F$6]+[.$C461]*[.F$7])))/(1+[.$C461]*([.F$8]+[.$C461]*([.F$9]+[.$C461]*[.F$10])))" office:value-type="float" office:value="392.99136339822" calcext:value-type="float">
            <text:p>392.99</text:p>
          </table:table-cell>
          <table:table-cell table:formula="of:=[.B461]-[.E461]" office:value-type="float" office:value="0.00863660178049486" calcext:value-type="float">
            <text:p>0.009</text:p>
          </table:table-cell>
          <table:table-cell table:formula="of:=ABS([.F461])" office:value-type="float" office:value="0.00863660178049486" calcext:value-type="float">
            <text:p>0.009</text:p>
          </table:table-cell>
          <table:table-cell/>
          <table:table-cell table:style-name="ce12" table:formula="of:=[.$C461]*([.J$4]+[.$C461]*([.J$5]+[.$C461]*([.J$6]+[.$C461]*[.J$7])))/(1+[.$C461]*([.J$8]+[.$C461]*([.J$9]+[.$C461]*[.J$10])))" office:value-type="float" office:value="422.257965936268" calcext:value-type="float">
            <text:p>422.26</text:p>
          </table:table-cell>
          <table:table-cell table:formula="of:=[.B461]-[.I461]" office:value-type="float" office:value="-29.2579659362682" calcext:value-type="float">
            <text:p>-29.258</text:p>
          </table:table-cell>
          <table:table-cell table:formula="of:=ABS([.J461])" office:value-type="float" office:value="29.2579659362682" calcext:value-type="float">
            <text:p>29.258</text:p>
          </table:table-cell>
          <table:table-cell/>
          <table:table-cell table:formula="of:=[.$B461]*([.N$4]+[.$B461]*([.N$5]+[.$B461]*([.N$6]+[.$B461]*[.N$7])))/(1+[.$B461]*([.N$8]+[.$B461]*([.N$9]+[.$B461]*[.N$10])))" office:value-type="float" office:value="16.1018849447775" calcext:value-type="float">
            <text:p>16.102</text:p>
          </table:table-cell>
          <table:table-cell table:formula="of:=[.C461]-[.M461]" office:value-type="float" office:value="0.000115055222472904" calcext:value-type="float">
            <text:p>0.00012</text:p>
          </table:table-cell>
          <table:table-cell table:formula="of:=[.N461]*25.38" office:value-type="float" office:value="0.0029201015463623" calcext:value-type="float">
            <text:p>0.003</text:p>
          </table:table-cell>
          <table:table-cell table:formula="of:=ABS([.O461])" office:value-type="float" office:value="0.0029201015463623" calcext:value-type="float">
            <text:p>0.003</text:p>
          </table:table-cell>
          <table:table-cell/>
          <table:table-cell table:formula="of:=[.$B461]*([.S$4]+[.$B461]*([.S$5]+[.$B461]*([.S$6]+[.$B461]*[.S$7])))/(1+[.$B461]*([.S$8]+[.$B461]*([.S$9]+[.$B461]*[.S$10])))" office:value-type="float" office:value="16.6716398649064" calcext:value-type="float">
            <text:p>16.672</text:p>
          </table:table-cell>
          <table:table-cell table:style-name="ce40" table:formula="of:=[.C461]-[.R461]" office:value-type="float" office:value="-0.569639864906378" calcext:value-type="float">
            <text:p>-0.5696</text:p>
          </table:table-cell>
          <table:table-cell table:formula="of:=[.S461]*25.38" office:value-type="float" office:value="-14.4574597713239" calcext:value-type="float">
            <text:p>-14.457</text:p>
          </table:table-cell>
          <table:table-cell table:formula="of:=ABS([.T461])" office:value-type="float" office:value="14.4574597713239" calcext:value-type="float">
            <text:p>14.45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94" calcext:value-type="float">
            <text:p>394</text:p>
          </table:table-cell>
          <table:table-cell office:value-type="float" office:value="16.144" calcext:value-type="float">
            <text:p>16.144</text:p>
          </table:table-cell>
          <table:table-cell/>
          <table:table-cell table:formula="of:=[.$C462]*([.F$4]+[.$C462]*([.F$5]+[.$C462]*([.F$6]+[.$C462]*[.F$7])))/(1+[.$C462]*([.F$8]+[.$C462]*([.F$9]+[.$C462]*[.F$10])))" office:value-type="float" office:value="393.986088111491" calcext:value-type="float">
            <text:p>393.99</text:p>
          </table:table-cell>
          <table:table-cell table:formula="of:=[.B462]-[.E462]" office:value-type="float" office:value="0.0139118885089147" calcext:value-type="float">
            <text:p>0.014</text:p>
          </table:table-cell>
          <table:table-cell table:formula="of:=ABS([.F462])" office:value-type="float" office:value="0.0139118885089147" calcext:value-type="float">
            <text:p>0.014</text:p>
          </table:table-cell>
          <table:table-cell/>
          <table:table-cell table:style-name="ce12" table:formula="of:=[.$C462]*([.J$4]+[.$C462]*([.J$5]+[.$C462]*([.J$6]+[.$C462]*[.J$7])))/(1+[.$C462]*([.J$8]+[.$C462]*([.J$9]+[.$C462]*[.J$10])))" office:value-type="float" office:value="423.464252393691" calcext:value-type="float">
            <text:p>423.46</text:p>
          </table:table-cell>
          <table:table-cell table:formula="of:=[.B462]-[.I462]" office:value-type="float" office:value="-29.4642523936912" calcext:value-type="float">
            <text:p>-29.464</text:p>
          </table:table-cell>
          <table:table-cell table:formula="of:=ABS([.J462])" office:value-type="float" office:value="29.4642523936912" calcext:value-type="float">
            <text:p>29.464</text:p>
          </table:table-cell>
          <table:table-cell/>
          <table:table-cell table:formula="of:=[.$B462]*([.N$4]+[.$B462]*([.N$5]+[.$B462]*([.N$6]+[.$B462]*[.N$7])))/(1+[.$B462]*([.N$8]+[.$B462]*([.N$9]+[.$B462]*[.N$10])))" office:value-type="float" office:value="16.1441022680175" calcext:value-type="float">
            <text:p>16.144</text:p>
          </table:table-cell>
          <table:table-cell table:formula="of:=[.C462]-[.M462]" office:value-type="float" office:value="-0.000102268017542428" calcext:value-type="float">
            <text:p>-0.00010</text:p>
          </table:table-cell>
          <table:table-cell table:formula="of:=[.N462]*25.38" office:value-type="float" office:value="-0.00259556228522683" calcext:value-type="float">
            <text:p>-0.003</text:p>
          </table:table-cell>
          <table:table-cell table:formula="of:=ABS([.O462])" office:value-type="float" office:value="0.00259556228522683" calcext:value-type="float">
            <text:p>0.003</text:p>
          </table:table-cell>
          <table:table-cell/>
          <table:table-cell table:formula="of:=[.$B462]*([.S$4]+[.$B462]*([.S$5]+[.$B462]*([.S$6]+[.$B462]*[.S$7])))/(1+[.$B462]*([.S$8]+[.$B462]*([.S$9]+[.$B462]*[.S$10])))" office:value-type="float" office:value="16.7149112547931" calcext:value-type="float">
            <text:p>16.715</text:p>
          </table:table-cell>
          <table:table-cell table:style-name="ce40" table:formula="of:=[.C462]-[.R462]" office:value-type="float" office:value="-0.570911254793074" calcext:value-type="float">
            <text:p>-0.5709</text:p>
          </table:table-cell>
          <table:table-cell table:formula="of:=[.S462]*25.38" office:value-type="float" office:value="-14.4897276466482" calcext:value-type="float">
            <text:p>-14.490</text:p>
          </table:table-cell>
          <table:table-cell table:formula="of:=ABS([.T462])" office:value-type="float" office:value="14.4897276466482" calcext:value-type="float">
            <text:p>14.49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95" calcext:value-type="float">
            <text:p>395</text:p>
          </table:table-cell>
          <table:table-cell office:value-type="float" office:value="16.186" calcext:value-type="float">
            <text:p>16.186</text:p>
          </table:table-cell>
          <table:table-cell/>
          <table:table-cell table:formula="of:=[.$C463]*([.F$4]+[.$C463]*([.F$5]+[.$C463]*([.F$6]+[.$C463]*[.F$7])))/(1+[.$C463]*([.F$8]+[.$C463]*([.F$9]+[.$C463]*[.F$10])))" office:value-type="float" office:value="394.980689426536" calcext:value-type="float">
            <text:p>394.98</text:p>
          </table:table-cell>
          <table:table-cell table:formula="of:=[.B463]-[.E463]" office:value-type="float" office:value="0.0193105734641108" calcext:value-type="float">
            <text:p>0.019</text:p>
          </table:table-cell>
          <table:table-cell table:formula="of:=ABS([.F463])" office:value-type="float" office:value="0.0193105734641108" calcext:value-type="float">
            <text:p>0.019</text:p>
          </table:table-cell>
          <table:table-cell/>
          <table:table-cell table:style-name="ce12" table:formula="of:=[.$C463]*([.J$4]+[.$C463]*([.J$5]+[.$C463]*([.J$6]+[.$C463]*[.J$7])))/(1+[.$C463]*([.J$8]+[.$C463]*([.J$9]+[.$C463]*[.J$10])))" office:value-type="float" office:value="424.670737500242" calcext:value-type="float">
            <text:p>424.67</text:p>
          </table:table-cell>
          <table:table-cell table:formula="of:=[.B463]-[.I463]" office:value-type="float" office:value="-29.6707375002424" calcext:value-type="float">
            <text:p>-29.671</text:p>
          </table:table-cell>
          <table:table-cell table:formula="of:=ABS([.J463])" office:value-type="float" office:value="29.6707375002424" calcext:value-type="float">
            <text:p>29.671</text:p>
          </table:table-cell>
          <table:table-cell/>
          <table:table-cell table:formula="of:=[.$B463]*([.N$4]+[.$B463]*([.N$5]+[.$B463]*([.N$6]+[.$B463]*[.N$7])))/(1+[.$B463]*([.N$8]+[.$B463]*([.N$9]+[.$B463]*[.N$10])))" office:value-type="float" office:value="16.1863250339971" calcext:value-type="float">
            <text:p>16.186</text:p>
          </table:table-cell>
          <table:table-cell table:formula="of:=[.C463]-[.M463]" office:value-type="float" office:value="-0.000325033997093271" calcext:value-type="float">
            <text:p>-0.00033</text:p>
          </table:table-cell>
          <table:table-cell table:formula="of:=[.N463]*25.38" office:value-type="float" office:value="-0.00824936284622723" calcext:value-type="float">
            <text:p>-0.008</text:p>
          </table:table-cell>
          <table:table-cell table:formula="of:=ABS([.O463])" office:value-type="float" office:value="0.00824936284622723" calcext:value-type="float">
            <text:p>0.008</text:p>
          </table:table-cell>
          <table:table-cell/>
          <table:table-cell table:formula="of:=[.$B463]*([.S$4]+[.$B463]*([.S$5]+[.$B463]*([.S$6]+[.$B463]*[.S$7])))/(1+[.$B463]*([.S$8]+[.$B463]*([.S$9]+[.$B463]*[.S$10])))" office:value-type="float" office:value="16.7581838853386" calcext:value-type="float">
            <text:p>16.758</text:p>
          </table:table-cell>
          <table:table-cell table:style-name="ce40" table:formula="of:=[.C463]-[.R463]" office:value-type="float" office:value="-0.572183885338603" calcext:value-type="float">
            <text:p>-0.5722</text:p>
          </table:table-cell>
          <table:table-cell table:formula="of:=[.S463]*25.38" office:value-type="float" office:value="-14.5220270098938" calcext:value-type="float">
            <text:p>-14.522</text:p>
          </table:table-cell>
          <table:table-cell table:formula="of:=ABS([.T463])" office:value-type="float" office:value="14.5220270098938" calcext:value-type="float">
            <text:p>14.52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96" calcext:value-type="float">
            <text:p>396</text:p>
          </table:table-cell>
          <table:table-cell office:value-type="float" office:value="16.228" calcext:value-type="float">
            <text:p>16.228</text:p>
          </table:table-cell>
          <table:table-cell/>
          <table:table-cell table:formula="of:=[.$C464]*([.F$4]+[.$C464]*([.F$5]+[.$C464]*([.F$6]+[.$C464]*[.F$7])))/(1+[.$C464]*([.F$8]+[.$C464]*([.F$9]+[.$C464]*[.F$10])))" office:value-type="float" office:value="395.975168539963" calcext:value-type="float">
            <text:p>395.98</text:p>
          </table:table-cell>
          <table:table-cell table:formula="of:=[.B464]-[.E464]" office:value-type="float" office:value="0.0248314600371486" calcext:value-type="float">
            <text:p>0.025</text:p>
          </table:table-cell>
          <table:table-cell table:formula="of:=ABS([.F464])" office:value-type="float" office:value="0.0248314600371486" calcext:value-type="float">
            <text:p>0.025</text:p>
          </table:table-cell>
          <table:table-cell/>
          <table:table-cell table:style-name="ce12" table:formula="of:=[.$C464]*([.J$4]+[.$C464]*([.J$5]+[.$C464]*([.J$6]+[.$C464]*[.J$7])))/(1+[.$C464]*([.J$8]+[.$C464]*([.J$9]+[.$C464]*[.J$10])))" office:value-type="float" office:value="425.87741891326" calcext:value-type="float">
            <text:p>425.88</text:p>
          </table:table-cell>
          <table:table-cell table:formula="of:=[.B464]-[.I464]" office:value-type="float" office:value="-29.8774189132597" calcext:value-type="float">
            <text:p>-29.877</text:p>
          </table:table-cell>
          <table:table-cell table:formula="of:=ABS([.J464])" office:value-type="float" office:value="29.8774189132597" calcext:value-type="float">
            <text:p>29.877</text:p>
          </table:table-cell>
          <table:table-cell/>
          <table:table-cell table:formula="of:=[.$B464]*([.N$4]+[.$B464]*([.N$5]+[.$B464]*([.N$6]+[.$B464]*[.N$7])))/(1+[.$B464]*([.N$8]+[.$B464]*([.N$9]+[.$B464]*[.N$10])))" office:value-type="float" office:value="16.2285531966721" calcext:value-type="float">
            <text:p>16.229</text:p>
          </table:table-cell>
          <table:table-cell table:formula="of:=[.C464]-[.M464]" office:value-type="float" office:value="-0.000553196672100853" calcext:value-type="float">
            <text:p>-0.00055</text:p>
          </table:table-cell>
          <table:table-cell table:formula="of:=[.N464]*25.38" office:value-type="float" office:value="-0.0140401315379197" calcext:value-type="float">
            <text:p>-0.014</text:p>
          </table:table-cell>
          <table:table-cell table:formula="of:=ABS([.O464])" office:value-type="float" office:value="0.0140401315379197" calcext:value-type="float">
            <text:p>0.014</text:p>
          </table:table-cell>
          <table:table-cell/>
          <table:table-cell table:formula="of:=[.$B464]*([.S$4]+[.$B464]*([.S$5]+[.$B464]*([.S$6]+[.$B464]*[.S$7])))/(1+[.$B464]*([.S$8]+[.$B464]*([.S$9]+[.$B464]*[.S$10])))" office:value-type="float" office:value="16.8014577498453" calcext:value-type="float">
            <text:p>16.801</text:p>
          </table:table-cell>
          <table:table-cell table:style-name="ce40" table:formula="of:=[.C464]-[.R464]" office:value-type="float" office:value="-0.573457749845275" calcext:value-type="float">
            <text:p>-0.5735</text:p>
          </table:table-cell>
          <table:table-cell table:formula="of:=[.S464]*25.38" office:value-type="float" office:value="-14.5543576910731" calcext:value-type="float">
            <text:p>-14.554</text:p>
          </table:table-cell>
          <table:table-cell table:formula="of:=ABS([.T464])" office:value-type="float" office:value="14.5543576910731" calcext:value-type="float">
            <text:p>14.55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97" calcext:value-type="float">
            <text:p>397</text:p>
          </table:table-cell>
          <table:table-cell office:value-type="float" office:value="16.27" calcext:value-type="float">
            <text:p>16.270</text:p>
          </table:table-cell>
          <table:table-cell/>
          <table:table-cell table:formula="of:=[.$C465]*([.F$4]+[.$C465]*([.F$5]+[.$C465]*([.F$6]+[.$C465]*[.F$7])))/(1+[.$C465]*([.F$8]+[.$C465]*([.F$9]+[.$C465]*[.F$10])))" office:value-type="float" office:value="396.969526634651" calcext:value-type="float">
            <text:p>396.97</text:p>
          </table:table-cell>
          <table:table-cell table:formula="of:=[.B465]-[.E465]" office:value-type="float" office:value="0.0304733653489961" calcext:value-type="float">
            <text:p>0.030</text:p>
          </table:table-cell>
          <table:table-cell table:formula="of:=ABS([.F465])" office:value-type="float" office:value="0.0304733653489961" calcext:value-type="float">
            <text:p>0.030</text:p>
          </table:table-cell>
          <table:table-cell/>
          <table:table-cell table:style-name="ce12" table:formula="of:=[.$C465]*([.J$4]+[.$C465]*([.J$5]+[.$C465]*([.J$6]+[.$C465]*[.J$7])))/(1+[.$C465]*([.J$8]+[.$C465]*([.J$9]+[.$C465]*[.J$10])))" office:value-type="float" office:value="427.084294312466" calcext:value-type="float">
            <text:p>427.08</text:p>
          </table:table-cell>
          <table:table-cell table:formula="of:=[.B465]-[.I465]" office:value-type="float" office:value="-30.0842943124659" calcext:value-type="float">
            <text:p>-30.084</text:p>
          </table:table-cell>
          <table:table-cell table:formula="of:=ABS([.J465])" office:value-type="float" office:value="30.0842943124659" calcext:value-type="float">
            <text:p>30.084</text:p>
          </table:table-cell>
          <table:table-cell/>
          <table:table-cell table:formula="of:=[.$B465]*([.N$4]+[.$B465]*([.N$5]+[.$B465]*([.N$6]+[.$B465]*[.N$7])))/(1+[.$B465]*([.N$8]+[.$B465]*([.N$9]+[.$B465]*[.N$10])))" office:value-type="float" office:value="16.2707867104719" calcext:value-type="float">
            <text:p>16.271</text:p>
          </table:table-cell>
          <table:table-cell table:formula="of:=[.C465]-[.M465]" office:value-type="float" office:value="-0.000786710471928132" calcext:value-type="float">
            <text:p>-0.00079</text:p>
          </table:table-cell>
          <table:table-cell table:formula="of:=[.N465]*25.38" office:value-type="float" office:value="-0.019966711777536" calcext:value-type="float">
            <text:p>-0.020</text:p>
          </table:table-cell>
          <table:table-cell table:formula="of:=ABS([.O465])" office:value-type="float" office:value="0.019966711777536" calcext:value-type="float">
            <text:p>0.020</text:p>
          </table:table-cell>
          <table:table-cell/>
          <table:table-cell table:formula="of:=[.$B465]*([.S$4]+[.$B465]*([.S$5]+[.$B465]*([.S$6]+[.$B465]*[.S$7])))/(1+[.$B465]*([.S$8]+[.$B465]*([.S$9]+[.$B465]*[.S$10])))" office:value-type="float" office:value="16.8447328416635" calcext:value-type="float">
            <text:p>16.845</text:p>
          </table:table-cell>
          <table:table-cell table:style-name="ce40" table:formula="of:=[.C465]-[.R465]" office:value-type="float" office:value="-0.574732841663529" calcext:value-type="float">
            <text:p>-0.5747</text:p>
          </table:table-cell>
          <table:table-cell table:formula="of:=[.S465]*25.38" office:value-type="float" office:value="-14.5867195214204" calcext:value-type="float">
            <text:p>-14.587</text:p>
          </table:table-cell>
          <table:table-cell table:formula="of:=ABS([.T465])" office:value-type="float" office:value="14.5867195214204" calcext:value-type="float">
            <text:p>14.58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98" calcext:value-type="float">
            <text:p>398</text:p>
          </table:table-cell>
          <table:table-cell office:value-type="float" office:value="16.313" calcext:value-type="float">
            <text:p>16.313</text:p>
          </table:table-cell>
          <table:table-cell/>
          <table:table-cell table:formula="of:=[.$C466]*([.F$4]+[.$C466]*([.F$5]+[.$C466]*([.F$6]+[.$C466]*[.F$7])))/(1+[.$C466]*([.F$8]+[.$C466]*([.F$9]+[.$C466]*[.F$10])))" office:value-type="float" office:value="397.987435767855" calcext:value-type="float">
            <text:p>397.99</text:p>
          </table:table-cell>
          <table:table-cell table:formula="of:=[.B466]-[.E466]" office:value-type="float" office:value="0.012564232144598" calcext:value-type="float">
            <text:p>0.013</text:p>
          </table:table-cell>
          <table:table-cell table:formula="of:=ABS([.F466])" office:value-type="float" office:value="0.012564232144598" calcext:value-type="float">
            <text:p>0.013</text:p>
          </table:table-cell>
          <table:table-cell/>
          <table:table-cell table:style-name="ce12" table:formula="of:=[.$C466]*([.J$4]+[.$C466]*([.J$5]+[.$C466]*([.J$6]+[.$C466]*[.J$7])))/(1+[.$C466]*([.J$8]+[.$C466]*([.J$9]+[.$C466]*[.J$10])))" office:value-type="float" office:value="428.320103409941" calcext:value-type="float">
            <text:p>428.32</text:p>
          </table:table-cell>
          <table:table-cell table:formula="of:=[.B466]-[.I466]" office:value-type="float" office:value="-30.3201034099406" calcext:value-type="float">
            <text:p>-30.320</text:p>
          </table:table-cell>
          <table:table-cell table:formula="of:=ABS([.J466])" office:value-type="float" office:value="30.3201034099406" calcext:value-type="float">
            <text:p>30.320</text:p>
          </table:table-cell>
          <table:table-cell/>
          <table:table-cell table:formula="of:=[.$B466]*([.N$4]+[.$B466]*([.N$5]+[.$B466]*([.N$6]+[.$B466]*[.N$7])))/(1+[.$B466]*([.N$8]+[.$B466]*([.N$9]+[.$B466]*[.N$10])))" office:value-type="float" office:value="16.3130255302947" calcext:value-type="float">
            <text:p>16.313</text:p>
          </table:table-cell>
          <table:table-cell table:formula="of:=[.C466]-[.M466]" office:value-type="float" office:value="-0.000025530294692544" calcext:value-type="float">
            <text:p>-0.00003</text:p>
          </table:table-cell>
          <table:table-cell table:formula="of:=[.N466]*25.38" office:value-type="float" office:value="-0.000647958879296766" calcext:value-type="float">
            <text:p>-0.001</text:p>
          </table:table-cell>
          <table:table-cell table:formula="of:=ABS([.O466])" office:value-type="float" office:value="0.000647958879296766" calcext:value-type="float">
            <text:p>0.001</text:p>
          </table:table-cell>
          <table:table-cell/>
          <table:table-cell table:formula="of:=[.$B466]*([.S$4]+[.$B466]*([.S$5]+[.$B466]*([.S$6]+[.$B466]*[.S$7])))/(1+[.$B466]*([.S$8]+[.$B466]*([.S$9]+[.$B466]*[.S$10])))" office:value-type="float" office:value="16.8880091541915" calcext:value-type="float">
            <text:p>16.888</text:p>
          </table:table-cell>
          <table:table-cell table:style-name="ce40" table:formula="of:=[.C466]-[.R466]" office:value-type="float" office:value="-0.575009154191481" calcext:value-type="float">
            <text:p>-0.5750</text:p>
          </table:table-cell>
          <table:table-cell table:formula="of:=[.S466]*25.38" office:value-type="float" office:value="-14.5937323333798" calcext:value-type="float">
            <text:p>-14.594</text:p>
          </table:table-cell>
          <table:table-cell table:formula="of:=ABS([.T466])" office:value-type="float" office:value="14.5937323333798" calcext:value-type="float">
            <text:p>14.59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399" calcext:value-type="float">
            <text:p>399</text:p>
          </table:table-cell>
          <table:table-cell office:value-type="float" office:value="16.355" calcext:value-type="float">
            <text:p>16.355</text:p>
          </table:table-cell>
          <table:table-cell/>
          <table:table-cell table:formula="of:=[.$C467]*([.F$4]+[.$C467]*([.F$5]+[.$C467]*([.F$6]+[.$C467]*[.F$7])))/(1+[.$C467]*([.F$8]+[.$C467]*([.F$9]+[.$C467]*[.F$10])))" office:value-type="float" office:value="398.981552507488" calcext:value-type="float">
            <text:p>398.98</text:p>
          </table:table-cell>
          <table:table-cell table:formula="of:=[.B467]-[.E467]" office:value-type="float" office:value="0.018447492511882" calcext:value-type="float">
            <text:p>0.018</text:p>
          </table:table-cell>
          <table:table-cell table:formula="of:=ABS([.F467])" office:value-type="float" office:value="0.018447492511882" calcext:value-type="float">
            <text:p>0.018</text:p>
          </table:table-cell>
          <table:table-cell/>
          <table:table-cell table:style-name="ce12" table:formula="of:=[.$C467]*([.J$4]+[.$C467]*([.J$5]+[.$C467]*([.J$6]+[.$C467]*[.J$7])))/(1+[.$C467]*([.J$8]+[.$C467]*([.J$9]+[.$C467]*[.J$10])))" office:value-type="float" office:value="429.527364391678" calcext:value-type="float">
            <text:p>429.53</text:p>
          </table:table-cell>
          <table:table-cell table:formula="of:=[.B467]-[.I467]" office:value-type="float" office:value="-30.5273643916779" calcext:value-type="float">
            <text:p>-30.527</text:p>
          </table:table-cell>
          <table:table-cell table:formula="of:=ABS([.J467])" office:value-type="float" office:value="30.5273643916779" calcext:value-type="float">
            <text:p>30.527</text:p>
          </table:table-cell>
          <table:table-cell/>
          <table:table-cell table:formula="of:=[.$B467]*([.N$4]+[.$B467]*([.N$5]+[.$B467]*([.N$6]+[.$B467]*[.N$7])))/(1+[.$B467]*([.N$8]+[.$B467]*([.N$9]+[.$B467]*[.N$10])))" office:value-type="float" office:value="16.3552696115027" calcext:value-type="float">
            <text:p>16.355</text:p>
          </table:table-cell>
          <table:table-cell table:formula="of:=[.C467]-[.M467]" office:value-type="float" office:value="-0.000269611502648814" calcext:value-type="float">
            <text:p>-0.00027</text:p>
          </table:table-cell>
          <table:table-cell table:formula="of:=[.N467]*25.38" office:value-type="float" office:value="-0.00684273993722691" calcext:value-type="float">
            <text:p>-0.007</text:p>
          </table:table-cell>
          <table:table-cell table:formula="of:=ABS([.O467])" office:value-type="float" office:value="0.00684273993722691" calcext:value-type="float">
            <text:p>0.007</text:p>
          </table:table-cell>
          <table:table-cell/>
          <table:table-cell table:formula="of:=[.$B467]*([.S$4]+[.$B467]*([.S$5]+[.$B467]*([.S$6]+[.$B467]*[.S$7])))/(1+[.$B467]*([.S$8]+[.$B467]*([.S$9]+[.$B467]*[.S$10])))" office:value-type="float" office:value="16.9312866808745" calcext:value-type="float">
            <text:p>16.931</text:p>
          </table:table-cell>
          <table:table-cell table:style-name="ce40" table:formula="of:=[.C467]-[.R467]" office:value-type="float" office:value="-0.576286680874517" calcext:value-type="float">
            <text:p>-0.5763</text:p>
          </table:table-cell>
          <table:table-cell table:formula="of:=[.S467]*25.38" office:value-type="float" office:value="-14.6261559605952" calcext:value-type="float">
            <text:p>-14.626</text:p>
          </table:table-cell>
          <table:table-cell table:formula="of:=ABS([.T467])" office:value-type="float" office:value="14.6261559605952" calcext:value-type="float">
            <text:p>14.62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00" calcext:value-type="float">
            <text:p>400</text:p>
          </table:table-cell>
          <table:table-cell office:value-type="float" office:value="16.397" calcext:value-type="float">
            <text:p>16.397</text:p>
          </table:table-cell>
          <table:table-cell/>
          <table:table-cell table:formula="of:=[.$C468]*([.F$4]+[.$C468]*([.F$5]+[.$C468]*([.F$6]+[.$C468]*[.F$7])))/(1+[.$C468]*([.F$8]+[.$C468]*([.F$9]+[.$C468]*[.F$10])))" office:value-type="float" office:value="399.975551723209" calcext:value-type="float">
            <text:p>399.98</text:p>
          </table:table-cell>
          <table:table-cell table:formula="of:=[.B468]-[.E468]" office:value-type="float" office:value="0.0244482767911336" calcext:value-type="float">
            <text:p>0.024</text:p>
          </table:table-cell>
          <table:table-cell table:formula="of:=ABS([.F468])" office:value-type="float" office:value="0.0244482767911336" calcext:value-type="float">
            <text:p>0.024</text:p>
          </table:table-cell>
          <table:table-cell/>
          <table:table-cell table:style-name="ce12" table:formula="of:=[.$C468]*([.J$4]+[.$C468]*([.J$5]+[.$C468]*([.J$6]+[.$C468]*[.J$7])))/(1+[.$C468]*([.J$8]+[.$C468]*([.J$9]+[.$C468]*[.J$10])))" office:value-type="float" office:value="430.73481247806" calcext:value-type="float">
            <text:p>430.73</text:p>
          </table:table-cell>
          <table:table-cell table:formula="of:=[.B468]-[.I468]" office:value-type="float" office:value="-30.7348124780603" calcext:value-type="float">
            <text:p>-30.735</text:p>
          </table:table-cell>
          <table:table-cell table:formula="of:=ABS([.J468])" office:value-type="float" office:value="30.7348124780603" calcext:value-type="float">
            <text:p>30.735</text:p>
          </table:table-cell>
          <table:table-cell/>
          <table:table-cell table:formula="of:=[.$B468]*([.N$4]+[.$B468]*([.N$5]+[.$B468]*([.N$6]+[.$B468]*[.N$7])))/(1+[.$B468]*([.N$8]+[.$B468]*([.N$9]+[.$B468]*[.N$10])))" office:value-type="float" office:value="16.3975189099176" calcext:value-type="float">
            <text:p>16.398</text:p>
          </table:table-cell>
          <table:table-cell table:formula="of:=[.C468]-[.M468]" office:value-type="float" office:value="-0.000518909917552435" calcext:value-type="float">
            <text:p>-0.00052</text:p>
          </table:table-cell>
          <table:table-cell table:formula="of:=[.N468]*25.38" office:value-type="float" office:value="-0.0131699337074808" calcext:value-type="float">
            <text:p>-0.013</text:p>
          </table:table-cell>
          <table:table-cell table:formula="of:=ABS([.O468])" office:value-type="float" office:value="0.0131699337074808" calcext:value-type="float">
            <text:p>0.013</text:p>
          </table:table-cell>
          <table:table-cell/>
          <table:table-cell table:formula="of:=[.$B468]*([.S$4]+[.$B468]*([.S$5]+[.$B468]*([.S$6]+[.$B468]*[.S$7])))/(1+[.$B468]*([.S$8]+[.$B468]*([.S$9]+[.$B468]*[.S$10])))" office:value-type="float" office:value="16.9745654152048" calcext:value-type="float">
            <text:p>16.975</text:p>
          </table:table-cell>
          <table:table-cell table:style-name="ce40" table:formula="of:=[.C468]-[.R468]" office:value-type="float" office:value="-0.577565415204848" calcext:value-type="float">
            <text:p>-0.5776</text:p>
          </table:table-cell>
          <table:table-cell table:formula="of:=[.S468]*25.38" office:value-type="float" office:value="-14.658610237899" calcext:value-type="float">
            <text:p>-14.659</text:p>
          </table:table-cell>
          <table:table-cell table:formula="of:=ABS([.T468])" office:value-type="float" office:value="14.658610237899" calcext:value-type="float">
            <text:p>14.65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01" calcext:value-type="float">
            <text:p>401</text:p>
          </table:table-cell>
          <table:table-cell office:value-type="float" office:value="16.439" calcext:value-type="float">
            <text:p>16.439</text:p>
          </table:table-cell>
          <table:table-cell/>
          <table:table-cell table:formula="of:=[.$C469]*([.F$4]+[.$C469]*([.F$5]+[.$C469]*([.F$6]+[.$C469]*[.F$7])))/(1+[.$C469]*([.F$8]+[.$C469]*([.F$9]+[.$C469]*[.F$10])))" office:value-type="float" office:value="400.969434544188" calcext:value-type="float">
            <text:p>400.97</text:p>
          </table:table-cell>
          <table:table-cell table:formula="of:=[.B469]-[.E469]" office:value-type="float" office:value="0.0305654558124502" calcext:value-type="float">
            <text:p>0.031</text:p>
          </table:table-cell>
          <table:table-cell table:formula="of:=ABS([.F469])" office:value-type="float" office:value="0.0305654558124502" calcext:value-type="float">
            <text:p>0.031</text:p>
          </table:table-cell>
          <table:table-cell/>
          <table:table-cell table:style-name="ce12" table:formula="of:=[.$C469]*([.J$4]+[.$C469]*([.J$5]+[.$C469]*([.J$6]+[.$C469]*[.J$7])))/(1+[.$C469]*([.J$8]+[.$C469]*([.J$9]+[.$C469]*[.J$10])))" office:value-type="float" office:value="431.942445437247" calcext:value-type="float">
            <text:p>431.94</text:p>
          </table:table-cell>
          <table:table-cell table:formula="of:=[.B469]-[.I469]" office:value-type="float" office:value="-30.9424454372469" calcext:value-type="float">
            <text:p>-30.942</text:p>
          </table:table-cell>
          <table:table-cell table:formula="of:=ABS([.J469])" office:value-type="float" office:value="30.9424454372469" calcext:value-type="float">
            <text:p>30.942</text:p>
          </table:table-cell>
          <table:table-cell/>
          <table:table-cell table:formula="of:=[.$B469]*([.N$4]+[.$B469]*([.N$5]+[.$B469]*([.N$6]+[.$B469]*[.N$7])))/(1+[.$B469]*([.N$8]+[.$B469]*([.N$9]+[.$B469]*[.N$10])))" office:value-type="float" office:value="16.4397733818161" calcext:value-type="float">
            <text:p>16.440</text:p>
          </table:table-cell>
          <table:table-cell table:formula="of:=[.C469]-[.M469]" office:value-type="float" office:value="-0.000773381816049579" calcext:value-type="float">
            <text:p>-0.00077</text:p>
          </table:table-cell>
          <table:table-cell table:formula="of:=[.N469]*25.38" office:value-type="float" office:value="-0.0196284304913383" calcext:value-type="float">
            <text:p>-0.020</text:p>
          </table:table-cell>
          <table:table-cell table:formula="of:=ABS([.O469])" office:value-type="float" office:value="0.0196284304913383" calcext:value-type="float">
            <text:p>0.020</text:p>
          </table:table-cell>
          <table:table-cell/>
          <table:table-cell table:formula="of:=[.$B469]*([.S$4]+[.$B469]*([.S$5]+[.$B469]*([.S$6]+[.$B469]*[.S$7])))/(1+[.$B469]*([.S$8]+[.$B469]*([.S$9]+[.$B469]*[.S$10])))" office:value-type="float" office:value="17.0178453507211" calcext:value-type="float">
            <text:p>17.018</text:p>
          </table:table-cell>
          <table:table-cell table:style-name="ce40" table:formula="of:=[.C469]-[.R469]" office:value-type="float" office:value="-0.578845350721117" calcext:value-type="float">
            <text:p>-0.5788</text:p>
          </table:table-cell>
          <table:table-cell table:formula="of:=[.S469]*25.38" office:value-type="float" office:value="-14.691095001302" calcext:value-type="float">
            <text:p>-14.691</text:p>
          </table:table-cell>
          <table:table-cell table:formula="of:=ABS([.T469])" office:value-type="float" office:value="14.691095001302" calcext:value-type="float">
            <text:p>14.69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02" calcext:value-type="float">
            <text:p>402</text:p>
          </table:table-cell>
          <table:table-cell office:value-type="float" office:value="16.482" calcext:value-type="float">
            <text:p>16.482</text:p>
          </table:table-cell>
          <table:table-cell/>
          <table:table-cell table:formula="of:=[.$C470]*([.F$4]+[.$C470]*([.F$5]+[.$C470]*([.F$6]+[.$C470]*[.F$7])))/(1+[.$C470]*([.F$8]+[.$C470]*([.F$9]+[.$C470]*[.F$10])))" office:value-type="float" office:value="401.986861822646" calcext:value-type="float">
            <text:p>401.99</text:p>
          </table:table-cell>
          <table:table-cell table:formula="of:=[.B470]-[.E470]" office:value-type="float" office:value="0.0131381773543922" calcext:value-type="float">
            <text:p>0.013</text:p>
          </table:table-cell>
          <table:table-cell table:formula="of:=ABS([.F470])" office:value-type="float" office:value="0.0131381773543922" calcext:value-type="float">
            <text:p>0.013</text:p>
          </table:table-cell>
          <table:table-cell/>
          <table:table-cell table:style-name="ce12" table:formula="of:=[.$C470]*([.J$4]+[.$C470]*([.J$5]+[.$C470]*([.J$6]+[.$C470]*[.J$7])))/(1+[.$C470]*([.J$8]+[.$C470]*([.J$9]+[.$C470]*[.J$10])))" office:value-type="float" office:value="433.179020782059" calcext:value-type="float">
            <text:p>433.18</text:p>
          </table:table-cell>
          <table:table-cell table:formula="of:=[.B470]-[.I470]" office:value-type="float" office:value="-31.1790207820592" calcext:value-type="float">
            <text:p>-31.179</text:p>
          </table:table-cell>
          <table:table-cell table:formula="of:=ABS([.J470])" office:value-type="float" office:value="31.1790207820592" calcext:value-type="float">
            <text:p>31.179</text:p>
          </table:table-cell>
          <table:table-cell/>
          <table:table-cell table:formula="of:=[.$B470]*([.N$4]+[.$B470]*([.N$5]+[.$B470]*([.N$6]+[.$B470]*[.N$7])))/(1+[.$B470]*([.N$8]+[.$B470]*([.N$9]+[.$B470]*[.N$10])))" office:value-type="float" office:value="16.4820329839251" calcext:value-type="float">
            <text:p>16.482</text:p>
          </table:table-cell>
          <table:table-cell table:formula="of:=[.C470]-[.M470]" office:value-type="float" office:value="-0.0000329839251094199" calcext:value-type="float">
            <text:p>-0.00003</text:p>
          </table:table-cell>
          <table:table-cell table:formula="of:=[.N470]*25.38" office:value-type="float" office:value="-0.000837132019277078" calcext:value-type="float">
            <text:p>-0.001</text:p>
          </table:table-cell>
          <table:table-cell table:formula="of:=ABS([.O470])" office:value-type="float" office:value="0.000837132019277078" calcext:value-type="float">
            <text:p>0.001</text:p>
          </table:table-cell>
          <table:table-cell/>
          <table:table-cell table:formula="of:=[.$B470]*([.S$4]+[.$B470]*([.S$5]+[.$B470]*([.S$6]+[.$B470]*[.S$7])))/(1+[.$B470]*([.S$8]+[.$B470]*([.S$9]+[.$B470]*[.S$10])))" office:value-type="float" office:value="17.061126481008" calcext:value-type="float">
            <text:p>17.061</text:p>
          </table:table-cell>
          <table:table-cell table:style-name="ce40" table:formula="of:=[.C470]-[.R470]" office:value-type="float" office:value="-0.579126481007965" calcext:value-type="float">
            <text:p>-0.5791</text:p>
          </table:table-cell>
          <table:table-cell table:formula="of:=[.S470]*25.38" office:value-type="float" office:value="-14.6982300879821" calcext:value-type="float">
            <text:p>-14.698</text:p>
          </table:table-cell>
          <table:table-cell table:formula="of:=ABS([.T470])" office:value-type="float" office:value="14.6982300879821" calcext:value-type="float">
            <text:p>14.69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03" calcext:value-type="float">
            <text:p>403</text:p>
          </table:table-cell>
          <table:table-cell office:value-type="float" office:value="16.524" calcext:value-type="float">
            <text:p>16.524</text:p>
          </table:table-cell>
          <table:table-cell/>
          <table:table-cell table:formula="of:=[.$C471]*([.F$4]+[.$C471]*([.F$5]+[.$C471]*([.F$6]+[.$C471]*[.F$7])))/(1+[.$C471]*([.F$8]+[.$C471]*([.F$9]+[.$C471]*[.F$10])))" office:value-type="float" office:value="402.980512484805" calcext:value-type="float">
            <text:p>402.98</text:p>
          </table:table-cell>
          <table:table-cell table:formula="of:=[.B471]-[.E471]" office:value-type="float" office:value="0.0194875151948963" calcext:value-type="float">
            <text:p>0.019</text:p>
          </table:table-cell>
          <table:table-cell table:formula="of:=ABS([.F471])" office:value-type="float" office:value="0.0194875151948963" calcext:value-type="float">
            <text:p>0.019</text:p>
          </table:table-cell>
          <table:table-cell/>
          <table:table-cell table:style-name="ce12" table:formula="of:=[.$C471]*([.J$4]+[.$C471]*([.J$5]+[.$C471]*([.J$6]+[.$C471]*[.J$7])))/(1+[.$C471]*([.J$8]+[.$C471]*([.J$9]+[.$C471]*[.J$10])))" office:value-type="float" office:value="434.387021147941" calcext:value-type="float">
            <text:p>434.39</text:p>
          </table:table-cell>
          <table:table-cell table:formula="of:=[.B471]-[.I471]" office:value-type="float" office:value="-31.3870211479411" calcext:value-type="float">
            <text:p>-31.387</text:p>
          </table:table-cell>
          <table:table-cell table:formula="of:=ABS([.J471])" office:value-type="float" office:value="31.3870211479411" calcext:value-type="float">
            <text:p>31.387</text:p>
          </table:table-cell>
          <table:table-cell/>
          <table:table-cell table:formula="of:=[.$B471]*([.N$4]+[.$B471]*([.N$5]+[.$B471]*([.N$6]+[.$B471]*[.N$7])))/(1+[.$B471]*([.N$8]+[.$B471]*([.N$9]+[.$B471]*[.N$10])))" office:value-type="float" office:value="16.5242976734174" calcext:value-type="float">
            <text:p>16.524</text:p>
          </table:table-cell>
          <table:table-cell table:formula="of:=[.C471]-[.M471]" office:value-type="float" office:value="-0.000297673417414046" calcext:value-type="float">
            <text:p>-0.00030</text:p>
          </table:table-cell>
          <table:table-cell table:formula="of:=[.N471]*25.38" office:value-type="float" office:value="-0.00755495133396849" calcext:value-type="float">
            <text:p>-0.008</text:p>
          </table:table-cell>
          <table:table-cell table:formula="of:=ABS([.O471])" office:value-type="float" office:value="0.00755495133396849" calcext:value-type="float">
            <text:p>0.008</text:p>
          </table:table-cell>
          <table:table-cell/>
          <table:table-cell table:formula="of:=[.$B471]*([.S$4]+[.$B471]*([.S$5]+[.$B471]*([.S$6]+[.$B471]*[.S$7])))/(1+[.$B471]*([.S$8]+[.$B471]*([.S$9]+[.$B471]*[.S$10])))" office:value-type="float" office:value="17.1044087996956" calcext:value-type="float">
            <text:p>17.104</text:p>
          </table:table-cell>
          <table:table-cell table:style-name="ce40" table:formula="of:=[.C471]-[.R471]" office:value-type="float" office:value="-0.580408799695647" calcext:value-type="float">
            <text:p>-0.5804</text:p>
          </table:table-cell>
          <table:table-cell table:formula="of:=[.S471]*25.38" office:value-type="float" office:value="-14.7307753362755" calcext:value-type="float">
            <text:p>-14.731</text:p>
          </table:table-cell>
          <table:table-cell table:formula="of:=ABS([.T471])" office:value-type="float" office:value="14.7307753362755" calcext:value-type="float">
            <text:p>14.73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04" calcext:value-type="float">
            <text:p>404</text:p>
          </table:table-cell>
          <table:table-cell office:value-type="float" office:value="16.566" calcext:value-type="float">
            <text:p>16.566</text:p>
          </table:table-cell>
          <table:table-cell/>
          <table:table-cell table:formula="of:=[.$C472]*([.F$4]+[.$C472]*([.F$5]+[.$C472]*([.F$6]+[.$C472]*[.F$7])))/(1+[.$C472]*([.F$8]+[.$C472]*([.F$9]+[.$C472]*[.F$10])))" office:value-type="float" office:value="403.974050088319" calcext:value-type="float">
            <text:p>403.97</text:p>
          </table:table-cell>
          <table:table-cell table:formula="of:=[.B472]-[.E472]" office:value-type="float" office:value="0.025949911680982" calcext:value-type="float">
            <text:p>0.026</text:p>
          </table:table-cell>
          <table:table-cell table:formula="of:=ABS([.F472])" office:value-type="float" office:value="0.025949911680982" calcext:value-type="float">
            <text:p>0.026</text:p>
          </table:table-cell>
          <table:table-cell/>
          <table:table-cell table:style-name="ce12" table:formula="of:=[.$C472]*([.J$4]+[.$C472]*([.J$5]+[.$C472]*([.J$6]+[.$C472]*[.J$7])))/(1+[.$C472]*([.J$8]+[.$C472]*([.J$9]+[.$C472]*[.J$10])))" office:value-type="float" office:value="435.595199768529" calcext:value-type="float">
            <text:p>435.60</text:p>
          </table:table-cell>
          <table:table-cell table:formula="of:=[.B472]-[.I472]" office:value-type="float" office:value="-31.5951997685289" calcext:value-type="float">
            <text:p>-31.595</text:p>
          </table:table-cell>
          <table:table-cell table:formula="of:=ABS([.J472])" office:value-type="float" office:value="31.5951997685289" calcext:value-type="float">
            <text:p>31.595</text:p>
          </table:table-cell>
          <table:table-cell/>
          <table:table-cell table:formula="of:=[.$B472]*([.N$4]+[.$B472]*([.N$5]+[.$B472]*([.N$6]+[.$B472]*[.N$7])))/(1+[.$B472]*([.N$8]+[.$B472]*([.N$9]+[.$B472]*[.N$10])))" office:value-type="float" office:value="16.5665674079069" calcext:value-type="float">
            <text:p>16.567</text:p>
          </table:table-cell>
          <table:table-cell table:formula="of:=[.C472]-[.M472]" office:value-type="float" office:value="-0.000567407906871154" calcext:value-type="float">
            <text:p>-0.00057</text:p>
          </table:table-cell>
          <table:table-cell table:formula="of:=[.N472]*25.38" office:value-type="float" office:value="-0.0144008126763899" calcext:value-type="float">
            <text:p>-0.014</text:p>
          </table:table-cell>
          <table:table-cell table:formula="of:=ABS([.O472])" office:value-type="float" office:value="0.0144008126763899" calcext:value-type="float">
            <text:p>0.014</text:p>
          </table:table-cell>
          <table:table-cell/>
          <table:table-cell table:formula="of:=[.$B472]*([.S$4]+[.$B472]*([.S$5]+[.$B472]*([.S$6]+[.$B472]*[.S$7])))/(1+[.$B472]*([.S$8]+[.$B472]*([.S$9]+[.$B472]*[.S$10])))" office:value-type="float" office:value="17.1476923004596" calcext:value-type="float">
            <text:p>17.148</text:p>
          </table:table-cell>
          <table:table-cell table:style-name="ce40" table:formula="of:=[.C472]-[.R472]" office:value-type="float" office:value="-0.581692300459586" calcext:value-type="float">
            <text:p>-0.5817</text:p>
          </table:table-cell>
          <table:table-cell table:formula="of:=[.S472]*25.38" office:value-type="float" office:value="-14.7633505856643" calcext:value-type="float">
            <text:p>-14.763</text:p>
          </table:table-cell>
          <table:table-cell table:formula="of:=ABS([.T472])" office:value-type="float" office:value="14.7633505856643" calcext:value-type="float">
            <text:p>14.76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05" calcext:value-type="float">
            <text:p>405</text:p>
          </table:table-cell>
          <table:table-cell office:value-type="float" office:value="16.608" calcext:value-type="float">
            <text:p>16.608</text:p>
          </table:table-cell>
          <table:table-cell/>
          <table:table-cell table:formula="of:=[.$C473]*([.F$4]+[.$C473]*([.F$5]+[.$C473]*([.F$6]+[.$C473]*[.F$7])))/(1+[.$C473]*([.F$8]+[.$C473]*([.F$9]+[.$C473]*[.F$10])))" office:value-type="float" office:value="404.967475711066" calcext:value-type="float">
            <text:p>404.97</text:p>
          </table:table-cell>
          <table:table-cell table:formula="of:=[.B473]-[.E473]" office:value-type="float" office:value="0.0325242889341553" calcext:value-type="float">
            <text:p>0.033</text:p>
          </table:table-cell>
          <table:table-cell table:formula="of:=ABS([.F473])" office:value-type="float" office:value="0.0325242889341553" calcext:value-type="float">
            <text:p>0.033</text:p>
          </table:table-cell>
          <table:table-cell/>
          <table:table-cell table:style-name="ce12" table:formula="of:=[.$C473]*([.J$4]+[.$C473]*([.J$5]+[.$C473]*([.J$6]+[.$C473]*[.J$7])))/(1+[.$C473]*([.J$8]+[.$C473]*([.J$9]+[.$C473]*[.J$10])))" office:value-type="float" office:value="436.803554497794" calcext:value-type="float">
            <text:p>436.80</text:p>
          </table:table-cell>
          <table:table-cell table:formula="of:=[.B473]-[.I473]" office:value-type="float" office:value="-31.8035544977939" calcext:value-type="float">
            <text:p>-31.804</text:p>
          </table:table-cell>
          <table:table-cell table:formula="of:=ABS([.J473])" office:value-type="float" office:value="31.8035544977939" calcext:value-type="float">
            <text:p>31.804</text:p>
          </table:table-cell>
          <table:table-cell/>
          <table:table-cell table:formula="of:=[.$B473]*([.N$4]+[.$B473]*([.N$5]+[.$B473]*([.N$6]+[.$B473]*[.N$7])))/(1+[.$B473]*([.N$8]+[.$B473]*([.N$9]+[.$B473]*[.N$10])))" office:value-type="float" office:value="16.608842145444" calcext:value-type="float">
            <text:p>16.609</text:p>
          </table:table-cell>
          <table:table-cell table:formula="of:=[.C473]-[.M473]" office:value-type="float" office:value="-0.000842145444046594" calcext:value-type="float">
            <text:p>-0.00084</text:p>
          </table:table-cell>
          <table:table-cell table:formula="of:=[.N473]*25.38" office:value-type="float" office:value="-0.0213736513699025" calcext:value-type="float">
            <text:p>-0.021</text:p>
          </table:table-cell>
          <table:table-cell table:formula="of:=ABS([.O473])" office:value-type="float" office:value="0.0213736513699025" calcext:value-type="float">
            <text:p>0.021</text:p>
          </table:table-cell>
          <table:table-cell/>
          <table:table-cell table:formula="of:=[.$B473]*([.S$4]+[.$B473]*([.S$5]+[.$B473]*([.S$6]+[.$B473]*[.S$7])))/(1+[.$B473]*([.S$8]+[.$B473]*([.S$9]+[.$B473]*[.S$10])))" office:value-type="float" office:value="17.19097697702" calcext:value-type="float">
            <text:p>17.191</text:p>
          </table:table-cell>
          <table:table-cell table:style-name="ce40" table:formula="of:=[.C473]-[.R473]" office:value-type="float" office:value="-0.582976977020039" calcext:value-type="float">
            <text:p>-0.5830</text:p>
          </table:table-cell>
          <table:table-cell table:formula="of:=[.S473]*25.38" office:value-type="float" office:value="-14.7959556767686" calcext:value-type="float">
            <text:p>-14.796</text:p>
          </table:table-cell>
          <table:table-cell table:formula="of:=ABS([.T473])" office:value-type="float" office:value="14.7959556767686" calcext:value-type="float">
            <text:p>14.79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06" calcext:value-type="float">
            <text:p>406</text:p>
          </table:table-cell>
          <table:table-cell office:value-type="float" office:value="16.651" calcext:value-type="float">
            <text:p>16.651</text:p>
          </table:table-cell>
          <table:table-cell/>
          <table:table-cell table:formula="of:=[.$C474]*([.F$4]+[.$C474]*([.F$5]+[.$C474]*([.F$6]+[.$C474]*[.F$7])))/(1+[.$C474]*([.F$8]+[.$C474]*([.F$9]+[.$C474]*[.F$10])))" office:value-type="float" office:value="405.984439425548" calcext:value-type="float">
            <text:p>405.98</text:p>
          </table:table-cell>
          <table:table-cell table:formula="of:=[.B474]-[.E474]" office:value-type="float" office:value="0.0155605744523086" calcext:value-type="float">
            <text:p>0.016</text:p>
          </table:table-cell>
          <table:table-cell table:formula="of:=ABS([.F474])" office:value-type="float" office:value="0.0155605744523086" calcext:value-type="float">
            <text:p>0.016</text:p>
          </table:table-cell>
          <table:table-cell/>
          <table:table-cell table:style-name="ce12" table:formula="of:=[.$C474]*([.J$4]+[.$C474]*([.J$5]+[.$C474]*([.J$6]+[.$C474]*[.J$7])))/(1+[.$C474]*([.J$8]+[.$C474]*([.J$9]+[.$C474]*[.J$10])))" office:value-type="float" office:value="438.040859806994" calcext:value-type="float">
            <text:p>438.04</text:p>
          </table:table-cell>
          <table:table-cell table:formula="of:=[.B474]-[.I474]" office:value-type="float" office:value="-32.0408598069936" calcext:value-type="float">
            <text:p>-32.041</text:p>
          </table:table-cell>
          <table:table-cell table:formula="of:=ABS([.J474])" office:value-type="float" office:value="32.0408598069936" calcext:value-type="float">
            <text:p>32.041</text:p>
          </table:table-cell>
          <table:table-cell/>
          <table:table-cell table:formula="of:=[.$B474]*([.N$4]+[.$B474]*([.N$5]+[.$B474]*([.N$6]+[.$B474]*[.N$7])))/(1+[.$B474]*([.N$8]+[.$B474]*([.N$9]+[.$B474]*[.N$10])))" office:value-type="float" office:value="16.6511218445117" calcext:value-type="float">
            <text:p>16.651</text:p>
          </table:table-cell>
          <table:table-cell table:formula="of:=[.C474]-[.M474]" office:value-type="float" office:value="-0.000121844511713931" calcext:value-type="float">
            <text:p>-0.00012</text:p>
          </table:table-cell>
          <table:table-cell table:formula="of:=[.N474]*25.38" office:value-type="float" office:value="-0.00309241370729957" calcext:value-type="float">
            <text:p>-0.003</text:p>
          </table:table-cell>
          <table:table-cell table:formula="of:=ABS([.O474])" office:value-type="float" office:value="0.00309241370729957" calcext:value-type="float">
            <text:p>0.003</text:p>
          </table:table-cell>
          <table:table-cell/>
          <table:table-cell table:formula="of:=[.$B474]*([.S$4]+[.$B474]*([.S$5]+[.$B474]*([.S$6]+[.$B474]*[.S$7])))/(1+[.$B474]*([.S$8]+[.$B474]*([.S$9]+[.$B474]*[.S$10])))" office:value-type="float" office:value="17.2342628231416" calcext:value-type="float">
            <text:p>17.234</text:p>
          </table:table-cell>
          <table:table-cell table:style-name="ce40" table:formula="of:=[.C474]-[.R474]" office:value-type="float" office:value="-0.583262823141624" calcext:value-type="float">
            <text:p>-0.5833</text:p>
          </table:table-cell>
          <table:table-cell table:formula="of:=[.S474]*25.38" office:value-type="float" office:value="-14.8032104513344" calcext:value-type="float">
            <text:p>-14.803</text:p>
          </table:table-cell>
          <table:table-cell table:formula="of:=ABS([.T474])" office:value-type="float" office:value="14.8032104513344" calcext:value-type="float">
            <text:p>14.80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07" calcext:value-type="float">
            <text:p>407</text:p>
          </table:table-cell>
          <table:table-cell office:value-type="float" office:value="16.693" calcext:value-type="float">
            <text:p>16.693</text:p>
          </table:table-cell>
          <table:table-cell/>
          <table:table-cell table:formula="of:=[.$C475]*([.F$4]+[.$C475]*([.F$5]+[.$C475]*([.F$6]+[.$C475]*[.F$7])))/(1+[.$C475]*([.F$8]+[.$C475]*([.F$9]+[.$C475]*[.F$10])))" office:value-type="float" office:value="406.977641667994" calcext:value-type="float">
            <text:p>406.98</text:p>
          </table:table-cell>
          <table:table-cell table:formula="of:=[.B475]-[.E475]" office:value-type="float" office:value="0.0223583320060357" calcext:value-type="float">
            <text:p>0.022</text:p>
          </table:table-cell>
          <table:table-cell table:formula="of:=ABS([.F475])" office:value-type="float" office:value="0.0223583320060357" calcext:value-type="float">
            <text:p>0.022</text:p>
          </table:table-cell>
          <table:table-cell/>
          <table:table-cell table:style-name="ce12" table:formula="of:=[.$C475]*([.J$4]+[.$C475]*([.J$5]+[.$C475]*([.J$6]+[.$C475]*[.J$7])))/(1+[.$C475]*([.J$8]+[.$C475]*([.J$9]+[.$C475]*[.J$10])))" office:value-type="float" office:value="439.249564465927" calcext:value-type="float">
            <text:p>439.25</text:p>
          </table:table-cell>
          <table:table-cell table:formula="of:=[.B475]-[.I475]" office:value-type="float" office:value="-32.249564465927" calcext:value-type="float">
            <text:p>-32.250</text:p>
          </table:table-cell>
          <table:table-cell table:formula="of:=ABS([.J475])" office:value-type="float" office:value="32.249564465927" calcext:value-type="float">
            <text:p>32.250</text:p>
          </table:table-cell>
          <table:table-cell/>
          <table:table-cell table:formula="of:=[.$B475]*([.N$4]+[.$B475]*([.N$5]+[.$B475]*([.N$6]+[.$B475]*[.N$7])))/(1+[.$B475]*([.N$8]+[.$B475]*([.N$9]+[.$B475]*[.N$10])))" office:value-type="float" office:value="16.6934064640203" calcext:value-type="float">
            <text:p>16.693</text:p>
          </table:table-cell>
          <table:table-cell table:formula="of:=[.C475]-[.M475]" office:value-type="float" office:value="-0.000406464020326069" calcext:value-type="float">
            <text:p>-0.00041</text:p>
          </table:table-cell>
          <table:table-cell table:formula="of:=[.N475]*25.38" office:value-type="float" office:value="-0.0103160568358756" calcext:value-type="float">
            <text:p>-0.010</text:p>
          </table:table-cell>
          <table:table-cell table:formula="of:=ABS([.O475])" office:value-type="float" office:value="0.0103160568358756" calcext:value-type="float">
            <text:p>0.010</text:p>
          </table:table-cell>
          <table:table-cell/>
          <table:table-cell table:formula="of:=[.$B475]*([.S$4]+[.$B475]*([.S$5]+[.$B475]*([.S$6]+[.$B475]*[.S$7])))/(1+[.$B475]*([.S$8]+[.$B475]*([.S$9]+[.$B475]*[.S$10])))" office:value-type="float" office:value="17.277549832633" calcext:value-type="float">
            <text:p>17.278</text:p>
          </table:table-cell>
          <table:table-cell table:style-name="ce40" table:formula="of:=[.C475]-[.R475]" office:value-type="float" office:value="-0.584549832632977" calcext:value-type="float">
            <text:p>-0.5845</text:p>
          </table:table-cell>
          <table:table-cell table:formula="of:=[.S475]*25.38" office:value-type="float" office:value="-14.835874752225" calcext:value-type="float">
            <text:p>-14.836</text:p>
          </table:table-cell>
          <table:table-cell table:formula="of:=ABS([.T475])" office:value-type="float" office:value="14.835874752225" calcext:value-type="float">
            <text:p>14.83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08" calcext:value-type="float">
            <text:p>408</text:p>
          </table:table-cell>
          <table:table-cell office:value-type="float" office:value="16.735" calcext:value-type="float">
            <text:p>16.735</text:p>
          </table:table-cell>
          <table:table-cell/>
          <table:table-cell table:formula="of:=[.$C476]*([.F$4]+[.$C476]*([.F$5]+[.$C476]*([.F$6]+[.$C476]*[.F$7])))/(1+[.$C476]*([.F$8]+[.$C476]*([.F$9]+[.$C476]*[.F$10])))" office:value-type="float" office:value="407.970735114245" calcext:value-type="float">
            <text:p>407.97</text:p>
          </table:table-cell>
          <table:table-cell table:formula="of:=[.B476]-[.E476]" office:value-type="float" office:value="0.0292648857551399" calcext:value-type="float">
            <text:p>0.029</text:p>
          </table:table-cell>
          <table:table-cell table:formula="of:=ABS([.F476])" office:value-type="float" office:value="0.0292648857551399" calcext:value-type="float">
            <text:p>0.029</text:p>
          </table:table-cell>
          <table:table-cell/>
          <table:table-cell table:style-name="ce12" table:formula="of:=[.$C476]*([.J$4]+[.$C476]*([.J$5]+[.$C476]*([.J$6]+[.$C476]*[.J$7])))/(1+[.$C476]*([.J$8]+[.$C476]*([.J$9]+[.$C476]*[.J$10])))" office:value-type="float" office:value="440.45843887096" calcext:value-type="float">
            <text:p>440.46</text:p>
          </table:table-cell>
          <table:table-cell table:formula="of:=[.B476]-[.I476]" office:value-type="float" office:value="-32.4584388709602" calcext:value-type="float">
            <text:p>-32.458</text:p>
          </table:table-cell>
          <table:table-cell table:formula="of:=ABS([.J476])" office:value-type="float" office:value="32.4584388709602" calcext:value-type="float">
            <text:p>32.458</text:p>
          </table:table-cell>
          <table:table-cell/>
          <table:table-cell table:formula="of:=[.$B476]*([.N$4]+[.$B476]*([.N$5]+[.$B476]*([.N$6]+[.$B476]*[.N$7])))/(1+[.$B476]*([.N$8]+[.$B476]*([.N$9]+[.$B476]*[.N$10])))" office:value-type="float" office:value="16.7356959633036" calcext:value-type="float">
            <text:p>16.736</text:p>
          </table:table-cell>
          <table:table-cell table:formula="of:=[.C476]-[.M476]" office:value-type="float" office:value="-0.000695963303641634" calcext:value-type="float">
            <text:p>-0.00070</text:p>
          </table:table-cell>
          <table:table-cell table:formula="of:=[.N476]*25.38" office:value-type="float" office:value="-0.0176635486464247" calcext:value-type="float">
            <text:p>-0.018</text:p>
          </table:table-cell>
          <table:table-cell table:formula="of:=ABS([.O476])" office:value-type="float" office:value="0.0176635486464247" calcext:value-type="float">
            <text:p>0.018</text:p>
          </table:table-cell>
          <table:table-cell/>
          <table:table-cell table:formula="of:=[.$B476]*([.S$4]+[.$B476]*([.S$5]+[.$B476]*([.S$6]+[.$B476]*[.S$7])))/(1+[.$B476]*([.S$8]+[.$B476]*([.S$9]+[.$B476]*[.S$10])))" office:value-type="float" office:value="17.3208379993464" calcext:value-type="float">
            <text:p>17.321</text:p>
          </table:table-cell>
          <table:table-cell table:style-name="ce40" table:formula="of:=[.C476]-[.R476]" office:value-type="float" office:value="-0.585837999346371" calcext:value-type="float">
            <text:p>-0.5858</text:p>
          </table:table-cell>
          <table:table-cell table:formula="of:=[.S476]*25.38" office:value-type="float" office:value="-14.8685684234109" calcext:value-type="float">
            <text:p>-14.869</text:p>
          </table:table-cell>
          <table:table-cell table:formula="of:=ABS([.T476])" office:value-type="float" office:value="14.8685684234109" calcext:value-type="float">
            <text:p>14.86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09" calcext:value-type="float">
            <text:p>409</text:p>
          </table:table-cell>
          <table:table-cell office:value-type="float" office:value="16.778" calcext:value-type="float">
            <text:p>16.778</text:p>
          </table:table-cell>
          <table:table-cell/>
          <table:table-cell table:formula="of:=[.$C477]*([.F$4]+[.$C477]*([.F$5]+[.$C477]*([.F$6]+[.$C477]*[.F$7])))/(1+[.$C477]*([.F$8]+[.$C477]*([.F$9]+[.$C477]*[.F$10])))" office:value-type="float" office:value="408.987362004298" calcext:value-type="float">
            <text:p>408.99</text:p>
          </table:table-cell>
          <table:table-cell table:formula="of:=[.B477]-[.E477]" office:value-type="float" office:value="0.0126379957025051" calcext:value-type="float">
            <text:p>0.013</text:p>
          </table:table-cell>
          <table:table-cell table:formula="of:=ABS([.F477])" office:value-type="float" office:value="0.0126379957025051" calcext:value-type="float">
            <text:p>0.013</text:p>
          </table:table-cell>
          <table:table-cell/>
          <table:table-cell table:style-name="ce12" table:formula="of:=[.$C477]*([.J$4]+[.$C477]*([.J$5]+[.$C477]*([.J$6]+[.$C477]*[.J$7])))/(1+[.$C477]*([.J$8]+[.$C477]*([.J$9]+[.$C477]*[.J$10])))" office:value-type="float" office:value="441.696269702572" calcext:value-type="float">
            <text:p>441.70</text:p>
          </table:table-cell>
          <table:table-cell table:formula="of:=[.B477]-[.I477]" office:value-type="float" office:value="-32.6962697025718" calcext:value-type="float">
            <text:p>-32.696</text:p>
          </table:table-cell>
          <table:table-cell table:formula="of:=ABS([.J477])" office:value-type="float" office:value="32.6962697025718" calcext:value-type="float">
            <text:p>32.696</text:p>
          </table:table-cell>
          <table:table-cell/>
          <table:table-cell table:formula="of:=[.$B477]*([.N$4]+[.$B477]*([.N$5]+[.$B477]*([.N$6]+[.$B477]*[.N$7])))/(1+[.$B477]*([.N$8]+[.$B477]*([.N$9]+[.$B477]*[.N$10])))" office:value-type="float" office:value="16.7779903021143" calcext:value-type="float">
            <text:p>16.778</text:p>
          </table:table-cell>
          <table:table-cell table:formula="of:=[.C477]-[.M477]" office:value-type="float" office:value="0.0000096978857406782" calcext:value-type="float">
            <text:p>0.00001</text:p>
          </table:table-cell>
          <table:table-cell table:formula="of:=[.N477]*25.38" office:value-type="float" office:value="0.000246132340098413" calcext:value-type="float">
            <text:p>0.000</text:p>
          </table:table-cell>
          <table:table-cell table:formula="of:=ABS([.O477])" office:value-type="float" office:value="0.000246132340098413" calcext:value-type="float">
            <text:p>0.000</text:p>
          </table:table-cell>
          <table:table-cell/>
          <table:table-cell table:formula="of:=[.$B477]*([.S$4]+[.$B477]*([.S$5]+[.$B477]*([.S$6]+[.$B477]*[.S$7])))/(1+[.$B477]*([.S$8]+[.$B477]*([.S$9]+[.$B477]*[.S$10])))" office:value-type="float" office:value="17.3641273171773" calcext:value-type="float">
            <text:p>17.364</text:p>
          </table:table-cell>
          <table:table-cell table:style-name="ce40" table:formula="of:=[.C477]-[.R477]" office:value-type="float" office:value="-0.586127317177294" calcext:value-type="float">
            <text:p>-0.5861</text:p>
          </table:table-cell>
          <table:table-cell table:formula="of:=[.S477]*25.38" office:value-type="float" office:value="-14.8759113099597" calcext:value-type="float">
            <text:p>-14.876</text:p>
          </table:table-cell>
          <table:table-cell table:formula="of:=ABS([.T477])" office:value-type="float" office:value="14.8759113099597" calcext:value-type="float">
            <text:p>14.87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10" calcext:value-type="float">
            <text:p>410</text:p>
          </table:table-cell>
          <table:table-cell office:value-type="float" office:value="16.82" calcext:value-type="float">
            <text:p>16.820</text:p>
          </table:table-cell>
          <table:table-cell/>
          <table:table-cell table:formula="of:=[.$C478]*([.F$4]+[.$C478]*([.F$5]+[.$C478]*([.F$6]+[.$C478]*[.F$7])))/(1+[.$C478]*([.F$8]+[.$C478]*([.F$9]+[.$C478]*[.F$10])))" office:value-type="float" office:value="409.980238403782" calcext:value-type="float">
            <text:p>409.98</text:p>
          </table:table-cell>
          <table:table-cell table:formula="of:=[.B478]-[.E478]" office:value-type="float" office:value="0.0197615962180748" calcext:value-type="float">
            <text:p>0.020</text:p>
          </table:table-cell>
          <table:table-cell table:formula="of:=ABS([.F478])" office:value-type="float" office:value="0.0197615962180748" calcext:value-type="float">
            <text:p>0.020</text:p>
          </table:table-cell>
          <table:table-cell/>
          <table:table-cell table:style-name="ce12" table:formula="of:=[.$C478]*([.J$4]+[.$C478]*([.J$5]+[.$C478]*([.J$6]+[.$C478]*[.J$7])))/(1+[.$C478]*([.J$8]+[.$C478]*([.J$9]+[.$C478]*[.J$10])))" office:value-type="float" office:value="442.905481350674" calcext:value-type="float">
            <text:p>442.91</text:p>
          </table:table-cell>
          <table:table-cell table:formula="of:=[.B478]-[.I478]" office:value-type="float" office:value="-32.9054813506735" calcext:value-type="float">
            <text:p>-32.905</text:p>
          </table:table-cell>
          <table:table-cell table:formula="of:=ABS([.J478])" office:value-type="float" office:value="32.9054813506735" calcext:value-type="float">
            <text:p>32.905</text:p>
          </table:table-cell>
          <table:table-cell/>
          <table:table-cell table:formula="of:=[.$B478]*([.N$4]+[.$B478]*([.N$5]+[.$B478]*([.N$6]+[.$B478]*[.N$7])))/(1+[.$B478]*([.N$8]+[.$B478]*([.N$9]+[.$B478]*[.N$10])))" office:value-type="float" office:value="16.8202894406192" calcext:value-type="float">
            <text:p>16.820</text:p>
          </table:table-cell>
          <table:table-cell table:formula="of:=[.C478]-[.M478]" office:value-type="float" office:value="-0.000289440619226866" calcext:value-type="float">
            <text:p>-0.00029</text:p>
          </table:table-cell>
          <table:table-cell table:formula="of:=[.N478]*25.38" office:value-type="float" office:value="-0.00734600291597786" calcext:value-type="float">
            <text:p>-0.007</text:p>
          </table:table-cell>
          <table:table-cell table:formula="of:=ABS([.O478])" office:value-type="float" office:value="0.00734600291597786" calcext:value-type="float">
            <text:p>0.007</text:p>
          </table:table-cell>
          <table:table-cell/>
          <table:table-cell table:formula="of:=[.$B478]*([.S$4]+[.$B478]*([.S$5]+[.$B478]*([.S$6]+[.$B478]*[.S$7])))/(1+[.$B478]*([.S$8]+[.$B478]*([.S$9]+[.$B478]*[.S$10])))" office:value-type="float" office:value="17.4074177800641" calcext:value-type="float">
            <text:p>17.407</text:p>
          </table:table-cell>
          <table:table-cell table:style-name="ce40" table:formula="of:=[.C478]-[.R478]" office:value-type="float" office:value="-0.587417780064083" calcext:value-type="float">
            <text:p>-0.5874</text:p>
          </table:table-cell>
          <table:table-cell table:formula="of:=[.S478]*25.38" office:value-type="float" office:value="-14.9086632580264" calcext:value-type="float">
            <text:p>-14.909</text:p>
          </table:table-cell>
          <table:table-cell table:formula="of:=ABS([.T478])" office:value-type="float" office:value="14.9086632580264" calcext:value-type="float">
            <text:p>14.90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11" calcext:value-type="float">
            <text:p>411</text:p>
          </table:table-cell>
          <table:table-cell office:value-type="float" office:value="16.862" calcext:value-type="float">
            <text:p>16.862</text:p>
          </table:table-cell>
          <table:table-cell/>
          <table:table-cell table:formula="of:=[.$C479]*([.F$4]+[.$C479]*([.F$5]+[.$C479]*([.F$6]+[.$C479]*[.F$7])))/(1+[.$C479]*([.F$8]+[.$C479]*([.F$9]+[.$C479]*[.F$10])))" office:value-type="float" office:value="410.973009082385" calcext:value-type="float">
            <text:p>410.97</text:p>
          </table:table-cell>
          <table:table-cell table:formula="of:=[.B479]-[.E479]" office:value-type="float" office:value="0.0269909176150236" calcext:value-type="float">
            <text:p>0.027</text:p>
          </table:table-cell>
          <table:table-cell table:formula="of:=ABS([.F479])" office:value-type="float" office:value="0.0269909176150236" calcext:value-type="float">
            <text:p>0.027</text:p>
          </table:table-cell>
          <table:table-cell/>
          <table:table-cell table:style-name="ce12" table:formula="of:=[.$C479]*([.J$4]+[.$C479]*([.J$5]+[.$C479]*([.J$6]+[.$C479]*[.J$7])))/(1+[.$C479]*([.J$8]+[.$C479]*([.J$9]+[.$C479]*[.J$10])))" office:value-type="float" office:value="444.114856569121" calcext:value-type="float">
            <text:p>444.11</text:p>
          </table:table-cell>
          <table:table-cell table:formula="of:=[.B479]-[.I479]" office:value-type="float" office:value="-33.1148565691207" calcext:value-type="float">
            <text:p>-33.115</text:p>
          </table:table-cell>
          <table:table-cell table:formula="of:=ABS([.J479])" office:value-type="float" office:value="33.1148565691207" calcext:value-type="float">
            <text:p>33.115</text:p>
          </table:table-cell>
          <table:table-cell/>
          <table:table-cell table:formula="of:=[.$B479]*([.N$4]+[.$B479]*([.N$5]+[.$B479]*([.N$6]+[.$B479]*[.N$7])))/(1+[.$B479]*([.N$8]+[.$B479]*([.N$9]+[.$B479]*[.N$10])))" office:value-type="float" office:value="16.8625933393957" calcext:value-type="float">
            <text:p>16.863</text:p>
          </table:table-cell>
          <table:table-cell table:formula="of:=[.C479]-[.M479]" office:value-type="float" office:value="-0.000593339395738468" calcext:value-type="float">
            <text:p>-0.00059</text:p>
          </table:table-cell>
          <table:table-cell table:formula="of:=[.N479]*25.38" office:value-type="float" office:value="-0.0150589538638423" calcext:value-type="float">
            <text:p>-0.015</text:p>
          </table:table-cell>
          <table:table-cell table:formula="of:=ABS([.O479])" office:value-type="float" office:value="0.0150589538638423" calcext:value-type="float">
            <text:p>0.015</text:p>
          </table:table-cell>
          <table:table-cell/>
          <table:table-cell table:formula="of:=[.$B479]*([.S$4]+[.$B479]*([.S$5]+[.$B479]*([.S$6]+[.$B479]*[.S$7])))/(1+[.$B479]*([.S$8]+[.$B479]*([.S$9]+[.$B479]*[.S$10])))" office:value-type="float" office:value="17.4507093819876" calcext:value-type="float">
            <text:p>17.451</text:p>
          </table:table-cell>
          <table:table-cell table:style-name="ce40" table:formula="of:=[.C479]-[.R479]" office:value-type="float" office:value="-0.588709381987602" calcext:value-type="float">
            <text:p>-0.5887</text:p>
          </table:table-cell>
          <table:table-cell table:formula="of:=[.S479]*25.38" office:value-type="float" office:value="-14.9414441148453" calcext:value-type="float">
            <text:p>-14.941</text:p>
          </table:table-cell>
          <table:table-cell table:formula="of:=ABS([.T479])" office:value-type="float" office:value="14.9414441148453" calcext:value-type="float">
            <text:p>14.94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12" calcext:value-type="float">
            <text:p>412</text:p>
          </table:table-cell>
          <table:table-cell office:value-type="float" office:value="16.904" calcext:value-type="float">
            <text:p>16.904</text:p>
          </table:table-cell>
          <table:table-cell/>
          <table:table-cell table:formula="of:=[.$C480]*([.F$4]+[.$C480]*([.F$5]+[.$C480]*([.F$6]+[.$C480]*[.F$7])))/(1+[.$C480]*([.F$8]+[.$C480]*([.F$9]+[.$C480]*[.F$10])))" office:value-type="float" office:value="411.965675033759" calcext:value-type="float">
            <text:p>411.97</text:p>
          </table:table-cell>
          <table:table-cell table:formula="of:=[.B480]-[.E480]" office:value-type="float" office:value="0.034324966240888" calcext:value-type="float">
            <text:p>0.034</text:p>
          </table:table-cell>
          <table:table-cell table:formula="of:=ABS([.F480])" office:value-type="float" office:value="0.034324966240888" calcext:value-type="float">
            <text:p>0.034</text:p>
          </table:table-cell>
          <table:table-cell/>
          <table:table-cell table:style-name="ce12" table:formula="of:=[.$C480]*([.J$4]+[.$C480]*([.J$5]+[.$C480]*([.J$6]+[.$C480]*[.J$7])))/(1+[.$C480]*([.J$8]+[.$C480]*([.J$9]+[.$C480]*[.J$10])))" office:value-type="float" office:value="445.324393355887" calcext:value-type="float">
            <text:p>445.32</text:p>
          </table:table-cell>
          <table:table-cell table:formula="of:=[.B480]-[.I480]" office:value-type="float" office:value="-33.3243933558871" calcext:value-type="float">
            <text:p>-33.324</text:p>
          </table:table-cell>
          <table:table-cell table:formula="of:=ABS([.J480])" office:value-type="float" office:value="33.3243933558871" calcext:value-type="float">
            <text:p>33.324</text:p>
          </table:table-cell>
          <table:table-cell/>
          <table:table-cell table:formula="of:=[.$B480]*([.N$4]+[.$B480]*([.N$5]+[.$B480]*([.N$6]+[.$B480]*[.N$7])))/(1+[.$B480]*([.N$8]+[.$B480]*([.N$9]+[.$B480]*[.N$10])))" office:value-type="float" office:value="16.9049019594267" calcext:value-type="float">
            <text:p>16.905</text:p>
          </table:table-cell>
          <table:table-cell table:formula="of:=[.C480]-[.M480]" office:value-type="float" office:value="-0.000901959426741428" calcext:value-type="float">
            <text:p>-0.00090</text:p>
          </table:table-cell>
          <table:table-cell table:formula="of:=[.N480]*25.38" office:value-type="float" office:value="-0.0228917302506974" calcext:value-type="float">
            <text:p>-0.023</text:p>
          </table:table-cell>
          <table:table-cell table:formula="of:=ABS([.O480])" office:value-type="float" office:value="0.0228917302506974" calcext:value-type="float">
            <text:p>0.023</text:p>
          </table:table-cell>
          <table:table-cell/>
          <table:table-cell table:formula="of:=[.$B480]*([.S$4]+[.$B480]*([.S$5]+[.$B480]*([.S$6]+[.$B480]*[.S$7])))/(1+[.$B480]*([.S$8]+[.$B480]*([.S$9]+[.$B480]*[.S$10])))" office:value-type="float" office:value="17.4940021169708" calcext:value-type="float">
            <text:p>17.494</text:p>
          </table:table-cell>
          <table:table-cell table:style-name="ce40" table:formula="of:=[.C480]-[.R480]" office:value-type="float" office:value="-0.590002116970769" calcext:value-type="float">
            <text:p>-0.5900</text:p>
          </table:table-cell>
          <table:table-cell table:formula="of:=[.S480]*25.38" office:value-type="float" office:value="-14.9742537287181" calcext:value-type="float">
            <text:p>-14.974</text:p>
          </table:table-cell>
          <table:table-cell table:formula="of:=ABS([.T480])" office:value-type="float" office:value="14.9742537287181" calcext:value-type="float">
            <text:p>14.97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13" calcext:value-type="float">
            <text:p>413</text:p>
          </table:table-cell>
          <table:table-cell office:value-type="float" office:value="16.947" calcext:value-type="float">
            <text:p>16.947</text:p>
          </table:table-cell>
          <table:table-cell/>
          <table:table-cell table:formula="of:=[.$C481]*([.F$4]+[.$C481]*([.F$5]+[.$C481]*([.F$6]+[.$C481]*[.F$7])))/(1+[.$C481]*([.F$8]+[.$C481]*([.F$9]+[.$C481]*[.F$10])))" office:value-type="float" office:value="412.981868417192" calcext:value-type="float">
            <text:p>412.98</text:p>
          </table:table-cell>
          <table:table-cell table:formula="of:=[.B481]-[.E481]" office:value-type="float" office:value="0.0181315828078823" calcext:value-type="float">
            <text:p>0.018</text:p>
          </table:table-cell>
          <table:table-cell table:formula="of:=ABS([.F481])" office:value-type="float" office:value="0.0181315828078823" calcext:value-type="float">
            <text:p>0.018</text:p>
          </table:table-cell>
          <table:table-cell/>
          <table:table-cell table:style-name="ce12" table:formula="of:=[.$C481]*([.J$4]+[.$C481]*([.J$5]+[.$C481]*([.J$6]+[.$C481]*[.J$7])))/(1+[.$C481]*([.J$8]+[.$C481]*([.J$9]+[.$C481]*[.J$10])))" office:value-type="float" office:value="446.562893952219" calcext:value-type="float">
            <text:p>446.56</text:p>
          </table:table-cell>
          <table:table-cell table:formula="of:=[.B481]-[.I481]" office:value-type="float" office:value="-33.5628939522188" calcext:value-type="float">
            <text:p>-33.563</text:p>
          </table:table-cell>
          <table:table-cell table:formula="of:=ABS([.J481])" office:value-type="float" office:value="33.5628939522188" calcext:value-type="float">
            <text:p>33.563</text:p>
          </table:table-cell>
          <table:table-cell/>
          <table:table-cell table:formula="of:=[.$B481]*([.N$4]+[.$B481]*([.N$5]+[.$B481]*([.N$6]+[.$B481]*[.N$7])))/(1+[.$B481]*([.N$8]+[.$B481]*([.N$9]+[.$B481]*[.N$10])))" office:value-type="float" office:value="16.9472152620967" calcext:value-type="float">
            <text:p>16.947</text:p>
          </table:table-cell>
          <table:table-cell table:formula="of:=[.C481]-[.M481]" office:value-type="float" office:value="-0.000215262096656232" calcext:value-type="float">
            <text:p>-0.00022</text:p>
          </table:table-cell>
          <table:table-cell table:formula="of:=[.N481]*25.38" office:value-type="float" office:value="-0.00546335201313518" calcext:value-type="float">
            <text:p>-0.005</text:p>
          </table:table-cell>
          <table:table-cell table:formula="of:=ABS([.O481])" office:value-type="float" office:value="0.00546335201313518" calcext:value-type="float">
            <text:p>0.005</text:p>
          </table:table-cell>
          <table:table-cell/>
          <table:table-cell table:formula="of:=[.$B481]*([.S$4]+[.$B481]*([.S$5]+[.$B481]*([.S$6]+[.$B481]*[.S$7])))/(1+[.$B481]*([.S$8]+[.$B481]*([.S$9]+[.$B481]*[.S$10])))" office:value-type="float" office:value="17.5372959790783" calcext:value-type="float">
            <text:p>17.537</text:p>
          </table:table-cell>
          <table:table-cell table:style-name="ce40" table:formula="of:=[.C481]-[.R481]" office:value-type="float" office:value="-0.59029597907827" calcext:value-type="float">
            <text:p>-0.5903</text:p>
          </table:table-cell>
          <table:table-cell table:formula="of:=[.S481]*25.38" office:value-type="float" office:value="-14.9817119490065" calcext:value-type="float">
            <text:p>-14.982</text:p>
          </table:table-cell>
          <table:table-cell table:formula="of:=ABS([.T481])" office:value-type="float" office:value="14.9817119490065" calcext:value-type="float">
            <text:p>14.98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14" calcext:value-type="float">
            <text:p>414</text:p>
          </table:table-cell>
          <table:table-cell office:value-type="float" office:value="16.989" calcext:value-type="float">
            <text:p>16.989</text:p>
          </table:table-cell>
          <table:table-cell/>
          <table:table-cell table:formula="of:=[.$C482]*([.F$4]+[.$C482]*([.F$5]+[.$C482]*([.F$6]+[.$C482]*[.F$7])))/(1+[.$C482]*([.F$8]+[.$C482]*([.F$9]+[.$C482]*[.F$10])))" office:value-type="float" office:value="413.97432541438" calcext:value-type="float">
            <text:p>413.97</text:p>
          </table:table-cell>
          <table:table-cell table:formula="of:=[.B482]-[.E482]" office:value-type="float" office:value="0.0256745856204361" calcext:value-type="float">
            <text:p>0.026</text:p>
          </table:table-cell>
          <table:table-cell table:formula="of:=ABS([.F482])" office:value-type="float" office:value="0.0256745856204361" calcext:value-type="float">
            <text:p>0.026</text:p>
          </table:table-cell>
          <table:table-cell/>
          <table:table-cell table:style-name="ce12" table:formula="of:=[.$C482]*([.J$4]+[.$C482]*([.J$5]+[.$C482]*([.J$6]+[.$C482]*[.J$7])))/(1+[.$C482]*([.J$8]+[.$C482]*([.J$9]+[.$C482]*[.J$10])))" office:value-type="float" office:value="447.772751677718" calcext:value-type="float">
            <text:p>447.77</text:p>
          </table:table-cell>
          <table:table-cell table:formula="of:=[.B482]-[.I482]" office:value-type="float" office:value="-33.7727516777183" calcext:value-type="float">
            <text:p>-33.773</text:p>
          </table:table-cell>
          <table:table-cell table:formula="of:=ABS([.J482])" office:value-type="float" office:value="33.7727516777183" calcext:value-type="float">
            <text:p>33.773</text:p>
          </table:table-cell>
          <table:table-cell/>
          <table:table-cell table:formula="of:=[.$B482]*([.N$4]+[.$B482]*([.N$5]+[.$B482]*([.N$6]+[.$B482]*[.N$7])))/(1+[.$B482]*([.N$8]+[.$B482]*([.N$9]+[.$B482]*[.N$10])))" office:value-type="float" office:value="16.9895332091871" calcext:value-type="float">
            <text:p>16.990</text:p>
          </table:table-cell>
          <table:table-cell table:formula="of:=[.C482]-[.M482]" office:value-type="float" office:value="-0.000533209187139505" calcext:value-type="float">
            <text:p>-0.00053</text:p>
          </table:table-cell>
          <table:table-cell table:formula="of:=[.N482]*25.38" office:value-type="float" office:value="-0.0135328491696006" calcext:value-type="float">
            <text:p>-0.014</text:p>
          </table:table-cell>
          <table:table-cell table:formula="of:=ABS([.O482])" office:value-type="float" office:value="0.0135328491696006" calcext:value-type="float">
            <text:p>0.014</text:p>
          </table:table-cell>
          <table:table-cell/>
          <table:table-cell table:formula="of:=[.$B482]*([.S$4]+[.$B482]*([.S$5]+[.$B482]*([.S$6]+[.$B482]*[.S$7])))/(1+[.$B482]*([.S$8]+[.$B482]*([.S$9]+[.$B482]*[.S$10])))" office:value-type="float" office:value="17.5805909624162" calcext:value-type="float">
            <text:p>17.581</text:p>
          </table:table-cell>
          <table:table-cell table:style-name="ce40" table:formula="of:=[.C482]-[.R482]" office:value-type="float" office:value="-0.591590962416191" calcext:value-type="float">
            <text:p>-0.5916</text:p>
          </table:table-cell>
          <table:table-cell table:formula="of:=[.S482]*25.38" office:value-type="float" office:value="-15.0145786261229" calcext:value-type="float">
            <text:p>-15.015</text:p>
          </table:table-cell>
          <table:table-cell table:formula="of:=ABS([.T482])" office:value-type="float" office:value="15.0145786261229" calcext:value-type="float">
            <text:p>15.01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15" calcext:value-type="float">
            <text:p>415</text:p>
          </table:table-cell>
          <table:table-cell office:value-type="float" office:value="17.031" calcext:value-type="float">
            <text:p>17.031</text:p>
          </table:table-cell>
          <table:table-cell/>
          <table:table-cell table:formula="of:=[.$C483]*([.F$4]+[.$C483]*([.F$5]+[.$C483]*([.F$6]+[.$C483]*[.F$7])))/(1+[.$C483]*([.F$8]+[.$C483]*([.F$9]+[.$C483]*[.F$10])))" office:value-type="float" office:value="414.966680620208" calcext:value-type="float">
            <text:p>414.97</text:p>
          </table:table-cell>
          <table:table-cell table:formula="of:=[.B483]-[.E483]" office:value-type="float" office:value="0.0333193797920899" calcext:value-type="float">
            <text:p>0.033</text:p>
          </table:table-cell>
          <table:table-cell table:formula="of:=ABS([.F483])" office:value-type="float" office:value="0.0333193797920899" calcext:value-type="float">
            <text:p>0.033</text:p>
          </table:table-cell>
          <table:table-cell/>
          <table:table-cell table:style-name="ce12" table:formula="of:=[.$C483]*([.J$4]+[.$C483]*([.J$5]+[.$C483]*([.J$6]+[.$C483]*[.J$7])))/(1+[.$C483]*([.J$8]+[.$C483]*([.J$9]+[.$C483]*[.J$10])))" office:value-type="float" office:value="448.982765037521" calcext:value-type="float">
            <text:p>448.98</text:p>
          </table:table-cell>
          <table:table-cell table:formula="of:=[.B483]-[.I483]" office:value-type="float" office:value="-33.9827650375211" calcext:value-type="float">
            <text:p>-33.983</text:p>
          </table:table-cell>
          <table:table-cell table:formula="of:=ABS([.J483])" office:value-type="float" office:value="33.9827650375211" calcext:value-type="float">
            <text:p>33.983</text:p>
          </table:table-cell>
          <table:table-cell/>
          <table:table-cell table:formula="of:=[.$B483]*([.N$4]+[.$B483]*([.N$5]+[.$B483]*([.N$6]+[.$B483]*[.N$7])))/(1+[.$B483]*([.N$8]+[.$B483]*([.N$9]+[.$B483]*[.N$10])))" office:value-type="float" office:value="17.0318557628728" calcext:value-type="float">
            <text:p>17.032</text:p>
          </table:table-cell>
          <table:table-cell table:formula="of:=[.C483]-[.M483]" office:value-type="float" office:value="-0.000855762872799204" calcext:value-type="float">
            <text:p>-0.00086</text:p>
          </table:table-cell>
          <table:table-cell table:formula="of:=[.N483]*25.38" office:value-type="float" office:value="-0.0217192617116438" calcext:value-type="float">
            <text:p>-0.022</text:p>
          </table:table-cell>
          <table:table-cell table:formula="of:=ABS([.O483])" office:value-type="float" office:value="0.0217192617116438" calcext:value-type="float">
            <text:p>0.022</text:p>
          </table:table-cell>
          <table:table-cell/>
          <table:table-cell table:formula="of:=[.$B483]*([.S$4]+[.$B483]*([.S$5]+[.$B483]*([.S$6]+[.$B483]*[.S$7])))/(1+[.$B483]*([.S$8]+[.$B483]*([.S$9]+[.$B483]*[.S$10])))" office:value-type="float" office:value="17.6238870611316" calcext:value-type="float">
            <text:p>17.624</text:p>
          </table:table-cell>
          <table:table-cell table:style-name="ce40" table:formula="of:=[.C483]-[.R483]" office:value-type="float" office:value="-0.592887061131599" calcext:value-type="float">
            <text:p>-0.5929</text:p>
          </table:table-cell>
          <table:table-cell table:formula="of:=[.S483]*25.38" office:value-type="float" office:value="-15.04747361152" calcext:value-type="float">
            <text:p>-15.047</text:p>
          </table:table-cell>
          <table:table-cell table:formula="of:=ABS([.T483])" office:value-type="float" office:value="15.04747361152" calcext:value-type="float">
            <text:p>15.04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16" calcext:value-type="float">
            <text:p>416</text:p>
          </table:table-cell>
          <table:table-cell office:value-type="float" office:value="17.074" calcext:value-type="float">
            <text:p>17.074</text:p>
          </table:table-cell>
          <table:table-cell/>
          <table:table-cell table:formula="of:=[.$C484]*([.F$4]+[.$C484]*([.F$5]+[.$C484]*([.F$6]+[.$C484]*[.F$7])))/(1+[.$C484]*([.F$8]+[.$C484]*([.F$9]+[.$C484]*[.F$10])))" office:value-type="float" office:value="415.982558865835" calcext:value-type="float">
            <text:p>415.98</text:p>
          </table:table-cell>
          <table:table-cell table:formula="of:=[.B484]-[.E484]" office:value-type="float" office:value="0.017441134164585" calcext:value-type="float">
            <text:p>0.017</text:p>
          </table:table-cell>
          <table:table-cell table:formula="of:=ABS([.F484])" office:value-type="float" office:value="0.017441134164585" calcext:value-type="float">
            <text:p>0.017</text:p>
          </table:table-cell>
          <table:table-cell/>
          <table:table-cell table:style-name="ce12" table:formula="of:=[.$C484]*([.J$4]+[.$C484]*([.J$5]+[.$C484]*([.J$6]+[.$C484]*[.J$7])))/(1+[.$C484]*([.J$8]+[.$C484]*([.J$9]+[.$C484]*[.J$10])))" office:value-type="float" office:value="450.221747467707" calcext:value-type="float">
            <text:p>450.22</text:p>
          </table:table-cell>
          <table:table-cell table:formula="of:=[.B484]-[.I484]" office:value-type="float" office:value="-34.2217474677074" calcext:value-type="float">
            <text:p>-34.222</text:p>
          </table:table-cell>
          <table:table-cell table:formula="of:=ABS([.J484])" office:value-type="float" office:value="34.2217474677074" calcext:value-type="float">
            <text:p>34.222</text:p>
          </table:table-cell>
          <table:table-cell/>
          <table:table-cell table:formula="of:=[.$B484]*([.N$4]+[.$B484]*([.N$5]+[.$B484]*([.N$6]+[.$B484]*[.N$7])))/(1+[.$B484]*([.N$8]+[.$B484]*([.N$9]+[.$B484]*[.N$10])))" office:value-type="float" office:value="17.074182885717" calcext:value-type="float">
            <text:p>17.074</text:p>
          </table:table-cell>
          <table:table-cell table:formula="of:=[.C484]-[.M484]" office:value-type="float" office:value="-0.000182885717002534" calcext:value-type="float">
            <text:p>-0.00018</text:p>
          </table:table-cell>
          <table:table-cell table:formula="of:=[.N484]*25.38" office:value-type="float" office:value="-0.00464163949752432" calcext:value-type="float">
            <text:p>-0.005</text:p>
          </table:table-cell>
          <table:table-cell table:formula="of:=ABS([.O484])" office:value-type="float" office:value="0.00464163949752432" calcext:value-type="float">
            <text:p>0.005</text:p>
          </table:table-cell>
          <table:table-cell/>
          <table:table-cell table:formula="of:=[.$B484]*([.S$4]+[.$B484]*([.S$5]+[.$B484]*([.S$6]+[.$B484]*[.S$7])))/(1+[.$B484]*([.S$8]+[.$B484]*([.S$9]+[.$B484]*[.S$10])))" office:value-type="float" office:value="17.6671842694122" calcext:value-type="float">
            <text:p>17.667</text:p>
          </table:table-cell>
          <table:table-cell table:style-name="ce40" table:formula="of:=[.C484]-[.R484]" office:value-type="float" office:value="-0.59318426941223" calcext:value-type="float">
            <text:p>-0.5932</text:p>
          </table:table-cell>
          <table:table-cell table:formula="of:=[.S484]*25.38" office:value-type="float" office:value="-15.0550167576824" calcext:value-type="float">
            <text:p>-15.055</text:p>
          </table:table-cell>
          <table:table-cell table:formula="of:=ABS([.T484])" office:value-type="float" office:value="15.0550167576824" calcext:value-type="float">
            <text:p>15.05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17" calcext:value-type="float">
            <text:p>417</text:p>
          </table:table-cell>
          <table:table-cell office:value-type="float" office:value="17.116" calcext:value-type="float">
            <text:p>17.116</text:p>
          </table:table-cell>
          <table:table-cell/>
          <table:table-cell table:formula="of:=[.$C485]*([.F$4]+[.$C485]*([.F$5]+[.$C485]*([.F$6]+[.$C485]*[.F$7])))/(1+[.$C485]*([.F$8]+[.$C485]*([.F$9]+[.$C485]*[.F$10])))" office:value-type="float" office:value="416.974710956648" calcext:value-type="float">
            <text:p>416.97</text:p>
          </table:table-cell>
          <table:table-cell table:formula="of:=[.B485]-[.E485]" office:value-type="float" office:value="0.0252890433521316" calcext:value-type="float">
            <text:p>0.025</text:p>
          </table:table-cell>
          <table:table-cell table:formula="of:=ABS([.F485])" office:value-type="float" office:value="0.0252890433521316" calcext:value-type="float">
            <text:p>0.025</text:p>
          </table:table-cell>
          <table:table-cell/>
          <table:table-cell table:style-name="ce12" table:formula="of:=[.$C485]*([.J$4]+[.$C485]*([.J$5]+[.$C485]*([.J$6]+[.$C485]*[.J$7])))/(1+[.$C485]*([.J$8]+[.$C485]*([.J$9]+[.$C485]*[.J$10])))" office:value-type="float" office:value="451.432069936549" calcext:value-type="float">
            <text:p>451.43</text:p>
          </table:table-cell>
          <table:table-cell table:formula="of:=[.B485]-[.I485]" office:value-type="float" office:value="-34.4320699365493" calcext:value-type="float">
            <text:p>-34.432</text:p>
          </table:table-cell>
          <table:table-cell table:formula="of:=ABS([.J485])" office:value-type="float" office:value="34.4320699365493" calcext:value-type="float">
            <text:p>34.432</text:p>
          </table:table-cell>
          <table:table-cell/>
          <table:table-cell table:formula="of:=[.$B485]*([.N$4]+[.$B485]*([.N$5]+[.$B485]*([.N$6]+[.$B485]*[.N$7])))/(1+[.$B485]*([.N$8]+[.$B485]*([.N$9]+[.$B485]*[.N$10])))" office:value-type="float" office:value="17.1165145406677" calcext:value-type="float">
            <text:p>17.117</text:p>
          </table:table-cell>
          <table:table-cell table:formula="of:=[.C485]-[.M485]" office:value-type="float" office:value="-0.000514540667740704" calcext:value-type="float">
            <text:p>-0.00051</text:p>
          </table:table-cell>
          <table:table-cell table:formula="of:=[.N485]*25.38" office:value-type="float" office:value="-0.0130590421472591" calcext:value-type="float">
            <text:p>-0.013</text:p>
          </table:table-cell>
          <table:table-cell table:formula="of:=ABS([.O485])" office:value-type="float" office:value="0.0130590421472591" calcext:value-type="float">
            <text:p>0.013</text:p>
          </table:table-cell>
          <table:table-cell/>
          <table:table-cell table:formula="of:=[.$B485]*([.S$4]+[.$B485]*([.S$5]+[.$B485]*([.S$6]+[.$B485]*[.S$7])))/(1+[.$B485]*([.S$8]+[.$B485]*([.S$9]+[.$B485]*[.S$10])))" office:value-type="float" office:value="17.7104825814862" calcext:value-type="float">
            <text:p>17.710</text:p>
          </table:table-cell>
          <table:table-cell table:style-name="ce40" table:formula="of:=[.C485]-[.R485]" office:value-type="float" office:value="-0.594482581486162" calcext:value-type="float">
            <text:p>-0.5945</text:p>
          </table:table-cell>
          <table:table-cell table:formula="of:=[.S485]*25.38" office:value-type="float" office:value="-15.0879679181188" calcext:value-type="float">
            <text:p>-15.088</text:p>
          </table:table-cell>
          <table:table-cell table:formula="of:=ABS([.T485])" office:value-type="float" office:value="15.0879679181188" calcext:value-type="float">
            <text:p>15.08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18" calcext:value-type="float">
            <text:p>418</text:p>
          </table:table-cell>
          <table:table-cell office:value-type="float" office:value="17.158" calcext:value-type="float">
            <text:p>17.158</text:p>
          </table:table-cell>
          <table:table-cell/>
          <table:table-cell table:formula="of:=[.$C486]*([.F$4]+[.$C486]*([.F$5]+[.$C486]*([.F$6]+[.$C486]*[.F$7])))/(1+[.$C486]*([.F$8]+[.$C486]*([.F$9]+[.$C486]*[.F$10])))" office:value-type="float" office:value="417.966764091517" calcext:value-type="float">
            <text:p>417.97</text:p>
          </table:table-cell>
          <table:table-cell table:formula="of:=[.B486]-[.E486]" office:value-type="float" office:value="0.033235908482709" calcext:value-type="float">
            <text:p>0.033</text:p>
          </table:table-cell>
          <table:table-cell table:formula="of:=ABS([.F486])" office:value-type="float" office:value="0.033235908482709" calcext:value-type="float">
            <text:p>0.033</text:p>
          </table:table-cell>
          <table:table-cell/>
          <table:table-cell table:style-name="ce12" table:formula="of:=[.$C486]*([.J$4]+[.$C486]*([.J$5]+[.$C486]*([.J$6]+[.$C486]*[.J$7])))/(1+[.$C486]*([.J$8]+[.$C486]*([.J$9]+[.$C486]*[.J$10])))" office:value-type="float" office:value="452.64254228222" calcext:value-type="float">
            <text:p>452.64</text:p>
          </table:table-cell>
          <table:table-cell table:formula="of:=[.B486]-[.I486]" office:value-type="float" office:value="-34.6425422822202" calcext:value-type="float">
            <text:p>-34.643</text:p>
          </table:table-cell>
          <table:table-cell table:formula="of:=ABS([.J486])" office:value-type="float" office:value="34.6425422822202" calcext:value-type="float">
            <text:p>34.643</text:p>
          </table:table-cell>
          <table:table-cell/>
          <table:table-cell table:formula="of:=[.$B486]*([.N$4]+[.$B486]*([.N$5]+[.$B486]*([.N$6]+[.$B486]*[.N$7])))/(1+[.$B486]*([.N$8]+[.$B486]*([.N$9]+[.$B486]*[.N$10])))" office:value-type="float" office:value="17.1588506910534" calcext:value-type="float">
            <text:p>17.159</text:p>
          </table:table-cell>
          <table:table-cell table:formula="of:=[.C486]-[.M486]" office:value-type="float" office:value="-0.000850691053422281" calcext:value-type="float">
            <text:p>-0.00085</text:p>
          </table:table-cell>
          <table:table-cell table:formula="of:=[.N486]*25.38" office:value-type="float" office:value="-0.0215905389358575" calcext:value-type="float">
            <text:p>-0.022</text:p>
          </table:table-cell>
          <table:table-cell table:formula="of:=ABS([.O486])" office:value-type="float" office:value="0.0215905389358575" calcext:value-type="float">
            <text:p>0.022</text:p>
          </table:table-cell>
          <table:table-cell/>
          <table:table-cell table:formula="of:=[.$B486]*([.S$4]+[.$B486]*([.S$5]+[.$B486]*([.S$6]+[.$B486]*[.S$7])))/(1+[.$B486]*([.S$8]+[.$B486]*([.S$9]+[.$B486]*[.S$10])))" office:value-type="float" office:value="17.7537819916214" calcext:value-type="float">
            <text:p>17.754</text:p>
          </table:table-cell>
          <table:table-cell table:style-name="ce40" table:formula="of:=[.C486]-[.R486]" office:value-type="float" office:value="-0.595781991621383" calcext:value-type="float">
            <text:p>-0.5958</text:p>
          </table:table-cell>
          <table:table-cell table:formula="of:=[.S486]*25.38" office:value-type="float" office:value="-15.1209469473507" calcext:value-type="float">
            <text:p>-15.121</text:p>
          </table:table-cell>
          <table:table-cell table:formula="of:=ABS([.T486])" office:value-type="float" office:value="15.1209469473507" calcext:value-type="float">
            <text:p>15.12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19" calcext:value-type="float">
            <text:p>419</text:p>
          </table:table-cell>
          <table:table-cell office:value-type="float" office:value="17.201" calcext:value-type="float">
            <text:p>17.201</text:p>
          </table:table-cell>
          <table:table-cell/>
          <table:table-cell table:formula="of:=[.$C487]*([.F$4]+[.$C487]*([.F$5]+[.$C487]*([.F$6]+[.$C487]*[.F$7])))/(1+[.$C487]*([.F$8]+[.$C487]*([.F$9]+[.$C487]*[.F$10])))" office:value-type="float" office:value="418.982335977651" calcext:value-type="float">
            <text:p>418.98</text:p>
          </table:table-cell>
          <table:table-cell table:formula="of:=[.B487]-[.E487]" office:value-type="float" office:value="0.017664022349436" calcext:value-type="float">
            <text:p>0.018</text:p>
          </table:table-cell>
          <table:table-cell table:formula="of:=ABS([.F487])" office:value-type="float" office:value="0.017664022349436" calcext:value-type="float">
            <text:p>0.018</text:p>
          </table:table-cell>
          <table:table-cell/>
          <table:table-cell table:style-name="ce12" table:formula="of:=[.$C487]*([.J$4]+[.$C487]*([.J$5]+[.$C487]*([.J$6]+[.$C487]*[.J$7])))/(1+[.$C487]*([.J$8]+[.$C487]*([.J$9]+[.$C487]*[.J$10])))" office:value-type="float" office:value="453.88198872174" calcext:value-type="float">
            <text:p>453.88</text:p>
          </table:table-cell>
          <table:table-cell table:formula="of:=[.B487]-[.I487]" office:value-type="float" office:value="-34.8819887217401" calcext:value-type="float">
            <text:p>-34.882</text:p>
          </table:table-cell>
          <table:table-cell table:formula="of:=ABS([.J487])" office:value-type="float" office:value="34.8819887217401" calcext:value-type="float">
            <text:p>34.882</text:p>
          </table:table-cell>
          <table:table-cell/>
          <table:table-cell table:formula="of:=[.$B487]*([.N$4]+[.$B487]*([.N$5]+[.$B487]*([.N$6]+[.$B487]*[.N$7])))/(1+[.$B487]*([.N$8]+[.$B487]*([.N$9]+[.$B487]*[.N$10])))" office:value-type="float" office:value="17.2011913005788" calcext:value-type="float">
            <text:p>17.201</text:p>
          </table:table-cell>
          <table:table-cell table:formula="of:=[.C487]-[.M487]" office:value-type="float" office:value="-0.000191300578805453" calcext:value-type="float">
            <text:p>-0.00019</text:p>
          </table:table-cell>
          <table:table-cell table:formula="of:=[.N487]*25.38" office:value-type="float" office:value="-0.00485520869008241" calcext:value-type="float">
            <text:p>-0.005</text:p>
          </table:table-cell>
          <table:table-cell table:formula="of:=ABS([.O487])" office:value-type="float" office:value="0.00485520869008241" calcext:value-type="float">
            <text:p>0.005</text:p>
          </table:table-cell>
          <table:table-cell/>
          <table:table-cell table:formula="of:=[.$B487]*([.S$4]+[.$B487]*([.S$5]+[.$B487]*([.S$6]+[.$B487]*[.S$7])))/(1+[.$B487]*([.S$8]+[.$B487]*([.S$9]+[.$B487]*[.S$10])))" office:value-type="float" office:value="17.7970824941256" calcext:value-type="float">
            <text:p>17.797</text:p>
          </table:table-cell>
          <table:table-cell table:style-name="ce40" table:formula="of:=[.C487]-[.R487]" office:value-type="float" office:value="-0.596082494125557" calcext:value-type="float">
            <text:p>-0.5961</text:p>
          </table:table-cell>
          <table:table-cell table:formula="of:=[.S487]*25.38" office:value-type="float" office:value="-15.1285737009066" calcext:value-type="float">
            <text:p>-15.129</text:p>
          </table:table-cell>
          <table:table-cell table:formula="of:=ABS([.T487])" office:value-type="float" office:value="15.1285737009066" calcext:value-type="float">
            <text:p>15.12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20" calcext:value-type="float">
            <text:p>420</text:p>
          </table:table-cell>
          <table:table-cell office:value-type="float" office:value="17.243" calcext:value-type="float">
            <text:p>17.243</text:p>
          </table:table-cell>
          <table:table-cell/>
          <table:table-cell table:formula="of:=[.$C488]*([.F$4]+[.$C488]*([.F$5]+[.$C488]*([.F$6]+[.$C488]*[.F$7])))/(1+[.$C488]*([.F$8]+[.$C488]*([.F$9]+[.$C488]*[.F$10])))" office:value-type="float" office:value="419.974191637046" calcext:value-type="float">
            <text:p>419.97</text:p>
          </table:table-cell>
          <table:table-cell table:formula="of:=[.B488]-[.E488]" office:value-type="float" office:value="0.0258083629536827" calcext:value-type="float">
            <text:p>0.026</text:p>
          </table:table-cell>
          <table:table-cell table:formula="of:=ABS([.F488])" office:value-type="float" office:value="0.0258083629536827" calcext:value-type="float">
            <text:p>0.026</text:p>
          </table:table-cell>
          <table:table-cell/>
          <table:table-cell table:style-name="ce12" table:formula="of:=[.$C488]*([.J$4]+[.$C488]*([.J$5]+[.$C488]*([.J$6]+[.$C488]*[.J$7])))/(1+[.$C488]*([.J$8]+[.$C488]*([.J$9]+[.$C488]*[.J$10])))" office:value-type="float" office:value="455.092758699632" calcext:value-type="float">
            <text:p>455.09</text:p>
          </table:table-cell>
          <table:table-cell table:formula="of:=[.B488]-[.I488]" office:value-type="float" office:value="-35.0927586996318" calcext:value-type="float">
            <text:p>-35.093</text:p>
          </table:table-cell>
          <table:table-cell table:formula="of:=ABS([.J488])" office:value-type="float" office:value="35.0927586996318" calcext:value-type="float">
            <text:p>35.093</text:p>
          </table:table-cell>
          <table:table-cell/>
          <table:table-cell table:formula="of:=[.$B488]*([.N$4]+[.$B488]*([.N$5]+[.$B488]*([.N$6]+[.$B488]*[.N$7])))/(1+[.$B488]*([.N$8]+[.$B488]*([.N$9]+[.$B488]*[.N$10])))" office:value-type="float" office:value="17.2435363333209" calcext:value-type="float">
            <text:p>17.244</text:p>
          </table:table-cell>
          <table:table-cell table:formula="of:=[.C488]-[.M488]" office:value-type="float" office:value="-0.000536333320930282" calcext:value-type="float">
            <text:p>-0.00054</text:p>
          </table:table-cell>
          <table:table-cell table:formula="of:=[.N488]*25.38" office:value-type="float" office:value="-0.0136121396852106" calcext:value-type="float">
            <text:p>-0.014</text:p>
          </table:table-cell>
          <table:table-cell table:formula="of:=ABS([.O488])" office:value-type="float" office:value="0.0136121396852106" calcext:value-type="float">
            <text:p>0.014</text:p>
          </table:table-cell>
          <table:table-cell/>
          <table:table-cell table:formula="of:=[.$B488]*([.S$4]+[.$B488]*([.S$5]+[.$B488]*([.S$6]+[.$B488]*[.S$7])))/(1+[.$B488]*([.S$8]+[.$B488]*([.S$9]+[.$B488]*[.S$10])))" office:value-type="float" office:value="17.8403840833456" calcext:value-type="float">
            <text:p>17.840</text:p>
          </table:table-cell>
          <table:table-cell table:style-name="ce40" table:formula="of:=[.C488]-[.R488]" office:value-type="float" office:value="-0.59738408334557" calcext:value-type="float">
            <text:p>-0.5974</text:p>
          </table:table-cell>
          <table:table-cell table:formula="of:=[.S488]*25.38" office:value-type="float" office:value="-15.1616080353106" calcext:value-type="float">
            <text:p>-15.162</text:p>
          </table:table-cell>
          <table:table-cell table:formula="of:=ABS([.T488])" office:value-type="float" office:value="15.1616080353106" calcext:value-type="float">
            <text:p>15.16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21" calcext:value-type="float">
            <text:p>421</text:p>
          </table:table-cell>
          <table:table-cell office:value-type="float" office:value="17.285" calcext:value-type="float">
            <text:p>17.285</text:p>
          </table:table-cell>
          <table:table-cell/>
          <table:table-cell table:formula="of:=[.$C489]*([.F$4]+[.$C489]*([.F$5]+[.$C489]*([.F$6]+[.$C489]*[.F$7])))/(1+[.$C489]*([.F$8]+[.$C489]*([.F$9]+[.$C489]*[.F$10])))" office:value-type="float" office:value="420.965951079065" calcext:value-type="float">
            <text:p>420.97</text:p>
          </table:table-cell>
          <table:table-cell table:formula="of:=[.B489]-[.E489]" office:value-type="float" office:value="0.034048920935561" calcext:value-type="float">
            <text:p>0.034</text:p>
          </table:table-cell>
          <table:table-cell table:formula="of:=ABS([.F489])" office:value-type="float" office:value="0.034048920935561" calcext:value-type="float">
            <text:p>0.034</text:p>
          </table:table-cell>
          <table:table-cell/>
          <table:table-cell table:style-name="ce12" table:formula="of:=[.$C489]*([.J$4]+[.$C489]*([.J$5]+[.$C489]*([.J$6]+[.$C489]*[.J$7])))/(1+[.$C489]*([.J$8]+[.$C489]*([.J$9]+[.$C489]*[.J$10])))" office:value-type="float" office:value="456.30367296907" calcext:value-type="float">
            <text:p>456.30</text:p>
          </table:table-cell>
          <table:table-cell table:formula="of:=[.B489]-[.I489]" office:value-type="float" office:value="-35.30367296907" calcext:value-type="float">
            <text:p>-35.304</text:p>
          </table:table-cell>
          <table:table-cell table:formula="of:=ABS([.J489])" office:value-type="float" office:value="35.30367296907" calcext:value-type="float">
            <text:p>35.304</text:p>
          </table:table-cell>
          <table:table-cell/>
          <table:table-cell table:formula="of:=[.$B489]*([.N$4]+[.$B489]*([.N$5]+[.$B489]*([.N$6]+[.$B489]*[.N$7])))/(1+[.$B489]*([.N$8]+[.$B489]*([.N$9]+[.$B489]*[.N$10])))" office:value-type="float" office:value="17.285885753725" calcext:value-type="float">
            <text:p>17.286</text:p>
          </table:table-cell>
          <table:table-cell table:formula="of:=[.C489]-[.M489]" office:value-type="float" office:value="-0.000885753725036409" calcext:value-type="float">
            <text:p>-0.00089</text:p>
          </table:table-cell>
          <table:table-cell table:formula="of:=[.N489]*25.38" office:value-type="float" office:value="-0.0224804295414241" calcext:value-type="float">
            <text:p>-0.022</text:p>
          </table:table-cell>
          <table:table-cell table:formula="of:=ABS([.O489])" office:value-type="float" office:value="0.0224804295414241" calcext:value-type="float">
            <text:p>0.022</text:p>
          </table:table-cell>
          <table:table-cell/>
          <table:table-cell table:formula="of:=[.$B489]*([.S$4]+[.$B489]*([.S$5]+[.$B489]*([.S$6]+[.$B489]*[.S$7])))/(1+[.$B489]*([.S$8]+[.$B489]*([.S$9]+[.$B489]*[.S$10])))" office:value-type="float" office:value="17.8836867536673" calcext:value-type="float">
            <text:p>17.884</text:p>
          </table:table-cell>
          <table:table-cell table:style-name="ce40" table:formula="of:=[.C489]-[.R489]" office:value-type="float" office:value="-0.598686753667273" calcext:value-type="float">
            <text:p>-0.5987</text:p>
          </table:table-cell>
          <table:table-cell table:formula="of:=[.S489]*25.38" office:value-type="float" office:value="-15.1946698080754" calcext:value-type="float">
            <text:p>-15.195</text:p>
          </table:table-cell>
          <table:table-cell table:formula="of:=ABS([.T489])" office:value-type="float" office:value="15.1946698080754" calcext:value-type="float">
            <text:p>15.19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22" calcext:value-type="float">
            <text:p>422</text:p>
          </table:table-cell>
          <table:table-cell office:value-type="float" office:value="17.328" calcext:value-type="float">
            <text:p>17.328</text:p>
          </table:table-cell>
          <table:table-cell/>
          <table:table-cell table:formula="of:=[.$C490]*([.F$4]+[.$C490]*([.F$5]+[.$C490]*([.F$6]+[.$C490]*[.F$7])))/(1+[.$C490]*([.F$8]+[.$C490]*([.F$9]+[.$C490]*[.F$10])))" office:value-type="float" office:value="421.981225084174" calcext:value-type="float">
            <text:p>421.98</text:p>
          </table:table-cell>
          <table:table-cell table:formula="of:=[.B490]-[.E490]" office:value-type="float" office:value="0.0187749158262704" calcext:value-type="float">
            <text:p>0.019</text:p>
          </table:table-cell>
          <table:table-cell table:formula="of:=ABS([.F490])" office:value-type="float" office:value="0.0187749158262704" calcext:value-type="float">
            <text:p>0.019</text:p>
          </table:table-cell>
          <table:table-cell/>
          <table:table-cell table:style-name="ce12" table:formula="of:=[.$C490]*([.J$4]+[.$C490]*([.J$5]+[.$C490]*([.J$6]+[.$C490]*[.J$7])))/(1+[.$C490]*([.J$8]+[.$C490]*([.J$9]+[.$C490]*[.J$10])))" office:value-type="float" office:value="457.54356612648" calcext:value-type="float">
            <text:p>457.54</text:p>
          </table:table-cell>
          <table:table-cell table:formula="of:=[.B490]-[.I490]" office:value-type="float" office:value="-35.5435661264801" calcext:value-type="float">
            <text:p>-35.544</text:p>
          </table:table-cell>
          <table:table-cell table:formula="of:=ABS([.J490])" office:value-type="float" office:value="35.5435661264801" calcext:value-type="float">
            <text:p>35.544</text:p>
          </table:table-cell>
          <table:table-cell/>
          <table:table-cell table:formula="of:=[.$B490]*([.N$4]+[.$B490]*([.N$5]+[.$B490]*([.N$6]+[.$B490]*[.N$7])))/(1+[.$B490]*([.N$8]+[.$B490]*([.N$9]+[.$B490]*[.N$10])))" office:value-type="float" office:value="17.3282395266006" calcext:value-type="float">
            <text:p>17.328</text:p>
          </table:table-cell>
          <table:table-cell table:formula="of:=[.C490]-[.M490]" office:value-type="float" office:value="-0.000239526600598339" calcext:value-type="float">
            <text:p>-0.00024</text:p>
          </table:table-cell>
          <table:table-cell table:formula="of:=[.N490]*25.38" office:value-type="float" office:value="-0.00607918512318584" calcext:value-type="float">
            <text:p>-0.006</text:p>
          </table:table-cell>
          <table:table-cell table:formula="of:=ABS([.O490])" office:value-type="float" office:value="0.00607918512318584" calcext:value-type="float">
            <text:p>0.006</text:p>
          </table:table-cell>
          <table:table-cell/>
          <table:table-cell table:formula="of:=[.$B490]*([.S$4]+[.$B490]*([.S$5]+[.$B490]*([.S$6]+[.$B490]*[.S$7])))/(1+[.$B490]*([.S$8]+[.$B490]*([.S$9]+[.$B490]*[.S$10])))" office:value-type="float" office:value="17.9269904995151" calcext:value-type="float">
            <text:p>17.927</text:p>
          </table:table-cell>
          <table:table-cell table:style-name="ce40" table:formula="of:=[.C490]-[.R490]" office:value-type="float" office:value="-0.598990499515111" calcext:value-type="float">
            <text:p>-0.5990</text:p>
          </table:table-cell>
          <table:table-cell table:formula="of:=[.S490]*25.38" office:value-type="float" office:value="-15.2023788776935" calcext:value-type="float">
            <text:p>-15.202</text:p>
          </table:table-cell>
          <table:table-cell table:formula="of:=ABS([.T490])" office:value-type="float" office:value="15.2023788776935" calcext:value-type="float">
            <text:p>15.20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23" calcext:value-type="float">
            <text:p>423</text:p>
          </table:table-cell>
          <table:table-cell office:value-type="float" office:value="17.37" calcext:value-type="float">
            <text:p>17.370</text:p>
          </table:table-cell>
          <table:table-cell/>
          <table:table-cell table:formula="of:=[.$C491]*([.F$4]+[.$C491]*([.F$5]+[.$C491]*([.F$6]+[.$C491]*[.F$7])))/(1+[.$C491]*([.F$8]+[.$C491]*([.F$9]+[.$C491]*[.F$10])))" office:value-type="float" office:value="422.972792497817" calcext:value-type="float">
            <text:p>422.97</text:p>
          </table:table-cell>
          <table:table-cell table:formula="of:=[.B491]-[.E491]" office:value-type="float" office:value="0.027207502183046" calcext:value-type="float">
            <text:p>0.027</text:p>
          </table:table-cell>
          <table:table-cell table:formula="of:=ABS([.F491])" office:value-type="float" office:value="0.027207502183046" calcext:value-type="float">
            <text:p>0.027</text:p>
          </table:table-cell>
          <table:table-cell/>
          <table:table-cell table:style-name="ce12" table:formula="of:=[.$C491]*([.J$4]+[.$C491]*([.J$5]+[.$C491]*([.J$6]+[.$C491]*[.J$7])))/(1+[.$C491]*([.J$8]+[.$C491]*([.J$9]+[.$C491]*[.J$10])))" office:value-type="float" office:value="458.754766895438" calcext:value-type="float">
            <text:p>458.75</text:p>
          </table:table-cell>
          <table:table-cell table:formula="of:=[.B491]-[.I491]" office:value-type="float" office:value="-35.7547668954377" calcext:value-type="float">
            <text:p>-35.755</text:p>
          </table:table-cell>
          <table:table-cell table:formula="of:=ABS([.J491])" office:value-type="float" office:value="35.7547668954377" calcext:value-type="float">
            <text:p>35.755</text:p>
          </table:table-cell>
          <table:table-cell/>
          <table:table-cell table:formula="of:=[.$B491]*([.N$4]+[.$B491]*([.N$5]+[.$B491]*([.N$6]+[.$B491]*[.N$7])))/(1+[.$B491]*([.N$8]+[.$B491]*([.N$9]+[.$B491]*[.N$10])))" office:value-type="float" office:value="17.3705976171173" calcext:value-type="float">
            <text:p>17.371</text:p>
          </table:table-cell>
          <table:table-cell table:formula="of:=[.C491]-[.M491]" office:value-type="float" office:value="-0.000597617117314542" calcext:value-type="float">
            <text:p>-0.00060</text:p>
          </table:table-cell>
          <table:table-cell table:formula="of:=[.N491]*25.38" office:value-type="float" office:value="-0.0151675224374431" calcext:value-type="float">
            <text:p>-0.015</text:p>
          </table:table-cell>
          <table:table-cell table:formula="of:=ABS([.O491])" office:value-type="float" office:value="0.0151675224374431" calcext:value-type="float">
            <text:p>0.015</text:p>
          </table:table-cell>
          <table:table-cell/>
          <table:table-cell table:formula="of:=[.$B491]*([.S$4]+[.$B491]*([.S$5]+[.$B491]*([.S$6]+[.$B491]*[.S$7])))/(1+[.$B491]*([.S$8]+[.$B491]*([.S$9]+[.$B491]*[.S$10])))" office:value-type="float" office:value="17.9702953153518" calcext:value-type="float">
            <text:p>17.970</text:p>
          </table:table-cell>
          <table:table-cell table:style-name="ce40" table:formula="of:=[.C491]-[.R491]" office:value-type="float" office:value="-0.600295315351797" calcext:value-type="float">
            <text:p>-0.6003</text:p>
          </table:table-cell>
          <table:table-cell table:formula="of:=[.S491]*25.38" office:value-type="float" office:value="-15.2354951036286" calcext:value-type="float">
            <text:p>-15.235</text:p>
          </table:table-cell>
          <table:table-cell table:formula="of:=ABS([.T491])" office:value-type="float" office:value="15.2354951036286" calcext:value-type="float">
            <text:p>15.23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24" calcext:value-type="float">
            <text:p>424</text:p>
          </table:table-cell>
          <table:table-cell office:value-type="float" office:value="17.413" calcext:value-type="float">
            <text:p>17.413</text:p>
          </table:table-cell>
          <table:table-cell/>
          <table:table-cell table:formula="of:=[.$C492]*([.F$4]+[.$C492]*([.F$5]+[.$C492]*([.F$6]+[.$C492]*[.F$7])))/(1+[.$C492]*([.F$8]+[.$C492]*([.F$9]+[.$C492]*[.F$10])))" office:value-type="float" office:value="423.987871725902" calcext:value-type="float">
            <text:p>423.99</text:p>
          </table:table-cell>
          <table:table-cell table:formula="of:=[.B492]-[.E492]" office:value-type="float" office:value="0.0121282740981883" calcext:value-type="float">
            <text:p>0.012</text:p>
          </table:table-cell>
          <table:table-cell table:formula="of:=ABS([.F492])" office:value-type="float" office:value="0.0121282740981883" calcext:value-type="float">
            <text:p>0.012</text:p>
          </table:table-cell>
          <table:table-cell/>
          <table:table-cell table:style-name="ce12" table:formula="of:=[.$C492]*([.J$4]+[.$C492]*([.J$5]+[.$C492]*([.J$6]+[.$C492]*[.J$7])))/(1+[.$C492]*([.J$8]+[.$C492]*([.J$9]+[.$C492]*[.J$10])))" office:value-type="float" office:value="459.994949636778" calcext:value-type="float">
            <text:p>459.99</text:p>
          </table:table-cell>
          <table:table-cell table:formula="of:=[.B492]-[.I492]" office:value-type="float" office:value="-35.9949496367783" calcext:value-type="float">
            <text:p>-35.995</text:p>
          </table:table-cell>
          <table:table-cell table:formula="of:=ABS([.J492])" office:value-type="float" office:value="35.9949496367783" calcext:value-type="float">
            <text:p>35.995</text:p>
          </table:table-cell>
          <table:table-cell/>
          <table:table-cell table:formula="of:=[.$B492]*([.N$4]+[.$B492]*([.N$5]+[.$B492]*([.N$6]+[.$B492]*[.N$7])))/(1+[.$B492]*([.N$8]+[.$B492]*([.N$9]+[.$B492]*[.N$10])))" office:value-type="float" office:value="17.4129599908012" calcext:value-type="float">
            <text:p>17.413</text:p>
          </table:table-cell>
          <table:table-cell table:formula="of:=[.C492]-[.M492]" office:value-type="float" office:value="0.0000400091987913243" calcext:value-type="float">
            <text:p>0.00004</text:p>
          </table:table-cell>
          <table:table-cell table:formula="of:=[.N492]*25.38" office:value-type="float" office:value="0.00101543346532381" calcext:value-type="float">
            <text:p>0.001</text:p>
          </table:table-cell>
          <table:table-cell table:formula="of:=ABS([.O492])" office:value-type="float" office:value="0.00101543346532381" calcext:value-type="float">
            <text:p>0.001</text:p>
          </table:table-cell>
          <table:table-cell/>
          <table:table-cell table:formula="of:=[.$B492]*([.S$4]+[.$B492]*([.S$5]+[.$B492]*([.S$6]+[.$B492]*[.S$7])))/(1+[.$B492]*([.S$8]+[.$B492]*([.S$9]+[.$B492]*[.S$10])))" office:value-type="float" office:value="18.013601195678" calcext:value-type="float">
            <text:p>18.014</text:p>
          </table:table-cell>
          <table:table-cell table:style-name="ce40" table:formula="of:=[.C492]-[.R492]" office:value-type="float" office:value="-0.600601195677985" calcext:value-type="float">
            <text:p>-0.6006</text:p>
          </table:table-cell>
          <table:table-cell table:formula="of:=[.S492]*25.38" office:value-type="float" office:value="-15.2432583463073" calcext:value-type="float">
            <text:p>-15.243</text:p>
          </table:table-cell>
          <table:table-cell table:formula="of:=ABS([.T492])" office:value-type="float" office:value="15.2432583463073" calcext:value-type="float">
            <text:p>15.24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25" calcext:value-type="float">
            <text:p>425</text:p>
          </table:table-cell>
          <table:table-cell office:value-type="float" office:value="17.455" calcext:value-type="float">
            <text:p>17.455</text:p>
          </table:table-cell>
          <table:table-cell/>
          <table:table-cell table:formula="of:=[.$C493]*([.F$4]+[.$C493]*([.F$5]+[.$C493]*([.F$6]+[.$C493]*[.F$7])))/(1+[.$C493]*([.F$8]+[.$C493]*([.F$9]+[.$C493]*[.F$10])))" office:value-type="float" office:value="424.979250652835" calcext:value-type="float">
            <text:p>424.98</text:p>
          </table:table-cell>
          <table:table-cell table:formula="of:=[.B493]-[.E493]" office:value-type="float" office:value="0.0207493471648377" calcext:value-type="float">
            <text:p>0.021</text:p>
          </table:table-cell>
          <table:table-cell table:formula="of:=ABS([.F493])" office:value-type="float" office:value="0.0207493471648377" calcext:value-type="float">
            <text:p>0.021</text:p>
          </table:table-cell>
          <table:table-cell/>
          <table:table-cell table:style-name="ce12" table:formula="of:=[.$C493]*([.J$4]+[.$C493]*([.J$5]+[.$C493]*([.J$6]+[.$C493]*[.J$7])))/(1+[.$C493]*([.J$8]+[.$C493]*([.J$9]+[.$C493]*[.J$10])))" office:value-type="float" office:value="461.206429642155" calcext:value-type="float">
            <text:p>461.21</text:p>
          </table:table-cell>
          <table:table-cell table:formula="of:=[.B493]-[.I493]" office:value-type="float" office:value="-36.2064296421554" calcext:value-type="float">
            <text:p>-36.206</text:p>
          </table:table-cell>
          <table:table-cell table:formula="of:=ABS([.J493])" office:value-type="float" office:value="36.2064296421554" calcext:value-type="float">
            <text:p>36.206</text:p>
          </table:table-cell>
          <table:table-cell/>
          <table:table-cell table:formula="of:=[.$B493]*([.N$4]+[.$B493]*([.N$5]+[.$B493]*([.N$6]+[.$B493]*[.N$7])))/(1+[.$B493]*([.N$8]+[.$B493]*([.N$9]+[.$B493]*[.N$10])))" office:value-type="float" office:value="17.4553266135307" calcext:value-type="float">
            <text:p>17.455</text:p>
          </table:table-cell>
          <table:table-cell table:formula="of:=[.C493]-[.M493]" office:value-type="float" office:value="-0.000326613530678088" calcext:value-type="float">
            <text:p>-0.00033</text:p>
          </table:table-cell>
          <table:table-cell table:formula="of:=[.N493]*25.38" office:value-type="float" office:value="-0.00828945140860988" calcext:value-type="float">
            <text:p>-0.008</text:p>
          </table:table-cell>
          <table:table-cell table:formula="of:=ABS([.O493])" office:value-type="float" office:value="0.00828945140860988" calcext:value-type="float">
            <text:p>0.008</text:p>
          </table:table-cell>
          <table:table-cell/>
          <table:table-cell table:formula="of:=[.$B493]*([.S$4]+[.$B493]*([.S$5]+[.$B493]*([.S$6]+[.$B493]*[.S$7])))/(1+[.$B493]*([.S$8]+[.$B493]*([.S$9]+[.$B493]*[.S$10])))" office:value-type="float" office:value="18.056908135032" calcext:value-type="float">
            <text:p>18.057</text:p>
          </table:table-cell>
          <table:table-cell table:style-name="ce40" table:formula="of:=[.C493]-[.R493]" office:value-type="float" office:value="-0.601908135031962" calcext:value-type="float">
            <text:p>-0.6019</text:p>
          </table:table-cell>
          <table:table-cell table:formula="of:=[.S493]*25.38" office:value-type="float" office:value="-15.2764284671112" calcext:value-type="float">
            <text:p>-15.276</text:p>
          </table:table-cell>
          <table:table-cell table:formula="of:=ABS([.T493])" office:value-type="float" office:value="15.2764284671112" calcext:value-type="float">
            <text:p>15.27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26" calcext:value-type="float">
            <text:p>426</text:p>
          </table:table-cell>
          <table:table-cell office:value-type="float" office:value="17.497" calcext:value-type="float">
            <text:p>17.497</text:p>
          </table:table-cell>
          <table:table-cell/>
          <table:table-cell table:formula="of:=[.$C494]*([.F$4]+[.$C494]*([.F$5]+[.$C494]*([.F$6]+[.$C494]*[.F$7])))/(1+[.$C494]*([.F$8]+[.$C494]*([.F$9]+[.$C494]*[.F$10])))" office:value-type="float" office:value="425.970537727562" calcext:value-type="float">
            <text:p>425.97</text:p>
          </table:table-cell>
          <table:table-cell table:formula="of:=[.B494]-[.E494]" office:value-type="float" office:value="0.0294622724376836" calcext:value-type="float">
            <text:p>0.029</text:p>
          </table:table-cell>
          <table:table-cell table:formula="of:=ABS([.F494])" office:value-type="float" office:value="0.0294622724376836" calcext:value-type="float">
            <text:p>0.029</text:p>
          </table:table-cell>
          <table:table-cell/>
          <table:table-cell table:style-name="ce12" table:formula="of:=[.$C494]*([.J$4]+[.$C494]*([.J$5]+[.$C494]*([.J$6]+[.$C494]*[.J$7])))/(1+[.$C494]*([.J$8]+[.$C494]*([.J$9]+[.$C494]*[.J$10])))" office:value-type="float" office:value="462.418044987536" calcext:value-type="float">
            <text:p>462.42</text:p>
          </table:table-cell>
          <table:table-cell table:formula="of:=[.B494]-[.I494]" office:value-type="float" office:value="-36.4180449875362" calcext:value-type="float">
            <text:p>-36.418</text:p>
          </table:table-cell>
          <table:table-cell table:formula="of:=ABS([.J494])" office:value-type="float" office:value="36.4180449875362" calcext:value-type="float">
            <text:p>36.418</text:p>
          </table:table-cell>
          <table:table-cell/>
          <table:table-cell table:formula="of:=[.$B494]*([.N$4]+[.$B494]*([.N$5]+[.$B494]*([.N$6]+[.$B494]*[.N$7])))/(1+[.$B494]*([.N$8]+[.$B494]*([.N$9]+[.$B494]*[.N$10])))" office:value-type="float" office:value="17.4976974515326" calcext:value-type="float">
            <text:p>17.498</text:p>
          </table:table-cell>
          <table:table-cell table:formula="of:=[.C494]-[.M494]" office:value-type="float" office:value="-0.00069745153264833" calcext:value-type="float">
            <text:p>-0.00070</text:p>
          </table:table-cell>
          <table:table-cell table:formula="of:=[.N494]*25.38" office:value-type="float" office:value="-0.0177013198986146" calcext:value-type="float">
            <text:p>-0.018</text:p>
          </table:table-cell>
          <table:table-cell table:formula="of:=ABS([.O494])" office:value-type="float" office:value="0.0177013198986146" calcext:value-type="float">
            <text:p>0.018</text:p>
          </table:table-cell>
          <table:table-cell/>
          <table:table-cell table:formula="of:=[.$B494]*([.S$4]+[.$B494]*([.S$5]+[.$B494]*([.S$6]+[.$B494]*[.S$7])))/(1+[.$B494]*([.S$8]+[.$B494]*([.S$9]+[.$B494]*[.S$10])))" office:value-type="float" office:value="18.1002161279893" calcext:value-type="float">
            <text:p>18.100</text:p>
          </table:table-cell>
          <table:table-cell table:style-name="ce40" table:formula="of:=[.C494]-[.R494]" office:value-type="float" office:value="-0.603216127989299" calcext:value-type="float">
            <text:p>-0.6032</text:p>
          </table:table-cell>
          <table:table-cell table:formula="of:=[.S494]*25.38" office:value-type="float" office:value="-15.3096253283684" calcext:value-type="float">
            <text:p>-15.310</text:p>
          </table:table-cell>
          <table:table-cell table:formula="of:=ABS([.T494])" office:value-type="float" office:value="15.3096253283684" calcext:value-type="float">
            <text:p>15.31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27" calcext:value-type="float">
            <text:p>427</text:p>
          </table:table-cell>
          <table:table-cell office:value-type="float" office:value="17.54" calcext:value-type="float">
            <text:p>17.540</text:p>
          </table:table-cell>
          <table:table-cell/>
          <table:table-cell table:formula="of:=[.$C495]*([.F$4]+[.$C495]*([.F$5]+[.$C495]*([.F$6]+[.$C495]*[.F$7])))/(1+[.$C495]*([.F$8]+[.$C495]*([.F$9]+[.$C495]*[.F$10])))" office:value-type="float" office:value="426.985332588988" calcext:value-type="float">
            <text:p>426.99</text:p>
          </table:table-cell>
          <table:table-cell table:formula="of:=[.B495]-[.E495]" office:value-type="float" office:value="0.0146674110117715" calcext:value-type="float">
            <text:p>0.015</text:p>
          </table:table-cell>
          <table:table-cell table:formula="of:=ABS([.F495])" office:value-type="float" office:value="0.0146674110117715" calcext:value-type="float">
            <text:p>0.015</text:p>
          </table:table-cell>
          <table:table-cell/>
          <table:table-cell table:style-name="ce12" table:formula="of:=[.$C495]*([.J$4]+[.$C495]*([.J$5]+[.$C495]*([.J$6]+[.$C495]*[.J$7])))/(1+[.$C495]*([.J$8]+[.$C495]*([.J$9]+[.$C495]*[.J$10])))" office:value-type="float" office:value="463.658646733719" calcext:value-type="float">
            <text:p>463.66</text:p>
          </table:table-cell>
          <table:table-cell table:formula="of:=[.B495]-[.I495]" office:value-type="float" office:value="-36.6586467337193" calcext:value-type="float">
            <text:p>-36.659</text:p>
          </table:table-cell>
          <table:table-cell table:formula="of:=ABS([.J495])" office:value-type="float" office:value="36.6586467337193" calcext:value-type="float">
            <text:p>36.659</text:p>
          </table:table-cell>
          <table:table-cell/>
          <table:table-cell table:formula="of:=[.$B495]*([.N$4]+[.$B495]*([.N$5]+[.$B495]*([.N$6]+[.$B495]*[.N$7])))/(1+[.$B495]*([.N$8]+[.$B495]*([.N$9]+[.$B495]*[.N$10])))" office:value-type="float" office:value="17.5400724713788" calcext:value-type="float">
            <text:p>17.540</text:p>
          </table:table-cell>
          <table:table-cell table:formula="of:=[.C495]-[.M495]" office:value-type="float" office:value="-0.0000724713787505493" calcext:value-type="float">
            <text:p>-0.00007</text:p>
          </table:table-cell>
          <table:table-cell table:formula="of:=[.N495]*25.38" office:value-type="float" office:value="-0.00183932359268894" calcext:value-type="float">
            <text:p>-0.002</text:p>
          </table:table-cell>
          <table:table-cell table:formula="of:=ABS([.O495])" office:value-type="float" office:value="0.00183932359268894" calcext:value-type="float">
            <text:p>0.002</text:p>
          </table:table-cell>
          <table:table-cell/>
          <table:table-cell table:formula="of:=[.$B495]*([.S$4]+[.$B495]*([.S$5]+[.$B495]*([.S$6]+[.$B495]*[.S$7])))/(1+[.$B495]*([.S$8]+[.$B495]*([.S$9]+[.$B495]*[.S$10])))" office:value-type="float" office:value="18.1435251691625" calcext:value-type="float">
            <text:p>18.144</text:p>
          </table:table-cell>
          <table:table-cell table:style-name="ce40" table:formula="of:=[.C495]-[.R495]" office:value-type="float" office:value="-0.603525169162545" calcext:value-type="float">
            <text:p>-0.6035</text:p>
          </table:table-cell>
          <table:table-cell table:formula="of:=[.S495]*25.38" office:value-type="float" office:value="-15.3174687933454" calcext:value-type="float">
            <text:p>-15.317</text:p>
          </table:table-cell>
          <table:table-cell table:formula="of:=ABS([.T495])" office:value-type="float" office:value="15.3174687933454" calcext:value-type="float">
            <text:p>15.31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28" calcext:value-type="float">
            <text:p>428</text:p>
          </table:table-cell>
          <table:table-cell office:value-type="float" office:value="17.582" calcext:value-type="float">
            <text:p>17.582</text:p>
          </table:table-cell>
          <table:table-cell/>
          <table:table-cell table:formula="of:=[.$C496]*([.F$4]+[.$C496]*([.F$5]+[.$C496]*([.F$6]+[.$C496]*[.F$7])))/(1+[.$C496]*([.F$8]+[.$C496]*([.F$9]+[.$C496]*[.F$10])))" office:value-type="float" office:value="427.976436318277" calcext:value-type="float">
            <text:p>427.98</text:p>
          </table:table-cell>
          <table:table-cell table:formula="of:=[.B496]-[.E496]" office:value-type="float" office:value="0.0235636817228055" calcext:value-type="float">
            <text:p>0.024</text:p>
          </table:table-cell>
          <table:table-cell table:formula="of:=ABS([.F496])" office:value-type="float" office:value="0.0235636817228055" calcext:value-type="float">
            <text:p>0.024</text:p>
          </table:table-cell>
          <table:table-cell/>
          <table:table-cell table:style-name="ce12" table:formula="of:=[.$C496]*([.J$4]+[.$C496]*([.J$5]+[.$C496]*([.J$6]+[.$C496]*[.J$7])))/(1+[.$C496]*([.J$8]+[.$C496]*([.J$9]+[.$C496]*[.J$10])))" office:value-type="float" office:value="464.870530738003" calcext:value-type="float">
            <text:p>464.87</text:p>
          </table:table-cell>
          <table:table-cell table:formula="of:=[.B496]-[.I496]" office:value-type="float" office:value="-36.8705307380031" calcext:value-type="float">
            <text:p>-36.871</text:p>
          </table:table-cell>
          <table:table-cell table:formula="of:=ABS([.J496])" office:value-type="float" office:value="36.8705307380031" calcext:value-type="float">
            <text:p>36.871</text:p>
          </table:table-cell>
          <table:table-cell/>
          <table:table-cell table:formula="of:=[.$B496]*([.N$4]+[.$B496]*([.N$5]+[.$B496]*([.N$6]+[.$B496]*[.N$7])))/(1+[.$B496]*([.N$8]+[.$B496]*([.N$9]+[.$B496]*[.N$10])))" office:value-type="float" office:value="17.5824516399815" calcext:value-type="float">
            <text:p>17.582</text:p>
          </table:table-cell>
          <table:table-cell table:formula="of:=[.C496]-[.M496]" office:value-type="float" office:value="-0.000451639981484675" calcext:value-type="float">
            <text:p>-0.00045</text:p>
          </table:table-cell>
          <table:table-cell table:formula="of:=[.N496]*25.38" office:value-type="float" office:value="-0.0114626227300811" calcext:value-type="float">
            <text:p>-0.011</text:p>
          </table:table-cell>
          <table:table-cell table:formula="of:=ABS([.O496])" office:value-type="float" office:value="0.0114626227300811" calcext:value-type="float">
            <text:p>0.011</text:p>
          </table:table-cell>
          <table:table-cell/>
          <table:table-cell table:formula="of:=[.$B496]*([.S$4]+[.$B496]*([.S$5]+[.$B496]*([.S$6]+[.$B496]*[.S$7])))/(1+[.$B496]*([.S$8]+[.$B496]*([.S$9]+[.$B496]*[.S$10])))" office:value-type="float" office:value="18.1868352532009" calcext:value-type="float">
            <text:p>18.187</text:p>
          </table:table-cell>
          <table:table-cell table:style-name="ce40" table:formula="of:=[.C496]-[.R496]" office:value-type="float" office:value="-0.604835253200928" calcext:value-type="float">
            <text:p>-0.6048</text:p>
          </table:table-cell>
          <table:table-cell table:formula="of:=[.S496]*25.38" office:value-type="float" office:value="-15.3507187262396" calcext:value-type="float">
            <text:p>-15.351</text:p>
          </table:table-cell>
          <table:table-cell table:formula="of:=ABS([.T496])" office:value-type="float" office:value="15.3507187262396" calcext:value-type="float">
            <text:p>15.35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29" calcext:value-type="float">
            <text:p>429</text:p>
          </table:table-cell>
          <table:table-cell office:value-type="float" office:value="17.624" calcext:value-type="float">
            <text:p>17.624</text:p>
          </table:table-cell>
          <table:table-cell/>
          <table:table-cell table:formula="of:=[.$C497]*([.F$4]+[.$C497]*([.F$5]+[.$C497]*([.F$6]+[.$C497]*[.F$7])))/(1+[.$C497]*([.F$8]+[.$C497]*([.F$9]+[.$C497]*[.F$10])))" office:value-type="float" office:value="428.967450692238" calcext:value-type="float">
            <text:p>428.97</text:p>
          </table:table-cell>
          <table:table-cell table:formula="of:=[.B497]-[.E497]" office:value-type="float" office:value="0.0325493077621104" calcext:value-type="float">
            <text:p>0.033</text:p>
          </table:table-cell>
          <table:table-cell table:formula="of:=ABS([.F497])" office:value-type="float" office:value="0.0325493077621104" calcext:value-type="float">
            <text:p>0.033</text:p>
          </table:table-cell>
          <table:table-cell/>
          <table:table-cell table:style-name="ce12" table:formula="of:=[.$C497]*([.J$4]+[.$C497]*([.J$5]+[.$C497]*([.J$6]+[.$C497]*[.J$7])))/(1+[.$C497]*([.J$8]+[.$C497]*([.J$9]+[.$C497]*[.J$10])))" office:value-type="float" office:value="466.082544935696" calcext:value-type="float">
            <text:p>466.08</text:p>
          </table:table-cell>
          <table:table-cell table:formula="of:=[.B497]-[.I497]" office:value-type="float" office:value="-37.0825449356958" calcext:value-type="float">
            <text:p>-37.083</text:p>
          </table:table-cell>
          <table:table-cell table:formula="of:=ABS([.J497])" office:value-type="float" office:value="37.0825449356958" calcext:value-type="float">
            <text:p>37.083</text:p>
          </table:table-cell>
          <table:table-cell/>
          <table:table-cell table:formula="of:=[.$B497]*([.N$4]+[.$B497]*([.N$5]+[.$B497]*([.N$6]+[.$B497]*[.N$7])))/(1+[.$B497]*([.N$8]+[.$B497]*([.N$9]+[.$B497]*[.N$10])))" office:value-type="float" office:value="17.6248349245905" calcext:value-type="float">
            <text:p>17.625</text:p>
          </table:table-cell>
          <table:table-cell table:formula="of:=[.C497]-[.M497]" office:value-type="float" office:value="-0.000834924590488839" calcext:value-type="float">
            <text:p>-0.00083</text:p>
          </table:table-cell>
          <table:table-cell table:formula="of:=[.N497]*25.38" office:value-type="float" office:value="-0.0211903861066067" calcext:value-type="float">
            <text:p>-0.021</text:p>
          </table:table-cell>
          <table:table-cell table:formula="of:=ABS([.O497])" office:value-type="float" office:value="0.0211903861066067" calcext:value-type="float">
            <text:p>0.021</text:p>
          </table:table-cell>
          <table:table-cell/>
          <table:table-cell table:formula="of:=[.$B497]*([.S$4]+[.$B497]*([.S$5]+[.$B497]*([.S$6]+[.$B497]*[.S$7])))/(1+[.$B497]*([.S$8]+[.$B497]*([.S$9]+[.$B497]*[.S$10])))" office:value-type="float" office:value="18.23014637479" calcext:value-type="float">
            <text:p>18.230</text:p>
          </table:table-cell>
          <table:table-cell table:style-name="ce40" table:formula="of:=[.C497]-[.R497]" office:value-type="float" office:value="-0.606146374790011" calcext:value-type="float">
            <text:p>-0.6061</text:p>
          </table:table-cell>
          <table:table-cell table:formula="of:=[.S497]*25.38" office:value-type="float" office:value="-15.3839949921705" calcext:value-type="float">
            <text:p>-15.384</text:p>
          </table:table-cell>
          <table:table-cell table:formula="of:=ABS([.T497])" office:value-type="float" office:value="15.3839949921705" calcext:value-type="float">
            <text:p>15.38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30" calcext:value-type="float">
            <text:p>430</text:p>
          </table:table-cell>
          <table:table-cell office:value-type="float" office:value="17.667" calcext:value-type="float">
            <text:p>17.667</text:p>
          </table:table-cell>
          <table:table-cell/>
          <table:table-cell table:formula="of:=[.$C498]*([.F$4]+[.$C498]*([.F$5]+[.$C498]*([.F$6]+[.$C498]*[.F$7])))/(1+[.$C498]*([.F$8]+[.$C498]*([.F$9]+[.$C498]*[.F$10])))" office:value-type="float" office:value="429.981968917223" calcext:value-type="float">
            <text:p>429.98</text:p>
          </table:table-cell>
          <table:table-cell table:formula="of:=[.B498]-[.E498]" office:value-type="float" office:value="0.0180310827770995" calcext:value-type="float">
            <text:p>0.018</text:p>
          </table:table-cell>
          <table:table-cell table:formula="of:=ABS([.F498])" office:value-type="float" office:value="0.0180310827770995" calcext:value-type="float">
            <text:p>0.018</text:p>
          </table:table-cell>
          <table:table-cell/>
          <table:table-cell table:style-name="ce12" table:formula="of:=[.$C498]*([.J$4]+[.$C498]*([.J$5]+[.$C498]*([.J$6]+[.$C498]*[.J$7])))/(1+[.$C498]*([.J$8]+[.$C498]*([.J$9]+[.$C498]*[.J$10])))" office:value-type="float" office:value="467.323549753387" calcext:value-type="float">
            <text:p>467.32</text:p>
          </table:table-cell>
          <table:table-cell table:formula="of:=[.B498]-[.I498]" office:value-type="float" office:value="-37.3235497533872" calcext:value-type="float">
            <text:p>-37.324</text:p>
          </table:table-cell>
          <table:table-cell table:formula="of:=ABS([.J498])" office:value-type="float" office:value="37.3235497533872" calcext:value-type="float">
            <text:p>37.324</text:p>
          </table:table-cell>
          <table:table-cell/>
          <table:table-cell table:formula="of:=[.$B498]*([.N$4]+[.$B498]*([.N$5]+[.$B498]*([.N$6]+[.$B498]*[.N$7])))/(1+[.$B498]*([.N$8]+[.$B498]*([.N$9]+[.$B498]*[.N$10])))" office:value-type="float" office:value="17.6672222927888" calcext:value-type="float">
            <text:p>17.667</text:p>
          </table:table-cell>
          <table:table-cell table:formula="of:=[.C498]-[.M498]" office:value-type="float" office:value="-0.000222292788787826" calcext:value-type="float">
            <text:p>-0.00022</text:p>
          </table:table-cell>
          <table:table-cell table:formula="of:=[.N498]*25.38" office:value-type="float" office:value="-0.00564179097943501" calcext:value-type="float">
            <text:p>-0.006</text:p>
          </table:table-cell>
          <table:table-cell table:formula="of:=ABS([.O498])" office:value-type="float" office:value="0.00564179097943501" calcext:value-type="float">
            <text:p>0.006</text:p>
          </table:table-cell>
          <table:table-cell/>
          <table:table-cell table:formula="of:=[.$B498]*([.S$4]+[.$B498]*([.S$5]+[.$B498]*([.S$6]+[.$B498]*[.S$7])))/(1+[.$B498]*([.S$8]+[.$B498]*([.S$9]+[.$B498]*[.S$10])))" office:value-type="float" office:value="18.2734585286514" calcext:value-type="float">
            <text:p>18.273</text:p>
          </table:table-cell>
          <table:table-cell table:style-name="ce40" table:formula="of:=[.C498]-[.R498]" office:value-type="float" office:value="-0.606458528651416" calcext:value-type="float">
            <text:p>-0.6065</text:p>
          </table:table-cell>
          <table:table-cell table:formula="of:=[.S498]*25.38" office:value-type="float" office:value="-15.3919174571729" calcext:value-type="float">
            <text:p>-15.392</text:p>
          </table:table-cell>
          <table:table-cell table:formula="of:=ABS([.T498])" office:value-type="float" office:value="15.3919174571729" calcext:value-type="float">
            <text:p>15.39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31" calcext:value-type="float">
            <text:p>431</text:p>
          </table:table-cell>
          <table:table-cell office:value-type="float" office:value="17.709" calcext:value-type="float">
            <text:p>17.709</text:p>
          </table:table-cell>
          <table:table-cell/>
          <table:table-cell table:formula="of:=[.$C499]*([.F$4]+[.$C499]*([.F$5]+[.$C499]*([.F$6]+[.$C499]*[.F$7])))/(1+[.$C499]*([.F$8]+[.$C499]*([.F$9]+[.$C499]*[.F$10])))" office:value-type="float" office:value="430.972804912692" calcext:value-type="float">
            <text:p>430.97</text:p>
          </table:table-cell>
          <table:table-cell table:formula="of:=[.B499]-[.E499]" office:value-type="float" office:value="0.0271950873079163" calcext:value-type="float">
            <text:p>0.027</text:p>
          </table:table-cell>
          <table:table-cell table:formula="of:=ABS([.F499])" office:value-type="float" office:value="0.0271950873079163" calcext:value-type="float">
            <text:p>0.027</text:p>
          </table:table-cell>
          <table:table-cell/>
          <table:table-cell table:style-name="ce12" table:formula="of:=[.$C499]*([.J$4]+[.$C499]*([.J$5]+[.$C499]*([.J$6]+[.$C499]*[.J$7])))/(1+[.$C499]*([.J$8]+[.$C499]*([.J$9]+[.$C499]*[.J$10])))" office:value-type="float" office:value="468.535822353702" calcext:value-type="float">
            <text:p>468.54</text:p>
          </table:table-cell>
          <table:table-cell table:formula="of:=[.B499]-[.I499]" office:value-type="float" office:value="-37.5358223537021" calcext:value-type="float">
            <text:p>-37.536</text:p>
          </table:table-cell>
          <table:table-cell table:formula="of:=ABS([.J499])" office:value-type="float" office:value="37.5358223537021" calcext:value-type="float">
            <text:p>37.536</text:p>
          </table:table-cell>
          <table:table-cell/>
          <table:table-cell table:formula="of:=[.$B499]*([.N$4]+[.$B499]*([.N$5]+[.$B499]*([.N$6]+[.$B499]*[.N$7])))/(1+[.$B499]*([.N$8]+[.$B499]*([.N$9]+[.$B499]*[.N$10])))" office:value-type="float" office:value="17.7096137124891" calcext:value-type="float">
            <text:p>17.710</text:p>
          </table:table-cell>
          <table:table-cell table:formula="of:=[.C499]-[.M499]" office:value-type="float" office:value="-0.000613712489098361" calcext:value-type="float">
            <text:p>-0.00061</text:p>
          </table:table-cell>
          <table:table-cell table:formula="of:=[.N499]*25.38" office:value-type="float" office:value="-0.0155760229733164" calcext:value-type="float">
            <text:p>-0.016</text:p>
          </table:table-cell>
          <table:table-cell table:formula="of:=ABS([.O499])" office:value-type="float" office:value="0.0155760229733164" calcext:value-type="float">
            <text:p>0.016</text:p>
          </table:table-cell>
          <table:table-cell/>
          <table:table-cell table:formula="of:=[.$B499]*([.S$4]+[.$B499]*([.S$5]+[.$B499]*([.S$6]+[.$B499]*[.S$7])))/(1+[.$B499]*([.S$8]+[.$B499]*([.S$9]+[.$B499]*[.S$10])))" office:value-type="float" office:value="18.3167717095425" calcext:value-type="float">
            <text:p>18.317</text:p>
          </table:table-cell>
          <table:table-cell table:style-name="ce40" table:formula="of:=[.C499]-[.R499]" office:value-type="float" office:value="-0.607771709542512" calcext:value-type="float">
            <text:p>-0.6078</text:p>
          </table:table-cell>
          <table:table-cell table:formula="of:=[.S499]*25.38" office:value-type="float" office:value="-15.4252459881889" calcext:value-type="float">
            <text:p>-15.425</text:p>
          </table:table-cell>
          <table:table-cell table:formula="of:=ABS([.T499])" office:value-type="float" office:value="15.4252459881889" calcext:value-type="float">
            <text:p>15.42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32" calcext:value-type="float">
            <text:p>432</text:p>
          </table:table-cell>
          <table:table-cell office:value-type="float" office:value="17.752" calcext:value-type="float">
            <text:p>17.752</text:p>
          </table:table-cell>
          <table:table-cell/>
          <table:table-cell table:formula="of:=[.$C500]*([.F$4]+[.$C500]*([.F$5]+[.$C500]*([.F$6]+[.$C500]*[.F$7])))/(1+[.$C500]*([.F$8]+[.$C500]*([.F$9]+[.$C500]*[.F$10])))" office:value-type="float" office:value="431.987142175071" calcext:value-type="float">
            <text:p>431.99</text:p>
          </table:table-cell>
          <table:table-cell table:formula="of:=[.B500]-[.E500]" office:value-type="float" office:value="0.0128578249293696" calcext:value-type="float">
            <text:p>0.013</text:p>
          </table:table-cell>
          <table:table-cell table:formula="of:=ABS([.F500])" office:value-type="float" office:value="0.0128578249293696" calcext:value-type="float">
            <text:p>0.013</text:p>
          </table:table-cell>
          <table:table-cell/>
          <table:table-cell table:style-name="ce12" table:formula="of:=[.$C500]*([.J$4]+[.$C500]*([.J$5]+[.$C500]*([.J$6]+[.$C500]*[.J$7])))/(1+[.$C500]*([.J$8]+[.$C500]*([.J$9]+[.$C500]*[.J$10])))" office:value-type="float" office:value="469.777088284543" calcext:value-type="float">
            <text:p>469.78</text:p>
          </table:table-cell>
          <table:table-cell table:formula="of:=[.B500]-[.I500]" office:value-type="float" office:value="-37.7770882845433" calcext:value-type="float">
            <text:p>-37.777</text:p>
          </table:table-cell>
          <table:table-cell table:formula="of:=ABS([.J500])" office:value-type="float" office:value="37.7770882845433" calcext:value-type="float">
            <text:p>37.777</text:p>
          </table:table-cell>
          <table:table-cell/>
          <table:table-cell table:formula="of:=[.$B500]*([.N$4]+[.$B500]*([.N$5]+[.$B500]*([.N$6]+[.$B500]*[.N$7])))/(1+[.$B500]*([.N$8]+[.$B500]*([.N$9]+[.$B500]*[.N$10])))" office:value-type="float" office:value="17.7520091519302" calcext:value-type="float">
            <text:p>17.752</text:p>
          </table:table-cell>
          <table:table-cell table:formula="of:=[.C500]-[.M500]" office:value-type="float" office:value="-0.00000915193018613536" calcext:value-type="float">
            <text:p>-0.00001</text:p>
          </table:table-cell>
          <table:table-cell table:formula="of:=[.N500]*25.38" office:value-type="float" office:value="-0.000232275988124115" calcext:value-type="float">
            <text:p>0.000</text:p>
          </table:table-cell>
          <table:table-cell table:formula="of:=ABS([.O500])" office:value-type="float" office:value="0.000232275988124115" calcext:value-type="float">
            <text:p>0.000</text:p>
          </table:table-cell>
          <table:table-cell/>
          <table:table-cell table:formula="of:=[.$B500]*([.S$4]+[.$B500]*([.S$5]+[.$B500]*([.S$6]+[.$B500]*[.S$7])))/(1+[.$B500]*([.S$8]+[.$B500]*([.S$9]+[.$B500]*[.S$10])))" office:value-type="float" office:value="18.3600859122561" calcext:value-type="float">
            <text:p>18.360</text:p>
          </table:table-cell>
          <table:table-cell table:style-name="ce40" table:formula="of:=[.C500]-[.R500]" office:value-type="float" office:value="-0.608085912256076" calcext:value-type="float">
            <text:p>-0.6081</text:p>
          </table:table-cell>
          <table:table-cell table:formula="of:=[.S500]*25.38" office:value-type="float" office:value="-15.4332204530592" calcext:value-type="float">
            <text:p>-15.433</text:p>
          </table:table-cell>
          <table:table-cell table:formula="of:=ABS([.T500])" office:value-type="float" office:value="15.4332204530592" calcext:value-type="float">
            <text:p>15.43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33" calcext:value-type="float">
            <text:p>433</text:p>
          </table:table-cell>
          <table:table-cell office:value-type="float" office:value="17.794" calcext:value-type="float">
            <text:p>17.794</text:p>
          </table:table-cell>
          <table:table-cell/>
          <table:table-cell table:formula="of:=[.$C501]*([.F$4]+[.$C501]*([.F$5]+[.$C501]*([.F$6]+[.$C501]*[.F$7])))/(1+[.$C501]*([.F$8]+[.$C501]*([.F$9]+[.$C501]*[.F$10])))" office:value-type="float" office:value="432.977803022186" calcext:value-type="float">
            <text:p>432.98</text:p>
          </table:table-cell>
          <table:table-cell table:formula="of:=[.B501]-[.E501]" office:value-type="float" office:value="0.0221969778136781" calcext:value-type="float">
            <text:p>0.022</text:p>
          </table:table-cell>
          <table:table-cell table:formula="of:=ABS([.F501])" office:value-type="float" office:value="0.0221969778136781" calcext:value-type="float">
            <text:p>0.022</text:p>
          </table:table-cell>
          <table:table-cell/>
          <table:table-cell table:style-name="ce12" table:formula="of:=[.$C501]*([.J$4]+[.$C501]*([.J$5]+[.$C501]*([.J$6]+[.$C501]*[.J$7])))/(1+[.$C501]*([.J$8]+[.$C501]*([.J$9]+[.$C501]*[.J$10])))" office:value-type="float" office:value="470.989612598328" calcext:value-type="float">
            <text:p>470.99</text:p>
          </table:table-cell>
          <table:table-cell table:formula="of:=[.B501]-[.I501]" office:value-type="float" office:value="-37.9896125983284" calcext:value-type="float">
            <text:p>-37.990</text:p>
          </table:table-cell>
          <table:table-cell table:formula="of:=ABS([.J501])" office:value-type="float" office:value="37.9896125983284" calcext:value-type="float">
            <text:p>37.990</text:p>
          </table:table-cell>
          <table:table-cell/>
          <table:table-cell table:formula="of:=[.$B501]*([.N$4]+[.$B501]*([.N$5]+[.$B501]*([.N$6]+[.$B501]*[.N$7])))/(1+[.$B501]*([.N$8]+[.$B501]*([.N$9]+[.$B501]*[.N$10])))" office:value-type="float" office:value="17.7944085796732" calcext:value-type="float">
            <text:p>17.794</text:p>
          </table:table-cell>
          <table:table-cell table:formula="of:=[.C501]-[.M501]" office:value-type="float" office:value="-0.000408579673205622" calcext:value-type="float">
            <text:p>-0.00041</text:p>
          </table:table-cell>
          <table:table-cell table:formula="of:=[.N501]*25.38" office:value-type="float" office:value="-0.0103697521059587" calcext:value-type="float">
            <text:p>-0.010</text:p>
          </table:table-cell>
          <table:table-cell table:formula="of:=ABS([.O501])" office:value-type="float" office:value="0.0103697521059587" calcext:value-type="float">
            <text:p>0.010</text:p>
          </table:table-cell>
          <table:table-cell/>
          <table:table-cell table:formula="of:=[.$B501]*([.S$4]+[.$B501]*([.S$5]+[.$B501]*([.S$6]+[.$B501]*[.S$7])))/(1+[.$B501]*([.S$8]+[.$B501]*([.S$9]+[.$B501]*[.S$10])))" office:value-type="float" office:value="18.4034011316201" calcext:value-type="float">
            <text:p>18.403</text:p>
          </table:table-cell>
          <table:table-cell table:style-name="ce40" table:formula="of:=[.C501]-[.R501]" office:value-type="float" office:value="-0.609401131620057" calcext:value-type="float">
            <text:p>-0.6094</text:p>
          </table:table-cell>
          <table:table-cell table:formula="of:=[.S501]*25.38" office:value-type="float" office:value="-15.4666007205171" calcext:value-type="float">
            <text:p>-15.467</text:p>
          </table:table-cell>
          <table:table-cell table:formula="of:=ABS([.T501])" office:value-type="float" office:value="15.4666007205171" calcext:value-type="float">
            <text:p>15.46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34" calcext:value-type="float">
            <text:p>434</text:p>
          </table:table-cell>
          <table:table-cell office:value-type="float" office:value="17.837" calcext:value-type="float">
            <text:p>17.837</text:p>
          </table:table-cell>
          <table:table-cell/>
          <table:table-cell table:formula="of:=[.$C502]*([.F$4]+[.$C502]*([.F$5]+[.$C502]*([.F$6]+[.$C502]*[.F$7])))/(1+[.$C502]*([.F$8]+[.$C502]*([.F$9]+[.$C502]*[.F$10])))" office:value-type="float" office:value="433.991962591217" calcext:value-type="float">
            <text:p>433.99</text:p>
          </table:table-cell>
          <table:table-cell table:formula="of:=[.B502]-[.E502]" office:value-type="float" office:value="0.00803740878342296" calcext:value-type="float">
            <text:p>0.008</text:p>
          </table:table-cell>
          <table:table-cell table:formula="of:=ABS([.F502])" office:value-type="float" office:value="0.00803740878342296" calcext:value-type="float">
            <text:p>0.008</text:p>
          </table:table-cell>
          <table:table-cell/>
          <table:table-cell table:style-name="ce12" table:formula="of:=[.$C502]*([.J$4]+[.$C502]*([.J$5]+[.$C502]*([.J$6]+[.$C502]*[.J$7])))/(1+[.$C502]*([.J$8]+[.$C502]*([.J$9]+[.$C502]*[.J$10])))" office:value-type="float" office:value="472.231132864692" calcext:value-type="float">
            <text:p>472.23</text:p>
          </table:table-cell>
          <table:table-cell table:formula="of:=[.B502]-[.I502]" office:value-type="float" office:value="-38.2311328646923" calcext:value-type="float">
            <text:p>-38.231</text:p>
          </table:table-cell>
          <table:table-cell table:formula="of:=ABS([.J502])" office:value-type="float" office:value="38.2311328646923" calcext:value-type="float">
            <text:p>38.231</text:p>
          </table:table-cell>
          <table:table-cell/>
          <table:table-cell table:formula="of:=[.$B502]*([.N$4]+[.$B502]*([.N$5]+[.$B502]*([.N$6]+[.$B502]*[.N$7])))/(1+[.$B502]*([.N$8]+[.$B502]*([.N$9]+[.$B502]*[.N$10])))" office:value-type="float" office:value="17.8368119645982" calcext:value-type="float">
            <text:p>17.837</text:p>
          </table:table-cell>
          <table:table-cell table:formula="of:=[.C502]-[.M502]" office:value-type="float" office:value="0.000188035401844644" calcext:value-type="float">
            <text:p>0.00019</text:p>
          </table:table-cell>
          <table:table-cell table:formula="of:=[.N502]*25.38" office:value-type="float" office:value="0.00477233849881706" calcext:value-type="float">
            <text:p>0.005</text:p>
          </table:table-cell>
          <table:table-cell table:formula="of:=ABS([.O502])" office:value-type="float" office:value="0.00477233849881706" calcext:value-type="float">
            <text:p>0.005</text:p>
          </table:table-cell>
          <table:table-cell/>
          <table:table-cell table:formula="of:=[.$B502]*([.S$4]+[.$B502]*([.S$5]+[.$B502]*([.S$6]+[.$B502]*[.S$7])))/(1+[.$B502]*([.S$8]+[.$B502]*([.S$9]+[.$B502]*[.S$10])))" office:value-type="float" office:value="18.4467173624972" calcext:value-type="float">
            <text:p>18.447</text:p>
          </table:table-cell>
          <table:table-cell table:style-name="ce40" table:formula="of:=[.C502]-[.R502]" office:value-type="float" office:value="-0.609717362497236" calcext:value-type="float">
            <text:p>-0.6097</text:p>
          </table:table-cell>
          <table:table-cell table:formula="of:=[.S502]*25.38" office:value-type="float" office:value="-15.4746266601798" calcext:value-type="float">
            <text:p>-15.475</text:p>
          </table:table-cell>
          <table:table-cell table:formula="of:=ABS([.T502])" office:value-type="float" office:value="15.4746266601798" calcext:value-type="float">
            <text:p>15.47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35" calcext:value-type="float">
            <text:p>435</text:p>
          </table:table-cell>
          <table:table-cell office:value-type="float" office:value="17.879" calcext:value-type="float">
            <text:p>17.879</text:p>
          </table:table-cell>
          <table:table-cell/>
          <table:table-cell table:formula="of:=[.$C503]*([.F$4]+[.$C503]*([.F$5]+[.$C503]*([.F$6]+[.$C503]*[.F$7])))/(1+[.$C503]*([.F$8]+[.$C503]*([.F$9]+[.$C503]*[.F$10])))" office:value-type="float" office:value="434.982451446757" calcext:value-type="float">
            <text:p>434.98</text:p>
          </table:table-cell>
          <table:table-cell table:formula="of:=[.B503]-[.E503]" office:value-type="float" office:value="0.0175485532431594" calcext:value-type="float">
            <text:p>0.018</text:p>
          </table:table-cell>
          <table:table-cell table:formula="of:=ABS([.F503])" office:value-type="float" office:value="0.0175485532431594" calcext:value-type="float">
            <text:p>0.018</text:p>
          </table:table-cell>
          <table:table-cell/>
          <table:table-cell table:style-name="ce12" table:formula="of:=[.$C503]*([.J$4]+[.$C503]*([.J$5]+[.$C503]*([.J$6]+[.$C503]*[.J$7])))/(1+[.$C503]*([.J$8]+[.$C503]*([.J$9]+[.$C503]*[.J$10])))" office:value-type="float" office:value="473.443902340471" calcext:value-type="float">
            <text:p>473.44</text:p>
          </table:table-cell>
          <table:table-cell table:formula="of:=[.B503]-[.I503]" office:value-type="float" office:value="-38.4439023404707" calcext:value-type="float">
            <text:p>-38.444</text:p>
          </table:table-cell>
          <table:table-cell table:formula="of:=ABS([.J503])" office:value-type="float" office:value="38.4439023404707" calcext:value-type="float">
            <text:p>38.444</text:p>
          </table:table-cell>
          <table:table-cell/>
          <table:table-cell table:formula="of:=[.$B503]*([.N$4]+[.$B503]*([.N$5]+[.$B503]*([.N$6]+[.$B503]*[.N$7])))/(1+[.$B503]*([.N$8]+[.$B503]*([.N$9]+[.$B503]*[.N$10])))" office:value-type="float" office:value="17.8792192759003" calcext:value-type="float">
            <text:p>17.879</text:p>
          </table:table-cell>
          <table:table-cell table:formula="of:=[.C503]-[.M503]" office:value-type="float" office:value="-0.000219275900292359" calcext:value-type="float">
            <text:p>-0.00022</text:p>
          </table:table-cell>
          <table:table-cell table:formula="of:=[.N503]*25.38" office:value-type="float" office:value="-0.00556522234942008" calcext:value-type="float">
            <text:p>-0.006</text:p>
          </table:table-cell>
          <table:table-cell table:formula="of:=ABS([.O503])" office:value-type="float" office:value="0.00556522234942008" calcext:value-type="float">
            <text:p>0.006</text:p>
          </table:table-cell>
          <table:table-cell/>
          <table:table-cell table:formula="of:=[.$B503]*([.S$4]+[.$B503]*([.S$5]+[.$B503]*([.S$6]+[.$B503]*[.S$7])))/(1+[.$B503]*([.S$8]+[.$B503]*([.S$9]+[.$B503]*[.S$10])))" office:value-type="float" office:value="18.4900345997849" calcext:value-type="float">
            <text:p>18.490</text:p>
          </table:table-cell>
          <table:table-cell table:style-name="ce40" table:formula="of:=[.C503]-[.R503]" office:value-type="float" office:value="-0.611034599784936" calcext:value-type="float">
            <text:p>-0.6110</text:p>
          </table:table-cell>
          <table:table-cell table:formula="of:=[.S503]*25.38" office:value-type="float" office:value="-15.5080581425417" calcext:value-type="float">
            <text:p>-15.508</text:p>
          </table:table-cell>
          <table:table-cell table:formula="of:=ABS([.T503])" office:value-type="float" office:value="15.5080581425417" calcext:value-type="float">
            <text:p>15.50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36" calcext:value-type="float">
            <text:p>436</text:p>
          </table:table-cell>
          <table:table-cell office:value-type="float" office:value="17.921" calcext:value-type="float">
            <text:p>17.921</text:p>
          </table:table-cell>
          <table:table-cell/>
          <table:table-cell table:formula="of:=[.$C504]*([.F$4]+[.$C504]*([.F$5]+[.$C504]*([.F$6]+[.$C504]*[.F$7])))/(1+[.$C504]*([.F$8]+[.$C504]*([.F$9]+[.$C504]*[.F$10])))" office:value-type="float" office:value="435.972856461477" calcext:value-type="float">
            <text:p>435.97</text:p>
          </table:table-cell>
          <table:table-cell table:formula="of:=[.B504]-[.E504]" office:value-type="float" office:value="0.0271435385226368" calcext:value-type="float">
            <text:p>0.027</text:p>
          </table:table-cell>
          <table:table-cell table:formula="of:=ABS([.F504])" office:value-type="float" office:value="0.0271435385226368" calcext:value-type="float">
            <text:p>0.027</text:p>
          </table:table-cell>
          <table:table-cell/>
          <table:table-cell table:style-name="ce12" table:formula="of:=[.$C504]*([.J$4]+[.$C504]*([.J$5]+[.$C504]*([.J$6]+[.$C504]*[.J$7])))/(1+[.$C504]*([.J$8]+[.$C504]*([.J$9]+[.$C504]*[.J$10])))" office:value-type="float" office:value="474.65679057833" calcext:value-type="float">
            <text:p>474.66</text:p>
          </table:table-cell>
          <table:table-cell table:formula="of:=[.B504]-[.I504]" office:value-type="float" office:value="-38.6567905783304" calcext:value-type="float">
            <text:p>-38.657</text:p>
          </table:table-cell>
          <table:table-cell table:formula="of:=ABS([.J504])" office:value-type="float" office:value="38.6567905783304" calcext:value-type="float">
            <text:p>38.657</text:p>
          </table:table-cell>
          <table:table-cell/>
          <table:table-cell table:formula="of:=[.$B504]*([.N$4]+[.$B504]*([.N$5]+[.$B504]*([.N$6]+[.$B504]*[.N$7])))/(1+[.$B504]*([.N$8]+[.$B504]*([.N$9]+[.$B504]*[.N$10])))" office:value-type="float" office:value="17.9216304830866" calcext:value-type="float">
            <text:p>17.922</text:p>
          </table:table-cell>
          <table:table-cell table:formula="of:=[.C504]-[.M504]" office:value-type="float" office:value="-0.000630483086613509" calcext:value-type="float">
            <text:p>-0.00063</text:p>
          </table:table-cell>
          <table:table-cell table:formula="of:=[.N504]*25.38" office:value-type="float" office:value="-0.0160016607382509" calcext:value-type="float">
            <text:p>-0.016</text:p>
          </table:table-cell>
          <table:table-cell table:formula="of:=ABS([.O504])" office:value-type="float" office:value="0.0160016607382509" calcext:value-type="float">
            <text:p>0.016</text:p>
          </table:table-cell>
          <table:table-cell/>
          <table:table-cell table:formula="of:=[.$B504]*([.S$4]+[.$B504]*([.S$5]+[.$B504]*([.S$6]+[.$B504]*[.S$7])))/(1+[.$B504]*([.S$8]+[.$B504]*([.S$9]+[.$B504]*[.S$10])))" office:value-type="float" office:value="18.5333528384148" calcext:value-type="float">
            <text:p>18.533</text:p>
          </table:table-cell>
          <table:table-cell table:style-name="ce40" table:formula="of:=[.C504]-[.R504]" office:value-type="float" office:value="-0.612352838414761" calcext:value-type="float">
            <text:p>-0.6124</text:p>
          </table:table-cell>
          <table:table-cell table:formula="of:=[.S504]*25.38" office:value-type="float" office:value="-15.5415150389666" calcext:value-type="float">
            <text:p>-15.542</text:p>
          </table:table-cell>
          <table:table-cell table:formula="of:=ABS([.T504])" office:value-type="float" office:value="15.5415150389666" calcext:value-type="float">
            <text:p>15.54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37" calcext:value-type="float">
            <text:p>437</text:p>
          </table:table-cell>
          <table:table-cell office:value-type="float" office:value="17.964" calcext:value-type="float">
            <text:p>17.964</text:p>
          </table:table-cell>
          <table:table-cell/>
          <table:table-cell table:formula="of:=[.$C505]*([.F$4]+[.$C505]*([.F$5]+[.$C505]*([.F$6]+[.$C505]*[.F$7])))/(1+[.$C505]*([.F$8]+[.$C505]*([.F$9]+[.$C505]*[.F$10])))" office:value-type="float" office:value="436.986756466731" calcext:value-type="float">
            <text:p>436.99</text:p>
          </table:table-cell>
          <table:table-cell table:formula="of:=[.B505]-[.E505]" office:value-type="float" office:value="0.0132435332687919" calcext:value-type="float">
            <text:p>0.013</text:p>
          </table:table-cell>
          <table:table-cell table:formula="of:=ABS([.F505])" office:value-type="float" office:value="0.0132435332687919" calcext:value-type="float">
            <text:p>0.013</text:p>
          </table:table-cell>
          <table:table-cell/>
          <table:table-cell table:style-name="ce12" table:formula="of:=[.$C505]*([.J$4]+[.$C505]*([.J$5]+[.$C505]*([.J$6]+[.$C505]*[.J$7])))/(1+[.$C505]*([.J$8]+[.$C505]*([.J$9]+[.$C505]*[.J$10])))" office:value-type="float" office:value="475.898678525945" calcext:value-type="float">
            <text:p>475.90</text:p>
          </table:table-cell>
          <table:table-cell table:formula="of:=[.B505]-[.I505]" office:value-type="float" office:value="-38.8986785259448" calcext:value-type="float">
            <text:p>-38.899</text:p>
          </table:table-cell>
          <table:table-cell table:formula="of:=ABS([.J505])" office:value-type="float" office:value="38.8986785259448" calcext:value-type="float">
            <text:p>38.899</text:p>
          </table:table-cell>
          <table:table-cell/>
          <table:table-cell table:formula="of:=[.$B505]*([.N$4]+[.$B505]*([.N$5]+[.$B505]*([.N$6]+[.$B505]*[.N$7])))/(1+[.$B505]*([.N$8]+[.$B505]*([.N$9]+[.$B505]*[.N$10])))" office:value-type="float" office:value="17.9640455559724" calcext:value-type="float">
            <text:p>17.964</text:p>
          </table:table-cell>
          <table:table-cell table:formula="of:=[.C505]-[.M505]" office:value-type="float" office:value="-0.000045555972381095" calcext:value-type="float">
            <text:p>-0.00005</text:p>
          </table:table-cell>
          <table:table-cell table:formula="of:=[.N505]*25.38" office:value-type="float" office:value="-0.00115621057903219" calcext:value-type="float">
            <text:p>-0.001</text:p>
          </table:table-cell>
          <table:table-cell table:formula="of:=ABS([.O505])" office:value-type="float" office:value="0.00115621057903219" calcext:value-type="float">
            <text:p>0.001</text:p>
          </table:table-cell>
          <table:table-cell/>
          <table:table-cell table:formula="of:=[.$B505]*([.S$4]+[.$B505]*([.S$5]+[.$B505]*([.S$6]+[.$B505]*[.S$7])))/(1+[.$B505]*([.S$8]+[.$B505]*([.S$9]+[.$B505]*[.S$10])))" office:value-type="float" office:value="18.5766720733523" calcext:value-type="float">
            <text:p>18.577</text:p>
          </table:table-cell>
          <table:table-cell table:style-name="ce40" table:formula="of:=[.C505]-[.R505]" office:value-type="float" office:value="-0.612672073352272" calcext:value-type="float">
            <text:p>-0.6127</text:p>
          </table:table-cell>
          <table:table-cell table:formula="of:=[.S505]*25.38" office:value-type="float" office:value="-15.5496172216807" calcext:value-type="float">
            <text:p>-15.550</text:p>
          </table:table-cell>
          <table:table-cell table:formula="of:=ABS([.T505])" office:value-type="float" office:value="15.5496172216807" calcext:value-type="float">
            <text:p>15.55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38" calcext:value-type="float">
            <text:p>438</text:p>
          </table:table-cell>
          <table:table-cell office:value-type="float" office:value="18.006" calcext:value-type="float">
            <text:p>18.006</text:p>
          </table:table-cell>
          <table:table-cell/>
          <table:table-cell table:formula="of:=[.$C506]*([.F$4]+[.$C506]*([.F$5]+[.$C506]*([.F$6]+[.$C506]*[.F$7])))/(1+[.$C506]*([.F$8]+[.$C506]*([.F$9]+[.$C506]*[.F$10])))" office:value-type="float" office:value="437.976994073726" calcext:value-type="float">
            <text:p>437.98</text:p>
          </table:table-cell>
          <table:table-cell table:formula="of:=[.B506]-[.E506]" office:value-type="float" office:value="0.023005926274152" calcext:value-type="float">
            <text:p>0.023</text:p>
          </table:table-cell>
          <table:table-cell table:formula="of:=ABS([.F506])" office:value-type="float" office:value="0.023005926274152" calcext:value-type="float">
            <text:p>0.023</text:p>
          </table:table-cell>
          <table:table-cell/>
          <table:table-cell table:style-name="ce12" table:formula="of:=[.$C506]*([.J$4]+[.$C506]*([.J$5]+[.$C506]*([.J$6]+[.$C506]*[.J$7])))/(1+[.$C506]*([.J$8]+[.$C506]*([.J$9]+[.$C506]*[.J$10])))" office:value-type="float" office:value="477.111802388335" calcext:value-type="float">
            <text:p>477.11</text:p>
          </table:table-cell>
          <table:table-cell table:formula="of:=[.B506]-[.I506]" office:value-type="float" office:value="-39.1118023883347" calcext:value-type="float">
            <text:p>-39.112</text:p>
          </table:table-cell>
          <table:table-cell table:formula="of:=ABS([.J506])" office:value-type="float" office:value="39.1118023883347" calcext:value-type="float">
            <text:p>39.112</text:p>
          </table:table-cell>
          <table:table-cell/>
          <table:table-cell table:formula="of:=[.$B506]*([.N$4]+[.$B506]*([.N$5]+[.$B506]*([.N$6]+[.$B506]*[.N$7])))/(1+[.$B506]*([.N$8]+[.$B506]*([.N$9]+[.$B506]*[.N$10])))" office:value-type="float" office:value="18.0064644646777" calcext:value-type="float">
            <text:p>18.006</text:p>
          </table:table-cell>
          <table:table-cell table:formula="of:=[.C506]-[.M506]" office:value-type="float" office:value="-0.000464464677666143" calcext:value-type="float">
            <text:p>-0.00046</text:p>
          </table:table-cell>
          <table:table-cell table:formula="of:=[.N506]*25.38" office:value-type="float" office:value="-0.0117881135191667" calcext:value-type="float">
            <text:p>-0.012</text:p>
          </table:table-cell>
          <table:table-cell table:formula="of:=ABS([.O506])" office:value-type="float" office:value="0.0117881135191667" calcext:value-type="float">
            <text:p>0.012</text:p>
          </table:table-cell>
          <table:table-cell/>
          <table:table-cell table:formula="of:=[.$B506]*([.S$4]+[.$B506]*([.S$5]+[.$B506]*([.S$6]+[.$B506]*[.S$7])))/(1+[.$B506]*([.S$8]+[.$B506]*([.S$9]+[.$B506]*[.S$10])))" office:value-type="float" office:value="18.6199922995967" calcext:value-type="float">
            <text:p>18.620</text:p>
          </table:table-cell>
          <table:table-cell table:style-name="ce40" table:formula="of:=[.C506]-[.R506]" office:value-type="float" office:value="-0.613992299596713" calcext:value-type="float">
            <text:p>-0.6140</text:p>
          </table:table-cell>
          <table:table-cell table:formula="of:=[.S506]*25.38" office:value-type="float" office:value="-15.5831245637646" calcext:value-type="float">
            <text:p>-15.583</text:p>
          </table:table-cell>
          <table:table-cell table:formula="of:=ABS([.T506])" office:value-type="float" office:value="15.5831245637646" calcext:value-type="float">
            <text:p>15.58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39" calcext:value-type="float">
            <text:p>439</text:p>
          </table:table-cell>
          <table:table-cell office:value-type="float" office:value="18.049" calcext:value-type="float">
            <text:p>18.049</text:p>
          </table:table-cell>
          <table:table-cell/>
          <table:table-cell table:formula="of:=[.$C507]*([.F$4]+[.$C507]*([.F$5]+[.$C507]*([.F$6]+[.$C507]*[.F$7])))/(1+[.$C507]*([.F$8]+[.$C507]*([.F$9]+[.$C507]*[.F$10])))" office:value-type="float" office:value="438.990724220349" calcext:value-type="float">
            <text:p>438.99</text:p>
          </table:table-cell>
          <table:table-cell table:formula="of:=[.B507]-[.E507]" office:value-type="float" office:value="0.00927577965097726" calcext:value-type="float">
            <text:p>0.009</text:p>
          </table:table-cell>
          <table:table-cell table:formula="of:=ABS([.F507])" office:value-type="float" office:value="0.00927577965097726" calcext:value-type="float">
            <text:p>0.009</text:p>
          </table:table-cell>
          <table:table-cell/>
          <table:table-cell table:style-name="ce12" table:formula="of:=[.$C507]*([.J$4]+[.$C507]*([.J$5]+[.$C507]*([.J$6]+[.$C507]*[.J$7])))/(1+[.$C507]*([.J$8]+[.$C507]*([.J$9]+[.$C507]*[.J$10])))" office:value-type="float" office:value="478.353928370572" calcext:value-type="float">
            <text:p>478.35</text:p>
          </table:table-cell>
          <table:table-cell table:formula="of:=[.B507]-[.I507]" office:value-type="float" office:value="-39.3539283705724" calcext:value-type="float">
            <text:p>-39.354</text:p>
          </table:table-cell>
          <table:table-cell table:formula="of:=ABS([.J507])" office:value-type="float" office:value="39.3539283705724" calcext:value-type="float">
            <text:p>39.354</text:p>
          </table:table-cell>
          <table:table-cell/>
          <table:table-cell table:formula="of:=[.$B507]*([.N$4]+[.$B507]*([.N$5]+[.$B507]*([.N$6]+[.$B507]*[.N$7])))/(1+[.$B507]*([.N$8]+[.$B507]*([.N$9]+[.$B507]*[.N$10])))" office:value-type="float" office:value="18.0488871796239" calcext:value-type="float">
            <text:p>18.049</text:p>
          </table:table-cell>
          <table:table-cell table:formula="of:=[.C507]-[.M507]" office:value-type="float" office:value="0.000112820376060085" calcext:value-type="float">
            <text:p>0.00011</text:p>
          </table:table-cell>
          <table:table-cell table:formula="of:=[.N507]*25.38" office:value-type="float" office:value="0.00286338114440497" calcext:value-type="float">
            <text:p>0.003</text:p>
          </table:table-cell>
          <table:table-cell table:formula="of:=ABS([.O507])" office:value-type="float" office:value="0.00286338114440497" calcext:value-type="float">
            <text:p>0.003</text:p>
          </table:table-cell>
          <table:table-cell/>
          <table:table-cell table:formula="of:=[.$B507]*([.S$4]+[.$B507]*([.S$5]+[.$B507]*([.S$6]+[.$B507]*[.S$7])))/(1+[.$B507]*([.S$8]+[.$B507]*([.S$9]+[.$B507]*[.S$10])))" office:value-type="float" office:value="18.6633135121808" calcext:value-type="float">
            <text:p>18.663</text:p>
          </table:table-cell>
          <table:table-cell table:style-name="ce40" table:formula="of:=[.C507]-[.R507]" office:value-type="float" office:value="-0.614313512180775" calcext:value-type="float">
            <text:p>-0.6143</text:p>
          </table:table-cell>
          <table:table-cell table:formula="of:=[.S507]*25.38" office:value-type="float" office:value="-15.5912769391481" calcext:value-type="float">
            <text:p>-15.591</text:p>
          </table:table-cell>
          <table:table-cell table:formula="of:=ABS([.T507])" office:value-type="float" office:value="15.5912769391481" calcext:value-type="float">
            <text:p>15.59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40" calcext:value-type="float">
            <text:p>440</text:p>
          </table:table-cell>
          <table:table-cell office:value-type="float" office:value="18.091" calcext:value-type="float">
            <text:p>18.091</text:p>
          </table:table-cell>
          <table:table-cell/>
          <table:table-cell table:formula="of:=[.$C508]*([.F$4]+[.$C508]*([.F$5]+[.$C508]*([.F$6]+[.$C508]*[.F$7])))/(1+[.$C508]*([.F$8]+[.$C508]*([.F$9]+[.$C508]*[.F$10])))" office:value-type="float" office:value="439.980797401269" calcext:value-type="float">
            <text:p>439.98</text:p>
          </table:table-cell>
          <table:table-cell table:formula="of:=[.B508]-[.E508]" office:value-type="float" office:value="0.0192025987314537" calcext:value-type="float">
            <text:p>0.019</text:p>
          </table:table-cell>
          <table:table-cell table:formula="of:=ABS([.F508])" office:value-type="float" office:value="0.0192025987314537" calcext:value-type="float">
            <text:p>0.019</text:p>
          </table:table-cell>
          <table:table-cell/>
          <table:table-cell table:style-name="ce12" table:formula="of:=[.$C508]*([.J$4]+[.$C508]*([.J$5]+[.$C508]*([.J$6]+[.$C508]*[.J$7])))/(1+[.$C508]*([.J$8]+[.$C508]*([.J$9]+[.$C508]*[.J$10])))" office:value-type="float" office:value="479.567281638778" calcext:value-type="float">
            <text:p>479.57</text:p>
          </table:table-cell>
          <table:table-cell table:formula="of:=[.B508]-[.I508]" office:value-type="float" office:value="-39.5672816387781" calcext:value-type="float">
            <text:p>-39.567</text:p>
          </table:table-cell>
          <table:table-cell table:formula="of:=ABS([.J508])" office:value-type="float" office:value="39.5672816387781" calcext:value-type="float">
            <text:p>39.567</text:p>
          </table:table-cell>
          <table:table-cell/>
          <table:table-cell table:formula="of:=[.$B508]*([.N$4]+[.$B508]*([.N$5]+[.$B508]*([.N$6]+[.$B508]*[.N$7])))/(1+[.$B508]*([.N$8]+[.$B508]*([.N$9]+[.$B508]*[.N$10])))" office:value-type="float" office:value="18.0913136715307" calcext:value-type="float">
            <text:p>18.091</text:p>
          </table:table-cell>
          <table:table-cell table:formula="of:=[.C508]-[.M508]" office:value-type="float" office:value="-0.000313671530697945" calcext:value-type="float">
            <text:p>-0.00031</text:p>
          </table:table-cell>
          <table:table-cell table:formula="of:=[.N508]*25.38" office:value-type="float" office:value="-0.00796098344911385" calcext:value-type="float">
            <text:p>-0.008</text:p>
          </table:table-cell>
          <table:table-cell table:formula="of:=ABS([.O508])" office:value-type="float" office:value="0.00796098344911385" calcext:value-type="float">
            <text:p>0.008</text:p>
          </table:table-cell>
          <table:table-cell/>
          <table:table-cell table:formula="of:=[.$B508]*([.S$4]+[.$B508]*([.S$5]+[.$B508]*([.S$6]+[.$B508]*[.S$7])))/(1+[.$B508]*([.S$8]+[.$B508]*([.S$9]+[.$B508]*[.S$10])))" office:value-type="float" office:value="18.7066357061702" calcext:value-type="float">
            <text:p>18.707</text:p>
          </table:table-cell>
          <table:table-cell table:style-name="ce40" table:formula="of:=[.C508]-[.R508]" office:value-type="float" office:value="-0.615635706170224" calcext:value-type="float">
            <text:p>-0.6156</text:p>
          </table:table-cell>
          <table:table-cell table:formula="of:=[.S508]*25.38" office:value-type="float" office:value="-15.6248342226003" calcext:value-type="float">
            <text:p>-15.625</text:p>
          </table:table-cell>
          <table:table-cell table:formula="of:=ABS([.T508])" office:value-type="float" office:value="15.6248342226003" calcext:value-type="float">
            <text:p>15.62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41" calcext:value-type="float">
            <text:p>441</text:p>
          </table:table-cell>
          <table:table-cell office:value-type="float" office:value="18.134" calcext:value-type="float">
            <text:p>18.134</text:p>
          </table:table-cell>
          <table:table-cell/>
          <table:table-cell table:formula="of:=[.$C509]*([.F$4]+[.$C509]*([.F$5]+[.$C509]*([.F$6]+[.$C509]*[.F$7])))/(1+[.$C509]*([.F$8]+[.$C509]*([.F$9]+[.$C509]*[.F$10])))" office:value-type="float" office:value="440.994360707297" calcext:value-type="float">
            <text:p>440.99</text:p>
          </table:table-cell>
          <table:table-cell table:formula="of:=[.B509]-[.E509]" office:value-type="float" office:value="0.00563929270339258" calcext:value-type="float">
            <text:p>0.006</text:p>
          </table:table-cell>
          <table:table-cell table:formula="of:=ABS([.F509])" office:value-type="float" office:value="0.00563929270339258" calcext:value-type="float">
            <text:p>0.006</text:p>
          </table:table-cell>
          <table:table-cell/>
          <table:table-cell table:style-name="ce12" table:formula="of:=[.$C509]*([.J$4]+[.$C509]*([.J$5]+[.$C509]*([.J$6]+[.$C509]*[.J$7])))/(1+[.$C509]*([.J$8]+[.$C509]*([.J$9]+[.$C509]*[.J$10])))" office:value-type="float" office:value="480.809639355318" calcext:value-type="float">
            <text:p>480.81</text:p>
          </table:table-cell>
          <table:table-cell table:formula="of:=[.B509]-[.I509]" office:value-type="float" office:value="-39.8096393553179" calcext:value-type="float">
            <text:p>-39.810</text:p>
          </table:table-cell>
          <table:table-cell table:formula="of:=ABS([.J509])" office:value-type="float" office:value="39.8096393553179" calcext:value-type="float">
            <text:p>39.810</text:p>
          </table:table-cell>
          <table:table-cell/>
          <table:table-cell table:formula="of:=[.$B509]*([.N$4]+[.$B509]*([.N$5]+[.$B509]*([.N$6]+[.$B509]*[.N$7])))/(1+[.$B509]*([.N$8]+[.$B509]*([.N$9]+[.$B509]*[.N$10])))" office:value-type="float" office:value="18.1337439114121" calcext:value-type="float">
            <text:p>18.134</text:p>
          </table:table-cell>
          <table:table-cell table:formula="of:=[.C509]-[.M509]" office:value-type="float" office:value="0.000256088587899939" calcext:value-type="float">
            <text:p>0.00026</text:p>
          </table:table-cell>
          <table:table-cell table:formula="of:=[.N509]*25.38" office:value-type="float" office:value="0.00649952836090044" calcext:value-type="float">
            <text:p>0.006</text:p>
          </table:table-cell>
          <table:table-cell table:formula="of:=ABS([.O509])" office:value-type="float" office:value="0.00649952836090044" calcext:value-type="float">
            <text:p>0.006</text:p>
          </table:table-cell>
          <table:table-cell/>
          <table:table-cell table:formula="of:=[.$B509]*([.S$4]+[.$B509]*([.S$5]+[.$B509]*([.S$6]+[.$B509]*[.S$7])))/(1+[.$B509]*([.S$8]+[.$B509]*([.S$9]+[.$B509]*[.S$10])))" office:value-type="float" office:value="18.7499588766637" calcext:value-type="float">
            <text:p>18.750</text:p>
          </table:table-cell>
          <table:table-cell table:style-name="ce40" table:formula="of:=[.C509]-[.R509]" office:value-type="float" office:value="-0.615958876663715" calcext:value-type="float">
            <text:p>-0.6160</text:p>
          </table:table-cell>
          <table:table-cell table:formula="of:=[.S509]*25.38" office:value-type="float" office:value="-15.6330362897251" calcext:value-type="float">
            <text:p>-15.633</text:p>
          </table:table-cell>
          <table:table-cell table:formula="of:=ABS([.T509])" office:value-type="float" office:value="15.6330362897251" calcext:value-type="float">
            <text:p>15.63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42" calcext:value-type="float">
            <text:p>442</text:p>
          </table:table-cell>
          <table:table-cell office:value-type="float" office:value="18.176" calcext:value-type="float">
            <text:p>18.176</text:p>
          </table:table-cell>
          <table:table-cell/>
          <table:table-cell table:formula="of:=[.$C510]*([.F$4]+[.$C510]*([.F$5]+[.$C510]*([.F$6]+[.$C510]*[.F$7])))/(1+[.$C510]*([.F$8]+[.$C510]*([.F$9]+[.$C510]*[.F$10])))" office:value-type="float" office:value="441.984272376609" calcext:value-type="float">
            <text:p>441.98</text:p>
          </table:table-cell>
          <table:table-cell table:formula="of:=[.B510]-[.E510]" office:value-type="float" office:value="0.01572762339066" calcext:value-type="float">
            <text:p>0.016</text:p>
          </table:table-cell>
          <table:table-cell table:formula="of:=ABS([.F510])" office:value-type="float" office:value="0.01572762339066" calcext:value-type="float">
            <text:p>0.016</text:p>
          </table:table-cell>
          <table:table-cell/>
          <table:table-cell table:style-name="ce12" table:formula="of:=[.$C510]*([.J$4]+[.$C510]*([.J$5]+[.$C510]*([.J$6]+[.$C510]*[.J$7])))/(1+[.$C510]*([.J$8]+[.$C510]*([.J$9]+[.$C510]*[.J$10])))" office:value-type="float" office:value="482.023215939861" calcext:value-type="float">
            <text:p>482.02</text:p>
          </table:table-cell>
          <table:table-cell table:formula="of:=[.B510]-[.I510]" office:value-type="float" office:value="-40.0232159398605" calcext:value-type="float">
            <text:p>-40.023</text:p>
          </table:table-cell>
          <table:table-cell table:formula="of:=ABS([.J510])" office:value-type="float" office:value="40.0232159398605" calcext:value-type="float">
            <text:p>40.023</text:p>
          </table:table-cell>
          <table:table-cell/>
          <table:table-cell table:formula="of:=[.$B510]*([.N$4]+[.$B510]*([.N$5]+[.$B510]*([.N$6]+[.$B510]*[.N$7])))/(1+[.$B510]*([.N$8]+[.$B510]*([.N$9]+[.$B510]*[.N$10])))" office:value-type="float" office:value="18.1761778705737" calcext:value-type="float">
            <text:p>18.176</text:p>
          </table:table-cell>
          <table:table-cell table:formula="of:=[.C510]-[.M510]" office:value-type="float" office:value="-0.000177870573658367" calcext:value-type="float">
            <text:p>-0.00018</text:p>
          </table:table-cell>
          <table:table-cell table:formula="of:=[.N510]*25.38" office:value-type="float" office:value="-0.00451435515944937" calcext:value-type="float">
            <text:p>-0.005</text:p>
          </table:table-cell>
          <table:table-cell table:formula="of:=ABS([.O510])" office:value-type="float" office:value="0.00451435515944937" calcext:value-type="float">
            <text:p>0.005</text:p>
          </table:table-cell>
          <table:table-cell/>
          <table:table-cell table:formula="of:=[.$B510]*([.S$4]+[.$B510]*([.S$5]+[.$B510]*([.S$6]+[.$B510]*[.S$7])))/(1+[.$B510]*([.S$8]+[.$B510]*([.S$9]+[.$B510]*[.S$10])))" office:value-type="float" office:value="18.7932830187925" calcext:value-type="float">
            <text:p>18.793</text:p>
          </table:table-cell>
          <table:table-cell table:style-name="ce40" table:formula="of:=[.C510]-[.R510]" office:value-type="float" office:value="-0.617283018792488" calcext:value-type="float">
            <text:p>-0.6173</text:p>
          </table:table-cell>
          <table:table-cell table:formula="of:=[.S510]*25.38" office:value-type="float" office:value="-15.6666430169533" calcext:value-type="float">
            <text:p>-15.667</text:p>
          </table:table-cell>
          <table:table-cell table:formula="of:=ABS([.T510])" office:value-type="float" office:value="15.6666430169533" calcext:value-type="float">
            <text:p>15.66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43" calcext:value-type="float">
            <text:p>443</text:p>
          </table:table-cell>
          <table:table-cell office:value-type="float" office:value="18.218" calcext:value-type="float">
            <text:p>18.218</text:p>
          </table:table-cell>
          <table:table-cell/>
          <table:table-cell table:formula="of:=[.$C511]*([.F$4]+[.$C511]*([.F$5]+[.$C511]*([.F$6]+[.$C511]*[.F$7])))/(1+[.$C511]*([.F$8]+[.$C511]*([.F$9]+[.$C511]*[.F$10])))" office:value-type="float" office:value="442.974105295852" calcext:value-type="float">
            <text:p>442.97</text:p>
          </table:table-cell>
          <table:table-cell table:formula="of:=[.B511]-[.E511]" office:value-type="float" office:value="0.0258947041477882" calcext:value-type="float">
            <text:p>0.026</text:p>
          </table:table-cell>
          <table:table-cell table:formula="of:=ABS([.F511])" office:value-type="float" office:value="0.0258947041477882" calcext:value-type="float">
            <text:p>0.026</text:p>
          </table:table-cell>
          <table:table-cell/>
          <table:table-cell table:style-name="ce12" table:formula="of:=[.$C511]*([.J$4]+[.$C511]*([.J$5]+[.$C511]*([.J$6]+[.$C511]*[.J$7])))/(1+[.$C511]*([.J$8]+[.$C511]*([.J$9]+[.$C511]*[.J$10])))" office:value-type="float" office:value="483.236900660136" calcext:value-type="float">
            <text:p>483.24</text:p>
          </table:table-cell>
          <table:table-cell table:formula="of:=[.B511]-[.I511]" office:value-type="float" office:value="-40.236900660136" calcext:value-type="float">
            <text:p>-40.237</text:p>
          </table:table-cell>
          <table:table-cell table:formula="of:=ABS([.J511])" office:value-type="float" office:value="40.236900660136" calcext:value-type="float">
            <text:p>40.237</text:p>
          </table:table-cell>
          <table:table-cell/>
          <table:table-cell table:formula="of:=[.$B511]*([.N$4]+[.$B511]*([.N$5]+[.$B511]*([.N$6]+[.$B511]*[.N$7])))/(1+[.$B511]*([.N$8]+[.$B511]*([.N$9]+[.$B511]*[.N$10])))" office:value-type="float" office:value="18.218615520609" calcext:value-type="float">
            <text:p>18.219</text:p>
          </table:table-cell>
          <table:table-cell table:formula="of:=[.C511]-[.M511]" office:value-type="float" office:value="-0.000615520608988618" calcext:value-type="float">
            <text:p>-0.00062</text:p>
          </table:table-cell>
          <table:table-cell table:formula="of:=[.N511]*25.38" office:value-type="float" office:value="-0.0156219130561311" calcext:value-type="float">
            <text:p>-0.016</text:p>
          </table:table-cell>
          <table:table-cell table:formula="of:=ABS([.O511])" office:value-type="float" office:value="0.0156219130561311" calcext:value-type="float">
            <text:p>0.016</text:p>
          </table:table-cell>
          <table:table-cell/>
          <table:table-cell table:formula="of:=[.$B511]*([.S$4]+[.$B511]*([.S$5]+[.$B511]*([.S$6]+[.$B511]*[.S$7])))/(1+[.$B511]*([.S$8]+[.$B511]*([.S$9]+[.$B511]*[.S$10])))" office:value-type="float" office:value="18.8366081277201" calcext:value-type="float">
            <text:p>18.837</text:p>
          </table:table-cell>
          <table:table-cell table:style-name="ce40" table:formula="of:=[.C511]-[.R511]" office:value-type="float" office:value="-0.618608127720076" calcext:value-type="float">
            <text:p>-0.6186</text:p>
          </table:table-cell>
          <table:table-cell table:formula="of:=[.S511]*25.38" office:value-type="float" office:value="-15.7002742815355" calcext:value-type="float">
            <text:p>-15.700</text:p>
          </table:table-cell>
          <table:table-cell table:formula="of:=ABS([.T511])" office:value-type="float" office:value="15.7002742815355" calcext:value-type="float">
            <text:p>15.70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44" calcext:value-type="float">
            <text:p>444</text:p>
          </table:table-cell>
          <table:table-cell office:value-type="float" office:value="18.261" calcext:value-type="float">
            <text:p>18.261</text:p>
          </table:table-cell>
          <table:table-cell/>
          <table:table-cell table:formula="of:=[.$C512]*([.F$4]+[.$C512]*([.F$5]+[.$C512]*([.F$6]+[.$C512]*[.F$7])))/(1+[.$C512]*([.F$8]+[.$C512]*([.F$9]+[.$C512]*[.F$10])))" office:value-type="float" office:value="443.987424798827" calcext:value-type="float">
            <text:p>443.99</text:p>
          </table:table-cell>
          <table:table-cell table:formula="of:=[.B512]-[.E512]" office:value-type="float" office:value="0.0125752011734335" calcext:value-type="float">
            <text:p>0.013</text:p>
          </table:table-cell>
          <table:table-cell table:formula="of:=ABS([.F512])" office:value-type="float" office:value="0.0125752011734335" calcext:value-type="float">
            <text:p>0.013</text:p>
          </table:table-cell>
          <table:table-cell/>
          <table:table-cell table:style-name="ce12" table:formula="of:=[.$C512]*([.J$4]+[.$C512]*([.J$5]+[.$C512]*([.J$6]+[.$C512]*[.J$7])))/(1+[.$C512]*([.J$8]+[.$C512]*([.J$9]+[.$C512]*[.J$10])))" office:value-type="float" office:value="484.479593159769" calcext:value-type="float">
            <text:p>484.48</text:p>
          </table:table-cell>
          <table:table-cell table:formula="of:=[.B512]-[.I512]" office:value-type="float" office:value="-40.479593159769" calcext:value-type="float">
            <text:p>-40.480</text:p>
          </table:table-cell>
          <table:table-cell table:formula="of:=ABS([.J512])" office:value-type="float" office:value="40.479593159769" calcext:value-type="float">
            <text:p>40.480</text:p>
          </table:table-cell>
          <table:table-cell/>
          <table:table-cell table:formula="of:=[.$B512]*([.N$4]+[.$B512]*([.N$5]+[.$B512]*([.N$6]+[.$B512]*[.N$7])))/(1+[.$B512]*([.N$8]+[.$B512]*([.N$9]+[.$B512]*[.N$10])))" office:value-type="float" office:value="18.2610568333965" calcext:value-type="float">
            <text:p>18.261</text:p>
          </table:table-cell>
          <table:table-cell table:formula="of:=[.C512]-[.M512]" office:value-type="float" office:value="-0.000056833396545386" calcext:value-type="float">
            <text:p>-0.00006</text:p>
          </table:table-cell>
          <table:table-cell table:formula="of:=[.N512]*25.38" office:value-type="float" office:value="-0.0014424316043219" calcext:value-type="float">
            <text:p>-0.001</text:p>
          </table:table-cell>
          <table:table-cell table:formula="of:=ABS([.O512])" office:value-type="float" office:value="0.0014424316043219" calcext:value-type="float">
            <text:p>0.001</text:p>
          </table:table-cell>
          <table:table-cell/>
          <table:table-cell table:formula="of:=[.$B512]*([.S$4]+[.$B512]*([.S$5]+[.$B512]*([.S$6]+[.$B512]*[.S$7])))/(1+[.$B512]*([.S$8]+[.$B512]*([.S$9]+[.$B512]*[.S$10])))" office:value-type="float" office:value="18.8799341986421" calcext:value-type="float">
            <text:p>18.880</text:p>
          </table:table-cell>
          <table:table-cell table:style-name="ce40" table:formula="of:=[.C512]-[.R512]" office:value-type="float" office:value="-0.618934198642059" calcext:value-type="float">
            <text:p>-0.6189</text:p>
          </table:table-cell>
          <table:table-cell table:formula="of:=[.S512]*25.38" office:value-type="float" office:value="-15.7085499615354" calcext:value-type="float">
            <text:p>-15.709</text:p>
          </table:table-cell>
          <table:table-cell table:formula="of:=ABS([.T512])" office:value-type="float" office:value="15.7085499615354" calcext:value-type="float">
            <text:p>15.70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45" calcext:value-type="float">
            <text:p>445</text:p>
          </table:table-cell>
          <table:table-cell office:value-type="float" office:value="18.303" calcext:value-type="float">
            <text:p>18.303</text:p>
          </table:table-cell>
          <table:table-cell/>
          <table:table-cell table:formula="of:=[.$C513]*([.F$4]+[.$C513]*([.F$5]+[.$C513]*([.F$6]+[.$C513]*[.F$7])))/(1+[.$C513]*([.F$8]+[.$C513]*([.F$9]+[.$C513]*[.F$10])))" office:value-type="float" office:value="444.977100439469" calcext:value-type="float">
            <text:p>444.98</text:p>
          </table:table-cell>
          <table:table-cell table:formula="of:=[.B513]-[.E513]" office:value-type="float" office:value="0.0228995605307318" calcext:value-type="float">
            <text:p>0.023</text:p>
          </table:table-cell>
          <table:table-cell table:formula="of:=ABS([.F513])" office:value-type="float" office:value="0.0228995605307318" calcext:value-type="float">
            <text:p>0.023</text:p>
          </table:table-cell>
          <table:table-cell/>
          <table:table-cell table:style-name="ce12" table:formula="of:=[.$C513]*([.J$4]+[.$C513]*([.J$5]+[.$C513]*([.J$6]+[.$C513]*[.J$7])))/(1+[.$C513]*([.J$8]+[.$C513]*([.J$9]+[.$C513]*[.J$10])))" office:value-type="float" office:value="485.693492333683" calcext:value-type="float">
            <text:p>485.69</text:p>
          </table:table-cell>
          <table:table-cell table:formula="of:=[.B513]-[.I513]" office:value-type="float" office:value="-40.6934923336833" calcext:value-type="float">
            <text:p>-40.693</text:p>
          </table:table-cell>
          <table:table-cell table:formula="of:=ABS([.J513])" office:value-type="float" office:value="40.6934923336833" calcext:value-type="float">
            <text:p>40.693</text:p>
          </table:table-cell>
          <table:table-cell/>
          <table:table-cell table:formula="of:=[.$B513]*([.N$4]+[.$B513]*([.N$5]+[.$B513]*([.N$6]+[.$B513]*[.N$7])))/(1+[.$B513]*([.N$8]+[.$B513]*([.N$9]+[.$B513]*[.N$10])))" office:value-type="float" office:value="18.3035017810964" calcext:value-type="float">
            <text:p>18.304</text:p>
          </table:table-cell>
          <table:table-cell table:formula="of:=[.C513]-[.M513]" office:value-type="float" office:value="-0.000501781096410525" calcext:value-type="float">
            <text:p>-0.00050</text:p>
          </table:table-cell>
          <table:table-cell table:formula="of:=[.N513]*25.38" office:value-type="float" office:value="-0.0127352042268991" calcext:value-type="float">
            <text:p>-0.013</text:p>
          </table:table-cell>
          <table:table-cell table:formula="of:=ABS([.O513])" office:value-type="float" office:value="0.0127352042268991" calcext:value-type="float">
            <text:p>0.013</text:p>
          </table:table-cell>
          <table:table-cell/>
          <table:table-cell table:formula="of:=[.$B513]*([.S$4]+[.$B513]*([.S$5]+[.$B513]*([.S$6]+[.$B513]*[.S$7])))/(1+[.$B513]*([.S$8]+[.$B513]*([.S$9]+[.$B513]*[.S$10])))" office:value-type="float" office:value="18.9232612267858" calcext:value-type="float">
            <text:p>18.923</text:p>
          </table:table-cell>
          <table:table-cell table:style-name="ce40" table:formula="of:=[.C513]-[.R513]" office:value-type="float" office:value="-0.620261226785807" calcext:value-type="float">
            <text:p>-0.6203</text:p>
          </table:table-cell>
          <table:table-cell table:formula="of:=[.S513]*25.38" office:value-type="float" office:value="-15.7422299358238" calcext:value-type="float">
            <text:p>-15.742</text:p>
          </table:table-cell>
          <table:table-cell table:formula="of:=ABS([.T513])" office:value-type="float" office:value="15.7422299358238" calcext:value-type="float">
            <text:p>15.74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46" calcext:value-type="float">
            <text:p>446</text:p>
          </table:table-cell>
          <table:table-cell office:value-type="float" office:value="18.346" calcext:value-type="float">
            <text:p>18.346</text:p>
          </table:table-cell>
          <table:table-cell/>
          <table:table-cell table:formula="of:=[.$C514]*([.F$4]+[.$C514]*([.F$5]+[.$C514]*([.F$6]+[.$C514]*[.F$7])))/(1+[.$C514]*([.F$8]+[.$C514]*([.F$9]+[.$C514]*[.F$10])))" office:value-type="float" office:value="445.990260336902" calcext:value-type="float">
            <text:p>445.99</text:p>
          </table:table-cell>
          <table:table-cell table:formula="of:=[.B514]-[.E514]" office:value-type="float" office:value="0.00973966309760499" calcext:value-type="float">
            <text:p>0.010</text:p>
          </table:table-cell>
          <table:table-cell table:formula="of:=ABS([.F514])" office:value-type="float" office:value="0.00973966309760499" calcext:value-type="float">
            <text:p>0.010</text:p>
          </table:table-cell>
          <table:table-cell/>
          <table:table-cell table:style-name="ce12" table:formula="of:=[.$C514]*([.J$4]+[.$C514]*([.J$5]+[.$C514]*([.J$6]+[.$C514]*[.J$7])))/(1+[.$C514]*([.J$8]+[.$C514]*([.J$9]+[.$C514]*[.J$10])))" office:value-type="float" office:value="486.93640141996" calcext:value-type="float">
            <text:p>486.94</text:p>
          </table:table-cell>
          <table:table-cell table:formula="of:=[.B514]-[.I514]" office:value-type="float" office:value="-40.9364014199595" calcext:value-type="float">
            <text:p>-40.936</text:p>
          </table:table-cell>
          <table:table-cell table:formula="of:=ABS([.J514])" office:value-type="float" office:value="40.9364014199595" calcext:value-type="float">
            <text:p>40.936</text:p>
          </table:table-cell>
          <table:table-cell/>
          <table:table-cell table:formula="of:=[.$B514]*([.N$4]+[.$B514]*([.N$5]+[.$B514]*([.N$6]+[.$B514]*[.N$7])))/(1+[.$B514]*([.N$8]+[.$B514]*([.N$9]+[.$B514]*[.N$10])))" office:value-type="float" office:value="18.3459503361471" calcext:value-type="float">
            <text:p>18.346</text:p>
          </table:table-cell>
          <table:table-cell table:formula="of:=[.C514]-[.M514]" office:value-type="float" office:value="0.0000496638528630911" calcext:value-type="float">
            <text:p>0.00005</text:p>
          </table:table-cell>
          <table:table-cell table:formula="of:=[.N514]*25.38" office:value-type="float" office:value="0.00126046858566525" calcext:value-type="float">
            <text:p>0.001</text:p>
          </table:table-cell>
          <table:table-cell table:formula="of:=ABS([.O514])" office:value-type="float" office:value="0.00126046858566525" calcext:value-type="float">
            <text:p>0.001</text:p>
          </table:table-cell>
          <table:table-cell/>
          <table:table-cell table:formula="of:=[.$B514]*([.S$4]+[.$B514]*([.S$5]+[.$B514]*([.S$6]+[.$B514]*[.S$7])))/(1+[.$B514]*([.S$8]+[.$B514]*([.S$9]+[.$B514]*[.S$10])))" office:value-type="float" office:value="18.9665892074102" calcext:value-type="float">
            <text:p>18.967</text:p>
          </table:table-cell>
          <table:table-cell table:style-name="ce40" table:formula="of:=[.C514]-[.R514]" office:value-type="float" office:value="-0.620589207410184" calcext:value-type="float">
            <text:p>-0.6206</text:p>
          </table:table-cell>
          <table:table-cell table:formula="of:=[.S514]*25.38" office:value-type="float" office:value="-15.7505540840705" calcext:value-type="float">
            <text:p>-15.751</text:p>
          </table:table-cell>
          <table:table-cell table:formula="of:=ABS([.T514])" office:value-type="float" office:value="15.7505540840705" calcext:value-type="float">
            <text:p>15.75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47" calcext:value-type="float">
            <text:p>447</text:p>
          </table:table-cell>
          <table:table-cell office:value-type="float" office:value="18.388" calcext:value-type="float">
            <text:p>18.388</text:p>
          </table:table-cell>
          <table:table-cell/>
          <table:table-cell table:formula="of:=[.$C515]*([.F$4]+[.$C515]*([.F$5]+[.$C515]*([.F$6]+[.$C515]*[.F$7])))/(1+[.$C515]*([.F$8]+[.$C515]*([.F$9]+[.$C515]*[.F$10])))" office:value-type="float" office:value="446.979781453066" calcext:value-type="float">
            <text:p>446.98</text:p>
          </table:table-cell>
          <table:table-cell table:formula="of:=[.B515]-[.E515]" office:value-type="float" office:value="0.0202185469335632" calcext:value-type="float">
            <text:p>0.020</text:p>
          </table:table-cell>
          <table:table-cell table:formula="of:=ABS([.F515])" office:value-type="float" office:value="0.0202185469335632" calcext:value-type="float">
            <text:p>0.020</text:p>
          </table:table-cell>
          <table:table-cell/>
          <table:table-cell table:style-name="ce12" table:formula="of:=[.$C515]*([.J$4]+[.$C515]*([.J$5]+[.$C515]*([.J$6]+[.$C515]*[.J$7])))/(1+[.$C515]*([.J$8]+[.$C515]*([.J$9]+[.$C515]*[.J$10])))" office:value-type="float" office:value="488.150509270173" calcext:value-type="float">
            <text:p>488.15</text:p>
          </table:table-cell>
          <table:table-cell table:formula="of:=[.B515]-[.I515]" office:value-type="float" office:value="-41.1505092701728" calcext:value-type="float">
            <text:p>-41.151</text:p>
          </table:table-cell>
          <table:table-cell table:formula="of:=ABS([.J515])" office:value-type="float" office:value="41.1505092701728" calcext:value-type="float">
            <text:p>41.151</text:p>
          </table:table-cell>
          <table:table-cell/>
          <table:table-cell table:formula="of:=[.$B515]*([.N$4]+[.$B515]*([.N$5]+[.$B515]*([.N$6]+[.$B515]*[.N$7])))/(1+[.$B515]*([.N$8]+[.$B515]*([.N$9]+[.$B515]*[.N$10])))" office:value-type="float" office:value="18.3884024712626" calcext:value-type="float">
            <text:p>18.388</text:p>
          </table:table-cell>
          <table:table-cell table:formula="of:=[.C515]-[.M515]" office:value-type="float" office:value="-0.000402471262603399" calcext:value-type="float">
            <text:p>-0.00040</text:p>
          </table:table-cell>
          <table:table-cell table:formula="of:=[.N515]*25.38" office:value-type="float" office:value="-0.0102147206448743" calcext:value-type="float">
            <text:p>-0.010</text:p>
          </table:table-cell>
          <table:table-cell table:formula="of:=ABS([.O515])" office:value-type="float" office:value="0.0102147206448743" calcext:value-type="float">
            <text:p>0.010</text:p>
          </table:table-cell>
          <table:table-cell/>
          <table:table-cell table:formula="of:=[.$B515]*([.S$4]+[.$B515]*([.S$5]+[.$B515]*([.S$6]+[.$B515]*[.S$7])))/(1+[.$B515]*([.S$8]+[.$B515]*([.S$9]+[.$B515]*[.S$10])))" office:value-type="float" office:value="19.0099181358054" calcext:value-type="float">
            <text:p>19.010</text:p>
          </table:table-cell>
          <table:table-cell table:style-name="ce40" table:formula="of:=[.C515]-[.R515]" office:value-type="float" office:value="-0.621918135805355" calcext:value-type="float">
            <text:p>-0.6219</text:p>
          </table:table-cell>
          <table:table-cell table:formula="of:=[.S515]*25.38" office:value-type="float" office:value="-15.7842822867399" calcext:value-type="float">
            <text:p>-15.784</text:p>
          </table:table-cell>
          <table:table-cell table:formula="of:=ABS([.T515])" office:value-type="float" office:value="15.7842822867399" calcext:value-type="float">
            <text:p>15.78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48" calcext:value-type="float">
            <text:p>448</text:p>
          </table:table-cell>
          <table:table-cell office:value-type="float" office:value="18.431" calcext:value-type="float">
            <text:p>18.431</text:p>
          </table:table-cell>
          <table:table-cell/>
          <table:table-cell table:formula="of:=[.$C516]*([.F$4]+[.$C516]*([.F$5]+[.$C516]*([.F$6]+[.$C516]*[.F$7])))/(1+[.$C516]*([.F$8]+[.$C516]*([.F$9]+[.$C516]*[.F$10])))" office:value-type="float" office:value="447.992784532972" calcext:value-type="float">
            <text:p>447.99</text:p>
          </table:table-cell>
          <table:table-cell table:formula="of:=[.B516]-[.E516]" office:value-type="float" office:value="0.00721546702772002" calcext:value-type="float">
            <text:p>0.007</text:p>
          </table:table-cell>
          <table:table-cell table:formula="of:=ABS([.F516])" office:value-type="float" office:value="0.00721546702772002" calcext:value-type="float">
            <text:p>0.007</text:p>
          </table:table-cell>
          <table:table-cell/>
          <table:table-cell table:style-name="ce12" table:formula="of:=[.$C516]*([.J$4]+[.$C516]*([.J$5]+[.$C516]*([.J$6]+[.$C516]*[.J$7])))/(1+[.$C516]*([.J$8]+[.$C516]*([.J$9]+[.$C516]*[.J$10])))" office:value-type="float" office:value="489.393629090498" calcext:value-type="float">
            <text:p>489.39</text:p>
          </table:table-cell>
          <table:table-cell table:formula="of:=[.B516]-[.I516]" office:value-type="float" office:value="-41.3936290904982" calcext:value-type="float">
            <text:p>-41.394</text:p>
          </table:table-cell>
          <table:table-cell table:formula="of:=ABS([.J516])" office:value-type="float" office:value="41.3936290904982" calcext:value-type="float">
            <text:p>41.394</text:p>
          </table:table-cell>
          <table:table-cell/>
          <table:table-cell table:formula="of:=[.$B516]*([.N$4]+[.$B516]*([.N$5]+[.$B516]*([.N$6]+[.$B516]*[.N$7])))/(1+[.$B516]*([.N$8]+[.$B516]*([.N$9]+[.$B516]*[.N$10])))" office:value-type="float" office:value="18.4308581594289" calcext:value-type="float">
            <text:p>18.431</text:p>
          </table:table-cell>
          <table:table-cell table:formula="of:=[.C516]-[.M516]" office:value-type="float" office:value="0.000141840571103558" calcext:value-type="float">
            <text:p>0.00014</text:p>
          </table:table-cell>
          <table:table-cell table:formula="of:=[.N516]*25.38" office:value-type="float" office:value="0.00359991369460829" calcext:value-type="float">
            <text:p>0.004</text:p>
          </table:table-cell>
          <table:table-cell table:formula="of:=ABS([.O516])" office:value-type="float" office:value="0.00359991369460829" calcext:value-type="float">
            <text:p>0.004</text:p>
          </table:table-cell>
          <table:table-cell/>
          <table:table-cell table:formula="of:=[.$B516]*([.S$4]+[.$B516]*([.S$5]+[.$B516]*([.S$6]+[.$B516]*[.S$7])))/(1+[.$B516]*([.S$8]+[.$B516]*([.S$9]+[.$B516]*[.S$10])))" office:value-type="float" office:value="19.0532480072924" calcext:value-type="float">
            <text:p>19.053</text:p>
          </table:table-cell>
          <table:table-cell table:style-name="ce40" table:formula="of:=[.C516]-[.R516]" office:value-type="float" office:value="-0.622248007292423" calcext:value-type="float">
            <text:p>-0.6222</text:p>
          </table:table-cell>
          <table:table-cell table:formula="of:=[.S516]*25.38" office:value-type="float" office:value="-15.7926544250817" calcext:value-type="float">
            <text:p>-15.793</text:p>
          </table:table-cell>
          <table:table-cell table:formula="of:=ABS([.T516])" office:value-type="float" office:value="15.7926544250817" calcext:value-type="float">
            <text:p>15.79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49" calcext:value-type="float">
            <text:p>449</text:p>
          </table:table-cell>
          <table:table-cell office:value-type="float" office:value="18.473" calcext:value-type="float">
            <text:p>18.473</text:p>
          </table:table-cell>
          <table:table-cell/>
          <table:table-cell table:formula="of:=[.$C517]*([.F$4]+[.$C517]*([.F$5]+[.$C517]*([.F$6]+[.$C517]*[.F$7])))/(1+[.$C517]*([.F$8]+[.$C517]*([.F$9]+[.$C517]*[.F$10])))" office:value-type="float" office:value="448.982153817277" calcext:value-type="float">
            <text:p>448.98</text:p>
          </table:table-cell>
          <table:table-cell table:formula="of:=[.B517]-[.E517]" office:value-type="float" office:value="0.0178461827233605" calcext:value-type="float">
            <text:p>0.018</text:p>
          </table:table-cell>
          <table:table-cell table:formula="of:=ABS([.F517])" office:value-type="float" office:value="0.0178461827233605" calcext:value-type="float">
            <text:p>0.018</text:p>
          </table:table-cell>
          <table:table-cell/>
          <table:table-cell table:style-name="ce12" table:formula="of:=[.$C517]*([.J$4]+[.$C517]*([.J$5]+[.$C517]*([.J$6]+[.$C517]*[.J$7])))/(1+[.$C517]*([.J$8]+[.$C517]*([.J$9]+[.$C517]*[.J$10])))" office:value-type="float" office:value="490.607939960812" calcext:value-type="float">
            <text:p>490.61</text:p>
          </table:table-cell>
          <table:table-cell table:formula="of:=[.B517]-[.I517]" office:value-type="float" office:value="-41.6079399608122" calcext:value-type="float">
            <text:p>-41.608</text:p>
          </table:table-cell>
          <table:table-cell table:formula="of:=ABS([.J517])" office:value-type="float" office:value="41.6079399608122" calcext:value-type="float">
            <text:p>41.608</text:p>
          </table:table-cell>
          <table:table-cell/>
          <table:table-cell table:formula="of:=[.$B517]*([.N$4]+[.$B517]*([.N$5]+[.$B517]*([.N$6]+[.$B517]*[.N$7])))/(1+[.$B517]*([.N$8]+[.$B517]*([.N$9]+[.$B517]*[.N$10])))" office:value-type="float" office:value="18.4733173739013" calcext:value-type="float">
            <text:p>18.473</text:p>
          </table:table-cell>
          <table:table-cell table:formula="of:=[.C517]-[.M517]" office:value-type="float" office:value="-0.000317373901271623" calcext:value-type="float">
            <text:p>-0.00032</text:p>
          </table:table-cell>
          <table:table-cell table:formula="of:=[.N517]*25.38" office:value-type="float" office:value="-0.00805494961427378" calcext:value-type="float">
            <text:p>-0.008</text:p>
          </table:table-cell>
          <table:table-cell table:formula="of:=ABS([.O517])" office:value-type="float" office:value="0.00805494961427378" calcext:value-type="float">
            <text:p>0.008</text:p>
          </table:table-cell>
          <table:table-cell/>
          <table:table-cell table:formula="of:=[.$B517]*([.S$4]+[.$B517]*([.S$5]+[.$B517]*([.S$6]+[.$B517]*[.S$7])))/(1+[.$B517]*([.S$8]+[.$B517]*([.S$9]+[.$B517]*[.S$10])))" office:value-type="float" office:value="19.0965788172233" calcext:value-type="float">
            <text:p>19.097</text:p>
          </table:table-cell>
          <table:table-cell table:style-name="ce40" table:formula="of:=[.C517]-[.R517]" office:value-type="float" office:value="-0.623578817223276" calcext:value-type="float">
            <text:p>-0.6236</text:p>
          </table:table-cell>
          <table:table-cell table:formula="of:=[.S517]*25.38" office:value-type="float" office:value="-15.8264303811267" calcext:value-type="float">
            <text:p>-15.826</text:p>
          </table:table-cell>
          <table:table-cell table:formula="of:=ABS([.T517])" office:value-type="float" office:value="15.8264303811267" calcext:value-type="float">
            <text:p>15.82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50" calcext:value-type="float">
            <text:p>450</text:p>
          </table:table-cell>
          <table:table-cell office:value-type="float" office:value="18.516" calcext:value-type="float">
            <text:p>18.516</text:p>
          </table:table-cell>
          <table:table-cell/>
          <table:table-cell table:formula="of:=[.$C518]*([.F$4]+[.$C518]*([.F$5]+[.$C518]*([.F$6]+[.$C518]*[.F$7])))/(1+[.$C518]*([.F$8]+[.$C518]*([.F$9]+[.$C518]*[.F$10])))" office:value-type="float" office:value="449.995002805494" calcext:value-type="float">
            <text:p>450.00</text:p>
          </table:table-cell>
          <table:table-cell table:formula="of:=[.B518]-[.E518]" office:value-type="float" office:value="0.00499719450561997" calcext:value-type="float">
            <text:p>0.005</text:p>
          </table:table-cell>
          <table:table-cell table:formula="of:=ABS([.F518])" office:value-type="float" office:value="0.00499719450561997" calcext:value-type="float">
            <text:p>0.005</text:p>
          </table:table-cell>
          <table:table-cell/>
          <table:table-cell table:style-name="ce12" table:formula="of:=[.$C518]*([.J$4]+[.$C518]*([.J$5]+[.$C518]*([.J$6]+[.$C518]*[.J$7])))/(1+[.$C518]*([.J$8]+[.$C518]*([.J$9]+[.$C518]*[.J$10])))" office:value-type="float" office:value="491.851264785463" calcext:value-type="float">
            <text:p>491.85</text:p>
          </table:table-cell>
          <table:table-cell table:formula="of:=[.B518]-[.I518]" office:value-type="float" office:value="-41.8512647854628" calcext:value-type="float">
            <text:p>-41.851</text:p>
          </table:table-cell>
          <table:table-cell table:formula="of:=ABS([.J518])" office:value-type="float" office:value="41.8512647854628" calcext:value-type="float">
            <text:p>41.851</text:p>
          </table:table-cell>
          <table:table-cell/>
          <table:table-cell table:formula="of:=[.$B518]*([.N$4]+[.$B518]*([.N$5]+[.$B518]*([.N$6]+[.$B518]*[.N$7])))/(1+[.$B518]*([.N$8]+[.$B518]*([.N$9]+[.$B518]*[.N$10])))" office:value-type="float" office:value="18.5157800882011" calcext:value-type="float">
            <text:p>18.516</text:p>
          </table:table-cell>
          <table:table-cell table:formula="of:=[.C518]-[.M518]" office:value-type="float" office:value="0.000219911798943428" calcext:value-type="float">
            <text:p>0.00022</text:p>
          </table:table-cell>
          <table:table-cell table:formula="of:=[.N518]*25.38" office:value-type="float" office:value="0.00558136145718422" calcext:value-type="float">
            <text:p>0.006</text:p>
          </table:table-cell>
          <table:table-cell table:formula="of:=ABS([.O518])" office:value-type="float" office:value="0.00558136145718422" calcext:value-type="float">
            <text:p>0.006</text:p>
          </table:table-cell>
          <table:table-cell/>
          <table:table-cell table:formula="of:=[.$B518]*([.S$4]+[.$B518]*([.S$5]+[.$B518]*([.S$6]+[.$B518]*[.S$7])))/(1+[.$B518]*([.S$8]+[.$B518]*([.S$9]+[.$B518]*[.S$10])))" office:value-type="float" office:value="19.1399105609803" calcext:value-type="float">
            <text:p>19.140</text:p>
          </table:table-cell>
          <table:table-cell table:style-name="ce40" table:formula="of:=[.C518]-[.R518]" office:value-type="float" office:value="-0.623910560980296" calcext:value-type="float">
            <text:p>-0.6239</text:p>
          </table:table-cell>
          <table:table-cell table:formula="of:=[.S518]*25.38" office:value-type="float" office:value="-15.8348500376799" calcext:value-type="float">
            <text:p>-15.835</text:p>
          </table:table-cell>
          <table:table-cell table:formula="of:=ABS([.T518])" office:value-type="float" office:value="15.8348500376799" calcext:value-type="float">
            <text:p>15.83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51" calcext:value-type="float">
            <text:p>451</text:p>
          </table:table-cell>
          <table:table-cell office:value-type="float" office:value="18.558" calcext:value-type="float">
            <text:p>18.558</text:p>
          </table:table-cell>
          <table:table-cell/>
          <table:table-cell table:formula="of:=[.$C519]*([.F$4]+[.$C519]*([.F$5]+[.$C519]*([.F$6]+[.$C519]*[.F$7])))/(1+[.$C519]*([.F$8]+[.$C519]*([.F$9]+[.$C519]*[.F$10])))" office:value-type="float" office:value="450.984222890593" calcext:value-type="float">
            <text:p>450.98</text:p>
          </table:table-cell>
          <table:table-cell table:formula="of:=[.B519]-[.E519]" office:value-type="float" office:value="0.0157771094065993" calcext:value-type="float">
            <text:p>0.016</text:p>
          </table:table-cell>
          <table:table-cell table:formula="of:=ABS([.F519])" office:value-type="float" office:value="0.0157771094065993" calcext:value-type="float">
            <text:p>0.016</text:p>
          </table:table-cell>
          <table:table-cell/>
          <table:table-cell table:style-name="ce12" table:formula="of:=[.$C519]*([.J$4]+[.$C519]*([.J$5]+[.$C519]*([.J$6]+[.$C519]*[.J$7])))/(1+[.$C519]*([.J$8]+[.$C519]*([.J$9]+[.$C519]*[.J$10])))" office:value-type="float" office:value="493.06577313857" calcext:value-type="float">
            <text:p>493.07</text:p>
          </table:table-cell>
          <table:table-cell table:formula="of:=[.B519]-[.I519]" office:value-type="float" office:value="-42.0657731385698" calcext:value-type="float">
            <text:p>-42.066</text:p>
          </table:table-cell>
          <table:table-cell table:formula="of:=ABS([.J519])" office:value-type="float" office:value="42.0657731385698" calcext:value-type="float">
            <text:p>42.066</text:p>
          </table:table-cell>
          <table:table-cell/>
          <table:table-cell table:formula="of:=[.$B519]*([.N$4]+[.$B519]*([.N$5]+[.$B519]*([.N$6]+[.$B519]*[.N$7])))/(1+[.$B519]*([.N$8]+[.$B519]*([.N$9]+[.$B519]*[.N$10])))" office:value-type="float" office:value="18.5582462761127" calcext:value-type="float">
            <text:p>18.558</text:p>
          </table:table-cell>
          <table:table-cell table:formula="of:=[.C519]-[.M519]" office:value-type="float" office:value="-0.000246276112697785" calcext:value-type="float">
            <text:p>-0.00025</text:p>
          </table:table-cell>
          <table:table-cell table:formula="of:=[.N519]*25.38" office:value-type="float" office:value="-0.00625048774026979" calcext:value-type="float">
            <text:p>-0.006</text:p>
          </table:table-cell>
          <table:table-cell table:formula="of:=ABS([.O519])" office:value-type="float" office:value="0.00625048774026979" calcext:value-type="float">
            <text:p>0.006</text:p>
          </table:table-cell>
          <table:table-cell/>
          <table:table-cell table:formula="of:=[.$B519]*([.S$4]+[.$B519]*([.S$5]+[.$B519]*([.S$6]+[.$B519]*[.S$7])))/(1+[.$B519]*([.S$8]+[.$B519]*([.S$9]+[.$B519]*[.S$10])))" office:value-type="float" office:value="19.1832432339761" calcext:value-type="float">
            <text:p>19.183</text:p>
          </table:table-cell>
          <table:table-cell table:style-name="ce40" table:formula="of:=[.C519]-[.R519]" office:value-type="float" office:value="-0.625243233976093" calcext:value-type="float">
            <text:p>-0.6252</text:p>
          </table:table-cell>
          <table:table-cell table:formula="of:=[.S519]*25.38" office:value-type="float" office:value="-15.8686732783132" calcext:value-type="float">
            <text:p>-15.869</text:p>
          </table:table-cell>
          <table:table-cell table:formula="of:=ABS([.T519])" office:value-type="float" office:value="15.8686732783132" calcext:value-type="float">
            <text:p>15.86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52" calcext:value-type="float">
            <text:p>452</text:p>
          </table:table-cell>
          <table:table-cell office:value-type="float" office:value="18.601" calcext:value-type="float">
            <text:p>18.601</text:p>
          </table:table-cell>
          <table:table-cell/>
          <table:table-cell table:formula="of:=[.$C520]*([.F$4]+[.$C520]*([.F$5]+[.$C520]*([.F$6]+[.$C520]*[.F$7])))/(1+[.$C520]*([.F$8]+[.$C520]*([.F$9]+[.$C520]*[.F$10])))" office:value-type="float" office:value="451.996920452342" calcext:value-type="float">
            <text:p>452.00</text:p>
          </table:table-cell>
          <table:table-cell table:formula="of:=[.B520]-[.E520]" office:value-type="float" office:value="0.0030795476577623" calcext:value-type="float">
            <text:p>0.003</text:p>
          </table:table-cell>
          <table:table-cell table:formula="of:=ABS([.F520])" office:value-type="float" office:value="0.0030795476577623" calcext:value-type="float">
            <text:p>0.003</text:p>
          </table:table-cell>
          <table:table-cell/>
          <table:table-cell table:style-name="ce12" table:formula="of:=[.$C520]*([.J$4]+[.$C520]*([.J$5]+[.$C520]*([.J$6]+[.$C520]*[.J$7])))/(1+[.$C520]*([.J$8]+[.$C520]*([.J$9]+[.$C520]*[.J$10])))" office:value-type="float" office:value="494.309297358403" calcext:value-type="float">
            <text:p>494.31</text:p>
          </table:table-cell>
          <table:table-cell table:formula="of:=[.B520]-[.I520]" office:value-type="float" office:value="-42.3092973584031" calcext:value-type="float">
            <text:p>-42.309</text:p>
          </table:table-cell>
          <table:table-cell table:formula="of:=ABS([.J520])" office:value-type="float" office:value="42.3092973584031" calcext:value-type="float">
            <text:p>42.309</text:p>
          </table:table-cell>
          <table:table-cell/>
          <table:table-cell table:formula="of:=[.$B520]*([.N$4]+[.$B520]*([.N$5]+[.$B520]*([.N$6]+[.$B520]*[.N$7])))/(1+[.$B520]*([.N$8]+[.$B520]*([.N$9]+[.$B520]*[.N$10])))" office:value-type="float" office:value="18.6007159116808" calcext:value-type="float">
            <text:p>18.601</text:p>
          </table:table-cell>
          <table:table-cell table:formula="of:=[.C520]-[.M520]" office:value-type="float" office:value="0.000284088319219222" calcext:value-type="float">
            <text:p>0.00028</text:p>
          </table:table-cell>
          <table:table-cell table:formula="of:=[.N520]*25.38" office:value-type="float" office:value="0.00721016154178386" calcext:value-type="float">
            <text:p>0.007</text:p>
          </table:table-cell>
          <table:table-cell table:formula="of:=ABS([.O520])" office:value-type="float" office:value="0.00721016154178386" calcext:value-type="float">
            <text:p>0.007</text:p>
          </table:table-cell>
          <table:table-cell/>
          <table:table-cell table:formula="of:=[.$B520]*([.S$4]+[.$B520]*([.S$5]+[.$B520]*([.S$6]+[.$B520]*[.S$7])))/(1+[.$B520]*([.S$8]+[.$B520]*([.S$9]+[.$B520]*[.S$10])))" office:value-type="float" office:value="19.2265768316533" calcext:value-type="float">
            <text:p>19.227</text:p>
          </table:table-cell>
          <table:table-cell table:style-name="ce40" table:formula="of:=[.C520]-[.R520]" office:value-type="float" office:value="-0.625576831653266" calcext:value-type="float">
            <text:p>-0.6256</text:p>
          </table:table-cell>
          <table:table-cell table:formula="of:=[.S520]*25.38" office:value-type="float" office:value="-15.8771399873599" calcext:value-type="float">
            <text:p>-15.877</text:p>
          </table:table-cell>
          <table:table-cell table:formula="of:=ABS([.T520])" office:value-type="float" office:value="15.8771399873599" calcext:value-type="float">
            <text:p>15.87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53" calcext:value-type="float">
            <text:p>453</text:p>
          </table:table-cell>
          <table:table-cell office:value-type="float" office:value="18.643" calcext:value-type="float">
            <text:p>18.643</text:p>
          </table:table-cell>
          <table:table-cell/>
          <table:table-cell table:formula="of:=[.$C521]*([.F$4]+[.$C521]*([.F$5]+[.$C521]*([.F$6]+[.$C521]*[.F$7])))/(1+[.$C521]*([.F$8]+[.$C521]*([.F$9]+[.$C521]*[.F$10])))" office:value-type="float" office:value="452.985993912425" calcext:value-type="float">
            <text:p>452.99</text:p>
          </table:table-cell>
          <table:table-cell table:formula="of:=[.B521]-[.E521]" office:value-type="float" office:value="0.0140060875748418" calcext:value-type="float">
            <text:p>0.014</text:p>
          </table:table-cell>
          <table:table-cell table:formula="of:=ABS([.F521])" office:value-type="float" office:value="0.0140060875748418" calcext:value-type="float">
            <text:p>0.014</text:p>
          </table:table-cell>
          <table:table-cell/>
          <table:table-cell table:style-name="ce12" table:formula="of:=[.$C521]*([.J$4]+[.$C521]*([.J$5]+[.$C521]*([.J$6]+[.$C521]*[.J$7])))/(1+[.$C521]*([.J$8]+[.$C521]*([.J$9]+[.$C521]*[.J$10])))" office:value-type="float" office:value="495.523997773667" calcext:value-type="float">
            <text:p>495.52</text:p>
          </table:table-cell>
          <table:table-cell table:formula="of:=[.B521]-[.I521]" office:value-type="float" office:value="-42.5239977736672" calcext:value-type="float">
            <text:p>-42.524</text:p>
          </table:table-cell>
          <table:table-cell table:formula="of:=ABS([.J521])" office:value-type="float" office:value="42.5239977736672" calcext:value-type="float">
            <text:p>42.524</text:p>
          </table:table-cell>
          <table:table-cell/>
          <table:table-cell table:formula="of:=[.$B521]*([.N$4]+[.$B521]*([.N$5]+[.$B521]*([.N$6]+[.$B521]*[.N$7])))/(1+[.$B521]*([.N$8]+[.$B521]*([.N$9]+[.$B521]*[.N$10])))" office:value-type="float" office:value="18.643188969207" calcext:value-type="float">
            <text:p>18.643</text:p>
          </table:table-cell>
          <table:table-cell table:formula="of:=[.C521]-[.M521]" office:value-type="float" office:value="-0.000188969207037815" calcext:value-type="float">
            <text:p>-0.00019</text:p>
          </table:table-cell>
          <table:table-cell table:formula="of:=[.N521]*25.38" office:value-type="float" office:value="-0.00479603847461974" calcext:value-type="float">
            <text:p>-0.005</text:p>
          </table:table-cell>
          <table:table-cell table:formula="of:=ABS([.O521])" office:value-type="float" office:value="0.00479603847461974" calcext:value-type="float">
            <text:p>0.005</text:p>
          </table:table-cell>
          <table:table-cell/>
          <table:table-cell table:formula="of:=[.$B521]*([.S$4]+[.$B521]*([.S$5]+[.$B521]*([.S$6]+[.$B521]*[.S$7])))/(1+[.$B521]*([.S$8]+[.$B521]*([.S$9]+[.$B521]*[.S$10])))" office:value-type="float" office:value="19.2699113494842" calcext:value-type="float">
            <text:p>19.270</text:p>
          </table:table-cell>
          <table:table-cell table:style-name="ce40" table:formula="of:=[.C521]-[.R521]" office:value-type="float" office:value="-0.626911349484189" calcext:value-type="float">
            <text:p>-0.6269</text:p>
          </table:table-cell>
          <table:table-cell table:formula="of:=[.S521]*25.38" office:value-type="float" office:value="-15.9110100499087" calcext:value-type="float">
            <text:p>-15.911</text:p>
          </table:table-cell>
          <table:table-cell table:formula="of:=ABS([.T521])" office:value-type="float" office:value="15.9110100499087" calcext:value-type="float">
            <text:p>15.91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54" calcext:value-type="float">
            <text:p>454</text:p>
          </table:table-cell>
          <table:table-cell office:value-type="float" office:value="18.686" calcext:value-type="float">
            <text:p>18.686</text:p>
          </table:table-cell>
          <table:table-cell/>
          <table:table-cell table:formula="of:=[.$C522]*([.F$4]+[.$C522]*([.F$5]+[.$C522]*([.F$6]+[.$C522]*[.F$7])))/(1+[.$C522]*([.F$8]+[.$C522]*([.F$9]+[.$C522]*[.F$10])))" office:value-type="float" office:value="453.99854265382" calcext:value-type="float">
            <text:p>454.00</text:p>
          </table:table-cell>
          <table:table-cell table:formula="of:=[.B522]-[.E522]" office:value-type="float" office:value="0.00145734617990456" calcext:value-type="float">
            <text:p>0.001</text:p>
          </table:table-cell>
          <table:table-cell table:formula="of:=ABS([.F522])" office:value-type="float" office:value="0.00145734617990456" calcext:value-type="float">
            <text:p>0.001</text:p>
          </table:table-cell>
          <table:table-cell/>
          <table:table-cell table:style-name="ce12" table:formula="of:=[.$C522]*([.J$4]+[.$C522]*([.J$5]+[.$C522]*([.J$6]+[.$C522]*[.J$7])))/(1+[.$C522]*([.J$8]+[.$C522]*([.J$9]+[.$C522]*[.J$10])))" office:value-type="float" office:value="496.767715897865" calcext:value-type="float">
            <text:p>496.77</text:p>
          </table:table-cell>
          <table:table-cell table:formula="of:=[.B522]-[.I522]" office:value-type="float" office:value="-42.7677158978649" calcext:value-type="float">
            <text:p>-42.768</text:p>
          </table:table-cell>
          <table:table-cell table:formula="of:=ABS([.J522])" office:value-type="float" office:value="42.7677158978649" calcext:value-type="float">
            <text:p>42.768</text:p>
          </table:table-cell>
          <table:table-cell/>
          <table:table-cell table:formula="of:=[.$B522]*([.N$4]+[.$B522]*([.N$5]+[.$B522]*([.N$6]+[.$B522]*[.N$7])))/(1+[.$B522]*([.N$8]+[.$B522]*([.N$9]+[.$B522]*[.N$10])))" office:value-type="float" office:value="18.6856654232475" calcext:value-type="float">
            <text:p>18.686</text:p>
          </table:table-cell>
          <table:table-cell table:formula="of:=[.C522]-[.M522]" office:value-type="float" office:value="0.000334576752457849" calcext:value-type="float">
            <text:p>0.00033</text:p>
          </table:table-cell>
          <table:table-cell table:formula="of:=[.N522]*25.38" office:value-type="float" office:value="0.00849155797738021" calcext:value-type="float">
            <text:p>0.008</text:p>
          </table:table-cell>
          <table:table-cell table:formula="of:=ABS([.O522])" office:value-type="float" office:value="0.00849155797738021" calcext:value-type="float">
            <text:p>0.008</text:p>
          </table:table-cell>
          <table:table-cell/>
          <table:table-cell table:formula="of:=[.$B522]*([.S$4]+[.$B522]*([.S$5]+[.$B522]*([.S$6]+[.$B522]*[.S$7])))/(1+[.$B522]*([.S$8]+[.$B522]*([.S$9]+[.$B522]*[.S$10])))" office:value-type="float" office:value="19.3132467829707" calcext:value-type="float">
            <text:p>19.313</text:p>
          </table:table-cell>
          <table:table-cell table:style-name="ce40" table:formula="of:=[.C522]-[.R522]" office:value-type="float" office:value="-0.627246782970733" calcext:value-type="float">
            <text:p>-0.6272</text:p>
          </table:table-cell>
          <table:table-cell table:formula="of:=[.S522]*25.38" office:value-type="float" office:value="-15.9195233517972" calcext:value-type="float">
            <text:p>-15.920</text:p>
          </table:table-cell>
          <table:table-cell table:formula="of:=ABS([.T522])" office:value-type="float" office:value="15.9195233517972" calcext:value-type="float">
            <text:p>15.92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55" calcext:value-type="float">
            <text:p>455</text:p>
          </table:table-cell>
          <table:table-cell office:value-type="float" office:value="18.728" calcext:value-type="float">
            <text:p>18.728</text:p>
          </table:table-cell>
          <table:table-cell/>
          <table:table-cell table:formula="of:=[.$C523]*([.F$4]+[.$C523]*([.F$5]+[.$C523]*([.F$6]+[.$C523]*[.F$7])))/(1+[.$C523]*([.F$8]+[.$C523]*([.F$9]+[.$C523]*[.F$10])))" office:value-type="float" office:value="454.987472006073" calcext:value-type="float">
            <text:p>454.99</text:p>
          </table:table-cell>
          <table:table-cell table:formula="of:=[.B523]-[.E523]" office:value-type="float" office:value="0.0125279939270513" calcext:value-type="float">
            <text:p>0.013</text:p>
          </table:table-cell>
          <table:table-cell table:formula="of:=ABS([.F523])" office:value-type="float" office:value="0.0125279939270513" calcext:value-type="float">
            <text:p>0.013</text:p>
          </table:table-cell>
          <table:table-cell/>
          <table:table-cell table:style-name="ce12" table:formula="of:=[.$C523]*([.J$4]+[.$C523]*([.J$5]+[.$C523]*([.J$6]+[.$C523]*[.J$7])))/(1+[.$C523]*([.J$8]+[.$C523]*([.J$9]+[.$C523]*[.J$10])))" office:value-type="float" office:value="497.982603069131" calcext:value-type="float">
            <text:p>497.98</text:p>
          </table:table-cell>
          <table:table-cell table:formula="of:=[.B523]-[.I523]" office:value-type="float" office:value="-42.9826030691311" calcext:value-type="float">
            <text:p>-42.983</text:p>
          </table:table-cell>
          <table:table-cell table:formula="of:=ABS([.J523])" office:value-type="float" office:value="42.9826030691311" calcext:value-type="float">
            <text:p>42.983</text:p>
          </table:table-cell>
          <table:table-cell/>
          <table:table-cell table:formula="of:=[.$B523]*([.N$4]+[.$B523]*([.N$5]+[.$B523]*([.N$6]+[.$B523]*[.N$7])))/(1+[.$B523]*([.N$8]+[.$B523]*([.N$9]+[.$B523]*[.N$10])))" office:value-type="float" office:value="18.7281452486097" calcext:value-type="float">
            <text:p>18.728</text:p>
          </table:table-cell>
          <table:table-cell table:formula="of:=[.C523]-[.M523]" office:value-type="float" office:value="-0.000145248609712212" calcext:value-type="float">
            <text:p>-0.00015</text:p>
          </table:table-cell>
          <table:table-cell table:formula="of:=[.N523]*25.38" office:value-type="float" office:value="-0.00368640971449594" calcext:value-type="float">
            <text:p>-0.004</text:p>
          </table:table-cell>
          <table:table-cell table:formula="of:=ABS([.O523])" office:value-type="float" office:value="0.00368640971449594" calcext:value-type="float">
            <text:p>0.004</text:p>
          </table:table-cell>
          <table:table-cell/>
          <table:table-cell table:formula="of:=[.$B523]*([.S$4]+[.$B523]*([.S$5]+[.$B523]*([.S$6]+[.$B523]*[.S$7])))/(1+[.$B523]*([.S$8]+[.$B523]*([.S$9]+[.$B523]*[.S$10])))" office:value-type="float" office:value="19.356583127644" calcext:value-type="float">
            <text:p>19.357</text:p>
          </table:table-cell>
          <table:table-cell table:style-name="ce40" table:formula="of:=[.C523]-[.R523]" office:value-type="float" office:value="-0.628583127644024" calcext:value-type="float">
            <text:p>-0.6286</text:p>
          </table:table-cell>
          <table:table-cell table:formula="of:=[.S523]*25.38" office:value-type="float" office:value="-15.9534397796053" calcext:value-type="float">
            <text:p>-15.953</text:p>
          </table:table-cell>
          <table:table-cell table:formula="of:=ABS([.T523])" office:value-type="float" office:value="15.9534397796053" calcext:value-type="float">
            <text:p>15.95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56" calcext:value-type="float">
            <text:p>456</text:p>
          </table:table-cell>
          <table:table-cell office:value-type="float" office:value="18.771" calcext:value-type="float">
            <text:p>18.771</text:p>
          </table:table-cell>
          <table:table-cell/>
          <table:table-cell table:formula="of:=[.$C524]*([.F$4]+[.$C524]*([.F$5]+[.$C524]*([.F$6]+[.$C524]*[.F$7])))/(1+[.$C524]*([.F$8]+[.$C524]*([.F$9]+[.$C524]*[.F$10])))" office:value-type="float" office:value="455.999874475603" calcext:value-type="float">
            <text:p>456.00</text:p>
          </table:table-cell>
          <table:table-cell table:formula="of:=[.B524]-[.E524]" office:value-type="float" office:value="0.000125524396594301" calcext:value-type="float">
            <text:p>0.000</text:p>
          </table:table-cell>
          <table:table-cell table:formula="of:=ABS([.F524])" office:value-type="float" office:value="0.000125524396594301" calcext:value-type="float">
            <text:p>0.000</text:p>
          </table:table-cell>
          <table:table-cell/>
          <table:table-cell table:style-name="ce12" table:formula="of:=[.$C524]*([.J$4]+[.$C524]*([.J$5]+[.$C524]*([.J$6]+[.$C524]*[.J$7])))/(1+[.$C524]*([.J$8]+[.$C524]*([.J$9]+[.$C524]*[.J$10])))" office:value-type="float" office:value="499.226509722973" calcext:value-type="float">
            <text:p>499.23</text:p>
          </table:table-cell>
          <table:table-cell table:formula="of:=[.B524]-[.I524]" office:value-type="float" office:value="-43.2265097229727" calcext:value-type="float">
            <text:p>-43.227</text:p>
          </table:table-cell>
          <table:table-cell table:formula="of:=ABS([.J524])" office:value-type="float" office:value="43.2265097229727" calcext:value-type="float">
            <text:p>43.227</text:p>
          </table:table-cell>
          <table:table-cell/>
          <table:table-cell table:formula="of:=[.$B524]*([.N$4]+[.$B524]*([.N$5]+[.$B524]*([.N$6]+[.$B524]*[.N$7])))/(1+[.$B524]*([.N$8]+[.$B524]*([.N$9]+[.$B524]*[.N$10])))" office:value-type="float" office:value="18.7706284203496" calcext:value-type="float">
            <text:p>18.771</text:p>
          </table:table-cell>
          <table:table-cell table:formula="of:=[.C524]-[.M524]" office:value-type="float" office:value="0.000371579650444431" calcext:value-type="float">
            <text:p>0.00037</text:p>
          </table:table-cell>
          <table:table-cell table:formula="of:=[.N524]*25.38" office:value-type="float" office:value="0.00943069152827967" calcext:value-type="float">
            <text:p>0.009</text:p>
          </table:table-cell>
          <table:table-cell table:formula="of:=ABS([.O524])" office:value-type="float" office:value="0.00943069152827967" calcext:value-type="float">
            <text:p>0.009</text:p>
          </table:table-cell>
          <table:table-cell/>
          <table:table-cell table:formula="of:=[.$B524]*([.S$4]+[.$B524]*([.S$5]+[.$B524]*([.S$6]+[.$B524]*[.S$7])))/(1+[.$B524]*([.S$8]+[.$B524]*([.S$9]+[.$B524]*[.S$10])))" office:value-type="float" office:value="19.3999203790643" calcext:value-type="float">
            <text:p>19.400</text:p>
          </table:table-cell>
          <table:table-cell table:style-name="ce40" table:formula="of:=[.C524]-[.R524]" office:value-type="float" office:value="-0.628920379064255" calcext:value-type="float">
            <text:p>-0.6289</text:p>
          </table:table-cell>
          <table:table-cell table:formula="of:=[.S524]*25.38" office:value-type="float" office:value="-15.9619992206508" calcext:value-type="float">
            <text:p>-15.962</text:p>
          </table:table-cell>
          <table:table-cell table:formula="of:=ABS([.T524])" office:value-type="float" office:value="15.9619992206508" calcext:value-type="float">
            <text:p>15.96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57" calcext:value-type="float">
            <text:p>457</text:p>
          </table:table-cell>
          <table:table-cell office:value-type="float" office:value="18.813" calcext:value-type="float">
            <text:p>18.813</text:p>
          </table:table-cell>
          <table:table-cell/>
          <table:table-cell table:formula="of:=[.$C525]*([.F$4]+[.$C525]*([.F$5]+[.$C525]*([.F$6]+[.$C525]*[.F$7])))/(1+[.$C525]*([.F$8]+[.$C525]*([.F$9]+[.$C525]*[.F$10])))" office:value-type="float" office:value="456.988662181635" calcext:value-type="float">
            <text:p>456.99</text:p>
          </table:table-cell>
          <table:table-cell table:formula="of:=[.B525]-[.E525]" office:value-type="float" office:value="0.0113378183653481" calcext:value-type="float">
            <text:p>0.011</text:p>
          </table:table-cell>
          <table:table-cell table:formula="of:=ABS([.F525])" office:value-type="float" office:value="0.0113378183653481" calcext:value-type="float">
            <text:p>0.011</text:p>
          </table:table-cell>
          <table:table-cell/>
          <table:table-cell table:style-name="ce12" table:formula="of:=[.$C525]*([.J$4]+[.$C525]*([.J$5]+[.$C525]*([.J$6]+[.$C525]*[.J$7])))/(1+[.$C525]*([.J$8]+[.$C525]*([.J$9]+[.$C525]*[.J$10])))" office:value-type="float" office:value="500.441578456408" calcext:value-type="float">
            <text:p>500.44</text:p>
          </table:table-cell>
          <table:table-cell table:formula="of:=[.B525]-[.I525]" office:value-type="float" office:value="-43.4415784564079" calcext:value-type="float">
            <text:p>-43.442</text:p>
          </table:table-cell>
          <table:table-cell table:formula="of:=ABS([.J525])" office:value-type="float" office:value="43.4415784564079" calcext:value-type="float">
            <text:p>43.442</text:p>
          </table:table-cell>
          <table:table-cell/>
          <table:table-cell table:formula="of:=[.$B525]*([.N$4]+[.$B525]*([.N$5]+[.$B525]*([.N$6]+[.$B525]*[.N$7])))/(1+[.$B525]*([.N$8]+[.$B525]*([.N$9]+[.$B525]*[.N$10])))" office:value-type="float" office:value="18.8131149137688" calcext:value-type="float">
            <text:p>18.813</text:p>
          </table:table-cell>
          <table:table-cell table:formula="of:=[.C525]-[.M525]" office:value-type="float" office:value="-0.000114913768822333" calcext:value-type="float">
            <text:p>-0.00011</text:p>
          </table:table-cell>
          <table:table-cell table:formula="of:=[.N525]*25.38" office:value-type="float" office:value="-0.00291651145271082" calcext:value-type="float">
            <text:p>-0.003</text:p>
          </table:table-cell>
          <table:table-cell table:formula="of:=ABS([.O525])" office:value-type="float" office:value="0.00291651145271082" calcext:value-type="float">
            <text:p>0.003</text:p>
          </table:table-cell>
          <table:table-cell/>
          <table:table-cell table:formula="of:=[.$B525]*([.S$4]+[.$B525]*([.S$5]+[.$B525]*([.S$6]+[.$B525]*[.S$7])))/(1+[.$B525]*([.S$8]+[.$B525]*([.S$9]+[.$B525]*[.S$10])))" office:value-type="float" office:value="19.4432585328204" calcext:value-type="float">
            <text:p>19.443</text:p>
          </table:table-cell>
          <table:table-cell table:style-name="ce40" table:formula="of:=[.C525]-[.R525]" office:value-type="float" office:value="-0.630258532820374" calcext:value-type="float">
            <text:p>-0.6303</text:p>
          </table:table-cell>
          <table:table-cell table:formula="of:=[.S525]*25.38" office:value-type="float" office:value="-15.9959615629811" calcext:value-type="float">
            <text:p>-15.996</text:p>
          </table:table-cell>
          <table:table-cell table:formula="of:=ABS([.T525])" office:value-type="float" office:value="15.9959615629811" calcext:value-type="float">
            <text:p>15.99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58" calcext:value-type="float">
            <text:p>458</text:p>
          </table:table-cell>
          <table:table-cell office:value-type="float" office:value="18.856" calcext:value-type="float">
            <text:p>18.856</text:p>
          </table:table-cell>
          <table:table-cell/>
          <table:table-cell table:formula="of:=[.$C526]*([.F$4]+[.$C526]*([.F$5]+[.$C526]*([.F$6]+[.$C526]*[.F$7])))/(1+[.$C526]*([.F$8]+[.$C526]*([.F$9]+[.$C526]*[.F$10])))" office:value-type="float" office:value="458.000920871605" calcext:value-type="float">
            <text:p>458.00</text:p>
          </table:table-cell>
          <table:table-cell table:formula="of:=[.B526]-[.E526]" office:value-type="float" office:value="-0.000920871605330831" calcext:value-type="float">
            <text:p>-0.001</text:p>
          </table:table-cell>
          <table:table-cell table:formula="of:=ABS([.F526])" office:value-type="float" office:value="0.000920871605330831" calcext:value-type="float">
            <text:p>0.001</text:p>
          </table:table-cell>
          <table:table-cell/>
          <table:table-cell table:style-name="ce12" table:formula="of:=[.$C526]*([.J$4]+[.$C526]*([.J$5]+[.$C526]*([.J$6]+[.$C526]*[.J$7])))/(1+[.$C526]*([.J$8]+[.$C526]*([.J$9]+[.$C526]*[.J$10])))" office:value-type="float" office:value="501.685668379076" calcext:value-type="float">
            <text:p>501.69</text:p>
          </table:table-cell>
          <table:table-cell table:formula="of:=[.B526]-[.I526]" office:value-type="float" office:value="-43.6856683790761" calcext:value-type="float">
            <text:p>-43.686</text:p>
          </table:table-cell>
          <table:table-cell table:formula="of:=ABS([.J526])" office:value-type="float" office:value="43.6856683790761" calcext:value-type="float">
            <text:p>43.686</text:p>
          </table:table-cell>
          <table:table-cell/>
          <table:table-cell table:formula="of:=[.$B526]*([.N$4]+[.$B526]*([.N$5]+[.$B526]*([.N$6]+[.$B526]*[.N$7])))/(1+[.$B526]*([.N$8]+[.$B526]*([.N$9]+[.$B526]*[.N$10])))" office:value-type="float" office:value="18.8556047044122" calcext:value-type="float">
            <text:p>18.856</text:p>
          </table:table-cell>
          <table:table-cell table:formula="of:=[.C526]-[.M526]" office:value-type="float" office:value="0.000395295587768629" calcext:value-type="float">
            <text:p>0.00040</text:p>
          </table:table-cell>
          <table:table-cell table:formula="of:=[.N526]*25.38" office:value-type="float" office:value="0.0100326020175678" calcext:value-type="float">
            <text:p>0.010</text:p>
          </table:table-cell>
          <table:table-cell table:formula="of:=ABS([.O526])" office:value-type="float" office:value="0.0100326020175678" calcext:value-type="float">
            <text:p>0.010</text:p>
          </table:table-cell>
          <table:table-cell/>
          <table:table-cell table:formula="of:=[.$B526]*([.S$4]+[.$B526]*([.S$5]+[.$B526]*([.S$6]+[.$B526]*[.S$7])))/(1+[.$B526]*([.S$8]+[.$B526]*([.S$9]+[.$B526]*[.S$10])))" office:value-type="float" office:value="19.4865975845299" calcext:value-type="float">
            <text:p>19.487</text:p>
          </table:table-cell>
          <table:table-cell table:style-name="ce40" table:formula="of:=[.C526]-[.R526]" office:value-type="float" office:value="-0.630597584529919" calcext:value-type="float">
            <text:p>-0.6306</text:p>
          </table:table-cell>
          <table:table-cell table:formula="of:=[.S526]*25.38" office:value-type="float" office:value="-16.0045666953694" calcext:value-type="float">
            <text:p>-16.005</text:p>
          </table:table-cell>
          <table:table-cell table:formula="of:=ABS([.T526])" office:value-type="float" office:value="16.0045666953694" calcext:value-type="float">
            <text:p>16.00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59" calcext:value-type="float">
            <text:p>459</text:p>
          </table:table-cell>
          <table:table-cell office:value-type="float" office:value="18.898" calcext:value-type="float">
            <text:p>18.898</text:p>
          </table:table-cell>
          <table:table-cell/>
          <table:table-cell table:formula="of:=[.$C527]*([.F$4]+[.$C527]*([.F$5]+[.$C527]*([.F$6]+[.$C527]*[.F$7])))/(1+[.$C527]*([.F$8]+[.$C527]*([.F$9]+[.$C527]*[.F$10])))" office:value-type="float" office:value="458.989569338836" calcext:value-type="float">
            <text:p>458.99</text:p>
          </table:table-cell>
          <table:table-cell table:formula="of:=[.B527]-[.E527]" office:value-type="float" office:value="0.0104306611638663" calcext:value-type="float">
            <text:p>0.010</text:p>
          </table:table-cell>
          <table:table-cell table:formula="of:=ABS([.F527])" office:value-type="float" office:value="0.0104306611638663" calcext:value-type="float">
            <text:p>0.010</text:p>
          </table:table-cell>
          <table:table-cell/>
          <table:table-cell table:style-name="ce12" table:formula="of:=[.$C527]*([.J$4]+[.$C527]*([.J$5]+[.$C527]*([.J$6]+[.$C527]*[.J$7])))/(1+[.$C527]*([.J$8]+[.$C527]*([.J$9]+[.$C527]*[.J$10])))" office:value-type="float" office:value="502.900913591041" calcext:value-type="float">
            <text:p>502.90</text:p>
          </table:table-cell>
          <table:table-cell table:formula="of:=[.B527]-[.I527]" office:value-type="float" office:value="-43.9009135910412" calcext:value-type="float">
            <text:p>-43.901</text:p>
          </table:table-cell>
          <table:table-cell table:formula="of:=ABS([.J527])" office:value-type="float" office:value="43.9009135910412" calcext:value-type="float">
            <text:p>43.901</text:p>
          </table:table-cell>
          <table:table-cell/>
          <table:table-cell table:formula="of:=[.$B527]*([.N$4]+[.$B527]*([.N$5]+[.$B527]*([.N$6]+[.$B527]*[.N$7])))/(1+[.$B527]*([.N$8]+[.$B527]*([.N$9]+[.$B527]*[.N$10])))" office:value-type="float" office:value="18.8980977680647" calcext:value-type="float">
            <text:p>18.898</text:p>
          </table:table-cell>
          <table:table-cell table:formula="of:=[.C527]-[.M527]" office:value-type="float" office:value="-0.0000977680647231693" calcext:value-type="float">
            <text:p>-0.00010</text:p>
          </table:table-cell>
          <table:table-cell table:formula="of:=[.N527]*25.38" office:value-type="float" office:value="-0.00248135348267404" calcext:value-type="float">
            <text:p>-0.002</text:p>
          </table:table-cell>
          <table:table-cell table:formula="of:=ABS([.O527])" office:value-type="float" office:value="0.00248135348267404" calcext:value-type="float">
            <text:p>0.002</text:p>
          </table:table-cell>
          <table:table-cell/>
          <table:table-cell table:formula="of:=[.$B527]*([.S$4]+[.$B527]*([.S$5]+[.$B527]*([.S$6]+[.$B527]*[.S$7])))/(1+[.$B527]*([.S$8]+[.$B527]*([.S$9]+[.$B527]*[.S$10])))" office:value-type="float" office:value="19.5299375298388" calcext:value-type="float">
            <text:p>19.530</text:p>
          </table:table-cell>
          <table:table-cell table:style-name="ce40" table:formula="of:=[.C527]-[.R527]" office:value-type="float" office:value="-0.631937529838758" calcext:value-type="float">
            <text:p>-0.6319</text:p>
          </table:table-cell>
          <table:table-cell table:formula="of:=[.S527]*25.38" office:value-type="float" office:value="-16.0385745073077" calcext:value-type="float">
            <text:p>-16.039</text:p>
          </table:table-cell>
          <table:table-cell table:formula="of:=ABS([.T527])" office:value-type="float" office:value="16.0385745073077" calcext:value-type="float">
            <text:p>16.03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60" calcext:value-type="float">
            <text:p>460</text:p>
          </table:table-cell>
          <table:table-cell office:value-type="float" office:value="18.941" calcext:value-type="float">
            <text:p>18.941</text:p>
          </table:table-cell>
          <table:table-cell/>
          <table:table-cell table:formula="of:=[.$C528]*([.F$4]+[.$C528]*([.F$5]+[.$C528]*([.F$6]+[.$C528]*[.F$7])))/(1+[.$C528]*([.F$8]+[.$C528]*([.F$9]+[.$C528]*[.F$10])))" office:value-type="float" office:value="460.001686686772" calcext:value-type="float">
            <text:p>460.00</text:p>
          </table:table-cell>
          <table:table-cell table:formula="of:=[.B528]-[.E528]" office:value-type="float" office:value="-0.00168668677162032" calcext:value-type="float">
            <text:p>-0.002</text:p>
          </table:table-cell>
          <table:table-cell table:formula="of:=ABS([.F528])" office:value-type="float" office:value="0.00168668677162032" calcext:value-type="float">
            <text:p>0.002</text:p>
          </table:table-cell>
          <table:table-cell/>
          <table:table-cell table:style-name="ce12" table:formula="of:=[.$C528]*([.J$4]+[.$C528]*([.J$5]+[.$C528]*([.J$6]+[.$C528]*[.J$7])))/(1+[.$C528]*([.J$8]+[.$C528]*([.J$9]+[.$C528]*[.J$10])))" office:value-type="float" office:value="504.145181633458" calcext:value-type="float">
            <text:p>504.15</text:p>
          </table:table-cell>
          <table:table-cell table:formula="of:=[.B528]-[.I528]" office:value-type="float" office:value="-44.1451816334577" calcext:value-type="float">
            <text:p>-44.145</text:p>
          </table:table-cell>
          <table:table-cell table:formula="of:=ABS([.J528])" office:value-type="float" office:value="44.1451816334577" calcext:value-type="float">
            <text:p>44.145</text:p>
          </table:table-cell>
          <table:table-cell/>
          <table:table-cell table:formula="of:=[.$B528]*([.N$4]+[.$B528]*([.N$5]+[.$B528]*([.N$6]+[.$B528]*[.N$7])))/(1+[.$B528]*([.N$8]+[.$B528]*([.N$9]+[.$B528]*[.N$10])))" office:value-type="float" office:value="18.9405940807487" calcext:value-type="float">
            <text:p>18.941</text:p>
          </table:table-cell>
          <table:table-cell table:formula="of:=[.C528]-[.M528]" office:value-type="float" office:value="0.000405919251281972" calcext:value-type="float">
            <text:p>0.00041</text:p>
          </table:table-cell>
          <table:table-cell table:formula="of:=[.N528]*25.38" office:value-type="float" office:value="0.0103022305975365" calcext:value-type="float">
            <text:p>0.010</text:p>
          </table:table-cell>
          <table:table-cell table:formula="of:=ABS([.O528])" office:value-type="float" office:value="0.0103022305975365" calcext:value-type="float">
            <text:p>0.010</text:p>
          </table:table-cell>
          <table:table-cell/>
          <table:table-cell table:formula="of:=[.$B528]*([.S$4]+[.$B528]*([.S$5]+[.$B528]*([.S$6]+[.$B528]*[.S$7])))/(1+[.$B528]*([.S$8]+[.$B528]*([.S$9]+[.$B528]*[.S$10])))" office:value-type="float" office:value="19.5732783644208" calcext:value-type="float">
            <text:p>19.573</text:p>
          </table:table-cell>
          <table:table-cell table:style-name="ce40" table:formula="of:=[.C528]-[.R528]" office:value-type="float" office:value="-0.632278364420834" calcext:value-type="float">
            <text:p>-0.6323</text:p>
          </table:table-cell>
          <table:table-cell table:formula="of:=[.S528]*25.38" office:value-type="float" office:value="-16.0472248890008" calcext:value-type="float">
            <text:p>-16.047</text:p>
          </table:table-cell>
          <table:table-cell table:formula="of:=ABS([.T528])" office:value-type="float" office:value="16.0472248890008" calcext:value-type="float">
            <text:p>16.04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61" calcext:value-type="float">
            <text:p>461</text:p>
          </table:table-cell>
          <table:table-cell office:value-type="float" office:value="18.983" calcext:value-type="float">
            <text:p>18.983</text:p>
          </table:table-cell>
          <table:table-cell/>
          <table:table-cell table:formula="of:=[.$C529]*([.F$4]+[.$C529]*([.F$5]+[.$C529]*([.F$6]+[.$C529]*[.F$7])))/(1+[.$C529]*([.F$8]+[.$C529]*([.F$9]+[.$C529]*[.F$10])))" office:value-type="float" office:value="460.99019826979" calcext:value-type="float">
            <text:p>460.99</text:p>
          </table:table-cell>
          <table:table-cell table:formula="of:=[.B529]-[.E529]" office:value-type="float" office:value="0.00980173020968778" calcext:value-type="float">
            <text:p>0.010</text:p>
          </table:table-cell>
          <table:table-cell table:formula="of:=ABS([.F529])" office:value-type="float" office:value="0.00980173020968778" calcext:value-type="float">
            <text:p>0.010</text:p>
          </table:table-cell>
          <table:table-cell/>
          <table:table-cell table:style-name="ce12" table:formula="of:=[.$C529]*([.J$4]+[.$C529]*([.J$5]+[.$C529]*([.J$6]+[.$C529]*[.J$7])))/(1+[.$C529]*([.J$8]+[.$C529]*([.J$9]+[.$C529]*[.J$10])))" office:value-type="float" office:value="505.360598348409" calcext:value-type="float">
            <text:p>505.36</text:p>
          </table:table-cell>
          <table:table-cell table:formula="of:=[.B529]-[.I529]" office:value-type="float" office:value="-44.3605983484094" calcext:value-type="float">
            <text:p>-44.361</text:p>
          </table:table-cell>
          <table:table-cell table:formula="of:=ABS([.J529])" office:value-type="float" office:value="44.3605983484094" calcext:value-type="float">
            <text:p>44.361</text:p>
          </table:table-cell>
          <table:table-cell/>
          <table:table-cell table:formula="of:=[.$B529]*([.N$4]+[.$B529]*([.N$5]+[.$B529]*([.N$6]+[.$B529]*[.N$7])))/(1+[.$B529]*([.N$8]+[.$B529]*([.N$9]+[.$B529]*[.N$10])))" office:value-type="float" office:value="18.9830936187215" calcext:value-type="float">
            <text:p>18.983</text:p>
          </table:table-cell>
          <table:table-cell table:formula="of:=[.C529]-[.M529]" office:value-type="float" office:value="-0.0000936187214826134" calcext:value-type="float">
            <text:p>-0.00009</text:p>
          </table:table-cell>
          <table:table-cell table:formula="of:=[.N529]*25.38" office:value-type="float" office:value="-0.00237604315122873" calcext:value-type="float">
            <text:p>-0.002</text:p>
          </table:table-cell>
          <table:table-cell table:formula="of:=ABS([.O529])" office:value-type="float" office:value="0.00237604315122873" calcext:value-type="float">
            <text:p>0.002</text:p>
          </table:table-cell>
          <table:table-cell/>
          <table:table-cell table:formula="of:=[.$B529]*([.S$4]+[.$B529]*([.S$5]+[.$B529]*([.S$6]+[.$B529]*[.S$7])))/(1+[.$B529]*([.S$8]+[.$B529]*([.S$9]+[.$B529]*[.S$10])))" office:value-type="float" office:value="19.616620083978" calcext:value-type="float">
            <text:p>19.617</text:p>
          </table:table-cell>
          <table:table-cell table:style-name="ce40" table:formula="of:=[.C529]-[.R529]" office:value-type="float" office:value="-0.633620083978013" calcext:value-type="float">
            <text:p>-0.6336</text:p>
          </table:table-cell>
          <table:table-cell table:formula="of:=[.S529]*25.38" office:value-type="float" office:value="-16.081277731362" calcext:value-type="float">
            <text:p>-16.081</text:p>
          </table:table-cell>
          <table:table-cell table:formula="of:=ABS([.T529])" office:value-type="float" office:value="16.081277731362" calcext:value-type="float">
            <text:p>16.08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62" calcext:value-type="float">
            <text:p>462</text:p>
          </table:table-cell>
          <table:table-cell office:value-type="float" office:value="19.026" calcext:value-type="float">
            <text:p>19.026</text:p>
          </table:table-cell>
          <table:table-cell/>
          <table:table-cell table:formula="of:=[.$C530]*([.F$4]+[.$C530]*([.F$5]+[.$C530]*([.F$6]+[.$C530]*[.F$7])))/(1+[.$C530]*([.F$8]+[.$C530]*([.F$9]+[.$C530]*[.F$10])))" office:value-type="float" office:value="462.002176659804" calcext:value-type="float">
            <text:p>462.00</text:p>
          </table:table-cell>
          <table:table-cell table:formula="of:=[.B530]-[.E530]" office:value-type="float" office:value="-0.00217665980432002" calcext:value-type="float">
            <text:p>-0.002</text:p>
          </table:table-cell>
          <table:table-cell table:formula="of:=ABS([.F530])" office:value-type="float" office:value="0.00217665980432002" calcext:value-type="float">
            <text:p>0.002</text:p>
          </table:table-cell>
          <table:table-cell/>
          <table:table-cell table:style-name="ce12" table:formula="of:=[.$C530]*([.J$4]+[.$C530]*([.J$5]+[.$C530]*([.J$6]+[.$C530]*[.J$7])))/(1+[.$C530]*([.J$8]+[.$C530]*([.J$9]+[.$C530]*[.J$10])))" office:value-type="float" office:value="506.605039471104" calcext:value-type="float">
            <text:p>506.61</text:p>
          </table:table-cell>
          <table:table-cell table:formula="of:=[.B530]-[.I530]" office:value-type="float" office:value="-44.6050394711039" calcext:value-type="float">
            <text:p>-44.605</text:p>
          </table:table-cell>
          <table:table-cell table:formula="of:=ABS([.J530])" office:value-type="float" office:value="44.6050394711039" calcext:value-type="float">
            <text:p>44.605</text:p>
          </table:table-cell>
          <table:table-cell/>
          <table:table-cell table:formula="of:=[.$B530]*([.N$4]+[.$B530]*([.N$5]+[.$B530]*([.N$6]+[.$B530]*[.N$7])))/(1+[.$B530]*([.N$8]+[.$B530]*([.N$9]+[.$B530]*[.N$10])))" office:value-type="float" office:value="19.0255963584724" calcext:value-type="float">
            <text:p>19.026</text:p>
          </table:table-cell>
          <table:table-cell table:formula="of:=[.C530]-[.M530]" office:value-type="float" office:value="0.000403641527579879" calcext:value-type="float">
            <text:p>0.00040</text:p>
          </table:table-cell>
          <table:table-cell table:formula="of:=[.N530]*25.38" office:value-type="float" office:value="0.0102444219699773" calcext:value-type="float">
            <text:p>0.010</text:p>
          </table:table-cell>
          <table:table-cell table:formula="of:=ABS([.O530])" office:value-type="float" office:value="0.0102444219699773" calcext:value-type="float">
            <text:p>0.010</text:p>
          </table:table-cell>
          <table:table-cell/>
          <table:table-cell table:formula="of:=[.$B530]*([.S$4]+[.$B530]*([.S$5]+[.$B530]*([.S$6]+[.$B530]*[.S$7])))/(1+[.$B530]*([.S$8]+[.$B530]*([.S$9]+[.$B530]*[.S$10])))" office:value-type="float" office:value="19.6599626842398" calcext:value-type="float">
            <text:p>19.660</text:p>
          </table:table-cell>
          <table:table-cell table:style-name="ce40" table:formula="of:=[.C530]-[.R530]" office:value-type="float" office:value="-0.633962684239783" calcext:value-type="float">
            <text:p>-0.6340</text:p>
          </table:table-cell>
          <table:table-cell table:formula="of:=[.S530]*25.38" office:value-type="float" office:value="-16.0899729260057" calcext:value-type="float">
            <text:p>-16.090</text:p>
          </table:table-cell>
          <table:table-cell table:formula="of:=ABS([.T530])" office:value-type="float" office:value="16.0899729260057" calcext:value-type="float">
            <text:p>16.09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63" calcext:value-type="float">
            <text:p>463</text:p>
          </table:table-cell>
          <table:table-cell office:value-type="float" office:value="19.068" calcext:value-type="float">
            <text:p>19.068</text:p>
          </table:table-cell>
          <table:table-cell/>
          <table:table-cell table:formula="of:=[.$C531]*([.F$4]+[.$C531]*([.F$5]+[.$C531]*([.F$6]+[.$C531]*[.F$7])))/(1+[.$C531]*([.F$8]+[.$C531]*([.F$9]+[.$C531]*[.F$10])))" office:value-type="float" office:value="462.990553661686" calcext:value-type="float">
            <text:p>462.99</text:p>
          </table:table-cell>
          <table:table-cell table:formula="of:=[.B531]-[.E531]" office:value-type="float" office:value="0.00944633831454667" calcext:value-type="float">
            <text:p>0.009</text:p>
          </table:table-cell>
          <table:table-cell table:formula="of:=ABS([.F531])" office:value-type="float" office:value="0.00944633831454667" calcext:value-type="float">
            <text:p>0.009</text:p>
          </table:table-cell>
          <table:table-cell/>
          <table:table-cell table:style-name="ce12" table:formula="of:=[.$C531]*([.J$4]+[.$C531]*([.J$5]+[.$C531]*([.J$6]+[.$C531]*[.J$7])))/(1+[.$C531]*([.J$8]+[.$C531]*([.J$9]+[.$C531]*[.J$10])))" office:value-type="float" office:value="507.820622819528" calcext:value-type="float">
            <text:p>507.82</text:p>
          </table:table-cell>
          <table:table-cell table:formula="of:=[.B531]-[.I531]" office:value-type="float" office:value="-44.8206228195278" calcext:value-type="float">
            <text:p>-44.821</text:p>
          </table:table-cell>
          <table:table-cell table:formula="of:=ABS([.J531])" office:value-type="float" office:value="44.8206228195278" calcext:value-type="float">
            <text:p>44.821</text:p>
          </table:table-cell>
          <table:table-cell/>
          <table:table-cell table:formula="of:=[.$B531]*([.N$4]+[.$B531]*([.N$5]+[.$B531]*([.N$6]+[.$B531]*[.N$7])))/(1+[.$B531]*([.N$8]+[.$B531]*([.N$9]+[.$B531]*[.N$10])))" office:value-type="float" office:value="19.0681022767205" calcext:value-type="float">
            <text:p>19.068</text:p>
          </table:table-cell>
          <table:table-cell table:formula="of:=[.C531]-[.M531]" office:value-type="float" office:value="-0.000102276720465255" calcext:value-type="float">
            <text:p>-0.00010</text:p>
          </table:table-cell>
          <table:table-cell table:formula="of:=[.N531]*25.38" office:value-type="float" office:value="-0.00259578316540818" calcext:value-type="float">
            <text:p>-0.003</text:p>
          </table:table-cell>
          <table:table-cell table:formula="of:=ABS([.O531])" office:value-type="float" office:value="0.00259578316540818" calcext:value-type="float">
            <text:p>0.003</text:p>
          </table:table-cell>
          <table:table-cell/>
          <table:table-cell table:formula="of:=[.$B531]*([.S$4]+[.$B531]*([.S$5]+[.$B531]*([.S$6]+[.$B531]*[.S$7])))/(1+[.$B531]*([.S$8]+[.$B531]*([.S$9]+[.$B531]*[.S$10])))" office:value-type="float" office:value="19.703306160963" calcext:value-type="float">
            <text:p>19.703</text:p>
          </table:table-cell>
          <table:table-cell table:style-name="ce40" table:formula="of:=[.C531]-[.R531]" office:value-type="float" office:value="-0.635306160963047" calcext:value-type="float">
            <text:p>-0.6353</text:p>
          </table:table-cell>
          <table:table-cell table:formula="of:=[.S531]*25.38" office:value-type="float" office:value="-16.1240703652421" calcext:value-type="float">
            <text:p>-16.124</text:p>
          </table:table-cell>
          <table:table-cell table:formula="of:=ABS([.T531])" office:value-type="float" office:value="16.1240703652421" calcext:value-type="float">
            <text:p>16.12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64" calcext:value-type="float">
            <text:p>464</text:p>
          </table:table-cell>
          <table:table-cell office:value-type="float" office:value="19.111" calcext:value-type="float">
            <text:p>19.111</text:p>
          </table:table-cell>
          <table:table-cell/>
          <table:table-cell table:formula="of:=[.$C532]*([.F$4]+[.$C532]*([.F$5]+[.$C532]*([.F$6]+[.$C532]*[.F$7])))/(1+[.$C532]*([.F$8]+[.$C532]*([.F$9]+[.$C532]*[.F$10])))" office:value-type="float" office:value="464.002395425815" calcext:value-type="float">
            <text:p>464.00</text:p>
          </table:table-cell>
          <table:table-cell table:formula="of:=[.B532]-[.E532]" office:value-type="float" office:value="-0.00239542581493879" calcext:value-type="float">
            <text:p>-0.002</text:p>
          </table:table-cell>
          <table:table-cell table:formula="of:=ABS([.F532])" office:value-type="float" office:value="0.00239542581493879" calcext:value-type="float">
            <text:p>0.002</text:p>
          </table:table-cell>
          <table:table-cell/>
          <table:table-cell table:style-name="ce12" table:formula="of:=[.$C532]*([.J$4]+[.$C532]*([.J$5]+[.$C532]*([.J$6]+[.$C532]*[.J$7])))/(1+[.$C532]*([.J$8]+[.$C532]*([.J$9]+[.$C532]*[.J$10])))" office:value-type="float" office:value="509.065232090537" calcext:value-type="float">
            <text:p>509.07</text:p>
          </table:table-cell>
          <table:table-cell table:formula="of:=[.B532]-[.I532]" office:value-type="float" office:value="-45.0652320905369" calcext:value-type="float">
            <text:p>-45.065</text:p>
          </table:table-cell>
          <table:table-cell table:formula="of:=ABS([.J532])" office:value-type="float" office:value="45.0652320905369" calcext:value-type="float">
            <text:p>45.065</text:p>
          </table:table-cell>
          <table:table-cell/>
          <table:table-cell table:formula="of:=[.$B532]*([.N$4]+[.$B532]*([.N$5]+[.$B532]*([.N$6]+[.$B532]*[.N$7])))/(1+[.$B532]*([.N$8]+[.$B532]*([.N$9]+[.$B532]*[.N$10])))" office:value-type="float" office:value="19.1106113504115" calcext:value-type="float">
            <text:p>19.111</text:p>
          </table:table-cell>
          <table:table-cell table:formula="of:=[.C532]-[.M532]" office:value-type="float" office:value="0.000388649588497714" calcext:value-type="float">
            <text:p>0.00039</text:p>
          </table:table-cell>
          <table:table-cell table:formula="of:=[.N532]*25.38" office:value-type="float" office:value="0.00986392655607197" calcext:value-type="float">
            <text:p>0.010</text:p>
          </table:table-cell>
          <table:table-cell table:formula="of:=ABS([.O532])" office:value-type="float" office:value="0.00986392655607197" calcext:value-type="float">
            <text:p>0.010</text:p>
          </table:table-cell>
          <table:table-cell/>
          <table:table-cell table:formula="of:=[.$B532]*([.S$4]+[.$B532]*([.S$5]+[.$B532]*([.S$6]+[.$B532]*[.S$7])))/(1+[.$B532]*([.S$8]+[.$B532]*([.S$9]+[.$B532]*[.S$10])))" office:value-type="float" office:value="19.746650509932" calcext:value-type="float">
            <text:p>19.747</text:p>
          </table:table-cell>
          <table:table-cell table:style-name="ce40" table:formula="of:=[.C532]-[.R532]" office:value-type="float" office:value="-0.635650509931974" calcext:value-type="float">
            <text:p>-0.6357</text:p>
          </table:table-cell>
          <table:table-cell table:formula="of:=[.S532]*25.38" office:value-type="float" office:value="-16.1328099420735" calcext:value-type="float">
            <text:p>-16.133</text:p>
          </table:table-cell>
          <table:table-cell table:formula="of:=ABS([.T532])" office:value-type="float" office:value="16.1328099420735" calcext:value-type="float">
            <text:p>16.13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65" calcext:value-type="float">
            <text:p>465</text:p>
          </table:table-cell>
          <table:table-cell office:value-type="float" office:value="19.154" calcext:value-type="float">
            <text:p>19.154</text:p>
          </table:table-cell>
          <table:table-cell/>
          <table:table-cell table:formula="of:=[.$C533]*([.F$4]+[.$C533]*([.F$5]+[.$C533]*([.F$6]+[.$C533]*[.F$7])))/(1+[.$C533]*([.F$8]+[.$C533]*([.F$9]+[.$C533]*[.F$10])))" office:value-type="float" office:value="465.014168945387" calcext:value-type="float">
            <text:p>465.01</text:p>
          </table:table-cell>
          <table:table-cell table:formula="of:=[.B533]-[.E533]" office:value-type="float" office:value="-0.0141689453872687" calcext:value-type="float">
            <text:p>-0.014</text:p>
          </table:table-cell>
          <table:table-cell table:formula="of:=ABS([.F533])" office:value-type="float" office:value="0.0141689453872687" calcext:value-type="float">
            <text:p>0.014</text:p>
          </table:table-cell>
          <table:table-cell/>
          <table:table-cell table:style-name="ce12" table:formula="of:=[.$C533]*([.J$4]+[.$C533]*([.J$5]+[.$C533]*([.J$6]+[.$C533]*[.J$7])))/(1+[.$C533]*([.J$8]+[.$C533]*([.J$9]+[.$C533]*[.J$10])))" office:value-type="float" office:value="510.309924579855" calcext:value-type="float">
            <text:p>510.31</text:p>
          </table:table-cell>
          <table:table-cell table:formula="of:=[.B533]-[.I533]" office:value-type="float" office:value="-45.3099245798553" calcext:value-type="float">
            <text:p>-45.310</text:p>
          </table:table-cell>
          <table:table-cell table:formula="of:=ABS([.J533])" office:value-type="float" office:value="45.3099245798553" calcext:value-type="float">
            <text:p>45.310</text:p>
          </table:table-cell>
          <table:table-cell/>
          <table:table-cell table:formula="of:=[.$B533]*([.N$4]+[.$B533]*([.N$5]+[.$B533]*([.N$6]+[.$B533]*[.N$7])))/(1+[.$B533]*([.N$8]+[.$B533]*([.N$9]+[.$B533]*[.N$10])))" office:value-type="float" office:value="19.1531235567158" calcext:value-type="float">
            <text:p>19.153</text:p>
          </table:table-cell>
          <table:table-cell table:formula="of:=[.C533]-[.M533]" office:value-type="float" office:value="0.000876443284230533" calcext:value-type="float">
            <text:p>0.00088</text:p>
          </table:table-cell>
          <table:table-cell table:formula="of:=[.N533]*25.38" office:value-type="float" office:value="0.0222441305537709" calcext:value-type="float">
            <text:p>0.022</text:p>
          </table:table-cell>
          <table:table-cell table:formula="of:=ABS([.O533])" office:value-type="float" office:value="0.0222441305537709" calcext:value-type="float">
            <text:p>0.022</text:p>
          </table:table-cell>
          <table:table-cell/>
          <table:table-cell table:formula="of:=[.$B533]*([.S$4]+[.$B533]*([.S$5]+[.$B533]*([.S$6]+[.$B533]*[.S$7])))/(1+[.$B533]*([.S$8]+[.$B533]*([.S$9]+[.$B533]*[.S$10])))" office:value-type="float" office:value="19.7899957269577" calcext:value-type="float">
            <text:p>19.790</text:p>
          </table:table-cell>
          <table:table-cell table:style-name="ce40" table:formula="of:=[.C533]-[.R533]" office:value-type="float" office:value="-0.635995726957685" calcext:value-type="float">
            <text:p>-0.6360</text:p>
          </table:table-cell>
          <table:table-cell table:formula="of:=[.S533]*25.38" office:value-type="float" office:value="-16.141571550186" calcext:value-type="float">
            <text:p>-16.142</text:p>
          </table:table-cell>
          <table:table-cell table:formula="of:=ABS([.T533])" office:value-type="float" office:value="16.141571550186" calcext:value-type="float">
            <text:p>16.14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66" calcext:value-type="float">
            <text:p>466</text:p>
          </table:table-cell>
          <table:table-cell office:value-type="float" office:value="19.196" calcext:value-type="float">
            <text:p>19.196</text:p>
          </table:table-cell>
          <table:table-cell/>
          <table:table-cell table:formula="of:=[.$C534]*([.F$4]+[.$C534]*([.F$5]+[.$C534]*([.F$6]+[.$C534]*[.F$7])))/(1+[.$C534]*([.F$8]+[.$C534]*([.F$9]+[.$C534]*[.F$10])))" office:value-type="float" office:value="466.002347518912" calcext:value-type="float">
            <text:p>466.00</text:p>
          </table:table-cell>
          <table:table-cell table:formula="of:=[.B534]-[.E534]" office:value-type="float" office:value="-0.00234751891235874" calcext:value-type="float">
            <text:p>-0.002</text:p>
          </table:table-cell>
          <table:table-cell table:formula="of:=ABS([.F534])" office:value-type="float" office:value="0.00234751891235874" calcext:value-type="float">
            <text:p>0.002</text:p>
          </table:table-cell>
          <table:table-cell/>
          <table:table-cell table:style-name="ce12" table:formula="of:=[.$C534]*([.J$4]+[.$C534]*([.J$5]+[.$C534]*([.J$6]+[.$C534]*[.J$7])))/(1+[.$C534]*([.J$8]+[.$C534]*([.J$9]+[.$C534]*[.J$10])))" office:value-type="float" office:value="511.525749899711" calcext:value-type="float">
            <text:p>511.53</text:p>
          </table:table-cell>
          <table:table-cell table:formula="of:=[.B534]-[.I534]" office:value-type="float" office:value="-45.5257498997111" calcext:value-type="float">
            <text:p>-45.526</text:p>
          </table:table-cell>
          <table:table-cell table:formula="of:=ABS([.J534])" office:value-type="float" office:value="45.5257498997111" calcext:value-type="float">
            <text:p>45.526</text:p>
          </table:table-cell>
          <table:table-cell/>
          <table:table-cell table:formula="of:=[.$B534]*([.N$4]+[.$B534]*([.N$5]+[.$B534]*([.N$6]+[.$B534]*[.N$7])))/(1+[.$B534]*([.N$8]+[.$B534]*([.N$9]+[.$B534]*[.N$10])))" office:value-type="float" office:value="19.1956388730253" calcext:value-type="float">
            <text:p>19.196</text:p>
          </table:table-cell>
          <table:table-cell table:formula="of:=[.C534]-[.M534]" office:value-type="float" office:value="0.000361126974667059" calcext:value-type="float">
            <text:p>0.00036</text:p>
          </table:table-cell>
          <table:table-cell table:formula="of:=[.N534]*25.38" office:value-type="float" office:value="0.00916540261704995" calcext:value-type="float">
            <text:p>0.009</text:p>
          </table:table-cell>
          <table:table-cell table:formula="of:=ABS([.O534])" office:value-type="float" office:value="0.00916540261704995" calcext:value-type="float">
            <text:p>0.009</text:p>
          </table:table-cell>
          <table:table-cell/>
          <table:table-cell table:formula="of:=[.$B534]*([.S$4]+[.$B534]*([.S$5]+[.$B534]*([.S$6]+[.$B534]*[.S$7])))/(1+[.$B534]*([.S$8]+[.$B534]*([.S$9]+[.$B534]*[.S$10])))" office:value-type="float" office:value="19.8333418078781" calcext:value-type="float">
            <text:p>19.833</text:p>
          </table:table-cell>
          <table:table-cell table:style-name="ce40" table:formula="of:=[.C534]-[.R534]" office:value-type="float" office:value="-0.637341807878073" calcext:value-type="float">
            <text:p>-0.6373</text:p>
          </table:table-cell>
          <table:table-cell table:formula="of:=[.S534]*25.38" office:value-type="float" office:value="-16.1757350839455" calcext:value-type="float">
            <text:p>-16.176</text:p>
          </table:table-cell>
          <table:table-cell table:formula="of:=ABS([.T534])" office:value-type="float" office:value="16.1757350839455" calcext:value-type="float">
            <text:p>16.17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67" calcext:value-type="float">
            <text:p>467</text:p>
          </table:table-cell>
          <table:table-cell office:value-type="float" office:value="19.239" calcext:value-type="float">
            <text:p>19.239</text:p>
          </table:table-cell>
          <table:table-cell/>
          <table:table-cell table:formula="of:=[.$C535]*([.F$4]+[.$C535]*([.F$5]+[.$C535]*([.F$6]+[.$C535]*[.F$7])))/(1+[.$C535]*([.F$8]+[.$C535]*([.F$9]+[.$C535]*[.F$10])))" office:value-type="float" office:value="467.013987828973" calcext:value-type="float">
            <text:p>467.01</text:p>
          </table:table-cell>
          <table:table-cell table:formula="of:=[.B535]-[.E535]" office:value-type="float" office:value="-0.0139878289729722" calcext:value-type="float">
            <text:p>-0.014</text:p>
          </table:table-cell>
          <table:table-cell table:formula="of:=ABS([.F535])" office:value-type="float" office:value="0.0139878289729722" calcext:value-type="float">
            <text:p>0.014</text:p>
          </table:table-cell>
          <table:table-cell/>
          <table:table-cell table:style-name="ce12" table:formula="of:=[.$C535]*([.J$4]+[.$C535]*([.J$5]+[.$C535]*([.J$6]+[.$C535]*[.J$7])))/(1+[.$C535]*([.J$8]+[.$C535]*([.J$9]+[.$C535]*[.J$10])))" office:value-type="float" office:value="512.770603308679" calcext:value-type="float">
            <text:p>512.77</text:p>
          </table:table-cell>
          <table:table-cell table:formula="of:=[.B535]-[.I535]" office:value-type="float" office:value="-45.7706033086785" calcext:value-type="float">
            <text:p>-45.771</text:p>
          </table:table-cell>
          <table:table-cell table:formula="of:=ABS([.J535])" office:value-type="float" office:value="45.7706033086785" calcext:value-type="float">
            <text:p>45.771</text:p>
          </table:table-cell>
          <table:table-cell/>
          <table:table-cell table:formula="of:=[.$B535]*([.N$4]+[.$B535]*([.N$5]+[.$B535]*([.N$6]+[.$B535]*[.N$7])))/(1+[.$B535]*([.N$8]+[.$B535]*([.N$9]+[.$B535]*[.N$10])))" office:value-type="float" office:value="19.2381572769516" calcext:value-type="float">
            <text:p>19.238</text:p>
          </table:table-cell>
          <table:table-cell table:formula="of:=[.C535]-[.M535]" office:value-type="float" office:value="0.000842723048396721" calcext:value-type="float">
            <text:p>0.00084</text:p>
          </table:table-cell>
          <table:table-cell table:formula="of:=[.N535]*25.38" office:value-type="float" office:value="0.0213883109683088" calcext:value-type="float">
            <text:p>0.021</text:p>
          </table:table-cell>
          <table:table-cell table:formula="of:=ABS([.O535])" office:value-type="float" office:value="0.0213883109683088" calcext:value-type="float">
            <text:p>0.021</text:p>
          </table:table-cell>
          <table:table-cell/>
          <table:table-cell table:formula="of:=[.$B535]*([.S$4]+[.$B535]*([.S$5]+[.$B535]*([.S$6]+[.$B535]*[.S$7])))/(1+[.$B535]*([.S$8]+[.$B535]*([.S$9]+[.$B535]*[.S$10])))" office:value-type="float" office:value="19.8766887485576" calcext:value-type="float">
            <text:p>19.877</text:p>
          </table:table-cell>
          <table:table-cell table:style-name="ce40" table:formula="of:=[.C535]-[.R535]" office:value-type="float" office:value="-0.637688748557626" calcext:value-type="float">
            <text:p>-0.6377</text:p>
          </table:table-cell>
          <table:table-cell table:formula="of:=[.S535]*25.38" office:value-type="float" office:value="-16.1845404383925" calcext:value-type="float">
            <text:p>-16.185</text:p>
          </table:table-cell>
          <table:table-cell table:formula="of:=ABS([.T535])" office:value-type="float" office:value="16.1845404383925" calcext:value-type="float">
            <text:p>16.18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68" calcext:value-type="float">
            <text:p>468</text:p>
          </table:table-cell>
          <table:table-cell office:value-type="float" office:value="19.281" calcext:value-type="float">
            <text:p>19.281</text:p>
          </table:table-cell>
          <table:table-cell/>
          <table:table-cell table:formula="of:=[.$C536]*([.F$4]+[.$C536]*([.F$5]+[.$C536]*([.F$6]+[.$C536]*[.F$7])))/(1+[.$C536]*([.F$8]+[.$C536]*([.F$9]+[.$C536]*[.F$10])))" office:value-type="float" office:value="468.002037374721" calcext:value-type="float">
            <text:p>468.00</text:p>
          </table:table-cell>
          <table:table-cell table:formula="of:=[.B536]-[.E536]" office:value-type="float" office:value="-0.00203737472116927" calcext:value-type="float">
            <text:p>-0.002</text:p>
          </table:table-cell>
          <table:table-cell table:formula="of:=ABS([.F536])" office:value-type="float" office:value="0.00203737472116927" calcext:value-type="float">
            <text:p>0.002</text:p>
          </table:table-cell>
          <table:table-cell/>
          <table:table-cell table:style-name="ce12" table:formula="of:=[.$C536]*([.J$4]+[.$C536]*([.J$5]+[.$C536]*([.J$6]+[.$C536]*[.J$7])))/(1+[.$C536]*([.J$8]+[.$C536]*([.J$9]+[.$C536]*[.J$10])))" office:value-type="float" office:value="513.98658351197" calcext:value-type="float">
            <text:p>513.99</text:p>
          </table:table-cell>
          <table:table-cell table:formula="of:=[.B536]-[.I536]" office:value-type="float" office:value="-45.9865835119704" calcext:value-type="float">
            <text:p>-45.987</text:p>
          </table:table-cell>
          <table:table-cell table:formula="of:=ABS([.J536])" office:value-type="float" office:value="45.9865835119704" calcext:value-type="float">
            <text:p>45.987</text:p>
          </table:table-cell>
          <table:table-cell/>
          <table:table-cell table:formula="of:=[.$B536]*([.N$4]+[.$B536]*([.N$5]+[.$B536]*([.N$6]+[.$B536]*[.N$7])))/(1+[.$B536]*([.N$8]+[.$B536]*([.N$9]+[.$B536]*[.N$10])))" office:value-type="float" office:value="19.2806787463228" calcext:value-type="float">
            <text:p>19.281</text:p>
          </table:table-cell>
          <table:table-cell table:formula="of:=[.C536]-[.M536]" office:value-type="float" office:value="0.000321253677181943" calcext:value-type="float">
            <text:p>0.00032</text:p>
          </table:table-cell>
          <table:table-cell table:formula="of:=[.N536]*25.38" office:value-type="float" office:value="0.00815341832687771" calcext:value-type="float">
            <text:p>0.008</text:p>
          </table:table-cell>
          <table:table-cell table:formula="of:=ABS([.O536])" office:value-type="float" office:value="0.00815341832687771" calcext:value-type="float">
            <text:p>0.008</text:p>
          </table:table-cell>
          <table:table-cell/>
          <table:table-cell table:formula="of:=[.$B536]*([.S$4]+[.$B536]*([.S$5]+[.$B536]*([.S$6]+[.$B536]*[.S$7])))/(1+[.$B536]*([.S$8]+[.$B536]*([.S$9]+[.$B536]*[.S$10])))" office:value-type="float" office:value="19.9200365448872" calcext:value-type="float">
            <text:p>19.920</text:p>
          </table:table-cell>
          <table:table-cell table:style-name="ce40" table:formula="of:=[.C536]-[.R536]" office:value-type="float" office:value="-0.639036544887162" calcext:value-type="float">
            <text:p>-0.6390</text:p>
          </table:table-cell>
          <table:table-cell table:formula="of:=[.S536]*25.38" office:value-type="float" office:value="-16.2187475092362" calcext:value-type="float">
            <text:p>-16.219</text:p>
          </table:table-cell>
          <table:table-cell table:formula="of:=ABS([.T536])" office:value-type="float" office:value="16.2187475092362" calcext:value-type="float">
            <text:p>16.21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69" calcext:value-type="float">
            <text:p>469</text:p>
          </table:table-cell>
          <table:table-cell office:value-type="float" office:value="19.324" calcext:value-type="float">
            <text:p>19.324</text:p>
          </table:table-cell>
          <table:table-cell/>
          <table:table-cell table:formula="of:=[.$C537]*([.F$4]+[.$C537]*([.F$5]+[.$C537]*([.F$6]+[.$C537]*[.F$7])))/(1+[.$C537]*([.F$8]+[.$C537]*([.F$9]+[.$C537]*[.F$10])))" office:value-type="float" office:value="469.013546682446" calcext:value-type="float">
            <text:p>469.01</text:p>
          </table:table-cell>
          <table:table-cell table:formula="of:=[.B537]-[.E537]" office:value-type="float" office:value="-0.0135466824457922" calcext:value-type="float">
            <text:p>-0.014</text:p>
          </table:table-cell>
          <table:table-cell table:formula="of:=ABS([.F537])" office:value-type="float" office:value="0.0135466824457922" calcext:value-type="float">
            <text:p>0.014</text:p>
          </table:table-cell>
          <table:table-cell/>
          <table:table-cell table:style-name="ce12" table:formula="of:=[.$C537]*([.J$4]+[.$C537]*([.J$5]+[.$C537]*([.J$6]+[.$C537]*[.J$7])))/(1+[.$C537]*([.J$8]+[.$C537]*([.J$9]+[.$C537]*[.J$10])))" office:value-type="float" office:value="515.231593169008" calcext:value-type="float">
            <text:p>515.23</text:p>
          </table:table-cell>
          <table:table-cell table:formula="of:=[.B537]-[.I537]" office:value-type="float" office:value="-46.2315931690076" calcext:value-type="float">
            <text:p>-46.232</text:p>
          </table:table-cell>
          <table:table-cell table:formula="of:=ABS([.J537])" office:value-type="float" office:value="46.2315931690076" calcext:value-type="float">
            <text:p>46.232</text:p>
          </table:table-cell>
          <table:table-cell/>
          <table:table-cell table:formula="of:=[.$B537]*([.N$4]+[.$B537]*([.N$5]+[.$B537]*([.N$6]+[.$B537]*[.N$7])))/(1+[.$B537]*([.N$8]+[.$B537]*([.N$9]+[.$B537]*[.N$10])))" office:value-type="float" office:value="19.3232032591816" calcext:value-type="float">
            <text:p>19.323</text:p>
          </table:table-cell>
          <table:table-cell table:formula="of:=[.C537]-[.M537]" office:value-type="float" office:value="0.000796740818390873" calcext:value-type="float">
            <text:p>0.00080</text:p>
          </table:table-cell>
          <table:table-cell table:formula="of:=[.N537]*25.38" office:value-type="float" office:value="0.0202212819707604" calcext:value-type="float">
            <text:p>0.020</text:p>
          </table:table-cell>
          <table:table-cell table:formula="of:=ABS([.O537])" office:value-type="float" office:value="0.0202212819707604" calcext:value-type="float">
            <text:p>0.020</text:p>
          </table:table-cell>
          <table:table-cell/>
          <table:table-cell table:formula="of:=[.$B537]*([.S$4]+[.$B537]*([.S$5]+[.$B537]*([.S$6]+[.$B537]*[.S$7])))/(1+[.$B537]*([.S$8]+[.$B537]*([.S$9]+[.$B537]*[.S$10])))" office:value-type="float" office:value="19.9633851927836" calcext:value-type="float">
            <text:p>19.963</text:p>
          </table:table-cell>
          <table:table-cell table:style-name="ce40" table:formula="of:=[.C537]-[.R537]" office:value-type="float" office:value="-0.639385192783642" calcext:value-type="float">
            <text:p>-0.6394</text:p>
          </table:table-cell>
          <table:table-cell table:formula="of:=[.S537]*25.38" office:value-type="float" office:value="-16.2275961928488" calcext:value-type="float">
            <text:p>-16.228</text:p>
          </table:table-cell>
          <table:table-cell table:formula="of:=ABS([.T537])" office:value-type="float" office:value="16.2275961928488" calcext:value-type="float">
            <text:p>16.22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70" calcext:value-type="float">
            <text:p>470</text:p>
          </table:table-cell>
          <table:table-cell office:value-type="float" office:value="19.366" calcext:value-type="float">
            <text:p>19.366</text:p>
          </table:table-cell>
          <table:table-cell/>
          <table:table-cell table:formula="of:=[.$C538]*([.F$4]+[.$C538]*([.F$5]+[.$C538]*([.F$6]+[.$C538]*[.F$7])))/(1+[.$C538]*([.F$8]+[.$C538]*([.F$9]+[.$C538]*[.F$10])))" office:value-type="float" office:value="470.001469332838" calcext:value-type="float">
            <text:p>470.00</text:p>
          </table:table-cell>
          <table:table-cell table:formula="of:=[.B538]-[.E538]" office:value-type="float" office:value="-0.00146933283775752" calcext:value-type="float">
            <text:p>-0.001</text:p>
          </table:table-cell>
          <table:table-cell table:formula="of:=ABS([.F538])" office:value-type="float" office:value="0.00146933283775752" calcext:value-type="float">
            <text:p>0.001</text:p>
          </table:table-cell>
          <table:table-cell/>
          <table:table-cell table:style-name="ce12" table:formula="of:=[.$C538]*([.J$4]+[.$C538]*([.J$5]+[.$C538]*([.J$6]+[.$C538]*[.J$7])))/(1+[.$C538]*([.J$8]+[.$C538]*([.J$9]+[.$C538]*[.J$10])))" office:value-type="float" office:value="516.447723742069" calcext:value-type="float">
            <text:p>516.45</text:p>
          </table:table-cell>
          <table:table-cell table:formula="of:=[.B538]-[.I538]" office:value-type="float" office:value="-46.4477237420689" calcext:value-type="float">
            <text:p>-46.448</text:p>
          </table:table-cell>
          <table:table-cell table:formula="of:=ABS([.J538])" office:value-type="float" office:value="46.4477237420689" calcext:value-type="float">
            <text:p>46.448</text:p>
          </table:table-cell>
          <table:table-cell/>
          <table:table-cell table:formula="of:=[.$B538]*([.N$4]+[.$B538]*([.N$5]+[.$B538]*([.N$6]+[.$B538]*[.N$7])))/(1+[.$B538]*([.N$8]+[.$B538]*([.N$9]+[.$B538]*[.N$10])))" office:value-type="float" office:value="19.3657307937826" calcext:value-type="float">
            <text:p>19.366</text:p>
          </table:table-cell>
          <table:table-cell table:formula="of:=[.C538]-[.M538]" office:value-type="float" office:value="0.000269206217396345" calcext:value-type="float">
            <text:p>0.00027</text:p>
          </table:table-cell>
          <table:table-cell table:formula="of:=[.N538]*25.38" office:value-type="float" office:value="0.00683245379751924" calcext:value-type="float">
            <text:p>0.007</text:p>
          </table:table-cell>
          <table:table-cell table:formula="of:=ABS([.O538])" office:value-type="float" office:value="0.00683245379751924" calcext:value-type="float">
            <text:p>0.007</text:p>
          </table:table-cell>
          <table:table-cell/>
          <table:table-cell table:formula="of:=[.$B538]*([.S$4]+[.$B538]*([.S$5]+[.$B538]*([.S$6]+[.$B538]*[.S$7])))/(1+[.$B538]*([.S$8]+[.$B538]*([.S$9]+[.$B538]*[.S$10])))" office:value-type="float" office:value="20.00673468819" calcext:value-type="float">
            <text:p>20.007</text:p>
          </table:table-cell>
          <table:table-cell table:style-name="ce40" table:formula="of:=[.C538]-[.R538]" office:value-type="float" office:value="-0.640734688189983" calcext:value-type="float">
            <text:p>-0.6407</text:p>
          </table:table-cell>
          <table:table-cell table:formula="of:=[.S538]*25.38" office:value-type="float" office:value="-16.2618463862618" calcext:value-type="float">
            <text:p>-16.262</text:p>
          </table:table-cell>
          <table:table-cell table:formula="of:=ABS([.T538])" office:value-type="float" office:value="16.2618463862618" calcext:value-type="float">
            <text:p>16.26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71" calcext:value-type="float">
            <text:p>471</text:p>
          </table:table-cell>
          <table:table-cell office:value-type="float" office:value="19.409" calcext:value-type="float">
            <text:p>19.409</text:p>
          </table:table-cell>
          <table:table-cell/>
          <table:table-cell table:formula="of:=[.$C539]*([.F$4]+[.$C539]*([.F$5]+[.$C539]*([.F$6]+[.$C539]*[.F$7])))/(1+[.$C539]*([.F$8]+[.$C539]*([.F$9]+[.$C539]*[.F$10])))" office:value-type="float" office:value="471.012849797738" calcext:value-type="float">
            <text:p>471.01</text:p>
          </table:table-cell>
          <table:table-cell table:formula="of:=[.B539]-[.E539]" office:value-type="float" office:value="-0.0128497977374877" calcext:value-type="float">
            <text:p>-0.013</text:p>
          </table:table-cell>
          <table:table-cell table:formula="of:=ABS([.F539])" office:value-type="float" office:value="0.0128497977374877" calcext:value-type="float">
            <text:p>0.013</text:p>
          </table:table-cell>
          <table:table-cell/>
          <table:table-cell table:style-name="ce12" table:formula="of:=[.$C539]*([.J$4]+[.$C539]*([.J$5]+[.$C539]*([.J$6]+[.$C539]*[.J$7])))/(1+[.$C539]*([.J$8]+[.$C539]*([.J$9]+[.$C539]*[.J$10])))" office:value-type="float" office:value="517.69288507599" calcext:value-type="float">
            <text:p>517.69</text:p>
          </table:table-cell>
          <table:table-cell table:formula="of:=[.B539]-[.I539]" office:value-type="float" office:value="-46.69288507599" calcext:value-type="float">
            <text:p>-46.693</text:p>
          </table:table-cell>
          <table:table-cell table:formula="of:=ABS([.J539])" office:value-type="float" office:value="46.69288507599" calcext:value-type="float">
            <text:p>46.693</text:p>
          </table:table-cell>
          <table:table-cell/>
          <table:table-cell table:formula="of:=[.$B539]*([.N$4]+[.$B539]*([.N$5]+[.$B539]*([.N$6]+[.$B539]*[.N$7])))/(1+[.$B539]*([.N$8]+[.$B539]*([.N$9]+[.$B539]*[.N$10])))" office:value-type="float" office:value="19.40826132859" calcext:value-type="float">
            <text:p>19.408</text:p>
          </table:table-cell>
          <table:table-cell table:formula="of:=[.C539]-[.M539]" office:value-type="float" office:value="0.000738671410008607" calcext:value-type="float">
            <text:p>0.00074</text:p>
          </table:table-cell>
          <table:table-cell table:formula="of:=[.N539]*25.38" office:value-type="float" office:value="0.0187474803860184" calcext:value-type="float">
            <text:p>0.019</text:p>
          </table:table-cell>
          <table:table-cell table:formula="of:=ABS([.O539])" office:value-type="float" office:value="0.0187474803860184" calcext:value-type="float">
            <text:p>0.019</text:p>
          </table:table-cell>
          <table:table-cell/>
          <table:table-cell table:formula="of:=[.$B539]*([.S$4]+[.$B539]*([.S$5]+[.$B539]*([.S$6]+[.$B539]*[.S$7])))/(1+[.$B539]*([.S$8]+[.$B539]*([.S$9]+[.$B539]*[.S$10])))" office:value-type="float" office:value="20.0500850270748" calcext:value-type="float">
            <text:p>20.050</text:p>
          </table:table-cell>
          <table:table-cell table:style-name="ce40" table:formula="of:=[.C539]-[.R539]" office:value-type="float" office:value="-0.641085027074801" calcext:value-type="float">
            <text:p>-0.6411</text:p>
          </table:table-cell>
          <table:table-cell table:formula="of:=[.S539]*25.38" office:value-type="float" office:value="-16.2707379871585" calcext:value-type="float">
            <text:p>-16.271</text:p>
          </table:table-cell>
          <table:table-cell table:formula="of:=ABS([.T539])" office:value-type="float" office:value="16.2707379871585" calcext:value-type="float">
            <text:p>16.27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72" calcext:value-type="float">
            <text:p>472</text:p>
          </table:table-cell>
          <table:table-cell office:value-type="float" office:value="19.451" calcext:value-type="float">
            <text:p>19.451</text:p>
          </table:table-cell>
          <table:table-cell/>
          <table:table-cell table:formula="of:=[.$C540]*([.F$4]+[.$C540]*([.F$5]+[.$C540]*([.F$6]+[.$C540]*[.F$7])))/(1+[.$C540]*([.F$8]+[.$C540]*([.F$9]+[.$C540]*[.F$10])))" office:value-type="float" office:value="472.000647639221" calcext:value-type="float">
            <text:p>472.00</text:p>
          </table:table-cell>
          <table:table-cell table:formula="of:=[.B540]-[.E540]" office:value-type="float" office:value="-0.000647639221256213" calcext:value-type="float">
            <text:p>-0.001</text:p>
          </table:table-cell>
          <table:table-cell table:formula="of:=ABS([.F540])" office:value-type="float" office:value="0.000647639221256213" calcext:value-type="float">
            <text:p>0.001</text:p>
          </table:table-cell>
          <table:table-cell/>
          <table:table-cell table:style-name="ce12" table:formula="of:=[.$C540]*([.J$4]+[.$C540]*([.J$5]+[.$C540]*([.J$6]+[.$C540]*[.J$7])))/(1+[.$C540]*([.J$8]+[.$C540]*([.J$9]+[.$C540]*[.J$10])))" office:value-type="float" office:value="518.909161602254" calcext:value-type="float">
            <text:p>518.91</text:p>
          </table:table-cell>
          <table:table-cell table:formula="of:=[.B540]-[.I540]" office:value-type="float" office:value="-46.9091616022536" calcext:value-type="float">
            <text:p>-46.909</text:p>
          </table:table-cell>
          <table:table-cell table:formula="of:=ABS([.J540])" office:value-type="float" office:value="46.9091616022536" calcext:value-type="float">
            <text:p>46.909</text:p>
          </table:table-cell>
          <table:table-cell/>
          <table:table-cell table:formula="of:=[.$B540]*([.N$4]+[.$B540]*([.N$5]+[.$B540]*([.N$6]+[.$B540]*[.N$7])))/(1+[.$B540]*([.N$8]+[.$B540]*([.N$9]+[.$B540]*[.N$10])))" office:value-type="float" office:value="19.4507948422752" calcext:value-type="float">
            <text:p>19.451</text:p>
          </table:table-cell>
          <table:table-cell table:formula="of:=[.C540]-[.M540]" office:value-type="float" office:value="0.000205157724828098" calcext:value-type="float">
            <text:p>0.00021</text:p>
          </table:table-cell>
          <table:table-cell table:formula="of:=[.N540]*25.38" office:value-type="float" office:value="0.00520690305613712" calcext:value-type="float">
            <text:p>0.005</text:p>
          </table:table-cell>
          <table:table-cell table:formula="of:=ABS([.O540])" office:value-type="float" office:value="0.00520690305613712" calcext:value-type="float">
            <text:p>0.005</text:p>
          </table:table-cell>
          <table:table-cell/>
          <table:table-cell table:formula="of:=[.$B540]*([.S$4]+[.$B540]*([.S$5]+[.$B540]*([.S$6]+[.$B540]*[.S$7])))/(1+[.$B540]*([.S$8]+[.$B540]*([.S$9]+[.$B540]*[.S$10])))" office:value-type="float" office:value="20.0934362054323" calcext:value-type="float">
            <text:p>20.093</text:p>
          </table:table-cell>
          <table:table-cell table:style-name="ce40" table:formula="of:=[.C540]-[.R540]" office:value-type="float" office:value="-0.642436205432261" calcext:value-type="float">
            <text:p>-0.6424</text:p>
          </table:table-cell>
          <table:table-cell table:formula="of:=[.S540]*25.38" office:value-type="float" office:value="-16.3050308938708" calcext:value-type="float">
            <text:p>-16.305</text:p>
          </table:table-cell>
          <table:table-cell table:formula="of:=ABS([.T540])" office:value-type="float" office:value="16.3050308938708" calcext:value-type="float">
            <text:p>16.305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73" calcext:value-type="float">
            <text:p>473</text:p>
          </table:table-cell>
          <table:table-cell office:value-type="float" office:value="19.494" calcext:value-type="float">
            <text:p>19.494</text:p>
          </table:table-cell>
          <table:table-cell/>
          <table:table-cell table:formula="of:=[.$C541]*([.F$4]+[.$C541]*([.F$5]+[.$C541]*([.F$6]+[.$C541]*[.F$7])))/(1+[.$C541]*([.F$8]+[.$C541]*([.F$9]+[.$C541]*[.F$10])))" office:value-type="float" office:value="473.011901374329" calcext:value-type="float">
            <text:p>473.01</text:p>
          </table:table-cell>
          <table:table-cell table:formula="of:=[.B541]-[.E541]" office:value-type="float" office:value="-0.0119013743287155" calcext:value-type="float">
            <text:p>-0.012</text:p>
          </table:table-cell>
          <table:table-cell table:formula="of:=ABS([.F541])" office:value-type="float" office:value="0.0119013743287155" calcext:value-type="float">
            <text:p>0.012</text:p>
          </table:table-cell>
          <table:table-cell/>
          <table:table-cell table:style-name="ce12" table:formula="of:=[.$C541]*([.J$4]+[.$C541]*([.J$5]+[.$C541]*([.J$6]+[.$C541]*[.J$7])))/(1+[.$C541]*([.J$8]+[.$C541]*([.J$9]+[.$C541]*[.J$10])))" office:value-type="float" office:value="520.154470140309" calcext:value-type="float">
            <text:p>520.15</text:p>
          </table:table-cell>
          <table:table-cell table:formula="of:=[.B541]-[.I541]" office:value-type="float" office:value="-47.1544701403094" calcext:value-type="float">
            <text:p>-47.154</text:p>
          </table:table-cell>
          <table:table-cell table:formula="of:=ABS([.J541])" office:value-type="float" office:value="47.1544701403094" calcext:value-type="float">
            <text:p>47.154</text:p>
          </table:table-cell>
          <table:table-cell/>
          <table:table-cell table:formula="of:=[.$B541]*([.N$4]+[.$B541]*([.N$5]+[.$B541]*([.N$6]+[.$B541]*[.N$7])))/(1+[.$B541]*([.N$8]+[.$B541]*([.N$9]+[.$B541]*[.N$10])))" office:value-type="float" office:value="19.4933313137144" calcext:value-type="float">
            <text:p>19.493</text:p>
          </table:table-cell>
          <table:table-cell table:formula="of:=[.C541]-[.M541]" office:value-type="float" office:value="0.000668686285553832" calcext:value-type="float">
            <text:p>0.00067</text:p>
          </table:table-cell>
          <table:table-cell table:formula="of:=[.N541]*25.38" office:value-type="float" office:value="0.0169712579273563" calcext:value-type="float">
            <text:p>0.017</text:p>
          </table:table-cell>
          <table:table-cell table:formula="of:=ABS([.O541])" office:value-type="float" office:value="0.0169712579273563" calcext:value-type="float">
            <text:p>0.017</text:p>
          </table:table-cell>
          <table:table-cell/>
          <table:table-cell table:formula="of:=[.$B541]*([.S$4]+[.$B541]*([.S$5]+[.$B541]*([.S$6]+[.$B541]*[.S$7])))/(1+[.$B541]*([.S$8]+[.$B541]*([.S$9]+[.$B541]*[.S$10])))" office:value-type="float" office:value="20.1367882192819" calcext:value-type="float">
            <text:p>20.137</text:p>
          </table:table-cell>
          <table:table-cell table:style-name="ce40" table:formula="of:=[.C541]-[.R541]" office:value-type="float" office:value="-0.642788219281858" calcext:value-type="float">
            <text:p>-0.6428</text:p>
          </table:table-cell>
          <table:table-cell table:formula="of:=[.S541]*25.38" office:value-type="float" office:value="-16.3139650053736" calcext:value-type="float">
            <text:p>-16.314</text:p>
          </table:table-cell>
          <table:table-cell table:formula="of:=ABS([.T541])" office:value-type="float" office:value="16.3139650053736" calcext:value-type="float">
            <text:p>16.31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74" calcext:value-type="float">
            <text:p>474</text:p>
          </table:table-cell>
          <table:table-cell office:value-type="float" office:value="19.537" calcext:value-type="float">
            <text:p>19.537</text:p>
          </table:table-cell>
          <table:table-cell/>
          <table:table-cell table:formula="of:=[.$C542]*([.F$4]+[.$C542]*([.F$5]+[.$C542]*([.F$6]+[.$C542]*[.F$7])))/(1+[.$C542]*([.F$8]+[.$C542]*([.F$9]+[.$C542]*[.F$10])))" office:value-type="float" office:value="474.02309178946" calcext:value-type="float">
            <text:p>474.02</text:p>
          </table:table-cell>
          <table:table-cell table:formula="of:=[.B542]-[.E542]" office:value-type="float" office:value="-0.0230917894597837" calcext:value-type="float">
            <text:p>-0.023</text:p>
          </table:table-cell>
          <table:table-cell table:formula="of:=ABS([.F542])" office:value-type="float" office:value="0.0230917894597837" calcext:value-type="float">
            <text:p>0.023</text:p>
          </table:table-cell>
          <table:table-cell/>
          <table:table-cell table:style-name="ce12" table:formula="of:=[.$C542]*([.J$4]+[.$C542]*([.J$5]+[.$C542]*([.J$6]+[.$C542]*[.J$7])))/(1+[.$C542]*([.J$8]+[.$C542]*([.J$9]+[.$C542]*[.J$10])))" office:value-type="float" office:value="521.399851473451" calcext:value-type="float">
            <text:p>521.40</text:p>
          </table:table-cell>
          <table:table-cell table:formula="of:=[.B542]-[.I542]" office:value-type="float" office:value="-47.3998514734514" calcext:value-type="float">
            <text:p>-47.400</text:p>
          </table:table-cell>
          <table:table-cell table:formula="of:=ABS([.J542])" office:value-type="float" office:value="47.3998514734514" calcext:value-type="float">
            <text:p>47.400</text:p>
          </table:table-cell>
          <table:table-cell/>
          <table:table-cell table:formula="of:=[.$B542]*([.N$4]+[.$B542]*([.N$5]+[.$B542]*([.N$6]+[.$B542]*[.N$7])))/(1+[.$B542]*([.N$8]+[.$B542]*([.N$9]+[.$B542]*[.N$10])))" office:value-type="float" office:value="19.5358707219867" calcext:value-type="float">
            <text:p>19.536</text:p>
          </table:table-cell>
          <table:table-cell table:formula="of:=[.C542]-[.M542]" office:value-type="float" office:value="0.00112927801332319" calcext:value-type="float">
            <text:p>0.00113</text:p>
          </table:table-cell>
          <table:table-cell table:formula="of:=[.N542]*25.38" office:value-type="float" office:value="0.0286610759781425" calcext:value-type="float">
            <text:p>0.029</text:p>
          </table:table-cell>
          <table:table-cell table:formula="of:=ABS([.O542])" office:value-type="float" office:value="0.0286610759781425" calcext:value-type="float">
            <text:p>0.029</text:p>
          </table:table-cell>
          <table:table-cell/>
          <table:table-cell table:formula="of:=[.$B542]*([.S$4]+[.$B542]*([.S$5]+[.$B542]*([.S$6]+[.$B542]*[.S$7])))/(1+[.$B542]*([.S$8]+[.$B542]*([.S$9]+[.$B542]*[.S$10])))" office:value-type="float" office:value="20.1801410646682" calcext:value-type="float">
            <text:p>20.180</text:p>
          </table:table-cell>
          <table:table-cell table:style-name="ce40" table:formula="of:=[.C542]-[.R542]" office:value-type="float" office:value="-0.643141064668171" calcext:value-type="float">
            <text:p>-0.6431</text:p>
          </table:table-cell>
          <table:table-cell table:formula="of:=[.S542]*25.38" office:value-type="float" office:value="-16.3229202212782" calcext:value-type="float">
            <text:p>-16.323</text:p>
          </table:table-cell>
          <table:table-cell table:formula="of:=ABS([.T542])" office:value-type="float" office:value="16.3229202212782" calcext:value-type="float">
            <text:p>16.32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75" calcext:value-type="float">
            <text:p>475</text:p>
          </table:table-cell>
          <table:table-cell office:value-type="float" office:value="19.579" calcext:value-type="float">
            <text:p>19.579</text:p>
          </table:table-cell>
          <table:table-cell/>
          <table:table-cell table:formula="of:=[.$C543]*([.F$4]+[.$C543]*([.F$5]+[.$C543]*([.F$6]+[.$C543]*[.F$7])))/(1+[.$C543]*([.F$8]+[.$C543]*([.F$9]+[.$C543]*[.F$10])))" office:value-type="float" office:value="475.010705521547" calcext:value-type="float">
            <text:p>475.01</text:p>
          </table:table-cell>
          <table:table-cell table:formula="of:=[.B543]-[.E543]" office:value-type="float" office:value="-0.0107055215471519" calcext:value-type="float">
            <text:p>-0.011</text:p>
          </table:table-cell>
          <table:table-cell table:formula="of:=ABS([.F543])" office:value-type="float" office:value="0.0107055215471519" calcext:value-type="float">
            <text:p>0.011</text:p>
          </table:table-cell>
          <table:table-cell/>
          <table:table-cell table:style-name="ce12" table:formula="of:=[.$C543]*([.J$4]+[.$C543]*([.J$5]+[.$C543]*([.J$6]+[.$C543]*[.J$7])))/(1+[.$C543]*([.J$8]+[.$C543]*([.J$9]+[.$C543]*[.J$10])))" office:value-type="float" office:value="522.61633966436" calcext:value-type="float">
            <text:p>522.62</text:p>
          </table:table-cell>
          <table:table-cell table:formula="of:=[.B543]-[.I543]" office:value-type="float" office:value="-47.6163396643603" calcext:value-type="float">
            <text:p>-47.616</text:p>
          </table:table-cell>
          <table:table-cell table:formula="of:=ABS([.J543])" office:value-type="float" office:value="47.6163396643603" calcext:value-type="float">
            <text:p>47.616</text:p>
          </table:table-cell>
          <table:table-cell/>
          <table:table-cell table:formula="of:=[.$B543]*([.N$4]+[.$B543]*([.N$5]+[.$B543]*([.N$6]+[.$B543]*[.N$7])))/(1+[.$B543]*([.N$8]+[.$B543]*([.N$9]+[.$B543]*[.N$10])))" office:value-type="float" office:value="19.578413046371" calcext:value-type="float">
            <text:p>19.578</text:p>
          </table:table-cell>
          <table:table-cell table:formula="of:=[.C543]-[.M543]" office:value-type="float" office:value="0.000586953629010623" calcext:value-type="float">
            <text:p>0.00059</text:p>
          </table:table-cell>
          <table:table-cell table:formula="of:=[.N543]*25.38" office:value-type="float" office:value="0.0148968831042896" calcext:value-type="float">
            <text:p>0.015</text:p>
          </table:table-cell>
          <table:table-cell table:formula="of:=ABS([.O543])" office:value-type="float" office:value="0.0148968831042896" calcext:value-type="float">
            <text:p>0.015</text:p>
          </table:table-cell>
          <table:table-cell/>
          <table:table-cell table:formula="of:=[.$B543]*([.S$4]+[.$B543]*([.S$5]+[.$B543]*([.S$6]+[.$B543]*[.S$7])))/(1+[.$B543]*([.S$8]+[.$B543]*([.S$9]+[.$B543]*[.S$10])))" office:value-type="float" office:value="20.2234947376608" calcext:value-type="float">
            <text:p>20.223</text:p>
          </table:table-cell>
          <table:table-cell table:style-name="ce40" table:formula="of:=[.C543]-[.R543]" office:value-type="float" office:value="-0.644494737660754" calcext:value-type="float">
            <text:p>-0.6445</text:p>
          </table:table-cell>
          <table:table-cell table:formula="of:=[.S543]*25.38" office:value-type="float" office:value="-16.3572764418299" calcext:value-type="float">
            <text:p>-16.357</text:p>
          </table:table-cell>
          <table:table-cell table:formula="of:=ABS([.T543])" office:value-type="float" office:value="16.3572764418299" calcext:value-type="float">
            <text:p>16.35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76" calcext:value-type="float">
            <text:p>476</text:p>
          </table:table-cell>
          <table:table-cell office:value-type="float" office:value="19.622" calcext:value-type="float">
            <text:p>19.622</text:p>
          </table:table-cell>
          <table:table-cell/>
          <table:table-cell table:formula="of:=[.$C544]*([.F$4]+[.$C544]*([.F$5]+[.$C544]*([.F$6]+[.$C544]*[.F$7])))/(1+[.$C544]*([.F$8]+[.$C544]*([.F$9]+[.$C544]*[.F$10])))" office:value-type="float" office:value="476.021772303709" calcext:value-type="float">
            <text:p>476.02</text:p>
          </table:table-cell>
          <table:table-cell table:formula="of:=[.B544]-[.E544]" office:value-type="float" office:value="-0.0217723037085875" calcext:value-type="float">
            <text:p>-0.022</text:p>
          </table:table-cell>
          <table:table-cell table:formula="of:=ABS([.F544])" office:value-type="float" office:value="0.0217723037085875" calcext:value-type="float">
            <text:p>0.022</text:p>
          </table:table-cell>
          <table:table-cell/>
          <table:table-cell table:style-name="ce12" table:formula="of:=[.$C544]*([.J$4]+[.$C544]*([.J$5]+[.$C544]*([.J$6]+[.$C544]*[.J$7])))/(1+[.$C544]*([.J$8]+[.$C544]*([.J$9]+[.$C544]*[.J$10])))" office:value-type="float" office:value="523.86186164769" calcext:value-type="float">
            <text:p>523.86</text:p>
          </table:table-cell>
          <table:table-cell table:formula="of:=[.B544]-[.I544]" office:value-type="float" office:value="-47.8618616476904" calcext:value-type="float">
            <text:p>-47.862</text:p>
          </table:table-cell>
          <table:table-cell table:formula="of:=ABS([.J544])" office:value-type="float" office:value="47.8618616476904" calcext:value-type="float">
            <text:p>47.862</text:p>
          </table:table-cell>
          <table:table-cell/>
          <table:table-cell table:formula="of:=[.$B544]*([.N$4]+[.$B544]*([.N$5]+[.$B544]*([.N$6]+[.$B544]*[.N$7])))/(1+[.$B544]*([.N$8]+[.$B544]*([.N$9]+[.$B544]*[.N$10])))" office:value-type="float" office:value="19.6209582663446" calcext:value-type="float">
            <text:p>19.621</text:p>
          </table:table-cell>
          <table:table-cell table:formula="of:=[.C544]-[.M544]" office:value-type="float" office:value="0.00104173365543048" calcext:value-type="float">
            <text:p>0.00104</text:p>
          </table:table-cell>
          <table:table-cell table:formula="of:=[.N544]*25.38" office:value-type="float" office:value="0.0264392001748255" calcext:value-type="float">
            <text:p>0.026</text:p>
          </table:table-cell>
          <table:table-cell table:formula="of:=ABS([.O544])" office:value-type="float" office:value="0.0264392001748255" calcext:value-type="float">
            <text:p>0.026</text:p>
          </table:table-cell>
          <table:table-cell/>
          <table:table-cell table:formula="of:=[.$B544]*([.S$4]+[.$B544]*([.S$5]+[.$B544]*([.S$6]+[.$B544]*[.S$7])))/(1+[.$B544]*([.S$8]+[.$B544]*([.S$9]+[.$B544]*[.S$10])))" office:value-type="float" office:value="20.2668492343539" calcext:value-type="float">
            <text:p>20.267</text:p>
          </table:table-cell>
          <table:table-cell table:style-name="ce40" table:formula="of:=[.C544]-[.R544]" office:value-type="float" office:value="-0.644849234353874" calcext:value-type="float">
            <text:p>-0.6448</text:p>
          </table:table-cell>
          <table:table-cell table:formula="of:=[.S544]*25.38" office:value-type="float" office:value="-16.3662735679013" calcext:value-type="float">
            <text:p>-16.366</text:p>
          </table:table-cell>
          <table:table-cell table:formula="of:=ABS([.T544])" office:value-type="float" office:value="16.3662735679013" calcext:value-type="float">
            <text:p>16.36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77" calcext:value-type="float">
            <text:p>477</text:p>
          </table:table-cell>
          <table:table-cell office:value-type="float" office:value="19.664" calcext:value-type="float">
            <text:p>19.664</text:p>
          </table:table-cell>
          <table:table-cell/>
          <table:table-cell table:formula="of:=[.$C545]*([.F$4]+[.$C545]*([.F$5]+[.$C545]*([.F$6]+[.$C545]*[.F$7])))/(1+[.$C545]*([.F$8]+[.$C545]*([.F$9]+[.$C545]*[.F$10])))" office:value-type="float" office:value="477.009266260806" calcext:value-type="float">
            <text:p>477.01</text:p>
          </table:table-cell>
          <table:table-cell table:formula="of:=[.B545]-[.E545]" office:value-type="float" office:value="-0.00926626080564574" calcext:value-type="float">
            <text:p>-0.009</text:p>
          </table:table-cell>
          <table:table-cell table:formula="of:=ABS([.F545])" office:value-type="float" office:value="0.00926626080564574" calcext:value-type="float">
            <text:p>0.009</text:p>
          </table:table-cell>
          <table:table-cell/>
          <table:table-cell table:style-name="ce12" table:formula="of:=[.$C545]*([.J$4]+[.$C545]*([.J$5]+[.$C545]*([.J$6]+[.$C545]*[.J$7])))/(1+[.$C545]*([.J$8]+[.$C545]*([.J$9]+[.$C545]*[.J$10])))" office:value-type="float" office:value="525.078485138487" calcext:value-type="float">
            <text:p>525.08</text:p>
          </table:table-cell>
          <table:table-cell table:formula="of:=[.B545]-[.I545]" office:value-type="float" office:value="-48.0784851384868" calcext:value-type="float">
            <text:p>-48.078</text:p>
          </table:table-cell>
          <table:table-cell table:formula="of:=ABS([.J545])" office:value-type="float" office:value="48.0784851384868" calcext:value-type="float">
            <text:p>48.078</text:p>
          </table:table-cell>
          <table:table-cell/>
          <table:table-cell table:formula="of:=[.$B545]*([.N$4]+[.$B545]*([.N$5]+[.$B545]*([.N$6]+[.$B545]*[.N$7])))/(1+[.$B545]*([.N$8]+[.$B545]*([.N$9]+[.$B545]*[.N$10])))" office:value-type="float" office:value="19.6635063615804" calcext:value-type="float">
            <text:p>19.664</text:p>
          </table:table-cell>
          <table:table-cell table:formula="of:=[.C545]-[.M545]" office:value-type="float" office:value="0.000493638419630571" calcext:value-type="float">
            <text:p>0.00049</text:p>
          </table:table-cell>
          <table:table-cell table:formula="of:=[.N545]*25.38" office:value-type="float" office:value="0.0125285430902239" calcext:value-type="float">
            <text:p>0.013</text:p>
          </table:table-cell>
          <table:table-cell table:formula="of:=ABS([.O545])" office:value-type="float" office:value="0.0125285430902239" calcext:value-type="float">
            <text:p>0.013</text:p>
          </table:table-cell>
          <table:table-cell/>
          <table:table-cell table:formula="of:=[.$B545]*([.S$4]+[.$B545]*([.S$5]+[.$B545]*([.S$6]+[.$B545]*[.S$7])))/(1+[.$B545]*([.S$8]+[.$B545]*([.S$9]+[.$B545]*[.S$10])))" office:value-type="float" office:value="20.3102045508663" calcext:value-type="float">
            <text:p>20.310</text:p>
          </table:table-cell>
          <table:table-cell table:style-name="ce40" table:formula="of:=[.C545]-[.R545]" office:value-type="float" office:value="-0.646204550866312" calcext:value-type="float">
            <text:p>-0.6462</text:p>
          </table:table-cell>
          <table:table-cell table:formula="of:=[.S545]*25.38" office:value-type="float" office:value="-16.400671500987" calcext:value-type="float">
            <text:p>-16.401</text:p>
          </table:table-cell>
          <table:table-cell table:formula="of:=ABS([.T545])" office:value-type="float" office:value="16.400671500987" calcext:value-type="float">
            <text:p>16.40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78" calcext:value-type="float">
            <text:p>478</text:p>
          </table:table-cell>
          <table:table-cell office:value-type="float" office:value="19.707" calcext:value-type="float">
            <text:p>19.707</text:p>
          </table:table-cell>
          <table:table-cell/>
          <table:table-cell table:formula="of:=[.$C546]*([.F$4]+[.$C546]*([.F$5]+[.$C546]*([.F$6]+[.$C546]*[.F$7])))/(1+[.$C546]*([.F$8]+[.$C546]*([.F$9]+[.$C546]*[.F$10])))" office:value-type="float" office:value="478.020211411569" calcext:value-type="float">
            <text:p>478.02</text:p>
          </table:table-cell>
          <table:table-cell table:formula="of:=[.B546]-[.E546]" office:value-type="float" office:value="-0.0202114115689938" calcext:value-type="float">
            <text:p>-0.020</text:p>
          </table:table-cell>
          <table:table-cell table:formula="of:=ABS([.F546])" office:value-type="float" office:value="0.0202114115689938" calcext:value-type="float">
            <text:p>0.020</text:p>
          </table:table-cell>
          <table:table-cell/>
          <table:table-cell table:style-name="ce12" table:formula="of:=[.$C546]*([.J$4]+[.$C546]*([.J$5]+[.$C546]*([.J$6]+[.$C546]*[.J$7])))/(1+[.$C546]*([.J$8]+[.$C546]*([.J$9]+[.$C546]*[.J$10])))" office:value-type="float" office:value="526.32414353753" calcext:value-type="float">
            <text:p>526.32</text:p>
          </table:table-cell>
          <table:table-cell table:formula="of:=[.B546]-[.I546]" office:value-type="float" office:value="-48.3241435375304" calcext:value-type="float">
            <text:p>-48.324</text:p>
          </table:table-cell>
          <table:table-cell table:formula="of:=ABS([.J546])" office:value-type="float" office:value="48.3241435375304" calcext:value-type="float">
            <text:p>48.324</text:p>
          </table:table-cell>
          <table:table-cell/>
          <table:table-cell table:formula="of:=[.$B546]*([.N$4]+[.$B546]*([.N$5]+[.$B546]*([.N$6]+[.$B546]*[.N$7])))/(1+[.$B546]*([.N$8]+[.$B546]*([.N$9]+[.$B546]*[.N$10])))" office:value-type="float" office:value="19.706057311945" calcext:value-type="float">
            <text:p>19.706</text:p>
          </table:table-cell>
          <table:table-cell table:formula="of:=[.C546]-[.M546]" office:value-type="float" office:value="0.000942688055019403" calcext:value-type="float">
            <text:p>0.00094</text:p>
          </table:table-cell>
          <table:table-cell table:formula="of:=[.N546]*25.38" office:value-type="float" office:value="0.0239254228363924" calcext:value-type="float">
            <text:p>0.024</text:p>
          </table:table-cell>
          <table:table-cell table:formula="of:=ABS([.O546])" office:value-type="float" office:value="0.0239254228363924" calcext:value-type="float">
            <text:p>0.024</text:p>
          </table:table-cell>
          <table:table-cell/>
          <table:table-cell table:formula="of:=[.$B546]*([.S$4]+[.$B546]*([.S$5]+[.$B546]*([.S$6]+[.$B546]*[.S$7])))/(1+[.$B546]*([.S$8]+[.$B546]*([.S$9]+[.$B546]*[.S$10])))" office:value-type="float" office:value="20.3535606833412" calcext:value-type="float">
            <text:p>20.354</text:p>
          </table:table-cell>
          <table:table-cell table:style-name="ce40" table:formula="of:=[.C546]-[.R546]" office:value-type="float" office:value="-0.646560683341239" calcext:value-type="float">
            <text:p>-0.6466</text:p>
          </table:table-cell>
          <table:table-cell table:formula="of:=[.S546]*25.38" office:value-type="float" office:value="-16.4097101432006" calcext:value-type="float">
            <text:p>-16.410</text:p>
          </table:table-cell>
          <table:table-cell table:formula="of:=ABS([.T546])" office:value-type="float" office:value="16.4097101432006" calcext:value-type="float">
            <text:p>16.41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79" calcext:value-type="float">
            <text:p>479</text:p>
          </table:table-cell>
          <table:table-cell office:value-type="float" office:value="19.75" calcext:value-type="float">
            <text:p>19.750</text:p>
          </table:table-cell>
          <table:table-cell/>
          <table:table-cell table:formula="of:=[.$C547]*([.F$4]+[.$C547]*([.F$5]+[.$C547]*([.F$6]+[.$C547]*[.F$7])))/(1+[.$C547]*([.F$8]+[.$C547]*([.F$9]+[.$C547]*[.F$10])))" office:value-type="float" office:value="479.03109577997" calcext:value-type="float">
            <text:p>479.03</text:p>
          </table:table-cell>
          <table:table-cell table:formula="of:=[.B547]-[.E547]" office:value-type="float" office:value="-0.0310957799695757" calcext:value-type="float">
            <text:p>-0.031</text:p>
          </table:table-cell>
          <table:table-cell table:formula="of:=ABS([.F547])" office:value-type="float" office:value="0.0310957799695757" calcext:value-type="float">
            <text:p>0.031</text:p>
          </table:table-cell>
          <table:table-cell/>
          <table:table-cell table:style-name="ce12" table:formula="of:=[.$C547]*([.J$4]+[.$C547]*([.J$5]+[.$C547]*([.J$6]+[.$C547]*[.J$7])))/(1+[.$C547]*([.J$8]+[.$C547]*([.J$9]+[.$C547]*[.J$10])))" office:value-type="float" office:value="527.569869363252" calcext:value-type="float">
            <text:p>527.57</text:p>
          </table:table-cell>
          <table:table-cell table:formula="of:=[.B547]-[.I547]" office:value-type="float" office:value="-48.5698693632517" calcext:value-type="float">
            <text:p>-48.570</text:p>
          </table:table-cell>
          <table:table-cell table:formula="of:=ABS([.J547])" office:value-type="float" office:value="48.5698693632517" calcext:value-type="float">
            <text:p>48.570</text:p>
          </table:table-cell>
          <table:table-cell/>
          <table:table-cell table:formula="of:=[.$B547]*([.N$4]+[.$B547]*([.N$5]+[.$B547]*([.N$6]+[.$B547]*[.N$7])))/(1+[.$B547]*([.N$8]+[.$B547]*([.N$9]+[.$B547]*[.N$10])))" office:value-type="float" office:value="19.7486110974964" calcext:value-type="float">
            <text:p>19.749</text:p>
          </table:table-cell>
          <table:table-cell table:formula="of:=[.C547]-[.M547]" office:value-type="float" office:value="0.00138890250362422" calcext:value-type="float">
            <text:p>0.00139</text:p>
          </table:table-cell>
          <table:table-cell table:formula="of:=[.N547]*25.38" office:value-type="float" office:value="0.0352503455419828" calcext:value-type="float">
            <text:p>0.035</text:p>
          </table:table-cell>
          <table:table-cell table:formula="of:=ABS([.O547])" office:value-type="float" office:value="0.0352503455419828" calcext:value-type="float">
            <text:p>0.035</text:p>
          </table:table-cell>
          <table:table-cell/>
          <table:table-cell table:formula="of:=[.$B547]*([.S$4]+[.$B547]*([.S$5]+[.$B547]*([.S$6]+[.$B547]*[.S$7])))/(1+[.$B547]*([.S$8]+[.$B547]*([.S$9]+[.$B547]*[.S$10])))" office:value-type="float" office:value="20.3969176279459" calcext:value-type="float">
            <text:p>20.397</text:p>
          </table:table-cell>
          <table:table-cell table:style-name="ce40" table:formula="of:=[.C547]-[.R547]" office:value-type="float" office:value="-0.646917627945932" calcext:value-type="float">
            <text:p>-0.6469</text:p>
          </table:table-cell>
          <table:table-cell table:formula="of:=[.S547]*25.38" office:value-type="float" office:value="-16.4187693972678" calcext:value-type="float">
            <text:p>-16.419</text:p>
          </table:table-cell>
          <table:table-cell table:formula="of:=ABS([.T547])" office:value-type="float" office:value="16.4187693972678" calcext:value-type="float">
            <text:p>16.41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80" calcext:value-type="float">
            <text:p>480</text:p>
          </table:table-cell>
          <table:table-cell office:value-type="float" office:value="19.792" calcext:value-type="float">
            <text:p>19.792</text:p>
          </table:table-cell>
          <table:table-cell/>
          <table:table-cell table:formula="of:=[.$C548]*([.F$4]+[.$C548]*([.F$5]+[.$C548]*([.F$6]+[.$C548]*[.F$7])))/(1+[.$C548]*([.F$8]+[.$C548]*([.F$9]+[.$C548]*[.F$10])))" office:value-type="float" office:value="480.01841300616" calcext:value-type="float">
            <text:p>480.02</text:p>
          </table:table-cell>
          <table:table-cell table:formula="of:=[.B548]-[.E548]" office:value-type="float" office:value="-0.0184130061600172" calcext:value-type="float">
            <text:p>-0.018</text:p>
          </table:table-cell>
          <table:table-cell table:formula="of:=ABS([.F548])" office:value-type="float" office:value="0.0184130061600172" calcext:value-type="float">
            <text:p>0.018</text:p>
          </table:table-cell>
          <table:table-cell/>
          <table:table-cell table:style-name="ce12" table:formula="of:=[.$C548]*([.J$4]+[.$C548]*([.J$5]+[.$C548]*([.J$6]+[.$C548]*[.J$7])))/(1+[.$C548]*([.J$8]+[.$C548]*([.J$9]+[.$C548]*[.J$10])))" office:value-type="float" office:value="528.786688909384" calcext:value-type="float">
            <text:p>528.79</text:p>
          </table:table-cell>
          <table:table-cell table:formula="of:=[.B548]-[.I548]" office:value-type="float" office:value="-48.7866889093835" calcext:value-type="float">
            <text:p>-48.787</text:p>
          </table:table-cell>
          <table:table-cell table:formula="of:=ABS([.J548])" office:value-type="float" office:value="48.7866889093835" calcext:value-type="float">
            <text:p>48.787</text:p>
          </table:table-cell>
          <table:table-cell/>
          <table:table-cell table:formula="of:=[.$B548]*([.N$4]+[.$B548]*([.N$5]+[.$B548]*([.N$6]+[.$B548]*[.N$7])))/(1+[.$B548]*([.N$8]+[.$B548]*([.N$9]+[.$B548]*[.N$10])))" office:value-type="float" office:value="19.7911676984818" calcext:value-type="float">
            <text:p>19.791</text:p>
          </table:table-cell>
          <table:table-cell table:formula="of:=[.C548]-[.M548]" office:value-type="float" office:value="0.000832301518205014" calcext:value-type="float">
            <text:p>0.00083</text:p>
          </table:table-cell>
          <table:table-cell table:formula="of:=[.N548]*25.38" office:value-type="float" office:value="0.0211238125320433" calcext:value-type="float">
            <text:p>0.021</text:p>
          </table:table-cell>
          <table:table-cell table:formula="of:=ABS([.O548])" office:value-type="float" office:value="0.0211238125320433" calcext:value-type="float">
            <text:p>0.021</text:p>
          </table:table-cell>
          <table:table-cell/>
          <table:table-cell table:formula="of:=[.$B548]*([.S$4]+[.$B548]*([.S$5]+[.$B548]*([.S$6]+[.$B548]*[.S$7])))/(1+[.$B548]*([.S$8]+[.$B548]*([.S$9]+[.$B548]*[.S$10])))" office:value-type="float" office:value="20.4402753808717" calcext:value-type="float">
            <text:p>20.440</text:p>
          </table:table-cell>
          <table:table-cell table:style-name="ce40" table:formula="of:=[.C548]-[.R548]" office:value-type="float" office:value="-0.648275380871663" calcext:value-type="float">
            <text:p>-0.6483</text:p>
          </table:table-cell>
          <table:table-cell table:formula="of:=[.S548]*25.38" office:value-type="float" office:value="-16.4532291665228" calcext:value-type="float">
            <text:p>-16.453</text:p>
          </table:table-cell>
          <table:table-cell table:formula="of:=ABS([.T548])" office:value-type="float" office:value="16.4532291665228" calcext:value-type="float">
            <text:p>16.45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81" calcext:value-type="float">
            <text:p>481</text:p>
          </table:table-cell>
          <table:table-cell office:value-type="float" office:value="19.835" calcext:value-type="float">
            <text:p>19.835</text:p>
          </table:table-cell>
          <table:table-cell/>
          <table:table-cell table:formula="of:=[.$C549]*([.F$4]+[.$C549]*([.F$5]+[.$C549]*([.F$6]+[.$C549]*[.F$7])))/(1+[.$C549]*([.F$8]+[.$C549]*([.F$9]+[.$C549]*[.F$10])))" office:value-type="float" office:value="481.029178677329" calcext:value-type="float">
            <text:p>481.03</text:p>
          </table:table-cell>
          <table:table-cell table:formula="of:=[.B549]-[.E549]" office:value-type="float" office:value="-0.0291786773291847" calcext:value-type="float">
            <text:p>-0.029</text:p>
          </table:table-cell>
          <table:table-cell table:formula="of:=ABS([.F549])" office:value-type="float" office:value="0.0291786773291847" calcext:value-type="float">
            <text:p>0.029</text:p>
          </table:table-cell>
          <table:table-cell/>
          <table:table-cell table:style-name="ce12" table:formula="of:=[.$C549]*([.J$4]+[.$C549]*([.J$5]+[.$C549]*([.J$6]+[.$C549]*[.J$7])))/(1+[.$C549]*([.J$8]+[.$C549]*([.J$9]+[.$C549]*[.J$10])))" office:value-type="float" office:value="530.03254494686" calcext:value-type="float">
            <text:p>530.03</text:p>
          </table:table-cell>
          <table:table-cell table:formula="of:=[.B549]-[.I549]" office:value-type="float" office:value="-49.03254494686" calcext:value-type="float">
            <text:p>-49.033</text:p>
          </table:table-cell>
          <table:table-cell table:formula="of:=ABS([.J549])" office:value-type="float" office:value="49.03254494686" calcext:value-type="float">
            <text:p>49.033</text:p>
          </table:table-cell>
          <table:table-cell/>
          <table:table-cell table:formula="of:=[.$B549]*([.N$4]+[.$B549]*([.N$5]+[.$B549]*([.N$6]+[.$B549]*[.N$7])))/(1+[.$B549]*([.N$8]+[.$B549]*([.N$9]+[.$B549]*[.N$10])))" office:value-type="float" office:value="19.8337270953357" calcext:value-type="float">
            <text:p>19.834</text:p>
          </table:table-cell>
          <table:table-cell table:formula="of:=[.C549]-[.M549]" office:value-type="float" office:value="0.00127290466432939" calcext:value-type="float">
            <text:p>0.00127</text:p>
          </table:table-cell>
          <table:table-cell table:formula="of:=[.N549]*25.38" office:value-type="float" office:value="0.0323063203806799" calcext:value-type="float">
            <text:p>0.032</text:p>
          </table:table-cell>
          <table:table-cell table:formula="of:=ABS([.O549])" office:value-type="float" office:value="0.0323063203806799" calcext:value-type="float">
            <text:p>0.032</text:p>
          </table:table-cell>
          <table:table-cell/>
          <table:table-cell table:formula="of:=[.$B549]*([.S$4]+[.$B549]*([.S$5]+[.$B549]*([.S$6]+[.$B549]*[.S$7])))/(1+[.$B549]*([.S$8]+[.$B549]*([.S$9]+[.$B549]*[.S$10])))" office:value-type="float" office:value="20.4836339383335" calcext:value-type="float">
            <text:p>20.484</text:p>
          </table:table-cell>
          <table:table-cell table:style-name="ce40" table:formula="of:=[.C549]-[.R549]" office:value-type="float" office:value="-0.648633938333468" calcext:value-type="float">
            <text:p>-0.6486</text:p>
          </table:table-cell>
          <table:table-cell table:formula="of:=[.S549]*25.38" office:value-type="float" office:value="-16.4623293549034" calcext:value-type="float">
            <text:p>-16.462</text:p>
          </table:table-cell>
          <table:table-cell table:formula="of:=ABS([.T549])" office:value-type="float" office:value="16.4623293549034" calcext:value-type="float">
            <text:p>16.462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82" calcext:value-type="float">
            <text:p>482</text:p>
          </table:table-cell>
          <table:table-cell office:value-type="float" office:value="19.877" calcext:value-type="float">
            <text:p>19.877</text:p>
          </table:table-cell>
          <table:table-cell/>
          <table:table-cell table:formula="of:=[.$C550]*([.F$4]+[.$C550]*([.F$5]+[.$C550]*([.F$6]+[.$C550]*[.F$7])))/(1+[.$C550]*([.F$8]+[.$C550]*([.F$9]+[.$C550]*[.F$10])))" office:value-type="float" office:value="482.016380898043" calcext:value-type="float">
            <text:p>482.02</text:p>
          </table:table-cell>
          <table:table-cell table:formula="of:=[.B550]-[.E550]" office:value-type="float" office:value="-0.0163808980424847" calcext:value-type="float">
            <text:p>-0.016</text:p>
          </table:table-cell>
          <table:table-cell table:formula="of:=ABS([.F550])" office:value-type="float" office:value="0.0163808980424847" calcext:value-type="float">
            <text:p>0.016</text:p>
          </table:table-cell>
          <table:table-cell/>
          <table:table-cell table:style-name="ce12" table:formula="of:=[.$C550]*([.J$4]+[.$C550]*([.J$5]+[.$C550]*([.J$6]+[.$C550]*[.J$7])))/(1+[.$C550]*([.J$8]+[.$C550]*([.J$9]+[.$C550]*[.J$10])))" office:value-type="float" office:value="531.249489708454" calcext:value-type="float">
            <text:p>531.25</text:p>
          </table:table-cell>
          <table:table-cell table:formula="of:=[.B550]-[.I550]" office:value-type="float" office:value="-49.2494897084541" calcext:value-type="float">
            <text:p>-49.249</text:p>
          </table:table-cell>
          <table:table-cell table:formula="of:=ABS([.J550])" office:value-type="float" office:value="49.2494897084541" calcext:value-type="float">
            <text:p>49.249</text:p>
          </table:table-cell>
          <table:table-cell/>
          <table:table-cell table:formula="of:=[.$B550]*([.N$4]+[.$B550]*([.N$5]+[.$B550]*([.N$6]+[.$B550]*[.N$7])))/(1+[.$B550]*([.N$8]+[.$B550]*([.N$9]+[.$B550]*[.N$10])))" office:value-type="float" office:value="19.8762892686774" calcext:value-type="float">
            <text:p>19.876</text:p>
          </table:table-cell>
          <table:table-cell table:formula="of:=[.C550]-[.M550]" office:value-type="float" office:value="0.00071073132259869" calcext:value-type="float">
            <text:p>0.00071</text:p>
          </table:table-cell>
          <table:table-cell table:formula="of:=[.N550]*25.38" office:value-type="float" office:value="0.0180383609675548" calcext:value-type="float">
            <text:p>0.018</text:p>
          </table:table-cell>
          <table:table-cell table:formula="of:=ABS([.O550])" office:value-type="float" office:value="0.0180383609675548" calcext:value-type="float">
            <text:p>0.018</text:p>
          </table:table-cell>
          <table:table-cell/>
          <table:table-cell table:formula="of:=[.$B550]*([.S$4]+[.$B550]*([.S$5]+[.$B550]*([.S$6]+[.$B550]*[.S$7])))/(1+[.$B550]*([.S$8]+[.$B550]*([.S$9]+[.$B550]*[.S$10])))" office:value-type="float" office:value="20.52699329657" calcext:value-type="float">
            <text:p>20.527</text:p>
          </table:table-cell>
          <table:table-cell table:style-name="ce40" table:formula="of:=[.C550]-[.R550]" office:value-type="float" office:value="-0.649993296569996" calcext:value-type="float">
            <text:p>-0.6500</text:p>
          </table:table-cell>
          <table:table-cell table:formula="of:=[.S550]*25.38" office:value-type="float" office:value="-16.4968298669465" calcext:value-type="float">
            <text:p>-16.497</text:p>
          </table:table-cell>
          <table:table-cell table:formula="of:=ABS([.T550])" office:value-type="float" office:value="16.4968298669465" calcext:value-type="float">
            <text:p>16.49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83" calcext:value-type="float">
            <text:p>483</text:p>
          </table:table-cell>
          <table:table-cell office:value-type="float" office:value="19.92" calcext:value-type="float">
            <text:p>19.920</text:p>
          </table:table-cell>
          <table:table-cell/>
          <table:table-cell table:formula="of:=[.$C551]*([.F$4]+[.$C551]*([.F$5]+[.$C551]*([.F$6]+[.$C551]*[.F$7])))/(1+[.$C551]*([.F$8]+[.$C551]*([.F$9]+[.$C551]*[.F$10])))" office:value-type="float" office:value="483.02702976888" calcext:value-type="float">
            <text:p>483.03</text:p>
          </table:table-cell>
          <table:table-cell table:formula="of:=[.B551]-[.E551]" office:value-type="float" office:value="-0.0270297688796859" calcext:value-type="float">
            <text:p>-0.027</text:p>
          </table:table-cell>
          <table:table-cell table:formula="of:=ABS([.F551])" office:value-type="float" office:value="0.0270297688796859" calcext:value-type="float">
            <text:p>0.027</text:p>
          </table:table-cell>
          <table:table-cell/>
          <table:table-cell table:style-name="ce12" table:formula="of:=[.$C551]*([.J$4]+[.$C551]*([.J$5]+[.$C551]*([.J$6]+[.$C551]*[.J$7])))/(1+[.$C551]*([.J$8]+[.$C551]*([.J$9]+[.$C551]*[.J$10])))" office:value-type="float" office:value="532.495471949878" calcext:value-type="float">
            <text:p>532.50</text:p>
          </table:table-cell>
          <table:table-cell table:formula="of:=[.B551]-[.I551]" office:value-type="float" office:value="-49.4954719498777" calcext:value-type="float">
            <text:p>-49.495</text:p>
          </table:table-cell>
          <table:table-cell table:formula="of:=ABS([.J551])" office:value-type="float" office:value="49.4954719498777" calcext:value-type="float">
            <text:p>49.495</text:p>
          </table:table-cell>
          <table:table-cell/>
          <table:table-cell table:formula="of:=[.$B551]*([.N$4]+[.$B551]*([.N$5]+[.$B551]*([.N$6]+[.$B551]*[.N$7])))/(1+[.$B551]*([.N$8]+[.$B551]*([.N$9]+[.$B551]*[.N$10])))" office:value-type="float" office:value="19.9188541993094" calcext:value-type="float">
            <text:p>19.919</text:p>
          </table:table-cell>
          <table:table-cell table:formula="of:=[.C551]-[.M551]" office:value-type="float" office:value="0.00114580069059755" calcext:value-type="float">
            <text:p>0.00115</text:p>
          </table:table-cell>
          <table:table-cell table:formula="of:=[.N551]*25.38" office:value-type="float" office:value="0.0290804215273659" calcext:value-type="float">
            <text:p>0.029</text:p>
          </table:table-cell>
          <table:table-cell table:formula="of:=ABS([.O551])" office:value-type="float" office:value="0.0290804215273659" calcext:value-type="float">
            <text:p>0.029</text:p>
          </table:table-cell>
          <table:table-cell/>
          <table:table-cell table:formula="of:=[.$B551]*([.S$4]+[.$B551]*([.S$5]+[.$B551]*([.S$6]+[.$B551]*[.S$7])))/(1+[.$B551]*([.S$8]+[.$B551]*([.S$9]+[.$B551]*[.S$10])))" office:value-type="float" office:value="20.5703534518433" calcext:value-type="float">
            <text:p>20.570</text:p>
          </table:table-cell>
          <table:table-cell table:style-name="ce40" table:formula="of:=[.C551]-[.R551]" office:value-type="float" office:value="-0.650353451843269" calcext:value-type="float">
            <text:p>-0.6504</text:p>
          </table:table-cell>
          <table:table-cell table:formula="of:=[.S551]*25.38" office:value-type="float" office:value="-16.5059706077822" calcext:value-type="float">
            <text:p>-16.506</text:p>
          </table:table-cell>
          <table:table-cell table:formula="of:=ABS([.T551])" office:value-type="float" office:value="16.5059706077822" calcext:value-type="float">
            <text:p>16.50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84" calcext:value-type="float">
            <text:p>484</text:p>
          </table:table-cell>
          <table:table-cell office:value-type="float" office:value="19.962" calcext:value-type="float">
            <text:p>19.962</text:p>
          </table:table-cell>
          <table:table-cell/>
          <table:table-cell table:formula="of:=[.$C552]*([.F$4]+[.$C552]*([.F$5]+[.$C552]*([.F$6]+[.$C552]*[.F$7])))/(1+[.$C552]*([.F$8]+[.$C552]*([.F$9]+[.$C552]*[.F$10])))" office:value-type="float" office:value="484.014118817258" calcext:value-type="float">
            <text:p>484.01</text:p>
          </table:table-cell>
          <table:table-cell table:formula="of:=[.B552]-[.E552]" office:value-type="float" office:value="-0.0141188172574971" calcext:value-type="float">
            <text:p>-0.014</text:p>
          </table:table-cell>
          <table:table-cell table:formula="of:=ABS([.F552])" office:value-type="float" office:value="0.0141188172574971" calcext:value-type="float">
            <text:p>0.014</text:p>
          </table:table-cell>
          <table:table-cell/>
          <table:table-cell table:style-name="ce12" table:formula="of:=[.$C552]*([.J$4]+[.$C552]*([.J$5]+[.$C552]*([.J$6]+[.$C552]*[.J$7])))/(1+[.$C552]*([.J$8]+[.$C552]*([.J$9]+[.$C552]*[.J$10])))" office:value-type="float" office:value="533.712538055191" calcext:value-type="float">
            <text:p>533.71</text:p>
          </table:table-cell>
          <table:table-cell table:formula="of:=[.B552]-[.I552]" office:value-type="float" office:value="-49.7125380551914" calcext:value-type="float">
            <text:p>-49.713</text:p>
          </table:table-cell>
          <table:table-cell table:formula="of:=ABS([.J552])" office:value-type="float" office:value="49.7125380551914" calcext:value-type="float">
            <text:p>49.713</text:p>
          </table:table-cell>
          <table:table-cell/>
          <table:table-cell table:formula="of:=[.$B552]*([.N$4]+[.$B552]*([.N$5]+[.$B552]*([.N$6]+[.$B552]*[.N$7])))/(1+[.$B552]*([.N$8]+[.$B552]*([.N$9]+[.$B552]*[.N$10])))" office:value-type="float" office:value="19.961421868215" calcext:value-type="float">
            <text:p>19.961</text:p>
          </table:table-cell>
          <table:table-cell table:formula="of:=[.C552]-[.M552]" office:value-type="float" office:value="0.000578131785001546" calcext:value-type="float">
            <text:p>0.00058</text:p>
          </table:table-cell>
          <table:table-cell table:formula="of:=[.N552]*25.38" office:value-type="float" office:value="0.0146729847033392" calcext:value-type="float">
            <text:p>0.015</text:p>
          </table:table-cell>
          <table:table-cell table:formula="of:=ABS([.O552])" office:value-type="float" office:value="0.0146729847033392" calcext:value-type="float">
            <text:p>0.015</text:p>
          </table:table-cell>
          <table:table-cell/>
          <table:table-cell table:formula="of:=[.$B552]*([.S$4]+[.$B552]*([.S$5]+[.$B552]*([.S$6]+[.$B552]*[.S$7])))/(1+[.$B552]*([.S$8]+[.$B552]*([.S$9]+[.$B552]*[.S$10])))" office:value-type="float" office:value="20.6137144004386" calcext:value-type="float">
            <text:p>20.614</text:p>
          </table:table-cell>
          <table:table-cell table:style-name="ce40" table:formula="of:=[.C552]-[.R552]" office:value-type="float" office:value="-0.651714400438578" calcext:value-type="float">
            <text:p>-0.6517</text:p>
          </table:table-cell>
          <table:table-cell table:formula="of:=[.S552]*25.38" office:value-type="float" office:value="-16.5405114831311" calcext:value-type="float">
            <text:p>-16.541</text:p>
          </table:table-cell>
          <table:table-cell table:formula="of:=ABS([.T552])" office:value-type="float" office:value="16.5405114831311" calcext:value-type="float">
            <text:p>16.54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85" calcext:value-type="float">
            <text:p>485</text:p>
          </table:table-cell>
          <table:table-cell office:value-type="float" office:value="20.005" calcext:value-type="float">
            <text:p>20.005</text:p>
          </table:table-cell>
          <table:table-cell/>
          <table:table-cell table:formula="of:=[.$C553]*([.F$4]+[.$C553]*([.F$5]+[.$C553]*([.F$6]+[.$C553]*[.F$7])))/(1+[.$C553]*([.F$8]+[.$C553]*([.F$9]+[.$C553]*[.F$10])))" office:value-type="float" office:value="485.024652744689" calcext:value-type="float">
            <text:p>485.02</text:p>
          </table:table-cell>
          <table:table-cell table:formula="of:=[.B553]-[.E553]" office:value-type="float" office:value="-0.0246527446886944" calcext:value-type="float">
            <text:p>-0.025</text:p>
          </table:table-cell>
          <table:table-cell table:formula="of:=ABS([.F553])" office:value-type="float" office:value="0.0246527446886944" calcext:value-type="float">
            <text:p>0.025</text:p>
          </table:table-cell>
          <table:table-cell/>
          <table:table-cell table:style-name="ce12" table:formula="of:=[.$C553]*([.J$4]+[.$C553]*([.J$5]+[.$C553]*([.J$6]+[.$C553]*[.J$7])))/(1+[.$C553]*([.J$8]+[.$C553]*([.J$9]+[.$C553]*[.J$10])))" office:value-type="float" office:value="534.958642580075" calcext:value-type="float">
            <text:p>534.96</text:p>
          </table:table-cell>
          <table:table-cell table:formula="of:=[.B553]-[.I553]" office:value-type="float" office:value="-49.9586425800745" calcext:value-type="float">
            <text:p>-49.959</text:p>
          </table:table-cell>
          <table:table-cell table:formula="of:=ABS([.J553])" office:value-type="float" office:value="49.9586425800745" calcext:value-type="float">
            <text:p>49.959</text:p>
          </table:table-cell>
          <table:table-cell/>
          <table:table-cell table:formula="of:=[.$B553]*([.N$4]+[.$B553]*([.N$5]+[.$B553]*([.N$6]+[.$B553]*[.N$7])))/(1+[.$B553]*([.N$8]+[.$B553]*([.N$9]+[.$B553]*[.N$10])))" office:value-type="float" office:value="20.0039922565564" calcext:value-type="float">
            <text:p>20.004</text:p>
          </table:table-cell>
          <table:table-cell table:formula="of:=[.C553]-[.M553]" office:value-type="float" office:value="0.0010077434436262" calcext:value-type="float">
            <text:p>0.00101</text:p>
          </table:table-cell>
          <table:table-cell table:formula="of:=[.N553]*25.38" office:value-type="float" office:value="0.0255765285992329" calcext:value-type="float">
            <text:p>0.026</text:p>
          </table:table-cell>
          <table:table-cell table:formula="of:=ABS([.O553])" office:value-type="float" office:value="0.0255765285992329" calcext:value-type="float">
            <text:p>0.026</text:p>
          </table:table-cell>
          <table:table-cell/>
          <table:table-cell table:formula="of:=[.$B553]*([.S$4]+[.$B553]*([.S$5]+[.$B553]*([.S$6]+[.$B553]*[.S$7])))/(1+[.$B553]*([.S$8]+[.$B553]*([.S$9]+[.$B553]*[.S$10])))" office:value-type="float" office:value="20.6570761386642" calcext:value-type="float">
            <text:p>20.657</text:p>
          </table:table-cell>
          <table:table-cell table:style-name="ce40" table:formula="of:=[.C553]-[.R553]" office:value-type="float" office:value="-0.652076138664214" calcext:value-type="float">
            <text:p>-0.6521</text:p>
          </table:table-cell>
          <table:table-cell table:formula="of:=[.S553]*25.38" office:value-type="float" office:value="-16.5496923992977" calcext:value-type="float">
            <text:p>-16.550</text:p>
          </table:table-cell>
          <table:table-cell table:formula="of:=ABS([.T553])" office:value-type="float" office:value="16.5496923992977" calcext:value-type="float">
            <text:p>16.55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86" calcext:value-type="float">
            <text:p>486</text:p>
          </table:table-cell>
          <table:table-cell office:value-type="float" office:value="20.048" calcext:value-type="float">
            <text:p>20.048</text:p>
          </table:table-cell>
          <table:table-cell/>
          <table:table-cell table:formula="of:=[.$C554]*([.F$4]+[.$C554]*([.F$5]+[.$C554]*([.F$6]+[.$C554]*[.F$7])))/(1+[.$C554]*([.F$8]+[.$C554]*([.F$9]+[.$C554]*[.F$10])))" office:value-type="float" office:value="486.035129219139" calcext:value-type="float">
            <text:p>486.04</text:p>
          </table:table-cell>
          <table:table-cell table:formula="of:=[.B554]-[.E554]" office:value-type="float" office:value="-0.0351292191391508" calcext:value-type="float">
            <text:p>-0.035</text:p>
          </table:table-cell>
          <table:table-cell table:formula="of:=ABS([.F554])" office:value-type="float" office:value="0.0351292191391508" calcext:value-type="float">
            <text:p>0.035</text:p>
          </table:table-cell>
          <table:table-cell/>
          <table:table-cell table:style-name="ce12" table:formula="of:=[.$C554]*([.J$4]+[.$C554]*([.J$5]+[.$C554]*([.J$6]+[.$C554]*[.J$7])))/(1+[.$C554]*([.J$8]+[.$C554]*([.J$9]+[.$C554]*[.J$10])))" office:value-type="float" office:value="536.204807499986" calcext:value-type="float">
            <text:p>536.20</text:p>
          </table:table-cell>
          <table:table-cell table:formula="of:=[.B554]-[.I554]" office:value-type="float" office:value="-50.2048074999858" calcext:value-type="float">
            <text:p>-50.205</text:p>
          </table:table-cell>
          <table:table-cell table:formula="of:=ABS([.J554])" office:value-type="float" office:value="50.2048074999858" calcext:value-type="float">
            <text:p>50.205</text:p>
          </table:table-cell>
          <table:table-cell/>
          <table:table-cell table:formula="of:=[.$B554]*([.N$4]+[.$B554]*([.N$5]+[.$B554]*([.N$6]+[.$B554]*[.N$7])))/(1+[.$B554]*([.N$8]+[.$B554]*([.N$9]+[.$B554]*[.N$10])))" office:value-type="float" office:value="20.0465653456726" calcext:value-type="float">
            <text:p>20.047</text:p>
          </table:table-cell>
          <table:table-cell table:formula="of:=[.C554]-[.M554]" office:value-type="float" office:value="0.00143465432736889" calcext:value-type="float">
            <text:p>0.00143</text:p>
          </table:table-cell>
          <table:table-cell table:formula="of:=[.N554]*25.38" office:value-type="float" office:value="0.0364115268286224" calcext:value-type="float">
            <text:p>0.036</text:p>
          </table:table-cell>
          <table:table-cell table:formula="of:=ABS([.O554])" office:value-type="float" office:value="0.0364115268286224" calcext:value-type="float">
            <text:p>0.036</text:p>
          </table:table-cell>
          <table:table-cell/>
          <table:table-cell table:formula="of:=[.$B554]*([.S$4]+[.$B554]*([.S$5]+[.$B554]*([.S$6]+[.$B554]*[.S$7])))/(1+[.$B554]*([.S$8]+[.$B554]*([.S$9]+[.$B554]*[.S$10])))" office:value-type="float" office:value="20.7004386628514" calcext:value-type="float">
            <text:p>20.700</text:p>
          </table:table-cell>
          <table:table-cell table:style-name="ce40" table:formula="of:=[.C554]-[.R554]" office:value-type="float" office:value="-0.652438662851392" calcext:value-type="float">
            <text:p>-0.6524</text:p>
          </table:table-cell>
          <table:table-cell table:formula="of:=[.S554]*25.38" office:value-type="float" office:value="-16.5588932631683" calcext:value-type="float">
            <text:p>-16.559</text:p>
          </table:table-cell>
          <table:table-cell table:formula="of:=ABS([.T554])" office:value-type="float" office:value="16.5588932631683" calcext:value-type="float">
            <text:p>16.55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87" calcext:value-type="float">
            <text:p>487</text:p>
          </table:table-cell>
          <table:table-cell office:value-type="float" office:value="20.09" calcext:value-type="float">
            <text:p>20.090</text:p>
          </table:table-cell>
          <table:table-cell/>
          <table:table-cell table:formula="of:=[.$C555]*([.F$4]+[.$C555]*([.F$5]+[.$C555]*([.F$6]+[.$C555]*[.F$7])))/(1+[.$C555]*([.F$8]+[.$C555]*([.F$9]+[.$C555]*[.F$10])))" office:value-type="float" office:value="487.022051217275" calcext:value-type="float">
            <text:p>487.02</text:p>
          </table:table-cell>
          <table:table-cell table:formula="of:=[.B555]-[.E555]" office:value-type="float" office:value="-0.022051217275191" calcext:value-type="float">
            <text:p>-0.022</text:p>
          </table:table-cell>
          <table:table-cell table:formula="of:=ABS([.F555])" office:value-type="float" office:value="0.022051217275191" calcext:value-type="float">
            <text:p>0.022</text:p>
          </table:table-cell>
          <table:table-cell/>
          <table:table-cell table:style-name="ce12" table:formula="of:=[.$C555]*([.J$4]+[.$C555]*([.J$5]+[.$C555]*([.J$6]+[.$C555]*[.J$7])))/(1+[.$C555]*([.J$8]+[.$C555]*([.J$9]+[.$C555]*[.J$10])))" office:value-type="float" office:value="537.422049215236" calcext:value-type="float">
            <text:p>537.42</text:p>
          </table:table-cell>
          <table:table-cell table:formula="of:=[.B555]-[.I555]" office:value-type="float" office:value="-50.4220492152358" calcext:value-type="float">
            <text:p>-50.422</text:p>
          </table:table-cell>
          <table:table-cell table:formula="of:=ABS([.J555])" office:value-type="float" office:value="50.4220492152358" calcext:value-type="float">
            <text:p>50.422</text:p>
          </table:table-cell>
          <table:table-cell/>
          <table:table-cell table:formula="of:=[.$B555]*([.N$4]+[.$B555]*([.N$5]+[.$B555]*([.N$6]+[.$B555]*[.N$7])))/(1+[.$B555]*([.N$8]+[.$B555]*([.N$9]+[.$B555]*[.N$10])))" office:value-type="float" office:value="20.0891411170778" calcext:value-type="float">
            <text:p>20.089</text:p>
          </table:table-cell>
          <table:table-cell table:formula="of:=[.C555]-[.M555]" office:value-type="float" office:value="0.000858882922234017" calcext:value-type="float">
            <text:p>0.00086</text:p>
          </table:table-cell>
          <table:table-cell table:formula="of:=[.N555]*25.38" office:value-type="float" office:value="0.0217984485662993" calcext:value-type="float">
            <text:p>0.022</text:p>
          </table:table-cell>
          <table:table-cell table:formula="of:=ABS([.O555])" office:value-type="float" office:value="0.0217984485662993" calcext:value-type="float">
            <text:p>0.022</text:p>
          </table:table-cell>
          <table:table-cell/>
          <table:table-cell table:formula="of:=[.$B555]*([.S$4]+[.$B555]*([.S$5]+[.$B555]*([.S$6]+[.$B555]*[.S$7])))/(1+[.$B555]*([.S$8]+[.$B555]*([.S$9]+[.$B555]*[.S$10])))" office:value-type="float" office:value="20.743801969354" calcext:value-type="float">
            <text:p>20.744</text:p>
          </table:table-cell>
          <table:table-cell table:style-name="ce40" table:formula="of:=[.C555]-[.R555]" office:value-type="float" office:value="-0.653801969353971" calcext:value-type="float">
            <text:p>-0.6538</text:p>
          </table:table-cell>
          <table:table-cell table:formula="of:=[.S555]*25.38" office:value-type="float" office:value="-16.5934939822038" calcext:value-type="float">
            <text:p>-16.593</text:p>
          </table:table-cell>
          <table:table-cell table:formula="of:=ABS([.T555])" office:value-type="float" office:value="16.5934939822038" calcext:value-type="float">
            <text:p>16.59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88" calcext:value-type="float">
            <text:p>488</text:p>
          </table:table-cell>
          <table:table-cell office:value-type="float" office:value="20.133" calcext:value-type="float">
            <text:p>20.133</text:p>
          </table:table-cell>
          <table:table-cell/>
          <table:table-cell table:formula="of:=[.$C556]*([.F$4]+[.$C556]*([.F$5]+[.$C556]*([.F$6]+[.$C556]*[.F$7])))/(1+[.$C556]*([.F$8]+[.$C556]*([.F$9]+[.$C556]*[.F$10])))" office:value-type="float" office:value="488.032415471375" calcext:value-type="float">
            <text:p>488.03</text:p>
          </table:table-cell>
          <table:table-cell table:formula="of:=[.B556]-[.E556]" office:value-type="float" office:value="-0.0324154713744633" calcext:value-type="float">
            <text:p>-0.032</text:p>
          </table:table-cell>
          <table:table-cell table:formula="of:=ABS([.F556])" office:value-type="float" office:value="0.0324154713744633" calcext:value-type="float">
            <text:p>0.032</text:p>
          </table:table-cell>
          <table:table-cell/>
          <table:table-cell table:style-name="ce12" table:formula="of:=[.$C556]*([.J$4]+[.$C556]*([.J$5]+[.$C556]*([.J$6]+[.$C556]*[.J$7])))/(1+[.$C556]*([.J$8]+[.$C556]*([.J$9]+[.$C556]*[.J$10])))" office:value-type="float" office:value="538.668330675738" calcext:value-type="float">
            <text:p>538.67</text:p>
          </table:table-cell>
          <table:table-cell table:formula="of:=[.B556]-[.I556]" office:value-type="float" office:value="-50.6683306757382" calcext:value-type="float">
            <text:p>-50.668</text:p>
          </table:table-cell>
          <table:table-cell table:formula="of:=ABS([.J556])" office:value-type="float" office:value="50.6683306757382" calcext:value-type="float">
            <text:p>50.668</text:p>
          </table:table-cell>
          <table:table-cell/>
          <table:table-cell table:formula="of:=[.$B556]*([.N$4]+[.$B556]*([.N$5]+[.$B556]*([.N$6]+[.$B556]*[.N$7])))/(1+[.$B556]*([.N$8]+[.$B556]*([.N$9]+[.$B556]*[.N$10])))" office:value-type="float" office:value="20.1317195524587" calcext:value-type="float">
            <text:p>20.132</text:p>
          </table:table-cell>
          <table:table-cell table:formula="of:=[.C556]-[.M556]" office:value-type="float" office:value="0.00128044754128354" calcext:value-type="float">
            <text:p>0.00128</text:p>
          </table:table-cell>
          <table:table-cell table:formula="of:=[.N556]*25.38" office:value-type="float" office:value="0.0324977585977761" calcext:value-type="float">
            <text:p>0.032</text:p>
          </table:table-cell>
          <table:table-cell table:formula="of:=ABS([.O556])" office:value-type="float" office:value="0.0324977585977761" calcext:value-type="float">
            <text:p>0.032</text:p>
          </table:table-cell>
          <table:table-cell/>
          <table:table-cell table:formula="of:=[.$B556]*([.S$4]+[.$B556]*([.S$5]+[.$B556]*([.S$6]+[.$B556]*[.S$7])))/(1+[.$B556]*([.S$8]+[.$B556]*([.S$9]+[.$B556]*[.S$10])))" office:value-type="float" office:value="20.7871660545483" calcext:value-type="float">
            <text:p>20.787</text:p>
          </table:table-cell>
          <table:table-cell table:style-name="ce40" table:formula="of:=[.C556]-[.R556]" office:value-type="float" office:value="-0.654166054548341" calcext:value-type="float">
            <text:p>-0.6542</text:p>
          </table:table-cell>
          <table:table-cell table:formula="of:=[.S556]*25.38" office:value-type="float" office:value="-16.6027344644369" calcext:value-type="float">
            <text:p>-16.603</text:p>
          </table:table-cell>
          <table:table-cell table:formula="of:=ABS([.T556])" office:value-type="float" office:value="16.6027344644369" calcext:value-type="float">
            <text:p>16.60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89" calcext:value-type="float">
            <text:p>489</text:p>
          </table:table-cell>
          <table:table-cell office:value-type="float" office:value="20.175" calcext:value-type="float">
            <text:p>20.175</text:p>
          </table:table-cell>
          <table:table-cell/>
          <table:table-cell table:formula="of:=[.$C557]*([.F$4]+[.$C557]*([.F$5]+[.$C557]*([.F$6]+[.$C557]*[.F$7])))/(1+[.$C557]*([.F$8]+[.$C557]*([.F$9]+[.$C557]*[.F$10])))" office:value-type="float" office:value="489.019228723517" calcext:value-type="float">
            <text:p>489.02</text:p>
          </table:table-cell>
          <table:table-cell table:formula="of:=[.B557]-[.E557]" office:value-type="float" office:value="-0.0192287235167328" calcext:value-type="float">
            <text:p>-0.019</text:p>
          </table:table-cell>
          <table:table-cell table:formula="of:=ABS([.F557])" office:value-type="float" office:value="0.0192287235167328" calcext:value-type="float">
            <text:p>0.019</text:p>
          </table:table-cell>
          <table:table-cell/>
          <table:table-cell table:style-name="ce12" table:formula="of:=[.$C557]*([.J$4]+[.$C557]*([.J$5]+[.$C557]*([.J$6]+[.$C557]*[.J$7])))/(1+[.$C557]*([.J$8]+[.$C557]*([.J$9]+[.$C557]*[.J$10])))" office:value-type="float" office:value="539.885684399764" calcext:value-type="float">
            <text:p>539.89</text:p>
          </table:table-cell>
          <table:table-cell table:formula="of:=[.B557]-[.I557]" office:value-type="float" office:value="-50.8856843997637" calcext:value-type="float">
            <text:p>-50.886</text:p>
          </table:table-cell>
          <table:table-cell table:formula="of:=ABS([.J557])" office:value-type="float" office:value="50.8856843997637" calcext:value-type="float">
            <text:p>50.886</text:p>
          </table:table-cell>
          <table:table-cell/>
          <table:table-cell table:formula="of:=[.$B557]*([.N$4]+[.$B557]*([.N$5]+[.$B557]*([.N$6]+[.$B557]*[.N$7])))/(1+[.$B557]*([.N$8]+[.$B557]*([.N$9]+[.$B557]*[.N$10])))" office:value-type="float" office:value="20.1743006336735" calcext:value-type="float">
            <text:p>20.174</text:p>
          </table:table-cell>
          <table:table-cell table:formula="of:=[.C557]-[.M557]" office:value-type="float" office:value="0.000699366326529116" calcext:value-type="float">
            <text:p>0.00070</text:p>
          </table:table-cell>
          <table:table-cell table:formula="of:=[.N557]*25.38" office:value-type="float" office:value="0.017749917367309" calcext:value-type="float">
            <text:p>0.018</text:p>
          </table:table-cell>
          <table:table-cell table:formula="of:=ABS([.O557])" office:value-type="float" office:value="0.017749917367309" calcext:value-type="float">
            <text:p>0.018</text:p>
          </table:table-cell>
          <table:table-cell/>
          <table:table-cell table:formula="of:=[.$B557]*([.S$4]+[.$B557]*([.S$5]+[.$B557]*([.S$6]+[.$B557]*[.S$7])))/(1+[.$B557]*([.S$8]+[.$B557]*([.S$9]+[.$B557]*[.S$10])))" office:value-type="float" office:value="20.8305309148333" calcext:value-type="float">
            <text:p>20.831</text:p>
          </table:table-cell>
          <table:table-cell table:style-name="ce40" table:formula="of:=[.C557]-[.R557]" office:value-type="float" office:value="-0.655530914833264" calcext:value-type="float">
            <text:p>-0.6555</text:p>
          </table:table-cell>
          <table:table-cell table:formula="of:=[.S557]*25.38" office:value-type="float" office:value="-16.6373746184682" calcext:value-type="float">
            <text:p>-16.637</text:p>
          </table:table-cell>
          <table:table-cell table:formula="of:=ABS([.T557])" office:value-type="float" office:value="16.6373746184682" calcext:value-type="float">
            <text:p>16.63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90" calcext:value-type="float">
            <text:p>490</text:p>
          </table:table-cell>
          <table:table-cell office:value-type="float" office:value="20.218" calcext:value-type="float">
            <text:p>20.218</text:p>
          </table:table-cell>
          <table:table-cell/>
          <table:table-cell table:formula="of:=[.$C558]*([.F$4]+[.$C558]*([.F$5]+[.$C558]*([.F$6]+[.$C558]*[.F$7])))/(1+[.$C558]*([.F$8]+[.$C558]*([.F$9]+[.$C558]*[.F$10])))" office:value-type="float" office:value="490.02948251829" calcext:value-type="float">
            <text:p>490.03</text:p>
          </table:table-cell>
          <table:table-cell table:formula="of:=[.B558]-[.E558]" office:value-type="float" office:value="-0.029482518289683" calcext:value-type="float">
            <text:p>-0.029</text:p>
          </table:table-cell>
          <table:table-cell table:formula="of:=ABS([.F558])" office:value-type="float" office:value="0.029482518289683" calcext:value-type="float">
            <text:p>0.029</text:p>
          </table:table-cell>
          <table:table-cell/>
          <table:table-cell table:style-name="ce12" table:formula="of:=[.$C558]*([.J$4]+[.$C558]*([.J$5]+[.$C558]*([.J$6]+[.$C558]*[.J$7])))/(1+[.$C558]*([.J$8]+[.$C558]*([.J$9]+[.$C558]*[.J$10])))" office:value-type="float" office:value="541.132078691602" calcext:value-type="float">
            <text:p>541.13</text:p>
          </table:table-cell>
          <table:table-cell table:formula="of:=[.B558]-[.I558]" office:value-type="float" office:value="-51.1320786916016" calcext:value-type="float">
            <text:p>-51.132</text:p>
          </table:table-cell>
          <table:table-cell table:formula="of:=ABS([.J558])" office:value-type="float" office:value="51.1320786916016" calcext:value-type="float">
            <text:p>51.132</text:p>
          </table:table-cell>
          <table:table-cell/>
          <table:table-cell table:formula="of:=[.$B558]*([.N$4]+[.$B558]*([.N$5]+[.$B558]*([.N$6]+[.$B558]*[.N$7])))/(1+[.$B558]*([.N$8]+[.$B558]*([.N$9]+[.$B558]*[.N$10])))" office:value-type="float" office:value="20.2168843427491" calcext:value-type="float">
            <text:p>20.217</text:p>
          </table:table-cell>
          <table:table-cell table:formula="of:=[.C558]-[.M558]" office:value-type="float" office:value="0.00111565725090301" calcext:value-type="float">
            <text:p>0.00112</text:p>
          </table:table-cell>
          <table:table-cell table:formula="of:=[.N558]*25.38" office:value-type="float" office:value="0.0283153810279185" calcext:value-type="float">
            <text:p>0.028</text:p>
          </table:table-cell>
          <table:table-cell table:formula="of:=ABS([.O558])" office:value-type="float" office:value="0.0283153810279185" calcext:value-type="float">
            <text:p>0.028</text:p>
          </table:table-cell>
          <table:table-cell/>
          <table:table-cell table:formula="of:=[.$B558]*([.S$4]+[.$B558]*([.S$5]+[.$B558]*([.S$6]+[.$B558]*[.S$7])))/(1+[.$B558]*([.S$8]+[.$B558]*([.S$9]+[.$B558]*[.S$10])))" office:value-type="float" office:value="20.8738965466296" calcext:value-type="float">
            <text:p>20.874</text:p>
          </table:table-cell>
          <table:table-cell table:style-name="ce40" table:formula="of:=[.C558]-[.R558]" office:value-type="float" office:value="-0.65589654662962" calcext:value-type="float">
            <text:p>-0.6559</text:p>
          </table:table-cell>
          <table:table-cell table:formula="of:=[.S558]*25.38" office:value-type="float" office:value="-16.6466543534598" calcext:value-type="float">
            <text:p>-16.647</text:p>
          </table:table-cell>
          <table:table-cell table:formula="of:=ABS([.T558])" office:value-type="float" office:value="16.6466543534598" calcext:value-type="float">
            <text:p>16.64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91" calcext:value-type="float">
            <text:p>491</text:p>
          </table:table-cell>
          <table:table-cell office:value-type="float" office:value="20.261" calcext:value-type="float">
            <text:p>20.261</text:p>
          </table:table-cell>
          <table:table-cell/>
          <table:table-cell table:formula="of:=[.$C559]*([.F$4]+[.$C559]*([.F$5]+[.$C559]*([.F$6]+[.$C559]*[.F$7])))/(1+[.$C559]*([.F$8]+[.$C559]*([.F$9]+[.$C559]*[.F$10])))" office:value-type="float" office:value="491.039681092721" calcext:value-type="float">
            <text:p>491.04</text:p>
          </table:table-cell>
          <table:table-cell table:formula="of:=[.B559]-[.E559]" office:value-type="float" office:value="-0.0396810927213096" calcext:value-type="float">
            <text:p>-0.040</text:p>
          </table:table-cell>
          <table:table-cell table:formula="of:=ABS([.F559])" office:value-type="float" office:value="0.0396810927213096" calcext:value-type="float">
            <text:p>0.040</text:p>
          </table:table-cell>
          <table:table-cell/>
          <table:table-cell table:style-name="ce12" table:formula="of:=[.$C559]*([.J$4]+[.$C559]*([.J$5]+[.$C559]*([.J$6]+[.$C559]*[.J$7])))/(1+[.$C559]*([.J$8]+[.$C559]*([.J$9]+[.$C559]*[.J$10])))" office:value-type="float" office:value="542.378528675913" calcext:value-type="float">
            <text:p>542.38</text:p>
          </table:table-cell>
          <table:table-cell table:formula="of:=[.B559]-[.I559]" office:value-type="float" office:value="-51.3785286759129" calcext:value-type="float">
            <text:p>-51.379</text:p>
          </table:table-cell>
          <table:table-cell table:formula="of:=ABS([.J559])" office:value-type="float" office:value="51.3785286759129" calcext:value-type="float">
            <text:p>51.379</text:p>
          </table:table-cell>
          <table:table-cell/>
          <table:table-cell table:formula="of:=[.$B559]*([.N$4]+[.$B559]*([.N$5]+[.$B559]*([.N$6]+[.$B559]*[.N$7])))/(1+[.$B559]*([.N$8]+[.$B559]*([.N$9]+[.$B559]*[.N$10])))" office:value-type="float" office:value="20.2594706618799" calcext:value-type="float">
            <text:p>20.259</text:p>
          </table:table-cell>
          <table:table-cell table:formula="of:=[.C559]-[.M559]" office:value-type="float" office:value="0.00152933812009337" calcext:value-type="float">
            <text:p>0.00153</text:p>
          </table:table-cell>
          <table:table-cell table:formula="of:=[.N559]*25.38" office:value-type="float" office:value="0.0388146014879698" calcext:value-type="float">
            <text:p>0.039</text:p>
          </table:table-cell>
          <table:table-cell table:formula="of:=ABS([.O559])" office:value-type="float" office:value="0.0388146014879698" calcext:value-type="float">
            <text:p>0.039</text:p>
          </table:table-cell>
          <table:table-cell/>
          <table:table-cell table:formula="of:=[.$B559]*([.S$4]+[.$B559]*([.S$5]+[.$B559]*([.S$6]+[.$B559]*[.S$7])))/(1+[.$B559]*([.S$8]+[.$B559]*([.S$9]+[.$B559]*[.S$10])))" office:value-type="float" office:value="20.9172629463803" calcext:value-type="float">
            <text:p>20.917</text:p>
          </table:table-cell>
          <table:table-cell table:style-name="ce40" table:formula="of:=[.C559]-[.R559]" office:value-type="float" office:value="-0.656262946380338" calcext:value-type="float">
            <text:p>-0.6563</text:p>
          </table:table-cell>
          <table:table-cell table:formula="of:=[.S559]*25.38" office:value-type="float" office:value="-16.655953579133" calcext:value-type="float">
            <text:p>-16.656</text:p>
          </table:table-cell>
          <table:table-cell table:formula="of:=ABS([.T559])" office:value-type="float" office:value="16.655953579133" calcext:value-type="float">
            <text:p>16.656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92" calcext:value-type="float">
            <text:p>492</text:p>
          </table:table-cell>
          <table:table-cell office:value-type="float" office:value="20.303" calcext:value-type="float">
            <text:p>20.303</text:p>
          </table:table-cell>
          <table:table-cell/>
          <table:table-cell table:formula="of:=[.$C560]*([.F$4]+[.$C560]*([.F$5]+[.$C560]*([.F$6]+[.$C560]*[.F$7])))/(1+[.$C560]*([.F$8]+[.$C560]*([.F$9]+[.$C560]*[.F$10])))" office:value-type="float" office:value="492.026333786344" calcext:value-type="float">
            <text:p>492.03</text:p>
          </table:table-cell>
          <table:table-cell table:formula="of:=[.B560]-[.E560]" office:value-type="float" office:value="-0.0263337863440825" calcext:value-type="float">
            <text:p>-0.026</text:p>
          </table:table-cell>
          <table:table-cell table:formula="of:=ABS([.F560])" office:value-type="float" office:value="0.0263337863440825" calcext:value-type="float">
            <text:p>0.026</text:p>
          </table:table-cell>
          <table:table-cell/>
          <table:table-cell table:style-name="ce12" table:formula="of:=[.$C560]*([.J$4]+[.$C560]*([.J$5]+[.$C560]*([.J$6]+[.$C560]*[.J$7])))/(1+[.$C560]*([.J$8]+[.$C560]*([.J$9]+[.$C560]*[.J$10])))" office:value-type="float" office:value="543.596044336603" calcext:value-type="float">
            <text:p>543.60</text:p>
          </table:table-cell>
          <table:table-cell table:formula="of:=[.B560]-[.I560]" office:value-type="float" office:value="-51.596044336603" calcext:value-type="float">
            <text:p>-51.596</text:p>
          </table:table-cell>
          <table:table-cell table:formula="of:=ABS([.J560])" office:value-type="float" office:value="51.596044336603" calcext:value-type="float">
            <text:p>51.596</text:p>
          </table:table-cell>
          <table:table-cell/>
          <table:table-cell table:formula="of:=[.$B560]*([.N$4]+[.$B560]*([.N$5]+[.$B560]*([.N$6]+[.$B560]*[.N$7])))/(1+[.$B560]*([.N$8]+[.$B560]*([.N$9]+[.$B560]*[.N$10])))" office:value-type="float" office:value="20.3020595734256" calcext:value-type="float">
            <text:p>20.302</text:p>
          </table:table-cell>
          <table:table-cell table:formula="of:=[.C560]-[.M560]" office:value-type="float" office:value="0.00094042657443083" calcext:value-type="float">
            <text:p>0.00094</text:p>
          </table:table-cell>
          <table:table-cell table:formula="of:=[.N560]*25.38" office:value-type="float" office:value="0.0238680264590545" calcext:value-type="float">
            <text:p>0.024</text:p>
          </table:table-cell>
          <table:table-cell table:formula="of:=ABS([.O560])" office:value-type="float" office:value="0.0238680264590545" calcext:value-type="float">
            <text:p>0.024</text:p>
          </table:table-cell>
          <table:table-cell/>
          <table:table-cell table:formula="of:=[.$B560]*([.S$4]+[.$B560]*([.S$5]+[.$B560]*([.S$6]+[.$B560]*[.S$7])))/(1+[.$B560]*([.S$8]+[.$B560]*([.S$9]+[.$B560]*[.S$10])))" office:value-type="float" office:value="20.9606301105501" calcext:value-type="float">
            <text:p>20.961</text:p>
          </table:table-cell>
          <table:table-cell table:style-name="ce40" table:formula="of:=[.C560]-[.R560]" office:value-type="float" office:value="-0.657630110550148" calcext:value-type="float">
            <text:p>-0.6576</text:p>
          </table:table-cell>
          <table:table-cell table:formula="of:=[.S560]*25.38" office:value-type="float" office:value="-16.6906522057628" calcext:value-type="float">
            <text:p>-16.691</text:p>
          </table:table-cell>
          <table:table-cell table:formula="of:=ABS([.T560])" office:value-type="float" office:value="16.6906522057628" calcext:value-type="float">
            <text:p>16.69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93" calcext:value-type="float">
            <text:p>493</text:p>
          </table:table-cell>
          <table:table-cell office:value-type="float" office:value="20.346" calcext:value-type="float">
            <text:p>20.346</text:p>
          </table:table-cell>
          <table:table-cell/>
          <table:table-cell table:formula="of:=[.$C561]*([.F$4]+[.$C561]*([.F$5]+[.$C561]*([.F$6]+[.$C561]*[.F$7])))/(1+[.$C561]*([.F$8]+[.$C561]*([.F$9]+[.$C561]*[.F$10])))" office:value-type="float" office:value="493.036424484511" calcext:value-type="float">
            <text:p>493.04</text:p>
          </table:table-cell>
          <table:table-cell table:formula="of:=[.B561]-[.E561]" office:value-type="float" office:value="-0.0364244845113717" calcext:value-type="float">
            <text:p>-0.036</text:p>
          </table:table-cell>
          <table:table-cell table:formula="of:=ABS([.F561])" office:value-type="float" office:value="0.0364244845113717" calcext:value-type="float">
            <text:p>0.036</text:p>
          </table:table-cell>
          <table:table-cell/>
          <table:table-cell table:style-name="ce12" table:formula="of:=[.$C561]*([.J$4]+[.$C561]*([.J$5]+[.$C561]*([.J$6]+[.$C561]*[.J$7])))/(1+[.$C561]*([.J$8]+[.$C561]*([.J$9]+[.$C561]*[.J$10])))" office:value-type="float" office:value="544.842601719508" calcext:value-type="float">
            <text:p>544.84</text:p>
          </table:table-cell>
          <table:table-cell table:formula="of:=[.B561]-[.I561]" office:value-type="float" office:value="-51.8426017195077" calcext:value-type="float">
            <text:p>-51.843</text:p>
          </table:table-cell>
          <table:table-cell table:formula="of:=ABS([.J561])" office:value-type="float" office:value="51.8426017195077" calcext:value-type="float">
            <text:p>51.843</text:p>
          </table:table-cell>
          <table:table-cell/>
          <table:table-cell table:formula="of:=[.$B561]*([.N$4]+[.$B561]*([.N$5]+[.$B561]*([.N$6]+[.$B561]*[.N$7])))/(1+[.$B561]*([.N$8]+[.$B561]*([.N$9]+[.$B561]*[.N$10])))" office:value-type="float" office:value="20.3446510599093" calcext:value-type="float">
            <text:p>20.345</text:p>
          </table:table-cell>
          <table:table-cell table:formula="of:=[.C561]-[.M561]" office:value-type="float" office:value="0.00134894009069697" calcext:value-type="float">
            <text:p>0.00135</text:p>
          </table:table-cell>
          <table:table-cell table:formula="of:=[.N561]*25.38" office:value-type="float" office:value="0.0342360995018891" calcext:value-type="float">
            <text:p>0.034</text:p>
          </table:table-cell>
          <table:table-cell table:formula="of:=ABS([.O561])" office:value-type="float" office:value="0.0342360995018891" calcext:value-type="float">
            <text:p>0.034</text:p>
          </table:table-cell>
          <table:table-cell/>
          <table:table-cell table:formula="of:=[.$B561]*([.S$4]+[.$B561]*([.S$5]+[.$B561]*([.S$6]+[.$B561]*[.S$7])))/(1+[.$B561]*([.S$8]+[.$B561]*([.S$9]+[.$B561]*[.S$10])))" office:value-type="float" office:value="21.0039980356255" calcext:value-type="float">
            <text:p>21.004</text:p>
          </table:table-cell>
          <table:table-cell table:style-name="ce40" table:formula="of:=[.C561]-[.R561]" office:value-type="float" office:value="-0.657998035625475" calcext:value-type="float">
            <text:p>-0.6580</text:p>
          </table:table-cell>
          <table:table-cell table:formula="of:=[.S561]*25.38" office:value-type="float" office:value="-16.6999901441746" calcext:value-type="float">
            <text:p>-16.700</text:p>
          </table:table-cell>
          <table:table-cell table:formula="of:=ABS([.T561])" office:value-type="float" office:value="16.6999901441746" calcext:value-type="float">
            <text:p>16.70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94" calcext:value-type="float">
            <text:p>494</text:p>
          </table:table-cell>
          <table:table-cell office:value-type="float" office:value="20.389" calcext:value-type="float">
            <text:p>20.389</text:p>
          </table:table-cell>
          <table:table-cell/>
          <table:table-cell table:formula="of:=[.$C562]*([.F$4]+[.$C562]*([.F$5]+[.$C562]*([.F$6]+[.$C562]*[.F$7])))/(1+[.$C562]*([.F$8]+[.$C562]*([.F$9]+[.$C562]*[.F$10])))" office:value-type="float" office:value="494.046461248609" calcext:value-type="float">
            <text:p>494.05</text:p>
          </table:table-cell>
          <table:table-cell table:formula="of:=[.B562]-[.E562]" office:value-type="float" office:value="-0.0464612486086367" calcext:value-type="float">
            <text:p>-0.046</text:p>
          </table:table-cell>
          <table:table-cell table:formula="of:=ABS([.F562])" office:value-type="float" office:value="0.0464612486086367" calcext:value-type="float">
            <text:p>0.046</text:p>
          </table:table-cell>
          <table:table-cell/>
          <table:table-cell table:style-name="ce12" table:formula="of:=[.$C562]*([.J$4]+[.$C562]*([.J$5]+[.$C562]*([.J$6]+[.$C562]*[.J$7])))/(1+[.$C562]*([.J$8]+[.$C562]*([.J$9]+[.$C562]*[.J$10])))" office:value-type="float" office:value="546.089212092196" calcext:value-type="float">
            <text:p>546.09</text:p>
          </table:table-cell>
          <table:table-cell table:formula="of:=[.B562]-[.I562]" office:value-type="float" office:value="-52.0892120921959" calcext:value-type="float">
            <text:p>-52.089</text:p>
          </table:table-cell>
          <table:table-cell table:formula="of:=ABS([.J562])" office:value-type="float" office:value="52.0892120921959" calcext:value-type="float">
            <text:p>52.089</text:p>
          </table:table-cell>
          <table:table-cell/>
          <table:table-cell table:formula="of:=[.$B562]*([.N$4]+[.$B562]*([.N$5]+[.$B562]*([.N$6]+[.$B562]*[.N$7])))/(1+[.$B562]*([.N$8]+[.$B562]*([.N$9]+[.$B562]*[.N$10])))" office:value-type="float" office:value="20.387245104016" calcext:value-type="float">
            <text:p>20.387</text:p>
          </table:table-cell>
          <table:table-cell table:formula="of:=[.C562]-[.M562]" office:value-type="float" office:value="0.00175489598400702" calcext:value-type="float">
            <text:p>0.00175</text:p>
          </table:table-cell>
          <table:table-cell table:formula="of:=[.N562]*25.38" office:value-type="float" office:value="0.0445392600740982" calcext:value-type="float">
            <text:p>0.045</text:p>
          </table:table-cell>
          <table:table-cell table:formula="of:=ABS([.O562])" office:value-type="float" office:value="0.0445392600740982" calcext:value-type="float">
            <text:p>0.045</text:p>
          </table:table-cell>
          <table:table-cell/>
          <table:table-cell table:formula="of:=[.$B562]*([.S$4]+[.$B562]*([.S$5]+[.$B562]*([.S$6]+[.$B562]*[.S$7])))/(1+[.$B562]*([.S$8]+[.$B562]*([.S$9]+[.$B562]*[.S$10])))" office:value-type="float" office:value="21.0473667181142" calcext:value-type="float">
            <text:p>21.047</text:p>
          </table:table-cell>
          <table:table-cell table:style-name="ce40" table:formula="of:=[.C562]-[.R562]" office:value-type="float" office:value="-0.658366718114202" calcext:value-type="float">
            <text:p>-0.6584</text:p>
          </table:table-cell>
          <table:table-cell table:formula="of:=[.S562]*25.38" office:value-type="float" office:value="-16.7093473057384" calcext:value-type="float">
            <text:p>-16.709</text:p>
          </table:table-cell>
          <table:table-cell table:formula="of:=ABS([.T562])" office:value-type="float" office:value="16.7093473057384" calcext:value-type="float">
            <text:p>16.709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95" calcext:value-type="float">
            <text:p>495</text:p>
          </table:table-cell>
          <table:table-cell office:value-type="float" office:value="20.431" calcext:value-type="float">
            <text:p>20.431</text:p>
          </table:table-cell>
          <table:table-cell/>
          <table:table-cell table:formula="of:=[.$C563]*([.F$4]+[.$C563]*([.F$5]+[.$C563]*([.F$6]+[.$C563]*[.F$7])))/(1+[.$C563]*([.F$8]+[.$C563]*([.F$9]+[.$C563]*[.F$10])))" office:value-type="float" office:value="495.032957123728" calcext:value-type="float">
            <text:p>495.03</text:p>
          </table:table-cell>
          <table:table-cell table:formula="of:=[.B563]-[.E563]" office:value-type="float" office:value="-0.0329571237281812" calcext:value-type="float">
            <text:p>-0.033</text:p>
          </table:table-cell>
          <table:table-cell table:formula="of:=ABS([.F563])" office:value-type="float" office:value="0.0329571237281812" calcext:value-type="float">
            <text:p>0.033</text:p>
          </table:table-cell>
          <table:table-cell/>
          <table:table-cell table:style-name="ce12" table:formula="of:=[.$C563]*([.J$4]+[.$C563]*([.J$5]+[.$C563]*([.J$6]+[.$C563]*[.J$7])))/(1+[.$C563]*([.J$8]+[.$C563]*([.J$9]+[.$C563]*[.J$10])))" office:value-type="float" office:value="547.306881831135" calcext:value-type="float">
            <text:p>547.31</text:p>
          </table:table-cell>
          <table:table-cell table:formula="of:=[.B563]-[.I563]" office:value-type="float" office:value="-52.3068818311348" calcext:value-type="float">
            <text:p>-52.307</text:p>
          </table:table-cell>
          <table:table-cell table:formula="of:=ABS([.J563])" office:value-type="float" office:value="52.3068818311348" calcext:value-type="float">
            <text:p>52.307</text:p>
          </table:table-cell>
          <table:table-cell/>
          <table:table-cell table:formula="of:=[.$B563]*([.N$4]+[.$B563]*([.N$5]+[.$B563]*([.N$6]+[.$B563]*[.N$7])))/(1+[.$B563]*([.N$8]+[.$B563]*([.N$9]+[.$B563]*[.N$10])))" office:value-type="float" office:value="20.4298416885905" calcext:value-type="float">
            <text:p>20.430</text:p>
          </table:table-cell>
          <table:table-cell table:formula="of:=[.C563]-[.M563]" office:value-type="float" office:value="0.0011583114095437" calcext:value-type="float">
            <text:p>0.00116</text:p>
          </table:table-cell>
          <table:table-cell table:formula="of:=[.N563]*25.38" office:value-type="float" office:value="0.0293979435742191" calcext:value-type="float">
            <text:p>0.029</text:p>
          </table:table-cell>
          <table:table-cell table:formula="of:=ABS([.O563])" office:value-type="float" office:value="0.0293979435742191" calcext:value-type="float">
            <text:p>0.029</text:p>
          </table:table-cell>
          <table:table-cell/>
          <table:table-cell table:formula="of:=[.$B563]*([.S$4]+[.$B563]*([.S$5]+[.$B563]*([.S$6]+[.$B563]*[.S$7])))/(1+[.$B563]*([.S$8]+[.$B563]*([.S$9]+[.$B563]*[.S$10])))" office:value-type="float" office:value="21.0907361545456" calcext:value-type="float">
            <text:p>21.091</text:p>
          </table:table-cell>
          <table:table-cell table:style-name="ce40" table:formula="of:=[.C563]-[.R563]" office:value-type="float" office:value="-0.659736154545588" calcext:value-type="float">
            <text:p>-0.6597</text:p>
          </table:table-cell>
          <table:table-cell table:formula="of:=[.S563]*25.38" office:value-type="float" office:value="-16.744103602367" calcext:value-type="float">
            <text:p>-16.744</text:p>
          </table:table-cell>
          <table:table-cell table:formula="of:=ABS([.T563])" office:value-type="float" office:value="16.744103602367" calcext:value-type="float">
            <text:p>16.744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96" calcext:value-type="float">
            <text:p>496</text:p>
          </table:table-cell>
          <table:table-cell office:value-type="float" office:value="20.474" calcext:value-type="float">
            <text:p>20.474</text:p>
          </table:table-cell>
          <table:table-cell/>
          <table:table-cell table:formula="of:=[.$C564]*([.F$4]+[.$C564]*([.F$5]+[.$C564]*([.F$6]+[.$C564]*[.F$7])))/(1+[.$C564]*([.F$8]+[.$C564]*([.F$9]+[.$C564]*[.F$10])))" office:value-type="float" office:value="496.042888514583" calcext:value-type="float">
            <text:p>496.04</text:p>
          </table:table-cell>
          <table:table-cell table:formula="of:=[.B564]-[.E564]" office:value-type="float" office:value="-0.0428885145829554" calcext:value-type="float">
            <text:p>-0.043</text:p>
          </table:table-cell>
          <table:table-cell table:formula="of:=ABS([.F564])" office:value-type="float" office:value="0.0428885145829554" calcext:value-type="float">
            <text:p>0.043</text:p>
          </table:table-cell>
          <table:table-cell/>
          <table:table-cell table:style-name="ce12" table:formula="of:=[.$C564]*([.J$4]+[.$C564]*([.J$5]+[.$C564]*([.J$6]+[.$C564]*[.J$7])))/(1+[.$C564]*([.J$8]+[.$C564]*([.J$9]+[.$C564]*[.J$10])))" office:value-type="float" office:value="548.553594348582" calcext:value-type="float">
            <text:p>548.55</text:p>
          </table:table-cell>
          <table:table-cell table:formula="of:=[.B564]-[.I564]" office:value-type="float" office:value="-52.5535943485817" calcext:value-type="float">
            <text:p>-52.554</text:p>
          </table:table-cell>
          <table:table-cell table:formula="of:=ABS([.J564])" office:value-type="float" office:value="52.5535943485817" calcext:value-type="float">
            <text:p>52.554</text:p>
          </table:table-cell>
          <table:table-cell/>
          <table:table-cell table:formula="of:=[.$B564]*([.N$4]+[.$B564]*([.N$5]+[.$B564]*([.N$6]+[.$B564]*[.N$7])))/(1+[.$B564]*([.N$8]+[.$B564]*([.N$9]+[.$B564]*[.N$10])))" office:value-type="float" office:value="20.4724407966357" calcext:value-type="float">
            <text:p>20.472</text:p>
          </table:table-cell>
          <table:table-cell table:formula="of:=[.C564]-[.M564]" office:value-type="float" office:value="0.00155920336434079" calcext:value-type="float">
            <text:p>0.00156</text:p>
          </table:table-cell>
          <table:table-cell table:formula="of:=[.N564]*25.38" office:value-type="float" office:value="0.0395725813869692" calcext:value-type="float">
            <text:p>0.040</text:p>
          </table:table-cell>
          <table:table-cell table:formula="of:=ABS([.O564])" office:value-type="float" office:value="0.0395725813869692" calcext:value-type="float">
            <text:p>0.040</text:p>
          </table:table-cell>
          <table:table-cell/>
          <table:table-cell table:formula="of:=[.$B564]*([.S$4]+[.$B564]*([.S$5]+[.$B564]*([.S$6]+[.$B564]*[.S$7])))/(1+[.$B564]*([.S$8]+[.$B564]*([.S$9]+[.$B564]*[.S$10])))" office:value-type="float" office:value="21.13410634147" calcext:value-type="float">
            <text:p>21.134</text:p>
          </table:table-cell>
          <table:table-cell table:style-name="ce40" table:formula="of:=[.C564]-[.R564]" office:value-type="float" office:value="-0.660106341470026" calcext:value-type="float">
            <text:p>-0.6601</text:p>
          </table:table-cell>
          <table:table-cell table:formula="of:=[.S564]*25.38" office:value-type="float" office:value="-16.7534989465093" calcext:value-type="float">
            <text:p>-16.753</text:p>
          </table:table-cell>
          <table:table-cell table:formula="of:=ABS([.T564])" office:value-type="float" office:value="16.7534989465093" calcext:value-type="float">
            <text:p>16.753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97" calcext:value-type="float">
            <text:p>497</text:p>
          </table:table-cell>
          <table:table-cell office:value-type="float" office:value="20.516" calcext:value-type="float">
            <text:p>20.516</text:p>
          </table:table-cell>
          <table:table-cell/>
          <table:table-cell table:formula="of:=[.$C565]*([.F$4]+[.$C565]*([.F$5]+[.$C565]*([.F$6]+[.$C565]*[.F$7])))/(1+[.$C565]*([.F$8]+[.$C565]*([.F$9]+[.$C565]*[.F$10])))" office:value-type="float" office:value="497.029282261976" calcext:value-type="float">
            <text:p>497.03</text:p>
          </table:table-cell>
          <table:table-cell table:formula="of:=[.B565]-[.E565]" office:value-type="float" office:value="-0.0292822619762205" calcext:value-type="float">
            <text:p>-0.029</text:p>
          </table:table-cell>
          <table:table-cell table:formula="of:=ABS([.F565])" office:value-type="float" office:value="0.0292822619762205" calcext:value-type="float">
            <text:p>0.029</text:p>
          </table:table-cell>
          <table:table-cell/>
          <table:table-cell table:style-name="ce12" table:formula="of:=[.$C565]*([.J$4]+[.$C565]*([.J$5]+[.$C565]*([.J$6]+[.$C565]*[.J$7])))/(1+[.$C565]*([.J$8]+[.$C565]*([.J$9]+[.$C565]*[.J$10])))" office:value-type="float" office:value="549.771362190643" calcext:value-type="float">
            <text:p>549.77</text:p>
          </table:table-cell>
          <table:table-cell table:formula="of:=[.B565]-[.I565]" office:value-type="float" office:value="-52.7713621906432" calcext:value-type="float">
            <text:p>-52.771</text:p>
          </table:table-cell>
          <table:table-cell table:formula="of:=ABS([.J565])" office:value-type="float" office:value="52.7713621906432" calcext:value-type="float">
            <text:p>52.771</text:p>
          </table:table-cell>
          <table:table-cell/>
          <table:table-cell table:formula="of:=[.$B565]*([.N$4]+[.$B565]*([.N$5]+[.$B565]*([.N$6]+[.$B565]*[.N$7])))/(1+[.$B565]*([.N$8]+[.$B565]*([.N$9]+[.$B565]*[.N$10])))" office:value-type="float" office:value="20.5150424113109" calcext:value-type="float">
            <text:p>20.515</text:p>
          </table:table-cell>
          <table:table-cell table:formula="of:=[.C565]-[.M565]" office:value-type="float" office:value="0.000957588689075806" calcext:value-type="float">
            <text:p>0.00096</text:p>
          </table:table-cell>
          <table:table-cell table:formula="of:=[.N565]*25.38" office:value-type="float" office:value="0.0243036009287439" calcext:value-type="float">
            <text:p>0.024</text:p>
          </table:table-cell>
          <table:table-cell table:formula="of:=ABS([.O565])" office:value-type="float" office:value="0.0243036009287439" calcext:value-type="float">
            <text:p>0.024</text:p>
          </table:table-cell>
          <table:table-cell/>
          <table:table-cell table:formula="of:=[.$B565]*([.S$4]+[.$B565]*([.S$5]+[.$B565]*([.S$6]+[.$B565]*[.S$7])))/(1+[.$B565]*([.S$8]+[.$B565]*([.S$9]+[.$B565]*[.S$10])))" office:value-type="float" office:value="21.177477275459" calcext:value-type="float">
            <text:p>21.177</text:p>
          </table:table-cell>
          <table:table-cell table:style-name="ce40" table:formula="of:=[.C565]-[.R565]" office:value-type="float" office:value="-0.661477275458964" calcext:value-type="float">
            <text:p>-0.6615</text:p>
          </table:table-cell>
          <table:table-cell table:formula="of:=[.S565]*25.38" office:value-type="float" office:value="-16.7882932511485" calcext:value-type="float">
            <text:p>-16.788</text:p>
          </table:table-cell>
          <table:table-cell table:formula="of:=ABS([.T565])" office:value-type="float" office:value="16.7882932511485" calcext:value-type="float">
            <text:p>16.78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98" calcext:value-type="float">
            <text:p>498</text:p>
          </table:table-cell>
          <table:table-cell office:value-type="float" office:value="20.559" calcext:value-type="float">
            <text:p>20.559</text:p>
          </table:table-cell>
          <table:table-cell/>
          <table:table-cell table:formula="of:=[.$C566]*([.F$4]+[.$C566]*([.F$5]+[.$C566]*([.F$6]+[.$C566]*[.F$7])))/(1+[.$C566]*([.F$8]+[.$C566]*([.F$9]+[.$C566]*[.F$10])))" office:value-type="float" office:value="498.039109898966" calcext:value-type="float">
            <text:p>498.04</text:p>
          </table:table-cell>
          <table:table-cell table:formula="of:=[.B566]-[.E566]" office:value-type="float" office:value="-0.0391098989659326" calcext:value-type="float">
            <text:p>-0.039</text:p>
          </table:table-cell>
          <table:table-cell table:formula="of:=ABS([.F566])" office:value-type="float" office:value="0.0391098989659326" calcext:value-type="float">
            <text:p>0.039</text:p>
          </table:table-cell>
          <table:table-cell/>
          <table:table-cell table:style-name="ce12" table:formula="of:=[.$C566]*([.J$4]+[.$C566]*([.J$5]+[.$C566]*([.J$6]+[.$C566]*[.J$7])))/(1+[.$C566]*([.J$8]+[.$C566]*([.J$9]+[.$C566]*[.J$10])))" office:value-type="float" office:value="551.018173460159" calcext:value-type="float">
            <text:p>551.02</text:p>
          </table:table-cell>
          <table:table-cell table:formula="of:=[.B566]-[.I566]" office:value-type="float" office:value="-53.0181734601589" calcext:value-type="float">
            <text:p>-53.018</text:p>
          </table:table-cell>
          <table:table-cell table:formula="of:=ABS([.J566])" office:value-type="float" office:value="53.0181734601589" calcext:value-type="float">
            <text:p>53.018</text:p>
          </table:table-cell>
          <table:table-cell/>
          <table:table-cell table:formula="of:=[.$B566]*([.N$4]+[.$B566]*([.N$5]+[.$B566]*([.N$6]+[.$B566]*[.N$7])))/(1+[.$B566]*([.N$8]+[.$B566]*([.N$9]+[.$B566]*[.N$10])))" office:value-type="float" office:value="20.5576465159302" calcext:value-type="float">
            <text:p>20.558</text:p>
          </table:table-cell>
          <table:table-cell table:formula="of:=[.C566]-[.M566]" office:value-type="float" office:value="0.00135348406977442" calcext:value-type="float">
            <text:p>0.00135</text:p>
          </table:table-cell>
          <table:table-cell table:formula="of:=[.N566]*25.38" office:value-type="float" office:value="0.0343514256908749" calcext:value-type="float">
            <text:p>0.034</text:p>
          </table:table-cell>
          <table:table-cell table:formula="of:=ABS([.O566])" office:value-type="float" office:value="0.0343514256908749" calcext:value-type="float">
            <text:p>0.034</text:p>
          </table:table-cell>
          <table:table-cell/>
          <table:table-cell table:formula="of:=[.$B566]*([.S$4]+[.$B566]*([.S$5]+[.$B566]*([.S$6]+[.$B566]*[.S$7])))/(1+[.$B566]*([.S$8]+[.$B566]*([.S$9]+[.$B566]*[.S$10])))" office:value-type="float" office:value="21.2208489531047" calcext:value-type="float">
            <text:p>21.221</text:p>
          </table:table-cell>
          <table:table-cell table:style-name="ce40" table:formula="of:=[.C566]-[.R566]" office:value-type="float" office:value="-0.661848953104656" calcext:value-type="float">
            <text:p>-0.6618</text:p>
          </table:table-cell>
          <table:table-cell table:formula="of:=[.S566]*25.38" office:value-type="float" office:value="-16.7977264297962" calcext:value-type="float">
            <text:p>-16.798</text:p>
          </table:table-cell>
          <table:table-cell table:formula="of:=ABS([.T566])" office:value-type="float" office:value="16.7977264297962" calcext:value-type="float">
            <text:p>16.798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99" calcext:value-type="float">
            <text:p>499</text:p>
          </table:table-cell>
          <table:table-cell office:value-type="float" office:value="20.602" calcext:value-type="float">
            <text:p>20.602</text:p>
          </table:table-cell>
          <table:table-cell/>
          <table:table-cell table:formula="of:=[.$C567]*([.F$4]+[.$C567]*([.F$5]+[.$C567]*([.F$6]+[.$C567]*[.F$7])))/(1+[.$C567]*([.F$8]+[.$C567]*([.F$9]+[.$C567]*[.F$10])))" office:value-type="float" office:value="499.048885654938" calcext:value-type="float">
            <text:p>499.05</text:p>
          </table:table-cell>
          <table:table-cell table:formula="of:=[.B567]-[.E567]" office:value-type="float" office:value="-0.048885654938374" calcext:value-type="float">
            <text:p>-0.049</text:p>
          </table:table-cell>
          <table:table-cell table:formula="of:=ABS([.F567])" office:value-type="float" office:value="0.048885654938374" calcext:value-type="float">
            <text:p>0.049</text:p>
          </table:table-cell>
          <table:table-cell/>
          <table:table-cell table:style-name="ce12" table:formula="of:=[.$C567]*([.J$4]+[.$C567]*([.J$5]+[.$C567]*([.J$6]+[.$C567]*[.J$7])))/(1+[.$C567]*([.J$8]+[.$C567]*([.J$9]+[.$C567]*[.J$10])))" office:value-type="float" office:value="552.265033418236" calcext:value-type="float">
            <text:p>552.27</text:p>
          </table:table-cell>
          <table:table-cell table:formula="of:=[.B567]-[.I567]" office:value-type="float" office:value="-53.2650334182359" calcext:value-type="float">
            <text:p>-53.265</text:p>
          </table:table-cell>
          <table:table-cell table:formula="of:=ABS([.J567])" office:value-type="float" office:value="53.2650334182359" calcext:value-type="float">
            <text:p>53.265</text:p>
          </table:table-cell>
          <table:table-cell/>
          <table:table-cell table:formula="of:=[.$B567]*([.N$4]+[.$B567]*([.N$5]+[.$B567]*([.N$6]+[.$B567]*[.N$7])))/(1+[.$B567]*([.N$8]+[.$B567]*([.N$9]+[.$B567]*[.N$10])))" office:value-type="float" office:value="20.6002530939605" calcext:value-type="float">
            <text:p>20.600</text:p>
          </table:table-cell>
          <table:table-cell table:formula="of:=[.C567]-[.M567]" office:value-type="float" office:value="0.00174690603949657" calcext:value-type="float">
            <text:p>0.00175</text:p>
          </table:table-cell>
          <table:table-cell table:formula="of:=[.N567]*25.38" office:value-type="float" office:value="0.0443364752824228" calcext:value-type="float">
            <text:p>0.044</text:p>
          </table:table-cell>
          <table:table-cell table:formula="of:=ABS([.O567])" office:value-type="float" office:value="0.0443364752824228" calcext:value-type="float">
            <text:p>0.044</text:p>
          </table:table-cell>
          <table:table-cell/>
          <table:table-cell table:formula="of:=[.$B567]*([.S$4]+[.$B567]*([.S$5]+[.$B567]*([.S$6]+[.$B567]*[.S$7])))/(1+[.$B567]*([.S$8]+[.$B567]*([.S$9]+[.$B567]*[.S$10])))" office:value-type="float" office:value="21.2642213710201" calcext:value-type="float">
            <text:p>21.264</text:p>
          </table:table-cell>
          <table:table-cell table:style-name="ce40" table:formula="of:=[.C567]-[.R567]" office:value-type="float" office:value="-0.662221371020088" calcext:value-type="float">
            <text:p>-0.6622</text:p>
          </table:table-cell>
          <table:table-cell table:formula="of:=[.S567]*25.38" office:value-type="float" office:value="-16.8071783964898" calcext:value-type="float">
            <text:p>-16.807</text:p>
          </table:table-cell>
          <table:table-cell table:formula="of:=ABS([.T567])" office:value-type="float" office:value="16.8071783964898" calcext:value-type="float">
            <text:p>16.807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office:value-type="float" office:value="20.644" calcext:value-type="float">
            <text:p>20.644</text:p>
          </table:table-cell>
          <table:table-cell/>
          <table:table-cell table:formula="of:=[.$C568]*([.F$4]+[.$C568]*([.F$5]+[.$C568]*([.F$6]+[.$C568]*[.F$7])))/(1+[.$C568]*([.F$8]+[.$C568]*([.F$9]+[.$C568]*[.F$10])))" office:value-type="float" office:value="500.03512855337" calcext:value-type="float">
            <text:p>500.04</text:p>
          </table:table-cell>
          <table:table-cell table:formula="of:=[.B568]-[.E568]" office:value-type="float" office:value="-0.0351285533697023" calcext:value-type="float">
            <text:p>-0.035</text:p>
          </table:table-cell>
          <table:table-cell table:formula="of:=ABS([.F568])" office:value-type="float" office:value="0.0351285533697023" calcext:value-type="float">
            <text:p>0.035</text:p>
          </table:table-cell>
          <table:table-cell/>
          <table:table-cell table:style-name="ce12" table:formula="of:=[.$C568]*([.J$4]+[.$C568]*([.J$5]+[.$C568]*([.J$6]+[.$C568]*[.J$7])))/(1+[.$C568]*([.J$8]+[.$C568]*([.J$9]+[.$C568]*[.J$10])))" office:value-type="float" office:value="553.48294283219" calcext:value-type="float">
            <text:p>553.48</text:p>
          </table:table-cell>
          <table:table-cell table:formula="of:=[.B568]-[.I568]" office:value-type="float" office:value="-53.4829428321904" calcext:value-type="float">
            <text:p>-53.483</text:p>
          </table:table-cell>
          <table:table-cell table:formula="of:=ABS([.J568])" office:value-type="float" office:value="53.4829428321904" calcext:value-type="float">
            <text:p>53.483</text:p>
          </table:table-cell>
          <table:table-cell/>
          <table:table-cell table:formula="of:=[.$B568]*([.N$4]+[.$B568]*([.N$5]+[.$B568]*([.N$6]+[.$B568]*[.N$7])))/(1+[.$B568]*([.N$8]+[.$B568]*([.N$9]+[.$B568]*[.N$10])))" office:value-type="float" office:value="20.6428621290199" calcext:value-type="float">
            <text:p>20.643</text:p>
          </table:table-cell>
          <table:table-cell table:formula="of:=[.C568]-[.M568]" office:value-type="float" office:value="0.00113787098009155" calcext:value-type="float">
            <text:p>0.00114</text:p>
          </table:table-cell>
          <table:table-cell table:formula="of:=[.N568]*25.38" office:value-type="float" office:value="0.0288791654747235" calcext:value-type="float">
            <text:p>0.029</text:p>
          </table:table-cell>
          <table:table-cell table:formula="of:=ABS([.O568])" office:value-type="float" office:value="0.0288791654747235" calcext:value-type="float">
            <text:p>0.029</text:p>
          </table:table-cell>
          <table:table-cell/>
          <table:table-cell table:formula="of:=[.$B568]*([.S$4]+[.$B568]*([.S$5]+[.$B568]*([.S$6]+[.$B568]*[.S$7])))/(1+[.$B568]*([.S$8]+[.$B568]*([.S$9]+[.$B568]*[.S$10])))" office:value-type="float" office:value="21.3075945258388" calcext:value-type="float">
            <text:p>21.308</text:p>
          </table:table-cell>
          <table:table-cell table:style-name="ce40" table:formula="of:=[.C568]-[.R568]" office:value-type="float" office:value="-0.663594525838761" calcext:value-type="float">
            <text:p>-0.6636</text:p>
          </table:table-cell>
          <table:table-cell table:formula="of:=[.S568]*25.38" office:value-type="float" office:value="-16.8420290657878" calcext:value-type="float">
            <text:p>-16.842</text:p>
          </table:table-cell>
          <table:table-cell table:formula="of:=ABS([.T568])" office:value-type="float" office:value="16.8420290657878" calcext:value-type="float">
            <text:p>16.842</text:p>
          </table:table-cell>
          <table:table-cell table:number-columns-repeated="1003"/>
        </table:table-row>
        <table:table-row table:style-name="ro2" table:number-rows-repeated="10480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 Sensor Thermistor Fit" table:style-name="ta2">
        <office:forms form:automatic-focus="false" form:apply-design-mode="false"/>
        <table:table-column table:style-name="co15" table:default-cell-style-name="Default"/>
        <table:table-column table:style-name="co16" table:number-columns-repeated="3" table:default-cell-style-name="ce4"/>
        <table:table-column table:style-name="co17" table:default-cell-style-name="ce4"/>
        <table:table-column table:style-name="co15" table:number-columns-repeated="3" table:default-cell-style-name="Default"/>
        <table:table-column table:style-name="co18" table:default-cell-style-name="ce18"/>
        <table:table-column table:style-name="co17" table:default-cell-style-name="ce40"/>
        <table:table-column table:style-name="co19" table:default-cell-style-name="ce18"/>
        <table:table-column table:style-name="co17" table:default-cell-style-name="ce40"/>
        <table:table-column table:style-name="co15" table:default-cell-style-name="Default"/>
        <table:table-column table:style-name="co20" table:default-cell-style-name="Default"/>
        <table:table-column table:style-name="co15" table:number-columns-repeated="3" table:default-cell-style-name="Default"/>
        <table:table-column table:style-name="co21" table:default-cell-style-name="Default"/>
        <table:table-column table:style-name="co15" table:number-columns-repeated="1006" table:default-cell-style-name="Default"/>
        <table:table-row table:style-name="ro2">
          <table:table-cell table:number-columns-repeated="1024"/>
        </table:table-row>
        <table:table-row table:style-name="ro4">
          <table:table-cell/>
          <table:table-cell table:style-name="ce47" office:value-type="string" calcext:value-type="string">
            <text:p>Curve J Thermistors from US Sensor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8"/>
          <table:table-cell table:style-name="ce50" office:value-type="string" calcext:value-type="string">
            <text:p>Average absolute error =</text:p>
          </table:table-cell>
          <table:table-cell table:style-name="ce52" table:formula="of:=AVERAGE([.J9:.J84])" office:value-type="float" office:value="0.0268518680711693" calcext:value-type="float">
            <text:p>0.0269</text:p>
          </table:table-cell>
          <table:table-cell table:style-name="ce54"/>
          <table:table-cell table:style-name="ce52" table:formula="of:=AVERAGE([.L9:.L84])" office:value-type="float" office:value="0.00485314489980162" calcext:value-type="float">
            <text:p>0.0049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5">
          <table:table-cell/>
          <table:table-cell table:style-name="ce48" office:value-type="string" calcext:value-type="string">
            <text:p>Temperature</text:p>
            <text:p>°C</text:p>
          </table:table-cell>
          <table:table-cell table:style-name="ce48" office:value-type="string" calcext:value-type="string">
            <text:p>Temperature</text:p>
            <text:p><text:span text:style-name="T2">°</text:span><text:span text:style-name="T3">K</text:span></text:p>
          </table:table-cell>
          <table:table-cell table:style-name="ce48" office:value-type="string" calcext:value-type="string">
            <text:p>1/T</text:p>
          </table:table-cell>
          <table:table-cell table:style-name="ce5" office:value-type="string" calcext:value-type="string">
            <text:p>R (ohms)</text:p>
          </table:table-cell>
          <table:table-cell table:style-name="ce48" office:value-type="string" calcext:value-type="string">
            <text:p>LogR</text:p>
          </table:table-cell>
          <table:table-cell table:style-name="ce48" office:value-type="string" calcext:value-type="string">
            <office:annotation draw:style-name="gr2" draw:text-style-name="P3" svg:width="101.25pt" svg:height="55.53pt" svg:x="420.29pt" svg:y="84.73pt" draw:caption-point-x="-12.1pt" draw:caption-point-y="7.8pt">
              <dc:date>2017-07-19T00:00:00</dc:date>
              <text:p text:style-name="P2"><text:span text:style-name="T1">When placed in a resistive voltage divider with a 10Kohm resistor.</text:span></text:p>
            </office:annotation>
            <text:p>Voltage ratio</text:p>
          </table:table-cell>
          <table:table-cell table:style-name="ce48" office:value-type="string" calcext:value-type="string">
            <office:annotation draw:style-name="gr3" draw:text-style-name="P3" svg:width="101.54pt" svg:height="55.53pt" svg:x="470.69pt" svg:y="84.73pt" draw:caption-point-x="-12.19pt" draw:caption-point-y="7.8pt">
              <dc:date>2017-07-19T00:00:00</dc:date>
              <text:p text:style-name="P2"><text:span text:style-name="T1">When placed in a resistive voltage divider with a 10Kohm resistor.</text:span></text:p>
            </office:annotation>
            <text:p>Voltage ratio-0.5</text:p>
          </table:table-cell>
          <table:table-cell table:style-name="ce51" office:value-type="string" calcext:value-type="string">
            <text:p>Modeled T using 5th order polynomial</text:p>
          </table:table-cell>
          <table:table-cell table:style-name="ce53" office:value-type="string" calcext:value-type="string">
            <text:p>ABS Error</text:p>
          </table:table-cell>
          <table:table-cell table:style-name="ce51" office:value-type="string" calcext:value-type="string">
            <text:p>Modeled T using 3rd order rational polynomial function</text:p>
          </table:table-cell>
          <table:table-cell table:style-name="ce53" office:value-type="string" calcext:value-type="string">
            <text:p>ABS Error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[.B9]+273.15" office:value-type="float" office:value="273.15" calcext:value-type="float">
            <text:p>273.15</text:p>
          </table:table-cell>
          <table:table-cell table:formula="of:=1/[.C9]" office:value-type="float" office:value="0.00366099212886692" calcext:value-type="float">
            <text:p>0.0036609921</text:p>
          </table:table-cell>
          <table:table-cell table:style-name="ce49" office:value-type="float" office:value="29490" calcext:value-type="float">
            <text:p>29,490</text:p>
          </table:table-cell>
          <table:table-cell table:style-name="ce1" table:formula="of:=LOG([.E9])" office:value-type="float" office:value="4.4696747725518" calcext:value-type="float">
            <text:p>4.4696747726</text:p>
          </table:table-cell>
          <table:table-cell table:style-name="ce1" table:formula="of:=[.E9]/([.E9]+10000)" office:value-type="float" office:value="0.746771334515067" calcext:value-type="float">
            <text:p>0.7467713345</text:p>
          </table:table-cell>
          <table:table-cell table:style-name="ce1" table:formula="of:=[.G9]-0.5" office:value-type="float" office:value="0.246771334515067" calcext:value-type="float">
            <text:p>0.2467713345</text:p>
          </table:table-cell>
          <table:table-cell table:formula="of:=25+[.H9]*(-99.894+[.H9]*(26.832+[.H9]*(-94.896+[.H9]*(80.833+[.H9]*(-992.87)))))" office:value-type="float" office:value="-0.0518828638655116" calcext:value-type="float">
            <text:p>-0.052</text:p>
          </table:table-cell>
          <table:table-cell table:formula="of:=ABS([.$B9]-[.I9])" office:value-type="float" office:value="0.0518828638655116" calcext:value-type="float">
            <text:p>0.0519</text:p>
          </table:table-cell>
          <table:table-cell table:formula="of:=25+[.H9]*(-99.296+[.H9]*(24.624+[.H9]*(147.26)))/(1+[.H9]*(0.0195-2.8454*[.H9]))" office:value-type="float" office:value="-0.00301508228839609" calcext:value-type="float">
            <text:p>-0.003</text:p>
          </table:table-cell>
          <table:table-cell table:formula="of:=ABS([.$B9]-[.K9])" office:value-type="float" office:value="0.00301508228839609" calcext:value-type="float">
            <text:p>0.003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formula="of:=[.B10]+273.15" office:value-type="float" office:value="274.15" calcext:value-type="float">
            <text:p>274.15</text:p>
          </table:table-cell>
          <table:table-cell table:formula="of:=1/[.C10]" office:value-type="float" office:value="0.00364763815429509" calcext:value-type="float">
            <text:p>0.0036476382</text:p>
          </table:table-cell>
          <table:table-cell table:style-name="ce49" office:value-type="float" office:value="28155" calcext:value-type="float">
            <text:p>28,155</text:p>
          </table:table-cell>
          <table:table-cell table:style-name="ce1" table:formula="of:=LOG([.E10])" office:value-type="float" office:value="4.44955553167703" calcext:value-type="float">
            <text:p>4.4495555317</text:p>
          </table:table-cell>
          <table:table-cell table:style-name="ce1" table:formula="of:=[.E10]/([.E10]+10000)" office:value-type="float" office:value="0.737911151880487" calcext:value-type="float">
            <text:p>0.7379111519</text:p>
          </table:table-cell>
          <table:table-cell table:style-name="ce1" table:formula="of:=[.G10]-0.5" office:value-type="float" office:value="0.237911151880487" calcext:value-type="float">
            <text:p>0.2379111519</text:p>
          </table:table-cell>
          <table:table-cell table:formula="of:=25+[.H10]*(-99.894+[.H10]*(26.832+[.H10]*(-94.896+[.H10]*(80.833+[.H10]*(-992.87)))))" office:value-type="float" office:value="0.977148821853419" calcext:value-type="float">
            <text:p>0.977</text:p>
          </table:table-cell>
          <table:table-cell table:formula="of:=ABS([.$B10]-[.I10])" office:value-type="float" office:value="0.0228511781465812" calcext:value-type="float">
            <text:p>0.0229</text:p>
          </table:table-cell>
          <table:table-cell table:formula="of:=25+[.H10]*(-99.296+[.H10]*(24.624+[.H10]*(147.26)))/(1+[.H10]*(0.0195-2.8454*[.H10]))" office:value-type="float" office:value="0.999049741292055" calcext:value-type="float">
            <text:p>0.999</text:p>
          </table:table-cell>
          <table:table-cell table:formula="of:=ABS([.$B10]-[.K10])" office:value-type="float" office:value="0.000950258707945295" calcext:value-type="float">
            <text:p>0.0010</text:p>
          </table:table-cell>
          <table:table-cell/>
          <table:table-cell>
            <draw:frame table:end-cell-address="'US Sensor Thermistor Fit'.S24" table:end-x="27.55pt" table:end-y="7.54pt" draw:z-index="0" draw:name="Picture 4" draw:style-name="gr1" draw:text-style-name="P1" svg:width="378.03pt" svg:height="182.3pt" svg:x="14.2pt" svg:y="3.74pt">
              <draw:image xlink:href="Pictures/2000008A000022DE00001915B95006302399FE28.wmf" xlink:type="simple" xlink:show="embed" xlink:actuate="onLoad">
                <text:p/>
              </draw:image>
            </draw:frame>
          </table:table-cell>
          <table:table-cell table:number-columns-repeated="101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formula="of:=[.B11]+273.15" office:value-type="float" office:value="275.15" calcext:value-type="float">
            <text:p>275.15</text:p>
          </table:table-cell>
          <table:table-cell table:formula="of:=1/[.C11]" office:value-type="float" office:value="0.00363438124659277" calcext:value-type="float">
            <text:p>0.0036343812</text:p>
          </table:table-cell>
          <table:table-cell table:style-name="ce49" office:value-type="float" office:value="26888" calcext:value-type="float">
            <text:p>26,888</text:p>
          </table:table-cell>
          <table:table-cell table:style-name="ce1" table:formula="of:=LOG([.E11])" office:value-type="float" office:value="4.42955849946142" calcext:value-type="float">
            <text:p>4.4295584995</text:p>
          </table:table-cell>
          <table:table-cell table:style-name="ce1" table:formula="of:=[.E11]/([.E11]+10000)" office:value-type="float" office:value="0.72890913034049" calcext:value-type="float">
            <text:p>0.7289091303</text:p>
          </table:table-cell>
          <table:table-cell table:style-name="ce1" table:formula="of:=[.G11]-0.5" office:value-type="float" office:value="0.22890913034049" calcext:value-type="float">
            <text:p>0.2289091303</text:p>
          </table:table-cell>
          <table:table-cell table:formula="of:=25+[.H11]*(-99.894+[.H11]*(26.832+[.H11]*(-94.896+[.H11]*(80.833+[.H11]*(-992.87)))))" office:value-type="float" office:value="1.99899209159947" calcext:value-type="float">
            <text:p>1.999</text:p>
          </table:table-cell>
          <table:table-cell table:formula="of:=ABS([.$B11]-[.I11])" office:value-type="float" office:value="0.00100790840053122" calcext:value-type="float">
            <text:p>0.0010</text:p>
          </table:table-cell>
          <table:table-cell table:formula="of:=25+[.H11]*(-99.296+[.H11]*(24.624+[.H11]*(147.26)))/(1+[.H11]*(0.0195-2.8454*[.H11]))" office:value-type="float" office:value="2.00033962507695" calcext:value-type="float">
            <text:p>2.000</text:p>
          </table:table-cell>
          <table:table-cell table:formula="of:=ABS([.$B11]-[.K11])" office:value-type="float" office:value="0.000339625076950512" calcext:value-type="float">
            <text:p>0.000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formula="of:=[.B12]+273.15" office:value-type="float" office:value="276.15" calcext:value-type="float">
            <text:p>276.15</text:p>
          </table:table-cell>
          <table:table-cell table:formula="of:=1/[.C12]" office:value-type="float" office:value="0.00362122035125837" calcext:value-type="float">
            <text:p>0.0036212204</text:p>
          </table:table-cell>
          <table:table-cell table:style-name="ce49" office:value-type="float" office:value="25685" calcext:value-type="float">
            <text:p>25,685</text:p>
          </table:table-cell>
          <table:table-cell table:style-name="ce1" table:formula="of:=LOG([.E12])" office:value-type="float" office:value="4.40967957006036" calcext:value-type="float">
            <text:p>4.4096795701</text:p>
          </table:table-cell>
          <table:table-cell table:style-name="ce1" table:formula="of:=[.E12]/([.E12]+10000)" office:value-type="float" office:value="0.71977021157349" calcext:value-type="float">
            <text:p>0.7197702116</text:p>
          </table:table-cell>
          <table:table-cell table:style-name="ce1" table:formula="of:=[.G12]-0.5" office:value-type="float" office:value="0.21977021157349" calcext:value-type="float">
            <text:p>0.2197702116</text:p>
          </table:table-cell>
          <table:table-cell table:formula="of:=25+[.H12]*(-99.894+[.H12]*(26.832+[.H12]*(-94.896+[.H12]*(80.833+[.H12]*(-992.87)))))" office:value-type="float" office:value="3.01448642428881" calcext:value-type="float">
            <text:p>3.014</text:p>
          </table:table-cell>
          <table:table-cell table:formula="of:=ABS([.$B12]-[.I12])" office:value-type="float" office:value="0.0144864242888083" calcext:value-type="float">
            <text:p>0.0145</text:p>
          </table:table-cell>
          <table:table-cell table:formula="of:=25+[.H12]*(-99.296+[.H12]*(24.624+[.H12]*(147.26)))/(1+[.H12]*(0.0195-2.8454*[.H12]))" office:value-type="float" office:value="3.00109813077366" calcext:value-type="float">
            <text:p>3.001</text:p>
          </table:table-cell>
          <table:table-cell table:formula="of:=ABS([.$B12]-[.K12])" office:value-type="float" office:value="0.00109813077366283" calcext:value-type="float">
            <text:p>0.001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[.B13]+273.15" office:value-type="float" office:value="277.15" calcext:value-type="float">
            <text:p>277.15</text:p>
          </table:table-cell>
          <table:table-cell table:formula="of:=1/[.C13]" office:value-type="float" office:value="0.00360815442900956" calcext:value-type="float">
            <text:p>0.0036081544</text:p>
          </table:table-cell>
          <table:table-cell table:style-name="ce49" office:value-type="float" office:value="24543" calcext:value-type="float">
            <text:p>24,543</text:p>
          </table:table-cell>
          <table:table-cell table:style-name="ce1" table:formula="of:=LOG([.E13])" office:value-type="float" office:value="4.38992764738095" calcext:value-type="float">
            <text:p>4.3899276474</text:p>
          </table:table-cell>
          <table:table-cell table:style-name="ce1" table:formula="of:=[.E13]/([.E13]+10000)" office:value-type="float" office:value="0.710505746460933" calcext:value-type="float">
            <text:p>0.7105057465</text:p>
          </table:table-cell>
          <table:table-cell table:style-name="ce1" table:formula="of:=[.G13]-0.5" office:value-type="float" office:value="0.210505746460933" calcext:value-type="float">
            <text:p>0.2105057465</text:p>
          </table:table-cell>
          <table:table-cell table:formula="of:=25+[.H13]*(-99.894+[.H13]*(26.832+[.H13]*(-94.896+[.H13]*(80.833+[.H13]*(-992.87)))))" office:value-type="float" office:value="4.02385998123342" calcext:value-type="float">
            <text:p>4.024</text:p>
          </table:table-cell>
          <table:table-cell table:formula="of:=ABS([.$B13]-[.I13])" office:value-type="float" office:value="0.0238599812334215" calcext:value-type="float">
            <text:p>0.0239</text:p>
          </table:table-cell>
          <table:table-cell table:formula="of:=25+[.H13]*(-99.296+[.H13]*(24.624+[.H13]*(147.26)))/(1+[.H13]*(0.0195-2.8454*[.H13]))" office:value-type="float" office:value="4.00090867316445" calcext:value-type="float">
            <text:p>4.001</text:p>
          </table:table-cell>
          <table:table-cell table:formula="of:=ABS([.$B13]-[.K13])" office:value-type="float" office:value="0.000908673164445872" calcext:value-type="float">
            <text:p>0.000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[.B14]+273.15" office:value-type="float" office:value="278.15" calcext:value-type="float">
            <text:p>278.15</text:p>
          </table:table-cell>
          <table:table-cell table:formula="of:=1/[.C14]" office:value-type="float" office:value="0.00359518245550962" calcext:value-type="float">
            <text:p>0.0035951825</text:p>
          </table:table-cell>
          <table:table-cell table:style-name="ce49" office:value-type="float" office:value="23457" calcext:value-type="float">
            <text:p>23,457</text:p>
          </table:table-cell>
          <table:table-cell table:style-name="ce1" table:formula="of:=LOG([.E14])" office:value-type="float" office:value="4.37027246784953" calcext:value-type="float">
            <text:p>4.3702724678</text:p>
          </table:table-cell>
          <table:table-cell table:style-name="ce1" table:formula="of:=[.E14]/([.E14]+10000)" office:value-type="float" office:value="0.701108886032818" calcext:value-type="float">
            <text:p>0.701108886</text:p>
          </table:table-cell>
          <table:table-cell table:style-name="ce1" table:formula="of:=[.G14]-0.5" office:value-type="float" office:value="0.201108886032818" calcext:value-type="float">
            <text:p>0.201108886</text:p>
          </table:table-cell>
          <table:table-cell table:formula="of:=25+[.H14]*(-99.894+[.H14]*(26.832+[.H14]*(-94.896+[.H14]*(80.833+[.H14]*(-992.87)))))" office:value-type="float" office:value="5.02937838107845" calcext:value-type="float">
            <text:p>5.029</text:p>
          </table:table-cell>
          <table:table-cell table:formula="of:=ABS([.$B14]-[.I14])" office:value-type="float" office:value="0.0293783810784447" calcext:value-type="float">
            <text:p>0.0294</text:p>
          </table:table-cell>
          <table:table-cell table:formula="of:=25+[.H14]*(-99.296+[.H14]*(24.624+[.H14]*(147.26)))/(1+[.H14]*(0.0195-2.8454*[.H14]))" office:value-type="float" office:value="5.00133803911526" calcext:value-type="float">
            <text:p>5.001</text:p>
          </table:table-cell>
          <table:table-cell table:formula="of:=ABS([.$B14]-[.K14])" office:value-type="float" office:value="0.00133803911526442" calcext:value-type="float">
            <text:p>0.001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[.B15]+273.15" office:value-type="float" office:value="279.15" calcext:value-type="float">
            <text:p>279.15</text:p>
          </table:table-cell>
          <table:table-cell table:formula="of:=1/[.C15]" office:value-type="float" office:value="0.00358230342109977" calcext:value-type="float">
            <text:p>0.0035823034</text:p>
          </table:table-cell>
          <table:table-cell table:style-name="ce49" office:value-type="float" office:value="22425" calcext:value-type="float">
            <text:p>22,425</text:p>
          </table:table-cell>
          <table:table-cell table:style-name="ce1" table:formula="of:=LOG([.E15])" office:value-type="float" office:value="4.35073245171613" calcext:value-type="float">
            <text:p>4.3507324517</text:p>
          </table:table-cell>
          <table:table-cell table:style-name="ce1" table:formula="of:=[.E15]/([.E15]+10000)" office:value-type="float" office:value="0.69159599074788" calcext:value-type="float">
            <text:p>0.6915959907</text:p>
          </table:table-cell>
          <table:table-cell table:style-name="ce1" table:formula="of:=[.G15]-0.5" office:value-type="float" office:value="0.19159599074788" calcext:value-type="float">
            <text:p>0.1915959907</text:p>
          </table:table-cell>
          <table:table-cell table:formula="of:=25+[.H15]*(-99.894+[.H15]*(26.832+[.H15]*(-94.896+[.H15]*(80.833+[.H15]*(-992.87)))))" office:value-type="float" office:value="6.03083634710356" calcext:value-type="float">
            <text:p>6.031</text:p>
          </table:table-cell>
          <table:table-cell table:formula="of:=ABS([.$B15]-[.I15])" office:value-type="float" office:value="0.0308363471035591" calcext:value-type="float">
            <text:p>0.0308</text:p>
          </table:table-cell>
          <table:table-cell table:formula="of:=25+[.H15]*(-99.296+[.H15]*(24.624+[.H15]*(147.26)))/(1+[.H15]*(0.0195-2.8454*[.H15]))" office:value-type="float" office:value="6.00148181192979" calcext:value-type="float">
            <text:p>6.001</text:p>
          </table:table-cell>
          <table:table-cell table:formula="of:=ABS([.$B15]-[.K15])" office:value-type="float" office:value="0.0014818119297928" calcext:value-type="float">
            <text:p>0.001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[.B16]+273.15" office:value-type="float" office:value="280.15" calcext:value-type="float">
            <text:p>280.15</text:p>
          </table:table-cell>
          <table:table-cell table:formula="of:=1/[.C16]" office:value-type="float" office:value="0.00356951633053721" calcext:value-type="float">
            <text:p>0.0035695163</text:p>
          </table:table-cell>
          <table:table-cell table:style-name="ce49" office:value-type="float" office:value="21444" calcext:value-type="float">
            <text:p>21,444</text:p>
          </table:table-cell>
          <table:table-cell table:style-name="ce1" table:formula="of:=LOG([.E16])" office:value-type="float" office:value="4.33130579855327" calcext:value-type="float">
            <text:p>4.3313057986</text:p>
          </table:table-cell>
          <table:table-cell table:style-name="ce1" table:formula="of:=[.E16]/([.E16]+10000)" office:value-type="float" office:value="0.681974303523725" calcext:value-type="float">
            <text:p>0.6819743035</text:p>
          </table:table-cell>
          <table:table-cell table:style-name="ce1" table:formula="of:=[.G16]-0.5" office:value-type="float" office:value="0.181974303523725" calcext:value-type="float">
            <text:p>0.1819743035</text:p>
          </table:table-cell>
          <table:table-cell table:formula="of:=25+[.H16]*(-99.894+[.H16]*(26.832+[.H16]*(-94.896+[.H16]*(80.833+[.H16]*(-992.87)))))" office:value-type="float" office:value="7.02905970162033" calcext:value-type="float">
            <text:p>7.029</text:p>
          </table:table-cell>
          <table:table-cell table:formula="of:=ABS([.$B16]-[.I16])" office:value-type="float" office:value="0.02905970162033" calcext:value-type="float">
            <text:p>0.0291</text:p>
          </table:table-cell>
          <table:table-cell table:formula="of:=25+[.H16]*(-99.296+[.H16]*(24.624+[.H16]*(147.26)))/(1+[.H16]*(0.0195-2.8454*[.H16]))" office:value-type="float" office:value="7.00145058326338" calcext:value-type="float">
            <text:p>7.001</text:p>
          </table:table-cell>
          <table:table-cell table:formula="of:=ABS([.$B16]-[.K16])" office:value-type="float" office:value="0.00145058326338443" calcext:value-type="float">
            <text:p>0.001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formula="of:=[.B17]+273.15" office:value-type="float" office:value="281.15" calcext:value-type="float">
            <text:p>281.15</text:p>
          </table:table-cell>
          <table:table-cell table:formula="of:=1/[.C17]" office:value-type="float" office:value="0.00355682020273875" calcext:value-type="float">
            <text:p>0.0035568202</text:p>
          </table:table-cell>
          <table:table-cell table:style-name="ce49" office:value-type="float" office:value="20512" calcext:value-type="float">
            <text:p>20,512</text:p>
          </table:table-cell>
          <table:table-cell table:style-name="ce1" table:formula="of:=LOG([.E17])" office:value-type="float" office:value="4.31200800783872" calcext:value-type="float">
            <text:p>4.3120080078</text:p>
          </table:table-cell>
          <table:table-cell table:style-name="ce1" table:formula="of:=[.E17]/([.E17]+10000)" office:value-type="float" office:value="0.672260094389093" calcext:value-type="float">
            <text:p>0.6722600944</text:p>
          </table:table-cell>
          <table:table-cell table:style-name="ce1" table:formula="of:=[.G17]-0.5" office:value-type="float" office:value="0.172260094389093" calcext:value-type="float">
            <text:p>0.1722600944</text:p>
          </table:table-cell>
          <table:table-cell table:formula="of:=25+[.H17]*(-99.894+[.H17]*(26.832+[.H17]*(-94.896+[.H17]*(80.833+[.H17]*(-992.87)))))" office:value-type="float" office:value="8.02396148842221" calcext:value-type="float">
            <text:p>8.024</text:p>
          </table:table-cell>
          <table:table-cell table:formula="of:=ABS([.$B17]-[.I17])" office:value-type="float" office:value="0.0239614884222057" calcext:value-type="float">
            <text:p>0.0240</text:p>
          </table:table-cell>
          <table:table-cell table:formula="of:=25+[.H17]*(-99.296+[.H17]*(24.624+[.H17]*(147.26)))/(1+[.H17]*(0.0195-2.8454*[.H17]))" office:value-type="float" office:value="8.00045044211742" calcext:value-type="float">
            <text:p>8.000</text:p>
          </table:table-cell>
          <table:table-cell table:formula="of:=ABS([.$B17]-[.K17])" office:value-type="float" office:value="0.000450442117422512" calcext:value-type="float">
            <text:p>0.000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[.B18]+273.15" office:value-type="float" office:value="282.15" calcext:value-type="float">
            <text:p>282.15</text:p>
          </table:table-cell>
          <table:table-cell table:formula="of:=1/[.C18]" office:value-type="float" office:value="0.00354421407052986" calcext:value-type="float">
            <text:p>0.0035442141</text:p>
          </table:table-cell>
          <table:table-cell table:style-name="ce49" office:value-type="float" office:value="19624" calcext:value-type="float">
            <text:p>19,624</text:p>
          </table:table-cell>
          <table:table-cell table:style-name="ce1" table:formula="of:=LOG([.E18])" office:value-type="float" office:value="4.29278753519833" calcext:value-type="float">
            <text:p>4.2927875352</text:p>
          </table:table-cell>
          <table:table-cell table:style-name="ce1" table:formula="of:=[.E18]/([.E18]+10000)" office:value-type="float" office:value="0.662435862813935" calcext:value-type="float">
            <text:p>0.6624358628</text:p>
          </table:table-cell>
          <table:table-cell table:style-name="ce1" table:formula="of:=[.G18]-0.5" office:value-type="float" office:value="0.162435862813935" calcext:value-type="float">
            <text:p>0.1624358628</text:p>
          </table:table-cell>
          <table:table-cell table:formula="of:=25+[.H18]*(-99.894+[.H18]*(26.832+[.H18]*(-94.896+[.H18]*(80.833+[.H18]*(-992.87)))))" office:value-type="float" office:value="9.01888219442415" calcext:value-type="float">
            <text:p>9.019</text:p>
          </table:table-cell>
          <table:table-cell table:formula="of:=ABS([.$B18]-[.I18])" office:value-type="float" office:value="0.0188821944241475" calcext:value-type="float">
            <text:p>0.0189</text:p>
          </table:table-cell>
          <table:table-cell table:formula="of:=25+[.H18]*(-99.296+[.H18]*(24.624+[.H18]*(147.26)))/(1+[.H18]*(0.0195-2.8454*[.H18]))" office:value-type="float" office:value="9.00116068291611" calcext:value-type="float">
            <text:p>9.001</text:p>
          </table:table-cell>
          <table:table-cell table:formula="of:=ABS([.$B18]-[.K18])" office:value-type="float" office:value="0.00116068291610816" calcext:value-type="float">
            <text:p>0.001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[.B19]+273.15" office:value-type="float" office:value="283.15" calcext:value-type="float">
            <text:p>283.15</text:p>
          </table:table-cell>
          <table:table-cell table:formula="of:=1/[.C19]" office:value-type="float" office:value="0.00353169698039908" calcext:value-type="float">
            <text:p>0.003531697</text:p>
          </table:table-cell>
          <table:table-cell table:style-name="ce49" office:value-type="float" office:value="18780" calcext:value-type="float">
            <text:p>18,780</text:p>
          </table:table-cell>
          <table:table-cell table:style-name="ce1" table:formula="of:=LOG([.E19])" office:value-type="float" office:value="4.27369558793009" calcext:value-type="float">
            <text:p>4.2736955879</text:p>
          </table:table-cell>
          <table:table-cell table:style-name="ce1" table:formula="of:=[.E19]/([.E19]+10000)" office:value-type="float" office:value="0.652536483669215" calcext:value-type="float">
            <text:p>0.6525364837</text:p>
          </table:table-cell>
          <table:table-cell table:style-name="ce1" table:formula="of:=[.G19]-0.5" office:value-type="float" office:value="0.152536483669215" calcext:value-type="float">
            <text:p>0.1525364837</text:p>
          </table:table-cell>
          <table:table-cell table:formula="of:=25+[.H19]*(-99.894+[.H19]*(26.832+[.H19]*(-94.896+[.H19]*(80.833+[.H19]*(-992.87)))))" office:value-type="float" office:value="10.0118037300791" calcext:value-type="float">
            <text:p>10.012</text:p>
          </table:table-cell>
          <table:table-cell table:formula="of:=ABS([.$B19]-[.I19])" office:value-type="float" office:value="0.0118037300791105" calcext:value-type="float">
            <text:p>0.0118</text:p>
          </table:table-cell>
          <table:table-cell table:formula="of:=25+[.H19]*(-99.296+[.H19]*(24.624+[.H19]*(147.26)))/(1+[.H19]*(0.0195-2.8454*[.H19]))" office:value-type="float" office:value="10.0009171969318" calcext:value-type="float">
            <text:p>10.001</text:p>
          </table:table-cell>
          <table:table-cell table:formula="of:=ABS([.$B19]-[.K19])" office:value-type="float" office:value="0.000917196931835562" calcext:value-type="float">
            <text:p>0.000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[.B20]+273.15" office:value-type="float" office:value="284.15" calcext:value-type="float">
            <text:p>284.15</text:p>
          </table:table-cell>
          <table:table-cell table:formula="of:=1/[.C20]" office:value-type="float" office:value="0.00351926799225761" calcext:value-type="float">
            <text:p>0.003519268</text:p>
          </table:table-cell>
          <table:table-cell table:style-name="ce49" office:value-type="float" office:value="17977" calcext:value-type="float">
            <text:p>17,977</text:p>
          </table:table-cell>
          <table:table-cell table:style-name="ce1" table:formula="of:=LOG([.E20])" office:value-type="float" office:value="4.25471721842323" calcext:value-type="float">
            <text:p>4.2547172184</text:p>
          </table:table-cell>
          <table:table-cell table:style-name="ce1" table:formula="of:=[.E20]/([.E20]+10000)" office:value-type="float" office:value="0.642563534331772" calcext:value-type="float">
            <text:p>0.6425635343</text:p>
          </table:table-cell>
          <table:table-cell table:style-name="ce1" table:formula="of:=[.G20]-0.5" office:value-type="float" office:value="0.142563534331773" calcext:value-type="float">
            <text:p>0.1425635343</text:p>
          </table:table-cell>
          <table:table-cell table:formula="of:=25+[.H20]*(-99.894+[.H20]*(26.832+[.H20]*(-94.896+[.H20]*(80.833+[.H20]*(-992.87)))))" office:value-type="float" office:value="11.0040594494418" calcext:value-type="float">
            <text:p>11.004</text:p>
          </table:table-cell>
          <table:table-cell table:formula="of:=ABS([.$B20]-[.I20])" office:value-type="float" office:value="0.00405944944178671" calcext:value-type="float">
            <text:p>0.0041</text:p>
          </table:table-cell>
          <table:table-cell table:formula="of:=25+[.H20]*(-99.296+[.H20]*(24.624+[.H20]*(147.26)))/(1+[.H20]*(0.0195-2.8454*[.H20]))" office:value-type="float" office:value="11.0004791979135" calcext:value-type="float">
            <text:p>11.000</text:p>
          </table:table-cell>
          <table:table-cell table:formula="of:=ABS([.$B20]-[.K20])" office:value-type="float" office:value="0.000479197913477947" calcext:value-type="float">
            <text:p>0.000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formula="of:=[.B21]+273.15" office:value-type="float" office:value="285.15" calcext:value-type="float">
            <text:p>285.15</text:p>
          </table:table-cell>
          <table:table-cell table:formula="of:=1/[.C21]" office:value-type="float" office:value="0.00350692617920393" calcext:value-type="float">
            <text:p>0.0035069262</text:p>
          </table:table-cell>
          <table:table-cell table:style-name="ce49" office:value-type="float" office:value="17212" calcext:value-type="float">
            <text:p>17,212</text:p>
          </table:table-cell>
          <table:table-cell table:style-name="ce1" table:formula="of:=LOG([.E21])" office:value-type="float" office:value="4.23583133741052" calcext:value-type="float">
            <text:p>4.2358313374</text:p>
          </table:table-cell>
          <table:table-cell table:style-name="ce1" table:formula="of:=[.E21]/([.E21]+10000)" office:value-type="float" office:value="0.632515066882258" calcext:value-type="float">
            <text:p>0.6325150669</text:p>
          </table:table-cell>
          <table:table-cell table:style-name="ce1" table:formula="of:=[.G21]-0.5" office:value-type="float" office:value="0.132515066882258" calcext:value-type="float">
            <text:p>0.1325150669</text:p>
          </table:table-cell>
          <table:table-cell table:formula="of:=25+[.H21]*(-99.894+[.H21]*(26.832+[.H21]*(-94.896+[.H21]*(80.833+[.H21]*(-992.87)))))" office:value-type="float" office:value="11.9972482205064" calcext:value-type="float">
            <text:p>11.997</text:p>
          </table:table-cell>
          <table:table-cell table:formula="of:=ABS([.$B21]-[.I21])" office:value-type="float" office:value="0.00275177949358429" calcext:value-type="float">
            <text:p>0.0028</text:p>
          </table:table-cell>
          <table:table-cell table:formula="of:=25+[.H21]*(-99.296+[.H21]*(24.624+[.H21]*(147.26)))/(1+[.H21]*(0.0195-2.8454*[.H21]))" office:value-type="float" office:value="12.0009411495811" calcext:value-type="float">
            <text:p>12.001</text:p>
          </table:table-cell>
          <table:table-cell table:formula="of:=ABS([.$B21]-[.K21])" office:value-type="float" office:value="0.000941149581146661" calcext:value-type="float">
            <text:p>0.000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formula="of:=[.B22]+273.15" office:value-type="float" office:value="286.15" calcext:value-type="float">
            <text:p>286.15</text:p>
          </table:table-cell>
          <table:table-cell table:formula="of:=1/[.C22]" office:value-type="float" office:value="0.00349467062729338" calcext:value-type="float">
            <text:p>0.0034946706</text:p>
          </table:table-cell>
          <table:table-cell table:style-name="ce49" office:value-type="float" office:value="16484" calcext:value-type="float">
            <text:p>16,484</text:p>
          </table:table-cell>
          <table:table-cell table:style-name="ce1" table:formula="of:=LOG([.E22])" office:value-type="float" office:value="4.21706260585255" calcext:value-type="float">
            <text:p>4.2170626059</text:p>
          </table:table-cell>
          <table:table-cell table:style-name="ce1" table:formula="of:=[.E22]/([.E22]+10000)" office:value-type="float" office:value="0.622413532698988" calcext:value-type="float">
            <text:p>0.6224135327</text:p>
          </table:table-cell>
          <table:table-cell table:style-name="ce1" table:formula="of:=[.G22]-0.5" office:value-type="float" office:value="0.122413532698988" calcext:value-type="float">
            <text:p>0.1224135327</text:p>
          </table:table-cell>
          <table:table-cell table:formula="of:=25+[.H22]*(-99.894+[.H22]*(26.832+[.H22]*(-94.896+[.H22]*(80.833+[.H22]*(-992.87)))))" office:value-type="float" office:value="12.9904861067669" calcext:value-type="float">
            <text:p>12.990</text:p>
          </table:table-cell>
          <table:table-cell table:formula="of:=ABS([.$B22]-[.I22])" office:value-type="float" office:value="0.00951389323312135" calcext:value-type="float">
            <text:p>0.0095</text:p>
          </table:table-cell>
          <table:table-cell table:formula="of:=25+[.H22]*(-99.296+[.H22]*(24.624+[.H22]*(147.26)))/(1+[.H22]*(0.0195-2.8454*[.H22]))" office:value-type="float" office:value="13.0009699516951" calcext:value-type="float">
            <text:p>13.001</text:p>
          </table:table-cell>
          <table:table-cell table:formula="of:=ABS([.$B22]-[.K22])" office:value-type="float" office:value="0.000969951695077853" calcext:value-type="float">
            <text:p>0.001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[.B23]+273.15" office:value-type="float" office:value="287.15" calcext:value-type="float">
            <text:p>287.15</text:p>
          </table:table-cell>
          <table:table-cell table:formula="of:=1/[.C23]" office:value-type="float" office:value="0.00348250043531255" calcext:value-type="float">
            <text:p>0.0034825004</text:p>
          </table:table-cell>
          <table:table-cell table:style-name="ce49" office:value-type="float" office:value="15791" calcext:value-type="float">
            <text:p>15,791</text:p>
          </table:table-cell>
          <table:table-cell table:style-name="ce1" table:formula="of:=LOG([.E23])" office:value-type="float" office:value="4.19840963353776" calcext:value-type="float">
            <text:p>4.1984096335</text:p>
          </table:table-cell>
          <table:table-cell table:style-name="ce1" table:formula="of:=[.E23]/([.E23]+10000)" office:value-type="float" office:value="0.612267845372417" calcext:value-type="float">
            <text:p>0.6122678454</text:p>
          </table:table-cell>
          <table:table-cell table:style-name="ce1" table:formula="of:=[.G23]-0.5" office:value-type="float" office:value="0.112267845372417" calcext:value-type="float">
            <text:p>0.1122678454</text:p>
          </table:table-cell>
          <table:table-cell table:formula="of:=25+[.H23]*(-99.894+[.H23]*(26.832+[.H23]*(-94.896+[.H23]*(80.833+[.H23]*(-992.87)))))" office:value-type="float" office:value="13.9841607348775" calcext:value-type="float">
            <text:p>13.984</text:p>
          </table:table-cell>
          <table:table-cell table:formula="of:=ABS([.$B23]-[.I23])" office:value-type="float" office:value="0.0158392651225103" calcext:value-type="float">
            <text:p>0.0158</text:p>
          </table:table-cell>
          <table:table-cell table:formula="of:=25+[.H23]*(-99.296+[.H23]*(24.624+[.H23]*(147.26)))/(1+[.H23]*(0.0195-2.8454*[.H23]))" office:value-type="float" office:value="14.0005938383676" calcext:value-type="float">
            <text:p>14.001</text:p>
          </table:table-cell>
          <table:table-cell table:formula="of:=ABS([.$B23]-[.K23])" office:value-type="float" office:value="0.000593838367615618" calcext:value-type="float">
            <text:p>0.000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[.B24]+273.15" office:value-type="float" office:value="288.15" calcext:value-type="float">
            <text:p>288.15</text:p>
          </table:table-cell>
          <table:table-cell table:formula="of:=1/[.C24]" office:value-type="float" office:value="0.00347041471455839" calcext:value-type="float">
            <text:p>0.0034704147</text:p>
          </table:table-cell>
          <table:table-cell table:style-name="ce49" office:value-type="float" office:value="15130" calcext:value-type="float">
            <text:p>15,130</text:p>
          </table:table-cell>
          <table:table-cell table:style-name="ce1" table:formula="of:=LOG([.E24])" office:value-type="float" office:value="4.17983892802319" calcext:value-type="float">
            <text:p>4.179838928</text:p>
          </table:table-cell>
          <table:table-cell table:style-name="ce1" table:formula="of:=[.E24]/([.E24]+10000)" office:value-type="float" office:value="0.602069239952248" calcext:value-type="float">
            <text:p>0.60206924</text:p>
          </table:table-cell>
          <table:table-cell table:style-name="ce1" table:formula="of:=[.G24]-0.5" office:value-type="float" office:value="0.102069239952248" calcext:value-type="float">
            <text:p>0.10206924</text:p>
          </table:table-cell>
          <table:table-cell table:formula="of:=25+[.H24]*(-99.894+[.H24]*(26.832+[.H24]*(-94.896+[.H24]*(80.833+[.H24]*(-992.87)))))" office:value-type="float" office:value="14.9802990481642" calcext:value-type="float">
            <text:p>14.980</text:p>
          </table:table-cell>
          <table:table-cell table:formula="of:=ABS([.$B24]-[.I24])" office:value-type="float" office:value="0.0197009518358211" calcext:value-type="float">
            <text:p>0.0197</text:p>
          </table:table-cell>
          <table:table-cell table:formula="of:=25+[.H24]*(-99.296+[.H24]*(24.624+[.H24]*(147.26)))/(1+[.H24]*(0.0195-2.8454*[.H24]))" office:value-type="float" office:value="15.0015701879079" calcext:value-type="float">
            <text:p>15.002</text:p>
          </table:table-cell>
          <table:table-cell table:formula="of:=ABS([.$B24]-[.K24])" office:value-type="float" office:value="0.00157018790789287" calcext:value-type="float">
            <text:p>0.001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formula="of:=[.B25]+273.15" office:value-type="float" office:value="289.15" calcext:value-type="float">
            <text:p>289.15</text:p>
          </table:table-cell>
          <table:table-cell table:formula="of:=1/[.C25]" office:value-type="float" office:value="0.00345841258862182" calcext:value-type="float">
            <text:p>0.0034584126</text:p>
          </table:table-cell>
          <table:table-cell table:style-name="ce49" office:value-type="float" office:value="14501" calcext:value-type="float">
            <text:p>14,501</text:p>
          </table:table-cell>
          <table:table-cell table:style-name="ce1" table:formula="of:=LOG([.E25])" office:value-type="float" office:value="4.1613979525458" calcext:value-type="float">
            <text:p>4.1613979525</text:p>
          </table:table-cell>
          <table:table-cell table:style-name="ce1" table:formula="of:=[.E25]/([.E25]+10000)" office:value-type="float" office:value="0.591853393739031" calcext:value-type="float">
            <text:p>0.5918533937</text:p>
          </table:table-cell>
          <table:table-cell table:style-name="ce1" table:formula="of:=[.G25]-0.5" office:value-type="float" office:value="0.091853393739031" calcext:value-type="float">
            <text:p>0.0918533937</text:p>
          </table:table-cell>
          <table:table-cell table:formula="of:=25+[.H25]*(-99.894+[.H25]*(26.832+[.H25]*(-94.896+[.H25]*(80.833+[.H25]*(-992.87)))))" office:value-type="float" office:value="15.9765003721685" calcext:value-type="float">
            <text:p>15.977</text:p>
          </table:table-cell>
          <table:table-cell table:formula="of:=ABS([.$B25]-[.I25])" office:value-type="float" office:value="0.0234996278315407" calcext:value-type="float">
            <text:p>0.0235</text:p>
          </table:table-cell>
          <table:table-cell table:formula="of:=25+[.H25]*(-99.296+[.H25]*(24.624+[.H25]*(147.26)))/(1+[.H25]*(0.0195-2.8454*[.H25]))" office:value-type="float" office:value="16.0012894913763" calcext:value-type="float">
            <text:p>16.001</text:p>
          </table:table-cell>
          <table:table-cell table:formula="of:=ABS([.$B25]-[.K25])" office:value-type="float" office:value="0.00128949137629775" calcext:value-type="float">
            <text:p>0.001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[.B26]+273.15" office:value-type="float" office:value="290.15" calcext:value-type="float">
            <text:p>290.15</text:p>
          </table:table-cell>
          <table:table-cell table:formula="of:=1/[.C26]" office:value-type="float" office:value="0.00344649319317594" calcext:value-type="float">
            <text:p>0.0034464932</text:p>
          </table:table-cell>
          <table:table-cell table:style-name="ce49" office:value-type="float" office:value="13901" calcext:value-type="float">
            <text:p>13,901</text:p>
          </table:table-cell>
          <table:table-cell table:style-name="ce1" table:formula="of:=LOG([.E26])" office:value-type="float" office:value="4.14304604333759" calcext:value-type="float">
            <text:p>4.1430460433</text:p>
          </table:table-cell>
          <table:table-cell table:style-name="ce1" table:formula="of:=[.E26]/([.E26]+10000)" office:value-type="float" office:value="0.58160746412284" calcext:value-type="float">
            <text:p>0.5816074641</text:p>
          </table:table-cell>
          <table:table-cell table:style-name="ce1" table:formula="of:=[.G26]-0.5" office:value-type="float" office:value="0.08160746412284" calcext:value-type="float">
            <text:p>0.0816074641</text:p>
          </table:table-cell>
          <table:table-cell table:formula="of:=25+[.H26]*(-99.894+[.H26]*(26.832+[.H26]*(-94.896+[.H26]*(80.833+[.H26]*(-992.87)))))" office:value-type="float" office:value="16.9750158048496" calcext:value-type="float">
            <text:p>16.975</text:p>
          </table:table-cell>
          <table:table-cell table:formula="of:=ABS([.$B26]-[.I26])" office:value-type="float" office:value="0.024984195150374" calcext:value-type="float">
            <text:p>0.0250</text:p>
          </table:table-cell>
          <table:table-cell table:formula="of:=25+[.H26]*(-99.296+[.H26]*(24.624+[.H26]*(147.26)))/(1+[.H26]*(0.0195-2.8454*[.H26]))" office:value-type="float" office:value="17.0018954089116" calcext:value-type="float">
            <text:p>17.002</text:p>
          </table:table-cell>
          <table:table-cell table:formula="of:=ABS([.$B26]-[.K26])" office:value-type="float" office:value="0.00189540891159368" calcext:value-type="float">
            <text:p>0.0019</text:p>
          </table:table-cell>
          <table:table-cell/>
          <table:table-cell>
            <draw:frame table:end-cell-address="'US Sensor Thermistor Fit'.S40" table:end-x="9.5pt" table:end-y="7.51pt" draw:z-index="1" draw:name="Picture 5" draw:style-name="gr1" draw:text-style-name="P1" svg:width="352.89pt" svg:height="182.27pt" svg:x="21.29pt" svg:y="3.74pt">
              <draw:image xlink:href="Pictures/2000008A00001F8F000019157E5242E0EED84165.wmf" xlink:type="simple" xlink:show="embed" xlink:actuate="onLoad">
                <text:p/>
              </draw:image>
            </draw:frame>
          </table:table-cell>
          <table:table-cell table:number-columns-repeated="101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[.B27]+273.15" office:value-type="float" office:value="291.15" calcext:value-type="float">
            <text:p>291.15</text:p>
          </table:table-cell>
          <table:table-cell table:formula="of:=1/[.C27]" office:value-type="float" office:value="0.0034346556757685" calcext:value-type="float">
            <text:p>0.0034346557</text:p>
          </table:table-cell>
          <table:table-cell table:style-name="ce49" office:value-type="float" office:value="13329" calcext:value-type="float">
            <text:p>13,329</text:p>
          </table:table-cell>
          <table:table-cell table:style-name="ce1" table:formula="of:=LOG([.E27])" office:value-type="float" office:value="4.12479756796053" calcext:value-type="float">
            <text:p>4.124797568</text:p>
          </table:table-cell>
          <table:table-cell table:style-name="ce1" table:formula="of:=[.E27]/([.E27]+10000)" office:value-type="float" office:value="0.57134896480775" calcext:value-type="float">
            <text:p>0.5713489648</text:p>
          </table:table-cell>
          <table:table-cell table:style-name="ce1" table:formula="of:=[.G27]-0.5" office:value-type="float" office:value="0.07134896480775" calcext:value-type="float">
            <text:p>0.0713489648</text:p>
          </table:table-cell>
          <table:table-cell table:formula="of:=25+[.H27]*(-99.894+[.H27]*(26.832+[.H27]*(-94.896+[.H27]*(80.833+[.H27]*(-992.87)))))" office:value-type="float" office:value="17.9750508656747" calcext:value-type="float">
            <text:p>17.975</text:p>
          </table:table-cell>
          <table:table-cell table:formula="of:=ABS([.$B27]-[.I27])" office:value-type="float" office:value="0.0249491343252544" calcext:value-type="float">
            <text:p>0.0249</text:p>
          </table:table-cell>
          <table:table-cell table:formula="of:=25+[.H27]*(-99.296+[.H27]*(24.624+[.H27]*(147.26)))/(1+[.H27]*(0.0195-2.8454*[.H27]))" office:value-type="float" office:value="18.0025504009397" calcext:value-type="float">
            <text:p>18.003</text:p>
          </table:table-cell>
          <table:table-cell table:formula="of:=ABS([.$B27]-[.K27])" office:value-type="float" office:value="0.00255040093968262" calcext:value-type="float">
            <text:p>0.002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formula="of:=[.B28]+273.15" office:value-type="float" office:value="292.15" calcext:value-type="float">
            <text:p>292.15</text:p>
          </table:table-cell>
          <table:table-cell table:formula="of:=1/[.C28]" office:value-type="float" office:value="0.00342289919561869" calcext:value-type="float">
            <text:p>0.0034228992</text:p>
          </table:table-cell>
          <table:table-cell table:style-name="ce49" office:value-type="float" office:value="12783" calcext:value-type="float">
            <text:p>12,783</text:p>
          </table:table-cell>
          <table:table-cell table:style-name="ce1" table:formula="of:=LOG([.E28])" office:value-type="float" office:value="4.10663278892012" calcext:value-type="float">
            <text:p>4.1066327889</text:p>
          </table:table-cell>
          <table:table-cell table:style-name="ce1" table:formula="of:=[.E28]/([.E28]+10000)" office:value-type="float" office:value="0.561076241056928" calcext:value-type="float">
            <text:p>0.5610762411</text:p>
          </table:table-cell>
          <table:table-cell table:style-name="ce1" table:formula="of:=[.G28]-0.5" office:value-type="float" office:value="0.0610762410569284" calcext:value-type="float">
            <text:p>0.0610762411</text:p>
          </table:table-cell>
          <table:table-cell table:formula="of:=25+[.H28]*(-99.894+[.H28]*(26.832+[.H28]*(-94.896+[.H28]*(80.833+[.H28]*(-992.87)))))" office:value-type="float" office:value="18.9776021040762" calcext:value-type="float">
            <text:p>18.978</text:p>
          </table:table-cell>
          <table:table-cell table:formula="of:=ABS([.$B28]-[.I28])" office:value-type="float" office:value="0.0223978959238238" calcext:value-type="float">
            <text:p>0.0224</text:p>
          </table:table-cell>
          <table:table-cell table:formula="of:=25+[.H28]*(-99.296+[.H28]*(24.624+[.H28]*(147.26)))/(1+[.H28]*(0.0195-2.8454*[.H28]))" office:value-type="float" office:value="19.0042803193117" calcext:value-type="float">
            <text:p>19.004</text:p>
          </table:table-cell>
          <table:table-cell table:formula="of:=ABS([.$B28]-[.K28])" office:value-type="float" office:value="0.00428031931170736" calcext:value-type="float">
            <text:p>0.004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[.B29]+273.15" office:value-type="float" office:value="293.15" calcext:value-type="float">
            <text:p>293.15</text:p>
          </table:table-cell>
          <table:table-cell table:formula="of:=1/[.C29]" office:value-type="float" office:value="0.00341122292341805" calcext:value-type="float">
            <text:p>0.0034112229</text:p>
          </table:table-cell>
          <table:table-cell table:style-name="ce49" office:value-type="float" office:value="12263" calcext:value-type="float">
            <text:p>12,263</text:p>
          </table:table-cell>
          <table:table-cell table:style-name="ce1" table:formula="of:=LOG([.E29])" office:value-type="float" office:value="4.08859672826275" calcext:value-type="float">
            <text:p>4.0885967283</text:p>
          </table:table-cell>
          <table:table-cell table:style-name="ce1" table:formula="of:=[.E29]/([.E29]+10000)" office:value-type="float" office:value="0.550824237524143" calcext:value-type="float">
            <text:p>0.5508242375</text:p>
          </table:table-cell>
          <table:table-cell table:style-name="ce1" table:formula="of:=[.G29]-0.5" office:value-type="float" office:value="0.0508242375241432" calcext:value-type="float">
            <text:p>0.0508242375</text:p>
          </table:table-cell>
          <table:table-cell table:formula="of:=25+[.H29]*(-99.894+[.H29]*(26.832+[.H29]*(-94.896+[.H29]*(80.833+[.H29]*(-992.87)))))" office:value-type="float" office:value="19.980017738869" calcext:value-type="float">
            <text:p>19.980</text:p>
          </table:table-cell>
          <table:table-cell table:formula="of:=ABS([.$B29]-[.I29])" office:value-type="float" office:value="0.019982261130977" calcext:value-type="float">
            <text:p>0.0200</text:p>
          </table:table-cell>
          <table:table-cell table:formula="of:=25+[.H29]*(-99.296+[.H29]*(24.624+[.H29]*(147.26)))/(1+[.H29]*(0.0195-2.8454*[.H29]))" office:value-type="float" office:value="20.0045301217824" calcext:value-type="float">
            <text:p>20.005</text:p>
          </table:table-cell>
          <table:table-cell table:formula="of:=ABS([.$B29]-[.K29])" office:value-type="float" office:value="0.00453012178239476" calcext:value-type="float">
            <text:p>0.004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[.B30]+273.15" office:value-type="float" office:value="294.15" calcext:value-type="float">
            <text:p>294.15</text:p>
          </table:table-cell>
          <table:table-cell table:formula="of:=1/[.C30]" office:value-type="float" office:value="0.00339962604113548" calcext:value-type="float">
            <text:p>0.003399626</text:p>
          </table:table-cell>
          <table:table-cell table:style-name="ce49" office:value-type="float" office:value="11766" calcext:value-type="float">
            <text:p>11,766</text:p>
          </table:table-cell>
          <table:table-cell table:style-name="ce1" table:formula="of:=LOG([.E30])" office:value-type="float" office:value="4.07062884405143" calcext:value-type="float">
            <text:p>4.0706288441</text:p>
          </table:table-cell>
          <table:table-cell table:style-name="ce1" table:formula="of:=[.E30]/([.E30]+10000)" office:value-type="float" office:value="0.540567858127355" calcext:value-type="float">
            <text:p>0.5405678581</text:p>
          </table:table-cell>
          <table:table-cell table:style-name="ce1" table:formula="of:=[.G30]-0.5" office:value-type="float" office:value="0.0405678581273546" calcext:value-type="float">
            <text:p>0.0405678581</text:p>
          </table:table-cell>
          <table:table-cell table:formula="of:=25+[.H30]*(-99.894+[.H30]*(26.832+[.H30]*(-94.896+[.H30]*(80.833+[.H30]*(-992.87)))))" office:value-type="float" office:value="20.9854473222654" calcext:value-type="float">
            <text:p>20.985</text:p>
          </table:table-cell>
          <table:table-cell table:formula="of:=ABS([.$B30]-[.I30])" office:value-type="float" office:value="0.0145526777345886" calcext:value-type="float">
            <text:p>0.0146</text:p>
          </table:table-cell>
          <table:table-cell table:formula="of:=25+[.H30]*(-99.296+[.H30]*(24.624+[.H30]*(147.26)))/(1+[.H30]*(0.0195-2.8454*[.H30]))" office:value-type="float" office:value="21.0065893455776" calcext:value-type="float">
            <text:p>21.007</text:p>
          </table:table-cell>
          <table:table-cell table:formula="of:=ABS([.$B30]-[.K30])" office:value-type="float" office:value="0.00658934557765178" calcext:value-type="float">
            <text:p>0.006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formula="of:=[.B31]+273.15" office:value-type="float" office:value="295.15" calcext:value-type="float">
            <text:p>295.15</text:p>
          </table:table-cell>
          <table:table-cell table:formula="of:=1/[.C31]" office:value-type="float" office:value="0.00338810774182619" calcext:value-type="float">
            <text:p>0.0033881077</text:p>
          </table:table-cell>
          <table:table-cell table:style-name="ce49" office:value-type="float" office:value="11293" calcext:value-type="float">
            <text:p>11,293</text:p>
          </table:table-cell>
          <table:table-cell table:style-name="ce1" table:formula="of:=LOG([.E31])" office:value-type="float" office:value="4.05280932814056" calcext:value-type="float">
            <text:p>4.0528093281</text:p>
          </table:table-cell>
          <table:table-cell table:style-name="ce1" table:formula="of:=[.E31]/([.E31]+10000)" office:value-type="float" office:value="0.530362090827972" calcext:value-type="float">
            <text:p>0.5303620908</text:p>
          </table:table-cell>
          <table:table-cell table:style-name="ce1" table:formula="of:=[.G31]-0.5" office:value-type="float" office:value="0.0303620908279716" calcext:value-type="float">
            <text:p>0.0303620908</text:p>
          </table:table-cell>
          <table:table-cell table:formula="of:=25+[.H31]*(-99.894+[.H31]*(26.832+[.H31]*(-94.896+[.H31]*(80.833+[.H31]*(-992.87)))))" office:value-type="float" office:value="21.989131538279" calcext:value-type="float">
            <text:p>21.989</text:p>
          </table:table-cell>
          <table:table-cell table:formula="of:=ABS([.$B31]-[.I31])" office:value-type="float" office:value="0.0108684617209995" calcext:value-type="float">
            <text:p>0.0109</text:p>
          </table:table-cell>
          <table:table-cell table:formula="of:=25+[.H31]*(-99.296+[.H31]*(24.624+[.H31]*(147.26)))/(1+[.H31]*(0.0195-2.8454*[.H31]))" office:value-type="float" office:value="22.0059063839007" calcext:value-type="float">
            <text:p>22.006</text:p>
          </table:table-cell>
          <table:table-cell table:formula="of:=ABS([.$B31]-[.K31])" office:value-type="float" office:value="0.00590638390071874" calcext:value-type="float">
            <text:p>0.005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formula="of:=[.B32]+273.15" office:value-type="float" office:value="296.15" calcext:value-type="float">
            <text:p>296.15</text:p>
          </table:table-cell>
          <table:table-cell table:formula="of:=1/[.C32]" office:value-type="float" office:value="0.00337666722944454" calcext:value-type="float">
            <text:p>0.0033766672</text:p>
          </table:table-cell>
          <table:table-cell table:style-name="ce49" office:value-type="float" office:value="10840" calcext:value-type="float">
            <text:p>10,840</text:p>
          </table:table-cell>
          <table:table-cell table:style-name="ce1" table:formula="of:=LOG([.E32])" office:value-type="float" office:value="4.03502928220237" calcext:value-type="float">
            <text:p>4.0350292822</text:p>
          </table:table-cell>
          <table:table-cell table:style-name="ce1" table:formula="of:=[.E32]/([.E32]+10000)" office:value-type="float" office:value="0.520153550863724" calcext:value-type="float">
            <text:p>0.5201535509</text:p>
          </table:table-cell>
          <table:table-cell table:style-name="ce1" table:formula="of:=[.G32]-0.5" office:value-type="float" office:value="0.0201535508637236" calcext:value-type="float">
            <text:p>0.0201535509</text:p>
          </table:table-cell>
          <table:table-cell table:formula="of:=25+[.H32]*(-99.894+[.H32]*(26.832+[.H32]*(-94.896+[.H32]*(80.833+[.H32]*(-992.87)))))" office:value-type="float" office:value="22.9969126715307" calcext:value-type="float">
            <text:p>22.997</text:p>
          </table:table-cell>
          <table:table-cell table:formula="of:=ABS([.$B32]-[.I32])" office:value-type="float" office:value="0.0030873284692845" calcext:value-type="float">
            <text:p>0.0031</text:p>
          </table:table-cell>
          <table:table-cell table:formula="of:=25+[.H32]*(-99.296+[.H32]*(24.624+[.H32]*(147.26)))/(1+[.H32]*(0.0195-2.8454*[.H32]))" office:value-type="float" office:value="23.0085209388304" calcext:value-type="float">
            <text:p>23.009</text:p>
          </table:table-cell>
          <table:table-cell table:formula="of:=ABS([.$B32]-[.K32])" office:value-type="float" office:value="0.00852093883044347" calcext:value-type="float">
            <text:p>0.008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formula="of:=[.B33]+273.15" office:value-type="float" office:value="297.15" calcext:value-type="float">
            <text:p>297.15</text:p>
          </table:table-cell>
          <table:table-cell table:formula="of:=1/[.C33]" office:value-type="float" office:value="0.00336530371866061" calcext:value-type="float">
            <text:p>0.0033653037</text:p>
          </table:table-cell>
          <table:table-cell table:style-name="ce49" office:value-type="float" office:value="10409" calcext:value-type="float">
            <text:p>10,409</text:p>
          </table:table-cell>
          <table:table-cell table:style-name="ce1" table:formula="of:=LOG([.E33])" office:value-type="float" office:value="4.01740900853621" calcext:value-type="float">
            <text:p>4.0174090085</text:p>
          </table:table-cell>
          <table:table-cell table:style-name="ce1" table:formula="of:=[.E33]/([.E33]+10000)" office:value-type="float" office:value="0.510020089176344" calcext:value-type="float">
            <text:p>0.5100200892</text:p>
          </table:table-cell>
          <table:table-cell table:style-name="ce1" table:formula="of:=[.G33]-0.5" office:value-type="float" office:value="0.0100200891763438" calcext:value-type="float">
            <text:p>0.0100200892</text:p>
          </table:table-cell>
          <table:table-cell table:formula="of:=25+[.H33]*(-99.894+[.H33]*(26.832+[.H33]*(-94.896+[.H33]*(80.833+[.H33]*(-992.87)))))" office:value-type="float" office:value="24.0016524487949" calcext:value-type="float">
            <text:p>24.002</text:p>
          </table:table-cell>
          <table:table-cell table:formula="of:=ABS([.$B33]-[.I33])" office:value-type="float" office:value="0.00165244879494963" calcext:value-type="float">
            <text:p>0.0017</text:p>
          </table:table-cell>
          <table:table-cell table:formula="of:=25+[.H33]*(-99.296+[.H33]*(24.624+[.H33]*(147.26)))/(1+[.H33]*(0.0195-2.8454*[.H33]))" office:value-type="float" office:value="24.0075760693038" calcext:value-type="float">
            <text:p>24.008</text:p>
          </table:table-cell>
          <table:table-cell table:formula="of:=ABS([.$B33]-[.K33])" office:value-type="float" office:value="0.00757606930379495" calcext:value-type="float">
            <text:p>0.007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formula="of:=[.B34]+273.15" office:value-type="float" office:value="298.15" calcext:value-type="float">
            <text:p>298.15</text:p>
          </table:table-cell>
          <table:table-cell table:formula="of:=1/[.C34]" office:value-type="float" office:value="0.00335401643468053" calcext:value-type="float">
            <text:p>0.0033540164</text:p>
          </table:table-cell>
          <table:table-cell table:style-name="ce49" office:value-type="float" office:value="10000" calcext:value-type="float">
            <text:p>10,000</text:p>
          </table:table-cell>
          <table:table-cell table:style-name="ce1" table:formula="of:=LOG([.E34])" office:value-type="float" office:value="4" calcext:value-type="float">
            <text:p>4</text:p>
          </table:table-cell>
          <table:table-cell table:style-name="ce1" table:formula="of:=[.E34]/([.E34]+10000)" office:value-type="float" office:value="0.5" calcext:value-type="float">
            <text:p>0.5</text:p>
          </table:table-cell>
          <table:table-cell table:style-name="ce1" table:formula="of:=[.G34]-0.5" office:value-type="float" office:value="0" calcext:value-type="float">
            <text:p>0</text:p>
          </table:table-cell>
          <table:table-cell table:formula="of:=25+[.H34]*(-99.894+[.H34]*(26.832+[.H34]*(-94.896+[.H34]*(80.833+[.H34]*(-992.87)))))" office:value-type="float" office:value="25" calcext:value-type="float">
            <text:p>25.000</text:p>
          </table:table-cell>
          <table:table-cell table:formula="of:=ABS([.$B34]-[.I34])" office:value-type="float" office:value="0" calcext:value-type="float">
            <text:p>0.0000</text:p>
          </table:table-cell>
          <table:table-cell table:formula="of:=25+[.H34]*(-99.296+[.H34]*(24.624+[.H34]*(147.26)))/(1+[.H34]*(0.0195-2.8454*[.H34]))" office:value-type="float" office:value="25" calcext:value-type="float">
            <text:p>25.000</text:p>
          </table:table-cell>
          <table:table-cell table:formula="of:=ABS([.$B34]-[.K34])" office:value-type="float" office:value="0" calcext:value-type="float">
            <text:p>0.000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formula="of:=[.B35]+273.15" office:value-type="float" office:value="299.15" calcext:value-type="float">
            <text:p>299.15</text:p>
          </table:table-cell>
          <table:table-cell table:formula="of:=1/[.C35]" office:value-type="float" office:value="0.00334280461307037" calcext:value-type="float">
            <text:p>0.0033428046</text:p>
          </table:table-cell>
          <table:table-cell table:style-name="ce49" office:value-type="float" office:value="9602" calcext:value-type="float">
            <text:p>9,602</text:p>
          </table:table-cell>
          <table:table-cell table:style-name="ce1" table:formula="of:=LOG([.E35])" office:value-type="float" office:value="3.98236170163315" calcext:value-type="float">
            <text:p>3.9823617016</text:p>
          </table:table-cell>
          <table:table-cell table:style-name="ce1" table:formula="of:=[.E35]/([.E35]+10000)" office:value-type="float" office:value="0.48984797469646" calcext:value-type="float">
            <text:p>0.4898479747</text:p>
          </table:table-cell>
          <table:table-cell table:style-name="ce1" table:formula="of:=[.G35]-0.5" office:value-type="float" office:value="-0.0101520253035405" calcext:value-type="float">
            <text:p>-0.0101520253</text:p>
          </table:table-cell>
          <table:table-cell table:formula="of:=25+[.H35]*(-99.894+[.H35]*(26.832+[.H35]*(-94.896+[.H35]*(80.833+[.H35]*(-992.87)))))" office:value-type="float" office:value="26.0169920744553" calcext:value-type="float">
            <text:p>26.017</text:p>
          </table:table-cell>
          <table:table-cell table:formula="of:=ABS([.$B35]-[.I35])" office:value-type="float" office:value="0.0169920744553238" calcext:value-type="float">
            <text:p>0.0170</text:p>
          </table:table-cell>
          <table:table-cell table:formula="of:=25+[.H35]*(-99.296+[.H35]*(24.624+[.H35]*(147.26)))/(1+[.H35]*(0.0195-2.8454*[.H35]))" office:value-type="float" office:value="26.0109358579123" calcext:value-type="float">
            <text:p>26.011</text:p>
          </table:table-cell>
          <table:table-cell table:formula="of:=ABS([.$B35]-[.K35])" office:value-type="float" office:value="0.0109358579123082" calcext:value-type="float">
            <text:p>0.010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formula="of:=[.B36]+273.15" office:value-type="float" office:value="300.15" calcext:value-type="float">
            <text:p>300.15</text:p>
          </table:table-cell>
          <table:table-cell table:formula="of:=1/[.C36]" office:value-type="float" office:value="0.00333166749958354" calcext:value-type="float">
            <text:p>0.0033316675</text:p>
          </table:table-cell>
          <table:table-cell table:style-name="ce49" office:value-type="float" office:value="9226" calcext:value-type="float">
            <text:p>9,226</text:p>
          </table:table-cell>
          <table:table-cell table:style-name="ce1" table:formula="of:=LOG([.E36])" office:value-type="float" office:value="3.96501345027225" calcext:value-type="float">
            <text:p>3.9650134503</text:p>
          </table:table-cell>
          <table:table-cell table:style-name="ce1" table:formula="of:=[.E36]/([.E36]+10000)" office:value-type="float" office:value="0.479871008009986" calcext:value-type="float">
            <text:p>0.479871008</text:p>
          </table:table-cell>
          <table:table-cell table:style-name="ce1" table:formula="of:=[.G36]-0.5" office:value-type="float" office:value="-0.0201289919900135" calcext:value-type="float">
            <text:p>-0.020128992</text:p>
          </table:table-cell>
          <table:table-cell table:formula="of:=25+[.H36]*(-99.894+[.H36]*(26.832+[.H36]*(-94.896+[.H36]*(80.833+[.H36]*(-992.87)))))" office:value-type="float" office:value="27.0224277199115" calcext:value-type="float">
            <text:p>27.022</text:p>
          </table:table-cell>
          <table:table-cell table:formula="of:=ABS([.$B36]-[.I36])" office:value-type="float" office:value="0.0224277199114873" calcext:value-type="float">
            <text:p>0.0224</text:p>
          </table:table-cell>
          <table:table-cell table:formula="of:=25+[.H36]*(-99.296+[.H36]*(24.624+[.H36]*(147.26)))/(1+[.H36]*(0.0195-2.8454*[.H36]))" office:value-type="float" office:value="27.0106116358905" calcext:value-type="float">
            <text:p>27.011</text:p>
          </table:table-cell>
          <table:table-cell table:formula="of:=ABS([.$B36]-[.K36])" office:value-type="float" office:value="0.0106116358905055" calcext:value-type="float">
            <text:p>0.010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[.B37]+273.15" office:value-type="float" office:value="301.15" calcext:value-type="float">
            <text:p>301.15</text:p>
          </table:table-cell>
          <table:table-cell table:formula="of:=1/[.C37]" office:value-type="float" office:value="0.0033206043499917" calcext:value-type="float">
            <text:p>0.0033206043</text:p>
          </table:table-cell>
          <table:table-cell table:style-name="ce49" office:value-type="float" office:value="8866" calcext:value-type="float">
            <text:p>8,866</text:p>
          </table:table-cell>
          <table:table-cell table:style-name="ce1" table:formula="of:=LOG([.E37])" office:value-type="float" office:value="3.94772772696332" calcext:value-type="float">
            <text:p>3.947727727</text:p>
          </table:table-cell>
          <table:table-cell table:style-name="ce1" table:formula="of:=[.E37]/([.E37]+10000)" office:value-type="float" office:value="0.469945934485317" calcext:value-type="float">
            <text:p>0.4699459345</text:p>
          </table:table-cell>
          <table:table-cell table:style-name="ce1" table:formula="of:=[.G37]-0.5" office:value-type="float" office:value="-0.0300540655146825" calcext:value-type="float">
            <text:p>-0.0300540655</text:p>
          </table:table-cell>
          <table:table-cell table:formula="of:=25+[.H37]*(-99.894+[.H37]*(26.832+[.H37]*(-94.896+[.H37]*(80.833+[.H37]*(-992.87)))))" office:value-type="float" office:value="28.0291231026396" calcext:value-type="float">
            <text:p>28.029</text:p>
          </table:table-cell>
          <table:table-cell table:formula="of:=ABS([.$B37]-[.I37])" office:value-type="float" office:value="0.0291231026396375" calcext:value-type="float">
            <text:p>0.0291</text:p>
          </table:table-cell>
          <table:table-cell table:formula="of:=25+[.H37]*(-99.296+[.H37]*(24.624+[.H37]*(147.26)))/(1+[.H37]*(0.0195-2.8454*[.H37]))" office:value-type="float" office:value="28.0119988132735" calcext:value-type="float">
            <text:p>28.012</text:p>
          </table:table-cell>
          <table:table-cell table:formula="of:=ABS([.$B37]-[.K37])" office:value-type="float" office:value="0.0119988132734647" calcext:value-type="float">
            <text:p>0.012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[.B38]+273.15" office:value-type="float" office:value="302.15" calcext:value-type="float">
            <text:p>302.15</text:p>
          </table:table-cell>
          <table:table-cell table:formula="of:=1/[.C38]" office:value-type="float" office:value="0.00330961442991891" calcext:value-type="float">
            <text:p>0.0033096144</text:p>
          </table:table-cell>
          <table:table-cell table:style-name="ce49" office:value-type="float" office:value="8522" calcext:value-type="float">
            <text:p>8,522</text:p>
          </table:table-cell>
          <table:table-cell table:style-name="ce1" table:formula="of:=LOG([.E38])" office:value-type="float" office:value="3.93054152986443" calcext:value-type="float">
            <text:p>3.9305415299</text:p>
          </table:table-cell>
          <table:table-cell table:style-name="ce1" table:formula="of:=[.E38]/([.E38]+10000)" office:value-type="float" office:value="0.460101500917827" calcext:value-type="float">
            <text:p>0.4601015009</text:p>
          </table:table-cell>
          <table:table-cell table:style-name="ce1" table:formula="of:=[.G38]-0.5" office:value-type="float" office:value="-0.0398984990821726" calcext:value-type="float">
            <text:p>-0.0398984991</text:p>
          </table:table-cell>
          <table:table-cell table:formula="of:=25+[.H38]*(-99.894+[.H38]*(26.832+[.H38]*(-94.896+[.H38]*(80.833+[.H38]*(-992.87)))))" office:value-type="float" office:value="29.0346667199571" calcext:value-type="float">
            <text:p>29.035</text:p>
          </table:table-cell>
          <table:table-cell table:formula="of:=ABS([.$B38]-[.I38])" office:value-type="float" office:value="0.0346667199571087" calcext:value-type="float">
            <text:p>0.0347</text:p>
          </table:table-cell>
          <table:table-cell table:formula="of:=25+[.H38]*(-99.296+[.H38]*(24.624+[.H38]*(147.26)))/(1+[.H38]*(0.0195-2.8454*[.H38]))" office:value-type="float" office:value="29.0129058332492" calcext:value-type="float">
            <text:p>29.013</text:p>
          </table:table-cell>
          <table:table-cell table:formula="of:=ABS([.$B38]-[.K38])" office:value-type="float" office:value="0.0129058332492207" calcext:value-type="float">
            <text:p>0.012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[.B39]+273.15" office:value-type="float" office:value="303.15" calcext:value-type="float">
            <text:p>303.15</text:p>
          </table:table-cell>
          <table:table-cell table:formula="of:=1/[.C39]" office:value-type="float" office:value="0.0032986970146792" calcext:value-type="float">
            <text:p>0.003298697</text:p>
          </table:table-cell>
          <table:table-cell table:style-name="ce49" office:value-type="float" office:value="8194" calcext:value-type="float">
            <text:p>8,194</text:p>
          </table:table-cell>
          <table:table-cell table:style-name="ce1" table:formula="of:=LOG([.E39])" office:value-type="float" office:value="3.91349595961712" calcext:value-type="float">
            <text:p>3.9134959596</text:p>
          </table:table-cell>
          <table:table-cell table:style-name="ce1" table:formula="of:=[.E39]/([.E39]+10000)" office:value-type="float" office:value="0.450368253270309" calcext:value-type="float">
            <text:p>0.4503682533</text:p>
          </table:table-cell>
          <table:table-cell table:style-name="ce1" table:formula="of:=[.G39]-0.5" office:value-type="float" office:value="-0.0496317467296911" calcext:value-type="float">
            <text:p>-0.0496317467</text:p>
          </table:table-cell>
          <table:table-cell table:formula="of:=25+[.H39]*(-99.894+[.H39]*(26.832+[.H39]*(-94.896+[.H39]*(80.833+[.H39]*(-992.87)))))" office:value-type="float" office:value="30.0364005811622" calcext:value-type="float">
            <text:p>30.036</text:p>
          </table:table-cell>
          <table:table-cell table:formula="of:=ABS([.$B39]-[.I39])" office:value-type="float" office:value="0.0364005811622086" calcext:value-type="float">
            <text:p>0.0364</text:p>
          </table:table-cell>
          <table:table-cell table:formula="of:=25+[.H39]*(-99.296+[.H39]*(24.624+[.H39]*(147.26)))/(1+[.H39]*(0.0195-2.8454*[.H39]))" office:value-type="float" office:value="30.0108579284279" calcext:value-type="float">
            <text:p>30.011</text:p>
          </table:table-cell>
          <table:table-cell table:formula="of:=ABS([.$B39]-[.K39])" office:value-type="float" office:value="0.0108579284278925" calcext:value-type="float">
            <text:p>0.010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formula="of:=[.B40]+273.15" office:value-type="float" office:value="304.15" calcext:value-type="float">
            <text:p>304.15</text:p>
          </table:table-cell>
          <table:table-cell table:formula="of:=1/[.C40]" office:value-type="float" office:value="0.00328785138911721" calcext:value-type="float">
            <text:p>0.0032878514</text:p>
          </table:table-cell>
          <table:table-cell table:style-name="ce49" office:value-type="float" office:value="7879" calcext:value-type="float">
            <text:p>7,879</text:p>
          </table:table-cell>
          <table:table-cell table:style-name="ce1" table:formula="of:=LOG([.E40])" office:value-type="float" office:value="3.89647110047928" calcext:value-type="float">
            <text:p>3.8964711005</text:p>
          </table:table-cell>
          <table:table-cell table:style-name="ce1" table:formula="of:=[.E40]/([.E40]+10000)" office:value-type="float" office:value="0.440684602047094" calcext:value-type="float">
            <text:p>0.440684602</text:p>
          </table:table-cell>
          <table:table-cell table:style-name="ce1" table:formula="of:=[.G40]-0.5" office:value-type="float" office:value="-0.0593153979529056" calcext:value-type="float">
            <text:p>-0.059315398</text:p>
          </table:table-cell>
          <table:table-cell table:formula="of:=25+[.H40]*(-99.894+[.H40]*(26.832+[.H40]*(-94.896+[.H40]*(80.833+[.H40]*(-992.87)))))" office:value-type="float" office:value="31.0411893070276" calcext:value-type="float">
            <text:p>31.041</text:p>
          </table:table-cell>
          <table:table-cell table:formula="of:=ABS([.$B40]-[.I40])" office:value-type="float" office:value="0.0411893070275724" calcext:value-type="float">
            <text:p>0.0412</text:p>
          </table:table-cell>
          <table:table-cell table:formula="of:=25+[.H40]*(-99.296+[.H40]*(24.624+[.H40]*(147.26)))/(1+[.H40]*(0.0195-2.8454*[.H40]))" office:value-type="float" office:value="31.0128343767364" calcext:value-type="float">
            <text:p>31.013</text:p>
          </table:table-cell>
          <table:table-cell table:formula="of:=ABS([.$B40]-[.K40])" office:value-type="float" office:value="0.0128343767364001" calcext:value-type="float">
            <text:p>0.012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formula="of:=[.B41]+273.15" office:value-type="float" office:value="305.15" calcext:value-type="float">
            <text:p>305.15</text:p>
          </table:table-cell>
          <table:table-cell table:formula="of:=1/[.C41]" office:value-type="float" office:value="0.00327707684745207" calcext:value-type="float">
            <text:p>0.0032770768</text:p>
          </table:table-cell>
          <table:table-cell table:style-name="ce49" office:value-type="float" office:value="7579" calcext:value-type="float">
            <text:p>7,579</text:p>
          </table:table-cell>
          <table:table-cell table:style-name="ce1" table:formula="of:=LOG([.E41])" office:value-type="float" office:value="3.87961190706585" calcext:value-type="float">
            <text:p>3.8796119071</text:p>
          </table:table-cell>
          <table:table-cell table:style-name="ce1" table:formula="of:=[.E41]/([.E41]+10000)" office:value-type="float" office:value="0.431139427726264" calcext:value-type="float">
            <text:p>0.4311394277</text:p>
          </table:table-cell>
          <table:table-cell table:style-name="ce1" table:formula="of:=[.G41]-0.5" office:value-type="float" office:value="-0.0688605722737357" calcext:value-type="float">
            <text:p>-0.0688605723</text:p>
          </table:table-cell>
          <table:table-cell table:formula="of:=25+[.H41]*(-99.894+[.H41]*(26.832+[.H41]*(-94.896+[.H41]*(80.833+[.H41]*(-992.87)))))" office:value-type="float" office:value="32.0403297366986" calcext:value-type="float">
            <text:p>32.040</text:p>
          </table:table-cell>
          <table:table-cell table:formula="of:=ABS([.$B41]-[.I41])" office:value-type="float" office:value="0.0403297366985598" calcext:value-type="float">
            <text:p>0.0403</text:p>
          </table:table-cell>
          <table:table-cell table:formula="of:=25+[.H41]*(-99.296+[.H41]*(24.624+[.H41]*(147.26)))/(1+[.H41]*(0.0195-2.8454*[.H41]))" office:value-type="float" office:value="32.0102547609659" calcext:value-type="float">
            <text:p>32.010</text:p>
          </table:table-cell>
          <table:table-cell table:formula="of:=ABS([.$B41]-[.K41])" office:value-type="float" office:value="0.0102547609658998" calcext:value-type="float">
            <text:p>0.010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formula="of:=[.B42]+273.15" office:value-type="float" office:value="306.15" calcext:value-type="float">
            <text:p>306.15</text:p>
          </table:table-cell>
          <table:table-cell table:formula="of:=1/[.C42]" office:value-type="float" office:value="0.00326637269312429" calcext:value-type="float">
            <text:p>0.0032663727</text:p>
          </table:table-cell>
          <table:table-cell table:style-name="ce49" office:value-type="float" office:value="7291" calcext:value-type="float">
            <text:p>7,291</text:p>
          </table:table-cell>
          <table:table-cell table:style-name="ce1" table:formula="of:=LOG([.E42])" office:value-type="float" office:value="3.86278709823534" calcext:value-type="float">
            <text:p>3.8627870982</text:p>
          </table:table-cell>
          <table:table-cell table:style-name="ce1" table:formula="of:=[.E42]/([.E42]+10000)" office:value-type="float" office:value="0.421664449713724" calcext:value-type="float">
            <text:p>0.4216644497</text:p>
          </table:table-cell>
          <table:table-cell table:style-name="ce1" table:formula="of:=[.G42]-0.5" office:value-type="float" office:value="-0.0783355502862761" calcext:value-type="float">
            <text:p>-0.0783355503</text:p>
          </table:table-cell>
          <table:table-cell table:formula="of:=25+[.H42]*(-99.894+[.H42]*(26.832+[.H42]*(-94.896+[.H42]*(80.833+[.H42]*(-992.87)))))" office:value-type="float" office:value="33.0414943288521" calcext:value-type="float">
            <text:p>33.041</text:p>
          </table:table-cell>
          <table:table-cell table:formula="of:=ABS([.$B42]-[.I42])" office:value-type="float" office:value="0.0414943288520746" calcext:value-type="float">
            <text:p>0.0415</text:p>
          </table:table-cell>
          <table:table-cell table:formula="of:=25+[.H42]*(-99.296+[.H42]*(24.624+[.H42]*(147.26)))/(1+[.H42]*(0.0195-2.8454*[.H42]))" office:value-type="float" office:value="33.0108341501591" calcext:value-type="float">
            <text:p>33.011</text:p>
          </table:table-cell>
          <table:table-cell table:formula="of:=ABS([.$B42]-[.K42])" office:value-type="float" office:value="0.0108341501591269" calcext:value-type="float">
            <text:p>0.010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formula="of:=[.B43]+273.15" office:value-type="float" office:value="307.15" calcext:value-type="float">
            <text:p>307.15</text:p>
          </table:table-cell>
          <table:table-cell table:formula="of:=1/[.C43]" office:value-type="float" office:value="0.00325573823864561" calcext:value-type="float">
            <text:p>0.0032557382</text:p>
          </table:table-cell>
          <table:table-cell table:style-name="ce49" office:value-type="float" office:value="7016" calcext:value-type="float">
            <text:p>7,016</text:p>
          </table:table-cell>
          <table:table-cell table:style-name="ce1" table:formula="of:=LOG([.E43])" office:value-type="float" office:value="3.84608958035798" calcext:value-type="float">
            <text:p>3.8460895804</text:p>
          </table:table-cell>
          <table:table-cell table:style-name="ce1" table:formula="of:=[.E43]/([.E43]+10000)" office:value-type="float" office:value="0.412317818523742" calcext:value-type="float">
            <text:p>0.4123178185</text:p>
          </table:table-cell>
          <table:table-cell table:style-name="ce1" table:formula="of:=[.G43]-0.5" office:value-type="float" office:value="-0.0876821814762576" calcext:value-type="float">
            <text:p>-0.0876821815</text:p>
          </table:table-cell>
          <table:table-cell table:formula="of:=25+[.H43]*(-99.894+[.H43]*(26.832+[.H43]*(-94.896+[.H43]*(80.833+[.H43]*(-992.87)))))" office:value-type="float" office:value="34.0391071248335" calcext:value-type="float">
            <text:p>34.039</text:p>
          </table:table-cell>
          <table:table-cell table:formula="of:=ABS([.$B43]-[.I43])" office:value-type="float" office:value="0.0391071248335351" calcext:value-type="float">
            <text:p>0.0391</text:p>
          </table:table-cell>
          <table:table-cell table:formula="of:=25+[.H43]*(-99.296+[.H43]*(24.624+[.H43]*(147.26)))/(1+[.H43]*(0.0195-2.8454*[.H43]))" office:value-type="float" office:value="34.0090171185913" calcext:value-type="float">
            <text:p>34.009</text:p>
          </table:table-cell>
          <table:table-cell table:formula="of:=ABS([.$B43]-[.K43])" office:value-type="float" office:value="0.00901711859133059" calcext:value-type="float">
            <text:p>0.009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formula="of:=[.B44]+273.15" office:value-type="float" office:value="308.15" calcext:value-type="float">
            <text:p>308.15</text:p>
          </table:table-cell>
          <table:table-cell table:formula="of:=1/[.C44]" office:value-type="float" office:value="0.00324517280545189" calcext:value-type="float">
            <text:p>0.0032451728</text:p>
          </table:table-cell>
          <table:table-cell table:style-name="ce49" office:value-type="float" office:value="6752" calcext:value-type="float">
            <text:p>6,752</text:p>
          </table:table-cell>
          <table:table-cell table:style-name="ce1" table:formula="of:=LOG([.E44])" office:value-type="float" office:value="3.8294324336176" calcext:value-type="float">
            <text:p>3.8294324336</text:p>
          </table:table-cell>
          <table:table-cell table:style-name="ce1" table:formula="of:=[.E44]/([.E44]+10000)" office:value-type="float" office:value="0.40305635148042" calcext:value-type="float">
            <text:p>0.4030563515</text:p>
          </table:table-cell>
          <table:table-cell table:style-name="ce1" table:formula="of:=[.G44]-0.5" office:value-type="float" office:value="-0.0969436485195798" calcext:value-type="float">
            <text:p>-0.0969436485</text:p>
          </table:table-cell>
          <table:table-cell table:formula="of:=25+[.H44]*(-99.894+[.H44]*(26.832+[.H44]*(-94.896+[.H44]*(80.833+[.H44]*(-992.87)))))" office:value-type="float" office:value="35.0383568740087" calcext:value-type="float">
            <text:p>35.038</text:p>
          </table:table-cell>
          <table:table-cell table:formula="of:=ABS([.$B44]-[.I44])" office:value-type="float" office:value="0.0383568740086773" calcext:value-type="float">
            <text:p>0.0384</text:p>
          </table:table-cell>
          <table:table-cell table:formula="of:=25+[.H44]*(-99.296+[.H44]*(24.624+[.H44]*(147.26)))/(1+[.H44]*(0.0195-2.8454*[.H44]))" office:value-type="float" office:value="35.0099706991888" calcext:value-type="float">
            <text:p>35.010</text:p>
          </table:table-cell>
          <table:table-cell table:formula="of:=ABS([.$B44]-[.K44])" office:value-type="float" office:value="0.00997069918877713" calcext:value-type="float">
            <text:p>0.010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formula="of:=[.B45]+273.15" office:value-type="float" office:value="309.15" calcext:value-type="float">
            <text:p>309.15</text:p>
          </table:table-cell>
          <table:table-cell table:formula="of:=1/[.C45]" office:value-type="float" office:value="0.00323467572375869" calcext:value-type="float">
            <text:p>0.0032346757</text:p>
          </table:table-cell>
          <table:table-cell table:style-name="ce49" office:value-type="float" office:value="6500" calcext:value-type="float">
            <text:p>6,500</text:p>
          </table:table-cell>
          <table:table-cell table:style-name="ce1" table:formula="of:=LOG([.E45])" office:value-type="float" office:value="3.81291335664285" calcext:value-type="float">
            <text:p>3.8129133566</text:p>
          </table:table-cell>
          <table:table-cell table:style-name="ce1" table:formula="of:=[.E45]/([.E45]+10000)" office:value-type="float" office:value="0.393939393939394" calcext:value-type="float">
            <text:p>0.3939393939</text:p>
          </table:table-cell>
          <table:table-cell table:style-name="ce1" table:formula="of:=[.G45]-0.5" office:value-type="float" office:value="-0.106060606060606" calcext:value-type="float">
            <text:p>-0.1060606061</text:p>
          </table:table-cell>
          <table:table-cell table:formula="of:=25+[.H45]*(-99.894+[.H45]*(26.832+[.H45]*(-94.896+[.H45]*(80.833+[.H45]*(-992.87)))))" office:value-type="float" office:value="36.0334172189193" calcext:value-type="float">
            <text:p>36.033</text:p>
          </table:table-cell>
          <table:table-cell table:formula="of:=ABS([.$B45]-[.I45])" office:value-type="float" office:value="0.0334172189193325" calcext:value-type="float">
            <text:p>0.0334</text:p>
          </table:table-cell>
          <table:table-cell table:formula="of:=25+[.H45]*(-99.296+[.H45]*(24.624+[.H45]*(147.26)))/(1+[.H45]*(0.0195-2.8454*[.H45]))" office:value-type="float" office:value="36.0077935412794" calcext:value-type="float">
            <text:p>36.008</text:p>
          </table:table-cell>
          <table:table-cell table:formula="of:=ABS([.$B45]-[.K45])" office:value-type="float" office:value="0.0077935412794119" calcext:value-type="float">
            <text:p>0.007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formula="of:=[.B46]+273.15" office:value-type="float" office:value="310.15" calcext:value-type="float">
            <text:p>310.15</text:p>
          </table:table-cell>
          <table:table-cell table:formula="of:=1/[.C46]" office:value-type="float" office:value="0.0032242463324198" calcext:value-type="float">
            <text:p>0.0032242463</text:p>
          </table:table-cell>
          <table:table-cell table:style-name="ce49" office:value-type="float" office:value="6258" calcext:value-type="float">
            <text:p>6,258</text:p>
          </table:table-cell>
          <table:table-cell table:style-name="ce1" table:formula="of:=LOG([.E46])" office:value-type="float" office:value="3.79643555881017" calcext:value-type="float">
            <text:p>3.7964355588</text:p>
          </table:table-cell>
          <table:table-cell table:style-name="ce1" table:formula="of:=[.E46]/([.E46]+10000)" office:value-type="float" office:value="0.384918194119818" calcext:value-type="float">
            <text:p>0.3849181941</text:p>
          </table:table-cell>
          <table:table-cell table:style-name="ce1" table:formula="of:=[.G46]-0.5" office:value-type="float" office:value="-0.115081805880182" calcext:value-type="float">
            <text:p>-0.1150818059</text:p>
          </table:table-cell>
          <table:table-cell table:formula="of:=25+[.H46]*(-99.894+[.H46]*(26.832+[.H46]*(-94.896+[.H46]*(80.833+[.H46]*(-992.87)))))" office:value-type="float" office:value="37.0301926275483" calcext:value-type="float">
            <text:p>37.030</text:p>
          </table:table-cell>
          <table:table-cell table:formula="of:=ABS([.$B46]-[.I46])" office:value-type="float" office:value="0.030192627548324" calcext:value-type="float">
            <text:p>0.0302</text:p>
          </table:table-cell>
          <table:table-cell table:formula="of:=25+[.H46]*(-99.296+[.H46]*(24.624+[.H46]*(147.26)))/(1+[.H46]*(0.0195-2.8454*[.H46]))" office:value-type="float" office:value="37.0083049209223" calcext:value-type="float">
            <text:p>37.008</text:p>
          </table:table-cell>
          <table:table-cell table:formula="of:=ABS([.$B46]-[.K46])" office:value-type="float" office:value="0.00830492092228496" calcext:value-type="float">
            <text:p>0.008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formula="of:=[.B47]+273.15" office:value-type="float" office:value="311.15" calcext:value-type="float">
            <text:p>311.15</text:p>
          </table:table-cell>
          <table:table-cell table:formula="of:=1/[.C47]" office:value-type="float" office:value="0.00321388397878837" calcext:value-type="float">
            <text:p>0.003213884</text:p>
          </table:table-cell>
          <table:table-cell table:style-name="ce49" office:value-type="float" office:value="6027" calcext:value-type="float">
            <text:p>6,027</text:p>
          </table:table-cell>
          <table:table-cell table:style-name="ce1" table:formula="of:=LOG([.E47])" office:value-type="float" office:value="3.78010119146791" calcext:value-type="float">
            <text:p>3.7801011915</text:p>
          </table:table-cell>
          <table:table-cell table:style-name="ce1" table:formula="of:=[.E47]/([.E47]+10000)" office:value-type="float" office:value="0.376052910713171" calcext:value-type="float">
            <text:p>0.3760529107</text:p>
          </table:table-cell>
          <table:table-cell table:style-name="ce1" table:formula="of:=[.G47]-0.5" office:value-type="float" office:value="-0.123947089286828" calcext:value-type="float">
            <text:p>-0.1239470893</text:p>
          </table:table-cell>
          <table:table-cell table:formula="of:=25+[.H47]*(-99.894+[.H47]*(26.832+[.H47]*(-94.896+[.H47]*(80.833+[.H47]*(-992.87)))))" office:value-type="float" office:value="38.0226100697297" calcext:value-type="float">
            <text:p>38.023</text:p>
          </table:table-cell>
          <table:table-cell table:formula="of:=ABS([.$B47]-[.I47])" office:value-type="float" office:value="0.0226100697296729" calcext:value-type="float">
            <text:p>0.0226</text:p>
          </table:table-cell>
          <table:table-cell table:formula="of:=25+[.H47]*(-99.296+[.H47]*(24.624+[.H47]*(147.26)))/(1+[.H47]*(0.0195-2.8454*[.H47]))" office:value-type="float" office:value="38.0052755568688" calcext:value-type="float">
            <text:p>38.005</text:p>
          </table:table-cell>
          <table:table-cell table:formula="of:=ABS([.$B47]-[.K47])" office:value-type="float" office:value="0.0052755568688454" calcext:value-type="float">
            <text:p>0.005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formula="of:=[.B48]+273.15" office:value-type="float" office:value="312.15" calcext:value-type="float">
            <text:p>312.15</text:p>
          </table:table-cell>
          <table:table-cell table:formula="of:=1/[.C48]" office:value-type="float" office:value="0.00320358801858081" calcext:value-type="float">
            <text:p>0.003203588</text:p>
          </table:table-cell>
          <table:table-cell table:style-name="ce49" office:value-type="float" office:value="5805" calcext:value-type="float">
            <text:p>5,805</text:p>
          </table:table-cell>
          <table:table-cell table:style-name="ce1" table:formula="of:=LOG([.E48])" office:value-type="float" office:value="3.76380222407459" calcext:value-type="float">
            <text:p>3.7638022241</text:p>
          </table:table-cell>
          <table:table-cell table:style-name="ce1" table:formula="of:=[.E48]/([.E48]+10000)" office:value-type="float" office:value="0.367288832647896" calcext:value-type="float">
            <text:p>0.3672888326</text:p>
          </table:table-cell>
          <table:table-cell table:style-name="ce1" table:formula="of:=[.G48]-0.5" office:value-type="float" office:value="-0.132711167352104" calcext:value-type="float">
            <text:p>-0.1327111674</text:p>
          </table:table-cell>
          <table:table-cell table:formula="of:=25+[.H48]*(-99.894+[.H48]*(26.832+[.H48]*(-94.896+[.H48]*(80.833+[.H48]*(-992.87)))))" office:value-type="float" office:value="39.0173719001653" calcext:value-type="float">
            <text:p>39.017</text:p>
          </table:table-cell>
          <table:table-cell table:formula="of:=ABS([.$B48]-[.I48])" office:value-type="float" office:value="0.0173719001652941" calcext:value-type="float">
            <text:p>0.0174</text:p>
          </table:table-cell>
          <table:table-cell table:formula="of:=25+[.H48]*(-99.296+[.H48]*(24.624+[.H48]*(147.26)))/(1+[.H48]*(0.0195-2.8454*[.H48]))" office:value-type="float" office:value="39.0052781354644" calcext:value-type="float">
            <text:p>39.005</text:p>
          </table:table-cell>
          <table:table-cell table:formula="of:=ABS([.$B48]-[.K48])" office:value-type="float" office:value="0.00527813546443667" calcext:value-type="float">
            <text:p>0.005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formula="of:=[.B49]+273.15" office:value-type="float" office:value="313.15" calcext:value-type="float">
            <text:p>313.15</text:p>
          </table:table-cell>
          <table:table-cell table:formula="of:=1/[.C49]" office:value-type="float" office:value="0.00319335781574325" calcext:value-type="float">
            <text:p>0.0031933578</text:p>
          </table:table-cell>
          <table:table-cell table:style-name="ce49" office:value-type="float" office:value="5592" calcext:value-type="float">
            <text:p>5,592</text:p>
          </table:table-cell>
          <table:table-cell table:style-name="ce1" table:formula="of:=LOG([.E49])" office:value-type="float" office:value="3.74756716273762" calcext:value-type="float">
            <text:p>3.7475671627</text:p>
          </table:table-cell>
          <table:table-cell table:style-name="ce1" table:formula="of:=[.E49]/([.E49]+10000)" office:value-type="float" office:value="0.358645459209851" calcext:value-type="float">
            <text:p>0.3586454592</text:p>
          </table:table-cell>
          <table:table-cell table:style-name="ce1" table:formula="of:=[.G49]-0.5" office:value-type="float" office:value="-0.141354540790149" calcext:value-type="float">
            <text:p>-0.1413545408</text:p>
          </table:table-cell>
          <table:table-cell table:formula="of:=25+[.H49]*(-99.894+[.H49]*(26.832+[.H49]*(-94.896+[.H49]*(80.833+[.H49]*(-992.87)))))" office:value-type="float" office:value="40.0129345034728" calcext:value-type="float">
            <text:p>40.013</text:p>
          </table:table-cell>
          <table:table-cell table:formula="of:=ABS([.$B49]-[.I49])" office:value-type="float" office:value="0.0129345034727777" calcext:value-type="float">
            <text:p>0.0129</text:p>
          </table:table-cell>
          <table:table-cell table:formula="of:=25+[.H49]*(-99.296+[.H49]*(24.624+[.H49]*(147.26)))/(1+[.H49]*(0.0195-2.8454*[.H49]))" office:value-type="float" office:value="40.0065833749897" calcext:value-type="float">
            <text:p>40.007</text:p>
          </table:table-cell>
          <table:table-cell table:formula="of:=ABS([.$B49]-[.K49])" office:value-type="float" office:value="0.00658337498973083" calcext:value-type="float">
            <text:p>0.006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formula="of:=[.B50]+273.15" office:value-type="float" office:value="314.15" calcext:value-type="float">
            <text:p>314.15</text:p>
          </table:table-cell>
          <table:table-cell table:formula="of:=1/[.C50]" office:value-type="float" office:value="0.00318319274232055" calcext:value-type="float">
            <text:p>0.0031831927</text:p>
          </table:table-cell>
          <table:table-cell table:style-name="ce49" office:value-type="float" office:value="5389" calcext:value-type="float">
            <text:p>5,389</text:p>
          </table:table-cell>
          <table:table-cell table:style-name="ce1" table:formula="of:=LOG([.E50])" office:value-type="float" office:value="3.73150818359603" calcext:value-type="float">
            <text:p>3.7315081836</text:p>
          </table:table-cell>
          <table:table-cell table:style-name="ce1" table:formula="of:=[.E50]/([.E50]+10000)" office:value-type="float" office:value="0.350185197218793" calcext:value-type="float">
            <text:p>0.3501851972</text:p>
          </table:table-cell>
          <table:table-cell table:style-name="ce1" table:formula="of:=[.G50]-0.5" office:value-type="float" office:value="-0.149814802781207" calcext:value-type="float">
            <text:p>-0.1498148028</text:p>
          </table:table-cell>
          <table:table-cell table:formula="of:=25+[.H50]*(-99.894+[.H50]*(26.832+[.H50]*(-94.896+[.H50]*(80.833+[.H50]*(-992.87)))))" office:value-type="float" office:value="41.0025710127706" calcext:value-type="float">
            <text:p>41.003</text:p>
          </table:table-cell>
          <table:table-cell table:formula="of:=ABS([.$B50]-[.I50])" office:value-type="float" office:value="0.00257101277055227" calcext:value-type="float">
            <text:p>0.0026</text:p>
          </table:table-cell>
          <table:table-cell table:formula="of:=25+[.H50]*(-99.296+[.H50]*(24.624+[.H50]*(147.26)))/(1+[.H50]*(0.0195-2.8454*[.H50]))" office:value-type="float" office:value="41.0022265836421" calcext:value-type="float">
            <text:p>41.002</text:p>
          </table:table-cell>
          <table:table-cell table:formula="of:=ABS([.$B50]-[.K50])" office:value-type="float" office:value="0.00222658364214112" calcext:value-type="float">
            <text:p>0.002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formula="of:=[.B51]+273.15" office:value-type="float" office:value="315.15" calcext:value-type="float">
            <text:p>315.15</text:p>
          </table:table-cell>
          <table:table-cell table:formula="of:=1/[.C51]" office:value-type="float" office:value="0.00317309217832778" calcext:value-type="float">
            <text:p>0.0031730922</text:p>
          </table:table-cell>
          <table:table-cell table:style-name="ce49" office:value-type="float" office:value="5194" calcext:value-type="float">
            <text:p>5,194</text:p>
          </table:table-cell>
          <table:table-cell table:style-name="ce1" table:formula="of:=LOG([.E51])" office:value-type="float" office:value="3.71550194529328" calcext:value-type="float">
            <text:p>3.7155019453</text:p>
          </table:table-cell>
          <table:table-cell table:style-name="ce1" table:formula="of:=[.E51]/([.E51]+10000)" office:value-type="float" office:value="0.341845465315256" calcext:value-type="float">
            <text:p>0.3418454653</text:p>
          </table:table-cell>
          <table:table-cell table:style-name="ce1" table:formula="of:=[.G51]-0.5" office:value-type="float" office:value="-0.158154534684744" calcext:value-type="float">
            <text:p>-0.1581545347</text:p>
          </table:table-cell>
          <table:table-cell table:formula="of:=25+[.H51]*(-99.894+[.H51]*(26.832+[.H51]*(-94.896+[.H51]*(80.833+[.H51]*(-992.87)))))" office:value-type="float" office:value="41.9940482178139" calcext:value-type="float">
            <text:p>41.994</text:p>
          </table:table-cell>
          <table:table-cell table:formula="of:=ABS([.$B51]-[.I51])" office:value-type="float" office:value="0.00595178218610926" calcext:value-type="float">
            <text:p>0.0060</text:p>
          </table:table-cell>
          <table:table-cell table:formula="of:=25+[.H51]*(-99.296+[.H51]*(24.624+[.H51]*(147.26)))/(1+[.H51]*(0.0195-2.8454*[.H51]))" office:value-type="float" office:value="41.9998153340667" calcext:value-type="float">
            <text:p>42.000</text:p>
          </table:table-cell>
          <table:table-cell table:formula="of:=ABS([.$B51]-[.K51])" office:value-type="float" office:value="0.000184665933346651" calcext:value-type="float">
            <text:p>0.000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formula="of:=[.B52]+273.15" office:value-type="float" office:value="316.15" calcext:value-type="float">
            <text:p>316.15</text:p>
          </table:table-cell>
          <table:table-cell table:formula="of:=1/[.C52]" office:value-type="float" office:value="0.00316305551162423" calcext:value-type="float">
            <text:p>0.0031630555</text:p>
          </table:table-cell>
          <table:table-cell table:style-name="ce49" office:value-type="float" office:value="5007" calcext:value-type="float">
            <text:p>5,007</text:p>
          </table:table-cell>
          <table:table-cell table:style-name="ce1" table:formula="of:=LOG([.E52])" office:value-type="float" office:value="3.69957759139891" calcext:value-type="float">
            <text:p>3.6995775914</text:p>
          </table:table-cell>
          <table:table-cell table:style-name="ce1" table:formula="of:=[.E52]/([.E52]+10000)" office:value-type="float" office:value="0.333644299326981" calcext:value-type="float">
            <text:p>0.3336442993</text:p>
          </table:table-cell>
          <table:table-cell table:style-name="ce1" table:formula="of:=[.G52]-0.5" office:value-type="float" office:value="-0.166355700673019" calcext:value-type="float">
            <text:p>-0.1663557007</text:p>
          </table:table-cell>
          <table:table-cell table:formula="of:=25+[.H52]*(-99.894+[.H52]*(26.832+[.H52]*(-94.896+[.H52]*(80.833+[.H52]*(-992.87)))))" office:value-type="float" office:value="42.9857739418952" calcext:value-type="float">
            <text:p>42.986</text:p>
          </table:table-cell>
          <table:table-cell table:formula="of:=ABS([.$B52]-[.I52])" office:value-type="float" office:value="0.0142260581047751" calcext:value-type="float">
            <text:p>0.0142</text:p>
          </table:table-cell>
          <table:table-cell table:formula="of:=25+[.H52]*(-99.296+[.H52]*(24.624+[.H52]*(147.26)))/(1+[.H52]*(0.0195-2.8454*[.H52]))" office:value-type="float" office:value="42.9975405439984" calcext:value-type="float">
            <text:p>42.998</text:p>
          </table:table-cell>
          <table:table-cell table:formula="of:=ABS([.$B52]-[.K52])" office:value-type="float" office:value="0.00245945600164532" calcext:value-type="float">
            <text:p>0.002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formula="of:=[.B53]+273.15" office:value-type="float" office:value="317.15" calcext:value-type="float">
            <text:p>317.15</text:p>
          </table:table-cell>
          <table:table-cell table:formula="of:=1/[.C53]" office:value-type="float" office:value="0.00315308213778969" calcext:value-type="float">
            <text:p>0.0031530821</text:p>
          </table:table-cell>
          <table:table-cell table:style-name="ce49" office:value-type="float" office:value="4827" calcext:value-type="float">
            <text:p>4,827</text:p>
          </table:table-cell>
          <table:table-cell table:style-name="ce1" table:formula="of:=LOG([.E53])" office:value-type="float" office:value="3.68367729881869" calcext:value-type="float">
            <text:p>3.6836772988</text:p>
          </table:table-cell>
          <table:table-cell table:style-name="ce1" table:formula="of:=[.E53]/([.E53]+10000)" office:value-type="float" office:value="0.32555473123356" calcext:value-type="float">
            <text:p>0.3255547312</text:p>
          </table:table-cell>
          <table:table-cell table:style-name="ce1" table:formula="of:=[.G53]-0.5" office:value-type="float" office:value="-0.17444526876644" calcext:value-type="float">
            <text:p>-0.1744452688</text:p>
          </table:table-cell>
          <table:table-cell table:formula="of:=25+[.H53]*(-99.894+[.H53]*(26.832+[.H53]*(-94.896+[.H53]*(80.833+[.H53]*(-992.87)))))" office:value-type="float" office:value="43.9815763396081" calcext:value-type="float">
            <text:p>43.982</text:p>
          </table:table-cell>
          <table:table-cell table:formula="of:=ABS([.$B53]-[.I53])" office:value-type="float" office:value="0.0184236603919032" calcext:value-type="float">
            <text:p>0.0184</text:p>
          </table:table-cell>
          <table:table-cell table:formula="of:=25+[.H53]*(-99.296+[.H53]*(24.624+[.H53]*(147.26)))/(1+[.H53]*(0.0195-2.8454*[.H53]))" office:value-type="float" office:value="43.9990474421863" calcext:value-type="float">
            <text:p>43.999</text:p>
          </table:table-cell>
          <table:table-cell table:formula="of:=ABS([.$B53]-[.K53])" office:value-type="float" office:value="0.000952557813675981" calcext:value-type="float">
            <text:p>0.001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formula="of:=[.B54]+273.15" office:value-type="float" office:value="318.15" calcext:value-type="float">
            <text:p>318.15</text:p>
          </table:table-cell>
          <table:table-cell table:formula="of:=1/[.C54]" office:value-type="float" office:value="0.00314317146000314" calcext:value-type="float">
            <text:p>0.0031431715</text:p>
          </table:table-cell>
          <table:table-cell table:style-name="ce49" office:value-type="float" office:value="4655" calcext:value-type="float">
            <text:p>4,655</text:p>
          </table:table-cell>
          <table:table-cell table:style-name="ce1" table:formula="of:=LOG([.E54])" office:value-type="float" office:value="3.66791968531736" calcext:value-type="float">
            <text:p>3.6679196853</text:p>
          </table:table-cell>
          <table:table-cell table:style-name="ce1" table:formula="of:=[.E54]/([.E54]+10000)" office:value-type="float" office:value="0.317639031047424" calcext:value-type="float">
            <text:p>0.317639031</text:p>
          </table:table-cell>
          <table:table-cell table:style-name="ce1" table:formula="of:=[.G54]-0.5" office:value-type="float" office:value="-0.182360968952576" calcext:value-type="float">
            <text:p>-0.182360969</text:p>
          </table:table-cell>
          <table:table-cell table:formula="of:=25+[.H54]*(-99.894+[.H54]*(26.832+[.H54]*(-94.896+[.H54]*(80.833+[.H54]*(-992.87)))))" office:value-type="float" office:value="44.9742125981459" calcext:value-type="float">
            <text:p>44.974</text:p>
          </table:table-cell>
          <table:table-cell table:formula="of:=ABS([.$B54]-[.I54])" office:value-type="float" office:value="0.0257874018541315" calcext:value-type="float">
            <text:p>0.0258</text:p>
          </table:table-cell>
          <table:table-cell table:formula="of:=25+[.H54]*(-99.296+[.H54]*(24.624+[.H54]*(147.26)))/(1+[.H54]*(0.0195-2.8454*[.H54]))" office:value-type="float" office:value="44.9968565724312" calcext:value-type="float">
            <text:p>44.997</text:p>
          </table:table-cell>
          <table:table-cell table:formula="of:=ABS([.$B54]-[.K54])" office:value-type="float" office:value="0.003143427568844" calcext:value-type="float">
            <text:p>0.003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formula="of:=[.B55]+273.15" office:value-type="float" office:value="319.15" calcext:value-type="float">
            <text:p>319.15</text:p>
          </table:table-cell>
          <table:table-cell table:formula="of:=1/[.C55]" office:value-type="float" office:value="0.0031333228889237" calcext:value-type="float">
            <text:p>0.0031333229</text:p>
          </table:table-cell>
          <table:table-cell table:style-name="ce49" office:value-type="float" office:value="4490" calcext:value-type="float">
            <text:p>4,490</text:p>
          </table:table-cell>
          <table:table-cell table:style-name="ce1" table:formula="of:=LOG([.E55])" office:value-type="float" office:value="3.65224634100332" calcext:value-type="float">
            <text:p>3.652246341</text:p>
          </table:table-cell>
          <table:table-cell table:style-name="ce1" table:formula="of:=[.E55]/([.E55]+10000)" office:value-type="float" office:value="0.309868875086266" calcext:value-type="float">
            <text:p>0.3098688751</text:p>
          </table:table-cell>
          <table:table-cell table:style-name="ce1" table:formula="of:=[.G55]-0.5" office:value-type="float" office:value="-0.190131124913734" calcext:value-type="float">
            <text:p>-0.1901311249</text:p>
          </table:table-cell>
          <table:table-cell table:formula="of:=25+[.H55]*(-99.894+[.H55]*(26.832+[.H55]*(-94.896+[.H55]*(80.833+[.H55]*(-992.87)))))" office:value-type="float" office:value="45.9674988330444" calcext:value-type="float">
            <text:p>45.967</text:p>
          </table:table-cell>
          <table:table-cell table:formula="of:=ABS([.$B55]-[.I55])" office:value-type="float" office:value="0.0325011669556545" calcext:value-type="float">
            <text:p>0.0325</text:p>
          </table:table-cell>
          <table:table-cell table:formula="of:=25+[.H55]*(-99.296+[.H55]*(24.624+[.H55]*(147.26)))/(1+[.H55]*(0.0195-2.8454*[.H55]))" office:value-type="float" office:value="45.9946272114028" calcext:value-type="float">
            <text:p>45.995</text:p>
          </table:table-cell>
          <table:table-cell table:formula="of:=ABS([.$B55]-[.K55])" office:value-type="float" office:value="0.00537278859721368" calcext:value-type="float">
            <text:p>0.005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formula="of:=[.B56]+273.15" office:value-type="float" office:value="320.15" calcext:value-type="float">
            <text:p>320.15</text:p>
          </table:table-cell>
          <table:table-cell table:formula="of:=1/[.C56]" office:value-type="float" office:value="0.00312353584257379" calcext:value-type="float">
            <text:p>0.0031235358</text:p>
          </table:table-cell>
          <table:table-cell table:style-name="ce49" office:value-type="float" office:value="4331" calcext:value-type="float">
            <text:p>4,331</text:p>
          </table:table-cell>
          <table:table-cell table:style-name="ce1" table:formula="of:=LOG([.E56])" office:value-type="float" office:value="3.63658818372984" calcext:value-type="float">
            <text:p>3.6365881837</text:p>
          </table:table-cell>
          <table:table-cell table:style-name="ce1" table:formula="of:=[.E56]/([.E56]+10000)" office:value-type="float" office:value="0.302211987998046" calcext:value-type="float">
            <text:p>0.302211988</text:p>
          </table:table-cell>
          <table:table-cell table:style-name="ce1" table:formula="of:=[.G56]-0.5" office:value-type="float" office:value="-0.197788012001954" calcext:value-type="float">
            <text:p>-0.197788012</text:p>
          </table:table-cell>
          <table:table-cell table:formula="of:=25+[.H56]*(-99.894+[.H56]*(26.832+[.H56]*(-94.896+[.H56]*(80.833+[.H56]*(-992.87)))))" office:value-type="float" office:value="46.9660010422942" calcext:value-type="float">
            <text:p>46.966</text:p>
          </table:table-cell>
          <table:table-cell table:formula="of:=ABS([.$B56]-[.I56])" office:value-type="float" office:value="0.0339989577058333" calcext:value-type="float">
            <text:p>0.0340</text:p>
          </table:table-cell>
          <table:table-cell table:formula="of:=25+[.H56]*(-99.296+[.H56]*(24.624+[.H56]*(147.26)))/(1+[.H56]*(0.0195-2.8454*[.H56]))" office:value-type="float" office:value="46.9967809819708" calcext:value-type="float">
            <text:p>46.997</text:p>
          </table:table-cell>
          <table:table-cell table:formula="of:=ABS([.$B56]-[.K56])" office:value-type="float" office:value="0.00321901802924174" calcext:value-type="float">
            <text:p>0.003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table:formula="of:=[.B57]+273.15" office:value-type="float" office:value="321.15" calcext:value-type="float">
            <text:p>321.15</text:p>
          </table:table-cell>
          <table:table-cell table:formula="of:=1/[.C57]" office:value-type="float" office:value="0.00311380974622451" calcext:value-type="float">
            <text:p>0.0031138097</text:p>
          </table:table-cell>
          <table:table-cell table:style-name="ce49" office:value-type="float" office:value="4179" calcext:value-type="float">
            <text:p>4,179</text:p>
          </table:table-cell>
          <table:table-cell table:style-name="ce1" table:formula="of:=LOG([.E57])" office:value-type="float" office:value="3.62107237114363" calcext:value-type="float">
            <text:p>3.6210723711</text:p>
          </table:table-cell>
          <table:table-cell table:style-name="ce1" table:formula="of:=[.E57]/([.E57]+10000)" office:value-type="float" office:value="0.294731645391071" calcext:value-type="float">
            <text:p>0.2947316454</text:p>
          </table:table-cell>
          <table:table-cell table:style-name="ce1" table:formula="of:=[.G57]-0.5" office:value-type="float" office:value="-0.205268354608929" calcext:value-type="float">
            <text:p>-0.2052683546</text:p>
          </table:table-cell>
          <table:table-cell table:formula="of:=25+[.H57]*(-99.894+[.H57]*(26.832+[.H57]*(-94.896+[.H57]*(80.833+[.H57]*(-992.87)))))" office:value-type="float" office:value="47.9617380337833" calcext:value-type="float">
            <text:p>47.962</text:p>
          </table:table-cell>
          <table:table-cell table:formula="of:=ABS([.$B57]-[.I57])" office:value-type="float" office:value="0.0382619662166661" calcext:value-type="float">
            <text:p>0.0383</text:p>
          </table:table-cell>
          <table:table-cell table:formula="of:=25+[.H57]*(-99.296+[.H57]*(24.624+[.H57]*(147.26)))/(1+[.H57]*(0.0195-2.8454*[.H57]))" office:value-type="float" office:value="47.9951715032932" calcext:value-type="float">
            <text:p>47.995</text:p>
          </table:table-cell>
          <table:table-cell table:formula="of:=ABS([.$B57]-[.K57])" office:value-type="float" office:value="0.00482849670679286" calcext:value-type="float">
            <text:p>0.004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formula="of:=[.B58]+273.15" office:value-type="float" office:value="322.15" calcext:value-type="float">
            <text:p>322.15</text:p>
          </table:table-cell>
          <table:table-cell table:formula="of:=1/[.C58]" office:value-type="float" office:value="0.0031041440322831" calcext:value-type="float">
            <text:p>0.003104144</text:p>
          </table:table-cell>
          <table:table-cell table:style-name="ce49" office:value-type="float" office:value="4033" calcext:value-type="float">
            <text:p>4,033</text:p>
          </table:table-cell>
          <table:table-cell table:style-name="ce1" table:formula="of:=LOG([.E58])" office:value-type="float" office:value="3.60562822200762" calcext:value-type="float">
            <text:p>3.605628222</text:p>
          </table:table-cell>
          <table:table-cell table:style-name="ce1" table:formula="of:=[.E58]/([.E58]+10000)" office:value-type="float" office:value="0.287393999857479" calcext:value-type="float">
            <text:p>0.2873939999</text:p>
          </table:table-cell>
          <table:table-cell table:style-name="ce1" table:formula="of:=[.G58]-0.5" office:value-type="float" office:value="-0.212606000142521" calcext:value-type="float">
            <text:p>-0.2126060001</text:p>
          </table:table-cell>
          <table:table-cell table:formula="of:=25+[.H58]*(-99.894+[.H58]*(26.832+[.H58]*(-94.896+[.H58]*(80.833+[.H58]*(-992.87)))))" office:value-type="float" office:value="48.9593077804877" calcext:value-type="float">
            <text:p>48.959</text:p>
          </table:table-cell>
          <table:table-cell table:formula="of:=ABS([.$B58]-[.I58])" office:value-type="float" office:value="0.0406922195123371" calcext:value-type="float">
            <text:p>0.0407</text:p>
          </table:table-cell>
          <table:table-cell table:formula="of:=25+[.H58]*(-99.296+[.H58]*(24.624+[.H58]*(147.26)))/(1+[.H58]*(0.0195-2.8454*[.H58]))" office:value-type="float" office:value="48.9943068108376" calcext:value-type="float">
            <text:p>48.994</text:p>
          </table:table-cell>
          <table:table-cell table:formula="of:=ABS([.$B58]-[.K58])" office:value-type="float" office:value="0.00569318916241457" calcext:value-type="float">
            <text:p>0.005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[.B59]+273.15" office:value-type="float" office:value="323.15" calcext:value-type="float">
            <text:p>323.15</text:p>
          </table:table-cell>
          <table:table-cell table:formula="of:=1/[.C59]" office:value-type="float" office:value="0.00309453814018258" calcext:value-type="float">
            <text:p>0.0030945381</text:p>
          </table:table-cell>
          <table:table-cell table:style-name="ce49" office:value-type="float" office:value="3893" calcext:value-type="float">
            <text:p>3,893</text:p>
          </table:table-cell>
          <table:table-cell table:style-name="ce1" table:formula="of:=LOG([.E59])" office:value-type="float" office:value="3.59028440371816" calcext:value-type="float">
            <text:p>3.5902844037</text:p>
          </table:table-cell>
          <table:table-cell table:style-name="ce1" table:formula="of:=[.E59]/([.E59]+10000)" office:value-type="float" office:value="0.280213056935147" calcext:value-type="float">
            <text:p>0.2802130569</text:p>
          </table:table-cell>
          <table:table-cell table:style-name="ce1" table:formula="of:=[.G59]-0.5" office:value-type="float" office:value="-0.219786943064853" calcext:value-type="float">
            <text:p>-0.2197869431</text:p>
          </table:table-cell>
          <table:table-cell table:formula="of:=25+[.H59]*(-99.894+[.H59]*(26.832+[.H59]*(-94.896+[.H59]*(80.833+[.H59]*(-992.87)))))" office:value-type="float" office:value="49.9569107523236" calcext:value-type="float">
            <text:p>49.957</text:p>
          </table:table-cell>
          <table:table-cell table:formula="of:=ABS([.$B59]-[.I59])" office:value-type="float" office:value="0.0430892476764342" calcext:value-type="float">
            <text:p>0.0431</text:p>
          </table:table-cell>
          <table:table-cell table:formula="of:=25+[.H59]*(-99.296+[.H59]*(24.624+[.H59]*(147.26)))/(1+[.H59]*(0.0195-2.8454*[.H59]))" office:value-type="float" office:value="49.9923102548156" calcext:value-type="float">
            <text:p>49.992</text:p>
          </table:table-cell>
          <table:table-cell table:formula="of:=ABS([.$B59]-[.K59])" office:value-type="float" office:value="0.00768974518440757" calcext:value-type="float">
            <text:p>0.007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formula="of:=[.B60]+273.15" office:value-type="float" office:value="324.15" calcext:value-type="float">
            <text:p>324.15</text:p>
          </table:table-cell>
          <table:table-cell table:formula="of:=1/[.C60]" office:value-type="float" office:value="0.00308499151627333" calcext:value-type="float">
            <text:p>0.0030849915</text:p>
          </table:table-cell>
          <table:table-cell table:style-name="ce49" office:value-type="float" office:value="3758" calcext:value-type="float">
            <text:p>3,758</text:p>
          </table:table-cell>
          <table:table-cell table:style-name="ce1" table:formula="of:=LOG([.E60])" office:value-type="float" office:value="3.57495677576451" calcext:value-type="float">
            <text:p>3.5749567758</text:p>
          </table:table-cell>
          <table:table-cell table:style-name="ce1" table:formula="of:=[.E60]/([.E60]+10000)" office:value-type="float" office:value="0.273150167175462" calcext:value-type="float">
            <text:p>0.2731501672</text:p>
          </table:table-cell>
          <table:table-cell table:style-name="ce1" table:formula="of:=[.G60]-0.5" office:value-type="float" office:value="-0.226849832824538" calcext:value-type="float">
            <text:p>-0.2268498328</text:p>
          </table:table-cell>
          <table:table-cell table:formula="of:=25+[.H60]*(-99.894+[.H60]*(26.832+[.H60]*(-94.896+[.H60]*(80.833+[.H60]*(-992.87)))))" office:value-type="float" office:value="50.9600676875069" calcext:value-type="float">
            <text:p>50.960</text:p>
          </table:table-cell>
          <table:table-cell table:formula="of:=ABS([.$B60]-[.I60])" office:value-type="float" office:value="0.0399323124930646" calcext:value-type="float">
            <text:p>0.0399</text:p>
          </table:table-cell>
          <table:table-cell table:formula="of:=25+[.H60]*(-99.296+[.H60]*(24.624+[.H60]*(147.26)))/(1+[.H60]*(0.0195-2.8454*[.H60]))" office:value-type="float" office:value="50.994657652991" calcext:value-type="float">
            <text:p>50.995</text:p>
          </table:table-cell>
          <table:table-cell table:formula="of:=ABS([.$B60]-[.K60])" office:value-type="float" office:value="0.00534234700900527" calcext:value-type="float">
            <text:p>0.005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formula="of:=[.B61]+273.15" office:value-type="float" office:value="325.15" calcext:value-type="float">
            <text:p>325.15</text:p>
          </table:table-cell>
          <table:table-cell table:formula="of:=1/[.C61]" office:value-type="float" office:value="0.00307550361371675" calcext:value-type="float">
            <text:p>0.0030755036</text:p>
          </table:table-cell>
          <table:table-cell table:style-name="ce49" office:value-type="float" office:value="3629" calcext:value-type="float">
            <text:p>3,629</text:p>
          </table:table-cell>
          <table:table-cell table:style-name="ce1" table:formula="of:=LOG([.E61])" office:value-type="float" office:value="3.55978696820056" calcext:value-type="float">
            <text:p>3.5597869682</text:p>
          </table:table-cell>
          <table:table-cell table:style-name="ce1" table:formula="of:=[.E61]/([.E61]+10000)" office:value-type="float" office:value="0.266270452711131" calcext:value-type="float">
            <text:p>0.2662704527</text:p>
          </table:table-cell>
          <table:table-cell table:style-name="ce1" table:formula="of:=[.G61]-0.5" office:value-type="float" office:value="-0.233729547288869" calcext:value-type="float">
            <text:p>-0.2337295473</text:p>
          </table:table-cell>
          <table:table-cell table:formula="of:=25+[.H61]*(-99.894+[.H61]*(26.832+[.H61]*(-94.896+[.H61]*(80.833+[.H61]*(-992.87)))))" office:value-type="float" office:value="51.9594819497379" calcext:value-type="float">
            <text:p>51.959</text:p>
          </table:table-cell>
          <table:table-cell table:formula="of:=ABS([.$B61]-[.I61])" office:value-type="float" office:value="0.0405180502620937" calcext:value-type="float">
            <text:p>0.0405</text:p>
          </table:table-cell>
          <table:table-cell table:formula="of:=25+[.H61]*(-99.296+[.H61]*(24.624+[.H61]*(147.26)))/(1+[.H61]*(0.0195-2.8454*[.H61]))" office:value-type="float" office:value="51.9920549843209" calcext:value-type="float">
            <text:p>51.992</text:p>
          </table:table-cell>
          <table:table-cell table:formula="of:=ABS([.$B61]-[.K61])" office:value-type="float" office:value="0.00794501567912675" calcext:value-type="float">
            <text:p>0.007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formula="of:=[.B62]+273.15" office:value-type="float" office:value="326.15" calcext:value-type="float">
            <text:p>326.15</text:p>
          </table:table-cell>
          <table:table-cell table:formula="of:=1/[.C62]" office:value-type="float" office:value="0.00306607389238081" calcext:value-type="float">
            <text:p>0.0030660739</text:p>
          </table:table-cell>
          <table:table-cell table:style-name="ce49" office:value-type="float" office:value="3505" calcext:value-type="float">
            <text:p>3,505</text:p>
          </table:table-cell>
          <table:table-cell table:style-name="ce1" table:formula="of:=LOG([.E62])" office:value-type="float" office:value="3.54468802230268" calcext:value-type="float">
            <text:p>3.5446880223</text:p>
          </table:table-cell>
          <table:table-cell table:style-name="ce1" table:formula="of:=[.E62]/([.E62]+10000)" office:value-type="float" office:value="0.259533506108849" calcext:value-type="float">
            <text:p>0.2595335061</text:p>
          </table:table-cell>
          <table:table-cell table:style-name="ce1" table:formula="of:=[.G62]-0.5" office:value-type="float" office:value="-0.240466493891151" calcext:value-type="float">
            <text:p>-0.2404664939</text:p>
          </table:table-cell>
          <table:table-cell table:formula="of:=25+[.H62]*(-99.894+[.H62]*(26.832+[.H62]*(-94.896+[.H62]*(80.833+[.H62]*(-992.87)))))" office:value-type="float" office:value="52.9607779474424" calcext:value-type="float">
            <text:p>52.961</text:p>
          </table:table-cell>
          <table:table-cell table:formula="of:=ABS([.$B62]-[.I62])" office:value-type="float" office:value="0.039222052557605" calcext:value-type="float">
            <text:p>0.0392</text:p>
          </table:table-cell>
          <table:table-cell table:formula="of:=25+[.H62]*(-99.296+[.H62]*(24.624+[.H62]*(147.26)))/(1+[.H62]*(0.0195-2.8454*[.H62]))" office:value-type="float" office:value="52.9901530827842" calcext:value-type="float">
            <text:p>52.990</text:p>
          </table:table-cell>
          <table:table-cell table:formula="of:=ABS([.$B62]-[.K62])" office:value-type="float" office:value="0.00984691721585307" calcext:value-type="float">
            <text:p>0.009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formula="of:=[.B63]+273.15" office:value-type="float" office:value="327.15" calcext:value-type="float">
            <text:p>327.15</text:p>
          </table:table-cell>
          <table:table-cell table:formula="of:=1/[.C63]" office:value-type="float" office:value="0.00305670181873758" calcext:value-type="float">
            <text:p>0.0030567018</text:p>
          </table:table-cell>
          <table:table-cell table:style-name="ce49" office:value-type="float" office:value="3385" calcext:value-type="float">
            <text:p>3,385</text:p>
          </table:table-cell>
          <table:table-cell table:style-name="ce1" table:formula="of:=LOG([.E63])" office:value-type="float" office:value="3.52955867302116" calcext:value-type="float">
            <text:p>3.529558673</text:p>
          </table:table-cell>
          <table:table-cell table:style-name="ce1" table:formula="of:=[.E63]/([.E63]+10000)" office:value-type="float" office:value="0.252895031751961" calcext:value-type="float">
            <text:p>0.2528950318</text:p>
          </table:table-cell>
          <table:table-cell table:style-name="ce1" table:formula="of:=[.G63]-0.5" office:value-type="float" office:value="-0.247104968248039" calcext:value-type="float">
            <text:p>-0.2471049682</text:p>
          </table:table-cell>
          <table:table-cell table:formula="of:=25+[.H63]*(-99.894+[.H63]*(26.832+[.H63]*(-94.896+[.H63]*(80.833+[.H63]*(-992.87)))))" office:value-type="float" office:value="53.9706462984101" calcext:value-type="float">
            <text:p>53.971</text:p>
          </table:table-cell>
          <table:table-cell table:formula="of:=ABS([.$B63]-[.I63])" office:value-type="float" office:value="0.0293537015898693" calcext:value-type="float">
            <text:p>0.0294</text:p>
          </table:table-cell>
          <table:table-cell table:formula="of:=25+[.H63]*(-99.296+[.H63]*(24.624+[.H63]*(147.26)))/(1+[.H63]*(0.0195-2.8454*[.H63]))" office:value-type="float" office:value="53.995673921442" calcext:value-type="float">
            <text:p>53.996</text:p>
          </table:table-cell>
          <table:table-cell table:formula="of:=ABS([.$B63]-[.K63])" office:value-type="float" office:value="0.00432607855805145" calcext:value-type="float">
            <text:p>0.004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formula="of:=[.B64]+273.15" office:value-type="float" office:value="328.15" calcext:value-type="float">
            <text:p>328.15</text:p>
          </table:table-cell>
          <table:table-cell table:formula="of:=1/[.C64]" office:value-type="float" office:value="0.00304738686576261" calcext:value-type="float">
            <text:p>0.0030473869</text:p>
          </table:table-cell>
          <table:table-cell table:style-name="ce49" office:value-type="float" office:value="3271" calcext:value-type="float">
            <text:p>3,271</text:p>
          </table:table-cell>
          <table:table-cell table:style-name="ce1" table:formula="of:=LOG([.E64])" office:value-type="float" office:value="3.51468054412498" calcext:value-type="float">
            <text:p>3.5146805441</text:p>
          </table:table-cell>
          <table:table-cell table:style-name="ce1" table:formula="of:=[.E64]/([.E64]+10000)" office:value-type="float" office:value="0.246477281290031" calcext:value-type="float">
            <text:p>0.2464772813</text:p>
          </table:table-cell>
          <table:table-cell table:style-name="ce1" table:formula="of:=[.G64]-0.5" office:value-type="float" office:value="-0.253522718709969" calcext:value-type="float">
            <text:p>-0.2535227187</text:p>
          </table:table-cell>
          <table:table-cell table:formula="of:=25+[.H64]*(-99.894+[.H64]*(26.832+[.H64]*(-94.896+[.H64]*(80.833+[.H64]*(-992.87)))))" office:value-type="float" office:value="54.9701045637258" calcext:value-type="float">
            <text:p>54.970</text:p>
          </table:table-cell>
          <table:table-cell table:formula="of:=ABS([.$B64]-[.I64])" office:value-type="float" office:value="0.0298954362742307" calcext:value-type="float">
            <text:p>0.0299</text:p>
          </table:table-cell>
          <table:table-cell table:formula="of:=25+[.H64]*(-99.296+[.H64]*(24.624+[.H64]*(147.26)))/(1+[.H64]*(0.0195-2.8454*[.H64]))" office:value-type="float" office:value="54.9898251038018" calcext:value-type="float">
            <text:p>54.990</text:p>
          </table:table-cell>
          <table:table-cell table:formula="of:=ABS([.$B64]-[.K64])" office:value-type="float" office:value="0.0101748961982437" calcext:value-type="float">
            <text:p>0.010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formula="of:=[.B65]+273.15" office:value-type="float" office:value="329.15" calcext:value-type="float">
            <text:p>329.15</text:p>
          </table:table-cell>
          <table:table-cell table:formula="of:=1/[.C65]" office:value-type="float" office:value="0.00303812851283609" calcext:value-type="float">
            <text:p>0.0030381285</text:p>
          </table:table-cell>
          <table:table-cell table:style-name="ce49" office:value-type="float" office:value="3160" calcext:value-type="float">
            <text:p>3,160</text:p>
          </table:table-cell>
          <table:table-cell table:style-name="ce1" table:formula="of:=LOG([.E65])" office:value-type="float" office:value="3.4996870826184" calcext:value-type="float">
            <text:p>3.4996870826</text:p>
          </table:table-cell>
          <table:table-cell table:style-name="ce1" table:formula="of:=[.E65]/([.E65]+10000)" office:value-type="float" office:value="0.240121580547112" calcext:value-type="float">
            <text:p>0.2401215805</text:p>
          </table:table-cell>
          <table:table-cell table:style-name="ce1" table:formula="of:=[.G65]-0.5" office:value-type="float" office:value="-0.259878419452887" calcext:value-type="float">
            <text:p>-0.2598784195</text:p>
          </table:table-cell>
          <table:table-cell table:formula="of:=25+[.H65]*(-99.894+[.H65]*(26.832+[.H65]*(-94.896+[.H65]*(80.833+[.H65]*(-992.87)))))" office:value-type="float" office:value="55.983603004337" calcext:value-type="float">
            <text:p>55.984</text:p>
          </table:table-cell>
          <table:table-cell table:formula="of:=ABS([.$B65]-[.I65])" office:value-type="float" office:value="0.0163969956630297" calcext:value-type="float">
            <text:p>0.0164</text:p>
          </table:table-cell>
          <table:table-cell table:formula="of:=25+[.H65]*(-99.296+[.H65]*(24.624+[.H65]*(147.26)))/(1+[.H65]*(0.0195-2.8454*[.H65]))" office:value-type="float" office:value="55.9970631443133" calcext:value-type="float">
            <text:p>55.997</text:p>
          </table:table-cell>
          <table:table-cell table:formula="of:=ABS([.$B65]-[.K65])" office:value-type="float" office:value="0.00293685568671265" calcext:value-type="float">
            <text:p>0.002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formula="of:=[.B66]+273.15" office:value-type="float" office:value="330.15" calcext:value-type="float">
            <text:p>330.15</text:p>
          </table:table-cell>
          <table:table-cell table:formula="of:=1/[.C66]" office:value-type="float" office:value="0.00302892624564592" calcext:value-type="float">
            <text:p>0.0030289262</text:p>
          </table:table-cell>
          <table:table-cell table:style-name="ce49" office:value-type="float" office:value="3054" calcext:value-type="float">
            <text:p>3,054</text:p>
          </table:table-cell>
          <table:table-cell table:style-name="ce1" table:formula="of:=LOG([.E66])" office:value-type="float" office:value="3.4848690327204" calcext:value-type="float">
            <text:p>3.4848690327</text:p>
          </table:table-cell>
          <table:table-cell table:style-name="ce1" table:formula="of:=[.E66]/([.E66]+10000)" office:value-type="float" office:value="0.233951279301364" calcext:value-type="float">
            <text:p>0.2339512793</text:p>
          </table:table-cell>
          <table:table-cell table:style-name="ce1" table:formula="of:=[.G66]-0.5" office:value-type="float" office:value="-0.266048720698636" calcext:value-type="float">
            <text:p>-0.2660487207</text:p>
          </table:table-cell>
          <table:table-cell table:formula="of:=25+[.H66]*(-99.894+[.H66]*(26.832+[.H66]*(-94.896+[.H66]*(80.833+[.H66]*(-992.87)))))" office:value-type="float" office:value="56.9913213054663" calcext:value-type="float">
            <text:p>56.991</text:p>
          </table:table-cell>
          <table:table-cell table:formula="of:=ABS([.$B66]-[.I66])" office:value-type="float" office:value="0.00867869453374226" calcext:value-type="float">
            <text:p>0.0087</text:p>
          </table:table-cell>
          <table:table-cell table:formula="of:=25+[.H66]*(-99.296+[.H66]*(24.624+[.H66]*(147.26)))/(1+[.H66]*(0.0195-2.8454*[.H66]))" office:value-type="float" office:value="56.9978530196948" calcext:value-type="float">
            <text:p>56.998</text:p>
          </table:table-cell>
          <table:table-cell table:formula="of:=ABS([.$B66]-[.K66])" office:value-type="float" office:value="0.00214698030522698" calcext:value-type="float">
            <text:p>0.002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formula="of:=[.B67]+273.15" office:value-type="float" office:value="331.15" calcext:value-type="float">
            <text:p>331.15</text:p>
          </table:table-cell>
          <table:table-cell table:formula="of:=1/[.C67]" office:value-type="float" office:value="0.00301977955609241" calcext:value-type="float">
            <text:p>0.0030197796</text:p>
          </table:table-cell>
          <table:table-cell table:style-name="ce49" office:value-type="float" office:value="2952" calcext:value-type="float">
            <text:p>2,952</text:p>
          </table:table-cell>
          <table:table-cell table:style-name="ce1" table:formula="of:=LOG([.E67])" office:value-type="float" office:value="3.470116353151" calcext:value-type="float">
            <text:p>3.4701163532</text:p>
          </table:table-cell>
          <table:table-cell table:style-name="ce1" table:formula="of:=[.E67]/([.E67]+10000)" office:value-type="float" office:value="0.227918468190241" calcext:value-type="float">
            <text:p>0.2279184682</text:p>
          </table:table-cell>
          <table:table-cell table:style-name="ce1" table:formula="of:=[.G67]-0.5" office:value-type="float" office:value="-0.272081531809759" calcext:value-type="float">
            <text:p>-0.2720815318</text:p>
          </table:table-cell>
          <table:table-cell table:formula="of:=25+[.H67]*(-99.894+[.H67]*(26.832+[.H67]*(-94.896+[.H67]*(80.833+[.H67]*(-992.87)))))" office:value-type="float" office:value="58.0004232362519" calcext:value-type="float">
            <text:p>58.000</text:p>
          </table:table-cell>
          <table:table-cell table:formula="of:=ABS([.$B67]-[.I67])" office:value-type="float" office:value="0.000423236251847925" calcext:value-type="float">
            <text:p>0.0004</text:p>
          </table:table-cell>
          <table:table-cell table:formula="of:=25+[.H67]*(-99.296+[.H67]*(24.624+[.H67]*(147.26)))/(1+[.H67]*(0.0195-2.8454*[.H67]))" office:value-type="float" office:value="57.9995182603749" calcext:value-type="float">
            <text:p>58.000</text:p>
          </table:table-cell>
          <table:table-cell table:formula="of:=ABS([.$B67]-[.K67])" office:value-type="float" office:value="0.000481739625136868" calcext:value-type="float">
            <text:p>0.000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formula="of:=[.B68]+273.15" office:value-type="float" office:value="332.15" calcext:value-type="float">
            <text:p>332.15</text:p>
          </table:table-cell>
          <table:table-cell table:formula="of:=1/[.C68]" office:value-type="float" office:value="0.00301068794219479" calcext:value-type="float">
            <text:p>0.0030106879</text:p>
          </table:table-cell>
          <table:table-cell table:style-name="ce49" office:value-type="float" office:value="2854" calcext:value-type="float">
            <text:p>2,854</text:p>
          </table:table-cell>
          <table:table-cell table:style-name="ce1" table:formula="of:=LOG([.E68])" office:value-type="float" office:value="3.45545396877863" calcext:value-type="float">
            <text:p>3.4554539688</text:p>
          </table:table-cell>
          <table:table-cell table:style-name="ce1" table:formula="of:=[.E68]/([.E68]+10000)" office:value-type="float" office:value="0.222032052279446" calcext:value-type="float">
            <text:p>0.2220320523</text:p>
          </table:table-cell>
          <table:table-cell table:style-name="ce1" table:formula="of:=[.G68]-0.5" office:value-type="float" office:value="-0.277967947720554" calcext:value-type="float">
            <text:p>-0.2779679477</text:p>
          </table:table-cell>
          <table:table-cell table:formula="of:=25+[.H68]*(-99.894+[.H68]*(26.832+[.H68]*(-94.896+[.H68]*(80.833+[.H68]*(-992.87)))))" office:value-type="float" office:value="59.0088991588918" calcext:value-type="float">
            <text:p>59.009</text:p>
          </table:table-cell>
          <table:table-cell table:formula="of:=ABS([.$B68]-[.I68])" office:value-type="float" office:value="0.00889915889181481" calcext:value-type="float">
            <text:p>0.0089</text:p>
          </table:table-cell>
          <table:table-cell table:formula="of:=25+[.H68]*(-99.296+[.H68]*(24.624+[.H68]*(147.26)))/(1+[.H68]*(0.0195-2.8454*[.H68]))" office:value-type="float" office:value="59.0002957136592" calcext:value-type="float">
            <text:p>59.000</text:p>
          </table:table-cell>
          <table:table-cell table:formula="of:=ABS([.$B68]-[.K68])" office:value-type="float" office:value="0.000295713659234309" calcext:value-type="float">
            <text:p>0.000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[.B69]+273.15" office:value-type="float" office:value="333.15" calcext:value-type="float">
            <text:p>333.15</text:p>
          </table:table-cell>
          <table:table-cell table:formula="of:=1/[.C69]" office:value-type="float" office:value="0.0030016509079994" calcext:value-type="float">
            <text:p>0.0030016509</text:p>
          </table:table-cell>
          <table:table-cell table:style-name="ce49" office:value-type="float" office:value="2760" calcext:value-type="float">
            <text:p>2,760</text:p>
          </table:table-cell>
          <table:table-cell table:style-name="ce1" table:formula="of:=LOG([.E69])" office:value-type="float" office:value="3.44090908206522" calcext:value-type="float">
            <text:p>3.4409090821</text:p>
          </table:table-cell>
          <table:table-cell table:style-name="ce1" table:formula="of:=[.E69]/([.E69]+10000)" office:value-type="float" office:value="0.216300940438871" calcext:value-type="float">
            <text:p>0.2163009404</text:p>
          </table:table-cell>
          <table:table-cell table:style-name="ce1" table:formula="of:=[.G69]-0.5" office:value-type="float" office:value="-0.283699059561128" calcext:value-type="float">
            <text:p>-0.2836990596</text:p>
          </table:table-cell>
          <table:table-cell table:formula="of:=25+[.H69]*(-99.894+[.H69]*(26.832+[.H69]*(-94.896+[.H69]*(80.833+[.H69]*(-992.87)))))" office:value-type="float" office:value="60.0145099272503" calcext:value-type="float">
            <text:p>60.015</text:p>
          </table:table-cell>
          <table:table-cell table:formula="of:=ABS([.$B69]-[.I69])" office:value-type="float" office:value="0.0145099272502733" calcext:value-type="float">
            <text:p>0.0145</text:p>
          </table:table-cell>
          <table:table-cell table:formula="of:=25+[.H69]*(-99.296+[.H69]*(24.624+[.H69]*(147.26)))/(1+[.H69]*(0.0195-2.8454*[.H69]))" office:value-type="float" office:value="59.9982215085652" calcext:value-type="float">
            <text:p>59.998</text:p>
          </table:table-cell>
          <table:table-cell table:formula="of:=ABS([.$B69]-[.K69])" office:value-type="float" office:value="0.00177849143479136" calcext:value-type="float">
            <text:p>0.001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formula="of:=[.B70]+273.15" office:value-type="float" office:value="334.15" calcext:value-type="float">
            <text:p>334.15</text:p>
          </table:table-cell>
          <table:table-cell table:formula="of:=1/[.C70]" office:value-type="float" office:value="0.00299266796348945" calcext:value-type="float">
            <text:p>0.002992668</text:p>
          </table:table-cell>
          <table:table-cell table:style-name="ce49" office:value-type="float" office:value="2669" calcext:value-type="float">
            <text:p>2,669</text:p>
          </table:table-cell>
          <table:table-cell table:style-name="ce1" table:formula="of:=LOG([.E70])" office:value-type="float" office:value="3.42634857378751" calcext:value-type="float">
            <text:p>3.4263485738</text:p>
          </table:table-cell>
          <table:table-cell table:style-name="ce1" table:formula="of:=[.E70]/([.E70]+10000)" office:value-type="float" office:value="0.210671718367669" calcext:value-type="float">
            <text:p>0.2106717184</text:p>
          </table:table-cell>
          <table:table-cell table:style-name="ce1" table:formula="of:=[.G70]-0.5" office:value-type="float" office:value="-0.289328281632331" calcext:value-type="float">
            <text:p>-0.2893282816</text:p>
          </table:table-cell>
          <table:table-cell table:formula="of:=25+[.H70]*(-99.894+[.H70]*(26.832+[.H70]*(-94.896+[.H70]*(80.833+[.H70]*(-992.87)))))" office:value-type="float" office:value="61.0261142988318" calcext:value-type="float">
            <text:p>61.026</text:p>
          </table:table-cell>
          <table:table-cell table:formula="of:=ABS([.$B70]-[.I70])" office:value-type="float" office:value="0.0261142988317857" calcext:value-type="float">
            <text:p>0.0261</text:p>
          </table:table-cell>
          <table:table-cell table:formula="of:=25+[.H70]*(-99.296+[.H70]*(24.624+[.H70]*(147.26)))/(1+[.H70]*(0.0195-2.8454*[.H70]))" office:value-type="float" office:value="61.0023694070635" calcext:value-type="float">
            <text:p>61.002</text:p>
          </table:table-cell>
          <table:table-cell table:formula="of:=ABS([.$B70]-[.K70])" office:value-type="float" office:value="0.00236940706349031" calcext:value-type="float">
            <text:p>0.002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formula="of:=[.B71]+273.15" office:value-type="float" office:value="335.15" calcext:value-type="float">
            <text:p>335.15</text:p>
          </table:table-cell>
          <table:table-cell table:formula="of:=1/[.C71]" office:value-type="float" office:value="0.00298373862449649" calcext:value-type="float">
            <text:p>0.0029837386</text:p>
          </table:table-cell>
          <table:table-cell table:style-name="ce49" office:value-type="float" office:value="2582" calcext:value-type="float">
            <text:p>2,582</text:p>
          </table:table-cell>
          <table:table-cell table:style-name="ce1" table:formula="of:=LOG([.E71])" office:value-type="float" office:value="3.4119562379304" calcext:value-type="float">
            <text:p>3.4119562379</text:p>
          </table:table-cell>
          <table:table-cell table:style-name="ce1" table:formula="of:=[.E71]/([.E71]+10000)" office:value-type="float" office:value="0.205213797488476" calcext:value-type="float">
            <text:p>0.2052137975</text:p>
          </table:table-cell>
          <table:table-cell table:style-name="ce1" table:formula="of:=[.G71]-0.5" office:value-type="float" office:value="-0.294786202511524" calcext:value-type="float">
            <text:p>-0.2947862025</text:p>
          </table:table-cell>
          <table:table-cell table:formula="of:=25+[.H71]*(-99.894+[.H71]*(26.832+[.H71]*(-94.896+[.H71]*(80.833+[.H71]*(-992.87)))))" office:value-type="float" office:value="62.0305435334793" calcext:value-type="float">
            <text:p>62.031</text:p>
          </table:table-cell>
          <table:table-cell table:formula="of:=ABS([.$B71]-[.I71])" office:value-type="float" office:value="0.0305435334792961" calcext:value-type="float">
            <text:p>0.0305</text:p>
          </table:table-cell>
          <table:table-cell table:formula="of:=25+[.H71]*(-99.296+[.H71]*(24.624+[.H71]*(147.26)))/(1+[.H71]*(0.0195-2.8454*[.H71]))" office:value-type="float" office:value="61.9999688744687" calcext:value-type="float">
            <text:p>62.000</text:p>
          </table:table-cell>
          <table:table-cell table:formula="of:=ABS([.$B71]-[.K71])" office:value-type="float" office:value="0.000031125531286591" calcext:value-type="float">
            <text:p>0.000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formula="of:=[.B72]+273.15" office:value-type="float" office:value="336.15" calcext:value-type="float">
            <text:p>336.15</text:p>
          </table:table-cell>
          <table:table-cell table:formula="of:=1/[.C72]" office:value-type="float" office:value="0.00297486241261342" calcext:value-type="float">
            <text:p>0.0029748624</text:p>
          </table:table-cell>
          <table:table-cell table:style-name="ce49" office:value-type="float" office:value="2498" calcext:value-type="float">
            <text:p>2,498</text:p>
          </table:table-cell>
          <table:table-cell table:style-name="ce1" table:formula="of:=LOG([.E72])" office:value-type="float" office:value="3.39759243403812" calcext:value-type="float">
            <text:p>3.397592434</text:p>
          </table:table-cell>
          <table:table-cell table:style-name="ce1" table:formula="of:=[.E72]/([.E72]+10000)" office:value-type="float" office:value="0.199871979516723" calcext:value-type="float">
            <text:p>0.1998719795</text:p>
          </table:table-cell>
          <table:table-cell table:style-name="ce1" table:formula="of:=[.G72]-0.5" office:value-type="float" office:value="-0.300128020483277" calcext:value-type="float">
            <text:p>-0.3001280205</text:p>
          </table:table-cell>
          <table:table-cell table:formula="of:=25+[.H72]*(-99.894+[.H72]*(26.832+[.H72]*(-94.896+[.H72]*(80.833+[.H72]*(-992.87)))))" office:value-type="float" office:value="63.0370954627629" calcext:value-type="float">
            <text:p>63.037</text:p>
          </table:table-cell>
          <table:table-cell table:formula="of:=ABS([.$B72]-[.I72])" office:value-type="float" office:value="0.0370954627629416" calcext:value-type="float">
            <text:p>0.0371</text:p>
          </table:table-cell>
          <table:table-cell table:formula="of:=25+[.H72]*(-99.296+[.H72]*(24.624+[.H72]*(147.26)))/(1+[.H72]*(0.0195-2.8454*[.H72]))" office:value-type="float" office:value="63.0005711762359" calcext:value-type="float">
            <text:p>63.001</text:p>
          </table:table-cell>
          <table:table-cell table:formula="of:=ABS([.$B72]-[.K72])" office:value-type="float" office:value="0.000571176235908411" calcext:value-type="float">
            <text:p>0.000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formula="of:=[.B73]+273.15" office:value-type="float" office:value="337.15" calcext:value-type="float">
            <text:p>337.15</text:p>
          </table:table-cell>
          <table:table-cell table:formula="of:=1/[.C73]" office:value-type="float" office:value="0.002966038855109" calcext:value-type="float">
            <text:p>0.0029660389</text:p>
          </table:table-cell>
          <table:table-cell table:style-name="ce49" office:value-type="float" office:value="2417" calcext:value-type="float">
            <text:p>2,417</text:p>
          </table:table-cell>
          <table:table-cell table:style-name="ce1" table:formula="of:=LOG([.E73])" office:value-type="float" office:value="3.38327665040765" calcext:value-type="float">
            <text:p>3.3832766504</text:p>
          </table:table-cell>
          <table:table-cell table:style-name="ce1" table:formula="of:=[.E73]/([.E73]+10000)" office:value-type="float" office:value="0.194652492550536" calcext:value-type="float">
            <text:p>0.1946524926</text:p>
          </table:table-cell>
          <table:table-cell table:style-name="ce1" table:formula="of:=[.G73]-0.5" office:value-type="float" office:value="-0.305347507449464" calcext:value-type="float">
            <text:p>-0.3053475074</text:p>
          </table:table-cell>
          <table:table-cell table:formula="of:=25+[.H73]*(-99.894+[.H73]*(26.832+[.H73]*(-94.896+[.H73]*(80.833+[.H73]*(-992.87)))))" office:value-type="float" office:value="64.0439855910186" calcext:value-type="float">
            <text:p>64.044</text:p>
          </table:table-cell>
          <table:table-cell table:formula="of:=ABS([.$B73]-[.I73])" office:value-type="float" office:value="0.0439855910185827" calcext:value-type="float">
            <text:p>0.0440</text:p>
          </table:table-cell>
          <table:table-cell table:formula="of:=25+[.H73]*(-99.296+[.H73]*(24.624+[.H73]*(147.26)))/(1+[.H73]*(0.0195-2.8454*[.H73]))" office:value-type="float" office:value="64.0027441490318" calcext:value-type="float">
            <text:p>64.003</text:p>
          </table:table-cell>
          <table:table-cell table:formula="of:=ABS([.$B73]-[.K73])" office:value-type="float" office:value="0.00274414903181253" calcext:value-type="float">
            <text:p>0.002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formula="of:=[.B74]+273.15" office:value-type="float" office:value="338.15" calcext:value-type="float">
            <text:p>338.15</text:p>
          </table:table-cell>
          <table:table-cell table:formula="of:=1/[.C74]" office:value-type="float" office:value="0.002957267484844" calcext:value-type="float">
            <text:p>0.0029572675</text:p>
          </table:table-cell>
          <table:table-cell table:style-name="ce49" office:value-type="float" office:value="2339" calcext:value-type="float">
            <text:p>2,339</text:p>
          </table:table-cell>
          <table:table-cell table:style-name="ce1" table:formula="of:=LOG([.E74])" office:value-type="float" office:value="3.36903022180915" calcext:value-type="float">
            <text:p>3.3690302218</text:p>
          </table:table-cell>
          <table:table-cell table:style-name="ce1" table:formula="of:=[.E74]/([.E74]+10000)" office:value-type="float" office:value="0.189561552800065" calcext:value-type="float">
            <text:p>0.1895615528</text:p>
          </table:table-cell>
          <table:table-cell table:style-name="ce1" table:formula="of:=[.G74]-0.5" office:value-type="float" office:value="-0.310438447199935" calcext:value-type="float">
            <text:p>-0.3104384472</text:p>
          </table:table-cell>
          <table:table-cell table:formula="of:=25+[.H74]*(-99.894+[.H74]*(26.832+[.H74]*(-94.896+[.H74]*(80.833+[.H74]*(-992.87)))))" office:value-type="float" office:value="65.0492543685216" calcext:value-type="float">
            <text:p>65.049</text:p>
          </table:table-cell>
          <table:table-cell table:formula="of:=ABS([.$B74]-[.I74])" office:value-type="float" office:value="0.0492543685216305" calcext:value-type="float">
            <text:p>0.0493</text:p>
          </table:table-cell>
          <table:table-cell table:formula="of:=25+[.H74]*(-99.296+[.H74]*(24.624+[.H74]*(147.26)))/(1+[.H74]*(0.0195-2.8454*[.H74]))" office:value-type="float" office:value="65.0048886495324" calcext:value-type="float">
            <text:p>65.005</text:p>
          </table:table-cell>
          <table:table-cell table:formula="of:=ABS([.$B74]-[.K74])" office:value-type="float" office:value="0.00488864953237567" calcext:value-type="float">
            <text:p>0.004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formula="of:=[.B75]+273.15" office:value-type="float" office:value="339.15" calcext:value-type="float">
            <text:p>339.15</text:p>
          </table:table-cell>
          <table:table-cell table:formula="of:=1/[.C75]" office:value-type="float" office:value="0.00294854784018871" calcext:value-type="float">
            <text:p>0.0029485478</text:p>
          </table:table-cell>
          <table:table-cell table:style-name="ce49" office:value-type="float" office:value="2264" calcext:value-type="float">
            <text:p>2,264</text:p>
          </table:table-cell>
          <table:table-cell table:style-name="ce1" table:formula="of:=LOG([.E75])" office:value-type="float" office:value="3.35487642251623" calcext:value-type="float">
            <text:p>3.3548764225</text:p>
          </table:table-cell>
          <table:table-cell table:style-name="ce1" table:formula="of:=[.E75]/([.E75]+10000)" office:value-type="float" office:value="0.184605348988911" calcext:value-type="float">
            <text:p>0.184605349</text:p>
          </table:table-cell>
          <table:table-cell table:style-name="ce1" table:formula="of:=[.G75]-0.5" office:value-type="float" office:value="-0.315394651011089" calcext:value-type="float">
            <text:p>-0.315394651</text:p>
          </table:table-cell>
          <table:table-cell table:formula="of:=25+[.H75]*(-99.894+[.H75]*(26.832+[.H75]*(-94.896+[.H75]*(80.833+[.H75]*(-992.87)))))" office:value-type="float" office:value="66.0507680601071" calcext:value-type="float">
            <text:p>66.051</text:p>
          </table:table-cell>
          <table:table-cell table:formula="of:=ABS([.$B75]-[.I75])" office:value-type="float" office:value="0.0507680601070604" calcext:value-type="float">
            <text:p>0.0508</text:p>
          </table:table-cell>
          <table:table-cell table:formula="of:=25+[.H75]*(-99.296+[.H75]*(24.624+[.H75]*(147.26)))/(1+[.H75]*(0.0195-2.8454*[.H75]))" office:value-type="float" office:value="66.0052297044944" calcext:value-type="float">
            <text:p>66.005</text:p>
          </table:table-cell>
          <table:table-cell table:formula="of:=ABS([.$B75]-[.K75])" office:value-type="float" office:value="0.00522970449435434" calcext:value-type="float">
            <text:p>0.005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formula="of:=[.B76]+273.15" office:value-type="float" office:value="340.15" calcext:value-type="float">
            <text:p>340.15</text:p>
          </table:table-cell>
          <table:table-cell table:formula="of:=1/[.C76]" office:value-type="float" office:value="0.00293987946494194" calcext:value-type="float">
            <text:p>0.0029398795</text:p>
          </table:table-cell>
          <table:table-cell table:style-name="ce49" office:value-type="float" office:value="2191" calcext:value-type="float">
            <text:p>2,191</text:p>
          </table:table-cell>
          <table:table-cell table:style-name="ce1" table:formula="of:=LOG([.E76])" office:value-type="float" office:value="3.3406423775607" calcext:value-type="float">
            <text:p>3.3406423776</text:p>
          </table:table-cell>
          <table:table-cell table:style-name="ce1" table:formula="of:=[.E76]/([.E76]+10000)" office:value-type="float" office:value="0.179722746288245" calcext:value-type="float">
            <text:p>0.1797227463</text:p>
          </table:table-cell>
          <table:table-cell table:style-name="ce1" table:formula="of:=[.G76]-0.5" office:value-type="float" office:value="-0.320277253711755" calcext:value-type="float">
            <text:p>-0.3202772537</text:p>
          </table:table-cell>
          <table:table-cell table:formula="of:=25+[.H76]*(-99.894+[.H76]*(26.832+[.H76]*(-94.896+[.H76]*(80.833+[.H76]*(-992.87)))))" office:value-type="float" office:value="67.0602907289747" calcext:value-type="float">
            <text:p>67.060</text:p>
          </table:table-cell>
          <table:table-cell table:formula="of:=ABS([.$B76]-[.I76])" office:value-type="float" office:value="0.0602907289746781" calcext:value-type="float">
            <text:p>0.0603</text:p>
          </table:table-cell>
          <table:table-cell table:formula="of:=25+[.H76]*(-99.296+[.H76]*(24.624+[.H76]*(147.26)))/(1+[.H76]*(0.0195-2.8454*[.H76]))" office:value-type="float" office:value="67.0159117354821" calcext:value-type="float">
            <text:p>67.016</text:p>
          </table:table-cell>
          <table:table-cell table:formula="of:=ABS([.$B76]-[.K76])" office:value-type="float" office:value="0.0159117354820637" calcext:value-type="float">
            <text:p>0.015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formula="of:=[.B77]+273.15" office:value-type="float" office:value="341.15" calcext:value-type="float">
            <text:p>341.15</text:p>
          </table:table-cell>
          <table:table-cell table:formula="of:=1/[.C77]" office:value-type="float" office:value="0.0029312619082515" calcext:value-type="float">
            <text:p>0.0029312619</text:p>
          </table:table-cell>
          <table:table-cell table:style-name="ce49" office:value-type="float" office:value="2122" calcext:value-type="float">
            <text:p>2,122</text:p>
          </table:table-cell>
          <table:table-cell table:style-name="ce1" table:formula="of:=LOG([.E77])" office:value-type="float" office:value="3.32674537956532" calcext:value-type="float">
            <text:p>3.3267453796</text:p>
          </table:table-cell>
          <table:table-cell table:style-name="ce1" table:formula="of:=[.E77]/([.E77]+10000)" office:value-type="float" office:value="0.175053621514602" calcext:value-type="float">
            <text:p>0.1750536215</text:p>
          </table:table-cell>
          <table:table-cell table:style-name="ce1" table:formula="of:=[.G77]-0.5" office:value-type="float" office:value="-0.324946378485398" calcext:value-type="float">
            <text:p>-0.3249463785</text:p>
          </table:table-cell>
          <table:table-cell table:formula="of:=25+[.H77]*(-99.894+[.H77]*(26.832+[.H77]*(-94.896+[.H77]*(80.833+[.H77]*(-992.87)))))" office:value-type="float" office:value="68.0476943334287" calcext:value-type="float">
            <text:p>68.048</text:p>
          </table:table-cell>
          <table:table-cell table:formula="of:=ABS([.$B77]-[.I77])" office:value-type="float" office:value="0.0476943334287228" calcext:value-type="float">
            <text:p>0.0477</text:p>
          </table:table-cell>
          <table:table-cell table:formula="of:=25+[.H77]*(-99.296+[.H77]*(24.624+[.H77]*(147.26)))/(1+[.H77]*(0.0195-2.8454*[.H77]))" office:value-type="float" office:value="68.0071031387899" calcext:value-type="float">
            <text:p>68.007</text:p>
          </table:table-cell>
          <table:table-cell table:formula="of:=ABS([.$B77]-[.K77])" office:value-type="float" office:value="0.00710313878985858" calcext:value-type="float">
            <text:p>0.007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formula="of:=[.B78]+273.15" office:value-type="float" office:value="342.15" calcext:value-type="float">
            <text:p>342.15</text:p>
          </table:table-cell>
          <table:table-cell table:formula="of:=1/[.C78]" office:value-type="float" office:value="0.00292269472453602" calcext:value-type="float">
            <text:p>0.0029226947</text:p>
          </table:table-cell>
          <table:table-cell table:style-name="ce49" office:value-type="float" office:value="2055" calcext:value-type="float">
            <text:p>2,055</text:p>
          </table:table-cell>
          <table:table-cell table:style-name="ce1" table:formula="of:=LOG([.E78])" office:value-type="float" office:value="3.31281182621209" calcext:value-type="float">
            <text:p>3.3128118262</text:p>
          </table:table-cell>
          <table:table-cell table:style-name="ce1" table:formula="of:=[.E78]/([.E78]+10000)" office:value-type="float" office:value="0.170468685192866" calcext:value-type="float">
            <text:p>0.1704686852</text:p>
          </table:table-cell>
          <table:table-cell table:style-name="ce1" table:formula="of:=[.G78]-0.5" office:value-type="float" office:value="-0.329531314807134" calcext:value-type="float">
            <text:p>-0.3295313148</text:p>
          </table:table-cell>
          <table:table-cell table:formula="of:=25+[.H78]*(-99.894+[.H78]*(26.832+[.H78]*(-94.896+[.H78]*(80.833+[.H78]*(-992.87)))))" office:value-type="float" office:value="69.0389817980122" calcext:value-type="float">
            <text:p>69.039</text:p>
          </table:table-cell>
          <table:table-cell table:formula="of:=ABS([.$B78]-[.I78])" office:value-type="float" office:value="0.038981798012145" calcext:value-type="float">
            <text:p>0.0390</text:p>
          </table:table-cell>
          <table:table-cell table:formula="of:=25+[.H78]*(-99.296+[.H78]*(24.624+[.H78]*(147.26)))/(1+[.H78]*(0.0195-2.8454*[.H78]))" office:value-type="float" office:value="69.0052199825052" calcext:value-type="float">
            <text:p>69.005</text:p>
          </table:table-cell>
          <table:table-cell table:formula="of:=ABS([.$B78]-[.K78])" office:value-type="float" office:value="0.00521998250518152" calcext:value-type="float">
            <text:p>0.005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[.B79]+273.15" office:value-type="float" office:value="343.15" calcext:value-type="float">
            <text:p>343.15</text:p>
          </table:table-cell>
          <table:table-cell table:formula="of:=1/[.C79]" office:value-type="float" office:value="0.00291417747340813" calcext:value-type="float">
            <text:p>0.0029141775</text:p>
          </table:table-cell>
          <table:table-cell table:style-name="ce49" office:value-type="float" office:value="1990" calcext:value-type="float">
            <text:p>1,990</text:p>
          </table:table-cell>
          <table:table-cell table:style-name="ce1" table:formula="of:=LOG([.E79])" office:value-type="float" office:value="3.29885307640971" calcext:value-type="float">
            <text:p>3.2988530764</text:p>
          </table:table-cell>
          <table:table-cell table:style-name="ce1" table:formula="of:=[.E79]/([.E79]+10000)" office:value-type="float" office:value="0.165971643035863" calcext:value-type="float">
            <text:p>0.165971643</text:p>
          </table:table-cell>
          <table:table-cell table:style-name="ce1" table:formula="of:=[.G79]-0.5" office:value-type="float" office:value="-0.334028356964137" calcext:value-type="float">
            <text:p>-0.334028357</text:p>
          </table:table-cell>
          <table:table-cell table:formula="of:=25+[.H79]*(-99.894+[.H79]*(26.832+[.H79]*(-94.896+[.H79]*(80.833+[.H79]*(-992.87)))))" office:value-type="float" office:value="70.0328520977903" calcext:value-type="float">
            <text:p>70.033</text:p>
          </table:table-cell>
          <table:table-cell table:formula="of:=ABS([.$B79]-[.I79])" office:value-type="float" office:value="0.0328520977902684" calcext:value-type="float">
            <text:p>0.0329</text:p>
          </table:table-cell>
          <table:table-cell table:formula="of:=25+[.H79]*(-99.296+[.H79]*(24.624+[.H79]*(147.26)))/(1+[.H79]*(0.0195-2.8454*[.H79]))" office:value-type="float" office:value="70.0093782875732" calcext:value-type="float">
            <text:p>70.009</text:p>
          </table:table-cell>
          <table:table-cell table:formula="of:=ABS([.$B79]-[.K79])" office:value-type="float" office:value="0.00937828757324155" calcext:value-type="float">
            <text:p>0.009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formula="of:=[.B80]+273.15" office:value-type="float" office:value="344.15" calcext:value-type="float">
            <text:p>344.15</text:p>
          </table:table-cell>
          <table:table-cell table:formula="of:=1/[.C80]" office:value-type="float" office:value="0.00290570971959901" calcext:value-type="float">
            <text:p>0.0029057097</text:p>
          </table:table-cell>
          <table:table-cell table:style-name="ce49" office:value-type="float" office:value="1928" calcext:value-type="float">
            <text:p>1,928</text:p>
          </table:table-cell>
          <table:table-cell table:style-name="ce1" table:formula="of:=LOG([.E80])" office:value-type="float" office:value="3.28510702956681" calcext:value-type="float">
            <text:p>3.2851070296</text:p>
          </table:table-cell>
          <table:table-cell table:style-name="ce1" table:formula="of:=[.E80]/([.E80]+10000)" office:value-type="float" office:value="0.161636485580148" calcext:value-type="float">
            <text:p>0.1616364856</text:p>
          </table:table-cell>
          <table:table-cell table:style-name="ce1" table:formula="of:=[.G80]-0.5" office:value-type="float" office:value="-0.338363514419852" calcext:value-type="float">
            <text:p>-0.3383635144</text:p>
          </table:table-cell>
          <table:table-cell table:formula="of:=25+[.H80]*(-99.894+[.H80]*(26.832+[.H80]*(-94.896+[.H80]*(80.833+[.H80]*(-992.87)))))" office:value-type="float" office:value="71.0118468105386" calcext:value-type="float">
            <text:p>71.012</text:p>
          </table:table-cell>
          <table:table-cell table:formula="of:=ABS([.$B80]-[.I80])" office:value-type="float" office:value="0.0118468105386285" calcext:value-type="float">
            <text:p>0.0118</text:p>
          </table:table-cell>
          <table:table-cell table:formula="of:=25+[.H80]*(-99.296+[.H80]*(24.624+[.H80]*(147.26)))/(1+[.H80]*(0.0195-2.8454*[.H80]))" office:value-type="float" office:value="71.0022707308966" calcext:value-type="float">
            <text:p>71.002</text:p>
          </table:table-cell>
          <table:table-cell table:formula="of:=ABS([.$B80]-[.K80])" office:value-type="float" office:value="0.00227073089664032" calcext:value-type="float">
            <text:p>0.002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formula="of:=[.B81]+273.15" office:value-type="float" office:value="345.15" calcext:value-type="float">
            <text:p>345.15</text:p>
          </table:table-cell>
          <table:table-cell table:formula="of:=1/[.C81]" office:value-type="float" office:value="0.00289729103288425" calcext:value-type="float">
            <text:p>0.002897291</text:p>
          </table:table-cell>
          <table:table-cell table:style-name="ce49" office:value-type="float" office:value="1868" calcext:value-type="float">
            <text:p>1,868</text:p>
          </table:table-cell>
          <table:table-cell table:style-name="ce1" table:formula="of:=LOG([.E81])" office:value-type="float" office:value="3.27137687189407" calcext:value-type="float">
            <text:p>3.2713768719</text:p>
          </table:table-cell>
          <table:table-cell table:style-name="ce1" table:formula="of:=[.E81]/([.E81]+10000)" office:value-type="float" office:value="0.157398045163465" calcext:value-type="float">
            <text:p>0.1573980452</text:p>
          </table:table-cell>
          <table:table-cell table:style-name="ce1" table:formula="of:=[.G81]-0.5" office:value-type="float" office:value="-0.342601954836535" calcext:value-type="float">
            <text:p>-0.3426019548</text:p>
          </table:table-cell>
          <table:table-cell table:formula="of:=25+[.H81]*(-99.894+[.H81]*(26.832+[.H81]*(-94.896+[.H81]*(80.833+[.H81]*(-992.87)))))" office:value-type="float" office:value="71.9894668937114" calcext:value-type="float">
            <text:p>71.989</text:p>
          </table:table-cell>
          <table:table-cell table:formula="of:=ABS([.$B81]-[.I81])" office:value-type="float" office:value="0.0105331062885909" calcext:value-type="float">
            <text:p>0.0105</text:p>
          </table:table-cell>
          <table:table-cell table:formula="of:=25+[.H81]*(-99.296+[.H81]*(24.624+[.H81]*(147.26)))/(1+[.H81]*(0.0195-2.8454*[.H81]))" office:value-type="float" office:value="71.9978941025756" calcext:value-type="float">
            <text:p>71.998</text:p>
          </table:table-cell>
          <table:table-cell table:formula="of:=ABS([.$B81]-[.K81])" office:value-type="float" office:value="0.00210589742437151" calcext:value-type="float">
            <text:p>0.002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formula="of:=[.B82]+273.15" office:value-type="float" office:value="346.15" calcext:value-type="float">
            <text:p>346.15</text:p>
          </table:table-cell>
          <table:table-cell table:formula="of:=1/[.C82]" office:value-type="float" office:value="0.00288892098801098" calcext:value-type="float">
            <text:p>0.002888921</text:p>
          </table:table-cell>
          <table:table-cell table:style-name="ce49" office:value-type="float" office:value="1810" calcext:value-type="float">
            <text:p>1,810</text:p>
          </table:table-cell>
          <table:table-cell table:style-name="ce1" table:formula="of:=LOG([.E82])" office:value-type="float" office:value="3.25767857486918" calcext:value-type="float">
            <text:p>3.2576785749</text:p>
          </table:table-cell>
          <table:table-cell table:style-name="ce1" table:formula="of:=[.E82]/([.E82]+10000)" office:value-type="float" office:value="0.153259949195597" calcext:value-type="float">
            <text:p>0.1532599492</text:p>
          </table:table-cell>
          <table:table-cell table:style-name="ce1" table:formula="of:=[.G82]-0.5" office:value-type="float" office:value="-0.346740050804403" calcext:value-type="float">
            <text:p>-0.3467400508</text:p>
          </table:table-cell>
          <table:table-cell table:formula="of:=25+[.H82]*(-99.894+[.H82]*(26.832+[.H82]*(-94.896+[.H82]*(80.833+[.H82]*(-992.87)))))" office:value-type="float" office:value="72.9640621616198" calcext:value-type="float">
            <text:p>72.964</text:p>
          </table:table-cell>
          <table:table-cell table:formula="of:=ABS([.$B82]-[.I82])" office:value-type="float" office:value="0.0359378383801641" calcext:value-type="float">
            <text:p>0.0359</text:p>
          </table:table-cell>
          <table:table-cell table:formula="of:=25+[.H82]*(-99.296+[.H82]*(24.624+[.H82]*(147.26)))/(1+[.H82]*(0.0195-2.8454*[.H82]))" office:value-type="float" office:value="72.9949403004131" calcext:value-type="float">
            <text:p>72.995</text:p>
          </table:table-cell>
          <table:table-cell table:formula="of:=ABS([.$B82]-[.K82])" office:value-type="float" office:value="0.00505969958689434" calcext:value-type="float">
            <text:p>0.005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formula="of:=[.B83]+273.15" office:value-type="float" office:value="347.15" calcext:value-type="float">
            <text:p>347.15</text:p>
          </table:table-cell>
          <table:table-cell table:formula="of:=1/[.C83]" office:value-type="float" office:value="0.00288059916462624" calcext:value-type="float">
            <text:p>0.0028805992</text:p>
          </table:table-cell>
          <table:table-cell table:style-name="ce49" office:value-type="float" office:value="1754" calcext:value-type="float">
            <text:p>1,754</text:p>
          </table:table-cell>
          <table:table-cell table:style-name="ce1" table:formula="of:=LOG([.E83])" office:value-type="float" office:value="3.24402958903002" calcext:value-type="float">
            <text:p>3.244029589</text:p>
          </table:table-cell>
          <table:table-cell table:style-name="ce1" table:formula="of:=[.E83]/([.E83]+10000)" office:value-type="float" office:value="0.149225795473881" calcext:value-type="float">
            <text:p>0.1492257955</text:p>
          </table:table-cell>
          <table:table-cell table:style-name="ce1" table:formula="of:=[.G83]-0.5" office:value-type="float" office:value="-0.350774204526119" calcext:value-type="float">
            <text:p>-0.3507742045</text:p>
          </table:table-cell>
          <table:table-cell table:formula="of:=25+[.H83]*(-99.894+[.H83]*(26.832+[.H83]*(-94.896+[.H83]*(80.833+[.H83]*(-992.87)))))" office:value-type="float" office:value="73.933880521381" calcext:value-type="float">
            <text:p>73.934</text:p>
          </table:table-cell>
          <table:table-cell table:formula="of:=ABS([.$B83]-[.I83])" office:value-type="float" office:value="0.0661194786189725" calcext:value-type="float">
            <text:p>0.0661</text:p>
          </table:table-cell>
          <table:table-cell table:formula="of:=25+[.H83]*(-99.296+[.H83]*(24.624+[.H83]*(147.26)))/(1+[.H83]*(0.0195-2.8454*[.H83]))" office:value-type="float" office:value="73.9919654187248" calcext:value-type="float">
            <text:p>73.992</text:p>
          </table:table-cell>
          <table:table-cell table:formula="of:=ABS([.$B83]-[.K83])" office:value-type="float" office:value="0.00803458127515455" calcext:value-type="float">
            <text:p>0.008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formula="of:=[.B84]+273.15" office:value-type="float" office:value="348.15" calcext:value-type="float">
            <text:p>348.15</text:p>
          </table:table-cell>
          <table:table-cell table:formula="of:=1/[.C84]" office:value-type="float" office:value="0.00287232514720666" calcext:value-type="float">
            <text:p>0.0028723251</text:p>
          </table:table-cell>
          <table:table-cell table:style-name="ce49" office:value-type="float" office:value="1700" calcext:value-type="float">
            <text:p>1,700</text:p>
          </table:table-cell>
          <table:table-cell table:style-name="ce1" table:formula="of:=LOG([.E84])" office:value-type="float" office:value="3.23044892137827" calcext:value-type="float">
            <text:p>3.2304489214</text:p>
          </table:table-cell>
          <table:table-cell table:style-name="ce1" table:formula="of:=[.E84]/([.E84]+10000)" office:value-type="float" office:value="0.145299145299145" calcext:value-type="float">
            <text:p>0.1452991453</text:p>
          </table:table-cell>
          <table:table-cell table:style-name="ce1" table:formula="of:=[.G84]-0.5" office:value-type="float" office:value="-0.354700854700855" calcext:value-type="float">
            <text:p>-0.3547008547</text:p>
          </table:table-cell>
          <table:table-cell table:formula="of:=25+[.H84]*(-99.894+[.H84]*(26.832+[.H84]*(-94.896+[.H84]*(80.833+[.H84]*(-992.87)))))" office:value-type="float" office:value="74.8970720307394" calcext:value-type="float">
            <text:p>74.897</text:p>
          </table:table-cell>
          <table:table-cell table:formula="of:=ABS([.$B84]-[.I84])" office:value-type="float" office:value="0.102927969260577" calcext:value-type="float">
            <text:p>0.1029</text:p>
          </table:table-cell>
          <table:table-cell table:formula="of:=25+[.H84]*(-99.296+[.H84]*(24.624+[.H84]*(147.26)))/(1+[.H84]*(0.0195-2.8454*[.H84]))" office:value-type="float" office:value="74.9873842526532" calcext:value-type="float">
            <text:p>74.987</text:p>
          </table:table-cell>
          <table:table-cell table:formula="of:=ABS([.$B84]-[.K84])" office:value-type="float" office:value="0.0126157473468425" calcext:value-type="float">
            <text:p>0.0126</text:p>
          </table:table-cell>
          <table:table-cell table:number-columns-repeated="1012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rata NCPxxXH103xx Thermistor" table:style-name="ta3">
        <office:forms form:automatic-focus="false" form:apply-design-mode="false"/>
        <table:table-column table:style-name="co15" table:default-cell-style-name="Default"/>
        <table:table-column table:style-name="co16" table:default-cell-style-name="ce4"/>
        <table:table-column table:style-name="co17" table:default-cell-style-name="ce4"/>
        <table:table-column table:style-name="co15" table:number-columns-repeated="2" table:default-cell-style-name="Default"/>
        <table:table-column table:style-name="co22" table:default-cell-style-name="ce18"/>
        <table:table-column table:style-name="co17" table:default-cell-style-name="ce40"/>
        <table:table-column table:style-name="co19" table:default-cell-style-name="ce1"/>
        <table:table-column table:style-name="co10" table:default-cell-style-name="ce1"/>
        <table:table-column table:style-name="co15" table:number-columns-repeated="1015" table:default-cell-style-name="Default"/>
        <table:table-row table:style-name="ro2">
          <table:table-cell table:number-columns-repeated="1024"/>
        </table:table-row>
        <table:table-row table:style-name="ro4">
          <table:table-cell/>
          <table:table-cell table:style-name="ce47" office:value-type="string" calcext:value-type="string">
            <text:p>Murata SMD thermistor, part number NCP18XH103F03RB</text:p>
          </table:table-cell>
          <table:table-cell table:number-columns-repeated="1022"/>
        </table:table-row>
        <table:table-row table:style-name="ro2">
          <table:table-cell/>
          <table:table-cell table:style-name="ce55" office:value-type="string" calcext:value-type="string">
            <text:p>Resistance ± 1%, Beta = 3380 ± 1%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50" office:value-type="string" calcext:value-type="string">
            <text:p>Average absolute error =</text:p>
          </table:table-cell>
          <table:table-cell table:style-name="ce52" table:formula="of:=AVERAGE([.G9:.G84])" office:value-type="float" office:value="0.08724654037342" calcext:value-type="float">
            <text:p>0.0872</text:p>
          </table:table-cell>
          <table:table-cell table:style-name="ce52"/>
          <table:table-cell table:style-name="ce52" table:formula="of:=AVERAGE([.I17:.I32])" office:value-type="float" office:value="0.00813472352023048" calcext:value-type="float">
            <text:p>0.008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5">
          <table:table-cell/>
          <table:table-cell table:style-name="ce48" office:value-type="string" calcext:value-type="string">
            <text:p>Temperature</text:p>
            <text:p>°C</text:p>
          </table:table-cell>
          <table:table-cell table:style-name="ce5" office:value-type="string" calcext:value-type="string">
            <text:p>R (ohms)</text:p>
          </table:table-cell>
          <table:table-cell table:style-name="ce48" office:value-type="string" calcext:value-type="string">
            <office:annotation draw:style-name="gr4" draw:text-style-name="P3" svg:width="129.69pt" svg:height="26.25pt" svg:x="220.31pt" svg:y="84.73pt" draw:caption-point-x="-0.31pt" draw:caption-point-y="7.8pt">
              <dc:date>2017-07-19T00:00:00</dc:date>
              <text:p text:style-name="P2"><text:span text:style-name="T1">When placed in a resistive voltage divider with a 10Kohm resistor.</text:span></text:p>
            </office:annotation>
            <text:p>Voltage ratio</text:p>
          </table:table-cell>
          <table:table-cell table:style-name="ce48" office:value-type="string" calcext:value-type="string">
            <office:annotation draw:style-name="gr5" draw:text-style-name="P3" svg:width="153.07pt" svg:height="31.44pt" svg:x="269.04pt" svg:y="84.73pt" draw:caption-point-x="1.28pt" draw:caption-point-y="7.8pt">
              <dc:date>2017-07-19T00:00:00</dc:date>
              <text:p text:style-name="P2"><text:span text:style-name="T1">When placed in a resistive voltage divider with a 10Kohm resistor.</text:span></text:p>
            </office:annotation>
            <text:p>Voltage ratio-0.5</text:p>
          </table:table-cell>
          <table:table-cell table:style-name="ce51" office:value-type="string" calcext:value-type="string">
            <text:p>Modeled T using 3rd order rational polynomial function, -40 to +125<text:span text:style-name="T2">°</text:span><text:span text:style-name="T3">C</text:span></text:p>
          </table:table-cell>
          <table:table-cell table:style-name="ce53" office:value-type="string" calcext:value-type="string">
            <text:p>ABS Error</text:p>
          </table:table-cell>
          <table:table-cell table:style-name="ce51" office:value-type="string" calcext:value-type="string">
            <text:p>Modeled T using 3rd order rational polynomial function, 0 to +75°C</text:p>
          </table:table-cell>
          <table:table-cell table:style-name="ce53" office:value-type="string" calcext:value-type="string">
            <text:p>ABS Error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-40" calcext:value-type="float">
            <text:p>-40</text:p>
          </table:table-cell>
          <table:table-cell table:style-name="ce49" office:value-type="float" office:value="195652" calcext:value-type="float">
            <text:p>195,652</text:p>
          </table:table-cell>
          <table:table-cell table:style-name="ce1" table:formula="of:=[.C9]/([.C9]+10000)" office:value-type="float" office:value="0.951374166066948" calcext:value-type="float">
            <text:p>0.9513741661</text:p>
          </table:table-cell>
          <table:table-cell table:style-name="ce1" table:formula="of:=[.D9]-0.5" office:value-type="float" office:value="0.451374166066948" calcext:value-type="float">
            <text:p>0.4513741661</text:p>
          </table:table-cell>
          <table:table-cell table:formula="of:=25+[.E9]*(-108.21+[.E9]*(24.118+[.E9]*(216.38)))/(1+[.E9]*(0.03895-3.1804*[.E9]))" office:value-type="float" office:value="-40.0160227244012" calcext:value-type="float">
            <text:p>-40.016</text:p>
          </table:table-cell>
          <table:table-cell table:formula="of:=ABS([.$B9]-[.F9])" office:value-type="float" office:value="0.0160227244011821" calcext:value-type="float">
            <text:p>0.0160</text:p>
          </table:table-cell>
          <table:table-cell table:style-name="ce18" table:formula="of:=25+[.E9]*(-107.27+[.E9]*(44.12+[.E9]*(217.31)))/(1+[.E9]*(-0.12915-3.3586*[.E9]))" office:value-type="float" office:value="-50.5379565699755" calcext:value-type="float">
            <text:p>-50.538</text:p>
          </table:table-cell>
          <table:table-cell table:number-columns-repeated="2"/>
          <table:table-cell table:style-name="ce1" office:value-type="string" calcext:value-type="string">
            <text:p>Fit over -40 to +125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-35" calcext:value-type="float">
            <text:p>-35</text:p>
          </table:table-cell>
          <table:table-cell table:style-name="ce49" office:value-type="float" office:value="148171" calcext:value-type="float">
            <text:p>148,171</text:p>
          </table:table-cell>
          <table:table-cell table:style-name="ce1" table:formula="of:=[.C10]/([.C10]+10000)" office:value-type="float" office:value="0.936777285343078" calcext:value-type="float">
            <text:p>0.9367772853</text:p>
          </table:table-cell>
          <table:table-cell table:style-name="ce1" table:formula="of:=[.D10]-0.5" office:value-type="float" office:value="0.436777285343078" calcext:value-type="float">
            <text:p>0.4367772853</text:p>
          </table:table-cell>
          <table:table-cell table:formula="of:=25+[.E10]*(-108.21+[.E10]*(24.118+[.E10]*(216.38)))/(1+[.E10]*(0.03895-3.1804*[.E10]))" office:value-type="float" office:value="-35.0392296456917" calcext:value-type="float">
            <text:p>-35.039</text:p>
          </table:table-cell>
          <table:table-cell table:formula="of:=ABS([.$B10]-[.F10])" office:value-type="float" office:value="0.0392296456916625" calcext:value-type="float">
            <text:p>0.0392</text:p>
          </table:table-cell>
          <table:table-cell table:style-name="ce18" table:formula="of:=25+[.E10]*(-107.27+[.E10]*(44.12+[.E10]*(217.31)))/(1+[.E10]*(-0.12915-3.3586*[.E10]))" office:value-type="float" office:value="-42.1230618202243" calcext:value-type="float">
            <text:p>-42.123</text:p>
          </table:table-cell>
          <table:table-cell/>
          <table:table-cell>
            <draw:frame table:end-cell-address="'Murata NCPxxXH103xx Thermistor'.P24" table:end-x="4pt" table:end-y="6.77pt" draw:z-index="0" draw:name="Picture 5" draw:style-name="gr1" draw:text-style-name="P1" svg:width="266.49pt" svg:height="182.27pt" svg:x="39.32pt" svg:y="3pt">
              <draw:image xlink:href="Pictures/2000008A0000230100001915B787C4D9D39E75F9.wmf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2">
          <table:table-cell/>
          <table:table-cell office:value-type="float" office:value="-30" calcext:value-type="float">
            <text:p>-30</text:p>
          </table:table-cell>
          <table:table-cell table:style-name="ce49" office:value-type="float" office:value="113347" calcext:value-type="float">
            <text:p>113,347</text:p>
          </table:table-cell>
          <table:table-cell table:style-name="ce1" table:formula="of:=[.C11]/([.C11]+10000)" office:value-type="float" office:value="0.918927902583768" calcext:value-type="float">
            <text:p>0.9189279026</text:p>
          </table:table-cell>
          <table:table-cell table:style-name="ce1" table:formula="of:=[.D11]-0.5" office:value-type="float" office:value="0.418927902583768" calcext:value-type="float">
            <text:p>0.4189279026</text:p>
          </table:table-cell>
          <table:table-cell table:formula="of:=25+[.E11]*(-108.21+[.E11]*(24.118+[.E11]*(216.38)))/(1+[.E11]*(0.03895-3.1804*[.E11]))" office:value-type="float" office:value="-29.9830191854893" calcext:value-type="float">
            <text:p>-29.983</text:p>
          </table:table-cell>
          <table:table-cell table:formula="of:=ABS([.$B11]-[.F11])" office:value-type="float" office:value="0.0169808145106956" calcext:value-type="float">
            <text:p>0.0170</text:p>
          </table:table-cell>
          <table:table-cell table:style-name="ce18" table:formula="of:=25+[.E11]*(-107.27+[.E11]*(44.12+[.E11]*(217.31)))/(1+[.E11]*(-0.12915-3.3586*[.E11]))" office:value-type="float" office:value="-34.524974698274" calcext:value-type="float">
            <text:p>-34.52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-25" calcext:value-type="float">
            <text:p>-25</text:p>
          </table:table-cell>
          <table:table-cell table:style-name="ce49" office:value-type="float" office:value="87559" calcext:value-type="float">
            <text:p>87,559</text:p>
          </table:table-cell>
          <table:table-cell table:style-name="ce1" table:formula="of:=[.C12]/([.C12]+10000)" office:value-type="float" office:value="0.897497924332968" calcext:value-type="float">
            <text:p>0.8974979243</text:p>
          </table:table-cell>
          <table:table-cell table:style-name="ce1" table:formula="of:=[.D12]-0.5" office:value-type="float" office:value="0.397497924332968" calcext:value-type="float">
            <text:p>0.3974979243</text:p>
          </table:table-cell>
          <table:table-cell table:formula="of:=25+[.E12]*(-108.21+[.E12]*(24.118+[.E12]*(216.38)))/(1+[.E12]*(0.03895-3.1804*[.E12]))" office:value-type="float" office:value="-24.9301884545009" calcext:value-type="float">
            <text:p>-24.930</text:p>
          </table:table-cell>
          <table:table-cell table:formula="of:=ABS([.$B12]-[.F12])" office:value-type="float" office:value="0.069811545499114" calcext:value-type="float">
            <text:p>0.0698</text:p>
          </table:table-cell>
          <table:table-cell table:style-name="ce18" table:formula="of:=25+[.E12]*(-107.27+[.E12]*(44.12+[.E12]*(217.31)))/(1+[.E12]*(-0.12915-3.3586*[.E12]))" office:value-type="float" office:value="-27.6807269156775" calcext:value-type="float">
            <text:p>-27.68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-20" calcext:value-type="float">
            <text:p>-20</text:p>
          </table:table-cell>
          <table:table-cell table:style-name="ce49" office:value-type="float" office:value="68237" calcext:value-type="float">
            <text:p>68,237</text:p>
          </table:table-cell>
          <table:table-cell table:style-name="ce1" table:formula="of:=[.C13]/([.C13]+10000)" office:value-type="float" office:value="0.872183238109846" calcext:value-type="float">
            <text:p>0.8721832381</text:p>
          </table:table-cell>
          <table:table-cell table:style-name="ce1" table:formula="of:=[.D13]-0.5" office:value-type="float" office:value="0.372183238109846" calcext:value-type="float">
            <text:p>0.3721832381</text:p>
          </table:table-cell>
          <table:table-cell table:formula="of:=25+[.E13]*(-108.21+[.E13]*(24.118+[.E13]*(216.38)))/(1+[.E13]*(0.03895-3.1804*[.E13]))" office:value-type="float" office:value="-19.9129980795585" calcext:value-type="float">
            <text:p>-19.913</text:p>
          </table:table-cell>
          <table:table-cell table:formula="of:=ABS([.$B13]-[.F13])" office:value-type="float" office:value="0.0870019204415442" calcext:value-type="float">
            <text:p>0.0870</text:p>
          </table:table-cell>
          <table:table-cell table:style-name="ce18" table:formula="of:=25+[.E13]*(-107.27+[.E13]*(44.12+[.E13]*(217.31)))/(1+[.E13]*(-0.12915-3.3586*[.E13]))" office:value-type="float" office:value="-21.4542031043105" calcext:value-type="float">
            <text:p>-21.45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-15" calcext:value-type="float">
            <text:p>-15</text:p>
          </table:table-cell>
          <table:table-cell table:style-name="ce49" office:value-type="float" office:value="53650" calcext:value-type="float">
            <text:p>53,650</text:p>
          </table:table-cell>
          <table:table-cell table:style-name="ce1" table:formula="of:=[.C14]/([.C14]+10000)" office:value-type="float" office:value="0.842890809112333" calcext:value-type="float">
            <text:p>0.8428908091</text:p>
          </table:table-cell>
          <table:table-cell table:style-name="ce1" table:formula="of:=[.D14]-0.5" office:value-type="float" office:value="0.342890809112333" calcext:value-type="float">
            <text:p>0.3428908091</text:p>
          </table:table-cell>
          <table:table-cell table:formula="of:=25+[.E14]*(-108.21+[.E14]*(24.118+[.E14]*(216.38)))/(1+[.E14]*(0.03895-3.1804*[.E14]))" office:value-type="float" office:value="-14.9503750945066" calcext:value-type="float">
            <text:p>-14.950</text:p>
          </table:table-cell>
          <table:table-cell table:formula="of:=ABS([.$B14]-[.F14])" office:value-type="float" office:value="0.0496249054934097" calcext:value-type="float">
            <text:p>0.0496</text:p>
          </table:table-cell>
          <table:table-cell table:style-name="ce18" table:formula="of:=25+[.E14]*(-107.27+[.E14]*(44.12+[.E14]*(217.31)))/(1+[.E14]*(-0.12915-3.3586*[.E14]))" office:value-type="float" office:value="-15.7139528260048" calcext:value-type="float">
            <text:p>-15.71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-10" calcext:value-type="float">
            <text:p>-10</text:p>
          </table:table-cell>
          <table:table-cell table:style-name="ce49" office:value-type="float" office:value="42506" calcext:value-type="float">
            <text:p>42,506</text:p>
          </table:table-cell>
          <table:table-cell table:style-name="ce1" table:formula="of:=[.C15]/([.C15]+10000)" office:value-type="float" office:value="0.809545575743725" calcext:value-type="float">
            <text:p>0.8095455757</text:p>
          </table:table-cell>
          <table:table-cell table:style-name="ce1" table:formula="of:=[.D15]-0.5" office:value-type="float" office:value="0.309545575743725" calcext:value-type="float">
            <text:p>0.3095455757</text:p>
          </table:table-cell>
          <table:table-cell table:formula="of:=25+[.E15]*(-108.21+[.E15]*(24.118+[.E15]*(216.38)))/(1+[.E15]*(0.03895-3.1804*[.E15]))" office:value-type="float" office:value="-10.0156301131131" calcext:value-type="float">
            <text:p>-10.016</text:p>
          </table:table-cell>
          <table:table-cell table:formula="of:=ABS([.$B15]-[.F15])" office:value-type="float" office:value="0.0156301131130547" calcext:value-type="float">
            <text:p>0.0156</text:p>
          </table:table-cell>
          <table:table-cell table:style-name="ce18" table:formula="of:=25+[.E15]*(-107.27+[.E15]*(44.12+[.E15]*(217.31)))/(1+[.E15]*(-0.12915-3.3586*[.E15]))" office:value-type="float" office:value="-10.3051816653473" calcext:value-type="float">
            <text:p>-10.30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-5" calcext:value-type="float">
            <text:p>-5</text:p>
          </table:table-cell>
          <table:table-cell table:style-name="ce49" office:value-type="float" office:value="33892" calcext:value-type="float">
            <text:p>33,892</text:p>
          </table:table-cell>
          <table:table-cell table:style-name="ce1" table:formula="of:=[.C16]/([.C16]+10000)" office:value-type="float" office:value="0.77216804884717" calcext:value-type="float">
            <text:p>0.7721680488</text:p>
          </table:table-cell>
          <table:table-cell table:style-name="ce1" table:formula="of:=[.D16]-0.5" office:value-type="float" office:value="0.27216804884717" calcext:value-type="float">
            <text:p>0.2721680488</text:p>
          </table:table-cell>
          <table:table-cell table:formula="of:=25+[.E16]*(-108.21+[.E16]*(24.118+[.E16]*(216.38)))/(1+[.E16]*(0.03895-3.1804*[.E16]))" office:value-type="float" office:value="-5.06707056833088" calcext:value-type="float">
            <text:p>-5.067</text:p>
          </table:table-cell>
          <table:table-cell table:formula="of:=ABS([.$B16]-[.F16])" office:value-type="float" office:value="0.0670705683308839" calcext:value-type="float">
            <text:p>0.0671</text:p>
          </table:table-cell>
          <table:table-cell table:style-name="ce18" table:formula="of:=25+[.E16]*(-107.27+[.E16]*(44.12+[.E16]*(217.31)))/(1+[.E16]*(-0.12915-3.3586*[.E16]))" office:value-type="float" office:value="-5.0897781408463" calcext:value-type="float">
            <text:p>-5.09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49" office:value-type="float" office:value="27219" calcext:value-type="float">
            <text:p>27,219</text:p>
          </table:table-cell>
          <table:table-cell table:style-name="ce1" table:formula="of:=[.C17]/([.C17]+10000)" office:value-type="float" office:value="0.731320024718558" calcext:value-type="float">
            <text:p>0.7313200247</text:p>
          </table:table-cell>
          <table:table-cell table:style-name="ce1" table:formula="of:=[.D17]-0.5" office:value-type="float" office:value="0.231320024718558" calcext:value-type="float">
            <text:p>0.2313200247</text:p>
          </table:table-cell>
          <table:table-cell table:formula="of:=25+[.E17]*(-108.21+[.E17]*(24.118+[.E17]*(216.38)))/(1+[.E17]*(0.03895-3.1804*[.E17]))" office:value-type="float" office:value="-0.109169747260818" calcext:value-type="float">
            <text:p>-0.109</text:p>
          </table:table-cell>
          <table:table-cell table:formula="of:=ABS([.$B17]-[.F17])" office:value-type="float" office:value="0.109169747260818" calcext:value-type="float">
            <text:p>0.1092</text:p>
          </table:table-cell>
          <table:table-cell table:style-name="ce18" table:formula="of:=25+[.E17]*(-107.27+[.E17]*(44.12+[.E17]*(217.31)))/(1+[.E17]*(-0.12915-3.3586*[.E17]))" office:value-type="float" office:value="-0.00359495088266826" calcext:value-type="float">
            <text:p>-0.004</text:p>
          </table:table-cell>
          <table:table-cell table:style-name="ce40" table:formula="of:=ABS([.$B17]-[.H17])" office:value-type="float" office:value="0.00359495088266826" calcext:value-type="float">
            <text:p>0.0036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49" office:value-type="float" office:value="22021" calcext:value-type="float">
            <text:p>22,021</text:p>
          </table:table-cell>
          <table:table-cell table:style-name="ce1" table:formula="of:=[.C18]/([.C18]+10000)" office:value-type="float" office:value="0.687704943630742" calcext:value-type="float">
            <text:p>0.6877049436</text:p>
          </table:table-cell>
          <table:table-cell table:style-name="ce1" table:formula="of:=[.D18]-0.5" office:value-type="float" office:value="0.187704943630742" calcext:value-type="float">
            <text:p>0.1877049436</text:p>
          </table:table-cell>
          <table:table-cell table:formula="of:=25+[.E18]*(-108.21+[.E18]*(24.118+[.E18]*(216.38)))/(1+[.E18]*(0.03895-3.1804*[.E18]))" office:value-type="float" office:value="4.8596249829137" calcext:value-type="float">
            <text:p>4.860</text:p>
          </table:table-cell>
          <table:table-cell table:formula="of:=ABS([.$B18]-[.F18])" office:value-type="float" office:value="0.140375017086299" calcext:value-type="float">
            <text:p>0.1404</text:p>
          </table:table-cell>
          <table:table-cell table:style-name="ce18" table:formula="of:=25+[.E18]*(-107.27+[.E18]*(44.12+[.E18]*(217.31)))/(1+[.E18]*(-0.12915-3.3586*[.E18]))" office:value-type="float" office:value="5.00585480763414" calcext:value-type="float">
            <text:p>5.006</text:p>
          </table:table-cell>
          <table:table-cell table:style-name="ce40" table:formula="of:=ABS([.$B18]-[.H18])" office:value-type="float" office:value="0.00585480763414381" calcext:value-type="float">
            <text:p>0.0059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49" office:value-type="float" office:value="17926" calcext:value-type="float">
            <text:p>17,926</text:p>
          </table:table-cell>
          <table:table-cell table:style-name="ce1" table:formula="of:=[.C19]/([.C19]+10000)" office:value-type="float" office:value="0.641910764162429" calcext:value-type="float">
            <text:p>0.6419107642</text:p>
          </table:table-cell>
          <table:table-cell table:style-name="ce1" table:formula="of:=[.D19]-0.5" office:value-type="float" office:value="0.141910764162429" calcext:value-type="float">
            <text:p>0.1419107642</text:p>
          </table:table-cell>
          <table:table-cell table:formula="of:=25+[.E19]*(-108.21+[.E19]*(24.118+[.E19]*(216.38)))/(1+[.E19]*(0.03895-3.1804*[.E19]))" office:value-type="float" office:value="9.86203369779101" calcext:value-type="float">
            <text:p>9.862</text:p>
          </table:table-cell>
          <table:table-cell table:formula="of:=ABS([.$B19]-[.F19])" office:value-type="float" office:value="0.137966302208993" calcext:value-type="float">
            <text:p>0.1380</text:p>
          </table:table-cell>
          <table:table-cell table:style-name="ce18" table:formula="of:=25+[.E19]*(-107.27+[.E19]*(44.12+[.E19]*(217.31)))/(1+[.E19]*(-0.12915-3.3586*[.E19]))" office:value-type="float" office:value="9.99706422176947" calcext:value-type="float">
            <text:p>9.997</text:p>
          </table:table-cell>
          <table:table-cell table:style-name="ce40" table:formula="of:=ABS([.$B19]-[.H19])" office:value-type="float" office:value="0.00293577823053504" calcext:value-type="float">
            <text:p>0.0029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style-name="ce49" office:value-type="float" office:value="14674" calcext:value-type="float">
            <text:p>14,674</text:p>
          </table:table-cell>
          <table:table-cell table:style-name="ce1" table:formula="of:=[.C20]/([.C20]+10000)" office:value-type="float" office:value="0.594715084704547" calcext:value-type="float">
            <text:p>0.5947150847</text:p>
          </table:table-cell>
          <table:table-cell table:style-name="ce1" table:formula="of:=[.D20]-0.5" office:value-type="float" office:value="0.0947150847045473" calcext:value-type="float">
            <text:p>0.0947150847</text:p>
          </table:table-cell>
          <table:table-cell table:formula="of:=25+[.E20]*(-108.21+[.E20]*(24.118+[.E20]*(216.38)))/(1+[.E20]*(0.03895-3.1804*[.E20]))" office:value-type="float" office:value="14.9001968241355" calcext:value-type="float">
            <text:p>14.900</text:p>
          </table:table-cell>
          <table:table-cell table:formula="of:=ABS([.$B20]-[.F20])" office:value-type="float" office:value="0.0998031758645119" calcext:value-type="float">
            <text:p>0.0998</text:p>
          </table:table-cell>
          <table:table-cell table:style-name="ce18" table:formula="of:=25+[.E20]*(-107.27+[.E20]*(44.12+[.E20]*(217.31)))/(1+[.E20]*(-0.12915-3.3586*[.E20]))" office:value-type="float" office:value="14.996588612967" calcext:value-type="float">
            <text:p>14.997</text:p>
          </table:table-cell>
          <table:table-cell table:style-name="ce40" table:formula="of:=ABS([.$B20]-[.H20])" office:value-type="float" office:value="0.00341138703300281" calcext:value-type="float">
            <text:p>0.0034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49" office:value-type="float" office:value="12081" calcext:value-type="float">
            <text:p>12,081</text:p>
          </table:table-cell>
          <table:table-cell table:style-name="ce1" table:formula="of:=[.C21]/([.C21]+10000)" office:value-type="float" office:value="0.547121960056157" calcext:value-type="float">
            <text:p>0.5471219601</text:p>
          </table:table-cell>
          <table:table-cell table:style-name="ce1" table:formula="of:=[.D21]-0.5" office:value-type="float" office:value="0.0471219600561569" calcext:value-type="float">
            <text:p>0.0471219601</text:p>
          </table:table-cell>
          <table:table-cell table:formula="of:=25+[.E21]*(-108.21+[.E21]*(24.118+[.E21]*(216.38)))/(1+[.E21]*(0.03895-3.1804*[.E21]))" office:value-type="float" office:value="19.9507362375395" calcext:value-type="float">
            <text:p>19.951</text:p>
          </table:table-cell>
          <table:table-cell table:formula="of:=ABS([.$B21]-[.F21])" office:value-type="float" office:value="0.0492637624604875" calcext:value-type="float">
            <text:p>0.0493</text:p>
          </table:table-cell>
          <table:table-cell table:style-name="ce18" table:formula="of:=25+[.E21]*(-107.27+[.E21]*(44.12+[.E21]*(217.31)))/(1+[.E21]*(-0.12915-3.3586*[.E21]))" office:value-type="float" office:value="19.9981907367984" calcext:value-type="float">
            <text:p>19.998</text:p>
          </table:table-cell>
          <table:table-cell table:style-name="ce40" table:formula="of:=ABS([.$B21]-[.H21])" office:value-type="float" office:value="0.001809263201622" calcext:value-type="float">
            <text:p>0.001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49" office:value-type="float" office:value="10000" calcext:value-type="float">
            <text:p>10,000</text:p>
          </table:table-cell>
          <table:table-cell table:style-name="ce1" table:formula="of:=[.C22]/([.C22]+10000)" office:value-type="float" office:value="0.5" calcext:value-type="float">
            <text:p>0.5</text:p>
          </table:table-cell>
          <table:table-cell table:style-name="ce1" table:formula="of:=[.D22]-0.5" office:value-type="float" office:value="0" calcext:value-type="float">
            <text:p>0</text:p>
          </table:table-cell>
          <table:table-cell table:formula="of:=25+[.E22]*(-108.21+[.E22]*(24.118+[.E22]*(216.38)))/(1+[.E22]*(0.03895-3.1804*[.E22]))" office:value-type="float" office:value="25" calcext:value-type="float">
            <text:p>25.000</text:p>
          </table:table-cell>
          <table:table-cell table:formula="of:=ABS([.$B22]-[.F22])" office:value-type="float" office:value="0" calcext:value-type="float">
            <text:p>0.0000</text:p>
          </table:table-cell>
          <table:table-cell table:style-name="ce18" table:formula="of:=25+[.E22]*(-107.27+[.E22]*(44.12+[.E22]*(217.31)))/(1+[.E22]*(-0.12915-3.3586*[.E22]))" office:value-type="float" office:value="25" calcext:value-type="float">
            <text:p>25.000</text:p>
          </table:table-cell>
          <table:table-cell table:style-name="ce40" table:formula="of:=ABS([.$B22]-[.H22])" office:value-type="float" office:value="0" calcext:value-type="float">
            <text:p>0.000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49" office:value-type="float" office:value="8315" calcext:value-type="float">
            <text:p>8,315</text:p>
          </table:table-cell>
          <table:table-cell table:style-name="ce1" table:formula="of:=[.C23]/([.C23]+10000)" office:value-type="float" office:value="0.453999453999454" calcext:value-type="float">
            <text:p>0.453999454</text:p>
          </table:table-cell>
          <table:table-cell table:style-name="ce1" table:formula="of:=[.D23]-0.5" office:value-type="float" office:value="-0.046000546000546" calcext:value-type="float">
            <text:p>-0.046000546</text:p>
          </table:table-cell>
          <table:table-cell table:formula="of:=25+[.E23]*(-108.21+[.E23]*(24.118+[.E23]*(216.38)))/(1+[.E23]*(0.03895-3.1804*[.E23]))" office:value-type="float" office:value="30.0507320240799" calcext:value-type="float">
            <text:p>30.051</text:p>
          </table:table-cell>
          <table:table-cell table:formula="of:=ABS([.$B23]-[.F23])" office:value-type="float" office:value="0.0507320240799238" calcext:value-type="float">
            <text:p>0.0507</text:p>
          </table:table-cell>
          <table:table-cell table:style-name="ce18" table:formula="of:=25+[.E23]*(-107.27+[.E23]*(44.12+[.E23]*(217.31)))/(1+[.E23]*(-0.12915-3.3586*[.E23]))" office:value-type="float" office:value="30.0125304557926" calcext:value-type="float">
            <text:p>30.013</text:p>
          </table:table-cell>
          <table:table-cell table:style-name="ce40" table:formula="of:=ABS([.$B23]-[.H23])" office:value-type="float" office:value="0.0125304557926142" calcext:value-type="float">
            <text:p>0.012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style-name="ce49" office:value-type="float" office:value="6948" calcext:value-type="float">
            <text:p>6,948</text:p>
          </table:table-cell>
          <table:table-cell table:style-name="ce1" table:formula="of:=[.C24]/([.C24]+10000)" office:value-type="float" office:value="0.409959877271654" calcext:value-type="float">
            <text:p>0.4099598773</text:p>
          </table:table-cell>
          <table:table-cell table:style-name="ce1" table:formula="of:=[.D24]-0.5" office:value-type="float" office:value="-0.0900401227283455" calcext:value-type="float">
            <text:p>-0.0900401227</text:p>
          </table:table-cell>
          <table:table-cell table:formula="of:=25+[.E24]*(-108.21+[.E24]*(24.118+[.E24]*(216.38)))/(1+[.E24]*(0.03895-3.1804*[.E24]))" office:value-type="float" office:value="35.0759572769484" calcext:value-type="float">
            <text:p>35.076</text:p>
          </table:table-cell>
          <table:table-cell table:formula="of:=ABS([.$B24]-[.F24])" office:value-type="float" office:value="0.0759572769484436" calcext:value-type="float">
            <text:p>0.0760</text:p>
          </table:table-cell>
          <table:table-cell table:style-name="ce18" table:formula="of:=25+[.E24]*(-107.27+[.E24]*(44.12+[.E24]*(217.31)))/(1+[.E24]*(-0.12915-3.3586*[.E24]))" office:value-type="float" office:value="35.0138826868406" calcext:value-type="float">
            <text:p>35.014</text:p>
          </table:table-cell>
          <table:table-cell table:style-name="ce40" table:formula="of:=ABS([.$B24]-[.H24])" office:value-type="float" office:value="0.0138826868405957" calcext:value-type="float">
            <text:p>0.0139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49" office:value-type="float" office:value="5834" calcext:value-type="float">
            <text:p>5,834</text:p>
          </table:table-cell>
          <table:table-cell table:style-name="ce1" table:formula="of:=[.C25]/([.C25]+10000)" office:value-type="float" office:value="0.368447644309713" calcext:value-type="float">
            <text:p>0.3684476443</text:p>
          </table:table-cell>
          <table:table-cell table:style-name="ce1" table:formula="of:=[.D25]-0.5" office:value-type="float" office:value="-0.131552355690287" calcext:value-type="float">
            <text:p>-0.1315523557</text:p>
          </table:table-cell>
          <table:table-cell table:formula="of:=25+[.E25]*(-108.21+[.E25]*(24.118+[.E25]*(216.38)))/(1+[.E25]*(0.03895-3.1804*[.E25]))" office:value-type="float" office:value="40.0665079079718" calcext:value-type="float">
            <text:p>40.067</text:p>
          </table:table-cell>
          <table:table-cell table:formula="of:=ABS([.$B25]-[.F25])" office:value-type="float" office:value="0.0665079079717899" calcext:value-type="float">
            <text:p>0.0665</text:p>
          </table:table-cell>
          <table:table-cell table:style-name="ce18" table:formula="of:=25+[.E25]*(-107.27+[.E25]*(44.12+[.E25]*(217.31)))/(1+[.E25]*(-0.12915-3.3586*[.E25]))" office:value-type="float" office:value="39.9973247744299" calcext:value-type="float">
            <text:p>39.997</text:p>
          </table:table-cell>
          <table:table-cell table:style-name="ce40" table:formula="of:=ABS([.$B25]-[.H25])" office:value-type="float" office:value="0.00267522557008704" calcext:value-type="float">
            <text:p>0.0027</text:p>
          </table:table-cell>
          <table:table-cell/>
          <table:table-cell table:style-name="ce1" office:value-type="string" calcext:value-type="string">
            <text:p>Fit over 0 to 75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style-name="ce49" office:value-type="float" office:value="4917" calcext:value-type="float">
            <text:p>4,917</text:p>
          </table:table-cell>
          <table:table-cell table:style-name="ce1" table:formula="of:=[.C26]/([.C26]+10000)" office:value-type="float" office:value="0.329623919018569" calcext:value-type="float">
            <text:p>0.329623919</text:p>
          </table:table-cell>
          <table:table-cell table:style-name="ce1" table:formula="of:=[.D26]-0.5" office:value-type="float" office:value="-0.170376080981431" calcext:value-type="float">
            <text:p>-0.170376081</text:p>
          </table:table-cell>
          <table:table-cell table:formula="of:=25+[.E26]*(-108.21+[.E26]*(24.118+[.E26]*(216.38)))/(1+[.E26]*(0.03895-3.1804*[.E26]))" office:value-type="float" office:value="45.0504791698421" calcext:value-type="float">
            <text:p>45.050</text:p>
          </table:table-cell>
          <table:table-cell table:formula="of:=ABS([.$B26]-[.F26])" office:value-type="float" office:value="0.0504791698421343" calcext:value-type="float">
            <text:p>0.0505</text:p>
          </table:table-cell>
          <table:table-cell table:style-name="ce18" table:formula="of:=25+[.E26]*(-107.27+[.E26]*(44.12+[.E26]*(217.31)))/(1+[.E26]*(-0.12915-3.3586*[.E26]))" office:value-type="float" office:value="44.9913474106299" calcext:value-type="float">
            <text:p>44.991</text:p>
          </table:table-cell>
          <table:table-cell table:style-name="ce40" table:formula="of:=ABS([.$B26]-[.H26])" office:value-type="float" office:value="0.00865258937014346" calcext:value-type="float">
            <text:p>0.0087</text:p>
          </table:table-cell>
          <table:table-cell>
            <draw:frame table:end-cell-address="'Murata NCPxxXH103xx Thermistor'.P40" table:end-x="7.91pt" table:end-y="2.24pt" draw:z-index="1" draw:name="Picture 6" draw:style-name="gr1" draw:text-style-name="P1" svg:width="264.9pt" svg:height="180.74pt" svg:x="44.82pt" svg:y="0pt">
              <draw:image xlink:href="Pictures/2000008A000022DE000018F23F6CEA1BA1633CAD.wmf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49" office:value-type="float" office:value="4161" calcext:value-type="float">
            <text:p>4,161</text:p>
          </table:table-cell>
          <table:table-cell table:style-name="ce1" table:formula="of:=[.C27]/([.C27]+10000)" office:value-type="float" office:value="0.293835181131276" calcext:value-type="float">
            <text:p>0.2938351811</text:p>
          </table:table-cell>
          <table:table-cell table:style-name="ce1" table:formula="of:=[.D27]-0.5" office:value-type="float" office:value="-0.206164818868724" calcext:value-type="float">
            <text:p>-0.2061648189</text:p>
          </table:table-cell>
          <table:table-cell table:formula="of:=25+[.E27]*(-108.21+[.E27]*(24.118+[.E27]*(216.38)))/(1+[.E27]*(0.03895-3.1804*[.E27]))" office:value-type="float" office:value="50.0214142624733" calcext:value-type="float">
            <text:p>50.021</text:p>
          </table:table-cell>
          <table:table-cell table:formula="of:=ABS([.$B27]-[.F27])" office:value-type="float" office:value="0.0214142624733142" calcext:value-type="float">
            <text:p>0.0214</text:p>
          </table:table-cell>
          <table:table-cell table:style-name="ce18" table:formula="of:=25+[.E27]*(-107.27+[.E27]*(44.12+[.E27]*(217.31)))/(1+[.E27]*(-0.12915-3.3586*[.E27]))" office:value-type="float" office:value="49.988136538128" calcext:value-type="float">
            <text:p>49.988</text:p>
          </table:table-cell>
          <table:table-cell table:style-name="ce40" table:formula="of:=ABS([.$B27]-[.H27])" office:value-type="float" office:value="0.0118634618719611" calcext:value-type="float">
            <text:p>0.0119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49" office:value-type="float" office:value="3535" calcext:value-type="float">
            <text:p>3,535</text:p>
          </table:table-cell>
          <table:table-cell table:style-name="ce1" table:formula="of:=[.C28]/([.C28]+10000)" office:value-type="float" office:value="0.26117473217584" calcext:value-type="float">
            <text:p>0.2611747322</text:p>
          </table:table-cell>
          <table:table-cell table:style-name="ce1" table:formula="of:=[.D28]-0.5" office:value-type="float" office:value="-0.23882526782416" calcext:value-type="float">
            <text:p>-0.2388252678</text:p>
          </table:table-cell>
          <table:table-cell table:formula="of:=25+[.E28]*(-108.21+[.E28]*(24.118+[.E28]*(216.38)))/(1+[.E28]*(0.03895-3.1804*[.E28]))" office:value-type="float" office:value="54.9907511814493" calcext:value-type="float">
            <text:p>54.991</text:p>
          </table:table-cell>
          <table:table-cell table:formula="of:=ABS([.$B28]-[.F28])" office:value-type="float" office:value="0.00924881855071646" calcext:value-type="float">
            <text:p>0.0092</text:p>
          </table:table-cell>
          <table:table-cell table:style-name="ce18" table:formula="of:=25+[.E28]*(-107.27+[.E28]*(44.12+[.E28]*(217.31)))/(1+[.E28]*(-0.12915-3.3586*[.E28]))" office:value-type="float" office:value="54.996117737695" calcext:value-type="float">
            <text:p>54.996</text:p>
          </table:table-cell>
          <table:table-cell table:style-name="ce40" table:formula="of:=ABS([.$B28]-[.H28])" office:value-type="float" office:value="0.00388226230496969" calcext:value-type="float">
            <text:p>0.0039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style-name="ce49" office:value-type="float" office:value="3014" calcext:value-type="float">
            <text:p>3,014</text:p>
          </table:table-cell>
          <table:table-cell table:style-name="ce1" table:formula="of:=[.C29]/([.C29]+10000)" office:value-type="float" office:value="0.231596741970186" calcext:value-type="float">
            <text:p>0.231596742</text:p>
          </table:table-cell>
          <table:table-cell table:style-name="ce1" table:formula="of:=[.D29]-0.5" office:value-type="float" office:value="-0.268403258029814" calcext:value-type="float">
            <text:p>-0.268403258</text:p>
          </table:table-cell>
          <table:table-cell table:formula="of:=25+[.E29]*(-108.21+[.E29]*(24.118+[.E29]*(216.38)))/(1+[.E29]*(0.03895-3.1804*[.E29]))" office:value-type="float" office:value="59.9769714155296" calcext:value-type="float">
            <text:p>59.977</text:p>
          </table:table-cell>
          <table:table-cell table:formula="of:=ABS([.$B29]-[.F29])" office:value-type="float" office:value="0.0230285844704028" calcext:value-type="float">
            <text:p>0.0230</text:p>
          </table:table-cell>
          <table:table-cell table:style-name="ce18" table:formula="of:=25+[.E29]*(-107.27+[.E29]*(44.12+[.E29]*(217.31)))/(1+[.E29]*(-0.12915-3.3586*[.E29]))" office:value-type="float" office:value="60.0294207253135" calcext:value-type="float">
            <text:p>60.029</text:p>
          </table:table-cell>
          <table:table-cell table:style-name="ce40" table:formula="of:=ABS([.$B29]-[.H29])" office:value-type="float" office:value="0.0294207253135355" calcext:value-type="float">
            <text:p>0.0294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49" office:value-type="float" office:value="2586" calcext:value-type="float">
            <text:p>2,586</text:p>
          </table:table-cell>
          <table:table-cell table:style-name="ce1" table:formula="of:=[.C30]/([.C30]+10000)" office:value-type="float" office:value="0.205466391228349" calcext:value-type="float">
            <text:p>0.2054663912</text:p>
          </table:table-cell>
          <table:table-cell table:style-name="ce1" table:formula="of:=[.D30]-0.5" office:value-type="float" office:value="-0.294533608771651" calcext:value-type="float">
            <text:p>-0.2945336088</text:p>
          </table:table-cell>
          <table:table-cell table:formula="of:=25+[.E30]*(-108.21+[.E30]*(24.118+[.E30]*(216.38)))/(1+[.E30]*(0.03895-3.1804*[.E30]))" office:value-type="float" office:value="64.9016509362631" calcext:value-type="float">
            <text:p>64.902</text:p>
          </table:table-cell>
          <table:table-cell table:formula="of:=ABS([.$B30]-[.F30])" office:value-type="float" office:value="0.0983490637369471" calcext:value-type="float">
            <text:p>0.0983</text:p>
          </table:table-cell>
          <table:table-cell table:style-name="ce18" table:formula="of:=25+[.E30]*(-107.27+[.E30]*(44.12+[.E30]*(217.31)))/(1+[.E30]*(-0.12915-3.3586*[.E30]))" office:value-type="float" office:value="65.0031802606466" calcext:value-type="float">
            <text:p>65.003</text:p>
          </table:table-cell>
          <table:table-cell table:style-name="ce40" table:formula="of:=ABS([.$B30]-[.H30])" office:value-type="float" office:value="0.00318026064655896" calcext:value-type="float">
            <text:p>0.003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49" office:value-type="float" office:value="2228" calcext:value-type="float">
            <text:p>2,228</text:p>
          </table:table-cell>
          <table:table-cell table:style-name="ce1" table:formula="of:=[.C31]/([.C31]+10000)" office:value-type="float" office:value="0.182204775924109" calcext:value-type="float">
            <text:p>0.1822047759</text:p>
          </table:table-cell>
          <table:table-cell table:style-name="ce1" table:formula="of:=[.D31]-0.5" office:value-type="float" office:value="-0.317795224075891" calcext:value-type="float">
            <text:p>-0.3177952241</text:p>
          </table:table-cell>
          <table:table-cell table:formula="of:=25+[.E31]*(-108.21+[.E31]*(24.118+[.E31]*(216.38)))/(1+[.E31]*(0.03895-3.1804*[.E31]))" office:value-type="float" office:value="69.8359072288346" calcext:value-type="float">
            <text:p>69.836</text:p>
          </table:table-cell>
          <table:table-cell table:formula="of:=ABS([.$B31]-[.F31])" office:value-type="float" office:value="0.164092771165372" calcext:value-type="float">
            <text:p>0.1641</text:p>
          </table:table-cell>
          <table:table-cell table:style-name="ce18" table:formula="of:=25+[.E31]*(-107.27+[.E31]*(44.12+[.E31]*(217.31)))/(1+[.E31]*(-0.12915-3.3586*[.E31]))" office:value-type="float" office:value="69.9829796415382" calcext:value-type="float">
            <text:p>69.983</text:p>
          </table:table-cell>
          <table:table-cell table:style-name="ce40" table:formula="of:=ABS([.$B31]-[.H31])" office:value-type="float" office:value="0.0170203584617639" calcext:value-type="float">
            <text:p>0.017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style-name="ce49" office:value-type="float" office:value="1925" calcext:value-type="float">
            <text:p>1,925</text:p>
          </table:table-cell>
          <table:table-cell table:style-name="ce1" table:formula="of:=[.C32]/([.C32]+10000)" office:value-type="float" office:value="0.161425576519916" calcext:value-type="float">
            <text:p>0.1614255765</text:p>
          </table:table-cell>
          <table:table-cell table:style-name="ce1" table:formula="of:=[.D32]-0.5" office:value-type="float" office:value="-0.338574423480084" calcext:value-type="float">
            <text:p>-0.3385744235</text:p>
          </table:table-cell>
          <table:table-cell table:formula="of:=25+[.E32]*(-108.21+[.E32]*(24.118+[.E32]*(216.38)))/(1+[.E32]*(0.03895-3.1804*[.E32]))" office:value-type="float" office:value="74.8264854354499" calcext:value-type="float">
            <text:p>74.826</text:p>
          </table:table-cell>
          <table:table-cell table:formula="of:=ABS([.$B32]-[.F32])" office:value-type="float" office:value="0.173514564550104" calcext:value-type="float">
            <text:p>0.1735</text:p>
          </table:table-cell>
          <table:table-cell table:style-name="ce18" table:formula="of:=25+[.E32]*(-107.27+[.E32]*(44.12+[.E32]*(217.31)))/(1+[.E32]*(-0.12915-3.3586*[.E32]))" office:value-type="float" office:value="75.0094413631695" calcext:value-type="float">
            <text:p>75.009</text:p>
          </table:table-cell>
          <table:table-cell table:style-name="ce40" table:formula="of:=ABS([.$B32]-[.H32])" office:value-type="float" office:value="0.00944136316948629" calcext:value-type="float">
            <text:p>0.0094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style-name="ce49" office:value-type="float" office:value="1669" calcext:value-type="float">
            <text:p>1,669</text:p>
          </table:table-cell>
          <table:table-cell table:style-name="ce1" table:formula="of:=[.C33]/([.C33]+10000)" office:value-type="float" office:value="0.143028537149713" calcext:value-type="float">
            <text:p>0.1430285371</text:p>
          </table:table-cell>
          <table:table-cell table:style-name="ce1" table:formula="of:=[.D33]-0.5" office:value-type="float" office:value="-0.356971462850287" calcext:value-type="float">
            <text:p>-0.3569714629</text:p>
          </table:table-cell>
          <table:table-cell table:formula="of:=25+[.E33]*(-108.21+[.E33]*(24.118+[.E33]*(216.38)))/(1+[.E33]*(0.03895-3.1804*[.E33]))" office:value-type="float" office:value="79.8505934995193" calcext:value-type="float">
            <text:p>79.851</text:p>
          </table:table-cell>
          <table:table-cell table:formula="of:=ABS([.$B33]-[.F33])" office:value-type="float" office:value="0.149406500480694" calcext:value-type="float">
            <text:p>0.1494</text:p>
          </table:table-cell>
          <table:table-cell table:style-name="ce18" table:formula="of:=25+[.E33]*(-107.27+[.E33]*(44.12+[.E33]*(217.31)))/(1+[.E33]*(-0.12915-3.3586*[.E33]))" office:value-type="float" office:value="80.0529665025773" calcext:value-type="float">
            <text:p>80.05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style-name="ce49" office:value-type="float" office:value="1452" calcext:value-type="float">
            <text:p>1,452</text:p>
          </table:table-cell>
          <table:table-cell table:style-name="ce1" table:formula="of:=[.C34]/([.C34]+10000)" office:value-type="float" office:value="0.126790080335313" calcext:value-type="float">
            <text:p>0.1267900803</text:p>
          </table:table-cell>
          <table:table-cell table:style-name="ce1" table:formula="of:=[.D34]-0.5" office:value-type="float" office:value="-0.373209919664687" calcext:value-type="float">
            <text:p>-0.3732099197</text:p>
          </table:table-cell>
          <table:table-cell table:formula="of:=25+[.E34]*(-108.21+[.E34]*(24.118+[.E34]*(216.38)))/(1+[.E34]*(0.03895-3.1804*[.E34]))" office:value-type="float" office:value="84.9032905167808" calcext:value-type="float">
            <text:p>84.903</text:p>
          </table:table-cell>
          <table:table-cell table:formula="of:=ABS([.$B34]-[.F34])" office:value-type="float" office:value="0.096709483219243" calcext:value-type="float">
            <text:p>0.0967</text:p>
          </table:table-cell>
          <table:table-cell table:style-name="ce18" table:formula="of:=25+[.E34]*(-107.27+[.E34]*(44.12+[.E34]*(217.31)))/(1+[.E34]*(-0.12915-3.3586*[.E34]))" office:value-type="float" office:value="85.1023683247522" calcext:value-type="float">
            <text:p>85.10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style-name="ce49" office:value-type="float" office:value="1268" calcext:value-type="float">
            <text:p>1,268</text:p>
          </table:table-cell>
          <table:table-cell table:style-name="ce1" table:formula="of:=[.C35]/([.C35]+10000)" office:value-type="float" office:value="0.112531061412851" calcext:value-type="float">
            <text:p>0.1125310614</text:p>
          </table:table-cell>
          <table:table-cell table:style-name="ce1" table:formula="of:=[.D35]-0.5" office:value-type="float" office:value="-0.387468938587149" calcext:value-type="float">
            <text:p>-0.3874689386</text:p>
          </table:table-cell>
          <table:table-cell table:formula="of:=25+[.E35]*(-108.21+[.E35]*(24.118+[.E35]*(216.38)))/(1+[.E35]*(0.03895-3.1804*[.E35]))" office:value-type="float" office:value="89.9584958988761" calcext:value-type="float">
            <text:p>89.958</text:p>
          </table:table-cell>
          <table:table-cell table:formula="of:=ABS([.$B35]-[.F35])" office:value-type="float" office:value="0.0415041011238912" calcext:value-type="float">
            <text:p>0.0415</text:p>
          </table:table-cell>
          <table:table-cell table:style-name="ce18" table:formula="of:=25+[.E35]*(-107.27+[.E35]*(44.12+[.E35]*(217.31)))/(1+[.E35]*(-0.12915-3.3586*[.E35]))" office:value-type="float" office:value="90.1261704791499" calcext:value-type="float">
            <text:p>90.12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table:style-name="ce49" office:value-type="float" office:value="1110" calcext:value-type="float">
            <text:p>1,110</text:p>
          </table:table-cell>
          <table:table-cell table:style-name="ce1" table:formula="of:=[.C36]/([.C36]+10000)" office:value-type="float" office:value="0.0999099909990999" calcext:value-type="float">
            <text:p>0.099909991</text:p>
          </table:table-cell>
          <table:table-cell table:style-name="ce1" table:formula="of:=[.D36]-0.5" office:value-type="float" office:value="-0.4000900090009" calcext:value-type="float">
            <text:p>-0.400090009</text:p>
          </table:table-cell>
          <table:table-cell table:formula="of:=25+[.E36]*(-108.21+[.E36]*(24.118+[.E36]*(216.38)))/(1+[.E36]*(0.03895-3.1804*[.E36]))" office:value-type="float" office:value="95.0505847467329" calcext:value-type="float">
            <text:p>95.051</text:p>
          </table:table-cell>
          <table:table-cell table:formula="of:=ABS([.$B36]-[.F36])" office:value-type="float" office:value="0.0505847467328664" calcext:value-type="float">
            <text:p>0.0506</text:p>
          </table:table-cell>
          <table:table-cell table:style-name="ce18" table:formula="of:=25+[.E36]*(-107.27+[.E36]*(44.12+[.E36]*(217.31)))/(1+[.E36]*(-0.12915-3.3586*[.E36]))" office:value-type="float" office:value="95.1537562007304" calcext:value-type="float">
            <text:p>95.15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style-name="ce49" office:value-type="float" office:value="974" calcext:value-type="float">
            <text:p>974</text:p>
          </table:table-cell>
          <table:table-cell table:style-name="ce1" table:formula="of:=[.C37]/([.C37]+10000)" office:value-type="float" office:value="0.088755239657372" calcext:value-type="float">
            <text:p>0.0887552397</text:p>
          </table:table-cell>
          <table:table-cell table:style-name="ce1" table:formula="of:=[.D37]-0.5" office:value-type="float" office:value="-0.411244760342628" calcext:value-type="float">
            <text:p>-0.4112447603</text:p>
          </table:table-cell>
          <table:table-cell table:formula="of:=25+[.E37]*(-108.21+[.E37]*(24.118+[.E37]*(216.38)))/(1+[.E37]*(0.03895-3.1804*[.E37]))" office:value-type="float" office:value="100.162289359129" calcext:value-type="float">
            <text:p>100.162</text:p>
          </table:table-cell>
          <table:table-cell table:formula="of:=ABS([.$B37]-[.F37])" office:value-type="float" office:value="0.162289359128494" calcext:value-type="float">
            <text:p>0.1623</text:p>
          </table:table-cell>
          <table:table-cell table:style-name="ce18" table:formula="of:=25+[.E37]*(-107.27+[.E37]*(44.12+[.E37]*(217.31)))/(1+[.E37]*(-0.12915-3.3586*[.E37]))" office:value-type="float" office:value="100.163842926728" calcext:value-type="float">
            <text:p>100.16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style-name="ce49" office:value-type="float" office:value="858" calcext:value-type="float">
            <text:p>858</text:p>
          </table:table-cell>
          <table:table-cell table:style-name="ce1" table:formula="of:=[.C38]/([.C38]+10000)" office:value-type="float" office:value="0.0790200773623135" calcext:value-type="float">
            <text:p>0.0790200774</text:p>
          </table:table-cell>
          <table:table-cell table:style-name="ce1" table:formula="of:=[.D38]-0.5" office:value-type="float" office:value="-0.420979922637686" calcext:value-type="float">
            <text:p>-0.4209799226</text:p>
          </table:table-cell>
          <table:table-cell table:formula="of:=25+[.E38]*(-108.21+[.E38]*(24.118+[.E38]*(216.38)))/(1+[.E38]*(0.03895-3.1804*[.E38]))" office:value-type="float" office:value="105.209901014824" calcext:value-type="float">
            <text:p>105.210</text:p>
          </table:table-cell>
          <table:table-cell table:formula="of:=ABS([.$B38]-[.F38])" office:value-type="float" office:value="0.209901014823814" calcext:value-type="float">
            <text:p>0.2099</text:p>
          </table:table-cell>
          <table:table-cell table:style-name="ce18" table:formula="of:=25+[.E38]*(-107.27+[.E38]*(44.12+[.E38]*(217.31)))/(1+[.E38]*(-0.12915-3.3586*[.E38]))" office:value-type="float" office:value="105.071978559943" calcext:value-type="float">
            <text:p>105.07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style-name="ce49" office:value-type="float" office:value="758" calcext:value-type="float">
            <text:p>758</text:p>
          </table:table-cell>
          <table:table-cell table:style-name="ce1" table:formula="of:=[.C39]/([.C39]+10000)" office:value-type="float" office:value="0.0704591931585797" calcext:value-type="float">
            <text:p>0.0704591932</text:p>
          </table:table-cell>
          <table:table-cell table:style-name="ce1" table:formula="of:=[.D39]-0.5" office:value-type="float" office:value="-0.42954080684142" calcext:value-type="float">
            <text:p>-0.4295408068</text:p>
          </table:table-cell>
          <table:table-cell table:formula="of:=25+[.E39]*(-108.21+[.E39]*(24.118+[.E39]*(216.38)))/(1+[.E39]*(0.03895-3.1804*[.E39]))" office:value-type="float" office:value="110.20682727063" calcext:value-type="float">
            <text:p>110.207</text:p>
          </table:table-cell>
          <table:table-cell table:formula="of:=ABS([.$B39]-[.F39])" office:value-type="float" office:value="0.206827270630384" calcext:value-type="float">
            <text:p>0.2068</text:p>
          </table:table-cell>
          <table:table-cell table:style-name="ce18" table:formula="of:=25+[.E39]*(-107.27+[.E39]*(44.12+[.E39]*(217.31)))/(1+[.E39]*(-0.12915-3.3586*[.E39]))" office:value-type="float" office:value="109.890339534549" calcext:value-type="float">
            <text:p>109.89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style-name="ce49" office:value-type="float" office:value="672" calcext:value-type="float">
            <text:p>672</text:p>
          </table:table-cell>
          <table:table-cell table:style-name="ce1" table:formula="of:=[.C40]/([.C40]+10000)" office:value-type="float" office:value="0.0629685157421289" calcext:value-type="float">
            <text:p>0.0629685157</text:p>
          </table:table-cell>
          <table:table-cell table:style-name="ce1" table:formula="of:=[.D40]-0.5" office:value-type="float" office:value="-0.437031484257871" calcext:value-type="float">
            <text:p>-0.4370314843</text:p>
          </table:table-cell>
          <table:table-cell table:formula="of:=25+[.E40]*(-108.21+[.E40]*(24.118+[.E40]*(216.38)))/(1+[.E40]*(0.03895-3.1804*[.E40]))" office:value-type="float" office:value="115.101623196443" calcext:value-type="float">
            <text:p>115.102</text:p>
          </table:table-cell>
          <table:table-cell table:formula="of:=ABS([.$B40]-[.F40])" office:value-type="float" office:value="0.101623196443072" calcext:value-type="float">
            <text:p>0.1016</text:p>
          </table:table-cell>
          <table:table-cell table:style-name="ce18" table:formula="of:=25+[.E40]*(-107.27+[.E40]*(44.12+[.E40]*(217.31)))/(1+[.E40]*(-0.12915-3.3586*[.E40]))" office:value-type="float" office:value="114.569574507407" calcext:value-type="float">
            <text:p>114.57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style-name="ce49" office:value-type="float" office:value="596" calcext:value-type="float">
            <text:p>596</text:p>
          </table:table-cell>
          <table:table-cell table:style-name="ce1" table:formula="of:=[.C41]/([.C41]+10000)" office:value-type="float" office:value="0.0562476406191016" calcext:value-type="float">
            <text:p>0.0562476406</text:p>
          </table:table-cell>
          <table:table-cell table:style-name="ce1" table:formula="of:=[.D41]-0.5" office:value-type="float" office:value="-0.443752359380899" calcext:value-type="float">
            <text:p>-0.4437523594</text:p>
          </table:table-cell>
          <table:table-cell table:formula="of:=25+[.E41]*(-108.21+[.E41]*(24.118+[.E41]*(216.38)))/(1+[.E41]*(0.03895-3.1804*[.E41]))" office:value-type="float" office:value="119.993816425332" calcext:value-type="float">
            <text:p>119.994</text:p>
          </table:table-cell>
          <table:table-cell table:formula="of:=ABS([.$B41]-[.F41])" office:value-type="float" office:value="0.00618357466844088" calcext:value-type="float">
            <text:p>0.0062</text:p>
          </table:table-cell>
          <table:table-cell table:style-name="ce18" table:formula="of:=25+[.E41]*(-107.27+[.E41]*(44.12+[.E41]*(217.31)))/(1+[.E41]*(-0.12915-3.3586*[.E41]))" office:value-type="float" office:value="119.204973127107" calcext:value-type="float">
            <text:p>119.20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style-name="ce49" office:value-type="float" office:value="531" calcext:value-type="float">
            <text:p>531</text:p>
          </table:table-cell>
          <table:table-cell table:style-name="ce1" table:formula="of:=[.C42]/([.C42]+10000)" office:value-type="float" office:value="0.0504225619599278" calcext:value-type="float">
            <text:p>0.050422562</text:p>
          </table:table-cell>
          <table:table-cell table:style-name="ce1" table:formula="of:=[.D42]-0.5" office:value-type="float" office:value="-0.449577438040072" calcext:value-type="float">
            <text:p>-0.449577438</text:p>
          </table:table-cell>
          <table:table-cell table:formula="of:=25+[.E42]*(-108.21+[.E42]*(24.118+[.E42]*(216.38)))/(1+[.E42]*(0.03895-3.1804*[.E42]))" office:value-type="float" office:value="124.689921560706" calcext:value-type="float">
            <text:p>124.690</text:p>
          </table:table-cell>
          <table:table-cell table:formula="of:=ABS([.$B42]-[.F42])" office:value-type="float" office:value="0.310078439293576" calcext:value-type="float">
            <text:p>0.3101</text:p>
          </table:table-cell>
          <table:table-cell table:style-name="ce18" table:formula="of:=25+[.E42]*(-107.27+[.E42]*(44.12+[.E42]*(217.31)))/(1+[.E42]*(-0.12915-3.3586*[.E42]))" office:value-type="float" office:value="123.614924061978" calcext:value-type="float">
            <text:p>123.615</text:p>
          </table:table-cell>
          <table:table-cell table:number-columns-repeated="1016"/>
        </table:table-row>
        <table:table-row table:style-name="ro2" table:number-rows-repeated="127">
          <table:table-cell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1017"/>
        </table:table-row>
        <table:table-row table:style-name="ro2" table:number-rows-repeated="6">
          <table:table-cell table:number-columns-repeated="2"/>
          <table:table-cell table:style-name="ce1"/>
          <table:table-cell table:number-columns-repeated="1021"/>
        </table:table-row>
        <table:table-row table:style-name="ro2" table:number-rows-repeated="10484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ld Junction Fit" table:style-name="ta4">
        <office:forms form:automatic-focus="false" form:apply-design-mode="false"/>
        <table:table-column table:style-name="co15" table:default-cell-style-name="Default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5" table:default-cell-style-name="ce58"/>
        <table:table-column table:style-name="co10" table:default-cell-style-name="ce59"/>
        <table:table-column table:style-name="co26" table:default-cell-style-name="ce1"/>
        <table:table-column table:style-name="co27" table:number-columns-repeated="2" table:default-cell-style-name="ce1"/>
        <table:table-column table:style-name="co15" table:number-columns-repeated="1015" table:default-cell-style-name="Default"/>
        <table:table-row table:style-name="ro4">
          <table:table-cell/>
          <table:table-cell table:style-name="ce57" office:value-type="string" calcext:value-type="string">
            <text:p>Cold Junction Compensation of a Type K Thermocouple Using a Curve J Thermistor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60" office:value-type="string" calcext:value-type="string">
            <text:p>Average abs error =</text:p>
          </table:table-cell>
          <table:table-cell table:style-name="ce2" table:formula="of:=AVERAGE([.G6:.G80])" office:value-type="float" office:value="0.021986617794771" calcext:value-type="float">
            <text:p>0.0219866178</text:p>
          </table:table-cell>
          <table:table-cell/>
          <table:table-cell table:style-name="ce2" table:formula="of:=AVERAGE([.I6:.I80])" office:value-type="float" office:value="0.00305777516106011" calcext:value-type="float">
            <text:p>0.003057775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6">
          <table:table-cell table:style-name="ce56"/>
          <table:table-cell table:style-name="ce3" office:value-type="string" calcext:value-type="string">
            <text:p>Temperature (<text:span text:style-name="T2">°</text:span><text:span text:style-name="T3">C)</text:span></text:p>
          </table:table-cell>
          <table:table-cell table:style-name="ce10" office:value-type="string" calcext:value-type="string">
            <text:p>Type K TC Voltage (mV)</text:p>
          </table:table-cell>
          <table:table-cell table:style-name="ce48" office:value-type="string" calcext:value-type="string">
            <text:p>Curve J Thermistor R (ohms)</text:p>
          </table:table-cell>
          <table:table-cell table:style-name="ce51" office:value-type="string" calcext:value-type="string">
            <office:annotation draw:style-name="gr3" draw:text-style-name="P3" svg:width="101.54pt" svg:height="55.53pt" svg:x="341.29pt" svg:y="43.48pt" draw:caption-point-x="3.66pt" draw:caption-point-y="10.8pt">
              <dc:date>2017-07-19T00:00:00</dc:date>
              <text:p text:style-name="P2"><text:span text:style-name="T1">When placed in a resistive voltage divider with a </text:span><text:span text:style-name="T1">10Kohm resistor.</text:span></text:p>
            </office:annotation>
            <text:p>Thermistor Reading as R/(R+Ro) - 0.5</text:p>
          </table:table-cell>
          <table:table-cell table:style-name="ce53" office:value-type="string" calcext:value-type="string">
            <text:p>TC Modeled</text:p>
            <text:p>(5 parameter)</text:p>
          </table:table-cell>
          <table:table-cell table:style-name="ce48" office:value-type="string" calcext:value-type="string">
            <text:p>Abs Temperarure Error</text:p>
          </table:table-cell>
          <table:table-cell table:style-name="ce53" office:value-type="string" calcext:value-type="string">
            <text:p>TC Modeled</text:p>
            <text:p>(7 parameter)</text:p>
          </table:table-cell>
          <table:table-cell table:style-name="ce48" office:value-type="string" calcext:value-type="string">
            <text:p>Abs Temperarure Error</text:p>
          </table:table-cell>
          <table:table-cell table:style-name="ce56" table:number-columns-repeated="1015"/>
        </table:table-row>
        <table:table-row table:style-name="ro2">
          <table:table-cell/>
          <table:table-cell table:style-name="ce4" office:value-type="float" office:value="0" calcext:value-type="float">
            <text:p>0</text:p>
          </table:table-cell>
          <table:table-cell table:style-name="ce8" office:value-type="float" office:value="0" calcext:value-type="float">
            <text:p>0.000</text:p>
          </table:table-cell>
          <table:table-cell table:style-name="ce49" office:value-type="float" office:value="29490" calcext:value-type="float">
            <text:p>29,490</text:p>
          </table:table-cell>
          <table:table-cell table:formula="of:=[.D6]/([.D6]+10000)-0.5" office:value-type="float" office:value="0.246771334515067" calcext:value-type="float">
            <text:p>0.247</text:p>
          </table:table-cell>
          <table:table-cell table:formula="of:=1+[.E6]*(-4.027+[.E6]*(1.0818+[.E6]*(5.3011)))/(1+[.E6]*(0.0462-2.6934*[.E6]))" office:value-type="float" office:value="-0.000974373222060398" calcext:value-type="float">
            <text:p>-0.0010</text:p>
          </table:table-cell>
          <table:table-cell table:formula="of:=([.F6]-[.C6])/([.C7]-[.C6])" office:value-type="float" office:value="-0.0249839287707794" calcext:value-type="float">
            <text:p>-0.0249839288</text:p>
          </table:table-cell>
          <table:table-cell table:formula="of:=1+[.E6]*(-4.0257+[.E6]*(-7.3422+[.E6]*(11.819+[.E6]*18.136)))/(1+[.E6]*(2.1406+[.E6]*(-3.5823-7.5824*[.E6])))" office:value-type="float" office:value="0.000394160922630893" calcext:value-type="float">
            <text:p>0.0003941609</text:p>
          </table:table-cell>
          <table:table-cell table:formula="of:=([.H6]-[.C6])/([.C7]-[.C6])" office:value-type="float" office:value="0.010106690323869" calcext:value-type="float">
            <text:p>0.0101066903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8" office:value-type="float" office:value="0.039" calcext:value-type="float">
            <text:p>0.039</text:p>
          </table:table-cell>
          <table:table-cell table:style-name="ce49" office:value-type="float" office:value="28155" calcext:value-type="float">
            <text:p>28,155</text:p>
          </table:table-cell>
          <table:table-cell table:formula="of:=[.D7]/([.D7]+10000)-0.5" office:value-type="float" office:value="0.237911151880487" calcext:value-type="float">
            <text:p>0.238</text:p>
          </table:table-cell>
          <table:table-cell table:formula="of:=1+[.E7]*(-4.027+[.E7]*(1.0818+[.E7]*(5.3011)))/(1+[.E7]*(0.0462-2.6934*[.E7]))" office:value-type="float" office:value="0.0385416034582651" calcext:value-type="float">
            <text:p>0.0385</text:p>
          </table:table-cell>
          <table:table-cell table:formula="of:=([.F7]-[.C7])/([.C8]-[.C7])" office:value-type="float" office:value="-0.0114599135433732" calcext:value-type="float">
            <text:p>-0.0114599135</text:p>
          </table:table-cell>
          <table:table-cell table:formula="of:=1+[.E7]*(-4.0257+[.E7]*(-7.3422+[.E7]*(11.819+[.E7]*18.136)))/(1+[.E7]*(2.1406+[.E7]*(-3.5823-7.5824*[.E7])))" office:value-type="float" office:value="0.0401214292780706" calcext:value-type="float">
            <text:p>0.0401214293</text:p>
          </table:table-cell>
          <table:table-cell table:formula="of:=([.H7]-[.C7])/([.C8]-[.C7])" office:value-type="float" office:value="0.0280357319517652" calcext:value-type="float">
            <text:p>0.028035732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8" office:value-type="float" office:value="0.079" calcext:value-type="float">
            <text:p>0.079</text:p>
          </table:table-cell>
          <table:table-cell table:style-name="ce49" office:value-type="float" office:value="26888" calcext:value-type="float">
            <text:p>26,888</text:p>
          </table:table-cell>
          <table:table-cell table:formula="of:=[.D8]/([.D8]+10000)-0.5" office:value-type="float" office:value="0.22890913034049" calcext:value-type="float">
            <text:p>0.229</text:p>
          </table:table-cell>
          <table:table-cell table:formula="of:=1+[.E8]*(-4.027+[.E8]*(1.0818+[.E8]*(5.3011)))/(1+[.E8]*(0.0462-2.6934*[.E8]))" office:value-type="float" office:value="0.0780922592821907" calcext:value-type="float">
            <text:p>0.0781</text:p>
          </table:table-cell>
          <table:table-cell table:formula="of:=([.F8]-[.C8])/([.C9]-[.C8])" office:value-type="float" office:value="-0.0226935179452336" calcext:value-type="float">
            <text:p>-0.0226935179</text:p>
          </table:table-cell>
          <table:table-cell table:formula="of:=1+[.E8]*(-4.0257+[.E8]*(-7.3422+[.E8]*(11.819+[.E8]*18.136)))/(1+[.E8]*(2.1406+[.E8]*(-3.5823-7.5824*[.E8])))" office:value-type="float" office:value="0.0797947997704578" calcext:value-type="float">
            <text:p>0.0797947998</text:p>
          </table:table-cell>
          <table:table-cell table:formula="of:=([.H8]-[.C8])/([.C9]-[.C8])" office:value-type="float" office:value="0.0198699942614445" calcext:value-type="float">
            <text:p>0.0198699943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8" office:value-type="float" office:value="0.119" calcext:value-type="float">
            <text:p>0.119</text:p>
          </table:table-cell>
          <table:table-cell table:style-name="ce49" office:value-type="float" office:value="25685" calcext:value-type="float">
            <text:p>25,685</text:p>
          </table:table-cell>
          <table:table-cell table:formula="of:=[.D9]/([.D9]+10000)-0.5" office:value-type="float" office:value="0.21977021157349" calcext:value-type="float">
            <text:p>0.220</text:p>
          </table:table-cell>
          <table:table-cell table:formula="of:=1+[.E9]*(-4.027+[.E9]*(1.0818+[.E9]*(5.3011)))/(1+[.E9]*(0.0462-2.6934*[.E9]))" office:value-type="float" office:value="0.117684017677104" calcext:value-type="float">
            <text:p>0.1177</text:p>
          </table:table-cell>
          <table:table-cell table:formula="of:=([.F9]-[.C9])/([.C10]-[.C9])" office:value-type="float" office:value="-0.0337431364845038" calcext:value-type="float">
            <text:p>-0.0337431365</text:p>
          </table:table-cell>
          <table:table-cell table:formula="of:=1+[.E9]*(-4.0257+[.E9]*(-7.3422+[.E9]*(11.819+[.E9]*18.136)))/(1+[.E9]*(2.1406+[.E9]*(-3.5823-7.5824*[.E9])))" office:value-type="float" office:value="0.119436945243555" calcext:value-type="float">
            <text:p>0.1194369452</text:p>
          </table:table-cell>
          <table:table-cell table:formula="of:=([.H9]-[.C9])/([.C10]-[.C9])" office:value-type="float" office:value="0.0112037241937088" calcext:value-type="float">
            <text:p>0.0112037242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8" office:value-type="float" office:value="0.158" calcext:value-type="float">
            <text:p>0.158</text:p>
          </table:table-cell>
          <table:table-cell table:style-name="ce49" office:value-type="float" office:value="24543" calcext:value-type="float">
            <text:p>24,543</text:p>
          </table:table-cell>
          <table:table-cell table:formula="of:=[.D10]/([.D10]+10000)-0.5" office:value-type="float" office:value="0.210505746460933" calcext:value-type="float">
            <text:p>0.211</text:p>
          </table:table-cell>
          <table:table-cell table:formula="of:=1+[.E10]*(-4.027+[.E10]*(1.0818+[.E10]*(5.3011)))/(1+[.E10]*(0.0462-2.6934*[.E10]))" office:value-type="float" office:value="0.157297412194169" calcext:value-type="float">
            <text:p>0.1573</text:p>
          </table:table-cell>
          <table:table-cell table:formula="of:=([.F10]-[.C10])/([.C11]-[.C10])" office:value-type="float" office:value="-0.017564695145774" calcext:value-type="float">
            <text:p>-0.0175646951</text:p>
          </table:table-cell>
          <table:table-cell table:formula="of:=1+[.E10]*(-4.0257+[.E10]*(-7.3422+[.E10]*(11.819+[.E10]*18.136)))/(1+[.E10]*(2.1406+[.E10]*(-3.5823-7.5824*[.E10])))" office:value-type="float" office:value="0.159042814044469" calcext:value-type="float">
            <text:p>0.159042814</text:p>
          </table:table-cell>
          <table:table-cell table:formula="of:=([.H10]-[.C10])/([.C11]-[.C10])" office:value-type="float" office:value="0.0260703511117295" calcext:value-type="float">
            <text:p>0.0260703511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8" office:value-type="float" office:value="0.198" calcext:value-type="float">
            <text:p>0.198</text:p>
          </table:table-cell>
          <table:table-cell table:style-name="ce49" office:value-type="float" office:value="23457" calcext:value-type="float">
            <text:p>23,457</text:p>
          </table:table-cell>
          <table:table-cell table:formula="of:=[.D11]/([.D11]+10000)-0.5" office:value-type="float" office:value="0.201108886032818" calcext:value-type="float">
            <text:p>0.201</text:p>
          </table:table-cell>
          <table:table-cell table:formula="of:=1+[.E11]*(-4.027+[.E11]*(1.0818+[.E11]*(5.3011)))/(1+[.E11]*(0.0462-2.6934*[.E11]))" office:value-type="float" office:value="0.196991859425637" calcext:value-type="float">
            <text:p>0.1970</text:p>
          </table:table-cell>
          <table:table-cell table:formula="of:=([.F11]-[.C11])/([.C12]-[.C11])" office:value-type="float" office:value="-0.0252035143590804" calcext:value-type="float">
            <text:p>-0.0252035144</text:p>
          </table:table-cell>
          <table:table-cell table:formula="of:=1+[.E11]*(-4.0257+[.E11]*(-7.3422+[.E11]*(11.819+[.E11]*18.136)))/(1+[.E11]*(2.1406+[.E11]*(-3.5823-7.5824*[.E11])))" office:value-type="float" office:value="0.198684471398271" calcext:value-type="float">
            <text:p>0.1986844714</text:p>
          </table:table-cell>
          <table:table-cell table:formula="of:=([.H11]-[.C11])/([.C12]-[.C11])" office:value-type="float" office:value="0.0171117849567679" calcext:value-type="float">
            <text:p>0.017111785</text:p>
          </table:table-cell>
          <table:table-cell/>
          <table:table-cell>
            <draw:frame table:end-cell-address="'Cold Junction Fit'.P25" table:end-x="2.41pt" table:end-y="2.24pt" draw:z-index="0" draw:name="Picture 2" draw:style-name="gr1" draw:text-style-name="P1" svg:width="253.9pt" svg:height="180.74pt" svg:x="0pt" svg:y="0pt">
              <draw:image xlink:href="Pictures/2000008A0000215A000018F2023874CE05AE721F.wmf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8" office:value-type="float" office:value="0.238" calcext:value-type="float">
            <text:p>0.238</text:p>
          </table:table-cell>
          <table:table-cell table:style-name="ce49" office:value-type="float" office:value="22425" calcext:value-type="float">
            <text:p>22,425</text:p>
          </table:table-cell>
          <table:table-cell table:formula="of:=[.D12]/([.D12]+10000)-0.5" office:value-type="float" office:value="0.19159599074788" calcext:value-type="float">
            <text:p>0.192</text:p>
          </table:table-cell>
          <table:table-cell table:formula="of:=1+[.E12]*(-4.027+[.E12]*(1.0818+[.E12]*(5.3011)))/(1+[.E12]*(0.0462-2.6934*[.E12]))" office:value-type="float" office:value="0.23672908876797" calcext:value-type="float">
            <text:p>0.2367</text:p>
          </table:table-cell>
          <table:table-cell table:formula="of:=([.F12]-[.C12])/([.C13]-[.C12])" office:value-type="float" office:value="-0.0325874674879528" calcext:value-type="float">
            <text:p>-0.0325874675</text:p>
          </table:table-cell>
          <table:table-cell table:formula="of:=1+[.E12]*(-4.0257+[.E12]*(-7.3422+[.E12]*(11.819+[.E12]*18.136)))/(1+[.E12]*(2.1406+[.E12]*(-3.5823-7.5824*[.E12])))" office:value-type="float" office:value="0.238334744529738" calcext:value-type="float">
            <text:p>0.2383347445</text:p>
          </table:table-cell>
          <table:table-cell table:formula="of:=([.H12]-[.C12])/([.C13]-[.C12])" office:value-type="float" office:value="0.00858319307019448" calcext:value-type="float">
            <text:p>0.0085831931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8" office:value-type="float" office:value="0.277" calcext:value-type="float">
            <text:p>0.277</text:p>
          </table:table-cell>
          <table:table-cell table:style-name="ce49" office:value-type="float" office:value="21444" calcext:value-type="float">
            <text:p>21,444</text:p>
          </table:table-cell>
          <table:table-cell table:formula="of:=[.D13]/([.D13]+10000)-0.5" office:value-type="float" office:value="0.181974303523725" calcext:value-type="float">
            <text:p>0.182</text:p>
          </table:table-cell>
          <table:table-cell table:formula="of:=1+[.E13]*(-4.027+[.E13]*(1.0818+[.E13]*(5.3011)))/(1+[.E13]*(0.0462-2.6934*[.E13]))" office:value-type="float" office:value="0.276511258590962" calcext:value-type="float">
            <text:p>0.2765</text:p>
          </table:table-cell>
          <table:table-cell table:formula="of:=([.F13]-[.C13])/([.C14]-[.C13])" office:value-type="float" office:value="-0.012218535225958" calcext:value-type="float">
            <text:p>-0.0122185352</text:p>
          </table:table-cell>
          <table:table-cell table:formula="of:=1+[.E13]*(-4.0257+[.E13]*(-7.3422+[.E13]*(11.819+[.E13]*18.136)))/(1+[.E13]*(2.1406+[.E13]*(-3.5823-7.5824*[.E13])))" office:value-type="float" office:value="0.278005414179087" calcext:value-type="float">
            <text:p>0.2780054142</text:p>
          </table:table-cell>
          <table:table-cell table:formula="of:=([.H13]-[.C13])/([.C14]-[.C13])" office:value-type="float" office:value="0.0251353544771682" calcext:value-type="float">
            <text:p>0.0251353545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8" office:value-type="float" office:value="0.317" calcext:value-type="float">
            <text:p>0.317</text:p>
          </table:table-cell>
          <table:table-cell table:style-name="ce49" office:value-type="float" office:value="20512" calcext:value-type="float">
            <text:p>20,512</text:p>
          </table:table-cell>
          <table:table-cell table:formula="of:=[.D14]/([.D14]+10000)-0.5" office:value-type="float" office:value="0.172260094389093" calcext:value-type="float">
            <text:p>0.172</text:p>
          </table:table-cell>
          <table:table-cell table:formula="of:=1+[.E14]*(-4.027+[.E14]*(1.0818+[.E14]*(5.3011)))/(1+[.E14]*(0.0462-2.6934*[.E14]))" office:value-type="float" office:value="0.316304711986989" calcext:value-type="float">
            <text:p>0.3163</text:p>
          </table:table-cell>
          <table:table-cell table:formula="of:=([.F14]-[.C14])/([.C15]-[.C14])" office:value-type="float" office:value="-0.017382200325268" calcext:value-type="float">
            <text:p>-0.0173822003</text:p>
          </table:table-cell>
          <table:table-cell table:formula="of:=1+[.E14]*(-4.0257+[.E14]*(-7.3422+[.E14]*(11.819+[.E14]*18.136)))/(1+[.E14]*(2.1406+[.E14]*(-3.5823-7.5824*[.E14])))" office:value-type="float" office:value="0.317671182001173" calcext:value-type="float">
            <text:p>0.317671182</text:p>
          </table:table-cell>
          <table:table-cell table:formula="of:=([.H14]-[.C14])/([.C15]-[.C14])" office:value-type="float" office:value="0.0167795500293264" calcext:value-type="float">
            <text:p>0.01677955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8" office:value-type="float" office:value="0.357" calcext:value-type="float">
            <text:p>0.357</text:p>
          </table:table-cell>
          <table:table-cell table:style-name="ce49" office:value-type="float" office:value="19624" calcext:value-type="float">
            <text:p>19,624</text:p>
          </table:table-cell>
          <table:table-cell table:formula="of:=[.D15]/([.D15]+10000)-0.5" office:value-type="float" office:value="0.162435862813935" calcext:value-type="float">
            <text:p>0.162</text:p>
          </table:table-cell>
          <table:table-cell table:formula="of:=1+[.E15]*(-4.027+[.E15]*(1.0818+[.E15]*(5.3011)))/(1+[.E15]*(0.0462-2.6934*[.E15]))" office:value-type="float" office:value="0.356214446687556" calcext:value-type="float">
            <text:p>0.3562</text:p>
          </table:table-cell>
          <table:table-cell table:formula="of:=([.F15]-[.C15])/([.C16]-[.C15])" office:value-type="float" office:value="-0.0196388328110919" calcext:value-type="float">
            <text:p>-0.0196388328</text:p>
          </table:table-cell>
          <table:table-cell table:formula="of:=1+[.E15]*(-4.0257+[.E15]*(-7.3422+[.E15]*(11.819+[.E15]*18.136)))/(1+[.E15]*(2.1406+[.E15]*(-3.5823-7.5824*[.E15])))" office:value-type="float" office:value="0.357443665310031" calcext:value-type="float">
            <text:p>0.3574436653</text:p>
          </table:table-cell>
          <table:table-cell table:formula="of:=([.H15]-[.C15])/([.C16]-[.C15])" office:value-type="float" office:value="0.0110916327507871" calcext:value-type="float">
            <text:p>0.0110916328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8" office:value-type="float" office:value="0.397" calcext:value-type="float">
            <text:p>0.397</text:p>
          </table:table-cell>
          <table:table-cell table:style-name="ce49" office:value-type="float" office:value="18780" calcext:value-type="float">
            <text:p>18,780</text:p>
          </table:table-cell>
          <table:table-cell table:formula="of:=[.D16]/([.D16]+10000)-0.5" office:value-type="float" office:value="0.152536483669215" calcext:value-type="float">
            <text:p>0.153</text:p>
          </table:table-cell>
          <table:table-cell table:formula="of:=1+[.E16]*(-4.027+[.E16]*(1.0818+[.E16]*(5.3011)))/(1+[.E16]*(0.0462-2.6934*[.E16]))" office:value-type="float" office:value="0.396132684546745" calcext:value-type="float">
            <text:p>0.3961</text:p>
          </table:table-cell>
          <table:table-cell table:formula="of:=([.F16]-[.C16])/([.C17]-[.C16])" office:value-type="float" office:value="-0.0216828863313812" calcext:value-type="float">
            <text:p>-0.0216828863</text:p>
          </table:table-cell>
          <table:table-cell table:formula="of:=1+[.E16]*(-4.0257+[.E16]*(-7.3422+[.E16]*(11.819+[.E16]*18.136)))/(1+[.E16]*(2.1406+[.E16]*(-3.5823-7.5824*[.E16])))" office:value-type="float" office:value="0.39722124914166" calcext:value-type="float">
            <text:p>0.3972212491</text:p>
          </table:table-cell>
          <table:table-cell table:formula="of:=([.H16]-[.C16])/([.C17]-[.C16])" office:value-type="float" office:value="0.00553122854150268" calcext:value-type="float">
            <text:p>0.0055312285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8" office:value-type="float" office:value="0.437" calcext:value-type="float">
            <text:p>0.437</text:p>
          </table:table-cell>
          <table:table-cell table:style-name="ce49" office:value-type="float" office:value="17977" calcext:value-type="float">
            <text:p>17,977</text:p>
          </table:table-cell>
          <table:table-cell table:formula="of:=[.D17]/([.D17]+10000)-0.5" office:value-type="float" office:value="0.142563534331773" calcext:value-type="float">
            <text:p>0.143</text:p>
          </table:table-cell>
          <table:table-cell table:formula="of:=1+[.E17]*(-4.027+[.E17]*(1.0818+[.E17]*(5.3011)))/(1+[.E17]*(0.0462-2.6934*[.E17]))" office:value-type="float" office:value="0.436088264201364" calcext:value-type="float">
            <text:p>0.4361</text:p>
          </table:table-cell>
          <table:table-cell table:formula="of:=([.F17]-[.C17])/([.C18]-[.C17])" office:value-type="float" office:value="-0.0227933949659018" calcext:value-type="float">
            <text:p>-0.022793395</text:p>
          </table:table-cell>
          <table:table-cell table:formula="of:=1+[.E17]*(-4.0257+[.E17]*(-7.3422+[.E17]*(11.819+[.E17]*18.136)))/(1+[.E17]*(2.1406+[.E17]*(-3.5823-7.5824*[.E17])))" office:value-type="float" office:value="0.437037407540942" calcext:value-type="float">
            <text:p>0.4370374075</text:p>
          </table:table-cell>
          <table:table-cell table:formula="of:=([.H17]-[.C17])/([.C18]-[.C17])" office:value-type="float" office:value="0.000935188523550068" calcext:value-type="float">
            <text:p>0.0009351885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8" office:value-type="float" office:value="0.477" calcext:value-type="float">
            <text:p>0.477</text:p>
          </table:table-cell>
          <table:table-cell table:style-name="ce49" office:value-type="float" office:value="17212" calcext:value-type="float">
            <text:p>17,212</text:p>
          </table:table-cell>
          <table:table-cell table:formula="of:=[.D18]/([.D18]+10000)-0.5" office:value-type="float" office:value="0.132515066882258" calcext:value-type="float">
            <text:p>0.133</text:p>
          </table:table-cell>
          <table:table-cell table:formula="of:=1+[.E18]*(-4.027+[.E18]*(1.0818+[.E18]*(5.3011)))/(1+[.E18]*(0.0462-2.6934*[.E18]))" office:value-type="float" office:value="0.476123764374484" calcext:value-type="float">
            <text:p>0.4761</text:p>
          </table:table-cell>
          <table:table-cell table:formula="of:=([.F18]-[.C18])/([.C19]-[.C18])" office:value-type="float" office:value="-0.0219058906379077" calcext:value-type="float">
            <text:p>-0.0219058906</text:p>
          </table:table-cell>
          <table:table-cell table:formula="of:=1+[.E18]*(-4.0257+[.E18]*(-7.3422+[.E18]*(11.819+[.E18]*18.136)))/(1+[.E18]*(2.1406+[.E18]*(-3.5823-7.5824*[.E18])))" office:value-type="float" office:value="0.47693833536549" calcext:value-type="float">
            <text:p>0.4769383354</text:p>
          </table:table-cell>
          <table:table-cell table:formula="of:=([.H18]-[.C18])/([.C19]-[.C18])" office:value-type="float" office:value="-0.00154161586274903" calcext:value-type="float">
            <text:p>-0.0015416159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8" office:value-type="float" office:value="0.517" calcext:value-type="float">
            <text:p>0.517</text:p>
          </table:table-cell>
          <table:table-cell table:style-name="ce49" office:value-type="float" office:value="16484" calcext:value-type="float">
            <text:p>16,484</text:p>
          </table:table-cell>
          <table:table-cell table:formula="of:=[.D19]/([.D19]+10000)-0.5" office:value-type="float" office:value="0.122413532698988" calcext:value-type="float">
            <text:p>0.122</text:p>
          </table:table-cell>
          <table:table-cell table:formula="of:=1+[.E19]*(-4.027+[.E19]*(1.0818+[.E19]*(5.3011)))/(1+[.E19]*(0.0462-2.6934*[.E19]))" office:value-type="float" office:value="0.516184818560781" calcext:value-type="float">
            <text:p>0.5162</text:p>
          </table:table-cell>
          <table:table-cell table:formula="of:=([.F19]-[.C19])/([.C20]-[.C19])" office:value-type="float" office:value="-0.020379535980472" calcext:value-type="float">
            <text:p>-0.020379536</text:p>
          </table:table-cell>
          <table:table-cell table:formula="of:=1+[.E19]*(-4.0257+[.E19]*(-7.3422+[.E19]*(11.819+[.E19]*18.136)))/(1+[.E19]*(2.1406+[.E19]*(-3.5823-7.5824*[.E19])))" office:value-type="float" office:value="0.516872736304833" calcext:value-type="float">
            <text:p>0.5168727363</text:p>
          </table:table-cell>
          <table:table-cell table:formula="of:=([.H19]-[.C19])/([.C20]-[.C19])" office:value-type="float" office:value="-0.00318159237917559" calcext:value-type="float">
            <text:p>-0.0031815924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8" office:value-type="float" office:value="0.557" calcext:value-type="float">
            <text:p>0.557</text:p>
          </table:table-cell>
          <table:table-cell table:style-name="ce49" office:value-type="float" office:value="15791" calcext:value-type="float">
            <text:p>15,791</text:p>
          </table:table-cell>
          <table:table-cell table:formula="of:=[.D20]/([.D20]+10000)-0.5" office:value-type="float" office:value="0.112267845372417" calcext:value-type="float">
            <text:p>0.112</text:p>
          </table:table-cell>
          <table:table-cell table:formula="of:=1+[.E20]*(-4.027+[.E20]*(1.0818+[.E20]*(5.3011)))/(1+[.E20]*(0.0462-2.6934*[.E20]))" office:value-type="float" office:value="0.556271609640137" calcext:value-type="float">
            <text:p>0.5563</text:p>
          </table:table-cell>
          <table:table-cell table:formula="of:=([.F20]-[.C20])/([.C21]-[.C20])" office:value-type="float" office:value="-0.0182097589965735" calcext:value-type="float">
            <text:p>-0.018209759</text:p>
          </table:table-cell>
          <table:table-cell table:formula="of:=1+[.E20]*(-4.0257+[.E20]*(-7.3422+[.E20]*(11.819+[.E20]*18.136)))/(1+[.E20]*(2.1406+[.E20]*(-3.5823-7.5824*[.E20])))" office:value-type="float" office:value="0.556842877156939" calcext:value-type="float">
            <text:p>0.5568428772</text:p>
          </table:table-cell>
          <table:table-cell table:formula="of:=([.H20]-[.C20])/([.C21]-[.C20])" office:value-type="float" office:value="-0.00392807107651439" calcext:value-type="float">
            <text:p>-0.0039280711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8" office:value-type="float" office:value="0.597" calcext:value-type="float">
            <text:p>0.597</text:p>
          </table:table-cell>
          <table:table-cell table:style-name="ce49" office:value-type="float" office:value="15130" calcext:value-type="float">
            <text:p>15,130</text:p>
          </table:table-cell>
          <table:table-cell table:formula="of:=[.D21]/([.D21]+10000)-0.5" office:value-type="float" office:value="0.102069239952248" calcext:value-type="float">
            <text:p>0.102</text:p>
          </table:table-cell>
          <table:table-cell table:formula="of:=1+[.E21]*(-4.027+[.E21]*(1.0818+[.E21]*(5.3011)))/(1+[.E21]*(0.0462-2.6934*[.E21]))" office:value-type="float" office:value="0.596453918750283" calcext:value-type="float">
            <text:p>0.5965</text:p>
          </table:table-cell>
          <table:table-cell table:formula="of:=([.F21]-[.C21])/([.C22]-[.C21])" office:value-type="float" office:value="-0.0136520312429361" calcext:value-type="float">
            <text:p>-0.0136520312</text:p>
          </table:table-cell>
          <table:table-cell table:formula="of:=1+[.E21]*(-4.0257+[.E21]*(-7.3422+[.E21]*(11.819+[.E21]*18.136)))/(1+[.E21]*(2.1406+[.E21]*(-3.5823-7.5824*[.E21])))" office:value-type="float" office:value="0.596919748299039" calcext:value-type="float">
            <text:p>0.5969197483</text:p>
          </table:table-cell>
          <table:table-cell table:formula="of:=([.H21]-[.C21])/([.C22]-[.C21])" office:value-type="float" office:value="-0.00200629252402329" calcext:value-type="float">
            <text:p>-0.0020062925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8" office:value-type="float" office:value="0.637" calcext:value-type="float">
            <text:p>0.637</text:p>
          </table:table-cell>
          <table:table-cell table:style-name="ce49" office:value-type="float" office:value="14501" calcext:value-type="float">
            <text:p>14,501</text:p>
          </table:table-cell>
          <table:table-cell table:formula="of:=[.D22]/([.D22]+10000)-0.5" office:value-type="float" office:value="0.091853393739031" calcext:value-type="float">
            <text:p>0.092</text:p>
          </table:table-cell>
          <table:table-cell table:formula="of:=1+[.E22]*(-4.027+[.E22]*(1.0818+[.E22]*(5.3011)))/(1+[.E22]*(0.0462-2.6934*[.E22]))" office:value-type="float" office:value="0.636626376530374" calcext:value-type="float">
            <text:p>0.6366</text:p>
          </table:table-cell>
          <table:table-cell table:formula="of:=([.F22]-[.C22])/([.C23]-[.C22])" office:value-type="float" office:value="-0.00934058674065263" calcext:value-type="float">
            <text:p>-0.0093405867</text:p>
          </table:table-cell>
          <table:table-cell table:formula="of:=1+[.E22]*(-4.0257+[.E22]*(-7.3422+[.E22]*(11.819+[.E22]*18.136)))/(1+[.E22]*(2.1406+[.E22]*(-3.5823-7.5824*[.E22])))" office:value-type="float" office:value="0.636999039099878" calcext:value-type="float">
            <text:p>0.6369990391</text:p>
          </table:table-cell>
          <table:table-cell table:formula="of:=([.H22]-[.C22])/([.C23]-[.C22])" office:value-type="float" office:value="-0.0000240225030423424" calcext:value-type="float">
            <text:p>-2.40225030423424E-05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8" office:value-type="float" office:value="0.677" calcext:value-type="float">
            <text:p>0.677</text:p>
          </table:table-cell>
          <table:table-cell table:style-name="ce49" office:value-type="float" office:value="13901" calcext:value-type="float">
            <text:p>13,901</text:p>
          </table:table-cell>
          <table:table-cell table:formula="of:=[.D23]/([.D23]+10000)-0.5" office:value-type="float" office:value="0.08160746412284" calcext:value-type="float">
            <text:p>0.082</text:p>
          </table:table-cell>
          <table:table-cell table:formula="of:=1+[.E23]*(-4.027+[.E23]*(1.0818+[.E23]*(5.3011)))/(1+[.E23]*(0.0462-2.6934*[.E23]))" office:value-type="float" office:value="0.676874595874614" calcext:value-type="float">
            <text:p>0.6769</text:p>
          </table:table-cell>
          <table:table-cell table:formula="of:=([.F23]-[.C23])/([.C24]-[.C23])" office:value-type="float" office:value="-0.0030586372045441" calcext:value-type="float">
            <text:p>-0.0030586372</text:p>
          </table:table-cell>
          <table:table-cell table:formula="of:=1+[.E23]*(-4.0257+[.E23]*(-7.3422+[.E23]*(11.819+[.E23]*18.136)))/(1+[.E23]*(2.1406+[.E23]*(-3.5823-7.5824*[.E23])))" office:value-type="float" office:value="0.677166402448394" calcext:value-type="float">
            <text:p>0.6771664024</text:p>
          </table:table-cell>
          <table:table-cell table:formula="of:=([.H23]-[.C23])/([.C24]-[.C23])" office:value-type="float" office:value="0.00405859630228318" calcext:value-type="float">
            <text:p>0.0040585963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8" office:value-type="float" office:value="0.718" calcext:value-type="float">
            <text:p>0.718</text:p>
          </table:table-cell>
          <table:table-cell table:style-name="ce49" office:value-type="float" office:value="13329" calcext:value-type="float">
            <text:p>13,329</text:p>
          </table:table-cell>
          <table:table-cell table:formula="of:=[.D24]/([.D24]+10000)-0.5" office:value-type="float" office:value="0.07134896480775" calcext:value-type="float">
            <text:p>0.071</text:p>
          </table:table-cell>
          <table:table-cell table:formula="of:=1+[.E24]*(-4.027+[.E24]*(1.0818+[.E24]*(5.3011)))/(1+[.E24]*(0.0462-2.6934*[.E24]))" office:value-type="float" office:value="0.717164543060718" calcext:value-type="float">
            <text:p>0.7172</text:p>
          </table:table-cell>
          <table:table-cell table:formula="of:=([.F24]-[.C24])/([.C25]-[.C24])" office:value-type="float" office:value="-0.0208864234820444" calcext:value-type="float">
            <text:p>-0.0208864235</text:p>
          </table:table-cell>
          <table:table-cell table:formula="of:=1+[.E24]*(-4.0257+[.E24]*(-7.3422+[.E24]*(11.819+[.E24]*18.136)))/(1+[.E24]*(2.1406+[.E24]*(-3.5823-7.5824*[.E24])))" office:value-type="float" office:value="0.717387675506801" calcext:value-type="float">
            <text:p>0.7173876755</text:p>
          </table:table-cell>
          <table:table-cell table:formula="of:=([.H24]-[.C24])/([.C25]-[.C24])" office:value-type="float" office:value="-0.0153081123299759" calcext:value-type="float">
            <text:p>-0.0153081123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8" office:value-type="float" office:value="0.758" calcext:value-type="float">
            <text:p>0.758</text:p>
          </table:table-cell>
          <table:table-cell table:style-name="ce49" office:value-type="float" office:value="12783" calcext:value-type="float">
            <text:p>12,783</text:p>
          </table:table-cell>
          <table:table-cell table:formula="of:=[.D25]/([.D25]+10000)-0.5" office:value-type="float" office:value="0.0610762410569284" calcext:value-type="float">
            <text:p>0.061</text:p>
          </table:table-cell>
          <table:table-cell table:formula="of:=1+[.E25]*(-4.027+[.E25]*(1.0818+[.E25]*(5.3011)))/(1+[.E25]*(0.0462-2.6934*[.E25]))" office:value-type="float" office:value="0.757537278617121" calcext:value-type="float">
            <text:p>0.7575</text:p>
          </table:table-cell>
          <table:table-cell table:formula="of:=([.F25]-[.C25])/([.C26]-[.C25])" office:value-type="float" office:value="-0.0115680345719765" calcext:value-type="float">
            <text:p>-0.0115680346</text:p>
          </table:table-cell>
          <table:table-cell table:formula="of:=1+[.E25]*(-4.0257+[.E25]*(-7.3422+[.E25]*(11.819+[.E25]*18.136)))/(1+[.E25]*(2.1406+[.E25]*(-3.5823-7.5824*[.E25])))" office:value-type="float" office:value="0.757703264197574" calcext:value-type="float">
            <text:p>0.7577032642</text:p>
          </table:table-cell>
          <table:table-cell table:formula="of:=([.H25]-[.C25])/([.C26]-[.C25])" office:value-type="float" office:value="-0.00741839506064323" calcext:value-type="float">
            <text:p>-0.0074183951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8" office:value-type="float" office:value="0.798" calcext:value-type="float">
            <text:p>0.798</text:p>
          </table:table-cell>
          <table:table-cell table:style-name="ce49" office:value-type="float" office:value="12263" calcext:value-type="float">
            <text:p>12,263</text:p>
          </table:table-cell>
          <table:table-cell table:formula="of:=[.D26]/([.D26]+10000)-0.5" office:value-type="float" office:value="0.0508242375241432" calcext:value-type="float">
            <text:p>0.051</text:p>
          </table:table-cell>
          <table:table-cell table:formula="of:=1+[.E26]*(-4.027+[.E26]*(1.0818+[.E26]*(5.3011)))/(1+[.E26]*(0.0462-2.6934*[.E26]))" office:value-type="float" office:value="0.79788956983007" calcext:value-type="float">
            <text:p>0.7979</text:p>
          </table:table-cell>
          <table:table-cell table:formula="of:=([.F26]-[.C26])/([.C27]-[.C26])" office:value-type="float" office:value="-0.0027607542482544" calcext:value-type="float">
            <text:p>-0.0027607542</text:p>
          </table:table-cell>
          <table:table-cell table:formula="of:=1+[.E26]*(-4.0257+[.E26]*(-7.3422+[.E26]*(11.819+[.E26]*18.136)))/(1+[.E26]*(2.1406+[.E26]*(-3.5823-7.5824*[.E26])))" office:value-type="float" office:value="0.798009148753094" calcext:value-type="float">
            <text:p>0.7980091488</text:p>
          </table:table-cell>
          <table:table-cell table:formula="of:=([.H26]-[.C26])/([.C27]-[.C26])" office:value-type="float" office:value="0.000228718827341435" calcext:value-type="float">
            <text:p>0.0002287188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8" office:value-type="float" office:value="0.838" calcext:value-type="float">
            <text:p>0.838</text:p>
          </table:table-cell>
          <table:table-cell table:style-name="ce49" office:value-type="float" office:value="11766" calcext:value-type="float">
            <text:p>11,766</text:p>
          </table:table-cell>
          <table:table-cell table:formula="of:=[.D27]/([.D27]+10000)-0.5" office:value-type="float" office:value="0.0405678581273546" calcext:value-type="float">
            <text:p>0.041</text:p>
          </table:table-cell>
          <table:table-cell table:formula="of:=1+[.E27]*(-4.027+[.E27]*(1.0818+[.E27]*(5.3011)))/(1+[.E27]*(0.0462-2.6934*[.E27]))" office:value-type="float" office:value="0.838353974480822" calcext:value-type="float">
            <text:p>0.8384</text:p>
          </table:table-cell>
          <table:table-cell table:formula="of:=([.F27]-[.C27])/([.C28]-[.C27])" office:value-type="float" office:value="0.00863352392249525" calcext:value-type="float">
            <text:p>0.0086335239</text:p>
          </table:table-cell>
          <table:table-cell table:formula="of:=1+[.E27]*(-4.0257+[.E27]*(-7.3422+[.E27]*(11.819+[.E27]*18.136)))/(1+[.E27]*(2.1406+[.E27]*(-3.5823-7.5824*[.E27])))" office:value-type="float" office:value="0.838436551580951" calcext:value-type="float">
            <text:p>0.8384365516</text:p>
          </table:table-cell>
          <table:table-cell table:formula="of:=([.H27]-[.C27])/([.C28]-[.C27])" office:value-type="float" office:value="0.0106475995353879" calcext:value-type="float">
            <text:p>0.0106475995</text:p>
          </table:table-cell>
          <table:table-cell/>
          <table:table-cell>
            <draw:frame table:end-cell-address="'Cold Junction Fit'.P44" table:end-x="15pt" table:end-y="2.27pt" draw:z-index="1" draw:name="Picture 3" draw:style-name="gr1" draw:text-style-name="P1" svg:width="266.49pt" svg:height="219pt" svg:x="0pt" svg:y="0pt">
              <draw:image xlink:href="Pictures/200000A60000230100001E2E7E44FA1E723CC581.wmf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8" office:value-type="float" office:value="0.879" calcext:value-type="float">
            <text:p>0.879</text:p>
          </table:table-cell>
          <table:table-cell table:style-name="ce49" office:value-type="float" office:value="11293" calcext:value-type="float">
            <text:p>11,293</text:p>
          </table:table-cell>
          <table:table-cell table:formula="of:=[.D28]/([.D28]+10000)-0.5" office:value-type="float" office:value="0.0303620908279716" calcext:value-type="float">
            <text:p>0.030</text:p>
          </table:table-cell>
          <table:table-cell table:formula="of:=1+[.E28]*(-4.027+[.E28]*(1.0818+[.E28]*(5.3011)))/(1+[.E28]*(0.0462-2.6934*[.E28]))" office:value-type="float" office:value="0.878746521770602" calcext:value-type="float">
            <text:p>0.8787</text:p>
          </table:table-cell>
          <table:table-cell table:formula="of:=([.F28]-[.C28])/([.C29]-[.C28])" office:value-type="float" office:value="-0.00633695573493964" calcext:value-type="float">
            <text:p>-0.0063369557</text:p>
          </table:table-cell>
          <table:table-cell table:formula="of:=1+[.E28]*(-4.0257+[.E28]*(-7.3422+[.E28]*(11.819+[.E28]*18.136)))/(1+[.E28]*(2.1406+[.E28]*(-3.5823-7.5824*[.E28])))" office:value-type="float" office:value="0.878800272959757" calcext:value-type="float">
            <text:p>0.878800273</text:p>
          </table:table-cell>
          <table:table-cell table:formula="of:=([.H28]-[.C28])/([.C29]-[.C28])" office:value-type="float" office:value="-0.00499317600607396" calcext:value-type="float">
            <text:p>-0.004993176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8" office:value-type="float" office:value="0.919" calcext:value-type="float">
            <text:p>0.919</text:p>
          </table:table-cell>
          <table:table-cell table:style-name="ce49" office:value-type="float" office:value="10840" calcext:value-type="float">
            <text:p>10,840</text:p>
          </table:table-cell>
          <table:table-cell table:formula="of:=[.D29]/([.D29]+10000)-0.5" office:value-type="float" office:value="0.0201535508637236" calcext:value-type="float">
            <text:p>0.020</text:p>
          </table:table-cell>
          <table:table-cell table:formula="of:=1+[.E29]*(-4.027+[.E29]*(1.0818+[.E29]*(5.3011)))/(1+[.E29]*(0.0462-2.6934*[.E29]))" office:value-type="float" office:value="0.919311291771572" calcext:value-type="float">
            <text:p>0.9193</text:p>
          </table:table-cell>
          <table:table-cell table:formula="of:=([.F29]-[.C29])/([.C30]-[.C29])" office:value-type="float" office:value="0.00759248223347068" calcext:value-type="float">
            <text:p>0.0075924822</text:p>
          </table:table-cell>
          <table:table-cell table:formula="of:=1+[.E29]*(-4.0257+[.E29]*(-7.3422+[.E29]*(11.819+[.E29]*18.136)))/(1+[.E29]*(2.1406+[.E29]*(-3.5823-7.5824*[.E29])))" office:value-type="float" office:value="0.919342688600163" calcext:value-type="float">
            <text:p>0.9193426886</text:p>
          </table:table-cell>
          <table:table-cell table:formula="of:=([.H29]-[.C29])/([.C30]-[.C29])" office:value-type="float" office:value="0.00835825854055447" calcext:value-type="float">
            <text:p>0.0083582585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24" calcext:value-type="float">
            <text:p>24</text:p>
          </table:table-cell>
          <table:table-cell table:style-name="ce8" office:value-type="float" office:value="0.96" calcext:value-type="float">
            <text:p>0.960</text:p>
          </table:table-cell>
          <table:table-cell table:style-name="ce49" office:value-type="float" office:value="10409" calcext:value-type="float">
            <text:p>10,409</text:p>
          </table:table-cell>
          <table:table-cell table:formula="of:=[.D30]/([.D30]+10000)-0.5" office:value-type="float" office:value="0.0100200891763438" calcext:value-type="float">
            <text:p>0.010</text:p>
          </table:table-cell>
          <table:table-cell table:formula="of:=1+[.E30]*(-4.027+[.E30]*(1.0818+[.E30]*(5.3011)))/(1+[.E30]*(0.0462-2.6934*[.E30]))" office:value-type="float" office:value="0.959770793403669" calcext:value-type="float">
            <text:p>0.9598</text:p>
          </table:table-cell>
          <table:table-cell table:formula="of:=([.F30]-[.C30])/([.C31]-[.C30])" office:value-type="float" office:value="-0.00573016490827138" calcext:value-type="float">
            <text:p>-0.0057301649</text:p>
          </table:table-cell>
          <table:table-cell table:formula="of:=1+[.E30]*(-4.0257+[.E30]*(-7.3422+[.E30]*(11.819+[.E30]*18.136)))/(1+[.E30]*(2.1406+[.E30]*(-3.5823-7.5824*[.E30])))" office:value-type="float" office:value="0.959784831535527" calcext:value-type="float">
            <text:p>0.9597848315</text:p>
          </table:table-cell>
          <table:table-cell table:formula="of:=([.H30]-[.C30])/([.C31]-[.C30])" office:value-type="float" office:value="-0.00537921161181953" calcext:value-type="float">
            <text:p>-0.0053792116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25" calcext:value-type="float">
            <text:p>25</text:p>
          </table:table-cell>
          <table:table-cell table:style-name="ce8" office:value-type="float" office:value="1" calcext:value-type="float">
            <text:p>1.000</text:p>
          </table:table-cell>
          <table:table-cell table:style-name="ce49" office:value-type="float" office:value="10000" calcext:value-type="float">
            <text:p>10,000</text:p>
          </table:table-cell>
          <table:table-cell table:formula="of:=[.D31]/([.D31]+10000)-0.5" office:value-type="float" office:value="0" calcext:value-type="float">
            <text:p>0.000</text:p>
          </table:table-cell>
          <table:table-cell table:formula="of:=1+[.E31]*(-4.027+[.E31]*(1.0818+[.E31]*(5.3011)))/(1+[.E31]*(0.0462-2.6934*[.E31]))" office:value-type="float" office:value="1" calcext:value-type="float">
            <text:p>1.0000</text:p>
          </table:table-cell>
          <table:table-cell table:formula="of:=([.F31]-[.C31])/([.C32]-[.C31])" office:value-type="float" office:value="0" calcext:value-type="float">
            <text:p>0</text:p>
          </table:table-cell>
          <table:table-cell table:formula="of:=1+[.E31]*(-4.0257+[.E31]*(-7.3422+[.E31]*(11.819+[.E31]*18.136)))/(1+[.E31]*(2.1406+[.E31]*(-3.5823-7.5824*[.E31])))" office:value-type="float" office:value="1" calcext:value-type="float">
            <text:p>1</text:p>
          </table:table-cell>
          <table:table-cell table:formula="of:=([.H31]-[.C31])/([.C32]-[.C31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26" calcext:value-type="float">
            <text:p>26</text:p>
          </table:table-cell>
          <table:table-cell table:style-name="ce8" office:value-type="float" office:value="1.041" calcext:value-type="float">
            <text:p>1.041</text:p>
          </table:table-cell>
          <table:table-cell table:style-name="ce49" office:value-type="float" office:value="9602" calcext:value-type="float">
            <text:p>9,602</text:p>
          </table:table-cell>
          <table:table-cell table:formula="of:=[.D32]/([.D32]+10000)-0.5" office:value-type="float" office:value="-0.0101520253035405" calcext:value-type="float">
            <text:p>-0.010</text:p>
          </table:table-cell>
          <table:table-cell table:formula="of:=1+[.E32]*(-4.027+[.E32]*(1.0818+[.E32]*(5.3011)))/(1+[.E32]*(0.0462-2.6934*[.E32]))" office:value-type="float" office:value="1.04101877879484" calcext:value-type="float">
            <text:p>1.0410</text:p>
          </table:table-cell>
          <table:table-cell table:formula="of:=([.F32]-[.C32])/([.C33]-[.C32])" office:value-type="float" office:value="0.000469469870983951" calcext:value-type="float">
            <text:p>0.0004694699</text:p>
          </table:table-cell>
          <table:table-cell table:formula="of:=1+[.E32]*(-4.0257+[.E32]*(-7.3422+[.E32]*(11.819+[.E32]*18.136)))/(1+[.E32]*(2.1406+[.E32]*(-3.5823-7.5824*[.E32])))" office:value-type="float" office:value="1.04100605528104" calcext:value-type="float">
            <text:p>1.0410060553</text:p>
          </table:table-cell>
          <table:table-cell table:formula="of:=([.H32]-[.C32])/([.C33]-[.C32])" office:value-type="float" office:value="0.000151382025892488" calcext:value-type="float">
            <text:p>0.000151382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27" calcext:value-type="float">
            <text:p>27</text:p>
          </table:table-cell>
          <table:table-cell table:style-name="ce8" office:value-type="float" office:value="1.081" calcext:value-type="float">
            <text:p>1.081</text:p>
          </table:table-cell>
          <table:table-cell table:style-name="ce49" office:value-type="float" office:value="9226" calcext:value-type="float">
            <text:p>9,226</text:p>
          </table:table-cell>
          <table:table-cell table:formula="of:=[.D33]/([.D33]+10000)-0.5" office:value-type="float" office:value="-0.0201289919900135" calcext:value-type="float">
            <text:p>-0.020</text:p>
          </table:table-cell>
          <table:table-cell table:formula="of:=1+[.E33]*(-4.027+[.E33]*(1.0818+[.E33]*(5.3011)))/(1+[.E33]*(0.0462-2.6934*[.E33]))" office:value-type="float" office:value="1.08161951018159" calcext:value-type="float">
            <text:p>1.0816</text:p>
          </table:table-cell>
          <table:table-cell table:formula="of:=([.F33]-[.C33])/([.C34]-[.C33])" office:value-type="float" office:value="0.0151100044290679" calcext:value-type="float">
            <text:p>0.0151100044</text:p>
          </table:table-cell>
          <table:table-cell table:formula="of:=1+[.E33]*(-4.0257+[.E33]*(-7.3422+[.E33]*(11.819+[.E33]*18.136)))/(1+[.E33]*(2.1406+[.E33]*(-3.5823-7.5824*[.E33])))" office:value-type="float" office:value="1.0815941030841" calcext:value-type="float">
            <text:p>1.0815941031</text:p>
          </table:table-cell>
          <table:table-cell table:formula="of:=([.H33]-[.C33])/([.C34]-[.C33])" office:value-type="float" office:value="0.0144903191244204" calcext:value-type="float">
            <text:p>0.0144903191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28" calcext:value-type="float">
            <text:p>28</text:p>
          </table:table-cell>
          <table:table-cell table:style-name="ce8" office:value-type="float" office:value="1.122" calcext:value-type="float">
            <text:p>1.122</text:p>
          </table:table-cell>
          <table:table-cell table:style-name="ce49" office:value-type="float" office:value="8866" calcext:value-type="float">
            <text:p>8,866</text:p>
          </table:table-cell>
          <table:table-cell table:formula="of:=[.D34]/([.D34]+10000)-0.5" office:value-type="float" office:value="-0.0300540655146825" calcext:value-type="float">
            <text:p>-0.030</text:p>
          </table:table-cell>
          <table:table-cell table:formula="of:=1+[.E34]*(-4.027+[.E34]*(1.0818+[.E34]*(5.3011)))/(1+[.E34]*(0.0462-2.6934*[.E34]))" office:value-type="float" office:value="1.1223284032231" calcext:value-type="float">
            <text:p>1.1223</text:p>
          </table:table-cell>
          <table:table-cell table:formula="of:=([.F34]-[.C34])/([.C35]-[.C34])" office:value-type="float" office:value="0.00800983470975378" calcext:value-type="float">
            <text:p>0.0080098347</text:p>
          </table:table-cell>
          <table:table-cell table:formula="of:=1+[.E34]*(-4.0257+[.E34]*(-7.3422+[.E34]*(11.819+[.E34]*18.136)))/(1+[.E34]*(2.1406+[.E34]*(-3.5823-7.5824*[.E34])))" office:value-type="float" office:value="1.12228858689962" calcext:value-type="float">
            <text:p>1.1222885869</text:p>
          </table:table-cell>
          <table:table-cell table:formula="of:=([.H34]-[.C34])/([.C35]-[.C34])" office:value-type="float" office:value="0.00703870486882578" calcext:value-type="float">
            <text:p>0.0070387049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29" calcext:value-type="float">
            <text:p>29</text:p>
          </table:table-cell>
          <table:table-cell table:style-name="ce8" office:value-type="float" office:value="1.163" calcext:value-type="float">
            <text:p>1.163</text:p>
          </table:table-cell>
          <table:table-cell table:style-name="ce49" office:value-type="float" office:value="8522" calcext:value-type="float">
            <text:p>8,522</text:p>
          </table:table-cell>
          <table:table-cell table:formula="of:=[.D35]/([.D35]+10000)-0.5" office:value-type="float" office:value="-0.0398984990821726" calcext:value-type="float">
            <text:p>-0.040</text:p>
          </table:table-cell>
          <table:table-cell table:formula="of:=1+[.E35]*(-4.027+[.E35]*(1.0818+[.E35]*(5.3011)))/(1+[.E35]*(0.0462-2.6934*[.E35]))" office:value-type="float" office:value="1.16305635188444" calcext:value-type="float">
            <text:p>1.1631</text:p>
          </table:table-cell>
          <table:table-cell table:formula="of:=([.F35]-[.C35])/([.C36]-[.C35])" office:value-type="float" office:value="0.00140879711088559" calcext:value-type="float">
            <text:p>0.0014087971</text:p>
          </table:table-cell>
          <table:table-cell table:formula="of:=1+[.E35]*(-4.0257+[.E35]*(-7.3422+[.E35]*(11.819+[.E35]*18.136)))/(1+[.E35]*(2.1406+[.E35]*(-3.5823-7.5824*[.E35])))" office:value-type="float" office:value="1.16299892635861" calcext:value-type="float">
            <text:p>1.1629989264</text:p>
          </table:table-cell>
          <table:table-cell table:formula="of:=([.H35]-[.C35])/([.C36]-[.C35])" office:value-type="float" office:value="-0.0000268410347836756" calcext:value-type="float">
            <text:p>-0.000026841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30" calcext:value-type="float">
            <text:p>30</text:p>
          </table:table-cell>
          <table:table-cell table:style-name="ce8" office:value-type="float" office:value="1.203" calcext:value-type="float">
            <text:p>1.203</text:p>
          </table:table-cell>
          <table:table-cell table:style-name="ce49" office:value-type="float" office:value="8194" calcext:value-type="float">
            <text:p>8,194</text:p>
          </table:table-cell>
          <table:table-cell table:formula="of:=[.D36]/([.D36]+10000)-0.5" office:value-type="float" office:value="-0.0496317467296911" calcext:value-type="float">
            <text:p>-0.050</text:p>
          </table:table-cell>
          <table:table-cell table:formula="of:=1+[.E36]*(-4.027+[.E36]*(1.0818+[.E36]*(5.3011)))/(1+[.E36]*(0.0462-2.6934*[.E36]))" office:value-type="float" office:value="1.20370233572503" calcext:value-type="float">
            <text:p>1.2037</text:p>
          </table:table-cell>
          <table:table-cell table:formula="of:=([.F36]-[.C36])/([.C37]-[.C36])" office:value-type="float" office:value="0.0171301396348288" calcext:value-type="float">
            <text:p>0.0171301396</text:p>
          </table:table-cell>
          <table:table-cell table:formula="of:=1+[.E36]*(-4.0257+[.E36]*(-7.3422+[.E36]*(11.819+[.E36]*18.136)))/(1+[.E36]*(2.1406+[.E36]*(-3.5823-7.5824*[.E36])))" office:value-type="float" office:value="1.20362278717225" calcext:value-type="float">
            <text:p>1.2036227872</text:p>
          </table:table-cell>
          <table:table-cell table:formula="of:=([.H36]-[.C36])/([.C37]-[.C36])" office:value-type="float" office:value="0.0151899310305083" calcext:value-type="float">
            <text:p>0.015189931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31" calcext:value-type="float">
            <text:p>31</text:p>
          </table:table-cell>
          <table:table-cell table:style-name="ce8" office:value-type="float" office:value="1.244" calcext:value-type="float">
            <text:p>1.244</text:p>
          </table:table-cell>
          <table:table-cell table:style-name="ce49" office:value-type="float" office:value="7879" calcext:value-type="float">
            <text:p>7,879</text:p>
          </table:table-cell>
          <table:table-cell table:formula="of:=[.D37]/([.D37]+10000)-0.5" office:value-type="float" office:value="-0.0593153979529056" calcext:value-type="float">
            <text:p>-0.059</text:p>
          </table:table-cell>
          <table:table-cell table:formula="of:=1+[.E37]*(-4.027+[.E37]*(1.0818+[.E37]*(5.3011)))/(1+[.E37]*(0.0462-2.6934*[.E37]))" office:value-type="float" office:value="1.24455051087873" calcext:value-type="float">
            <text:p>1.2446</text:p>
          </table:table-cell>
          <table:table-cell table:formula="of:=([.F37]-[.C37])/([.C38]-[.C37])" office:value-type="float" office:value="0.0134270946030471" calcext:value-type="float">
            <text:p>0.0134270946</text:p>
          </table:table-cell>
          <table:table-cell table:formula="of:=1+[.E37]*(-4.0257+[.E37]*(-7.3422+[.E37]*(11.819+[.E37]*18.136)))/(1+[.E37]*(2.1406+[.E37]*(-3.5823-7.5824*[.E37])))" office:value-type="float" office:value="1.24444292844852" calcext:value-type="float">
            <text:p>1.2444429284</text:p>
          </table:table-cell>
          <table:table-cell table:formula="of:=([.H37]-[.C37])/([.C38]-[.C37])" office:value-type="float" office:value="0.0108031328908484" calcext:value-type="float">
            <text:p>0.0108031329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32" calcext:value-type="float">
            <text:p>32</text:p>
          </table:table-cell>
          <table:table-cell table:style-name="ce8" office:value-type="float" office:value="1.285" calcext:value-type="float">
            <text:p>1.285</text:p>
          </table:table-cell>
          <table:table-cell table:style-name="ce49" office:value-type="float" office:value="7579" calcext:value-type="float">
            <text:p>7,579</text:p>
          </table:table-cell>
          <table:table-cell table:formula="of:=[.D38]/([.D38]+10000)-0.5" office:value-type="float" office:value="-0.0688605722737357" calcext:value-type="float">
            <text:p>-0.069</text:p>
          </table:table-cell>
          <table:table-cell table:formula="of:=1+[.E38]*(-4.027+[.E38]*(1.0818+[.E38]*(5.3011)))/(1+[.E38]*(0.0462-2.6934*[.E38]))" office:value-type="float" office:value="1.28525082464323" calcext:value-type="float">
            <text:p>1.2853</text:p>
          </table:table-cell>
          <table:table-cell table:formula="of:=([.F38]-[.C38])/([.C39]-[.C38])" office:value-type="float" office:value="0.00611767422505713" calcext:value-type="float">
            <text:p>0.0061176742</text:p>
          </table:table-cell>
          <table:table-cell table:formula="of:=1+[.E38]*(-4.0257+[.E38]*(-7.3422+[.E38]*(11.819+[.E38]*18.136)))/(1+[.E38]*(2.1406+[.E38]*(-3.5823-7.5824*[.E38])))" office:value-type="float" office:value="1.28510847937222" calcext:value-type="float">
            <text:p>1.2851084794</text:p>
          </table:table-cell>
          <table:table-cell table:formula="of:=([.H38]-[.C38])/([.C39]-[.C38])" office:value-type="float" office:value="0.00264583834681638" calcext:value-type="float">
            <text:p>0.0026458383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33" calcext:value-type="float">
            <text:p>33</text:p>
          </table:table-cell>
          <table:table-cell table:style-name="ce8" office:value-type="float" office:value="1.326" calcext:value-type="float">
            <text:p>1.326</text:p>
          </table:table-cell>
          <table:table-cell table:style-name="ce49" office:value-type="float" office:value="7291" calcext:value-type="float">
            <text:p>7,291</text:p>
          </table:table-cell>
          <table:table-cell table:formula="of:=[.D39]/([.D39]+10000)-0.5" office:value-type="float" office:value="-0.0783355502862761" calcext:value-type="float">
            <text:p>-0.078</text:p>
          </table:table-cell>
          <table:table-cell table:formula="of:=1+[.E39]*(-4.027+[.E39]*(1.0818+[.E39]*(5.3011)))/(1+[.E39]*(0.0462-2.6934*[.E39]))" office:value-type="float" office:value="1.32611773478206" calcext:value-type="float">
            <text:p>1.3261</text:p>
          </table:table-cell>
          <table:table-cell table:formula="of:=([.F39]-[.C39])/([.C40]-[.C39])" office:value-type="float" office:value="0.00294336955160013" calcext:value-type="float">
            <text:p>0.0029433696</text:p>
          </table:table-cell>
          <table:table-cell table:formula="of:=1+[.E39]*(-4.0257+[.E39]*(-7.3422+[.E39]*(11.819+[.E39]*18.136)))/(1+[.E39]*(2.1406+[.E39]*(-3.5823-7.5824*[.E39])))" office:value-type="float" office:value="1.32593275925969" calcext:value-type="float">
            <text:p>1.3259327593</text:p>
          </table:table-cell>
          <table:table-cell table:formula="of:=([.H39]-[.C39])/([.C40]-[.C39])" office:value-type="float" office:value="-0.00168101850784308" calcext:value-type="float">
            <text:p>-0.0016810185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34" calcext:value-type="float">
            <text:p>34</text:p>
          </table:table-cell>
          <table:table-cell table:style-name="ce8" office:value-type="float" office:value="1.366" calcext:value-type="float">
            <text:p>1.366</text:p>
          </table:table-cell>
          <table:table-cell table:style-name="ce49" office:value-type="float" office:value="7016" calcext:value-type="float">
            <text:p>7,016</text:p>
          </table:table-cell>
          <table:table-cell table:formula="of:=[.D40]/([.D40]+10000)-0.5" office:value-type="float" office:value="-0.0876821814762576" calcext:value-type="float">
            <text:p>-0.088</text:p>
          </table:table-cell>
          <table:table-cell table:formula="of:=1+[.E40]*(-4.027+[.E40]*(1.0818+[.E40]*(5.3011)))/(1+[.E40]*(0.0462-2.6934*[.E40]))" office:value-type="float" office:value="1.36692403633504" calcext:value-type="float">
            <text:p>1.3669</text:p>
          </table:table-cell>
          <table:table-cell table:formula="of:=([.F40]-[.C40])/([.C41]-[.C40])" office:value-type="float" office:value="0.0225374715862552" calcext:value-type="float">
            <text:p>0.0225374716</text:p>
          </table:table-cell>
          <table:table-cell table:formula="of:=1+[.E40]*(-4.0257+[.E40]*(-7.3422+[.E40]*(11.819+[.E40]*18.136)))/(1+[.E40]*(2.1406+[.E40]*(-3.5823-7.5824*[.E40])))" office:value-type="float" office:value="1.36668810548283" calcext:value-type="float">
            <text:p>1.3666881055</text:p>
          </table:table-cell>
          <table:table-cell table:formula="of:=([.H40]-[.C40])/([.C41]-[.C40])" office:value-type="float" office:value="0.0167830605567276" calcext:value-type="float">
            <text:p>0.0167830606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35" calcext:value-type="float">
            <text:p>35</text:p>
          </table:table-cell>
          <table:table-cell table:style-name="ce8" office:value-type="float" office:value="1.407" calcext:value-type="float">
            <text:p>1.407</text:p>
          </table:table-cell>
          <table:table-cell table:style-name="ce49" office:value-type="float" office:value="6752" calcext:value-type="float">
            <text:p>6,752</text:p>
          </table:table-cell>
          <table:table-cell table:formula="of:=[.D41]/([.D41]+10000)-0.5" office:value-type="float" office:value="-0.0969436485195798" calcext:value-type="float">
            <text:p>-0.097</text:p>
          </table:table-cell>
          <table:table-cell table:formula="of:=1+[.E41]*(-4.027+[.E41]*(1.0818+[.E41]*(5.3011)))/(1+[.E41]*(0.0462-2.6934*[.E41]))" office:value-type="float" office:value="1.40788056074174" calcext:value-type="float">
            <text:p>1.4079</text:p>
          </table:table-cell>
          <table:table-cell table:formula="of:=([.F41]-[.C41])/([.C42]-[.C41])" office:value-type="float" office:value="0.0214770912619764" calcext:value-type="float">
            <text:p>0.0214770913</text:p>
          </table:table-cell>
          <table:table-cell table:formula="of:=1+[.E41]*(-4.0257+[.E41]*(-7.3422+[.E41]*(11.819+[.E41]*18.136)))/(1+[.E41]*(2.1406+[.E41]*(-3.5823-7.5824*[.E41])))" office:value-type="float" office:value="1.40758459954634" calcext:value-type="float">
            <text:p>1.4075845995</text:p>
          </table:table-cell>
          <table:table-cell table:formula="of:=([.H41]-[.C41])/([.C42]-[.C41])" office:value-type="float" office:value="0.0142585255205323" calcext:value-type="float">
            <text:p>0.0142585255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36" calcext:value-type="float">
            <text:p>36</text:p>
          </table:table-cell>
          <table:table-cell table:style-name="ce8" office:value-type="float" office:value="1.448" calcext:value-type="float">
            <text:p>1.448</text:p>
          </table:table-cell>
          <table:table-cell table:style-name="ce49" office:value-type="float" office:value="6500" calcext:value-type="float">
            <text:p>6,500</text:p>
          </table:table-cell>
          <table:table-cell table:formula="of:=[.D42]/([.D42]+10000)-0.5" office:value-type="float" office:value="-0.106060606060606" calcext:value-type="float">
            <text:p>-0.106</text:p>
          </table:table-cell>
          <table:table-cell table:formula="of:=1+[.E42]*(-4.027+[.E42]*(1.0818+[.E42]*(5.3011)))/(1+[.E42]*(0.0462-2.6934*[.E42]))" office:value-type="float" office:value="1.44874532267142" calcext:value-type="float">
            <text:p>1.4487</text:p>
          </table:table-cell>
          <table:table-cell table:formula="of:=([.F42]-[.C42])/([.C43]-[.C42])" office:value-type="float" office:value="0.0181786017419192" calcext:value-type="float">
            <text:p>0.0181786017</text:p>
          </table:table-cell>
          <table:table-cell table:formula="of:=1+[.E42]*(-4.0257+[.E42]*(-7.3422+[.E42]*(11.819+[.E42]*18.136)))/(1+[.E42]*(2.1406+[.E42]*(-3.5823-7.5824*[.E42])))" office:value-type="float" office:value="1.44838034882337" calcext:value-type="float">
            <text:p>1.4483803488</text:p>
          </table:table-cell>
          <table:table-cell table:formula="of:=([.H42]-[.C42])/([.C43]-[.C42])" office:value-type="float" office:value="0.00927680057004362" calcext:value-type="float">
            <text:p>0.0092768006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37" calcext:value-type="float">
            <text:p>37</text:p>
          </table:table-cell>
          <table:table-cell table:style-name="ce8" office:value-type="float" office:value="1.489" calcext:value-type="float">
            <text:p>1.489</text:p>
          </table:table-cell>
          <table:table-cell table:style-name="ce49" office:value-type="float" office:value="6258" calcext:value-type="float">
            <text:p>6,258</text:p>
          </table:table-cell>
          <table:table-cell table:formula="of:=[.D43]/([.D43]+10000)-0.5" office:value-type="float" office:value="-0.115081805880182" calcext:value-type="float">
            <text:p>-0.115</text:p>
          </table:table-cell>
          <table:table-cell table:formula="of:=1+[.E43]*(-4.027+[.E43]*(1.0818+[.E43]*(5.3011)))/(1+[.E43]*(0.0462-2.6934*[.E43]))" office:value-type="float" office:value="1.48975603933877" calcext:value-type="float">
            <text:p>1.4898</text:p>
          </table:table-cell>
          <table:table-cell table:formula="of:=([.F43]-[.C43])/([.C44]-[.C43])" office:value-type="float" office:value="0.0184399838724769" calcext:value-type="float">
            <text:p>0.0184399839</text:p>
          </table:table-cell>
          <table:table-cell table:formula="of:=1+[.E43]*(-4.0257+[.E43]*(-7.3422+[.E43]*(11.819+[.E43]*18.136)))/(1+[.E43]*(2.1406+[.E43]*(-3.5823-7.5824*[.E43])))" office:value-type="float" office:value="1.48931262539138" calcext:value-type="float">
            <text:p>1.4893126254</text:p>
          </table:table-cell>
          <table:table-cell table:formula="of:=([.H43]-[.C43])/([.C44]-[.C43])" office:value-type="float" office:value="0.00762500954588333" calcext:value-type="float">
            <text:p>0.0076250095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38" calcext:value-type="float">
            <text:p>38</text:p>
          </table:table-cell>
          <table:table-cell table:style-name="ce8" office:value-type="float" office:value="1.53" calcext:value-type="float">
            <text:p>1.530</text:p>
          </table:table-cell>
          <table:table-cell table:style-name="ce49" office:value-type="float" office:value="6027" calcext:value-type="float">
            <text:p>6,027</text:p>
          </table:table-cell>
          <table:table-cell table:formula="of:=[.D44]/([.D44]+10000)-0.5" office:value-type="float" office:value="-0.123947089286828" calcext:value-type="float">
            <text:p>-0.124</text:p>
          </table:table-cell>
          <table:table-cell table:formula="of:=1+[.E44]*(-4.027+[.E44]*(1.0818+[.E44]*(5.3011)))/(1+[.E44]*(0.0462-2.6934*[.E44]))" office:value-type="float" office:value="1.53065666510486" calcext:value-type="float">
            <text:p>1.5307</text:p>
          </table:table-cell>
          <table:table-cell table:formula="of:=([.F44]-[.C44])/([.C45]-[.C44])" office:value-type="float" office:value="0.0160162220697307" calcext:value-type="float">
            <text:p>0.0160162221</text:p>
          </table:table-cell>
          <table:table-cell table:formula="of:=1+[.E44]*(-4.0257+[.E44]*(-7.3422+[.E44]*(11.819+[.E44]*18.136)))/(1+[.E44]*(2.1406+[.E44]*(-3.5823-7.5824*[.E44])))" office:value-type="float" office:value="1.53012605308579" calcext:value-type="float">
            <text:p>1.5301260531</text:p>
          </table:table-cell>
          <table:table-cell table:formula="of:=([.H44]-[.C44])/([.C45]-[.C44])" office:value-type="float" office:value="0.00307446550695541" calcext:value-type="float">
            <text:p>0.0030744655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39" calcext:value-type="float">
            <text:p>39</text:p>
          </table:table-cell>
          <table:table-cell table:style-name="ce8" office:value-type="float" office:value="1.571" calcext:value-type="float">
            <text:p>1.571</text:p>
          </table:table-cell>
          <table:table-cell table:style-name="ce49" office:value-type="float" office:value="5805" calcext:value-type="float">
            <text:p>5,805</text:p>
          </table:table-cell>
          <table:table-cell table:formula="of:=[.D45]/([.D45]+10000)-0.5" office:value-type="float" office:value="-0.132711167352104" calcext:value-type="float">
            <text:p>-0.133</text:p>
          </table:table-cell>
          <table:table-cell table:formula="of:=1+[.E45]*(-4.027+[.E45]*(1.0818+[.E45]*(5.3011)))/(1+[.E45]*(0.0462-2.6934*[.E45]))" office:value-type="float" office:value="1.57171606306194" calcext:value-type="float">
            <text:p>1.5717</text:p>
          </table:table-cell>
          <table:table-cell table:formula="of:=([.F45]-[.C45])/([.C46]-[.C45])" office:value-type="float" office:value="0.017464952730321" calcext:value-type="float">
            <text:p>0.0174649527</text:p>
          </table:table-cell>
          <table:table-cell table:formula="of:=1+[.E45]*(-4.0257+[.E45]*(-7.3422+[.E45]*(11.819+[.E45]*18.136)))/(1+[.E45]*(2.1406+[.E45]*(-3.5823-7.5824*[.E45])))" office:value-type="float" office:value="1.57108931311534" calcext:value-type="float">
            <text:p>1.5710893131</text:p>
          </table:table-cell>
          <table:table-cell table:formula="of:=([.H45]-[.C45])/([.C46]-[.C45])" office:value-type="float" office:value="0.0021783686669185" calcext:value-type="float">
            <text:p>0.0021783687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40" calcext:value-type="float">
            <text:p>40</text:p>
          </table:table-cell>
          <table:table-cell table:style-name="ce8" office:value-type="float" office:value="1.612" calcext:value-type="float">
            <text:p>1.612</text:p>
          </table:table-cell>
          <table:table-cell table:style-name="ce49" office:value-type="float" office:value="5592" calcext:value-type="float">
            <text:p>5,592</text:p>
          </table:table-cell>
          <table:table-cell table:formula="of:=[.D46]/([.D46]+10000)-0.5" office:value-type="float" office:value="-0.141354540790149" calcext:value-type="float">
            <text:p>-0.141</text:p>
          </table:table-cell>
          <table:table-cell table:formula="of:=1+[.E46]*(-4.027+[.E46]*(1.0818+[.E46]*(5.3011)))/(1+[.E46]*(0.0462-2.6934*[.E46]))" office:value-type="float" office:value="1.61286260644271" calcext:value-type="float">
            <text:p>1.6129</text:p>
          </table:table-cell>
          <table:table-cell table:formula="of:=([.F46]-[.C46])/([.C47]-[.C46])" office:value-type="float" office:value="0.0210391815296089" calcext:value-type="float">
            <text:p>0.0210391815</text:p>
          </table:table-cell>
          <table:table-cell table:formula="of:=1+[.E46]*(-4.0257+[.E46]*(-7.3422+[.E46]*(11.819+[.E46]*18.136)))/(1+[.E46]*(2.1406+[.E46]*(-3.5823-7.5824*[.E46])))" office:value-type="float" office:value="1.61213148759835" calcext:value-type="float">
            <text:p>1.6121314876</text:p>
          </table:table-cell>
          <table:table-cell table:formula="of:=([.H46]-[.C46])/([.C47]-[.C46])" office:value-type="float" office:value="0.00320701459398421" calcext:value-type="float">
            <text:p>0.0032070146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41" calcext:value-type="float">
            <text:p>41</text:p>
          </table:table-cell>
          <table:table-cell table:style-name="ce8" office:value-type="float" office:value="1.653" calcext:value-type="float">
            <text:p>1.653</text:p>
          </table:table-cell>
          <table:table-cell table:style-name="ce49" office:value-type="float" office:value="5389" calcext:value-type="float">
            <text:p>5,389</text:p>
          </table:table-cell>
          <table:table-cell table:formula="of:=[.D47]/([.D47]+10000)-0.5" office:value-type="float" office:value="-0.149814802781207" calcext:value-type="float">
            <text:p>-0.150</text:p>
          </table:table-cell>
          <table:table-cell table:formula="of:=1+[.E47]*(-4.027+[.E47]*(1.0818+[.E47]*(5.3011)))/(1+[.E47]*(0.0462-2.6934*[.E47]))" office:value-type="float" office:value="1.65380894489888" calcext:value-type="float">
            <text:p>1.6538</text:p>
          </table:table-cell>
          <table:table-cell table:formula="of:=([.F47]-[.C47])/([.C48]-[.C47])" office:value-type="float" office:value="0.0197303633873646" calcext:value-type="float">
            <text:p>0.0197303634</text:p>
          </table:table-cell>
          <table:table-cell table:formula="of:=1+[.E47]*(-4.0257+[.E47]*(-7.3422+[.E47]*(11.819+[.E47]*18.136)))/(1+[.E47]*(2.1406+[.E47]*(-3.5823-7.5824*[.E47])))" office:value-type="float" office:value="1.65296679998599" calcext:value-type="float">
            <text:p>1.6529668</text:p>
          </table:table-cell>
          <table:table-cell table:formula="of:=([.H47]-[.C47])/([.C48]-[.C47])" office:value-type="float" office:value="-0.000809756439354235" calcext:value-type="float">
            <text:p>-0.0008097564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42" calcext:value-type="float">
            <text:p>42</text:p>
          </table:table-cell>
          <table:table-cell table:style-name="ce8" office:value-type="float" office:value="1.694" calcext:value-type="float">
            <text:p>1.694</text:p>
          </table:table-cell>
          <table:table-cell table:style-name="ce49" office:value-type="float" office:value="5194" calcext:value-type="float">
            <text:p>5,194</text:p>
          </table:table-cell>
          <table:table-cell table:formula="of:=[.D48]/([.D48]+10000)-0.5" office:value-type="float" office:value="-0.158154534684744" calcext:value-type="float">
            <text:p>-0.158</text:p>
          </table:table-cell>
          <table:table-cell table:formula="of:=1+[.E48]*(-4.027+[.E48]*(1.0818+[.E48]*(5.3011)))/(1+[.E48]*(0.0462-2.6934*[.E48]))" office:value-type="float" office:value="1.6948667399946" calcext:value-type="float">
            <text:p>1.6949</text:p>
          </table:table-cell>
          <table:table-cell table:formula="of:=([.F48]-[.C48])/([.C49]-[.C48])" office:value-type="float" office:value="0.0211399998681969" calcext:value-type="float">
            <text:p>0.0211399999</text:p>
          </table:table-cell>
          <table:table-cell table:formula="of:=1+[.E48]*(-4.0257+[.E48]*(-7.3422+[.E48]*(11.819+[.E48]*18.136)))/(1+[.E48]*(2.1406+[.E48]*(-3.5823-7.5824*[.E48])))" office:value-type="float" office:value="1.69390708736815" calcext:value-type="float">
            <text:p>1.6939070874</text:p>
          </table:table-cell>
          <table:table-cell table:formula="of:=([.H48]-[.C48])/([.C49]-[.C48])" office:value-type="float" office:value="-0.00226616175244079" calcext:value-type="float">
            <text:p>-0.0022661618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43" calcext:value-type="float">
            <text:p>43</text:p>
          </table:table-cell>
          <table:table-cell table:style-name="ce8" office:value-type="float" office:value="1.735" calcext:value-type="float">
            <text:p>1.735</text:p>
          </table:table-cell>
          <table:table-cell table:style-name="ce49" office:value-type="float" office:value="5007" calcext:value-type="float">
            <text:p>5,007</text:p>
          </table:table-cell>
          <table:table-cell table:formula="of:=[.D49]/([.D49]+10000)-0.5" office:value-type="float" office:value="-0.166355700673019" calcext:value-type="float">
            <text:p>-0.166</text:p>
          </table:table-cell>
          <table:table-cell table:formula="of:=1+[.E49]*(-4.027+[.E49]*(1.0818+[.E49]*(5.3011)))/(1+[.E49]*(0.0462-2.6934*[.E49]))" office:value-type="float" office:value="1.73596052098826" calcext:value-type="float">
            <text:p>1.7360</text:p>
          </table:table-cell>
          <table:table-cell table:formula="of:=([.F49]-[.C49])/([.C50]-[.C49])" office:value-type="float" office:value="0.0234273411769688" calcext:value-type="float">
            <text:p>0.0234273412</text:p>
          </table:table-cell>
          <table:table-cell table:formula="of:=1+[.E49]*(-4.0257+[.E49]*(-7.3422+[.E49]*(11.819+[.E49]*18.136)))/(1+[.E49]*(2.1406+[.E49]*(-3.5823-7.5824*[.E49])))" office:value-type="float" office:value="1.73487822946199" calcext:value-type="float">
            <text:p>1.7348782295</text:p>
          </table:table-cell>
          <table:table-cell table:formula="of:=([.H49]-[.C49])/([.C50]-[.C49])" office:value-type="float" office:value="-0.00297001312217054" calcext:value-type="float">
            <text:p>-0.0029700131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44" calcext:value-type="float">
            <text:p>44</text:p>
          </table:table-cell>
          <table:table-cell table:style-name="ce8" office:value-type="float" office:value="1.776" calcext:value-type="float">
            <text:p>1.776</text:p>
          </table:table-cell>
          <table:table-cell table:style-name="ce49" office:value-type="float" office:value="4827" calcext:value-type="float">
            <text:p>4,827</text:p>
          </table:table-cell>
          <table:table-cell table:formula="of:=[.D50]/([.D50]+10000)-0.5" office:value-type="float" office:value="-0.17444526876644" calcext:value-type="float">
            <text:p>-0.174</text:p>
          </table:table-cell>
          <table:table-cell table:formula="of:=1+[.E50]*(-4.027+[.E50]*(1.0818+[.E50]*(5.3011)))/(1+[.E50]*(0.0462-2.6934*[.E50]))" office:value-type="float" office:value="1.77723939321959" calcext:value-type="float">
            <text:p>1.7772</text:p>
          </table:table-cell>
          <table:table-cell table:formula="of:=([.F50]-[.C50])/([.C51]-[.C50])" office:value-type="float" office:value="0.0302291029168724" calcext:value-type="float">
            <text:p>0.0302291029</text:p>
          </table:table-cell>
          <table:table-cell table:formula="of:=1+[.E50]*(-4.0257+[.E50]*(-7.3422+[.E50]*(11.819+[.E50]*18.136)))/(1+[.E50]*(2.1406+[.E50]*(-3.5823-7.5824*[.E50])))" office:value-type="float" office:value="1.77603017601956" calcext:value-type="float">
            <text:p>1.776030176</text:p>
          </table:table-cell>
          <table:table-cell table:formula="of:=([.H50]-[.C50])/([.C51]-[.C50])" office:value-type="float" office:value="0.000736000477133066" calcext:value-type="float">
            <text:p>0.0007360005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45" calcext:value-type="float">
            <text:p>45</text:p>
          </table:table-cell>
          <table:table-cell table:style-name="ce8" office:value-type="float" office:value="1.817" calcext:value-type="float">
            <text:p>1.817</text:p>
          </table:table-cell>
          <table:table-cell table:style-name="ce49" office:value-type="float" office:value="4655" calcext:value-type="float">
            <text:p>4,655</text:p>
          </table:table-cell>
          <table:table-cell table:formula="of:=[.D51]/([.D51]+10000)-0.5" office:value-type="float" office:value="-0.182360968952576" calcext:value-type="float">
            <text:p>-0.182</text:p>
          </table:table-cell>
          <table:table-cell table:formula="of:=1+[.E51]*(-4.027+[.E51]*(1.0818+[.E51]*(5.3011)))/(1+[.E51]*(0.0462-2.6934*[.E51]))" office:value-type="float" office:value="1.81839378623566" calcext:value-type="float">
            <text:p>1.8184</text:p>
          </table:table-cell>
          <table:table-cell table:formula="of:=([.F51]-[.C51])/([.C52]-[.C51])" office:value-type="float" office:value="0.0339947862357206" calcext:value-type="float">
            <text:p>0.0339947862</text:p>
          </table:table-cell>
          <table:table-cell table:formula="of:=1+[.E51]*(-4.0257+[.E51]*(-7.3422+[.E51]*(11.819+[.E51]*18.136)))/(1+[.E51]*(2.1406+[.E51]*(-3.5823-7.5824*[.E51])))" office:value-type="float" office:value="1.81705575676761" calcext:value-type="float">
            <text:p>1.8170557568</text:p>
          </table:table-cell>
          <table:table-cell table:formula="of:=([.H51]-[.C51])/([.C52]-[.C51])" office:value-type="float" office:value="0.00135992116121529" calcext:value-type="float">
            <text:p>0.0013599212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46" calcext:value-type="float">
            <text:p>46</text:p>
          </table:table-cell>
          <table:table-cell table:style-name="ce8" office:value-type="float" office:value="1.858" calcext:value-type="float">
            <text:p>1.858</text:p>
          </table:table-cell>
          <table:table-cell table:style-name="ce49" office:value-type="float" office:value="4490" calcext:value-type="float">
            <text:p>4,490</text:p>
          </table:table-cell>
          <table:table-cell table:formula="of:=[.D52]/([.D52]+10000)-0.5" office:value-type="float" office:value="-0.190131124913734" calcext:value-type="float">
            <text:p>-0.190</text:p>
          </table:table-cell>
          <table:table-cell table:formula="of:=1+[.E52]*(-4.027+[.E52]*(1.0818+[.E52]*(5.3011)))/(1+[.E52]*(0.0462-2.6934*[.E52]))" office:value-type="float" office:value="1.85957309137442" calcext:value-type="float">
            <text:p>1.8596</text:p>
          </table:table-cell>
          <table:table-cell table:formula="of:=([.F52]-[.C52])/([.C53]-[.C52])" office:value-type="float" office:value="0.0383680823028584" calcext:value-type="float">
            <text:p>0.0383680823</text:p>
          </table:table-cell>
          <table:table-cell table:formula="of:=1+[.E52]*(-4.0257+[.E52]*(-7.3422+[.E52]*(11.819+[.E52]*18.136)))/(1+[.E52]*(2.1406+[.E52]*(-3.5823-7.5824*[.E52])))" office:value-type="float" office:value="1.85810546397982" calcext:value-type="float">
            <text:p>1.858105464</text:p>
          </table:table-cell>
          <table:table-cell table:formula="of:=([.H52]-[.C52])/([.C53]-[.C52])" office:value-type="float" office:value="0.00257229219065393" calcext:value-type="float">
            <text:p>0.0025722922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47" calcext:value-type="float">
            <text:p>47</text:p>
          </table:table-cell>
          <table:table-cell table:style-name="ce8" office:value-type="float" office:value="1.899" calcext:value-type="float">
            <text:p>1.899</text:p>
          </table:table-cell>
          <table:table-cell table:style-name="ce49" office:value-type="float" office:value="4331" calcext:value-type="float">
            <text:p>4,331</text:p>
          </table:table-cell>
          <table:table-cell table:formula="of:=[.D53]/([.D53]+10000)-0.5" office:value-type="float" office:value="-0.197788012001954" calcext:value-type="float">
            <text:p>-0.198</text:p>
          </table:table-cell>
          <table:table-cell table:formula="of:=1+[.E53]*(-4.027+[.E53]*(1.0818+[.E53]*(5.3011)))/(1+[.E53]*(0.0462-2.6934*[.E53]))" office:value-type="float" office:value="1.90095849845435" calcext:value-type="float">
            <text:p>1.9010</text:p>
          </table:table-cell>
          <table:table-cell table:formula="of:=([.F53]-[.C53])/([.C54]-[.C53])" office:value-type="float" office:value="0.0466309155797441" calcext:value-type="float">
            <text:p>0.0466309156</text:p>
          </table:table-cell>
          <table:table-cell table:formula="of:=1+[.E53]*(-4.0257+[.E53]*(-7.3422+[.E53]*(11.819+[.E53]*18.136)))/(1+[.E53]*(2.1406+[.E53]*(-3.5823-7.5824*[.E53])))" office:value-type="float" office:value="1.89936156187183" calcext:value-type="float">
            <text:p>1.8993615619</text:p>
          </table:table-cell>
          <table:table-cell table:formula="of:=([.H53]-[.C53])/([.C54]-[.C53])" office:value-type="float" office:value="0.00860861599595783" calcext:value-type="float">
            <text:p>0.008608616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48" calcext:value-type="float">
            <text:p>48</text:p>
          </table:table-cell>
          <table:table-cell table:style-name="ce8" office:value-type="float" office:value="1.941" calcext:value-type="float">
            <text:p>1.941</text:p>
          </table:table-cell>
          <table:table-cell table:style-name="ce49" office:value-type="float" office:value="4179" calcext:value-type="float">
            <text:p>4,179</text:p>
          </table:table-cell>
          <table:table-cell table:formula="of:=[.D54]/([.D54]+10000)-0.5" office:value-type="float" office:value="-0.205268354608929" calcext:value-type="float">
            <text:p>-0.205</text:p>
          </table:table-cell>
          <table:table-cell table:formula="of:=1+[.E54]*(-4.027+[.E54]*(1.0818+[.E54]*(5.3011)))/(1+[.E54]*(0.0462-2.6934*[.E54]))" office:value-type="float" office:value="1.94221207095748" calcext:value-type="float">
            <text:p>1.9422</text:p>
          </table:table-cell>
          <table:table-cell table:formula="of:=([.F54]-[.C54])/([.C55]-[.C54])" office:value-type="float" office:value="0.0295627062800568" calcext:value-type="float">
            <text:p>0.0295627063</text:p>
          </table:table-cell>
          <table:table-cell table:formula="of:=1+[.E54]*(-4.0257+[.E54]*(-7.3422+[.E54]*(11.819+[.E54]*18.136)))/(1+[.E54]*(2.1406+[.E54]*(-3.5823-7.5824*[.E54])))" office:value-type="float" office:value="1.94048886641573" calcext:value-type="float">
            <text:p>1.9404888664</text:p>
          </table:table-cell>
          <table:table-cell table:formula="of:=([.H54]-[.C54])/([.C55]-[.C54])" office:value-type="float" office:value="-0.012466672787117" calcext:value-type="float">
            <text:p>-0.0124666728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49" calcext:value-type="float">
            <text:p>49</text:p>
          </table:table-cell>
          <table:table-cell table:style-name="ce8" office:value-type="float" office:value="1.982" calcext:value-type="float">
            <text:p>1.982</text:p>
          </table:table-cell>
          <table:table-cell table:style-name="ce49" office:value-type="float" office:value="4033" calcext:value-type="float">
            <text:p>4,033</text:p>
          </table:table-cell>
          <table:table-cell table:formula="of:=[.D55]/([.D55]+10000)-0.5" office:value-type="float" office:value="-0.212606000142521" calcext:value-type="float">
            <text:p>-0.213</text:p>
          </table:table-cell>
          <table:table-cell table:formula="of:=1+[.E55]*(-4.027+[.E55]*(1.0818+[.E55]*(5.3011)))/(1+[.E55]*(0.0462-2.6934*[.E55]))" office:value-type="float" office:value="1.98351835788556" calcext:value-type="float">
            <text:p>1.9835</text:p>
          </table:table-cell>
          <table:table-cell table:formula="of:=([.F55]-[.C55])/([.C56]-[.C55])" office:value-type="float" office:value="0.037033119160097" calcext:value-type="float">
            <text:p>0.0370331192</text:p>
          </table:table-cell>
          <table:table-cell table:formula="of:=1+[.E55]*(-4.0257+[.E55]*(-7.3422+[.E55]*(11.819+[.E55]*18.136)))/(1+[.E55]*(2.1406+[.E55]*(-3.5823-7.5824*[.E55])))" office:value-type="float" office:value="1.98167306314815" calcext:value-type="float">
            <text:p>1.9816730631</text:p>
          </table:table-cell>
          <table:table-cell table:formula="of:=([.H55]-[.C55])/([.C56]-[.C55])" office:value-type="float" office:value="-0.00797406955730436" calcext:value-type="float">
            <text:p>-0.0079740696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50" calcext:value-type="float">
            <text:p>50</text:p>
          </table:table-cell>
          <table:table-cell table:style-name="ce8" office:value-type="float" office:value="2.023" calcext:value-type="float">
            <text:p>2.023</text:p>
          </table:table-cell>
          <table:table-cell table:style-name="ce49" office:value-type="float" office:value="3893" calcext:value-type="float">
            <text:p>3,893</text:p>
          </table:table-cell>
          <table:table-cell table:formula="of:=[.D56]/([.D56]+10000)-0.5" office:value-type="float" office:value="-0.219786943064853" calcext:value-type="float">
            <text:p>-0.220</text:p>
          </table:table-cell>
          <table:table-cell table:formula="of:=1+[.E56]*(-4.027+[.E56]*(1.0818+[.E56]*(5.3011)))/(1+[.E56]*(0.0462-2.6934*[.E56]))" office:value-type="float" office:value="2.02479808113882" calcext:value-type="float">
            <text:p>2.0248</text:p>
          </table:table-cell>
          <table:table-cell table:formula="of:=([.F56]-[.C56])/([.C57]-[.C56])" office:value-type="float" office:value="0.043855637532197" calcext:value-type="float">
            <text:p>0.0438556375</text:p>
          </table:table-cell>
          <table:table-cell table:formula="of:=1+[.E56]*(-4.0257+[.E56]*(-7.3422+[.E56]*(11.819+[.E56]*18.136)))/(1+[.E56]*(2.1406+[.E56]*(-3.5823-7.5824*[.E56])))" office:value-type="float" office:value="2.02283679580032" calcext:value-type="float">
            <text:p>2.0228367958</text:p>
          </table:table-cell>
          <table:table-cell table:formula="of:=([.H56]-[.C56])/([.C57]-[.C56])" office:value-type="float" office:value="-0.00398059023617259" calcext:value-type="float">
            <text:p>-0.0039805902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51" calcext:value-type="float">
            <text:p>51</text:p>
          </table:table-cell>
          <table:table-cell table:style-name="ce8" office:value-type="float" office:value="2.064" calcext:value-type="float">
            <text:p>2.064</text:p>
          </table:table-cell>
          <table:table-cell table:style-name="ce49" office:value-type="float" office:value="3758" calcext:value-type="float">
            <text:p>3,758</text:p>
          </table:table-cell>
          <table:table-cell table:formula="of:=[.D57]/([.D57]+10000)-0.5" office:value-type="float" office:value="-0.226849832824538" calcext:value-type="float">
            <text:p>-0.227</text:p>
          </table:table-cell>
          <table:table-cell table:formula="of:=1+[.E57]*(-4.027+[.E57]*(1.0818+[.E57]*(5.3011)))/(1+[.E57]*(0.0462-2.6934*[.E57]))" office:value-type="float" office:value="2.06627607399125" calcext:value-type="float">
            <text:p>2.0663</text:p>
          </table:table-cell>
          <table:table-cell table:formula="of:=([.F57]-[.C57])/([.C58]-[.C57])" office:value-type="float" office:value="0.0541922378868565" calcext:value-type="float">
            <text:p>0.0541922379</text:p>
          </table:table-cell>
          <table:table-cell table:formula="of:=1+[.E57]*(-4.0257+[.E57]*(-7.3422+[.E57]*(11.819+[.E57]*18.136)))/(1+[.E57]*(2.1406+[.E57]*(-3.5823-7.5824*[.E57])))" office:value-type="float" office:value="2.06420593847366" calcext:value-type="float">
            <text:p>2.0642059385</text:p>
          </table:table-cell>
          <table:table-cell table:formula="of:=([.H57]-[.C57])/([.C58]-[.C57])" office:value-type="float" office:value="0.0049032969918391" calcext:value-type="float">
            <text:p>0.004903297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52" calcext:value-type="float">
            <text:p>52</text:p>
          </table:table-cell>
          <table:table-cell table:style-name="ce8" office:value-type="float" office:value="2.106" calcext:value-type="float">
            <text:p>2.106</text:p>
          </table:table-cell>
          <table:table-cell table:style-name="ce49" office:value-type="float" office:value="3629" calcext:value-type="float">
            <text:p>3,629</text:p>
          </table:table-cell>
          <table:table-cell table:formula="of:=[.D58]/([.D58]+10000)-0.5" office:value-type="float" office:value="-0.233729547288869" calcext:value-type="float">
            <text:p>-0.234</text:p>
          </table:table-cell>
          <table:table-cell table:formula="of:=1+[.E58]*(-4.027+[.E58]*(1.0818+[.E58]*(5.3011)))/(1+[.E58]*(0.0462-2.6934*[.E58]))" office:value-type="float" office:value="2.10756592048328" calcext:value-type="float">
            <text:p>2.1076</text:p>
          </table:table-cell>
          <table:table-cell table:formula="of:=([.F58]-[.C58])/([.C59]-[.C58])" office:value-type="float" office:value="0.0381931825191239" calcext:value-type="float">
            <text:p>0.0381931825</text:p>
          </table:table-cell>
          <table:table-cell table:formula="of:=1+[.E58]*(-4.0257+[.E58]*(-7.3422+[.E58]*(11.819+[.E58]*18.136)))/(1+[.E58]*(2.1406+[.E58]*(-3.5823-7.5824*[.E58])))" office:value-type="float" office:value="2.10539661480688" calcext:value-type="float">
            <text:p>2.1053966148</text:p>
          </table:table-cell>
          <table:table-cell table:formula="of:=([.H58]-[.C58])/([.C59]-[.C58])" office:value-type="float" office:value="-0.0147167120274032" calcext:value-type="float">
            <text:p>-0.014716712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53" calcext:value-type="float">
            <text:p>53</text:p>
          </table:table-cell>
          <table:table-cell table:style-name="ce8" office:value-type="float" office:value="2.147" calcext:value-type="float">
            <text:p>2.147</text:p>
          </table:table-cell>
          <table:table-cell table:style-name="ce49" office:value-type="float" office:value="3505" calcext:value-type="float">
            <text:p>3,505</text:p>
          </table:table-cell>
          <table:table-cell table:formula="of:=[.D59]/([.D59]+10000)-0.5" office:value-type="float" office:value="-0.240466493891151" calcext:value-type="float">
            <text:p>-0.240</text:p>
          </table:table-cell>
          <table:table-cell table:formula="of:=1+[.E59]*(-4.027+[.E59]*(1.0818+[.E59]*(5.3011)))/(1+[.E59]*(0.0462-2.6934*[.E59]))" office:value-type="float" office:value="2.14889959104258" calcext:value-type="float">
            <text:p>2.1489</text:p>
          </table:table-cell>
          <table:table-cell table:formula="of:=([.F59]-[.C59])/([.C60]-[.C59])" office:value-type="float" office:value="0.0463314888434813" calcext:value-type="float">
            <text:p>0.0463314888</text:p>
          </table:table-cell>
          <table:table-cell table:formula="of:=1+[.E59]*(-4.0257+[.E59]*(-7.3422+[.E59]*(11.819+[.E59]*18.136)))/(1+[.E59]*(2.1406+[.E59]*(-3.5823-7.5824*[.E59])))" office:value-type="float" office:value="2.14664156253132" calcext:value-type="float">
            <text:p>2.1466415625</text:p>
          </table:table-cell>
          <table:table-cell table:formula="of:=([.H59]-[.C59])/([.C60]-[.C59])" office:value-type="float" office:value="-0.00874237728491657" calcext:value-type="float">
            <text:p>-0.0087423773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54" calcext:value-type="float">
            <text:p>54</text:p>
          </table:table-cell>
          <table:table-cell table:style-name="ce8" office:value-type="float" office:value="2.188" calcext:value-type="float">
            <text:p>2.188</text:p>
          </table:table-cell>
          <table:table-cell table:style-name="ce49" office:value-type="float" office:value="3385" calcext:value-type="float">
            <text:p>3,385</text:p>
          </table:table-cell>
          <table:table-cell table:formula="of:=[.D60]/([.D60]+10000)-0.5" office:value-type="float" office:value="-0.247104968248039" calcext:value-type="float">
            <text:p>-0.247</text:p>
          </table:table-cell>
          <table:table-cell table:formula="of:=1+[.E60]*(-4.027+[.E60]*(1.0818+[.E60]*(5.3011)))/(1+[.E60]*(0.0462-2.6934*[.E60]))" office:value-type="float" office:value="2.19055371662638" calcext:value-type="float">
            <text:p>2.1906</text:p>
          </table:table-cell>
          <table:table-cell table:formula="of:=([.F60]-[.C60])/([.C61]-[.C60])" office:value-type="float" office:value="0.0608027768185146" calcext:value-type="float">
            <text:p>0.0608027768</text:p>
          </table:table-cell>
          <table:table-cell table:formula="of:=1+[.E60]*(-4.0257+[.E60]*(-7.3422+[.E60]*(11.819+[.E60]*18.136)))/(1+[.E60]*(2.1406+[.E60]*(-3.5823-7.5824*[.E60])))" office:value-type="float" office:value="2.1882181489783" calcext:value-type="float">
            <text:p>2.188218149</text:p>
          </table:table-cell>
          <table:table-cell table:formula="of:=([.H60]-[.C60])/([.C61]-[.C60])" office:value-type="float" office:value="0.00519402329276658" calcext:value-type="float">
            <text:p>0.0051940233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55" calcext:value-type="float">
            <text:p>55</text:p>
          </table:table-cell>
          <table:table-cell table:style-name="ce8" office:value-type="float" office:value="2.23" calcext:value-type="float">
            <text:p>2.230</text:p>
          </table:table-cell>
          <table:table-cell table:style-name="ce49" office:value-type="float" office:value="3271" calcext:value-type="float">
            <text:p>3,271</text:p>
          </table:table-cell>
          <table:table-cell table:formula="of:=[.D61]/([.D61]+10000)-0.5" office:value-type="float" office:value="-0.253522718709969" calcext:value-type="float">
            <text:p>-0.254</text:p>
          </table:table-cell>
          <table:table-cell table:formula="of:=1+[.E61]*(-4.027+[.E61]*(1.0818+[.E61]*(5.3011)))/(1+[.E61]*(0.0462-2.6934*[.E61]))" office:value-type="float" office:value="2.23174780209244" calcext:value-type="float">
            <text:p>2.2317</text:p>
          </table:table-cell>
          <table:table-cell table:formula="of:=([.F61]-[.C61])/([.C62]-[.C61])" office:value-type="float" office:value="0.0426293193277608" calcext:value-type="float">
            <text:p>0.0426293193</text:p>
          </table:table-cell>
          <table:table-cell table:formula="of:=1+[.E61]*(-4.0257+[.E61]*(-7.3422+[.E61]*(11.819+[.E61]*18.136)))/(1+[.E61]*(2.1406+[.E61]*(-3.5823-7.5824*[.E61])))" office:value-type="float" office:value="2.22934819714456" calcext:value-type="float">
            <text:p>2.2293481971</text:p>
          </table:table-cell>
          <table:table-cell table:formula="of:=([.H61]-[.C61])/([.C62]-[.C61])" office:value-type="float" office:value="-0.0158976306205279" calcext:value-type="float">
            <text:p>-0.0158976306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56" calcext:value-type="float">
            <text:p>56</text:p>
          </table:table-cell>
          <table:table-cell table:style-name="ce8" office:value-type="float" office:value="2.271" calcext:value-type="float">
            <text:p>2.271</text:p>
          </table:table-cell>
          <table:table-cell table:style-name="ce49" office:value-type="float" office:value="3160" calcext:value-type="float">
            <text:p>3,160</text:p>
          </table:table-cell>
          <table:table-cell table:formula="of:=[.D62]/([.D62]+10000)-0.5" office:value-type="float" office:value="-0.259878419452887" calcext:value-type="float">
            <text:p>-0.260</text:p>
          </table:table-cell>
          <table:table-cell table:formula="of:=1+[.E62]*(-4.027+[.E62]*(1.0818+[.E62]*(5.3011)))/(1+[.E62]*(0.0462-2.6934*[.E62]))" office:value-type="float" office:value="2.2734932644031" calcext:value-type="float">
            <text:p>2.2735</text:p>
          </table:table-cell>
          <table:table-cell table:formula="of:=([.F62]-[.C62])/([.C63]-[.C62])" office:value-type="float" office:value="0.0608113269049579" calcext:value-type="float">
            <text:p>0.0608113269</text:p>
          </table:table-cell>
          <table:table-cell table:formula="of:=1+[.E62]*(-4.0257+[.E62]*(-7.3422+[.E62]*(11.819+[.E62]*18.136)))/(1+[.E62]*(2.1406+[.E62]*(-3.5823-7.5824*[.E62])))" office:value-type="float" office:value="2.27104222424102" calcext:value-type="float">
            <text:p>2.2710422242</text:p>
          </table:table-cell>
          <table:table-cell table:formula="of:=([.H62]-[.C62])/([.C63]-[.C62])" office:value-type="float" office:value="0.00102985953707494" calcext:value-type="float">
            <text:p>0.0010298595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57" calcext:value-type="float">
            <text:p>57</text:p>
          </table:table-cell>
          <table:table-cell table:style-name="ce8" office:value-type="float" office:value="2.312" calcext:value-type="float">
            <text:p>2.312</text:p>
          </table:table-cell>
          <table:table-cell table:style-name="ce49" office:value-type="float" office:value="3054" calcext:value-type="float">
            <text:p>3,054</text:p>
          </table:table-cell>
          <table:table-cell table:formula="of:=[.D63]/([.D63]+10000)-0.5" office:value-type="float" office:value="-0.266048720698636" calcext:value-type="float">
            <text:p>-0.266</text:p>
          </table:table-cell>
          <table:table-cell table:formula="of:=1+[.E63]*(-4.027+[.E63]*(1.0818+[.E63]*(5.3011)))/(1+[.E63]*(0.0462-2.6934*[.E63]))" office:value-type="float" office:value="2.31497853494436" calcext:value-type="float">
            <text:p>2.3150</text:p>
          </table:table-cell>
          <table:table-cell table:formula="of:=([.F63]-[.C63])/([.C64]-[.C63])" office:value-type="float" office:value="0.0709174986752815" calcext:value-type="float">
            <text:p>0.0709174987</text:p>
          </table:table-cell>
          <table:table-cell table:formula="of:=1+[.E63]*(-4.0257+[.E63]*(-7.3422+[.E63]*(11.819+[.E63]*18.136)))/(1+[.E63]*(2.1406+[.E63]*(-3.5823-7.5824*[.E63])))" office:value-type="float" office:value="2.31249006001684" calcext:value-type="float">
            <text:p>2.31249006</text:p>
          </table:table-cell>
          <table:table-cell table:formula="of:=([.H63]-[.C63])/([.C64]-[.C63])" office:value-type="float" office:value="0.0116680956391438" calcext:value-type="float">
            <text:p>0.0116680956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58" calcext:value-type="float">
            <text:p>58</text:p>
          </table:table-cell>
          <table:table-cell table:style-name="ce8" office:value-type="float" office:value="2.354" calcext:value-type="float">
            <text:p>2.354</text:p>
          </table:table-cell>
          <table:table-cell table:style-name="ce49" office:value-type="float" office:value="2952" calcext:value-type="float">
            <text:p>2,952</text:p>
          </table:table-cell>
          <table:table-cell table:formula="of:=[.D64]/([.D64]+10000)-0.5" office:value-type="float" office:value="-0.272081531809759" calcext:value-type="float">
            <text:p>-0.272</text:p>
          </table:table-cell>
          <table:table-cell table:formula="of:=1+[.E64]*(-4.027+[.E64]*(1.0818+[.E64]*(5.3011)))/(1+[.E64]*(0.0462-2.6934*[.E64]))" office:value-type="float" office:value="2.35650509134531" calcext:value-type="float">
            <text:p>2.3565</text:p>
          </table:table-cell>
          <table:table-cell table:formula="of:=([.F64]-[.C64])/([.C65]-[.C64])" office:value-type="float" office:value="0.0610997889099938" calcext:value-type="float">
            <text:p>0.0610997889</text:p>
          </table:table-cell>
          <table:table-cell table:formula="of:=1+[.E64]*(-4.0257+[.E64]*(-7.3422+[.E64]*(11.819+[.E64]*18.136)))/(1+[.E64]*(2.1406+[.E64]*(-3.5823-7.5824*[.E64])))" office:value-type="float" office:value="2.3539926245778" calcext:value-type="float">
            <text:p>2.3539926246</text:p>
          </table:table-cell>
          <table:table-cell table:formula="of:=([.H64]-[.C64])/([.C65]-[.C64])" office:value-type="float" office:value="-0.000179888346300195" calcext:value-type="float">
            <text:p>-0.0001798883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59" calcext:value-type="float">
            <text:p>59</text:p>
          </table:table-cell>
          <table:table-cell table:style-name="ce8" office:value-type="float" office:value="2.395" calcext:value-type="float">
            <text:p>2.395</text:p>
          </table:table-cell>
          <table:table-cell table:style-name="ce49" office:value-type="float" office:value="2854" calcext:value-type="float">
            <text:p>2,854</text:p>
          </table:table-cell>
          <table:table-cell table:formula="of:=[.D65]/([.D65]+10000)-0.5" office:value-type="float" office:value="-0.277967947720554" calcext:value-type="float">
            <text:p>-0.278</text:p>
          </table:table-cell>
          <table:table-cell table:formula="of:=1+[.E65]*(-4.027+[.E65]*(1.0818+[.E65]*(5.3011)))/(1+[.E65]*(0.0462-2.6934*[.E65]))" office:value-type="float" office:value="2.39799778677085" calcext:value-type="float">
            <text:p>2.3980</text:p>
          </table:table-cell>
          <table:table-cell table:formula="of:=([.F65]-[.C65])/([.C66]-[.C65])" office:value-type="float" office:value="0.0731167505086003" calcext:value-type="float">
            <text:p>0.0731167505</text:p>
          </table:table-cell>
          <table:table-cell table:formula="of:=1+[.E65]*(-4.0257+[.E65]*(-7.3422+[.E65]*(11.819+[.E65]*18.136)))/(1+[.E65]*(2.1406+[.E65]*(-3.5823-7.5824*[.E65])))" office:value-type="float" office:value="2.39547413685235" calcext:value-type="float">
            <text:p>2.3954741369</text:p>
          </table:table-cell>
          <table:table-cell table:formula="of:=([.H65]-[.C65])/([.C66]-[.C65])" office:value-type="float" office:value="0.0115643134719941" calcext:value-type="float">
            <text:p>0.0115643135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60" calcext:value-type="float">
            <text:p>60</text:p>
          </table:table-cell>
          <table:table-cell table:style-name="ce8" office:value-type="float" office:value="2.436" calcext:value-type="float">
            <text:p>2.436</text:p>
          </table:table-cell>
          <table:table-cell table:style-name="ce49" office:value-type="float" office:value="2760" calcext:value-type="float">
            <text:p>2,760</text:p>
          </table:table-cell>
          <table:table-cell table:formula="of:=[.D66]/([.D66]+10000)-0.5" office:value-type="float" office:value="-0.283699059561128" calcext:value-type="float">
            <text:p>-0.284</text:p>
          </table:table-cell>
          <table:table-cell table:formula="of:=1+[.E66]*(-4.027+[.E66]*(1.0818+[.E66]*(5.3011)))/(1+[.E66]*(0.0462-2.6934*[.E66]))" office:value-type="float" office:value="2.43937313396918" calcext:value-type="float">
            <text:p>2.4394</text:p>
          </table:table-cell>
          <table:table-cell table:formula="of:=([.F66]-[.C66])/([.C67]-[.C66])" office:value-type="float" office:value="0.0803127135519581" calcext:value-type="float">
            <text:p>0.0803127136</text:p>
          </table:table-cell>
          <table:table-cell table:formula="of:=1+[.E66]*(-4.0257+[.E66]*(-7.3422+[.E66]*(11.819+[.E66]*18.136)))/(1+[.E66]*(2.1406+[.E66]*(-3.5823-7.5824*[.E66])))" office:value-type="float" office:value="2.43684980923421" calcext:value-type="float">
            <text:p>2.4368498092</text:p>
          </table:table-cell>
          <table:table-cell table:formula="of:=([.H66]-[.C66])/([.C67]-[.C66])" office:value-type="float" office:value="0.0202335531954752" calcext:value-type="float">
            <text:p>0.0202335532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61" calcext:value-type="float">
            <text:p>61</text:p>
          </table:table-cell>
          <table:table-cell table:style-name="ce8" office:value-type="float" office:value="2.478" calcext:value-type="float">
            <text:p>2.478</text:p>
          </table:table-cell>
          <table:table-cell table:style-name="ce49" office:value-type="float" office:value="2669" calcext:value-type="float">
            <text:p>2,669</text:p>
          </table:table-cell>
          <table:table-cell table:formula="of:=[.D67]/([.D67]+10000)-0.5" office:value-type="float" office:value="-0.289328281632331" calcext:value-type="float">
            <text:p>-0.289</text:p>
          </table:table-cell>
          <table:table-cell table:formula="of:=1+[.E67]*(-4.027+[.E67]*(1.0818+[.E67]*(5.3011)))/(1+[.E67]*(0.0462-2.6934*[.E67]))" office:value-type="float" office:value="2.48100527925572" calcext:value-type="float">
            <text:p>2.4810</text:p>
          </table:table-cell>
          <table:table-cell table:formula="of:=([.F67]-[.C67])/([.C68]-[.C67])" office:value-type="float" office:value="0.0732994940420225" calcext:value-type="float">
            <text:p>0.073299494</text:p>
          </table:table-cell>
          <table:table-cell table:formula="of:=1+[.E67]*(-4.0257+[.E67]*(-7.3422+[.E67]*(11.819+[.E67]*18.136)))/(1+[.E67]*(2.1406+[.E67]*(-3.5823-7.5824*[.E67])))" office:value-type="float" office:value="2.47849192189459" calcext:value-type="float">
            <text:p>2.4784919219</text:p>
          </table:table-cell>
          <table:table-cell table:formula="of:=([.H67]-[.C67])/([.C68]-[.C67])" office:value-type="float" office:value="0.0119980949900384" calcext:value-type="float">
            <text:p>0.011998095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62" calcext:value-type="float">
            <text:p>62</text:p>
          </table:table-cell>
          <table:table-cell table:style-name="ce8" office:value-type="float" office:value="2.519" calcext:value-type="float">
            <text:p>2.519</text:p>
          </table:table-cell>
          <table:table-cell table:style-name="ce49" office:value-type="float" office:value="2582" calcext:value-type="float">
            <text:p>2,582</text:p>
          </table:table-cell>
          <table:table-cell table:formula="of:=[.D68]/([.D68]+10000)-0.5" office:value-type="float" office:value="-0.294786202511524" calcext:value-type="float">
            <text:p>-0.295</text:p>
          </table:table-cell>
          <table:table-cell table:formula="of:=1+[.E68]*(-4.027+[.E68]*(1.0818+[.E68]*(5.3011)))/(1+[.E68]*(0.0462-2.6934*[.E68]))" office:value-type="float" office:value="2.52236270478336" calcext:value-type="float">
            <text:p>2.5224</text:p>
          </table:table-cell>
          <table:table-cell table:formula="of:=([.F68]-[.C68])/([.C69]-[.C68])" office:value-type="float" office:value="0.0800643996038359" calcext:value-type="float">
            <text:p>0.0800643996</text:p>
          </table:table-cell>
          <table:table-cell table:formula="of:=1+[.E68]*(-4.0257+[.E68]*(-7.3422+[.E68]*(11.819+[.E68]*18.136)))/(1+[.E68]*(2.1406+[.E68]*(-3.5823-7.5824*[.E68])))" office:value-type="float" office:value="2.51986616550928" calcext:value-type="float">
            <text:p>2.5198661655</text:p>
          </table:table-cell>
          <table:table-cell table:formula="of:=([.H68]-[.C68])/([.C69]-[.C68])" office:value-type="float" office:value="0.0206229883162403" calcext:value-type="float">
            <text:p>0.0206229883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63" calcext:value-type="float">
            <text:p>63</text:p>
          </table:table-cell>
          <table:table-cell table:style-name="ce8" office:value-type="float" office:value="2.561" calcext:value-type="float">
            <text:p>2.561</text:p>
          </table:table-cell>
          <table:table-cell table:style-name="ce49" office:value-type="float" office:value="2498" calcext:value-type="float">
            <text:p>2,498</text:p>
          </table:table-cell>
          <table:table-cell table:formula="of:=[.D69]/([.D69]+10000)-0.5" office:value-type="float" office:value="-0.300128020483277" calcext:value-type="float">
            <text:p>-0.300</text:p>
          </table:table-cell>
          <table:table-cell table:formula="of:=1+[.E69]*(-4.027+[.E69]*(1.0818+[.E69]*(5.3011)))/(1+[.E69]*(0.0462-2.6934*[.E69]))" office:value-type="float" office:value="2.56383934775106" calcext:value-type="float">
            <text:p>2.5638</text:p>
          </table:table-cell>
          <table:table-cell table:formula="of:=([.F69]-[.C69])/([.C70]-[.C69])" office:value-type="float" office:value="0.0692523841721894" calcext:value-type="float">
            <text:p>0.0692523842</text:p>
          </table:table-cell>
          <table:table-cell table:formula="of:=1+[.E69]*(-4.0257+[.E69]*(-7.3422+[.E69]*(11.819+[.E69]*18.136)))/(1+[.E69]*(2.1406+[.E69]*(-3.5823-7.5824*[.E69])))" office:value-type="float" office:value="2.56136309101044" calcext:value-type="float">
            <text:p>2.561363091</text:p>
          </table:table-cell>
          <table:table-cell table:formula="of:=([.H69]-[.C69])/([.C70]-[.C69])" office:value-type="float" office:value="0.00885587830346252" calcext:value-type="float">
            <text:p>0.0088558783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64" calcext:value-type="float">
            <text:p>64</text:p>
          </table:table-cell>
          <table:table-cell table:style-name="ce8" office:value-type="float" office:value="2.602" calcext:value-type="float">
            <text:p>2.602</text:p>
          </table:table-cell>
          <table:table-cell table:style-name="ce49" office:value-type="float" office:value="2417" calcext:value-type="float">
            <text:p>2,417</text:p>
          </table:table-cell>
          <table:table-cell table:formula="of:=[.D70]/([.D70]+10000)-0.5" office:value-type="float" office:value="-0.305347507449464" calcext:value-type="float">
            <text:p>-0.305</text:p>
          </table:table-cell>
          <table:table-cell table:formula="of:=1+[.E70]*(-4.027+[.E70]*(1.0818+[.E70]*(5.3011)))/(1+[.E70]*(0.0462-2.6934*[.E70]))" office:value-type="float" office:value="2.60537376656406" calcext:value-type="float">
            <text:p>2.6054</text:p>
          </table:table-cell>
          <table:table-cell table:formula="of:=([.F70]-[.C70])/([.C71]-[.C70])" office:value-type="float" office:value="0.0803277753348478" calcext:value-type="float">
            <text:p>0.0803277753</text:p>
          </table:table-cell>
          <table:table-cell table:formula="of:=1+[.E70]*(-4.0257+[.E70]*(-7.3422+[.E70]*(11.819+[.E70]*18.136)))/(1+[.E70]*(2.1406+[.E70]*(-3.5823-7.5824*[.E70])))" office:value-type="float" office:value="2.60291677630889" calcext:value-type="float">
            <text:p>2.6029167763</text:p>
          </table:table-cell>
          <table:table-cell table:formula="of:=([.H70]-[.C70])/([.C71]-[.C70])" office:value-type="float" office:value="0.0218280073544861" calcext:value-type="float">
            <text:p>0.0218280074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65" calcext:value-type="float">
            <text:p>65</text:p>
          </table:table-cell>
          <table:table-cell table:style-name="ce8" office:value-type="float" office:value="2.644" calcext:value-type="float">
            <text:p>2.644</text:p>
          </table:table-cell>
          <table:table-cell table:style-name="ce49" office:value-type="float" office:value="2339" calcext:value-type="float">
            <text:p>2,339</text:p>
          </table:table-cell>
          <table:table-cell table:formula="of:=[.D71]/([.D71]+10000)-0.5" office:value-type="float" office:value="-0.310438447199935" calcext:value-type="float">
            <text:p>-0.310</text:p>
          </table:table-cell>
          <table:table-cell table:formula="of:=1+[.E71]*(-4.027+[.E71]*(1.0818+[.E71]*(5.3011)))/(1+[.E71]*(0.0462-2.6934*[.E71]))" office:value-type="float" office:value="2.64689764198733" calcext:value-type="float">
            <text:p>2.6469</text:p>
          </table:table-cell>
          <table:table-cell table:formula="of:=([.F71]-[.C71])/([.C72]-[.C71])" office:value-type="float" office:value="0.0706741948129893" calcext:value-type="float">
            <text:p>0.0706741948</text:p>
          </table:table-cell>
          <table:table-cell table:formula="of:=1+[.E71]*(-4.0257+[.E71]*(-7.3422+[.E71]*(11.819+[.E71]*18.136)))/(1+[.E71]*(2.1406+[.E71]*(-3.5823-7.5824*[.E71])))" office:value-type="float" office:value="2.64445331372158" calcext:value-type="float">
            <text:p>2.6444533137</text:p>
          </table:table-cell>
          <table:table-cell table:formula="of:=([.H71]-[.C71])/([.C72]-[.C71])" office:value-type="float" office:value="0.0110564322336931" calcext:value-type="float">
            <text:p>0.0110564322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66" calcext:value-type="float">
            <text:p>66</text:p>
          </table:table-cell>
          <table:table-cell table:style-name="ce8" office:value-type="float" office:value="2.685" calcext:value-type="float">
            <text:p>2.685</text:p>
          </table:table-cell>
          <table:table-cell table:style-name="ce49" office:value-type="float" office:value="2264" calcext:value-type="float">
            <text:p>2,264</text:p>
          </table:table-cell>
          <table:table-cell table:formula="of:=[.D72]/([.D72]+10000)-0.5" office:value-type="float" office:value="-0.315394651011089" calcext:value-type="float">
            <text:p>-0.315</text:p>
          </table:table-cell>
          <table:table-cell table:formula="of:=1+[.E72]*(-4.027+[.E72]*(1.0818+[.E72]*(5.3011)))/(1+[.E72]*(0.0462-2.6934*[.E72]))" office:value-type="float" office:value="2.68833545433773" calcext:value-type="float">
            <text:p>2.6883</text:p>
          </table:table-cell>
          <table:table-cell table:formula="of:=([.F72]-[.C72])/([.C73]-[.C72])" office:value-type="float" office:value="0.0794155794696664" calcext:value-type="float">
            <text:p>0.0794155795</text:p>
          </table:table-cell>
          <table:table-cell table:formula="of:=1+[.E72]*(-4.0257+[.E72]*(-7.3422+[.E72]*(11.819+[.E72]*18.136)))/(1+[.E72]*(2.1406+[.E72]*(-3.5823-7.5824*[.E72])))" office:value-type="float" office:value="2.68589044462945" calcext:value-type="float">
            <text:p>2.6858904446</text:p>
          </table:table-cell>
          <table:table-cell table:formula="of:=([.H72]-[.C72])/([.C73]-[.C72])" office:value-type="float" office:value="0.0212010626058728" calcext:value-type="float">
            <text:p>0.0212010626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67" calcext:value-type="float">
            <text:p>67</text:p>
          </table:table-cell>
          <table:table-cell table:style-name="ce8" office:value-type="float" office:value="2.727" calcext:value-type="float">
            <text:p>2.727</text:p>
          </table:table-cell>
          <table:table-cell table:style-name="ce49" office:value-type="float" office:value="2191" calcext:value-type="float">
            <text:p>2,191</text:p>
          </table:table-cell>
          <table:table-cell table:formula="of:=[.D73]/([.D73]+10000)-0.5" office:value-type="float" office:value="-0.320277253711755" calcext:value-type="float">
            <text:p>-0.320</text:p>
          </table:table-cell>
          <table:table-cell table:formula="of:=1+[.E73]*(-4.027+[.E73]*(1.0818+[.E73]*(5.3011)))/(1+[.E73]*(0.0462-2.6934*[.E73]))" office:value-type="float" office:value="2.73018811672266" calcext:value-type="float">
            <text:p>2.7302</text:p>
          </table:table-cell>
          <table:table-cell table:formula="of:=([.F73]-[.C73])/([.C74]-[.C73])" office:value-type="float" office:value="0.077758944455083" calcext:value-type="float">
            <text:p>0.0777589445</text:p>
          </table:table-cell>
          <table:table-cell table:formula="of:=1+[.E73]*(-4.0257+[.E73]*(-7.3422+[.E73]*(11.819+[.E73]*18.136)))/(1+[.E73]*(2.1406+[.E73]*(-3.5823-7.5824*[.E73])))" office:value-type="float" office:value="2.72772068762761" calcext:value-type="float">
            <text:p>2.7277206876</text:p>
          </table:table-cell>
          <table:table-cell table:formula="of:=([.H73]-[.C73])/([.C74]-[.C73])" office:value-type="float" office:value="0.0175777470149381" calcext:value-type="float">
            <text:p>0.017577747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68" calcext:value-type="float">
            <text:p>68</text:p>
          </table:table-cell>
          <table:table-cell table:style-name="ce8" office:value-type="float" office:value="2.768" calcext:value-type="float">
            <text:p>2.768</text:p>
          </table:table-cell>
          <table:table-cell table:style-name="ce49" office:value-type="float" office:value="2122" calcext:value-type="float">
            <text:p>2,122</text:p>
          </table:table-cell>
          <table:table-cell table:formula="of:=[.D74]/([.D74]+10000)-0.5" office:value-type="float" office:value="-0.324946378485398" calcext:value-type="float">
            <text:p>-0.325</text:p>
          </table:table-cell>
          <table:table-cell table:formula="of:=1+[.E74]*(-4.027+[.E74]*(1.0818+[.E74]*(5.3011)))/(1+[.E74]*(0.0462-2.6934*[.E74]))" office:value-type="float" office:value="2.77121855151729" calcext:value-type="float">
            <text:p>2.7712</text:p>
          </table:table-cell>
          <table:table-cell table:formula="of:=([.F74]-[.C74])/([.C75]-[.C74])" office:value-type="float" office:value="0.0766321789832006" calcext:value-type="float">
            <text:p>0.076632179</text:p>
          </table:table-cell>
          <table:table-cell table:formula="of:=1+[.E74]*(-4.0257+[.E74]*(-7.3422+[.E74]*(11.819+[.E74]*18.136)))/(1+[.E74]*(2.1406+[.E74]*(-3.5823-7.5824*[.E74])))" office:value-type="float" office:value="2.76869845291473" calcext:value-type="float">
            <text:p>2.7686984529</text:p>
          </table:table-cell>
          <table:table-cell table:formula="of:=([.H74]-[.C74])/([.C75]-[.C74])" office:value-type="float" office:value="0.0166298313030853" calcext:value-type="float">
            <text:p>0.0166298313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69" calcext:value-type="float">
            <text:p>69</text:p>
          </table:table-cell>
          <table:table-cell table:style-name="ce8" office:value-type="float" office:value="2.81" calcext:value-type="float">
            <text:p>2.810</text:p>
          </table:table-cell>
          <table:table-cell table:style-name="ce49" office:value-type="float" office:value="2055" calcext:value-type="float">
            <text:p>2,055</text:p>
          </table:table-cell>
          <table:table-cell table:formula="of:=[.D75]/([.D75]+10000)-0.5" office:value-type="float" office:value="-0.329531314807134" calcext:value-type="float">
            <text:p>-0.330</text:p>
          </table:table-cell>
          <table:table-cell table:formula="of:=1+[.E75]*(-4.027+[.E75]*(1.0818+[.E75]*(5.3011)))/(1+[.E75]*(0.0462-2.6934*[.E75]))" office:value-type="float" office:value="2.81251864906939" calcext:value-type="float">
            <text:p>2.8125</text:p>
          </table:table-cell>
          <table:table-cell table:formula="of:=([.F75]-[.C75])/([.C76]-[.C75])" office:value-type="float" office:value="0.0614304651071391" calcext:value-type="float">
            <text:p>0.0614304651</text:p>
          </table:table-cell>
          <table:table-cell table:formula="of:=1+[.E75]*(-4.0257+[.E75]*(-7.3422+[.E75]*(11.819+[.E75]*18.136)))/(1+[.E75]*(2.1406+[.E75]*(-3.5823-7.5824*[.E75])))" office:value-type="float" office:value="2.80990369516887" calcext:value-type="float">
            <text:p>2.8099036952</text:p>
          </table:table-cell>
          <table:table-cell table:formula="of:=([.H75]-[.C75])/([.C76]-[.C75])" office:value-type="float" office:value="-0.00234889832017325" calcext:value-type="float">
            <text:p>-0.0023488983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70" calcext:value-type="float">
            <text:p>70</text:p>
          </table:table-cell>
          <table:table-cell table:style-name="ce8" office:value-type="float" office:value="2.851" calcext:value-type="float">
            <text:p>2.851</text:p>
          </table:table-cell>
          <table:table-cell table:style-name="ce49" office:value-type="float" office:value="1990" calcext:value-type="float">
            <text:p>1,990</text:p>
          </table:table-cell>
          <table:table-cell table:formula="of:=[.D76]/([.D76]+10000)-0.5" office:value-type="float" office:value="-0.334028356964137" calcext:value-type="float">
            <text:p>-0.334</text:p>
          </table:table-cell>
          <table:table-cell table:formula="of:=1+[.E76]*(-4.027+[.E76]*(1.0818+[.E76]*(5.3011)))/(1+[.E76]*(0.0462-2.6934*[.E76]))" office:value-type="float" office:value="2.85404962350882" calcext:value-type="float">
            <text:p>2.8540</text:p>
          </table:table-cell>
          <table:table-cell table:formula="of:=([.F76]-[.C76])/([.C77]-[.C76])" office:value-type="float" office:value="0.0726100835433439" calcext:value-type="float">
            <text:p>0.0726100835</text:p>
          </table:table-cell>
          <table:table-cell table:formula="of:=1+[.E76]*(-4.0257+[.E76]*(-7.3422+[.E76]*(11.819+[.E76]*18.136)))/(1+[.E76]*(2.1406+[.E76]*(-3.5823-7.5824*[.E76])))" office:value-type="float" office:value="2.85128380118271" calcext:value-type="float">
            <text:p>2.8512838012</text:p>
          </table:table-cell>
          <table:table-cell table:formula="of:=([.H76]-[.C76])/([.C77]-[.C76])" office:value-type="float" office:value="0.00675717101684102" calcext:value-type="float">
            <text:p>0.006757171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71" calcext:value-type="float">
            <text:p>71</text:p>
          </table:table-cell>
          <table:table-cell table:style-name="ce8" office:value-type="float" office:value="2.893" calcext:value-type="float">
            <text:p>2.893</text:p>
          </table:table-cell>
          <table:table-cell table:style-name="ce49" office:value-type="float" office:value="1928" calcext:value-type="float">
            <text:p>1,928</text:p>
          </table:table-cell>
          <table:table-cell table:formula="of:=[.D77]/([.D77]+10000)-0.5" office:value-type="float" office:value="-0.338363514419852" calcext:value-type="float">
            <text:p>-0.338</text:p>
          </table:table-cell>
          <table:table-cell table:formula="of:=1+[.E77]*(-4.027+[.E77]*(1.0818+[.E77]*(5.3011)))/(1+[.E77]*(0.0462-2.6934*[.E77]))" office:value-type="float" office:value="2.89509399637208" calcext:value-type="float">
            <text:p>2.8951</text:p>
          </table:table-cell>
          <table:table-cell table:formula="of:=([.F77]-[.C77])/([.C78]-[.C77])" office:value-type="float" office:value="0.0510730822457738" calcext:value-type="float">
            <text:p>0.0510730822</text:p>
          </table:table-cell>
          <table:table-cell table:formula="of:=1+[.E77]*(-4.0257+[.E77]*(-7.3422+[.E77]*(11.819+[.E77]*18.136)))/(1+[.E77]*(2.1406+[.E77]*(-3.5823-7.5824*[.E77])))" office:value-type="float" office:value="2.8921093557236" calcext:value-type="float">
            <text:p>2.8921093557</text:p>
          </table:table-cell>
          <table:table-cell table:formula="of:=([.H77]-[.C77])/([.C78]-[.C77])" office:value-type="float" office:value="-0.0217230311317358" calcext:value-type="float">
            <text:p>-0.0217230311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72" calcext:value-type="float">
            <text:p>72</text:p>
          </table:table-cell>
          <table:table-cell table:style-name="ce8" office:value-type="float" office:value="2.934" calcext:value-type="float">
            <text:p>2.934</text:p>
          </table:table-cell>
          <table:table-cell table:style-name="ce49" office:value-type="float" office:value="1868" calcext:value-type="float">
            <text:p>1,868</text:p>
          </table:table-cell>
          <table:table-cell table:formula="of:=[.D78]/([.D78]+10000)-0.5" office:value-type="float" office:value="-0.342601954836535" calcext:value-type="float">
            <text:p>-0.343</text:p>
          </table:table-cell>
          <table:table-cell table:formula="of:=1+[.E78]*(-4.027+[.E78]*(1.0818+[.E78]*(5.3011)))/(1+[.E78]*(0.0462-2.6934*[.E78]))" office:value-type="float" office:value="2.93622886565173" calcext:value-type="float">
            <text:p>2.9362</text:p>
          </table:table-cell>
          <table:table-cell table:formula="of:=([.F78]-[.C78])/([.C79]-[.C78])" office:value-type="float" office:value="0.0530682298031794" calcext:value-type="float">
            <text:p>0.0530682298</text:p>
          </table:table-cell>
          <table:table-cell table:formula="of:=1+[.E78]*(-4.0257+[.E78]*(-7.3422+[.E78]*(11.819+[.E78]*18.136)))/(1+[.E78]*(2.1406+[.E78]*(-3.5823-7.5824*[.E78])))" office:value-type="float" office:value="2.93293804498519" calcext:value-type="float">
            <text:p>2.932938045</text:p>
          </table:table-cell>
          <table:table-cell table:formula="of:=([.H78]-[.C78])/([.C79]-[.C78])" office:value-type="float" office:value="-0.0252846432097909" calcext:value-type="float">
            <text:p>-0.0252846432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73" calcext:value-type="float">
            <text:p>73</text:p>
          </table:table-cell>
          <table:table-cell table:style-name="ce8" office:value-type="float" office:value="2.976" calcext:value-type="float">
            <text:p>2.976</text:p>
          </table:table-cell>
          <table:table-cell table:style-name="ce49" office:value-type="float" office:value="1810" calcext:value-type="float">
            <text:p>1,810</text:p>
          </table:table-cell>
          <table:table-cell table:formula="of:=[.D79]/([.D79]+10000)-0.5" office:value-type="float" office:value="-0.346740050804403" calcext:value-type="float">
            <text:p>-0.347</text:p>
          </table:table-cell>
          <table:table-cell table:formula="of:=1+[.E79]*(-4.027+[.E79]*(1.0818+[.E79]*(5.3011)))/(1+[.E79]*(0.0462-2.6934*[.E79]))" office:value-type="float" office:value="2.97739831519623" calcext:value-type="float">
            <text:p>2.9774</text:p>
          </table:table-cell>
          <table:table-cell table:formula="of:=([.F79]-[.C79])/([.C80]-[.C79])" office:value-type="float" office:value="0.0341052486884612" calcext:value-type="float">
            <text:p>0.0341052487</text:p>
          </table:table-cell>
          <table:table-cell table:formula="of:=1+[.E79]*(-4.0257+[.E79]*(-7.3422+[.E79]*(11.819+[.E79]*18.136)))/(1+[.E79]*(2.1406+[.E79]*(-3.5823-7.5824*[.E79])))" office:value-type="float" office:value="2.97369399462781" calcext:value-type="float">
            <text:p>2.9736939946</text:p>
          </table:table-cell>
          <table:table-cell table:formula="of:=([.H79]-[.C79])/([.C80]-[.C79])" office:value-type="float" office:value="-0.0562440334679772" calcext:value-type="float">
            <text:p>-0.0562440335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74" calcext:value-type="float">
            <text:p>74</text:p>
          </table:table-cell>
          <table:table-cell table:style-name="ce8" office:value-type="float" office:value="3.017" calcext:value-type="float">
            <text:p>3.017</text:p>
          </table:table-cell>
          <table:table-cell table:style-name="ce49" office:value-type="float" office:value="1754" calcext:value-type="float">
            <text:p>1,754</text:p>
          </table:table-cell>
          <table:table-cell table:formula="of:=[.D80]/([.D80]+10000)-0.5" office:value-type="float" office:value="-0.350774204526119" calcext:value-type="float">
            <text:p>-0.351</text:p>
          </table:table-cell>
          <table:table-cell table:formula="of:=1+[.E80]*(-4.027+[.E80]*(1.0818+[.E80]*(5.3011)))/(1+[.E80]*(0.0462-2.6934*[.E80]))" office:value-type="float" office:value="3.01854098159688" calcext:value-type="float">
            <text:p>3.0185</text:p>
          </table:table-cell>
          <table:table-cell table:formula="of:=([.F80]-[.C80])/([.C81]-[.C80])" office:value-type="float" office:value="0.0366900380208805" calcext:value-type="float">
            <text:p>0.036690038</text:p>
          </table:table-cell>
          <table:table-cell table:formula="of:=1+[.E80]*(-4.0257+[.E80]*(-7.3422+[.E80]*(11.819+[.E80]*18.136)))/(1+[.E80]*(2.1406+[.E80]*(-3.5823-7.5824*[.E80])))" office:value-type="float" office:value="3.01429346239876" calcext:value-type="float">
            <text:p>3.0142934624</text:p>
          </table:table-cell>
          <table:table-cell table:formula="of:=([.H80]-[.C80])/([.C81]-[.C80])" office:value-type="float" office:value="-0.0644413714581123" calcext:value-type="float">
            <text:p>-0.0644413715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75" calcext:value-type="float">
            <text:p>75</text:p>
          </table:table-cell>
          <table:table-cell table:style-name="ce8" office:value-type="float" office:value="3.059" calcext:value-type="float">
            <text:p>3.059</text:p>
          </table:table-cell>
          <table:table-cell table:style-name="ce49" office:value-type="float" office:value="1700" calcext:value-type="float">
            <text:p>1,700</text:p>
          </table:table-cell>
          <table:table-cell table:formula="of:=[.D81]/([.D81]+10000)-0.5" office:value-type="float" office:value="-0.354700854700855" calcext:value-type="float">
            <text:p>-0.355</text:p>
          </table:table-cell>
          <table:table-cell table:formula="of:=1+[.E81]*(-4.027+[.E81]*(1.0818+[.E81]*(5.3011)))/(1+[.E81]*(0.0462-2.6934*[.E81]))" office:value-type="float" office:value="3.05958987091846" calcext:value-type="float">
            <text:p>3.0596</text:p>
          </table:table-cell>
          <table:table-cell/>
          <table:table-cell table:formula="of:=1+[.E81]*(-4.0257+[.E81]*(-7.3422+[.E81]*(11.819+[.E81]*18.136)))/(1+[.E81]*(2.1406+[.E81]*(-3.5823-7.5824*[.E81])))" office:value-type="float" office:value="3.05464468465202" calcext:value-type="float">
            <text:p>3.0546446847</text:p>
          </table:table-cell>
          <table:table-cell table:number-columns-repeated="1016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5" table:style-name="ta5">
        <office:forms form:automatic-focus="false" form:apply-design-mode="false"/>
        <table:shapes>
          <draw:frame draw:z-index="0" draw:style-name="gr6" draw:text-style-name="P4" svg:width="452.92pt" svg:height="255pt" svg:x="0pt" svg:y="5.3pt">
            <loext:p draw:notify-on-update-of-ranges="'US Sensor Thermistor Fit'.B9:'US Sensor Thermistor Fit'.B84 'US Sensor Thermistor Fit'.E9:'US Sensor Thermistor Fit'.E8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6" draw:text-style-name="P4" svg:width="452.92pt" svg:height="255pt" svg:x="447.99pt" svg:y="0pt">
            <loext:p draw:notify-on-update-of-ranges="'US Sensor Thermistor Fit'.B9:'US Sensor Thermistor Fit'.B84 'US Sensor Thermistor Fit'.F9:'US Sensor Thermistor Fit'.F8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6" draw:text-style-name="P4" svg:width="452.92pt" svg:height="255pt" svg:x="0pt" svg:y="270.68pt">
            <loext:p draw:notify-on-update-of-ranges="'US Sensor Thermistor Fit'.B9:'US Sensor Thermistor Fit'.B84 'US Sensor Thermistor Fit'.G9:'US Sensor Thermistor Fit'.G8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6" draw:text-style-name="P4" svg:width="452.92pt" svg:height="255pt" svg:x="447.99pt" svg:y="270.65pt">
            <loext:p draw:notify-on-update-of-ranges="'US Sensor Thermistor Fit'.B9:'US Sensor Thermistor Fit'.B84 'US Sensor Thermistor Fit'.H9:'US Sensor Thermistor Fit'.H8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8" table:default-cell-style-name="Default"/>
        <table:table-row table:style-name="ro7" table:number-rows-repeated="3">
          <table:table-cell/>
        </table:table-row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Yes</number:text>
    </number:number-style>
    <number:number-style style:name="N133P1" style:volatile="true">
      <number:text>Yes</number:text>
    </number:number-style>
    <number:number-style style:name="N133">
      <number:text>N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True</number:text>
    </number:number-style>
    <number:number-style style:name="N134P1" style:volatile="true">
      <number:text>True</number:text>
    </number:number-style>
    <number:number-style style:name="N134">
      <number:text>False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On</number:text>
    </number:number-style>
    <number:number-style style:name="N135P1" style:volatile="true">
      <number:text>On</number:text>
    </number:number-style>
    <number:number-style style:name="N135">
      <number:text>Off</number:text>
      <style:map style:condition="value()&gt;0" style:apply-style-name="N135P0"/>
      <style:map style:condition="value()&lt;0" style:apply-style-name="N135P1"/>
    </number:number-style>
    <number:currency-style style:name="N136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6P0"/>
    </number:currency-style>
    <number:number-style style:name="N137">
      <number:number number:decimal-places="3" loext:min-decimal-places="3" number:min-integer-digits="1"/>
    </number:number-style>
    <number:number-style style:name="N138">
      <number:number number:decimal-places="4" loext:min-decimal-places="4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1">
      <number:number number:decimal-places="3" loext:min-decimal-places="3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ype_20_K_20_TC_20_Fit" style:display-name="PageStyle_Type K TC F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_20_Sensor_20_Thermistor_20_Fit" style:display-name="PageStyle_US Sensor Thermistor F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rata_20_NCPxxXH103xx_20_Thermistor" style:display-name="PageStyle_Murata NCPxxXH103xx Thermist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ld_20_Junction_20_Fit" style:display-name="PageStyle_Cold Junction Fi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Clifford</meta:initial-creator>
    <meta:creation-date>2011-03-03T22:11:40</meta:creation-date>
    <dc:date>2017-07-23T01:44:14.609684134</dc:date>
    <meta:print-date>2011-03-10T03:32:26</meta:print-date>
    <meta:editing-duration>PT1H43M41S</meta:editing-duration>
    <meta:editing-cycles>1</meta:editing-cycles>
    <meta:document-statistic meta:table-count="5" meta:cell-count="10666" meta:object-count="14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3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9cm" svg:height="8.997cm" xlink:href=".." xlink:type="simple" chart:class="chart:scatter" chart:style-name="ch1">
        <chart:legend chart:legend-position="end" svg:x="13.047cm" svg:y="4.199cm" style:legend-expansion="high" chart:style-name="ch2"/>
        <chart:plot-area chart:style-name="ch3" table:cell-range-address="'US Sensor Thermistor Fit'.B9:'US Sensor Thermistor Fit'.B84 'US Sensor Thermistor Fit'.E9:'US Sensor Thermistor Fit'.E84" chart:data-source-has-labels="row" svg:x="0.319cm" svg:y="0.179cm" svg:width="12.409cm" svg:height="8.639cm">
          <chartooo:coordinate-region svg:x="1.602cm" svg:y="0.378cm" svg:width="10.939cm" svg:height="7.793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'US Sensor Thermistor Fit'.E9:'US Sensor Thermistor Fit'.E84" loext:label-string="resistence" chart:class="chart:scatter">
            <chart:domain table:cell-range-address="'US Sensor Thermistor Fit'.B9:'US Sensor Thermistor Fit'.B84"/>
            <chart:data-point chart:repeated="7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sistenc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US Sensor Thermistor Fit'.B9:'US Sensor Thermistor Fit'.B84</svg:desc>
                </draw:g>
              </table:table-cell>
              <table:table-cell office:value-type="float" office:value="29490">
                <text:p>29490</text:p>
                <draw:g>
                  <svg:desc>'US Sensor Thermistor Fit'.E9:'US Sensor Thermistor Fit'.E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8155">
                <text:p>281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6888">
                <text:p>268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5685">
                <text:p>256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4543">
                <text:p>245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3457">
                <text:p>234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2425">
                <text:p>224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1444">
                <text:p>21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0512">
                <text:p>20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9624">
                <text:p>196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8780">
                <text:p>187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977">
                <text:p>179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7212">
                <text:p>172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6484">
                <text:p>164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5791">
                <text:p>157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5130">
                <text:p>151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4501">
                <text:p>145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3901">
                <text:p>139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3329">
                <text:p>133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2783">
                <text:p>127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2263">
                <text:p>122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1766">
                <text:p>117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1293">
                <text:p>112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0840">
                <text:p>108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0409">
                <text:p>104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9602">
                <text:p>96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9226">
                <text:p>92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8866">
                <text:p>88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8522">
                <text:p>85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8194">
                <text:p>81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7879">
                <text:p>78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7579">
                <text:p>75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7291">
                <text:p>72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7016">
                <text:p>70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6752">
                <text:p>67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6500">
                <text:p>65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6258">
                <text:p>62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6027">
                <text:p>60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805">
                <text:p>58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592">
                <text:p>55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389">
                <text:p>53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194">
                <text:p>51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5007">
                <text:p>50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827">
                <text:p>48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655">
                <text:p>46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331">
                <text:p>43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179">
                <text:p>41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033">
                <text:p>40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758">
                <text:p>37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629">
                <text:p>36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3505">
                <text:p>35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3385">
                <text:p>33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3271">
                <text:p>32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952">
                <text:p>29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669">
                <text:p>26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339">
                <text:p>23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191">
                <text:p>21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754">
                <text:p>17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700">
                <text:p>17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9cm" svg:height="8.997cm" xlink:href=".." xlink:type="simple" chart:class="chart:scatter" chart:style-name="ch1">
        <chart:legend chart:legend-position="end" svg:x="14.079cm" svg:y="4.199cm" style:legend-expansion="high" chart:style-name="ch2"/>
        <chart:plot-area chart:style-name="ch3" table:cell-range-address="'US Sensor Thermistor Fit'.B9:'US Sensor Thermistor Fit'.B84 'US Sensor Thermistor Fit'.F9:'US Sensor Thermistor Fit'.F84" chart:data-source-has-labels="row" svg:x="0.319cm" svg:y="0.179cm" svg:width="13.441cm" svg:height="8.639cm">
          <chartooo:coordinate-region svg:x="1.046cm" svg:y="0.378cm" svg:width="12.527cm" svg:height="7.793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5"/>
          <chart:series chart:attached-axis="primary-y" chart:style-name="ch8" chart:values-cell-range-address="'US Sensor Thermistor Fit'.F9:'US Sensor Thermistor Fit'.F84" loext:label-string="logr" chart:class="chart:scatter">
            <chart:domain table:cell-range-address="'US Sensor Thermistor Fit'.B9:'US Sensor Thermistor Fit'.B84"/>
            <chart:data-point chart:repeated="7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og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US Sensor Thermistor Fit'.B9:'US Sensor Thermistor Fit'.B84</svg:desc>
                </draw:g>
              </table:table-cell>
              <table:table-cell office:value-type="float" office:value="4.4696747725518">
                <text:p>4.4696747725518</text:p>
                <draw:g>
                  <svg:desc>'US Sensor Thermistor Fit'.F9:'US Sensor Thermistor Fit'.F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44955553167703">
                <text:p>4.449555531677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.42955849946142">
                <text:p>4.429558499461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.40967957006036">
                <text:p>4.40967957006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38992764738095">
                <text:p>4.389927647380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.37027246784953">
                <text:p>4.370272467849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.35073245171613">
                <text:p>4.350732451716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.33130579855327">
                <text:p>4.331305798553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.31200800783872">
                <text:p>4.312008007838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.29278753519833">
                <text:p>4.29278753519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.27369558793009">
                <text:p>4.273695587930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.25471721842323">
                <text:p>4.254717218423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.23583133741052">
                <text:p>4.235831337410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.21706260585255">
                <text:p>4.217062605852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.19840963353776">
                <text:p>4.198409633537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.17983892802319">
                <text:p>4.179838928023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.1613979525458">
                <text:p>4.16139795254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.14304604333759">
                <text:p>4.143046043337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.12479756796053">
                <text:p>4.124797567960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.10663278892012">
                <text:p>4.106632788920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.08859672826275">
                <text:p>4.088596728262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.07062884405143">
                <text:p>4.070628844051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.05280932814056">
                <text:p>4.052809328140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4.03502928220237">
                <text:p>4.035029282202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.01740900853621">
                <text:p>4.017409008536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.98236170163315">
                <text:p>3.982361701633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.96501345027225">
                <text:p>3.965013450272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.94772772696332">
                <text:p>3.947727726963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.93054152986443">
                <text:p>3.930541529864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.91349595961712">
                <text:p>3.913495959617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.89647110047928">
                <text:p>3.896471100479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.87961190706585">
                <text:p>3.879611907065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.86278709823534">
                <text:p>3.862787098235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.84608958035798">
                <text:p>3.846089580357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.8294324336176">
                <text:p>3.82943243361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.81291335664285">
                <text:p>3.812913356642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.79643555881017">
                <text:p>3.796435558810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.78010119146791">
                <text:p>3.78010119146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.76380222407459">
                <text:p>3.763802224074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.74756716273762">
                <text:p>3.747567162737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.73150818359603">
                <text:p>3.731508183596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.71550194529328">
                <text:p>3.715501945293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.69957759139891">
                <text:p>3.699577591398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.68367729881869">
                <text:p>3.683677298818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.66791968531736">
                <text:p>3.667919685317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.65224634100332">
                <text:p>3.652246341003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.63658818372984">
                <text:p>3.636588183729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.62107237114363">
                <text:p>3.621072371143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.60562822200762">
                <text:p>3.605628222007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.59028440371816">
                <text:p>3.590284403718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.57495677576451">
                <text:p>3.574956775764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.55978696820056">
                <text:p>3.559786968200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3.54468802230268">
                <text:p>3.544688022302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3.52955867302116">
                <text:p>3.529558673021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3.51468054412498">
                <text:p>3.514680544124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3.4996870826184">
                <text:p>3.49968708261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3.4848690327204">
                <text:p>3.48486903272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3.470116353151">
                <text:p>3.4701163531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3.45545396877863">
                <text:p>3.455453968778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3.44090908206522">
                <text:p>3.440909082065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3.42634857378751">
                <text:p>3.426348573787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3.4119562379304">
                <text:p>3.41195623793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3.39759243403812">
                <text:p>3.397592434038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3.38327665040765">
                <text:p>3.383276650407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3.36903022180915">
                <text:p>3.369030221809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3.35487642251623">
                <text:p>3.354876422516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.3406423775607">
                <text:p>3.34064237756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3.32674537956532">
                <text:p>3.326745379565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3.31281182621209">
                <text:p>3.312811826212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3.29885307640971">
                <text:p>3.298853076409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3.28510702956681">
                <text:p>3.285107029566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3.27137687189407">
                <text:p>3.271376871894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3.25767857486918">
                <text:p>3.257678574869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3.24402958903002">
                <text:p>3.244029589030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3.23044892137827">
                <text:p>3.230448921378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9cm" svg:height="8.997cm" xlink:href=".." xlink:type="simple" chart:class="chart:scatter" chart:style-name="ch1">
        <chart:legend chart:legend-position="end" svg:x="13.603cm" svg:y="4.199cm" style:legend-expansion="high" chart:style-name="ch2"/>
        <chart:plot-area chart:style-name="ch3" table:cell-range-address="'US Sensor Thermistor Fit'.B9:'US Sensor Thermistor Fit'.B84 'US Sensor Thermistor Fit'.G9:'US Sensor Thermistor Fit'.G84" chart:data-source-has-labels="row" svg:x="0.319cm" svg:y="0.179cm" svg:width="12.965cm" svg:height="8.639cm">
          <chartooo:coordinate-region svg:x="1.046cm" svg:y="0.378cm" svg:width="12.051cm" svg:height="7.793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5"/>
          <chart:series chart:attached-axis="primary-y" chart:style-name="ch8" chart:values-cell-range-address="'US Sensor Thermistor Fit'.G9:'US Sensor Thermistor Fit'.G84" loext:label-string="v_ratio" chart:class="chart:scatter">
            <chart:domain table:cell-range-address="'US Sensor Thermistor Fit'.B9:'US Sensor Thermistor Fit'.B84"/>
            <chart:data-point chart:repeated="7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_rati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US Sensor Thermistor Fit'.B9:'US Sensor Thermistor Fit'.B84</svg:desc>
                </draw:g>
              </table:table-cell>
              <table:table-cell office:value-type="float" office:value="0.746771334515067">
                <text:p>0.746771334515067</text:p>
                <draw:g>
                  <svg:desc>'US Sensor Thermistor Fit'.G9:'US Sensor Thermistor Fit'.G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37911151880487">
                <text:p>0.7379111518804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72890913034049">
                <text:p>0.72890913034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71977021157349">
                <text:p>0.719770211573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710505746460933">
                <text:p>0.7105057464609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701108886032818">
                <text:p>0.7011088860328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69159599074788">
                <text:p>0.691595990747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681974303523725">
                <text:p>0.6819743035237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672260094389093">
                <text:p>0.6722600943890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662435862813935">
                <text:p>0.6624358628139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652536483669215">
                <text:p>0.6525364836692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642563534331772">
                <text:p>0.6425635343317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632515066882258">
                <text:p>0.6325150668822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622413532698988">
                <text:p>0.6224135326989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612267845372417">
                <text:p>0.6122678453724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602069239952248">
                <text:p>0.6020692399522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591853393739031">
                <text:p>0.5918533937390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58160746412284">
                <text:p>0.581607464122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57134896480775">
                <text:p>0.571348964807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561076241056928">
                <text:p>0.5610762410569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550824237524143">
                <text:p>0.550824237524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540567858127355">
                <text:p>0.5405678581273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530362090827972">
                <text:p>0.5303620908279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520153550863724">
                <text:p>0.5201535508637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510020089176344">
                <text:p>0.5100200891763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48984797469646">
                <text:p>0.489847974696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479871008009986">
                <text:p>0.4798710080099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469945934485317">
                <text:p>0.4699459344853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460101500917827">
                <text:p>0.4601015009178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450368253270309">
                <text:p>0.4503682532703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440684602047094">
                <text:p>0.4406846020470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431139427726264">
                <text:p>0.4311394277262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421664449713724">
                <text:p>0.4216644497137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412317818523742">
                <text:p>0.4123178185237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40305635148042">
                <text:p>0.403056351480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393939393939394">
                <text:p>0.3939393939393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384918194119818">
                <text:p>0.3849181941198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376052910713171">
                <text:p>0.3760529107131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367288832647896">
                <text:p>0.3672888326478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358645459209851">
                <text:p>0.3586454592098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350185197218793">
                <text:p>0.3501851972187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341845465315256">
                <text:p>0.3418454653152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333644299326981">
                <text:p>0.3336442993269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32555473123356">
                <text:p>0.325554731233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317639031047424">
                <text:p>0.3176390310474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309868875086266">
                <text:p>0.3098688750862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302211987998046">
                <text:p>0.3022119879980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294731645391071">
                <text:p>0.2947316453910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87393999857479">
                <text:p>0.2873939998574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80213056935147">
                <text:p>0.2802130569351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73150167175462">
                <text:p>0.2731501671754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66270452711131">
                <text:p>0.2662704527111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59533506108849">
                <text:p>0.2595335061088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52895031751961">
                <text:p>0.2528950317519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46477281290031">
                <text:p>0.246477281290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40121580547112">
                <text:p>0.2401215805471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33951279301364">
                <text:p>0.2339512793013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27918468190241">
                <text:p>0.2279184681902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22032052279446">
                <text:p>0.2220320522794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16300940438871">
                <text:p>0.2163009404388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10671718367669">
                <text:p>0.2106717183676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05213797488476">
                <text:p>0.2052137974884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199871979516723">
                <text:p>0.1998719795167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194652492550536">
                <text:p>0.1946524925505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189561552800065">
                <text:p>0.1895615528000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184605348988911">
                <text:p>0.1846053489889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179722746288245">
                <text:p>0.1797227462882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175053621514602">
                <text:p>0.1750536215146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170468685192866">
                <text:p>0.1704686851928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165971643035863">
                <text:p>0.1659716430358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161636485580148">
                <text:p>0.1616364855801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157398045163465">
                <text:p>0.1573980451634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153259949195597">
                <text:p>0.1532599491955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149225795473881">
                <text:p>0.1492257954738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145299145299145">
                <text:p>0.1452991452991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9cm" svg:height="8.997cm" xlink:href=".." xlink:type="simple" chart:class="chart:scatter" chart:style-name="ch1">
        <chart:legend chart:legend-position="end" svg:x="13.233cm" svg:y="4.199cm" style:legend-expansion="high" chart:style-name="ch2"/>
        <chart:plot-area chart:style-name="ch3" table:cell-range-address="'US Sensor Thermistor Fit'.B9:'US Sensor Thermistor Fit'.B84 'US Sensor Thermistor Fit'.H9:'US Sensor Thermistor Fit'.H84" chart:data-source-has-labels="row" svg:x="0.319cm" svg:y="0.179cm" svg:width="12.595cm" svg:height="8.639cm">
          <chartooo:coordinate-region svg:x="1.152cm" svg:y="0.378cm" svg:width="11.576cm" svg:height="8.241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5"/>
          <chart:series chart:attached-axis="primary-y" chart:style-name="ch8" chart:values-cell-range-address="'US Sensor Thermistor Fit'.H9:'US Sensor Thermistor Fit'.H84" loext:label-string="v_ratio05" chart:class="chart:scatter">
            <chart:domain table:cell-range-address="'US Sensor Thermistor Fit'.B9:'US Sensor Thermistor Fit'.B84"/>
            <chart:data-point chart:repeated="7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_ratio0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US Sensor Thermistor Fit'.B9:'US Sensor Thermistor Fit'.B84</svg:desc>
                </draw:g>
              </table:table-cell>
              <table:table-cell office:value-type="float" office:value="0.246771334515067">
                <text:p>0.246771334515067</text:p>
                <draw:g>
                  <svg:desc>'US Sensor Thermistor Fit'.H9:'US Sensor Thermistor Fit'.H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37911151880487">
                <text:p>0.2379111518804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22890913034049">
                <text:p>0.22890913034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21977021157349">
                <text:p>0.219770211573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210505746460933">
                <text:p>0.2105057464609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201108886032818">
                <text:p>0.2011088860328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9159599074788">
                <text:p>0.191595990747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81974303523725">
                <text:p>0.1819743035237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72260094389093">
                <text:p>0.1722600943890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62435862813935">
                <text:p>0.1624358628139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52536483669215">
                <text:p>0.1525364836692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42563534331773">
                <text:p>0.1425635343317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32515066882258">
                <text:p>0.1325150668822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22413532698988">
                <text:p>0.1224135326989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12267845372417">
                <text:p>0.1122678453724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02069239952248">
                <text:p>0.1020692399522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91853393739031">
                <text:p>0.0918533937390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8160746412284">
                <text:p>0.081607464122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7134896480775">
                <text:p>0.071348964807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610762410569284">
                <text:p>0.06107624105692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508242375241432">
                <text:p>0.05082423752414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405678581273546">
                <text:p>0.04056785812735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303620908279716">
                <text:p>0.03036209082797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201535508637236">
                <text:p>0.02015355086372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100200891763438">
                <text:p>0.01002008917634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0.0101520253035405">
                <text:p>-0.01015202530354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0.0201289919900135">
                <text:p>-0.02012899199001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0.0300540655146825">
                <text:p>-0.03005406551468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0.0398984990821726">
                <text:p>-0.03989849908217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0.0496317467296911">
                <text:p>-0.04963174672969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0.0593153979529056">
                <text:p>-0.05931539795290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0.0688605722737357">
                <text:p>-0.06886057227373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0.0783355502862761">
                <text:p>-0.07833555028627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0.0876821814762576">
                <text:p>-0.08768218147625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0.0969436485195798">
                <text:p>-0.09694364851957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0.106060606060606">
                <text:p>-0.1060606060606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0.115081805880182">
                <text:p>-0.1150818058801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0.123947089286828">
                <text:p>-0.1239470892868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0.132711167352104">
                <text:p>-0.1327111673521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0.141354540790149">
                <text:p>-0.1413545407901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0.149814802781207">
                <text:p>-0.1498148027812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0.158154534684744">
                <text:p>-0.158154534684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0.166355700673019">
                <text:p>-0.1663557006730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0.17444526876644">
                <text:p>-0.174445268766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0.182360968952576">
                <text:p>-0.1823609689525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0.190131124913734">
                <text:p>-0.1901311249137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0.197788012001954">
                <text:p>-0.1977880120019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0.205268354608929">
                <text:p>-0.2052683546089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0.212606000142521">
                <text:p>-0.2126060001425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0.219786943064853">
                <text:p>-0.2197869430648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0.226849832824538">
                <text:p>-0.2268498328245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0.233729547288869">
                <text:p>-0.2337295472888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0.240466493891151">
                <text:p>-0.2404664938911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0.247104968248039">
                <text:p>-0.2471049682480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0.253522718709969">
                <text:p>-0.2535227187099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0.259878419452887">
                <text:p>-0.2598784194528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0.266048720698636">
                <text:p>-0.2660487206986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0.272081531809759">
                <text:p>-0.2720815318097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0.277967947720554">
                <text:p>-0.2779679477205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0.283699059561128">
                <text:p>-0.2836990595611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0.289328281632331">
                <text:p>-0.2893282816323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0.294786202511524">
                <text:p>-0.2947862025115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0.300128020483277">
                <text:p>-0.3001280204832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0.305347507449464">
                <text:p>-0.3053475074494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0.310438447199935">
                <text:p>-0.3104384471999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0.315394651011089">
                <text:p>-0.3153946510110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0.320277253711755">
                <text:p>-0.3202772537117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0.324946378485398">
                <text:p>-0.3249463784853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0.329531314807134">
                <text:p>-0.3295313148071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0.334028356964137">
                <text:p>-0.3340283569641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0.338363514419852">
                <text:p>-0.3383635144198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0.342601954836535">
                <text:p>-0.3426019548365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0.346740050804403">
                <text:p>-0.3467400508044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0.350774204526119">
                <text:p>-0.3507742045261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0.354700854700855">
                <text:p>-0.3547008547008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